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5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Mono" style:font-name-asian="Liberation Mono" style:font-name-complex="Liberation Mono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need to „Cheat“ and presort with a oneline bash cat input3.txt | grep -Eo 'mul\([0-9]{1,3},[0-9]{1,3}\)' &gt;&gt; input3sort.txt  </text:p>
            <text:p/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mul(420,173)</text:p>
          </table:table-cell>
          <table:table-cell table:style-name="ce2" table:formula="of:=ORG.LIBREOFFICE.REGEX([.A2];&quot;\d{1,3},&quot;)" office:value-type="string" office:string-value="420," calcext:value-type="string">
            <text:p>420,</text:p>
          </table:table-cell>
          <table:table-cell table:formula="of:=ORG.LIBREOFFICE.REGEX([.A2];&quot;,\d{1,3}&quot;)" office:value-type="string" office:string-value=",173" calcext:value-type="string">
            <text:p>,173</text:p>
          </table:table-cell>
          <table:table-cell table:style-name="ce2" table:formula="of:=ORG.LIBREOFFICE.REGEX([.B2];&quot;\d{1,3}&quot;)" office:value-type="string" office:string-value="420" calcext:value-type="string">
            <text:p>420</text:p>
          </table:table-cell>
          <table:table-cell table:formula="of:=ORG.LIBREOFFICE.REGEX([.C2];&quot;\d{1,3}&quot;)" office:value-type="string" office:string-value="173" calcext:value-type="string">
            <text:p>173</text:p>
          </table:table-cell>
          <table:table-cell table:formula="of:=[.D2]*[.E2]" office:value-type="float" office:value="72660" calcext:value-type="float">
            <text:p>72660</text:p>
          </table:table-cell>
          <table:table-cell table:formula="of:=SUM([.F2:.F672])" office:value-type="float" office:value="160672468" calcext:value-type="float">
            <text:p>160672468</text:p>
          </table:table-cell>
          <table:table-cell office:value-type="float" office:value="160672468" calcext:value-type="float">
            <text:p>160672468</text:p>
          </table:table-cell>
          <table:table-cell/>
        </table:table-row>
        <table:table-row table:style-name="ro2">
          <table:table-cell office:value-type="string" calcext:value-type="string">
            <text:p>mul(448,672)</text:p>
          </table:table-cell>
          <table:table-cell table:style-name="ce2" table:formula="of:=ORG.LIBREOFFICE.REGEX([.A3];&quot;\d{1,3},&quot;)" office:value-type="string" office:string-value="448," calcext:value-type="string">
            <text:p>448,</text:p>
          </table:table-cell>
          <table:table-cell table:formula="of:=ORG.LIBREOFFICE.REGEX([.A3];&quot;,\d{1,3}&quot;)" office:value-type="string" office:string-value=",672" calcext:value-type="string">
            <text:p>,672</text:p>
          </table:table-cell>
          <table:table-cell table:style-name="ce2" table:formula="of:=ORG.LIBREOFFICE.REGEX([.B3];&quot;\d{1,3}&quot;)" office:value-type="string" office:string-value="448" calcext:value-type="string">
            <text:p>448</text:p>
          </table:table-cell>
          <table:table-cell table:formula="of:=ORG.LIBREOFFICE.REGEX([.C3];&quot;\d{1,3}&quot;)" office:value-type="string" office:string-value="672" calcext:value-type="string">
            <text:p>672</text:p>
          </table:table-cell>
          <table:table-cell table:formula="of:=[.D3]*[.E3]" office:value-type="float" office:value="301056" calcext:value-type="float">
            <text:p>3010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14,202)</text:p>
          </table:table-cell>
          <table:table-cell table:style-name="ce2" table:formula="of:=ORG.LIBREOFFICE.REGEX([.A4];&quot;\d{1,3},&quot;)" office:value-type="string" office:string-value="914," calcext:value-type="string">
            <text:p>914,</text:p>
          </table:table-cell>
          <table:table-cell table:formula="of:=ORG.LIBREOFFICE.REGEX([.A4];&quot;,\d{1,3}&quot;)" office:value-type="string" office:string-value=",202" calcext:value-type="string">
            <text:p>,202</text:p>
          </table:table-cell>
          <table:table-cell table:style-name="ce2" table:formula="of:=ORG.LIBREOFFICE.REGEX([.B4];&quot;\d{1,3}&quot;)" office:value-type="string" office:string-value="914" calcext:value-type="string">
            <text:p>914</text:p>
          </table:table-cell>
          <table:table-cell table:formula="of:=ORG.LIBREOFFICE.REGEX([.C4];&quot;\d{1,3}&quot;)" office:value-type="string" office:string-value="202" calcext:value-type="string">
            <text:p>202</text:p>
          </table:table-cell>
          <table:table-cell table:formula="of:=[.D4]*[.E4]" office:value-type="float" office:value="184628" calcext:value-type="float">
            <text:p>1846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8,792)</text:p>
          </table:table-cell>
          <table:table-cell table:style-name="ce2" table:formula="of:=ORG.LIBREOFFICE.REGEX([.A5];&quot;\d{1,3},&quot;)" office:value-type="string" office:string-value="748," calcext:value-type="string">
            <text:p>748,</text:p>
          </table:table-cell>
          <table:table-cell table:formula="of:=ORG.LIBREOFFICE.REGEX([.A5];&quot;,\d{1,3}&quot;)" office:value-type="string" office:string-value=",792" calcext:value-type="string">
            <text:p>,792</text:p>
          </table:table-cell>
          <table:table-cell table:style-name="ce2" table:formula="of:=ORG.LIBREOFFICE.REGEX([.B5];&quot;\d{1,3}&quot;)" office:value-type="string" office:string-value="748" calcext:value-type="string">
            <text:p>748</text:p>
          </table:table-cell>
          <table:table-cell table:formula="of:=ORG.LIBREOFFICE.REGEX([.C5];&quot;\d{1,3}&quot;)" office:value-type="string" office:string-value="792" calcext:value-type="string">
            <text:p>792</text:p>
          </table:table-cell>
          <table:table-cell table:formula="of:=[.D5]*[.E5]" office:value-type="float" office:value="592416" calcext:value-type="float">
            <text:p>5924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99,982)</text:p>
          </table:table-cell>
          <table:table-cell table:style-name="ce2" table:formula="of:=ORG.LIBREOFFICE.REGEX([.A6];&quot;\d{1,3},&quot;)" office:value-type="string" office:string-value="399," calcext:value-type="string">
            <text:p>399,</text:p>
          </table:table-cell>
          <table:table-cell table:formula="of:=ORG.LIBREOFFICE.REGEX([.A6];&quot;,\d{1,3}&quot;)" office:value-type="string" office:string-value=",982" calcext:value-type="string">
            <text:p>,982</text:p>
          </table:table-cell>
          <table:table-cell table:style-name="ce2" table:formula="of:=ORG.LIBREOFFICE.REGEX([.B6];&quot;\d{1,3}&quot;)" office:value-type="string" office:string-value="399" calcext:value-type="string">
            <text:p>399</text:p>
          </table:table-cell>
          <table:table-cell table:formula="of:=ORG.LIBREOFFICE.REGEX([.C6];&quot;\d{1,3}&quot;)" office:value-type="string" office:string-value="982" calcext:value-type="string">
            <text:p>982</text:p>
          </table:table-cell>
          <table:table-cell table:formula="of:=[.D6]*[.E6]" office:value-type="float" office:value="391818" calcext:value-type="float">
            <text:p>3918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7,549)</text:p>
          </table:table-cell>
          <table:table-cell table:style-name="ce2" table:formula="of:=ORG.LIBREOFFICE.REGEX([.A7];&quot;\d{1,3},&quot;)" office:value-type="string" office:string-value="347," calcext:value-type="string">
            <text:p>347,</text:p>
          </table:table-cell>
          <table:table-cell table:formula="of:=ORG.LIBREOFFICE.REGEX([.A7];&quot;,\d{1,3}&quot;)" office:value-type="string" office:string-value=",549" calcext:value-type="string">
            <text:p>,549</text:p>
          </table:table-cell>
          <table:table-cell table:style-name="ce2" table:formula="of:=ORG.LIBREOFFICE.REGEX([.B7];&quot;\d{1,3}&quot;)" office:value-type="string" office:string-value="347" calcext:value-type="string">
            <text:p>347</text:p>
          </table:table-cell>
          <table:table-cell table:formula="of:=ORG.LIBREOFFICE.REGEX([.C7];&quot;\d{1,3}&quot;)" office:value-type="string" office:string-value="549" calcext:value-type="string">
            <text:p>549</text:p>
          </table:table-cell>
          <table:table-cell table:formula="of:=[.D7]*[.E7]" office:value-type="float" office:value="190503" calcext:value-type="float">
            <text:p>1905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5,663)</text:p>
          </table:table-cell>
          <table:table-cell table:style-name="ce2" table:formula="of:=ORG.LIBREOFFICE.REGEX([.A8];&quot;\d{1,3},&quot;)" office:value-type="string" office:string-value="655," calcext:value-type="string">
            <text:p>655,</text:p>
          </table:table-cell>
          <table:table-cell table:formula="of:=ORG.LIBREOFFICE.REGEX([.A8];&quot;,\d{1,3}&quot;)" office:value-type="string" office:string-value=",663" calcext:value-type="string">
            <text:p>,663</text:p>
          </table:table-cell>
          <table:table-cell table:style-name="ce2" table:formula="of:=ORG.LIBREOFFICE.REGEX([.B8];&quot;\d{1,3}&quot;)" office:value-type="string" office:string-value="655" calcext:value-type="string">
            <text:p>655</text:p>
          </table:table-cell>
          <table:table-cell table:formula="of:=ORG.LIBREOFFICE.REGEX([.C8];&quot;\d{1,3}&quot;)" office:value-type="string" office:string-value="663" calcext:value-type="string">
            <text:p>663</text:p>
          </table:table-cell>
          <table:table-cell table:formula="of:=[.D8]*[.E8]" office:value-type="float" office:value="434265" calcext:value-type="float">
            <text:p>434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5,284)</text:p>
          </table:table-cell>
          <table:table-cell table:style-name="ce2" table:formula="of:=ORG.LIBREOFFICE.REGEX([.A9];&quot;\d{1,3},&quot;)" office:value-type="string" office:string-value="535," calcext:value-type="string">
            <text:p>535,</text:p>
          </table:table-cell>
          <table:table-cell table:formula="of:=ORG.LIBREOFFICE.REGEX([.A9];&quot;,\d{1,3}&quot;)" office:value-type="string" office:string-value=",284" calcext:value-type="string">
            <text:p>,284</text:p>
          </table:table-cell>
          <table:table-cell table:style-name="ce2" table:formula="of:=ORG.LIBREOFFICE.REGEX([.B9];&quot;\d{1,3}&quot;)" office:value-type="string" office:string-value="535" calcext:value-type="string">
            <text:p>535</text:p>
          </table:table-cell>
          <table:table-cell table:formula="of:=ORG.LIBREOFFICE.REGEX([.C9];&quot;\d{1,3}&quot;)" office:value-type="string" office:string-value="284" calcext:value-type="string">
            <text:p>284</text:p>
          </table:table-cell>
          <table:table-cell table:formula="of:=[.D9]*[.E9]" office:value-type="float" office:value="151940" calcext:value-type="float">
            <text:p>1519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,513)</text:p>
          </table:table-cell>
          <table:table-cell table:style-name="ce2" table:formula="of:=ORG.LIBREOFFICE.REGEX([.A10];&quot;\d{1,3},&quot;)" office:value-type="string" office:string-value="2," calcext:value-type="string">
            <text:p>2,</text:p>
          </table:table-cell>
          <table:table-cell table:formula="of:=ORG.LIBREOFFICE.REGEX([.A10];&quot;,\d{1,3}&quot;)" office:value-type="string" office:string-value=",513" calcext:value-type="string">
            <text:p>,513</text:p>
          </table:table-cell>
          <table:table-cell table:style-name="ce2" table:formula="of:=ORG.LIBREOFFICE.REGEX([.B10];&quot;\d{1,3}&quot;)" office:value-type="string" office:string-value="2" calcext:value-type="string">
            <text:p>2</text:p>
          </table:table-cell>
          <table:table-cell table:formula="of:=ORG.LIBREOFFICE.REGEX([.C10];&quot;\d{1,3}&quot;)" office:value-type="string" office:string-value="513" calcext:value-type="string">
            <text:p>513</text:p>
          </table:table-cell>
          <table:table-cell table:formula="of:=[.D10]*[.E10]" office:value-type="float" office:value="1026" calcext:value-type="float">
            <text:p>10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9,99)</text:p>
          </table:table-cell>
          <table:table-cell table:style-name="ce2" table:formula="of:=ORG.LIBREOFFICE.REGEX([.A11];&quot;\d{1,3},&quot;)" office:value-type="string" office:string-value="239," calcext:value-type="string">
            <text:p>239,</text:p>
          </table:table-cell>
          <table:table-cell table:formula="of:=ORG.LIBREOFFICE.REGEX([.A11];&quot;,\d{1,3}&quot;)" office:value-type="string" office:string-value=",99" calcext:value-type="string">
            <text:p>,99</text:p>
          </table:table-cell>
          <table:table-cell table:style-name="ce2" table:formula="of:=ORG.LIBREOFFICE.REGEX([.B11];&quot;\d{1,3}&quot;)" office:value-type="string" office:string-value="239" calcext:value-type="string">
            <text:p>239</text:p>
          </table:table-cell>
          <table:table-cell table:formula="of:=ORG.LIBREOFFICE.REGEX([.C11];&quot;\d{1,3}&quot;)" office:value-type="string" office:string-value="99" calcext:value-type="string">
            <text:p>99</text:p>
          </table:table-cell>
          <table:table-cell table:formula="of:=[.D11]*[.E11]" office:value-type="float" office:value="23661" calcext:value-type="float">
            <text:p>236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,988)</text:p>
          </table:table-cell>
          <table:table-cell table:style-name="ce2" table:formula="of:=ORG.LIBREOFFICE.REGEX([.A12];&quot;\d{1,3},&quot;)" office:value-type="string" office:string-value="2," calcext:value-type="string">
            <text:p>2,</text:p>
          </table:table-cell>
          <table:table-cell table:formula="of:=ORG.LIBREOFFICE.REGEX([.A12];&quot;,\d{1,3}&quot;)" office:value-type="string" office:string-value=",988" calcext:value-type="string">
            <text:p>,988</text:p>
          </table:table-cell>
          <table:table-cell table:style-name="ce2" table:formula="of:=ORG.LIBREOFFICE.REGEX([.B12];&quot;\d{1,3}&quot;)" office:value-type="string" office:string-value="2" calcext:value-type="string">
            <text:p>2</text:p>
          </table:table-cell>
          <table:table-cell table:formula="of:=ORG.LIBREOFFICE.REGEX([.C12];&quot;\d{1,3}&quot;)" office:value-type="string" office:string-value="988" calcext:value-type="string">
            <text:p>988</text:p>
          </table:table-cell>
          <table:table-cell table:formula="of:=[.D12]*[.E12]" office:value-type="float" office:value="1976" calcext:value-type="float">
            <text:p>19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1,404)</text:p>
          </table:table-cell>
          <table:table-cell table:style-name="ce2" table:formula="of:=ORG.LIBREOFFICE.REGEX([.A13];&quot;\d{1,3},&quot;)" office:value-type="string" office:string-value="971," calcext:value-type="string">
            <text:p>971,</text:p>
          </table:table-cell>
          <table:table-cell table:formula="of:=ORG.LIBREOFFICE.REGEX([.A13];&quot;,\d{1,3}&quot;)" office:value-type="string" office:string-value=",404" calcext:value-type="string">
            <text:p>,404</text:p>
          </table:table-cell>
          <table:table-cell table:style-name="ce2" table:formula="of:=ORG.LIBREOFFICE.REGEX([.B13];&quot;\d{1,3}&quot;)" office:value-type="string" office:string-value="971" calcext:value-type="string">
            <text:p>971</text:p>
          </table:table-cell>
          <table:table-cell table:formula="of:=ORG.LIBREOFFICE.REGEX([.C13];&quot;\d{1,3}&quot;)" office:value-type="string" office:string-value="404" calcext:value-type="string">
            <text:p>404</text:p>
          </table:table-cell>
          <table:table-cell table:formula="of:=[.D13]*[.E13]" office:value-type="float" office:value="392284" calcext:value-type="float">
            <text:p>392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0,516)</text:p>
          </table:table-cell>
          <table:table-cell table:style-name="ce2" table:formula="of:=ORG.LIBREOFFICE.REGEX([.A14];&quot;\d{1,3},&quot;)" office:value-type="string" office:string-value="660," calcext:value-type="string">
            <text:p>660,</text:p>
          </table:table-cell>
          <table:table-cell table:formula="of:=ORG.LIBREOFFICE.REGEX([.A14];&quot;,\d{1,3}&quot;)" office:value-type="string" office:string-value=",516" calcext:value-type="string">
            <text:p>,516</text:p>
          </table:table-cell>
          <table:table-cell table:style-name="ce2" table:formula="of:=ORG.LIBREOFFICE.REGEX([.B14];&quot;\d{1,3}&quot;)" office:value-type="string" office:string-value="660" calcext:value-type="string">
            <text:p>660</text:p>
          </table:table-cell>
          <table:table-cell table:formula="of:=ORG.LIBREOFFICE.REGEX([.C14];&quot;\d{1,3}&quot;)" office:value-type="string" office:string-value="516" calcext:value-type="string">
            <text:p>516</text:p>
          </table:table-cell>
          <table:table-cell table:formula="of:=[.D14]*[.E14]" office:value-type="float" office:value="340560" calcext:value-type="float">
            <text:p>3405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2,994)</text:p>
          </table:table-cell>
          <table:table-cell table:style-name="ce2" table:formula="of:=ORG.LIBREOFFICE.REGEX([.A15];&quot;\d{1,3},&quot;)" office:value-type="string" office:string-value="612," calcext:value-type="string">
            <text:p>612,</text:p>
          </table:table-cell>
          <table:table-cell table:formula="of:=ORG.LIBREOFFICE.REGEX([.A15];&quot;,\d{1,3}&quot;)" office:value-type="string" office:string-value=",994" calcext:value-type="string">
            <text:p>,994</text:p>
          </table:table-cell>
          <table:table-cell table:style-name="ce2" table:formula="of:=ORG.LIBREOFFICE.REGEX([.B15];&quot;\d{1,3}&quot;)" office:value-type="string" office:string-value="612" calcext:value-type="string">
            <text:p>612</text:p>
          </table:table-cell>
          <table:table-cell table:formula="of:=ORG.LIBREOFFICE.REGEX([.C15];&quot;\d{1,3}&quot;)" office:value-type="string" office:string-value="994" calcext:value-type="string">
            <text:p>994</text:p>
          </table:table-cell>
          <table:table-cell table:formula="of:=[.D15]*[.E15]" office:value-type="float" office:value="608328" calcext:value-type="float">
            <text:p>608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3,728)</text:p>
          </table:table-cell>
          <table:table-cell table:style-name="ce2" table:formula="of:=ORG.LIBREOFFICE.REGEX([.A16];&quot;\d{1,3},&quot;)" office:value-type="string" office:string-value="253," calcext:value-type="string">
            <text:p>253,</text:p>
          </table:table-cell>
          <table:table-cell table:formula="of:=ORG.LIBREOFFICE.REGEX([.A16];&quot;,\d{1,3}&quot;)" office:value-type="string" office:string-value=",728" calcext:value-type="string">
            <text:p>,728</text:p>
          </table:table-cell>
          <table:table-cell table:style-name="ce2" table:formula="of:=ORG.LIBREOFFICE.REGEX([.B16];&quot;\d{1,3}&quot;)" office:value-type="string" office:string-value="253" calcext:value-type="string">
            <text:p>253</text:p>
          </table:table-cell>
          <table:table-cell table:formula="of:=ORG.LIBREOFFICE.REGEX([.C16];&quot;\d{1,3}&quot;)" office:value-type="string" office:string-value="728" calcext:value-type="string">
            <text:p>728</text:p>
          </table:table-cell>
          <table:table-cell table:formula="of:=[.D16]*[.E16]" office:value-type="float" office:value="184184" calcext:value-type="float">
            <text:p>184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08,621)</text:p>
          </table:table-cell>
          <table:table-cell table:style-name="ce2" table:formula="of:=ORG.LIBREOFFICE.REGEX([.A17];&quot;\d{1,3},&quot;)" office:value-type="string" office:string-value="208," calcext:value-type="string">
            <text:p>208,</text:p>
          </table:table-cell>
          <table:table-cell table:formula="of:=ORG.LIBREOFFICE.REGEX([.A17];&quot;,\d{1,3}&quot;)" office:value-type="string" office:string-value=",621" calcext:value-type="string">
            <text:p>,621</text:p>
          </table:table-cell>
          <table:table-cell table:style-name="ce2" table:formula="of:=ORG.LIBREOFFICE.REGEX([.B17];&quot;\d{1,3}&quot;)" office:value-type="string" office:string-value="208" calcext:value-type="string">
            <text:p>208</text:p>
          </table:table-cell>
          <table:table-cell table:formula="of:=ORG.LIBREOFFICE.REGEX([.C17];&quot;\d{1,3}&quot;)" office:value-type="string" office:string-value="621" calcext:value-type="string">
            <text:p>621</text:p>
          </table:table-cell>
          <table:table-cell table:formula="of:=[.D17]*[.E17]" office:value-type="float" office:value="129168" calcext:value-type="float">
            <text:p>129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2,534)</text:p>
          </table:table-cell>
          <table:table-cell table:style-name="ce2" table:formula="of:=ORG.LIBREOFFICE.REGEX([.A18];&quot;\d{1,3},&quot;)" office:value-type="string" office:string-value="162," calcext:value-type="string">
            <text:p>162,</text:p>
          </table:table-cell>
          <table:table-cell table:formula="of:=ORG.LIBREOFFICE.REGEX([.A18];&quot;,\d{1,3}&quot;)" office:value-type="string" office:string-value=",534" calcext:value-type="string">
            <text:p>,534</text:p>
          </table:table-cell>
          <table:table-cell table:style-name="ce2" table:formula="of:=ORG.LIBREOFFICE.REGEX([.B18];&quot;\d{1,3}&quot;)" office:value-type="string" office:string-value="162" calcext:value-type="string">
            <text:p>162</text:p>
          </table:table-cell>
          <table:table-cell table:formula="of:=ORG.LIBREOFFICE.REGEX([.C18];&quot;\d{1,3}&quot;)" office:value-type="string" office:string-value="534" calcext:value-type="string">
            <text:p>534</text:p>
          </table:table-cell>
          <table:table-cell table:formula="of:=[.D18]*[.E18]" office:value-type="float" office:value="86508" calcext:value-type="float">
            <text:p>865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85,182)</text:p>
          </table:table-cell>
          <table:table-cell table:style-name="ce2" table:formula="of:=ORG.LIBREOFFICE.REGEX([.A19];&quot;\d{1,3},&quot;)" office:value-type="string" office:string-value="685," calcext:value-type="string">
            <text:p>685,</text:p>
          </table:table-cell>
          <table:table-cell table:formula="of:=ORG.LIBREOFFICE.REGEX([.A19];&quot;,\d{1,3}&quot;)" office:value-type="string" office:string-value=",182" calcext:value-type="string">
            <text:p>,182</text:p>
          </table:table-cell>
          <table:table-cell table:style-name="ce2" table:formula="of:=ORG.LIBREOFFICE.REGEX([.B19];&quot;\d{1,3}&quot;)" office:value-type="string" office:string-value="685" calcext:value-type="string">
            <text:p>685</text:p>
          </table:table-cell>
          <table:table-cell table:formula="of:=ORG.LIBREOFFICE.REGEX([.C19];&quot;\d{1,3}&quot;)" office:value-type="string" office:string-value="182" calcext:value-type="string">
            <text:p>182</text:p>
          </table:table-cell>
          <table:table-cell table:formula="of:=[.D19]*[.E19]" office:value-type="float" office:value="124670" calcext:value-type="float">
            <text:p>1246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6,549)</text:p>
          </table:table-cell>
          <table:table-cell table:style-name="ce2" table:formula="of:=ORG.LIBREOFFICE.REGEX([.A20];&quot;\d{1,3},&quot;)" office:value-type="string" office:string-value="146," calcext:value-type="string">
            <text:p>146,</text:p>
          </table:table-cell>
          <table:table-cell table:formula="of:=ORG.LIBREOFFICE.REGEX([.A20];&quot;,\d{1,3}&quot;)" office:value-type="string" office:string-value=",549" calcext:value-type="string">
            <text:p>,549</text:p>
          </table:table-cell>
          <table:table-cell table:style-name="ce2" table:formula="of:=ORG.LIBREOFFICE.REGEX([.B20];&quot;\d{1,3}&quot;)" office:value-type="string" office:string-value="146" calcext:value-type="string">
            <text:p>146</text:p>
          </table:table-cell>
          <table:table-cell table:formula="of:=ORG.LIBREOFFICE.REGEX([.C20];&quot;\d{1,3}&quot;)" office:value-type="string" office:string-value="549" calcext:value-type="string">
            <text:p>549</text:p>
          </table:table-cell>
          <table:table-cell table:formula="of:=[.D20]*[.E20]" office:value-type="float" office:value="80154" calcext:value-type="float">
            <text:p>80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9,511)</text:p>
          </table:table-cell>
          <table:table-cell table:style-name="ce2" table:formula="of:=ORG.LIBREOFFICE.REGEX([.A21];&quot;\d{1,3},&quot;)" office:value-type="string" office:string-value="659," calcext:value-type="string">
            <text:p>659,</text:p>
          </table:table-cell>
          <table:table-cell table:formula="of:=ORG.LIBREOFFICE.REGEX([.A21];&quot;,\d{1,3}&quot;)" office:value-type="string" office:string-value=",511" calcext:value-type="string">
            <text:p>,511</text:p>
          </table:table-cell>
          <table:table-cell table:style-name="ce2" table:formula="of:=ORG.LIBREOFFICE.REGEX([.B21];&quot;\d{1,3}&quot;)" office:value-type="string" office:string-value="659" calcext:value-type="string">
            <text:p>659</text:p>
          </table:table-cell>
          <table:table-cell table:formula="of:=ORG.LIBREOFFICE.REGEX([.C21];&quot;\d{1,3}&quot;)" office:value-type="string" office:string-value="511" calcext:value-type="string">
            <text:p>511</text:p>
          </table:table-cell>
          <table:table-cell table:formula="of:=[.D21]*[.E21]" office:value-type="float" office:value="336749" calcext:value-type="float">
            <text:p>336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3,734)</text:p>
          </table:table-cell>
          <table:table-cell table:style-name="ce2" table:formula="of:=ORG.LIBREOFFICE.REGEX([.A22];&quot;\d{1,3},&quot;)" office:value-type="string" office:string-value="283," calcext:value-type="string">
            <text:p>283,</text:p>
          </table:table-cell>
          <table:table-cell table:formula="of:=ORG.LIBREOFFICE.REGEX([.A22];&quot;,\d{1,3}&quot;)" office:value-type="string" office:string-value=",734" calcext:value-type="string">
            <text:p>,734</text:p>
          </table:table-cell>
          <table:table-cell table:style-name="ce2" table:formula="of:=ORG.LIBREOFFICE.REGEX([.B22];&quot;\d{1,3}&quot;)" office:value-type="string" office:string-value="283" calcext:value-type="string">
            <text:p>283</text:p>
          </table:table-cell>
          <table:table-cell table:formula="of:=ORG.LIBREOFFICE.REGEX([.C22];&quot;\d{1,3}&quot;)" office:value-type="string" office:string-value="734" calcext:value-type="string">
            <text:p>734</text:p>
          </table:table-cell>
          <table:table-cell table:formula="of:=[.D22]*[.E22]" office:value-type="float" office:value="207722" calcext:value-type="float">
            <text:p>2077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9,121)</text:p>
          </table:table-cell>
          <table:table-cell table:style-name="ce2" table:formula="of:=ORG.LIBREOFFICE.REGEX([.A23];&quot;\d{1,3},&quot;)" office:value-type="string" office:string-value="579," calcext:value-type="string">
            <text:p>579,</text:p>
          </table:table-cell>
          <table:table-cell table:formula="of:=ORG.LIBREOFFICE.REGEX([.A23];&quot;,\d{1,3}&quot;)" office:value-type="string" office:string-value=",121" calcext:value-type="string">
            <text:p>,121</text:p>
          </table:table-cell>
          <table:table-cell table:style-name="ce2" table:formula="of:=ORG.LIBREOFFICE.REGEX([.B23];&quot;\d{1,3}&quot;)" office:value-type="string" office:string-value="579" calcext:value-type="string">
            <text:p>579</text:p>
          </table:table-cell>
          <table:table-cell table:formula="of:=ORG.LIBREOFFICE.REGEX([.C23];&quot;\d{1,3}&quot;)" office:value-type="string" office:string-value="121" calcext:value-type="string">
            <text:p>121</text:p>
          </table:table-cell>
          <table:table-cell table:formula="of:=[.D23]*[.E23]" office:value-type="float" office:value="70059" calcext:value-type="float">
            <text:p>700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0,893)</text:p>
          </table:table-cell>
          <table:table-cell table:style-name="ce2" table:formula="of:=ORG.LIBREOFFICE.REGEX([.A24];&quot;\d{1,3},&quot;)" office:value-type="string" office:string-value="790," calcext:value-type="string">
            <text:p>790,</text:p>
          </table:table-cell>
          <table:table-cell table:formula="of:=ORG.LIBREOFFICE.REGEX([.A24];&quot;,\d{1,3}&quot;)" office:value-type="string" office:string-value=",893" calcext:value-type="string">
            <text:p>,893</text:p>
          </table:table-cell>
          <table:table-cell table:style-name="ce2" table:formula="of:=ORG.LIBREOFFICE.REGEX([.B24];&quot;\d{1,3}&quot;)" office:value-type="string" office:string-value="790" calcext:value-type="string">
            <text:p>790</text:p>
          </table:table-cell>
          <table:table-cell table:formula="of:=ORG.LIBREOFFICE.REGEX([.C24];&quot;\d{1,3}&quot;)" office:value-type="string" office:string-value="893" calcext:value-type="string">
            <text:p>893</text:p>
          </table:table-cell>
          <table:table-cell table:formula="of:=[.D24]*[.E24]" office:value-type="float" office:value="705470" calcext:value-type="float">
            <text:p>7054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85,741)</text:p>
          </table:table-cell>
          <table:table-cell table:style-name="ce2" table:formula="of:=ORG.LIBREOFFICE.REGEX([.A25];&quot;\d{1,3},&quot;)" office:value-type="string" office:string-value="985," calcext:value-type="string">
            <text:p>985,</text:p>
          </table:table-cell>
          <table:table-cell table:formula="of:=ORG.LIBREOFFICE.REGEX([.A25];&quot;,\d{1,3}&quot;)" office:value-type="string" office:string-value=",741" calcext:value-type="string">
            <text:p>,741</text:p>
          </table:table-cell>
          <table:table-cell table:style-name="ce2" table:formula="of:=ORG.LIBREOFFICE.REGEX([.B25];&quot;\d{1,3}&quot;)" office:value-type="string" office:string-value="985" calcext:value-type="string">
            <text:p>985</text:p>
          </table:table-cell>
          <table:table-cell table:formula="of:=ORG.LIBREOFFICE.REGEX([.C25];&quot;\d{1,3}&quot;)" office:value-type="string" office:string-value="741" calcext:value-type="string">
            <text:p>741</text:p>
          </table:table-cell>
          <table:table-cell table:formula="of:=[.D25]*[.E25]" office:value-type="float" office:value="729885" calcext:value-type="float">
            <text:p>7298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1,154)</text:p>
          </table:table-cell>
          <table:table-cell table:style-name="ce2" table:formula="of:=ORG.LIBREOFFICE.REGEX([.A26];&quot;\d{1,3},&quot;)" office:value-type="string" office:string-value="961," calcext:value-type="string">
            <text:p>961,</text:p>
          </table:table-cell>
          <table:table-cell table:formula="of:=ORG.LIBREOFFICE.REGEX([.A26];&quot;,\d{1,3}&quot;)" office:value-type="string" office:string-value=",154" calcext:value-type="string">
            <text:p>,154</text:p>
          </table:table-cell>
          <table:table-cell table:style-name="ce2" table:formula="of:=ORG.LIBREOFFICE.REGEX([.B26];&quot;\d{1,3}&quot;)" office:value-type="string" office:string-value="961" calcext:value-type="string">
            <text:p>961</text:p>
          </table:table-cell>
          <table:table-cell table:formula="of:=ORG.LIBREOFFICE.REGEX([.C26];&quot;\d{1,3}&quot;)" office:value-type="string" office:string-value="154" calcext:value-type="string">
            <text:p>154</text:p>
          </table:table-cell>
          <table:table-cell table:formula="of:=[.D26]*[.E26]" office:value-type="float" office:value="147994" calcext:value-type="float">
            <text:p>1479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40,357)</text:p>
          </table:table-cell>
          <table:table-cell table:style-name="ce2" table:formula="of:=ORG.LIBREOFFICE.REGEX([.A27];&quot;\d{1,3},&quot;)" office:value-type="string" office:string-value="840," calcext:value-type="string">
            <text:p>840,</text:p>
          </table:table-cell>
          <table:table-cell table:formula="of:=ORG.LIBREOFFICE.REGEX([.A27];&quot;,\d{1,3}&quot;)" office:value-type="string" office:string-value=",357" calcext:value-type="string">
            <text:p>,357</text:p>
          </table:table-cell>
          <table:table-cell table:style-name="ce2" table:formula="of:=ORG.LIBREOFFICE.REGEX([.B27];&quot;\d{1,3}&quot;)" office:value-type="string" office:string-value="840" calcext:value-type="string">
            <text:p>840</text:p>
          </table:table-cell>
          <table:table-cell table:formula="of:=ORG.LIBREOFFICE.REGEX([.C27];&quot;\d{1,3}&quot;)" office:value-type="string" office:string-value="357" calcext:value-type="string">
            <text:p>357</text:p>
          </table:table-cell>
          <table:table-cell table:formula="of:=[.D27]*[.E27]" office:value-type="float" office:value="299880" calcext:value-type="float">
            <text:p>2998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,948)</text:p>
          </table:table-cell>
          <table:table-cell table:style-name="ce2" table:formula="of:=ORG.LIBREOFFICE.REGEX([.A28];&quot;\d{1,3},&quot;)" office:value-type="string" office:string-value="47," calcext:value-type="string">
            <text:p>47,</text:p>
          </table:table-cell>
          <table:table-cell table:formula="of:=ORG.LIBREOFFICE.REGEX([.A28];&quot;,\d{1,3}&quot;)" office:value-type="string" office:string-value=",948" calcext:value-type="string">
            <text:p>,948</text:p>
          </table:table-cell>
          <table:table-cell table:style-name="ce2" table:formula="of:=ORG.LIBREOFFICE.REGEX([.B28];&quot;\d{1,3}&quot;)" office:value-type="string" office:string-value="47" calcext:value-type="string">
            <text:p>47</text:p>
          </table:table-cell>
          <table:table-cell table:formula="of:=ORG.LIBREOFFICE.REGEX([.C28];&quot;\d{1,3}&quot;)" office:value-type="string" office:string-value="948" calcext:value-type="string">
            <text:p>948</text:p>
          </table:table-cell>
          <table:table-cell table:formula="of:=[.D28]*[.E28]" office:value-type="float" office:value="44556" calcext:value-type="float">
            <text:p>445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1,33)</text:p>
          </table:table-cell>
          <table:table-cell table:style-name="ce2" table:formula="of:=ORG.LIBREOFFICE.REGEX([.A29];&quot;\d{1,3},&quot;)" office:value-type="string" office:string-value="331," calcext:value-type="string">
            <text:p>331,</text:p>
          </table:table-cell>
          <table:table-cell table:formula="of:=ORG.LIBREOFFICE.REGEX([.A29];&quot;,\d{1,3}&quot;)" office:value-type="string" office:string-value=",33" calcext:value-type="string">
            <text:p>,33</text:p>
          </table:table-cell>
          <table:table-cell table:style-name="ce2" table:formula="of:=ORG.LIBREOFFICE.REGEX([.B29];&quot;\d{1,3}&quot;)" office:value-type="string" office:string-value="331" calcext:value-type="string">
            <text:p>331</text:p>
          </table:table-cell>
          <table:table-cell table:formula="of:=ORG.LIBREOFFICE.REGEX([.C29];&quot;\d{1,3}&quot;)" office:value-type="string" office:string-value="33" calcext:value-type="string">
            <text:p>33</text:p>
          </table:table-cell>
          <table:table-cell table:formula="of:=[.D29]*[.E29]" office:value-type="float" office:value="10923" calcext:value-type="float">
            <text:p>109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83,456)</text:p>
          </table:table-cell>
          <table:table-cell table:style-name="ce2" table:formula="of:=ORG.LIBREOFFICE.REGEX([.A30];&quot;\d{1,3},&quot;)" office:value-type="string" office:string-value="983," calcext:value-type="string">
            <text:p>983,</text:p>
          </table:table-cell>
          <table:table-cell table:formula="of:=ORG.LIBREOFFICE.REGEX([.A30];&quot;,\d{1,3}&quot;)" office:value-type="string" office:string-value=",456" calcext:value-type="string">
            <text:p>,456</text:p>
          </table:table-cell>
          <table:table-cell table:style-name="ce2" table:formula="of:=ORG.LIBREOFFICE.REGEX([.B30];&quot;\d{1,3}&quot;)" office:value-type="string" office:string-value="983" calcext:value-type="string">
            <text:p>983</text:p>
          </table:table-cell>
          <table:table-cell table:formula="of:=ORG.LIBREOFFICE.REGEX([.C30];&quot;\d{1,3}&quot;)" office:value-type="string" office:string-value="456" calcext:value-type="string">
            <text:p>456</text:p>
          </table:table-cell>
          <table:table-cell table:formula="of:=[.D30]*[.E30]" office:value-type="float" office:value="448248" calcext:value-type="float">
            <text:p>448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0,500)</text:p>
          </table:table-cell>
          <table:table-cell table:style-name="ce2" table:formula="of:=ORG.LIBREOFFICE.REGEX([.A31];&quot;\d{1,3},&quot;)" office:value-type="string" office:string-value="660," calcext:value-type="string">
            <text:p>660,</text:p>
          </table:table-cell>
          <table:table-cell table:formula="of:=ORG.LIBREOFFICE.REGEX([.A31];&quot;,\d{1,3}&quot;)" office:value-type="string" office:string-value=",500" calcext:value-type="string">
            <text:p>,500</text:p>
          </table:table-cell>
          <table:table-cell table:style-name="ce2" table:formula="of:=ORG.LIBREOFFICE.REGEX([.B31];&quot;\d{1,3}&quot;)" office:value-type="string" office:string-value="660" calcext:value-type="string">
            <text:p>660</text:p>
          </table:table-cell>
          <table:table-cell table:formula="of:=ORG.LIBREOFFICE.REGEX([.C31];&quot;\d{1,3}&quot;)" office:value-type="string" office:string-value="500" calcext:value-type="string">
            <text:p>500</text:p>
          </table:table-cell>
          <table:table-cell table:formula="of:=[.D31]*[.E31]" office:value-type="float" office:value="330000" calcext:value-type="float">
            <text:p>3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14,834)</text:p>
          </table:table-cell>
          <table:table-cell table:style-name="ce2" table:formula="of:=ORG.LIBREOFFICE.REGEX([.A32];&quot;\d{1,3},&quot;)" office:value-type="string" office:string-value="414," calcext:value-type="string">
            <text:p>414,</text:p>
          </table:table-cell>
          <table:table-cell table:formula="of:=ORG.LIBREOFFICE.REGEX([.A32];&quot;,\d{1,3}&quot;)" office:value-type="string" office:string-value=",834" calcext:value-type="string">
            <text:p>,834</text:p>
          </table:table-cell>
          <table:table-cell table:style-name="ce2" table:formula="of:=ORG.LIBREOFFICE.REGEX([.B32];&quot;\d{1,3}&quot;)" office:value-type="string" office:string-value="414" calcext:value-type="string">
            <text:p>414</text:p>
          </table:table-cell>
          <table:table-cell table:formula="of:=ORG.LIBREOFFICE.REGEX([.C32];&quot;\d{1,3}&quot;)" office:value-type="string" office:string-value="834" calcext:value-type="string">
            <text:p>834</text:p>
          </table:table-cell>
          <table:table-cell table:formula="of:=[.D32]*[.E32]" office:value-type="float" office:value="345276" calcext:value-type="float">
            <text:p>3452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1,732)</text:p>
          </table:table-cell>
          <table:table-cell table:style-name="ce2" table:formula="of:=ORG.LIBREOFFICE.REGEX([.A33];&quot;\d{1,3},&quot;)" office:value-type="string" office:string-value="961," calcext:value-type="string">
            <text:p>961,</text:p>
          </table:table-cell>
          <table:table-cell table:formula="of:=ORG.LIBREOFFICE.REGEX([.A33];&quot;,\d{1,3}&quot;)" office:value-type="string" office:string-value=",732" calcext:value-type="string">
            <text:p>,732</text:p>
          </table:table-cell>
          <table:table-cell table:style-name="ce2" table:formula="of:=ORG.LIBREOFFICE.REGEX([.B33];&quot;\d{1,3}&quot;)" office:value-type="string" office:string-value="961" calcext:value-type="string">
            <text:p>961</text:p>
          </table:table-cell>
          <table:table-cell table:formula="of:=ORG.LIBREOFFICE.REGEX([.C33];&quot;\d{1,3}&quot;)" office:value-type="string" office:string-value="732" calcext:value-type="string">
            <text:p>732</text:p>
          </table:table-cell>
          <table:table-cell table:formula="of:=[.D33]*[.E33]" office:value-type="float" office:value="703452" calcext:value-type="float">
            <text:p>7034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69,618)</text:p>
          </table:table-cell>
          <table:table-cell table:style-name="ce2" table:formula="of:=ORG.LIBREOFFICE.REGEX([.A34];&quot;\d{1,3},&quot;)" office:value-type="string" office:string-value="869," calcext:value-type="string">
            <text:p>869,</text:p>
          </table:table-cell>
          <table:table-cell table:formula="of:=ORG.LIBREOFFICE.REGEX([.A34];&quot;,\d{1,3}&quot;)" office:value-type="string" office:string-value=",618" calcext:value-type="string">
            <text:p>,618</text:p>
          </table:table-cell>
          <table:table-cell table:style-name="ce2" table:formula="of:=ORG.LIBREOFFICE.REGEX([.B34];&quot;\d{1,3}&quot;)" office:value-type="string" office:string-value="869" calcext:value-type="string">
            <text:p>869</text:p>
          </table:table-cell>
          <table:table-cell table:formula="of:=ORG.LIBREOFFICE.REGEX([.C34];&quot;\d{1,3}&quot;)" office:value-type="string" office:string-value="618" calcext:value-type="string">
            <text:p>618</text:p>
          </table:table-cell>
          <table:table-cell table:formula="of:=[.D34]*[.E34]" office:value-type="float" office:value="537042" calcext:value-type="float">
            <text:p>537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5,208)</text:p>
          </table:table-cell>
          <table:table-cell table:style-name="ce2" table:formula="of:=ORG.LIBREOFFICE.REGEX([.A35];&quot;\d{1,3},&quot;)" office:value-type="string" office:string-value="265," calcext:value-type="string">
            <text:p>265,</text:p>
          </table:table-cell>
          <table:table-cell table:formula="of:=ORG.LIBREOFFICE.REGEX([.A35];&quot;,\d{1,3}&quot;)" office:value-type="string" office:string-value=",208" calcext:value-type="string">
            <text:p>,208</text:p>
          </table:table-cell>
          <table:table-cell table:style-name="ce2" table:formula="of:=ORG.LIBREOFFICE.REGEX([.B35];&quot;\d{1,3}&quot;)" office:value-type="string" office:string-value="265" calcext:value-type="string">
            <text:p>265</text:p>
          </table:table-cell>
          <table:table-cell table:formula="of:=ORG.LIBREOFFICE.REGEX([.C35];&quot;\d{1,3}&quot;)" office:value-type="string" office:string-value="208" calcext:value-type="string">
            <text:p>208</text:p>
          </table:table-cell>
          <table:table-cell table:formula="of:=[.D35]*[.E35]" office:value-type="float" office:value="55120" calcext:value-type="float">
            <text:p>55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3,747)</text:p>
          </table:table-cell>
          <table:table-cell table:style-name="ce2" table:formula="of:=ORG.LIBREOFFICE.REGEX([.A36];&quot;\d{1,3},&quot;)" office:value-type="string" office:string-value="803," calcext:value-type="string">
            <text:p>803,</text:p>
          </table:table-cell>
          <table:table-cell table:formula="of:=ORG.LIBREOFFICE.REGEX([.A36];&quot;,\d{1,3}&quot;)" office:value-type="string" office:string-value=",747" calcext:value-type="string">
            <text:p>,747</text:p>
          </table:table-cell>
          <table:table-cell table:style-name="ce2" table:formula="of:=ORG.LIBREOFFICE.REGEX([.B36];&quot;\d{1,3}&quot;)" office:value-type="string" office:string-value="803" calcext:value-type="string">
            <text:p>803</text:p>
          </table:table-cell>
          <table:table-cell table:formula="of:=ORG.LIBREOFFICE.REGEX([.C36];&quot;\d{1,3}&quot;)" office:value-type="string" office:string-value="747" calcext:value-type="string">
            <text:p>747</text:p>
          </table:table-cell>
          <table:table-cell table:formula="of:=[.D36]*[.E36]" office:value-type="float" office:value="599841" calcext:value-type="float">
            <text:p>5998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90,565)</text:p>
          </table:table-cell>
          <table:table-cell table:style-name="ce2" table:formula="of:=ORG.LIBREOFFICE.REGEX([.A37];&quot;\d{1,3},&quot;)" office:value-type="string" office:string-value="490," calcext:value-type="string">
            <text:p>490,</text:p>
          </table:table-cell>
          <table:table-cell table:formula="of:=ORG.LIBREOFFICE.REGEX([.A37];&quot;,\d{1,3}&quot;)" office:value-type="string" office:string-value=",565" calcext:value-type="string">
            <text:p>,565</text:p>
          </table:table-cell>
          <table:table-cell table:style-name="ce2" table:formula="of:=ORG.LIBREOFFICE.REGEX([.B37];&quot;\d{1,3}&quot;)" office:value-type="string" office:string-value="490" calcext:value-type="string">
            <text:p>490</text:p>
          </table:table-cell>
          <table:table-cell table:formula="of:=ORG.LIBREOFFICE.REGEX([.C37];&quot;\d{1,3}&quot;)" office:value-type="string" office:string-value="565" calcext:value-type="string">
            <text:p>565</text:p>
          </table:table-cell>
          <table:table-cell table:formula="of:=[.D37]*[.E37]" office:value-type="float" office:value="276850" calcext:value-type="float">
            <text:p>276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8,882)</text:p>
          </table:table-cell>
          <table:table-cell table:style-name="ce2" table:formula="of:=ORG.LIBREOFFICE.REGEX([.A38];&quot;\d{1,3},&quot;)" office:value-type="string" office:string-value="238," calcext:value-type="string">
            <text:p>238,</text:p>
          </table:table-cell>
          <table:table-cell table:formula="of:=ORG.LIBREOFFICE.REGEX([.A38];&quot;,\d{1,3}&quot;)" office:value-type="string" office:string-value=",882" calcext:value-type="string">
            <text:p>,882</text:p>
          </table:table-cell>
          <table:table-cell table:style-name="ce2" table:formula="of:=ORG.LIBREOFFICE.REGEX([.B38];&quot;\d{1,3}&quot;)" office:value-type="string" office:string-value="238" calcext:value-type="string">
            <text:p>238</text:p>
          </table:table-cell>
          <table:table-cell table:formula="of:=ORG.LIBREOFFICE.REGEX([.C38];&quot;\d{1,3}&quot;)" office:value-type="string" office:string-value="882" calcext:value-type="string">
            <text:p>882</text:p>
          </table:table-cell>
          <table:table-cell table:formula="of:=[.D38]*[.E38]" office:value-type="float" office:value="209916" calcext:value-type="float">
            <text:p>2099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9,355)</text:p>
          </table:table-cell>
          <table:table-cell table:style-name="ce2" table:formula="of:=ORG.LIBREOFFICE.REGEX([.A39];&quot;\d{1,3},&quot;)" office:value-type="string" office:string-value="629," calcext:value-type="string">
            <text:p>629,</text:p>
          </table:table-cell>
          <table:table-cell table:formula="of:=ORG.LIBREOFFICE.REGEX([.A39];&quot;,\d{1,3}&quot;)" office:value-type="string" office:string-value=",355" calcext:value-type="string">
            <text:p>,355</text:p>
          </table:table-cell>
          <table:table-cell table:style-name="ce2" table:formula="of:=ORG.LIBREOFFICE.REGEX([.B39];&quot;\d{1,3}&quot;)" office:value-type="string" office:string-value="629" calcext:value-type="string">
            <text:p>629</text:p>
          </table:table-cell>
          <table:table-cell table:formula="of:=ORG.LIBREOFFICE.REGEX([.C39];&quot;\d{1,3}&quot;)" office:value-type="string" office:string-value="355" calcext:value-type="string">
            <text:p>355</text:p>
          </table:table-cell>
          <table:table-cell table:formula="of:=[.D39]*[.E39]" office:value-type="float" office:value="223295" calcext:value-type="float">
            <text:p>223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1,172)</text:p>
          </table:table-cell>
          <table:table-cell table:style-name="ce2" table:formula="of:=ORG.LIBREOFFICE.REGEX([.A40];&quot;\d{1,3},&quot;)" office:value-type="string" office:string-value="441," calcext:value-type="string">
            <text:p>441,</text:p>
          </table:table-cell>
          <table:table-cell table:formula="of:=ORG.LIBREOFFICE.REGEX([.A40];&quot;,\d{1,3}&quot;)" office:value-type="string" office:string-value=",172" calcext:value-type="string">
            <text:p>,172</text:p>
          </table:table-cell>
          <table:table-cell table:style-name="ce2" table:formula="of:=ORG.LIBREOFFICE.REGEX([.B40];&quot;\d{1,3}&quot;)" office:value-type="string" office:string-value="441" calcext:value-type="string">
            <text:p>441</text:p>
          </table:table-cell>
          <table:table-cell table:formula="of:=ORG.LIBREOFFICE.REGEX([.C40];&quot;\d{1,3}&quot;)" office:value-type="string" office:string-value="172" calcext:value-type="string">
            <text:p>172</text:p>
          </table:table-cell>
          <table:table-cell table:formula="of:=[.D40]*[.E40]" office:value-type="float" office:value="75852" calcext:value-type="float">
            <text:p>75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8,85)</text:p>
          </table:table-cell>
          <table:table-cell table:style-name="ce2" table:formula="of:=ORG.LIBREOFFICE.REGEX([.A41];&quot;\d{1,3},&quot;)" office:value-type="string" office:string-value="628," calcext:value-type="string">
            <text:p>628,</text:p>
          </table:table-cell>
          <table:table-cell table:formula="of:=ORG.LIBREOFFICE.REGEX([.A41];&quot;,\d{1,3}&quot;)" office:value-type="string" office:string-value=",85" calcext:value-type="string">
            <text:p>,85</text:p>
          </table:table-cell>
          <table:table-cell table:style-name="ce2" table:formula="of:=ORG.LIBREOFFICE.REGEX([.B41];&quot;\d{1,3}&quot;)" office:value-type="string" office:string-value="628" calcext:value-type="string">
            <text:p>628</text:p>
          </table:table-cell>
          <table:table-cell table:formula="of:=ORG.LIBREOFFICE.REGEX([.C41];&quot;\d{1,3}&quot;)" office:value-type="string" office:string-value="85" calcext:value-type="string">
            <text:p>85</text:p>
          </table:table-cell>
          <table:table-cell table:formula="of:=[.D41]*[.E41]" office:value-type="float" office:value="53380" calcext:value-type="float">
            <text:p>533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9,935)</text:p>
          </table:table-cell>
          <table:table-cell table:style-name="ce2" table:formula="of:=ORG.LIBREOFFICE.REGEX([.A42];&quot;\d{1,3},&quot;)" office:value-type="string" office:string-value="509," calcext:value-type="string">
            <text:p>509,</text:p>
          </table:table-cell>
          <table:table-cell table:formula="of:=ORG.LIBREOFFICE.REGEX([.A42];&quot;,\d{1,3}&quot;)" office:value-type="string" office:string-value=",935" calcext:value-type="string">
            <text:p>,935</text:p>
          </table:table-cell>
          <table:table-cell table:style-name="ce2" table:formula="of:=ORG.LIBREOFFICE.REGEX([.B42];&quot;\d{1,3}&quot;)" office:value-type="string" office:string-value="509" calcext:value-type="string">
            <text:p>509</text:p>
          </table:table-cell>
          <table:table-cell table:formula="of:=ORG.LIBREOFFICE.REGEX([.C42];&quot;\d{1,3}&quot;)" office:value-type="string" office:string-value="935" calcext:value-type="string">
            <text:p>935</text:p>
          </table:table-cell>
          <table:table-cell table:formula="of:=[.D42]*[.E42]" office:value-type="float" office:value="475915" calcext:value-type="float">
            <text:p>4759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27,783)</text:p>
          </table:table-cell>
          <table:table-cell table:style-name="ce2" table:formula="of:=ORG.LIBREOFFICE.REGEX([.A43];&quot;\d{1,3},&quot;)" office:value-type="string" office:string-value="727," calcext:value-type="string">
            <text:p>727,</text:p>
          </table:table-cell>
          <table:table-cell table:formula="of:=ORG.LIBREOFFICE.REGEX([.A43];&quot;,\d{1,3}&quot;)" office:value-type="string" office:string-value=",783" calcext:value-type="string">
            <text:p>,783</text:p>
          </table:table-cell>
          <table:table-cell table:style-name="ce2" table:formula="of:=ORG.LIBREOFFICE.REGEX([.B43];&quot;\d{1,3}&quot;)" office:value-type="string" office:string-value="727" calcext:value-type="string">
            <text:p>727</text:p>
          </table:table-cell>
          <table:table-cell table:formula="of:=ORG.LIBREOFFICE.REGEX([.C43];&quot;\d{1,3}&quot;)" office:value-type="string" office:string-value="783" calcext:value-type="string">
            <text:p>783</text:p>
          </table:table-cell>
          <table:table-cell table:formula="of:=[.D43]*[.E43]" office:value-type="float" office:value="569241" calcext:value-type="float">
            <text:p>569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,582)</text:p>
          </table:table-cell>
          <table:table-cell table:style-name="ce2" table:formula="of:=ORG.LIBREOFFICE.REGEX([.A44];&quot;\d{1,3},&quot;)" office:value-type="string" office:string-value="75," calcext:value-type="string">
            <text:p>75,</text:p>
          </table:table-cell>
          <table:table-cell table:formula="of:=ORG.LIBREOFFICE.REGEX([.A44];&quot;,\d{1,3}&quot;)" office:value-type="string" office:string-value=",582" calcext:value-type="string">
            <text:p>,582</text:p>
          </table:table-cell>
          <table:table-cell table:style-name="ce2" table:formula="of:=ORG.LIBREOFFICE.REGEX([.B44];&quot;\d{1,3}&quot;)" office:value-type="string" office:string-value="75" calcext:value-type="string">
            <text:p>75</text:p>
          </table:table-cell>
          <table:table-cell table:formula="of:=ORG.LIBREOFFICE.REGEX([.C44];&quot;\d{1,3}&quot;)" office:value-type="string" office:string-value="582" calcext:value-type="string">
            <text:p>582</text:p>
          </table:table-cell>
          <table:table-cell table:formula="of:=[.D44]*[.E44]" office:value-type="float" office:value="43650" calcext:value-type="float">
            <text:p>43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6,901)</text:p>
          </table:table-cell>
          <table:table-cell table:style-name="ce2" table:formula="of:=ORG.LIBREOFFICE.REGEX([.A45];&quot;\d{1,3},&quot;)" office:value-type="string" office:string-value="616," calcext:value-type="string">
            <text:p>616,</text:p>
          </table:table-cell>
          <table:table-cell table:formula="of:=ORG.LIBREOFFICE.REGEX([.A45];&quot;,\d{1,3}&quot;)" office:value-type="string" office:string-value=",901" calcext:value-type="string">
            <text:p>,901</text:p>
          </table:table-cell>
          <table:table-cell table:style-name="ce2" table:formula="of:=ORG.LIBREOFFICE.REGEX([.B45];&quot;\d{1,3}&quot;)" office:value-type="string" office:string-value="616" calcext:value-type="string">
            <text:p>616</text:p>
          </table:table-cell>
          <table:table-cell table:formula="of:=ORG.LIBREOFFICE.REGEX([.C45];&quot;\d{1,3}&quot;)" office:value-type="string" office:string-value="901" calcext:value-type="string">
            <text:p>901</text:p>
          </table:table-cell>
          <table:table-cell table:formula="of:=[.D45]*[.E45]" office:value-type="float" office:value="555016" calcext:value-type="float">
            <text:p>5550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8,812)</text:p>
          </table:table-cell>
          <table:table-cell table:style-name="ce2" table:formula="of:=ORG.LIBREOFFICE.REGEX([.A46];&quot;\d{1,3},&quot;)" office:value-type="string" office:string-value="568," calcext:value-type="string">
            <text:p>568,</text:p>
          </table:table-cell>
          <table:table-cell table:formula="of:=ORG.LIBREOFFICE.REGEX([.A46];&quot;,\d{1,3}&quot;)" office:value-type="string" office:string-value=",812" calcext:value-type="string">
            <text:p>,812</text:p>
          </table:table-cell>
          <table:table-cell table:style-name="ce2" table:formula="of:=ORG.LIBREOFFICE.REGEX([.B46];&quot;\d{1,3}&quot;)" office:value-type="string" office:string-value="568" calcext:value-type="string">
            <text:p>568</text:p>
          </table:table-cell>
          <table:table-cell table:formula="of:=ORG.LIBREOFFICE.REGEX([.C46];&quot;\d{1,3}&quot;)" office:value-type="string" office:string-value="812" calcext:value-type="string">
            <text:p>812</text:p>
          </table:table-cell>
          <table:table-cell table:formula="of:=[.D46]*[.E46]" office:value-type="float" office:value="461216" calcext:value-type="float">
            <text:p>461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3,395)</text:p>
          </table:table-cell>
          <table:table-cell table:style-name="ce2" table:formula="of:=ORG.LIBREOFFICE.REGEX([.A47];&quot;\d{1,3},&quot;)" office:value-type="string" office:string-value="833," calcext:value-type="string">
            <text:p>833,</text:p>
          </table:table-cell>
          <table:table-cell table:formula="of:=ORG.LIBREOFFICE.REGEX([.A47];&quot;,\d{1,3}&quot;)" office:value-type="string" office:string-value=",395" calcext:value-type="string">
            <text:p>,395</text:p>
          </table:table-cell>
          <table:table-cell table:style-name="ce2" table:formula="of:=ORG.LIBREOFFICE.REGEX([.B47];&quot;\d{1,3}&quot;)" office:value-type="string" office:string-value="833" calcext:value-type="string">
            <text:p>833</text:p>
          </table:table-cell>
          <table:table-cell table:formula="of:=ORG.LIBREOFFICE.REGEX([.C47];&quot;\d{1,3}&quot;)" office:value-type="string" office:string-value="395" calcext:value-type="string">
            <text:p>395</text:p>
          </table:table-cell>
          <table:table-cell table:formula="of:=[.D47]*[.E47]" office:value-type="float" office:value="329035" calcext:value-type="float">
            <text:p>329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4,354)</text:p>
          </table:table-cell>
          <table:table-cell table:style-name="ce2" table:formula="of:=ORG.LIBREOFFICE.REGEX([.A48];&quot;\d{1,3},&quot;)" office:value-type="string" office:string-value="734," calcext:value-type="string">
            <text:p>734,</text:p>
          </table:table-cell>
          <table:table-cell table:formula="of:=ORG.LIBREOFFICE.REGEX([.A48];&quot;,\d{1,3}&quot;)" office:value-type="string" office:string-value=",354" calcext:value-type="string">
            <text:p>,354</text:p>
          </table:table-cell>
          <table:table-cell table:style-name="ce2" table:formula="of:=ORG.LIBREOFFICE.REGEX([.B48];&quot;\d{1,3}&quot;)" office:value-type="string" office:string-value="734" calcext:value-type="string">
            <text:p>734</text:p>
          </table:table-cell>
          <table:table-cell table:formula="of:=ORG.LIBREOFFICE.REGEX([.C48];&quot;\d{1,3}&quot;)" office:value-type="string" office:string-value="354" calcext:value-type="string">
            <text:p>354</text:p>
          </table:table-cell>
          <table:table-cell table:formula="of:=[.D48]*[.E48]" office:value-type="float" office:value="259836" calcext:value-type="float">
            <text:p>2598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4,367)</text:p>
          </table:table-cell>
          <table:table-cell table:style-name="ce2" table:formula="of:=ORG.LIBREOFFICE.REGEX([.A49];&quot;\d{1,3},&quot;)" office:value-type="string" office:string-value="344," calcext:value-type="string">
            <text:p>344,</text:p>
          </table:table-cell>
          <table:table-cell table:formula="of:=ORG.LIBREOFFICE.REGEX([.A49];&quot;,\d{1,3}&quot;)" office:value-type="string" office:string-value=",367" calcext:value-type="string">
            <text:p>,367</text:p>
          </table:table-cell>
          <table:table-cell table:style-name="ce2" table:formula="of:=ORG.LIBREOFFICE.REGEX([.B49];&quot;\d{1,3}&quot;)" office:value-type="string" office:string-value="344" calcext:value-type="string">
            <text:p>344</text:p>
          </table:table-cell>
          <table:table-cell table:formula="of:=ORG.LIBREOFFICE.REGEX([.C49];&quot;\d{1,3}&quot;)" office:value-type="string" office:string-value="367" calcext:value-type="string">
            <text:p>367</text:p>
          </table:table-cell>
          <table:table-cell table:formula="of:=[.D49]*[.E49]" office:value-type="float" office:value="126248" calcext:value-type="float">
            <text:p>126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84,545)</text:p>
          </table:table-cell>
          <table:table-cell table:style-name="ce2" table:formula="of:=ORG.LIBREOFFICE.REGEX([.A50];&quot;\d{1,3},&quot;)" office:value-type="string" office:string-value="884," calcext:value-type="string">
            <text:p>884,</text:p>
          </table:table-cell>
          <table:table-cell table:formula="of:=ORG.LIBREOFFICE.REGEX([.A50];&quot;,\d{1,3}&quot;)" office:value-type="string" office:string-value=",545" calcext:value-type="string">
            <text:p>,545</text:p>
          </table:table-cell>
          <table:table-cell table:style-name="ce2" table:formula="of:=ORG.LIBREOFFICE.REGEX([.B50];&quot;\d{1,3}&quot;)" office:value-type="string" office:string-value="884" calcext:value-type="string">
            <text:p>884</text:p>
          </table:table-cell>
          <table:table-cell table:formula="of:=ORG.LIBREOFFICE.REGEX([.C50];&quot;\d{1,3}&quot;)" office:value-type="string" office:string-value="545" calcext:value-type="string">
            <text:p>545</text:p>
          </table:table-cell>
          <table:table-cell table:formula="of:=[.D50]*[.E50]" office:value-type="float" office:value="481780" calcext:value-type="float">
            <text:p>4817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81,829)</text:p>
          </table:table-cell>
          <table:table-cell table:style-name="ce2" table:formula="of:=ORG.LIBREOFFICE.REGEX([.A51];&quot;\d{1,3},&quot;)" office:value-type="string" office:string-value="981," calcext:value-type="string">
            <text:p>981,</text:p>
          </table:table-cell>
          <table:table-cell table:formula="of:=ORG.LIBREOFFICE.REGEX([.A51];&quot;,\d{1,3}&quot;)" office:value-type="string" office:string-value=",829" calcext:value-type="string">
            <text:p>,829</text:p>
          </table:table-cell>
          <table:table-cell table:style-name="ce2" table:formula="of:=ORG.LIBREOFFICE.REGEX([.B51];&quot;\d{1,3}&quot;)" office:value-type="string" office:string-value="981" calcext:value-type="string">
            <text:p>981</text:p>
          </table:table-cell>
          <table:table-cell table:formula="of:=ORG.LIBREOFFICE.REGEX([.C51];&quot;\d{1,3}&quot;)" office:value-type="string" office:string-value="829" calcext:value-type="string">
            <text:p>829</text:p>
          </table:table-cell>
          <table:table-cell table:formula="of:=[.D51]*[.E51]" office:value-type="float" office:value="813249" calcext:value-type="float">
            <text:p>813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4,22)</text:p>
          </table:table-cell>
          <table:table-cell table:style-name="ce2" table:formula="of:=ORG.LIBREOFFICE.REGEX([.A52];&quot;\d{1,3},&quot;)" office:value-type="string" office:string-value="444," calcext:value-type="string">
            <text:p>444,</text:p>
          </table:table-cell>
          <table:table-cell table:formula="of:=ORG.LIBREOFFICE.REGEX([.A52];&quot;,\d{1,3}&quot;)" office:value-type="string" office:string-value=",22" calcext:value-type="string">
            <text:p>,22</text:p>
          </table:table-cell>
          <table:table-cell table:style-name="ce2" table:formula="of:=ORG.LIBREOFFICE.REGEX([.B52];&quot;\d{1,3}&quot;)" office:value-type="string" office:string-value="444" calcext:value-type="string">
            <text:p>444</text:p>
          </table:table-cell>
          <table:table-cell table:formula="of:=ORG.LIBREOFFICE.REGEX([.C52];&quot;\d{1,3}&quot;)" office:value-type="string" office:string-value="22" calcext:value-type="string">
            <text:p>22</text:p>
          </table:table-cell>
          <table:table-cell table:formula="of:=[.D52]*[.E52]" office:value-type="float" office:value="9768" calcext:value-type="float">
            <text:p>97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7,636)</text:p>
          </table:table-cell>
          <table:table-cell table:style-name="ce2" table:formula="of:=ORG.LIBREOFFICE.REGEX([.A53];&quot;\d{1,3},&quot;)" office:value-type="string" office:string-value="257," calcext:value-type="string">
            <text:p>257,</text:p>
          </table:table-cell>
          <table:table-cell table:formula="of:=ORG.LIBREOFFICE.REGEX([.A53];&quot;,\d{1,3}&quot;)" office:value-type="string" office:string-value=",636" calcext:value-type="string">
            <text:p>,636</text:p>
          </table:table-cell>
          <table:table-cell table:style-name="ce2" table:formula="of:=ORG.LIBREOFFICE.REGEX([.B53];&quot;\d{1,3}&quot;)" office:value-type="string" office:string-value="257" calcext:value-type="string">
            <text:p>257</text:p>
          </table:table-cell>
          <table:table-cell table:formula="of:=ORG.LIBREOFFICE.REGEX([.C53];&quot;\d{1,3}&quot;)" office:value-type="string" office:string-value="636" calcext:value-type="string">
            <text:p>636</text:p>
          </table:table-cell>
          <table:table-cell table:formula="of:=[.D53]*[.E53]" office:value-type="float" office:value="163452" calcext:value-type="float">
            <text:p>1634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3,941)</text:p>
          </table:table-cell>
          <table:table-cell table:style-name="ce2" table:formula="of:=ORG.LIBREOFFICE.REGEX([.A54];&quot;\d{1,3},&quot;)" office:value-type="string" office:string-value="603," calcext:value-type="string">
            <text:p>603,</text:p>
          </table:table-cell>
          <table:table-cell table:formula="of:=ORG.LIBREOFFICE.REGEX([.A54];&quot;,\d{1,3}&quot;)" office:value-type="string" office:string-value=",941" calcext:value-type="string">
            <text:p>,941</text:p>
          </table:table-cell>
          <table:table-cell table:style-name="ce2" table:formula="of:=ORG.LIBREOFFICE.REGEX([.B54];&quot;\d{1,3}&quot;)" office:value-type="string" office:string-value="603" calcext:value-type="string">
            <text:p>603</text:p>
          </table:table-cell>
          <table:table-cell table:formula="of:=ORG.LIBREOFFICE.REGEX([.C54];&quot;\d{1,3}&quot;)" office:value-type="string" office:string-value="941" calcext:value-type="string">
            <text:p>941</text:p>
          </table:table-cell>
          <table:table-cell table:formula="of:=[.D54]*[.E54]" office:value-type="float" office:value="567423" calcext:value-type="float">
            <text:p>5674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09,476)</text:p>
          </table:table-cell>
          <table:table-cell table:style-name="ce2" table:formula="of:=ORG.LIBREOFFICE.REGEX([.A55];&quot;\d{1,3},&quot;)" office:value-type="string" office:string-value="109," calcext:value-type="string">
            <text:p>109,</text:p>
          </table:table-cell>
          <table:table-cell table:formula="of:=ORG.LIBREOFFICE.REGEX([.A55];&quot;,\d{1,3}&quot;)" office:value-type="string" office:string-value=",476" calcext:value-type="string">
            <text:p>,476</text:p>
          </table:table-cell>
          <table:table-cell table:style-name="ce2" table:formula="of:=ORG.LIBREOFFICE.REGEX([.B55];&quot;\d{1,3}&quot;)" office:value-type="string" office:string-value="109" calcext:value-type="string">
            <text:p>109</text:p>
          </table:table-cell>
          <table:table-cell table:formula="of:=ORG.LIBREOFFICE.REGEX([.C55];&quot;\d{1,3}&quot;)" office:value-type="string" office:string-value="476" calcext:value-type="string">
            <text:p>476</text:p>
          </table:table-cell>
          <table:table-cell table:formula="of:=[.D55]*[.E55]" office:value-type="float" office:value="51884" calcext:value-type="float">
            <text:p>518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9,108)</text:p>
          </table:table-cell>
          <table:table-cell table:style-name="ce2" table:formula="of:=ORG.LIBREOFFICE.REGEX([.A56];&quot;\d{1,3},&quot;)" office:value-type="string" office:string-value="149," calcext:value-type="string">
            <text:p>149,</text:p>
          </table:table-cell>
          <table:table-cell table:formula="of:=ORG.LIBREOFFICE.REGEX([.A56];&quot;,\d{1,3}&quot;)" office:value-type="string" office:string-value=",108" calcext:value-type="string">
            <text:p>,108</text:p>
          </table:table-cell>
          <table:table-cell table:style-name="ce2" table:formula="of:=ORG.LIBREOFFICE.REGEX([.B56];&quot;\d{1,3}&quot;)" office:value-type="string" office:string-value="149" calcext:value-type="string">
            <text:p>149</text:p>
          </table:table-cell>
          <table:table-cell table:formula="of:=ORG.LIBREOFFICE.REGEX([.C56];&quot;\d{1,3}&quot;)" office:value-type="string" office:string-value="108" calcext:value-type="string">
            <text:p>108</text:p>
          </table:table-cell>
          <table:table-cell table:formula="of:=[.D56]*[.E56]" office:value-type="float" office:value="16092" calcext:value-type="float">
            <text:p>160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16,634)</text:p>
          </table:table-cell>
          <table:table-cell table:style-name="ce2" table:formula="of:=ORG.LIBREOFFICE.REGEX([.A57];&quot;\d{1,3},&quot;)" office:value-type="string" office:string-value="716," calcext:value-type="string">
            <text:p>716,</text:p>
          </table:table-cell>
          <table:table-cell table:formula="of:=ORG.LIBREOFFICE.REGEX([.A57];&quot;,\d{1,3}&quot;)" office:value-type="string" office:string-value=",634" calcext:value-type="string">
            <text:p>,634</text:p>
          </table:table-cell>
          <table:table-cell table:style-name="ce2" table:formula="of:=ORG.LIBREOFFICE.REGEX([.B57];&quot;\d{1,3}&quot;)" office:value-type="string" office:string-value="716" calcext:value-type="string">
            <text:p>716</text:p>
          </table:table-cell>
          <table:table-cell table:formula="of:=ORG.LIBREOFFICE.REGEX([.C57];&quot;\d{1,3}&quot;)" office:value-type="string" office:string-value="634" calcext:value-type="string">
            <text:p>634</text:p>
          </table:table-cell>
          <table:table-cell table:formula="of:=[.D57]*[.E57]" office:value-type="float" office:value="453944" calcext:value-type="float">
            <text:p>453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19,396)</text:p>
          </table:table-cell>
          <table:table-cell table:style-name="ce2" table:formula="of:=ORG.LIBREOFFICE.REGEX([.A58];&quot;\d{1,3},&quot;)" office:value-type="string" office:string-value="919," calcext:value-type="string">
            <text:p>919,</text:p>
          </table:table-cell>
          <table:table-cell table:formula="of:=ORG.LIBREOFFICE.REGEX([.A58];&quot;,\d{1,3}&quot;)" office:value-type="string" office:string-value=",396" calcext:value-type="string">
            <text:p>,396</text:p>
          </table:table-cell>
          <table:table-cell table:style-name="ce2" table:formula="of:=ORG.LIBREOFFICE.REGEX([.B58];&quot;\d{1,3}&quot;)" office:value-type="string" office:string-value="919" calcext:value-type="string">
            <text:p>919</text:p>
          </table:table-cell>
          <table:table-cell table:formula="of:=ORG.LIBREOFFICE.REGEX([.C58];&quot;\d{1,3}&quot;)" office:value-type="string" office:string-value="396" calcext:value-type="string">
            <text:p>396</text:p>
          </table:table-cell>
          <table:table-cell table:formula="of:=[.D58]*[.E58]" office:value-type="float" office:value="363924" calcext:value-type="float">
            <text:p>363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49,950)</text:p>
          </table:table-cell>
          <table:table-cell table:style-name="ce2" table:formula="of:=ORG.LIBREOFFICE.REGEX([.A59];&quot;\d{1,3},&quot;)" office:value-type="string" office:string-value="949," calcext:value-type="string">
            <text:p>949,</text:p>
          </table:table-cell>
          <table:table-cell table:formula="of:=ORG.LIBREOFFICE.REGEX([.A59];&quot;,\d{1,3}&quot;)" office:value-type="string" office:string-value=",950" calcext:value-type="string">
            <text:p>,950</text:p>
          </table:table-cell>
          <table:table-cell table:style-name="ce2" table:formula="of:=ORG.LIBREOFFICE.REGEX([.B59];&quot;\d{1,3}&quot;)" office:value-type="string" office:string-value="949" calcext:value-type="string">
            <text:p>949</text:p>
          </table:table-cell>
          <table:table-cell table:formula="of:=ORG.LIBREOFFICE.REGEX([.C59];&quot;\d{1,3}&quot;)" office:value-type="string" office:string-value="950" calcext:value-type="string">
            <text:p>950</text:p>
          </table:table-cell>
          <table:table-cell table:formula="of:=[.D59]*[.E59]" office:value-type="float" office:value="901550" calcext:value-type="float">
            <text:p>9015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49,808)</text:p>
          </table:table-cell>
          <table:table-cell table:style-name="ce2" table:formula="of:=ORG.LIBREOFFICE.REGEX([.A60];&quot;\d{1,3},&quot;)" office:value-type="string" office:string-value="949," calcext:value-type="string">
            <text:p>949,</text:p>
          </table:table-cell>
          <table:table-cell table:formula="of:=ORG.LIBREOFFICE.REGEX([.A60];&quot;,\d{1,3}&quot;)" office:value-type="string" office:string-value=",808" calcext:value-type="string">
            <text:p>,808</text:p>
          </table:table-cell>
          <table:table-cell table:style-name="ce2" table:formula="of:=ORG.LIBREOFFICE.REGEX([.B60];&quot;\d{1,3}&quot;)" office:value-type="string" office:string-value="949" calcext:value-type="string">
            <text:p>949</text:p>
          </table:table-cell>
          <table:table-cell table:formula="of:=ORG.LIBREOFFICE.REGEX([.C60];&quot;\d{1,3}&quot;)" office:value-type="string" office:string-value="808" calcext:value-type="string">
            <text:p>808</text:p>
          </table:table-cell>
          <table:table-cell table:formula="of:=[.D60]*[.E60]" office:value-type="float" office:value="766792" calcext:value-type="float">
            <text:p>7667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8,162)</text:p>
          </table:table-cell>
          <table:table-cell table:style-name="ce2" table:formula="of:=ORG.LIBREOFFICE.REGEX([.A61];&quot;\d{1,3},&quot;)" office:value-type="string" office:string-value="678," calcext:value-type="string">
            <text:p>678,</text:p>
          </table:table-cell>
          <table:table-cell table:formula="of:=ORG.LIBREOFFICE.REGEX([.A61];&quot;,\d{1,3}&quot;)" office:value-type="string" office:string-value=",162" calcext:value-type="string">
            <text:p>,162</text:p>
          </table:table-cell>
          <table:table-cell table:style-name="ce2" table:formula="of:=ORG.LIBREOFFICE.REGEX([.B61];&quot;\d{1,3}&quot;)" office:value-type="string" office:string-value="678" calcext:value-type="string">
            <text:p>678</text:p>
          </table:table-cell>
          <table:table-cell table:formula="of:=ORG.LIBREOFFICE.REGEX([.C61];&quot;\d{1,3}&quot;)" office:value-type="string" office:string-value="162" calcext:value-type="string">
            <text:p>162</text:p>
          </table:table-cell>
          <table:table-cell table:formula="of:=[.D61]*[.E61]" office:value-type="float" office:value="109836" calcext:value-type="float">
            <text:p>1098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62,475)</text:p>
          </table:table-cell>
          <table:table-cell table:style-name="ce2" table:formula="of:=ORG.LIBREOFFICE.REGEX([.A62];&quot;\d{1,3},&quot;)" office:value-type="string" office:string-value="862," calcext:value-type="string">
            <text:p>862,</text:p>
          </table:table-cell>
          <table:table-cell table:formula="of:=ORG.LIBREOFFICE.REGEX([.A62];&quot;,\d{1,3}&quot;)" office:value-type="string" office:string-value=",475" calcext:value-type="string">
            <text:p>,475</text:p>
          </table:table-cell>
          <table:table-cell table:style-name="ce2" table:formula="of:=ORG.LIBREOFFICE.REGEX([.B62];&quot;\d{1,3}&quot;)" office:value-type="string" office:string-value="862" calcext:value-type="string">
            <text:p>862</text:p>
          </table:table-cell>
          <table:table-cell table:formula="of:=ORG.LIBREOFFICE.REGEX([.C62];&quot;\d{1,3}&quot;)" office:value-type="string" office:string-value="475" calcext:value-type="string">
            <text:p>475</text:p>
          </table:table-cell>
          <table:table-cell table:formula="of:=[.D62]*[.E62]" office:value-type="float" office:value="409450" calcext:value-type="float">
            <text:p>4094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0,321)</text:p>
          </table:table-cell>
          <table:table-cell table:style-name="ce2" table:formula="of:=ORG.LIBREOFFICE.REGEX([.A63];&quot;\d{1,3},&quot;)" office:value-type="string" office:string-value="750," calcext:value-type="string">
            <text:p>750,</text:p>
          </table:table-cell>
          <table:table-cell table:formula="of:=ORG.LIBREOFFICE.REGEX([.A63];&quot;,\d{1,3}&quot;)" office:value-type="string" office:string-value=",321" calcext:value-type="string">
            <text:p>,321</text:p>
          </table:table-cell>
          <table:table-cell table:style-name="ce2" table:formula="of:=ORG.LIBREOFFICE.REGEX([.B63];&quot;\d{1,3}&quot;)" office:value-type="string" office:string-value="750" calcext:value-type="string">
            <text:p>750</text:p>
          </table:table-cell>
          <table:table-cell table:formula="of:=ORG.LIBREOFFICE.REGEX([.C63];&quot;\d{1,3}&quot;)" office:value-type="string" office:string-value="321" calcext:value-type="string">
            <text:p>321</text:p>
          </table:table-cell>
          <table:table-cell table:formula="of:=[.D63]*[.E63]" office:value-type="float" office:value="240750" calcext:value-type="float">
            <text:p>240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53,52)</text:p>
          </table:table-cell>
          <table:table-cell table:style-name="ce2" table:formula="of:=ORG.LIBREOFFICE.REGEX([.A64];&quot;\d{1,3},&quot;)" office:value-type="string" office:string-value="953," calcext:value-type="string">
            <text:p>953,</text:p>
          </table:table-cell>
          <table:table-cell table:formula="of:=ORG.LIBREOFFICE.REGEX([.A64];&quot;,\d{1,3}&quot;)" office:value-type="string" office:string-value=",52" calcext:value-type="string">
            <text:p>,52</text:p>
          </table:table-cell>
          <table:table-cell table:style-name="ce2" table:formula="of:=ORG.LIBREOFFICE.REGEX([.B64];&quot;\d{1,3}&quot;)" office:value-type="string" office:string-value="953" calcext:value-type="string">
            <text:p>953</text:p>
          </table:table-cell>
          <table:table-cell table:formula="of:=ORG.LIBREOFFICE.REGEX([.C64];&quot;\d{1,3}&quot;)" office:value-type="string" office:string-value="52" calcext:value-type="string">
            <text:p>52</text:p>
          </table:table-cell>
          <table:table-cell table:formula="of:=[.D64]*[.E64]" office:value-type="float" office:value="49556" calcext:value-type="float">
            <text:p>495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8,319)</text:p>
          </table:table-cell>
          <table:table-cell table:style-name="ce2" table:formula="of:=ORG.LIBREOFFICE.REGEX([.A65];&quot;\d{1,3},&quot;)" office:value-type="string" office:string-value="408," calcext:value-type="string">
            <text:p>408,</text:p>
          </table:table-cell>
          <table:table-cell table:formula="of:=ORG.LIBREOFFICE.REGEX([.A65];&quot;,\d{1,3}&quot;)" office:value-type="string" office:string-value=",319" calcext:value-type="string">
            <text:p>,319</text:p>
          </table:table-cell>
          <table:table-cell table:style-name="ce2" table:formula="of:=ORG.LIBREOFFICE.REGEX([.B65];&quot;\d{1,3}&quot;)" office:value-type="string" office:string-value="408" calcext:value-type="string">
            <text:p>408</text:p>
          </table:table-cell>
          <table:table-cell table:formula="of:=ORG.LIBREOFFICE.REGEX([.C65];&quot;\d{1,3}&quot;)" office:value-type="string" office:string-value="319" calcext:value-type="string">
            <text:p>319</text:p>
          </table:table-cell>
          <table:table-cell table:formula="of:=[.D65]*[.E65]" office:value-type="float" office:value="130152" calcext:value-type="float">
            <text:p>130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8,330)</text:p>
          </table:table-cell>
          <table:table-cell table:style-name="ce2" table:formula="of:=ORG.LIBREOFFICE.REGEX([.A66];&quot;\d{1,3},&quot;)" office:value-type="string" office:string-value="308," calcext:value-type="string">
            <text:p>308,</text:p>
          </table:table-cell>
          <table:table-cell table:formula="of:=ORG.LIBREOFFICE.REGEX([.A66];&quot;,\d{1,3}&quot;)" office:value-type="string" office:string-value=",330" calcext:value-type="string">
            <text:p>,330</text:p>
          </table:table-cell>
          <table:table-cell table:style-name="ce2" table:formula="of:=ORG.LIBREOFFICE.REGEX([.B66];&quot;\d{1,3}&quot;)" office:value-type="string" office:string-value="308" calcext:value-type="string">
            <text:p>308</text:p>
          </table:table-cell>
          <table:table-cell table:formula="of:=ORG.LIBREOFFICE.REGEX([.C66];&quot;\d{1,3}&quot;)" office:value-type="string" office:string-value="330" calcext:value-type="string">
            <text:p>330</text:p>
          </table:table-cell>
          <table:table-cell table:formula="of:=[.D66]*[.E66]" office:value-type="float" office:value="101640" calcext:value-type="float">
            <text:p>101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7,743)</text:p>
          </table:table-cell>
          <table:table-cell table:style-name="ce2" table:formula="of:=ORG.LIBREOFFICE.REGEX([.A67];&quot;\d{1,3},&quot;)" office:value-type="string" office:string-value="607," calcext:value-type="string">
            <text:p>607,</text:p>
          </table:table-cell>
          <table:table-cell table:formula="of:=ORG.LIBREOFFICE.REGEX([.A67];&quot;,\d{1,3}&quot;)" office:value-type="string" office:string-value=",743" calcext:value-type="string">
            <text:p>,743</text:p>
          </table:table-cell>
          <table:table-cell table:style-name="ce2" table:formula="of:=ORG.LIBREOFFICE.REGEX([.B67];&quot;\d{1,3}&quot;)" office:value-type="string" office:string-value="607" calcext:value-type="string">
            <text:p>607</text:p>
          </table:table-cell>
          <table:table-cell table:formula="of:=ORG.LIBREOFFICE.REGEX([.C67];&quot;\d{1,3}&quot;)" office:value-type="string" office:string-value="743" calcext:value-type="string">
            <text:p>743</text:p>
          </table:table-cell>
          <table:table-cell table:formula="of:=[.D67]*[.E67]" office:value-type="float" office:value="451001" calcext:value-type="float">
            <text:p>451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7,198)</text:p>
          </table:table-cell>
          <table:table-cell table:style-name="ce2" table:formula="of:=ORG.LIBREOFFICE.REGEX([.A68];&quot;\d{1,3},&quot;)" office:value-type="string" office:string-value="737," calcext:value-type="string">
            <text:p>737,</text:p>
          </table:table-cell>
          <table:table-cell table:formula="of:=ORG.LIBREOFFICE.REGEX([.A68];&quot;,\d{1,3}&quot;)" office:value-type="string" office:string-value=",198" calcext:value-type="string">
            <text:p>,198</text:p>
          </table:table-cell>
          <table:table-cell table:style-name="ce2" table:formula="of:=ORG.LIBREOFFICE.REGEX([.B68];&quot;\d{1,3}&quot;)" office:value-type="string" office:string-value="737" calcext:value-type="string">
            <text:p>737</text:p>
          </table:table-cell>
          <table:table-cell table:formula="of:=ORG.LIBREOFFICE.REGEX([.C68];&quot;\d{1,3}&quot;)" office:value-type="string" office:string-value="198" calcext:value-type="string">
            <text:p>198</text:p>
          </table:table-cell>
          <table:table-cell table:formula="of:=[.D68]*[.E68]" office:value-type="float" office:value="145926" calcext:value-type="float">
            <text:p>1459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9,606)</text:p>
          </table:table-cell>
          <table:table-cell table:style-name="ce2" table:formula="of:=ORG.LIBREOFFICE.REGEX([.A69];&quot;\d{1,3},&quot;)" office:value-type="string" office:string-value="979," calcext:value-type="string">
            <text:p>979,</text:p>
          </table:table-cell>
          <table:table-cell table:formula="of:=ORG.LIBREOFFICE.REGEX([.A69];&quot;,\d{1,3}&quot;)" office:value-type="string" office:string-value=",606" calcext:value-type="string">
            <text:p>,606</text:p>
          </table:table-cell>
          <table:table-cell table:style-name="ce2" table:formula="of:=ORG.LIBREOFFICE.REGEX([.B69];&quot;\d{1,3}&quot;)" office:value-type="string" office:string-value="979" calcext:value-type="string">
            <text:p>979</text:p>
          </table:table-cell>
          <table:table-cell table:formula="of:=ORG.LIBREOFFICE.REGEX([.C69];&quot;\d{1,3}&quot;)" office:value-type="string" office:string-value="606" calcext:value-type="string">
            <text:p>606</text:p>
          </table:table-cell>
          <table:table-cell table:formula="of:=[.D69]*[.E69]" office:value-type="float" office:value="593274" calcext:value-type="float">
            <text:p>5932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3,381)</text:p>
          </table:table-cell>
          <table:table-cell table:style-name="ce2" table:formula="of:=ORG.LIBREOFFICE.REGEX([.A70];&quot;\d{1,3},&quot;)" office:value-type="string" office:string-value="223," calcext:value-type="string">
            <text:p>223,</text:p>
          </table:table-cell>
          <table:table-cell table:formula="of:=ORG.LIBREOFFICE.REGEX([.A70];&quot;,\d{1,3}&quot;)" office:value-type="string" office:string-value=",381" calcext:value-type="string">
            <text:p>,381</text:p>
          </table:table-cell>
          <table:table-cell table:style-name="ce2" table:formula="of:=ORG.LIBREOFFICE.REGEX([.B70];&quot;\d{1,3}&quot;)" office:value-type="string" office:string-value="223" calcext:value-type="string">
            <text:p>223</text:p>
          </table:table-cell>
          <table:table-cell table:formula="of:=ORG.LIBREOFFICE.REGEX([.C70];&quot;\d{1,3}&quot;)" office:value-type="string" office:string-value="381" calcext:value-type="string">
            <text:p>381</text:p>
          </table:table-cell>
          <table:table-cell table:formula="of:=[.D70]*[.E70]" office:value-type="float" office:value="84963" calcext:value-type="float">
            <text:p>849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5,817)</text:p>
          </table:table-cell>
          <table:table-cell table:style-name="ce2" table:formula="of:=ORG.LIBREOFFICE.REGEX([.A71];&quot;\d{1,3},&quot;)" office:value-type="string" office:string-value="875," calcext:value-type="string">
            <text:p>875,</text:p>
          </table:table-cell>
          <table:table-cell table:formula="of:=ORG.LIBREOFFICE.REGEX([.A71];&quot;,\d{1,3}&quot;)" office:value-type="string" office:string-value=",817" calcext:value-type="string">
            <text:p>,817</text:p>
          </table:table-cell>
          <table:table-cell table:style-name="ce2" table:formula="of:=ORG.LIBREOFFICE.REGEX([.B71];&quot;\d{1,3}&quot;)" office:value-type="string" office:string-value="875" calcext:value-type="string">
            <text:p>875</text:p>
          </table:table-cell>
          <table:table-cell table:formula="of:=ORG.LIBREOFFICE.REGEX([.C71];&quot;\d{1,3}&quot;)" office:value-type="string" office:string-value="817" calcext:value-type="string">
            <text:p>817</text:p>
          </table:table-cell>
          <table:table-cell table:formula="of:=[.D71]*[.E71]" office:value-type="float" office:value="714875" calcext:value-type="float">
            <text:p>7148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9,646)</text:p>
          </table:table-cell>
          <table:table-cell table:style-name="ce2" table:formula="of:=ORG.LIBREOFFICE.REGEX([.A72];&quot;\d{1,3},&quot;)" office:value-type="string" office:string-value="799," calcext:value-type="string">
            <text:p>799,</text:p>
          </table:table-cell>
          <table:table-cell table:formula="of:=ORG.LIBREOFFICE.REGEX([.A72];&quot;,\d{1,3}&quot;)" office:value-type="string" office:string-value=",646" calcext:value-type="string">
            <text:p>,646</text:p>
          </table:table-cell>
          <table:table-cell table:style-name="ce2" table:formula="of:=ORG.LIBREOFFICE.REGEX([.B72];&quot;\d{1,3}&quot;)" office:value-type="string" office:string-value="799" calcext:value-type="string">
            <text:p>799</text:p>
          </table:table-cell>
          <table:table-cell table:formula="of:=ORG.LIBREOFFICE.REGEX([.C72];&quot;\d{1,3}&quot;)" office:value-type="string" office:string-value="646" calcext:value-type="string">
            <text:p>646</text:p>
          </table:table-cell>
          <table:table-cell table:formula="of:=[.D72]*[.E72]" office:value-type="float" office:value="516154" calcext:value-type="float">
            <text:p>516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2,552)</text:p>
          </table:table-cell>
          <table:table-cell table:style-name="ce2" table:formula="of:=ORG.LIBREOFFICE.REGEX([.A73];&quot;\d{1,3},&quot;)" office:value-type="string" office:string-value="162," calcext:value-type="string">
            <text:p>162,</text:p>
          </table:table-cell>
          <table:table-cell table:formula="of:=ORG.LIBREOFFICE.REGEX([.A73];&quot;,\d{1,3}&quot;)" office:value-type="string" office:string-value=",552" calcext:value-type="string">
            <text:p>,552</text:p>
          </table:table-cell>
          <table:table-cell table:style-name="ce2" table:formula="of:=ORG.LIBREOFFICE.REGEX([.B73];&quot;\d{1,3}&quot;)" office:value-type="string" office:string-value="162" calcext:value-type="string">
            <text:p>162</text:p>
          </table:table-cell>
          <table:table-cell table:formula="of:=ORG.LIBREOFFICE.REGEX([.C73];&quot;\d{1,3}&quot;)" office:value-type="string" office:string-value="552" calcext:value-type="string">
            <text:p>552</text:p>
          </table:table-cell>
          <table:table-cell table:formula="of:=[.D73]*[.E73]" office:value-type="float" office:value="89424" calcext:value-type="float">
            <text:p>89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3,192)</text:p>
          </table:table-cell>
          <table:table-cell table:style-name="ce2" table:formula="of:=ORG.LIBREOFFICE.REGEX([.A74];&quot;\d{1,3},&quot;)" office:value-type="string" office:string-value="623," calcext:value-type="string">
            <text:p>623,</text:p>
          </table:table-cell>
          <table:table-cell table:formula="of:=ORG.LIBREOFFICE.REGEX([.A74];&quot;,\d{1,3}&quot;)" office:value-type="string" office:string-value=",192" calcext:value-type="string">
            <text:p>,192</text:p>
          </table:table-cell>
          <table:table-cell table:style-name="ce2" table:formula="of:=ORG.LIBREOFFICE.REGEX([.B74];&quot;\d{1,3}&quot;)" office:value-type="string" office:string-value="623" calcext:value-type="string">
            <text:p>623</text:p>
          </table:table-cell>
          <table:table-cell table:formula="of:=ORG.LIBREOFFICE.REGEX([.C74];&quot;\d{1,3}&quot;)" office:value-type="string" office:string-value="192" calcext:value-type="string">
            <text:p>192</text:p>
          </table:table-cell>
          <table:table-cell table:formula="of:=[.D74]*[.E74]" office:value-type="float" office:value="119616" calcext:value-type="float">
            <text:p>1196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53,100)</text:p>
          </table:table-cell>
          <table:table-cell table:style-name="ce2" table:formula="of:=ORG.LIBREOFFICE.REGEX([.A75];&quot;\d{1,3},&quot;)" office:value-type="string" office:string-value="853," calcext:value-type="string">
            <text:p>853,</text:p>
          </table:table-cell>
          <table:table-cell table:formula="of:=ORG.LIBREOFFICE.REGEX([.A75];&quot;,\d{1,3}&quot;)" office:value-type="string" office:string-value=",100" calcext:value-type="string">
            <text:p>,100</text:p>
          </table:table-cell>
          <table:table-cell table:style-name="ce2" table:formula="of:=ORG.LIBREOFFICE.REGEX([.B75];&quot;\d{1,3}&quot;)" office:value-type="string" office:string-value="853" calcext:value-type="string">
            <text:p>853</text:p>
          </table:table-cell>
          <table:table-cell table:formula="of:=ORG.LIBREOFFICE.REGEX([.C75];&quot;\d{1,3}&quot;)" office:value-type="string" office:string-value="100" calcext:value-type="string">
            <text:p>100</text:p>
          </table:table-cell>
          <table:table-cell table:formula="of:=[.D75]*[.E75]" office:value-type="float" office:value="85300" calcext:value-type="float">
            <text:p>85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1,746)</text:p>
          </table:table-cell>
          <table:table-cell table:style-name="ce2" table:formula="of:=ORG.LIBREOFFICE.REGEX([.A76];&quot;\d{1,3},&quot;)" office:value-type="string" office:string-value="501," calcext:value-type="string">
            <text:p>501,</text:p>
          </table:table-cell>
          <table:table-cell table:formula="of:=ORG.LIBREOFFICE.REGEX([.A76];&quot;,\d{1,3}&quot;)" office:value-type="string" office:string-value=",746" calcext:value-type="string">
            <text:p>,746</text:p>
          </table:table-cell>
          <table:table-cell table:style-name="ce2" table:formula="of:=ORG.LIBREOFFICE.REGEX([.B76];&quot;\d{1,3}&quot;)" office:value-type="string" office:string-value="501" calcext:value-type="string">
            <text:p>501</text:p>
          </table:table-cell>
          <table:table-cell table:formula="of:=ORG.LIBREOFFICE.REGEX([.C76];&quot;\d{1,3}&quot;)" office:value-type="string" office:string-value="746" calcext:value-type="string">
            <text:p>746</text:p>
          </table:table-cell>
          <table:table-cell table:formula="of:=[.D76]*[.E76]" office:value-type="float" office:value="373746" calcext:value-type="float">
            <text:p>3737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9,24)</text:p>
          </table:table-cell>
          <table:table-cell table:style-name="ce2" table:formula="of:=ORG.LIBREOFFICE.REGEX([.A77];&quot;\d{1,3},&quot;)" office:value-type="string" office:string-value="599," calcext:value-type="string">
            <text:p>599,</text:p>
          </table:table-cell>
          <table:table-cell table:formula="of:=ORG.LIBREOFFICE.REGEX([.A77];&quot;,\d{1,3}&quot;)" office:value-type="string" office:string-value=",24" calcext:value-type="string">
            <text:p>,24</text:p>
          </table:table-cell>
          <table:table-cell table:style-name="ce2" table:formula="of:=ORG.LIBREOFFICE.REGEX([.B77];&quot;\d{1,3}&quot;)" office:value-type="string" office:string-value="599" calcext:value-type="string">
            <text:p>599</text:p>
          </table:table-cell>
          <table:table-cell table:formula="of:=ORG.LIBREOFFICE.REGEX([.C77];&quot;\d{1,3}&quot;)" office:value-type="string" office:string-value="24" calcext:value-type="string">
            <text:p>24</text:p>
          </table:table-cell>
          <table:table-cell table:formula="of:=[.D77]*[.E77]" office:value-type="float" office:value="14376" calcext:value-type="float">
            <text:p>143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1,255)</text:p>
          </table:table-cell>
          <table:table-cell table:style-name="ce2" table:formula="of:=ORG.LIBREOFFICE.REGEX([.A78];&quot;\d{1,3},&quot;)" office:value-type="string" office:string-value="141," calcext:value-type="string">
            <text:p>141,</text:p>
          </table:table-cell>
          <table:table-cell table:formula="of:=ORG.LIBREOFFICE.REGEX([.A78];&quot;,\d{1,3}&quot;)" office:value-type="string" office:string-value=",255" calcext:value-type="string">
            <text:p>,255</text:p>
          </table:table-cell>
          <table:table-cell table:style-name="ce2" table:formula="of:=ORG.LIBREOFFICE.REGEX([.B78];&quot;\d{1,3}&quot;)" office:value-type="string" office:string-value="141" calcext:value-type="string">
            <text:p>141</text:p>
          </table:table-cell>
          <table:table-cell table:formula="of:=ORG.LIBREOFFICE.REGEX([.C78];&quot;\d{1,3}&quot;)" office:value-type="string" office:string-value="255" calcext:value-type="string">
            <text:p>255</text:p>
          </table:table-cell>
          <table:table-cell table:formula="of:=[.D78]*[.E78]" office:value-type="float" office:value="35955" calcext:value-type="float">
            <text:p>359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22,727)</text:p>
          </table:table-cell>
          <table:table-cell table:style-name="ce2" table:formula="of:=ORG.LIBREOFFICE.REGEX([.A79];&quot;\d{1,3},&quot;)" office:value-type="string" office:string-value="922," calcext:value-type="string">
            <text:p>922,</text:p>
          </table:table-cell>
          <table:table-cell table:formula="of:=ORG.LIBREOFFICE.REGEX([.A79];&quot;,\d{1,3}&quot;)" office:value-type="string" office:string-value=",727" calcext:value-type="string">
            <text:p>,727</text:p>
          </table:table-cell>
          <table:table-cell table:style-name="ce2" table:formula="of:=ORG.LIBREOFFICE.REGEX([.B79];&quot;\d{1,3}&quot;)" office:value-type="string" office:string-value="922" calcext:value-type="string">
            <text:p>922</text:p>
          </table:table-cell>
          <table:table-cell table:formula="of:=ORG.LIBREOFFICE.REGEX([.C79];&quot;\d{1,3}&quot;)" office:value-type="string" office:string-value="727" calcext:value-type="string">
            <text:p>727</text:p>
          </table:table-cell>
          <table:table-cell table:formula="of:=[.D79]*[.E79]" office:value-type="float" office:value="670294" calcext:value-type="float">
            <text:p>670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44,731)</text:p>
          </table:table-cell>
          <table:table-cell table:style-name="ce2" table:formula="of:=ORG.LIBREOFFICE.REGEX([.A80];&quot;\d{1,3},&quot;)" office:value-type="string" office:string-value="544," calcext:value-type="string">
            <text:p>544,</text:p>
          </table:table-cell>
          <table:table-cell table:formula="of:=ORG.LIBREOFFICE.REGEX([.A80];&quot;,\d{1,3}&quot;)" office:value-type="string" office:string-value=",731" calcext:value-type="string">
            <text:p>,731</text:p>
          </table:table-cell>
          <table:table-cell table:style-name="ce2" table:formula="of:=ORG.LIBREOFFICE.REGEX([.B80];&quot;\d{1,3}&quot;)" office:value-type="string" office:string-value="544" calcext:value-type="string">
            <text:p>544</text:p>
          </table:table-cell>
          <table:table-cell table:formula="of:=ORG.LIBREOFFICE.REGEX([.C80];&quot;\d{1,3}&quot;)" office:value-type="string" office:string-value="731" calcext:value-type="string">
            <text:p>731</text:p>
          </table:table-cell>
          <table:table-cell table:formula="of:=[.D80]*[.E80]" office:value-type="float" office:value="397664" calcext:value-type="float">
            <text:p>3976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9,809)</text:p>
          </table:table-cell>
          <table:table-cell table:style-name="ce2" table:formula="of:=ORG.LIBREOFFICE.REGEX([.A81];&quot;\d{1,3},&quot;)" office:value-type="string" office:string-value="609," calcext:value-type="string">
            <text:p>609,</text:p>
          </table:table-cell>
          <table:table-cell table:formula="of:=ORG.LIBREOFFICE.REGEX([.A81];&quot;,\d{1,3}&quot;)" office:value-type="string" office:string-value=",809" calcext:value-type="string">
            <text:p>,809</text:p>
          </table:table-cell>
          <table:table-cell table:style-name="ce2" table:formula="of:=ORG.LIBREOFFICE.REGEX([.B81];&quot;\d{1,3}&quot;)" office:value-type="string" office:string-value="609" calcext:value-type="string">
            <text:p>609</text:p>
          </table:table-cell>
          <table:table-cell table:formula="of:=ORG.LIBREOFFICE.REGEX([.C81];&quot;\d{1,3}&quot;)" office:value-type="string" office:string-value="809" calcext:value-type="string">
            <text:p>809</text:p>
          </table:table-cell>
          <table:table-cell table:formula="of:=[.D81]*[.E81]" office:value-type="float" office:value="492681" calcext:value-type="float">
            <text:p>4926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98,52)</text:p>
          </table:table-cell>
          <table:table-cell table:style-name="ce2" table:formula="of:=ORG.LIBREOFFICE.REGEX([.A82];&quot;\d{1,3},&quot;)" office:value-type="string" office:string-value="498," calcext:value-type="string">
            <text:p>498,</text:p>
          </table:table-cell>
          <table:table-cell table:formula="of:=ORG.LIBREOFFICE.REGEX([.A82];&quot;,\d{1,3}&quot;)" office:value-type="string" office:string-value=",52" calcext:value-type="string">
            <text:p>,52</text:p>
          </table:table-cell>
          <table:table-cell table:style-name="ce2" table:formula="of:=ORG.LIBREOFFICE.REGEX([.B82];&quot;\d{1,3}&quot;)" office:value-type="string" office:string-value="498" calcext:value-type="string">
            <text:p>498</text:p>
          </table:table-cell>
          <table:table-cell table:formula="of:=ORG.LIBREOFFICE.REGEX([.C82];&quot;\d{1,3}&quot;)" office:value-type="string" office:string-value="52" calcext:value-type="string">
            <text:p>52</text:p>
          </table:table-cell>
          <table:table-cell table:formula="of:=[.D82]*[.E82]" office:value-type="float" office:value="25896" calcext:value-type="float">
            <text:p>258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,285)</text:p>
          </table:table-cell>
          <table:table-cell table:style-name="ce2" table:formula="of:=ORG.LIBREOFFICE.REGEX([.A83];&quot;\d{1,3},&quot;)" office:value-type="string" office:string-value="60," calcext:value-type="string">
            <text:p>60,</text:p>
          </table:table-cell>
          <table:table-cell table:formula="of:=ORG.LIBREOFFICE.REGEX([.A83];&quot;,\d{1,3}&quot;)" office:value-type="string" office:string-value=",285" calcext:value-type="string">
            <text:p>,285</text:p>
          </table:table-cell>
          <table:table-cell table:style-name="ce2" table:formula="of:=ORG.LIBREOFFICE.REGEX([.B83];&quot;\d{1,3}&quot;)" office:value-type="string" office:string-value="60" calcext:value-type="string">
            <text:p>60</text:p>
          </table:table-cell>
          <table:table-cell table:formula="of:=ORG.LIBREOFFICE.REGEX([.C83];&quot;\d{1,3}&quot;)" office:value-type="string" office:string-value="285" calcext:value-type="string">
            <text:p>285</text:p>
          </table:table-cell>
          <table:table-cell table:formula="of:=[.D83]*[.E83]" office:value-type="float" office:value="17100" calcext:value-type="float">
            <text:p>17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94,43)</text:p>
          </table:table-cell>
          <table:table-cell table:style-name="ce2" table:formula="of:=ORG.LIBREOFFICE.REGEX([.A84];&quot;\d{1,3},&quot;)" office:value-type="string" office:string-value="894," calcext:value-type="string">
            <text:p>894,</text:p>
          </table:table-cell>
          <table:table-cell table:formula="of:=ORG.LIBREOFFICE.REGEX([.A84];&quot;,\d{1,3}&quot;)" office:value-type="string" office:string-value=",43" calcext:value-type="string">
            <text:p>,43</text:p>
          </table:table-cell>
          <table:table-cell table:style-name="ce2" table:formula="of:=ORG.LIBREOFFICE.REGEX([.B84];&quot;\d{1,3}&quot;)" office:value-type="string" office:string-value="894" calcext:value-type="string">
            <text:p>894</text:p>
          </table:table-cell>
          <table:table-cell table:formula="of:=ORG.LIBREOFFICE.REGEX([.C84];&quot;\d{1,3}&quot;)" office:value-type="string" office:string-value="43" calcext:value-type="string">
            <text:p>43</text:p>
          </table:table-cell>
          <table:table-cell table:formula="of:=[.D84]*[.E84]" office:value-type="float" office:value="38442" calcext:value-type="float">
            <text:p>384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1,263)</text:p>
          </table:table-cell>
          <table:table-cell table:style-name="ce2" table:formula="of:=ORG.LIBREOFFICE.REGEX([.A85];&quot;\d{1,3},&quot;)" office:value-type="string" office:string-value="731," calcext:value-type="string">
            <text:p>731,</text:p>
          </table:table-cell>
          <table:table-cell table:formula="of:=ORG.LIBREOFFICE.REGEX([.A85];&quot;,\d{1,3}&quot;)" office:value-type="string" office:string-value=",263" calcext:value-type="string">
            <text:p>,263</text:p>
          </table:table-cell>
          <table:table-cell table:style-name="ce2" table:formula="of:=ORG.LIBREOFFICE.REGEX([.B85];&quot;\d{1,3}&quot;)" office:value-type="string" office:string-value="731" calcext:value-type="string">
            <text:p>731</text:p>
          </table:table-cell>
          <table:table-cell table:formula="of:=ORG.LIBREOFFICE.REGEX([.C85];&quot;\d{1,3}&quot;)" office:value-type="string" office:string-value="263" calcext:value-type="string">
            <text:p>263</text:p>
          </table:table-cell>
          <table:table-cell table:formula="of:=[.D85]*[.E85]" office:value-type="float" office:value="192253" calcext:value-type="float">
            <text:p>192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16,369)</text:p>
          </table:table-cell>
          <table:table-cell table:style-name="ce2" table:formula="of:=ORG.LIBREOFFICE.REGEX([.A86];&quot;\d{1,3},&quot;)" office:value-type="string" office:string-value="516," calcext:value-type="string">
            <text:p>516,</text:p>
          </table:table-cell>
          <table:table-cell table:formula="of:=ORG.LIBREOFFICE.REGEX([.A86];&quot;,\d{1,3}&quot;)" office:value-type="string" office:string-value=",369" calcext:value-type="string">
            <text:p>,369</text:p>
          </table:table-cell>
          <table:table-cell table:style-name="ce2" table:formula="of:=ORG.LIBREOFFICE.REGEX([.B86];&quot;\d{1,3}&quot;)" office:value-type="string" office:string-value="516" calcext:value-type="string">
            <text:p>516</text:p>
          </table:table-cell>
          <table:table-cell table:formula="of:=ORG.LIBREOFFICE.REGEX([.C86];&quot;\d{1,3}&quot;)" office:value-type="string" office:string-value="369" calcext:value-type="string">
            <text:p>369</text:p>
          </table:table-cell>
          <table:table-cell table:formula="of:=[.D86]*[.E86]" office:value-type="float" office:value="190404" calcext:value-type="float">
            <text:p>1904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5,571)</text:p>
          </table:table-cell>
          <table:table-cell table:style-name="ce2" table:formula="of:=ORG.LIBREOFFICE.REGEX([.A87];&quot;\d{1,3},&quot;)" office:value-type="string" office:string-value="655," calcext:value-type="string">
            <text:p>655,</text:p>
          </table:table-cell>
          <table:table-cell table:formula="of:=ORG.LIBREOFFICE.REGEX([.A87];&quot;,\d{1,3}&quot;)" office:value-type="string" office:string-value=",571" calcext:value-type="string">
            <text:p>,571</text:p>
          </table:table-cell>
          <table:table-cell table:style-name="ce2" table:formula="of:=ORG.LIBREOFFICE.REGEX([.B87];&quot;\d{1,3}&quot;)" office:value-type="string" office:string-value="655" calcext:value-type="string">
            <text:p>655</text:p>
          </table:table-cell>
          <table:table-cell table:formula="of:=ORG.LIBREOFFICE.REGEX([.C87];&quot;\d{1,3}&quot;)" office:value-type="string" office:string-value="571" calcext:value-type="string">
            <text:p>571</text:p>
          </table:table-cell>
          <table:table-cell table:formula="of:=[.D87]*[.E87]" office:value-type="float" office:value="374005" calcext:value-type="float">
            <text:p>3740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2,59)</text:p>
          </table:table-cell>
          <table:table-cell table:style-name="ce2" table:formula="of:=ORG.LIBREOFFICE.REGEX([.A88];&quot;\d{1,3},&quot;)" office:value-type="string" office:string-value="192," calcext:value-type="string">
            <text:p>192,</text:p>
          </table:table-cell>
          <table:table-cell table:formula="of:=ORG.LIBREOFFICE.REGEX([.A88];&quot;,\d{1,3}&quot;)" office:value-type="string" office:string-value=",59" calcext:value-type="string">
            <text:p>,59</text:p>
          </table:table-cell>
          <table:table-cell table:style-name="ce2" table:formula="of:=ORG.LIBREOFFICE.REGEX([.B88];&quot;\d{1,3}&quot;)" office:value-type="string" office:string-value="192" calcext:value-type="string">
            <text:p>192</text:p>
          </table:table-cell>
          <table:table-cell table:formula="of:=ORG.LIBREOFFICE.REGEX([.C88];&quot;\d{1,3}&quot;)" office:value-type="string" office:string-value="59" calcext:value-type="string">
            <text:p>59</text:p>
          </table:table-cell>
          <table:table-cell table:formula="of:=[.D88]*[.E88]" office:value-type="float" office:value="11328" calcext:value-type="float">
            <text:p>11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3,68)</text:p>
          </table:table-cell>
          <table:table-cell table:style-name="ce2" table:formula="of:=ORG.LIBREOFFICE.REGEX([.A89];&quot;\d{1,3},&quot;)" office:value-type="string" office:string-value="453," calcext:value-type="string">
            <text:p>453,</text:p>
          </table:table-cell>
          <table:table-cell table:formula="of:=ORG.LIBREOFFICE.REGEX([.A89];&quot;,\d{1,3}&quot;)" office:value-type="string" office:string-value=",68" calcext:value-type="string">
            <text:p>,68</text:p>
          </table:table-cell>
          <table:table-cell table:style-name="ce2" table:formula="of:=ORG.LIBREOFFICE.REGEX([.B89];&quot;\d{1,3}&quot;)" office:value-type="string" office:string-value="453" calcext:value-type="string">
            <text:p>453</text:p>
          </table:table-cell>
          <table:table-cell table:formula="of:=ORG.LIBREOFFICE.REGEX([.C89];&quot;\d{1,3}&quot;)" office:value-type="string" office:string-value="68" calcext:value-type="string">
            <text:p>68</text:p>
          </table:table-cell>
          <table:table-cell table:formula="of:=[.D89]*[.E89]" office:value-type="float" office:value="30804" calcext:value-type="float">
            <text:p>308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1,2)</text:p>
          </table:table-cell>
          <table:table-cell table:style-name="ce2" table:formula="of:=ORG.LIBREOFFICE.REGEX([.A90];&quot;\d{1,3},&quot;)" office:value-type="string" office:string-value="281," calcext:value-type="string">
            <text:p>281,</text:p>
          </table:table-cell>
          <table:table-cell table:formula="of:=ORG.LIBREOFFICE.REGEX([.A90];&quot;,\d{1,3}&quot;)" office:value-type="string" office:string-value=",2" calcext:value-type="string">
            <text:p>,2</text:p>
          </table:table-cell>
          <table:table-cell table:style-name="ce2" table:formula="of:=ORG.LIBREOFFICE.REGEX([.B90];&quot;\d{1,3}&quot;)" office:value-type="string" office:string-value="281" calcext:value-type="string">
            <text:p>281</text:p>
          </table:table-cell>
          <table:table-cell table:formula="of:=ORG.LIBREOFFICE.REGEX([.C90];&quot;\d{1,3}&quot;)" office:value-type="string" office:string-value="2" calcext:value-type="string">
            <text:p>2</text:p>
          </table:table-cell>
          <table:table-cell table:formula="of:=[.D90]*[.E90]" office:value-type="float" office:value="562" calcext:value-type="float">
            <text:p>5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3,635)</text:p>
          </table:table-cell>
          <table:table-cell table:style-name="ce2" table:formula="of:=ORG.LIBREOFFICE.REGEX([.A91];&quot;\d{1,3},&quot;)" office:value-type="string" office:string-value="823," calcext:value-type="string">
            <text:p>823,</text:p>
          </table:table-cell>
          <table:table-cell table:formula="of:=ORG.LIBREOFFICE.REGEX([.A91];&quot;,\d{1,3}&quot;)" office:value-type="string" office:string-value=",635" calcext:value-type="string">
            <text:p>,635</text:p>
          </table:table-cell>
          <table:table-cell table:style-name="ce2" table:formula="of:=ORG.LIBREOFFICE.REGEX([.B91];&quot;\d{1,3}&quot;)" office:value-type="string" office:string-value="823" calcext:value-type="string">
            <text:p>823</text:p>
          </table:table-cell>
          <table:table-cell table:formula="of:=ORG.LIBREOFFICE.REGEX([.C91];&quot;\d{1,3}&quot;)" office:value-type="string" office:string-value="635" calcext:value-type="string">
            <text:p>635</text:p>
          </table:table-cell>
          <table:table-cell table:formula="of:=[.D91]*[.E91]" office:value-type="float" office:value="522605" calcext:value-type="float">
            <text:p>5226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0,562)</text:p>
          </table:table-cell>
          <table:table-cell table:style-name="ce2" table:formula="of:=ORG.LIBREOFFICE.REGEX([.A92];&quot;\d{1,3},&quot;)" office:value-type="string" office:string-value="660," calcext:value-type="string">
            <text:p>660,</text:p>
          </table:table-cell>
          <table:table-cell table:formula="of:=ORG.LIBREOFFICE.REGEX([.A92];&quot;,\d{1,3}&quot;)" office:value-type="string" office:string-value=",562" calcext:value-type="string">
            <text:p>,562</text:p>
          </table:table-cell>
          <table:table-cell table:style-name="ce2" table:formula="of:=ORG.LIBREOFFICE.REGEX([.B92];&quot;\d{1,3}&quot;)" office:value-type="string" office:string-value="660" calcext:value-type="string">
            <text:p>660</text:p>
          </table:table-cell>
          <table:table-cell table:formula="of:=ORG.LIBREOFFICE.REGEX([.C92];&quot;\d{1,3}&quot;)" office:value-type="string" office:string-value="562" calcext:value-type="string">
            <text:p>562</text:p>
          </table:table-cell>
          <table:table-cell table:formula="of:=[.D92]*[.E92]" office:value-type="float" office:value="370920" calcext:value-type="float">
            <text:p>3709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37,42)</text:p>
          </table:table-cell>
          <table:table-cell table:style-name="ce2" table:formula="of:=ORG.LIBREOFFICE.REGEX([.A93];&quot;\d{1,3},&quot;)" office:value-type="string" office:string-value="437," calcext:value-type="string">
            <text:p>437,</text:p>
          </table:table-cell>
          <table:table-cell table:formula="of:=ORG.LIBREOFFICE.REGEX([.A93];&quot;,\d{1,3}&quot;)" office:value-type="string" office:string-value=",42" calcext:value-type="string">
            <text:p>,42</text:p>
          </table:table-cell>
          <table:table-cell table:style-name="ce2" table:formula="of:=ORG.LIBREOFFICE.REGEX([.B93];&quot;\d{1,3}&quot;)" office:value-type="string" office:string-value="437" calcext:value-type="string">
            <text:p>437</text:p>
          </table:table-cell>
          <table:table-cell table:formula="of:=ORG.LIBREOFFICE.REGEX([.C93];&quot;\d{1,3}&quot;)" office:value-type="string" office:string-value="42" calcext:value-type="string">
            <text:p>42</text:p>
          </table:table-cell>
          <table:table-cell table:formula="of:=[.D93]*[.E93]" office:value-type="float" office:value="18354" calcext:value-type="float">
            <text:p>183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0,3)</text:p>
          </table:table-cell>
          <table:table-cell table:style-name="ce2" table:formula="of:=ORG.LIBREOFFICE.REGEX([.A94];&quot;\d{1,3},&quot;)" office:value-type="string" office:string-value="590," calcext:value-type="string">
            <text:p>590,</text:p>
          </table:table-cell>
          <table:table-cell table:formula="of:=ORG.LIBREOFFICE.REGEX([.A94];&quot;,\d{1,3}&quot;)" office:value-type="string" office:string-value=",3" calcext:value-type="string">
            <text:p>,3</text:p>
          </table:table-cell>
          <table:table-cell table:style-name="ce2" table:formula="of:=ORG.LIBREOFFICE.REGEX([.B94];&quot;\d{1,3}&quot;)" office:value-type="string" office:string-value="590" calcext:value-type="string">
            <text:p>590</text:p>
          </table:table-cell>
          <table:table-cell table:formula="of:=ORG.LIBREOFFICE.REGEX([.C94];&quot;\d{1,3}&quot;)" office:value-type="string" office:string-value="3" calcext:value-type="string">
            <text:p>3</text:p>
          </table:table-cell>
          <table:table-cell table:formula="of:=[.D94]*[.E94]" office:value-type="float" office:value="1770" calcext:value-type="float">
            <text:p>17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8,918)</text:p>
          </table:table-cell>
          <table:table-cell table:style-name="ce2" table:formula="of:=ORG.LIBREOFFICE.REGEX([.A95];&quot;\d{1,3},&quot;)" office:value-type="string" office:string-value="428," calcext:value-type="string">
            <text:p>428,</text:p>
          </table:table-cell>
          <table:table-cell table:formula="of:=ORG.LIBREOFFICE.REGEX([.A95];&quot;,\d{1,3}&quot;)" office:value-type="string" office:string-value=",918" calcext:value-type="string">
            <text:p>,918</text:p>
          </table:table-cell>
          <table:table-cell table:style-name="ce2" table:formula="of:=ORG.LIBREOFFICE.REGEX([.B95];&quot;\d{1,3}&quot;)" office:value-type="string" office:string-value="428" calcext:value-type="string">
            <text:p>428</text:p>
          </table:table-cell>
          <table:table-cell table:formula="of:=ORG.LIBREOFFICE.REGEX([.C95];&quot;\d{1,3}&quot;)" office:value-type="string" office:string-value="918" calcext:value-type="string">
            <text:p>918</text:p>
          </table:table-cell>
          <table:table-cell table:formula="of:=[.D95]*[.E95]" office:value-type="float" office:value="392904" calcext:value-type="float">
            <text:p>3929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6,567)</text:p>
          </table:table-cell>
          <table:table-cell table:style-name="ce2" table:formula="of:=ORG.LIBREOFFICE.REGEX([.A96];&quot;\d{1,3},&quot;)" office:value-type="string" office:string-value="786," calcext:value-type="string">
            <text:p>786,</text:p>
          </table:table-cell>
          <table:table-cell table:formula="of:=ORG.LIBREOFFICE.REGEX([.A96];&quot;,\d{1,3}&quot;)" office:value-type="string" office:string-value=",567" calcext:value-type="string">
            <text:p>,567</text:p>
          </table:table-cell>
          <table:table-cell table:style-name="ce2" table:formula="of:=ORG.LIBREOFFICE.REGEX([.B96];&quot;\d{1,3}&quot;)" office:value-type="string" office:string-value="786" calcext:value-type="string">
            <text:p>786</text:p>
          </table:table-cell>
          <table:table-cell table:formula="of:=ORG.LIBREOFFICE.REGEX([.C96];&quot;\d{1,3}&quot;)" office:value-type="string" office:string-value="567" calcext:value-type="string">
            <text:p>567</text:p>
          </table:table-cell>
          <table:table-cell table:formula="of:=[.D96]*[.E96]" office:value-type="float" office:value="445662" calcext:value-type="float">
            <text:p>445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7,375)</text:p>
          </table:table-cell>
          <table:table-cell table:style-name="ce2" table:formula="of:=ORG.LIBREOFFICE.REGEX([.A97];&quot;\d{1,3},&quot;)" office:value-type="string" office:string-value="367," calcext:value-type="string">
            <text:p>367,</text:p>
          </table:table-cell>
          <table:table-cell table:formula="of:=ORG.LIBREOFFICE.REGEX([.A97];&quot;,\d{1,3}&quot;)" office:value-type="string" office:string-value=",375" calcext:value-type="string">
            <text:p>,375</text:p>
          </table:table-cell>
          <table:table-cell table:style-name="ce2" table:formula="of:=ORG.LIBREOFFICE.REGEX([.B97];&quot;\d{1,3}&quot;)" office:value-type="string" office:string-value="367" calcext:value-type="string">
            <text:p>367</text:p>
          </table:table-cell>
          <table:table-cell table:formula="of:=ORG.LIBREOFFICE.REGEX([.C97];&quot;\d{1,3}&quot;)" office:value-type="string" office:string-value="375" calcext:value-type="string">
            <text:p>375</text:p>
          </table:table-cell>
          <table:table-cell table:formula="of:=[.D97]*[.E97]" office:value-type="float" office:value="137625" calcext:value-type="float">
            <text:p>1376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5,204)</text:p>
          </table:table-cell>
          <table:table-cell table:style-name="ce2" table:formula="of:=ORG.LIBREOFFICE.REGEX([.A98];&quot;\d{1,3},&quot;)" office:value-type="string" office:string-value="455," calcext:value-type="string">
            <text:p>455,</text:p>
          </table:table-cell>
          <table:table-cell table:formula="of:=ORG.LIBREOFFICE.REGEX([.A98];&quot;,\d{1,3}&quot;)" office:value-type="string" office:string-value=",204" calcext:value-type="string">
            <text:p>,204</text:p>
          </table:table-cell>
          <table:table-cell table:style-name="ce2" table:formula="of:=ORG.LIBREOFFICE.REGEX([.B98];&quot;\d{1,3}&quot;)" office:value-type="string" office:string-value="455" calcext:value-type="string">
            <text:p>455</text:p>
          </table:table-cell>
          <table:table-cell table:formula="of:=ORG.LIBREOFFICE.REGEX([.C98];&quot;\d{1,3}&quot;)" office:value-type="string" office:string-value="204" calcext:value-type="string">
            <text:p>204</text:p>
          </table:table-cell>
          <table:table-cell table:formula="of:=[.D98]*[.E98]" office:value-type="float" office:value="92820" calcext:value-type="float">
            <text:p>928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9,196)</text:p>
          </table:table-cell>
          <table:table-cell table:style-name="ce2" table:formula="of:=ORG.LIBREOFFICE.REGEX([.A99];&quot;\d{1,3},&quot;)" office:value-type="string" office:string-value="819," calcext:value-type="string">
            <text:p>819,</text:p>
          </table:table-cell>
          <table:table-cell table:formula="of:=ORG.LIBREOFFICE.REGEX([.A99];&quot;,\d{1,3}&quot;)" office:value-type="string" office:string-value=",196" calcext:value-type="string">
            <text:p>,196</text:p>
          </table:table-cell>
          <table:table-cell table:style-name="ce2" table:formula="of:=ORG.LIBREOFFICE.REGEX([.B99];&quot;\d{1,3}&quot;)" office:value-type="string" office:string-value="819" calcext:value-type="string">
            <text:p>819</text:p>
          </table:table-cell>
          <table:table-cell table:formula="of:=ORG.LIBREOFFICE.REGEX([.C99];&quot;\d{1,3}&quot;)" office:value-type="string" office:string-value="196" calcext:value-type="string">
            <text:p>196</text:p>
          </table:table-cell>
          <table:table-cell table:formula="of:=[.D99]*[.E99]" office:value-type="float" office:value="160524" calcext:value-type="float">
            <text:p>1605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5,973)</text:p>
          </table:table-cell>
          <table:table-cell table:style-name="ce2" table:formula="of:=ORG.LIBREOFFICE.REGEX([.A100];&quot;\d{1,3},&quot;)" office:value-type="string" office:string-value="605," calcext:value-type="string">
            <text:p>605,</text:p>
          </table:table-cell>
          <table:table-cell table:formula="of:=ORG.LIBREOFFICE.REGEX([.A100];&quot;,\d{1,3}&quot;)" office:value-type="string" office:string-value=",973" calcext:value-type="string">
            <text:p>,973</text:p>
          </table:table-cell>
          <table:table-cell table:style-name="ce2" table:formula="of:=ORG.LIBREOFFICE.REGEX([.B100];&quot;\d{1,3}&quot;)" office:value-type="string" office:string-value="605" calcext:value-type="string">
            <text:p>605</text:p>
          </table:table-cell>
          <table:table-cell table:formula="of:=ORG.LIBREOFFICE.REGEX([.C100];&quot;\d{1,3}&quot;)" office:value-type="string" office:string-value="973" calcext:value-type="string">
            <text:p>973</text:p>
          </table:table-cell>
          <table:table-cell table:formula="of:=[.D100]*[.E100]" office:value-type="float" office:value="588665" calcext:value-type="float">
            <text:p>5886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7,87)</text:p>
          </table:table-cell>
          <table:table-cell table:style-name="ce2" table:formula="of:=ORG.LIBREOFFICE.REGEX([.A101];&quot;\d{1,3},&quot;)" office:value-type="string" office:string-value="227," calcext:value-type="string">
            <text:p>227,</text:p>
          </table:table-cell>
          <table:table-cell table:formula="of:=ORG.LIBREOFFICE.REGEX([.A101];&quot;,\d{1,3}&quot;)" office:value-type="string" office:string-value=",87" calcext:value-type="string">
            <text:p>,87</text:p>
          </table:table-cell>
          <table:table-cell table:style-name="ce2" table:formula="of:=ORG.LIBREOFFICE.REGEX([.B101];&quot;\d{1,3}&quot;)" office:value-type="string" office:string-value="227" calcext:value-type="string">
            <text:p>227</text:p>
          </table:table-cell>
          <table:table-cell table:formula="of:=ORG.LIBREOFFICE.REGEX([.C101];&quot;\d{1,3}&quot;)" office:value-type="string" office:string-value="87" calcext:value-type="string">
            <text:p>87</text:p>
          </table:table-cell>
          <table:table-cell table:formula="of:=[.D101]*[.E101]" office:value-type="float" office:value="19749" calcext:value-type="float">
            <text:p>19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62,536)</text:p>
          </table:table-cell>
          <table:table-cell table:style-name="ce2" table:formula="of:=ORG.LIBREOFFICE.REGEX([.A102];&quot;\d{1,3},&quot;)" office:value-type="string" office:string-value="762," calcext:value-type="string">
            <text:p>762,</text:p>
          </table:table-cell>
          <table:table-cell table:formula="of:=ORG.LIBREOFFICE.REGEX([.A102];&quot;,\d{1,3}&quot;)" office:value-type="string" office:string-value=",536" calcext:value-type="string">
            <text:p>,536</text:p>
          </table:table-cell>
          <table:table-cell table:style-name="ce2" table:formula="of:=ORG.LIBREOFFICE.REGEX([.B102];&quot;\d{1,3}&quot;)" office:value-type="string" office:string-value="762" calcext:value-type="string">
            <text:p>762</text:p>
          </table:table-cell>
          <table:table-cell table:formula="of:=ORG.LIBREOFFICE.REGEX([.C102];&quot;\d{1,3}&quot;)" office:value-type="string" office:string-value="536" calcext:value-type="string">
            <text:p>536</text:p>
          </table:table-cell>
          <table:table-cell table:formula="of:=[.D102]*[.E102]" office:value-type="float" office:value="408432" calcext:value-type="float">
            <text:p>4084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2,199)</text:p>
          </table:table-cell>
          <table:table-cell table:style-name="ce2" table:formula="of:=ORG.LIBREOFFICE.REGEX([.A103];&quot;\d{1,3},&quot;)" office:value-type="string" office:string-value="212," calcext:value-type="string">
            <text:p>212,</text:p>
          </table:table-cell>
          <table:table-cell table:formula="of:=ORG.LIBREOFFICE.REGEX([.A103];&quot;,\d{1,3}&quot;)" office:value-type="string" office:string-value=",199" calcext:value-type="string">
            <text:p>,199</text:p>
          </table:table-cell>
          <table:table-cell table:style-name="ce2" table:formula="of:=ORG.LIBREOFFICE.REGEX([.B103];&quot;\d{1,3}&quot;)" office:value-type="string" office:string-value="212" calcext:value-type="string">
            <text:p>212</text:p>
          </table:table-cell>
          <table:table-cell table:formula="of:=ORG.LIBREOFFICE.REGEX([.C103];&quot;\d{1,3}&quot;)" office:value-type="string" office:string-value="199" calcext:value-type="string">
            <text:p>199</text:p>
          </table:table-cell>
          <table:table-cell table:formula="of:=[.D103]*[.E103]" office:value-type="float" office:value="42188" calcext:value-type="float">
            <text:p>42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4,611)</text:p>
          </table:table-cell>
          <table:table-cell table:style-name="ce2" table:formula="of:=ORG.LIBREOFFICE.REGEX([.A104];&quot;\d{1,3},&quot;)" office:value-type="string" office:string-value="794," calcext:value-type="string">
            <text:p>794,</text:p>
          </table:table-cell>
          <table:table-cell table:formula="of:=ORG.LIBREOFFICE.REGEX([.A104];&quot;,\d{1,3}&quot;)" office:value-type="string" office:string-value=",611" calcext:value-type="string">
            <text:p>,611</text:p>
          </table:table-cell>
          <table:table-cell table:style-name="ce2" table:formula="of:=ORG.LIBREOFFICE.REGEX([.B104];&quot;\d{1,3}&quot;)" office:value-type="string" office:string-value="794" calcext:value-type="string">
            <text:p>794</text:p>
          </table:table-cell>
          <table:table-cell table:formula="of:=ORG.LIBREOFFICE.REGEX([.C104];&quot;\d{1,3}&quot;)" office:value-type="string" office:string-value="611" calcext:value-type="string">
            <text:p>611</text:p>
          </table:table-cell>
          <table:table-cell table:formula="of:=[.D104]*[.E104]" office:value-type="float" office:value="485134" calcext:value-type="float">
            <text:p>485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4,833)</text:p>
          </table:table-cell>
          <table:table-cell table:style-name="ce2" table:formula="of:=ORG.LIBREOFFICE.REGEX([.A105];&quot;\d{1,3},&quot;)" office:value-type="string" office:string-value="484," calcext:value-type="string">
            <text:p>484,</text:p>
          </table:table-cell>
          <table:table-cell table:formula="of:=ORG.LIBREOFFICE.REGEX([.A105];&quot;,\d{1,3}&quot;)" office:value-type="string" office:string-value=",833" calcext:value-type="string">
            <text:p>,833</text:p>
          </table:table-cell>
          <table:table-cell table:style-name="ce2" table:formula="of:=ORG.LIBREOFFICE.REGEX([.B105];&quot;\d{1,3}&quot;)" office:value-type="string" office:string-value="484" calcext:value-type="string">
            <text:p>484</text:p>
          </table:table-cell>
          <table:table-cell table:formula="of:=ORG.LIBREOFFICE.REGEX([.C105];&quot;\d{1,3}&quot;)" office:value-type="string" office:string-value="833" calcext:value-type="string">
            <text:p>833</text:p>
          </table:table-cell>
          <table:table-cell table:formula="of:=[.D105]*[.E105]" office:value-type="float" office:value="403172" calcext:value-type="float">
            <text:p>403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7,152)</text:p>
          </table:table-cell>
          <table:table-cell table:style-name="ce2" table:formula="of:=ORG.LIBREOFFICE.REGEX([.A106];&quot;\d{1,3},&quot;)" office:value-type="string" office:string-value="877," calcext:value-type="string">
            <text:p>877,</text:p>
          </table:table-cell>
          <table:table-cell table:formula="of:=ORG.LIBREOFFICE.REGEX([.A106];&quot;,\d{1,3}&quot;)" office:value-type="string" office:string-value=",152" calcext:value-type="string">
            <text:p>,152</text:p>
          </table:table-cell>
          <table:table-cell table:style-name="ce2" table:formula="of:=ORG.LIBREOFFICE.REGEX([.B106];&quot;\d{1,3}&quot;)" office:value-type="string" office:string-value="877" calcext:value-type="string">
            <text:p>877</text:p>
          </table:table-cell>
          <table:table-cell table:formula="of:=ORG.LIBREOFFICE.REGEX([.C106];&quot;\d{1,3}&quot;)" office:value-type="string" office:string-value="152" calcext:value-type="string">
            <text:p>152</text:p>
          </table:table-cell>
          <table:table-cell table:formula="of:=[.D106]*[.E106]" office:value-type="float" office:value="133304" calcext:value-type="float">
            <text:p>133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8,379)</text:p>
          </table:table-cell>
          <table:table-cell table:style-name="ce2" table:formula="of:=ORG.LIBREOFFICE.REGEX([.A107];&quot;\d{1,3},&quot;)" office:value-type="string" office:string-value="408," calcext:value-type="string">
            <text:p>408,</text:p>
          </table:table-cell>
          <table:table-cell table:formula="of:=ORG.LIBREOFFICE.REGEX([.A107];&quot;,\d{1,3}&quot;)" office:value-type="string" office:string-value=",379" calcext:value-type="string">
            <text:p>,379</text:p>
          </table:table-cell>
          <table:table-cell table:style-name="ce2" table:formula="of:=ORG.LIBREOFFICE.REGEX([.B107];&quot;\d{1,3}&quot;)" office:value-type="string" office:string-value="408" calcext:value-type="string">
            <text:p>408</text:p>
          </table:table-cell>
          <table:table-cell table:formula="of:=ORG.LIBREOFFICE.REGEX([.C107];&quot;\d{1,3}&quot;)" office:value-type="string" office:string-value="379" calcext:value-type="string">
            <text:p>379</text:p>
          </table:table-cell>
          <table:table-cell table:formula="of:=[.D107]*[.E107]" office:value-type="float" office:value="154632" calcext:value-type="float">
            <text:p>154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1,259)</text:p>
          </table:table-cell>
          <table:table-cell table:style-name="ce2" table:formula="of:=ORG.LIBREOFFICE.REGEX([.A108];&quot;\d{1,3},&quot;)" office:value-type="string" office:string-value="731," calcext:value-type="string">
            <text:p>731,</text:p>
          </table:table-cell>
          <table:table-cell table:formula="of:=ORG.LIBREOFFICE.REGEX([.A108];&quot;,\d{1,3}&quot;)" office:value-type="string" office:string-value=",259" calcext:value-type="string">
            <text:p>,259</text:p>
          </table:table-cell>
          <table:table-cell table:style-name="ce2" table:formula="of:=ORG.LIBREOFFICE.REGEX([.B108];&quot;\d{1,3}&quot;)" office:value-type="string" office:string-value="731" calcext:value-type="string">
            <text:p>731</text:p>
          </table:table-cell>
          <table:table-cell table:formula="of:=ORG.LIBREOFFICE.REGEX([.C108];&quot;\d{1,3}&quot;)" office:value-type="string" office:string-value="259" calcext:value-type="string">
            <text:p>259</text:p>
          </table:table-cell>
          <table:table-cell table:formula="of:=[.D108]*[.E108]" office:value-type="float" office:value="189329" calcext:value-type="float">
            <text:p>189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6,943)</text:p>
          </table:table-cell>
          <table:table-cell table:style-name="ce2" table:formula="of:=ORG.LIBREOFFICE.REGEX([.A109];&quot;\d{1,3},&quot;)" office:value-type="string" office:string-value="246," calcext:value-type="string">
            <text:p>246,</text:p>
          </table:table-cell>
          <table:table-cell table:formula="of:=ORG.LIBREOFFICE.REGEX([.A109];&quot;,\d{1,3}&quot;)" office:value-type="string" office:string-value=",943" calcext:value-type="string">
            <text:p>,943</text:p>
          </table:table-cell>
          <table:table-cell table:style-name="ce2" table:formula="of:=ORG.LIBREOFFICE.REGEX([.B109];&quot;\d{1,3}&quot;)" office:value-type="string" office:string-value="246" calcext:value-type="string">
            <text:p>246</text:p>
          </table:table-cell>
          <table:table-cell table:formula="of:=ORG.LIBREOFFICE.REGEX([.C109];&quot;\d{1,3}&quot;)" office:value-type="string" office:string-value="943" calcext:value-type="string">
            <text:p>943</text:p>
          </table:table-cell>
          <table:table-cell table:formula="of:=[.D109]*[.E109]" office:value-type="float" office:value="231978" calcext:value-type="float">
            <text:p>2319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3,111)</text:p>
          </table:table-cell>
          <table:table-cell table:style-name="ce2" table:formula="of:=ORG.LIBREOFFICE.REGEX([.A110];&quot;\d{1,3},&quot;)" office:value-type="string" office:string-value="703," calcext:value-type="string">
            <text:p>703,</text:p>
          </table:table-cell>
          <table:table-cell table:formula="of:=ORG.LIBREOFFICE.REGEX([.A110];&quot;,\d{1,3}&quot;)" office:value-type="string" office:string-value=",111" calcext:value-type="string">
            <text:p>,111</text:p>
          </table:table-cell>
          <table:table-cell table:style-name="ce2" table:formula="of:=ORG.LIBREOFFICE.REGEX([.B110];&quot;\d{1,3}&quot;)" office:value-type="string" office:string-value="703" calcext:value-type="string">
            <text:p>703</text:p>
          </table:table-cell>
          <table:table-cell table:formula="of:=ORG.LIBREOFFICE.REGEX([.C110];&quot;\d{1,3}&quot;)" office:value-type="string" office:string-value="111" calcext:value-type="string">
            <text:p>111</text:p>
          </table:table-cell>
          <table:table-cell table:formula="of:=[.D110]*[.E110]" office:value-type="float" office:value="78033" calcext:value-type="float">
            <text:p>780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,220)</text:p>
          </table:table-cell>
          <table:table-cell table:style-name="ce2" table:formula="of:=ORG.LIBREOFFICE.REGEX([.A111];&quot;\d{1,3},&quot;)" office:value-type="string" office:string-value="57," calcext:value-type="string">
            <text:p>57,</text:p>
          </table:table-cell>
          <table:table-cell table:formula="of:=ORG.LIBREOFFICE.REGEX([.A111];&quot;,\d{1,3}&quot;)" office:value-type="string" office:string-value=",220" calcext:value-type="string">
            <text:p>,220</text:p>
          </table:table-cell>
          <table:table-cell table:style-name="ce2" table:formula="of:=ORG.LIBREOFFICE.REGEX([.B111];&quot;\d{1,3}&quot;)" office:value-type="string" office:string-value="57" calcext:value-type="string">
            <text:p>57</text:p>
          </table:table-cell>
          <table:table-cell table:formula="of:=ORG.LIBREOFFICE.REGEX([.C111];&quot;\d{1,3}&quot;)" office:value-type="string" office:string-value="220" calcext:value-type="string">
            <text:p>220</text:p>
          </table:table-cell>
          <table:table-cell table:formula="of:=[.D111]*[.E111]" office:value-type="float" office:value="12540" calcext:value-type="float">
            <text:p>125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9,247)</text:p>
          </table:table-cell>
          <table:table-cell table:style-name="ce2" table:formula="of:=ORG.LIBREOFFICE.REGEX([.A112];&quot;\d{1,3},&quot;)" office:value-type="string" office:string-value="199," calcext:value-type="string">
            <text:p>199,</text:p>
          </table:table-cell>
          <table:table-cell table:formula="of:=ORG.LIBREOFFICE.REGEX([.A112];&quot;,\d{1,3}&quot;)" office:value-type="string" office:string-value=",247" calcext:value-type="string">
            <text:p>,247</text:p>
          </table:table-cell>
          <table:table-cell table:style-name="ce2" table:formula="of:=ORG.LIBREOFFICE.REGEX([.B112];&quot;\d{1,3}&quot;)" office:value-type="string" office:string-value="199" calcext:value-type="string">
            <text:p>199</text:p>
          </table:table-cell>
          <table:table-cell table:formula="of:=ORG.LIBREOFFICE.REGEX([.C112];&quot;\d{1,3}&quot;)" office:value-type="string" office:string-value="247" calcext:value-type="string">
            <text:p>247</text:p>
          </table:table-cell>
          <table:table-cell table:formula="of:=[.D112]*[.E112]" office:value-type="float" office:value="49153" calcext:value-type="float">
            <text:p>49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68,629)</text:p>
          </table:table-cell>
          <table:table-cell table:style-name="ce2" table:formula="of:=ORG.LIBREOFFICE.REGEX([.A113];&quot;\d{1,3},&quot;)" office:value-type="string" office:string-value="768," calcext:value-type="string">
            <text:p>768,</text:p>
          </table:table-cell>
          <table:table-cell table:formula="of:=ORG.LIBREOFFICE.REGEX([.A113];&quot;,\d{1,3}&quot;)" office:value-type="string" office:string-value=",629" calcext:value-type="string">
            <text:p>,629</text:p>
          </table:table-cell>
          <table:table-cell table:style-name="ce2" table:formula="of:=ORG.LIBREOFFICE.REGEX([.B113];&quot;\d{1,3}&quot;)" office:value-type="string" office:string-value="768" calcext:value-type="string">
            <text:p>768</text:p>
          </table:table-cell>
          <table:table-cell table:formula="of:=ORG.LIBREOFFICE.REGEX([.C113];&quot;\d{1,3}&quot;)" office:value-type="string" office:string-value="629" calcext:value-type="string">
            <text:p>629</text:p>
          </table:table-cell>
          <table:table-cell table:formula="of:=[.D113]*[.E113]" office:value-type="float" office:value="483072" calcext:value-type="float">
            <text:p>4830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67,986)</text:p>
          </table:table-cell>
          <table:table-cell table:style-name="ce2" table:formula="of:=ORG.LIBREOFFICE.REGEX([.A114];&quot;\d{1,3},&quot;)" office:value-type="string" office:string-value="867," calcext:value-type="string">
            <text:p>867,</text:p>
          </table:table-cell>
          <table:table-cell table:formula="of:=ORG.LIBREOFFICE.REGEX([.A114];&quot;,\d{1,3}&quot;)" office:value-type="string" office:string-value=",986" calcext:value-type="string">
            <text:p>,986</text:p>
          </table:table-cell>
          <table:table-cell table:style-name="ce2" table:formula="of:=ORG.LIBREOFFICE.REGEX([.B114];&quot;\d{1,3}&quot;)" office:value-type="string" office:string-value="867" calcext:value-type="string">
            <text:p>867</text:p>
          </table:table-cell>
          <table:table-cell table:formula="of:=ORG.LIBREOFFICE.REGEX([.C114];&quot;\d{1,3}&quot;)" office:value-type="string" office:string-value="986" calcext:value-type="string">
            <text:p>986</text:p>
          </table:table-cell>
          <table:table-cell table:formula="of:=[.D114]*[.E114]" office:value-type="float" office:value="854862" calcext:value-type="float">
            <text:p>8548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09,468)</text:p>
          </table:table-cell>
          <table:table-cell table:style-name="ce2" table:formula="of:=ORG.LIBREOFFICE.REGEX([.A115];&quot;\d{1,3},&quot;)" office:value-type="string" office:string-value="909," calcext:value-type="string">
            <text:p>909,</text:p>
          </table:table-cell>
          <table:table-cell table:formula="of:=ORG.LIBREOFFICE.REGEX([.A115];&quot;,\d{1,3}&quot;)" office:value-type="string" office:string-value=",468" calcext:value-type="string">
            <text:p>,468</text:p>
          </table:table-cell>
          <table:table-cell table:style-name="ce2" table:formula="of:=ORG.LIBREOFFICE.REGEX([.B115];&quot;\d{1,3}&quot;)" office:value-type="string" office:string-value="909" calcext:value-type="string">
            <text:p>909</text:p>
          </table:table-cell>
          <table:table-cell table:formula="of:=ORG.LIBREOFFICE.REGEX([.C115];&quot;\d{1,3}&quot;)" office:value-type="string" office:string-value="468" calcext:value-type="string">
            <text:p>468</text:p>
          </table:table-cell>
          <table:table-cell table:formula="of:=[.D115]*[.E115]" office:value-type="float" office:value="425412" calcext:value-type="float">
            <text:p>4254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,677)</text:p>
          </table:table-cell>
          <table:table-cell table:style-name="ce2" table:formula="of:=ORG.LIBREOFFICE.REGEX([.A116];&quot;\d{1,3},&quot;)" office:value-type="string" office:string-value="96," calcext:value-type="string">
            <text:p>96,</text:p>
          </table:table-cell>
          <table:table-cell table:formula="of:=ORG.LIBREOFFICE.REGEX([.A116];&quot;,\d{1,3}&quot;)" office:value-type="string" office:string-value=",677" calcext:value-type="string">
            <text:p>,677</text:p>
          </table:table-cell>
          <table:table-cell table:style-name="ce2" table:formula="of:=ORG.LIBREOFFICE.REGEX([.B116];&quot;\d{1,3}&quot;)" office:value-type="string" office:string-value="96" calcext:value-type="string">
            <text:p>96</text:p>
          </table:table-cell>
          <table:table-cell table:formula="of:=ORG.LIBREOFFICE.REGEX([.C116];&quot;\d{1,3}&quot;)" office:value-type="string" office:string-value="677" calcext:value-type="string">
            <text:p>677</text:p>
          </table:table-cell>
          <table:table-cell table:formula="of:=[.D116]*[.E116]" office:value-type="float" office:value="64992" calcext:value-type="float">
            <text:p>64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6,612)</text:p>
          </table:table-cell>
          <table:table-cell table:style-name="ce2" table:formula="of:=ORG.LIBREOFFICE.REGEX([.A117];&quot;\d{1,3},&quot;)" office:value-type="string" office:string-value="806," calcext:value-type="string">
            <text:p>806,</text:p>
          </table:table-cell>
          <table:table-cell table:formula="of:=ORG.LIBREOFFICE.REGEX([.A117];&quot;,\d{1,3}&quot;)" office:value-type="string" office:string-value=",612" calcext:value-type="string">
            <text:p>,612</text:p>
          </table:table-cell>
          <table:table-cell table:style-name="ce2" table:formula="of:=ORG.LIBREOFFICE.REGEX([.B117];&quot;\d{1,3}&quot;)" office:value-type="string" office:string-value="806" calcext:value-type="string">
            <text:p>806</text:p>
          </table:table-cell>
          <table:table-cell table:formula="of:=ORG.LIBREOFFICE.REGEX([.C117];&quot;\d{1,3}&quot;)" office:value-type="string" office:string-value="612" calcext:value-type="string">
            <text:p>612</text:p>
          </table:table-cell>
          <table:table-cell table:formula="of:=[.D117]*[.E117]" office:value-type="float" office:value="493272" calcext:value-type="float">
            <text:p>4932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91,724)</text:p>
          </table:table-cell>
          <table:table-cell table:style-name="ce2" table:formula="of:=ORG.LIBREOFFICE.REGEX([.A118];&quot;\d{1,3},&quot;)" office:value-type="string" office:string-value="491," calcext:value-type="string">
            <text:p>491,</text:p>
          </table:table-cell>
          <table:table-cell table:formula="of:=ORG.LIBREOFFICE.REGEX([.A118];&quot;,\d{1,3}&quot;)" office:value-type="string" office:string-value=",724" calcext:value-type="string">
            <text:p>,724</text:p>
          </table:table-cell>
          <table:table-cell table:style-name="ce2" table:formula="of:=ORG.LIBREOFFICE.REGEX([.B118];&quot;\d{1,3}&quot;)" office:value-type="string" office:string-value="491" calcext:value-type="string">
            <text:p>491</text:p>
          </table:table-cell>
          <table:table-cell table:formula="of:=ORG.LIBREOFFICE.REGEX([.C118];&quot;\d{1,3}&quot;)" office:value-type="string" office:string-value="724" calcext:value-type="string">
            <text:p>724</text:p>
          </table:table-cell>
          <table:table-cell table:formula="of:=[.D118]*[.E118]" office:value-type="float" office:value="355484" calcext:value-type="float">
            <text:p>355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,119)</text:p>
          </table:table-cell>
          <table:table-cell table:style-name="ce2" table:formula="of:=ORG.LIBREOFFICE.REGEX([.A119];&quot;\d{1,3},&quot;)" office:value-type="string" office:string-value="47," calcext:value-type="string">
            <text:p>47,</text:p>
          </table:table-cell>
          <table:table-cell table:formula="of:=ORG.LIBREOFFICE.REGEX([.A119];&quot;,\d{1,3}&quot;)" office:value-type="string" office:string-value=",119" calcext:value-type="string">
            <text:p>,119</text:p>
          </table:table-cell>
          <table:table-cell table:style-name="ce2" table:formula="of:=ORG.LIBREOFFICE.REGEX([.B119];&quot;\d{1,3}&quot;)" office:value-type="string" office:string-value="47" calcext:value-type="string">
            <text:p>47</text:p>
          </table:table-cell>
          <table:table-cell table:formula="of:=ORG.LIBREOFFICE.REGEX([.C119];&quot;\d{1,3}&quot;)" office:value-type="string" office:string-value="119" calcext:value-type="string">
            <text:p>119</text:p>
          </table:table-cell>
          <table:table-cell table:formula="of:=[.D119]*[.E119]" office:value-type="float" office:value="5593" calcext:value-type="float">
            <text:p>55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26,381)</text:p>
          </table:table-cell>
          <table:table-cell table:style-name="ce2" table:formula="of:=ORG.LIBREOFFICE.REGEX([.A120];&quot;\d{1,3},&quot;)" office:value-type="string" office:string-value="526," calcext:value-type="string">
            <text:p>526,</text:p>
          </table:table-cell>
          <table:table-cell table:formula="of:=ORG.LIBREOFFICE.REGEX([.A120];&quot;,\d{1,3}&quot;)" office:value-type="string" office:string-value=",381" calcext:value-type="string">
            <text:p>,381</text:p>
          </table:table-cell>
          <table:table-cell table:style-name="ce2" table:formula="of:=ORG.LIBREOFFICE.REGEX([.B120];&quot;\d{1,3}&quot;)" office:value-type="string" office:string-value="526" calcext:value-type="string">
            <text:p>526</text:p>
          </table:table-cell>
          <table:table-cell table:formula="of:=ORG.LIBREOFFICE.REGEX([.C120];&quot;\d{1,3}&quot;)" office:value-type="string" office:string-value="381" calcext:value-type="string">
            <text:p>381</text:p>
          </table:table-cell>
          <table:table-cell table:formula="of:=[.D120]*[.E120]" office:value-type="float" office:value="200406" calcext:value-type="float">
            <text:p>2004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,969)</text:p>
          </table:table-cell>
          <table:table-cell table:style-name="ce2" table:formula="of:=ORG.LIBREOFFICE.REGEX([.A121];&quot;\d{1,3},&quot;)" office:value-type="string" office:string-value="24," calcext:value-type="string">
            <text:p>24,</text:p>
          </table:table-cell>
          <table:table-cell table:formula="of:=ORG.LIBREOFFICE.REGEX([.A121];&quot;,\d{1,3}&quot;)" office:value-type="string" office:string-value=",969" calcext:value-type="string">
            <text:p>,969</text:p>
          </table:table-cell>
          <table:table-cell table:style-name="ce2" table:formula="of:=ORG.LIBREOFFICE.REGEX([.B121];&quot;\d{1,3}&quot;)" office:value-type="string" office:string-value="24" calcext:value-type="string">
            <text:p>24</text:p>
          </table:table-cell>
          <table:table-cell table:formula="of:=ORG.LIBREOFFICE.REGEX([.C121];&quot;\d{1,3}&quot;)" office:value-type="string" office:string-value="969" calcext:value-type="string">
            <text:p>969</text:p>
          </table:table-cell>
          <table:table-cell table:formula="of:=[.D121]*[.E121]" office:value-type="float" office:value="23256" calcext:value-type="float">
            <text:p>23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9,60)</text:p>
          </table:table-cell>
          <table:table-cell table:style-name="ce2" table:formula="of:=ORG.LIBREOFFICE.REGEX([.A122];&quot;\d{1,3},&quot;)" office:value-type="string" office:string-value="189," calcext:value-type="string">
            <text:p>189,</text:p>
          </table:table-cell>
          <table:table-cell table:formula="of:=ORG.LIBREOFFICE.REGEX([.A122];&quot;,\d{1,3}&quot;)" office:value-type="string" office:string-value=",60" calcext:value-type="string">
            <text:p>,60</text:p>
          </table:table-cell>
          <table:table-cell table:style-name="ce2" table:formula="of:=ORG.LIBREOFFICE.REGEX([.B122];&quot;\d{1,3}&quot;)" office:value-type="string" office:string-value="189" calcext:value-type="string">
            <text:p>189</text:p>
          </table:table-cell>
          <table:table-cell table:formula="of:=ORG.LIBREOFFICE.REGEX([.C122];&quot;\d{1,3}&quot;)" office:value-type="string" office:string-value="60" calcext:value-type="string">
            <text:p>60</text:p>
          </table:table-cell>
          <table:table-cell table:formula="of:=[.D122]*[.E122]" office:value-type="float" office:value="11340" calcext:value-type="float">
            <text:p>11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75,572)</text:p>
          </table:table-cell>
          <table:table-cell table:style-name="ce2" table:formula="of:=ORG.LIBREOFFICE.REGEX([.A123];&quot;\d{1,3},&quot;)" office:value-type="string" office:string-value="175," calcext:value-type="string">
            <text:p>175,</text:p>
          </table:table-cell>
          <table:table-cell table:formula="of:=ORG.LIBREOFFICE.REGEX([.A123];&quot;,\d{1,3}&quot;)" office:value-type="string" office:string-value=",572" calcext:value-type="string">
            <text:p>,572</text:p>
          </table:table-cell>
          <table:table-cell table:style-name="ce2" table:formula="of:=ORG.LIBREOFFICE.REGEX([.B123];&quot;\d{1,3}&quot;)" office:value-type="string" office:string-value="175" calcext:value-type="string">
            <text:p>175</text:p>
          </table:table-cell>
          <table:table-cell table:formula="of:=ORG.LIBREOFFICE.REGEX([.C123];&quot;\d{1,3}&quot;)" office:value-type="string" office:string-value="572" calcext:value-type="string">
            <text:p>572</text:p>
          </table:table-cell>
          <table:table-cell table:formula="of:=[.D123]*[.E123]" office:value-type="float" office:value="100100" calcext:value-type="float">
            <text:p>10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3,825)</text:p>
          </table:table-cell>
          <table:table-cell table:style-name="ce2" table:formula="of:=ORG.LIBREOFFICE.REGEX([.A124];&quot;\d{1,3},&quot;)" office:value-type="string" office:string-value="993," calcext:value-type="string">
            <text:p>993,</text:p>
          </table:table-cell>
          <table:table-cell table:formula="of:=ORG.LIBREOFFICE.REGEX([.A124];&quot;,\d{1,3}&quot;)" office:value-type="string" office:string-value=",825" calcext:value-type="string">
            <text:p>,825</text:p>
          </table:table-cell>
          <table:table-cell table:style-name="ce2" table:formula="of:=ORG.LIBREOFFICE.REGEX([.B124];&quot;\d{1,3}&quot;)" office:value-type="string" office:string-value="993" calcext:value-type="string">
            <text:p>993</text:p>
          </table:table-cell>
          <table:table-cell table:formula="of:=ORG.LIBREOFFICE.REGEX([.C124];&quot;\d{1,3}&quot;)" office:value-type="string" office:string-value="825" calcext:value-type="string">
            <text:p>825</text:p>
          </table:table-cell>
          <table:table-cell table:formula="of:=[.D124]*[.E124]" office:value-type="float" office:value="819225" calcext:value-type="float">
            <text:p>819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,355)</text:p>
          </table:table-cell>
          <table:table-cell table:style-name="ce2" table:formula="of:=ORG.LIBREOFFICE.REGEX([.A125];&quot;\d{1,3},&quot;)" office:value-type="string" office:string-value="67," calcext:value-type="string">
            <text:p>67,</text:p>
          </table:table-cell>
          <table:table-cell table:formula="of:=ORG.LIBREOFFICE.REGEX([.A125];&quot;,\d{1,3}&quot;)" office:value-type="string" office:string-value=",355" calcext:value-type="string">
            <text:p>,355</text:p>
          </table:table-cell>
          <table:table-cell table:style-name="ce2" table:formula="of:=ORG.LIBREOFFICE.REGEX([.B125];&quot;\d{1,3}&quot;)" office:value-type="string" office:string-value="67" calcext:value-type="string">
            <text:p>67</text:p>
          </table:table-cell>
          <table:table-cell table:formula="of:=ORG.LIBREOFFICE.REGEX([.C125];&quot;\d{1,3}&quot;)" office:value-type="string" office:string-value="355" calcext:value-type="string">
            <text:p>355</text:p>
          </table:table-cell>
          <table:table-cell table:formula="of:=[.D125]*[.E125]" office:value-type="float" office:value="23785" calcext:value-type="float">
            <text:p>237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8,139)</text:p>
          </table:table-cell>
          <table:table-cell table:style-name="ce2" table:formula="of:=ORG.LIBREOFFICE.REGEX([.A126];&quot;\d{1,3},&quot;)" office:value-type="string" office:string-value="808," calcext:value-type="string">
            <text:p>808,</text:p>
          </table:table-cell>
          <table:table-cell table:formula="of:=ORG.LIBREOFFICE.REGEX([.A126];&quot;,\d{1,3}&quot;)" office:value-type="string" office:string-value=",139" calcext:value-type="string">
            <text:p>,139</text:p>
          </table:table-cell>
          <table:table-cell table:style-name="ce2" table:formula="of:=ORG.LIBREOFFICE.REGEX([.B126];&quot;\d{1,3}&quot;)" office:value-type="string" office:string-value="808" calcext:value-type="string">
            <text:p>808</text:p>
          </table:table-cell>
          <table:table-cell table:formula="of:=ORG.LIBREOFFICE.REGEX([.C126];&quot;\d{1,3}&quot;)" office:value-type="string" office:string-value="139" calcext:value-type="string">
            <text:p>139</text:p>
          </table:table-cell>
          <table:table-cell table:formula="of:=[.D126]*[.E126]" office:value-type="float" office:value="112312" calcext:value-type="float">
            <text:p>112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4,197)</text:p>
          </table:table-cell>
          <table:table-cell table:style-name="ce2" table:formula="of:=ORG.LIBREOFFICE.REGEX([.A127];&quot;\d{1,3},&quot;)" office:value-type="string" office:string-value="454," calcext:value-type="string">
            <text:p>454,</text:p>
          </table:table-cell>
          <table:table-cell table:formula="of:=ORG.LIBREOFFICE.REGEX([.A127];&quot;,\d{1,3}&quot;)" office:value-type="string" office:string-value=",197" calcext:value-type="string">
            <text:p>,197</text:p>
          </table:table-cell>
          <table:table-cell table:style-name="ce2" table:formula="of:=ORG.LIBREOFFICE.REGEX([.B127];&quot;\d{1,3}&quot;)" office:value-type="string" office:string-value="454" calcext:value-type="string">
            <text:p>454</text:p>
          </table:table-cell>
          <table:table-cell table:formula="of:=ORG.LIBREOFFICE.REGEX([.C127];&quot;\d{1,3}&quot;)" office:value-type="string" office:string-value="197" calcext:value-type="string">
            <text:p>197</text:p>
          </table:table-cell>
          <table:table-cell table:formula="of:=[.D127]*[.E127]" office:value-type="float" office:value="89438" calcext:value-type="float">
            <text:p>894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54,101)</text:p>
          </table:table-cell>
          <table:table-cell table:style-name="ce2" table:formula="of:=ORG.LIBREOFFICE.REGEX([.A128];&quot;\d{1,3},&quot;)" office:value-type="string" office:string-value="854," calcext:value-type="string">
            <text:p>854,</text:p>
          </table:table-cell>
          <table:table-cell table:formula="of:=ORG.LIBREOFFICE.REGEX([.A128];&quot;,\d{1,3}&quot;)" office:value-type="string" office:string-value=",101" calcext:value-type="string">
            <text:p>,101</text:p>
          </table:table-cell>
          <table:table-cell table:style-name="ce2" table:formula="of:=ORG.LIBREOFFICE.REGEX([.B128];&quot;\d{1,3}&quot;)" office:value-type="string" office:string-value="854" calcext:value-type="string">
            <text:p>854</text:p>
          </table:table-cell>
          <table:table-cell table:formula="of:=ORG.LIBREOFFICE.REGEX([.C128];&quot;\d{1,3}&quot;)" office:value-type="string" office:string-value="101" calcext:value-type="string">
            <text:p>101</text:p>
          </table:table-cell>
          <table:table-cell table:formula="of:=[.D128]*[.E128]" office:value-type="float" office:value="86254" calcext:value-type="float">
            <text:p>86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,672)</text:p>
          </table:table-cell>
          <table:table-cell table:style-name="ce2" table:formula="of:=ORG.LIBREOFFICE.REGEX([.A129];&quot;\d{1,3},&quot;)" office:value-type="string" office:string-value="79," calcext:value-type="string">
            <text:p>79,</text:p>
          </table:table-cell>
          <table:table-cell table:formula="of:=ORG.LIBREOFFICE.REGEX([.A129];&quot;,\d{1,3}&quot;)" office:value-type="string" office:string-value=",672" calcext:value-type="string">
            <text:p>,672</text:p>
          </table:table-cell>
          <table:table-cell table:style-name="ce2" table:formula="of:=ORG.LIBREOFFICE.REGEX([.B129];&quot;\d{1,3}&quot;)" office:value-type="string" office:string-value="79" calcext:value-type="string">
            <text:p>79</text:p>
          </table:table-cell>
          <table:table-cell table:formula="of:=ORG.LIBREOFFICE.REGEX([.C129];&quot;\d{1,3}&quot;)" office:value-type="string" office:string-value="672" calcext:value-type="string">
            <text:p>672</text:p>
          </table:table-cell>
          <table:table-cell table:formula="of:=[.D129]*[.E129]" office:value-type="float" office:value="53088" calcext:value-type="float">
            <text:p>530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8,857)</text:p>
          </table:table-cell>
          <table:table-cell table:style-name="ce2" table:formula="of:=ORG.LIBREOFFICE.REGEX([.A130];&quot;\d{1,3},&quot;)" office:value-type="string" office:string-value="248," calcext:value-type="string">
            <text:p>248,</text:p>
          </table:table-cell>
          <table:table-cell table:formula="of:=ORG.LIBREOFFICE.REGEX([.A130];&quot;,\d{1,3}&quot;)" office:value-type="string" office:string-value=",857" calcext:value-type="string">
            <text:p>,857</text:p>
          </table:table-cell>
          <table:table-cell table:style-name="ce2" table:formula="of:=ORG.LIBREOFFICE.REGEX([.B130];&quot;\d{1,3}&quot;)" office:value-type="string" office:string-value="248" calcext:value-type="string">
            <text:p>248</text:p>
          </table:table-cell>
          <table:table-cell table:formula="of:=ORG.LIBREOFFICE.REGEX([.C130];&quot;\d{1,3}&quot;)" office:value-type="string" office:string-value="857" calcext:value-type="string">
            <text:p>857</text:p>
          </table:table-cell>
          <table:table-cell table:formula="of:=[.D130]*[.E130]" office:value-type="float" office:value="212536" calcext:value-type="float">
            <text:p>2125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81,761)</text:p>
          </table:table-cell>
          <table:table-cell table:style-name="ce2" table:formula="of:=ORG.LIBREOFFICE.REGEX([.A131];&quot;\d{1,3},&quot;)" office:value-type="string" office:string-value="881," calcext:value-type="string">
            <text:p>881,</text:p>
          </table:table-cell>
          <table:table-cell table:formula="of:=ORG.LIBREOFFICE.REGEX([.A131];&quot;,\d{1,3}&quot;)" office:value-type="string" office:string-value=",761" calcext:value-type="string">
            <text:p>,761</text:p>
          </table:table-cell>
          <table:table-cell table:style-name="ce2" table:formula="of:=ORG.LIBREOFFICE.REGEX([.B131];&quot;\d{1,3}&quot;)" office:value-type="string" office:string-value="881" calcext:value-type="string">
            <text:p>881</text:p>
          </table:table-cell>
          <table:table-cell table:formula="of:=ORG.LIBREOFFICE.REGEX([.C131];&quot;\d{1,3}&quot;)" office:value-type="string" office:string-value="761" calcext:value-type="string">
            <text:p>761</text:p>
          </table:table-cell>
          <table:table-cell table:formula="of:=[.D131]*[.E131]" office:value-type="float" office:value="670441" calcext:value-type="float">
            <text:p>6704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2,759)</text:p>
          </table:table-cell>
          <table:table-cell table:style-name="ce2" table:formula="of:=ORG.LIBREOFFICE.REGEX([.A132];&quot;\d{1,3},&quot;)" office:value-type="string" office:string-value="812," calcext:value-type="string">
            <text:p>812,</text:p>
          </table:table-cell>
          <table:table-cell table:formula="of:=ORG.LIBREOFFICE.REGEX([.A132];&quot;,\d{1,3}&quot;)" office:value-type="string" office:string-value=",759" calcext:value-type="string">
            <text:p>,759</text:p>
          </table:table-cell>
          <table:table-cell table:style-name="ce2" table:formula="of:=ORG.LIBREOFFICE.REGEX([.B132];&quot;\d{1,3}&quot;)" office:value-type="string" office:string-value="812" calcext:value-type="string">
            <text:p>812</text:p>
          </table:table-cell>
          <table:table-cell table:formula="of:=ORG.LIBREOFFICE.REGEX([.C132];&quot;\d{1,3}&quot;)" office:value-type="string" office:string-value="759" calcext:value-type="string">
            <text:p>759</text:p>
          </table:table-cell>
          <table:table-cell table:formula="of:=[.D132]*[.E132]" office:value-type="float" office:value="616308" calcext:value-type="float">
            <text:p>616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3,256)</text:p>
          </table:table-cell>
          <table:table-cell table:style-name="ce2" table:formula="of:=ORG.LIBREOFFICE.REGEX([.A133];&quot;\d{1,3},&quot;)" office:value-type="string" office:string-value="993," calcext:value-type="string">
            <text:p>993,</text:p>
          </table:table-cell>
          <table:table-cell table:formula="of:=ORG.LIBREOFFICE.REGEX([.A133];&quot;,\d{1,3}&quot;)" office:value-type="string" office:string-value=",256" calcext:value-type="string">
            <text:p>,256</text:p>
          </table:table-cell>
          <table:table-cell table:style-name="ce2" table:formula="of:=ORG.LIBREOFFICE.REGEX([.B133];&quot;\d{1,3}&quot;)" office:value-type="string" office:string-value="993" calcext:value-type="string">
            <text:p>993</text:p>
          </table:table-cell>
          <table:table-cell table:formula="of:=ORG.LIBREOFFICE.REGEX([.C133];&quot;\d{1,3}&quot;)" office:value-type="string" office:string-value="256" calcext:value-type="string">
            <text:p>256</text:p>
          </table:table-cell>
          <table:table-cell table:formula="of:=[.D133]*[.E133]" office:value-type="float" office:value="254208" calcext:value-type="float">
            <text:p>254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7,605)</text:p>
          </table:table-cell>
          <table:table-cell table:style-name="ce2" table:formula="of:=ORG.LIBREOFFICE.REGEX([.A134];&quot;\d{1,3},&quot;)" office:value-type="string" office:string-value="627," calcext:value-type="string">
            <text:p>627,</text:p>
          </table:table-cell>
          <table:table-cell table:formula="of:=ORG.LIBREOFFICE.REGEX([.A134];&quot;,\d{1,3}&quot;)" office:value-type="string" office:string-value=",605" calcext:value-type="string">
            <text:p>,605</text:p>
          </table:table-cell>
          <table:table-cell table:style-name="ce2" table:formula="of:=ORG.LIBREOFFICE.REGEX([.B134];&quot;\d{1,3}&quot;)" office:value-type="string" office:string-value="627" calcext:value-type="string">
            <text:p>627</text:p>
          </table:table-cell>
          <table:table-cell table:formula="of:=ORG.LIBREOFFICE.REGEX([.C134];&quot;\d{1,3}&quot;)" office:value-type="string" office:string-value="605" calcext:value-type="string">
            <text:p>605</text:p>
          </table:table-cell>
          <table:table-cell table:formula="of:=[.D134]*[.E134]" office:value-type="float" office:value="379335" calcext:value-type="float">
            <text:p>3793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0,864)</text:p>
          </table:table-cell>
          <table:table-cell table:style-name="ce2" table:formula="of:=ORG.LIBREOFFICE.REGEX([.A135];&quot;\d{1,3},&quot;)" office:value-type="string" office:string-value="990," calcext:value-type="string">
            <text:p>990,</text:p>
          </table:table-cell>
          <table:table-cell table:formula="of:=ORG.LIBREOFFICE.REGEX([.A135];&quot;,\d{1,3}&quot;)" office:value-type="string" office:string-value=",864" calcext:value-type="string">
            <text:p>,864</text:p>
          </table:table-cell>
          <table:table-cell table:style-name="ce2" table:formula="of:=ORG.LIBREOFFICE.REGEX([.B135];&quot;\d{1,3}&quot;)" office:value-type="string" office:string-value="990" calcext:value-type="string">
            <text:p>990</text:p>
          </table:table-cell>
          <table:table-cell table:formula="of:=ORG.LIBREOFFICE.REGEX([.C135];&quot;\d{1,3}&quot;)" office:value-type="string" office:string-value="864" calcext:value-type="string">
            <text:p>864</text:p>
          </table:table-cell>
          <table:table-cell table:formula="of:=[.D135]*[.E135]" office:value-type="float" office:value="855360" calcext:value-type="float">
            <text:p>8553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7,400)</text:p>
          </table:table-cell>
          <table:table-cell table:style-name="ce2" table:formula="of:=ORG.LIBREOFFICE.REGEX([.A136];&quot;\d{1,3},&quot;)" office:value-type="string" office:string-value="537," calcext:value-type="string">
            <text:p>537,</text:p>
          </table:table-cell>
          <table:table-cell table:formula="of:=ORG.LIBREOFFICE.REGEX([.A136];&quot;,\d{1,3}&quot;)" office:value-type="string" office:string-value=",400" calcext:value-type="string">
            <text:p>,400</text:p>
          </table:table-cell>
          <table:table-cell table:style-name="ce2" table:formula="of:=ORG.LIBREOFFICE.REGEX([.B136];&quot;\d{1,3}&quot;)" office:value-type="string" office:string-value="537" calcext:value-type="string">
            <text:p>537</text:p>
          </table:table-cell>
          <table:table-cell table:formula="of:=ORG.LIBREOFFICE.REGEX([.C136];&quot;\d{1,3}&quot;)" office:value-type="string" office:string-value="400" calcext:value-type="string">
            <text:p>400</text:p>
          </table:table-cell>
          <table:table-cell table:formula="of:=[.D136]*[.E136]" office:value-type="float" office:value="214800" calcext:value-type="float">
            <text:p>21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6,184)</text:p>
          </table:table-cell>
          <table:table-cell table:style-name="ce2" table:formula="of:=ORG.LIBREOFFICE.REGEX([.A137];&quot;\d{1,3},&quot;)" office:value-type="string" office:string-value="146," calcext:value-type="string">
            <text:p>146,</text:p>
          </table:table-cell>
          <table:table-cell table:formula="of:=ORG.LIBREOFFICE.REGEX([.A137];&quot;,\d{1,3}&quot;)" office:value-type="string" office:string-value=",184" calcext:value-type="string">
            <text:p>,184</text:p>
          </table:table-cell>
          <table:table-cell table:style-name="ce2" table:formula="of:=ORG.LIBREOFFICE.REGEX([.B137];&quot;\d{1,3}&quot;)" office:value-type="string" office:string-value="146" calcext:value-type="string">
            <text:p>146</text:p>
          </table:table-cell>
          <table:table-cell table:formula="of:=ORG.LIBREOFFICE.REGEX([.C137];&quot;\d{1,3}&quot;)" office:value-type="string" office:string-value="184" calcext:value-type="string">
            <text:p>184</text:p>
          </table:table-cell>
          <table:table-cell table:formula="of:=[.D137]*[.E137]" office:value-type="float" office:value="26864" calcext:value-type="float">
            <text:p>26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16,486)</text:p>
          </table:table-cell>
          <table:table-cell table:style-name="ce2" table:formula="of:=ORG.LIBREOFFICE.REGEX([.A138];&quot;\d{1,3},&quot;)" office:value-type="string" office:string-value="716," calcext:value-type="string">
            <text:p>716,</text:p>
          </table:table-cell>
          <table:table-cell table:formula="of:=ORG.LIBREOFFICE.REGEX([.A138];&quot;,\d{1,3}&quot;)" office:value-type="string" office:string-value=",486" calcext:value-type="string">
            <text:p>,486</text:p>
          </table:table-cell>
          <table:table-cell table:style-name="ce2" table:formula="of:=ORG.LIBREOFFICE.REGEX([.B138];&quot;\d{1,3}&quot;)" office:value-type="string" office:string-value="716" calcext:value-type="string">
            <text:p>716</text:p>
          </table:table-cell>
          <table:table-cell table:formula="of:=ORG.LIBREOFFICE.REGEX([.C138];&quot;\d{1,3}&quot;)" office:value-type="string" office:string-value="486" calcext:value-type="string">
            <text:p>486</text:p>
          </table:table-cell>
          <table:table-cell table:formula="of:=[.D138]*[.E138]" office:value-type="float" office:value="347976" calcext:value-type="float">
            <text:p>3479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,180)</text:p>
          </table:table-cell>
          <table:table-cell table:style-name="ce2" table:formula="of:=ORG.LIBREOFFICE.REGEX([.A139];&quot;\d{1,3},&quot;)" office:value-type="string" office:string-value="42," calcext:value-type="string">
            <text:p>42,</text:p>
          </table:table-cell>
          <table:table-cell table:formula="of:=ORG.LIBREOFFICE.REGEX([.A139];&quot;,\d{1,3}&quot;)" office:value-type="string" office:string-value=",180" calcext:value-type="string">
            <text:p>,180</text:p>
          </table:table-cell>
          <table:table-cell table:style-name="ce2" table:formula="of:=ORG.LIBREOFFICE.REGEX([.B139];&quot;\d{1,3}&quot;)" office:value-type="string" office:string-value="42" calcext:value-type="string">
            <text:p>42</text:p>
          </table:table-cell>
          <table:table-cell table:formula="of:=ORG.LIBREOFFICE.REGEX([.C139];&quot;\d{1,3}&quot;)" office:value-type="string" office:string-value="180" calcext:value-type="string">
            <text:p>180</text:p>
          </table:table-cell>
          <table:table-cell table:formula="of:=[.D139]*[.E139]" office:value-type="float" office:value="7560" calcext:value-type="float">
            <text:p>75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1,512)</text:p>
          </table:table-cell>
          <table:table-cell table:style-name="ce2" table:formula="of:=ORG.LIBREOFFICE.REGEX([.A140];&quot;\d{1,3},&quot;)" office:value-type="string" office:string-value="611," calcext:value-type="string">
            <text:p>611,</text:p>
          </table:table-cell>
          <table:table-cell table:formula="of:=ORG.LIBREOFFICE.REGEX([.A140];&quot;,\d{1,3}&quot;)" office:value-type="string" office:string-value=",512" calcext:value-type="string">
            <text:p>,512</text:p>
          </table:table-cell>
          <table:table-cell table:style-name="ce2" table:formula="of:=ORG.LIBREOFFICE.REGEX([.B140];&quot;\d{1,3}&quot;)" office:value-type="string" office:string-value="611" calcext:value-type="string">
            <text:p>611</text:p>
          </table:table-cell>
          <table:table-cell table:formula="of:=ORG.LIBREOFFICE.REGEX([.C140];&quot;\d{1,3}&quot;)" office:value-type="string" office:string-value="512" calcext:value-type="string">
            <text:p>512</text:p>
          </table:table-cell>
          <table:table-cell table:formula="of:=[.D140]*[.E140]" office:value-type="float" office:value="312832" calcext:value-type="float">
            <text:p>3128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3,432)</text:p>
          </table:table-cell>
          <table:table-cell table:style-name="ce2" table:formula="of:=ORG.LIBREOFFICE.REGEX([.A141];&quot;\d{1,3},&quot;)" office:value-type="string" office:string-value="423," calcext:value-type="string">
            <text:p>423,</text:p>
          </table:table-cell>
          <table:table-cell table:formula="of:=ORG.LIBREOFFICE.REGEX([.A141];&quot;,\d{1,3}&quot;)" office:value-type="string" office:string-value=",432" calcext:value-type="string">
            <text:p>,432</text:p>
          </table:table-cell>
          <table:table-cell table:style-name="ce2" table:formula="of:=ORG.LIBREOFFICE.REGEX([.B141];&quot;\d{1,3}&quot;)" office:value-type="string" office:string-value="423" calcext:value-type="string">
            <text:p>423</text:p>
          </table:table-cell>
          <table:table-cell table:formula="of:=ORG.LIBREOFFICE.REGEX([.C141];&quot;\d{1,3}&quot;)" office:value-type="string" office:string-value="432" calcext:value-type="string">
            <text:p>432</text:p>
          </table:table-cell>
          <table:table-cell table:formula="of:=[.D141]*[.E141]" office:value-type="float" office:value="182736" calcext:value-type="float">
            <text:p>1827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6,409)</text:p>
          </table:table-cell>
          <table:table-cell table:style-name="ce2" table:formula="of:=ORG.LIBREOFFICE.REGEX([.A142];&quot;\d{1,3},&quot;)" office:value-type="string" office:string-value="976," calcext:value-type="string">
            <text:p>976,</text:p>
          </table:table-cell>
          <table:table-cell table:formula="of:=ORG.LIBREOFFICE.REGEX([.A142];&quot;,\d{1,3}&quot;)" office:value-type="string" office:string-value=",409" calcext:value-type="string">
            <text:p>,409</text:p>
          </table:table-cell>
          <table:table-cell table:style-name="ce2" table:formula="of:=ORG.LIBREOFFICE.REGEX([.B142];&quot;\d{1,3}&quot;)" office:value-type="string" office:string-value="976" calcext:value-type="string">
            <text:p>976</text:p>
          </table:table-cell>
          <table:table-cell table:formula="of:=ORG.LIBREOFFICE.REGEX([.C142];&quot;\d{1,3}&quot;)" office:value-type="string" office:string-value="409" calcext:value-type="string">
            <text:p>409</text:p>
          </table:table-cell>
          <table:table-cell table:formula="of:=[.D142]*[.E142]" office:value-type="float" office:value="399184" calcext:value-type="float">
            <text:p>399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,854)</text:p>
          </table:table-cell>
          <table:table-cell table:style-name="ce2" table:formula="of:=ORG.LIBREOFFICE.REGEX([.A143];&quot;\d{1,3},&quot;)" office:value-type="string" office:string-value="50," calcext:value-type="string">
            <text:p>50,</text:p>
          </table:table-cell>
          <table:table-cell table:formula="of:=ORG.LIBREOFFICE.REGEX([.A143];&quot;,\d{1,3}&quot;)" office:value-type="string" office:string-value=",854" calcext:value-type="string">
            <text:p>,854</text:p>
          </table:table-cell>
          <table:table-cell table:style-name="ce2" table:formula="of:=ORG.LIBREOFFICE.REGEX([.B143];&quot;\d{1,3}&quot;)" office:value-type="string" office:string-value="50" calcext:value-type="string">
            <text:p>50</text:p>
          </table:table-cell>
          <table:table-cell table:formula="of:=ORG.LIBREOFFICE.REGEX([.C143];&quot;\d{1,3}&quot;)" office:value-type="string" office:string-value="854" calcext:value-type="string">
            <text:p>854</text:p>
          </table:table-cell>
          <table:table-cell table:formula="of:=[.D143]*[.E143]" office:value-type="float" office:value="42700" calcext:value-type="float">
            <text:p>427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,58)</text:p>
          </table:table-cell>
          <table:table-cell table:style-name="ce2" table:formula="of:=ORG.LIBREOFFICE.REGEX([.A144];&quot;\d{1,3},&quot;)" office:value-type="string" office:string-value="42," calcext:value-type="string">
            <text:p>42,</text:p>
          </table:table-cell>
          <table:table-cell table:formula="of:=ORG.LIBREOFFICE.REGEX([.A144];&quot;,\d{1,3}&quot;)" office:value-type="string" office:string-value=",58" calcext:value-type="string">
            <text:p>,58</text:p>
          </table:table-cell>
          <table:table-cell table:style-name="ce2" table:formula="of:=ORG.LIBREOFFICE.REGEX([.B144];&quot;\d{1,3}&quot;)" office:value-type="string" office:string-value="42" calcext:value-type="string">
            <text:p>42</text:p>
          </table:table-cell>
          <table:table-cell table:formula="of:=ORG.LIBREOFFICE.REGEX([.C144];&quot;\d{1,3}&quot;)" office:value-type="string" office:string-value="58" calcext:value-type="string">
            <text:p>58</text:p>
          </table:table-cell>
          <table:table-cell table:formula="of:=[.D144]*[.E144]" office:value-type="float" office:value="2436" calcext:value-type="float">
            <text:p>2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6,406)</text:p>
          </table:table-cell>
          <table:table-cell table:style-name="ce2" table:formula="of:=ORG.LIBREOFFICE.REGEX([.A145];&quot;\d{1,3},&quot;)" office:value-type="string" office:string-value="326," calcext:value-type="string">
            <text:p>326,</text:p>
          </table:table-cell>
          <table:table-cell table:formula="of:=ORG.LIBREOFFICE.REGEX([.A145];&quot;,\d{1,3}&quot;)" office:value-type="string" office:string-value=",406" calcext:value-type="string">
            <text:p>,406</text:p>
          </table:table-cell>
          <table:table-cell table:style-name="ce2" table:formula="of:=ORG.LIBREOFFICE.REGEX([.B145];&quot;\d{1,3}&quot;)" office:value-type="string" office:string-value="326" calcext:value-type="string">
            <text:p>326</text:p>
          </table:table-cell>
          <table:table-cell table:formula="of:=ORG.LIBREOFFICE.REGEX([.C145];&quot;\d{1,3}&quot;)" office:value-type="string" office:string-value="406" calcext:value-type="string">
            <text:p>406</text:p>
          </table:table-cell>
          <table:table-cell table:formula="of:=[.D145]*[.E145]" office:value-type="float" office:value="132356" calcext:value-type="float">
            <text:p>1323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,647)</text:p>
          </table:table-cell>
          <table:table-cell table:style-name="ce2" table:formula="of:=ORG.LIBREOFFICE.REGEX([.A146];&quot;\d{1,3},&quot;)" office:value-type="string" office:string-value="3," calcext:value-type="string">
            <text:p>3,</text:p>
          </table:table-cell>
          <table:table-cell table:formula="of:=ORG.LIBREOFFICE.REGEX([.A146];&quot;,\d{1,3}&quot;)" office:value-type="string" office:string-value=",647" calcext:value-type="string">
            <text:p>,647</text:p>
          </table:table-cell>
          <table:table-cell table:style-name="ce2" table:formula="of:=ORG.LIBREOFFICE.REGEX([.B146];&quot;\d{1,3}&quot;)" office:value-type="string" office:string-value="3" calcext:value-type="string">
            <text:p>3</text:p>
          </table:table-cell>
          <table:table-cell table:formula="of:=ORG.LIBREOFFICE.REGEX([.C146];&quot;\d{1,3}&quot;)" office:value-type="string" office:string-value="647" calcext:value-type="string">
            <text:p>647</text:p>
          </table:table-cell>
          <table:table-cell table:formula="of:=[.D146]*[.E146]" office:value-type="float" office:value="1941" calcext:value-type="float">
            <text:p>19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6,495)</text:p>
          </table:table-cell>
          <table:table-cell table:style-name="ce2" table:formula="of:=ORG.LIBREOFFICE.REGEX([.A147];&quot;\d{1,3},&quot;)" office:value-type="string" office:string-value="966," calcext:value-type="string">
            <text:p>966,</text:p>
          </table:table-cell>
          <table:table-cell table:formula="of:=ORG.LIBREOFFICE.REGEX([.A147];&quot;,\d{1,3}&quot;)" office:value-type="string" office:string-value=",495" calcext:value-type="string">
            <text:p>,495</text:p>
          </table:table-cell>
          <table:table-cell table:style-name="ce2" table:formula="of:=ORG.LIBREOFFICE.REGEX([.B147];&quot;\d{1,3}&quot;)" office:value-type="string" office:string-value="966" calcext:value-type="string">
            <text:p>966</text:p>
          </table:table-cell>
          <table:table-cell table:formula="of:=ORG.LIBREOFFICE.REGEX([.C147];&quot;\d{1,3}&quot;)" office:value-type="string" office:string-value="495" calcext:value-type="string">
            <text:p>495</text:p>
          </table:table-cell>
          <table:table-cell table:formula="of:=[.D147]*[.E147]" office:value-type="float" office:value="478170" calcext:value-type="float">
            <text:p>478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4,653)</text:p>
          </table:table-cell>
          <table:table-cell table:style-name="ce2" table:formula="of:=ORG.LIBREOFFICE.REGEX([.A148];&quot;\d{1,3},&quot;)" office:value-type="string" office:string-value="324," calcext:value-type="string">
            <text:p>324,</text:p>
          </table:table-cell>
          <table:table-cell table:formula="of:=ORG.LIBREOFFICE.REGEX([.A148];&quot;,\d{1,3}&quot;)" office:value-type="string" office:string-value=",653" calcext:value-type="string">
            <text:p>,653</text:p>
          </table:table-cell>
          <table:table-cell table:style-name="ce2" table:formula="of:=ORG.LIBREOFFICE.REGEX([.B148];&quot;\d{1,3}&quot;)" office:value-type="string" office:string-value="324" calcext:value-type="string">
            <text:p>324</text:p>
          </table:table-cell>
          <table:table-cell table:formula="of:=ORG.LIBREOFFICE.REGEX([.C148];&quot;\d{1,3}&quot;)" office:value-type="string" office:string-value="653" calcext:value-type="string">
            <text:p>653</text:p>
          </table:table-cell>
          <table:table-cell table:formula="of:=[.D148]*[.E148]" office:value-type="float" office:value="211572" calcext:value-type="float">
            <text:p>2115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,577)</text:p>
          </table:table-cell>
          <table:table-cell table:style-name="ce2" table:formula="of:=ORG.LIBREOFFICE.REGEX([.A149];&quot;\d{1,3},&quot;)" office:value-type="string" office:string-value="47," calcext:value-type="string">
            <text:p>47,</text:p>
          </table:table-cell>
          <table:table-cell table:formula="of:=ORG.LIBREOFFICE.REGEX([.A149];&quot;,\d{1,3}&quot;)" office:value-type="string" office:string-value=",577" calcext:value-type="string">
            <text:p>,577</text:p>
          </table:table-cell>
          <table:table-cell table:style-name="ce2" table:formula="of:=ORG.LIBREOFFICE.REGEX([.B149];&quot;\d{1,3}&quot;)" office:value-type="string" office:string-value="47" calcext:value-type="string">
            <text:p>47</text:p>
          </table:table-cell>
          <table:table-cell table:formula="of:=ORG.LIBREOFFICE.REGEX([.C149];&quot;\d{1,3}&quot;)" office:value-type="string" office:string-value="577" calcext:value-type="string">
            <text:p>577</text:p>
          </table:table-cell>
          <table:table-cell table:formula="of:=[.D149]*[.E149]" office:value-type="float" office:value="27119" calcext:value-type="float">
            <text:p>27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4,392)</text:p>
          </table:table-cell>
          <table:table-cell table:style-name="ce2" table:formula="of:=ORG.LIBREOFFICE.REGEX([.A150];&quot;\d{1,3},&quot;)" office:value-type="string" office:string-value="144," calcext:value-type="string">
            <text:p>144,</text:p>
          </table:table-cell>
          <table:table-cell table:formula="of:=ORG.LIBREOFFICE.REGEX([.A150];&quot;,\d{1,3}&quot;)" office:value-type="string" office:string-value=",392" calcext:value-type="string">
            <text:p>,392</text:p>
          </table:table-cell>
          <table:table-cell table:style-name="ce2" table:formula="of:=ORG.LIBREOFFICE.REGEX([.B150];&quot;\d{1,3}&quot;)" office:value-type="string" office:string-value="144" calcext:value-type="string">
            <text:p>144</text:p>
          </table:table-cell>
          <table:table-cell table:formula="of:=ORG.LIBREOFFICE.REGEX([.C150];&quot;\d{1,3}&quot;)" office:value-type="string" office:string-value="392" calcext:value-type="string">
            <text:p>392</text:p>
          </table:table-cell>
          <table:table-cell table:formula="of:=[.D150]*[.E150]" office:value-type="float" office:value="56448" calcext:value-type="float">
            <text:p>56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5,506)</text:p>
          </table:table-cell>
          <table:table-cell table:style-name="ce2" table:formula="of:=ORG.LIBREOFFICE.REGEX([.A151];&quot;\d{1,3},&quot;)" office:value-type="string" office:string-value="135," calcext:value-type="string">
            <text:p>135,</text:p>
          </table:table-cell>
          <table:table-cell table:formula="of:=ORG.LIBREOFFICE.REGEX([.A151];&quot;,\d{1,3}&quot;)" office:value-type="string" office:string-value=",506" calcext:value-type="string">
            <text:p>,506</text:p>
          </table:table-cell>
          <table:table-cell table:style-name="ce2" table:formula="of:=ORG.LIBREOFFICE.REGEX([.B151];&quot;\d{1,3}&quot;)" office:value-type="string" office:string-value="135" calcext:value-type="string">
            <text:p>135</text:p>
          </table:table-cell>
          <table:table-cell table:formula="of:=ORG.LIBREOFFICE.REGEX([.C151];&quot;\d{1,3}&quot;)" office:value-type="string" office:string-value="506" calcext:value-type="string">
            <text:p>506</text:p>
          </table:table-cell>
          <table:table-cell table:formula="of:=[.D151]*[.E151]" office:value-type="float" office:value="68310" calcext:value-type="float">
            <text:p>683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9,314)</text:p>
          </table:table-cell>
          <table:table-cell table:style-name="ce2" table:formula="of:=ORG.LIBREOFFICE.REGEX([.A152];&quot;\d{1,3},&quot;)" office:value-type="string" office:string-value="609," calcext:value-type="string">
            <text:p>609,</text:p>
          </table:table-cell>
          <table:table-cell table:formula="of:=ORG.LIBREOFFICE.REGEX([.A152];&quot;,\d{1,3}&quot;)" office:value-type="string" office:string-value=",314" calcext:value-type="string">
            <text:p>,314</text:p>
          </table:table-cell>
          <table:table-cell table:style-name="ce2" table:formula="of:=ORG.LIBREOFFICE.REGEX([.B152];&quot;\d{1,3}&quot;)" office:value-type="string" office:string-value="609" calcext:value-type="string">
            <text:p>609</text:p>
          </table:table-cell>
          <table:table-cell table:formula="of:=ORG.LIBREOFFICE.REGEX([.C152];&quot;\d{1,3}&quot;)" office:value-type="string" office:string-value="314" calcext:value-type="string">
            <text:p>314</text:p>
          </table:table-cell>
          <table:table-cell table:formula="of:=[.D152]*[.E152]" office:value-type="float" office:value="191226" calcext:value-type="float">
            <text:p>191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20,925)</text:p>
          </table:table-cell>
          <table:table-cell table:style-name="ce2" table:formula="of:=ORG.LIBREOFFICE.REGEX([.A153];&quot;\d{1,3},&quot;)" office:value-type="string" office:string-value="120," calcext:value-type="string">
            <text:p>120,</text:p>
          </table:table-cell>
          <table:table-cell table:formula="of:=ORG.LIBREOFFICE.REGEX([.A153];&quot;,\d{1,3}&quot;)" office:value-type="string" office:string-value=",925" calcext:value-type="string">
            <text:p>,925</text:p>
          </table:table-cell>
          <table:table-cell table:style-name="ce2" table:formula="of:=ORG.LIBREOFFICE.REGEX([.B153];&quot;\d{1,3}&quot;)" office:value-type="string" office:string-value="120" calcext:value-type="string">
            <text:p>120</text:p>
          </table:table-cell>
          <table:table-cell table:formula="of:=ORG.LIBREOFFICE.REGEX([.C153];&quot;\d{1,3}&quot;)" office:value-type="string" office:string-value="925" calcext:value-type="string">
            <text:p>925</text:p>
          </table:table-cell>
          <table:table-cell table:formula="of:=[.D153]*[.E153]" office:value-type="float" office:value="111000" calcext:value-type="float">
            <text:p>11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65,209)</text:p>
          </table:table-cell>
          <table:table-cell table:style-name="ce2" table:formula="of:=ORG.LIBREOFFICE.REGEX([.A154];&quot;\d{1,3},&quot;)" office:value-type="string" office:string-value="765," calcext:value-type="string">
            <text:p>765,</text:p>
          </table:table-cell>
          <table:table-cell table:formula="of:=ORG.LIBREOFFICE.REGEX([.A154];&quot;,\d{1,3}&quot;)" office:value-type="string" office:string-value=",209" calcext:value-type="string">
            <text:p>,209</text:p>
          </table:table-cell>
          <table:table-cell table:style-name="ce2" table:formula="of:=ORG.LIBREOFFICE.REGEX([.B154];&quot;\d{1,3}&quot;)" office:value-type="string" office:string-value="765" calcext:value-type="string">
            <text:p>765</text:p>
          </table:table-cell>
          <table:table-cell table:formula="of:=ORG.LIBREOFFICE.REGEX([.C154];&quot;\d{1,3}&quot;)" office:value-type="string" office:string-value="209" calcext:value-type="string">
            <text:p>209</text:p>
          </table:table-cell>
          <table:table-cell table:formula="of:=[.D154]*[.E154]" office:value-type="float" office:value="159885" calcext:value-type="float">
            <text:p>1598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6,556)</text:p>
          </table:table-cell>
          <table:table-cell table:style-name="ce2" table:formula="of:=ORG.LIBREOFFICE.REGEX([.A155];&quot;\d{1,3},&quot;)" office:value-type="string" office:string-value="166," calcext:value-type="string">
            <text:p>166,</text:p>
          </table:table-cell>
          <table:table-cell table:formula="of:=ORG.LIBREOFFICE.REGEX([.A155];&quot;,\d{1,3}&quot;)" office:value-type="string" office:string-value=",556" calcext:value-type="string">
            <text:p>,556</text:p>
          </table:table-cell>
          <table:table-cell table:style-name="ce2" table:formula="of:=ORG.LIBREOFFICE.REGEX([.B155];&quot;\d{1,3}&quot;)" office:value-type="string" office:string-value="166" calcext:value-type="string">
            <text:p>166</text:p>
          </table:table-cell>
          <table:table-cell table:formula="of:=ORG.LIBREOFFICE.REGEX([.C155];&quot;\d{1,3}&quot;)" office:value-type="string" office:string-value="556" calcext:value-type="string">
            <text:p>556</text:p>
          </table:table-cell>
          <table:table-cell table:formula="of:=[.D155]*[.E155]" office:value-type="float" office:value="92296" calcext:value-type="float">
            <text:p>92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0,823)</text:p>
          </table:table-cell>
          <table:table-cell table:style-name="ce2" table:formula="of:=ORG.LIBREOFFICE.REGEX([.A156];&quot;\d{1,3},&quot;)" office:value-type="string" office:string-value="820," calcext:value-type="string">
            <text:p>820,</text:p>
          </table:table-cell>
          <table:table-cell table:formula="of:=ORG.LIBREOFFICE.REGEX([.A156];&quot;,\d{1,3}&quot;)" office:value-type="string" office:string-value=",823" calcext:value-type="string">
            <text:p>,823</text:p>
          </table:table-cell>
          <table:table-cell table:style-name="ce2" table:formula="of:=ORG.LIBREOFFICE.REGEX([.B156];&quot;\d{1,3}&quot;)" office:value-type="string" office:string-value="820" calcext:value-type="string">
            <text:p>820</text:p>
          </table:table-cell>
          <table:table-cell table:formula="of:=ORG.LIBREOFFICE.REGEX([.C156];&quot;\d{1,3}&quot;)" office:value-type="string" office:string-value="823" calcext:value-type="string">
            <text:p>823</text:p>
          </table:table-cell>
          <table:table-cell table:formula="of:=[.D156]*[.E156]" office:value-type="float" office:value="674860" calcext:value-type="float">
            <text:p>674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1,341)</text:p>
          </table:table-cell>
          <table:table-cell table:style-name="ce2" table:formula="of:=ORG.LIBREOFFICE.REGEX([.A157];&quot;\d{1,3},&quot;)" office:value-type="string" office:string-value="41," calcext:value-type="string">
            <text:p>41,</text:p>
          </table:table-cell>
          <table:table-cell table:formula="of:=ORG.LIBREOFFICE.REGEX([.A157];&quot;,\d{1,3}&quot;)" office:value-type="string" office:string-value=",341" calcext:value-type="string">
            <text:p>,341</text:p>
          </table:table-cell>
          <table:table-cell table:style-name="ce2" table:formula="of:=ORG.LIBREOFFICE.REGEX([.B157];&quot;\d{1,3}&quot;)" office:value-type="string" office:string-value="41" calcext:value-type="string">
            <text:p>41</text:p>
          </table:table-cell>
          <table:table-cell table:formula="of:=ORG.LIBREOFFICE.REGEX([.C157];&quot;\d{1,3}&quot;)" office:value-type="string" office:string-value="341" calcext:value-type="string">
            <text:p>341</text:p>
          </table:table-cell>
          <table:table-cell table:formula="of:=[.D157]*[.E157]" office:value-type="float" office:value="13981" calcext:value-type="float">
            <text:p>139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0,552)</text:p>
          </table:table-cell>
          <table:table-cell table:style-name="ce2" table:formula="of:=ORG.LIBREOFFICE.REGEX([.A158];&quot;\d{1,3},&quot;)" office:value-type="string" office:string-value="960," calcext:value-type="string">
            <text:p>960,</text:p>
          </table:table-cell>
          <table:table-cell table:formula="of:=ORG.LIBREOFFICE.REGEX([.A158];&quot;,\d{1,3}&quot;)" office:value-type="string" office:string-value=",552" calcext:value-type="string">
            <text:p>,552</text:p>
          </table:table-cell>
          <table:table-cell table:style-name="ce2" table:formula="of:=ORG.LIBREOFFICE.REGEX([.B158];&quot;\d{1,3}&quot;)" office:value-type="string" office:string-value="960" calcext:value-type="string">
            <text:p>960</text:p>
          </table:table-cell>
          <table:table-cell table:formula="of:=ORG.LIBREOFFICE.REGEX([.C158];&quot;\d{1,3}&quot;)" office:value-type="string" office:string-value="552" calcext:value-type="string">
            <text:p>552</text:p>
          </table:table-cell>
          <table:table-cell table:formula="of:=[.D158]*[.E158]" office:value-type="float" office:value="529920" calcext:value-type="float">
            <text:p>5299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81,244)</text:p>
          </table:table-cell>
          <table:table-cell table:style-name="ce2" table:formula="of:=ORG.LIBREOFFICE.REGEX([.A159];&quot;\d{1,3},&quot;)" office:value-type="string" office:string-value="381," calcext:value-type="string">
            <text:p>381,</text:p>
          </table:table-cell>
          <table:table-cell table:formula="of:=ORG.LIBREOFFICE.REGEX([.A159];&quot;,\d{1,3}&quot;)" office:value-type="string" office:string-value=",244" calcext:value-type="string">
            <text:p>,244</text:p>
          </table:table-cell>
          <table:table-cell table:style-name="ce2" table:formula="of:=ORG.LIBREOFFICE.REGEX([.B159];&quot;\d{1,3}&quot;)" office:value-type="string" office:string-value="381" calcext:value-type="string">
            <text:p>381</text:p>
          </table:table-cell>
          <table:table-cell table:formula="of:=ORG.LIBREOFFICE.REGEX([.C159];&quot;\d{1,3}&quot;)" office:value-type="string" office:string-value="244" calcext:value-type="string">
            <text:p>244</text:p>
          </table:table-cell>
          <table:table-cell table:formula="of:=[.D159]*[.E159]" office:value-type="float" office:value="92964" calcext:value-type="float">
            <text:p>929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7,560)</text:p>
          </table:table-cell>
          <table:table-cell table:style-name="ce2" table:formula="of:=ORG.LIBREOFFICE.REGEX([.A160];&quot;\d{1,3},&quot;)" office:value-type="string" office:string-value="287," calcext:value-type="string">
            <text:p>287,</text:p>
          </table:table-cell>
          <table:table-cell table:formula="of:=ORG.LIBREOFFICE.REGEX([.A160];&quot;,\d{1,3}&quot;)" office:value-type="string" office:string-value=",560" calcext:value-type="string">
            <text:p>,560</text:p>
          </table:table-cell>
          <table:table-cell table:style-name="ce2" table:formula="of:=ORG.LIBREOFFICE.REGEX([.B160];&quot;\d{1,3}&quot;)" office:value-type="string" office:string-value="287" calcext:value-type="string">
            <text:p>287</text:p>
          </table:table-cell>
          <table:table-cell table:formula="of:=ORG.LIBREOFFICE.REGEX([.C160];&quot;\d{1,3}&quot;)" office:value-type="string" office:string-value="560" calcext:value-type="string">
            <text:p>560</text:p>
          </table:table-cell>
          <table:table-cell table:formula="of:=[.D160]*[.E160]" office:value-type="float" office:value="160720" calcext:value-type="float">
            <text:p>160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54,480)</text:p>
          </table:table-cell>
          <table:table-cell table:style-name="ce2" table:formula="of:=ORG.LIBREOFFICE.REGEX([.A161];&quot;\d{1,3},&quot;)" office:value-type="string" office:string-value="954," calcext:value-type="string">
            <text:p>954,</text:p>
          </table:table-cell>
          <table:table-cell table:formula="of:=ORG.LIBREOFFICE.REGEX([.A161];&quot;,\d{1,3}&quot;)" office:value-type="string" office:string-value=",480" calcext:value-type="string">
            <text:p>,480</text:p>
          </table:table-cell>
          <table:table-cell table:style-name="ce2" table:formula="of:=ORG.LIBREOFFICE.REGEX([.B161];&quot;\d{1,3}&quot;)" office:value-type="string" office:string-value="954" calcext:value-type="string">
            <text:p>954</text:p>
          </table:table-cell>
          <table:table-cell table:formula="of:=ORG.LIBREOFFICE.REGEX([.C161];&quot;\d{1,3}&quot;)" office:value-type="string" office:string-value="480" calcext:value-type="string">
            <text:p>480</text:p>
          </table:table-cell>
          <table:table-cell table:formula="of:=[.D161]*[.E161]" office:value-type="float" office:value="457920" calcext:value-type="float">
            <text:p>4579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14,431)</text:p>
          </table:table-cell>
          <table:table-cell table:style-name="ce2" table:formula="of:=ORG.LIBREOFFICE.REGEX([.A162];&quot;\d{1,3},&quot;)" office:value-type="string" office:string-value="914," calcext:value-type="string">
            <text:p>914,</text:p>
          </table:table-cell>
          <table:table-cell table:formula="of:=ORG.LIBREOFFICE.REGEX([.A162];&quot;,\d{1,3}&quot;)" office:value-type="string" office:string-value=",431" calcext:value-type="string">
            <text:p>,431</text:p>
          </table:table-cell>
          <table:table-cell table:style-name="ce2" table:formula="of:=ORG.LIBREOFFICE.REGEX([.B162];&quot;\d{1,3}&quot;)" office:value-type="string" office:string-value="914" calcext:value-type="string">
            <text:p>914</text:p>
          </table:table-cell>
          <table:table-cell table:formula="of:=ORG.LIBREOFFICE.REGEX([.C162];&quot;\d{1,3}&quot;)" office:value-type="string" office:string-value="431" calcext:value-type="string">
            <text:p>431</text:p>
          </table:table-cell>
          <table:table-cell table:formula="of:=[.D162]*[.E162]" office:value-type="float" office:value="393934" calcext:value-type="float">
            <text:p>3939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6,399)</text:p>
          </table:table-cell>
          <table:table-cell table:style-name="ce2" table:formula="of:=ORG.LIBREOFFICE.REGEX([.A163];&quot;\d{1,3},&quot;)" office:value-type="string" office:string-value="586," calcext:value-type="string">
            <text:p>586,</text:p>
          </table:table-cell>
          <table:table-cell table:formula="of:=ORG.LIBREOFFICE.REGEX([.A163];&quot;,\d{1,3}&quot;)" office:value-type="string" office:string-value=",399" calcext:value-type="string">
            <text:p>,399</text:p>
          </table:table-cell>
          <table:table-cell table:style-name="ce2" table:formula="of:=ORG.LIBREOFFICE.REGEX([.B163];&quot;\d{1,3}&quot;)" office:value-type="string" office:string-value="586" calcext:value-type="string">
            <text:p>586</text:p>
          </table:table-cell>
          <table:table-cell table:formula="of:=ORG.LIBREOFFICE.REGEX([.C163];&quot;\d{1,3}&quot;)" office:value-type="string" office:string-value="399" calcext:value-type="string">
            <text:p>399</text:p>
          </table:table-cell>
          <table:table-cell table:formula="of:=[.D163]*[.E163]" office:value-type="float" office:value="233814" calcext:value-type="float">
            <text:p>2338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2,73)</text:p>
          </table:table-cell>
          <table:table-cell table:style-name="ce2" table:formula="of:=ORG.LIBREOFFICE.REGEX([.A164];&quot;\d{1,3},&quot;)" office:value-type="string" office:string-value="802," calcext:value-type="string">
            <text:p>802,</text:p>
          </table:table-cell>
          <table:table-cell table:formula="of:=ORG.LIBREOFFICE.REGEX([.A164];&quot;,\d{1,3}&quot;)" office:value-type="string" office:string-value=",73" calcext:value-type="string">
            <text:p>,73</text:p>
          </table:table-cell>
          <table:table-cell table:style-name="ce2" table:formula="of:=ORG.LIBREOFFICE.REGEX([.B164];&quot;\d{1,3}&quot;)" office:value-type="string" office:string-value="802" calcext:value-type="string">
            <text:p>802</text:p>
          </table:table-cell>
          <table:table-cell table:formula="of:=ORG.LIBREOFFICE.REGEX([.C164];&quot;\d{1,3}&quot;)" office:value-type="string" office:string-value="73" calcext:value-type="string">
            <text:p>73</text:p>
          </table:table-cell>
          <table:table-cell table:formula="of:=[.D164]*[.E164]" office:value-type="float" office:value="58546" calcext:value-type="float">
            <text:p>585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,93)</text:p>
          </table:table-cell>
          <table:table-cell table:style-name="ce2" table:formula="of:=ORG.LIBREOFFICE.REGEX([.A165];&quot;\d{1,3},&quot;)" office:value-type="string" office:string-value="14," calcext:value-type="string">
            <text:p>14,</text:p>
          </table:table-cell>
          <table:table-cell table:formula="of:=ORG.LIBREOFFICE.REGEX([.A165];&quot;,\d{1,3}&quot;)" office:value-type="string" office:string-value=",93" calcext:value-type="string">
            <text:p>,93</text:p>
          </table:table-cell>
          <table:table-cell table:style-name="ce2" table:formula="of:=ORG.LIBREOFFICE.REGEX([.B165];&quot;\d{1,3}&quot;)" office:value-type="string" office:string-value="14" calcext:value-type="string">
            <text:p>14</text:p>
          </table:table-cell>
          <table:table-cell table:formula="of:=ORG.LIBREOFFICE.REGEX([.C165];&quot;\d{1,3}&quot;)" office:value-type="string" office:string-value="93" calcext:value-type="string">
            <text:p>93</text:p>
          </table:table-cell>
          <table:table-cell table:formula="of:=[.D165]*[.E165]" office:value-type="float" office:value="1302" calcext:value-type="float">
            <text:p>1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9,2)</text:p>
          </table:table-cell>
          <table:table-cell table:style-name="ce2" table:formula="of:=ORG.LIBREOFFICE.REGEX([.A166];&quot;\d{1,3},&quot;)" office:value-type="string" office:string-value="569," calcext:value-type="string">
            <text:p>569,</text:p>
          </table:table-cell>
          <table:table-cell table:formula="of:=ORG.LIBREOFFICE.REGEX([.A166];&quot;,\d{1,3}&quot;)" office:value-type="string" office:string-value=",2" calcext:value-type="string">
            <text:p>,2</text:p>
          </table:table-cell>
          <table:table-cell table:style-name="ce2" table:formula="of:=ORG.LIBREOFFICE.REGEX([.B166];&quot;\d{1,3}&quot;)" office:value-type="string" office:string-value="569" calcext:value-type="string">
            <text:p>569</text:p>
          </table:table-cell>
          <table:table-cell table:formula="of:=ORG.LIBREOFFICE.REGEX([.C166];&quot;\d{1,3}&quot;)" office:value-type="string" office:string-value="2" calcext:value-type="string">
            <text:p>2</text:p>
          </table:table-cell>
          <table:table-cell table:formula="of:=[.D166]*[.E166]" office:value-type="float" office:value="1138" calcext:value-type="float">
            <text:p>1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3,2)</text:p>
          </table:table-cell>
          <table:table-cell table:style-name="ce2" table:formula="of:=ORG.LIBREOFFICE.REGEX([.A167];&quot;\d{1,3},&quot;)" office:value-type="string" office:string-value="793," calcext:value-type="string">
            <text:p>793,</text:p>
          </table:table-cell>
          <table:table-cell table:formula="of:=ORG.LIBREOFFICE.REGEX([.A167];&quot;,\d{1,3}&quot;)" office:value-type="string" office:string-value=",2" calcext:value-type="string">
            <text:p>,2</text:p>
          </table:table-cell>
          <table:table-cell table:style-name="ce2" table:formula="of:=ORG.LIBREOFFICE.REGEX([.B167];&quot;\d{1,3}&quot;)" office:value-type="string" office:string-value="793" calcext:value-type="string">
            <text:p>793</text:p>
          </table:table-cell>
          <table:table-cell table:formula="of:=ORG.LIBREOFFICE.REGEX([.C167];&quot;\d{1,3}&quot;)" office:value-type="string" office:string-value="2" calcext:value-type="string">
            <text:p>2</text:p>
          </table:table-cell>
          <table:table-cell table:formula="of:=[.D167]*[.E167]" office:value-type="float" office:value="1586" calcext:value-type="float">
            <text:p>15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1,988)</text:p>
          </table:table-cell>
          <table:table-cell table:style-name="ce2" table:formula="of:=ORG.LIBREOFFICE.REGEX([.A168];&quot;\d{1,3},&quot;)" office:value-type="string" office:string-value="301," calcext:value-type="string">
            <text:p>301,</text:p>
          </table:table-cell>
          <table:table-cell table:formula="of:=ORG.LIBREOFFICE.REGEX([.A168];&quot;,\d{1,3}&quot;)" office:value-type="string" office:string-value=",988" calcext:value-type="string">
            <text:p>,988</text:p>
          </table:table-cell>
          <table:table-cell table:style-name="ce2" table:formula="of:=ORG.LIBREOFFICE.REGEX([.B168];&quot;\d{1,3}&quot;)" office:value-type="string" office:string-value="301" calcext:value-type="string">
            <text:p>301</text:p>
          </table:table-cell>
          <table:table-cell table:formula="of:=ORG.LIBREOFFICE.REGEX([.C168];&quot;\d{1,3}&quot;)" office:value-type="string" office:string-value="988" calcext:value-type="string">
            <text:p>988</text:p>
          </table:table-cell>
          <table:table-cell table:formula="of:=[.D168]*[.E168]" office:value-type="float" office:value="297388" calcext:value-type="float">
            <text:p>2973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2,16)</text:p>
          </table:table-cell>
          <table:table-cell table:style-name="ce2" table:formula="of:=ORG.LIBREOFFICE.REGEX([.A169];&quot;\d{1,3},&quot;)" office:value-type="string" office:string-value="732," calcext:value-type="string">
            <text:p>732,</text:p>
          </table:table-cell>
          <table:table-cell table:formula="of:=ORG.LIBREOFFICE.REGEX([.A169];&quot;,\d{1,3}&quot;)" office:value-type="string" office:string-value=",16" calcext:value-type="string">
            <text:p>,16</text:p>
          </table:table-cell>
          <table:table-cell table:style-name="ce2" table:formula="of:=ORG.LIBREOFFICE.REGEX([.B169];&quot;\d{1,3}&quot;)" office:value-type="string" office:string-value="732" calcext:value-type="string">
            <text:p>732</text:p>
          </table:table-cell>
          <table:table-cell table:formula="of:=ORG.LIBREOFFICE.REGEX([.C169];&quot;\d{1,3}&quot;)" office:value-type="string" office:string-value="16" calcext:value-type="string">
            <text:p>16</text:p>
          </table:table-cell>
          <table:table-cell table:formula="of:=[.D169]*[.E169]" office:value-type="float" office:value="11712" calcext:value-type="float">
            <text:p>117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3,997)</text:p>
          </table:table-cell>
          <table:table-cell table:style-name="ce2" table:formula="of:=ORG.LIBREOFFICE.REGEX([.A170];&quot;\d{1,3},&quot;)" office:value-type="string" office:string-value="573," calcext:value-type="string">
            <text:p>573,</text:p>
          </table:table-cell>
          <table:table-cell table:formula="of:=ORG.LIBREOFFICE.REGEX([.A170];&quot;,\d{1,3}&quot;)" office:value-type="string" office:string-value=",997" calcext:value-type="string">
            <text:p>,997</text:p>
          </table:table-cell>
          <table:table-cell table:style-name="ce2" table:formula="of:=ORG.LIBREOFFICE.REGEX([.B170];&quot;\d{1,3}&quot;)" office:value-type="string" office:string-value="573" calcext:value-type="string">
            <text:p>573</text:p>
          </table:table-cell>
          <table:table-cell table:formula="of:=ORG.LIBREOFFICE.REGEX([.C170];&quot;\d{1,3}&quot;)" office:value-type="string" office:string-value="997" calcext:value-type="string">
            <text:p>997</text:p>
          </table:table-cell>
          <table:table-cell table:formula="of:=[.D170]*[.E170]" office:value-type="float" office:value="571281" calcext:value-type="float">
            <text:p>571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7,194)</text:p>
          </table:table-cell>
          <table:table-cell table:style-name="ce2" table:formula="of:=ORG.LIBREOFFICE.REGEX([.A171];&quot;\d{1,3},&quot;)" office:value-type="string" office:string-value="477," calcext:value-type="string">
            <text:p>477,</text:p>
          </table:table-cell>
          <table:table-cell table:formula="of:=ORG.LIBREOFFICE.REGEX([.A171];&quot;,\d{1,3}&quot;)" office:value-type="string" office:string-value=",194" calcext:value-type="string">
            <text:p>,194</text:p>
          </table:table-cell>
          <table:table-cell table:style-name="ce2" table:formula="of:=ORG.LIBREOFFICE.REGEX([.B171];&quot;\d{1,3}&quot;)" office:value-type="string" office:string-value="477" calcext:value-type="string">
            <text:p>477</text:p>
          </table:table-cell>
          <table:table-cell table:formula="of:=ORG.LIBREOFFICE.REGEX([.C171];&quot;\d{1,3}&quot;)" office:value-type="string" office:string-value="194" calcext:value-type="string">
            <text:p>194</text:p>
          </table:table-cell>
          <table:table-cell table:formula="of:=[.D171]*[.E171]" office:value-type="float" office:value="92538" calcext:value-type="float">
            <text:p>925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0,519)</text:p>
          </table:table-cell>
          <table:table-cell table:style-name="ce2" table:formula="of:=ORG.LIBREOFFICE.REGEX([.A172];&quot;\d{1,3},&quot;)" office:value-type="string" office:string-value="180," calcext:value-type="string">
            <text:p>180,</text:p>
          </table:table-cell>
          <table:table-cell table:formula="of:=ORG.LIBREOFFICE.REGEX([.A172];&quot;,\d{1,3}&quot;)" office:value-type="string" office:string-value=",519" calcext:value-type="string">
            <text:p>,519</text:p>
          </table:table-cell>
          <table:table-cell table:style-name="ce2" table:formula="of:=ORG.LIBREOFFICE.REGEX([.B172];&quot;\d{1,3}&quot;)" office:value-type="string" office:string-value="180" calcext:value-type="string">
            <text:p>180</text:p>
          </table:table-cell>
          <table:table-cell table:formula="of:=ORG.LIBREOFFICE.REGEX([.C172];&quot;\d{1,3}&quot;)" office:value-type="string" office:string-value="519" calcext:value-type="string">
            <text:p>519</text:p>
          </table:table-cell>
          <table:table-cell table:formula="of:=[.D172]*[.E172]" office:value-type="float" office:value="93420" calcext:value-type="float">
            <text:p>934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76,169)</text:p>
          </table:table-cell>
          <table:table-cell table:style-name="ce2" table:formula="of:=ORG.LIBREOFFICE.REGEX([.A173];&quot;\d{1,3},&quot;)" office:value-type="string" office:string-value="176," calcext:value-type="string">
            <text:p>176,</text:p>
          </table:table-cell>
          <table:table-cell table:formula="of:=ORG.LIBREOFFICE.REGEX([.A173];&quot;,\d{1,3}&quot;)" office:value-type="string" office:string-value=",169" calcext:value-type="string">
            <text:p>,169</text:p>
          </table:table-cell>
          <table:table-cell table:style-name="ce2" table:formula="of:=ORG.LIBREOFFICE.REGEX([.B173];&quot;\d{1,3}&quot;)" office:value-type="string" office:string-value="176" calcext:value-type="string">
            <text:p>176</text:p>
          </table:table-cell>
          <table:table-cell table:formula="of:=ORG.LIBREOFFICE.REGEX([.C173];&quot;\d{1,3}&quot;)" office:value-type="string" office:string-value="169" calcext:value-type="string">
            <text:p>169</text:p>
          </table:table-cell>
          <table:table-cell table:formula="of:=[.D173]*[.E173]" office:value-type="float" office:value="29744" calcext:value-type="float">
            <text:p>297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0,661)</text:p>
          </table:table-cell>
          <table:table-cell table:style-name="ce2" table:formula="of:=ORG.LIBREOFFICE.REGEX([.A174];&quot;\d{1,3},&quot;)" office:value-type="string" office:string-value="830," calcext:value-type="string">
            <text:p>830,</text:p>
          </table:table-cell>
          <table:table-cell table:formula="of:=ORG.LIBREOFFICE.REGEX([.A174];&quot;,\d{1,3}&quot;)" office:value-type="string" office:string-value=",661" calcext:value-type="string">
            <text:p>,661</text:p>
          </table:table-cell>
          <table:table-cell table:style-name="ce2" table:formula="of:=ORG.LIBREOFFICE.REGEX([.B174];&quot;\d{1,3}&quot;)" office:value-type="string" office:string-value="830" calcext:value-type="string">
            <text:p>830</text:p>
          </table:table-cell>
          <table:table-cell table:formula="of:=ORG.LIBREOFFICE.REGEX([.C174];&quot;\d{1,3}&quot;)" office:value-type="string" office:string-value="661" calcext:value-type="string">
            <text:p>661</text:p>
          </table:table-cell>
          <table:table-cell table:formula="of:=[.D174]*[.E174]" office:value-type="float" office:value="548630" calcext:value-type="float">
            <text:p>5486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66,467)</text:p>
          </table:table-cell>
          <table:table-cell table:style-name="ce2" table:formula="of:=ORG.LIBREOFFICE.REGEX([.A175];&quot;\d{1,3},&quot;)" office:value-type="string" office:string-value="466," calcext:value-type="string">
            <text:p>466,</text:p>
          </table:table-cell>
          <table:table-cell table:formula="of:=ORG.LIBREOFFICE.REGEX([.A175];&quot;,\d{1,3}&quot;)" office:value-type="string" office:string-value=",467" calcext:value-type="string">
            <text:p>,467</text:p>
          </table:table-cell>
          <table:table-cell table:style-name="ce2" table:formula="of:=ORG.LIBREOFFICE.REGEX([.B175];&quot;\d{1,3}&quot;)" office:value-type="string" office:string-value="466" calcext:value-type="string">
            <text:p>466</text:p>
          </table:table-cell>
          <table:table-cell table:formula="of:=ORG.LIBREOFFICE.REGEX([.C175];&quot;\d{1,3}&quot;)" office:value-type="string" office:string-value="467" calcext:value-type="string">
            <text:p>467</text:p>
          </table:table-cell>
          <table:table-cell table:formula="of:=[.D175]*[.E175]" office:value-type="float" office:value="217622" calcext:value-type="float">
            <text:p>2176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5,237)</text:p>
          </table:table-cell>
          <table:table-cell table:style-name="ce2" table:formula="of:=ORG.LIBREOFFICE.REGEX([.A176];&quot;\d{1,3},&quot;)" office:value-type="string" office:string-value="145," calcext:value-type="string">
            <text:p>145,</text:p>
          </table:table-cell>
          <table:table-cell table:formula="of:=ORG.LIBREOFFICE.REGEX([.A176];&quot;,\d{1,3}&quot;)" office:value-type="string" office:string-value=",237" calcext:value-type="string">
            <text:p>,237</text:p>
          </table:table-cell>
          <table:table-cell table:style-name="ce2" table:formula="of:=ORG.LIBREOFFICE.REGEX([.B176];&quot;\d{1,3}&quot;)" office:value-type="string" office:string-value="145" calcext:value-type="string">
            <text:p>145</text:p>
          </table:table-cell>
          <table:table-cell table:formula="of:=ORG.LIBREOFFICE.REGEX([.C176];&quot;\d{1,3}&quot;)" office:value-type="string" office:string-value="237" calcext:value-type="string">
            <text:p>237</text:p>
          </table:table-cell>
          <table:table-cell table:formula="of:=[.D176]*[.E176]" office:value-type="float" office:value="34365" calcext:value-type="float">
            <text:p>343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9,942)</text:p>
          </table:table-cell>
          <table:table-cell table:style-name="ce2" table:formula="of:=ORG.LIBREOFFICE.REGEX([.A177];&quot;\d{1,3},&quot;)" office:value-type="string" office:string-value="369," calcext:value-type="string">
            <text:p>369,</text:p>
          </table:table-cell>
          <table:table-cell table:formula="of:=ORG.LIBREOFFICE.REGEX([.A177];&quot;,\d{1,3}&quot;)" office:value-type="string" office:string-value=",942" calcext:value-type="string">
            <text:p>,942</text:p>
          </table:table-cell>
          <table:table-cell table:style-name="ce2" table:formula="of:=ORG.LIBREOFFICE.REGEX([.B177];&quot;\d{1,3}&quot;)" office:value-type="string" office:string-value="369" calcext:value-type="string">
            <text:p>369</text:p>
          </table:table-cell>
          <table:table-cell table:formula="of:=ORG.LIBREOFFICE.REGEX([.C177];&quot;\d{1,3}&quot;)" office:value-type="string" office:string-value="942" calcext:value-type="string">
            <text:p>942</text:p>
          </table:table-cell>
          <table:table-cell table:formula="of:=[.D177]*[.E177]" office:value-type="float" office:value="347598" calcext:value-type="float">
            <text:p>3475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6,605)</text:p>
          </table:table-cell>
          <table:table-cell table:style-name="ce2" table:formula="of:=ORG.LIBREOFFICE.REGEX([.A178];&quot;\d{1,3},&quot;)" office:value-type="string" office:string-value="326," calcext:value-type="string">
            <text:p>326,</text:p>
          </table:table-cell>
          <table:table-cell table:formula="of:=ORG.LIBREOFFICE.REGEX([.A178];&quot;,\d{1,3}&quot;)" office:value-type="string" office:string-value=",605" calcext:value-type="string">
            <text:p>,605</text:p>
          </table:table-cell>
          <table:table-cell table:style-name="ce2" table:formula="of:=ORG.LIBREOFFICE.REGEX([.B178];&quot;\d{1,3}&quot;)" office:value-type="string" office:string-value="326" calcext:value-type="string">
            <text:p>326</text:p>
          </table:table-cell>
          <table:table-cell table:formula="of:=ORG.LIBREOFFICE.REGEX([.C178];&quot;\d{1,3}&quot;)" office:value-type="string" office:string-value="605" calcext:value-type="string">
            <text:p>605</text:p>
          </table:table-cell>
          <table:table-cell table:formula="of:=[.D178]*[.E178]" office:value-type="float" office:value="197230" calcext:value-type="float">
            <text:p>197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52,42)</text:p>
          </table:table-cell>
          <table:table-cell table:style-name="ce2" table:formula="of:=ORG.LIBREOFFICE.REGEX([.A179];&quot;\d{1,3},&quot;)" office:value-type="string" office:string-value="852," calcext:value-type="string">
            <text:p>852,</text:p>
          </table:table-cell>
          <table:table-cell table:formula="of:=ORG.LIBREOFFICE.REGEX([.A179];&quot;,\d{1,3}&quot;)" office:value-type="string" office:string-value=",42" calcext:value-type="string">
            <text:p>,42</text:p>
          </table:table-cell>
          <table:table-cell table:style-name="ce2" table:formula="of:=ORG.LIBREOFFICE.REGEX([.B179];&quot;\d{1,3}&quot;)" office:value-type="string" office:string-value="852" calcext:value-type="string">
            <text:p>852</text:p>
          </table:table-cell>
          <table:table-cell table:formula="of:=ORG.LIBREOFFICE.REGEX([.C179];&quot;\d{1,3}&quot;)" office:value-type="string" office:string-value="42" calcext:value-type="string">
            <text:p>42</text:p>
          </table:table-cell>
          <table:table-cell table:formula="of:=[.D179]*[.E179]" office:value-type="float" office:value="35784" calcext:value-type="float">
            <text:p>357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2,636)</text:p>
          </table:table-cell>
          <table:table-cell table:style-name="ce2" table:formula="of:=ORG.LIBREOFFICE.REGEX([.A180];&quot;\d{1,3},&quot;)" office:value-type="string" office:string-value="12," calcext:value-type="string">
            <text:p>12,</text:p>
          </table:table-cell>
          <table:table-cell table:formula="of:=ORG.LIBREOFFICE.REGEX([.A180];&quot;,\d{1,3}&quot;)" office:value-type="string" office:string-value=",636" calcext:value-type="string">
            <text:p>,636</text:p>
          </table:table-cell>
          <table:table-cell table:style-name="ce2" table:formula="of:=ORG.LIBREOFFICE.REGEX([.B180];&quot;\d{1,3}&quot;)" office:value-type="string" office:string-value="12" calcext:value-type="string">
            <text:p>12</text:p>
          </table:table-cell>
          <table:table-cell table:formula="of:=ORG.LIBREOFFICE.REGEX([.C180];&quot;\d{1,3}&quot;)" office:value-type="string" office:string-value="636" calcext:value-type="string">
            <text:p>636</text:p>
          </table:table-cell>
          <table:table-cell table:formula="of:=[.D180]*[.E180]" office:value-type="float" office:value="7632" calcext:value-type="float">
            <text:p>7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1,890)</text:p>
          </table:table-cell>
          <table:table-cell table:style-name="ce2" table:formula="of:=ORG.LIBREOFFICE.REGEX([.A181];&quot;\d{1,3},&quot;)" office:value-type="string" office:string-value="991," calcext:value-type="string">
            <text:p>991,</text:p>
          </table:table-cell>
          <table:table-cell table:formula="of:=ORG.LIBREOFFICE.REGEX([.A181];&quot;,\d{1,3}&quot;)" office:value-type="string" office:string-value=",890" calcext:value-type="string">
            <text:p>,890</text:p>
          </table:table-cell>
          <table:table-cell table:style-name="ce2" table:formula="of:=ORG.LIBREOFFICE.REGEX([.B181];&quot;\d{1,3}&quot;)" office:value-type="string" office:string-value="991" calcext:value-type="string">
            <text:p>991</text:p>
          </table:table-cell>
          <table:table-cell table:formula="of:=ORG.LIBREOFFICE.REGEX([.C181];&quot;\d{1,3}&quot;)" office:value-type="string" office:string-value="890" calcext:value-type="string">
            <text:p>890</text:p>
          </table:table-cell>
          <table:table-cell table:formula="of:=[.D181]*[.E181]" office:value-type="float" office:value="881990" calcext:value-type="float">
            <text:p>8819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3,368)</text:p>
          </table:table-cell>
          <table:table-cell table:style-name="ce2" table:formula="of:=ORG.LIBREOFFICE.REGEX([.A182];&quot;\d{1,3},&quot;)" office:value-type="string" office:string-value="283," calcext:value-type="string">
            <text:p>283,</text:p>
          </table:table-cell>
          <table:table-cell table:formula="of:=ORG.LIBREOFFICE.REGEX([.A182];&quot;,\d{1,3}&quot;)" office:value-type="string" office:string-value=",368" calcext:value-type="string">
            <text:p>,368</text:p>
          </table:table-cell>
          <table:table-cell table:style-name="ce2" table:formula="of:=ORG.LIBREOFFICE.REGEX([.B182];&quot;\d{1,3}&quot;)" office:value-type="string" office:string-value="283" calcext:value-type="string">
            <text:p>283</text:p>
          </table:table-cell>
          <table:table-cell table:formula="of:=ORG.LIBREOFFICE.REGEX([.C182];&quot;\d{1,3}&quot;)" office:value-type="string" office:string-value="368" calcext:value-type="string">
            <text:p>368</text:p>
          </table:table-cell>
          <table:table-cell table:formula="of:=[.D182]*[.E182]" office:value-type="float" office:value="104144" calcext:value-type="float">
            <text:p>104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2,409)</text:p>
          </table:table-cell>
          <table:table-cell table:style-name="ce2" table:formula="of:=ORG.LIBREOFFICE.REGEX([.A183];&quot;\d{1,3},&quot;)" office:value-type="string" office:string-value="972," calcext:value-type="string">
            <text:p>972,</text:p>
          </table:table-cell>
          <table:table-cell table:formula="of:=ORG.LIBREOFFICE.REGEX([.A183];&quot;,\d{1,3}&quot;)" office:value-type="string" office:string-value=",409" calcext:value-type="string">
            <text:p>,409</text:p>
          </table:table-cell>
          <table:table-cell table:style-name="ce2" table:formula="of:=ORG.LIBREOFFICE.REGEX([.B183];&quot;\d{1,3}&quot;)" office:value-type="string" office:string-value="972" calcext:value-type="string">
            <text:p>972</text:p>
          </table:table-cell>
          <table:table-cell table:formula="of:=ORG.LIBREOFFICE.REGEX([.C183];&quot;\d{1,3}&quot;)" office:value-type="string" office:string-value="409" calcext:value-type="string">
            <text:p>409</text:p>
          </table:table-cell>
          <table:table-cell table:formula="of:=[.D183]*[.E183]" office:value-type="float" office:value="397548" calcext:value-type="float">
            <text:p>3975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3,972)</text:p>
          </table:table-cell>
          <table:table-cell table:style-name="ce2" table:formula="of:=ORG.LIBREOFFICE.REGEX([.A184];&quot;\d{1,3},&quot;)" office:value-type="string" office:string-value="813," calcext:value-type="string">
            <text:p>813,</text:p>
          </table:table-cell>
          <table:table-cell table:formula="of:=ORG.LIBREOFFICE.REGEX([.A184];&quot;,\d{1,3}&quot;)" office:value-type="string" office:string-value=",972" calcext:value-type="string">
            <text:p>,972</text:p>
          </table:table-cell>
          <table:table-cell table:style-name="ce2" table:formula="of:=ORG.LIBREOFFICE.REGEX([.B184];&quot;\d{1,3}&quot;)" office:value-type="string" office:string-value="813" calcext:value-type="string">
            <text:p>813</text:p>
          </table:table-cell>
          <table:table-cell table:formula="of:=ORG.LIBREOFFICE.REGEX([.C184];&quot;\d{1,3}&quot;)" office:value-type="string" office:string-value="972" calcext:value-type="string">
            <text:p>972</text:p>
          </table:table-cell>
          <table:table-cell table:formula="of:=[.D184]*[.E184]" office:value-type="float" office:value="790236" calcext:value-type="float">
            <text:p>790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1,905)</text:p>
          </table:table-cell>
          <table:table-cell table:style-name="ce2" table:formula="of:=ORG.LIBREOFFICE.REGEX([.A185];&quot;\d{1,3},&quot;)" office:value-type="string" office:string-value="471," calcext:value-type="string">
            <text:p>471,</text:p>
          </table:table-cell>
          <table:table-cell table:formula="of:=ORG.LIBREOFFICE.REGEX([.A185];&quot;,\d{1,3}&quot;)" office:value-type="string" office:string-value=",905" calcext:value-type="string">
            <text:p>,905</text:p>
          </table:table-cell>
          <table:table-cell table:style-name="ce2" table:formula="of:=ORG.LIBREOFFICE.REGEX([.B185];&quot;\d{1,3}&quot;)" office:value-type="string" office:string-value="471" calcext:value-type="string">
            <text:p>471</text:p>
          </table:table-cell>
          <table:table-cell table:formula="of:=ORG.LIBREOFFICE.REGEX([.C185];&quot;\d{1,3}&quot;)" office:value-type="string" office:string-value="905" calcext:value-type="string">
            <text:p>905</text:p>
          </table:table-cell>
          <table:table-cell table:formula="of:=[.D185]*[.E185]" office:value-type="float" office:value="426255" calcext:value-type="float">
            <text:p>426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0,8)</text:p>
          </table:table-cell>
          <table:table-cell table:style-name="ce2" table:formula="of:=ORG.LIBREOFFICE.REGEX([.A186];&quot;\d{1,3},&quot;)" office:value-type="string" office:string-value="190," calcext:value-type="string">
            <text:p>190,</text:p>
          </table:table-cell>
          <table:table-cell table:formula="of:=ORG.LIBREOFFICE.REGEX([.A186];&quot;,\d{1,3}&quot;)" office:value-type="string" office:string-value=",8" calcext:value-type="string">
            <text:p>,8</text:p>
          </table:table-cell>
          <table:table-cell table:style-name="ce2" table:formula="of:=ORG.LIBREOFFICE.REGEX([.B186];&quot;\d{1,3}&quot;)" office:value-type="string" office:string-value="190" calcext:value-type="string">
            <text:p>190</text:p>
          </table:table-cell>
          <table:table-cell table:formula="of:=ORG.LIBREOFFICE.REGEX([.C186];&quot;\d{1,3}&quot;)" office:value-type="string" office:string-value="8" calcext:value-type="string">
            <text:p>8</text:p>
          </table:table-cell>
          <table:table-cell table:formula="of:=[.D186]*[.E186]" office:value-type="float" office:value="1520" calcext:value-type="float">
            <text:p>15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4,501)</text:p>
          </table:table-cell>
          <table:table-cell table:style-name="ce2" table:formula="of:=ORG.LIBREOFFICE.REGEX([.A187];&quot;\d{1,3},&quot;)" office:value-type="string" office:string-value="734," calcext:value-type="string">
            <text:p>734,</text:p>
          </table:table-cell>
          <table:table-cell table:formula="of:=ORG.LIBREOFFICE.REGEX([.A187];&quot;,\d{1,3}&quot;)" office:value-type="string" office:string-value=",501" calcext:value-type="string">
            <text:p>,501</text:p>
          </table:table-cell>
          <table:table-cell table:style-name="ce2" table:formula="of:=ORG.LIBREOFFICE.REGEX([.B187];&quot;\d{1,3}&quot;)" office:value-type="string" office:string-value="734" calcext:value-type="string">
            <text:p>734</text:p>
          </table:table-cell>
          <table:table-cell table:formula="of:=ORG.LIBREOFFICE.REGEX([.C187];&quot;\d{1,3}&quot;)" office:value-type="string" office:string-value="501" calcext:value-type="string">
            <text:p>501</text:p>
          </table:table-cell>
          <table:table-cell table:formula="of:=[.D187]*[.E187]" office:value-type="float" office:value="367734" calcext:value-type="float">
            <text:p>3677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3,838)</text:p>
          </table:table-cell>
          <table:table-cell table:style-name="ce2" table:formula="of:=ORG.LIBREOFFICE.REGEX([.A188];&quot;\d{1,3},&quot;)" office:value-type="string" office:string-value="533," calcext:value-type="string">
            <text:p>533,</text:p>
          </table:table-cell>
          <table:table-cell table:formula="of:=ORG.LIBREOFFICE.REGEX([.A188];&quot;,\d{1,3}&quot;)" office:value-type="string" office:string-value=",838" calcext:value-type="string">
            <text:p>,838</text:p>
          </table:table-cell>
          <table:table-cell table:style-name="ce2" table:formula="of:=ORG.LIBREOFFICE.REGEX([.B188];&quot;\d{1,3}&quot;)" office:value-type="string" office:string-value="533" calcext:value-type="string">
            <text:p>533</text:p>
          </table:table-cell>
          <table:table-cell table:formula="of:=ORG.LIBREOFFICE.REGEX([.C188];&quot;\d{1,3}&quot;)" office:value-type="string" office:string-value="838" calcext:value-type="string">
            <text:p>838</text:p>
          </table:table-cell>
          <table:table-cell table:formula="of:=[.D188]*[.E188]" office:value-type="float" office:value="446654" calcext:value-type="float">
            <text:p>4466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73,528)</text:p>
          </table:table-cell>
          <table:table-cell table:style-name="ce2" table:formula="of:=ORG.LIBREOFFICE.REGEX([.A189];&quot;\d{1,3},&quot;)" office:value-type="string" office:string-value="373," calcext:value-type="string">
            <text:p>373,</text:p>
          </table:table-cell>
          <table:table-cell table:formula="of:=ORG.LIBREOFFICE.REGEX([.A189];&quot;,\d{1,3}&quot;)" office:value-type="string" office:string-value=",528" calcext:value-type="string">
            <text:p>,528</text:p>
          </table:table-cell>
          <table:table-cell table:style-name="ce2" table:formula="of:=ORG.LIBREOFFICE.REGEX([.B189];&quot;\d{1,3}&quot;)" office:value-type="string" office:string-value="373" calcext:value-type="string">
            <text:p>373</text:p>
          </table:table-cell>
          <table:table-cell table:formula="of:=ORG.LIBREOFFICE.REGEX([.C189];&quot;\d{1,3}&quot;)" office:value-type="string" office:string-value="528" calcext:value-type="string">
            <text:p>528</text:p>
          </table:table-cell>
          <table:table-cell table:formula="of:=[.D189]*[.E189]" office:value-type="float" office:value="196944" calcext:value-type="float">
            <text:p>196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1,404)</text:p>
          </table:table-cell>
          <table:table-cell table:style-name="ce2" table:formula="of:=ORG.LIBREOFFICE.REGEX([.A190];&quot;\d{1,3},&quot;)" office:value-type="string" office:string-value="691," calcext:value-type="string">
            <text:p>691,</text:p>
          </table:table-cell>
          <table:table-cell table:formula="of:=ORG.LIBREOFFICE.REGEX([.A190];&quot;,\d{1,3}&quot;)" office:value-type="string" office:string-value=",404" calcext:value-type="string">
            <text:p>,404</text:p>
          </table:table-cell>
          <table:table-cell table:style-name="ce2" table:formula="of:=ORG.LIBREOFFICE.REGEX([.B190];&quot;\d{1,3}&quot;)" office:value-type="string" office:string-value="691" calcext:value-type="string">
            <text:p>691</text:p>
          </table:table-cell>
          <table:table-cell table:formula="of:=ORG.LIBREOFFICE.REGEX([.C190];&quot;\d{1,3}&quot;)" office:value-type="string" office:string-value="404" calcext:value-type="string">
            <text:p>404</text:p>
          </table:table-cell>
          <table:table-cell table:formula="of:=[.D190]*[.E190]" office:value-type="float" office:value="279164" calcext:value-type="float">
            <text:p>279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85,376)</text:p>
          </table:table-cell>
          <table:table-cell table:style-name="ce2" table:formula="of:=ORG.LIBREOFFICE.REGEX([.A191];&quot;\d{1,3},&quot;)" office:value-type="string" office:string-value="885," calcext:value-type="string">
            <text:p>885,</text:p>
          </table:table-cell>
          <table:table-cell table:formula="of:=ORG.LIBREOFFICE.REGEX([.A191];&quot;,\d{1,3}&quot;)" office:value-type="string" office:string-value=",376" calcext:value-type="string">
            <text:p>,376</text:p>
          </table:table-cell>
          <table:table-cell table:style-name="ce2" table:formula="of:=ORG.LIBREOFFICE.REGEX([.B191];&quot;\d{1,3}&quot;)" office:value-type="string" office:string-value="885" calcext:value-type="string">
            <text:p>885</text:p>
          </table:table-cell>
          <table:table-cell table:formula="of:=ORG.LIBREOFFICE.REGEX([.C191];&quot;\d{1,3}&quot;)" office:value-type="string" office:string-value="376" calcext:value-type="string">
            <text:p>376</text:p>
          </table:table-cell>
          <table:table-cell table:formula="of:=[.D191]*[.E191]" office:value-type="float" office:value="332760" calcext:value-type="float">
            <text:p>3327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39,454)</text:p>
          </table:table-cell>
          <table:table-cell table:style-name="ce2" table:formula="of:=ORG.LIBREOFFICE.REGEX([.A192];&quot;\d{1,3},&quot;)" office:value-type="string" office:string-value="439," calcext:value-type="string">
            <text:p>439,</text:p>
          </table:table-cell>
          <table:table-cell table:formula="of:=ORG.LIBREOFFICE.REGEX([.A192];&quot;,\d{1,3}&quot;)" office:value-type="string" office:string-value=",454" calcext:value-type="string">
            <text:p>,454</text:p>
          </table:table-cell>
          <table:table-cell table:style-name="ce2" table:formula="of:=ORG.LIBREOFFICE.REGEX([.B192];&quot;\d{1,3}&quot;)" office:value-type="string" office:string-value="439" calcext:value-type="string">
            <text:p>439</text:p>
          </table:table-cell>
          <table:table-cell table:formula="of:=ORG.LIBREOFFICE.REGEX([.C192];&quot;\d{1,3}&quot;)" office:value-type="string" office:string-value="454" calcext:value-type="string">
            <text:p>454</text:p>
          </table:table-cell>
          <table:table-cell table:formula="of:=[.D192]*[.E192]" office:value-type="float" office:value="199306" calcext:value-type="float">
            <text:p>199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3,477)</text:p>
          </table:table-cell>
          <table:table-cell table:style-name="ce2" table:formula="of:=ORG.LIBREOFFICE.REGEX([.A193];&quot;\d{1,3},&quot;)" office:value-type="string" office:string-value="743," calcext:value-type="string">
            <text:p>743,</text:p>
          </table:table-cell>
          <table:table-cell table:formula="of:=ORG.LIBREOFFICE.REGEX([.A193];&quot;,\d{1,3}&quot;)" office:value-type="string" office:string-value=",477" calcext:value-type="string">
            <text:p>,477</text:p>
          </table:table-cell>
          <table:table-cell table:style-name="ce2" table:formula="of:=ORG.LIBREOFFICE.REGEX([.B193];&quot;\d{1,3}&quot;)" office:value-type="string" office:string-value="743" calcext:value-type="string">
            <text:p>743</text:p>
          </table:table-cell>
          <table:table-cell table:formula="of:=ORG.LIBREOFFICE.REGEX([.C193];&quot;\d{1,3}&quot;)" office:value-type="string" office:string-value="477" calcext:value-type="string">
            <text:p>477</text:p>
          </table:table-cell>
          <table:table-cell table:formula="of:=[.D193]*[.E193]" office:value-type="float" office:value="354411" calcext:value-type="float">
            <text:p>3544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6,298)</text:p>
          </table:table-cell>
          <table:table-cell table:style-name="ce2" table:formula="of:=ORG.LIBREOFFICE.REGEX([.A194];&quot;\d{1,3},&quot;)" office:value-type="string" office:string-value="606," calcext:value-type="string">
            <text:p>606,</text:p>
          </table:table-cell>
          <table:table-cell table:formula="of:=ORG.LIBREOFFICE.REGEX([.A194];&quot;,\d{1,3}&quot;)" office:value-type="string" office:string-value=",298" calcext:value-type="string">
            <text:p>,298</text:p>
          </table:table-cell>
          <table:table-cell table:style-name="ce2" table:formula="of:=ORG.LIBREOFFICE.REGEX([.B194];&quot;\d{1,3}&quot;)" office:value-type="string" office:string-value="606" calcext:value-type="string">
            <text:p>606</text:p>
          </table:table-cell>
          <table:table-cell table:formula="of:=ORG.LIBREOFFICE.REGEX([.C194];&quot;\d{1,3}&quot;)" office:value-type="string" office:string-value="298" calcext:value-type="string">
            <text:p>298</text:p>
          </table:table-cell>
          <table:table-cell table:formula="of:=[.D194]*[.E194]" office:value-type="float" office:value="180588" calcext:value-type="float">
            <text:p>1805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6,944)</text:p>
          </table:table-cell>
          <table:table-cell table:style-name="ce2" table:formula="of:=ORG.LIBREOFFICE.REGEX([.A195];&quot;\d{1,3},&quot;)" office:value-type="string" office:string-value="306," calcext:value-type="string">
            <text:p>306,</text:p>
          </table:table-cell>
          <table:table-cell table:formula="of:=ORG.LIBREOFFICE.REGEX([.A195];&quot;,\d{1,3}&quot;)" office:value-type="string" office:string-value=",944" calcext:value-type="string">
            <text:p>,944</text:p>
          </table:table-cell>
          <table:table-cell table:style-name="ce2" table:formula="of:=ORG.LIBREOFFICE.REGEX([.B195];&quot;\d{1,3}&quot;)" office:value-type="string" office:string-value="306" calcext:value-type="string">
            <text:p>306</text:p>
          </table:table-cell>
          <table:table-cell table:formula="of:=ORG.LIBREOFFICE.REGEX([.C195];&quot;\d{1,3}&quot;)" office:value-type="string" office:string-value="944" calcext:value-type="string">
            <text:p>944</text:p>
          </table:table-cell>
          <table:table-cell table:formula="of:=[.D195]*[.E195]" office:value-type="float" office:value="288864" calcext:value-type="float">
            <text:p>288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4,922)</text:p>
          </table:table-cell>
          <table:table-cell table:style-name="ce2" table:formula="of:=ORG.LIBREOFFICE.REGEX([.A196];&quot;\d{1,3},&quot;)" office:value-type="string" office:string-value="294," calcext:value-type="string">
            <text:p>294,</text:p>
          </table:table-cell>
          <table:table-cell table:formula="of:=ORG.LIBREOFFICE.REGEX([.A196];&quot;,\d{1,3}&quot;)" office:value-type="string" office:string-value=",922" calcext:value-type="string">
            <text:p>,922</text:p>
          </table:table-cell>
          <table:table-cell table:style-name="ce2" table:formula="of:=ORG.LIBREOFFICE.REGEX([.B196];&quot;\d{1,3}&quot;)" office:value-type="string" office:string-value="294" calcext:value-type="string">
            <text:p>294</text:p>
          </table:table-cell>
          <table:table-cell table:formula="of:=ORG.LIBREOFFICE.REGEX([.C196];&quot;\d{1,3}&quot;)" office:value-type="string" office:string-value="922" calcext:value-type="string">
            <text:p>922</text:p>
          </table:table-cell>
          <table:table-cell table:formula="of:=[.D196]*[.E196]" office:value-type="float" office:value="271068" calcext:value-type="float">
            <text:p>2710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4,911)</text:p>
          </table:table-cell>
          <table:table-cell table:style-name="ce2" table:formula="of:=ORG.LIBREOFFICE.REGEX([.A197];&quot;\d{1,3},&quot;)" office:value-type="string" office:string-value="564," calcext:value-type="string">
            <text:p>564,</text:p>
          </table:table-cell>
          <table:table-cell table:formula="of:=ORG.LIBREOFFICE.REGEX([.A197];&quot;,\d{1,3}&quot;)" office:value-type="string" office:string-value=",911" calcext:value-type="string">
            <text:p>,911</text:p>
          </table:table-cell>
          <table:table-cell table:style-name="ce2" table:formula="of:=ORG.LIBREOFFICE.REGEX([.B197];&quot;\d{1,3}&quot;)" office:value-type="string" office:string-value="564" calcext:value-type="string">
            <text:p>564</text:p>
          </table:table-cell>
          <table:table-cell table:formula="of:=ORG.LIBREOFFICE.REGEX([.C197];&quot;\d{1,3}&quot;)" office:value-type="string" office:string-value="911" calcext:value-type="string">
            <text:p>911</text:p>
          </table:table-cell>
          <table:table-cell table:formula="of:=[.D197]*[.E197]" office:value-type="float" office:value="513804" calcext:value-type="float">
            <text:p>5138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,783)</text:p>
          </table:table-cell>
          <table:table-cell table:style-name="ce2" table:formula="of:=ORG.LIBREOFFICE.REGEX([.A198];&quot;\d{1,3},&quot;)" office:value-type="string" office:string-value="53," calcext:value-type="string">
            <text:p>53,</text:p>
          </table:table-cell>
          <table:table-cell table:formula="of:=ORG.LIBREOFFICE.REGEX([.A198];&quot;,\d{1,3}&quot;)" office:value-type="string" office:string-value=",783" calcext:value-type="string">
            <text:p>,783</text:p>
          </table:table-cell>
          <table:table-cell table:style-name="ce2" table:formula="of:=ORG.LIBREOFFICE.REGEX([.B198];&quot;\d{1,3}&quot;)" office:value-type="string" office:string-value="53" calcext:value-type="string">
            <text:p>53</text:p>
          </table:table-cell>
          <table:table-cell table:formula="of:=ORG.LIBREOFFICE.REGEX([.C198];&quot;\d{1,3}&quot;)" office:value-type="string" office:string-value="783" calcext:value-type="string">
            <text:p>783</text:p>
          </table:table-cell>
          <table:table-cell table:formula="of:=[.D198]*[.E198]" office:value-type="float" office:value="41499" calcext:value-type="float">
            <text:p>414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46,866)</text:p>
          </table:table-cell>
          <table:table-cell table:style-name="ce2" table:formula="of:=ORG.LIBREOFFICE.REGEX([.A199];&quot;\d{1,3},&quot;)" office:value-type="string" office:string-value="646," calcext:value-type="string">
            <text:p>646,</text:p>
          </table:table-cell>
          <table:table-cell table:formula="of:=ORG.LIBREOFFICE.REGEX([.A199];&quot;,\d{1,3}&quot;)" office:value-type="string" office:string-value=",866" calcext:value-type="string">
            <text:p>,866</text:p>
          </table:table-cell>
          <table:table-cell table:style-name="ce2" table:formula="of:=ORG.LIBREOFFICE.REGEX([.B199];&quot;\d{1,3}&quot;)" office:value-type="string" office:string-value="646" calcext:value-type="string">
            <text:p>646</text:p>
          </table:table-cell>
          <table:table-cell table:formula="of:=ORG.LIBREOFFICE.REGEX([.C199];&quot;\d{1,3}&quot;)" office:value-type="string" office:string-value="866" calcext:value-type="string">
            <text:p>866</text:p>
          </table:table-cell>
          <table:table-cell table:formula="of:=[.D199]*[.E199]" office:value-type="float" office:value="559436" calcext:value-type="float">
            <text:p>559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7,165)</text:p>
          </table:table-cell>
          <table:table-cell table:style-name="ce2" table:formula="of:=ORG.LIBREOFFICE.REGEX([.A200];&quot;\d{1,3},&quot;)" office:value-type="string" office:string-value="737," calcext:value-type="string">
            <text:p>737,</text:p>
          </table:table-cell>
          <table:table-cell table:formula="of:=ORG.LIBREOFFICE.REGEX([.A200];&quot;,\d{1,3}&quot;)" office:value-type="string" office:string-value=",165" calcext:value-type="string">
            <text:p>,165</text:p>
          </table:table-cell>
          <table:table-cell table:style-name="ce2" table:formula="of:=ORG.LIBREOFFICE.REGEX([.B200];&quot;\d{1,3}&quot;)" office:value-type="string" office:string-value="737" calcext:value-type="string">
            <text:p>737</text:p>
          </table:table-cell>
          <table:table-cell table:formula="of:=ORG.LIBREOFFICE.REGEX([.C200];&quot;\d{1,3}&quot;)" office:value-type="string" office:string-value="165" calcext:value-type="string">
            <text:p>165</text:p>
          </table:table-cell>
          <table:table-cell table:formula="of:=[.D200]*[.E200]" office:value-type="float" office:value="121605" calcext:value-type="float">
            <text:p>1216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69,809)</text:p>
          </table:table-cell>
          <table:table-cell table:style-name="ce2" table:formula="of:=ORG.LIBREOFFICE.REGEX([.A201];&quot;\d{1,3},&quot;)" office:value-type="string" office:string-value="869," calcext:value-type="string">
            <text:p>869,</text:p>
          </table:table-cell>
          <table:table-cell table:formula="of:=ORG.LIBREOFFICE.REGEX([.A201];&quot;,\d{1,3}&quot;)" office:value-type="string" office:string-value=",809" calcext:value-type="string">
            <text:p>,809</text:p>
          </table:table-cell>
          <table:table-cell table:style-name="ce2" table:formula="of:=ORG.LIBREOFFICE.REGEX([.B201];&quot;\d{1,3}&quot;)" office:value-type="string" office:string-value="869" calcext:value-type="string">
            <text:p>869</text:p>
          </table:table-cell>
          <table:table-cell table:formula="of:=ORG.LIBREOFFICE.REGEX([.C201];&quot;\d{1,3}&quot;)" office:value-type="string" office:string-value="809" calcext:value-type="string">
            <text:p>809</text:p>
          </table:table-cell>
          <table:table-cell table:formula="of:=[.D201]*[.E201]" office:value-type="float" office:value="703021" calcext:value-type="float">
            <text:p>7030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07,700)</text:p>
          </table:table-cell>
          <table:table-cell table:style-name="ce2" table:formula="of:=ORG.LIBREOFFICE.REGEX([.A202];&quot;\d{1,3},&quot;)" office:value-type="string" office:string-value="207," calcext:value-type="string">
            <text:p>207,</text:p>
          </table:table-cell>
          <table:table-cell table:formula="of:=ORG.LIBREOFFICE.REGEX([.A202];&quot;,\d{1,3}&quot;)" office:value-type="string" office:string-value=",700" calcext:value-type="string">
            <text:p>,700</text:p>
          </table:table-cell>
          <table:table-cell table:style-name="ce2" table:formula="of:=ORG.LIBREOFFICE.REGEX([.B202];&quot;\d{1,3}&quot;)" office:value-type="string" office:string-value="207" calcext:value-type="string">
            <text:p>207</text:p>
          </table:table-cell>
          <table:table-cell table:formula="of:=ORG.LIBREOFFICE.REGEX([.C202];&quot;\d{1,3}&quot;)" office:value-type="string" office:string-value="700" calcext:value-type="string">
            <text:p>700</text:p>
          </table:table-cell>
          <table:table-cell table:formula="of:=[.D202]*[.E202]" office:value-type="float" office:value="144900" calcext:value-type="float">
            <text:p>144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73,864)</text:p>
          </table:table-cell>
          <table:table-cell table:style-name="ce2" table:formula="of:=ORG.LIBREOFFICE.REGEX([.A203];&quot;\d{1,3},&quot;)" office:value-type="string" office:string-value="773," calcext:value-type="string">
            <text:p>773,</text:p>
          </table:table-cell>
          <table:table-cell table:formula="of:=ORG.LIBREOFFICE.REGEX([.A203];&quot;,\d{1,3}&quot;)" office:value-type="string" office:string-value=",864" calcext:value-type="string">
            <text:p>,864</text:p>
          </table:table-cell>
          <table:table-cell table:style-name="ce2" table:formula="of:=ORG.LIBREOFFICE.REGEX([.B203];&quot;\d{1,3}&quot;)" office:value-type="string" office:string-value="773" calcext:value-type="string">
            <text:p>773</text:p>
          </table:table-cell>
          <table:table-cell table:formula="of:=ORG.LIBREOFFICE.REGEX([.C203];&quot;\d{1,3}&quot;)" office:value-type="string" office:string-value="864" calcext:value-type="string">
            <text:p>864</text:p>
          </table:table-cell>
          <table:table-cell table:formula="of:=[.D203]*[.E203]" office:value-type="float" office:value="667872" calcext:value-type="float">
            <text:p>667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0,655)</text:p>
          </table:table-cell>
          <table:table-cell table:style-name="ce2" table:formula="of:=ORG.LIBREOFFICE.REGEX([.A204];&quot;\d{1,3},&quot;)" office:value-type="string" office:string-value="320," calcext:value-type="string">
            <text:p>320,</text:p>
          </table:table-cell>
          <table:table-cell table:formula="of:=ORG.LIBREOFFICE.REGEX([.A204];&quot;,\d{1,3}&quot;)" office:value-type="string" office:string-value=",655" calcext:value-type="string">
            <text:p>,655</text:p>
          </table:table-cell>
          <table:table-cell table:style-name="ce2" table:formula="of:=ORG.LIBREOFFICE.REGEX([.B204];&quot;\d{1,3}&quot;)" office:value-type="string" office:string-value="320" calcext:value-type="string">
            <text:p>320</text:p>
          </table:table-cell>
          <table:table-cell table:formula="of:=ORG.LIBREOFFICE.REGEX([.C204];&quot;\d{1,3}&quot;)" office:value-type="string" office:string-value="655" calcext:value-type="string">
            <text:p>655</text:p>
          </table:table-cell>
          <table:table-cell table:formula="of:=[.D204]*[.E204]" office:value-type="float" office:value="209600" calcext:value-type="float">
            <text:p>209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1,141)</text:p>
          </table:table-cell>
          <table:table-cell table:style-name="ce2" table:formula="of:=ORG.LIBREOFFICE.REGEX([.A205];&quot;\d{1,3},&quot;)" office:value-type="string" office:string-value="131," calcext:value-type="string">
            <text:p>131,</text:p>
          </table:table-cell>
          <table:table-cell table:formula="of:=ORG.LIBREOFFICE.REGEX([.A205];&quot;,\d{1,3}&quot;)" office:value-type="string" office:string-value=",141" calcext:value-type="string">
            <text:p>,141</text:p>
          </table:table-cell>
          <table:table-cell table:style-name="ce2" table:formula="of:=ORG.LIBREOFFICE.REGEX([.B205];&quot;\d{1,3}&quot;)" office:value-type="string" office:string-value="131" calcext:value-type="string">
            <text:p>131</text:p>
          </table:table-cell>
          <table:table-cell table:formula="of:=ORG.LIBREOFFICE.REGEX([.C205];&quot;\d{1,3}&quot;)" office:value-type="string" office:string-value="141" calcext:value-type="string">
            <text:p>141</text:p>
          </table:table-cell>
          <table:table-cell table:formula="of:=[.D205]*[.E205]" office:value-type="float" office:value="18471" calcext:value-type="float">
            <text:p>184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34,514)</text:p>
          </table:table-cell>
          <table:table-cell table:style-name="ce2" table:formula="of:=ORG.LIBREOFFICE.REGEX([.A206];&quot;\d{1,3},&quot;)" office:value-type="string" office:string-value="634," calcext:value-type="string">
            <text:p>634,</text:p>
          </table:table-cell>
          <table:table-cell table:formula="of:=ORG.LIBREOFFICE.REGEX([.A206];&quot;,\d{1,3}&quot;)" office:value-type="string" office:string-value=",514" calcext:value-type="string">
            <text:p>,514</text:p>
          </table:table-cell>
          <table:table-cell table:style-name="ce2" table:formula="of:=ORG.LIBREOFFICE.REGEX([.B206];&quot;\d{1,3}&quot;)" office:value-type="string" office:string-value="634" calcext:value-type="string">
            <text:p>634</text:p>
          </table:table-cell>
          <table:table-cell table:formula="of:=ORG.LIBREOFFICE.REGEX([.C206];&quot;\d{1,3}&quot;)" office:value-type="string" office:string-value="514" calcext:value-type="string">
            <text:p>514</text:p>
          </table:table-cell>
          <table:table-cell table:formula="of:=[.D206]*[.E206]" office:value-type="float" office:value="325876" calcext:value-type="float">
            <text:p>325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3,605)</text:p>
          </table:table-cell>
          <table:table-cell table:style-name="ce2" table:formula="of:=ORG.LIBREOFFICE.REGEX([.A207];&quot;\d{1,3},&quot;)" office:value-type="string" office:string-value="483," calcext:value-type="string">
            <text:p>483,</text:p>
          </table:table-cell>
          <table:table-cell table:formula="of:=ORG.LIBREOFFICE.REGEX([.A207];&quot;,\d{1,3}&quot;)" office:value-type="string" office:string-value=",605" calcext:value-type="string">
            <text:p>,605</text:p>
          </table:table-cell>
          <table:table-cell table:style-name="ce2" table:formula="of:=ORG.LIBREOFFICE.REGEX([.B207];&quot;\d{1,3}&quot;)" office:value-type="string" office:string-value="483" calcext:value-type="string">
            <text:p>483</text:p>
          </table:table-cell>
          <table:table-cell table:formula="of:=ORG.LIBREOFFICE.REGEX([.C207];&quot;\d{1,3}&quot;)" office:value-type="string" office:string-value="605" calcext:value-type="string">
            <text:p>605</text:p>
          </table:table-cell>
          <table:table-cell table:formula="of:=[.D207]*[.E207]" office:value-type="float" office:value="292215" calcext:value-type="float">
            <text:p>292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34,936)</text:p>
          </table:table-cell>
          <table:table-cell table:style-name="ce2" table:formula="of:=ORG.LIBREOFFICE.REGEX([.A208];&quot;\d{1,3},&quot;)" office:value-type="string" office:string-value="934," calcext:value-type="string">
            <text:p>934,</text:p>
          </table:table-cell>
          <table:table-cell table:formula="of:=ORG.LIBREOFFICE.REGEX([.A208];&quot;,\d{1,3}&quot;)" office:value-type="string" office:string-value=",936" calcext:value-type="string">
            <text:p>,936</text:p>
          </table:table-cell>
          <table:table-cell table:style-name="ce2" table:formula="of:=ORG.LIBREOFFICE.REGEX([.B208];&quot;\d{1,3}&quot;)" office:value-type="string" office:string-value="934" calcext:value-type="string">
            <text:p>934</text:p>
          </table:table-cell>
          <table:table-cell table:formula="of:=ORG.LIBREOFFICE.REGEX([.C208];&quot;\d{1,3}&quot;)" office:value-type="string" office:string-value="936" calcext:value-type="string">
            <text:p>936</text:p>
          </table:table-cell>
          <table:table-cell table:formula="of:=[.D208]*[.E208]" office:value-type="float" office:value="874224" calcext:value-type="float">
            <text:p>874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0,239)</text:p>
          </table:table-cell>
          <table:table-cell table:style-name="ce2" table:formula="of:=ORG.LIBREOFFICE.REGEX([.A209];&quot;\d{1,3},&quot;)" office:value-type="string" office:string-value="360," calcext:value-type="string">
            <text:p>360,</text:p>
          </table:table-cell>
          <table:table-cell table:formula="of:=ORG.LIBREOFFICE.REGEX([.A209];&quot;,\d{1,3}&quot;)" office:value-type="string" office:string-value=",239" calcext:value-type="string">
            <text:p>,239</text:p>
          </table:table-cell>
          <table:table-cell table:style-name="ce2" table:formula="of:=ORG.LIBREOFFICE.REGEX([.B209];&quot;\d{1,3}&quot;)" office:value-type="string" office:string-value="360" calcext:value-type="string">
            <text:p>360</text:p>
          </table:table-cell>
          <table:table-cell table:formula="of:=ORG.LIBREOFFICE.REGEX([.C209];&quot;\d{1,3}&quot;)" office:value-type="string" office:string-value="239" calcext:value-type="string">
            <text:p>239</text:p>
          </table:table-cell>
          <table:table-cell table:formula="of:=[.D209]*[.E209]" office:value-type="float" office:value="86040" calcext:value-type="float">
            <text:p>86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3,299)</text:p>
          </table:table-cell>
          <table:table-cell table:style-name="ce2" table:formula="of:=ORG.LIBREOFFICE.REGEX([.A210];&quot;\d{1,3},&quot;)" office:value-type="string" office:string-value="213," calcext:value-type="string">
            <text:p>213,</text:p>
          </table:table-cell>
          <table:table-cell table:formula="of:=ORG.LIBREOFFICE.REGEX([.A210];&quot;,\d{1,3}&quot;)" office:value-type="string" office:string-value=",299" calcext:value-type="string">
            <text:p>,299</text:p>
          </table:table-cell>
          <table:table-cell table:style-name="ce2" table:formula="of:=ORG.LIBREOFFICE.REGEX([.B210];&quot;\d{1,3}&quot;)" office:value-type="string" office:string-value="213" calcext:value-type="string">
            <text:p>213</text:p>
          </table:table-cell>
          <table:table-cell table:formula="of:=ORG.LIBREOFFICE.REGEX([.C210];&quot;\d{1,3}&quot;)" office:value-type="string" office:string-value="299" calcext:value-type="string">
            <text:p>299</text:p>
          </table:table-cell>
          <table:table-cell table:formula="of:=[.D210]*[.E210]" office:value-type="float" office:value="63687" calcext:value-type="float">
            <text:p>636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6,151)</text:p>
          </table:table-cell>
          <table:table-cell table:style-name="ce2" table:formula="of:=ORG.LIBREOFFICE.REGEX([.A211];&quot;\d{1,3},&quot;)" office:value-type="string" office:string-value="116," calcext:value-type="string">
            <text:p>116,</text:p>
          </table:table-cell>
          <table:table-cell table:formula="of:=ORG.LIBREOFFICE.REGEX([.A211];&quot;,\d{1,3}&quot;)" office:value-type="string" office:string-value=",151" calcext:value-type="string">
            <text:p>,151</text:p>
          </table:table-cell>
          <table:table-cell table:style-name="ce2" table:formula="of:=ORG.LIBREOFFICE.REGEX([.B211];&quot;\d{1,3}&quot;)" office:value-type="string" office:string-value="116" calcext:value-type="string">
            <text:p>116</text:p>
          </table:table-cell>
          <table:table-cell table:formula="of:=ORG.LIBREOFFICE.REGEX([.C211];&quot;\d{1,3}&quot;)" office:value-type="string" office:string-value="151" calcext:value-type="string">
            <text:p>151</text:p>
          </table:table-cell>
          <table:table-cell table:formula="of:=[.D211]*[.E211]" office:value-type="float" office:value="17516" calcext:value-type="float">
            <text:p>175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5,523)</text:p>
          </table:table-cell>
          <table:table-cell table:style-name="ce2" table:formula="of:=ORG.LIBREOFFICE.REGEX([.A212];&quot;\d{1,3},&quot;)" office:value-type="string" office:string-value="605," calcext:value-type="string">
            <text:p>605,</text:p>
          </table:table-cell>
          <table:table-cell table:formula="of:=ORG.LIBREOFFICE.REGEX([.A212];&quot;,\d{1,3}&quot;)" office:value-type="string" office:string-value=",523" calcext:value-type="string">
            <text:p>,523</text:p>
          </table:table-cell>
          <table:table-cell table:style-name="ce2" table:formula="of:=ORG.LIBREOFFICE.REGEX([.B212];&quot;\d{1,3}&quot;)" office:value-type="string" office:string-value="605" calcext:value-type="string">
            <text:p>605</text:p>
          </table:table-cell>
          <table:table-cell table:formula="of:=ORG.LIBREOFFICE.REGEX([.C212];&quot;\d{1,3}&quot;)" office:value-type="string" office:string-value="523" calcext:value-type="string">
            <text:p>523</text:p>
          </table:table-cell>
          <table:table-cell table:formula="of:=[.D212]*[.E212]" office:value-type="float" office:value="316415" calcext:value-type="float">
            <text:p>3164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3,247)</text:p>
          </table:table-cell>
          <table:table-cell table:style-name="ce2" table:formula="of:=ORG.LIBREOFFICE.REGEX([.A213];&quot;\d{1,3},&quot;)" office:value-type="string" office:string-value="593," calcext:value-type="string">
            <text:p>593,</text:p>
          </table:table-cell>
          <table:table-cell table:formula="of:=ORG.LIBREOFFICE.REGEX([.A213];&quot;,\d{1,3}&quot;)" office:value-type="string" office:string-value=",247" calcext:value-type="string">
            <text:p>,247</text:p>
          </table:table-cell>
          <table:table-cell table:style-name="ce2" table:formula="of:=ORG.LIBREOFFICE.REGEX([.B213];&quot;\d{1,3}&quot;)" office:value-type="string" office:string-value="593" calcext:value-type="string">
            <text:p>593</text:p>
          </table:table-cell>
          <table:table-cell table:formula="of:=ORG.LIBREOFFICE.REGEX([.C213];&quot;\d{1,3}&quot;)" office:value-type="string" office:string-value="247" calcext:value-type="string">
            <text:p>247</text:p>
          </table:table-cell>
          <table:table-cell table:formula="of:=[.D213]*[.E213]" office:value-type="float" office:value="146471" calcext:value-type="float">
            <text:p>1464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9,779)</text:p>
          </table:table-cell>
          <table:table-cell table:style-name="ce2" table:formula="of:=ORG.LIBREOFFICE.REGEX([.A214];&quot;\d{1,3},&quot;)" office:value-type="string" office:string-value="449," calcext:value-type="string">
            <text:p>449,</text:p>
          </table:table-cell>
          <table:table-cell table:formula="of:=ORG.LIBREOFFICE.REGEX([.A214];&quot;,\d{1,3}&quot;)" office:value-type="string" office:string-value=",779" calcext:value-type="string">
            <text:p>,779</text:p>
          </table:table-cell>
          <table:table-cell table:style-name="ce2" table:formula="of:=ORG.LIBREOFFICE.REGEX([.B214];&quot;\d{1,3}&quot;)" office:value-type="string" office:string-value="449" calcext:value-type="string">
            <text:p>449</text:p>
          </table:table-cell>
          <table:table-cell table:formula="of:=ORG.LIBREOFFICE.REGEX([.C214];&quot;\d{1,3}&quot;)" office:value-type="string" office:string-value="779" calcext:value-type="string">
            <text:p>779</text:p>
          </table:table-cell>
          <table:table-cell table:formula="of:=[.D214]*[.E214]" office:value-type="float" office:value="349771" calcext:value-type="float">
            <text:p>3497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56,857)</text:p>
          </table:table-cell>
          <table:table-cell table:style-name="ce2" table:formula="of:=ORG.LIBREOFFICE.REGEX([.A215];&quot;\d{1,3},&quot;)" office:value-type="string" office:string-value="956," calcext:value-type="string">
            <text:p>956,</text:p>
          </table:table-cell>
          <table:table-cell table:formula="of:=ORG.LIBREOFFICE.REGEX([.A215];&quot;,\d{1,3}&quot;)" office:value-type="string" office:string-value=",857" calcext:value-type="string">
            <text:p>,857</text:p>
          </table:table-cell>
          <table:table-cell table:style-name="ce2" table:formula="of:=ORG.LIBREOFFICE.REGEX([.B215];&quot;\d{1,3}&quot;)" office:value-type="string" office:string-value="956" calcext:value-type="string">
            <text:p>956</text:p>
          </table:table-cell>
          <table:table-cell table:formula="of:=ORG.LIBREOFFICE.REGEX([.C215];&quot;\d{1,3}&quot;)" office:value-type="string" office:string-value="857" calcext:value-type="string">
            <text:p>857</text:p>
          </table:table-cell>
          <table:table-cell table:formula="of:=[.D215]*[.E215]" office:value-type="float" office:value="819292" calcext:value-type="float">
            <text:p>819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6,140)</text:p>
          </table:table-cell>
          <table:table-cell table:style-name="ce2" table:formula="of:=ORG.LIBREOFFICE.REGEX([.A216];&quot;\d{1,3},&quot;)" office:value-type="string" office:string-value="826," calcext:value-type="string">
            <text:p>826,</text:p>
          </table:table-cell>
          <table:table-cell table:formula="of:=ORG.LIBREOFFICE.REGEX([.A216];&quot;,\d{1,3}&quot;)" office:value-type="string" office:string-value=",140" calcext:value-type="string">
            <text:p>,140</text:p>
          </table:table-cell>
          <table:table-cell table:style-name="ce2" table:formula="of:=ORG.LIBREOFFICE.REGEX([.B216];&quot;\d{1,3}&quot;)" office:value-type="string" office:string-value="826" calcext:value-type="string">
            <text:p>826</text:p>
          </table:table-cell>
          <table:table-cell table:formula="of:=ORG.LIBREOFFICE.REGEX([.C216];&quot;\d{1,3}&quot;)" office:value-type="string" office:string-value="140" calcext:value-type="string">
            <text:p>140</text:p>
          </table:table-cell>
          <table:table-cell table:formula="of:=[.D216]*[.E216]" office:value-type="float" office:value="115640" calcext:value-type="float">
            <text:p>115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4,267)</text:p>
          </table:table-cell>
          <table:table-cell table:style-name="ce2" table:formula="of:=ORG.LIBREOFFICE.REGEX([.A217];&quot;\d{1,3},&quot;)" office:value-type="string" office:string-value="224," calcext:value-type="string">
            <text:p>224,</text:p>
          </table:table-cell>
          <table:table-cell table:formula="of:=ORG.LIBREOFFICE.REGEX([.A217];&quot;,\d{1,3}&quot;)" office:value-type="string" office:string-value=",267" calcext:value-type="string">
            <text:p>,267</text:p>
          </table:table-cell>
          <table:table-cell table:style-name="ce2" table:formula="of:=ORG.LIBREOFFICE.REGEX([.B217];&quot;\d{1,3}&quot;)" office:value-type="string" office:string-value="224" calcext:value-type="string">
            <text:p>224</text:p>
          </table:table-cell>
          <table:table-cell table:formula="of:=ORG.LIBREOFFICE.REGEX([.C217];&quot;\d{1,3}&quot;)" office:value-type="string" office:string-value="267" calcext:value-type="string">
            <text:p>267</text:p>
          </table:table-cell>
          <table:table-cell table:formula="of:=[.D217]*[.E217]" office:value-type="float" office:value="59808" calcext:value-type="float">
            <text:p>598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9,774)</text:p>
          </table:table-cell>
          <table:table-cell table:style-name="ce2" table:formula="of:=ORG.LIBREOFFICE.REGEX([.A218];&quot;\d{1,3},&quot;)" office:value-type="string" office:string-value="789," calcext:value-type="string">
            <text:p>789,</text:p>
          </table:table-cell>
          <table:table-cell table:formula="of:=ORG.LIBREOFFICE.REGEX([.A218];&quot;,\d{1,3}&quot;)" office:value-type="string" office:string-value=",774" calcext:value-type="string">
            <text:p>,774</text:p>
          </table:table-cell>
          <table:table-cell table:style-name="ce2" table:formula="of:=ORG.LIBREOFFICE.REGEX([.B218];&quot;\d{1,3}&quot;)" office:value-type="string" office:string-value="789" calcext:value-type="string">
            <text:p>789</text:p>
          </table:table-cell>
          <table:table-cell table:formula="of:=ORG.LIBREOFFICE.REGEX([.C218];&quot;\d{1,3}&quot;)" office:value-type="string" office:string-value="774" calcext:value-type="string">
            <text:p>774</text:p>
          </table:table-cell>
          <table:table-cell table:formula="of:=[.D218]*[.E218]" office:value-type="float" office:value="610686" calcext:value-type="float">
            <text:p>6106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3,401)</text:p>
          </table:table-cell>
          <table:table-cell table:style-name="ce2" table:formula="of:=ORG.LIBREOFFICE.REGEX([.A219];&quot;\d{1,3},&quot;)" office:value-type="string" office:string-value="443," calcext:value-type="string">
            <text:p>443,</text:p>
          </table:table-cell>
          <table:table-cell table:formula="of:=ORG.LIBREOFFICE.REGEX([.A219];&quot;,\d{1,3}&quot;)" office:value-type="string" office:string-value=",401" calcext:value-type="string">
            <text:p>,401</text:p>
          </table:table-cell>
          <table:table-cell table:style-name="ce2" table:formula="of:=ORG.LIBREOFFICE.REGEX([.B219];&quot;\d{1,3}&quot;)" office:value-type="string" office:string-value="443" calcext:value-type="string">
            <text:p>443</text:p>
          </table:table-cell>
          <table:table-cell table:formula="of:=ORG.LIBREOFFICE.REGEX([.C219];&quot;\d{1,3}&quot;)" office:value-type="string" office:string-value="401" calcext:value-type="string">
            <text:p>401</text:p>
          </table:table-cell>
          <table:table-cell table:formula="of:=[.D219]*[.E219]" office:value-type="float" office:value="177643" calcext:value-type="float">
            <text:p>177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3,217)</text:p>
          </table:table-cell>
          <table:table-cell table:style-name="ce2" table:formula="of:=ORG.LIBREOFFICE.REGEX([.A220];&quot;\d{1,3},&quot;)" office:value-type="string" office:string-value="823," calcext:value-type="string">
            <text:p>823,</text:p>
          </table:table-cell>
          <table:table-cell table:formula="of:=ORG.LIBREOFFICE.REGEX([.A220];&quot;,\d{1,3}&quot;)" office:value-type="string" office:string-value=",217" calcext:value-type="string">
            <text:p>,217</text:p>
          </table:table-cell>
          <table:table-cell table:style-name="ce2" table:formula="of:=ORG.LIBREOFFICE.REGEX([.B220];&quot;\d{1,3}&quot;)" office:value-type="string" office:string-value="823" calcext:value-type="string">
            <text:p>823</text:p>
          </table:table-cell>
          <table:table-cell table:formula="of:=ORG.LIBREOFFICE.REGEX([.C220];&quot;\d{1,3}&quot;)" office:value-type="string" office:string-value="217" calcext:value-type="string">
            <text:p>217</text:p>
          </table:table-cell>
          <table:table-cell table:formula="of:=[.D220]*[.E220]" office:value-type="float" office:value="178591" calcext:value-type="float">
            <text:p>1785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4,561)</text:p>
          </table:table-cell>
          <table:table-cell table:style-name="ce2" table:formula="of:=ORG.LIBREOFFICE.REGEX([.A221];&quot;\d{1,3},&quot;)" office:value-type="string" office:string-value="264," calcext:value-type="string">
            <text:p>264,</text:p>
          </table:table-cell>
          <table:table-cell table:formula="of:=ORG.LIBREOFFICE.REGEX([.A221];&quot;,\d{1,3}&quot;)" office:value-type="string" office:string-value=",561" calcext:value-type="string">
            <text:p>,561</text:p>
          </table:table-cell>
          <table:table-cell table:style-name="ce2" table:formula="of:=ORG.LIBREOFFICE.REGEX([.B221];&quot;\d{1,3}&quot;)" office:value-type="string" office:string-value="264" calcext:value-type="string">
            <text:p>264</text:p>
          </table:table-cell>
          <table:table-cell table:formula="of:=ORG.LIBREOFFICE.REGEX([.C221];&quot;\d{1,3}&quot;)" office:value-type="string" office:string-value="561" calcext:value-type="string">
            <text:p>561</text:p>
          </table:table-cell>
          <table:table-cell table:formula="of:=[.D221]*[.E221]" office:value-type="float" office:value="148104" calcext:value-type="float">
            <text:p>148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1,672)</text:p>
          </table:table-cell>
          <table:table-cell table:style-name="ce2" table:formula="of:=ORG.LIBREOFFICE.REGEX([.A222];&quot;\d{1,3},&quot;)" office:value-type="string" office:string-value="361," calcext:value-type="string">
            <text:p>361,</text:p>
          </table:table-cell>
          <table:table-cell table:formula="of:=ORG.LIBREOFFICE.REGEX([.A222];&quot;,\d{1,3}&quot;)" office:value-type="string" office:string-value=",672" calcext:value-type="string">
            <text:p>,672</text:p>
          </table:table-cell>
          <table:table-cell table:style-name="ce2" table:formula="of:=ORG.LIBREOFFICE.REGEX([.B222];&quot;\d{1,3}&quot;)" office:value-type="string" office:string-value="361" calcext:value-type="string">
            <text:p>361</text:p>
          </table:table-cell>
          <table:table-cell table:formula="of:=ORG.LIBREOFFICE.REGEX([.C222];&quot;\d{1,3}&quot;)" office:value-type="string" office:string-value="672" calcext:value-type="string">
            <text:p>672</text:p>
          </table:table-cell>
          <table:table-cell table:formula="of:=[.D222]*[.E222]" office:value-type="float" office:value="242592" calcext:value-type="float">
            <text:p>2425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2,102)</text:p>
          </table:table-cell>
          <table:table-cell table:style-name="ce2" table:formula="of:=ORG.LIBREOFFICE.REGEX([.A223];&quot;\d{1,3},&quot;)" office:value-type="string" office:string-value="242," calcext:value-type="string">
            <text:p>242,</text:p>
          </table:table-cell>
          <table:table-cell table:formula="of:=ORG.LIBREOFFICE.REGEX([.A223];&quot;,\d{1,3}&quot;)" office:value-type="string" office:string-value=",102" calcext:value-type="string">
            <text:p>,102</text:p>
          </table:table-cell>
          <table:table-cell table:style-name="ce2" table:formula="of:=ORG.LIBREOFFICE.REGEX([.B223];&quot;\d{1,3}&quot;)" office:value-type="string" office:string-value="242" calcext:value-type="string">
            <text:p>242</text:p>
          </table:table-cell>
          <table:table-cell table:formula="of:=ORG.LIBREOFFICE.REGEX([.C223];&quot;\d{1,3}&quot;)" office:value-type="string" office:string-value="102" calcext:value-type="string">
            <text:p>102</text:p>
          </table:table-cell>
          <table:table-cell table:formula="of:=[.D223]*[.E223]" office:value-type="float" office:value="24684" calcext:value-type="float">
            <text:p>246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1,459)</text:p>
          </table:table-cell>
          <table:table-cell table:style-name="ce2" table:formula="of:=ORG.LIBREOFFICE.REGEX([.A224];&quot;\d{1,3},&quot;)" office:value-type="string" office:string-value="621," calcext:value-type="string">
            <text:p>621,</text:p>
          </table:table-cell>
          <table:table-cell table:formula="of:=ORG.LIBREOFFICE.REGEX([.A224];&quot;,\d{1,3}&quot;)" office:value-type="string" office:string-value=",459" calcext:value-type="string">
            <text:p>,459</text:p>
          </table:table-cell>
          <table:table-cell table:style-name="ce2" table:formula="of:=ORG.LIBREOFFICE.REGEX([.B224];&quot;\d{1,3}&quot;)" office:value-type="string" office:string-value="621" calcext:value-type="string">
            <text:p>621</text:p>
          </table:table-cell>
          <table:table-cell table:formula="of:=ORG.LIBREOFFICE.REGEX([.C224];&quot;\d{1,3}&quot;)" office:value-type="string" office:string-value="459" calcext:value-type="string">
            <text:p>459</text:p>
          </table:table-cell>
          <table:table-cell table:formula="of:=[.D224]*[.E224]" office:value-type="float" office:value="285039" calcext:value-type="float">
            <text:p>2850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82,598)</text:p>
          </table:table-cell>
          <table:table-cell table:style-name="ce2" table:formula="of:=ORG.LIBREOFFICE.REGEX([.A225];&quot;\d{1,3},&quot;)" office:value-type="string" office:string-value="882," calcext:value-type="string">
            <text:p>882,</text:p>
          </table:table-cell>
          <table:table-cell table:formula="of:=ORG.LIBREOFFICE.REGEX([.A225];&quot;,\d{1,3}&quot;)" office:value-type="string" office:string-value=",598" calcext:value-type="string">
            <text:p>,598</text:p>
          </table:table-cell>
          <table:table-cell table:style-name="ce2" table:formula="of:=ORG.LIBREOFFICE.REGEX([.B225];&quot;\d{1,3}&quot;)" office:value-type="string" office:string-value="882" calcext:value-type="string">
            <text:p>882</text:p>
          </table:table-cell>
          <table:table-cell table:formula="of:=ORG.LIBREOFFICE.REGEX([.C225];&quot;\d{1,3}&quot;)" office:value-type="string" office:string-value="598" calcext:value-type="string">
            <text:p>598</text:p>
          </table:table-cell>
          <table:table-cell table:formula="of:=[.D225]*[.E225]" office:value-type="float" office:value="527436" calcext:value-type="float">
            <text:p>527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9,108)</text:p>
          </table:table-cell>
          <table:table-cell table:style-name="ce2" table:formula="of:=ORG.LIBREOFFICE.REGEX([.A226];&quot;\d{1,3},&quot;)" office:value-type="string" office:string-value="229," calcext:value-type="string">
            <text:p>229,</text:p>
          </table:table-cell>
          <table:table-cell table:formula="of:=ORG.LIBREOFFICE.REGEX([.A226];&quot;,\d{1,3}&quot;)" office:value-type="string" office:string-value=",108" calcext:value-type="string">
            <text:p>,108</text:p>
          </table:table-cell>
          <table:table-cell table:style-name="ce2" table:formula="of:=ORG.LIBREOFFICE.REGEX([.B226];&quot;\d{1,3}&quot;)" office:value-type="string" office:string-value="229" calcext:value-type="string">
            <text:p>229</text:p>
          </table:table-cell>
          <table:table-cell table:formula="of:=ORG.LIBREOFFICE.REGEX([.C226];&quot;\d{1,3}&quot;)" office:value-type="string" office:string-value="108" calcext:value-type="string">
            <text:p>108</text:p>
          </table:table-cell>
          <table:table-cell table:formula="of:=[.D226]*[.E226]" office:value-type="float" office:value="24732" calcext:value-type="float">
            <text:p>247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7,35)</text:p>
          </table:table-cell>
          <table:table-cell table:style-name="ce2" table:formula="of:=ORG.LIBREOFFICE.REGEX([.A227];&quot;\d{1,3},&quot;)" office:value-type="string" office:string-value="597," calcext:value-type="string">
            <text:p>597,</text:p>
          </table:table-cell>
          <table:table-cell table:formula="of:=ORG.LIBREOFFICE.REGEX([.A227];&quot;,\d{1,3}&quot;)" office:value-type="string" office:string-value=",35" calcext:value-type="string">
            <text:p>,35</text:p>
          </table:table-cell>
          <table:table-cell table:style-name="ce2" table:formula="of:=ORG.LIBREOFFICE.REGEX([.B227];&quot;\d{1,3}&quot;)" office:value-type="string" office:string-value="597" calcext:value-type="string">
            <text:p>597</text:p>
          </table:table-cell>
          <table:table-cell table:formula="of:=ORG.LIBREOFFICE.REGEX([.C227];&quot;\d{1,3}&quot;)" office:value-type="string" office:string-value="35" calcext:value-type="string">
            <text:p>35</text:p>
          </table:table-cell>
          <table:table-cell table:formula="of:=[.D227]*[.E227]" office:value-type="float" office:value="20895" calcext:value-type="float">
            <text:p>208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3,106)</text:p>
          </table:table-cell>
          <table:table-cell table:style-name="ce2" table:formula="of:=ORG.LIBREOFFICE.REGEX([.A228];&quot;\d{1,3},&quot;)" office:value-type="string" office:string-value="573," calcext:value-type="string">
            <text:p>573,</text:p>
          </table:table-cell>
          <table:table-cell table:formula="of:=ORG.LIBREOFFICE.REGEX([.A228];&quot;,\d{1,3}&quot;)" office:value-type="string" office:string-value=",106" calcext:value-type="string">
            <text:p>,106</text:p>
          </table:table-cell>
          <table:table-cell table:style-name="ce2" table:formula="of:=ORG.LIBREOFFICE.REGEX([.B228];&quot;\d{1,3}&quot;)" office:value-type="string" office:string-value="573" calcext:value-type="string">
            <text:p>573</text:p>
          </table:table-cell>
          <table:table-cell table:formula="of:=ORG.LIBREOFFICE.REGEX([.C228];&quot;\d{1,3}&quot;)" office:value-type="string" office:string-value="106" calcext:value-type="string">
            <text:p>106</text:p>
          </table:table-cell>
          <table:table-cell table:formula="of:=[.D228]*[.E228]" office:value-type="float" office:value="60738" calcext:value-type="float">
            <text:p>607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74,846)</text:p>
          </table:table-cell>
          <table:table-cell table:style-name="ce2" table:formula="of:=ORG.LIBREOFFICE.REGEX([.A229];&quot;\d{1,3},&quot;)" office:value-type="string" office:string-value="374," calcext:value-type="string">
            <text:p>374,</text:p>
          </table:table-cell>
          <table:table-cell table:formula="of:=ORG.LIBREOFFICE.REGEX([.A229];&quot;,\d{1,3}&quot;)" office:value-type="string" office:string-value=",846" calcext:value-type="string">
            <text:p>,846</text:p>
          </table:table-cell>
          <table:table-cell table:style-name="ce2" table:formula="of:=ORG.LIBREOFFICE.REGEX([.B229];&quot;\d{1,3}&quot;)" office:value-type="string" office:string-value="374" calcext:value-type="string">
            <text:p>374</text:p>
          </table:table-cell>
          <table:table-cell table:formula="of:=ORG.LIBREOFFICE.REGEX([.C229];&quot;\d{1,3}&quot;)" office:value-type="string" office:string-value="846" calcext:value-type="string">
            <text:p>846</text:p>
          </table:table-cell>
          <table:table-cell table:formula="of:=[.D229]*[.E229]" office:value-type="float" office:value="316404" calcext:value-type="float">
            <text:p>3164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1,307)</text:p>
          </table:table-cell>
          <table:table-cell table:style-name="ce2" table:formula="of:=ORG.LIBREOFFICE.REGEX([.A230];&quot;\d{1,3},&quot;)" office:value-type="string" office:string-value="191," calcext:value-type="string">
            <text:p>191,</text:p>
          </table:table-cell>
          <table:table-cell table:formula="of:=ORG.LIBREOFFICE.REGEX([.A230];&quot;,\d{1,3}&quot;)" office:value-type="string" office:string-value=",307" calcext:value-type="string">
            <text:p>,307</text:p>
          </table:table-cell>
          <table:table-cell table:style-name="ce2" table:formula="of:=ORG.LIBREOFFICE.REGEX([.B230];&quot;\d{1,3}&quot;)" office:value-type="string" office:string-value="191" calcext:value-type="string">
            <text:p>191</text:p>
          </table:table-cell>
          <table:table-cell table:formula="of:=ORG.LIBREOFFICE.REGEX([.C230];&quot;\d{1,3}&quot;)" office:value-type="string" office:string-value="307" calcext:value-type="string">
            <text:p>307</text:p>
          </table:table-cell>
          <table:table-cell table:formula="of:=[.D230]*[.E230]" office:value-type="float" office:value="58637" calcext:value-type="float">
            <text:p>586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72,182)</text:p>
          </table:table-cell>
          <table:table-cell table:style-name="ce2" table:formula="of:=ORG.LIBREOFFICE.REGEX([.A231];&quot;\d{1,3},&quot;)" office:value-type="string" office:string-value="372," calcext:value-type="string">
            <text:p>372,</text:p>
          </table:table-cell>
          <table:table-cell table:formula="of:=ORG.LIBREOFFICE.REGEX([.A231];&quot;,\d{1,3}&quot;)" office:value-type="string" office:string-value=",182" calcext:value-type="string">
            <text:p>,182</text:p>
          </table:table-cell>
          <table:table-cell table:style-name="ce2" table:formula="of:=ORG.LIBREOFFICE.REGEX([.B231];&quot;\d{1,3}&quot;)" office:value-type="string" office:string-value="372" calcext:value-type="string">
            <text:p>372</text:p>
          </table:table-cell>
          <table:table-cell table:formula="of:=ORG.LIBREOFFICE.REGEX([.C231];&quot;\d{1,3}&quot;)" office:value-type="string" office:string-value="182" calcext:value-type="string">
            <text:p>182</text:p>
          </table:table-cell>
          <table:table-cell table:formula="of:=[.D231]*[.E231]" office:value-type="float" office:value="67704" calcext:value-type="float">
            <text:p>67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3,448)</text:p>
          </table:table-cell>
          <table:table-cell table:style-name="ce2" table:formula="of:=ORG.LIBREOFFICE.REGEX([.A232];&quot;\d{1,3},&quot;)" office:value-type="string" office:string-value="113," calcext:value-type="string">
            <text:p>113,</text:p>
          </table:table-cell>
          <table:table-cell table:formula="of:=ORG.LIBREOFFICE.REGEX([.A232];&quot;,\d{1,3}&quot;)" office:value-type="string" office:string-value=",448" calcext:value-type="string">
            <text:p>,448</text:p>
          </table:table-cell>
          <table:table-cell table:style-name="ce2" table:formula="of:=ORG.LIBREOFFICE.REGEX([.B232];&quot;\d{1,3}&quot;)" office:value-type="string" office:string-value="113" calcext:value-type="string">
            <text:p>113</text:p>
          </table:table-cell>
          <table:table-cell table:formula="of:=ORG.LIBREOFFICE.REGEX([.C232];&quot;\d{1,3}&quot;)" office:value-type="string" office:string-value="448" calcext:value-type="string">
            <text:p>448</text:p>
          </table:table-cell>
          <table:table-cell table:formula="of:=[.D232]*[.E232]" office:value-type="float" office:value="50624" calcext:value-type="float">
            <text:p>50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50,888)</text:p>
          </table:table-cell>
          <table:table-cell table:style-name="ce2" table:formula="of:=ORG.LIBREOFFICE.REGEX([.A233];&quot;\d{1,3},&quot;)" office:value-type="string" office:string-value="850," calcext:value-type="string">
            <text:p>850,</text:p>
          </table:table-cell>
          <table:table-cell table:formula="of:=ORG.LIBREOFFICE.REGEX([.A233];&quot;,\d{1,3}&quot;)" office:value-type="string" office:string-value=",888" calcext:value-type="string">
            <text:p>,888</text:p>
          </table:table-cell>
          <table:table-cell table:style-name="ce2" table:formula="of:=ORG.LIBREOFFICE.REGEX([.B233];&quot;\d{1,3}&quot;)" office:value-type="string" office:string-value="850" calcext:value-type="string">
            <text:p>850</text:p>
          </table:table-cell>
          <table:table-cell table:formula="of:=ORG.LIBREOFFICE.REGEX([.C233];&quot;\d{1,3}&quot;)" office:value-type="string" office:string-value="888" calcext:value-type="string">
            <text:p>888</text:p>
          </table:table-cell>
          <table:table-cell table:formula="of:=[.D233]*[.E233]" office:value-type="float" office:value="754800" calcext:value-type="float">
            <text:p>75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8,594)</text:p>
          </table:table-cell>
          <table:table-cell table:style-name="ce2" table:formula="of:=ORG.LIBREOFFICE.REGEX([.A234];&quot;\d{1,3},&quot;)" office:value-type="string" office:string-value="798," calcext:value-type="string">
            <text:p>798,</text:p>
          </table:table-cell>
          <table:table-cell table:formula="of:=ORG.LIBREOFFICE.REGEX([.A234];&quot;,\d{1,3}&quot;)" office:value-type="string" office:string-value=",594" calcext:value-type="string">
            <text:p>,594</text:p>
          </table:table-cell>
          <table:table-cell table:style-name="ce2" table:formula="of:=ORG.LIBREOFFICE.REGEX([.B234];&quot;\d{1,3}&quot;)" office:value-type="string" office:string-value="798" calcext:value-type="string">
            <text:p>798</text:p>
          </table:table-cell>
          <table:table-cell table:formula="of:=ORG.LIBREOFFICE.REGEX([.C234];&quot;\d{1,3}&quot;)" office:value-type="string" office:string-value="594" calcext:value-type="string">
            <text:p>594</text:p>
          </table:table-cell>
          <table:table-cell table:formula="of:=[.D234]*[.E234]" office:value-type="float" office:value="474012" calcext:value-type="float">
            <text:p>474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4,684)</text:p>
          </table:table-cell>
          <table:table-cell table:style-name="ce2" table:formula="of:=ORG.LIBREOFFICE.REGEX([.A235];&quot;\d{1,3},&quot;)" office:value-type="string" office:string-value="704," calcext:value-type="string">
            <text:p>704,</text:p>
          </table:table-cell>
          <table:table-cell table:formula="of:=ORG.LIBREOFFICE.REGEX([.A235];&quot;,\d{1,3}&quot;)" office:value-type="string" office:string-value=",684" calcext:value-type="string">
            <text:p>,684</text:p>
          </table:table-cell>
          <table:table-cell table:style-name="ce2" table:formula="of:=ORG.LIBREOFFICE.REGEX([.B235];&quot;\d{1,3}&quot;)" office:value-type="string" office:string-value="704" calcext:value-type="string">
            <text:p>704</text:p>
          </table:table-cell>
          <table:table-cell table:formula="of:=ORG.LIBREOFFICE.REGEX([.C235];&quot;\d{1,3}&quot;)" office:value-type="string" office:string-value="684" calcext:value-type="string">
            <text:p>684</text:p>
          </table:table-cell>
          <table:table-cell table:formula="of:=[.D235]*[.E235]" office:value-type="float" office:value="481536" calcext:value-type="float">
            <text:p>4815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8,178)</text:p>
          </table:table-cell>
          <table:table-cell table:style-name="ce2" table:formula="of:=ORG.LIBREOFFICE.REGEX([.A236];&quot;\d{1,3},&quot;)" office:value-type="string" office:string-value="408," calcext:value-type="string">
            <text:p>408,</text:p>
          </table:table-cell>
          <table:table-cell table:formula="of:=ORG.LIBREOFFICE.REGEX([.A236];&quot;,\d{1,3}&quot;)" office:value-type="string" office:string-value=",178" calcext:value-type="string">
            <text:p>,178</text:p>
          </table:table-cell>
          <table:table-cell table:style-name="ce2" table:formula="of:=ORG.LIBREOFFICE.REGEX([.B236];&quot;\d{1,3}&quot;)" office:value-type="string" office:string-value="408" calcext:value-type="string">
            <text:p>408</text:p>
          </table:table-cell>
          <table:table-cell table:formula="of:=ORG.LIBREOFFICE.REGEX([.C236];&quot;\d{1,3}&quot;)" office:value-type="string" office:string-value="178" calcext:value-type="string">
            <text:p>178</text:p>
          </table:table-cell>
          <table:table-cell table:formula="of:=[.D236]*[.E236]" office:value-type="float" office:value="72624" calcext:value-type="float">
            <text:p>72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2,313)</text:p>
          </table:table-cell>
          <table:table-cell table:style-name="ce2" table:formula="of:=ORG.LIBREOFFICE.REGEX([.A237];&quot;\d{1,3},&quot;)" office:value-type="string" office:string-value="572," calcext:value-type="string">
            <text:p>572,</text:p>
          </table:table-cell>
          <table:table-cell table:formula="of:=ORG.LIBREOFFICE.REGEX([.A237];&quot;,\d{1,3}&quot;)" office:value-type="string" office:string-value=",313" calcext:value-type="string">
            <text:p>,313</text:p>
          </table:table-cell>
          <table:table-cell table:style-name="ce2" table:formula="of:=ORG.LIBREOFFICE.REGEX([.B237];&quot;\d{1,3}&quot;)" office:value-type="string" office:string-value="572" calcext:value-type="string">
            <text:p>572</text:p>
          </table:table-cell>
          <table:table-cell table:formula="of:=ORG.LIBREOFFICE.REGEX([.C237];&quot;\d{1,3}&quot;)" office:value-type="string" office:string-value="313" calcext:value-type="string">
            <text:p>313</text:p>
          </table:table-cell>
          <table:table-cell table:formula="of:=[.D237]*[.E237]" office:value-type="float" office:value="179036" calcext:value-type="float">
            <text:p>1790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0,367)</text:p>
          </table:table-cell>
          <table:table-cell table:style-name="ce2" table:formula="of:=ORG.LIBREOFFICE.REGEX([.A238];&quot;\d{1,3},&quot;)" office:value-type="string" office:string-value="400," calcext:value-type="string">
            <text:p>400,</text:p>
          </table:table-cell>
          <table:table-cell table:formula="of:=ORG.LIBREOFFICE.REGEX([.A238];&quot;,\d{1,3}&quot;)" office:value-type="string" office:string-value=",367" calcext:value-type="string">
            <text:p>,367</text:p>
          </table:table-cell>
          <table:table-cell table:style-name="ce2" table:formula="of:=ORG.LIBREOFFICE.REGEX([.B238];&quot;\d{1,3}&quot;)" office:value-type="string" office:string-value="400" calcext:value-type="string">
            <text:p>400</text:p>
          </table:table-cell>
          <table:table-cell table:formula="of:=ORG.LIBREOFFICE.REGEX([.C238];&quot;\d{1,3}&quot;)" office:value-type="string" office:string-value="367" calcext:value-type="string">
            <text:p>367</text:p>
          </table:table-cell>
          <table:table-cell table:formula="of:=[.D238]*[.E238]" office:value-type="float" office:value="146800" calcext:value-type="float">
            <text:p>146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99,406)</text:p>
          </table:table-cell>
          <table:table-cell table:style-name="ce2" table:formula="of:=ORG.LIBREOFFICE.REGEX([.A239];&quot;\d{1,3},&quot;)" office:value-type="string" office:string-value="399," calcext:value-type="string">
            <text:p>399,</text:p>
          </table:table-cell>
          <table:table-cell table:formula="of:=ORG.LIBREOFFICE.REGEX([.A239];&quot;,\d{1,3}&quot;)" office:value-type="string" office:string-value=",406" calcext:value-type="string">
            <text:p>,406</text:p>
          </table:table-cell>
          <table:table-cell table:style-name="ce2" table:formula="of:=ORG.LIBREOFFICE.REGEX([.B239];&quot;\d{1,3}&quot;)" office:value-type="string" office:string-value="399" calcext:value-type="string">
            <text:p>399</text:p>
          </table:table-cell>
          <table:table-cell table:formula="of:=ORG.LIBREOFFICE.REGEX([.C239];&quot;\d{1,3}&quot;)" office:value-type="string" office:string-value="406" calcext:value-type="string">
            <text:p>406</text:p>
          </table:table-cell>
          <table:table-cell table:formula="of:=[.D239]*[.E239]" office:value-type="float" office:value="161994" calcext:value-type="float">
            <text:p>1619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0,700)</text:p>
          </table:table-cell>
          <table:table-cell table:style-name="ce2" table:formula="of:=ORG.LIBREOFFICE.REGEX([.A240];&quot;\d{1,3},&quot;)" office:value-type="string" office:string-value="990," calcext:value-type="string">
            <text:p>990,</text:p>
          </table:table-cell>
          <table:table-cell table:formula="of:=ORG.LIBREOFFICE.REGEX([.A240];&quot;,\d{1,3}&quot;)" office:value-type="string" office:string-value=",700" calcext:value-type="string">
            <text:p>,700</text:p>
          </table:table-cell>
          <table:table-cell table:style-name="ce2" table:formula="of:=ORG.LIBREOFFICE.REGEX([.B240];&quot;\d{1,3}&quot;)" office:value-type="string" office:string-value="990" calcext:value-type="string">
            <text:p>990</text:p>
          </table:table-cell>
          <table:table-cell table:formula="of:=ORG.LIBREOFFICE.REGEX([.C240];&quot;\d{1,3}&quot;)" office:value-type="string" office:string-value="700" calcext:value-type="string">
            <text:p>700</text:p>
          </table:table-cell>
          <table:table-cell table:formula="of:=[.D240]*[.E240]" office:value-type="float" office:value="693000" calcext:value-type="float">
            <text:p>69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2,80)</text:p>
          </table:table-cell>
          <table:table-cell table:style-name="ce2" table:formula="of:=ORG.LIBREOFFICE.REGEX([.A241];&quot;\d{1,3},&quot;)" office:value-type="string" office:string-value="822," calcext:value-type="string">
            <text:p>822,</text:p>
          </table:table-cell>
          <table:table-cell table:formula="of:=ORG.LIBREOFFICE.REGEX([.A241];&quot;,\d{1,3}&quot;)" office:value-type="string" office:string-value=",80" calcext:value-type="string">
            <text:p>,80</text:p>
          </table:table-cell>
          <table:table-cell table:style-name="ce2" table:formula="of:=ORG.LIBREOFFICE.REGEX([.B241];&quot;\d{1,3}&quot;)" office:value-type="string" office:string-value="822" calcext:value-type="string">
            <text:p>822</text:p>
          </table:table-cell>
          <table:table-cell table:formula="of:=ORG.LIBREOFFICE.REGEX([.C241];&quot;\d{1,3}&quot;)" office:value-type="string" office:string-value="80" calcext:value-type="string">
            <text:p>80</text:p>
          </table:table-cell>
          <table:table-cell table:formula="of:=[.D241]*[.E241]" office:value-type="float" office:value="65760" calcext:value-type="float">
            <text:p>657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3,211)</text:p>
          </table:table-cell>
          <table:table-cell table:style-name="ce2" table:formula="of:=ORG.LIBREOFFICE.REGEX([.A242];&quot;\d{1,3},&quot;)" office:value-type="string" office:string-value="803," calcext:value-type="string">
            <text:p>803,</text:p>
          </table:table-cell>
          <table:table-cell table:formula="of:=ORG.LIBREOFFICE.REGEX([.A242];&quot;,\d{1,3}&quot;)" office:value-type="string" office:string-value=",211" calcext:value-type="string">
            <text:p>,211</text:p>
          </table:table-cell>
          <table:table-cell table:style-name="ce2" table:formula="of:=ORG.LIBREOFFICE.REGEX([.B242];&quot;\d{1,3}&quot;)" office:value-type="string" office:string-value="803" calcext:value-type="string">
            <text:p>803</text:p>
          </table:table-cell>
          <table:table-cell table:formula="of:=ORG.LIBREOFFICE.REGEX([.C242];&quot;\d{1,3}&quot;)" office:value-type="string" office:string-value="211" calcext:value-type="string">
            <text:p>211</text:p>
          </table:table-cell>
          <table:table-cell table:formula="of:=[.D242]*[.E242]" office:value-type="float" office:value="169433" calcext:value-type="float">
            <text:p>1694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4,212)</text:p>
          </table:table-cell>
          <table:table-cell table:style-name="ce2" table:formula="of:=ORG.LIBREOFFICE.REGEX([.A243];&quot;\d{1,3},&quot;)" office:value-type="string" office:string-value="614," calcext:value-type="string">
            <text:p>614,</text:p>
          </table:table-cell>
          <table:table-cell table:formula="of:=ORG.LIBREOFFICE.REGEX([.A243];&quot;,\d{1,3}&quot;)" office:value-type="string" office:string-value=",212" calcext:value-type="string">
            <text:p>,212</text:p>
          </table:table-cell>
          <table:table-cell table:style-name="ce2" table:formula="of:=ORG.LIBREOFFICE.REGEX([.B243];&quot;\d{1,3}&quot;)" office:value-type="string" office:string-value="614" calcext:value-type="string">
            <text:p>614</text:p>
          </table:table-cell>
          <table:table-cell table:formula="of:=ORG.LIBREOFFICE.REGEX([.C243];&quot;\d{1,3}&quot;)" office:value-type="string" office:string-value="212" calcext:value-type="string">
            <text:p>212</text:p>
          </table:table-cell>
          <table:table-cell table:formula="of:=[.D243]*[.E243]" office:value-type="float" office:value="130168" calcext:value-type="float">
            <text:p>130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9,702)</text:p>
          </table:table-cell>
          <table:table-cell table:style-name="ce2" table:formula="of:=ORG.LIBREOFFICE.REGEX([.A244];&quot;\d{1,3},&quot;)" office:value-type="string" office:string-value="969," calcext:value-type="string">
            <text:p>969,</text:p>
          </table:table-cell>
          <table:table-cell table:formula="of:=ORG.LIBREOFFICE.REGEX([.A244];&quot;,\d{1,3}&quot;)" office:value-type="string" office:string-value=",702" calcext:value-type="string">
            <text:p>,702</text:p>
          </table:table-cell>
          <table:table-cell table:style-name="ce2" table:formula="of:=ORG.LIBREOFFICE.REGEX([.B244];&quot;\d{1,3}&quot;)" office:value-type="string" office:string-value="969" calcext:value-type="string">
            <text:p>969</text:p>
          </table:table-cell>
          <table:table-cell table:formula="of:=ORG.LIBREOFFICE.REGEX([.C244];&quot;\d{1,3}&quot;)" office:value-type="string" office:string-value="702" calcext:value-type="string">
            <text:p>702</text:p>
          </table:table-cell>
          <table:table-cell table:formula="of:=[.D244]*[.E244]" office:value-type="float" office:value="680238" calcext:value-type="float">
            <text:p>680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16,424)</text:p>
          </table:table-cell>
          <table:table-cell table:style-name="ce2" table:formula="of:=ORG.LIBREOFFICE.REGEX([.A245];&quot;\d{1,3},&quot;)" office:value-type="string" office:string-value="916," calcext:value-type="string">
            <text:p>916,</text:p>
          </table:table-cell>
          <table:table-cell table:formula="of:=ORG.LIBREOFFICE.REGEX([.A245];&quot;,\d{1,3}&quot;)" office:value-type="string" office:string-value=",424" calcext:value-type="string">
            <text:p>,424</text:p>
          </table:table-cell>
          <table:table-cell table:style-name="ce2" table:formula="of:=ORG.LIBREOFFICE.REGEX([.B245];&quot;\d{1,3}&quot;)" office:value-type="string" office:string-value="916" calcext:value-type="string">
            <text:p>916</text:p>
          </table:table-cell>
          <table:table-cell table:formula="of:=ORG.LIBREOFFICE.REGEX([.C245];&quot;\d{1,3}&quot;)" office:value-type="string" office:string-value="424" calcext:value-type="string">
            <text:p>424</text:p>
          </table:table-cell>
          <table:table-cell table:formula="of:=[.D245]*[.E245]" office:value-type="float" office:value="388384" calcext:value-type="float">
            <text:p>3883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9,685)</text:p>
          </table:table-cell>
          <table:table-cell table:style-name="ce2" table:formula="of:=ORG.LIBREOFFICE.REGEX([.A246];&quot;\d{1,3},&quot;)" office:value-type="string" office:string-value="119," calcext:value-type="string">
            <text:p>119,</text:p>
          </table:table-cell>
          <table:table-cell table:formula="of:=ORG.LIBREOFFICE.REGEX([.A246];&quot;,\d{1,3}&quot;)" office:value-type="string" office:string-value=",685" calcext:value-type="string">
            <text:p>,685</text:p>
          </table:table-cell>
          <table:table-cell table:style-name="ce2" table:formula="of:=ORG.LIBREOFFICE.REGEX([.B246];&quot;\d{1,3}&quot;)" office:value-type="string" office:string-value="119" calcext:value-type="string">
            <text:p>119</text:p>
          </table:table-cell>
          <table:table-cell table:formula="of:=ORG.LIBREOFFICE.REGEX([.C246];&quot;\d{1,3}&quot;)" office:value-type="string" office:string-value="685" calcext:value-type="string">
            <text:p>685</text:p>
          </table:table-cell>
          <table:table-cell table:formula="of:=[.D246]*[.E246]" office:value-type="float" office:value="81515" calcext:value-type="float">
            <text:p>815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89,37)</text:p>
          </table:table-cell>
          <table:table-cell table:style-name="ce2" table:formula="of:=ORG.LIBREOFFICE.REGEX([.A247];&quot;\d{1,3},&quot;)" office:value-type="string" office:string-value="889," calcext:value-type="string">
            <text:p>889,</text:p>
          </table:table-cell>
          <table:table-cell table:formula="of:=ORG.LIBREOFFICE.REGEX([.A247];&quot;,\d{1,3}&quot;)" office:value-type="string" office:string-value=",37" calcext:value-type="string">
            <text:p>,37</text:p>
          </table:table-cell>
          <table:table-cell table:style-name="ce2" table:formula="of:=ORG.LIBREOFFICE.REGEX([.B247];&quot;\d{1,3}&quot;)" office:value-type="string" office:string-value="889" calcext:value-type="string">
            <text:p>889</text:p>
          </table:table-cell>
          <table:table-cell table:formula="of:=ORG.LIBREOFFICE.REGEX([.C247];&quot;\d{1,3}&quot;)" office:value-type="string" office:string-value="37" calcext:value-type="string">
            <text:p>37</text:p>
          </table:table-cell>
          <table:table-cell table:formula="of:=[.D247]*[.E247]" office:value-type="float" office:value="32893" calcext:value-type="float">
            <text:p>328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8,492)</text:p>
          </table:table-cell>
          <table:table-cell table:style-name="ce2" table:formula="of:=ORG.LIBREOFFICE.REGEX([.A248];&quot;\d{1,3},&quot;)" office:value-type="string" office:string-value="608," calcext:value-type="string">
            <text:p>608,</text:p>
          </table:table-cell>
          <table:table-cell table:formula="of:=ORG.LIBREOFFICE.REGEX([.A248];&quot;,\d{1,3}&quot;)" office:value-type="string" office:string-value=",492" calcext:value-type="string">
            <text:p>,492</text:p>
          </table:table-cell>
          <table:table-cell table:style-name="ce2" table:formula="of:=ORG.LIBREOFFICE.REGEX([.B248];&quot;\d{1,3}&quot;)" office:value-type="string" office:string-value="608" calcext:value-type="string">
            <text:p>608</text:p>
          </table:table-cell>
          <table:table-cell table:formula="of:=ORG.LIBREOFFICE.REGEX([.C248];&quot;\d{1,3}&quot;)" office:value-type="string" office:string-value="492" calcext:value-type="string">
            <text:p>492</text:p>
          </table:table-cell>
          <table:table-cell table:formula="of:=[.D248]*[.E248]" office:value-type="float" office:value="299136" calcext:value-type="float">
            <text:p>299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9,469)</text:p>
          </table:table-cell>
          <table:table-cell table:style-name="ce2" table:formula="of:=ORG.LIBREOFFICE.REGEX([.A249];&quot;\d{1,3},&quot;)" office:value-type="string" office:string-value="189," calcext:value-type="string">
            <text:p>189,</text:p>
          </table:table-cell>
          <table:table-cell table:formula="of:=ORG.LIBREOFFICE.REGEX([.A249];&quot;,\d{1,3}&quot;)" office:value-type="string" office:string-value=",469" calcext:value-type="string">
            <text:p>,469</text:p>
          </table:table-cell>
          <table:table-cell table:style-name="ce2" table:formula="of:=ORG.LIBREOFFICE.REGEX([.B249];&quot;\d{1,3}&quot;)" office:value-type="string" office:string-value="189" calcext:value-type="string">
            <text:p>189</text:p>
          </table:table-cell>
          <table:table-cell table:formula="of:=ORG.LIBREOFFICE.REGEX([.C249];&quot;\d{1,3}&quot;)" office:value-type="string" office:string-value="469" calcext:value-type="string">
            <text:p>469</text:p>
          </table:table-cell>
          <table:table-cell table:formula="of:=[.D249]*[.E249]" office:value-type="float" office:value="88641" calcext:value-type="float">
            <text:p>886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2,632)</text:p>
          </table:table-cell>
          <table:table-cell table:style-name="ce2" table:formula="of:=ORG.LIBREOFFICE.REGEX([.A250];&quot;\d{1,3},&quot;)" office:value-type="string" office:string-value="242," calcext:value-type="string">
            <text:p>242,</text:p>
          </table:table-cell>
          <table:table-cell table:formula="of:=ORG.LIBREOFFICE.REGEX([.A250];&quot;,\d{1,3}&quot;)" office:value-type="string" office:string-value=",632" calcext:value-type="string">
            <text:p>,632</text:p>
          </table:table-cell>
          <table:table-cell table:style-name="ce2" table:formula="of:=ORG.LIBREOFFICE.REGEX([.B250];&quot;\d{1,3}&quot;)" office:value-type="string" office:string-value="242" calcext:value-type="string">
            <text:p>242</text:p>
          </table:table-cell>
          <table:table-cell table:formula="of:=ORG.LIBREOFFICE.REGEX([.C250];&quot;\d{1,3}&quot;)" office:value-type="string" office:string-value="632" calcext:value-type="string">
            <text:p>632</text:p>
          </table:table-cell>
          <table:table-cell table:formula="of:=[.D250]*[.E250]" office:value-type="float" office:value="152944" calcext:value-type="float">
            <text:p>152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6,192)</text:p>
          </table:table-cell>
          <table:table-cell table:style-name="ce2" table:formula="of:=ORG.LIBREOFFICE.REGEX([.A251];&quot;\d{1,3},&quot;)" office:value-type="string" office:string-value="236," calcext:value-type="string">
            <text:p>236,</text:p>
          </table:table-cell>
          <table:table-cell table:formula="of:=ORG.LIBREOFFICE.REGEX([.A251];&quot;,\d{1,3}&quot;)" office:value-type="string" office:string-value=",192" calcext:value-type="string">
            <text:p>,192</text:p>
          </table:table-cell>
          <table:table-cell table:style-name="ce2" table:formula="of:=ORG.LIBREOFFICE.REGEX([.B251];&quot;\d{1,3}&quot;)" office:value-type="string" office:string-value="236" calcext:value-type="string">
            <text:p>236</text:p>
          </table:table-cell>
          <table:table-cell table:formula="of:=ORG.LIBREOFFICE.REGEX([.C251];&quot;\d{1,3}&quot;)" office:value-type="string" office:string-value="192" calcext:value-type="string">
            <text:p>192</text:p>
          </table:table-cell>
          <table:table-cell table:formula="of:=[.D251]*[.E251]" office:value-type="float" office:value="45312" calcext:value-type="float">
            <text:p>45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9,803)</text:p>
          </table:table-cell>
          <table:table-cell table:style-name="ce2" table:formula="of:=ORG.LIBREOFFICE.REGEX([.A252];&quot;\d{1,3},&quot;)" office:value-type="string" office:string-value="409," calcext:value-type="string">
            <text:p>409,</text:p>
          </table:table-cell>
          <table:table-cell table:formula="of:=ORG.LIBREOFFICE.REGEX([.A252];&quot;,\d{1,3}&quot;)" office:value-type="string" office:string-value=",803" calcext:value-type="string">
            <text:p>,803</text:p>
          </table:table-cell>
          <table:table-cell table:style-name="ce2" table:formula="of:=ORG.LIBREOFFICE.REGEX([.B252];&quot;\d{1,3}&quot;)" office:value-type="string" office:string-value="409" calcext:value-type="string">
            <text:p>409</text:p>
          </table:table-cell>
          <table:table-cell table:formula="of:=ORG.LIBREOFFICE.REGEX([.C252];&quot;\d{1,3}&quot;)" office:value-type="string" office:string-value="803" calcext:value-type="string">
            <text:p>803</text:p>
          </table:table-cell>
          <table:table-cell table:formula="of:=[.D252]*[.E252]" office:value-type="float" office:value="328427" calcext:value-type="float">
            <text:p>3284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,832)</text:p>
          </table:table-cell>
          <table:table-cell table:style-name="ce2" table:formula="of:=ORG.LIBREOFFICE.REGEX([.A253];&quot;\d{1,3},&quot;)" office:value-type="string" office:string-value="26," calcext:value-type="string">
            <text:p>26,</text:p>
          </table:table-cell>
          <table:table-cell table:formula="of:=ORG.LIBREOFFICE.REGEX([.A253];&quot;,\d{1,3}&quot;)" office:value-type="string" office:string-value=",832" calcext:value-type="string">
            <text:p>,832</text:p>
          </table:table-cell>
          <table:table-cell table:style-name="ce2" table:formula="of:=ORG.LIBREOFFICE.REGEX([.B253];&quot;\d{1,3}&quot;)" office:value-type="string" office:string-value="26" calcext:value-type="string">
            <text:p>26</text:p>
          </table:table-cell>
          <table:table-cell table:formula="of:=ORG.LIBREOFFICE.REGEX([.C253];&quot;\d{1,3}&quot;)" office:value-type="string" office:string-value="832" calcext:value-type="string">
            <text:p>832</text:p>
          </table:table-cell>
          <table:table-cell table:formula="of:=[.D253]*[.E253]" office:value-type="float" office:value="21632" calcext:value-type="float">
            <text:p>21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79,583)</text:p>
          </table:table-cell>
          <table:table-cell table:style-name="ce2" table:formula="of:=ORG.LIBREOFFICE.REGEX([.A254];&quot;\d{1,3},&quot;)" office:value-type="string" office:string-value="179," calcext:value-type="string">
            <text:p>179,</text:p>
          </table:table-cell>
          <table:table-cell table:formula="of:=ORG.LIBREOFFICE.REGEX([.A254];&quot;,\d{1,3}&quot;)" office:value-type="string" office:string-value=",583" calcext:value-type="string">
            <text:p>,583</text:p>
          </table:table-cell>
          <table:table-cell table:style-name="ce2" table:formula="of:=ORG.LIBREOFFICE.REGEX([.B254];&quot;\d{1,3}&quot;)" office:value-type="string" office:string-value="179" calcext:value-type="string">
            <text:p>179</text:p>
          </table:table-cell>
          <table:table-cell table:formula="of:=ORG.LIBREOFFICE.REGEX([.C254];&quot;\d{1,3}&quot;)" office:value-type="string" office:string-value="583" calcext:value-type="string">
            <text:p>583</text:p>
          </table:table-cell>
          <table:table-cell table:formula="of:=[.D254]*[.E254]" office:value-type="float" office:value="104357" calcext:value-type="float">
            <text:p>1043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1,141)</text:p>
          </table:table-cell>
          <table:table-cell table:style-name="ce2" table:formula="of:=ORG.LIBREOFFICE.REGEX([.A255];&quot;\d{1,3},&quot;)" office:value-type="string" office:string-value="331," calcext:value-type="string">
            <text:p>331,</text:p>
          </table:table-cell>
          <table:table-cell table:formula="of:=ORG.LIBREOFFICE.REGEX([.A255];&quot;,\d{1,3}&quot;)" office:value-type="string" office:string-value=",141" calcext:value-type="string">
            <text:p>,141</text:p>
          </table:table-cell>
          <table:table-cell table:style-name="ce2" table:formula="of:=ORG.LIBREOFFICE.REGEX([.B255];&quot;\d{1,3}&quot;)" office:value-type="string" office:string-value="331" calcext:value-type="string">
            <text:p>331</text:p>
          </table:table-cell>
          <table:table-cell table:formula="of:=ORG.LIBREOFFICE.REGEX([.C255];&quot;\d{1,3}&quot;)" office:value-type="string" office:string-value="141" calcext:value-type="string">
            <text:p>141</text:p>
          </table:table-cell>
          <table:table-cell table:formula="of:=[.D255]*[.E255]" office:value-type="float" office:value="46671" calcext:value-type="float">
            <text:p>466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01,618)</text:p>
          </table:table-cell>
          <table:table-cell table:style-name="ce2" table:formula="of:=ORG.LIBREOFFICE.REGEX([.A256];&quot;\d{1,3},&quot;)" office:value-type="string" office:string-value="201," calcext:value-type="string">
            <text:p>201,</text:p>
          </table:table-cell>
          <table:table-cell table:formula="of:=ORG.LIBREOFFICE.REGEX([.A256];&quot;,\d{1,3}&quot;)" office:value-type="string" office:string-value=",618" calcext:value-type="string">
            <text:p>,618</text:p>
          </table:table-cell>
          <table:table-cell table:style-name="ce2" table:formula="of:=ORG.LIBREOFFICE.REGEX([.B256];&quot;\d{1,3}&quot;)" office:value-type="string" office:string-value="201" calcext:value-type="string">
            <text:p>201</text:p>
          </table:table-cell>
          <table:table-cell table:formula="of:=ORG.LIBREOFFICE.REGEX([.C256];&quot;\d{1,3}&quot;)" office:value-type="string" office:string-value="618" calcext:value-type="string">
            <text:p>618</text:p>
          </table:table-cell>
          <table:table-cell table:formula="of:=[.D256]*[.E256]" office:value-type="float" office:value="124218" calcext:value-type="float">
            <text:p>124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6,455)</text:p>
          </table:table-cell>
          <table:table-cell table:style-name="ce2" table:formula="of:=ORG.LIBREOFFICE.REGEX([.A257];&quot;\d{1,3},&quot;)" office:value-type="string" office:string-value="346," calcext:value-type="string">
            <text:p>346,</text:p>
          </table:table-cell>
          <table:table-cell table:formula="of:=ORG.LIBREOFFICE.REGEX([.A257];&quot;,\d{1,3}&quot;)" office:value-type="string" office:string-value=",455" calcext:value-type="string">
            <text:p>,455</text:p>
          </table:table-cell>
          <table:table-cell table:style-name="ce2" table:formula="of:=ORG.LIBREOFFICE.REGEX([.B257];&quot;\d{1,3}&quot;)" office:value-type="string" office:string-value="346" calcext:value-type="string">
            <text:p>346</text:p>
          </table:table-cell>
          <table:table-cell table:formula="of:=ORG.LIBREOFFICE.REGEX([.C257];&quot;\d{1,3}&quot;)" office:value-type="string" office:string-value="455" calcext:value-type="string">
            <text:p>455</text:p>
          </table:table-cell>
          <table:table-cell table:formula="of:=[.D257]*[.E257]" office:value-type="float" office:value="157430" calcext:value-type="float">
            <text:p>1574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6,191)</text:p>
          </table:table-cell>
          <table:table-cell table:style-name="ce2" table:formula="of:=ORG.LIBREOFFICE.REGEX([.A258];&quot;\d{1,3},&quot;)" office:value-type="string" office:string-value="186," calcext:value-type="string">
            <text:p>186,</text:p>
          </table:table-cell>
          <table:table-cell table:formula="of:=ORG.LIBREOFFICE.REGEX([.A258];&quot;,\d{1,3}&quot;)" office:value-type="string" office:string-value=",191" calcext:value-type="string">
            <text:p>,191</text:p>
          </table:table-cell>
          <table:table-cell table:style-name="ce2" table:formula="of:=ORG.LIBREOFFICE.REGEX([.B258];&quot;\d{1,3}&quot;)" office:value-type="string" office:string-value="186" calcext:value-type="string">
            <text:p>186</text:p>
          </table:table-cell>
          <table:table-cell table:formula="of:=ORG.LIBREOFFICE.REGEX([.C258];&quot;\d{1,3}&quot;)" office:value-type="string" office:string-value="191" calcext:value-type="string">
            <text:p>191</text:p>
          </table:table-cell>
          <table:table-cell table:formula="of:=[.D258]*[.E258]" office:value-type="float" office:value="35526" calcext:value-type="float">
            <text:p>355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7,155)</text:p>
          </table:table-cell>
          <table:table-cell table:style-name="ce2" table:formula="of:=ORG.LIBREOFFICE.REGEX([.A259];&quot;\d{1,3},&quot;)" office:value-type="string" office:string-value="227," calcext:value-type="string">
            <text:p>227,</text:p>
          </table:table-cell>
          <table:table-cell table:formula="of:=ORG.LIBREOFFICE.REGEX([.A259];&quot;,\d{1,3}&quot;)" office:value-type="string" office:string-value=",155" calcext:value-type="string">
            <text:p>,155</text:p>
          </table:table-cell>
          <table:table-cell table:style-name="ce2" table:formula="of:=ORG.LIBREOFFICE.REGEX([.B259];&quot;\d{1,3}&quot;)" office:value-type="string" office:string-value="227" calcext:value-type="string">
            <text:p>227</text:p>
          </table:table-cell>
          <table:table-cell table:formula="of:=ORG.LIBREOFFICE.REGEX([.C259];&quot;\d{1,3}&quot;)" office:value-type="string" office:string-value="155" calcext:value-type="string">
            <text:p>155</text:p>
          </table:table-cell>
          <table:table-cell table:formula="of:=[.D259]*[.E259]" office:value-type="float" office:value="35185" calcext:value-type="float">
            <text:p>35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2,168)</text:p>
          </table:table-cell>
          <table:table-cell table:style-name="ce2" table:formula="of:=ORG.LIBREOFFICE.REGEX([.A260];&quot;\d{1,3},&quot;)" office:value-type="string" office:string-value="572," calcext:value-type="string">
            <text:p>572,</text:p>
          </table:table-cell>
          <table:table-cell table:formula="of:=ORG.LIBREOFFICE.REGEX([.A260];&quot;,\d{1,3}&quot;)" office:value-type="string" office:string-value=",168" calcext:value-type="string">
            <text:p>,168</text:p>
          </table:table-cell>
          <table:table-cell table:style-name="ce2" table:formula="of:=ORG.LIBREOFFICE.REGEX([.B260];&quot;\d{1,3}&quot;)" office:value-type="string" office:string-value="572" calcext:value-type="string">
            <text:p>572</text:p>
          </table:table-cell>
          <table:table-cell table:formula="of:=ORG.LIBREOFFICE.REGEX([.C260];&quot;\d{1,3}&quot;)" office:value-type="string" office:string-value="168" calcext:value-type="string">
            <text:p>168</text:p>
          </table:table-cell>
          <table:table-cell table:formula="of:=[.D260]*[.E260]" office:value-type="float" office:value="96096" calcext:value-type="float">
            <text:p>960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2,271)</text:p>
          </table:table-cell>
          <table:table-cell table:style-name="ce2" table:formula="of:=ORG.LIBREOFFICE.REGEX([.A261];&quot;\d{1,3},&quot;)" office:value-type="string" office:string-value="532," calcext:value-type="string">
            <text:p>532,</text:p>
          </table:table-cell>
          <table:table-cell table:formula="of:=ORG.LIBREOFFICE.REGEX([.A261];&quot;,\d{1,3}&quot;)" office:value-type="string" office:string-value=",271" calcext:value-type="string">
            <text:p>,271</text:p>
          </table:table-cell>
          <table:table-cell table:style-name="ce2" table:formula="of:=ORG.LIBREOFFICE.REGEX([.B261];&quot;\d{1,3}&quot;)" office:value-type="string" office:string-value="532" calcext:value-type="string">
            <text:p>532</text:p>
          </table:table-cell>
          <table:table-cell table:formula="of:=ORG.LIBREOFFICE.REGEX([.C261];&quot;\d{1,3}&quot;)" office:value-type="string" office:string-value="271" calcext:value-type="string">
            <text:p>271</text:p>
          </table:table-cell>
          <table:table-cell table:formula="of:=[.D261]*[.E261]" office:value-type="float" office:value="144172" calcext:value-type="float">
            <text:p>144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2,565)</text:p>
          </table:table-cell>
          <table:table-cell table:style-name="ce2" table:formula="of:=ORG.LIBREOFFICE.REGEX([.A262];&quot;\d{1,3},&quot;)" office:value-type="string" office:string-value="482," calcext:value-type="string">
            <text:p>482,</text:p>
          </table:table-cell>
          <table:table-cell table:formula="of:=ORG.LIBREOFFICE.REGEX([.A262];&quot;,\d{1,3}&quot;)" office:value-type="string" office:string-value=",565" calcext:value-type="string">
            <text:p>,565</text:p>
          </table:table-cell>
          <table:table-cell table:style-name="ce2" table:formula="of:=ORG.LIBREOFFICE.REGEX([.B262];&quot;\d{1,3}&quot;)" office:value-type="string" office:string-value="482" calcext:value-type="string">
            <text:p>482</text:p>
          </table:table-cell>
          <table:table-cell table:formula="of:=ORG.LIBREOFFICE.REGEX([.C262];&quot;\d{1,3}&quot;)" office:value-type="string" office:string-value="565" calcext:value-type="string">
            <text:p>565</text:p>
          </table:table-cell>
          <table:table-cell table:formula="of:=[.D262]*[.E262]" office:value-type="float" office:value="272330" calcext:value-type="float">
            <text:p>272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49,201)</text:p>
          </table:table-cell>
          <table:table-cell table:style-name="ce2" table:formula="of:=ORG.LIBREOFFICE.REGEX([.A263];&quot;\d{1,3},&quot;)" office:value-type="string" office:string-value="849," calcext:value-type="string">
            <text:p>849,</text:p>
          </table:table-cell>
          <table:table-cell table:formula="of:=ORG.LIBREOFFICE.REGEX([.A263];&quot;,\d{1,3}&quot;)" office:value-type="string" office:string-value=",201" calcext:value-type="string">
            <text:p>,201</text:p>
          </table:table-cell>
          <table:table-cell table:style-name="ce2" table:formula="of:=ORG.LIBREOFFICE.REGEX([.B263];&quot;\d{1,3}&quot;)" office:value-type="string" office:string-value="849" calcext:value-type="string">
            <text:p>849</text:p>
          </table:table-cell>
          <table:table-cell table:formula="of:=ORG.LIBREOFFICE.REGEX([.C263];&quot;\d{1,3}&quot;)" office:value-type="string" office:string-value="201" calcext:value-type="string">
            <text:p>201</text:p>
          </table:table-cell>
          <table:table-cell table:formula="of:=[.D263]*[.E263]" office:value-type="float" office:value="170649" calcext:value-type="float">
            <text:p>1706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7,900)</text:p>
          </table:table-cell>
          <table:table-cell table:style-name="ce2" table:formula="of:=ORG.LIBREOFFICE.REGEX([.A264];&quot;\d{1,3},&quot;)" office:value-type="string" office:string-value="537," calcext:value-type="string">
            <text:p>537,</text:p>
          </table:table-cell>
          <table:table-cell table:formula="of:=ORG.LIBREOFFICE.REGEX([.A264];&quot;,\d{1,3}&quot;)" office:value-type="string" office:string-value=",900" calcext:value-type="string">
            <text:p>,900</text:p>
          </table:table-cell>
          <table:table-cell table:style-name="ce2" table:formula="of:=ORG.LIBREOFFICE.REGEX([.B264];&quot;\d{1,3}&quot;)" office:value-type="string" office:string-value="537" calcext:value-type="string">
            <text:p>537</text:p>
          </table:table-cell>
          <table:table-cell table:formula="of:=ORG.LIBREOFFICE.REGEX([.C264];&quot;\d{1,3}&quot;)" office:value-type="string" office:string-value="900" calcext:value-type="string">
            <text:p>900</text:p>
          </table:table-cell>
          <table:table-cell table:formula="of:=[.D264]*[.E264]" office:value-type="float" office:value="483300" calcext:value-type="float">
            <text:p>483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2,60)</text:p>
          </table:table-cell>
          <table:table-cell table:style-name="ce2" table:formula="of:=ORG.LIBREOFFICE.REGEX([.A265];&quot;\d{1,3},&quot;)" office:value-type="string" office:string-value="562," calcext:value-type="string">
            <text:p>562,</text:p>
          </table:table-cell>
          <table:table-cell table:formula="of:=ORG.LIBREOFFICE.REGEX([.A265];&quot;,\d{1,3}&quot;)" office:value-type="string" office:string-value=",60" calcext:value-type="string">
            <text:p>,60</text:p>
          </table:table-cell>
          <table:table-cell table:style-name="ce2" table:formula="of:=ORG.LIBREOFFICE.REGEX([.B265];&quot;\d{1,3}&quot;)" office:value-type="string" office:string-value="562" calcext:value-type="string">
            <text:p>562</text:p>
          </table:table-cell>
          <table:table-cell table:formula="of:=ORG.LIBREOFFICE.REGEX([.C265];&quot;\d{1,3}&quot;)" office:value-type="string" office:string-value="60" calcext:value-type="string">
            <text:p>60</text:p>
          </table:table-cell>
          <table:table-cell table:formula="of:=[.D265]*[.E265]" office:value-type="float" office:value="33720" calcext:value-type="float">
            <text:p>33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,960)</text:p>
          </table:table-cell>
          <table:table-cell table:style-name="ce2" table:formula="of:=ORG.LIBREOFFICE.REGEX([.A266];&quot;\d{1,3},&quot;)" office:value-type="string" office:string-value="80," calcext:value-type="string">
            <text:p>80,</text:p>
          </table:table-cell>
          <table:table-cell table:formula="of:=ORG.LIBREOFFICE.REGEX([.A266];&quot;,\d{1,3}&quot;)" office:value-type="string" office:string-value=",960" calcext:value-type="string">
            <text:p>,960</text:p>
          </table:table-cell>
          <table:table-cell table:style-name="ce2" table:formula="of:=ORG.LIBREOFFICE.REGEX([.B266];&quot;\d{1,3}&quot;)" office:value-type="string" office:string-value="80" calcext:value-type="string">
            <text:p>80</text:p>
          </table:table-cell>
          <table:table-cell table:formula="of:=ORG.LIBREOFFICE.REGEX([.C266];&quot;\d{1,3}&quot;)" office:value-type="string" office:string-value="960" calcext:value-type="string">
            <text:p>960</text:p>
          </table:table-cell>
          <table:table-cell table:formula="of:=[.D266]*[.E266]" office:value-type="float" office:value="76800" calcext:value-type="float">
            <text:p>76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1,753)</text:p>
          </table:table-cell>
          <table:table-cell table:style-name="ce2" table:formula="of:=ORG.LIBREOFFICE.REGEX([.A267];&quot;\d{1,3},&quot;)" office:value-type="string" office:string-value="741," calcext:value-type="string">
            <text:p>741,</text:p>
          </table:table-cell>
          <table:table-cell table:formula="of:=ORG.LIBREOFFICE.REGEX([.A267];&quot;,\d{1,3}&quot;)" office:value-type="string" office:string-value=",753" calcext:value-type="string">
            <text:p>,753</text:p>
          </table:table-cell>
          <table:table-cell table:style-name="ce2" table:formula="of:=ORG.LIBREOFFICE.REGEX([.B267];&quot;\d{1,3}&quot;)" office:value-type="string" office:string-value="741" calcext:value-type="string">
            <text:p>741</text:p>
          </table:table-cell>
          <table:table-cell table:formula="of:=ORG.LIBREOFFICE.REGEX([.C267];&quot;\d{1,3}&quot;)" office:value-type="string" office:string-value="753" calcext:value-type="string">
            <text:p>753</text:p>
          </table:table-cell>
          <table:table-cell table:formula="of:=[.D267]*[.E267]" office:value-type="float" office:value="557973" calcext:value-type="float">
            <text:p>5579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34,18)</text:p>
          </table:table-cell>
          <table:table-cell table:style-name="ce2" table:formula="of:=ORG.LIBREOFFICE.REGEX([.A268];&quot;\d{1,3},&quot;)" office:value-type="string" office:string-value="434," calcext:value-type="string">
            <text:p>434,</text:p>
          </table:table-cell>
          <table:table-cell table:formula="of:=ORG.LIBREOFFICE.REGEX([.A268];&quot;,\d{1,3}&quot;)" office:value-type="string" office:string-value=",18" calcext:value-type="string">
            <text:p>,18</text:p>
          </table:table-cell>
          <table:table-cell table:style-name="ce2" table:formula="of:=ORG.LIBREOFFICE.REGEX([.B268];&quot;\d{1,3}&quot;)" office:value-type="string" office:string-value="434" calcext:value-type="string">
            <text:p>434</text:p>
          </table:table-cell>
          <table:table-cell table:formula="of:=ORG.LIBREOFFICE.REGEX([.C268];&quot;\d{1,3}&quot;)" office:value-type="string" office:string-value="18" calcext:value-type="string">
            <text:p>18</text:p>
          </table:table-cell>
          <table:table-cell table:formula="of:=[.D268]*[.E268]" office:value-type="float" office:value="7812" calcext:value-type="float">
            <text:p>78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2,562)</text:p>
          </table:table-cell>
          <table:table-cell table:style-name="ce2" table:formula="of:=ORG.LIBREOFFICE.REGEX([.A269];&quot;\d{1,3},&quot;)" office:value-type="string" office:string-value="662," calcext:value-type="string">
            <text:p>662,</text:p>
          </table:table-cell>
          <table:table-cell table:formula="of:=ORG.LIBREOFFICE.REGEX([.A269];&quot;,\d{1,3}&quot;)" office:value-type="string" office:string-value=",562" calcext:value-type="string">
            <text:p>,562</text:p>
          </table:table-cell>
          <table:table-cell table:style-name="ce2" table:formula="of:=ORG.LIBREOFFICE.REGEX([.B269];&quot;\d{1,3}&quot;)" office:value-type="string" office:string-value="662" calcext:value-type="string">
            <text:p>662</text:p>
          </table:table-cell>
          <table:table-cell table:formula="of:=ORG.LIBREOFFICE.REGEX([.C269];&quot;\d{1,3}&quot;)" office:value-type="string" office:string-value="562" calcext:value-type="string">
            <text:p>562</text:p>
          </table:table-cell>
          <table:table-cell table:formula="of:=[.D269]*[.E269]" office:value-type="float" office:value="372044" calcext:value-type="float">
            <text:p>3720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05,696)</text:p>
          </table:table-cell>
          <table:table-cell table:style-name="ce2" table:formula="of:=ORG.LIBREOFFICE.REGEX([.A270];&quot;\d{1,3},&quot;)" office:value-type="string" office:string-value="205," calcext:value-type="string">
            <text:p>205,</text:p>
          </table:table-cell>
          <table:table-cell table:formula="of:=ORG.LIBREOFFICE.REGEX([.A270];&quot;,\d{1,3}&quot;)" office:value-type="string" office:string-value=",696" calcext:value-type="string">
            <text:p>,696</text:p>
          </table:table-cell>
          <table:table-cell table:style-name="ce2" table:formula="of:=ORG.LIBREOFFICE.REGEX([.B270];&quot;\d{1,3}&quot;)" office:value-type="string" office:string-value="205" calcext:value-type="string">
            <text:p>205</text:p>
          </table:table-cell>
          <table:table-cell table:formula="of:=ORG.LIBREOFFICE.REGEX([.C270];&quot;\d{1,3}&quot;)" office:value-type="string" office:string-value="696" calcext:value-type="string">
            <text:p>696</text:p>
          </table:table-cell>
          <table:table-cell table:formula="of:=[.D270]*[.E270]" office:value-type="float" office:value="142680" calcext:value-type="float">
            <text:p>142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6,755)</text:p>
          </table:table-cell>
          <table:table-cell table:style-name="ce2" table:formula="of:=ORG.LIBREOFFICE.REGEX([.A271];&quot;\d{1,3},&quot;)" office:value-type="string" office:string-value="656," calcext:value-type="string">
            <text:p>656,</text:p>
          </table:table-cell>
          <table:table-cell table:formula="of:=ORG.LIBREOFFICE.REGEX([.A271];&quot;,\d{1,3}&quot;)" office:value-type="string" office:string-value=",755" calcext:value-type="string">
            <text:p>,755</text:p>
          </table:table-cell>
          <table:table-cell table:style-name="ce2" table:formula="of:=ORG.LIBREOFFICE.REGEX([.B271];&quot;\d{1,3}&quot;)" office:value-type="string" office:string-value="656" calcext:value-type="string">
            <text:p>656</text:p>
          </table:table-cell>
          <table:table-cell table:formula="of:=ORG.LIBREOFFICE.REGEX([.C271];&quot;\d{1,3}&quot;)" office:value-type="string" office:string-value="755" calcext:value-type="string">
            <text:p>755</text:p>
          </table:table-cell>
          <table:table-cell table:formula="of:=[.D271]*[.E271]" office:value-type="float" office:value="495280" calcext:value-type="float">
            <text:p>495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7,722)</text:p>
          </table:table-cell>
          <table:table-cell table:style-name="ce2" table:formula="of:=ORG.LIBREOFFICE.REGEX([.A272];&quot;\d{1,3},&quot;)" office:value-type="string" office:string-value="197," calcext:value-type="string">
            <text:p>197,</text:p>
          </table:table-cell>
          <table:table-cell table:formula="of:=ORG.LIBREOFFICE.REGEX([.A272];&quot;,\d{1,3}&quot;)" office:value-type="string" office:string-value=",722" calcext:value-type="string">
            <text:p>,722</text:p>
          </table:table-cell>
          <table:table-cell table:style-name="ce2" table:formula="of:=ORG.LIBREOFFICE.REGEX([.B272];&quot;\d{1,3}&quot;)" office:value-type="string" office:string-value="197" calcext:value-type="string">
            <text:p>197</text:p>
          </table:table-cell>
          <table:table-cell table:formula="of:=ORG.LIBREOFFICE.REGEX([.C272];&quot;\d{1,3}&quot;)" office:value-type="string" office:string-value="722" calcext:value-type="string">
            <text:p>722</text:p>
          </table:table-cell>
          <table:table-cell table:formula="of:=[.D272]*[.E272]" office:value-type="float" office:value="142234" calcext:value-type="float">
            <text:p>142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35,826)</text:p>
          </table:table-cell>
          <table:table-cell table:style-name="ce2" table:formula="of:=ORG.LIBREOFFICE.REGEX([.A273];&quot;\d{1,3},&quot;)" office:value-type="string" office:string-value="935," calcext:value-type="string">
            <text:p>935,</text:p>
          </table:table-cell>
          <table:table-cell table:formula="of:=ORG.LIBREOFFICE.REGEX([.A273];&quot;,\d{1,3}&quot;)" office:value-type="string" office:string-value=",826" calcext:value-type="string">
            <text:p>,826</text:p>
          </table:table-cell>
          <table:table-cell table:style-name="ce2" table:formula="of:=ORG.LIBREOFFICE.REGEX([.B273];&quot;\d{1,3}&quot;)" office:value-type="string" office:string-value="935" calcext:value-type="string">
            <text:p>935</text:p>
          </table:table-cell>
          <table:table-cell table:formula="of:=ORG.LIBREOFFICE.REGEX([.C273];&quot;\d{1,3}&quot;)" office:value-type="string" office:string-value="826" calcext:value-type="string">
            <text:p>826</text:p>
          </table:table-cell>
          <table:table-cell table:formula="of:=[.D273]*[.E273]" office:value-type="float" office:value="772310" calcext:value-type="float">
            <text:p>7723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5,242)</text:p>
          </table:table-cell>
          <table:table-cell table:style-name="ce2" table:formula="of:=ORG.LIBREOFFICE.REGEX([.A274];&quot;\d{1,3},&quot;)" office:value-type="string" office:string-value="675," calcext:value-type="string">
            <text:p>675,</text:p>
          </table:table-cell>
          <table:table-cell table:formula="of:=ORG.LIBREOFFICE.REGEX([.A274];&quot;,\d{1,3}&quot;)" office:value-type="string" office:string-value=",242" calcext:value-type="string">
            <text:p>,242</text:p>
          </table:table-cell>
          <table:table-cell table:style-name="ce2" table:formula="of:=ORG.LIBREOFFICE.REGEX([.B274];&quot;\d{1,3}&quot;)" office:value-type="string" office:string-value="675" calcext:value-type="string">
            <text:p>675</text:p>
          </table:table-cell>
          <table:table-cell table:formula="of:=ORG.LIBREOFFICE.REGEX([.C274];&quot;\d{1,3}&quot;)" office:value-type="string" office:string-value="242" calcext:value-type="string">
            <text:p>242</text:p>
          </table:table-cell>
          <table:table-cell table:formula="of:=[.D274]*[.E274]" office:value-type="float" office:value="163350" calcext:value-type="float">
            <text:p>163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9,521)</text:p>
          </table:table-cell>
          <table:table-cell table:style-name="ce2" table:formula="of:=ORG.LIBREOFFICE.REGEX([.A275];&quot;\d{1,3},&quot;)" office:value-type="string" office:string-value="119," calcext:value-type="string">
            <text:p>119,</text:p>
          </table:table-cell>
          <table:table-cell table:formula="of:=ORG.LIBREOFFICE.REGEX([.A275];&quot;,\d{1,3}&quot;)" office:value-type="string" office:string-value=",521" calcext:value-type="string">
            <text:p>,521</text:p>
          </table:table-cell>
          <table:table-cell table:style-name="ce2" table:formula="of:=ORG.LIBREOFFICE.REGEX([.B275];&quot;\d{1,3}&quot;)" office:value-type="string" office:string-value="119" calcext:value-type="string">
            <text:p>119</text:p>
          </table:table-cell>
          <table:table-cell table:formula="of:=ORG.LIBREOFFICE.REGEX([.C275];&quot;\d{1,3}&quot;)" office:value-type="string" office:string-value="521" calcext:value-type="string">
            <text:p>521</text:p>
          </table:table-cell>
          <table:table-cell table:formula="of:=[.D275]*[.E275]" office:value-type="float" office:value="61999" calcext:value-type="float">
            <text:p>61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44,874)</text:p>
          </table:table-cell>
          <table:table-cell table:style-name="ce2" table:formula="of:=ORG.LIBREOFFICE.REGEX([.A276];&quot;\d{1,3},&quot;)" office:value-type="string" office:string-value="644," calcext:value-type="string">
            <text:p>644,</text:p>
          </table:table-cell>
          <table:table-cell table:formula="of:=ORG.LIBREOFFICE.REGEX([.A276];&quot;,\d{1,3}&quot;)" office:value-type="string" office:string-value=",874" calcext:value-type="string">
            <text:p>,874</text:p>
          </table:table-cell>
          <table:table-cell table:style-name="ce2" table:formula="of:=ORG.LIBREOFFICE.REGEX([.B276];&quot;\d{1,3}&quot;)" office:value-type="string" office:string-value="644" calcext:value-type="string">
            <text:p>644</text:p>
          </table:table-cell>
          <table:table-cell table:formula="of:=ORG.LIBREOFFICE.REGEX([.C276];&quot;\d{1,3}&quot;)" office:value-type="string" office:string-value="874" calcext:value-type="string">
            <text:p>874</text:p>
          </table:table-cell>
          <table:table-cell table:formula="of:=[.D276]*[.E276]" office:value-type="float" office:value="562856" calcext:value-type="float">
            <text:p>5628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8,772)</text:p>
          </table:table-cell>
          <table:table-cell table:style-name="ce2" table:formula="of:=ORG.LIBREOFFICE.REGEX([.A277];&quot;\d{1,3},&quot;)" office:value-type="string" office:string-value="538," calcext:value-type="string">
            <text:p>538,</text:p>
          </table:table-cell>
          <table:table-cell table:formula="of:=ORG.LIBREOFFICE.REGEX([.A277];&quot;,\d{1,3}&quot;)" office:value-type="string" office:string-value=",772" calcext:value-type="string">
            <text:p>,772</text:p>
          </table:table-cell>
          <table:table-cell table:style-name="ce2" table:formula="of:=ORG.LIBREOFFICE.REGEX([.B277];&quot;\d{1,3}&quot;)" office:value-type="string" office:string-value="538" calcext:value-type="string">
            <text:p>538</text:p>
          </table:table-cell>
          <table:table-cell table:formula="of:=ORG.LIBREOFFICE.REGEX([.C277];&quot;\d{1,3}&quot;)" office:value-type="string" office:string-value="772" calcext:value-type="string">
            <text:p>772</text:p>
          </table:table-cell>
          <table:table-cell table:formula="of:=[.D277]*[.E277]" office:value-type="float" office:value="415336" calcext:value-type="float">
            <text:p>4153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11,456)</text:p>
          </table:table-cell>
          <table:table-cell table:style-name="ce2" table:formula="of:=ORG.LIBREOFFICE.REGEX([.A278];&quot;\d{1,3},&quot;)" office:value-type="string" office:string-value="911," calcext:value-type="string">
            <text:p>911,</text:p>
          </table:table-cell>
          <table:table-cell table:formula="of:=ORG.LIBREOFFICE.REGEX([.A278];&quot;,\d{1,3}&quot;)" office:value-type="string" office:string-value=",456" calcext:value-type="string">
            <text:p>,456</text:p>
          </table:table-cell>
          <table:table-cell table:style-name="ce2" table:formula="of:=ORG.LIBREOFFICE.REGEX([.B278];&quot;\d{1,3}&quot;)" office:value-type="string" office:string-value="911" calcext:value-type="string">
            <text:p>911</text:p>
          </table:table-cell>
          <table:table-cell table:formula="of:=ORG.LIBREOFFICE.REGEX([.C278];&quot;\d{1,3}&quot;)" office:value-type="string" office:string-value="456" calcext:value-type="string">
            <text:p>456</text:p>
          </table:table-cell>
          <table:table-cell table:formula="of:=[.D278]*[.E278]" office:value-type="float" office:value="415416" calcext:value-type="float">
            <text:p>4154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2,424)</text:p>
          </table:table-cell>
          <table:table-cell table:style-name="ce2" table:formula="of:=ORG.LIBREOFFICE.REGEX([.A279];&quot;\d{1,3},&quot;)" office:value-type="string" office:string-value="422," calcext:value-type="string">
            <text:p>422,</text:p>
          </table:table-cell>
          <table:table-cell table:formula="of:=ORG.LIBREOFFICE.REGEX([.A279];&quot;,\d{1,3}&quot;)" office:value-type="string" office:string-value=",424" calcext:value-type="string">
            <text:p>,424</text:p>
          </table:table-cell>
          <table:table-cell table:style-name="ce2" table:formula="of:=ORG.LIBREOFFICE.REGEX([.B279];&quot;\d{1,3}&quot;)" office:value-type="string" office:string-value="422" calcext:value-type="string">
            <text:p>422</text:p>
          </table:table-cell>
          <table:table-cell table:formula="of:=ORG.LIBREOFFICE.REGEX([.C279];&quot;\d{1,3}&quot;)" office:value-type="string" office:string-value="424" calcext:value-type="string">
            <text:p>424</text:p>
          </table:table-cell>
          <table:table-cell table:formula="of:=[.D279]*[.E279]" office:value-type="float" office:value="178928" calcext:value-type="float">
            <text:p>178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,464)</text:p>
          </table:table-cell>
          <table:table-cell table:style-name="ce2" table:formula="of:=ORG.LIBREOFFICE.REGEX([.A280];&quot;\d{1,3},&quot;)" office:value-type="string" office:string-value="3," calcext:value-type="string">
            <text:p>3,</text:p>
          </table:table-cell>
          <table:table-cell table:formula="of:=ORG.LIBREOFFICE.REGEX([.A280];&quot;,\d{1,3}&quot;)" office:value-type="string" office:string-value=",464" calcext:value-type="string">
            <text:p>,464</text:p>
          </table:table-cell>
          <table:table-cell table:style-name="ce2" table:formula="of:=ORG.LIBREOFFICE.REGEX([.B280];&quot;\d{1,3}&quot;)" office:value-type="string" office:string-value="3" calcext:value-type="string">
            <text:p>3</text:p>
          </table:table-cell>
          <table:table-cell table:formula="of:=ORG.LIBREOFFICE.REGEX([.C280];&quot;\d{1,3}&quot;)" office:value-type="string" office:string-value="464" calcext:value-type="string">
            <text:p>464</text:p>
          </table:table-cell>
          <table:table-cell table:formula="of:=[.D280]*[.E280]" office:value-type="float" office:value="1392" calcext:value-type="float">
            <text:p>13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8,975)</text:p>
          </table:table-cell>
          <table:table-cell table:style-name="ce2" table:formula="of:=ORG.LIBREOFFICE.REGEX([.A281];&quot;\d{1,3},&quot;)" office:value-type="string" office:string-value="618," calcext:value-type="string">
            <text:p>618,</text:p>
          </table:table-cell>
          <table:table-cell table:formula="of:=ORG.LIBREOFFICE.REGEX([.A281];&quot;,\d{1,3}&quot;)" office:value-type="string" office:string-value=",975" calcext:value-type="string">
            <text:p>,975</text:p>
          </table:table-cell>
          <table:table-cell table:style-name="ce2" table:formula="of:=ORG.LIBREOFFICE.REGEX([.B281];&quot;\d{1,3}&quot;)" office:value-type="string" office:string-value="618" calcext:value-type="string">
            <text:p>618</text:p>
          </table:table-cell>
          <table:table-cell table:formula="of:=ORG.LIBREOFFICE.REGEX([.C281];&quot;\d{1,3}&quot;)" office:value-type="string" office:string-value="975" calcext:value-type="string">
            <text:p>975</text:p>
          </table:table-cell>
          <table:table-cell table:formula="of:=[.D281]*[.E281]" office:value-type="float" office:value="602550" calcext:value-type="float">
            <text:p>6025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3,826)</text:p>
          </table:table-cell>
          <table:table-cell table:style-name="ce2" table:formula="of:=ORG.LIBREOFFICE.REGEX([.A282];&quot;\d{1,3},&quot;)" office:value-type="string" office:string-value="303," calcext:value-type="string">
            <text:p>303,</text:p>
          </table:table-cell>
          <table:table-cell table:formula="of:=ORG.LIBREOFFICE.REGEX([.A282];&quot;,\d{1,3}&quot;)" office:value-type="string" office:string-value=",826" calcext:value-type="string">
            <text:p>,826</text:p>
          </table:table-cell>
          <table:table-cell table:style-name="ce2" table:formula="of:=ORG.LIBREOFFICE.REGEX([.B282];&quot;\d{1,3}&quot;)" office:value-type="string" office:string-value="303" calcext:value-type="string">
            <text:p>303</text:p>
          </table:table-cell>
          <table:table-cell table:formula="of:=ORG.LIBREOFFICE.REGEX([.C282];&quot;\d{1,3}&quot;)" office:value-type="string" office:string-value="826" calcext:value-type="string">
            <text:p>826</text:p>
          </table:table-cell>
          <table:table-cell table:formula="of:=[.D282]*[.E282]" office:value-type="float" office:value="250278" calcext:value-type="float">
            <text:p>2502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0,12)</text:p>
          </table:table-cell>
          <table:table-cell table:style-name="ce2" table:formula="of:=ORG.LIBREOFFICE.REGEX([.A283];&quot;\d{1,3},&quot;)" office:value-type="string" office:string-value="400," calcext:value-type="string">
            <text:p>400,</text:p>
          </table:table-cell>
          <table:table-cell table:formula="of:=ORG.LIBREOFFICE.REGEX([.A283];&quot;,\d{1,3}&quot;)" office:value-type="string" office:string-value=",12" calcext:value-type="string">
            <text:p>,12</text:p>
          </table:table-cell>
          <table:table-cell table:style-name="ce2" table:formula="of:=ORG.LIBREOFFICE.REGEX([.B283];&quot;\d{1,3}&quot;)" office:value-type="string" office:string-value="400" calcext:value-type="string">
            <text:p>400</text:p>
          </table:table-cell>
          <table:table-cell table:formula="of:=ORG.LIBREOFFICE.REGEX([.C283];&quot;\d{1,3}&quot;)" office:value-type="string" office:string-value="12" calcext:value-type="string">
            <text:p>12</text:p>
          </table:table-cell>
          <table:table-cell table:formula="of:=[.D283]*[.E283]" office:value-type="float" office:value="4800" calcext:value-type="float">
            <text:p>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,564)</text:p>
          </table:table-cell>
          <table:table-cell table:style-name="ce2" table:formula="of:=ORG.LIBREOFFICE.REGEX([.A284];&quot;\d{1,3},&quot;)" office:value-type="string" office:string-value="81," calcext:value-type="string">
            <text:p>81,</text:p>
          </table:table-cell>
          <table:table-cell table:formula="of:=ORG.LIBREOFFICE.REGEX([.A284];&quot;,\d{1,3}&quot;)" office:value-type="string" office:string-value=",564" calcext:value-type="string">
            <text:p>,564</text:p>
          </table:table-cell>
          <table:table-cell table:style-name="ce2" table:formula="of:=ORG.LIBREOFFICE.REGEX([.B284];&quot;\d{1,3}&quot;)" office:value-type="string" office:string-value="81" calcext:value-type="string">
            <text:p>81</text:p>
          </table:table-cell>
          <table:table-cell table:formula="of:=ORG.LIBREOFFICE.REGEX([.C284];&quot;\d{1,3}&quot;)" office:value-type="string" office:string-value="564" calcext:value-type="string">
            <text:p>564</text:p>
          </table:table-cell>
          <table:table-cell table:formula="of:=[.D284]*[.E284]" office:value-type="float" office:value="45684" calcext:value-type="float">
            <text:p>456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1,726)</text:p>
          </table:table-cell>
          <table:table-cell table:style-name="ce2" table:formula="of:=ORG.LIBREOFFICE.REGEX([.A285];&quot;\d{1,3},&quot;)" office:value-type="string" office:string-value="871," calcext:value-type="string">
            <text:p>871,</text:p>
          </table:table-cell>
          <table:table-cell table:formula="of:=ORG.LIBREOFFICE.REGEX([.A285];&quot;,\d{1,3}&quot;)" office:value-type="string" office:string-value=",726" calcext:value-type="string">
            <text:p>,726</text:p>
          </table:table-cell>
          <table:table-cell table:style-name="ce2" table:formula="of:=ORG.LIBREOFFICE.REGEX([.B285];&quot;\d{1,3}&quot;)" office:value-type="string" office:string-value="871" calcext:value-type="string">
            <text:p>871</text:p>
          </table:table-cell>
          <table:table-cell table:formula="of:=ORG.LIBREOFFICE.REGEX([.C285];&quot;\d{1,3}&quot;)" office:value-type="string" office:string-value="726" calcext:value-type="string">
            <text:p>726</text:p>
          </table:table-cell>
          <table:table-cell table:formula="of:=[.D285]*[.E285]" office:value-type="float" office:value="632346" calcext:value-type="float">
            <text:p>6323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4,277)</text:p>
          </table:table-cell>
          <table:table-cell table:style-name="ce2" table:formula="of:=ORG.LIBREOFFICE.REGEX([.A286];&quot;\d{1,3},&quot;)" office:value-type="string" office:string-value="694," calcext:value-type="string">
            <text:p>694,</text:p>
          </table:table-cell>
          <table:table-cell table:formula="of:=ORG.LIBREOFFICE.REGEX([.A286];&quot;,\d{1,3}&quot;)" office:value-type="string" office:string-value=",277" calcext:value-type="string">
            <text:p>,277</text:p>
          </table:table-cell>
          <table:table-cell table:style-name="ce2" table:formula="of:=ORG.LIBREOFFICE.REGEX([.B286];&quot;\d{1,3}&quot;)" office:value-type="string" office:string-value="694" calcext:value-type="string">
            <text:p>694</text:p>
          </table:table-cell>
          <table:table-cell table:formula="of:=ORG.LIBREOFFICE.REGEX([.C286];&quot;\d{1,3}&quot;)" office:value-type="string" office:string-value="277" calcext:value-type="string">
            <text:p>277</text:p>
          </table:table-cell>
          <table:table-cell table:formula="of:=[.D286]*[.E286]" office:value-type="float" office:value="192238" calcext:value-type="float">
            <text:p>192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95,609)</text:p>
          </table:table-cell>
          <table:table-cell table:style-name="ce2" table:formula="of:=ORG.LIBREOFFICE.REGEX([.A287];&quot;\d{1,3},&quot;)" office:value-type="string" office:string-value="395," calcext:value-type="string">
            <text:p>395,</text:p>
          </table:table-cell>
          <table:table-cell table:formula="of:=ORG.LIBREOFFICE.REGEX([.A287];&quot;,\d{1,3}&quot;)" office:value-type="string" office:string-value=",609" calcext:value-type="string">
            <text:p>,609</text:p>
          </table:table-cell>
          <table:table-cell table:style-name="ce2" table:formula="of:=ORG.LIBREOFFICE.REGEX([.B287];&quot;\d{1,3}&quot;)" office:value-type="string" office:string-value="395" calcext:value-type="string">
            <text:p>395</text:p>
          </table:table-cell>
          <table:table-cell table:formula="of:=ORG.LIBREOFFICE.REGEX([.C287];&quot;\d{1,3}&quot;)" office:value-type="string" office:string-value="609" calcext:value-type="string">
            <text:p>609</text:p>
          </table:table-cell>
          <table:table-cell table:formula="of:=[.D287]*[.E287]" office:value-type="float" office:value="240555" calcext:value-type="float">
            <text:p>2405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5,463)</text:p>
          </table:table-cell>
          <table:table-cell table:style-name="ce2" table:formula="of:=ORG.LIBREOFFICE.REGEX([.A288];&quot;\d{1,3},&quot;)" office:value-type="string" office:string-value="615," calcext:value-type="string">
            <text:p>615,</text:p>
          </table:table-cell>
          <table:table-cell table:formula="of:=ORG.LIBREOFFICE.REGEX([.A288];&quot;,\d{1,3}&quot;)" office:value-type="string" office:string-value=",463" calcext:value-type="string">
            <text:p>,463</text:p>
          </table:table-cell>
          <table:table-cell table:style-name="ce2" table:formula="of:=ORG.LIBREOFFICE.REGEX([.B288];&quot;\d{1,3}&quot;)" office:value-type="string" office:string-value="615" calcext:value-type="string">
            <text:p>615</text:p>
          </table:table-cell>
          <table:table-cell table:formula="of:=ORG.LIBREOFFICE.REGEX([.C288];&quot;\d{1,3}&quot;)" office:value-type="string" office:string-value="463" calcext:value-type="string">
            <text:p>463</text:p>
          </table:table-cell>
          <table:table-cell table:formula="of:=[.D288]*[.E288]" office:value-type="float" office:value="284745" calcext:value-type="float">
            <text:p>2847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3,846)</text:p>
          </table:table-cell>
          <table:table-cell table:style-name="ce2" table:formula="of:=ORG.LIBREOFFICE.REGEX([.A289];&quot;\d{1,3},&quot;)" office:value-type="string" office:string-value="363," calcext:value-type="string">
            <text:p>363,</text:p>
          </table:table-cell>
          <table:table-cell table:formula="of:=ORG.LIBREOFFICE.REGEX([.A289];&quot;,\d{1,3}&quot;)" office:value-type="string" office:string-value=",846" calcext:value-type="string">
            <text:p>,846</text:p>
          </table:table-cell>
          <table:table-cell table:style-name="ce2" table:formula="of:=ORG.LIBREOFFICE.REGEX([.B289];&quot;\d{1,3}&quot;)" office:value-type="string" office:string-value="363" calcext:value-type="string">
            <text:p>363</text:p>
          </table:table-cell>
          <table:table-cell table:formula="of:=ORG.LIBREOFFICE.REGEX([.C289];&quot;\d{1,3}&quot;)" office:value-type="string" office:string-value="846" calcext:value-type="string">
            <text:p>846</text:p>
          </table:table-cell>
          <table:table-cell table:formula="of:=[.D289]*[.E289]" office:value-type="float" office:value="307098" calcext:value-type="float">
            <text:p>3070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55,458)</text:p>
          </table:table-cell>
          <table:table-cell table:style-name="ce2" table:formula="of:=ORG.LIBREOFFICE.REGEX([.A290];&quot;\d{1,3},&quot;)" office:value-type="string" office:string-value="355," calcext:value-type="string">
            <text:p>355,</text:p>
          </table:table-cell>
          <table:table-cell table:formula="of:=ORG.LIBREOFFICE.REGEX([.A290];&quot;,\d{1,3}&quot;)" office:value-type="string" office:string-value=",458" calcext:value-type="string">
            <text:p>,458</text:p>
          </table:table-cell>
          <table:table-cell table:style-name="ce2" table:formula="of:=ORG.LIBREOFFICE.REGEX([.B290];&quot;\d{1,3}&quot;)" office:value-type="string" office:string-value="355" calcext:value-type="string">
            <text:p>355</text:p>
          </table:table-cell>
          <table:table-cell table:formula="of:=ORG.LIBREOFFICE.REGEX([.C290];&quot;\d{1,3}&quot;)" office:value-type="string" office:string-value="458" calcext:value-type="string">
            <text:p>458</text:p>
          </table:table-cell>
          <table:table-cell table:formula="of:=[.D290]*[.E290]" office:value-type="float" office:value="162590" calcext:value-type="float">
            <text:p>162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31,476)</text:p>
          </table:table-cell>
          <table:table-cell table:style-name="ce2" table:formula="of:=ORG.LIBREOFFICE.REGEX([.A291];&quot;\d{1,3},&quot;)" office:value-type="string" office:string-value="631," calcext:value-type="string">
            <text:p>631,</text:p>
          </table:table-cell>
          <table:table-cell table:formula="of:=ORG.LIBREOFFICE.REGEX([.A291];&quot;,\d{1,3}&quot;)" office:value-type="string" office:string-value=",476" calcext:value-type="string">
            <text:p>,476</text:p>
          </table:table-cell>
          <table:table-cell table:style-name="ce2" table:formula="of:=ORG.LIBREOFFICE.REGEX([.B291];&quot;\d{1,3}&quot;)" office:value-type="string" office:string-value="631" calcext:value-type="string">
            <text:p>631</text:p>
          </table:table-cell>
          <table:table-cell table:formula="of:=ORG.LIBREOFFICE.REGEX([.C291];&quot;\d{1,3}&quot;)" office:value-type="string" office:string-value="476" calcext:value-type="string">
            <text:p>476</text:p>
          </table:table-cell>
          <table:table-cell table:formula="of:=[.D291]*[.E291]" office:value-type="float" office:value="300356" calcext:value-type="float">
            <text:p>3003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9,941)</text:p>
          </table:table-cell>
          <table:table-cell table:style-name="ce2" table:formula="of:=ORG.LIBREOFFICE.REGEX([.A292];&quot;\d{1,3},&quot;)" office:value-type="string" office:string-value="89," calcext:value-type="string">
            <text:p>89,</text:p>
          </table:table-cell>
          <table:table-cell table:formula="of:=ORG.LIBREOFFICE.REGEX([.A292];&quot;,\d{1,3}&quot;)" office:value-type="string" office:string-value=",941" calcext:value-type="string">
            <text:p>,941</text:p>
          </table:table-cell>
          <table:table-cell table:style-name="ce2" table:formula="of:=ORG.LIBREOFFICE.REGEX([.B292];&quot;\d{1,3}&quot;)" office:value-type="string" office:string-value="89" calcext:value-type="string">
            <text:p>89</text:p>
          </table:table-cell>
          <table:table-cell table:formula="of:=ORG.LIBREOFFICE.REGEX([.C292];&quot;\d{1,3}&quot;)" office:value-type="string" office:string-value="941" calcext:value-type="string">
            <text:p>941</text:p>
          </table:table-cell>
          <table:table-cell table:formula="of:=[.D292]*[.E292]" office:value-type="float" office:value="83749" calcext:value-type="float">
            <text:p>83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34,156)</text:p>
          </table:table-cell>
          <table:table-cell table:style-name="ce2" table:formula="of:=ORG.LIBREOFFICE.REGEX([.A293];&quot;\d{1,3},&quot;)" office:value-type="string" office:string-value="434," calcext:value-type="string">
            <text:p>434,</text:p>
          </table:table-cell>
          <table:table-cell table:formula="of:=ORG.LIBREOFFICE.REGEX([.A293];&quot;,\d{1,3}&quot;)" office:value-type="string" office:string-value=",156" calcext:value-type="string">
            <text:p>,156</text:p>
          </table:table-cell>
          <table:table-cell table:style-name="ce2" table:formula="of:=ORG.LIBREOFFICE.REGEX([.B293];&quot;\d{1,3}&quot;)" office:value-type="string" office:string-value="434" calcext:value-type="string">
            <text:p>434</text:p>
          </table:table-cell>
          <table:table-cell table:formula="of:=ORG.LIBREOFFICE.REGEX([.C293];&quot;\d{1,3}&quot;)" office:value-type="string" office:string-value="156" calcext:value-type="string">
            <text:p>156</text:p>
          </table:table-cell>
          <table:table-cell table:formula="of:=[.D293]*[.E293]" office:value-type="float" office:value="67704" calcext:value-type="float">
            <text:p>67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8,595)</text:p>
          </table:table-cell>
          <table:table-cell table:style-name="ce2" table:formula="of:=ORG.LIBREOFFICE.REGEX([.A294];&quot;\d{1,3},&quot;)" office:value-type="string" office:string-value="508," calcext:value-type="string">
            <text:p>508,</text:p>
          </table:table-cell>
          <table:table-cell table:formula="of:=ORG.LIBREOFFICE.REGEX([.A294];&quot;,\d{1,3}&quot;)" office:value-type="string" office:string-value=",595" calcext:value-type="string">
            <text:p>,595</text:p>
          </table:table-cell>
          <table:table-cell table:style-name="ce2" table:formula="of:=ORG.LIBREOFFICE.REGEX([.B294];&quot;\d{1,3}&quot;)" office:value-type="string" office:string-value="508" calcext:value-type="string">
            <text:p>508</text:p>
          </table:table-cell>
          <table:table-cell table:formula="of:=ORG.LIBREOFFICE.REGEX([.C294];&quot;\d{1,3}&quot;)" office:value-type="string" office:string-value="595" calcext:value-type="string">
            <text:p>595</text:p>
          </table:table-cell>
          <table:table-cell table:formula="of:=[.D294]*[.E294]" office:value-type="float" office:value="302260" calcext:value-type="float">
            <text:p>302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3,481)</text:p>
          </table:table-cell>
          <table:table-cell table:style-name="ce2" table:formula="of:=ORG.LIBREOFFICE.REGEX([.A295];&quot;\d{1,3},&quot;)" office:value-type="string" office:string-value="583," calcext:value-type="string">
            <text:p>583,</text:p>
          </table:table-cell>
          <table:table-cell table:formula="of:=ORG.LIBREOFFICE.REGEX([.A295];&quot;,\d{1,3}&quot;)" office:value-type="string" office:string-value=",481" calcext:value-type="string">
            <text:p>,481</text:p>
          </table:table-cell>
          <table:table-cell table:style-name="ce2" table:formula="of:=ORG.LIBREOFFICE.REGEX([.B295];&quot;\d{1,3}&quot;)" office:value-type="string" office:string-value="583" calcext:value-type="string">
            <text:p>583</text:p>
          </table:table-cell>
          <table:table-cell table:formula="of:=ORG.LIBREOFFICE.REGEX([.C295];&quot;\d{1,3}&quot;)" office:value-type="string" office:string-value="481" calcext:value-type="string">
            <text:p>481</text:p>
          </table:table-cell>
          <table:table-cell table:formula="of:=[.D295]*[.E295]" office:value-type="float" office:value="280423" calcext:value-type="float">
            <text:p>2804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4,130)</text:p>
          </table:table-cell>
          <table:table-cell table:style-name="ce2" table:formula="of:=ORG.LIBREOFFICE.REGEX([.A296];&quot;\d{1,3},&quot;)" office:value-type="string" office:string-value="624," calcext:value-type="string">
            <text:p>624,</text:p>
          </table:table-cell>
          <table:table-cell table:formula="of:=ORG.LIBREOFFICE.REGEX([.A296];&quot;,\d{1,3}&quot;)" office:value-type="string" office:string-value=",130" calcext:value-type="string">
            <text:p>,130</text:p>
          </table:table-cell>
          <table:table-cell table:style-name="ce2" table:formula="of:=ORG.LIBREOFFICE.REGEX([.B296];&quot;\d{1,3}&quot;)" office:value-type="string" office:string-value="624" calcext:value-type="string">
            <text:p>624</text:p>
          </table:table-cell>
          <table:table-cell table:formula="of:=ORG.LIBREOFFICE.REGEX([.C296];&quot;\d{1,3}&quot;)" office:value-type="string" office:string-value="130" calcext:value-type="string">
            <text:p>130</text:p>
          </table:table-cell>
          <table:table-cell table:formula="of:=[.D296]*[.E296]" office:value-type="float" office:value="81120" calcext:value-type="float">
            <text:p>81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,470)</text:p>
          </table:table-cell>
          <table:table-cell table:style-name="ce2" table:formula="of:=ORG.LIBREOFFICE.REGEX([.A297];&quot;\d{1,3},&quot;)" office:value-type="string" office:string-value="66," calcext:value-type="string">
            <text:p>66,</text:p>
          </table:table-cell>
          <table:table-cell table:formula="of:=ORG.LIBREOFFICE.REGEX([.A297];&quot;,\d{1,3}&quot;)" office:value-type="string" office:string-value=",470" calcext:value-type="string">
            <text:p>,470</text:p>
          </table:table-cell>
          <table:table-cell table:style-name="ce2" table:formula="of:=ORG.LIBREOFFICE.REGEX([.B297];&quot;\d{1,3}&quot;)" office:value-type="string" office:string-value="66" calcext:value-type="string">
            <text:p>66</text:p>
          </table:table-cell>
          <table:table-cell table:formula="of:=ORG.LIBREOFFICE.REGEX([.C297];&quot;\d{1,3}&quot;)" office:value-type="string" office:string-value="470" calcext:value-type="string">
            <text:p>470</text:p>
          </table:table-cell>
          <table:table-cell table:formula="of:=[.D297]*[.E297]" office:value-type="float" office:value="31020" calcext:value-type="float">
            <text:p>31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9,109)</text:p>
          </table:table-cell>
          <table:table-cell table:style-name="ce2" table:formula="of:=ORG.LIBREOFFICE.REGEX([.A298];&quot;\d{1,3},&quot;)" office:value-type="string" office:string-value="169," calcext:value-type="string">
            <text:p>169,</text:p>
          </table:table-cell>
          <table:table-cell table:formula="of:=ORG.LIBREOFFICE.REGEX([.A298];&quot;,\d{1,3}&quot;)" office:value-type="string" office:string-value=",109" calcext:value-type="string">
            <text:p>,109</text:p>
          </table:table-cell>
          <table:table-cell table:style-name="ce2" table:formula="of:=ORG.LIBREOFFICE.REGEX([.B298];&quot;\d{1,3}&quot;)" office:value-type="string" office:string-value="169" calcext:value-type="string">
            <text:p>169</text:p>
          </table:table-cell>
          <table:table-cell table:formula="of:=ORG.LIBREOFFICE.REGEX([.C298];&quot;\d{1,3}&quot;)" office:value-type="string" office:string-value="109" calcext:value-type="string">
            <text:p>109</text:p>
          </table:table-cell>
          <table:table-cell table:formula="of:=[.D298]*[.E298]" office:value-type="float" office:value="18421" calcext:value-type="float">
            <text:p>184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1,527)</text:p>
          </table:table-cell>
          <table:table-cell table:style-name="ce2" table:formula="of:=ORG.LIBREOFFICE.REGEX([.A299];&quot;\d{1,3},&quot;)" office:value-type="string" office:string-value="251," calcext:value-type="string">
            <text:p>251,</text:p>
          </table:table-cell>
          <table:table-cell table:formula="of:=ORG.LIBREOFFICE.REGEX([.A299];&quot;,\d{1,3}&quot;)" office:value-type="string" office:string-value=",527" calcext:value-type="string">
            <text:p>,527</text:p>
          </table:table-cell>
          <table:table-cell table:style-name="ce2" table:formula="of:=ORG.LIBREOFFICE.REGEX([.B299];&quot;\d{1,3}&quot;)" office:value-type="string" office:string-value="251" calcext:value-type="string">
            <text:p>251</text:p>
          </table:table-cell>
          <table:table-cell table:formula="of:=ORG.LIBREOFFICE.REGEX([.C299];&quot;\d{1,3}&quot;)" office:value-type="string" office:string-value="527" calcext:value-type="string">
            <text:p>527</text:p>
          </table:table-cell>
          <table:table-cell table:formula="of:=[.D299]*[.E299]" office:value-type="float" office:value="132277" calcext:value-type="float">
            <text:p>1322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3,941)</text:p>
          </table:table-cell>
          <table:table-cell table:style-name="ce2" table:formula="of:=ORG.LIBREOFFICE.REGEX([.A300];&quot;\d{1,3},&quot;)" office:value-type="string" office:string-value="213," calcext:value-type="string">
            <text:p>213,</text:p>
          </table:table-cell>
          <table:table-cell table:formula="of:=ORG.LIBREOFFICE.REGEX([.A300];&quot;,\d{1,3}&quot;)" office:value-type="string" office:string-value=",941" calcext:value-type="string">
            <text:p>,941</text:p>
          </table:table-cell>
          <table:table-cell table:style-name="ce2" table:formula="of:=ORG.LIBREOFFICE.REGEX([.B300];&quot;\d{1,3}&quot;)" office:value-type="string" office:string-value="213" calcext:value-type="string">
            <text:p>213</text:p>
          </table:table-cell>
          <table:table-cell table:formula="of:=ORG.LIBREOFFICE.REGEX([.C300];&quot;\d{1,3}&quot;)" office:value-type="string" office:string-value="941" calcext:value-type="string">
            <text:p>941</text:p>
          </table:table-cell>
          <table:table-cell table:formula="of:=[.D300]*[.E300]" office:value-type="float" office:value="200433" calcext:value-type="float">
            <text:p>2004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80,847)</text:p>
          </table:table-cell>
          <table:table-cell table:style-name="ce2" table:formula="of:=ORG.LIBREOFFICE.REGEX([.A301];&quot;\d{1,3},&quot;)" office:value-type="string" office:string-value="680," calcext:value-type="string">
            <text:p>680,</text:p>
          </table:table-cell>
          <table:table-cell table:formula="of:=ORG.LIBREOFFICE.REGEX([.A301];&quot;,\d{1,3}&quot;)" office:value-type="string" office:string-value=",847" calcext:value-type="string">
            <text:p>,847</text:p>
          </table:table-cell>
          <table:table-cell table:style-name="ce2" table:formula="of:=ORG.LIBREOFFICE.REGEX([.B301];&quot;\d{1,3}&quot;)" office:value-type="string" office:string-value="680" calcext:value-type="string">
            <text:p>680</text:p>
          </table:table-cell>
          <table:table-cell table:formula="of:=ORG.LIBREOFFICE.REGEX([.C301];&quot;\d{1,3}&quot;)" office:value-type="string" office:string-value="847" calcext:value-type="string">
            <text:p>847</text:p>
          </table:table-cell>
          <table:table-cell table:formula="of:=[.D301]*[.E301]" office:value-type="float" office:value="575960" calcext:value-type="float">
            <text:p>5759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6,208)</text:p>
          </table:table-cell>
          <table:table-cell table:style-name="ce2" table:formula="of:=ORG.LIBREOFFICE.REGEX([.A302];&quot;\d{1,3},&quot;)" office:value-type="string" office:string-value="226," calcext:value-type="string">
            <text:p>226,</text:p>
          </table:table-cell>
          <table:table-cell table:formula="of:=ORG.LIBREOFFICE.REGEX([.A302];&quot;,\d{1,3}&quot;)" office:value-type="string" office:string-value=",208" calcext:value-type="string">
            <text:p>,208</text:p>
          </table:table-cell>
          <table:table-cell table:style-name="ce2" table:formula="of:=ORG.LIBREOFFICE.REGEX([.B302];&quot;\d{1,3}&quot;)" office:value-type="string" office:string-value="226" calcext:value-type="string">
            <text:p>226</text:p>
          </table:table-cell>
          <table:table-cell table:formula="of:=ORG.LIBREOFFICE.REGEX([.C302];&quot;\d{1,3}&quot;)" office:value-type="string" office:string-value="208" calcext:value-type="string">
            <text:p>208</text:p>
          </table:table-cell>
          <table:table-cell table:formula="of:=[.D302]*[.E302]" office:value-type="float" office:value="47008" calcext:value-type="float">
            <text:p>47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15,140)</text:p>
          </table:table-cell>
          <table:table-cell table:style-name="ce2" table:formula="of:=ORG.LIBREOFFICE.REGEX([.A303];&quot;\d{1,3},&quot;)" office:value-type="string" office:string-value="715," calcext:value-type="string">
            <text:p>715,</text:p>
          </table:table-cell>
          <table:table-cell table:formula="of:=ORG.LIBREOFFICE.REGEX([.A303];&quot;,\d{1,3}&quot;)" office:value-type="string" office:string-value=",140" calcext:value-type="string">
            <text:p>,140</text:p>
          </table:table-cell>
          <table:table-cell table:style-name="ce2" table:formula="of:=ORG.LIBREOFFICE.REGEX([.B303];&quot;\d{1,3}&quot;)" office:value-type="string" office:string-value="715" calcext:value-type="string">
            <text:p>715</text:p>
          </table:table-cell>
          <table:table-cell table:formula="of:=ORG.LIBREOFFICE.REGEX([.C303];&quot;\d{1,3}&quot;)" office:value-type="string" office:string-value="140" calcext:value-type="string">
            <text:p>140</text:p>
          </table:table-cell>
          <table:table-cell table:formula="of:=[.D303]*[.E303]" office:value-type="float" office:value="100100" calcext:value-type="float">
            <text:p>10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0,628)</text:p>
          </table:table-cell>
          <table:table-cell table:style-name="ce2" table:formula="of:=ORG.LIBREOFFICE.REGEX([.A304];&quot;\d{1,3},&quot;)" office:value-type="string" office:string-value="300," calcext:value-type="string">
            <text:p>300,</text:p>
          </table:table-cell>
          <table:table-cell table:formula="of:=ORG.LIBREOFFICE.REGEX([.A304];&quot;,\d{1,3}&quot;)" office:value-type="string" office:string-value=",628" calcext:value-type="string">
            <text:p>,628</text:p>
          </table:table-cell>
          <table:table-cell table:style-name="ce2" table:formula="of:=ORG.LIBREOFFICE.REGEX([.B304];&quot;\d{1,3}&quot;)" office:value-type="string" office:string-value="300" calcext:value-type="string">
            <text:p>300</text:p>
          </table:table-cell>
          <table:table-cell table:formula="of:=ORG.LIBREOFFICE.REGEX([.C304];&quot;\d{1,3}&quot;)" office:value-type="string" office:string-value="628" calcext:value-type="string">
            <text:p>628</text:p>
          </table:table-cell>
          <table:table-cell table:formula="of:=[.D304]*[.E304]" office:value-type="float" office:value="188400" calcext:value-type="float">
            <text:p>188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2,519)</text:p>
          </table:table-cell>
          <table:table-cell table:style-name="ce2" table:formula="of:=ORG.LIBREOFFICE.REGEX([.A305];&quot;\d{1,3},&quot;)" office:value-type="string" office:string-value="112," calcext:value-type="string">
            <text:p>112,</text:p>
          </table:table-cell>
          <table:table-cell table:formula="of:=ORG.LIBREOFFICE.REGEX([.A305];&quot;,\d{1,3}&quot;)" office:value-type="string" office:string-value=",519" calcext:value-type="string">
            <text:p>,519</text:p>
          </table:table-cell>
          <table:table-cell table:style-name="ce2" table:formula="of:=ORG.LIBREOFFICE.REGEX([.B305];&quot;\d{1,3}&quot;)" office:value-type="string" office:string-value="112" calcext:value-type="string">
            <text:p>112</text:p>
          </table:table-cell>
          <table:table-cell table:formula="of:=ORG.LIBREOFFICE.REGEX([.C305];&quot;\d{1,3}&quot;)" office:value-type="string" office:string-value="519" calcext:value-type="string">
            <text:p>519</text:p>
          </table:table-cell>
          <table:table-cell table:formula="of:=[.D305]*[.E305]" office:value-type="float" office:value="58128" calcext:value-type="float">
            <text:p>58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5,792)</text:p>
          </table:table-cell>
          <table:table-cell table:style-name="ce2" table:formula="of:=ORG.LIBREOFFICE.REGEX([.A306];&quot;\d{1,3},&quot;)" office:value-type="string" office:string-value="995," calcext:value-type="string">
            <text:p>995,</text:p>
          </table:table-cell>
          <table:table-cell table:formula="of:=ORG.LIBREOFFICE.REGEX([.A306];&quot;,\d{1,3}&quot;)" office:value-type="string" office:string-value=",792" calcext:value-type="string">
            <text:p>,792</text:p>
          </table:table-cell>
          <table:table-cell table:style-name="ce2" table:formula="of:=ORG.LIBREOFFICE.REGEX([.B306];&quot;\d{1,3}&quot;)" office:value-type="string" office:string-value="995" calcext:value-type="string">
            <text:p>995</text:p>
          </table:table-cell>
          <table:table-cell table:formula="of:=ORG.LIBREOFFICE.REGEX([.C306];&quot;\d{1,3}&quot;)" office:value-type="string" office:string-value="792" calcext:value-type="string">
            <text:p>792</text:p>
          </table:table-cell>
          <table:table-cell table:formula="of:=[.D306]*[.E306]" office:value-type="float" office:value="788040" calcext:value-type="float">
            <text:p>788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0,240)</text:p>
          </table:table-cell>
          <table:table-cell table:style-name="ce2" table:formula="of:=ORG.LIBREOFFICE.REGEX([.A307];&quot;\d{1,3},&quot;)" office:value-type="string" office:string-value="10," calcext:value-type="string">
            <text:p>10,</text:p>
          </table:table-cell>
          <table:table-cell table:formula="of:=ORG.LIBREOFFICE.REGEX([.A307];&quot;,\d{1,3}&quot;)" office:value-type="string" office:string-value=",240" calcext:value-type="string">
            <text:p>,240</text:p>
          </table:table-cell>
          <table:table-cell table:style-name="ce2" table:formula="of:=ORG.LIBREOFFICE.REGEX([.B307];&quot;\d{1,3}&quot;)" office:value-type="string" office:string-value="10" calcext:value-type="string">
            <text:p>10</text:p>
          </table:table-cell>
          <table:table-cell table:formula="of:=ORG.LIBREOFFICE.REGEX([.C307];&quot;\d{1,3}&quot;)" office:value-type="string" office:string-value="240" calcext:value-type="string">
            <text:p>240</text:p>
          </table:table-cell>
          <table:table-cell table:formula="of:=[.D307]*[.E307]" office:value-type="float" office:value="2400" calcext:value-type="float">
            <text:p>2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5,298)</text:p>
          </table:table-cell>
          <table:table-cell table:style-name="ce2" table:formula="of:=ORG.LIBREOFFICE.REGEX([.A308];&quot;\d{1,3},&quot;)" office:value-type="string" office:string-value="785," calcext:value-type="string">
            <text:p>785,</text:p>
          </table:table-cell>
          <table:table-cell table:formula="of:=ORG.LIBREOFFICE.REGEX([.A308];&quot;,\d{1,3}&quot;)" office:value-type="string" office:string-value=",298" calcext:value-type="string">
            <text:p>,298</text:p>
          </table:table-cell>
          <table:table-cell table:style-name="ce2" table:formula="of:=ORG.LIBREOFFICE.REGEX([.B308];&quot;\d{1,3}&quot;)" office:value-type="string" office:string-value="785" calcext:value-type="string">
            <text:p>785</text:p>
          </table:table-cell>
          <table:table-cell table:formula="of:=ORG.LIBREOFFICE.REGEX([.C308];&quot;\d{1,3}&quot;)" office:value-type="string" office:string-value="298" calcext:value-type="string">
            <text:p>298</text:p>
          </table:table-cell>
          <table:table-cell table:formula="of:=[.D308]*[.E308]" office:value-type="float" office:value="233930" calcext:value-type="float">
            <text:p>2339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,783)</text:p>
          </table:table-cell>
          <table:table-cell table:style-name="ce2" table:formula="of:=ORG.LIBREOFFICE.REGEX([.A309];&quot;\d{1,3},&quot;)" office:value-type="string" office:string-value="34," calcext:value-type="string">
            <text:p>34,</text:p>
          </table:table-cell>
          <table:table-cell table:formula="of:=ORG.LIBREOFFICE.REGEX([.A309];&quot;,\d{1,3}&quot;)" office:value-type="string" office:string-value=",783" calcext:value-type="string">
            <text:p>,783</text:p>
          </table:table-cell>
          <table:table-cell table:style-name="ce2" table:formula="of:=ORG.LIBREOFFICE.REGEX([.B309];&quot;\d{1,3}&quot;)" office:value-type="string" office:string-value="34" calcext:value-type="string">
            <text:p>34</text:p>
          </table:table-cell>
          <table:table-cell table:formula="of:=ORG.LIBREOFFICE.REGEX([.C309];&quot;\d{1,3}&quot;)" office:value-type="string" office:string-value="783" calcext:value-type="string">
            <text:p>783</text:p>
          </table:table-cell>
          <table:table-cell table:formula="of:=[.D309]*[.E309]" office:value-type="float" office:value="26622" calcext:value-type="float">
            <text:p>266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1,685)</text:p>
          </table:table-cell>
          <table:table-cell table:style-name="ce2" table:formula="of:=ORG.LIBREOFFICE.REGEX([.A310];&quot;\d{1,3},&quot;)" office:value-type="string" office:string-value="421," calcext:value-type="string">
            <text:p>421,</text:p>
          </table:table-cell>
          <table:table-cell table:formula="of:=ORG.LIBREOFFICE.REGEX([.A310];&quot;,\d{1,3}&quot;)" office:value-type="string" office:string-value=",685" calcext:value-type="string">
            <text:p>,685</text:p>
          </table:table-cell>
          <table:table-cell table:style-name="ce2" table:formula="of:=ORG.LIBREOFFICE.REGEX([.B310];&quot;\d{1,3}&quot;)" office:value-type="string" office:string-value="421" calcext:value-type="string">
            <text:p>421</text:p>
          </table:table-cell>
          <table:table-cell table:formula="of:=ORG.LIBREOFFICE.REGEX([.C310];&quot;\d{1,3}&quot;)" office:value-type="string" office:string-value="685" calcext:value-type="string">
            <text:p>685</text:p>
          </table:table-cell>
          <table:table-cell table:formula="of:=[.D310]*[.E310]" office:value-type="float" office:value="288385" calcext:value-type="float">
            <text:p>2883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5,857)</text:p>
          </table:table-cell>
          <table:table-cell table:style-name="ce2" table:formula="of:=ORG.LIBREOFFICE.REGEX([.A311];&quot;\d{1,3},&quot;)" office:value-type="string" office:string-value="55," calcext:value-type="string">
            <text:p>55,</text:p>
          </table:table-cell>
          <table:table-cell table:formula="of:=ORG.LIBREOFFICE.REGEX([.A311];&quot;,\d{1,3}&quot;)" office:value-type="string" office:string-value=",857" calcext:value-type="string">
            <text:p>,857</text:p>
          </table:table-cell>
          <table:table-cell table:style-name="ce2" table:formula="of:=ORG.LIBREOFFICE.REGEX([.B311];&quot;\d{1,3}&quot;)" office:value-type="string" office:string-value="55" calcext:value-type="string">
            <text:p>55</text:p>
          </table:table-cell>
          <table:table-cell table:formula="of:=ORG.LIBREOFFICE.REGEX([.C311];&quot;\d{1,3}&quot;)" office:value-type="string" office:string-value="857" calcext:value-type="string">
            <text:p>857</text:p>
          </table:table-cell>
          <table:table-cell table:formula="of:=[.D311]*[.E311]" office:value-type="float" office:value="47135" calcext:value-type="float">
            <text:p>47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5,33)</text:p>
          </table:table-cell>
          <table:table-cell table:style-name="ce2" table:formula="of:=ORG.LIBREOFFICE.REGEX([.A312];&quot;\d{1,3},&quot;)" office:value-type="string" office:string-value="295," calcext:value-type="string">
            <text:p>295,</text:p>
          </table:table-cell>
          <table:table-cell table:formula="of:=ORG.LIBREOFFICE.REGEX([.A312];&quot;,\d{1,3}&quot;)" office:value-type="string" office:string-value=",33" calcext:value-type="string">
            <text:p>,33</text:p>
          </table:table-cell>
          <table:table-cell table:style-name="ce2" table:formula="of:=ORG.LIBREOFFICE.REGEX([.B312];&quot;\d{1,3}&quot;)" office:value-type="string" office:string-value="295" calcext:value-type="string">
            <text:p>295</text:p>
          </table:table-cell>
          <table:table-cell table:formula="of:=ORG.LIBREOFFICE.REGEX([.C312];&quot;\d{1,3}&quot;)" office:value-type="string" office:string-value="33" calcext:value-type="string">
            <text:p>33</text:p>
          </table:table-cell>
          <table:table-cell table:formula="of:=[.D312]*[.E312]" office:value-type="float" office:value="9735" calcext:value-type="float">
            <text:p>97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1,988)</text:p>
          </table:table-cell>
          <table:table-cell table:style-name="ce2" table:formula="of:=ORG.LIBREOFFICE.REGEX([.A313];&quot;\d{1,3},&quot;)" office:value-type="string" office:string-value="211," calcext:value-type="string">
            <text:p>211,</text:p>
          </table:table-cell>
          <table:table-cell table:formula="of:=ORG.LIBREOFFICE.REGEX([.A313];&quot;,\d{1,3}&quot;)" office:value-type="string" office:string-value=",988" calcext:value-type="string">
            <text:p>,988</text:p>
          </table:table-cell>
          <table:table-cell table:style-name="ce2" table:formula="of:=ORG.LIBREOFFICE.REGEX([.B313];&quot;\d{1,3}&quot;)" office:value-type="string" office:string-value="211" calcext:value-type="string">
            <text:p>211</text:p>
          </table:table-cell>
          <table:table-cell table:formula="of:=ORG.LIBREOFFICE.REGEX([.C313];&quot;\d{1,3}&quot;)" office:value-type="string" office:string-value="988" calcext:value-type="string">
            <text:p>988</text:p>
          </table:table-cell>
          <table:table-cell table:formula="of:=[.D313]*[.E313]" office:value-type="float" office:value="208468" calcext:value-type="float">
            <text:p>2084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92,249)</text:p>
          </table:table-cell>
          <table:table-cell table:style-name="ce2" table:formula="of:=ORG.LIBREOFFICE.REGEX([.A314];&quot;\d{1,3},&quot;)" office:value-type="string" office:string-value="492," calcext:value-type="string">
            <text:p>492,</text:p>
          </table:table-cell>
          <table:table-cell table:formula="of:=ORG.LIBREOFFICE.REGEX([.A314];&quot;,\d{1,3}&quot;)" office:value-type="string" office:string-value=",249" calcext:value-type="string">
            <text:p>,249</text:p>
          </table:table-cell>
          <table:table-cell table:style-name="ce2" table:formula="of:=ORG.LIBREOFFICE.REGEX([.B314];&quot;\d{1,3}&quot;)" office:value-type="string" office:string-value="492" calcext:value-type="string">
            <text:p>492</text:p>
          </table:table-cell>
          <table:table-cell table:formula="of:=ORG.LIBREOFFICE.REGEX([.C314];&quot;\d{1,3}&quot;)" office:value-type="string" office:string-value="249" calcext:value-type="string">
            <text:p>249</text:p>
          </table:table-cell>
          <table:table-cell table:formula="of:=[.D314]*[.E314]" office:value-type="float" office:value="122508" calcext:value-type="float">
            <text:p>1225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8,139)</text:p>
          </table:table-cell>
          <table:table-cell table:style-name="ce2" table:formula="of:=ORG.LIBREOFFICE.REGEX([.A315];&quot;\d{1,3},&quot;)" office:value-type="string" office:string-value="678," calcext:value-type="string">
            <text:p>678,</text:p>
          </table:table-cell>
          <table:table-cell table:formula="of:=ORG.LIBREOFFICE.REGEX([.A315];&quot;,\d{1,3}&quot;)" office:value-type="string" office:string-value=",139" calcext:value-type="string">
            <text:p>,139</text:p>
          </table:table-cell>
          <table:table-cell table:style-name="ce2" table:formula="of:=ORG.LIBREOFFICE.REGEX([.B315];&quot;\d{1,3}&quot;)" office:value-type="string" office:string-value="678" calcext:value-type="string">
            <text:p>678</text:p>
          </table:table-cell>
          <table:table-cell table:formula="of:=ORG.LIBREOFFICE.REGEX([.C315];&quot;\d{1,3}&quot;)" office:value-type="string" office:string-value="139" calcext:value-type="string">
            <text:p>139</text:p>
          </table:table-cell>
          <table:table-cell table:formula="of:=[.D315]*[.E315]" office:value-type="float" office:value="94242" calcext:value-type="float">
            <text:p>94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,558)</text:p>
          </table:table-cell>
          <table:table-cell table:style-name="ce2" table:formula="of:=ORG.LIBREOFFICE.REGEX([.A316];&quot;\d{1,3},&quot;)" office:value-type="string" office:string-value="62," calcext:value-type="string">
            <text:p>62,</text:p>
          </table:table-cell>
          <table:table-cell table:formula="of:=ORG.LIBREOFFICE.REGEX([.A316];&quot;,\d{1,3}&quot;)" office:value-type="string" office:string-value=",558" calcext:value-type="string">
            <text:p>,558</text:p>
          </table:table-cell>
          <table:table-cell table:style-name="ce2" table:formula="of:=ORG.LIBREOFFICE.REGEX([.B316];&quot;\d{1,3}&quot;)" office:value-type="string" office:string-value="62" calcext:value-type="string">
            <text:p>62</text:p>
          </table:table-cell>
          <table:table-cell table:formula="of:=ORG.LIBREOFFICE.REGEX([.C316];&quot;\d{1,3}&quot;)" office:value-type="string" office:string-value="558" calcext:value-type="string">
            <text:p>558</text:p>
          </table:table-cell>
          <table:table-cell table:formula="of:=[.D316]*[.E316]" office:value-type="float" office:value="34596" calcext:value-type="float">
            <text:p>345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6,220)</text:p>
          </table:table-cell>
          <table:table-cell table:style-name="ce2" table:formula="of:=ORG.LIBREOFFICE.REGEX([.A317];&quot;\d{1,3},&quot;)" office:value-type="string" office:string-value="46," calcext:value-type="string">
            <text:p>46,</text:p>
          </table:table-cell>
          <table:table-cell table:formula="of:=ORG.LIBREOFFICE.REGEX([.A317];&quot;,\d{1,3}&quot;)" office:value-type="string" office:string-value=",220" calcext:value-type="string">
            <text:p>,220</text:p>
          </table:table-cell>
          <table:table-cell table:style-name="ce2" table:formula="of:=ORG.LIBREOFFICE.REGEX([.B317];&quot;\d{1,3}&quot;)" office:value-type="string" office:string-value="46" calcext:value-type="string">
            <text:p>46</text:p>
          </table:table-cell>
          <table:table-cell table:formula="of:=ORG.LIBREOFFICE.REGEX([.C317];&quot;\d{1,3}&quot;)" office:value-type="string" office:string-value="220" calcext:value-type="string">
            <text:p>220</text:p>
          </table:table-cell>
          <table:table-cell table:formula="of:=[.D317]*[.E317]" office:value-type="float" office:value="10120" calcext:value-type="float">
            <text:p>10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,499)</text:p>
          </table:table-cell>
          <table:table-cell table:style-name="ce2" table:formula="of:=ORG.LIBREOFFICE.REGEX([.A318];&quot;\d{1,3},&quot;)" office:value-type="string" office:string-value="78," calcext:value-type="string">
            <text:p>78,</text:p>
          </table:table-cell>
          <table:table-cell table:formula="of:=ORG.LIBREOFFICE.REGEX([.A318];&quot;,\d{1,3}&quot;)" office:value-type="string" office:string-value=",499" calcext:value-type="string">
            <text:p>,499</text:p>
          </table:table-cell>
          <table:table-cell table:style-name="ce2" table:formula="of:=ORG.LIBREOFFICE.REGEX([.B318];&quot;\d{1,3}&quot;)" office:value-type="string" office:string-value="78" calcext:value-type="string">
            <text:p>78</text:p>
          </table:table-cell>
          <table:table-cell table:formula="of:=ORG.LIBREOFFICE.REGEX([.C318];&quot;\d{1,3}&quot;)" office:value-type="string" office:string-value="499" calcext:value-type="string">
            <text:p>499</text:p>
          </table:table-cell>
          <table:table-cell table:formula="of:=[.D318]*[.E318]" office:value-type="float" office:value="38922" calcext:value-type="float">
            <text:p>389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,660)</text:p>
          </table:table-cell>
          <table:table-cell table:style-name="ce2" table:formula="of:=ORG.LIBREOFFICE.REGEX([.A319];&quot;\d{1,3},&quot;)" office:value-type="string" office:string-value="56," calcext:value-type="string">
            <text:p>56,</text:p>
          </table:table-cell>
          <table:table-cell table:formula="of:=ORG.LIBREOFFICE.REGEX([.A319];&quot;,\d{1,3}&quot;)" office:value-type="string" office:string-value=",660" calcext:value-type="string">
            <text:p>,660</text:p>
          </table:table-cell>
          <table:table-cell table:style-name="ce2" table:formula="of:=ORG.LIBREOFFICE.REGEX([.B319];&quot;\d{1,3}&quot;)" office:value-type="string" office:string-value="56" calcext:value-type="string">
            <text:p>56</text:p>
          </table:table-cell>
          <table:table-cell table:formula="of:=ORG.LIBREOFFICE.REGEX([.C319];&quot;\d{1,3}&quot;)" office:value-type="string" office:string-value="660" calcext:value-type="string">
            <text:p>660</text:p>
          </table:table-cell>
          <table:table-cell table:formula="of:=[.D319]*[.E319]" office:value-type="float" office:value="36960" calcext:value-type="float">
            <text:p>369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55,777)</text:p>
          </table:table-cell>
          <table:table-cell table:style-name="ce2" table:formula="of:=ORG.LIBREOFFICE.REGEX([.A320];&quot;\d{1,3},&quot;)" office:value-type="string" office:string-value="555," calcext:value-type="string">
            <text:p>555,</text:p>
          </table:table-cell>
          <table:table-cell table:formula="of:=ORG.LIBREOFFICE.REGEX([.A320];&quot;,\d{1,3}&quot;)" office:value-type="string" office:string-value=",777" calcext:value-type="string">
            <text:p>,777</text:p>
          </table:table-cell>
          <table:table-cell table:style-name="ce2" table:formula="of:=ORG.LIBREOFFICE.REGEX([.B320];&quot;\d{1,3}&quot;)" office:value-type="string" office:string-value="555" calcext:value-type="string">
            <text:p>555</text:p>
          </table:table-cell>
          <table:table-cell table:formula="of:=ORG.LIBREOFFICE.REGEX([.C320];&quot;\d{1,3}&quot;)" office:value-type="string" office:string-value="777" calcext:value-type="string">
            <text:p>777</text:p>
          </table:table-cell>
          <table:table-cell table:formula="of:=[.D320]*[.E320]" office:value-type="float" office:value="431235" calcext:value-type="float">
            <text:p>431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0,540)</text:p>
          </table:table-cell>
          <table:table-cell table:style-name="ce2" table:formula="of:=ORG.LIBREOFFICE.REGEX([.A321];&quot;\d{1,3},&quot;)" office:value-type="string" office:string-value="660," calcext:value-type="string">
            <text:p>660,</text:p>
          </table:table-cell>
          <table:table-cell table:formula="of:=ORG.LIBREOFFICE.REGEX([.A321];&quot;,\d{1,3}&quot;)" office:value-type="string" office:string-value=",540" calcext:value-type="string">
            <text:p>,540</text:p>
          </table:table-cell>
          <table:table-cell table:style-name="ce2" table:formula="of:=ORG.LIBREOFFICE.REGEX([.B321];&quot;\d{1,3}&quot;)" office:value-type="string" office:string-value="660" calcext:value-type="string">
            <text:p>660</text:p>
          </table:table-cell>
          <table:table-cell table:formula="of:=ORG.LIBREOFFICE.REGEX([.C321];&quot;\d{1,3}&quot;)" office:value-type="string" office:string-value="540" calcext:value-type="string">
            <text:p>540</text:p>
          </table:table-cell>
          <table:table-cell table:formula="of:=[.D321]*[.E321]" office:value-type="float" office:value="356400" calcext:value-type="float">
            <text:p>356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7,310)</text:p>
          </table:table-cell>
          <table:table-cell table:style-name="ce2" table:formula="of:=ORG.LIBREOFFICE.REGEX([.A322];&quot;\d{1,3},&quot;)" office:value-type="string" office:string-value="317," calcext:value-type="string">
            <text:p>317,</text:p>
          </table:table-cell>
          <table:table-cell table:formula="of:=ORG.LIBREOFFICE.REGEX([.A322];&quot;,\d{1,3}&quot;)" office:value-type="string" office:string-value=",310" calcext:value-type="string">
            <text:p>,310</text:p>
          </table:table-cell>
          <table:table-cell table:style-name="ce2" table:formula="of:=ORG.LIBREOFFICE.REGEX([.B322];&quot;\d{1,3}&quot;)" office:value-type="string" office:string-value="317" calcext:value-type="string">
            <text:p>317</text:p>
          </table:table-cell>
          <table:table-cell table:formula="of:=ORG.LIBREOFFICE.REGEX([.C322];&quot;\d{1,3}&quot;)" office:value-type="string" office:string-value="310" calcext:value-type="string">
            <text:p>310</text:p>
          </table:table-cell>
          <table:table-cell table:formula="of:=[.D322]*[.E322]" office:value-type="float" office:value="98270" calcext:value-type="float">
            <text:p>98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3,392)</text:p>
          </table:table-cell>
          <table:table-cell table:style-name="ce2" table:formula="of:=ORG.LIBREOFFICE.REGEX([.A323];&quot;\d{1,3},&quot;)" office:value-type="string" office:string-value="163," calcext:value-type="string">
            <text:p>163,</text:p>
          </table:table-cell>
          <table:table-cell table:formula="of:=ORG.LIBREOFFICE.REGEX([.A323];&quot;,\d{1,3}&quot;)" office:value-type="string" office:string-value=",392" calcext:value-type="string">
            <text:p>,392</text:p>
          </table:table-cell>
          <table:table-cell table:style-name="ce2" table:formula="of:=ORG.LIBREOFFICE.REGEX([.B323];&quot;\d{1,3}&quot;)" office:value-type="string" office:string-value="163" calcext:value-type="string">
            <text:p>163</text:p>
          </table:table-cell>
          <table:table-cell table:formula="of:=ORG.LIBREOFFICE.REGEX([.C323];&quot;\d{1,3}&quot;)" office:value-type="string" office:string-value="392" calcext:value-type="string">
            <text:p>392</text:p>
          </table:table-cell>
          <table:table-cell table:formula="of:=[.D323]*[.E323]" office:value-type="float" office:value="63896" calcext:value-type="float">
            <text:p>638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3,212)</text:p>
          </table:table-cell>
          <table:table-cell table:style-name="ce2" table:formula="of:=ORG.LIBREOFFICE.REGEX([.A324];&quot;\d{1,3},&quot;)" office:value-type="string" office:string-value="593," calcext:value-type="string">
            <text:p>593,</text:p>
          </table:table-cell>
          <table:table-cell table:formula="of:=ORG.LIBREOFFICE.REGEX([.A324];&quot;,\d{1,3}&quot;)" office:value-type="string" office:string-value=",212" calcext:value-type="string">
            <text:p>,212</text:p>
          </table:table-cell>
          <table:table-cell table:style-name="ce2" table:formula="of:=ORG.LIBREOFFICE.REGEX([.B324];&quot;\d{1,3}&quot;)" office:value-type="string" office:string-value="593" calcext:value-type="string">
            <text:p>593</text:p>
          </table:table-cell>
          <table:table-cell table:formula="of:=ORG.LIBREOFFICE.REGEX([.C324];&quot;\d{1,3}&quot;)" office:value-type="string" office:string-value="212" calcext:value-type="string">
            <text:p>212</text:p>
          </table:table-cell>
          <table:table-cell table:formula="of:=[.D324]*[.E324]" office:value-type="float" office:value="125716" calcext:value-type="float">
            <text:p>125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5,578)</text:p>
          </table:table-cell>
          <table:table-cell table:style-name="ce2" table:formula="of:=ORG.LIBREOFFICE.REGEX([.A325];&quot;\d{1,3},&quot;)" office:value-type="string" office:string-value="235," calcext:value-type="string">
            <text:p>235,</text:p>
          </table:table-cell>
          <table:table-cell table:formula="of:=ORG.LIBREOFFICE.REGEX([.A325];&quot;,\d{1,3}&quot;)" office:value-type="string" office:string-value=",578" calcext:value-type="string">
            <text:p>,578</text:p>
          </table:table-cell>
          <table:table-cell table:style-name="ce2" table:formula="of:=ORG.LIBREOFFICE.REGEX([.B325];&quot;\d{1,3}&quot;)" office:value-type="string" office:string-value="235" calcext:value-type="string">
            <text:p>235</text:p>
          </table:table-cell>
          <table:table-cell table:formula="of:=ORG.LIBREOFFICE.REGEX([.C325];&quot;\d{1,3}&quot;)" office:value-type="string" office:string-value="578" calcext:value-type="string">
            <text:p>578</text:p>
          </table:table-cell>
          <table:table-cell table:formula="of:=[.D325]*[.E325]" office:value-type="float" office:value="135830" calcext:value-type="float">
            <text:p>1358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40,363)</text:p>
          </table:table-cell>
          <table:table-cell table:style-name="ce2" table:formula="of:=ORG.LIBREOFFICE.REGEX([.A326];&quot;\d{1,3},&quot;)" office:value-type="string" office:string-value="540," calcext:value-type="string">
            <text:p>540,</text:p>
          </table:table-cell>
          <table:table-cell table:formula="of:=ORG.LIBREOFFICE.REGEX([.A326];&quot;,\d{1,3}&quot;)" office:value-type="string" office:string-value=",363" calcext:value-type="string">
            <text:p>,363</text:p>
          </table:table-cell>
          <table:table-cell table:style-name="ce2" table:formula="of:=ORG.LIBREOFFICE.REGEX([.B326];&quot;\d{1,3}&quot;)" office:value-type="string" office:string-value="540" calcext:value-type="string">
            <text:p>540</text:p>
          </table:table-cell>
          <table:table-cell table:formula="of:=ORG.LIBREOFFICE.REGEX([.C326];&quot;\d{1,3}&quot;)" office:value-type="string" office:string-value="363" calcext:value-type="string">
            <text:p>363</text:p>
          </table:table-cell>
          <table:table-cell table:formula="of:=[.D326]*[.E326]" office:value-type="float" office:value="196020" calcext:value-type="float">
            <text:p>196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60,343)</text:p>
          </table:table-cell>
          <table:table-cell table:style-name="ce2" table:formula="of:=ORG.LIBREOFFICE.REGEX([.A327];&quot;\d{1,3},&quot;)" office:value-type="string" office:string-value="460," calcext:value-type="string">
            <text:p>460,</text:p>
          </table:table-cell>
          <table:table-cell table:formula="of:=ORG.LIBREOFFICE.REGEX([.A327];&quot;,\d{1,3}&quot;)" office:value-type="string" office:string-value=",343" calcext:value-type="string">
            <text:p>,343</text:p>
          </table:table-cell>
          <table:table-cell table:style-name="ce2" table:formula="of:=ORG.LIBREOFFICE.REGEX([.B327];&quot;\d{1,3}&quot;)" office:value-type="string" office:string-value="460" calcext:value-type="string">
            <text:p>460</text:p>
          </table:table-cell>
          <table:table-cell table:formula="of:=ORG.LIBREOFFICE.REGEX([.C327];&quot;\d{1,3}&quot;)" office:value-type="string" office:string-value="343" calcext:value-type="string">
            <text:p>343</text:p>
          </table:table-cell>
          <table:table-cell table:formula="of:=[.D327]*[.E327]" office:value-type="float" office:value="157780" calcext:value-type="float">
            <text:p>1577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53,169)</text:p>
          </table:table-cell>
          <table:table-cell table:style-name="ce2" table:formula="of:=ORG.LIBREOFFICE.REGEX([.A328];&quot;\d{1,3},&quot;)" office:value-type="string" office:string-value="553," calcext:value-type="string">
            <text:p>553,</text:p>
          </table:table-cell>
          <table:table-cell table:formula="of:=ORG.LIBREOFFICE.REGEX([.A328];&quot;,\d{1,3}&quot;)" office:value-type="string" office:string-value=",169" calcext:value-type="string">
            <text:p>,169</text:p>
          </table:table-cell>
          <table:table-cell table:style-name="ce2" table:formula="of:=ORG.LIBREOFFICE.REGEX([.B328];&quot;\d{1,3}&quot;)" office:value-type="string" office:string-value="553" calcext:value-type="string">
            <text:p>553</text:p>
          </table:table-cell>
          <table:table-cell table:formula="of:=ORG.LIBREOFFICE.REGEX([.C328];&quot;\d{1,3}&quot;)" office:value-type="string" office:string-value="169" calcext:value-type="string">
            <text:p>169</text:p>
          </table:table-cell>
          <table:table-cell table:formula="of:=[.D328]*[.E328]" office:value-type="float" office:value="93457" calcext:value-type="float">
            <text:p>934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,209)</text:p>
          </table:table-cell>
          <table:table-cell table:style-name="ce2" table:formula="of:=ORG.LIBREOFFICE.REGEX([.A329];&quot;\d{1,3},&quot;)" office:value-type="string" office:string-value="22," calcext:value-type="string">
            <text:p>22,</text:p>
          </table:table-cell>
          <table:table-cell table:formula="of:=ORG.LIBREOFFICE.REGEX([.A329];&quot;,\d{1,3}&quot;)" office:value-type="string" office:string-value=",209" calcext:value-type="string">
            <text:p>,209</text:p>
          </table:table-cell>
          <table:table-cell table:style-name="ce2" table:formula="of:=ORG.LIBREOFFICE.REGEX([.B329];&quot;\d{1,3}&quot;)" office:value-type="string" office:string-value="22" calcext:value-type="string">
            <text:p>22</text:p>
          </table:table-cell>
          <table:table-cell table:formula="of:=ORG.LIBREOFFICE.REGEX([.C329];&quot;\d{1,3}&quot;)" office:value-type="string" office:string-value="209" calcext:value-type="string">
            <text:p>209</text:p>
          </table:table-cell>
          <table:table-cell table:formula="of:=[.D329]*[.E329]" office:value-type="float" office:value="4598" calcext:value-type="float">
            <text:p>45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29,490)</text:p>
          </table:table-cell>
          <table:table-cell table:style-name="ce2" table:formula="of:=ORG.LIBREOFFICE.REGEX([.A330];&quot;\d{1,3},&quot;)" office:value-type="string" office:string-value="129," calcext:value-type="string">
            <text:p>129,</text:p>
          </table:table-cell>
          <table:table-cell table:formula="of:=ORG.LIBREOFFICE.REGEX([.A330];&quot;,\d{1,3}&quot;)" office:value-type="string" office:string-value=",490" calcext:value-type="string">
            <text:p>,490</text:p>
          </table:table-cell>
          <table:table-cell table:style-name="ce2" table:formula="of:=ORG.LIBREOFFICE.REGEX([.B330];&quot;\d{1,3}&quot;)" office:value-type="string" office:string-value="129" calcext:value-type="string">
            <text:p>129</text:p>
          </table:table-cell>
          <table:table-cell table:formula="of:=ORG.LIBREOFFICE.REGEX([.C330];&quot;\d{1,3}&quot;)" office:value-type="string" office:string-value="490" calcext:value-type="string">
            <text:p>490</text:p>
          </table:table-cell>
          <table:table-cell table:formula="of:=[.D330]*[.E330]" office:value-type="float" office:value="63210" calcext:value-type="float">
            <text:p>63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4,295)</text:p>
          </table:table-cell>
          <table:table-cell table:style-name="ce2" table:formula="of:=ORG.LIBREOFFICE.REGEX([.A331];&quot;\d{1,3},&quot;)" office:value-type="string" office:string-value="824," calcext:value-type="string">
            <text:p>824,</text:p>
          </table:table-cell>
          <table:table-cell table:formula="of:=ORG.LIBREOFFICE.REGEX([.A331];&quot;,\d{1,3}&quot;)" office:value-type="string" office:string-value=",295" calcext:value-type="string">
            <text:p>,295</text:p>
          </table:table-cell>
          <table:table-cell table:style-name="ce2" table:formula="of:=ORG.LIBREOFFICE.REGEX([.B331];&quot;\d{1,3}&quot;)" office:value-type="string" office:string-value="824" calcext:value-type="string">
            <text:p>824</text:p>
          </table:table-cell>
          <table:table-cell table:formula="of:=ORG.LIBREOFFICE.REGEX([.C331];&quot;\d{1,3}&quot;)" office:value-type="string" office:string-value="295" calcext:value-type="string">
            <text:p>295</text:p>
          </table:table-cell>
          <table:table-cell table:formula="of:=[.D331]*[.E331]" office:value-type="float" office:value="243080" calcext:value-type="float">
            <text:p>243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8,169)</text:p>
          </table:table-cell>
          <table:table-cell table:style-name="ce2" table:formula="of:=ORG.LIBREOFFICE.REGEX([.A332];&quot;\d{1,3},&quot;)" office:value-type="string" office:string-value="878," calcext:value-type="string">
            <text:p>878,</text:p>
          </table:table-cell>
          <table:table-cell table:formula="of:=ORG.LIBREOFFICE.REGEX([.A332];&quot;,\d{1,3}&quot;)" office:value-type="string" office:string-value=",169" calcext:value-type="string">
            <text:p>,169</text:p>
          </table:table-cell>
          <table:table-cell table:style-name="ce2" table:formula="of:=ORG.LIBREOFFICE.REGEX([.B332];&quot;\d{1,3}&quot;)" office:value-type="string" office:string-value="878" calcext:value-type="string">
            <text:p>878</text:p>
          </table:table-cell>
          <table:table-cell table:formula="of:=ORG.LIBREOFFICE.REGEX([.C332];&quot;\d{1,3}&quot;)" office:value-type="string" office:string-value="169" calcext:value-type="string">
            <text:p>169</text:p>
          </table:table-cell>
          <table:table-cell table:formula="of:=[.D332]*[.E332]" office:value-type="float" office:value="148382" calcext:value-type="float">
            <text:p>1483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21,969)</text:p>
          </table:table-cell>
          <table:table-cell table:style-name="ce2" table:formula="of:=ORG.LIBREOFFICE.REGEX([.A333];&quot;\d{1,3},&quot;)" office:value-type="string" office:string-value="521," calcext:value-type="string">
            <text:p>521,</text:p>
          </table:table-cell>
          <table:table-cell table:formula="of:=ORG.LIBREOFFICE.REGEX([.A333];&quot;,\d{1,3}&quot;)" office:value-type="string" office:string-value=",969" calcext:value-type="string">
            <text:p>,969</text:p>
          </table:table-cell>
          <table:table-cell table:style-name="ce2" table:formula="of:=ORG.LIBREOFFICE.REGEX([.B333];&quot;\d{1,3}&quot;)" office:value-type="string" office:string-value="521" calcext:value-type="string">
            <text:p>521</text:p>
          </table:table-cell>
          <table:table-cell table:formula="of:=ORG.LIBREOFFICE.REGEX([.C333];&quot;\d{1,3}&quot;)" office:value-type="string" office:string-value="969" calcext:value-type="string">
            <text:p>969</text:p>
          </table:table-cell>
          <table:table-cell table:formula="of:=[.D333]*[.E333]" office:value-type="float" office:value="504849" calcext:value-type="float">
            <text:p>5048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53,399)</text:p>
          </table:table-cell>
          <table:table-cell table:style-name="ce2" table:formula="of:=ORG.LIBREOFFICE.REGEX([.A334];&quot;\d{1,3},&quot;)" office:value-type="string" office:string-value="853," calcext:value-type="string">
            <text:p>853,</text:p>
          </table:table-cell>
          <table:table-cell table:formula="of:=ORG.LIBREOFFICE.REGEX([.A334];&quot;,\d{1,3}&quot;)" office:value-type="string" office:string-value=",399" calcext:value-type="string">
            <text:p>,399</text:p>
          </table:table-cell>
          <table:table-cell table:style-name="ce2" table:formula="of:=ORG.LIBREOFFICE.REGEX([.B334];&quot;\d{1,3}&quot;)" office:value-type="string" office:string-value="853" calcext:value-type="string">
            <text:p>853</text:p>
          </table:table-cell>
          <table:table-cell table:formula="of:=ORG.LIBREOFFICE.REGEX([.C334];&quot;\d{1,3}&quot;)" office:value-type="string" office:string-value="399" calcext:value-type="string">
            <text:p>399</text:p>
          </table:table-cell>
          <table:table-cell table:formula="of:=[.D334]*[.E334]" office:value-type="float" office:value="340347" calcext:value-type="float">
            <text:p>3403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8,9)</text:p>
          </table:table-cell>
          <table:table-cell table:style-name="ce2" table:formula="of:=ORG.LIBREOFFICE.REGEX([.A335];&quot;\d{1,3},&quot;)" office:value-type="string" office:string-value="808," calcext:value-type="string">
            <text:p>808,</text:p>
          </table:table-cell>
          <table:table-cell table:formula="of:=ORG.LIBREOFFICE.REGEX([.A335];&quot;,\d{1,3}&quot;)" office:value-type="string" office:string-value=",9" calcext:value-type="string">
            <text:p>,9</text:p>
          </table:table-cell>
          <table:table-cell table:style-name="ce2" table:formula="of:=ORG.LIBREOFFICE.REGEX([.B335];&quot;\d{1,3}&quot;)" office:value-type="string" office:string-value="808" calcext:value-type="string">
            <text:p>808</text:p>
          </table:table-cell>
          <table:table-cell table:formula="of:=ORG.LIBREOFFICE.REGEX([.C335];&quot;\d{1,3}&quot;)" office:value-type="string" office:string-value="9" calcext:value-type="string">
            <text:p>9</text:p>
          </table:table-cell>
          <table:table-cell table:formula="of:=[.D335]*[.E335]" office:value-type="float" office:value="7272" calcext:value-type="float">
            <text:p>72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38,463)</text:p>
          </table:table-cell>
          <table:table-cell table:style-name="ce2" table:formula="of:=ORG.LIBREOFFICE.REGEX([.A336];&quot;\d{1,3},&quot;)" office:value-type="string" office:string-value="938," calcext:value-type="string">
            <text:p>938,</text:p>
          </table:table-cell>
          <table:table-cell table:formula="of:=ORG.LIBREOFFICE.REGEX([.A336];&quot;,\d{1,3}&quot;)" office:value-type="string" office:string-value=",463" calcext:value-type="string">
            <text:p>,463</text:p>
          </table:table-cell>
          <table:table-cell table:style-name="ce2" table:formula="of:=ORG.LIBREOFFICE.REGEX([.B336];&quot;\d{1,3}&quot;)" office:value-type="string" office:string-value="938" calcext:value-type="string">
            <text:p>938</text:p>
          </table:table-cell>
          <table:table-cell table:formula="of:=ORG.LIBREOFFICE.REGEX([.C336];&quot;\d{1,3}&quot;)" office:value-type="string" office:string-value="463" calcext:value-type="string">
            <text:p>463</text:p>
          </table:table-cell>
          <table:table-cell table:formula="of:=[.D336]*[.E336]" office:value-type="float" office:value="434294" calcext:value-type="float">
            <text:p>434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1,26)</text:p>
          </table:table-cell>
          <table:table-cell table:style-name="ce2" table:formula="of:=ORG.LIBREOFFICE.REGEX([.A337];&quot;\d{1,3},&quot;)" office:value-type="string" office:string-value="751," calcext:value-type="string">
            <text:p>751,</text:p>
          </table:table-cell>
          <table:table-cell table:formula="of:=ORG.LIBREOFFICE.REGEX([.A337];&quot;,\d{1,3}&quot;)" office:value-type="string" office:string-value=",26" calcext:value-type="string">
            <text:p>,26</text:p>
          </table:table-cell>
          <table:table-cell table:style-name="ce2" table:formula="of:=ORG.LIBREOFFICE.REGEX([.B337];&quot;\d{1,3}&quot;)" office:value-type="string" office:string-value="751" calcext:value-type="string">
            <text:p>751</text:p>
          </table:table-cell>
          <table:table-cell table:formula="of:=ORG.LIBREOFFICE.REGEX([.C337];&quot;\d{1,3}&quot;)" office:value-type="string" office:string-value="26" calcext:value-type="string">
            <text:p>26</text:p>
          </table:table-cell>
          <table:table-cell table:formula="of:=[.D337]*[.E337]" office:value-type="float" office:value="19526" calcext:value-type="float">
            <text:p>195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42,820)</text:p>
          </table:table-cell>
          <table:table-cell table:style-name="ce2" table:formula="of:=ORG.LIBREOFFICE.REGEX([.A338];&quot;\d{1,3},&quot;)" office:value-type="string" office:string-value="542," calcext:value-type="string">
            <text:p>542,</text:p>
          </table:table-cell>
          <table:table-cell table:formula="of:=ORG.LIBREOFFICE.REGEX([.A338];&quot;,\d{1,3}&quot;)" office:value-type="string" office:string-value=",820" calcext:value-type="string">
            <text:p>,820</text:p>
          </table:table-cell>
          <table:table-cell table:style-name="ce2" table:formula="of:=ORG.LIBREOFFICE.REGEX([.B338];&quot;\d{1,3}&quot;)" office:value-type="string" office:string-value="542" calcext:value-type="string">
            <text:p>542</text:p>
          </table:table-cell>
          <table:table-cell table:formula="of:=ORG.LIBREOFFICE.REGEX([.C338];&quot;\d{1,3}&quot;)" office:value-type="string" office:string-value="820" calcext:value-type="string">
            <text:p>820</text:p>
          </table:table-cell>
          <table:table-cell table:formula="of:=[.D338]*[.E338]" office:value-type="float" office:value="444440" calcext:value-type="float">
            <text:p>4444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03,40)</text:p>
          </table:table-cell>
          <table:table-cell table:style-name="ce2" table:formula="of:=ORG.LIBREOFFICE.REGEX([.A339];&quot;\d{1,3},&quot;)" office:value-type="string" office:string-value="103," calcext:value-type="string">
            <text:p>103,</text:p>
          </table:table-cell>
          <table:table-cell table:formula="of:=ORG.LIBREOFFICE.REGEX([.A339];&quot;,\d{1,3}&quot;)" office:value-type="string" office:string-value=",40" calcext:value-type="string">
            <text:p>,40</text:p>
          </table:table-cell>
          <table:table-cell table:style-name="ce2" table:formula="of:=ORG.LIBREOFFICE.REGEX([.B339];&quot;\d{1,3}&quot;)" office:value-type="string" office:string-value="103" calcext:value-type="string">
            <text:p>103</text:p>
          </table:table-cell>
          <table:table-cell table:formula="of:=ORG.LIBREOFFICE.REGEX([.C339];&quot;\d{1,3}&quot;)" office:value-type="string" office:string-value="40" calcext:value-type="string">
            <text:p>40</text:p>
          </table:table-cell>
          <table:table-cell table:formula="of:=[.D339]*[.E339]" office:value-type="float" office:value="4120" calcext:value-type="float">
            <text:p>4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82,891)</text:p>
          </table:table-cell>
          <table:table-cell table:style-name="ce2" table:formula="of:=ORG.LIBREOFFICE.REGEX([.A340];&quot;\d{1,3},&quot;)" office:value-type="string" office:string-value="682," calcext:value-type="string">
            <text:p>682,</text:p>
          </table:table-cell>
          <table:table-cell table:formula="of:=ORG.LIBREOFFICE.REGEX([.A340];&quot;,\d{1,3}&quot;)" office:value-type="string" office:string-value=",891" calcext:value-type="string">
            <text:p>,891</text:p>
          </table:table-cell>
          <table:table-cell table:style-name="ce2" table:formula="of:=ORG.LIBREOFFICE.REGEX([.B340];&quot;\d{1,3}&quot;)" office:value-type="string" office:string-value="682" calcext:value-type="string">
            <text:p>682</text:p>
          </table:table-cell>
          <table:table-cell table:formula="of:=ORG.LIBREOFFICE.REGEX([.C340];&quot;\d{1,3}&quot;)" office:value-type="string" office:string-value="891" calcext:value-type="string">
            <text:p>891</text:p>
          </table:table-cell>
          <table:table-cell table:formula="of:=[.D340]*[.E340]" office:value-type="float" office:value="607662" calcext:value-type="float">
            <text:p>607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7,527)</text:p>
          </table:table-cell>
          <table:table-cell table:style-name="ce2" table:formula="of:=ORG.LIBREOFFICE.REGEX([.A341];&quot;\d{1,3},&quot;)" office:value-type="string" office:string-value="837," calcext:value-type="string">
            <text:p>837,</text:p>
          </table:table-cell>
          <table:table-cell table:formula="of:=ORG.LIBREOFFICE.REGEX([.A341];&quot;,\d{1,3}&quot;)" office:value-type="string" office:string-value=",527" calcext:value-type="string">
            <text:p>,527</text:p>
          </table:table-cell>
          <table:table-cell table:style-name="ce2" table:formula="of:=ORG.LIBREOFFICE.REGEX([.B341];&quot;\d{1,3}&quot;)" office:value-type="string" office:string-value="837" calcext:value-type="string">
            <text:p>837</text:p>
          </table:table-cell>
          <table:table-cell table:formula="of:=ORG.LIBREOFFICE.REGEX([.C341];&quot;\d{1,3}&quot;)" office:value-type="string" office:string-value="527" calcext:value-type="string">
            <text:p>527</text:p>
          </table:table-cell>
          <table:table-cell table:formula="of:=[.D341]*[.E341]" office:value-type="float" office:value="441099" calcext:value-type="float">
            <text:p>4410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1,283)</text:p>
          </table:table-cell>
          <table:table-cell table:style-name="ce2" table:formula="of:=ORG.LIBREOFFICE.REGEX([.A342];&quot;\d{1,3},&quot;)" office:value-type="string" office:string-value="441," calcext:value-type="string">
            <text:p>441,</text:p>
          </table:table-cell>
          <table:table-cell table:formula="of:=ORG.LIBREOFFICE.REGEX([.A342];&quot;,\d{1,3}&quot;)" office:value-type="string" office:string-value=",283" calcext:value-type="string">
            <text:p>,283</text:p>
          </table:table-cell>
          <table:table-cell table:style-name="ce2" table:formula="of:=ORG.LIBREOFFICE.REGEX([.B342];&quot;\d{1,3}&quot;)" office:value-type="string" office:string-value="441" calcext:value-type="string">
            <text:p>441</text:p>
          </table:table-cell>
          <table:table-cell table:formula="of:=ORG.LIBREOFFICE.REGEX([.C342];&quot;\d{1,3}&quot;)" office:value-type="string" office:string-value="283" calcext:value-type="string">
            <text:p>283</text:p>
          </table:table-cell>
          <table:table-cell table:formula="of:=[.D342]*[.E342]" office:value-type="float" office:value="124803" calcext:value-type="float">
            <text:p>1248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3,169)</text:p>
          </table:table-cell>
          <table:table-cell table:style-name="ce2" table:formula="of:=ORG.LIBREOFFICE.REGEX([.A343];&quot;\d{1,3},&quot;)" office:value-type="string" office:string-value="603," calcext:value-type="string">
            <text:p>603,</text:p>
          </table:table-cell>
          <table:table-cell table:formula="of:=ORG.LIBREOFFICE.REGEX([.A343];&quot;,\d{1,3}&quot;)" office:value-type="string" office:string-value=",169" calcext:value-type="string">
            <text:p>,169</text:p>
          </table:table-cell>
          <table:table-cell table:style-name="ce2" table:formula="of:=ORG.LIBREOFFICE.REGEX([.B343];&quot;\d{1,3}&quot;)" office:value-type="string" office:string-value="603" calcext:value-type="string">
            <text:p>603</text:p>
          </table:table-cell>
          <table:table-cell table:formula="of:=ORG.LIBREOFFICE.REGEX([.C343];&quot;\d{1,3}&quot;)" office:value-type="string" office:string-value="169" calcext:value-type="string">
            <text:p>169</text:p>
          </table:table-cell>
          <table:table-cell table:formula="of:=[.D343]*[.E343]" office:value-type="float" office:value="101907" calcext:value-type="float">
            <text:p>1019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72,674)</text:p>
          </table:table-cell>
          <table:table-cell table:style-name="ce2" table:formula="of:=ORG.LIBREOFFICE.REGEX([.A344];&quot;\d{1,3},&quot;)" office:value-type="string" office:string-value="772," calcext:value-type="string">
            <text:p>772,</text:p>
          </table:table-cell>
          <table:table-cell table:formula="of:=ORG.LIBREOFFICE.REGEX([.A344];&quot;,\d{1,3}&quot;)" office:value-type="string" office:string-value=",674" calcext:value-type="string">
            <text:p>,674</text:p>
          </table:table-cell>
          <table:table-cell table:style-name="ce2" table:formula="of:=ORG.LIBREOFFICE.REGEX([.B344];&quot;\d{1,3}&quot;)" office:value-type="string" office:string-value="772" calcext:value-type="string">
            <text:p>772</text:p>
          </table:table-cell>
          <table:table-cell table:formula="of:=ORG.LIBREOFFICE.REGEX([.C344];&quot;\d{1,3}&quot;)" office:value-type="string" office:string-value="674" calcext:value-type="string">
            <text:p>674</text:p>
          </table:table-cell>
          <table:table-cell table:formula="of:=[.D344]*[.E344]" office:value-type="float" office:value="520328" calcext:value-type="float">
            <text:p>520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2,674)</text:p>
          </table:table-cell>
          <table:table-cell table:style-name="ce2" table:formula="of:=ORG.LIBREOFFICE.REGEX([.A345];&quot;\d{1,3},&quot;)" office:value-type="string" office:string-value="222," calcext:value-type="string">
            <text:p>222,</text:p>
          </table:table-cell>
          <table:table-cell table:formula="of:=ORG.LIBREOFFICE.REGEX([.A345];&quot;,\d{1,3}&quot;)" office:value-type="string" office:string-value=",674" calcext:value-type="string">
            <text:p>,674</text:p>
          </table:table-cell>
          <table:table-cell table:style-name="ce2" table:formula="of:=ORG.LIBREOFFICE.REGEX([.B345];&quot;\d{1,3}&quot;)" office:value-type="string" office:string-value="222" calcext:value-type="string">
            <text:p>222</text:p>
          </table:table-cell>
          <table:table-cell table:formula="of:=ORG.LIBREOFFICE.REGEX([.C345];&quot;\d{1,3}&quot;)" office:value-type="string" office:string-value="674" calcext:value-type="string">
            <text:p>674</text:p>
          </table:table-cell>
          <table:table-cell table:formula="of:=[.D345]*[.E345]" office:value-type="float" office:value="149628" calcext:value-type="float">
            <text:p>1496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7,571)</text:p>
          </table:table-cell>
          <table:table-cell table:style-name="ce2" table:formula="of:=ORG.LIBREOFFICE.REGEX([.A346];&quot;\d{1,3},&quot;)" office:value-type="string" office:string-value="697," calcext:value-type="string">
            <text:p>697,</text:p>
          </table:table-cell>
          <table:table-cell table:formula="of:=ORG.LIBREOFFICE.REGEX([.A346];&quot;,\d{1,3}&quot;)" office:value-type="string" office:string-value=",571" calcext:value-type="string">
            <text:p>,571</text:p>
          </table:table-cell>
          <table:table-cell table:style-name="ce2" table:formula="of:=ORG.LIBREOFFICE.REGEX([.B346];&quot;\d{1,3}&quot;)" office:value-type="string" office:string-value="697" calcext:value-type="string">
            <text:p>697</text:p>
          </table:table-cell>
          <table:table-cell table:formula="of:=ORG.LIBREOFFICE.REGEX([.C346];&quot;\d{1,3}&quot;)" office:value-type="string" office:string-value="571" calcext:value-type="string">
            <text:p>571</text:p>
          </table:table-cell>
          <table:table-cell table:formula="of:=[.D346]*[.E346]" office:value-type="float" office:value="397987" calcext:value-type="float">
            <text:p>3979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63,249)</text:p>
          </table:table-cell>
          <table:table-cell table:style-name="ce2" table:formula="of:=ORG.LIBREOFFICE.REGEX([.A347];&quot;\d{1,3},&quot;)" office:value-type="string" office:string-value="763," calcext:value-type="string">
            <text:p>763,</text:p>
          </table:table-cell>
          <table:table-cell table:formula="of:=ORG.LIBREOFFICE.REGEX([.A347];&quot;,\d{1,3}&quot;)" office:value-type="string" office:string-value=",249" calcext:value-type="string">
            <text:p>,249</text:p>
          </table:table-cell>
          <table:table-cell table:style-name="ce2" table:formula="of:=ORG.LIBREOFFICE.REGEX([.B347];&quot;\d{1,3}&quot;)" office:value-type="string" office:string-value="763" calcext:value-type="string">
            <text:p>763</text:p>
          </table:table-cell>
          <table:table-cell table:formula="of:=ORG.LIBREOFFICE.REGEX([.C347];&quot;\d{1,3}&quot;)" office:value-type="string" office:string-value="249" calcext:value-type="string">
            <text:p>249</text:p>
          </table:table-cell>
          <table:table-cell table:formula="of:=[.D347]*[.E347]" office:value-type="float" office:value="189987" calcext:value-type="float">
            <text:p>1899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8,614)</text:p>
          </table:table-cell>
          <table:table-cell table:style-name="ce2" table:formula="of:=ORG.LIBREOFFICE.REGEX([.A348];&quot;\d{1,3},&quot;)" office:value-type="string" office:string-value="258," calcext:value-type="string">
            <text:p>258,</text:p>
          </table:table-cell>
          <table:table-cell table:formula="of:=ORG.LIBREOFFICE.REGEX([.A348];&quot;,\d{1,3}&quot;)" office:value-type="string" office:string-value=",614" calcext:value-type="string">
            <text:p>,614</text:p>
          </table:table-cell>
          <table:table-cell table:style-name="ce2" table:formula="of:=ORG.LIBREOFFICE.REGEX([.B348];&quot;\d{1,3}&quot;)" office:value-type="string" office:string-value="258" calcext:value-type="string">
            <text:p>258</text:p>
          </table:table-cell>
          <table:table-cell table:formula="of:=ORG.LIBREOFFICE.REGEX([.C348];&quot;\d{1,3}&quot;)" office:value-type="string" office:string-value="614" calcext:value-type="string">
            <text:p>614</text:p>
          </table:table-cell>
          <table:table-cell table:formula="of:=[.D348]*[.E348]" office:value-type="float" office:value="158412" calcext:value-type="float">
            <text:p>1584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0,257)</text:p>
          </table:table-cell>
          <table:table-cell table:style-name="ce2" table:formula="of:=ORG.LIBREOFFICE.REGEX([.A349];&quot;\d{1,3},&quot;)" office:value-type="string" office:string-value="210," calcext:value-type="string">
            <text:p>210,</text:p>
          </table:table-cell>
          <table:table-cell table:formula="of:=ORG.LIBREOFFICE.REGEX([.A349];&quot;,\d{1,3}&quot;)" office:value-type="string" office:string-value=",257" calcext:value-type="string">
            <text:p>,257</text:p>
          </table:table-cell>
          <table:table-cell table:style-name="ce2" table:formula="of:=ORG.LIBREOFFICE.REGEX([.B349];&quot;\d{1,3}&quot;)" office:value-type="string" office:string-value="210" calcext:value-type="string">
            <text:p>210</text:p>
          </table:table-cell>
          <table:table-cell table:formula="of:=ORG.LIBREOFFICE.REGEX([.C349];&quot;\d{1,3}&quot;)" office:value-type="string" office:string-value="257" calcext:value-type="string">
            <text:p>257</text:p>
          </table:table-cell>
          <table:table-cell table:formula="of:=[.D349]*[.E349]" office:value-type="float" office:value="53970" calcext:value-type="float">
            <text:p>539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98,947)</text:p>
          </table:table-cell>
          <table:table-cell table:style-name="ce2" table:formula="of:=ORG.LIBREOFFICE.REGEX([.A350];&quot;\d{1,3},&quot;)" office:value-type="string" office:string-value="898," calcext:value-type="string">
            <text:p>898,</text:p>
          </table:table-cell>
          <table:table-cell table:formula="of:=ORG.LIBREOFFICE.REGEX([.A350];&quot;,\d{1,3}&quot;)" office:value-type="string" office:string-value=",947" calcext:value-type="string">
            <text:p>,947</text:p>
          </table:table-cell>
          <table:table-cell table:style-name="ce2" table:formula="of:=ORG.LIBREOFFICE.REGEX([.B350];&quot;\d{1,3}&quot;)" office:value-type="string" office:string-value="898" calcext:value-type="string">
            <text:p>898</text:p>
          </table:table-cell>
          <table:table-cell table:formula="of:=ORG.LIBREOFFICE.REGEX([.C350];&quot;\d{1,3}&quot;)" office:value-type="string" office:string-value="947" calcext:value-type="string">
            <text:p>947</text:p>
          </table:table-cell>
          <table:table-cell table:formula="of:=[.D350]*[.E350]" office:value-type="float" office:value="850406" calcext:value-type="float">
            <text:p>8504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4,666)</text:p>
          </table:table-cell>
          <table:table-cell table:style-name="ce2" table:formula="of:=ORG.LIBREOFFICE.REGEX([.A351];&quot;\d{1,3},&quot;)" office:value-type="string" office:string-value="134," calcext:value-type="string">
            <text:p>134,</text:p>
          </table:table-cell>
          <table:table-cell table:formula="of:=ORG.LIBREOFFICE.REGEX([.A351];&quot;,\d{1,3}&quot;)" office:value-type="string" office:string-value=",666" calcext:value-type="string">
            <text:p>,666</text:p>
          </table:table-cell>
          <table:table-cell table:style-name="ce2" table:formula="of:=ORG.LIBREOFFICE.REGEX([.B351];&quot;\d{1,3}&quot;)" office:value-type="string" office:string-value="134" calcext:value-type="string">
            <text:p>134</text:p>
          </table:table-cell>
          <table:table-cell table:formula="of:=ORG.LIBREOFFICE.REGEX([.C351];&quot;\d{1,3}&quot;)" office:value-type="string" office:string-value="666" calcext:value-type="string">
            <text:p>666</text:p>
          </table:table-cell>
          <table:table-cell table:formula="of:=[.D351]*[.E351]" office:value-type="float" office:value="89244" calcext:value-type="float">
            <text:p>89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7,293)</text:p>
          </table:table-cell>
          <table:table-cell table:style-name="ce2" table:formula="of:=ORG.LIBREOFFICE.REGEX([.A352];&quot;\d{1,3},&quot;)" office:value-type="string" office:string-value="757," calcext:value-type="string">
            <text:p>757,</text:p>
          </table:table-cell>
          <table:table-cell table:formula="of:=ORG.LIBREOFFICE.REGEX([.A352];&quot;,\d{1,3}&quot;)" office:value-type="string" office:string-value=",293" calcext:value-type="string">
            <text:p>,293</text:p>
          </table:table-cell>
          <table:table-cell table:style-name="ce2" table:formula="of:=ORG.LIBREOFFICE.REGEX([.B352];&quot;\d{1,3}&quot;)" office:value-type="string" office:string-value="757" calcext:value-type="string">
            <text:p>757</text:p>
          </table:table-cell>
          <table:table-cell table:formula="of:=ORG.LIBREOFFICE.REGEX([.C352];&quot;\d{1,3}&quot;)" office:value-type="string" office:string-value="293" calcext:value-type="string">
            <text:p>293</text:p>
          </table:table-cell>
          <table:table-cell table:formula="of:=[.D352]*[.E352]" office:value-type="float" office:value="221801" calcext:value-type="float">
            <text:p>2218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7,413)</text:p>
          </table:table-cell>
          <table:table-cell table:style-name="ce2" table:formula="of:=ORG.LIBREOFFICE.REGEX([.A353];&quot;\d{1,3},&quot;)" office:value-type="string" office:string-value="977," calcext:value-type="string">
            <text:p>977,</text:p>
          </table:table-cell>
          <table:table-cell table:formula="of:=ORG.LIBREOFFICE.REGEX([.A353];&quot;,\d{1,3}&quot;)" office:value-type="string" office:string-value=",413" calcext:value-type="string">
            <text:p>,413</text:p>
          </table:table-cell>
          <table:table-cell table:style-name="ce2" table:formula="of:=ORG.LIBREOFFICE.REGEX([.B353];&quot;\d{1,3}&quot;)" office:value-type="string" office:string-value="977" calcext:value-type="string">
            <text:p>977</text:p>
          </table:table-cell>
          <table:table-cell table:formula="of:=ORG.LIBREOFFICE.REGEX([.C353];&quot;\d{1,3}&quot;)" office:value-type="string" office:string-value="413" calcext:value-type="string">
            <text:p>413</text:p>
          </table:table-cell>
          <table:table-cell table:formula="of:=[.D353]*[.E353]" office:value-type="float" office:value="403501" calcext:value-type="float">
            <text:p>4035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6,330)</text:p>
          </table:table-cell>
          <table:table-cell table:style-name="ce2" table:formula="of:=ORG.LIBREOFFICE.REGEX([.A354];&quot;\d{1,3},&quot;)" office:value-type="string" office:string-value="706," calcext:value-type="string">
            <text:p>706,</text:p>
          </table:table-cell>
          <table:table-cell table:formula="of:=ORG.LIBREOFFICE.REGEX([.A354];&quot;,\d{1,3}&quot;)" office:value-type="string" office:string-value=",330" calcext:value-type="string">
            <text:p>,330</text:p>
          </table:table-cell>
          <table:table-cell table:style-name="ce2" table:formula="of:=ORG.LIBREOFFICE.REGEX([.B354];&quot;\d{1,3}&quot;)" office:value-type="string" office:string-value="706" calcext:value-type="string">
            <text:p>706</text:p>
          </table:table-cell>
          <table:table-cell table:formula="of:=ORG.LIBREOFFICE.REGEX([.C354];&quot;\d{1,3}&quot;)" office:value-type="string" office:string-value="330" calcext:value-type="string">
            <text:p>330</text:p>
          </table:table-cell>
          <table:table-cell table:formula="of:=[.D354]*[.E354]" office:value-type="float" office:value="232980" calcext:value-type="float">
            <text:p>2329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6,97)</text:p>
          </table:table-cell>
          <table:table-cell table:style-name="ce2" table:formula="of:=ORG.LIBREOFFICE.REGEX([.A355];&quot;\d{1,3},&quot;)" office:value-type="string" office:string-value="286," calcext:value-type="string">
            <text:p>286,</text:p>
          </table:table-cell>
          <table:table-cell table:formula="of:=ORG.LIBREOFFICE.REGEX([.A355];&quot;,\d{1,3}&quot;)" office:value-type="string" office:string-value=",97" calcext:value-type="string">
            <text:p>,97</text:p>
          </table:table-cell>
          <table:table-cell table:style-name="ce2" table:formula="of:=ORG.LIBREOFFICE.REGEX([.B355];&quot;\d{1,3}&quot;)" office:value-type="string" office:string-value="286" calcext:value-type="string">
            <text:p>286</text:p>
          </table:table-cell>
          <table:table-cell table:formula="of:=ORG.LIBREOFFICE.REGEX([.C355];&quot;\d{1,3}&quot;)" office:value-type="string" office:string-value="97" calcext:value-type="string">
            <text:p>97</text:p>
          </table:table-cell>
          <table:table-cell table:formula="of:=[.D355]*[.E355]" office:value-type="float" office:value="27742" calcext:value-type="float">
            <text:p>277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6,454)</text:p>
          </table:table-cell>
          <table:table-cell table:style-name="ce2" table:formula="of:=ORG.LIBREOFFICE.REGEX([.A356];&quot;\d{1,3},&quot;)" office:value-type="string" office:string-value="876," calcext:value-type="string">
            <text:p>876,</text:p>
          </table:table-cell>
          <table:table-cell table:formula="of:=ORG.LIBREOFFICE.REGEX([.A356];&quot;,\d{1,3}&quot;)" office:value-type="string" office:string-value=",454" calcext:value-type="string">
            <text:p>,454</text:p>
          </table:table-cell>
          <table:table-cell table:style-name="ce2" table:formula="of:=ORG.LIBREOFFICE.REGEX([.B356];&quot;\d{1,3}&quot;)" office:value-type="string" office:string-value="876" calcext:value-type="string">
            <text:p>876</text:p>
          </table:table-cell>
          <table:table-cell table:formula="of:=ORG.LIBREOFFICE.REGEX([.C356];&quot;\d{1,3}&quot;)" office:value-type="string" office:string-value="454" calcext:value-type="string">
            <text:p>454</text:p>
          </table:table-cell>
          <table:table-cell table:formula="of:=[.D356]*[.E356]" office:value-type="float" office:value="397704" calcext:value-type="float">
            <text:p>397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2,110)</text:p>
          </table:table-cell>
          <table:table-cell table:style-name="ce2" table:formula="of:=ORG.LIBREOFFICE.REGEX([.A357];&quot;\d{1,3},&quot;)" office:value-type="string" office:string-value="402," calcext:value-type="string">
            <text:p>402,</text:p>
          </table:table-cell>
          <table:table-cell table:formula="of:=ORG.LIBREOFFICE.REGEX([.A357];&quot;,\d{1,3}&quot;)" office:value-type="string" office:string-value=",110" calcext:value-type="string">
            <text:p>,110</text:p>
          </table:table-cell>
          <table:table-cell table:style-name="ce2" table:formula="of:=ORG.LIBREOFFICE.REGEX([.B357];&quot;\d{1,3}&quot;)" office:value-type="string" office:string-value="402" calcext:value-type="string">
            <text:p>402</text:p>
          </table:table-cell>
          <table:table-cell table:formula="of:=ORG.LIBREOFFICE.REGEX([.C357];&quot;\d{1,3}&quot;)" office:value-type="string" office:string-value="110" calcext:value-type="string">
            <text:p>110</text:p>
          </table:table-cell>
          <table:table-cell table:formula="of:=[.D357]*[.E357]" office:value-type="float" office:value="44220" calcext:value-type="float">
            <text:p>44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7,787)</text:p>
          </table:table-cell>
          <table:table-cell table:style-name="ce2" table:formula="of:=ORG.LIBREOFFICE.REGEX([.A358];&quot;\d{1,3},&quot;)" office:value-type="string" office:string-value="257," calcext:value-type="string">
            <text:p>257,</text:p>
          </table:table-cell>
          <table:table-cell table:formula="of:=ORG.LIBREOFFICE.REGEX([.A358];&quot;,\d{1,3}&quot;)" office:value-type="string" office:string-value=",787" calcext:value-type="string">
            <text:p>,787</text:p>
          </table:table-cell>
          <table:table-cell table:style-name="ce2" table:formula="of:=ORG.LIBREOFFICE.REGEX([.B358];&quot;\d{1,3}&quot;)" office:value-type="string" office:string-value="257" calcext:value-type="string">
            <text:p>257</text:p>
          </table:table-cell>
          <table:table-cell table:formula="of:=ORG.LIBREOFFICE.REGEX([.C358];&quot;\d{1,3}&quot;)" office:value-type="string" office:string-value="787" calcext:value-type="string">
            <text:p>787</text:p>
          </table:table-cell>
          <table:table-cell table:formula="of:=[.D358]*[.E358]" office:value-type="float" office:value="202259" calcext:value-type="float">
            <text:p>202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0,775)</text:p>
          </table:table-cell>
          <table:table-cell table:style-name="ce2" table:formula="of:=ORG.LIBREOFFICE.REGEX([.A359];&quot;\d{1,3},&quot;)" office:value-type="string" office:string-value="250," calcext:value-type="string">
            <text:p>250,</text:p>
          </table:table-cell>
          <table:table-cell table:formula="of:=ORG.LIBREOFFICE.REGEX([.A359];&quot;,\d{1,3}&quot;)" office:value-type="string" office:string-value=",775" calcext:value-type="string">
            <text:p>,775</text:p>
          </table:table-cell>
          <table:table-cell table:style-name="ce2" table:formula="of:=ORG.LIBREOFFICE.REGEX([.B359];&quot;\d{1,3}&quot;)" office:value-type="string" office:string-value="250" calcext:value-type="string">
            <text:p>250</text:p>
          </table:table-cell>
          <table:table-cell table:formula="of:=ORG.LIBREOFFICE.REGEX([.C359];&quot;\d{1,3}&quot;)" office:value-type="string" office:string-value="775" calcext:value-type="string">
            <text:p>775</text:p>
          </table:table-cell>
          <table:table-cell table:formula="of:=[.D359]*[.E359]" office:value-type="float" office:value="193750" calcext:value-type="float">
            <text:p>193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6,349)</text:p>
          </table:table-cell>
          <table:table-cell table:style-name="ce2" table:formula="of:=ORG.LIBREOFFICE.REGEX([.A360];&quot;\d{1,3},&quot;)" office:value-type="string" office:string-value="826," calcext:value-type="string">
            <text:p>826,</text:p>
          </table:table-cell>
          <table:table-cell table:formula="of:=ORG.LIBREOFFICE.REGEX([.A360];&quot;,\d{1,3}&quot;)" office:value-type="string" office:string-value=",349" calcext:value-type="string">
            <text:p>,349</text:p>
          </table:table-cell>
          <table:table-cell table:style-name="ce2" table:formula="of:=ORG.LIBREOFFICE.REGEX([.B360];&quot;\d{1,3}&quot;)" office:value-type="string" office:string-value="826" calcext:value-type="string">
            <text:p>826</text:p>
          </table:table-cell>
          <table:table-cell table:formula="of:=ORG.LIBREOFFICE.REGEX([.C360];&quot;\d{1,3}&quot;)" office:value-type="string" office:string-value="349" calcext:value-type="string">
            <text:p>349</text:p>
          </table:table-cell>
          <table:table-cell table:formula="of:=[.D360]*[.E360]" office:value-type="float" office:value="288274" calcext:value-type="float">
            <text:p>2882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8,426)</text:p>
          </table:table-cell>
          <table:table-cell table:style-name="ce2" table:formula="of:=ORG.LIBREOFFICE.REGEX([.A361];&quot;\d{1,3},&quot;)" office:value-type="string" office:string-value="668," calcext:value-type="string">
            <text:p>668,</text:p>
          </table:table-cell>
          <table:table-cell table:formula="of:=ORG.LIBREOFFICE.REGEX([.A361];&quot;,\d{1,3}&quot;)" office:value-type="string" office:string-value=",426" calcext:value-type="string">
            <text:p>,426</text:p>
          </table:table-cell>
          <table:table-cell table:style-name="ce2" table:formula="of:=ORG.LIBREOFFICE.REGEX([.B361];&quot;\d{1,3}&quot;)" office:value-type="string" office:string-value="668" calcext:value-type="string">
            <text:p>668</text:p>
          </table:table-cell>
          <table:table-cell table:formula="of:=ORG.LIBREOFFICE.REGEX([.C361];&quot;\d{1,3}&quot;)" office:value-type="string" office:string-value="426" calcext:value-type="string">
            <text:p>426</text:p>
          </table:table-cell>
          <table:table-cell table:formula="of:=[.D361]*[.E361]" office:value-type="float" office:value="284568" calcext:value-type="float">
            <text:p>2845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52,132)</text:p>
          </table:table-cell>
          <table:table-cell table:style-name="ce2" table:formula="of:=ORG.LIBREOFFICE.REGEX([.A362];&quot;\d{1,3},&quot;)" office:value-type="string" office:string-value="552," calcext:value-type="string">
            <text:p>552,</text:p>
          </table:table-cell>
          <table:table-cell table:formula="of:=ORG.LIBREOFFICE.REGEX([.A362];&quot;,\d{1,3}&quot;)" office:value-type="string" office:string-value=",132" calcext:value-type="string">
            <text:p>,132</text:p>
          </table:table-cell>
          <table:table-cell table:style-name="ce2" table:formula="of:=ORG.LIBREOFFICE.REGEX([.B362];&quot;\d{1,3}&quot;)" office:value-type="string" office:string-value="552" calcext:value-type="string">
            <text:p>552</text:p>
          </table:table-cell>
          <table:table-cell table:formula="of:=ORG.LIBREOFFICE.REGEX([.C362];&quot;\d{1,3}&quot;)" office:value-type="string" office:string-value="132" calcext:value-type="string">
            <text:p>132</text:p>
          </table:table-cell>
          <table:table-cell table:formula="of:=[.D362]*[.E362]" office:value-type="float" office:value="72864" calcext:value-type="float">
            <text:p>72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9,363)</text:p>
          </table:table-cell>
          <table:table-cell table:style-name="ce2" table:formula="of:=ORG.LIBREOFFICE.REGEX([.A363];&quot;\d{1,3},&quot;)" office:value-type="string" office:string-value="289," calcext:value-type="string">
            <text:p>289,</text:p>
          </table:table-cell>
          <table:table-cell table:formula="of:=ORG.LIBREOFFICE.REGEX([.A363];&quot;,\d{1,3}&quot;)" office:value-type="string" office:string-value=",363" calcext:value-type="string">
            <text:p>,363</text:p>
          </table:table-cell>
          <table:table-cell table:style-name="ce2" table:formula="of:=ORG.LIBREOFFICE.REGEX([.B363];&quot;\d{1,3}&quot;)" office:value-type="string" office:string-value="289" calcext:value-type="string">
            <text:p>289</text:p>
          </table:table-cell>
          <table:table-cell table:formula="of:=ORG.LIBREOFFICE.REGEX([.C363];&quot;\d{1,3}&quot;)" office:value-type="string" office:string-value="363" calcext:value-type="string">
            <text:p>363</text:p>
          </table:table-cell>
          <table:table-cell table:formula="of:=[.D363]*[.E363]" office:value-type="float" office:value="104907" calcext:value-type="float">
            <text:p>1049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5,869)</text:p>
          </table:table-cell>
          <table:table-cell table:style-name="ce2" table:formula="of:=ORG.LIBREOFFICE.REGEX([.A364];&quot;\d{1,3},&quot;)" office:value-type="string" office:string-value="815," calcext:value-type="string">
            <text:p>815,</text:p>
          </table:table-cell>
          <table:table-cell table:formula="of:=ORG.LIBREOFFICE.REGEX([.A364];&quot;,\d{1,3}&quot;)" office:value-type="string" office:string-value=",869" calcext:value-type="string">
            <text:p>,869</text:p>
          </table:table-cell>
          <table:table-cell table:style-name="ce2" table:formula="of:=ORG.LIBREOFFICE.REGEX([.B364];&quot;\d{1,3}&quot;)" office:value-type="string" office:string-value="815" calcext:value-type="string">
            <text:p>815</text:p>
          </table:table-cell>
          <table:table-cell table:formula="of:=ORG.LIBREOFFICE.REGEX([.C364];&quot;\d{1,3}&quot;)" office:value-type="string" office:string-value="869" calcext:value-type="string">
            <text:p>869</text:p>
          </table:table-cell>
          <table:table-cell table:formula="of:=[.D364]*[.E364]" office:value-type="float" office:value="708235" calcext:value-type="float">
            <text:p>708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1,620)</text:p>
          </table:table-cell>
          <table:table-cell table:style-name="ce2" table:formula="of:=ORG.LIBREOFFICE.REGEX([.A365];&quot;\d{1,3},&quot;)" office:value-type="string" office:string-value="401," calcext:value-type="string">
            <text:p>401,</text:p>
          </table:table-cell>
          <table:table-cell table:formula="of:=ORG.LIBREOFFICE.REGEX([.A365];&quot;,\d{1,3}&quot;)" office:value-type="string" office:string-value=",620" calcext:value-type="string">
            <text:p>,620</text:p>
          </table:table-cell>
          <table:table-cell table:style-name="ce2" table:formula="of:=ORG.LIBREOFFICE.REGEX([.B365];&quot;\d{1,3}&quot;)" office:value-type="string" office:string-value="401" calcext:value-type="string">
            <text:p>401</text:p>
          </table:table-cell>
          <table:table-cell table:formula="of:=ORG.LIBREOFFICE.REGEX([.C365];&quot;\d{1,3}&quot;)" office:value-type="string" office:string-value="620" calcext:value-type="string">
            <text:p>620</text:p>
          </table:table-cell>
          <table:table-cell table:formula="of:=[.D365]*[.E365]" office:value-type="float" office:value="248620" calcext:value-type="float">
            <text:p>2486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7,918)</text:p>
          </table:table-cell>
          <table:table-cell table:style-name="ce2" table:formula="of:=ORG.LIBREOFFICE.REGEX([.A366];&quot;\d{1,3},&quot;)" office:value-type="string" office:string-value="787," calcext:value-type="string">
            <text:p>787,</text:p>
          </table:table-cell>
          <table:table-cell table:formula="of:=ORG.LIBREOFFICE.REGEX([.A366];&quot;,\d{1,3}&quot;)" office:value-type="string" office:string-value=",918" calcext:value-type="string">
            <text:p>,918</text:p>
          </table:table-cell>
          <table:table-cell table:style-name="ce2" table:formula="of:=ORG.LIBREOFFICE.REGEX([.B366];&quot;\d{1,3}&quot;)" office:value-type="string" office:string-value="787" calcext:value-type="string">
            <text:p>787</text:p>
          </table:table-cell>
          <table:table-cell table:formula="of:=ORG.LIBREOFFICE.REGEX([.C366];&quot;\d{1,3}&quot;)" office:value-type="string" office:string-value="918" calcext:value-type="string">
            <text:p>918</text:p>
          </table:table-cell>
          <table:table-cell table:formula="of:=[.D366]*[.E366]" office:value-type="float" office:value="722466" calcext:value-type="float">
            <text:p>7224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8,659)</text:p>
          </table:table-cell>
          <table:table-cell table:style-name="ce2" table:formula="of:=ORG.LIBREOFFICE.REGEX([.A367];&quot;\d{1,3},&quot;)" office:value-type="string" office:string-value="488," calcext:value-type="string">
            <text:p>488,</text:p>
          </table:table-cell>
          <table:table-cell table:formula="of:=ORG.LIBREOFFICE.REGEX([.A367];&quot;,\d{1,3}&quot;)" office:value-type="string" office:string-value=",659" calcext:value-type="string">
            <text:p>,659</text:p>
          </table:table-cell>
          <table:table-cell table:style-name="ce2" table:formula="of:=ORG.LIBREOFFICE.REGEX([.B367];&quot;\d{1,3}&quot;)" office:value-type="string" office:string-value="488" calcext:value-type="string">
            <text:p>488</text:p>
          </table:table-cell>
          <table:table-cell table:formula="of:=ORG.LIBREOFFICE.REGEX([.C367];&quot;\d{1,3}&quot;)" office:value-type="string" office:string-value="659" calcext:value-type="string">
            <text:p>659</text:p>
          </table:table-cell>
          <table:table-cell table:formula="of:=[.D367]*[.E367]" office:value-type="float" office:value="321592" calcext:value-type="float">
            <text:p>3215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94,288)</text:p>
          </table:table-cell>
          <table:table-cell table:style-name="ce2" table:formula="of:=ORG.LIBREOFFICE.REGEX([.A368];&quot;\d{1,3},&quot;)" office:value-type="string" office:string-value="894," calcext:value-type="string">
            <text:p>894,</text:p>
          </table:table-cell>
          <table:table-cell table:formula="of:=ORG.LIBREOFFICE.REGEX([.A368];&quot;,\d{1,3}&quot;)" office:value-type="string" office:string-value=",288" calcext:value-type="string">
            <text:p>,288</text:p>
          </table:table-cell>
          <table:table-cell table:style-name="ce2" table:formula="of:=ORG.LIBREOFFICE.REGEX([.B368];&quot;\d{1,3}&quot;)" office:value-type="string" office:string-value="894" calcext:value-type="string">
            <text:p>894</text:p>
          </table:table-cell>
          <table:table-cell table:formula="of:=ORG.LIBREOFFICE.REGEX([.C368];&quot;\d{1,3}&quot;)" office:value-type="string" office:string-value="288" calcext:value-type="string">
            <text:p>288</text:p>
          </table:table-cell>
          <table:table-cell table:formula="of:=[.D368]*[.E368]" office:value-type="float" office:value="257472" calcext:value-type="float">
            <text:p>257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33,28)</text:p>
          </table:table-cell>
          <table:table-cell table:style-name="ce2" table:formula="of:=ORG.LIBREOFFICE.REGEX([.A369];&quot;\d{1,3},&quot;)" office:value-type="string" office:string-value="633," calcext:value-type="string">
            <text:p>633,</text:p>
          </table:table-cell>
          <table:table-cell table:formula="of:=ORG.LIBREOFFICE.REGEX([.A369];&quot;,\d{1,3}&quot;)" office:value-type="string" office:string-value=",28" calcext:value-type="string">
            <text:p>,28</text:p>
          </table:table-cell>
          <table:table-cell table:style-name="ce2" table:formula="of:=ORG.LIBREOFFICE.REGEX([.B369];&quot;\d{1,3}&quot;)" office:value-type="string" office:string-value="633" calcext:value-type="string">
            <text:p>633</text:p>
          </table:table-cell>
          <table:table-cell table:formula="of:=ORG.LIBREOFFICE.REGEX([.C369];&quot;\d{1,3}&quot;)" office:value-type="string" office:string-value="28" calcext:value-type="string">
            <text:p>28</text:p>
          </table:table-cell>
          <table:table-cell table:formula="of:=[.D369]*[.E369]" office:value-type="float" office:value="17724" calcext:value-type="float">
            <text:p>177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5,462)</text:p>
          </table:table-cell>
          <table:table-cell table:style-name="ce2" table:formula="of:=ORG.LIBREOFFICE.REGEX([.A370];&quot;\d{1,3},&quot;)" office:value-type="string" office:string-value="235," calcext:value-type="string">
            <text:p>235,</text:p>
          </table:table-cell>
          <table:table-cell table:formula="of:=ORG.LIBREOFFICE.REGEX([.A370];&quot;,\d{1,3}&quot;)" office:value-type="string" office:string-value=",462" calcext:value-type="string">
            <text:p>,462</text:p>
          </table:table-cell>
          <table:table-cell table:style-name="ce2" table:formula="of:=ORG.LIBREOFFICE.REGEX([.B370];&quot;\d{1,3}&quot;)" office:value-type="string" office:string-value="235" calcext:value-type="string">
            <text:p>235</text:p>
          </table:table-cell>
          <table:table-cell table:formula="of:=ORG.LIBREOFFICE.REGEX([.C370];&quot;\d{1,3}&quot;)" office:value-type="string" office:string-value="462" calcext:value-type="string">
            <text:p>462</text:p>
          </table:table-cell>
          <table:table-cell table:formula="of:=[.D370]*[.E370]" office:value-type="float" office:value="108570" calcext:value-type="float">
            <text:p>1085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,249)</text:p>
          </table:table-cell>
          <table:table-cell table:style-name="ce2" table:formula="of:=ORG.LIBREOFFICE.REGEX([.A371];&quot;\d{1,3},&quot;)" office:value-type="string" office:string-value="6," calcext:value-type="string">
            <text:p>6,</text:p>
          </table:table-cell>
          <table:table-cell table:formula="of:=ORG.LIBREOFFICE.REGEX([.A371];&quot;,\d{1,3}&quot;)" office:value-type="string" office:string-value=",249" calcext:value-type="string">
            <text:p>,249</text:p>
          </table:table-cell>
          <table:table-cell table:style-name="ce2" table:formula="of:=ORG.LIBREOFFICE.REGEX([.B371];&quot;\d{1,3}&quot;)" office:value-type="string" office:string-value="6" calcext:value-type="string">
            <text:p>6</text:p>
          </table:table-cell>
          <table:table-cell table:formula="of:=ORG.LIBREOFFICE.REGEX([.C371];&quot;\d{1,3}&quot;)" office:value-type="string" office:string-value="249" calcext:value-type="string">
            <text:p>249</text:p>
          </table:table-cell>
          <table:table-cell table:formula="of:=[.D371]*[.E371]" office:value-type="float" office:value="1494" calcext:value-type="float">
            <text:p>14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1,493)</text:p>
          </table:table-cell>
          <table:table-cell table:style-name="ce2" table:formula="of:=ORG.LIBREOFFICE.REGEX([.A372];&quot;\d{1,3},&quot;)" office:value-type="string" office:string-value="291," calcext:value-type="string">
            <text:p>291,</text:p>
          </table:table-cell>
          <table:table-cell table:formula="of:=ORG.LIBREOFFICE.REGEX([.A372];&quot;,\d{1,3}&quot;)" office:value-type="string" office:string-value=",493" calcext:value-type="string">
            <text:p>,493</text:p>
          </table:table-cell>
          <table:table-cell table:style-name="ce2" table:formula="of:=ORG.LIBREOFFICE.REGEX([.B372];&quot;\d{1,3}&quot;)" office:value-type="string" office:string-value="291" calcext:value-type="string">
            <text:p>291</text:p>
          </table:table-cell>
          <table:table-cell table:formula="of:=ORG.LIBREOFFICE.REGEX([.C372];&quot;\d{1,3}&quot;)" office:value-type="string" office:string-value="493" calcext:value-type="string">
            <text:p>493</text:p>
          </table:table-cell>
          <table:table-cell table:formula="of:=[.D372]*[.E372]" office:value-type="float" office:value="143463" calcext:value-type="float">
            <text:p>1434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1,513)</text:p>
          </table:table-cell>
          <table:table-cell table:style-name="ce2" table:formula="of:=ORG.LIBREOFFICE.REGEX([.A373];&quot;\d{1,3},&quot;)" office:value-type="string" office:string-value="731," calcext:value-type="string">
            <text:p>731,</text:p>
          </table:table-cell>
          <table:table-cell table:formula="of:=ORG.LIBREOFFICE.REGEX([.A373];&quot;,\d{1,3}&quot;)" office:value-type="string" office:string-value=",513" calcext:value-type="string">
            <text:p>,513</text:p>
          </table:table-cell>
          <table:table-cell table:style-name="ce2" table:formula="of:=ORG.LIBREOFFICE.REGEX([.B373];&quot;\d{1,3}&quot;)" office:value-type="string" office:string-value="731" calcext:value-type="string">
            <text:p>731</text:p>
          </table:table-cell>
          <table:table-cell table:formula="of:=ORG.LIBREOFFICE.REGEX([.C373];&quot;\d{1,3}&quot;)" office:value-type="string" office:string-value="513" calcext:value-type="string">
            <text:p>513</text:p>
          </table:table-cell>
          <table:table-cell table:formula="of:=[.D373]*[.E373]" office:value-type="float" office:value="375003" calcext:value-type="float">
            <text:p>3750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0,232)</text:p>
          </table:table-cell>
          <table:table-cell table:style-name="ce2" table:formula="of:=ORG.LIBREOFFICE.REGEX([.A374];&quot;\d{1,3},&quot;)" office:value-type="string" office:string-value="650," calcext:value-type="string">
            <text:p>650,</text:p>
          </table:table-cell>
          <table:table-cell table:formula="of:=ORG.LIBREOFFICE.REGEX([.A374];&quot;,\d{1,3}&quot;)" office:value-type="string" office:string-value=",232" calcext:value-type="string">
            <text:p>,232</text:p>
          </table:table-cell>
          <table:table-cell table:style-name="ce2" table:formula="of:=ORG.LIBREOFFICE.REGEX([.B374];&quot;\d{1,3}&quot;)" office:value-type="string" office:string-value="650" calcext:value-type="string">
            <text:p>650</text:p>
          </table:table-cell>
          <table:table-cell table:formula="of:=ORG.LIBREOFFICE.REGEX([.C374];&quot;\d{1,3}&quot;)" office:value-type="string" office:string-value="232" calcext:value-type="string">
            <text:p>232</text:p>
          </table:table-cell>
          <table:table-cell table:formula="of:=[.D374]*[.E374]" office:value-type="float" office:value="150800" calcext:value-type="float">
            <text:p>15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4,943)</text:p>
          </table:table-cell>
          <table:table-cell table:style-name="ce2" table:formula="of:=ORG.LIBREOFFICE.REGEX([.A375];&quot;\d{1,3},&quot;)" office:value-type="string" office:string-value="244," calcext:value-type="string">
            <text:p>244,</text:p>
          </table:table-cell>
          <table:table-cell table:formula="of:=ORG.LIBREOFFICE.REGEX([.A375];&quot;,\d{1,3}&quot;)" office:value-type="string" office:string-value=",943" calcext:value-type="string">
            <text:p>,943</text:p>
          </table:table-cell>
          <table:table-cell table:style-name="ce2" table:formula="of:=ORG.LIBREOFFICE.REGEX([.B375];&quot;\d{1,3}&quot;)" office:value-type="string" office:string-value="244" calcext:value-type="string">
            <text:p>244</text:p>
          </table:table-cell>
          <table:table-cell table:formula="of:=ORG.LIBREOFFICE.REGEX([.C375];&quot;\d{1,3}&quot;)" office:value-type="string" office:string-value="943" calcext:value-type="string">
            <text:p>943</text:p>
          </table:table-cell>
          <table:table-cell table:formula="of:=[.D375]*[.E375]" office:value-type="float" office:value="230092" calcext:value-type="float">
            <text:p>2300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3,729)</text:p>
          </table:table-cell>
          <table:table-cell table:style-name="ce2" table:formula="of:=ORG.LIBREOFFICE.REGEX([.A376];&quot;\d{1,3},&quot;)" office:value-type="string" office:string-value="133," calcext:value-type="string">
            <text:p>133,</text:p>
          </table:table-cell>
          <table:table-cell table:formula="of:=ORG.LIBREOFFICE.REGEX([.A376];&quot;,\d{1,3}&quot;)" office:value-type="string" office:string-value=",729" calcext:value-type="string">
            <text:p>,729</text:p>
          </table:table-cell>
          <table:table-cell table:style-name="ce2" table:formula="of:=ORG.LIBREOFFICE.REGEX([.B376];&quot;\d{1,3}&quot;)" office:value-type="string" office:string-value="133" calcext:value-type="string">
            <text:p>133</text:p>
          </table:table-cell>
          <table:table-cell table:formula="of:=ORG.LIBREOFFICE.REGEX([.C376];&quot;\d{1,3}&quot;)" office:value-type="string" office:string-value="729" calcext:value-type="string">
            <text:p>729</text:p>
          </table:table-cell>
          <table:table-cell table:formula="of:=[.D376]*[.E376]" office:value-type="float" office:value="96957" calcext:value-type="float">
            <text:p>969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1,172)</text:p>
          </table:table-cell>
          <table:table-cell table:style-name="ce2" table:formula="of:=ORG.LIBREOFFICE.REGEX([.A377];&quot;\d{1,3},&quot;)" office:value-type="string" office:string-value="91," calcext:value-type="string">
            <text:p>91,</text:p>
          </table:table-cell>
          <table:table-cell table:formula="of:=ORG.LIBREOFFICE.REGEX([.A377];&quot;,\d{1,3}&quot;)" office:value-type="string" office:string-value=",172" calcext:value-type="string">
            <text:p>,172</text:p>
          </table:table-cell>
          <table:table-cell table:style-name="ce2" table:formula="of:=ORG.LIBREOFFICE.REGEX([.B377];&quot;\d{1,3}&quot;)" office:value-type="string" office:string-value="91" calcext:value-type="string">
            <text:p>91</text:p>
          </table:table-cell>
          <table:table-cell table:formula="of:=ORG.LIBREOFFICE.REGEX([.C377];&quot;\d{1,3}&quot;)" office:value-type="string" office:string-value="172" calcext:value-type="string">
            <text:p>172</text:p>
          </table:table-cell>
          <table:table-cell table:formula="of:=[.D377]*[.E377]" office:value-type="float" office:value="15652" calcext:value-type="float">
            <text:p>156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3,294)</text:p>
          </table:table-cell>
          <table:table-cell table:style-name="ce2" table:formula="of:=ORG.LIBREOFFICE.REGEX([.A378];&quot;\d{1,3},&quot;)" office:value-type="string" office:string-value="403," calcext:value-type="string">
            <text:p>403,</text:p>
          </table:table-cell>
          <table:table-cell table:formula="of:=ORG.LIBREOFFICE.REGEX([.A378];&quot;,\d{1,3}&quot;)" office:value-type="string" office:string-value=",294" calcext:value-type="string">
            <text:p>,294</text:p>
          </table:table-cell>
          <table:table-cell table:style-name="ce2" table:formula="of:=ORG.LIBREOFFICE.REGEX([.B378];&quot;\d{1,3}&quot;)" office:value-type="string" office:string-value="403" calcext:value-type="string">
            <text:p>403</text:p>
          </table:table-cell>
          <table:table-cell table:formula="of:=ORG.LIBREOFFICE.REGEX([.C378];&quot;\d{1,3}&quot;)" office:value-type="string" office:string-value="294" calcext:value-type="string">
            <text:p>294</text:p>
          </table:table-cell>
          <table:table-cell table:formula="of:=[.D378]*[.E378]" office:value-type="float" office:value="118482" calcext:value-type="float">
            <text:p>118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4,258)</text:p>
          </table:table-cell>
          <table:table-cell table:style-name="ce2" table:formula="of:=ORG.LIBREOFFICE.REGEX([.A379];&quot;\d{1,3},&quot;)" office:value-type="string" office:string-value="224," calcext:value-type="string">
            <text:p>224,</text:p>
          </table:table-cell>
          <table:table-cell table:formula="of:=ORG.LIBREOFFICE.REGEX([.A379];&quot;,\d{1,3}&quot;)" office:value-type="string" office:string-value=",258" calcext:value-type="string">
            <text:p>,258</text:p>
          </table:table-cell>
          <table:table-cell table:style-name="ce2" table:formula="of:=ORG.LIBREOFFICE.REGEX([.B379];&quot;\d{1,3}&quot;)" office:value-type="string" office:string-value="224" calcext:value-type="string">
            <text:p>224</text:p>
          </table:table-cell>
          <table:table-cell table:formula="of:=ORG.LIBREOFFICE.REGEX([.C379];&quot;\d{1,3}&quot;)" office:value-type="string" office:string-value="258" calcext:value-type="string">
            <text:p>258</text:p>
          </table:table-cell>
          <table:table-cell table:formula="of:=[.D379]*[.E379]" office:value-type="float" office:value="57792" calcext:value-type="float">
            <text:p>577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,251)</text:p>
          </table:table-cell>
          <table:table-cell table:style-name="ce2" table:formula="of:=ORG.LIBREOFFICE.REGEX([.A380];&quot;\d{1,3},&quot;)" office:value-type="string" office:string-value="83," calcext:value-type="string">
            <text:p>83,</text:p>
          </table:table-cell>
          <table:table-cell table:formula="of:=ORG.LIBREOFFICE.REGEX([.A380];&quot;,\d{1,3}&quot;)" office:value-type="string" office:string-value=",251" calcext:value-type="string">
            <text:p>,251</text:p>
          </table:table-cell>
          <table:table-cell table:style-name="ce2" table:formula="of:=ORG.LIBREOFFICE.REGEX([.B380];&quot;\d{1,3}&quot;)" office:value-type="string" office:string-value="83" calcext:value-type="string">
            <text:p>83</text:p>
          </table:table-cell>
          <table:table-cell table:formula="of:=ORG.LIBREOFFICE.REGEX([.C380];&quot;\d{1,3}&quot;)" office:value-type="string" office:string-value="251" calcext:value-type="string">
            <text:p>251</text:p>
          </table:table-cell>
          <table:table-cell table:formula="of:=[.D380]*[.E380]" office:value-type="float" office:value="20833" calcext:value-type="float">
            <text:p>208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0,58)</text:p>
          </table:table-cell>
          <table:table-cell table:style-name="ce2" table:formula="of:=ORG.LIBREOFFICE.REGEX([.A381];&quot;\d{1,3},&quot;)" office:value-type="string" office:string-value="570," calcext:value-type="string">
            <text:p>570,</text:p>
          </table:table-cell>
          <table:table-cell table:formula="of:=ORG.LIBREOFFICE.REGEX([.A381];&quot;,\d{1,3}&quot;)" office:value-type="string" office:string-value=",58" calcext:value-type="string">
            <text:p>,58</text:p>
          </table:table-cell>
          <table:table-cell table:style-name="ce2" table:formula="of:=ORG.LIBREOFFICE.REGEX([.B381];&quot;\d{1,3}&quot;)" office:value-type="string" office:string-value="570" calcext:value-type="string">
            <text:p>570</text:p>
          </table:table-cell>
          <table:table-cell table:formula="of:=ORG.LIBREOFFICE.REGEX([.C381];&quot;\d{1,3}&quot;)" office:value-type="string" office:string-value="58" calcext:value-type="string">
            <text:p>58</text:p>
          </table:table-cell>
          <table:table-cell table:formula="of:=[.D381]*[.E381]" office:value-type="float" office:value="33060" calcext:value-type="float">
            <text:p>330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0,998)</text:p>
          </table:table-cell>
          <table:table-cell table:style-name="ce2" table:formula="of:=ORG.LIBREOFFICE.REGEX([.A382];&quot;\d{1,3},&quot;)" office:value-type="string" office:string-value="130," calcext:value-type="string">
            <text:p>130,</text:p>
          </table:table-cell>
          <table:table-cell table:formula="of:=ORG.LIBREOFFICE.REGEX([.A382];&quot;,\d{1,3}&quot;)" office:value-type="string" office:string-value=",998" calcext:value-type="string">
            <text:p>,998</text:p>
          </table:table-cell>
          <table:table-cell table:style-name="ce2" table:formula="of:=ORG.LIBREOFFICE.REGEX([.B382];&quot;\d{1,3}&quot;)" office:value-type="string" office:string-value="130" calcext:value-type="string">
            <text:p>130</text:p>
          </table:table-cell>
          <table:table-cell table:formula="of:=ORG.LIBREOFFICE.REGEX([.C382];&quot;\d{1,3}&quot;)" office:value-type="string" office:string-value="998" calcext:value-type="string">
            <text:p>998</text:p>
          </table:table-cell>
          <table:table-cell table:formula="of:=[.D382]*[.E382]" office:value-type="float" office:value="129740" calcext:value-type="float">
            <text:p>1297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1,150)</text:p>
          </table:table-cell>
          <table:table-cell table:style-name="ce2" table:formula="of:=ORG.LIBREOFFICE.REGEX([.A383];&quot;\d{1,3},&quot;)" office:value-type="string" office:string-value="221," calcext:value-type="string">
            <text:p>221,</text:p>
          </table:table-cell>
          <table:table-cell table:formula="of:=ORG.LIBREOFFICE.REGEX([.A383];&quot;,\d{1,3}&quot;)" office:value-type="string" office:string-value=",150" calcext:value-type="string">
            <text:p>,150</text:p>
          </table:table-cell>
          <table:table-cell table:style-name="ce2" table:formula="of:=ORG.LIBREOFFICE.REGEX([.B383];&quot;\d{1,3}&quot;)" office:value-type="string" office:string-value="221" calcext:value-type="string">
            <text:p>221</text:p>
          </table:table-cell>
          <table:table-cell table:formula="of:=ORG.LIBREOFFICE.REGEX([.C383];&quot;\d{1,3}&quot;)" office:value-type="string" office:string-value="150" calcext:value-type="string">
            <text:p>150</text:p>
          </table:table-cell>
          <table:table-cell table:formula="of:=[.D383]*[.E383]" office:value-type="float" office:value="33150" calcext:value-type="float">
            <text:p>33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20,992)</text:p>
          </table:table-cell>
          <table:table-cell table:style-name="ce2" table:formula="of:=ORG.LIBREOFFICE.REGEX([.A384];&quot;\d{1,3},&quot;)" office:value-type="string" office:string-value="920," calcext:value-type="string">
            <text:p>920,</text:p>
          </table:table-cell>
          <table:table-cell table:formula="of:=ORG.LIBREOFFICE.REGEX([.A384];&quot;,\d{1,3}&quot;)" office:value-type="string" office:string-value=",992" calcext:value-type="string">
            <text:p>,992</text:p>
          </table:table-cell>
          <table:table-cell table:style-name="ce2" table:formula="of:=ORG.LIBREOFFICE.REGEX([.B384];&quot;\d{1,3}&quot;)" office:value-type="string" office:string-value="920" calcext:value-type="string">
            <text:p>920</text:p>
          </table:table-cell>
          <table:table-cell table:formula="of:=ORG.LIBREOFFICE.REGEX([.C384];&quot;\d{1,3}&quot;)" office:value-type="string" office:string-value="992" calcext:value-type="string">
            <text:p>992</text:p>
          </table:table-cell>
          <table:table-cell table:formula="of:=[.D384]*[.E384]" office:value-type="float" office:value="912640" calcext:value-type="float">
            <text:p>912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4,990)</text:p>
          </table:table-cell>
          <table:table-cell table:style-name="ce2" table:formula="of:=ORG.LIBREOFFICE.REGEX([.A385];&quot;\d{1,3},&quot;)" office:value-type="string" office:string-value="314," calcext:value-type="string">
            <text:p>314,</text:p>
          </table:table-cell>
          <table:table-cell table:formula="of:=ORG.LIBREOFFICE.REGEX([.A385];&quot;,\d{1,3}&quot;)" office:value-type="string" office:string-value=",990" calcext:value-type="string">
            <text:p>,990</text:p>
          </table:table-cell>
          <table:table-cell table:style-name="ce2" table:formula="of:=ORG.LIBREOFFICE.REGEX([.B385];&quot;\d{1,3}&quot;)" office:value-type="string" office:string-value="314" calcext:value-type="string">
            <text:p>314</text:p>
          </table:table-cell>
          <table:table-cell table:formula="of:=ORG.LIBREOFFICE.REGEX([.C385];&quot;\d{1,3}&quot;)" office:value-type="string" office:string-value="990" calcext:value-type="string">
            <text:p>990</text:p>
          </table:table-cell>
          <table:table-cell table:formula="of:=[.D385]*[.E385]" office:value-type="float" office:value="310860" calcext:value-type="float">
            <text:p>310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5,592)</text:p>
          </table:table-cell>
          <table:table-cell table:style-name="ce2" table:formula="of:=ORG.LIBREOFFICE.REGEX([.A386];&quot;\d{1,3},&quot;)" office:value-type="string" office:string-value="265," calcext:value-type="string">
            <text:p>265,</text:p>
          </table:table-cell>
          <table:table-cell table:formula="of:=ORG.LIBREOFFICE.REGEX([.A386];&quot;,\d{1,3}&quot;)" office:value-type="string" office:string-value=",592" calcext:value-type="string">
            <text:p>,592</text:p>
          </table:table-cell>
          <table:table-cell table:style-name="ce2" table:formula="of:=ORG.LIBREOFFICE.REGEX([.B386];&quot;\d{1,3}&quot;)" office:value-type="string" office:string-value="265" calcext:value-type="string">
            <text:p>265</text:p>
          </table:table-cell>
          <table:table-cell table:formula="of:=ORG.LIBREOFFICE.REGEX([.C386];&quot;\d{1,3}&quot;)" office:value-type="string" office:string-value="592" calcext:value-type="string">
            <text:p>592</text:p>
          </table:table-cell>
          <table:table-cell table:formula="of:=[.D386]*[.E386]" office:value-type="float" office:value="156880" calcext:value-type="float">
            <text:p>1568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7,785)</text:p>
          </table:table-cell>
          <table:table-cell table:style-name="ce2" table:formula="of:=ORG.LIBREOFFICE.REGEX([.A387];&quot;\d{1,3},&quot;)" office:value-type="string" office:string-value="197," calcext:value-type="string">
            <text:p>197,</text:p>
          </table:table-cell>
          <table:table-cell table:formula="of:=ORG.LIBREOFFICE.REGEX([.A387];&quot;,\d{1,3}&quot;)" office:value-type="string" office:string-value=",785" calcext:value-type="string">
            <text:p>,785</text:p>
          </table:table-cell>
          <table:table-cell table:style-name="ce2" table:formula="of:=ORG.LIBREOFFICE.REGEX([.B387];&quot;\d{1,3}&quot;)" office:value-type="string" office:string-value="197" calcext:value-type="string">
            <text:p>197</text:p>
          </table:table-cell>
          <table:table-cell table:formula="of:=ORG.LIBREOFFICE.REGEX([.C387];&quot;\d{1,3}&quot;)" office:value-type="string" office:string-value="785" calcext:value-type="string">
            <text:p>785</text:p>
          </table:table-cell>
          <table:table-cell table:formula="of:=[.D387]*[.E387]" office:value-type="float" office:value="154645" calcext:value-type="float">
            <text:p>154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7,184)</text:p>
          </table:table-cell>
          <table:table-cell table:style-name="ce2" table:formula="of:=ORG.LIBREOFFICE.REGEX([.A388];&quot;\d{1,3},&quot;)" office:value-type="string" office:string-value="227," calcext:value-type="string">
            <text:p>227,</text:p>
          </table:table-cell>
          <table:table-cell table:formula="of:=ORG.LIBREOFFICE.REGEX([.A388];&quot;,\d{1,3}&quot;)" office:value-type="string" office:string-value=",184" calcext:value-type="string">
            <text:p>,184</text:p>
          </table:table-cell>
          <table:table-cell table:style-name="ce2" table:formula="of:=ORG.LIBREOFFICE.REGEX([.B388];&quot;\d{1,3}&quot;)" office:value-type="string" office:string-value="227" calcext:value-type="string">
            <text:p>227</text:p>
          </table:table-cell>
          <table:table-cell table:formula="of:=ORG.LIBREOFFICE.REGEX([.C388];&quot;\d{1,3}&quot;)" office:value-type="string" office:string-value="184" calcext:value-type="string">
            <text:p>184</text:p>
          </table:table-cell>
          <table:table-cell table:formula="of:=[.D388]*[.E388]" office:value-type="float" office:value="41768" calcext:value-type="float">
            <text:p>417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6,268)</text:p>
          </table:table-cell>
          <table:table-cell table:style-name="ce2" table:formula="of:=ORG.LIBREOFFICE.REGEX([.A389];&quot;\d{1,3},&quot;)" office:value-type="string" office:string-value="576," calcext:value-type="string">
            <text:p>576,</text:p>
          </table:table-cell>
          <table:table-cell table:formula="of:=ORG.LIBREOFFICE.REGEX([.A389];&quot;,\d{1,3}&quot;)" office:value-type="string" office:string-value=",268" calcext:value-type="string">
            <text:p>,268</text:p>
          </table:table-cell>
          <table:table-cell table:style-name="ce2" table:formula="of:=ORG.LIBREOFFICE.REGEX([.B389];&quot;\d{1,3}&quot;)" office:value-type="string" office:string-value="576" calcext:value-type="string">
            <text:p>576</text:p>
          </table:table-cell>
          <table:table-cell table:formula="of:=ORG.LIBREOFFICE.REGEX([.C389];&quot;\d{1,3}&quot;)" office:value-type="string" office:string-value="268" calcext:value-type="string">
            <text:p>268</text:p>
          </table:table-cell>
          <table:table-cell table:formula="of:=[.D389]*[.E389]" office:value-type="float" office:value="154368" calcext:value-type="float">
            <text:p>1543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5,684)</text:p>
          </table:table-cell>
          <table:table-cell table:style-name="ce2" table:formula="of:=ORG.LIBREOFFICE.REGEX([.A390];&quot;\d{1,3},&quot;)" office:value-type="string" office:string-value="735," calcext:value-type="string">
            <text:p>735,</text:p>
          </table:table-cell>
          <table:table-cell table:formula="of:=ORG.LIBREOFFICE.REGEX([.A390];&quot;,\d{1,3}&quot;)" office:value-type="string" office:string-value=",684" calcext:value-type="string">
            <text:p>,684</text:p>
          </table:table-cell>
          <table:table-cell table:style-name="ce2" table:formula="of:=ORG.LIBREOFFICE.REGEX([.B390];&quot;\d{1,3}&quot;)" office:value-type="string" office:string-value="735" calcext:value-type="string">
            <text:p>735</text:p>
          </table:table-cell>
          <table:table-cell table:formula="of:=ORG.LIBREOFFICE.REGEX([.C390];&quot;\d{1,3}&quot;)" office:value-type="string" office:string-value="684" calcext:value-type="string">
            <text:p>684</text:p>
          </table:table-cell>
          <table:table-cell table:formula="of:=[.D390]*[.E390]" office:value-type="float" office:value="502740" calcext:value-type="float">
            <text:p>5027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9,268)</text:p>
          </table:table-cell>
          <table:table-cell table:style-name="ce2" table:formula="of:=ORG.LIBREOFFICE.REGEX([.A391];&quot;\d{1,3},&quot;)" office:value-type="string" office:string-value="749," calcext:value-type="string">
            <text:p>749,</text:p>
          </table:table-cell>
          <table:table-cell table:formula="of:=ORG.LIBREOFFICE.REGEX([.A391];&quot;,\d{1,3}&quot;)" office:value-type="string" office:string-value=",268" calcext:value-type="string">
            <text:p>,268</text:p>
          </table:table-cell>
          <table:table-cell table:style-name="ce2" table:formula="of:=ORG.LIBREOFFICE.REGEX([.B391];&quot;\d{1,3}&quot;)" office:value-type="string" office:string-value="749" calcext:value-type="string">
            <text:p>749</text:p>
          </table:table-cell>
          <table:table-cell table:formula="of:=ORG.LIBREOFFICE.REGEX([.C391];&quot;\d{1,3}&quot;)" office:value-type="string" office:string-value="268" calcext:value-type="string">
            <text:p>268</text:p>
          </table:table-cell>
          <table:table-cell table:formula="of:=[.D391]*[.E391]" office:value-type="float" office:value="200732" calcext:value-type="float">
            <text:p>2007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3,859)</text:p>
          </table:table-cell>
          <table:table-cell table:style-name="ce2" table:formula="of:=ORG.LIBREOFFICE.REGEX([.A392];&quot;\d{1,3},&quot;)" office:value-type="string" office:string-value="613," calcext:value-type="string">
            <text:p>613,</text:p>
          </table:table-cell>
          <table:table-cell table:formula="of:=ORG.LIBREOFFICE.REGEX([.A392];&quot;,\d{1,3}&quot;)" office:value-type="string" office:string-value=",859" calcext:value-type="string">
            <text:p>,859</text:p>
          </table:table-cell>
          <table:table-cell table:style-name="ce2" table:formula="of:=ORG.LIBREOFFICE.REGEX([.B392];&quot;\d{1,3}&quot;)" office:value-type="string" office:string-value="613" calcext:value-type="string">
            <text:p>613</text:p>
          </table:table-cell>
          <table:table-cell table:formula="of:=ORG.LIBREOFFICE.REGEX([.C392];&quot;\d{1,3}&quot;)" office:value-type="string" office:string-value="859" calcext:value-type="string">
            <text:p>859</text:p>
          </table:table-cell>
          <table:table-cell table:formula="of:=[.D392]*[.E392]" office:value-type="float" office:value="526567" calcext:value-type="float">
            <text:p>5265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0,275)</text:p>
          </table:table-cell>
          <table:table-cell table:style-name="ce2" table:formula="of:=ORG.LIBREOFFICE.REGEX([.A393];&quot;\d{1,3},&quot;)" office:value-type="string" office:string-value="450," calcext:value-type="string">
            <text:p>450,</text:p>
          </table:table-cell>
          <table:table-cell table:formula="of:=ORG.LIBREOFFICE.REGEX([.A393];&quot;,\d{1,3}&quot;)" office:value-type="string" office:string-value=",275" calcext:value-type="string">
            <text:p>,275</text:p>
          </table:table-cell>
          <table:table-cell table:style-name="ce2" table:formula="of:=ORG.LIBREOFFICE.REGEX([.B393];&quot;\d{1,3}&quot;)" office:value-type="string" office:string-value="450" calcext:value-type="string">
            <text:p>450</text:p>
          </table:table-cell>
          <table:table-cell table:formula="of:=ORG.LIBREOFFICE.REGEX([.C393];&quot;\d{1,3}&quot;)" office:value-type="string" office:string-value="275" calcext:value-type="string">
            <text:p>275</text:p>
          </table:table-cell>
          <table:table-cell table:formula="of:=[.D393]*[.E393]" office:value-type="float" office:value="123750" calcext:value-type="float">
            <text:p>123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1,682)</text:p>
          </table:table-cell>
          <table:table-cell table:style-name="ce2" table:formula="of:=ORG.LIBREOFFICE.REGEX([.A394];&quot;\d{1,3},&quot;)" office:value-type="string" office:string-value="41," calcext:value-type="string">
            <text:p>41,</text:p>
          </table:table-cell>
          <table:table-cell table:formula="of:=ORG.LIBREOFFICE.REGEX([.A394];&quot;,\d{1,3}&quot;)" office:value-type="string" office:string-value=",682" calcext:value-type="string">
            <text:p>,682</text:p>
          </table:table-cell>
          <table:table-cell table:style-name="ce2" table:formula="of:=ORG.LIBREOFFICE.REGEX([.B394];&quot;\d{1,3}&quot;)" office:value-type="string" office:string-value="41" calcext:value-type="string">
            <text:p>41</text:p>
          </table:table-cell>
          <table:table-cell table:formula="of:=ORG.LIBREOFFICE.REGEX([.C394];&quot;\d{1,3}&quot;)" office:value-type="string" office:string-value="682" calcext:value-type="string">
            <text:p>682</text:p>
          </table:table-cell>
          <table:table-cell table:formula="of:=[.D394]*[.E394]" office:value-type="float" office:value="27962" calcext:value-type="float">
            <text:p>279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5,186)</text:p>
          </table:table-cell>
          <table:table-cell table:style-name="ce2" table:formula="of:=ORG.LIBREOFFICE.REGEX([.A395];&quot;\d{1,3},&quot;)" office:value-type="string" office:string-value="745," calcext:value-type="string">
            <text:p>745,</text:p>
          </table:table-cell>
          <table:table-cell table:formula="of:=ORG.LIBREOFFICE.REGEX([.A395];&quot;,\d{1,3}&quot;)" office:value-type="string" office:string-value=",186" calcext:value-type="string">
            <text:p>,186</text:p>
          </table:table-cell>
          <table:table-cell table:style-name="ce2" table:formula="of:=ORG.LIBREOFFICE.REGEX([.B395];&quot;\d{1,3}&quot;)" office:value-type="string" office:string-value="745" calcext:value-type="string">
            <text:p>745</text:p>
          </table:table-cell>
          <table:table-cell table:formula="of:=ORG.LIBREOFFICE.REGEX([.C395];&quot;\d{1,3}&quot;)" office:value-type="string" office:string-value="186" calcext:value-type="string">
            <text:p>186</text:p>
          </table:table-cell>
          <table:table-cell table:formula="of:=[.D395]*[.E395]" office:value-type="float" office:value="138570" calcext:value-type="float">
            <text:p>1385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5,614)</text:p>
          </table:table-cell>
          <table:table-cell table:style-name="ce2" table:formula="of:=ORG.LIBREOFFICE.REGEX([.A396];&quot;\d{1,3},&quot;)" office:value-type="string" office:string-value="585," calcext:value-type="string">
            <text:p>585,</text:p>
          </table:table-cell>
          <table:table-cell table:formula="of:=ORG.LIBREOFFICE.REGEX([.A396];&quot;,\d{1,3}&quot;)" office:value-type="string" office:string-value=",614" calcext:value-type="string">
            <text:p>,614</text:p>
          </table:table-cell>
          <table:table-cell table:style-name="ce2" table:formula="of:=ORG.LIBREOFFICE.REGEX([.B396];&quot;\d{1,3}&quot;)" office:value-type="string" office:string-value="585" calcext:value-type="string">
            <text:p>585</text:p>
          </table:table-cell>
          <table:table-cell table:formula="of:=ORG.LIBREOFFICE.REGEX([.C396];&quot;\d{1,3}&quot;)" office:value-type="string" office:string-value="614" calcext:value-type="string">
            <text:p>614</text:p>
          </table:table-cell>
          <table:table-cell table:formula="of:=[.D396]*[.E396]" office:value-type="float" office:value="359190" calcext:value-type="float">
            <text:p>359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74,69)</text:p>
          </table:table-cell>
          <table:table-cell table:style-name="ce2" table:formula="of:=ORG.LIBREOFFICE.REGEX([.A397];&quot;\d{1,3},&quot;)" office:value-type="string" office:string-value="374," calcext:value-type="string">
            <text:p>374,</text:p>
          </table:table-cell>
          <table:table-cell table:formula="of:=ORG.LIBREOFFICE.REGEX([.A397];&quot;,\d{1,3}&quot;)" office:value-type="string" office:string-value=",69" calcext:value-type="string">
            <text:p>,69</text:p>
          </table:table-cell>
          <table:table-cell table:style-name="ce2" table:formula="of:=ORG.LIBREOFFICE.REGEX([.B397];&quot;\d{1,3}&quot;)" office:value-type="string" office:string-value="374" calcext:value-type="string">
            <text:p>374</text:p>
          </table:table-cell>
          <table:table-cell table:formula="of:=ORG.LIBREOFFICE.REGEX([.C397];&quot;\d{1,3}&quot;)" office:value-type="string" office:string-value="69" calcext:value-type="string">
            <text:p>69</text:p>
          </table:table-cell>
          <table:table-cell table:formula="of:=[.D397]*[.E397]" office:value-type="float" office:value="25806" calcext:value-type="float">
            <text:p>258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,174)</text:p>
          </table:table-cell>
          <table:table-cell table:style-name="ce2" table:formula="of:=ORG.LIBREOFFICE.REGEX([.A398];&quot;\d{1,3},&quot;)" office:value-type="string" office:string-value="30," calcext:value-type="string">
            <text:p>30,</text:p>
          </table:table-cell>
          <table:table-cell table:formula="of:=ORG.LIBREOFFICE.REGEX([.A398];&quot;,\d{1,3}&quot;)" office:value-type="string" office:string-value=",174" calcext:value-type="string">
            <text:p>,174</text:p>
          </table:table-cell>
          <table:table-cell table:style-name="ce2" table:formula="of:=ORG.LIBREOFFICE.REGEX([.B398];&quot;\d{1,3}&quot;)" office:value-type="string" office:string-value="30" calcext:value-type="string">
            <text:p>30</text:p>
          </table:table-cell>
          <table:table-cell table:formula="of:=ORG.LIBREOFFICE.REGEX([.C398];&quot;\d{1,3}&quot;)" office:value-type="string" office:string-value="174" calcext:value-type="string">
            <text:p>174</text:p>
          </table:table-cell>
          <table:table-cell table:formula="of:=[.D398]*[.E398]" office:value-type="float" office:value="5220" calcext:value-type="float">
            <text:p>5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0,444)</text:p>
          </table:table-cell>
          <table:table-cell table:style-name="ce2" table:formula="of:=ORG.LIBREOFFICE.REGEX([.A399];&quot;\d{1,3},&quot;)" office:value-type="string" office:string-value="10," calcext:value-type="string">
            <text:p>10,</text:p>
          </table:table-cell>
          <table:table-cell table:formula="of:=ORG.LIBREOFFICE.REGEX([.A399];&quot;,\d{1,3}&quot;)" office:value-type="string" office:string-value=",444" calcext:value-type="string">
            <text:p>,444</text:p>
          </table:table-cell>
          <table:table-cell table:style-name="ce2" table:formula="of:=ORG.LIBREOFFICE.REGEX([.B399];&quot;\d{1,3}&quot;)" office:value-type="string" office:string-value="10" calcext:value-type="string">
            <text:p>10</text:p>
          </table:table-cell>
          <table:table-cell table:formula="of:=ORG.LIBREOFFICE.REGEX([.C399];&quot;\d{1,3}&quot;)" office:value-type="string" office:string-value="444" calcext:value-type="string">
            <text:p>444</text:p>
          </table:table-cell>
          <table:table-cell table:formula="of:=[.D399]*[.E399]" office:value-type="float" office:value="4440" calcext:value-type="float">
            <text:p>44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9,809)</text:p>
          </table:table-cell>
          <table:table-cell table:style-name="ce2" table:formula="of:=ORG.LIBREOFFICE.REGEX([.A400];&quot;\d{1,3},&quot;)" office:value-type="string" office:string-value="809," calcext:value-type="string">
            <text:p>809,</text:p>
          </table:table-cell>
          <table:table-cell table:formula="of:=ORG.LIBREOFFICE.REGEX([.A400];&quot;,\d{1,3}&quot;)" office:value-type="string" office:string-value=",809" calcext:value-type="string">
            <text:p>,809</text:p>
          </table:table-cell>
          <table:table-cell table:style-name="ce2" table:formula="of:=ORG.LIBREOFFICE.REGEX([.B400];&quot;\d{1,3}&quot;)" office:value-type="string" office:string-value="809" calcext:value-type="string">
            <text:p>809</text:p>
          </table:table-cell>
          <table:table-cell table:formula="of:=ORG.LIBREOFFICE.REGEX([.C400];&quot;\d{1,3}&quot;)" office:value-type="string" office:string-value="809" calcext:value-type="string">
            <text:p>809</text:p>
          </table:table-cell>
          <table:table-cell table:formula="of:=[.D400]*[.E400]" office:value-type="float" office:value="654481" calcext:value-type="float">
            <text:p>6544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1,509)</text:p>
          </table:table-cell>
          <table:table-cell table:style-name="ce2" table:formula="of:=ORG.LIBREOFFICE.REGEX([.A401];&quot;\d{1,3},&quot;)" office:value-type="string" office:string-value="531," calcext:value-type="string">
            <text:p>531,</text:p>
          </table:table-cell>
          <table:table-cell table:formula="of:=ORG.LIBREOFFICE.REGEX([.A401];&quot;,\d{1,3}&quot;)" office:value-type="string" office:string-value=",509" calcext:value-type="string">
            <text:p>,509</text:p>
          </table:table-cell>
          <table:table-cell table:style-name="ce2" table:formula="of:=ORG.LIBREOFFICE.REGEX([.B401];&quot;\d{1,3}&quot;)" office:value-type="string" office:string-value="531" calcext:value-type="string">
            <text:p>531</text:p>
          </table:table-cell>
          <table:table-cell table:formula="of:=ORG.LIBREOFFICE.REGEX([.C401];&quot;\d{1,3}&quot;)" office:value-type="string" office:string-value="509" calcext:value-type="string">
            <text:p>509</text:p>
          </table:table-cell>
          <table:table-cell table:formula="of:=[.D401]*[.E401]" office:value-type="float" office:value="270279" calcext:value-type="float">
            <text:p>2702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9,968)</text:p>
          </table:table-cell>
          <table:table-cell table:style-name="ce2" table:formula="of:=ORG.LIBREOFFICE.REGEX([.A402];&quot;\d{1,3},&quot;)" office:value-type="string" office:string-value="119," calcext:value-type="string">
            <text:p>119,</text:p>
          </table:table-cell>
          <table:table-cell table:formula="of:=ORG.LIBREOFFICE.REGEX([.A402];&quot;,\d{1,3}&quot;)" office:value-type="string" office:string-value=",968" calcext:value-type="string">
            <text:p>,968</text:p>
          </table:table-cell>
          <table:table-cell table:style-name="ce2" table:formula="of:=ORG.LIBREOFFICE.REGEX([.B402];&quot;\d{1,3}&quot;)" office:value-type="string" office:string-value="119" calcext:value-type="string">
            <text:p>119</text:p>
          </table:table-cell>
          <table:table-cell table:formula="of:=ORG.LIBREOFFICE.REGEX([.C402];&quot;\d{1,3}&quot;)" office:value-type="string" office:string-value="968" calcext:value-type="string">
            <text:p>968</text:p>
          </table:table-cell>
          <table:table-cell table:formula="of:=[.D402]*[.E402]" office:value-type="float" office:value="115192" calcext:value-type="float">
            <text:p>115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1,854)</text:p>
          </table:table-cell>
          <table:table-cell table:style-name="ce2" table:formula="of:=ORG.LIBREOFFICE.REGEX([.A403];&quot;\d{1,3},&quot;)" office:value-type="string" office:string-value="161," calcext:value-type="string">
            <text:p>161,</text:p>
          </table:table-cell>
          <table:table-cell table:formula="of:=ORG.LIBREOFFICE.REGEX([.A403];&quot;,\d{1,3}&quot;)" office:value-type="string" office:string-value=",854" calcext:value-type="string">
            <text:p>,854</text:p>
          </table:table-cell>
          <table:table-cell table:style-name="ce2" table:formula="of:=ORG.LIBREOFFICE.REGEX([.B403];&quot;\d{1,3}&quot;)" office:value-type="string" office:string-value="161" calcext:value-type="string">
            <text:p>161</text:p>
          </table:table-cell>
          <table:table-cell table:formula="of:=ORG.LIBREOFFICE.REGEX([.C403];&quot;\d{1,3}&quot;)" office:value-type="string" office:string-value="854" calcext:value-type="string">
            <text:p>854</text:p>
          </table:table-cell>
          <table:table-cell table:formula="of:=[.D403]*[.E403]" office:value-type="float" office:value="137494" calcext:value-type="float">
            <text:p>1374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1,323)</text:p>
          </table:table-cell>
          <table:table-cell table:style-name="ce2" table:formula="of:=ORG.LIBREOFFICE.REGEX([.A404];&quot;\d{1,3},&quot;)" office:value-type="string" office:string-value="481," calcext:value-type="string">
            <text:p>481,</text:p>
          </table:table-cell>
          <table:table-cell table:formula="of:=ORG.LIBREOFFICE.REGEX([.A404];&quot;,\d{1,3}&quot;)" office:value-type="string" office:string-value=",323" calcext:value-type="string">
            <text:p>,323</text:p>
          </table:table-cell>
          <table:table-cell table:style-name="ce2" table:formula="of:=ORG.LIBREOFFICE.REGEX([.B404];&quot;\d{1,3}&quot;)" office:value-type="string" office:string-value="481" calcext:value-type="string">
            <text:p>481</text:p>
          </table:table-cell>
          <table:table-cell table:formula="of:=ORG.LIBREOFFICE.REGEX([.C404];&quot;\d{1,3}&quot;)" office:value-type="string" office:string-value="323" calcext:value-type="string">
            <text:p>323</text:p>
          </table:table-cell>
          <table:table-cell table:formula="of:=[.D404]*[.E404]" office:value-type="float" office:value="155363" calcext:value-type="float">
            <text:p>1553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8,699)</text:p>
          </table:table-cell>
          <table:table-cell table:style-name="ce2" table:formula="of:=ORG.LIBREOFFICE.REGEX([.A405];&quot;\d{1,3},&quot;)" office:value-type="string" office:string-value="878," calcext:value-type="string">
            <text:p>878,</text:p>
          </table:table-cell>
          <table:table-cell table:formula="of:=ORG.LIBREOFFICE.REGEX([.A405];&quot;,\d{1,3}&quot;)" office:value-type="string" office:string-value=",699" calcext:value-type="string">
            <text:p>,699</text:p>
          </table:table-cell>
          <table:table-cell table:style-name="ce2" table:formula="of:=ORG.LIBREOFFICE.REGEX([.B405];&quot;\d{1,3}&quot;)" office:value-type="string" office:string-value="878" calcext:value-type="string">
            <text:p>878</text:p>
          </table:table-cell>
          <table:table-cell table:formula="of:=ORG.LIBREOFFICE.REGEX([.C405];&quot;\d{1,3}&quot;)" office:value-type="string" office:string-value="699" calcext:value-type="string">
            <text:p>699</text:p>
          </table:table-cell>
          <table:table-cell table:formula="of:=[.D405]*[.E405]" office:value-type="float" office:value="613722" calcext:value-type="float">
            <text:p>6137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8,842)</text:p>
          </table:table-cell>
          <table:table-cell table:style-name="ce2" table:formula="of:=ORG.LIBREOFFICE.REGEX([.A406];&quot;\d{1,3},&quot;)" office:value-type="string" office:string-value="658," calcext:value-type="string">
            <text:p>658,</text:p>
          </table:table-cell>
          <table:table-cell table:formula="of:=ORG.LIBREOFFICE.REGEX([.A406];&quot;,\d{1,3}&quot;)" office:value-type="string" office:string-value=",842" calcext:value-type="string">
            <text:p>,842</text:p>
          </table:table-cell>
          <table:table-cell table:style-name="ce2" table:formula="of:=ORG.LIBREOFFICE.REGEX([.B406];&quot;\d{1,3}&quot;)" office:value-type="string" office:string-value="658" calcext:value-type="string">
            <text:p>658</text:p>
          </table:table-cell>
          <table:table-cell table:formula="of:=ORG.LIBREOFFICE.REGEX([.C406];&quot;\d{1,3}&quot;)" office:value-type="string" office:string-value="842" calcext:value-type="string">
            <text:p>842</text:p>
          </table:table-cell>
          <table:table-cell table:formula="of:=[.D406]*[.E406]" office:value-type="float" office:value="554036" calcext:value-type="float">
            <text:p>5540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3,125)</text:p>
          </table:table-cell>
          <table:table-cell table:style-name="ce2" table:formula="of:=ORG.LIBREOFFICE.REGEX([.A407];&quot;\d{1,3},&quot;)" office:value-type="string" office:string-value="593," calcext:value-type="string">
            <text:p>593,</text:p>
          </table:table-cell>
          <table:table-cell table:formula="of:=ORG.LIBREOFFICE.REGEX([.A407];&quot;,\d{1,3}&quot;)" office:value-type="string" office:string-value=",125" calcext:value-type="string">
            <text:p>,125</text:p>
          </table:table-cell>
          <table:table-cell table:style-name="ce2" table:formula="of:=ORG.LIBREOFFICE.REGEX([.B407];&quot;\d{1,3}&quot;)" office:value-type="string" office:string-value="593" calcext:value-type="string">
            <text:p>593</text:p>
          </table:table-cell>
          <table:table-cell table:formula="of:=ORG.LIBREOFFICE.REGEX([.C407];&quot;\d{1,3}&quot;)" office:value-type="string" office:string-value="125" calcext:value-type="string">
            <text:p>125</text:p>
          </table:table-cell>
          <table:table-cell table:formula="of:=[.D407]*[.E407]" office:value-type="float" office:value="74125" calcext:value-type="float">
            <text:p>74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6,116)</text:p>
          </table:table-cell>
          <table:table-cell table:style-name="ce2" table:formula="of:=ORG.LIBREOFFICE.REGEX([.A408];&quot;\d{1,3},&quot;)" office:value-type="string" office:string-value="486," calcext:value-type="string">
            <text:p>486,</text:p>
          </table:table-cell>
          <table:table-cell table:formula="of:=ORG.LIBREOFFICE.REGEX([.A408];&quot;,\d{1,3}&quot;)" office:value-type="string" office:string-value=",116" calcext:value-type="string">
            <text:p>,116</text:p>
          </table:table-cell>
          <table:table-cell table:style-name="ce2" table:formula="of:=ORG.LIBREOFFICE.REGEX([.B408];&quot;\d{1,3}&quot;)" office:value-type="string" office:string-value="486" calcext:value-type="string">
            <text:p>486</text:p>
          </table:table-cell>
          <table:table-cell table:formula="of:=ORG.LIBREOFFICE.REGEX([.C408];&quot;\d{1,3}&quot;)" office:value-type="string" office:string-value="116" calcext:value-type="string">
            <text:p>116</text:p>
          </table:table-cell>
          <table:table-cell table:formula="of:=[.D408]*[.E408]" office:value-type="float" office:value="56376" calcext:value-type="float">
            <text:p>563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22,260)</text:p>
          </table:table-cell>
          <table:table-cell table:style-name="ce2" table:formula="of:=ORG.LIBREOFFICE.REGEX([.A409];&quot;\d{1,3},&quot;)" office:value-type="string" office:string-value="922," calcext:value-type="string">
            <text:p>922,</text:p>
          </table:table-cell>
          <table:table-cell table:formula="of:=ORG.LIBREOFFICE.REGEX([.A409];&quot;,\d{1,3}&quot;)" office:value-type="string" office:string-value=",260" calcext:value-type="string">
            <text:p>,260</text:p>
          </table:table-cell>
          <table:table-cell table:style-name="ce2" table:formula="of:=ORG.LIBREOFFICE.REGEX([.B409];&quot;\d{1,3}&quot;)" office:value-type="string" office:string-value="922" calcext:value-type="string">
            <text:p>922</text:p>
          </table:table-cell>
          <table:table-cell table:formula="of:=ORG.LIBREOFFICE.REGEX([.C409];&quot;\d{1,3}&quot;)" office:value-type="string" office:string-value="260" calcext:value-type="string">
            <text:p>260</text:p>
          </table:table-cell>
          <table:table-cell table:formula="of:=[.D409]*[.E409]" office:value-type="float" office:value="239720" calcext:value-type="float">
            <text:p>239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3,921)</text:p>
          </table:table-cell>
          <table:table-cell table:style-name="ce2" table:formula="of:=ORG.LIBREOFFICE.REGEX([.A410];&quot;\d{1,3},&quot;)" office:value-type="string" office:string-value="163," calcext:value-type="string">
            <text:p>163,</text:p>
          </table:table-cell>
          <table:table-cell table:formula="of:=ORG.LIBREOFFICE.REGEX([.A410];&quot;,\d{1,3}&quot;)" office:value-type="string" office:string-value=",921" calcext:value-type="string">
            <text:p>,921</text:p>
          </table:table-cell>
          <table:table-cell table:style-name="ce2" table:formula="of:=ORG.LIBREOFFICE.REGEX([.B410];&quot;\d{1,3}&quot;)" office:value-type="string" office:string-value="163" calcext:value-type="string">
            <text:p>163</text:p>
          </table:table-cell>
          <table:table-cell table:formula="of:=ORG.LIBREOFFICE.REGEX([.C410];&quot;\d{1,3}&quot;)" office:value-type="string" office:string-value="921" calcext:value-type="string">
            <text:p>921</text:p>
          </table:table-cell>
          <table:table-cell table:formula="of:=[.D410]*[.E410]" office:value-type="float" office:value="150123" calcext:value-type="float">
            <text:p>150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1,494)</text:p>
          </table:table-cell>
          <table:table-cell table:style-name="ce2" table:formula="of:=ORG.LIBREOFFICE.REGEX([.A411];&quot;\d{1,3},&quot;)" office:value-type="string" office:string-value="601," calcext:value-type="string">
            <text:p>601,</text:p>
          </table:table-cell>
          <table:table-cell table:formula="of:=ORG.LIBREOFFICE.REGEX([.A411];&quot;,\d{1,3}&quot;)" office:value-type="string" office:string-value=",494" calcext:value-type="string">
            <text:p>,494</text:p>
          </table:table-cell>
          <table:table-cell table:style-name="ce2" table:formula="of:=ORG.LIBREOFFICE.REGEX([.B411];&quot;\d{1,3}&quot;)" office:value-type="string" office:string-value="601" calcext:value-type="string">
            <text:p>601</text:p>
          </table:table-cell>
          <table:table-cell table:formula="of:=ORG.LIBREOFFICE.REGEX([.C411];&quot;\d{1,3}&quot;)" office:value-type="string" office:string-value="494" calcext:value-type="string">
            <text:p>494</text:p>
          </table:table-cell>
          <table:table-cell table:formula="of:=[.D411]*[.E411]" office:value-type="float" office:value="296894" calcext:value-type="float">
            <text:p>2968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4,68)</text:p>
          </table:table-cell>
          <table:table-cell table:style-name="ce2" table:formula="of:=ORG.LIBREOFFICE.REGEX([.A412];&quot;\d{1,3},&quot;)" office:value-type="string" office:string-value="184," calcext:value-type="string">
            <text:p>184,</text:p>
          </table:table-cell>
          <table:table-cell table:formula="of:=ORG.LIBREOFFICE.REGEX([.A412];&quot;,\d{1,3}&quot;)" office:value-type="string" office:string-value=",68" calcext:value-type="string">
            <text:p>,68</text:p>
          </table:table-cell>
          <table:table-cell table:style-name="ce2" table:formula="of:=ORG.LIBREOFFICE.REGEX([.B412];&quot;\d{1,3}&quot;)" office:value-type="string" office:string-value="184" calcext:value-type="string">
            <text:p>184</text:p>
          </table:table-cell>
          <table:table-cell table:formula="of:=ORG.LIBREOFFICE.REGEX([.C412];&quot;\d{1,3}&quot;)" office:value-type="string" office:string-value="68" calcext:value-type="string">
            <text:p>68</text:p>
          </table:table-cell>
          <table:table-cell table:formula="of:=[.D412]*[.E412]" office:value-type="float" office:value="12512" calcext:value-type="float">
            <text:p>12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3,694)</text:p>
          </table:table-cell>
          <table:table-cell table:style-name="ce2" table:formula="of:=ORG.LIBREOFFICE.REGEX([.A413];&quot;\d{1,3},&quot;)" office:value-type="string" office:string-value="703," calcext:value-type="string">
            <text:p>703,</text:p>
          </table:table-cell>
          <table:table-cell table:formula="of:=ORG.LIBREOFFICE.REGEX([.A413];&quot;,\d{1,3}&quot;)" office:value-type="string" office:string-value=",694" calcext:value-type="string">
            <text:p>,694</text:p>
          </table:table-cell>
          <table:table-cell table:style-name="ce2" table:formula="of:=ORG.LIBREOFFICE.REGEX([.B413];&quot;\d{1,3}&quot;)" office:value-type="string" office:string-value="703" calcext:value-type="string">
            <text:p>703</text:p>
          </table:table-cell>
          <table:table-cell table:formula="of:=ORG.LIBREOFFICE.REGEX([.C413];&quot;\d{1,3}&quot;)" office:value-type="string" office:string-value="694" calcext:value-type="string">
            <text:p>694</text:p>
          </table:table-cell>
          <table:table-cell table:formula="of:=[.D413]*[.E413]" office:value-type="float" office:value="487882" calcext:value-type="float">
            <text:p>4878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5,743)</text:p>
          </table:table-cell>
          <table:table-cell table:style-name="ce2" table:formula="of:=ORG.LIBREOFFICE.REGEX([.A414];&quot;\d{1,3},&quot;)" office:value-type="string" office:string-value="255," calcext:value-type="string">
            <text:p>255,</text:p>
          </table:table-cell>
          <table:table-cell table:formula="of:=ORG.LIBREOFFICE.REGEX([.A414];&quot;,\d{1,3}&quot;)" office:value-type="string" office:string-value=",743" calcext:value-type="string">
            <text:p>,743</text:p>
          </table:table-cell>
          <table:table-cell table:style-name="ce2" table:formula="of:=ORG.LIBREOFFICE.REGEX([.B414];&quot;\d{1,3}&quot;)" office:value-type="string" office:string-value="255" calcext:value-type="string">
            <text:p>255</text:p>
          </table:table-cell>
          <table:table-cell table:formula="of:=ORG.LIBREOFFICE.REGEX([.C414];&quot;\d{1,3}&quot;)" office:value-type="string" office:string-value="743" calcext:value-type="string">
            <text:p>743</text:p>
          </table:table-cell>
          <table:table-cell table:formula="of:=[.D414]*[.E414]" office:value-type="float" office:value="189465" calcext:value-type="float">
            <text:p>1894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72,315)</text:p>
          </table:table-cell>
          <table:table-cell table:style-name="ce2" table:formula="of:=ORG.LIBREOFFICE.REGEX([.A415];&quot;\d{1,3},&quot;)" office:value-type="string" office:string-value="772," calcext:value-type="string">
            <text:p>772,</text:p>
          </table:table-cell>
          <table:table-cell table:formula="of:=ORG.LIBREOFFICE.REGEX([.A415];&quot;,\d{1,3}&quot;)" office:value-type="string" office:string-value=",315" calcext:value-type="string">
            <text:p>,315</text:p>
          </table:table-cell>
          <table:table-cell table:style-name="ce2" table:formula="of:=ORG.LIBREOFFICE.REGEX([.B415];&quot;\d{1,3}&quot;)" office:value-type="string" office:string-value="772" calcext:value-type="string">
            <text:p>772</text:p>
          </table:table-cell>
          <table:table-cell table:formula="of:=ORG.LIBREOFFICE.REGEX([.C415];&quot;\d{1,3}&quot;)" office:value-type="string" office:string-value="315" calcext:value-type="string">
            <text:p>315</text:p>
          </table:table-cell>
          <table:table-cell table:formula="of:=[.D415]*[.E415]" office:value-type="float" office:value="243180" calcext:value-type="float">
            <text:p>243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9,280)</text:p>
          </table:table-cell>
          <table:table-cell table:style-name="ce2" table:formula="of:=ORG.LIBREOFFICE.REGEX([.A416];&quot;\d{1,3},&quot;)" office:value-type="string" office:string-value="799," calcext:value-type="string">
            <text:p>799,</text:p>
          </table:table-cell>
          <table:table-cell table:formula="of:=ORG.LIBREOFFICE.REGEX([.A416];&quot;,\d{1,3}&quot;)" office:value-type="string" office:string-value=",280" calcext:value-type="string">
            <text:p>,280</text:p>
          </table:table-cell>
          <table:table-cell table:style-name="ce2" table:formula="of:=ORG.LIBREOFFICE.REGEX([.B416];&quot;\d{1,3}&quot;)" office:value-type="string" office:string-value="799" calcext:value-type="string">
            <text:p>799</text:p>
          </table:table-cell>
          <table:table-cell table:formula="of:=ORG.LIBREOFFICE.REGEX([.C416];&quot;\d{1,3}&quot;)" office:value-type="string" office:string-value="280" calcext:value-type="string">
            <text:p>280</text:p>
          </table:table-cell>
          <table:table-cell table:formula="of:=[.D416]*[.E416]" office:value-type="float" office:value="223720" calcext:value-type="float">
            <text:p>223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76,198)</text:p>
          </table:table-cell>
          <table:table-cell table:style-name="ce2" table:formula="of:=ORG.LIBREOFFICE.REGEX([.A417];&quot;\d{1,3},&quot;)" office:value-type="string" office:string-value="276," calcext:value-type="string">
            <text:p>276,</text:p>
          </table:table-cell>
          <table:table-cell table:formula="of:=ORG.LIBREOFFICE.REGEX([.A417];&quot;,\d{1,3}&quot;)" office:value-type="string" office:string-value=",198" calcext:value-type="string">
            <text:p>,198</text:p>
          </table:table-cell>
          <table:table-cell table:style-name="ce2" table:formula="of:=ORG.LIBREOFFICE.REGEX([.B417];&quot;\d{1,3}&quot;)" office:value-type="string" office:string-value="276" calcext:value-type="string">
            <text:p>276</text:p>
          </table:table-cell>
          <table:table-cell table:formula="of:=ORG.LIBREOFFICE.REGEX([.C417];&quot;\d{1,3}&quot;)" office:value-type="string" office:string-value="198" calcext:value-type="string">
            <text:p>198</text:p>
          </table:table-cell>
          <table:table-cell table:formula="of:=[.D417]*[.E417]" office:value-type="float" office:value="54648" calcext:value-type="float">
            <text:p>546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3,345)</text:p>
          </table:table-cell>
          <table:table-cell table:style-name="ce2" table:formula="of:=ORG.LIBREOFFICE.REGEX([.A418];&quot;\d{1,3},&quot;)" office:value-type="string" office:string-value="293," calcext:value-type="string">
            <text:p>293,</text:p>
          </table:table-cell>
          <table:table-cell table:formula="of:=ORG.LIBREOFFICE.REGEX([.A418];&quot;,\d{1,3}&quot;)" office:value-type="string" office:string-value=",345" calcext:value-type="string">
            <text:p>,345</text:p>
          </table:table-cell>
          <table:table-cell table:style-name="ce2" table:formula="of:=ORG.LIBREOFFICE.REGEX([.B418];&quot;\d{1,3}&quot;)" office:value-type="string" office:string-value="293" calcext:value-type="string">
            <text:p>293</text:p>
          </table:table-cell>
          <table:table-cell table:formula="of:=ORG.LIBREOFFICE.REGEX([.C418];&quot;\d{1,3}&quot;)" office:value-type="string" office:string-value="345" calcext:value-type="string">
            <text:p>345</text:p>
          </table:table-cell>
          <table:table-cell table:formula="of:=[.D418]*[.E418]" office:value-type="float" office:value="101085" calcext:value-type="float">
            <text:p>101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59,852)</text:p>
          </table:table-cell>
          <table:table-cell table:style-name="ce2" table:formula="of:=ORG.LIBREOFFICE.REGEX([.A419];&quot;\d{1,3},&quot;)" office:value-type="string" office:string-value="959," calcext:value-type="string">
            <text:p>959,</text:p>
          </table:table-cell>
          <table:table-cell table:formula="of:=ORG.LIBREOFFICE.REGEX([.A419];&quot;,\d{1,3}&quot;)" office:value-type="string" office:string-value=",852" calcext:value-type="string">
            <text:p>,852</text:p>
          </table:table-cell>
          <table:table-cell table:style-name="ce2" table:formula="of:=ORG.LIBREOFFICE.REGEX([.B419];&quot;\d{1,3}&quot;)" office:value-type="string" office:string-value="959" calcext:value-type="string">
            <text:p>959</text:p>
          </table:table-cell>
          <table:table-cell table:formula="of:=ORG.LIBREOFFICE.REGEX([.C419];&quot;\d{1,3}&quot;)" office:value-type="string" office:string-value="852" calcext:value-type="string">
            <text:p>852</text:p>
          </table:table-cell>
          <table:table-cell table:formula="of:=[.D419]*[.E419]" office:value-type="float" office:value="817068" calcext:value-type="float">
            <text:p>8170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6,324)</text:p>
          </table:table-cell>
          <table:table-cell table:style-name="ce2" table:formula="of:=ORG.LIBREOFFICE.REGEX([.A420];&quot;\d{1,3},&quot;)" office:value-type="string" office:string-value="756," calcext:value-type="string">
            <text:p>756,</text:p>
          </table:table-cell>
          <table:table-cell table:formula="of:=ORG.LIBREOFFICE.REGEX([.A420];&quot;,\d{1,3}&quot;)" office:value-type="string" office:string-value=",324" calcext:value-type="string">
            <text:p>,324</text:p>
          </table:table-cell>
          <table:table-cell table:style-name="ce2" table:formula="of:=ORG.LIBREOFFICE.REGEX([.B420];&quot;\d{1,3}&quot;)" office:value-type="string" office:string-value="756" calcext:value-type="string">
            <text:p>756</text:p>
          </table:table-cell>
          <table:table-cell table:formula="of:=ORG.LIBREOFFICE.REGEX([.C420];&quot;\d{1,3}&quot;)" office:value-type="string" office:string-value="324" calcext:value-type="string">
            <text:p>324</text:p>
          </table:table-cell>
          <table:table-cell table:formula="of:=[.D420]*[.E420]" office:value-type="float" office:value="244944" calcext:value-type="float">
            <text:p>244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1,314)</text:p>
          </table:table-cell>
          <table:table-cell table:style-name="ce2" table:formula="of:=ORG.LIBREOFFICE.REGEX([.A421];&quot;\d{1,3},&quot;)" office:value-type="string" office:string-value="281," calcext:value-type="string">
            <text:p>281,</text:p>
          </table:table-cell>
          <table:table-cell table:formula="of:=ORG.LIBREOFFICE.REGEX([.A421];&quot;,\d{1,3}&quot;)" office:value-type="string" office:string-value=",314" calcext:value-type="string">
            <text:p>,314</text:p>
          </table:table-cell>
          <table:table-cell table:style-name="ce2" table:formula="of:=ORG.LIBREOFFICE.REGEX([.B421];&quot;\d{1,3}&quot;)" office:value-type="string" office:string-value="281" calcext:value-type="string">
            <text:p>281</text:p>
          </table:table-cell>
          <table:table-cell table:formula="of:=ORG.LIBREOFFICE.REGEX([.C421];&quot;\d{1,3}&quot;)" office:value-type="string" office:string-value="314" calcext:value-type="string">
            <text:p>314</text:p>
          </table:table-cell>
          <table:table-cell table:formula="of:=[.D421]*[.E421]" office:value-type="float" office:value="88234" calcext:value-type="float">
            <text:p>88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0,106)</text:p>
          </table:table-cell>
          <table:table-cell table:style-name="ce2" table:formula="of:=ORG.LIBREOFFICE.REGEX([.A422];&quot;\d{1,3},&quot;)" office:value-type="string" office:string-value="10," calcext:value-type="string">
            <text:p>10,</text:p>
          </table:table-cell>
          <table:table-cell table:formula="of:=ORG.LIBREOFFICE.REGEX([.A422];&quot;,\d{1,3}&quot;)" office:value-type="string" office:string-value=",106" calcext:value-type="string">
            <text:p>,106</text:p>
          </table:table-cell>
          <table:table-cell table:style-name="ce2" table:formula="of:=ORG.LIBREOFFICE.REGEX([.B422];&quot;\d{1,3}&quot;)" office:value-type="string" office:string-value="10" calcext:value-type="string">
            <text:p>10</text:p>
          </table:table-cell>
          <table:table-cell table:formula="of:=ORG.LIBREOFFICE.REGEX([.C422];&quot;\d{1,3}&quot;)" office:value-type="string" office:string-value="106" calcext:value-type="string">
            <text:p>106</text:p>
          </table:table-cell>
          <table:table-cell table:formula="of:=[.D422]*[.E422]" office:value-type="float" office:value="1060" calcext:value-type="float">
            <text:p>10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41,657)</text:p>
          </table:table-cell>
          <table:table-cell table:style-name="ce2" table:formula="of:=ORG.LIBREOFFICE.REGEX([.A423];&quot;\d{1,3},&quot;)" office:value-type="string" office:string-value="941," calcext:value-type="string">
            <text:p>941,</text:p>
          </table:table-cell>
          <table:table-cell table:formula="of:=ORG.LIBREOFFICE.REGEX([.A423];&quot;,\d{1,3}&quot;)" office:value-type="string" office:string-value=",657" calcext:value-type="string">
            <text:p>,657</text:p>
          </table:table-cell>
          <table:table-cell table:style-name="ce2" table:formula="of:=ORG.LIBREOFFICE.REGEX([.B423];&quot;\d{1,3}&quot;)" office:value-type="string" office:string-value="941" calcext:value-type="string">
            <text:p>941</text:p>
          </table:table-cell>
          <table:table-cell table:formula="of:=ORG.LIBREOFFICE.REGEX([.C423];&quot;\d{1,3}&quot;)" office:value-type="string" office:string-value="657" calcext:value-type="string">
            <text:p>657</text:p>
          </table:table-cell>
          <table:table-cell table:formula="of:=[.D423]*[.E423]" office:value-type="float" office:value="618237" calcext:value-type="float">
            <text:p>618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0,253)</text:p>
          </table:table-cell>
          <table:table-cell table:style-name="ce2" table:formula="of:=ORG.LIBREOFFICE.REGEX([.A424];&quot;\d{1,3},&quot;)" office:value-type="string" office:string-value="250," calcext:value-type="string">
            <text:p>250,</text:p>
          </table:table-cell>
          <table:table-cell table:formula="of:=ORG.LIBREOFFICE.REGEX([.A424];&quot;,\d{1,3}&quot;)" office:value-type="string" office:string-value=",253" calcext:value-type="string">
            <text:p>,253</text:p>
          </table:table-cell>
          <table:table-cell table:style-name="ce2" table:formula="of:=ORG.LIBREOFFICE.REGEX([.B424];&quot;\d{1,3}&quot;)" office:value-type="string" office:string-value="250" calcext:value-type="string">
            <text:p>250</text:p>
          </table:table-cell>
          <table:table-cell table:formula="of:=ORG.LIBREOFFICE.REGEX([.C424];&quot;\d{1,3}&quot;)" office:value-type="string" office:string-value="253" calcext:value-type="string">
            <text:p>253</text:p>
          </table:table-cell>
          <table:table-cell table:formula="of:=[.D424]*[.E424]" office:value-type="float" office:value="63250" calcext:value-type="float">
            <text:p>63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9,823)</text:p>
          </table:table-cell>
          <table:table-cell table:style-name="ce2" table:formula="of:=ORG.LIBREOFFICE.REGEX([.A425];&quot;\d{1,3},&quot;)" office:value-type="string" office:string-value="539," calcext:value-type="string">
            <text:p>539,</text:p>
          </table:table-cell>
          <table:table-cell table:formula="of:=ORG.LIBREOFFICE.REGEX([.A425];&quot;,\d{1,3}&quot;)" office:value-type="string" office:string-value=",823" calcext:value-type="string">
            <text:p>,823</text:p>
          </table:table-cell>
          <table:table-cell table:style-name="ce2" table:formula="of:=ORG.LIBREOFFICE.REGEX([.B425];&quot;\d{1,3}&quot;)" office:value-type="string" office:string-value="539" calcext:value-type="string">
            <text:p>539</text:p>
          </table:table-cell>
          <table:table-cell table:formula="of:=ORG.LIBREOFFICE.REGEX([.C425];&quot;\d{1,3}&quot;)" office:value-type="string" office:string-value="823" calcext:value-type="string">
            <text:p>823</text:p>
          </table:table-cell>
          <table:table-cell table:formula="of:=[.D425]*[.E425]" office:value-type="float" office:value="443597" calcext:value-type="float">
            <text:p>4435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2,155)</text:p>
          </table:table-cell>
          <table:table-cell table:style-name="ce2" table:formula="of:=ORG.LIBREOFFICE.REGEX([.A426];&quot;\d{1,3},&quot;)" office:value-type="string" office:string-value="422," calcext:value-type="string">
            <text:p>422,</text:p>
          </table:table-cell>
          <table:table-cell table:formula="of:=ORG.LIBREOFFICE.REGEX([.A426];&quot;,\d{1,3}&quot;)" office:value-type="string" office:string-value=",155" calcext:value-type="string">
            <text:p>,155</text:p>
          </table:table-cell>
          <table:table-cell table:style-name="ce2" table:formula="of:=ORG.LIBREOFFICE.REGEX([.B426];&quot;\d{1,3}&quot;)" office:value-type="string" office:string-value="422" calcext:value-type="string">
            <text:p>422</text:p>
          </table:table-cell>
          <table:table-cell table:formula="of:=ORG.LIBREOFFICE.REGEX([.C426];&quot;\d{1,3}&quot;)" office:value-type="string" office:string-value="155" calcext:value-type="string">
            <text:p>155</text:p>
          </table:table-cell>
          <table:table-cell table:formula="of:=[.D426]*[.E426]" office:value-type="float" office:value="65410" calcext:value-type="float">
            <text:p>65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,174)</text:p>
          </table:table-cell>
          <table:table-cell table:style-name="ce2" table:formula="of:=ORG.LIBREOFFICE.REGEX([.A427];&quot;\d{1,3},&quot;)" office:value-type="string" office:string-value="61," calcext:value-type="string">
            <text:p>61,</text:p>
          </table:table-cell>
          <table:table-cell table:formula="of:=ORG.LIBREOFFICE.REGEX([.A427];&quot;,\d{1,3}&quot;)" office:value-type="string" office:string-value=",174" calcext:value-type="string">
            <text:p>,174</text:p>
          </table:table-cell>
          <table:table-cell table:style-name="ce2" table:formula="of:=ORG.LIBREOFFICE.REGEX([.B427];&quot;\d{1,3}&quot;)" office:value-type="string" office:string-value="61" calcext:value-type="string">
            <text:p>61</text:p>
          </table:table-cell>
          <table:table-cell table:formula="of:=ORG.LIBREOFFICE.REGEX([.C427];&quot;\d{1,3}&quot;)" office:value-type="string" office:string-value="174" calcext:value-type="string">
            <text:p>174</text:p>
          </table:table-cell>
          <table:table-cell table:formula="of:=[.D427]*[.E427]" office:value-type="float" office:value="10614" calcext:value-type="float">
            <text:p>106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6,236)</text:p>
          </table:table-cell>
          <table:table-cell table:style-name="ce2" table:formula="of:=ORG.LIBREOFFICE.REGEX([.A428];&quot;\d{1,3},&quot;)" office:value-type="string" office:string-value="596," calcext:value-type="string">
            <text:p>596,</text:p>
          </table:table-cell>
          <table:table-cell table:formula="of:=ORG.LIBREOFFICE.REGEX([.A428];&quot;,\d{1,3}&quot;)" office:value-type="string" office:string-value=",236" calcext:value-type="string">
            <text:p>,236</text:p>
          </table:table-cell>
          <table:table-cell table:style-name="ce2" table:formula="of:=ORG.LIBREOFFICE.REGEX([.B428];&quot;\d{1,3}&quot;)" office:value-type="string" office:string-value="596" calcext:value-type="string">
            <text:p>596</text:p>
          </table:table-cell>
          <table:table-cell table:formula="of:=ORG.LIBREOFFICE.REGEX([.C428];&quot;\d{1,3}&quot;)" office:value-type="string" office:string-value="236" calcext:value-type="string">
            <text:p>236</text:p>
          </table:table-cell>
          <table:table-cell table:formula="of:=[.D428]*[.E428]" office:value-type="float" office:value="140656" calcext:value-type="float">
            <text:p>1406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9,838)</text:p>
          </table:table-cell>
          <table:table-cell table:style-name="ce2" table:formula="of:=ORG.LIBREOFFICE.REGEX([.A429];&quot;\d{1,3},&quot;)" office:value-type="string" office:string-value="339," calcext:value-type="string">
            <text:p>339,</text:p>
          </table:table-cell>
          <table:table-cell table:formula="of:=ORG.LIBREOFFICE.REGEX([.A429];&quot;,\d{1,3}&quot;)" office:value-type="string" office:string-value=",838" calcext:value-type="string">
            <text:p>,838</text:p>
          </table:table-cell>
          <table:table-cell table:style-name="ce2" table:formula="of:=ORG.LIBREOFFICE.REGEX([.B429];&quot;\d{1,3}&quot;)" office:value-type="string" office:string-value="339" calcext:value-type="string">
            <text:p>339</text:p>
          </table:table-cell>
          <table:table-cell table:formula="of:=ORG.LIBREOFFICE.REGEX([.C429];&quot;\d{1,3}&quot;)" office:value-type="string" office:string-value="838" calcext:value-type="string">
            <text:p>838</text:p>
          </table:table-cell>
          <table:table-cell table:formula="of:=[.D429]*[.E429]" office:value-type="float" office:value="284082" calcext:value-type="float">
            <text:p>2840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3,931)</text:p>
          </table:table-cell>
          <table:table-cell table:style-name="ce2" table:formula="of:=ORG.LIBREOFFICE.REGEX([.A430];&quot;\d{1,3},&quot;)" office:value-type="string" office:string-value="263," calcext:value-type="string">
            <text:p>263,</text:p>
          </table:table-cell>
          <table:table-cell table:formula="of:=ORG.LIBREOFFICE.REGEX([.A430];&quot;,\d{1,3}&quot;)" office:value-type="string" office:string-value=",931" calcext:value-type="string">
            <text:p>,931</text:p>
          </table:table-cell>
          <table:table-cell table:style-name="ce2" table:formula="of:=ORG.LIBREOFFICE.REGEX([.B430];&quot;\d{1,3}&quot;)" office:value-type="string" office:string-value="263" calcext:value-type="string">
            <text:p>263</text:p>
          </table:table-cell>
          <table:table-cell table:formula="of:=ORG.LIBREOFFICE.REGEX([.C430];&quot;\d{1,3}&quot;)" office:value-type="string" office:string-value="931" calcext:value-type="string">
            <text:p>931</text:p>
          </table:table-cell>
          <table:table-cell table:formula="of:=[.D430]*[.E430]" office:value-type="float" office:value="244853" calcext:value-type="float">
            <text:p>2448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,701)</text:p>
          </table:table-cell>
          <table:table-cell table:style-name="ce2" table:formula="of:=ORG.LIBREOFFICE.REGEX([.A431];&quot;\d{1,3},&quot;)" office:value-type="string" office:string-value="65," calcext:value-type="string">
            <text:p>65,</text:p>
          </table:table-cell>
          <table:table-cell table:formula="of:=ORG.LIBREOFFICE.REGEX([.A431];&quot;,\d{1,3}&quot;)" office:value-type="string" office:string-value=",701" calcext:value-type="string">
            <text:p>,701</text:p>
          </table:table-cell>
          <table:table-cell table:style-name="ce2" table:formula="of:=ORG.LIBREOFFICE.REGEX([.B431];&quot;\d{1,3}&quot;)" office:value-type="string" office:string-value="65" calcext:value-type="string">
            <text:p>65</text:p>
          </table:table-cell>
          <table:table-cell table:formula="of:=ORG.LIBREOFFICE.REGEX([.C431];&quot;\d{1,3}&quot;)" office:value-type="string" office:string-value="701" calcext:value-type="string">
            <text:p>701</text:p>
          </table:table-cell>
          <table:table-cell table:formula="of:=[.D431]*[.E431]" office:value-type="float" office:value="45565" calcext:value-type="float">
            <text:p>455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9,804)</text:p>
          </table:table-cell>
          <table:table-cell table:style-name="ce2" table:formula="of:=ORG.LIBREOFFICE.REGEX([.A432];&quot;\d{1,3},&quot;)" office:value-type="string" office:string-value="879," calcext:value-type="string">
            <text:p>879,</text:p>
          </table:table-cell>
          <table:table-cell table:formula="of:=ORG.LIBREOFFICE.REGEX([.A432];&quot;,\d{1,3}&quot;)" office:value-type="string" office:string-value=",804" calcext:value-type="string">
            <text:p>,804</text:p>
          </table:table-cell>
          <table:table-cell table:style-name="ce2" table:formula="of:=ORG.LIBREOFFICE.REGEX([.B432];&quot;\d{1,3}&quot;)" office:value-type="string" office:string-value="879" calcext:value-type="string">
            <text:p>879</text:p>
          </table:table-cell>
          <table:table-cell table:formula="of:=ORG.LIBREOFFICE.REGEX([.C432];&quot;\d{1,3}&quot;)" office:value-type="string" office:string-value="804" calcext:value-type="string">
            <text:p>804</text:p>
          </table:table-cell>
          <table:table-cell table:formula="of:=[.D432]*[.E432]" office:value-type="float" office:value="706716" calcext:value-type="float">
            <text:p>706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3,689)</text:p>
          </table:table-cell>
          <table:table-cell table:style-name="ce2" table:formula="of:=ORG.LIBREOFFICE.REGEX([.A433];&quot;\d{1,3},&quot;)" office:value-type="string" office:string-value="213," calcext:value-type="string">
            <text:p>213,</text:p>
          </table:table-cell>
          <table:table-cell table:formula="of:=ORG.LIBREOFFICE.REGEX([.A433];&quot;,\d{1,3}&quot;)" office:value-type="string" office:string-value=",689" calcext:value-type="string">
            <text:p>,689</text:p>
          </table:table-cell>
          <table:table-cell table:style-name="ce2" table:formula="of:=ORG.LIBREOFFICE.REGEX([.B433];&quot;\d{1,3}&quot;)" office:value-type="string" office:string-value="213" calcext:value-type="string">
            <text:p>213</text:p>
          </table:table-cell>
          <table:table-cell table:formula="of:=ORG.LIBREOFFICE.REGEX([.C433];&quot;\d{1,3}&quot;)" office:value-type="string" office:string-value="689" calcext:value-type="string">
            <text:p>689</text:p>
          </table:table-cell>
          <table:table-cell table:formula="of:=[.D433]*[.E433]" office:value-type="float" office:value="146757" calcext:value-type="float">
            <text:p>1467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27,958)</text:p>
          </table:table-cell>
          <table:table-cell table:style-name="ce2" table:formula="of:=ORG.LIBREOFFICE.REGEX([.A434];&quot;\d{1,3},&quot;)" office:value-type="string" office:string-value="727," calcext:value-type="string">
            <text:p>727,</text:p>
          </table:table-cell>
          <table:table-cell table:formula="of:=ORG.LIBREOFFICE.REGEX([.A434];&quot;,\d{1,3}&quot;)" office:value-type="string" office:string-value=",958" calcext:value-type="string">
            <text:p>,958</text:p>
          </table:table-cell>
          <table:table-cell table:style-name="ce2" table:formula="of:=ORG.LIBREOFFICE.REGEX([.B434];&quot;\d{1,3}&quot;)" office:value-type="string" office:string-value="727" calcext:value-type="string">
            <text:p>727</text:p>
          </table:table-cell>
          <table:table-cell table:formula="of:=ORG.LIBREOFFICE.REGEX([.C434];&quot;\d{1,3}&quot;)" office:value-type="string" office:string-value="958" calcext:value-type="string">
            <text:p>958</text:p>
          </table:table-cell>
          <table:table-cell table:formula="of:=[.D434]*[.E434]" office:value-type="float" office:value="696466" calcext:value-type="float">
            <text:p>6964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6,840)</text:p>
          </table:table-cell>
          <table:table-cell table:style-name="ce2" table:formula="of:=ORG.LIBREOFFICE.REGEX([.A435];&quot;\d{1,3},&quot;)" office:value-type="string" office:string-value="246," calcext:value-type="string">
            <text:p>246,</text:p>
          </table:table-cell>
          <table:table-cell table:formula="of:=ORG.LIBREOFFICE.REGEX([.A435];&quot;,\d{1,3}&quot;)" office:value-type="string" office:string-value=",840" calcext:value-type="string">
            <text:p>,840</text:p>
          </table:table-cell>
          <table:table-cell table:style-name="ce2" table:formula="of:=ORG.LIBREOFFICE.REGEX([.B435];&quot;\d{1,3}&quot;)" office:value-type="string" office:string-value="246" calcext:value-type="string">
            <text:p>246</text:p>
          </table:table-cell>
          <table:table-cell table:formula="of:=ORG.LIBREOFFICE.REGEX([.C435];&quot;\d{1,3}&quot;)" office:value-type="string" office:string-value="840" calcext:value-type="string">
            <text:p>840</text:p>
          </table:table-cell>
          <table:table-cell table:formula="of:=[.D435]*[.E435]" office:value-type="float" office:value="206640" calcext:value-type="float">
            <text:p>206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50,479)</text:p>
          </table:table-cell>
          <table:table-cell table:style-name="ce2" table:formula="of:=ORG.LIBREOFFICE.REGEX([.A436];&quot;\d{1,3},&quot;)" office:value-type="string" office:string-value="150," calcext:value-type="string">
            <text:p>150,</text:p>
          </table:table-cell>
          <table:table-cell table:formula="of:=ORG.LIBREOFFICE.REGEX([.A436];&quot;,\d{1,3}&quot;)" office:value-type="string" office:string-value=",479" calcext:value-type="string">
            <text:p>,479</text:p>
          </table:table-cell>
          <table:table-cell table:style-name="ce2" table:formula="of:=ORG.LIBREOFFICE.REGEX([.B436];&quot;\d{1,3}&quot;)" office:value-type="string" office:string-value="150" calcext:value-type="string">
            <text:p>150</text:p>
          </table:table-cell>
          <table:table-cell table:formula="of:=ORG.LIBREOFFICE.REGEX([.C436];&quot;\d{1,3}&quot;)" office:value-type="string" office:string-value="479" calcext:value-type="string">
            <text:p>479</text:p>
          </table:table-cell>
          <table:table-cell table:formula="of:=[.D436]*[.E436]" office:value-type="float" office:value="71850" calcext:value-type="float">
            <text:p>71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52,678)</text:p>
          </table:table-cell>
          <table:table-cell table:style-name="ce2" table:formula="of:=ORG.LIBREOFFICE.REGEX([.A437];&quot;\d{1,3},&quot;)" office:value-type="string" office:string-value="552," calcext:value-type="string">
            <text:p>552,</text:p>
          </table:table-cell>
          <table:table-cell table:formula="of:=ORG.LIBREOFFICE.REGEX([.A437];&quot;,\d{1,3}&quot;)" office:value-type="string" office:string-value=",678" calcext:value-type="string">
            <text:p>,678</text:p>
          </table:table-cell>
          <table:table-cell table:style-name="ce2" table:formula="of:=ORG.LIBREOFFICE.REGEX([.B437];&quot;\d{1,3}&quot;)" office:value-type="string" office:string-value="552" calcext:value-type="string">
            <text:p>552</text:p>
          </table:table-cell>
          <table:table-cell table:formula="of:=ORG.LIBREOFFICE.REGEX([.C437];&quot;\d{1,3}&quot;)" office:value-type="string" office:string-value="678" calcext:value-type="string">
            <text:p>678</text:p>
          </table:table-cell>
          <table:table-cell table:formula="of:=[.D437]*[.E437]" office:value-type="float" office:value="374256" calcext:value-type="float">
            <text:p>374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,380)</text:p>
          </table:table-cell>
          <table:table-cell table:style-name="ce2" table:formula="of:=ORG.LIBREOFFICE.REGEX([.A438];&quot;\d{1,3},&quot;)" office:value-type="string" office:string-value="97," calcext:value-type="string">
            <text:p>97,</text:p>
          </table:table-cell>
          <table:table-cell table:formula="of:=ORG.LIBREOFFICE.REGEX([.A438];&quot;,\d{1,3}&quot;)" office:value-type="string" office:string-value=",380" calcext:value-type="string">
            <text:p>,380</text:p>
          </table:table-cell>
          <table:table-cell table:style-name="ce2" table:formula="of:=ORG.LIBREOFFICE.REGEX([.B438];&quot;\d{1,3}&quot;)" office:value-type="string" office:string-value="97" calcext:value-type="string">
            <text:p>97</text:p>
          </table:table-cell>
          <table:table-cell table:formula="of:=ORG.LIBREOFFICE.REGEX([.C438];&quot;\d{1,3}&quot;)" office:value-type="string" office:string-value="380" calcext:value-type="string">
            <text:p>380</text:p>
          </table:table-cell>
          <table:table-cell table:formula="of:=[.D438]*[.E438]" office:value-type="float" office:value="36860" calcext:value-type="float">
            <text:p>36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8,76)</text:p>
          </table:table-cell>
          <table:table-cell table:style-name="ce2" table:formula="of:=ORG.LIBREOFFICE.REGEX([.A439];&quot;\d{1,3},&quot;)" office:value-type="string" office:string-value="968," calcext:value-type="string">
            <text:p>968,</text:p>
          </table:table-cell>
          <table:table-cell table:formula="of:=ORG.LIBREOFFICE.REGEX([.A439];&quot;,\d{1,3}&quot;)" office:value-type="string" office:string-value=",76" calcext:value-type="string">
            <text:p>,76</text:p>
          </table:table-cell>
          <table:table-cell table:style-name="ce2" table:formula="of:=ORG.LIBREOFFICE.REGEX([.B439];&quot;\d{1,3}&quot;)" office:value-type="string" office:string-value="968" calcext:value-type="string">
            <text:p>968</text:p>
          </table:table-cell>
          <table:table-cell table:formula="of:=ORG.LIBREOFFICE.REGEX([.C439];&quot;\d{1,3}&quot;)" office:value-type="string" office:string-value="76" calcext:value-type="string">
            <text:p>76</text:p>
          </table:table-cell>
          <table:table-cell table:formula="of:=[.D439]*[.E439]" office:value-type="float" office:value="73568" calcext:value-type="float">
            <text:p>735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57,345)</text:p>
          </table:table-cell>
          <table:table-cell table:style-name="ce2" table:formula="of:=ORG.LIBREOFFICE.REGEX([.A440];&quot;\d{1,3},&quot;)" office:value-type="string" office:string-value="357," calcext:value-type="string">
            <text:p>357,</text:p>
          </table:table-cell>
          <table:table-cell table:formula="of:=ORG.LIBREOFFICE.REGEX([.A440];&quot;,\d{1,3}&quot;)" office:value-type="string" office:string-value=",345" calcext:value-type="string">
            <text:p>,345</text:p>
          </table:table-cell>
          <table:table-cell table:style-name="ce2" table:formula="of:=ORG.LIBREOFFICE.REGEX([.B440];&quot;\d{1,3}&quot;)" office:value-type="string" office:string-value="357" calcext:value-type="string">
            <text:p>357</text:p>
          </table:table-cell>
          <table:table-cell table:formula="of:=ORG.LIBREOFFICE.REGEX([.C440];&quot;\d{1,3}&quot;)" office:value-type="string" office:string-value="345" calcext:value-type="string">
            <text:p>345</text:p>
          </table:table-cell>
          <table:table-cell table:formula="of:=[.D440]*[.E440]" office:value-type="float" office:value="123165" calcext:value-type="float">
            <text:p>123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56,875)</text:p>
          </table:table-cell>
          <table:table-cell table:style-name="ce2" table:formula="of:=ORG.LIBREOFFICE.REGEX([.A441];&quot;\d{1,3},&quot;)" office:value-type="string" office:string-value="356," calcext:value-type="string">
            <text:p>356,</text:p>
          </table:table-cell>
          <table:table-cell table:formula="of:=ORG.LIBREOFFICE.REGEX([.A441];&quot;,\d{1,3}&quot;)" office:value-type="string" office:string-value=",875" calcext:value-type="string">
            <text:p>,875</text:p>
          </table:table-cell>
          <table:table-cell table:style-name="ce2" table:formula="of:=ORG.LIBREOFFICE.REGEX([.B441];&quot;\d{1,3}&quot;)" office:value-type="string" office:string-value="356" calcext:value-type="string">
            <text:p>356</text:p>
          </table:table-cell>
          <table:table-cell table:formula="of:=ORG.LIBREOFFICE.REGEX([.C441];&quot;\d{1,3}&quot;)" office:value-type="string" office:string-value="875" calcext:value-type="string">
            <text:p>875</text:p>
          </table:table-cell>
          <table:table-cell table:formula="of:=[.D441]*[.E441]" office:value-type="float" office:value="311500" calcext:value-type="float">
            <text:p>31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9,657)</text:p>
          </table:table-cell>
          <table:table-cell table:style-name="ce2" table:formula="of:=ORG.LIBREOFFICE.REGEX([.A442];&quot;\d{1,3},&quot;)" office:value-type="string" office:string-value="289," calcext:value-type="string">
            <text:p>289,</text:p>
          </table:table-cell>
          <table:table-cell table:formula="of:=ORG.LIBREOFFICE.REGEX([.A442];&quot;,\d{1,3}&quot;)" office:value-type="string" office:string-value=",657" calcext:value-type="string">
            <text:p>,657</text:p>
          </table:table-cell>
          <table:table-cell table:style-name="ce2" table:formula="of:=ORG.LIBREOFFICE.REGEX([.B442];&quot;\d{1,3}&quot;)" office:value-type="string" office:string-value="289" calcext:value-type="string">
            <text:p>289</text:p>
          </table:table-cell>
          <table:table-cell table:formula="of:=ORG.LIBREOFFICE.REGEX([.C442];&quot;\d{1,3}&quot;)" office:value-type="string" office:string-value="657" calcext:value-type="string">
            <text:p>657</text:p>
          </table:table-cell>
          <table:table-cell table:formula="of:=[.D442]*[.E442]" office:value-type="float" office:value="189873" calcext:value-type="float">
            <text:p>1898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14,298)</text:p>
          </table:table-cell>
          <table:table-cell table:style-name="ce2" table:formula="of:=ORG.LIBREOFFICE.REGEX([.A443];&quot;\d{1,3},&quot;)" office:value-type="string" office:string-value="514," calcext:value-type="string">
            <text:p>514,</text:p>
          </table:table-cell>
          <table:table-cell table:formula="of:=ORG.LIBREOFFICE.REGEX([.A443];&quot;,\d{1,3}&quot;)" office:value-type="string" office:string-value=",298" calcext:value-type="string">
            <text:p>,298</text:p>
          </table:table-cell>
          <table:table-cell table:style-name="ce2" table:formula="of:=ORG.LIBREOFFICE.REGEX([.B443];&quot;\d{1,3}&quot;)" office:value-type="string" office:string-value="514" calcext:value-type="string">
            <text:p>514</text:p>
          </table:table-cell>
          <table:table-cell table:formula="of:=ORG.LIBREOFFICE.REGEX([.C443];&quot;\d{1,3}&quot;)" office:value-type="string" office:string-value="298" calcext:value-type="string">
            <text:p>298</text:p>
          </table:table-cell>
          <table:table-cell table:formula="of:=[.D443]*[.E443]" office:value-type="float" office:value="153172" calcext:value-type="float">
            <text:p>153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9,109)</text:p>
          </table:table-cell>
          <table:table-cell table:style-name="ce2" table:formula="of:=ORG.LIBREOFFICE.REGEX([.A444];&quot;\d{1,3},&quot;)" office:value-type="string" office:string-value="789," calcext:value-type="string">
            <text:p>789,</text:p>
          </table:table-cell>
          <table:table-cell table:formula="of:=ORG.LIBREOFFICE.REGEX([.A444];&quot;,\d{1,3}&quot;)" office:value-type="string" office:string-value=",109" calcext:value-type="string">
            <text:p>,109</text:p>
          </table:table-cell>
          <table:table-cell table:style-name="ce2" table:formula="of:=ORG.LIBREOFFICE.REGEX([.B444];&quot;\d{1,3}&quot;)" office:value-type="string" office:string-value="789" calcext:value-type="string">
            <text:p>789</text:p>
          </table:table-cell>
          <table:table-cell table:formula="of:=ORG.LIBREOFFICE.REGEX([.C444];&quot;\d{1,3}&quot;)" office:value-type="string" office:string-value="109" calcext:value-type="string">
            <text:p>109</text:p>
          </table:table-cell>
          <table:table-cell table:formula="of:=[.D444]*[.E444]" office:value-type="float" office:value="86001" calcext:value-type="float">
            <text:p>86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0,192)</text:p>
          </table:table-cell>
          <table:table-cell table:style-name="ce2" table:formula="of:=ORG.LIBREOFFICE.REGEX([.A445];&quot;\d{1,3},&quot;)" office:value-type="string" office:string-value="330," calcext:value-type="string">
            <text:p>330,</text:p>
          </table:table-cell>
          <table:table-cell table:formula="of:=ORG.LIBREOFFICE.REGEX([.A445];&quot;,\d{1,3}&quot;)" office:value-type="string" office:string-value=",192" calcext:value-type="string">
            <text:p>,192</text:p>
          </table:table-cell>
          <table:table-cell table:style-name="ce2" table:formula="of:=ORG.LIBREOFFICE.REGEX([.B445];&quot;\d{1,3}&quot;)" office:value-type="string" office:string-value="330" calcext:value-type="string">
            <text:p>330</text:p>
          </table:table-cell>
          <table:table-cell table:formula="of:=ORG.LIBREOFFICE.REGEX([.C445];&quot;\d{1,3}&quot;)" office:value-type="string" office:string-value="192" calcext:value-type="string">
            <text:p>192</text:p>
          </table:table-cell>
          <table:table-cell table:formula="of:=[.D445]*[.E445]" office:value-type="float" office:value="63360" calcext:value-type="float">
            <text:p>633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7,542)</text:p>
          </table:table-cell>
          <table:table-cell table:style-name="ce2" table:formula="of:=ORG.LIBREOFFICE.REGEX([.A446];&quot;\d{1,3},&quot;)" office:value-type="string" office:string-value="617," calcext:value-type="string">
            <text:p>617,</text:p>
          </table:table-cell>
          <table:table-cell table:formula="of:=ORG.LIBREOFFICE.REGEX([.A446];&quot;,\d{1,3}&quot;)" office:value-type="string" office:string-value=",542" calcext:value-type="string">
            <text:p>,542</text:p>
          </table:table-cell>
          <table:table-cell table:style-name="ce2" table:formula="of:=ORG.LIBREOFFICE.REGEX([.B446];&quot;\d{1,3}&quot;)" office:value-type="string" office:string-value="617" calcext:value-type="string">
            <text:p>617</text:p>
          </table:table-cell>
          <table:table-cell table:formula="of:=ORG.LIBREOFFICE.REGEX([.C446];&quot;\d{1,3}&quot;)" office:value-type="string" office:string-value="542" calcext:value-type="string">
            <text:p>542</text:p>
          </table:table-cell>
          <table:table-cell table:formula="of:=[.D446]*[.E446]" office:value-type="float" office:value="334414" calcext:value-type="float">
            <text:p>3344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4,889)</text:p>
          </table:table-cell>
          <table:table-cell table:style-name="ce2" table:formula="of:=ORG.LIBREOFFICE.REGEX([.A447];&quot;\d{1,3},&quot;)" office:value-type="string" office:string-value="244," calcext:value-type="string">
            <text:p>244,</text:p>
          </table:table-cell>
          <table:table-cell table:formula="of:=ORG.LIBREOFFICE.REGEX([.A447];&quot;,\d{1,3}&quot;)" office:value-type="string" office:string-value=",889" calcext:value-type="string">
            <text:p>,889</text:p>
          </table:table-cell>
          <table:table-cell table:style-name="ce2" table:formula="of:=ORG.LIBREOFFICE.REGEX([.B447];&quot;\d{1,3}&quot;)" office:value-type="string" office:string-value="244" calcext:value-type="string">
            <text:p>244</text:p>
          </table:table-cell>
          <table:table-cell table:formula="of:=ORG.LIBREOFFICE.REGEX([.C447];&quot;\d{1,3}&quot;)" office:value-type="string" office:string-value="889" calcext:value-type="string">
            <text:p>889</text:p>
          </table:table-cell>
          <table:table-cell table:formula="of:=[.D447]*[.E447]" office:value-type="float" office:value="216916" calcext:value-type="float">
            <text:p>2169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9,990)</text:p>
          </table:table-cell>
          <table:table-cell table:style-name="ce2" table:formula="of:=ORG.LIBREOFFICE.REGEX([.A448];&quot;\d{1,3},&quot;)" office:value-type="string" office:string-value="799," calcext:value-type="string">
            <text:p>799,</text:p>
          </table:table-cell>
          <table:table-cell table:formula="of:=ORG.LIBREOFFICE.REGEX([.A448];&quot;,\d{1,3}&quot;)" office:value-type="string" office:string-value=",990" calcext:value-type="string">
            <text:p>,990</text:p>
          </table:table-cell>
          <table:table-cell table:style-name="ce2" table:formula="of:=ORG.LIBREOFFICE.REGEX([.B448];&quot;\d{1,3}&quot;)" office:value-type="string" office:string-value="799" calcext:value-type="string">
            <text:p>799</text:p>
          </table:table-cell>
          <table:table-cell table:formula="of:=ORG.LIBREOFFICE.REGEX([.C448];&quot;\d{1,3}&quot;)" office:value-type="string" office:string-value="990" calcext:value-type="string">
            <text:p>990</text:p>
          </table:table-cell>
          <table:table-cell table:formula="of:=[.D448]*[.E448]" office:value-type="float" office:value="791010" calcext:value-type="float">
            <text:p>791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4,708)</text:p>
          </table:table-cell>
          <table:table-cell table:style-name="ce2" table:formula="of:=ORG.LIBREOFFICE.REGEX([.A449];&quot;\d{1,3},&quot;)" office:value-type="string" office:string-value="234," calcext:value-type="string">
            <text:p>234,</text:p>
          </table:table-cell>
          <table:table-cell table:formula="of:=ORG.LIBREOFFICE.REGEX([.A449];&quot;,\d{1,3}&quot;)" office:value-type="string" office:string-value=",708" calcext:value-type="string">
            <text:p>,708</text:p>
          </table:table-cell>
          <table:table-cell table:style-name="ce2" table:formula="of:=ORG.LIBREOFFICE.REGEX([.B449];&quot;\d{1,3}&quot;)" office:value-type="string" office:string-value="234" calcext:value-type="string">
            <text:p>234</text:p>
          </table:table-cell>
          <table:table-cell table:formula="of:=ORG.LIBREOFFICE.REGEX([.C449];&quot;\d{1,3}&quot;)" office:value-type="string" office:string-value="708" calcext:value-type="string">
            <text:p>708</text:p>
          </table:table-cell>
          <table:table-cell table:formula="of:=[.D449]*[.E449]" office:value-type="float" office:value="165672" calcext:value-type="float">
            <text:p>1656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7,752)</text:p>
          </table:table-cell>
          <table:table-cell table:style-name="ce2" table:formula="of:=ORG.LIBREOFFICE.REGEX([.A450];&quot;\d{1,3},&quot;)" office:value-type="string" office:string-value="577," calcext:value-type="string">
            <text:p>577,</text:p>
          </table:table-cell>
          <table:table-cell table:formula="of:=ORG.LIBREOFFICE.REGEX([.A450];&quot;,\d{1,3}&quot;)" office:value-type="string" office:string-value=",752" calcext:value-type="string">
            <text:p>,752</text:p>
          </table:table-cell>
          <table:table-cell table:style-name="ce2" table:formula="of:=ORG.LIBREOFFICE.REGEX([.B450];&quot;\d{1,3}&quot;)" office:value-type="string" office:string-value="577" calcext:value-type="string">
            <text:p>577</text:p>
          </table:table-cell>
          <table:table-cell table:formula="of:=ORG.LIBREOFFICE.REGEX([.C450];&quot;\d{1,3}&quot;)" office:value-type="string" office:string-value="752" calcext:value-type="string">
            <text:p>752</text:p>
          </table:table-cell>
          <table:table-cell table:formula="of:=[.D450]*[.E450]" office:value-type="float" office:value="433904" calcext:value-type="float">
            <text:p>4339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,487)</text:p>
          </table:table-cell>
          <table:table-cell table:style-name="ce2" table:formula="of:=ORG.LIBREOFFICE.REGEX([.A451];&quot;\d{1,3},&quot;)" office:value-type="string" office:string-value="7," calcext:value-type="string">
            <text:p>7,</text:p>
          </table:table-cell>
          <table:table-cell table:formula="of:=ORG.LIBREOFFICE.REGEX([.A451];&quot;,\d{1,3}&quot;)" office:value-type="string" office:string-value=",487" calcext:value-type="string">
            <text:p>,487</text:p>
          </table:table-cell>
          <table:table-cell table:style-name="ce2" table:formula="of:=ORG.LIBREOFFICE.REGEX([.B451];&quot;\d{1,3}&quot;)" office:value-type="string" office:string-value="7" calcext:value-type="string">
            <text:p>7</text:p>
          </table:table-cell>
          <table:table-cell table:formula="of:=ORG.LIBREOFFICE.REGEX([.C451];&quot;\d{1,3}&quot;)" office:value-type="string" office:string-value="487" calcext:value-type="string">
            <text:p>487</text:p>
          </table:table-cell>
          <table:table-cell table:formula="of:=[.D451]*[.E451]" office:value-type="float" office:value="3409" calcext:value-type="float">
            <text:p>34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2,810)</text:p>
          </table:table-cell>
          <table:table-cell table:style-name="ce2" table:formula="of:=ORG.LIBREOFFICE.REGEX([.A452];&quot;\d{1,3},&quot;)" office:value-type="string" office:string-value="252," calcext:value-type="string">
            <text:p>252,</text:p>
          </table:table-cell>
          <table:table-cell table:formula="of:=ORG.LIBREOFFICE.REGEX([.A452];&quot;,\d{1,3}&quot;)" office:value-type="string" office:string-value=",810" calcext:value-type="string">
            <text:p>,810</text:p>
          </table:table-cell>
          <table:table-cell table:style-name="ce2" table:formula="of:=ORG.LIBREOFFICE.REGEX([.B452];&quot;\d{1,3}&quot;)" office:value-type="string" office:string-value="252" calcext:value-type="string">
            <text:p>252</text:p>
          </table:table-cell>
          <table:table-cell table:formula="of:=ORG.LIBREOFFICE.REGEX([.C452];&quot;\d{1,3}&quot;)" office:value-type="string" office:string-value="810" calcext:value-type="string">
            <text:p>810</text:p>
          </table:table-cell>
          <table:table-cell table:formula="of:=[.D452]*[.E452]" office:value-type="float" office:value="204120" calcext:value-type="float">
            <text:p>204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,63)</text:p>
          </table:table-cell>
          <table:table-cell table:style-name="ce2" table:formula="of:=ORG.LIBREOFFICE.REGEX([.A453];&quot;\d{1,3},&quot;)" office:value-type="string" office:string-value="30," calcext:value-type="string">
            <text:p>30,</text:p>
          </table:table-cell>
          <table:table-cell table:formula="of:=ORG.LIBREOFFICE.REGEX([.A453];&quot;,\d{1,3}&quot;)" office:value-type="string" office:string-value=",63" calcext:value-type="string">
            <text:p>,63</text:p>
          </table:table-cell>
          <table:table-cell table:style-name="ce2" table:formula="of:=ORG.LIBREOFFICE.REGEX([.B453];&quot;\d{1,3}&quot;)" office:value-type="string" office:string-value="30" calcext:value-type="string">
            <text:p>30</text:p>
          </table:table-cell>
          <table:table-cell table:formula="of:=ORG.LIBREOFFICE.REGEX([.C453];&quot;\d{1,3}&quot;)" office:value-type="string" office:string-value="63" calcext:value-type="string">
            <text:p>63</text:p>
          </table:table-cell>
          <table:table-cell table:formula="of:=[.D453]*[.E453]" office:value-type="float" office:value="1890" calcext:value-type="float">
            <text:p>18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8,964)</text:p>
          </table:table-cell>
          <table:table-cell table:style-name="ce2" table:formula="of:=ORG.LIBREOFFICE.REGEX([.A454];&quot;\d{1,3},&quot;)" office:value-type="string" office:string-value="808," calcext:value-type="string">
            <text:p>808,</text:p>
          </table:table-cell>
          <table:table-cell table:formula="of:=ORG.LIBREOFFICE.REGEX([.A454];&quot;,\d{1,3}&quot;)" office:value-type="string" office:string-value=",964" calcext:value-type="string">
            <text:p>,964</text:p>
          </table:table-cell>
          <table:table-cell table:style-name="ce2" table:formula="of:=ORG.LIBREOFFICE.REGEX([.B454];&quot;\d{1,3}&quot;)" office:value-type="string" office:string-value="808" calcext:value-type="string">
            <text:p>808</text:p>
          </table:table-cell>
          <table:table-cell table:formula="of:=ORG.LIBREOFFICE.REGEX([.C454];&quot;\d{1,3}&quot;)" office:value-type="string" office:string-value="964" calcext:value-type="string">
            <text:p>964</text:p>
          </table:table-cell>
          <table:table-cell table:formula="of:=[.D454]*[.E454]" office:value-type="float" office:value="778912" calcext:value-type="float">
            <text:p>7789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9,384)</text:p>
          </table:table-cell>
          <table:table-cell table:style-name="ce2" table:formula="of:=ORG.LIBREOFFICE.REGEX([.A455];&quot;\d{1,3},&quot;)" office:value-type="string" office:string-value="459," calcext:value-type="string">
            <text:p>459,</text:p>
          </table:table-cell>
          <table:table-cell table:formula="of:=ORG.LIBREOFFICE.REGEX([.A455];&quot;,\d{1,3}&quot;)" office:value-type="string" office:string-value=",384" calcext:value-type="string">
            <text:p>,384</text:p>
          </table:table-cell>
          <table:table-cell table:style-name="ce2" table:formula="of:=ORG.LIBREOFFICE.REGEX([.B455];&quot;\d{1,3}&quot;)" office:value-type="string" office:string-value="459" calcext:value-type="string">
            <text:p>459</text:p>
          </table:table-cell>
          <table:table-cell table:formula="of:=ORG.LIBREOFFICE.REGEX([.C455];&quot;\d{1,3}&quot;)" office:value-type="string" office:string-value="384" calcext:value-type="string">
            <text:p>384</text:p>
          </table:table-cell>
          <table:table-cell table:formula="of:=[.D455]*[.E455]" office:value-type="float" office:value="176256" calcext:value-type="float">
            <text:p>176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6,357)</text:p>
          </table:table-cell>
          <table:table-cell table:style-name="ce2" table:formula="of:=ORG.LIBREOFFICE.REGEX([.A456];&quot;\d{1,3},&quot;)" office:value-type="string" office:string-value="976," calcext:value-type="string">
            <text:p>976,</text:p>
          </table:table-cell>
          <table:table-cell table:formula="of:=ORG.LIBREOFFICE.REGEX([.A456];&quot;,\d{1,3}&quot;)" office:value-type="string" office:string-value=",357" calcext:value-type="string">
            <text:p>,357</text:p>
          </table:table-cell>
          <table:table-cell table:style-name="ce2" table:formula="of:=ORG.LIBREOFFICE.REGEX([.B456];&quot;\d{1,3}&quot;)" office:value-type="string" office:string-value="976" calcext:value-type="string">
            <text:p>976</text:p>
          </table:table-cell>
          <table:table-cell table:formula="of:=ORG.LIBREOFFICE.REGEX([.C456];&quot;\d{1,3}&quot;)" office:value-type="string" office:string-value="357" calcext:value-type="string">
            <text:p>357</text:p>
          </table:table-cell>
          <table:table-cell table:formula="of:=[.D456]*[.E456]" office:value-type="float" office:value="348432" calcext:value-type="float">
            <text:p>3484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1,264)</text:p>
          </table:table-cell>
          <table:table-cell table:style-name="ce2" table:formula="of:=ORG.LIBREOFFICE.REGEX([.A457];&quot;\d{1,3},&quot;)" office:value-type="string" office:string-value="341," calcext:value-type="string">
            <text:p>341,</text:p>
          </table:table-cell>
          <table:table-cell table:formula="of:=ORG.LIBREOFFICE.REGEX([.A457];&quot;,\d{1,3}&quot;)" office:value-type="string" office:string-value=",264" calcext:value-type="string">
            <text:p>,264</text:p>
          </table:table-cell>
          <table:table-cell table:style-name="ce2" table:formula="of:=ORG.LIBREOFFICE.REGEX([.B457];&quot;\d{1,3}&quot;)" office:value-type="string" office:string-value="341" calcext:value-type="string">
            <text:p>341</text:p>
          </table:table-cell>
          <table:table-cell table:formula="of:=ORG.LIBREOFFICE.REGEX([.C457];&quot;\d{1,3}&quot;)" office:value-type="string" office:string-value="264" calcext:value-type="string">
            <text:p>264</text:p>
          </table:table-cell>
          <table:table-cell table:formula="of:=[.D457]*[.E457]" office:value-type="float" office:value="90024" calcext:value-type="float">
            <text:p>90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47,552)</text:p>
          </table:table-cell>
          <table:table-cell table:style-name="ce2" table:formula="of:=ORG.LIBREOFFICE.REGEX([.A458];&quot;\d{1,3},&quot;)" office:value-type="string" office:string-value="547," calcext:value-type="string">
            <text:p>547,</text:p>
          </table:table-cell>
          <table:table-cell table:formula="of:=ORG.LIBREOFFICE.REGEX([.A458];&quot;,\d{1,3}&quot;)" office:value-type="string" office:string-value=",552" calcext:value-type="string">
            <text:p>,552</text:p>
          </table:table-cell>
          <table:table-cell table:style-name="ce2" table:formula="of:=ORG.LIBREOFFICE.REGEX([.B458];&quot;\d{1,3}&quot;)" office:value-type="string" office:string-value="547" calcext:value-type="string">
            <text:p>547</text:p>
          </table:table-cell>
          <table:table-cell table:formula="of:=ORG.LIBREOFFICE.REGEX([.C458];&quot;\d{1,3}&quot;)" office:value-type="string" office:string-value="552" calcext:value-type="string">
            <text:p>552</text:p>
          </table:table-cell>
          <table:table-cell table:formula="of:=[.D458]*[.E458]" office:value-type="float" office:value="301944" calcext:value-type="float">
            <text:p>301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92,61)</text:p>
          </table:table-cell>
          <table:table-cell table:style-name="ce2" table:formula="of:=ORG.LIBREOFFICE.REGEX([.A459];&quot;\d{1,3},&quot;)" office:value-type="string" office:string-value="592," calcext:value-type="string">
            <text:p>592,</text:p>
          </table:table-cell>
          <table:table-cell table:formula="of:=ORG.LIBREOFFICE.REGEX([.A459];&quot;,\d{1,3}&quot;)" office:value-type="string" office:string-value=",61" calcext:value-type="string">
            <text:p>,61</text:p>
          </table:table-cell>
          <table:table-cell table:style-name="ce2" table:formula="of:=ORG.LIBREOFFICE.REGEX([.B459];&quot;\d{1,3}&quot;)" office:value-type="string" office:string-value="592" calcext:value-type="string">
            <text:p>592</text:p>
          </table:table-cell>
          <table:table-cell table:formula="of:=ORG.LIBREOFFICE.REGEX([.C459];&quot;\d{1,3}&quot;)" office:value-type="string" office:string-value="61" calcext:value-type="string">
            <text:p>61</text:p>
          </table:table-cell>
          <table:table-cell table:formula="of:=[.D459]*[.E459]" office:value-type="float" office:value="36112" calcext:value-type="float">
            <text:p>36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73,4)</text:p>
          </table:table-cell>
          <table:table-cell table:style-name="ce2" table:formula="of:=ORG.LIBREOFFICE.REGEX([.A460];&quot;\d{1,3},&quot;)" office:value-type="string" office:string-value="273," calcext:value-type="string">
            <text:p>273,</text:p>
          </table:table-cell>
          <table:table-cell table:formula="of:=ORG.LIBREOFFICE.REGEX([.A460];&quot;,\d{1,3}&quot;)" office:value-type="string" office:string-value=",4" calcext:value-type="string">
            <text:p>,4</text:p>
          </table:table-cell>
          <table:table-cell table:style-name="ce2" table:formula="of:=ORG.LIBREOFFICE.REGEX([.B460];&quot;\d{1,3}&quot;)" office:value-type="string" office:string-value="273" calcext:value-type="string">
            <text:p>273</text:p>
          </table:table-cell>
          <table:table-cell table:formula="of:=ORG.LIBREOFFICE.REGEX([.C460];&quot;\d{1,3}&quot;)" office:value-type="string" office:string-value="4" calcext:value-type="string">
            <text:p>4</text:p>
          </table:table-cell>
          <table:table-cell table:formula="of:=[.D460]*[.E460]" office:value-type="float" office:value="1092" calcext:value-type="float">
            <text:p>10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6,170)</text:p>
          </table:table-cell>
          <table:table-cell table:style-name="ce2" table:formula="of:=ORG.LIBREOFFICE.REGEX([.A461];&quot;\d{1,3},&quot;)" office:value-type="string" office:string-value="446," calcext:value-type="string">
            <text:p>446,</text:p>
          </table:table-cell>
          <table:table-cell table:formula="of:=ORG.LIBREOFFICE.REGEX([.A461];&quot;,\d{1,3}&quot;)" office:value-type="string" office:string-value=",170" calcext:value-type="string">
            <text:p>,170</text:p>
          </table:table-cell>
          <table:table-cell table:style-name="ce2" table:formula="of:=ORG.LIBREOFFICE.REGEX([.B461];&quot;\d{1,3}&quot;)" office:value-type="string" office:string-value="446" calcext:value-type="string">
            <text:p>446</text:p>
          </table:table-cell>
          <table:table-cell table:formula="of:=ORG.LIBREOFFICE.REGEX([.C461];&quot;\d{1,3}&quot;)" office:value-type="string" office:string-value="170" calcext:value-type="string">
            <text:p>170</text:p>
          </table:table-cell>
          <table:table-cell table:formula="of:=[.D461]*[.E461]" office:value-type="float" office:value="75820" calcext:value-type="float">
            <text:p>758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8,454)</text:p>
          </table:table-cell>
          <table:table-cell table:style-name="ce2" table:formula="of:=ORG.LIBREOFFICE.REGEX([.A462];&quot;\d{1,3},&quot;)" office:value-type="string" office:string-value="678," calcext:value-type="string">
            <text:p>678,</text:p>
          </table:table-cell>
          <table:table-cell table:formula="of:=ORG.LIBREOFFICE.REGEX([.A462];&quot;,\d{1,3}&quot;)" office:value-type="string" office:string-value=",454" calcext:value-type="string">
            <text:p>,454</text:p>
          </table:table-cell>
          <table:table-cell table:style-name="ce2" table:formula="of:=ORG.LIBREOFFICE.REGEX([.B462];&quot;\d{1,3}&quot;)" office:value-type="string" office:string-value="678" calcext:value-type="string">
            <text:p>678</text:p>
          </table:table-cell>
          <table:table-cell table:formula="of:=ORG.LIBREOFFICE.REGEX([.C462];&quot;\d{1,3}&quot;)" office:value-type="string" office:string-value="454" calcext:value-type="string">
            <text:p>454</text:p>
          </table:table-cell>
          <table:table-cell table:formula="of:=[.D462]*[.E462]" office:value-type="float" office:value="307812" calcext:value-type="float">
            <text:p>3078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0,876)</text:p>
          </table:table-cell>
          <table:table-cell table:style-name="ce2" table:formula="of:=ORG.LIBREOFFICE.REGEX([.A463];&quot;\d{1,3},&quot;)" office:value-type="string" office:string-value="180," calcext:value-type="string">
            <text:p>180,</text:p>
          </table:table-cell>
          <table:table-cell table:formula="of:=ORG.LIBREOFFICE.REGEX([.A463];&quot;,\d{1,3}&quot;)" office:value-type="string" office:string-value=",876" calcext:value-type="string">
            <text:p>,876</text:p>
          </table:table-cell>
          <table:table-cell table:style-name="ce2" table:formula="of:=ORG.LIBREOFFICE.REGEX([.B463];&quot;\d{1,3}&quot;)" office:value-type="string" office:string-value="180" calcext:value-type="string">
            <text:p>180</text:p>
          </table:table-cell>
          <table:table-cell table:formula="of:=ORG.LIBREOFFICE.REGEX([.C463];&quot;\d{1,3}&quot;)" office:value-type="string" office:string-value="876" calcext:value-type="string">
            <text:p>876</text:p>
          </table:table-cell>
          <table:table-cell table:formula="of:=[.D463]*[.E463]" office:value-type="float" office:value="157680" calcext:value-type="float">
            <text:p>157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5,652)</text:p>
          </table:table-cell>
          <table:table-cell table:style-name="ce2" table:formula="of:=ORG.LIBREOFFICE.REGEX([.A464];&quot;\d{1,3},&quot;)" office:value-type="string" office:string-value="255," calcext:value-type="string">
            <text:p>255,</text:p>
          </table:table-cell>
          <table:table-cell table:formula="of:=ORG.LIBREOFFICE.REGEX([.A464];&quot;,\d{1,3}&quot;)" office:value-type="string" office:string-value=",652" calcext:value-type="string">
            <text:p>,652</text:p>
          </table:table-cell>
          <table:table-cell table:style-name="ce2" table:formula="of:=ORG.LIBREOFFICE.REGEX([.B464];&quot;\d{1,3}&quot;)" office:value-type="string" office:string-value="255" calcext:value-type="string">
            <text:p>255</text:p>
          </table:table-cell>
          <table:table-cell table:formula="of:=ORG.LIBREOFFICE.REGEX([.C464];&quot;\d{1,3}&quot;)" office:value-type="string" office:string-value="652" calcext:value-type="string">
            <text:p>652</text:p>
          </table:table-cell>
          <table:table-cell table:formula="of:=[.D464]*[.E464]" office:value-type="float" office:value="166260" calcext:value-type="float">
            <text:p>166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4,812)</text:p>
          </table:table-cell>
          <table:table-cell table:style-name="ce2" table:formula="of:=ORG.LIBREOFFICE.REGEX([.A465];&quot;\d{1,3},&quot;)" office:value-type="string" office:string-value="114," calcext:value-type="string">
            <text:p>114,</text:p>
          </table:table-cell>
          <table:table-cell table:formula="of:=ORG.LIBREOFFICE.REGEX([.A465];&quot;,\d{1,3}&quot;)" office:value-type="string" office:string-value=",812" calcext:value-type="string">
            <text:p>,812</text:p>
          </table:table-cell>
          <table:table-cell table:style-name="ce2" table:formula="of:=ORG.LIBREOFFICE.REGEX([.B465];&quot;\d{1,3}&quot;)" office:value-type="string" office:string-value="114" calcext:value-type="string">
            <text:p>114</text:p>
          </table:table-cell>
          <table:table-cell table:formula="of:=ORG.LIBREOFFICE.REGEX([.C465];&quot;\d{1,3}&quot;)" office:value-type="string" office:string-value="812" calcext:value-type="string">
            <text:p>812</text:p>
          </table:table-cell>
          <table:table-cell table:formula="of:=[.D465]*[.E465]" office:value-type="float" office:value="92568" calcext:value-type="float">
            <text:p>925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07,511)</text:p>
          </table:table-cell>
          <table:table-cell table:style-name="ce2" table:formula="of:=ORG.LIBREOFFICE.REGEX([.A466];&quot;\d{1,3},&quot;)" office:value-type="string" office:string-value="207," calcext:value-type="string">
            <text:p>207,</text:p>
          </table:table-cell>
          <table:table-cell table:formula="of:=ORG.LIBREOFFICE.REGEX([.A466];&quot;,\d{1,3}&quot;)" office:value-type="string" office:string-value=",511" calcext:value-type="string">
            <text:p>,511</text:p>
          </table:table-cell>
          <table:table-cell table:style-name="ce2" table:formula="of:=ORG.LIBREOFFICE.REGEX([.B466];&quot;\d{1,3}&quot;)" office:value-type="string" office:string-value="207" calcext:value-type="string">
            <text:p>207</text:p>
          </table:table-cell>
          <table:table-cell table:formula="of:=ORG.LIBREOFFICE.REGEX([.C466];&quot;\d{1,3}&quot;)" office:value-type="string" office:string-value="511" calcext:value-type="string">
            <text:p>511</text:p>
          </table:table-cell>
          <table:table-cell table:formula="of:=[.D466]*[.E466]" office:value-type="float" office:value="105777" calcext:value-type="float">
            <text:p>1057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0,315)</text:p>
          </table:table-cell>
          <table:table-cell table:style-name="ce2" table:formula="of:=ORG.LIBREOFFICE.REGEX([.A467];&quot;\d{1,3},&quot;)" office:value-type="string" office:string-value="790," calcext:value-type="string">
            <text:p>790,</text:p>
          </table:table-cell>
          <table:table-cell table:formula="of:=ORG.LIBREOFFICE.REGEX([.A467];&quot;,\d{1,3}&quot;)" office:value-type="string" office:string-value=",315" calcext:value-type="string">
            <text:p>,315</text:p>
          </table:table-cell>
          <table:table-cell table:style-name="ce2" table:formula="of:=ORG.LIBREOFFICE.REGEX([.B467];&quot;\d{1,3}&quot;)" office:value-type="string" office:string-value="790" calcext:value-type="string">
            <text:p>790</text:p>
          </table:table-cell>
          <table:table-cell table:formula="of:=ORG.LIBREOFFICE.REGEX([.C467];&quot;\d{1,3}&quot;)" office:value-type="string" office:string-value="315" calcext:value-type="string">
            <text:p>315</text:p>
          </table:table-cell>
          <table:table-cell table:formula="of:=[.D467]*[.E467]" office:value-type="float" office:value="248850" calcext:value-type="float">
            <text:p>248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31,708)</text:p>
          </table:table-cell>
          <table:table-cell table:style-name="ce2" table:formula="of:=ORG.LIBREOFFICE.REGEX([.A468];&quot;\d{1,3},&quot;)" office:value-type="string" office:string-value="631," calcext:value-type="string">
            <text:p>631,</text:p>
          </table:table-cell>
          <table:table-cell table:formula="of:=ORG.LIBREOFFICE.REGEX([.A468];&quot;,\d{1,3}&quot;)" office:value-type="string" office:string-value=",708" calcext:value-type="string">
            <text:p>,708</text:p>
          </table:table-cell>
          <table:table-cell table:style-name="ce2" table:formula="of:=ORG.LIBREOFFICE.REGEX([.B468];&quot;\d{1,3}&quot;)" office:value-type="string" office:string-value="631" calcext:value-type="string">
            <text:p>631</text:p>
          </table:table-cell>
          <table:table-cell table:formula="of:=ORG.LIBREOFFICE.REGEX([.C468];&quot;\d{1,3}&quot;)" office:value-type="string" office:string-value="708" calcext:value-type="string">
            <text:p>708</text:p>
          </table:table-cell>
          <table:table-cell table:formula="of:=[.D468]*[.E468]" office:value-type="float" office:value="446748" calcext:value-type="float">
            <text:p>4467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4,272)</text:p>
          </table:table-cell>
          <table:table-cell table:style-name="ce2" table:formula="of:=ORG.LIBREOFFICE.REGEX([.A469];&quot;\d{1,3},&quot;)" office:value-type="string" office:string-value="674," calcext:value-type="string">
            <text:p>674,</text:p>
          </table:table-cell>
          <table:table-cell table:formula="of:=ORG.LIBREOFFICE.REGEX([.A469];&quot;,\d{1,3}&quot;)" office:value-type="string" office:string-value=",272" calcext:value-type="string">
            <text:p>,272</text:p>
          </table:table-cell>
          <table:table-cell table:style-name="ce2" table:formula="of:=ORG.LIBREOFFICE.REGEX([.B469];&quot;\d{1,3}&quot;)" office:value-type="string" office:string-value="674" calcext:value-type="string">
            <text:p>674</text:p>
          </table:table-cell>
          <table:table-cell table:formula="of:=ORG.LIBREOFFICE.REGEX([.C469];&quot;\d{1,3}&quot;)" office:value-type="string" office:string-value="272" calcext:value-type="string">
            <text:p>272</text:p>
          </table:table-cell>
          <table:table-cell table:formula="of:=[.D469]*[.E469]" office:value-type="float" office:value="183328" calcext:value-type="float">
            <text:p>183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48,950)</text:p>
          </table:table-cell>
          <table:table-cell table:style-name="ce2" table:formula="of:=ORG.LIBREOFFICE.REGEX([.A470];&quot;\d{1,3},&quot;)" office:value-type="string" office:string-value="848," calcext:value-type="string">
            <text:p>848,</text:p>
          </table:table-cell>
          <table:table-cell table:formula="of:=ORG.LIBREOFFICE.REGEX([.A470];&quot;,\d{1,3}&quot;)" office:value-type="string" office:string-value=",950" calcext:value-type="string">
            <text:p>,950</text:p>
          </table:table-cell>
          <table:table-cell table:style-name="ce2" table:formula="of:=ORG.LIBREOFFICE.REGEX([.B470];&quot;\d{1,3}&quot;)" office:value-type="string" office:string-value="848" calcext:value-type="string">
            <text:p>848</text:p>
          </table:table-cell>
          <table:table-cell table:formula="of:=ORG.LIBREOFFICE.REGEX([.C470];&quot;\d{1,3}&quot;)" office:value-type="string" office:string-value="950" calcext:value-type="string">
            <text:p>950</text:p>
          </table:table-cell>
          <table:table-cell table:formula="of:=[.D470]*[.E470]" office:value-type="float" office:value="805600" calcext:value-type="float">
            <text:p>805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3,708)</text:p>
          </table:table-cell>
          <table:table-cell table:style-name="ce2" table:formula="of:=ORG.LIBREOFFICE.REGEX([.A471];&quot;\d{1,3},&quot;)" office:value-type="string" office:string-value="743," calcext:value-type="string">
            <text:p>743,</text:p>
          </table:table-cell>
          <table:table-cell table:formula="of:=ORG.LIBREOFFICE.REGEX([.A471];&quot;,\d{1,3}&quot;)" office:value-type="string" office:string-value=",708" calcext:value-type="string">
            <text:p>,708</text:p>
          </table:table-cell>
          <table:table-cell table:style-name="ce2" table:formula="of:=ORG.LIBREOFFICE.REGEX([.B471];&quot;\d{1,3}&quot;)" office:value-type="string" office:string-value="743" calcext:value-type="string">
            <text:p>743</text:p>
          </table:table-cell>
          <table:table-cell table:formula="of:=ORG.LIBREOFFICE.REGEX([.C471];&quot;\d{1,3}&quot;)" office:value-type="string" office:string-value="708" calcext:value-type="string">
            <text:p>708</text:p>
          </table:table-cell>
          <table:table-cell table:formula="of:=[.D471]*[.E471]" office:value-type="float" office:value="526044" calcext:value-type="float">
            <text:p>5260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30,155)</text:p>
          </table:table-cell>
          <table:table-cell table:style-name="ce2" table:formula="of:=ORG.LIBREOFFICE.REGEX([.A472];&quot;\d{1,3},&quot;)" office:value-type="string" office:string-value="430," calcext:value-type="string">
            <text:p>430,</text:p>
          </table:table-cell>
          <table:table-cell table:formula="of:=ORG.LIBREOFFICE.REGEX([.A472];&quot;,\d{1,3}&quot;)" office:value-type="string" office:string-value=",155" calcext:value-type="string">
            <text:p>,155</text:p>
          </table:table-cell>
          <table:table-cell table:style-name="ce2" table:formula="of:=ORG.LIBREOFFICE.REGEX([.B472];&quot;\d{1,3}&quot;)" office:value-type="string" office:string-value="430" calcext:value-type="string">
            <text:p>430</text:p>
          </table:table-cell>
          <table:table-cell table:formula="of:=ORG.LIBREOFFICE.REGEX([.C472];&quot;\d{1,3}&quot;)" office:value-type="string" office:string-value="155" calcext:value-type="string">
            <text:p>155</text:p>
          </table:table-cell>
          <table:table-cell table:formula="of:=[.D472]*[.E472]" office:value-type="float" office:value="66650" calcext:value-type="float">
            <text:p>66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0,543)</text:p>
          </table:table-cell>
          <table:table-cell table:style-name="ce2" table:formula="of:=ORG.LIBREOFFICE.REGEX([.A473];&quot;\d{1,3},&quot;)" office:value-type="string" office:string-value="700," calcext:value-type="string">
            <text:p>700,</text:p>
          </table:table-cell>
          <table:table-cell table:formula="of:=ORG.LIBREOFFICE.REGEX([.A473];&quot;,\d{1,3}&quot;)" office:value-type="string" office:string-value=",543" calcext:value-type="string">
            <text:p>,543</text:p>
          </table:table-cell>
          <table:table-cell table:style-name="ce2" table:formula="of:=ORG.LIBREOFFICE.REGEX([.B473];&quot;\d{1,3}&quot;)" office:value-type="string" office:string-value="700" calcext:value-type="string">
            <text:p>700</text:p>
          </table:table-cell>
          <table:table-cell table:formula="of:=ORG.LIBREOFFICE.REGEX([.C473];&quot;\d{1,3}&quot;)" office:value-type="string" office:string-value="543" calcext:value-type="string">
            <text:p>543</text:p>
          </table:table-cell>
          <table:table-cell table:formula="of:=[.D473]*[.E473]" office:value-type="float" office:value="380100" calcext:value-type="float">
            <text:p>38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4,126)</text:p>
          </table:table-cell>
          <table:table-cell table:style-name="ce2" table:formula="of:=ORG.LIBREOFFICE.REGEX([.A474];&quot;\d{1,3},&quot;)" office:value-type="string" office:string-value="574," calcext:value-type="string">
            <text:p>574,</text:p>
          </table:table-cell>
          <table:table-cell table:formula="of:=ORG.LIBREOFFICE.REGEX([.A474];&quot;,\d{1,3}&quot;)" office:value-type="string" office:string-value=",126" calcext:value-type="string">
            <text:p>,126</text:p>
          </table:table-cell>
          <table:table-cell table:style-name="ce2" table:formula="of:=ORG.LIBREOFFICE.REGEX([.B474];&quot;\d{1,3}&quot;)" office:value-type="string" office:string-value="574" calcext:value-type="string">
            <text:p>574</text:p>
          </table:table-cell>
          <table:table-cell table:formula="of:=ORG.LIBREOFFICE.REGEX([.C474];&quot;\d{1,3}&quot;)" office:value-type="string" office:string-value="126" calcext:value-type="string">
            <text:p>126</text:p>
          </table:table-cell>
          <table:table-cell table:formula="of:=[.D474]*[.E474]" office:value-type="float" office:value="72324" calcext:value-type="float">
            <text:p>723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9,29)</text:p>
          </table:table-cell>
          <table:table-cell table:style-name="ce2" table:formula="of:=ORG.LIBREOFFICE.REGEX([.A475];&quot;\d{1,3},&quot;)" office:value-type="string" office:string-value="139," calcext:value-type="string">
            <text:p>139,</text:p>
          </table:table-cell>
          <table:table-cell table:formula="of:=ORG.LIBREOFFICE.REGEX([.A475];&quot;,\d{1,3}&quot;)" office:value-type="string" office:string-value=",29" calcext:value-type="string">
            <text:p>,29</text:p>
          </table:table-cell>
          <table:table-cell table:style-name="ce2" table:formula="of:=ORG.LIBREOFFICE.REGEX([.B475];&quot;\d{1,3}&quot;)" office:value-type="string" office:string-value="139" calcext:value-type="string">
            <text:p>139</text:p>
          </table:table-cell>
          <table:table-cell table:formula="of:=ORG.LIBREOFFICE.REGEX([.C475];&quot;\d{1,3}&quot;)" office:value-type="string" office:string-value="29" calcext:value-type="string">
            <text:p>29</text:p>
          </table:table-cell>
          <table:table-cell table:formula="of:=[.D475]*[.E475]" office:value-type="float" office:value="4031" calcext:value-type="float">
            <text:p>40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,32)</text:p>
          </table:table-cell>
          <table:table-cell table:style-name="ce2" table:formula="of:=ORG.LIBREOFFICE.REGEX([.A476];&quot;\d{1,3},&quot;)" office:value-type="string" office:string-value="47," calcext:value-type="string">
            <text:p>47,</text:p>
          </table:table-cell>
          <table:table-cell table:formula="of:=ORG.LIBREOFFICE.REGEX([.A476];&quot;,\d{1,3}&quot;)" office:value-type="string" office:string-value=",32" calcext:value-type="string">
            <text:p>,32</text:p>
          </table:table-cell>
          <table:table-cell table:style-name="ce2" table:formula="of:=ORG.LIBREOFFICE.REGEX([.B476];&quot;\d{1,3}&quot;)" office:value-type="string" office:string-value="47" calcext:value-type="string">
            <text:p>47</text:p>
          </table:table-cell>
          <table:table-cell table:formula="of:=ORG.LIBREOFFICE.REGEX([.C476];&quot;\d{1,3}&quot;)" office:value-type="string" office:string-value="32" calcext:value-type="string">
            <text:p>32</text:p>
          </table:table-cell>
          <table:table-cell table:formula="of:=[.D476]*[.E476]" office:value-type="float" office:value="1504" calcext:value-type="float">
            <text:p>15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76,682)</text:p>
          </table:table-cell>
          <table:table-cell table:style-name="ce2" table:formula="of:=ORG.LIBREOFFICE.REGEX([.A477];&quot;\d{1,3},&quot;)" office:value-type="string" office:string-value="176," calcext:value-type="string">
            <text:p>176,</text:p>
          </table:table-cell>
          <table:table-cell table:formula="of:=ORG.LIBREOFFICE.REGEX([.A477];&quot;,\d{1,3}&quot;)" office:value-type="string" office:string-value=",682" calcext:value-type="string">
            <text:p>,682</text:p>
          </table:table-cell>
          <table:table-cell table:style-name="ce2" table:formula="of:=ORG.LIBREOFFICE.REGEX([.B477];&quot;\d{1,3}&quot;)" office:value-type="string" office:string-value="176" calcext:value-type="string">
            <text:p>176</text:p>
          </table:table-cell>
          <table:table-cell table:formula="of:=ORG.LIBREOFFICE.REGEX([.C477];&quot;\d{1,3}&quot;)" office:value-type="string" office:string-value="682" calcext:value-type="string">
            <text:p>682</text:p>
          </table:table-cell>
          <table:table-cell table:formula="of:=[.D477]*[.E477]" office:value-type="float" office:value="120032" calcext:value-type="float">
            <text:p>1200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08,816)</text:p>
          </table:table-cell>
          <table:table-cell table:style-name="ce2" table:formula="of:=ORG.LIBREOFFICE.REGEX([.A478];&quot;\d{1,3},&quot;)" office:value-type="string" office:string-value="808," calcext:value-type="string">
            <text:p>808,</text:p>
          </table:table-cell>
          <table:table-cell table:formula="of:=ORG.LIBREOFFICE.REGEX([.A478];&quot;,\d{1,3}&quot;)" office:value-type="string" office:string-value=",816" calcext:value-type="string">
            <text:p>,816</text:p>
          </table:table-cell>
          <table:table-cell table:style-name="ce2" table:formula="of:=ORG.LIBREOFFICE.REGEX([.B478];&quot;\d{1,3}&quot;)" office:value-type="string" office:string-value="808" calcext:value-type="string">
            <text:p>808</text:p>
          </table:table-cell>
          <table:table-cell table:formula="of:=ORG.LIBREOFFICE.REGEX([.C478];&quot;\d{1,3}&quot;)" office:value-type="string" office:string-value="816" calcext:value-type="string">
            <text:p>816</text:p>
          </table:table-cell>
          <table:table-cell table:formula="of:=[.D478]*[.E478]" office:value-type="float" office:value="659328" calcext:value-type="float">
            <text:p>659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77,383)</text:p>
          </table:table-cell>
          <table:table-cell table:style-name="ce2" table:formula="of:=ORG.LIBREOFFICE.REGEX([.A479];&quot;\d{1,3},&quot;)" office:value-type="string" office:string-value="177," calcext:value-type="string">
            <text:p>177,</text:p>
          </table:table-cell>
          <table:table-cell table:formula="of:=ORG.LIBREOFFICE.REGEX([.A479];&quot;,\d{1,3}&quot;)" office:value-type="string" office:string-value=",383" calcext:value-type="string">
            <text:p>,383</text:p>
          </table:table-cell>
          <table:table-cell table:style-name="ce2" table:formula="of:=ORG.LIBREOFFICE.REGEX([.B479];&quot;\d{1,3}&quot;)" office:value-type="string" office:string-value="177" calcext:value-type="string">
            <text:p>177</text:p>
          </table:table-cell>
          <table:table-cell table:formula="of:=ORG.LIBREOFFICE.REGEX([.C479];&quot;\d{1,3}&quot;)" office:value-type="string" office:string-value="383" calcext:value-type="string">
            <text:p>383</text:p>
          </table:table-cell>
          <table:table-cell table:formula="of:=[.D479]*[.E479]" office:value-type="float" office:value="67791" calcext:value-type="float">
            <text:p>677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4,53)</text:p>
          </table:table-cell>
          <table:table-cell table:style-name="ce2" table:formula="of:=ORG.LIBREOFFICE.REGEX([.A480];&quot;\d{1,3},&quot;)" office:value-type="string" office:string-value="324," calcext:value-type="string">
            <text:p>324,</text:p>
          </table:table-cell>
          <table:table-cell table:formula="of:=ORG.LIBREOFFICE.REGEX([.A480];&quot;,\d{1,3}&quot;)" office:value-type="string" office:string-value=",53" calcext:value-type="string">
            <text:p>,53</text:p>
          </table:table-cell>
          <table:table-cell table:style-name="ce2" table:formula="of:=ORG.LIBREOFFICE.REGEX([.B480];&quot;\d{1,3}&quot;)" office:value-type="string" office:string-value="324" calcext:value-type="string">
            <text:p>324</text:p>
          </table:table-cell>
          <table:table-cell table:formula="of:=ORG.LIBREOFFICE.REGEX([.C480];&quot;\d{1,3}&quot;)" office:value-type="string" office:string-value="53" calcext:value-type="string">
            <text:p>53</text:p>
          </table:table-cell>
          <table:table-cell table:formula="of:=[.D480]*[.E480]" office:value-type="float" office:value="17172" calcext:value-type="float">
            <text:p>17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9,507)</text:p>
          </table:table-cell>
          <table:table-cell table:style-name="ce2" table:formula="of:=ORG.LIBREOFFICE.REGEX([.A481];&quot;\d{1,3},&quot;)" office:value-type="string" office:string-value="509," calcext:value-type="string">
            <text:p>509,</text:p>
          </table:table-cell>
          <table:table-cell table:formula="of:=ORG.LIBREOFFICE.REGEX([.A481];&quot;,\d{1,3}&quot;)" office:value-type="string" office:string-value=",507" calcext:value-type="string">
            <text:p>,507</text:p>
          </table:table-cell>
          <table:table-cell table:style-name="ce2" table:formula="of:=ORG.LIBREOFFICE.REGEX([.B481];&quot;\d{1,3}&quot;)" office:value-type="string" office:string-value="509" calcext:value-type="string">
            <text:p>509</text:p>
          </table:table-cell>
          <table:table-cell table:formula="of:=ORG.LIBREOFFICE.REGEX([.C481];&quot;\d{1,3}&quot;)" office:value-type="string" office:string-value="507" calcext:value-type="string">
            <text:p>507</text:p>
          </table:table-cell>
          <table:table-cell table:formula="of:=[.D481]*[.E481]" office:value-type="float" office:value="258063" calcext:value-type="float">
            <text:p>2580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5,403)</text:p>
          </table:table-cell>
          <table:table-cell table:style-name="ce2" table:formula="of:=ORG.LIBREOFFICE.REGEX([.A482];&quot;\d{1,3},&quot;)" office:value-type="string" office:string-value="325," calcext:value-type="string">
            <text:p>325,</text:p>
          </table:table-cell>
          <table:table-cell table:formula="of:=ORG.LIBREOFFICE.REGEX([.A482];&quot;,\d{1,3}&quot;)" office:value-type="string" office:string-value=",403" calcext:value-type="string">
            <text:p>,403</text:p>
          </table:table-cell>
          <table:table-cell table:style-name="ce2" table:formula="of:=ORG.LIBREOFFICE.REGEX([.B482];&quot;\d{1,3}&quot;)" office:value-type="string" office:string-value="325" calcext:value-type="string">
            <text:p>325</text:p>
          </table:table-cell>
          <table:table-cell table:formula="of:=ORG.LIBREOFFICE.REGEX([.C482];&quot;\d{1,3}&quot;)" office:value-type="string" office:string-value="403" calcext:value-type="string">
            <text:p>403</text:p>
          </table:table-cell>
          <table:table-cell table:formula="of:=[.D482]*[.E482]" office:value-type="float" office:value="130975" calcext:value-type="float">
            <text:p>130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5,703)</text:p>
          </table:table-cell>
          <table:table-cell table:style-name="ce2" table:formula="of:=ORG.LIBREOFFICE.REGEX([.A483];&quot;\d{1,3},&quot;)" office:value-type="string" office:string-value="505," calcext:value-type="string">
            <text:p>505,</text:p>
          </table:table-cell>
          <table:table-cell table:formula="of:=ORG.LIBREOFFICE.REGEX([.A483];&quot;,\d{1,3}&quot;)" office:value-type="string" office:string-value=",703" calcext:value-type="string">
            <text:p>,703</text:p>
          </table:table-cell>
          <table:table-cell table:style-name="ce2" table:formula="of:=ORG.LIBREOFFICE.REGEX([.B483];&quot;\d{1,3}&quot;)" office:value-type="string" office:string-value="505" calcext:value-type="string">
            <text:p>505</text:p>
          </table:table-cell>
          <table:table-cell table:formula="of:=ORG.LIBREOFFICE.REGEX([.C483];&quot;\d{1,3}&quot;)" office:value-type="string" office:string-value="703" calcext:value-type="string">
            <text:p>703</text:p>
          </table:table-cell>
          <table:table-cell table:formula="of:=[.D483]*[.E483]" office:value-type="float" office:value="355015" calcext:value-type="float">
            <text:p>3550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2,930)</text:p>
          </table:table-cell>
          <table:table-cell table:style-name="ce2" table:formula="of:=ORG.LIBREOFFICE.REGEX([.A484];&quot;\d{1,3},&quot;)" office:value-type="string" office:string-value="252," calcext:value-type="string">
            <text:p>252,</text:p>
          </table:table-cell>
          <table:table-cell table:formula="of:=ORG.LIBREOFFICE.REGEX([.A484];&quot;,\d{1,3}&quot;)" office:value-type="string" office:string-value=",930" calcext:value-type="string">
            <text:p>,930</text:p>
          </table:table-cell>
          <table:table-cell table:style-name="ce2" table:formula="of:=ORG.LIBREOFFICE.REGEX([.B484];&quot;\d{1,3}&quot;)" office:value-type="string" office:string-value="252" calcext:value-type="string">
            <text:p>252</text:p>
          </table:table-cell>
          <table:table-cell table:formula="of:=ORG.LIBREOFFICE.REGEX([.C484];&quot;\d{1,3}&quot;)" office:value-type="string" office:string-value="930" calcext:value-type="string">
            <text:p>930</text:p>
          </table:table-cell>
          <table:table-cell table:formula="of:=[.D484]*[.E484]" office:value-type="float" office:value="234360" calcext:value-type="float">
            <text:p>2343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3,564)</text:p>
          </table:table-cell>
          <table:table-cell table:style-name="ce2" table:formula="of:=ORG.LIBREOFFICE.REGEX([.A485];&quot;\d{1,3},&quot;)" office:value-type="string" office:string-value="143," calcext:value-type="string">
            <text:p>143,</text:p>
          </table:table-cell>
          <table:table-cell table:formula="of:=ORG.LIBREOFFICE.REGEX([.A485];&quot;,\d{1,3}&quot;)" office:value-type="string" office:string-value=",564" calcext:value-type="string">
            <text:p>,564</text:p>
          </table:table-cell>
          <table:table-cell table:style-name="ce2" table:formula="of:=ORG.LIBREOFFICE.REGEX([.B485];&quot;\d{1,3}&quot;)" office:value-type="string" office:string-value="143" calcext:value-type="string">
            <text:p>143</text:p>
          </table:table-cell>
          <table:table-cell table:formula="of:=ORG.LIBREOFFICE.REGEX([.C485];&quot;\d{1,3}&quot;)" office:value-type="string" office:string-value="564" calcext:value-type="string">
            <text:p>564</text:p>
          </table:table-cell>
          <table:table-cell table:formula="of:=[.D485]*[.E485]" office:value-type="float" office:value="80652" calcext:value-type="float">
            <text:p>806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0,866)</text:p>
          </table:table-cell>
          <table:table-cell table:style-name="ce2" table:formula="of:=ORG.LIBREOFFICE.REGEX([.A486];&quot;\d{1,3},&quot;)" office:value-type="string" office:string-value="130," calcext:value-type="string">
            <text:p>130,</text:p>
          </table:table-cell>
          <table:table-cell table:formula="of:=ORG.LIBREOFFICE.REGEX([.A486];&quot;,\d{1,3}&quot;)" office:value-type="string" office:string-value=",866" calcext:value-type="string">
            <text:p>,866</text:p>
          </table:table-cell>
          <table:table-cell table:style-name="ce2" table:formula="of:=ORG.LIBREOFFICE.REGEX([.B486];&quot;\d{1,3}&quot;)" office:value-type="string" office:string-value="130" calcext:value-type="string">
            <text:p>130</text:p>
          </table:table-cell>
          <table:table-cell table:formula="of:=ORG.LIBREOFFICE.REGEX([.C486];&quot;\d{1,3}&quot;)" office:value-type="string" office:string-value="866" calcext:value-type="string">
            <text:p>866</text:p>
          </table:table-cell>
          <table:table-cell table:formula="of:=[.D486]*[.E486]" office:value-type="float" office:value="112580" calcext:value-type="float">
            <text:p>1125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8,893)</text:p>
          </table:table-cell>
          <table:table-cell table:style-name="ce2" table:formula="of:=ORG.LIBREOFFICE.REGEX([.A487];&quot;\d{1,3},&quot;)" office:value-type="string" office:string-value="818," calcext:value-type="string">
            <text:p>818,</text:p>
          </table:table-cell>
          <table:table-cell table:formula="of:=ORG.LIBREOFFICE.REGEX([.A487];&quot;,\d{1,3}&quot;)" office:value-type="string" office:string-value=",893" calcext:value-type="string">
            <text:p>,893</text:p>
          </table:table-cell>
          <table:table-cell table:style-name="ce2" table:formula="of:=ORG.LIBREOFFICE.REGEX([.B487];&quot;\d{1,3}&quot;)" office:value-type="string" office:string-value="818" calcext:value-type="string">
            <text:p>818</text:p>
          </table:table-cell>
          <table:table-cell table:formula="of:=ORG.LIBREOFFICE.REGEX([.C487];&quot;\d{1,3}&quot;)" office:value-type="string" office:string-value="893" calcext:value-type="string">
            <text:p>893</text:p>
          </table:table-cell>
          <table:table-cell table:formula="of:=[.D487]*[.E487]" office:value-type="float" office:value="730474" calcext:value-type="float">
            <text:p>7304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4,383)</text:p>
          </table:table-cell>
          <table:table-cell table:style-name="ce2" table:formula="of:=ORG.LIBREOFFICE.REGEX([.A488];&quot;\d{1,3},&quot;)" office:value-type="string" office:string-value="654," calcext:value-type="string">
            <text:p>654,</text:p>
          </table:table-cell>
          <table:table-cell table:formula="of:=ORG.LIBREOFFICE.REGEX([.A488];&quot;,\d{1,3}&quot;)" office:value-type="string" office:string-value=",383" calcext:value-type="string">
            <text:p>,383</text:p>
          </table:table-cell>
          <table:table-cell table:style-name="ce2" table:formula="of:=ORG.LIBREOFFICE.REGEX([.B488];&quot;\d{1,3}&quot;)" office:value-type="string" office:string-value="654" calcext:value-type="string">
            <text:p>654</text:p>
          </table:table-cell>
          <table:table-cell table:formula="of:=ORG.LIBREOFFICE.REGEX([.C488];&quot;\d{1,3}&quot;)" office:value-type="string" office:string-value="383" calcext:value-type="string">
            <text:p>383</text:p>
          </table:table-cell>
          <table:table-cell table:formula="of:=[.D488]*[.E488]" office:value-type="float" office:value="250482" calcext:value-type="float">
            <text:p>250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00,560)</text:p>
          </table:table-cell>
          <table:table-cell table:style-name="ce2" table:formula="of:=ORG.LIBREOFFICE.REGEX([.A489];&quot;\d{1,3},&quot;)" office:value-type="string" office:string-value="900," calcext:value-type="string">
            <text:p>900,</text:p>
          </table:table-cell>
          <table:table-cell table:formula="of:=ORG.LIBREOFFICE.REGEX([.A489];&quot;,\d{1,3}&quot;)" office:value-type="string" office:string-value=",560" calcext:value-type="string">
            <text:p>,560</text:p>
          </table:table-cell>
          <table:table-cell table:style-name="ce2" table:formula="of:=ORG.LIBREOFFICE.REGEX([.B489];&quot;\d{1,3}&quot;)" office:value-type="string" office:string-value="900" calcext:value-type="string">
            <text:p>900</text:p>
          </table:table-cell>
          <table:table-cell table:formula="of:=ORG.LIBREOFFICE.REGEX([.C489];&quot;\d{1,3}&quot;)" office:value-type="string" office:string-value="560" calcext:value-type="string">
            <text:p>560</text:p>
          </table:table-cell>
          <table:table-cell table:formula="of:=[.D489]*[.E489]" office:value-type="float" office:value="504000" calcext:value-type="float">
            <text:p>50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99,730)</text:p>
          </table:table-cell>
          <table:table-cell table:style-name="ce2" table:formula="of:=ORG.LIBREOFFICE.REGEX([.A490];&quot;\d{1,3},&quot;)" office:value-type="string" office:string-value="899," calcext:value-type="string">
            <text:p>899,</text:p>
          </table:table-cell>
          <table:table-cell table:formula="of:=ORG.LIBREOFFICE.REGEX([.A490];&quot;,\d{1,3}&quot;)" office:value-type="string" office:string-value=",730" calcext:value-type="string">
            <text:p>,730</text:p>
          </table:table-cell>
          <table:table-cell table:style-name="ce2" table:formula="of:=ORG.LIBREOFFICE.REGEX([.B490];&quot;\d{1,3}&quot;)" office:value-type="string" office:string-value="899" calcext:value-type="string">
            <text:p>899</text:p>
          </table:table-cell>
          <table:table-cell table:formula="of:=ORG.LIBREOFFICE.REGEX([.C490];&quot;\d{1,3}&quot;)" office:value-type="string" office:string-value="730" calcext:value-type="string">
            <text:p>730</text:p>
          </table:table-cell>
          <table:table-cell table:formula="of:=[.D490]*[.E490]" office:value-type="float" office:value="656270" calcext:value-type="float">
            <text:p>656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9,888)</text:p>
          </table:table-cell>
          <table:table-cell table:style-name="ce2" table:formula="of:=ORG.LIBREOFFICE.REGEX([.A491];&quot;\d{1,3},&quot;)" office:value-type="string" office:string-value="269," calcext:value-type="string">
            <text:p>269,</text:p>
          </table:table-cell>
          <table:table-cell table:formula="of:=ORG.LIBREOFFICE.REGEX([.A491];&quot;,\d{1,3}&quot;)" office:value-type="string" office:string-value=",888" calcext:value-type="string">
            <text:p>,888</text:p>
          </table:table-cell>
          <table:table-cell table:style-name="ce2" table:formula="of:=ORG.LIBREOFFICE.REGEX([.B491];&quot;\d{1,3}&quot;)" office:value-type="string" office:string-value="269" calcext:value-type="string">
            <text:p>269</text:p>
          </table:table-cell>
          <table:table-cell table:formula="of:=ORG.LIBREOFFICE.REGEX([.C491];&quot;\d{1,3}&quot;)" office:value-type="string" office:string-value="888" calcext:value-type="string">
            <text:p>888</text:p>
          </table:table-cell>
          <table:table-cell table:formula="of:=[.D491]*[.E491]" office:value-type="float" office:value="238872" calcext:value-type="float">
            <text:p>238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88,635)</text:p>
          </table:table-cell>
          <table:table-cell table:style-name="ce2" table:formula="of:=ORG.LIBREOFFICE.REGEX([.A492];&quot;\d{1,3},&quot;)" office:value-type="string" office:string-value="688," calcext:value-type="string">
            <text:p>688,</text:p>
          </table:table-cell>
          <table:table-cell table:formula="of:=ORG.LIBREOFFICE.REGEX([.A492];&quot;,\d{1,3}&quot;)" office:value-type="string" office:string-value=",635" calcext:value-type="string">
            <text:p>,635</text:p>
          </table:table-cell>
          <table:table-cell table:style-name="ce2" table:formula="of:=ORG.LIBREOFFICE.REGEX([.B492];&quot;\d{1,3}&quot;)" office:value-type="string" office:string-value="688" calcext:value-type="string">
            <text:p>688</text:p>
          </table:table-cell>
          <table:table-cell table:formula="of:=ORG.LIBREOFFICE.REGEX([.C492];&quot;\d{1,3}&quot;)" office:value-type="string" office:string-value="635" calcext:value-type="string">
            <text:p>635</text:p>
          </table:table-cell>
          <table:table-cell table:formula="of:=[.D492]*[.E492]" office:value-type="float" office:value="436880" calcext:value-type="float">
            <text:p>4368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2,201)</text:p>
          </table:table-cell>
          <table:table-cell table:style-name="ce2" table:formula="of:=ORG.LIBREOFFICE.REGEX([.A493];&quot;\d{1,3},&quot;)" office:value-type="string" office:string-value="62," calcext:value-type="string">
            <text:p>62,</text:p>
          </table:table-cell>
          <table:table-cell table:formula="of:=ORG.LIBREOFFICE.REGEX([.A493];&quot;,\d{1,3}&quot;)" office:value-type="string" office:string-value=",201" calcext:value-type="string">
            <text:p>,201</text:p>
          </table:table-cell>
          <table:table-cell table:style-name="ce2" table:formula="of:=ORG.LIBREOFFICE.REGEX([.B493];&quot;\d{1,3}&quot;)" office:value-type="string" office:string-value="62" calcext:value-type="string">
            <text:p>62</text:p>
          </table:table-cell>
          <table:table-cell table:formula="of:=ORG.LIBREOFFICE.REGEX([.C493];&quot;\d{1,3}&quot;)" office:value-type="string" office:string-value="201" calcext:value-type="string">
            <text:p>201</text:p>
          </table:table-cell>
          <table:table-cell table:formula="of:=[.D493]*[.E493]" office:value-type="float" office:value="12462" calcext:value-type="float">
            <text:p>124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19,116)</text:p>
          </table:table-cell>
          <table:table-cell table:style-name="ce2" table:formula="of:=ORG.LIBREOFFICE.REGEX([.A494];&quot;\d{1,3},&quot;)" office:value-type="string" office:string-value="719," calcext:value-type="string">
            <text:p>719,</text:p>
          </table:table-cell>
          <table:table-cell table:formula="of:=ORG.LIBREOFFICE.REGEX([.A494];&quot;,\d{1,3}&quot;)" office:value-type="string" office:string-value=",116" calcext:value-type="string">
            <text:p>,116</text:p>
          </table:table-cell>
          <table:table-cell table:style-name="ce2" table:formula="of:=ORG.LIBREOFFICE.REGEX([.B494];&quot;\d{1,3}&quot;)" office:value-type="string" office:string-value="719" calcext:value-type="string">
            <text:p>719</text:p>
          </table:table-cell>
          <table:table-cell table:formula="of:=ORG.LIBREOFFICE.REGEX([.C494];&quot;\d{1,3}&quot;)" office:value-type="string" office:string-value="116" calcext:value-type="string">
            <text:p>116</text:p>
          </table:table-cell>
          <table:table-cell table:formula="of:=[.D494]*[.E494]" office:value-type="float" office:value="83404" calcext:value-type="float">
            <text:p>834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9,220)</text:p>
          </table:table-cell>
          <table:table-cell table:style-name="ce2" table:formula="of:=ORG.LIBREOFFICE.REGEX([.A495];&quot;\d{1,3},&quot;)" office:value-type="string" office:string-value="139," calcext:value-type="string">
            <text:p>139,</text:p>
          </table:table-cell>
          <table:table-cell table:formula="of:=ORG.LIBREOFFICE.REGEX([.A495];&quot;,\d{1,3}&quot;)" office:value-type="string" office:string-value=",220" calcext:value-type="string">
            <text:p>,220</text:p>
          </table:table-cell>
          <table:table-cell table:style-name="ce2" table:formula="of:=ORG.LIBREOFFICE.REGEX([.B495];&quot;\d{1,3}&quot;)" office:value-type="string" office:string-value="139" calcext:value-type="string">
            <text:p>139</text:p>
          </table:table-cell>
          <table:table-cell table:formula="of:=ORG.LIBREOFFICE.REGEX([.C495];&quot;\d{1,3}&quot;)" office:value-type="string" office:string-value="220" calcext:value-type="string">
            <text:p>220</text:p>
          </table:table-cell>
          <table:table-cell table:formula="of:=[.D495]*[.E495]" office:value-type="float" office:value="30580" calcext:value-type="float">
            <text:p>305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62,455)</text:p>
          </table:table-cell>
          <table:table-cell table:style-name="ce2" table:formula="of:=ORG.LIBREOFFICE.REGEX([.A496];&quot;\d{1,3},&quot;)" office:value-type="string" office:string-value="162," calcext:value-type="string">
            <text:p>162,</text:p>
          </table:table-cell>
          <table:table-cell table:formula="of:=ORG.LIBREOFFICE.REGEX([.A496];&quot;,\d{1,3}&quot;)" office:value-type="string" office:string-value=",455" calcext:value-type="string">
            <text:p>,455</text:p>
          </table:table-cell>
          <table:table-cell table:style-name="ce2" table:formula="of:=ORG.LIBREOFFICE.REGEX([.B496];&quot;\d{1,3}&quot;)" office:value-type="string" office:string-value="162" calcext:value-type="string">
            <text:p>162</text:p>
          </table:table-cell>
          <table:table-cell table:formula="of:=ORG.LIBREOFFICE.REGEX([.C496];&quot;\d{1,3}&quot;)" office:value-type="string" office:string-value="455" calcext:value-type="string">
            <text:p>455</text:p>
          </table:table-cell>
          <table:table-cell table:formula="of:=[.D496]*[.E496]" office:value-type="float" office:value="73710" calcext:value-type="float">
            <text:p>737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60,418)</text:p>
          </table:table-cell>
          <table:table-cell table:style-name="ce2" table:formula="of:=ORG.LIBREOFFICE.REGEX([.A497];&quot;\d{1,3},&quot;)" office:value-type="string" office:string-value="460," calcext:value-type="string">
            <text:p>460,</text:p>
          </table:table-cell>
          <table:table-cell table:formula="of:=ORG.LIBREOFFICE.REGEX([.A497];&quot;,\d{1,3}&quot;)" office:value-type="string" office:string-value=",418" calcext:value-type="string">
            <text:p>,418</text:p>
          </table:table-cell>
          <table:table-cell table:style-name="ce2" table:formula="of:=ORG.LIBREOFFICE.REGEX([.B497];&quot;\d{1,3}&quot;)" office:value-type="string" office:string-value="460" calcext:value-type="string">
            <text:p>460</text:p>
          </table:table-cell>
          <table:table-cell table:formula="of:=ORG.LIBREOFFICE.REGEX([.C497];&quot;\d{1,3}&quot;)" office:value-type="string" office:string-value="418" calcext:value-type="string">
            <text:p>418</text:p>
          </table:table-cell>
          <table:table-cell table:formula="of:=[.D497]*[.E497]" office:value-type="float" office:value="192280" calcext:value-type="float">
            <text:p>192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8,979)</text:p>
          </table:table-cell>
          <table:table-cell table:style-name="ce2" table:formula="of:=ORG.LIBREOFFICE.REGEX([.A498];&quot;\d{1,3},&quot;)" office:value-type="string" office:string-value="238," calcext:value-type="string">
            <text:p>238,</text:p>
          </table:table-cell>
          <table:table-cell table:formula="of:=ORG.LIBREOFFICE.REGEX([.A498];&quot;,\d{1,3}&quot;)" office:value-type="string" office:string-value=",979" calcext:value-type="string">
            <text:p>,979</text:p>
          </table:table-cell>
          <table:table-cell table:style-name="ce2" table:formula="of:=ORG.LIBREOFFICE.REGEX([.B498];&quot;\d{1,3}&quot;)" office:value-type="string" office:string-value="238" calcext:value-type="string">
            <text:p>238</text:p>
          </table:table-cell>
          <table:table-cell table:formula="of:=ORG.LIBREOFFICE.REGEX([.C498];&quot;\d{1,3}&quot;)" office:value-type="string" office:string-value="979" calcext:value-type="string">
            <text:p>979</text:p>
          </table:table-cell>
          <table:table-cell table:formula="of:=[.D498]*[.E498]" office:value-type="float" office:value="233002" calcext:value-type="float">
            <text:p>233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63,124)</text:p>
          </table:table-cell>
          <table:table-cell table:style-name="ce2" table:formula="of:=ORG.LIBREOFFICE.REGEX([.A499];&quot;\d{1,3},&quot;)" office:value-type="string" office:string-value="863," calcext:value-type="string">
            <text:p>863,</text:p>
          </table:table-cell>
          <table:table-cell table:formula="of:=ORG.LIBREOFFICE.REGEX([.A499];&quot;,\d{1,3}&quot;)" office:value-type="string" office:string-value=",124" calcext:value-type="string">
            <text:p>,124</text:p>
          </table:table-cell>
          <table:table-cell table:style-name="ce2" table:formula="of:=ORG.LIBREOFFICE.REGEX([.B499];&quot;\d{1,3}&quot;)" office:value-type="string" office:string-value="863" calcext:value-type="string">
            <text:p>863</text:p>
          </table:table-cell>
          <table:table-cell table:formula="of:=ORG.LIBREOFFICE.REGEX([.C499];&quot;\d{1,3}&quot;)" office:value-type="string" office:string-value="124" calcext:value-type="string">
            <text:p>124</text:p>
          </table:table-cell>
          <table:table-cell table:formula="of:=[.D499]*[.E499]" office:value-type="float" office:value="107012" calcext:value-type="float">
            <text:p>107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8,201)</text:p>
          </table:table-cell>
          <table:table-cell table:style-name="ce2" table:formula="of:=ORG.LIBREOFFICE.REGEX([.A500];&quot;\d{1,3},&quot;)" office:value-type="string" office:string-value="38," calcext:value-type="string">
            <text:p>38,</text:p>
          </table:table-cell>
          <table:table-cell table:formula="of:=ORG.LIBREOFFICE.REGEX([.A500];&quot;,\d{1,3}&quot;)" office:value-type="string" office:string-value=",201" calcext:value-type="string">
            <text:p>,201</text:p>
          </table:table-cell>
          <table:table-cell table:style-name="ce2" table:formula="of:=ORG.LIBREOFFICE.REGEX([.B500];&quot;\d{1,3}&quot;)" office:value-type="string" office:string-value="38" calcext:value-type="string">
            <text:p>38</text:p>
          </table:table-cell>
          <table:table-cell table:formula="of:=ORG.LIBREOFFICE.REGEX([.C500];&quot;\d{1,3}&quot;)" office:value-type="string" office:string-value="201" calcext:value-type="string">
            <text:p>201</text:p>
          </table:table-cell>
          <table:table-cell table:formula="of:=[.D500]*[.E500]" office:value-type="float" office:value="7638" calcext:value-type="float">
            <text:p>76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8,638)</text:p>
          </table:table-cell>
          <table:table-cell table:style-name="ce2" table:formula="of:=ORG.LIBREOFFICE.REGEX([.A501];&quot;\d{1,3},&quot;)" office:value-type="string" office:string-value="678," calcext:value-type="string">
            <text:p>678,</text:p>
          </table:table-cell>
          <table:table-cell table:formula="of:=ORG.LIBREOFFICE.REGEX([.A501];&quot;,\d{1,3}&quot;)" office:value-type="string" office:string-value=",638" calcext:value-type="string">
            <text:p>,638</text:p>
          </table:table-cell>
          <table:table-cell table:style-name="ce2" table:formula="of:=ORG.LIBREOFFICE.REGEX([.B501];&quot;\d{1,3}&quot;)" office:value-type="string" office:string-value="678" calcext:value-type="string">
            <text:p>678</text:p>
          </table:table-cell>
          <table:table-cell table:formula="of:=ORG.LIBREOFFICE.REGEX([.C501];&quot;\d{1,3}&quot;)" office:value-type="string" office:string-value="638" calcext:value-type="string">
            <text:p>638</text:p>
          </table:table-cell>
          <table:table-cell table:formula="of:=[.D501]*[.E501]" office:value-type="float" office:value="432564" calcext:value-type="float">
            <text:p>4325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7,239)</text:p>
          </table:table-cell>
          <table:table-cell table:style-name="ce2" table:formula="of:=ORG.LIBREOFFICE.REGEX([.A502];&quot;\d{1,3},&quot;)" office:value-type="string" office:string-value="367," calcext:value-type="string">
            <text:p>367,</text:p>
          </table:table-cell>
          <table:table-cell table:formula="of:=ORG.LIBREOFFICE.REGEX([.A502];&quot;,\d{1,3}&quot;)" office:value-type="string" office:string-value=",239" calcext:value-type="string">
            <text:p>,239</text:p>
          </table:table-cell>
          <table:table-cell table:style-name="ce2" table:formula="of:=ORG.LIBREOFFICE.REGEX([.B502];&quot;\d{1,3}&quot;)" office:value-type="string" office:string-value="367" calcext:value-type="string">
            <text:p>367</text:p>
          </table:table-cell>
          <table:table-cell table:formula="of:=ORG.LIBREOFFICE.REGEX([.C502];&quot;\d{1,3}&quot;)" office:value-type="string" office:string-value="239" calcext:value-type="string">
            <text:p>239</text:p>
          </table:table-cell>
          <table:table-cell table:formula="of:=[.D502]*[.E502]" office:value-type="float" office:value="87713" calcext:value-type="float">
            <text:p>877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9,285)</text:p>
          </table:table-cell>
          <table:table-cell table:style-name="ce2" table:formula="of:=ORG.LIBREOFFICE.REGEX([.A503];&quot;\d{1,3},&quot;)" office:value-type="string" office:string-value="39," calcext:value-type="string">
            <text:p>39,</text:p>
          </table:table-cell>
          <table:table-cell table:formula="of:=ORG.LIBREOFFICE.REGEX([.A503];&quot;,\d{1,3}&quot;)" office:value-type="string" office:string-value=",285" calcext:value-type="string">
            <text:p>,285</text:p>
          </table:table-cell>
          <table:table-cell table:style-name="ce2" table:formula="of:=ORG.LIBREOFFICE.REGEX([.B503];&quot;\d{1,3}&quot;)" office:value-type="string" office:string-value="39" calcext:value-type="string">
            <text:p>39</text:p>
          </table:table-cell>
          <table:table-cell table:formula="of:=ORG.LIBREOFFICE.REGEX([.C503];&quot;\d{1,3}&quot;)" office:value-type="string" office:string-value="285" calcext:value-type="string">
            <text:p>285</text:p>
          </table:table-cell>
          <table:table-cell table:formula="of:=[.D503]*[.E503]" office:value-type="float" office:value="11115" calcext:value-type="float">
            <text:p>11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7,17)</text:p>
          </table:table-cell>
          <table:table-cell table:style-name="ce2" table:formula="of:=ORG.LIBREOFFICE.REGEX([.A504];&quot;\d{1,3},&quot;)" office:value-type="string" office:string-value="97," calcext:value-type="string">
            <text:p>97,</text:p>
          </table:table-cell>
          <table:table-cell table:formula="of:=ORG.LIBREOFFICE.REGEX([.A504];&quot;,\d{1,3}&quot;)" office:value-type="string" office:string-value=",17" calcext:value-type="string">
            <text:p>,17</text:p>
          </table:table-cell>
          <table:table-cell table:style-name="ce2" table:formula="of:=ORG.LIBREOFFICE.REGEX([.B504];&quot;\d{1,3}&quot;)" office:value-type="string" office:string-value="97" calcext:value-type="string">
            <text:p>97</text:p>
          </table:table-cell>
          <table:table-cell table:formula="of:=ORG.LIBREOFFICE.REGEX([.C504];&quot;\d{1,3}&quot;)" office:value-type="string" office:string-value="17" calcext:value-type="string">
            <text:p>17</text:p>
          </table:table-cell>
          <table:table-cell table:formula="of:=[.D504]*[.E504]" office:value-type="float" office:value="1649" calcext:value-type="float">
            <text:p>16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6,561)</text:p>
          </table:table-cell>
          <table:table-cell table:style-name="ce2" table:formula="of:=ORG.LIBREOFFICE.REGEX([.A505];&quot;\d{1,3},&quot;)" office:value-type="string" office:string-value="316," calcext:value-type="string">
            <text:p>316,</text:p>
          </table:table-cell>
          <table:table-cell table:formula="of:=ORG.LIBREOFFICE.REGEX([.A505];&quot;,\d{1,3}&quot;)" office:value-type="string" office:string-value=",561" calcext:value-type="string">
            <text:p>,561</text:p>
          </table:table-cell>
          <table:table-cell table:style-name="ce2" table:formula="of:=ORG.LIBREOFFICE.REGEX([.B505];&quot;\d{1,3}&quot;)" office:value-type="string" office:string-value="316" calcext:value-type="string">
            <text:p>316</text:p>
          </table:table-cell>
          <table:table-cell table:formula="of:=ORG.LIBREOFFICE.REGEX([.C505];&quot;\d{1,3}&quot;)" office:value-type="string" office:string-value="561" calcext:value-type="string">
            <text:p>561</text:p>
          </table:table-cell>
          <table:table-cell table:formula="of:=[.D505]*[.E505]" office:value-type="float" office:value="177276" calcext:value-type="float">
            <text:p>1772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7,106)</text:p>
          </table:table-cell>
          <table:table-cell table:style-name="ce2" table:formula="of:=ORG.LIBREOFFICE.REGEX([.A506];&quot;\d{1,3},&quot;)" office:value-type="string" office:string-value="537," calcext:value-type="string">
            <text:p>537,</text:p>
          </table:table-cell>
          <table:table-cell table:formula="of:=ORG.LIBREOFFICE.REGEX([.A506];&quot;,\d{1,3}&quot;)" office:value-type="string" office:string-value=",106" calcext:value-type="string">
            <text:p>,106</text:p>
          </table:table-cell>
          <table:table-cell table:style-name="ce2" table:formula="of:=ORG.LIBREOFFICE.REGEX([.B506];&quot;\d{1,3}&quot;)" office:value-type="string" office:string-value="537" calcext:value-type="string">
            <text:p>537</text:p>
          </table:table-cell>
          <table:table-cell table:formula="of:=ORG.LIBREOFFICE.REGEX([.C506];&quot;\d{1,3}&quot;)" office:value-type="string" office:string-value="106" calcext:value-type="string">
            <text:p>106</text:p>
          </table:table-cell>
          <table:table-cell table:formula="of:=[.D506]*[.E506]" office:value-type="float" office:value="56922" calcext:value-type="float">
            <text:p>569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5,385)</text:p>
          </table:table-cell>
          <table:table-cell table:style-name="ce2" table:formula="of:=ORG.LIBREOFFICE.REGEX([.A507];&quot;\d{1,3},&quot;)" office:value-type="string" office:string-value="785," calcext:value-type="string">
            <text:p>785,</text:p>
          </table:table-cell>
          <table:table-cell table:formula="of:=ORG.LIBREOFFICE.REGEX([.A507];&quot;,\d{1,3}&quot;)" office:value-type="string" office:string-value=",385" calcext:value-type="string">
            <text:p>,385</text:p>
          </table:table-cell>
          <table:table-cell table:style-name="ce2" table:formula="of:=ORG.LIBREOFFICE.REGEX([.B507];&quot;\d{1,3}&quot;)" office:value-type="string" office:string-value="785" calcext:value-type="string">
            <text:p>785</text:p>
          </table:table-cell>
          <table:table-cell table:formula="of:=ORG.LIBREOFFICE.REGEX([.C507];&quot;\d{1,3}&quot;)" office:value-type="string" office:string-value="385" calcext:value-type="string">
            <text:p>385</text:p>
          </table:table-cell>
          <table:table-cell table:formula="of:=[.D507]*[.E507]" office:value-type="float" office:value="302225" calcext:value-type="float">
            <text:p>302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,891)</text:p>
          </table:table-cell>
          <table:table-cell table:style-name="ce2" table:formula="of:=ORG.LIBREOFFICE.REGEX([.A508];&quot;\d{1,3},&quot;)" office:value-type="string" office:string-value="13," calcext:value-type="string">
            <text:p>13,</text:p>
          </table:table-cell>
          <table:table-cell table:formula="of:=ORG.LIBREOFFICE.REGEX([.A508];&quot;,\d{1,3}&quot;)" office:value-type="string" office:string-value=",891" calcext:value-type="string">
            <text:p>,891</text:p>
          </table:table-cell>
          <table:table-cell table:style-name="ce2" table:formula="of:=ORG.LIBREOFFICE.REGEX([.B508];&quot;\d{1,3}&quot;)" office:value-type="string" office:string-value="13" calcext:value-type="string">
            <text:p>13</text:p>
          </table:table-cell>
          <table:table-cell table:formula="of:=ORG.LIBREOFFICE.REGEX([.C508];&quot;\d{1,3}&quot;)" office:value-type="string" office:string-value="891" calcext:value-type="string">
            <text:p>891</text:p>
          </table:table-cell>
          <table:table-cell table:formula="of:=[.D508]*[.E508]" office:value-type="float" office:value="11583" calcext:value-type="float">
            <text:p>115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5,693)</text:p>
          </table:table-cell>
          <table:table-cell table:style-name="ce2" table:formula="of:=ORG.LIBREOFFICE.REGEX([.A509];&quot;\d{1,3},&quot;)" office:value-type="string" office:string-value="295," calcext:value-type="string">
            <text:p>295,</text:p>
          </table:table-cell>
          <table:table-cell table:formula="of:=ORG.LIBREOFFICE.REGEX([.A509];&quot;,\d{1,3}&quot;)" office:value-type="string" office:string-value=",693" calcext:value-type="string">
            <text:p>,693</text:p>
          </table:table-cell>
          <table:table-cell table:style-name="ce2" table:formula="of:=ORG.LIBREOFFICE.REGEX([.B509];&quot;\d{1,3}&quot;)" office:value-type="string" office:string-value="295" calcext:value-type="string">
            <text:p>295</text:p>
          </table:table-cell>
          <table:table-cell table:formula="of:=ORG.LIBREOFFICE.REGEX([.C509];&quot;\d{1,3}&quot;)" office:value-type="string" office:string-value="693" calcext:value-type="string">
            <text:p>693</text:p>
          </table:table-cell>
          <table:table-cell table:formula="of:=[.D509]*[.E509]" office:value-type="float" office:value="204435" calcext:value-type="float">
            <text:p>2044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47,320)</text:p>
          </table:table-cell>
          <table:table-cell table:style-name="ce2" table:formula="of:=ORG.LIBREOFFICE.REGEX([.A510];&quot;\d{1,3},&quot;)" office:value-type="string" office:string-value="547," calcext:value-type="string">
            <text:p>547,</text:p>
          </table:table-cell>
          <table:table-cell table:formula="of:=ORG.LIBREOFFICE.REGEX([.A510];&quot;,\d{1,3}&quot;)" office:value-type="string" office:string-value=",320" calcext:value-type="string">
            <text:p>,320</text:p>
          </table:table-cell>
          <table:table-cell table:style-name="ce2" table:formula="of:=ORG.LIBREOFFICE.REGEX([.B510];&quot;\d{1,3}&quot;)" office:value-type="string" office:string-value="547" calcext:value-type="string">
            <text:p>547</text:p>
          </table:table-cell>
          <table:table-cell table:formula="of:=ORG.LIBREOFFICE.REGEX([.C510];&quot;\d{1,3}&quot;)" office:value-type="string" office:string-value="320" calcext:value-type="string">
            <text:p>320</text:p>
          </table:table-cell>
          <table:table-cell table:formula="of:=[.D510]*[.E510]" office:value-type="float" office:value="175040" calcext:value-type="float">
            <text:p>175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3,288)</text:p>
          </table:table-cell>
          <table:table-cell table:style-name="ce2" table:formula="of:=ORG.LIBREOFFICE.REGEX([.A511];&quot;\d{1,3},&quot;)" office:value-type="string" office:string-value="293," calcext:value-type="string">
            <text:p>293,</text:p>
          </table:table-cell>
          <table:table-cell table:formula="of:=ORG.LIBREOFFICE.REGEX([.A511];&quot;,\d{1,3}&quot;)" office:value-type="string" office:string-value=",288" calcext:value-type="string">
            <text:p>,288</text:p>
          </table:table-cell>
          <table:table-cell table:style-name="ce2" table:formula="of:=ORG.LIBREOFFICE.REGEX([.B511];&quot;\d{1,3}&quot;)" office:value-type="string" office:string-value="293" calcext:value-type="string">
            <text:p>293</text:p>
          </table:table-cell>
          <table:table-cell table:formula="of:=ORG.LIBREOFFICE.REGEX([.C511];&quot;\d{1,3}&quot;)" office:value-type="string" office:string-value="288" calcext:value-type="string">
            <text:p>288</text:p>
          </table:table-cell>
          <table:table-cell table:formula="of:=[.D511]*[.E511]" office:value-type="float" office:value="84384" calcext:value-type="float">
            <text:p>843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40,998)</text:p>
          </table:table-cell>
          <table:table-cell table:style-name="ce2" table:formula="of:=ORG.LIBREOFFICE.REGEX([.A512];&quot;\d{1,3},&quot;)" office:value-type="string" office:string-value="640," calcext:value-type="string">
            <text:p>640,</text:p>
          </table:table-cell>
          <table:table-cell table:formula="of:=ORG.LIBREOFFICE.REGEX([.A512];&quot;,\d{1,3}&quot;)" office:value-type="string" office:string-value=",998" calcext:value-type="string">
            <text:p>,998</text:p>
          </table:table-cell>
          <table:table-cell table:style-name="ce2" table:formula="of:=ORG.LIBREOFFICE.REGEX([.B512];&quot;\d{1,3}&quot;)" office:value-type="string" office:string-value="640" calcext:value-type="string">
            <text:p>640</text:p>
          </table:table-cell>
          <table:table-cell table:formula="of:=ORG.LIBREOFFICE.REGEX([.C512];&quot;\d{1,3}&quot;)" office:value-type="string" office:string-value="998" calcext:value-type="string">
            <text:p>998</text:p>
          </table:table-cell>
          <table:table-cell table:formula="of:=[.D512]*[.E512]" office:value-type="float" office:value="638720" calcext:value-type="float">
            <text:p>638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0,293)</text:p>
          </table:table-cell>
          <table:table-cell table:style-name="ce2" table:formula="of:=ORG.LIBREOFFICE.REGEX([.A513];&quot;\d{1,3},&quot;)" office:value-type="string" office:string-value="340," calcext:value-type="string">
            <text:p>340,</text:p>
          </table:table-cell>
          <table:table-cell table:formula="of:=ORG.LIBREOFFICE.REGEX([.A513];&quot;,\d{1,3}&quot;)" office:value-type="string" office:string-value=",293" calcext:value-type="string">
            <text:p>,293</text:p>
          </table:table-cell>
          <table:table-cell table:style-name="ce2" table:formula="of:=ORG.LIBREOFFICE.REGEX([.B513];&quot;\d{1,3}&quot;)" office:value-type="string" office:string-value="340" calcext:value-type="string">
            <text:p>340</text:p>
          </table:table-cell>
          <table:table-cell table:formula="of:=ORG.LIBREOFFICE.REGEX([.C513];&quot;\d{1,3}&quot;)" office:value-type="string" office:string-value="293" calcext:value-type="string">
            <text:p>293</text:p>
          </table:table-cell>
          <table:table-cell table:formula="of:=[.D513]*[.E513]" office:value-type="float" office:value="99620" calcext:value-type="float">
            <text:p>996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9,91)</text:p>
          </table:table-cell>
          <table:table-cell table:style-name="ce2" table:formula="of:=ORG.LIBREOFFICE.REGEX([.A514];&quot;\d{1,3},&quot;)" office:value-type="string" office:string-value="759," calcext:value-type="string">
            <text:p>759,</text:p>
          </table:table-cell>
          <table:table-cell table:formula="of:=ORG.LIBREOFFICE.REGEX([.A514];&quot;,\d{1,3}&quot;)" office:value-type="string" office:string-value=",91" calcext:value-type="string">
            <text:p>,91</text:p>
          </table:table-cell>
          <table:table-cell table:style-name="ce2" table:formula="of:=ORG.LIBREOFFICE.REGEX([.B514];&quot;\d{1,3}&quot;)" office:value-type="string" office:string-value="759" calcext:value-type="string">
            <text:p>759</text:p>
          </table:table-cell>
          <table:table-cell table:formula="of:=ORG.LIBREOFFICE.REGEX([.C514];&quot;\d{1,3}&quot;)" office:value-type="string" office:string-value="91" calcext:value-type="string">
            <text:p>91</text:p>
          </table:table-cell>
          <table:table-cell table:formula="of:=[.D514]*[.E514]" office:value-type="float" office:value="69069" calcext:value-type="float">
            <text:p>690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1,471)</text:p>
          </table:table-cell>
          <table:table-cell table:style-name="ce2" table:formula="of:=ORG.LIBREOFFICE.REGEX([.A515];&quot;\d{1,3},&quot;)" office:value-type="string" office:string-value="831," calcext:value-type="string">
            <text:p>831,</text:p>
          </table:table-cell>
          <table:table-cell table:formula="of:=ORG.LIBREOFFICE.REGEX([.A515];&quot;,\d{1,3}&quot;)" office:value-type="string" office:string-value=",471" calcext:value-type="string">
            <text:p>,471</text:p>
          </table:table-cell>
          <table:table-cell table:style-name="ce2" table:formula="of:=ORG.LIBREOFFICE.REGEX([.B515];&quot;\d{1,3}&quot;)" office:value-type="string" office:string-value="831" calcext:value-type="string">
            <text:p>831</text:p>
          </table:table-cell>
          <table:table-cell table:formula="of:=ORG.LIBREOFFICE.REGEX([.C515];&quot;\d{1,3}&quot;)" office:value-type="string" office:string-value="471" calcext:value-type="string">
            <text:p>471</text:p>
          </table:table-cell>
          <table:table-cell table:formula="of:=[.D515]*[.E515]" office:value-type="float" office:value="391401" calcext:value-type="float">
            <text:p>3914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3,622)</text:p>
          </table:table-cell>
          <table:table-cell table:style-name="ce2" table:formula="of:=ORG.LIBREOFFICE.REGEX([.A516];&quot;\d{1,3},&quot;)" office:value-type="string" office:string-value="703," calcext:value-type="string">
            <text:p>703,</text:p>
          </table:table-cell>
          <table:table-cell table:formula="of:=ORG.LIBREOFFICE.REGEX([.A516];&quot;,\d{1,3}&quot;)" office:value-type="string" office:string-value=",622" calcext:value-type="string">
            <text:p>,622</text:p>
          </table:table-cell>
          <table:table-cell table:style-name="ce2" table:formula="of:=ORG.LIBREOFFICE.REGEX([.B516];&quot;\d{1,3}&quot;)" office:value-type="string" office:string-value="703" calcext:value-type="string">
            <text:p>703</text:p>
          </table:table-cell>
          <table:table-cell table:formula="of:=ORG.LIBREOFFICE.REGEX([.C516];&quot;\d{1,3}&quot;)" office:value-type="string" office:string-value="622" calcext:value-type="string">
            <text:p>622</text:p>
          </table:table-cell>
          <table:table-cell table:formula="of:=[.D516]*[.E516]" office:value-type="float" office:value="437266" calcext:value-type="float">
            <text:p>437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36,215)</text:p>
          </table:table-cell>
          <table:table-cell table:style-name="ce2" table:formula="of:=ORG.LIBREOFFICE.REGEX([.A517];&quot;\d{1,3},&quot;)" office:value-type="string" office:string-value="936," calcext:value-type="string">
            <text:p>936,</text:p>
          </table:table-cell>
          <table:table-cell table:formula="of:=ORG.LIBREOFFICE.REGEX([.A517];&quot;,\d{1,3}&quot;)" office:value-type="string" office:string-value=",215" calcext:value-type="string">
            <text:p>,215</text:p>
          </table:table-cell>
          <table:table-cell table:style-name="ce2" table:formula="of:=ORG.LIBREOFFICE.REGEX([.B517];&quot;\d{1,3}&quot;)" office:value-type="string" office:string-value="936" calcext:value-type="string">
            <text:p>936</text:p>
          </table:table-cell>
          <table:table-cell table:formula="of:=ORG.LIBREOFFICE.REGEX([.C517];&quot;\d{1,3}&quot;)" office:value-type="string" office:string-value="215" calcext:value-type="string">
            <text:p>215</text:p>
          </table:table-cell>
          <table:table-cell table:formula="of:=[.D517]*[.E517]" office:value-type="float" office:value="201240" calcext:value-type="float">
            <text:p>201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5,207)</text:p>
          </table:table-cell>
          <table:table-cell table:style-name="ce2" table:formula="of:=ORG.LIBREOFFICE.REGEX([.A518];&quot;\d{1,3},&quot;)" office:value-type="string" office:string-value="615," calcext:value-type="string">
            <text:p>615,</text:p>
          </table:table-cell>
          <table:table-cell table:formula="of:=ORG.LIBREOFFICE.REGEX([.A518];&quot;,\d{1,3}&quot;)" office:value-type="string" office:string-value=",207" calcext:value-type="string">
            <text:p>,207</text:p>
          </table:table-cell>
          <table:table-cell table:style-name="ce2" table:formula="of:=ORG.LIBREOFFICE.REGEX([.B518];&quot;\d{1,3}&quot;)" office:value-type="string" office:string-value="615" calcext:value-type="string">
            <text:p>615</text:p>
          </table:table-cell>
          <table:table-cell table:formula="of:=ORG.LIBREOFFICE.REGEX([.C518];&quot;\d{1,3}&quot;)" office:value-type="string" office:string-value="207" calcext:value-type="string">
            <text:p>207</text:p>
          </table:table-cell>
          <table:table-cell table:formula="of:=[.D518]*[.E518]" office:value-type="float" office:value="127305" calcext:value-type="float">
            <text:p>127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2,445)</text:p>
          </table:table-cell>
          <table:table-cell table:style-name="ce2" table:formula="of:=ORG.LIBREOFFICE.REGEX([.A519];&quot;\d{1,3},&quot;)" office:value-type="string" office:string-value="662," calcext:value-type="string">
            <text:p>662,</text:p>
          </table:table-cell>
          <table:table-cell table:formula="of:=ORG.LIBREOFFICE.REGEX([.A519];&quot;,\d{1,3}&quot;)" office:value-type="string" office:string-value=",445" calcext:value-type="string">
            <text:p>,445</text:p>
          </table:table-cell>
          <table:table-cell table:style-name="ce2" table:formula="of:=ORG.LIBREOFFICE.REGEX([.B519];&quot;\d{1,3}&quot;)" office:value-type="string" office:string-value="662" calcext:value-type="string">
            <text:p>662</text:p>
          </table:table-cell>
          <table:table-cell table:formula="of:=ORG.LIBREOFFICE.REGEX([.C519];&quot;\d{1,3}&quot;)" office:value-type="string" office:string-value="445" calcext:value-type="string">
            <text:p>445</text:p>
          </table:table-cell>
          <table:table-cell table:formula="of:=[.D519]*[.E519]" office:value-type="float" office:value="294590" calcext:value-type="float">
            <text:p>294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,612)</text:p>
          </table:table-cell>
          <table:table-cell table:style-name="ce2" table:formula="of:=ORG.LIBREOFFICE.REGEX([.A520];&quot;\d{1,3},&quot;)" office:value-type="string" office:string-value="21," calcext:value-type="string">
            <text:p>21,</text:p>
          </table:table-cell>
          <table:table-cell table:formula="of:=ORG.LIBREOFFICE.REGEX([.A520];&quot;,\d{1,3}&quot;)" office:value-type="string" office:string-value=",612" calcext:value-type="string">
            <text:p>,612</text:p>
          </table:table-cell>
          <table:table-cell table:style-name="ce2" table:formula="of:=ORG.LIBREOFFICE.REGEX([.B520];&quot;\d{1,3}&quot;)" office:value-type="string" office:string-value="21" calcext:value-type="string">
            <text:p>21</text:p>
          </table:table-cell>
          <table:table-cell table:formula="of:=ORG.LIBREOFFICE.REGEX([.C520];&quot;\d{1,3}&quot;)" office:value-type="string" office:string-value="612" calcext:value-type="string">
            <text:p>612</text:p>
          </table:table-cell>
          <table:table-cell table:formula="of:=[.D520]*[.E520]" office:value-type="float" office:value="12852" calcext:value-type="float">
            <text:p>12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44,583)</text:p>
          </table:table-cell>
          <table:table-cell table:style-name="ce2" table:formula="of:=ORG.LIBREOFFICE.REGEX([.A521];&quot;\d{1,3},&quot;)" office:value-type="string" office:string-value="144," calcext:value-type="string">
            <text:p>144,</text:p>
          </table:table-cell>
          <table:table-cell table:formula="of:=ORG.LIBREOFFICE.REGEX([.A521];&quot;,\d{1,3}&quot;)" office:value-type="string" office:string-value=",583" calcext:value-type="string">
            <text:p>,583</text:p>
          </table:table-cell>
          <table:table-cell table:style-name="ce2" table:formula="of:=ORG.LIBREOFFICE.REGEX([.B521];&quot;\d{1,3}&quot;)" office:value-type="string" office:string-value="144" calcext:value-type="string">
            <text:p>144</text:p>
          </table:table-cell>
          <table:table-cell table:formula="of:=ORG.LIBREOFFICE.REGEX([.C521];&quot;\d{1,3}&quot;)" office:value-type="string" office:string-value="583" calcext:value-type="string">
            <text:p>583</text:p>
          </table:table-cell>
          <table:table-cell table:formula="of:=[.D521]*[.E521]" office:value-type="float" office:value="83952" calcext:value-type="float">
            <text:p>839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0,542)</text:p>
          </table:table-cell>
          <table:table-cell table:style-name="ce2" table:formula="of:=ORG.LIBREOFFICE.REGEX([.A522];&quot;\d{1,3},&quot;)" office:value-type="string" office:string-value="210," calcext:value-type="string">
            <text:p>210,</text:p>
          </table:table-cell>
          <table:table-cell table:formula="of:=ORG.LIBREOFFICE.REGEX([.A522];&quot;,\d{1,3}&quot;)" office:value-type="string" office:string-value=",542" calcext:value-type="string">
            <text:p>,542</text:p>
          </table:table-cell>
          <table:table-cell table:style-name="ce2" table:formula="of:=ORG.LIBREOFFICE.REGEX([.B522];&quot;\d{1,3}&quot;)" office:value-type="string" office:string-value="210" calcext:value-type="string">
            <text:p>210</text:p>
          </table:table-cell>
          <table:table-cell table:formula="of:=ORG.LIBREOFFICE.REGEX([.C522];&quot;\d{1,3}&quot;)" office:value-type="string" office:string-value="542" calcext:value-type="string">
            <text:p>542</text:p>
          </table:table-cell>
          <table:table-cell table:formula="of:=[.D522]*[.E522]" office:value-type="float" office:value="113820" calcext:value-type="float">
            <text:p>1138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5,106)</text:p>
          </table:table-cell>
          <table:table-cell table:style-name="ce2" table:formula="of:=ORG.LIBREOFFICE.REGEX([.A523];&quot;\d{1,3},&quot;)" office:value-type="string" office:string-value="305," calcext:value-type="string">
            <text:p>305,</text:p>
          </table:table-cell>
          <table:table-cell table:formula="of:=ORG.LIBREOFFICE.REGEX([.A523];&quot;,\d{1,3}&quot;)" office:value-type="string" office:string-value=",106" calcext:value-type="string">
            <text:p>,106</text:p>
          </table:table-cell>
          <table:table-cell table:style-name="ce2" table:formula="of:=ORG.LIBREOFFICE.REGEX([.B523];&quot;\d{1,3}&quot;)" office:value-type="string" office:string-value="305" calcext:value-type="string">
            <text:p>305</text:p>
          </table:table-cell>
          <table:table-cell table:formula="of:=ORG.LIBREOFFICE.REGEX([.C523];&quot;\d{1,3}&quot;)" office:value-type="string" office:string-value="106" calcext:value-type="string">
            <text:p>106</text:p>
          </table:table-cell>
          <table:table-cell table:formula="of:=[.D523]*[.E523]" office:value-type="float" office:value="32330" calcext:value-type="float">
            <text:p>32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8,660)</text:p>
          </table:table-cell>
          <table:table-cell table:style-name="ce2" table:formula="of:=ORG.LIBREOFFICE.REGEX([.A524];&quot;\d{1,3},&quot;)" office:value-type="string" office:string-value="318," calcext:value-type="string">
            <text:p>318,</text:p>
          </table:table-cell>
          <table:table-cell table:formula="of:=ORG.LIBREOFFICE.REGEX([.A524];&quot;,\d{1,3}&quot;)" office:value-type="string" office:string-value=",660" calcext:value-type="string">
            <text:p>,660</text:p>
          </table:table-cell>
          <table:table-cell table:style-name="ce2" table:formula="of:=ORG.LIBREOFFICE.REGEX([.B524];&quot;\d{1,3}&quot;)" office:value-type="string" office:string-value="318" calcext:value-type="string">
            <text:p>318</text:p>
          </table:table-cell>
          <table:table-cell table:formula="of:=ORG.LIBREOFFICE.REGEX([.C524];&quot;\d{1,3}&quot;)" office:value-type="string" office:string-value="660" calcext:value-type="string">
            <text:p>660</text:p>
          </table:table-cell>
          <table:table-cell table:formula="of:=[.D524]*[.E524]" office:value-type="float" office:value="209880" calcext:value-type="float">
            <text:p>2098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9,949)</text:p>
          </table:table-cell>
          <table:table-cell table:style-name="ce2" table:formula="of:=ORG.LIBREOFFICE.REGEX([.A525];&quot;\d{1,3},&quot;)" office:value-type="string" office:string-value="589," calcext:value-type="string">
            <text:p>589,</text:p>
          </table:table-cell>
          <table:table-cell table:formula="of:=ORG.LIBREOFFICE.REGEX([.A525];&quot;,\d{1,3}&quot;)" office:value-type="string" office:string-value=",949" calcext:value-type="string">
            <text:p>,949</text:p>
          </table:table-cell>
          <table:table-cell table:style-name="ce2" table:formula="of:=ORG.LIBREOFFICE.REGEX([.B525];&quot;\d{1,3}&quot;)" office:value-type="string" office:string-value="589" calcext:value-type="string">
            <text:p>589</text:p>
          </table:table-cell>
          <table:table-cell table:formula="of:=ORG.LIBREOFFICE.REGEX([.C525];&quot;\d{1,3}&quot;)" office:value-type="string" office:string-value="949" calcext:value-type="string">
            <text:p>949</text:p>
          </table:table-cell>
          <table:table-cell table:formula="of:=[.D525]*[.E525]" office:value-type="float" office:value="558961" calcext:value-type="float">
            <text:p>5589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5,593)</text:p>
          </table:table-cell>
          <table:table-cell table:style-name="ce2" table:formula="of:=ORG.LIBREOFFICE.REGEX([.A526];&quot;\d{1,3},&quot;)" office:value-type="string" office:string-value="455," calcext:value-type="string">
            <text:p>455,</text:p>
          </table:table-cell>
          <table:table-cell table:formula="of:=ORG.LIBREOFFICE.REGEX([.A526];&quot;,\d{1,3}&quot;)" office:value-type="string" office:string-value=",593" calcext:value-type="string">
            <text:p>,593</text:p>
          </table:table-cell>
          <table:table-cell table:style-name="ce2" table:formula="of:=ORG.LIBREOFFICE.REGEX([.B526];&quot;\d{1,3}&quot;)" office:value-type="string" office:string-value="455" calcext:value-type="string">
            <text:p>455</text:p>
          </table:table-cell>
          <table:table-cell table:formula="of:=ORG.LIBREOFFICE.REGEX([.C526];&quot;\d{1,3}&quot;)" office:value-type="string" office:string-value="593" calcext:value-type="string">
            <text:p>593</text:p>
          </table:table-cell>
          <table:table-cell table:formula="of:=[.D526]*[.E526]" office:value-type="float" office:value="269815" calcext:value-type="float">
            <text:p>2698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71,828)</text:p>
          </table:table-cell>
          <table:table-cell table:style-name="ce2" table:formula="of:=ORG.LIBREOFFICE.REGEX([.A527];&quot;\d{1,3},&quot;)" office:value-type="string" office:string-value="371," calcext:value-type="string">
            <text:p>371,</text:p>
          </table:table-cell>
          <table:table-cell table:formula="of:=ORG.LIBREOFFICE.REGEX([.A527];&quot;,\d{1,3}&quot;)" office:value-type="string" office:string-value=",828" calcext:value-type="string">
            <text:p>,828</text:p>
          </table:table-cell>
          <table:table-cell table:style-name="ce2" table:formula="of:=ORG.LIBREOFFICE.REGEX([.B527];&quot;\d{1,3}&quot;)" office:value-type="string" office:string-value="371" calcext:value-type="string">
            <text:p>371</text:p>
          </table:table-cell>
          <table:table-cell table:formula="of:=ORG.LIBREOFFICE.REGEX([.C527];&quot;\d{1,3}&quot;)" office:value-type="string" office:string-value="828" calcext:value-type="string">
            <text:p>828</text:p>
          </table:table-cell>
          <table:table-cell table:formula="of:=[.D527]*[.E527]" office:value-type="float" office:value="307188" calcext:value-type="float">
            <text:p>307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8,225)</text:p>
          </table:table-cell>
          <table:table-cell table:style-name="ce2" table:formula="of:=ORG.LIBREOFFICE.REGEX([.A528];&quot;\d{1,3},&quot;)" office:value-type="string" office:string-value="318," calcext:value-type="string">
            <text:p>318,</text:p>
          </table:table-cell>
          <table:table-cell table:formula="of:=ORG.LIBREOFFICE.REGEX([.A528];&quot;,\d{1,3}&quot;)" office:value-type="string" office:string-value=",225" calcext:value-type="string">
            <text:p>,225</text:p>
          </table:table-cell>
          <table:table-cell table:style-name="ce2" table:formula="of:=ORG.LIBREOFFICE.REGEX([.B528];&quot;\d{1,3}&quot;)" office:value-type="string" office:string-value="318" calcext:value-type="string">
            <text:p>318</text:p>
          </table:table-cell>
          <table:table-cell table:formula="of:=ORG.LIBREOFFICE.REGEX([.C528];&quot;\d{1,3}&quot;)" office:value-type="string" office:string-value="225" calcext:value-type="string">
            <text:p>225</text:p>
          </table:table-cell>
          <table:table-cell table:formula="of:=[.D528]*[.E528]" office:value-type="float" office:value="71550" calcext:value-type="float">
            <text:p>715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6,5)</text:p>
          </table:table-cell>
          <table:table-cell table:style-name="ce2" table:formula="of:=ORG.LIBREOFFICE.REGEX([.A529];&quot;\d{1,3},&quot;)" office:value-type="string" office:string-value="816," calcext:value-type="string">
            <text:p>816,</text:p>
          </table:table-cell>
          <table:table-cell table:formula="of:=ORG.LIBREOFFICE.REGEX([.A529];&quot;,\d{1,3}&quot;)" office:value-type="string" office:string-value=",5" calcext:value-type="string">
            <text:p>,5</text:p>
          </table:table-cell>
          <table:table-cell table:style-name="ce2" table:formula="of:=ORG.LIBREOFFICE.REGEX([.B529];&quot;\d{1,3}&quot;)" office:value-type="string" office:string-value="816" calcext:value-type="string">
            <text:p>816</text:p>
          </table:table-cell>
          <table:table-cell table:formula="of:=ORG.LIBREOFFICE.REGEX([.C529];&quot;\d{1,3}&quot;)" office:value-type="string" office:string-value="5" calcext:value-type="string">
            <text:p>5</text:p>
          </table:table-cell>
          <table:table-cell table:formula="of:=[.D529]*[.E529]"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63,524)</text:p>
          </table:table-cell>
          <table:table-cell table:style-name="ce2" table:formula="of:=ORG.LIBREOFFICE.REGEX([.A530];&quot;\d{1,3},&quot;)" office:value-type="string" office:string-value="363," calcext:value-type="string">
            <text:p>363,</text:p>
          </table:table-cell>
          <table:table-cell table:formula="of:=ORG.LIBREOFFICE.REGEX([.A530];&quot;,\d{1,3}&quot;)" office:value-type="string" office:string-value=",524" calcext:value-type="string">
            <text:p>,524</text:p>
          </table:table-cell>
          <table:table-cell table:style-name="ce2" table:formula="of:=ORG.LIBREOFFICE.REGEX([.B530];&quot;\d{1,3}&quot;)" office:value-type="string" office:string-value="363" calcext:value-type="string">
            <text:p>363</text:p>
          </table:table-cell>
          <table:table-cell table:formula="of:=ORG.LIBREOFFICE.REGEX([.C530];&quot;\d{1,3}&quot;)" office:value-type="string" office:string-value="524" calcext:value-type="string">
            <text:p>524</text:p>
          </table:table-cell>
          <table:table-cell table:formula="of:=[.D530]*[.E530]" office:value-type="float" office:value="190212" calcext:value-type="float">
            <text:p>190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0,821)</text:p>
          </table:table-cell>
          <table:table-cell table:style-name="ce2" table:formula="of:=ORG.LIBREOFFICE.REGEX([.A531];&quot;\d{1,3},&quot;)" office:value-type="string" office:string-value="580," calcext:value-type="string">
            <text:p>580,</text:p>
          </table:table-cell>
          <table:table-cell table:formula="of:=ORG.LIBREOFFICE.REGEX([.A531];&quot;,\d{1,3}&quot;)" office:value-type="string" office:string-value=",821" calcext:value-type="string">
            <text:p>,821</text:p>
          </table:table-cell>
          <table:table-cell table:style-name="ce2" table:formula="of:=ORG.LIBREOFFICE.REGEX([.B531];&quot;\d{1,3}&quot;)" office:value-type="string" office:string-value="580" calcext:value-type="string">
            <text:p>580</text:p>
          </table:table-cell>
          <table:table-cell table:formula="of:=ORG.LIBREOFFICE.REGEX([.C531];&quot;\d{1,3}&quot;)" office:value-type="string" office:string-value="821" calcext:value-type="string">
            <text:p>821</text:p>
          </table:table-cell>
          <table:table-cell table:formula="of:=[.D531]*[.E531]" office:value-type="float" office:value="476180" calcext:value-type="float">
            <text:p>476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0,758)</text:p>
          </table:table-cell>
          <table:table-cell table:style-name="ce2" table:formula="of:=ORG.LIBREOFFICE.REGEX([.A532];&quot;\d{1,3},&quot;)" office:value-type="string" office:string-value="830," calcext:value-type="string">
            <text:p>830,</text:p>
          </table:table-cell>
          <table:table-cell table:formula="of:=ORG.LIBREOFFICE.REGEX([.A532];&quot;,\d{1,3}&quot;)" office:value-type="string" office:string-value=",758" calcext:value-type="string">
            <text:p>,758</text:p>
          </table:table-cell>
          <table:table-cell table:style-name="ce2" table:formula="of:=ORG.LIBREOFFICE.REGEX([.B532];&quot;\d{1,3}&quot;)" office:value-type="string" office:string-value="830" calcext:value-type="string">
            <text:p>830</text:p>
          </table:table-cell>
          <table:table-cell table:formula="of:=ORG.LIBREOFFICE.REGEX([.C532];&quot;\d{1,3}&quot;)" office:value-type="string" office:string-value="758" calcext:value-type="string">
            <text:p>758</text:p>
          </table:table-cell>
          <table:table-cell table:formula="of:=[.D532]*[.E532]" office:value-type="float" office:value="629140" calcext:value-type="float">
            <text:p>629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87,428)</text:p>
          </table:table-cell>
          <table:table-cell table:style-name="ce2" table:formula="of:=ORG.LIBREOFFICE.REGEX([.A533];&quot;\d{1,3},&quot;)" office:value-type="string" office:string-value="787," calcext:value-type="string">
            <text:p>787,</text:p>
          </table:table-cell>
          <table:table-cell table:formula="of:=ORG.LIBREOFFICE.REGEX([.A533];&quot;,\d{1,3}&quot;)" office:value-type="string" office:string-value=",428" calcext:value-type="string">
            <text:p>,428</text:p>
          </table:table-cell>
          <table:table-cell table:style-name="ce2" table:formula="of:=ORG.LIBREOFFICE.REGEX([.B533];&quot;\d{1,3}&quot;)" office:value-type="string" office:string-value="787" calcext:value-type="string">
            <text:p>787</text:p>
          </table:table-cell>
          <table:table-cell table:formula="of:=ORG.LIBREOFFICE.REGEX([.C533];&quot;\d{1,3}&quot;)" office:value-type="string" office:string-value="428" calcext:value-type="string">
            <text:p>428</text:p>
          </table:table-cell>
          <table:table-cell table:formula="of:=[.D533]*[.E533]" office:value-type="float" office:value="336836" calcext:value-type="float">
            <text:p>3368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4,163)</text:p>
          </table:table-cell>
          <table:table-cell table:style-name="ce2" table:formula="of:=ORG.LIBREOFFICE.REGEX([.A534];&quot;\d{1,3},&quot;)" office:value-type="string" office:string-value="314," calcext:value-type="string">
            <text:p>314,</text:p>
          </table:table-cell>
          <table:table-cell table:formula="of:=ORG.LIBREOFFICE.REGEX([.A534];&quot;,\d{1,3}&quot;)" office:value-type="string" office:string-value=",163" calcext:value-type="string">
            <text:p>,163</text:p>
          </table:table-cell>
          <table:table-cell table:style-name="ce2" table:formula="of:=ORG.LIBREOFFICE.REGEX([.B534];&quot;\d{1,3}&quot;)" office:value-type="string" office:string-value="314" calcext:value-type="string">
            <text:p>314</text:p>
          </table:table-cell>
          <table:table-cell table:formula="of:=ORG.LIBREOFFICE.REGEX([.C534];&quot;\d{1,3}&quot;)" office:value-type="string" office:string-value="163" calcext:value-type="string">
            <text:p>163</text:p>
          </table:table-cell>
          <table:table-cell table:formula="of:=[.D534]*[.E534]" office:value-type="float" office:value="51182" calcext:value-type="float">
            <text:p>51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02,163)</text:p>
          </table:table-cell>
          <table:table-cell table:style-name="ce2" table:formula="of:=ORG.LIBREOFFICE.REGEX([.A535];&quot;\d{1,3},&quot;)" office:value-type="string" office:string-value="602," calcext:value-type="string">
            <text:p>602,</text:p>
          </table:table-cell>
          <table:table-cell table:formula="of:=ORG.LIBREOFFICE.REGEX([.A535];&quot;,\d{1,3}&quot;)" office:value-type="string" office:string-value=",163" calcext:value-type="string">
            <text:p>,163</text:p>
          </table:table-cell>
          <table:table-cell table:style-name="ce2" table:formula="of:=ORG.LIBREOFFICE.REGEX([.B535];&quot;\d{1,3}&quot;)" office:value-type="string" office:string-value="602" calcext:value-type="string">
            <text:p>602</text:p>
          </table:table-cell>
          <table:table-cell table:formula="of:=ORG.LIBREOFFICE.REGEX([.C535];&quot;\d{1,3}&quot;)" office:value-type="string" office:string-value="163" calcext:value-type="string">
            <text:p>163</text:p>
          </table:table-cell>
          <table:table-cell table:formula="of:=[.D535]*[.E535]" office:value-type="float" office:value="98126" calcext:value-type="float">
            <text:p>98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97,438)</text:p>
          </table:table-cell>
          <table:table-cell table:style-name="ce2" table:formula="of:=ORG.LIBREOFFICE.REGEX([.A536];&quot;\d{1,3},&quot;)" office:value-type="string" office:string-value="997," calcext:value-type="string">
            <text:p>997,</text:p>
          </table:table-cell>
          <table:table-cell table:formula="of:=ORG.LIBREOFFICE.REGEX([.A536];&quot;,\d{1,3}&quot;)" office:value-type="string" office:string-value=",438" calcext:value-type="string">
            <text:p>,438</text:p>
          </table:table-cell>
          <table:table-cell table:style-name="ce2" table:formula="of:=ORG.LIBREOFFICE.REGEX([.B536];&quot;\d{1,3}&quot;)" office:value-type="string" office:string-value="997" calcext:value-type="string">
            <text:p>997</text:p>
          </table:table-cell>
          <table:table-cell table:formula="of:=ORG.LIBREOFFICE.REGEX([.C536];&quot;\d{1,3}&quot;)" office:value-type="string" office:string-value="438" calcext:value-type="string">
            <text:p>438</text:p>
          </table:table-cell>
          <table:table-cell table:formula="of:=[.D536]*[.E536]" office:value-type="float" office:value="436686" calcext:value-type="float">
            <text:p>4366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46,865)</text:p>
          </table:table-cell>
          <table:table-cell table:style-name="ce2" table:formula="of:=ORG.LIBREOFFICE.REGEX([.A537];&quot;\d{1,3},&quot;)" office:value-type="string" office:string-value="746," calcext:value-type="string">
            <text:p>746,</text:p>
          </table:table-cell>
          <table:table-cell table:formula="of:=ORG.LIBREOFFICE.REGEX([.A537];&quot;,\d{1,3}&quot;)" office:value-type="string" office:string-value=",865" calcext:value-type="string">
            <text:p>,865</text:p>
          </table:table-cell>
          <table:table-cell table:style-name="ce2" table:formula="of:=ORG.LIBREOFFICE.REGEX([.B537];&quot;\d{1,3}&quot;)" office:value-type="string" office:string-value="746" calcext:value-type="string">
            <text:p>746</text:p>
          </table:table-cell>
          <table:table-cell table:formula="of:=ORG.LIBREOFFICE.REGEX([.C537];&quot;\d{1,3}&quot;)" office:value-type="string" office:string-value="865" calcext:value-type="string">
            <text:p>865</text:p>
          </table:table-cell>
          <table:table-cell table:formula="of:=[.D537]*[.E537]" office:value-type="float" office:value="645290" calcext:value-type="float">
            <text:p>645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01,592)</text:p>
          </table:table-cell>
          <table:table-cell table:style-name="ce2" table:formula="of:=ORG.LIBREOFFICE.REGEX([.A538];&quot;\d{1,3},&quot;)" office:value-type="string" office:string-value="101," calcext:value-type="string">
            <text:p>101,</text:p>
          </table:table-cell>
          <table:table-cell table:formula="of:=ORG.LIBREOFFICE.REGEX([.A538];&quot;,\d{1,3}&quot;)" office:value-type="string" office:string-value=",592" calcext:value-type="string">
            <text:p>,592</text:p>
          </table:table-cell>
          <table:table-cell table:style-name="ce2" table:formula="of:=ORG.LIBREOFFICE.REGEX([.B538];&quot;\d{1,3}&quot;)" office:value-type="string" office:string-value="101" calcext:value-type="string">
            <text:p>101</text:p>
          </table:table-cell>
          <table:table-cell table:formula="of:=ORG.LIBREOFFICE.REGEX([.C538];&quot;\d{1,3}&quot;)" office:value-type="string" office:string-value="592" calcext:value-type="string">
            <text:p>592</text:p>
          </table:table-cell>
          <table:table-cell table:formula="of:=[.D538]*[.E538]" office:value-type="float" office:value="59792" calcext:value-type="float">
            <text:p>597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3,751)</text:p>
          </table:table-cell>
          <table:table-cell table:style-name="ce2" table:formula="of:=ORG.LIBREOFFICE.REGEX([.A539];&quot;\d{1,3},&quot;)" office:value-type="string" office:string-value="133," calcext:value-type="string">
            <text:p>133,</text:p>
          </table:table-cell>
          <table:table-cell table:formula="of:=ORG.LIBREOFFICE.REGEX([.A539];&quot;,\d{1,3}&quot;)" office:value-type="string" office:string-value=",751" calcext:value-type="string">
            <text:p>,751</text:p>
          </table:table-cell>
          <table:table-cell table:style-name="ce2" table:formula="of:=ORG.LIBREOFFICE.REGEX([.B539];&quot;\d{1,3}&quot;)" office:value-type="string" office:string-value="133" calcext:value-type="string">
            <text:p>133</text:p>
          </table:table-cell>
          <table:table-cell table:formula="of:=ORG.LIBREOFFICE.REGEX([.C539];&quot;\d{1,3}&quot;)" office:value-type="string" office:string-value="751" calcext:value-type="string">
            <text:p>751</text:p>
          </table:table-cell>
          <table:table-cell table:formula="of:=[.D539]*[.E539]" office:value-type="float" office:value="99883" calcext:value-type="float">
            <text:p>99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8,699)</text:p>
          </table:table-cell>
          <table:table-cell table:style-name="ce2" table:formula="of:=ORG.LIBREOFFICE.REGEX([.A540];&quot;\d{1,3},&quot;)" office:value-type="string" office:string-value="538," calcext:value-type="string">
            <text:p>538,</text:p>
          </table:table-cell>
          <table:table-cell table:formula="of:=ORG.LIBREOFFICE.REGEX([.A540];&quot;,\d{1,3}&quot;)" office:value-type="string" office:string-value=",699" calcext:value-type="string">
            <text:p>,699</text:p>
          </table:table-cell>
          <table:table-cell table:style-name="ce2" table:formula="of:=ORG.LIBREOFFICE.REGEX([.B540];&quot;\d{1,3}&quot;)" office:value-type="string" office:string-value="538" calcext:value-type="string">
            <text:p>538</text:p>
          </table:table-cell>
          <table:table-cell table:formula="of:=ORG.LIBREOFFICE.REGEX([.C540];&quot;\d{1,3}&quot;)" office:value-type="string" office:string-value="699" calcext:value-type="string">
            <text:p>699</text:p>
          </table:table-cell>
          <table:table-cell table:formula="of:=[.D540]*[.E540]" office:value-type="float" office:value="376062" calcext:value-type="float">
            <text:p>3760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5,507)</text:p>
          </table:table-cell>
          <table:table-cell table:style-name="ce2" table:formula="of:=ORG.LIBREOFFICE.REGEX([.A541];&quot;\d{1,3},&quot;)" office:value-type="string" office:string-value="755," calcext:value-type="string">
            <text:p>755,</text:p>
          </table:table-cell>
          <table:table-cell table:formula="of:=ORG.LIBREOFFICE.REGEX([.A541];&quot;,\d{1,3}&quot;)" office:value-type="string" office:string-value=",507" calcext:value-type="string">
            <text:p>,507</text:p>
          </table:table-cell>
          <table:table-cell table:style-name="ce2" table:formula="of:=ORG.LIBREOFFICE.REGEX([.B541];&quot;\d{1,3}&quot;)" office:value-type="string" office:string-value="755" calcext:value-type="string">
            <text:p>755</text:p>
          </table:table-cell>
          <table:table-cell table:formula="of:=ORG.LIBREOFFICE.REGEX([.C541];&quot;\d{1,3}&quot;)" office:value-type="string" office:string-value="507" calcext:value-type="string">
            <text:p>507</text:p>
          </table:table-cell>
          <table:table-cell table:formula="of:=[.D541]*[.E541]" office:value-type="float" office:value="382785" calcext:value-type="float">
            <text:p>3827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83,410)</text:p>
          </table:table-cell>
          <table:table-cell table:style-name="ce2" table:formula="of:=ORG.LIBREOFFICE.REGEX([.A542];&quot;\d{1,3},&quot;)" office:value-type="string" office:string-value="483," calcext:value-type="string">
            <text:p>483,</text:p>
          </table:table-cell>
          <table:table-cell table:formula="of:=ORG.LIBREOFFICE.REGEX([.A542];&quot;,\d{1,3}&quot;)" office:value-type="string" office:string-value=",410" calcext:value-type="string">
            <text:p>,410</text:p>
          </table:table-cell>
          <table:table-cell table:style-name="ce2" table:formula="of:=ORG.LIBREOFFICE.REGEX([.B542];&quot;\d{1,3}&quot;)" office:value-type="string" office:string-value="483" calcext:value-type="string">
            <text:p>483</text:p>
          </table:table-cell>
          <table:table-cell table:formula="of:=ORG.LIBREOFFICE.REGEX([.C542];&quot;\d{1,3}&quot;)" office:value-type="string" office:string-value="410" calcext:value-type="string">
            <text:p>410</text:p>
          </table:table-cell>
          <table:table-cell table:formula="of:=[.D542]*[.E542]" office:value-type="float" office:value="198030" calcext:value-type="float">
            <text:p>1980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,473)</text:p>
          </table:table-cell>
          <table:table-cell table:style-name="ce2" table:formula="of:=ORG.LIBREOFFICE.REGEX([.A543];&quot;\d{1,3},&quot;)" office:value-type="string" office:string-value="33," calcext:value-type="string">
            <text:p>33,</text:p>
          </table:table-cell>
          <table:table-cell table:formula="of:=ORG.LIBREOFFICE.REGEX([.A543];&quot;,\d{1,3}&quot;)" office:value-type="string" office:string-value=",473" calcext:value-type="string">
            <text:p>,473</text:p>
          </table:table-cell>
          <table:table-cell table:style-name="ce2" table:formula="of:=ORG.LIBREOFFICE.REGEX([.B543];&quot;\d{1,3}&quot;)" office:value-type="string" office:string-value="33" calcext:value-type="string">
            <text:p>33</text:p>
          </table:table-cell>
          <table:table-cell table:formula="of:=ORG.LIBREOFFICE.REGEX([.C543];&quot;\d{1,3}&quot;)" office:value-type="string" office:string-value="473" calcext:value-type="string">
            <text:p>473</text:p>
          </table:table-cell>
          <table:table-cell table:formula="of:=[.D543]*[.E543]" office:value-type="float" office:value="15609" calcext:value-type="float">
            <text:p>156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5,106)</text:p>
          </table:table-cell>
          <table:table-cell table:style-name="ce2" table:formula="of:=ORG.LIBREOFFICE.REGEX([.A544];&quot;\d{1,3},&quot;)" office:value-type="string" office:string-value="835," calcext:value-type="string">
            <text:p>835,</text:p>
          </table:table-cell>
          <table:table-cell table:formula="of:=ORG.LIBREOFFICE.REGEX([.A544];&quot;,\d{1,3}&quot;)" office:value-type="string" office:string-value=",106" calcext:value-type="string">
            <text:p>,106</text:p>
          </table:table-cell>
          <table:table-cell table:style-name="ce2" table:formula="of:=ORG.LIBREOFFICE.REGEX([.B544];&quot;\d{1,3}&quot;)" office:value-type="string" office:string-value="835" calcext:value-type="string">
            <text:p>835</text:p>
          </table:table-cell>
          <table:table-cell table:formula="of:=ORG.LIBREOFFICE.REGEX([.C544];&quot;\d{1,3}&quot;)" office:value-type="string" office:string-value="106" calcext:value-type="string">
            <text:p>106</text:p>
          </table:table-cell>
          <table:table-cell table:formula="of:=[.D544]*[.E544]" office:value-type="float" office:value="88510" calcext:value-type="float">
            <text:p>885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0,297)</text:p>
          </table:table-cell>
          <table:table-cell table:style-name="ce2" table:formula="of:=ORG.LIBREOFFICE.REGEX([.A545];&quot;\d{1,3},&quot;)" office:value-type="string" office:string-value="790," calcext:value-type="string">
            <text:p>790,</text:p>
          </table:table-cell>
          <table:table-cell table:formula="of:=ORG.LIBREOFFICE.REGEX([.A545];&quot;,\d{1,3}&quot;)" office:value-type="string" office:string-value=",297" calcext:value-type="string">
            <text:p>,297</text:p>
          </table:table-cell>
          <table:table-cell table:style-name="ce2" table:formula="of:=ORG.LIBREOFFICE.REGEX([.B545];&quot;\d{1,3}&quot;)" office:value-type="string" office:string-value="790" calcext:value-type="string">
            <text:p>790</text:p>
          </table:table-cell>
          <table:table-cell table:formula="of:=ORG.LIBREOFFICE.REGEX([.C545];&quot;\d{1,3}&quot;)" office:value-type="string" office:string-value="297" calcext:value-type="string">
            <text:p>297</text:p>
          </table:table-cell>
          <table:table-cell table:formula="of:=[.D545]*[.E545]" office:value-type="float" office:value="234630" calcext:value-type="float">
            <text:p>2346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9,441)</text:p>
          </table:table-cell>
          <table:table-cell table:style-name="ce2" table:formula="of:=ORG.LIBREOFFICE.REGEX([.A546];&quot;\d{1,3},&quot;)" office:value-type="string" office:string-value="739," calcext:value-type="string">
            <text:p>739,</text:p>
          </table:table-cell>
          <table:table-cell table:formula="of:=ORG.LIBREOFFICE.REGEX([.A546];&quot;,\d{1,3}&quot;)" office:value-type="string" office:string-value=",441" calcext:value-type="string">
            <text:p>,441</text:p>
          </table:table-cell>
          <table:table-cell table:style-name="ce2" table:formula="of:=ORG.LIBREOFFICE.REGEX([.B546];&quot;\d{1,3}&quot;)" office:value-type="string" office:string-value="739" calcext:value-type="string">
            <text:p>739</text:p>
          </table:table-cell>
          <table:table-cell table:formula="of:=ORG.LIBREOFFICE.REGEX([.C546];&quot;\d{1,3}&quot;)" office:value-type="string" office:string-value="441" calcext:value-type="string">
            <text:p>441</text:p>
          </table:table-cell>
          <table:table-cell table:formula="of:=[.D546]*[.E546]" office:value-type="float" office:value="325899" calcext:value-type="float">
            <text:p>3258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1,91)</text:p>
          </table:table-cell>
          <table:table-cell table:style-name="ce2" table:formula="of:=ORG.LIBREOFFICE.REGEX([.A547];&quot;\d{1,3},&quot;)" office:value-type="string" office:string-value="561," calcext:value-type="string">
            <text:p>561,</text:p>
          </table:table-cell>
          <table:table-cell table:formula="of:=ORG.LIBREOFFICE.REGEX([.A547];&quot;,\d{1,3}&quot;)" office:value-type="string" office:string-value=",91" calcext:value-type="string">
            <text:p>,91</text:p>
          </table:table-cell>
          <table:table-cell table:style-name="ce2" table:formula="of:=ORG.LIBREOFFICE.REGEX([.B547];&quot;\d{1,3}&quot;)" office:value-type="string" office:string-value="561" calcext:value-type="string">
            <text:p>561</text:p>
          </table:table-cell>
          <table:table-cell table:formula="of:=ORG.LIBREOFFICE.REGEX([.C547];&quot;\d{1,3}&quot;)" office:value-type="string" office:string-value="91" calcext:value-type="string">
            <text:p>91</text:p>
          </table:table-cell>
          <table:table-cell table:formula="of:=[.D547]*[.E547]" office:value-type="float" office:value="51051" calcext:value-type="float">
            <text:p>510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56,550)</text:p>
          </table:table-cell>
          <table:table-cell table:style-name="ce2" table:formula="of:=ORG.LIBREOFFICE.REGEX([.A548];&quot;\d{1,3},&quot;)" office:value-type="string" office:string-value="956," calcext:value-type="string">
            <text:p>956,</text:p>
          </table:table-cell>
          <table:table-cell table:formula="of:=ORG.LIBREOFFICE.REGEX([.A548];&quot;,\d{1,3}&quot;)" office:value-type="string" office:string-value=",550" calcext:value-type="string">
            <text:p>,550</text:p>
          </table:table-cell>
          <table:table-cell table:style-name="ce2" table:formula="of:=ORG.LIBREOFFICE.REGEX([.B548];&quot;\d{1,3}&quot;)" office:value-type="string" office:string-value="956" calcext:value-type="string">
            <text:p>956</text:p>
          </table:table-cell>
          <table:table-cell table:formula="of:=ORG.LIBREOFFICE.REGEX([.C548];&quot;\d{1,3}&quot;)" office:value-type="string" office:string-value="550" calcext:value-type="string">
            <text:p>550</text:p>
          </table:table-cell>
          <table:table-cell table:formula="of:=[.D548]*[.E548]" office:value-type="float" office:value="525800" calcext:value-type="float">
            <text:p>525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6,936)</text:p>
          </table:table-cell>
          <table:table-cell table:style-name="ce2" table:formula="of:=ORG.LIBREOFFICE.REGEX([.A549];&quot;\d{1,3},&quot;)" office:value-type="string" office:string-value="326," calcext:value-type="string">
            <text:p>326,</text:p>
          </table:table-cell>
          <table:table-cell table:formula="of:=ORG.LIBREOFFICE.REGEX([.A549];&quot;,\d{1,3}&quot;)" office:value-type="string" office:string-value=",936" calcext:value-type="string">
            <text:p>,936</text:p>
          </table:table-cell>
          <table:table-cell table:style-name="ce2" table:formula="of:=ORG.LIBREOFFICE.REGEX([.B549];&quot;\d{1,3}&quot;)" office:value-type="string" office:string-value="326" calcext:value-type="string">
            <text:p>326</text:p>
          </table:table-cell>
          <table:table-cell table:formula="of:=ORG.LIBREOFFICE.REGEX([.C549];&quot;\d{1,3}&quot;)" office:value-type="string" office:string-value="936" calcext:value-type="string">
            <text:p>936</text:p>
          </table:table-cell>
          <table:table-cell table:formula="of:=[.D549]*[.E549]" office:value-type="float" office:value="305136" calcext:value-type="float">
            <text:p>305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8,48)</text:p>
          </table:table-cell>
          <table:table-cell table:style-name="ce2" table:formula="of:=ORG.LIBREOFFICE.REGEX([.A550];&quot;\d{1,3},&quot;)" office:value-type="string" office:string-value="238," calcext:value-type="string">
            <text:p>238,</text:p>
          </table:table-cell>
          <table:table-cell table:formula="of:=ORG.LIBREOFFICE.REGEX([.A550];&quot;,\d{1,3}&quot;)" office:value-type="string" office:string-value=",48" calcext:value-type="string">
            <text:p>,48</text:p>
          </table:table-cell>
          <table:table-cell table:style-name="ce2" table:formula="of:=ORG.LIBREOFFICE.REGEX([.B550];&quot;\d{1,3}&quot;)" office:value-type="string" office:string-value="238" calcext:value-type="string">
            <text:p>238</text:p>
          </table:table-cell>
          <table:table-cell table:formula="of:=ORG.LIBREOFFICE.REGEX([.C550];&quot;\d{1,3}&quot;)" office:value-type="string" office:string-value="48" calcext:value-type="string">
            <text:p>48</text:p>
          </table:table-cell>
          <table:table-cell table:formula="of:=[.D550]*[.E550]" office:value-type="float" office:value="11424" calcext:value-type="float">
            <text:p>11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1,847)</text:p>
          </table:table-cell>
          <table:table-cell table:style-name="ce2" table:formula="of:=ORG.LIBREOFFICE.REGEX([.A551];&quot;\d{1,3},&quot;)" office:value-type="string" office:string-value="331," calcext:value-type="string">
            <text:p>331,</text:p>
          </table:table-cell>
          <table:table-cell table:formula="of:=ORG.LIBREOFFICE.REGEX([.A551];&quot;,\d{1,3}&quot;)" office:value-type="string" office:string-value=",847" calcext:value-type="string">
            <text:p>,847</text:p>
          </table:table-cell>
          <table:table-cell table:style-name="ce2" table:formula="of:=ORG.LIBREOFFICE.REGEX([.B551];&quot;\d{1,3}&quot;)" office:value-type="string" office:string-value="331" calcext:value-type="string">
            <text:p>331</text:p>
          </table:table-cell>
          <table:table-cell table:formula="of:=ORG.LIBREOFFICE.REGEX([.C551];&quot;\d{1,3}&quot;)" office:value-type="string" office:string-value="847" calcext:value-type="string">
            <text:p>847</text:p>
          </table:table-cell>
          <table:table-cell table:formula="of:=[.D551]*[.E551]" office:value-type="float" office:value="280357" calcext:value-type="float">
            <text:p>2803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33,674)</text:p>
          </table:table-cell>
          <table:table-cell table:style-name="ce2" table:formula="of:=ORG.LIBREOFFICE.REGEX([.A552];&quot;\d{1,3},&quot;)" office:value-type="string" office:string-value="133," calcext:value-type="string">
            <text:p>133,</text:p>
          </table:table-cell>
          <table:table-cell table:formula="of:=ORG.LIBREOFFICE.REGEX([.A552];&quot;,\d{1,3}&quot;)" office:value-type="string" office:string-value=",674" calcext:value-type="string">
            <text:p>,674</text:p>
          </table:table-cell>
          <table:table-cell table:style-name="ce2" table:formula="of:=ORG.LIBREOFFICE.REGEX([.B552];&quot;\d{1,3}&quot;)" office:value-type="string" office:string-value="133" calcext:value-type="string">
            <text:p>133</text:p>
          </table:table-cell>
          <table:table-cell table:formula="of:=ORG.LIBREOFFICE.REGEX([.C552];&quot;\d{1,3}&quot;)" office:value-type="string" office:string-value="674" calcext:value-type="string">
            <text:p>674</text:p>
          </table:table-cell>
          <table:table-cell table:formula="of:=[.D552]*[.E552]" office:value-type="float" office:value="89642" calcext:value-type="float">
            <text:p>896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9,598)</text:p>
          </table:table-cell>
          <table:table-cell table:style-name="ce2" table:formula="of:=ORG.LIBREOFFICE.REGEX([.A553];&quot;\d{1,3},&quot;)" office:value-type="string" office:string-value="39," calcext:value-type="string">
            <text:p>39,</text:p>
          </table:table-cell>
          <table:table-cell table:formula="of:=ORG.LIBREOFFICE.REGEX([.A553];&quot;,\d{1,3}&quot;)" office:value-type="string" office:string-value=",598" calcext:value-type="string">
            <text:p>,598</text:p>
          </table:table-cell>
          <table:table-cell table:style-name="ce2" table:formula="of:=ORG.LIBREOFFICE.REGEX([.B553];&quot;\d{1,3}&quot;)" office:value-type="string" office:string-value="39" calcext:value-type="string">
            <text:p>39</text:p>
          </table:table-cell>
          <table:table-cell table:formula="of:=ORG.LIBREOFFICE.REGEX([.C553];&quot;\d{1,3}&quot;)" office:value-type="string" office:string-value="598" calcext:value-type="string">
            <text:p>598</text:p>
          </table:table-cell>
          <table:table-cell table:formula="of:=[.D553]*[.E553]" office:value-type="float" office:value="23322" calcext:value-type="float">
            <text:p>233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19,823)</text:p>
          </table:table-cell>
          <table:table-cell table:style-name="ce2" table:formula="of:=ORG.LIBREOFFICE.REGEX([.A554];&quot;\d{1,3},&quot;)" office:value-type="string" office:string-value="119," calcext:value-type="string">
            <text:p>119,</text:p>
          </table:table-cell>
          <table:table-cell table:formula="of:=ORG.LIBREOFFICE.REGEX([.A554];&quot;,\d{1,3}&quot;)" office:value-type="string" office:string-value=",823" calcext:value-type="string">
            <text:p>,823</text:p>
          </table:table-cell>
          <table:table-cell table:style-name="ce2" table:formula="of:=ORG.LIBREOFFICE.REGEX([.B554];&quot;\d{1,3}&quot;)" office:value-type="string" office:string-value="119" calcext:value-type="string">
            <text:p>119</text:p>
          </table:table-cell>
          <table:table-cell table:formula="of:=ORG.LIBREOFFICE.REGEX([.C554];&quot;\d{1,3}&quot;)" office:value-type="string" office:string-value="823" calcext:value-type="string">
            <text:p>823</text:p>
          </table:table-cell>
          <table:table-cell table:formula="of:=[.D554]*[.E554]" office:value-type="float" office:value="97937" calcext:value-type="float">
            <text:p>979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24,9)</text:p>
          </table:table-cell>
          <table:table-cell table:style-name="ce2" table:formula="of:=ORG.LIBREOFFICE.REGEX([.A555];&quot;\d{1,3},&quot;)" office:value-type="string" office:string-value="524," calcext:value-type="string">
            <text:p>524,</text:p>
          </table:table-cell>
          <table:table-cell table:formula="of:=ORG.LIBREOFFICE.REGEX([.A555];&quot;,\d{1,3}&quot;)" office:value-type="string" office:string-value=",9" calcext:value-type="string">
            <text:p>,9</text:p>
          </table:table-cell>
          <table:table-cell table:style-name="ce2" table:formula="of:=ORG.LIBREOFFICE.REGEX([.B555];&quot;\d{1,3}&quot;)" office:value-type="string" office:string-value="524" calcext:value-type="string">
            <text:p>524</text:p>
          </table:table-cell>
          <table:table-cell table:formula="of:=ORG.LIBREOFFICE.REGEX([.C555];&quot;\d{1,3}&quot;)" office:value-type="string" office:string-value="9" calcext:value-type="string">
            <text:p>9</text:p>
          </table:table-cell>
          <table:table-cell table:formula="of:=[.D555]*[.E555]" office:value-type="float" office:value="4716" calcext:value-type="float">
            <text:p>4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3,929)</text:p>
          </table:table-cell>
          <table:table-cell table:style-name="ce2" table:formula="of:=ORG.LIBREOFFICE.REGEX([.A556];&quot;\d{1,3},&quot;)" office:value-type="string" office:string-value="473," calcext:value-type="string">
            <text:p>473,</text:p>
          </table:table-cell>
          <table:table-cell table:formula="of:=ORG.LIBREOFFICE.REGEX([.A556];&quot;,\d{1,3}&quot;)" office:value-type="string" office:string-value=",929" calcext:value-type="string">
            <text:p>,929</text:p>
          </table:table-cell>
          <table:table-cell table:style-name="ce2" table:formula="of:=ORG.LIBREOFFICE.REGEX([.B556];&quot;\d{1,3}&quot;)" office:value-type="string" office:string-value="473" calcext:value-type="string">
            <text:p>473</text:p>
          </table:table-cell>
          <table:table-cell table:formula="of:=ORG.LIBREOFFICE.REGEX([.C556];&quot;\d{1,3}&quot;)" office:value-type="string" office:string-value="929" calcext:value-type="string">
            <text:p>929</text:p>
          </table:table-cell>
          <table:table-cell table:formula="of:=[.D556]*[.E556]" office:value-type="float" office:value="439417" calcext:value-type="float">
            <text:p>4394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1,168)</text:p>
          </table:table-cell>
          <table:table-cell table:style-name="ce2" table:formula="of:=ORG.LIBREOFFICE.REGEX([.A557];&quot;\d{1,3},&quot;)" office:value-type="string" office:string-value="581," calcext:value-type="string">
            <text:p>581,</text:p>
          </table:table-cell>
          <table:table-cell table:formula="of:=ORG.LIBREOFFICE.REGEX([.A557];&quot;,\d{1,3}&quot;)" office:value-type="string" office:string-value=",168" calcext:value-type="string">
            <text:p>,168</text:p>
          </table:table-cell>
          <table:table-cell table:style-name="ce2" table:formula="of:=ORG.LIBREOFFICE.REGEX([.B557];&quot;\d{1,3}&quot;)" office:value-type="string" office:string-value="581" calcext:value-type="string">
            <text:p>581</text:p>
          </table:table-cell>
          <table:table-cell table:formula="of:=ORG.LIBREOFFICE.REGEX([.C557];&quot;\d{1,3}&quot;)" office:value-type="string" office:string-value="168" calcext:value-type="string">
            <text:p>168</text:p>
          </table:table-cell>
          <table:table-cell table:formula="of:=[.D557]*[.E557]" office:value-type="float" office:value="97608" calcext:value-type="float">
            <text:p>976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7,47)</text:p>
          </table:table-cell>
          <table:table-cell table:style-name="ce2" table:formula="of:=ORG.LIBREOFFICE.REGEX([.A558];&quot;\d{1,3},&quot;)" office:value-type="string" office:string-value="217," calcext:value-type="string">
            <text:p>217,</text:p>
          </table:table-cell>
          <table:table-cell table:formula="of:=ORG.LIBREOFFICE.REGEX([.A558];&quot;,\d{1,3}&quot;)" office:value-type="string" office:string-value=",47" calcext:value-type="string">
            <text:p>,47</text:p>
          </table:table-cell>
          <table:table-cell table:style-name="ce2" table:formula="of:=ORG.LIBREOFFICE.REGEX([.B558];&quot;\d{1,3}&quot;)" office:value-type="string" office:string-value="217" calcext:value-type="string">
            <text:p>217</text:p>
          </table:table-cell>
          <table:table-cell table:formula="of:=ORG.LIBREOFFICE.REGEX([.C558];&quot;\d{1,3}&quot;)" office:value-type="string" office:string-value="47" calcext:value-type="string">
            <text:p>47</text:p>
          </table:table-cell>
          <table:table-cell table:formula="of:=[.D558]*[.E558]" office:value-type="float" office:value="10199" calcext:value-type="float">
            <text:p>10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40,326)</text:p>
          </table:table-cell>
          <table:table-cell table:style-name="ce2" table:formula="of:=ORG.LIBREOFFICE.REGEX([.A559];&quot;\d{1,3},&quot;)" office:value-type="string" office:string-value="840," calcext:value-type="string">
            <text:p>840,</text:p>
          </table:table-cell>
          <table:table-cell table:formula="of:=ORG.LIBREOFFICE.REGEX([.A559];&quot;,\d{1,3}&quot;)" office:value-type="string" office:string-value=",326" calcext:value-type="string">
            <text:p>,326</text:p>
          </table:table-cell>
          <table:table-cell table:style-name="ce2" table:formula="of:=ORG.LIBREOFFICE.REGEX([.B559];&quot;\d{1,3}&quot;)" office:value-type="string" office:string-value="840" calcext:value-type="string">
            <text:p>840</text:p>
          </table:table-cell>
          <table:table-cell table:formula="of:=ORG.LIBREOFFICE.REGEX([.C559];&quot;\d{1,3}&quot;)" office:value-type="string" office:string-value="326" calcext:value-type="string">
            <text:p>326</text:p>
          </table:table-cell>
          <table:table-cell table:formula="of:=[.D559]*[.E559]" office:value-type="float" office:value="273840" calcext:value-type="float">
            <text:p>2738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8,587)</text:p>
          </table:table-cell>
          <table:table-cell table:style-name="ce2" table:formula="of:=ORG.LIBREOFFICE.REGEX([.A560];&quot;\d{1,3},&quot;)" office:value-type="string" office:string-value="618," calcext:value-type="string">
            <text:p>618,</text:p>
          </table:table-cell>
          <table:table-cell table:formula="of:=ORG.LIBREOFFICE.REGEX([.A560];&quot;,\d{1,3}&quot;)" office:value-type="string" office:string-value=",587" calcext:value-type="string">
            <text:p>,587</text:p>
          </table:table-cell>
          <table:table-cell table:style-name="ce2" table:formula="of:=ORG.LIBREOFFICE.REGEX([.B560];&quot;\d{1,3}&quot;)" office:value-type="string" office:string-value="618" calcext:value-type="string">
            <text:p>618</text:p>
          </table:table-cell>
          <table:table-cell table:formula="of:=ORG.LIBREOFFICE.REGEX([.C560];&quot;\d{1,3}&quot;)" office:value-type="string" office:string-value="587" calcext:value-type="string">
            <text:p>587</text:p>
          </table:table-cell>
          <table:table-cell table:formula="of:=[.D560]*[.E560]" office:value-type="float" office:value="362766" calcext:value-type="float">
            <text:p>362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4,775)</text:p>
          </table:table-cell>
          <table:table-cell table:style-name="ce2" table:formula="of:=ORG.LIBREOFFICE.REGEX([.A561];&quot;\d{1,3},&quot;)" office:value-type="string" office:string-value="304," calcext:value-type="string">
            <text:p>304,</text:p>
          </table:table-cell>
          <table:table-cell table:formula="of:=ORG.LIBREOFFICE.REGEX([.A561];&quot;,\d{1,3}&quot;)" office:value-type="string" office:string-value=",775" calcext:value-type="string">
            <text:p>,775</text:p>
          </table:table-cell>
          <table:table-cell table:style-name="ce2" table:formula="of:=ORG.LIBREOFFICE.REGEX([.B561];&quot;\d{1,3}&quot;)" office:value-type="string" office:string-value="304" calcext:value-type="string">
            <text:p>304</text:p>
          </table:table-cell>
          <table:table-cell table:formula="of:=ORG.LIBREOFFICE.REGEX([.C561];&quot;\d{1,3}&quot;)" office:value-type="string" office:string-value="775" calcext:value-type="string">
            <text:p>775</text:p>
          </table:table-cell>
          <table:table-cell table:formula="of:=[.D561]*[.E561]" office:value-type="float" office:value="235600" calcext:value-type="float">
            <text:p>235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29,706)</text:p>
          </table:table-cell>
          <table:table-cell table:style-name="ce2" table:formula="of:=ORG.LIBREOFFICE.REGEX([.A562];&quot;\d{1,3},&quot;)" office:value-type="string" office:string-value="929," calcext:value-type="string">
            <text:p>929,</text:p>
          </table:table-cell>
          <table:table-cell table:formula="of:=ORG.LIBREOFFICE.REGEX([.A562];&quot;,\d{1,3}&quot;)" office:value-type="string" office:string-value=",706" calcext:value-type="string">
            <text:p>,706</text:p>
          </table:table-cell>
          <table:table-cell table:style-name="ce2" table:formula="of:=ORG.LIBREOFFICE.REGEX([.B562];&quot;\d{1,3}&quot;)" office:value-type="string" office:string-value="929" calcext:value-type="string">
            <text:p>929</text:p>
          </table:table-cell>
          <table:table-cell table:formula="of:=ORG.LIBREOFFICE.REGEX([.C562];&quot;\d{1,3}&quot;)" office:value-type="string" office:string-value="706" calcext:value-type="string">
            <text:p>706</text:p>
          </table:table-cell>
          <table:table-cell table:formula="of:=[.D562]*[.E562]" office:value-type="float" office:value="655874" calcext:value-type="float">
            <text:p>6558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18,107)</text:p>
          </table:table-cell>
          <table:table-cell table:style-name="ce2" table:formula="of:=ORG.LIBREOFFICE.REGEX([.A563];&quot;\d{1,3},&quot;)" office:value-type="string" office:string-value="518," calcext:value-type="string">
            <text:p>518,</text:p>
          </table:table-cell>
          <table:table-cell table:formula="of:=ORG.LIBREOFFICE.REGEX([.A563];&quot;,\d{1,3}&quot;)" office:value-type="string" office:string-value=",107" calcext:value-type="string">
            <text:p>,107</text:p>
          </table:table-cell>
          <table:table-cell table:style-name="ce2" table:formula="of:=ORG.LIBREOFFICE.REGEX([.B563];&quot;\d{1,3}&quot;)" office:value-type="string" office:string-value="518" calcext:value-type="string">
            <text:p>518</text:p>
          </table:table-cell>
          <table:table-cell table:formula="of:=ORG.LIBREOFFICE.REGEX([.C563];&quot;\d{1,3}&quot;)" office:value-type="string" office:string-value="107" calcext:value-type="string">
            <text:p>107</text:p>
          </table:table-cell>
          <table:table-cell table:formula="of:=[.D563]*[.E563]" office:value-type="float" office:value="55426" calcext:value-type="float">
            <text:p>55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53,511)</text:p>
          </table:table-cell>
          <table:table-cell table:style-name="ce2" table:formula="of:=ORG.LIBREOFFICE.REGEX([.A564];&quot;\d{1,3},&quot;)" office:value-type="string" office:string-value="353," calcext:value-type="string">
            <text:p>353,</text:p>
          </table:table-cell>
          <table:table-cell table:formula="of:=ORG.LIBREOFFICE.REGEX([.A564];&quot;,\d{1,3}&quot;)" office:value-type="string" office:string-value=",511" calcext:value-type="string">
            <text:p>,511</text:p>
          </table:table-cell>
          <table:table-cell table:style-name="ce2" table:formula="of:=ORG.LIBREOFFICE.REGEX([.B564];&quot;\d{1,3}&quot;)" office:value-type="string" office:string-value="353" calcext:value-type="string">
            <text:p>353</text:p>
          </table:table-cell>
          <table:table-cell table:formula="of:=ORG.LIBREOFFICE.REGEX([.C564];&quot;\d{1,3}&quot;)" office:value-type="string" office:string-value="511" calcext:value-type="string">
            <text:p>511</text:p>
          </table:table-cell>
          <table:table-cell table:formula="of:=[.D564]*[.E564]" office:value-type="float" office:value="180383" calcext:value-type="float">
            <text:p>1803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9,200)</text:p>
          </table:table-cell>
          <table:table-cell table:style-name="ce2" table:formula="of:=ORG.LIBREOFFICE.REGEX([.A565];&quot;\d{1,3},&quot;)" office:value-type="string" office:string-value="269," calcext:value-type="string">
            <text:p>269,</text:p>
          </table:table-cell>
          <table:table-cell table:formula="of:=ORG.LIBREOFFICE.REGEX([.A565];&quot;,\d{1,3}&quot;)" office:value-type="string" office:string-value=",200" calcext:value-type="string">
            <text:p>,200</text:p>
          </table:table-cell>
          <table:table-cell table:style-name="ce2" table:formula="of:=ORG.LIBREOFFICE.REGEX([.B565];&quot;\d{1,3}&quot;)" office:value-type="string" office:string-value="269" calcext:value-type="string">
            <text:p>269</text:p>
          </table:table-cell>
          <table:table-cell table:formula="of:=ORG.LIBREOFFICE.REGEX([.C565];&quot;\d{1,3}&quot;)" office:value-type="string" office:string-value="200" calcext:value-type="string">
            <text:p>200</text:p>
          </table:table-cell>
          <table:table-cell table:formula="of:=[.D565]*[.E565]" office:value-type="float" office:value="53800" calcext:value-type="float">
            <text:p>53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1,529)</text:p>
          </table:table-cell>
          <table:table-cell table:style-name="ce2" table:formula="of:=ORG.LIBREOFFICE.REGEX([.A566];&quot;\d{1,3},&quot;)" office:value-type="string" office:string-value="691," calcext:value-type="string">
            <text:p>691,</text:p>
          </table:table-cell>
          <table:table-cell table:formula="of:=ORG.LIBREOFFICE.REGEX([.A566];&quot;,\d{1,3}&quot;)" office:value-type="string" office:string-value=",529" calcext:value-type="string">
            <text:p>,529</text:p>
          </table:table-cell>
          <table:table-cell table:style-name="ce2" table:formula="of:=ORG.LIBREOFFICE.REGEX([.B566];&quot;\d{1,3}&quot;)" office:value-type="string" office:string-value="691" calcext:value-type="string">
            <text:p>691</text:p>
          </table:table-cell>
          <table:table-cell table:formula="of:=ORG.LIBREOFFICE.REGEX([.C566];&quot;\d{1,3}&quot;)" office:value-type="string" office:string-value="529" calcext:value-type="string">
            <text:p>529</text:p>
          </table:table-cell>
          <table:table-cell table:formula="of:=[.D566]*[.E566]" office:value-type="float" office:value="365539" calcext:value-type="float">
            <text:p>3655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5,863)</text:p>
          </table:table-cell>
          <table:table-cell table:style-name="ce2" table:formula="of:=ORG.LIBREOFFICE.REGEX([.A567];&quot;\d{1,3},&quot;)" office:value-type="string" office:string-value="665," calcext:value-type="string">
            <text:p>665,</text:p>
          </table:table-cell>
          <table:table-cell table:formula="of:=ORG.LIBREOFFICE.REGEX([.A567];&quot;,\d{1,3}&quot;)" office:value-type="string" office:string-value=",863" calcext:value-type="string">
            <text:p>,863</text:p>
          </table:table-cell>
          <table:table-cell table:style-name="ce2" table:formula="of:=ORG.LIBREOFFICE.REGEX([.B567];&quot;\d{1,3}&quot;)" office:value-type="string" office:string-value="665" calcext:value-type="string">
            <text:p>665</text:p>
          </table:table-cell>
          <table:table-cell table:formula="of:=ORG.LIBREOFFICE.REGEX([.C567];&quot;\d{1,3}&quot;)" office:value-type="string" office:string-value="863" calcext:value-type="string">
            <text:p>863</text:p>
          </table:table-cell>
          <table:table-cell table:formula="of:=[.D567]*[.E567]" office:value-type="float" office:value="573895" calcext:value-type="float">
            <text:p>5738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1,747)</text:p>
          </table:table-cell>
          <table:table-cell table:style-name="ce2" table:formula="of:=ORG.LIBREOFFICE.REGEX([.A568];&quot;\d{1,3},&quot;)" office:value-type="string" office:string-value="571," calcext:value-type="string">
            <text:p>571,</text:p>
          </table:table-cell>
          <table:table-cell table:formula="of:=ORG.LIBREOFFICE.REGEX([.A568];&quot;,\d{1,3}&quot;)" office:value-type="string" office:string-value=",747" calcext:value-type="string">
            <text:p>,747</text:p>
          </table:table-cell>
          <table:table-cell table:style-name="ce2" table:formula="of:=ORG.LIBREOFFICE.REGEX([.B568];&quot;\d{1,3}&quot;)" office:value-type="string" office:string-value="571" calcext:value-type="string">
            <text:p>571</text:p>
          </table:table-cell>
          <table:table-cell table:formula="of:=ORG.LIBREOFFICE.REGEX([.C568];&quot;\d{1,3}&quot;)" office:value-type="string" office:string-value="747" calcext:value-type="string">
            <text:p>747</text:p>
          </table:table-cell>
          <table:table-cell table:formula="of:=[.D568]*[.E568]" office:value-type="float" office:value="426537" calcext:value-type="float">
            <text:p>4265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41,438)</text:p>
          </table:table-cell>
          <table:table-cell table:style-name="ce2" table:formula="of:=ORG.LIBREOFFICE.REGEX([.A569];&quot;\d{1,3},&quot;)" office:value-type="string" office:string-value="641," calcext:value-type="string">
            <text:p>641,</text:p>
          </table:table-cell>
          <table:table-cell table:formula="of:=ORG.LIBREOFFICE.REGEX([.A569];&quot;,\d{1,3}&quot;)" office:value-type="string" office:string-value=",438" calcext:value-type="string">
            <text:p>,438</text:p>
          </table:table-cell>
          <table:table-cell table:style-name="ce2" table:formula="of:=ORG.LIBREOFFICE.REGEX([.B569];&quot;\d{1,3}&quot;)" office:value-type="string" office:string-value="641" calcext:value-type="string">
            <text:p>641</text:p>
          </table:table-cell>
          <table:table-cell table:formula="of:=ORG.LIBREOFFICE.REGEX([.C569];&quot;\d{1,3}&quot;)" office:value-type="string" office:string-value="438" calcext:value-type="string">
            <text:p>438</text:p>
          </table:table-cell>
          <table:table-cell table:formula="of:=[.D569]*[.E569]" office:value-type="float" office:value="280758" calcext:value-type="float">
            <text:p>2807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1,105)</text:p>
          </table:table-cell>
          <table:table-cell table:style-name="ce2" table:formula="of:=ORG.LIBREOFFICE.REGEX([.A570];&quot;\d{1,3},&quot;)" office:value-type="string" office:string-value="571," calcext:value-type="string">
            <text:p>571,</text:p>
          </table:table-cell>
          <table:table-cell table:formula="of:=ORG.LIBREOFFICE.REGEX([.A570];&quot;,\d{1,3}&quot;)" office:value-type="string" office:string-value=",105" calcext:value-type="string">
            <text:p>,105</text:p>
          </table:table-cell>
          <table:table-cell table:style-name="ce2" table:formula="of:=ORG.LIBREOFFICE.REGEX([.B570];&quot;\d{1,3}&quot;)" office:value-type="string" office:string-value="571" calcext:value-type="string">
            <text:p>571</text:p>
          </table:table-cell>
          <table:table-cell table:formula="of:=ORG.LIBREOFFICE.REGEX([.C570];&quot;\d{1,3}&quot;)" office:value-type="string" office:string-value="105" calcext:value-type="string">
            <text:p>105</text:p>
          </table:table-cell>
          <table:table-cell table:formula="of:=[.D570]*[.E570]" office:value-type="float" office:value="59955" calcext:value-type="float">
            <text:p>599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22,339)</text:p>
          </table:table-cell>
          <table:table-cell table:style-name="ce2" table:formula="of:=ORG.LIBREOFFICE.REGEX([.A571];&quot;\d{1,3},&quot;)" office:value-type="string" office:string-value="322," calcext:value-type="string">
            <text:p>322,</text:p>
          </table:table-cell>
          <table:table-cell table:formula="of:=ORG.LIBREOFFICE.REGEX([.A571];&quot;,\d{1,3}&quot;)" office:value-type="string" office:string-value=",339" calcext:value-type="string">
            <text:p>,339</text:p>
          </table:table-cell>
          <table:table-cell table:style-name="ce2" table:formula="of:=ORG.LIBREOFFICE.REGEX([.B571];&quot;\d{1,3}&quot;)" office:value-type="string" office:string-value="322" calcext:value-type="string">
            <text:p>322</text:p>
          </table:table-cell>
          <table:table-cell table:formula="of:=ORG.LIBREOFFICE.REGEX([.C571];&quot;\d{1,3}&quot;)" office:value-type="string" office:string-value="339" calcext:value-type="string">
            <text:p>339</text:p>
          </table:table-cell>
          <table:table-cell table:formula="of:=[.D571]*[.E571]" office:value-type="float" office:value="109158" calcext:value-type="float">
            <text:p>109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67,821)</text:p>
          </table:table-cell>
          <table:table-cell table:style-name="ce2" table:formula="of:=ORG.LIBREOFFICE.REGEX([.A572];&quot;\d{1,3},&quot;)" office:value-type="string" office:string-value="667," calcext:value-type="string">
            <text:p>667,</text:p>
          </table:table-cell>
          <table:table-cell table:formula="of:=ORG.LIBREOFFICE.REGEX([.A572];&quot;,\d{1,3}&quot;)" office:value-type="string" office:string-value=",821" calcext:value-type="string">
            <text:p>,821</text:p>
          </table:table-cell>
          <table:table-cell table:style-name="ce2" table:formula="of:=ORG.LIBREOFFICE.REGEX([.B572];&quot;\d{1,3}&quot;)" office:value-type="string" office:string-value="667" calcext:value-type="string">
            <text:p>667</text:p>
          </table:table-cell>
          <table:table-cell table:formula="of:=ORG.LIBREOFFICE.REGEX([.C572];&quot;\d{1,3}&quot;)" office:value-type="string" office:string-value="821" calcext:value-type="string">
            <text:p>821</text:p>
          </table:table-cell>
          <table:table-cell table:formula="of:=[.D572]*[.E572]" office:value-type="float" office:value="547607" calcext:value-type="float">
            <text:p>547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2,144)</text:p>
          </table:table-cell>
          <table:table-cell table:style-name="ce2" table:formula="of:=ORG.LIBREOFFICE.REGEX([.A573];&quot;\d{1,3},&quot;)" office:value-type="string" office:string-value="822," calcext:value-type="string">
            <text:p>822,</text:p>
          </table:table-cell>
          <table:table-cell table:formula="of:=ORG.LIBREOFFICE.REGEX([.A573];&quot;,\d{1,3}&quot;)" office:value-type="string" office:string-value=",144" calcext:value-type="string">
            <text:p>,144</text:p>
          </table:table-cell>
          <table:table-cell table:style-name="ce2" table:formula="of:=ORG.LIBREOFFICE.REGEX([.B573];&quot;\d{1,3}&quot;)" office:value-type="string" office:string-value="822" calcext:value-type="string">
            <text:p>822</text:p>
          </table:table-cell>
          <table:table-cell table:formula="of:=ORG.LIBREOFFICE.REGEX([.C573];&quot;\d{1,3}&quot;)" office:value-type="string" office:string-value="144" calcext:value-type="string">
            <text:p>144</text:p>
          </table:table-cell>
          <table:table-cell table:formula="of:=[.D573]*[.E573]" office:value-type="float" office:value="118368" calcext:value-type="float">
            <text:p>1183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6,806)</text:p>
          </table:table-cell>
          <table:table-cell table:style-name="ce2" table:formula="of:=ORG.LIBREOFFICE.REGEX([.A574];&quot;\d{1,3},&quot;)" office:value-type="string" office:string-value="696," calcext:value-type="string">
            <text:p>696,</text:p>
          </table:table-cell>
          <table:table-cell table:formula="of:=ORG.LIBREOFFICE.REGEX([.A574];&quot;,\d{1,3}&quot;)" office:value-type="string" office:string-value=",806" calcext:value-type="string">
            <text:p>,806</text:p>
          </table:table-cell>
          <table:table-cell table:style-name="ce2" table:formula="of:=ORG.LIBREOFFICE.REGEX([.B574];&quot;\d{1,3}&quot;)" office:value-type="string" office:string-value="696" calcext:value-type="string">
            <text:p>696</text:p>
          </table:table-cell>
          <table:table-cell table:formula="of:=ORG.LIBREOFFICE.REGEX([.C574];&quot;\d{1,3}&quot;)" office:value-type="string" office:string-value="806" calcext:value-type="string">
            <text:p>806</text:p>
          </table:table-cell>
          <table:table-cell table:formula="of:=[.D574]*[.E574]" office:value-type="float" office:value="560976" calcext:value-type="float">
            <text:p>5609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8,576)</text:p>
          </table:table-cell>
          <table:table-cell table:style-name="ce2" table:formula="of:=ORG.LIBREOFFICE.REGEX([.A575];&quot;\d{1,3},&quot;)" office:value-type="string" office:string-value="98," calcext:value-type="string">
            <text:p>98,</text:p>
          </table:table-cell>
          <table:table-cell table:formula="of:=ORG.LIBREOFFICE.REGEX([.A575];&quot;,\d{1,3}&quot;)" office:value-type="string" office:string-value=",576" calcext:value-type="string">
            <text:p>,576</text:p>
          </table:table-cell>
          <table:table-cell table:style-name="ce2" table:formula="of:=ORG.LIBREOFFICE.REGEX([.B575];&quot;\d{1,3}&quot;)" office:value-type="string" office:string-value="98" calcext:value-type="string">
            <text:p>98</text:p>
          </table:table-cell>
          <table:table-cell table:formula="of:=ORG.LIBREOFFICE.REGEX([.C575];&quot;\d{1,3}&quot;)" office:value-type="string" office:string-value="576" calcext:value-type="string">
            <text:p>576</text:p>
          </table:table-cell>
          <table:table-cell table:formula="of:=[.D575]*[.E575]" office:value-type="float" office:value="56448" calcext:value-type="float">
            <text:p>56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54,39)</text:p>
          </table:table-cell>
          <table:table-cell table:style-name="ce2" table:formula="of:=ORG.LIBREOFFICE.REGEX([.A576];&quot;\d{1,3},&quot;)" office:value-type="string" office:string-value="154," calcext:value-type="string">
            <text:p>154,</text:p>
          </table:table-cell>
          <table:table-cell table:formula="of:=ORG.LIBREOFFICE.REGEX([.A576];&quot;,\d{1,3}&quot;)" office:value-type="string" office:string-value=",39" calcext:value-type="string">
            <text:p>,39</text:p>
          </table:table-cell>
          <table:table-cell table:style-name="ce2" table:formula="of:=ORG.LIBREOFFICE.REGEX([.B576];&quot;\d{1,3}&quot;)" office:value-type="string" office:string-value="154" calcext:value-type="string">
            <text:p>154</text:p>
          </table:table-cell>
          <table:table-cell table:formula="of:=ORG.LIBREOFFICE.REGEX([.C576];&quot;\d{1,3}&quot;)" office:value-type="string" office:string-value="39" calcext:value-type="string">
            <text:p>39</text:p>
          </table:table-cell>
          <table:table-cell table:formula="of:=[.D576]*[.E576]" office:value-type="float" office:value="6006" calcext:value-type="float">
            <text:p>60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4,972)</text:p>
          </table:table-cell>
          <table:table-cell table:style-name="ce2" table:formula="of:=ORG.LIBREOFFICE.REGEX([.A577];&quot;\d{1,3},&quot;)" office:value-type="string" office:string-value="454," calcext:value-type="string">
            <text:p>454,</text:p>
          </table:table-cell>
          <table:table-cell table:formula="of:=ORG.LIBREOFFICE.REGEX([.A577];&quot;,\d{1,3}&quot;)" office:value-type="string" office:string-value=",972" calcext:value-type="string">
            <text:p>,972</text:p>
          </table:table-cell>
          <table:table-cell table:style-name="ce2" table:formula="of:=ORG.LIBREOFFICE.REGEX([.B577];&quot;\d{1,3}&quot;)" office:value-type="string" office:string-value="454" calcext:value-type="string">
            <text:p>454</text:p>
          </table:table-cell>
          <table:table-cell table:formula="of:=ORG.LIBREOFFICE.REGEX([.C577];&quot;\d{1,3}&quot;)" office:value-type="string" office:string-value="972" calcext:value-type="string">
            <text:p>972</text:p>
          </table:table-cell>
          <table:table-cell table:formula="of:=[.D577]*[.E577]" office:value-type="float" office:value="441288" calcext:value-type="float">
            <text:p>441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9,718)</text:p>
          </table:table-cell>
          <table:table-cell table:style-name="ce2" table:formula="of:=ORG.LIBREOFFICE.REGEX([.A578];&quot;\d{1,3},&quot;)" office:value-type="string" office:string-value="819," calcext:value-type="string">
            <text:p>819,</text:p>
          </table:table-cell>
          <table:table-cell table:formula="of:=ORG.LIBREOFFICE.REGEX([.A578];&quot;,\d{1,3}&quot;)" office:value-type="string" office:string-value=",718" calcext:value-type="string">
            <text:p>,718</text:p>
          </table:table-cell>
          <table:table-cell table:style-name="ce2" table:formula="of:=ORG.LIBREOFFICE.REGEX([.B578];&quot;\d{1,3}&quot;)" office:value-type="string" office:string-value="819" calcext:value-type="string">
            <text:p>819</text:p>
          </table:table-cell>
          <table:table-cell table:formula="of:=ORG.LIBREOFFICE.REGEX([.C578];&quot;\d{1,3}&quot;)" office:value-type="string" office:string-value="718" calcext:value-type="string">
            <text:p>718</text:p>
          </table:table-cell>
          <table:table-cell table:formula="of:=[.D578]*[.E578]" office:value-type="float" office:value="588042" calcext:value-type="float">
            <text:p>588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22,418)</text:p>
          </table:table-cell>
          <table:table-cell table:style-name="ce2" table:formula="of:=ORG.LIBREOFFICE.REGEX([.A579];&quot;\d{1,3},&quot;)" office:value-type="string" office:string-value="222," calcext:value-type="string">
            <text:p>222,</text:p>
          </table:table-cell>
          <table:table-cell table:formula="of:=ORG.LIBREOFFICE.REGEX([.A579];&quot;,\d{1,3}&quot;)" office:value-type="string" office:string-value=",418" calcext:value-type="string">
            <text:p>,418</text:p>
          </table:table-cell>
          <table:table-cell table:style-name="ce2" table:formula="of:=ORG.LIBREOFFICE.REGEX([.B579];&quot;\d{1,3}&quot;)" office:value-type="string" office:string-value="222" calcext:value-type="string">
            <text:p>222</text:p>
          </table:table-cell>
          <table:table-cell table:formula="of:=ORG.LIBREOFFICE.REGEX([.C579];&quot;\d{1,3}&quot;)" office:value-type="string" office:string-value="418" calcext:value-type="string">
            <text:p>418</text:p>
          </table:table-cell>
          <table:table-cell table:formula="of:=[.D579]*[.E579]" office:value-type="float" office:value="92796" calcext:value-type="float">
            <text:p>927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3,240)</text:p>
          </table:table-cell>
          <table:table-cell table:style-name="ce2" table:formula="of:=ORG.LIBREOFFICE.REGEX([.A580];&quot;\d{1,3},&quot;)" office:value-type="string" office:string-value="53," calcext:value-type="string">
            <text:p>53,</text:p>
          </table:table-cell>
          <table:table-cell table:formula="of:=ORG.LIBREOFFICE.REGEX([.A580];&quot;,\d{1,3}&quot;)" office:value-type="string" office:string-value=",240" calcext:value-type="string">
            <text:p>,240</text:p>
          </table:table-cell>
          <table:table-cell table:style-name="ce2" table:formula="of:=ORG.LIBREOFFICE.REGEX([.B580];&quot;\d{1,3}&quot;)" office:value-type="string" office:string-value="53" calcext:value-type="string">
            <text:p>53</text:p>
          </table:table-cell>
          <table:table-cell table:formula="of:=ORG.LIBREOFFICE.REGEX([.C580];&quot;\d{1,3}&quot;)" office:value-type="string" office:string-value="240" calcext:value-type="string">
            <text:p>240</text:p>
          </table:table-cell>
          <table:table-cell table:formula="of:=[.D580]*[.E580]" office:value-type="float" office:value="12720" calcext:value-type="float">
            <text:p>12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1,784)</text:p>
          </table:table-cell>
          <table:table-cell table:style-name="ce2" table:formula="of:=ORG.LIBREOFFICE.REGEX([.A581];&quot;\d{1,3},&quot;)" office:value-type="string" office:string-value="561," calcext:value-type="string">
            <text:p>561,</text:p>
          </table:table-cell>
          <table:table-cell table:formula="of:=ORG.LIBREOFFICE.REGEX([.A581];&quot;,\d{1,3}&quot;)" office:value-type="string" office:string-value=",784" calcext:value-type="string">
            <text:p>,784</text:p>
          </table:table-cell>
          <table:table-cell table:style-name="ce2" table:formula="of:=ORG.LIBREOFFICE.REGEX([.B581];&quot;\d{1,3}&quot;)" office:value-type="string" office:string-value="561" calcext:value-type="string">
            <text:p>561</text:p>
          </table:table-cell>
          <table:table-cell table:formula="of:=ORG.LIBREOFFICE.REGEX([.C581];&quot;\d{1,3}&quot;)" office:value-type="string" office:string-value="784" calcext:value-type="string">
            <text:p>784</text:p>
          </table:table-cell>
          <table:table-cell table:formula="of:=[.D581]*[.E581]" office:value-type="float" office:value="439824" calcext:value-type="float">
            <text:p>4398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4,320)</text:p>
          </table:table-cell>
          <table:table-cell table:style-name="ce2" table:formula="of:=ORG.LIBREOFFICE.REGEX([.A582];&quot;\d{1,3},&quot;)" office:value-type="string" office:string-value="304," calcext:value-type="string">
            <text:p>304,</text:p>
          </table:table-cell>
          <table:table-cell table:formula="of:=ORG.LIBREOFFICE.REGEX([.A582];&quot;,\d{1,3}&quot;)" office:value-type="string" office:string-value=",320" calcext:value-type="string">
            <text:p>,320</text:p>
          </table:table-cell>
          <table:table-cell table:style-name="ce2" table:formula="of:=ORG.LIBREOFFICE.REGEX([.B582];&quot;\d{1,3}&quot;)" office:value-type="string" office:string-value="304" calcext:value-type="string">
            <text:p>304</text:p>
          </table:table-cell>
          <table:table-cell table:formula="of:=ORG.LIBREOFFICE.REGEX([.C582];&quot;\d{1,3}&quot;)" office:value-type="string" office:string-value="320" calcext:value-type="string">
            <text:p>320</text:p>
          </table:table-cell>
          <table:table-cell table:formula="of:=[.D582]*[.E582]" office:value-type="float" office:value="97280" calcext:value-type="float">
            <text:p>97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,387)</text:p>
          </table:table-cell>
          <table:table-cell table:style-name="ce2" table:formula="of:=ORG.LIBREOFFICE.REGEX([.A583];&quot;\d{1,3},&quot;)" office:value-type="string" office:string-value="50," calcext:value-type="string">
            <text:p>50,</text:p>
          </table:table-cell>
          <table:table-cell table:formula="of:=ORG.LIBREOFFICE.REGEX([.A583];&quot;,\d{1,3}&quot;)" office:value-type="string" office:string-value=",387" calcext:value-type="string">
            <text:p>,387</text:p>
          </table:table-cell>
          <table:table-cell table:style-name="ce2" table:formula="of:=ORG.LIBREOFFICE.REGEX([.B583];&quot;\d{1,3}&quot;)" office:value-type="string" office:string-value="50" calcext:value-type="string">
            <text:p>50</text:p>
          </table:table-cell>
          <table:table-cell table:formula="of:=ORG.LIBREOFFICE.REGEX([.C583];&quot;\d{1,3}&quot;)" office:value-type="string" office:string-value="387" calcext:value-type="string">
            <text:p>387</text:p>
          </table:table-cell>
          <table:table-cell table:formula="of:=[.D583]*[.E583]" office:value-type="float" office:value="19350" calcext:value-type="float">
            <text:p>19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5,493)</text:p>
          </table:table-cell>
          <table:table-cell table:style-name="ce2" table:formula="of:=ORG.LIBREOFFICE.REGEX([.A584];&quot;\d{1,3},&quot;)" office:value-type="string" office:string-value="185," calcext:value-type="string">
            <text:p>185,</text:p>
          </table:table-cell>
          <table:table-cell table:formula="of:=ORG.LIBREOFFICE.REGEX([.A584];&quot;,\d{1,3}&quot;)" office:value-type="string" office:string-value=",493" calcext:value-type="string">
            <text:p>,493</text:p>
          </table:table-cell>
          <table:table-cell table:style-name="ce2" table:formula="of:=ORG.LIBREOFFICE.REGEX([.B584];&quot;\d{1,3}&quot;)" office:value-type="string" office:string-value="185" calcext:value-type="string">
            <text:p>185</text:p>
          </table:table-cell>
          <table:table-cell table:formula="of:=ORG.LIBREOFFICE.REGEX([.C584];&quot;\d{1,3}&quot;)" office:value-type="string" office:string-value="493" calcext:value-type="string">
            <text:p>493</text:p>
          </table:table-cell>
          <table:table-cell table:formula="of:=[.D584]*[.E584]" office:value-type="float" office:value="91205" calcext:value-type="float">
            <text:p>91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3,24)</text:p>
          </table:table-cell>
          <table:table-cell table:style-name="ce2" table:formula="of:=ORG.LIBREOFFICE.REGEX([.A585];&quot;\d{1,3},&quot;)" office:value-type="string" office:string-value="423," calcext:value-type="string">
            <text:p>423,</text:p>
          </table:table-cell>
          <table:table-cell table:formula="of:=ORG.LIBREOFFICE.REGEX([.A585];&quot;,\d{1,3}&quot;)" office:value-type="string" office:string-value=",24" calcext:value-type="string">
            <text:p>,24</text:p>
          </table:table-cell>
          <table:table-cell table:style-name="ce2" table:formula="of:=ORG.LIBREOFFICE.REGEX([.B585];&quot;\d{1,3}&quot;)" office:value-type="string" office:string-value="423" calcext:value-type="string">
            <text:p>423</text:p>
          </table:table-cell>
          <table:table-cell table:formula="of:=ORG.LIBREOFFICE.REGEX([.C585];&quot;\d{1,3}&quot;)" office:value-type="string" office:string-value="24" calcext:value-type="string">
            <text:p>24</text:p>
          </table:table-cell>
          <table:table-cell table:formula="of:=[.D585]*[.E585]" office:value-type="float" office:value="10152" calcext:value-type="float">
            <text:p>10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8,778)</text:p>
          </table:table-cell>
          <table:table-cell table:style-name="ce2" table:formula="of:=ORG.LIBREOFFICE.REGEX([.A586];&quot;\d{1,3},&quot;)" office:value-type="string" office:string-value="968," calcext:value-type="string">
            <text:p>968,</text:p>
          </table:table-cell>
          <table:table-cell table:formula="of:=ORG.LIBREOFFICE.REGEX([.A586];&quot;,\d{1,3}&quot;)" office:value-type="string" office:string-value=",778" calcext:value-type="string">
            <text:p>,778</text:p>
          </table:table-cell>
          <table:table-cell table:style-name="ce2" table:formula="of:=ORG.LIBREOFFICE.REGEX([.B586];&quot;\d{1,3}&quot;)" office:value-type="string" office:string-value="968" calcext:value-type="string">
            <text:p>968</text:p>
          </table:table-cell>
          <table:table-cell table:formula="of:=ORG.LIBREOFFICE.REGEX([.C586];&quot;\d{1,3}&quot;)" office:value-type="string" office:string-value="778" calcext:value-type="string">
            <text:p>778</text:p>
          </table:table-cell>
          <table:table-cell table:formula="of:=[.D586]*[.E586]" office:value-type="float" office:value="753104" calcext:value-type="float">
            <text:p>753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4,257)</text:p>
          </table:table-cell>
          <table:table-cell table:style-name="ce2" table:formula="of:=ORG.LIBREOFFICE.REGEX([.A587];&quot;\d{1,3},&quot;)" office:value-type="string" office:string-value="694," calcext:value-type="string">
            <text:p>694,</text:p>
          </table:table-cell>
          <table:table-cell table:formula="of:=ORG.LIBREOFFICE.REGEX([.A587];&quot;,\d{1,3}&quot;)" office:value-type="string" office:string-value=",257" calcext:value-type="string">
            <text:p>,257</text:p>
          </table:table-cell>
          <table:table-cell table:style-name="ce2" table:formula="of:=ORG.LIBREOFFICE.REGEX([.B587];&quot;\d{1,3}&quot;)" office:value-type="string" office:string-value="694" calcext:value-type="string">
            <text:p>694</text:p>
          </table:table-cell>
          <table:table-cell table:formula="of:=ORG.LIBREOFFICE.REGEX([.C587];&quot;\d{1,3}&quot;)" office:value-type="string" office:string-value="257" calcext:value-type="string">
            <text:p>257</text:p>
          </table:table-cell>
          <table:table-cell table:formula="of:=[.D587]*[.E587]" office:value-type="float" office:value="178358" calcext:value-type="float">
            <text:p>1783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89,933)</text:p>
          </table:table-cell>
          <table:table-cell table:style-name="ce2" table:formula="of:=ORG.LIBREOFFICE.REGEX([.A588];&quot;\d{1,3},&quot;)" office:value-type="string" office:string-value="989," calcext:value-type="string">
            <text:p>989,</text:p>
          </table:table-cell>
          <table:table-cell table:formula="of:=ORG.LIBREOFFICE.REGEX([.A588];&quot;,\d{1,3}&quot;)" office:value-type="string" office:string-value=",933" calcext:value-type="string">
            <text:p>,933</text:p>
          </table:table-cell>
          <table:table-cell table:style-name="ce2" table:formula="of:=ORG.LIBREOFFICE.REGEX([.B588];&quot;\d{1,3}&quot;)" office:value-type="string" office:string-value="989" calcext:value-type="string">
            <text:p>989</text:p>
          </table:table-cell>
          <table:table-cell table:formula="of:=ORG.LIBREOFFICE.REGEX([.C588];&quot;\d{1,3}&quot;)" office:value-type="string" office:string-value="933" calcext:value-type="string">
            <text:p>933</text:p>
          </table:table-cell>
          <table:table-cell table:formula="of:=[.D588]*[.E588]" office:value-type="float" office:value="922737" calcext:value-type="float">
            <text:p>9227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53,654)</text:p>
          </table:table-cell>
          <table:table-cell table:style-name="ce2" table:formula="of:=ORG.LIBREOFFICE.REGEX([.A589];&quot;\d{1,3},&quot;)" office:value-type="string" office:string-value="553," calcext:value-type="string">
            <text:p>553,</text:p>
          </table:table-cell>
          <table:table-cell table:formula="of:=ORG.LIBREOFFICE.REGEX([.A589];&quot;,\d{1,3}&quot;)" office:value-type="string" office:string-value=",654" calcext:value-type="string">
            <text:p>,654</text:p>
          </table:table-cell>
          <table:table-cell table:style-name="ce2" table:formula="of:=ORG.LIBREOFFICE.REGEX([.B589];&quot;\d{1,3}&quot;)" office:value-type="string" office:string-value="553" calcext:value-type="string">
            <text:p>553</text:p>
          </table:table-cell>
          <table:table-cell table:formula="of:=ORG.LIBREOFFICE.REGEX([.C589];&quot;\d{1,3}&quot;)" office:value-type="string" office:string-value="654" calcext:value-type="string">
            <text:p>654</text:p>
          </table:table-cell>
          <table:table-cell table:formula="of:=[.D589]*[.E589]" office:value-type="float" office:value="361662" calcext:value-type="float">
            <text:p>361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93,835)</text:p>
          </table:table-cell>
          <table:table-cell table:style-name="ce2" table:formula="of:=ORG.LIBREOFFICE.REGEX([.A590];&quot;\d{1,3},&quot;)" office:value-type="string" office:string-value="293," calcext:value-type="string">
            <text:p>293,</text:p>
          </table:table-cell>
          <table:table-cell table:formula="of:=ORG.LIBREOFFICE.REGEX([.A590];&quot;,\d{1,3}&quot;)" office:value-type="string" office:string-value=",835" calcext:value-type="string">
            <text:p>,835</text:p>
          </table:table-cell>
          <table:table-cell table:style-name="ce2" table:formula="of:=ORG.LIBREOFFICE.REGEX([.B590];&quot;\d{1,3}&quot;)" office:value-type="string" office:string-value="293" calcext:value-type="string">
            <text:p>293</text:p>
          </table:table-cell>
          <table:table-cell table:formula="of:=ORG.LIBREOFFICE.REGEX([.C590];&quot;\d{1,3}&quot;)" office:value-type="string" office:string-value="835" calcext:value-type="string">
            <text:p>835</text:p>
          </table:table-cell>
          <table:table-cell table:formula="of:=[.D590]*[.E590]" office:value-type="float" office:value="244655" calcext:value-type="float">
            <text:p>2446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48,948)</text:p>
          </table:table-cell>
          <table:table-cell table:style-name="ce2" table:formula="of:=ORG.LIBREOFFICE.REGEX([.A591];&quot;\d{1,3},&quot;)" office:value-type="string" office:string-value="548," calcext:value-type="string">
            <text:p>548,</text:p>
          </table:table-cell>
          <table:table-cell table:formula="of:=ORG.LIBREOFFICE.REGEX([.A591];&quot;,\d{1,3}&quot;)" office:value-type="string" office:string-value=",948" calcext:value-type="string">
            <text:p>,948</text:p>
          </table:table-cell>
          <table:table-cell table:style-name="ce2" table:formula="of:=ORG.LIBREOFFICE.REGEX([.B591];&quot;\d{1,3}&quot;)" office:value-type="string" office:string-value="548" calcext:value-type="string">
            <text:p>548</text:p>
          </table:table-cell>
          <table:table-cell table:formula="of:=ORG.LIBREOFFICE.REGEX([.C591];&quot;\d{1,3}&quot;)" office:value-type="string" office:string-value="948" calcext:value-type="string">
            <text:p>948</text:p>
          </table:table-cell>
          <table:table-cell table:formula="of:=[.D591]*[.E591]" office:value-type="float" office:value="519504" calcext:value-type="float">
            <text:p>5195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41,861)</text:p>
          </table:table-cell>
          <table:table-cell table:style-name="ce2" table:formula="of:=ORG.LIBREOFFICE.REGEX([.A592];&quot;\d{1,3},&quot;)" office:value-type="string" office:string-value="941," calcext:value-type="string">
            <text:p>941,</text:p>
          </table:table-cell>
          <table:table-cell table:formula="of:=ORG.LIBREOFFICE.REGEX([.A592];&quot;,\d{1,3}&quot;)" office:value-type="string" office:string-value=",861" calcext:value-type="string">
            <text:p>,861</text:p>
          </table:table-cell>
          <table:table-cell table:style-name="ce2" table:formula="of:=ORG.LIBREOFFICE.REGEX([.B592];&quot;\d{1,3}&quot;)" office:value-type="string" office:string-value="941" calcext:value-type="string">
            <text:p>941</text:p>
          </table:table-cell>
          <table:table-cell table:formula="of:=ORG.LIBREOFFICE.REGEX([.C592];&quot;\d{1,3}&quot;)" office:value-type="string" office:string-value="861" calcext:value-type="string">
            <text:p>861</text:p>
          </table:table-cell>
          <table:table-cell table:formula="of:=[.D592]*[.E592]" office:value-type="float" office:value="810201" calcext:value-type="float">
            <text:p>810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57,163)</text:p>
          </table:table-cell>
          <table:table-cell table:style-name="ce2" table:formula="of:=ORG.LIBREOFFICE.REGEX([.A593];&quot;\d{1,3},&quot;)" office:value-type="string" office:string-value="757," calcext:value-type="string">
            <text:p>757,</text:p>
          </table:table-cell>
          <table:table-cell table:formula="of:=ORG.LIBREOFFICE.REGEX([.A593];&quot;,\d{1,3}&quot;)" office:value-type="string" office:string-value=",163" calcext:value-type="string">
            <text:p>,163</text:p>
          </table:table-cell>
          <table:table-cell table:style-name="ce2" table:formula="of:=ORG.LIBREOFFICE.REGEX([.B593];&quot;\d{1,3}&quot;)" office:value-type="string" office:string-value="757" calcext:value-type="string">
            <text:p>757</text:p>
          </table:table-cell>
          <table:table-cell table:formula="of:=ORG.LIBREOFFICE.REGEX([.C593];&quot;\d{1,3}&quot;)" office:value-type="string" office:string-value="163" calcext:value-type="string">
            <text:p>163</text:p>
          </table:table-cell>
          <table:table-cell table:formula="of:=[.D593]*[.E593]" office:value-type="float" office:value="123391" calcext:value-type="float">
            <text:p>1233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30,376)</text:p>
          </table:table-cell>
          <table:table-cell table:style-name="ce2" table:formula="of:=ORG.LIBREOFFICE.REGEX([.A594];&quot;\d{1,3},&quot;)" office:value-type="string" office:string-value="430," calcext:value-type="string">
            <text:p>430,</text:p>
          </table:table-cell>
          <table:table-cell table:formula="of:=ORG.LIBREOFFICE.REGEX([.A594];&quot;,\d{1,3}&quot;)" office:value-type="string" office:string-value=",376" calcext:value-type="string">
            <text:p>,376</text:p>
          </table:table-cell>
          <table:table-cell table:style-name="ce2" table:formula="of:=ORG.LIBREOFFICE.REGEX([.B594];&quot;\d{1,3}&quot;)" office:value-type="string" office:string-value="430" calcext:value-type="string">
            <text:p>430</text:p>
          </table:table-cell>
          <table:table-cell table:formula="of:=ORG.LIBREOFFICE.REGEX([.C594];&quot;\d{1,3}&quot;)" office:value-type="string" office:string-value="376" calcext:value-type="string">
            <text:p>376</text:p>
          </table:table-cell>
          <table:table-cell table:formula="of:=[.D594]*[.E594]" office:value-type="float" office:value="161680" calcext:value-type="float">
            <text:p>161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41,10)</text:p>
          </table:table-cell>
          <table:table-cell table:style-name="ce2" table:formula="of:=ORG.LIBREOFFICE.REGEX([.A595];&quot;\d{1,3},&quot;)" office:value-type="string" office:string-value="941," calcext:value-type="string">
            <text:p>941,</text:p>
          </table:table-cell>
          <table:table-cell table:formula="of:=ORG.LIBREOFFICE.REGEX([.A595];&quot;,\d{1,3}&quot;)" office:value-type="string" office:string-value=",10" calcext:value-type="string">
            <text:p>,10</text:p>
          </table:table-cell>
          <table:table-cell table:style-name="ce2" table:formula="of:=ORG.LIBREOFFICE.REGEX([.B595];&quot;\d{1,3}&quot;)" office:value-type="string" office:string-value="941" calcext:value-type="string">
            <text:p>941</text:p>
          </table:table-cell>
          <table:table-cell table:formula="of:=ORG.LIBREOFFICE.REGEX([.C595];&quot;\d{1,3}&quot;)" office:value-type="string" office:string-value="10" calcext:value-type="string">
            <text:p>10</text:p>
          </table:table-cell>
          <table:table-cell table:formula="of:=[.D595]*[.E595]" office:value-type="float" office:value="9410" calcext:value-type="float">
            <text:p>9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6,585)</text:p>
          </table:table-cell>
          <table:table-cell table:style-name="ce2" table:formula="of:=ORG.LIBREOFFICE.REGEX([.A596];&quot;\d{1,3},&quot;)" office:value-type="string" office:string-value="216," calcext:value-type="string">
            <text:p>216,</text:p>
          </table:table-cell>
          <table:table-cell table:formula="of:=ORG.LIBREOFFICE.REGEX([.A596];&quot;,\d{1,3}&quot;)" office:value-type="string" office:string-value=",585" calcext:value-type="string">
            <text:p>,585</text:p>
          </table:table-cell>
          <table:table-cell table:style-name="ce2" table:formula="of:=ORG.LIBREOFFICE.REGEX([.B596];&quot;\d{1,3}&quot;)" office:value-type="string" office:string-value="216" calcext:value-type="string">
            <text:p>216</text:p>
          </table:table-cell>
          <table:table-cell table:formula="of:=ORG.LIBREOFFICE.REGEX([.C596];&quot;\d{1,3}&quot;)" office:value-type="string" office:string-value="585" calcext:value-type="string">
            <text:p>585</text:p>
          </table:table-cell>
          <table:table-cell table:formula="of:=[.D596]*[.E596]" office:value-type="float" office:value="126360" calcext:value-type="float">
            <text:p>1263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0,717)</text:p>
          </table:table-cell>
          <table:table-cell table:style-name="ce2" table:formula="of:=ORG.LIBREOFFICE.REGEX([.A597];&quot;\d{1,3},&quot;)" office:value-type="string" office:string-value="730," calcext:value-type="string">
            <text:p>730,</text:p>
          </table:table-cell>
          <table:table-cell table:formula="of:=ORG.LIBREOFFICE.REGEX([.A597];&quot;,\d{1,3}&quot;)" office:value-type="string" office:string-value=",717" calcext:value-type="string">
            <text:p>,717</text:p>
          </table:table-cell>
          <table:table-cell table:style-name="ce2" table:formula="of:=ORG.LIBREOFFICE.REGEX([.B597];&quot;\d{1,3}&quot;)" office:value-type="string" office:string-value="730" calcext:value-type="string">
            <text:p>730</text:p>
          </table:table-cell>
          <table:table-cell table:formula="of:=ORG.LIBREOFFICE.REGEX([.C597];&quot;\d{1,3}&quot;)" office:value-type="string" office:string-value="717" calcext:value-type="string">
            <text:p>717</text:p>
          </table:table-cell>
          <table:table-cell table:formula="of:=[.D597]*[.E597]" office:value-type="float" office:value="523410" calcext:value-type="float">
            <text:p>523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85,354)</text:p>
          </table:table-cell>
          <table:table-cell table:style-name="ce2" table:formula="of:=ORG.LIBREOFFICE.REGEX([.A598];&quot;\d{1,3},&quot;)" office:value-type="string" office:string-value="685," calcext:value-type="string">
            <text:p>685,</text:p>
          </table:table-cell>
          <table:table-cell table:formula="of:=ORG.LIBREOFFICE.REGEX([.A598];&quot;,\d{1,3}&quot;)" office:value-type="string" office:string-value=",354" calcext:value-type="string">
            <text:p>,354</text:p>
          </table:table-cell>
          <table:table-cell table:style-name="ce2" table:formula="of:=ORG.LIBREOFFICE.REGEX([.B598];&quot;\d{1,3}&quot;)" office:value-type="string" office:string-value="685" calcext:value-type="string">
            <text:p>685</text:p>
          </table:table-cell>
          <table:table-cell table:formula="of:=ORG.LIBREOFFICE.REGEX([.C598];&quot;\d{1,3}&quot;)" office:value-type="string" office:string-value="354" calcext:value-type="string">
            <text:p>354</text:p>
          </table:table-cell>
          <table:table-cell table:formula="of:=[.D598]*[.E598]" office:value-type="float" office:value="242490" calcext:value-type="float">
            <text:p>242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1,11)</text:p>
          </table:table-cell>
          <table:table-cell table:style-name="ce2" table:formula="of:=ORG.LIBREOFFICE.REGEX([.A599];&quot;\d{1,3},&quot;)" office:value-type="string" office:string-value="231," calcext:value-type="string">
            <text:p>231,</text:p>
          </table:table-cell>
          <table:table-cell table:formula="of:=ORG.LIBREOFFICE.REGEX([.A599];&quot;,\d{1,3}&quot;)" office:value-type="string" office:string-value=",11" calcext:value-type="string">
            <text:p>,11</text:p>
          </table:table-cell>
          <table:table-cell table:style-name="ce2" table:formula="of:=ORG.LIBREOFFICE.REGEX([.B599];&quot;\d{1,3}&quot;)" office:value-type="string" office:string-value="231" calcext:value-type="string">
            <text:p>231</text:p>
          </table:table-cell>
          <table:table-cell table:formula="of:=ORG.LIBREOFFICE.REGEX([.C599];&quot;\d{1,3}&quot;)" office:value-type="string" office:string-value="11" calcext:value-type="string">
            <text:p>11</text:p>
          </table:table-cell>
          <table:table-cell table:formula="of:=[.D599]*[.E599]" office:value-type="float" office:value="2541" calcext:value-type="float">
            <text:p>25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,571)</text:p>
          </table:table-cell>
          <table:table-cell table:style-name="ce2" table:formula="of:=ORG.LIBREOFFICE.REGEX([.A600];&quot;\d{1,3},&quot;)" office:value-type="string" office:string-value="9," calcext:value-type="string">
            <text:p>9,</text:p>
          </table:table-cell>
          <table:table-cell table:formula="of:=ORG.LIBREOFFICE.REGEX([.A600];&quot;,\d{1,3}&quot;)" office:value-type="string" office:string-value=",571" calcext:value-type="string">
            <text:p>,571</text:p>
          </table:table-cell>
          <table:table-cell table:style-name="ce2" table:formula="of:=ORG.LIBREOFFICE.REGEX([.B600];&quot;\d{1,3}&quot;)" office:value-type="string" office:string-value="9" calcext:value-type="string">
            <text:p>9</text:p>
          </table:table-cell>
          <table:table-cell table:formula="of:=ORG.LIBREOFFICE.REGEX([.C600];&quot;\d{1,3}&quot;)" office:value-type="string" office:string-value="571" calcext:value-type="string">
            <text:p>571</text:p>
          </table:table-cell>
          <table:table-cell table:formula="of:=[.D600]*[.E600]" office:value-type="float" office:value="5139" calcext:value-type="float">
            <text:p>5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7,991)</text:p>
          </table:table-cell>
          <table:table-cell table:style-name="ce2" table:formula="of:=ORG.LIBREOFFICE.REGEX([.A601];&quot;\d{1,3},&quot;)" office:value-type="string" office:string-value="507," calcext:value-type="string">
            <text:p>507,</text:p>
          </table:table-cell>
          <table:table-cell table:formula="of:=ORG.LIBREOFFICE.REGEX([.A601];&quot;,\d{1,3}&quot;)" office:value-type="string" office:string-value=",991" calcext:value-type="string">
            <text:p>,991</text:p>
          </table:table-cell>
          <table:table-cell table:style-name="ce2" table:formula="of:=ORG.LIBREOFFICE.REGEX([.B601];&quot;\d{1,3}&quot;)" office:value-type="string" office:string-value="507" calcext:value-type="string">
            <text:p>507</text:p>
          </table:table-cell>
          <table:table-cell table:formula="of:=ORG.LIBREOFFICE.REGEX([.C601];&quot;\d{1,3}&quot;)" office:value-type="string" office:string-value="991" calcext:value-type="string">
            <text:p>991</text:p>
          </table:table-cell>
          <table:table-cell table:formula="of:=[.D601]*[.E601]" office:value-type="float" office:value="502437" calcext:value-type="float">
            <text:p>5024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59,970)</text:p>
          </table:table-cell>
          <table:table-cell table:style-name="ce2" table:formula="of:=ORG.LIBREOFFICE.REGEX([.A602];&quot;\d{1,3},&quot;)" office:value-type="string" office:string-value="959," calcext:value-type="string">
            <text:p>959,</text:p>
          </table:table-cell>
          <table:table-cell table:formula="of:=ORG.LIBREOFFICE.REGEX([.A602];&quot;,\d{1,3}&quot;)" office:value-type="string" office:string-value=",970" calcext:value-type="string">
            <text:p>,970</text:p>
          </table:table-cell>
          <table:table-cell table:style-name="ce2" table:formula="of:=ORG.LIBREOFFICE.REGEX([.B602];&quot;\d{1,3}&quot;)" office:value-type="string" office:string-value="959" calcext:value-type="string">
            <text:p>959</text:p>
          </table:table-cell>
          <table:table-cell table:formula="of:=ORG.LIBREOFFICE.REGEX([.C602];&quot;\d{1,3}&quot;)" office:value-type="string" office:string-value="970" calcext:value-type="string">
            <text:p>970</text:p>
          </table:table-cell>
          <table:table-cell table:formula="of:=[.D602]*[.E602]" office:value-type="float" office:value="930230" calcext:value-type="float">
            <text:p>930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08,137)</text:p>
          </table:table-cell>
          <table:table-cell table:style-name="ce2" table:formula="of:=ORG.LIBREOFFICE.REGEX([.A603];&quot;\d{1,3},&quot;)" office:value-type="string" office:string-value="508," calcext:value-type="string">
            <text:p>508,</text:p>
          </table:table-cell>
          <table:table-cell table:formula="of:=ORG.LIBREOFFICE.REGEX([.A603];&quot;,\d{1,3}&quot;)" office:value-type="string" office:string-value=",137" calcext:value-type="string">
            <text:p>,137</text:p>
          </table:table-cell>
          <table:table-cell table:style-name="ce2" table:formula="of:=ORG.LIBREOFFICE.REGEX([.B603];&quot;\d{1,3}&quot;)" office:value-type="string" office:string-value="508" calcext:value-type="string">
            <text:p>508</text:p>
          </table:table-cell>
          <table:table-cell table:formula="of:=ORG.LIBREOFFICE.REGEX([.C603];&quot;\d{1,3}&quot;)" office:value-type="string" office:string-value="137" calcext:value-type="string">
            <text:p>137</text:p>
          </table:table-cell>
          <table:table-cell table:formula="of:=[.D603]*[.E603]" office:value-type="float" office:value="69596" calcext:value-type="float">
            <text:p>695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0,238)</text:p>
          </table:table-cell>
          <table:table-cell table:style-name="ce2" table:formula="of:=ORG.LIBREOFFICE.REGEX([.A604];&quot;\d{1,3},&quot;)" office:value-type="string" office:string-value="230," calcext:value-type="string">
            <text:p>230,</text:p>
          </table:table-cell>
          <table:table-cell table:formula="of:=ORG.LIBREOFFICE.REGEX([.A604];&quot;,\d{1,3}&quot;)" office:value-type="string" office:string-value=",238" calcext:value-type="string">
            <text:p>,238</text:p>
          </table:table-cell>
          <table:table-cell table:style-name="ce2" table:formula="of:=ORG.LIBREOFFICE.REGEX([.B604];&quot;\d{1,3}&quot;)" office:value-type="string" office:string-value="230" calcext:value-type="string">
            <text:p>230</text:p>
          </table:table-cell>
          <table:table-cell table:formula="of:=ORG.LIBREOFFICE.REGEX([.C604];&quot;\d{1,3}&quot;)" office:value-type="string" office:string-value="238" calcext:value-type="string">
            <text:p>238</text:p>
          </table:table-cell>
          <table:table-cell table:formula="of:=[.D604]*[.E604]" office:value-type="float" office:value="54740" calcext:value-type="float">
            <text:p>547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74,283)</text:p>
          </table:table-cell>
          <table:table-cell table:style-name="ce2" table:formula="of:=ORG.LIBREOFFICE.REGEX([.A605];&quot;\d{1,3},&quot;)" office:value-type="string" office:string-value="874," calcext:value-type="string">
            <text:p>874,</text:p>
          </table:table-cell>
          <table:table-cell table:formula="of:=ORG.LIBREOFFICE.REGEX([.A605];&quot;,\d{1,3}&quot;)" office:value-type="string" office:string-value=",283" calcext:value-type="string">
            <text:p>,283</text:p>
          </table:table-cell>
          <table:table-cell table:style-name="ce2" table:formula="of:=ORG.LIBREOFFICE.REGEX([.B605];&quot;\d{1,3}&quot;)" office:value-type="string" office:string-value="874" calcext:value-type="string">
            <text:p>874</text:p>
          </table:table-cell>
          <table:table-cell table:formula="of:=ORG.LIBREOFFICE.REGEX([.C605];&quot;\d{1,3}&quot;)" office:value-type="string" office:string-value="283" calcext:value-type="string">
            <text:p>283</text:p>
          </table:table-cell>
          <table:table-cell table:formula="of:=[.D605]*[.E605]" office:value-type="float" office:value="247342" calcext:value-type="float">
            <text:p>2473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7,931)</text:p>
          </table:table-cell>
          <table:table-cell table:style-name="ce2" table:formula="of:=ORG.LIBREOFFICE.REGEX([.A606];&quot;\d{1,3},&quot;)" office:value-type="string" office:string-value="837," calcext:value-type="string">
            <text:p>837,</text:p>
          </table:table-cell>
          <table:table-cell table:formula="of:=ORG.LIBREOFFICE.REGEX([.A606];&quot;,\d{1,3}&quot;)" office:value-type="string" office:string-value=",931" calcext:value-type="string">
            <text:p>,931</text:p>
          </table:table-cell>
          <table:table-cell table:style-name="ce2" table:formula="of:=ORG.LIBREOFFICE.REGEX([.B606];&quot;\d{1,3}&quot;)" office:value-type="string" office:string-value="837" calcext:value-type="string">
            <text:p>837</text:p>
          </table:table-cell>
          <table:table-cell table:formula="of:=ORG.LIBREOFFICE.REGEX([.C606];&quot;\d{1,3}&quot;)" office:value-type="string" office:string-value="931" calcext:value-type="string">
            <text:p>931</text:p>
          </table:table-cell>
          <table:table-cell table:formula="of:=[.D606]*[.E606]" office:value-type="float" office:value="779247" calcext:value-type="float">
            <text:p>779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45,324)</text:p>
          </table:table-cell>
          <table:table-cell table:style-name="ce2" table:formula="of:=ORG.LIBREOFFICE.REGEX([.A607];&quot;\d{1,3},&quot;)" office:value-type="string" office:string-value="345," calcext:value-type="string">
            <text:p>345,</text:p>
          </table:table-cell>
          <table:table-cell table:formula="of:=ORG.LIBREOFFICE.REGEX([.A607];&quot;,\d{1,3}&quot;)" office:value-type="string" office:string-value=",324" calcext:value-type="string">
            <text:p>,324</text:p>
          </table:table-cell>
          <table:table-cell table:style-name="ce2" table:formula="of:=ORG.LIBREOFFICE.REGEX([.B607];&quot;\d{1,3}&quot;)" office:value-type="string" office:string-value="345" calcext:value-type="string">
            <text:p>345</text:p>
          </table:table-cell>
          <table:table-cell table:formula="of:=ORG.LIBREOFFICE.REGEX([.C607];&quot;\d{1,3}&quot;)" office:value-type="string" office:string-value="324" calcext:value-type="string">
            <text:p>324</text:p>
          </table:table-cell>
          <table:table-cell table:formula="of:=[.D607]*[.E607]" office:value-type="float" office:value="111780" calcext:value-type="float">
            <text:p>1117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36,897)</text:p>
          </table:table-cell>
          <table:table-cell table:style-name="ce2" table:formula="of:=ORG.LIBREOFFICE.REGEX([.A608];&quot;\d{1,3},&quot;)" office:value-type="string" office:string-value="636," calcext:value-type="string">
            <text:p>636,</text:p>
          </table:table-cell>
          <table:table-cell table:formula="of:=ORG.LIBREOFFICE.REGEX([.A608];&quot;,\d{1,3}&quot;)" office:value-type="string" office:string-value=",897" calcext:value-type="string">
            <text:p>,897</text:p>
          </table:table-cell>
          <table:table-cell table:style-name="ce2" table:formula="of:=ORG.LIBREOFFICE.REGEX([.B608];&quot;\d{1,3}&quot;)" office:value-type="string" office:string-value="636" calcext:value-type="string">
            <text:p>636</text:p>
          </table:table-cell>
          <table:table-cell table:formula="of:=ORG.LIBREOFFICE.REGEX([.C608];&quot;\d{1,3}&quot;)" office:value-type="string" office:string-value="897" calcext:value-type="string">
            <text:p>897</text:p>
          </table:table-cell>
          <table:table-cell table:formula="of:=[.D608]*[.E608]" office:value-type="float" office:value="570492" calcext:value-type="float">
            <text:p>5704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5,107)</text:p>
          </table:table-cell>
          <table:table-cell table:style-name="ce2" table:formula="of:=ORG.LIBREOFFICE.REGEX([.A609];&quot;\d{1,3},&quot;)" office:value-type="string" office:string-value="215," calcext:value-type="string">
            <text:p>215,</text:p>
          </table:table-cell>
          <table:table-cell table:formula="of:=ORG.LIBREOFFICE.REGEX([.A609];&quot;,\d{1,3}&quot;)" office:value-type="string" office:string-value=",107" calcext:value-type="string">
            <text:p>,107</text:p>
          </table:table-cell>
          <table:table-cell table:style-name="ce2" table:formula="of:=ORG.LIBREOFFICE.REGEX([.B609];&quot;\d{1,3}&quot;)" office:value-type="string" office:string-value="215" calcext:value-type="string">
            <text:p>215</text:p>
          </table:table-cell>
          <table:table-cell table:formula="of:=ORG.LIBREOFFICE.REGEX([.C609];&quot;\d{1,3}&quot;)" office:value-type="string" office:string-value="107" calcext:value-type="string">
            <text:p>107</text:p>
          </table:table-cell>
          <table:table-cell table:formula="of:=[.D609]*[.E609]" office:value-type="float" office:value="23005" calcext:value-type="float">
            <text:p>230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7,981)</text:p>
          </table:table-cell>
          <table:table-cell table:style-name="ce2" table:formula="of:=ORG.LIBREOFFICE.REGEX([.A610];&quot;\d{1,3},&quot;)" office:value-type="string" office:string-value="237," calcext:value-type="string">
            <text:p>237,</text:p>
          </table:table-cell>
          <table:table-cell table:formula="of:=ORG.LIBREOFFICE.REGEX([.A610];&quot;,\d{1,3}&quot;)" office:value-type="string" office:string-value=",981" calcext:value-type="string">
            <text:p>,981</text:p>
          </table:table-cell>
          <table:table-cell table:style-name="ce2" table:formula="of:=ORG.LIBREOFFICE.REGEX([.B610];&quot;\d{1,3}&quot;)" office:value-type="string" office:string-value="237" calcext:value-type="string">
            <text:p>237</text:p>
          </table:table-cell>
          <table:table-cell table:formula="of:=ORG.LIBREOFFICE.REGEX([.C610];&quot;\d{1,3}&quot;)" office:value-type="string" office:string-value="981" calcext:value-type="string">
            <text:p>981</text:p>
          </table:table-cell>
          <table:table-cell table:formula="of:=[.D610]*[.E610]" office:value-type="float" office:value="232497" calcext:value-type="float">
            <text:p>2324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5,235)</text:p>
          </table:table-cell>
          <table:table-cell table:style-name="ce2" table:formula="of:=ORG.LIBREOFFICE.REGEX([.A611];&quot;\d{1,3},&quot;)" office:value-type="string" office:string-value="85," calcext:value-type="string">
            <text:p>85,</text:p>
          </table:table-cell>
          <table:table-cell table:formula="of:=ORG.LIBREOFFICE.REGEX([.A611];&quot;,\d{1,3}&quot;)" office:value-type="string" office:string-value=",235" calcext:value-type="string">
            <text:p>,235</text:p>
          </table:table-cell>
          <table:table-cell table:style-name="ce2" table:formula="of:=ORG.LIBREOFFICE.REGEX([.B611];&quot;\d{1,3}&quot;)" office:value-type="string" office:string-value="85" calcext:value-type="string">
            <text:p>85</text:p>
          </table:table-cell>
          <table:table-cell table:formula="of:=ORG.LIBREOFFICE.REGEX([.C611];&quot;\d{1,3}&quot;)" office:value-type="string" office:string-value="235" calcext:value-type="string">
            <text:p>235</text:p>
          </table:table-cell>
          <table:table-cell table:formula="of:=[.D611]*[.E611]" office:value-type="float" office:value="19975" calcext:value-type="float">
            <text:p>19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6,477)</text:p>
          </table:table-cell>
          <table:table-cell table:style-name="ce2" table:formula="of:=ORG.LIBREOFFICE.REGEX([.A612];&quot;\d{1,3},&quot;)" office:value-type="string" office:string-value="696," calcext:value-type="string">
            <text:p>696,</text:p>
          </table:table-cell>
          <table:table-cell table:formula="of:=ORG.LIBREOFFICE.REGEX([.A612];&quot;,\d{1,3}&quot;)" office:value-type="string" office:string-value=",477" calcext:value-type="string">
            <text:p>,477</text:p>
          </table:table-cell>
          <table:table-cell table:style-name="ce2" table:formula="of:=ORG.LIBREOFFICE.REGEX([.B612];&quot;\d{1,3}&quot;)" office:value-type="string" office:string-value="696" calcext:value-type="string">
            <text:p>696</text:p>
          </table:table-cell>
          <table:table-cell table:formula="of:=ORG.LIBREOFFICE.REGEX([.C612];&quot;\d{1,3}&quot;)" office:value-type="string" office:string-value="477" calcext:value-type="string">
            <text:p>477</text:p>
          </table:table-cell>
          <table:table-cell table:formula="of:=[.D612]*[.E612]" office:value-type="float" office:value="331992" calcext:value-type="float">
            <text:p>331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8,830)</text:p>
          </table:table-cell>
          <table:table-cell table:style-name="ce2" table:formula="of:=ORG.LIBREOFFICE.REGEX([.A613];&quot;\d{1,3},&quot;)" office:value-type="string" office:string-value="838," calcext:value-type="string">
            <text:p>838,</text:p>
          </table:table-cell>
          <table:table-cell table:formula="of:=ORG.LIBREOFFICE.REGEX([.A613];&quot;,\d{1,3}&quot;)" office:value-type="string" office:string-value=",830" calcext:value-type="string">
            <text:p>,830</text:p>
          </table:table-cell>
          <table:table-cell table:style-name="ce2" table:formula="of:=ORG.LIBREOFFICE.REGEX([.B613];&quot;\d{1,3}&quot;)" office:value-type="string" office:string-value="838" calcext:value-type="string">
            <text:p>838</text:p>
          </table:table-cell>
          <table:table-cell table:formula="of:=ORG.LIBREOFFICE.REGEX([.C613];&quot;\d{1,3}&quot;)" office:value-type="string" office:string-value="830" calcext:value-type="string">
            <text:p>830</text:p>
          </table:table-cell>
          <table:table-cell table:formula="of:=[.D613]*[.E613]" office:value-type="float" office:value="695540" calcext:value-type="float">
            <text:p>6955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57,549)</text:p>
          </table:table-cell>
          <table:table-cell table:style-name="ce2" table:formula="of:=ORG.LIBREOFFICE.REGEX([.A614];&quot;\d{1,3},&quot;)" office:value-type="string" office:string-value="357," calcext:value-type="string">
            <text:p>357,</text:p>
          </table:table-cell>
          <table:table-cell table:formula="of:=ORG.LIBREOFFICE.REGEX([.A614];&quot;,\d{1,3}&quot;)" office:value-type="string" office:string-value=",549" calcext:value-type="string">
            <text:p>,549</text:p>
          </table:table-cell>
          <table:table-cell table:style-name="ce2" table:formula="of:=ORG.LIBREOFFICE.REGEX([.B614];&quot;\d{1,3}&quot;)" office:value-type="string" office:string-value="357" calcext:value-type="string">
            <text:p>357</text:p>
          </table:table-cell>
          <table:table-cell table:formula="of:=ORG.LIBREOFFICE.REGEX([.C614];&quot;\d{1,3}&quot;)" office:value-type="string" office:string-value="549" calcext:value-type="string">
            <text:p>549</text:p>
          </table:table-cell>
          <table:table-cell table:formula="of:=[.D614]*[.E614]" office:value-type="float" office:value="195993" calcext:value-type="float">
            <text:p>195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3,524)</text:p>
          </table:table-cell>
          <table:table-cell table:style-name="ce2" table:formula="of:=ORG.LIBREOFFICE.REGEX([.A615];&quot;\d{1,3},&quot;)" office:value-type="string" office:string-value="313," calcext:value-type="string">
            <text:p>313,</text:p>
          </table:table-cell>
          <table:table-cell table:formula="of:=ORG.LIBREOFFICE.REGEX([.A615];&quot;,\d{1,3}&quot;)" office:value-type="string" office:string-value=",524" calcext:value-type="string">
            <text:p>,524</text:p>
          </table:table-cell>
          <table:table-cell table:style-name="ce2" table:formula="of:=ORG.LIBREOFFICE.REGEX([.B615];&quot;\d{1,3}&quot;)" office:value-type="string" office:string-value="313" calcext:value-type="string">
            <text:p>313</text:p>
          </table:table-cell>
          <table:table-cell table:formula="of:=ORG.LIBREOFFICE.REGEX([.C615];&quot;\d{1,3}&quot;)" office:value-type="string" office:string-value="524" calcext:value-type="string">
            <text:p>524</text:p>
          </table:table-cell>
          <table:table-cell table:formula="of:=[.D615]*[.E615]" office:value-type="float" office:value="164012" calcext:value-type="float">
            <text:p>164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72,631)</text:p>
          </table:table-cell>
          <table:table-cell table:style-name="ce2" table:formula="of:=ORG.LIBREOFFICE.REGEX([.A616];&quot;\d{1,3},&quot;)" office:value-type="string" office:string-value="172," calcext:value-type="string">
            <text:p>172,</text:p>
          </table:table-cell>
          <table:table-cell table:formula="of:=ORG.LIBREOFFICE.REGEX([.A616];&quot;,\d{1,3}&quot;)" office:value-type="string" office:string-value=",631" calcext:value-type="string">
            <text:p>,631</text:p>
          </table:table-cell>
          <table:table-cell table:style-name="ce2" table:formula="of:=ORG.LIBREOFFICE.REGEX([.B616];&quot;\d{1,3}&quot;)" office:value-type="string" office:string-value="172" calcext:value-type="string">
            <text:p>172</text:p>
          </table:table-cell>
          <table:table-cell table:formula="of:=ORG.LIBREOFFICE.REGEX([.C616];&quot;\d{1,3}&quot;)" office:value-type="string" office:string-value="631" calcext:value-type="string">
            <text:p>631</text:p>
          </table:table-cell>
          <table:table-cell table:formula="of:=[.D616]*[.E616]" office:value-type="float" office:value="108532" calcext:value-type="float">
            <text:p>1085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7,822)</text:p>
          </table:table-cell>
          <table:table-cell table:style-name="ce2" table:formula="of:=ORG.LIBREOFFICE.REGEX([.A617];&quot;\d{1,3},&quot;)" office:value-type="string" office:string-value="197," calcext:value-type="string">
            <text:p>197,</text:p>
          </table:table-cell>
          <table:table-cell table:formula="of:=ORG.LIBREOFFICE.REGEX([.A617];&quot;,\d{1,3}&quot;)" office:value-type="string" office:string-value=",822" calcext:value-type="string">
            <text:p>,822</text:p>
          </table:table-cell>
          <table:table-cell table:style-name="ce2" table:formula="of:=ORG.LIBREOFFICE.REGEX([.B617];&quot;\d{1,3}&quot;)" office:value-type="string" office:string-value="197" calcext:value-type="string">
            <text:p>197</text:p>
          </table:table-cell>
          <table:table-cell table:formula="of:=ORG.LIBREOFFICE.REGEX([.C617];&quot;\d{1,3}&quot;)" office:value-type="string" office:string-value="822" calcext:value-type="string">
            <text:p>822</text:p>
          </table:table-cell>
          <table:table-cell table:formula="of:=[.D617]*[.E617]" office:value-type="float" office:value="161934" calcext:value-type="float">
            <text:p>1619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50,700)</text:p>
          </table:table-cell>
          <table:table-cell table:style-name="ce2" table:formula="of:=ORG.LIBREOFFICE.REGEX([.A618];&quot;\d{1,3},&quot;)" office:value-type="string" office:string-value="450," calcext:value-type="string">
            <text:p>450,</text:p>
          </table:table-cell>
          <table:table-cell table:formula="of:=ORG.LIBREOFFICE.REGEX([.A618];&quot;,\d{1,3}&quot;)" office:value-type="string" office:string-value=",700" calcext:value-type="string">
            <text:p>,700</text:p>
          </table:table-cell>
          <table:table-cell table:style-name="ce2" table:formula="of:=ORG.LIBREOFFICE.REGEX([.B618];&quot;\d{1,3}&quot;)" office:value-type="string" office:string-value="450" calcext:value-type="string">
            <text:p>450</text:p>
          </table:table-cell>
          <table:table-cell table:formula="of:=ORG.LIBREOFFICE.REGEX([.C618];&quot;\d{1,3}&quot;)" office:value-type="string" office:string-value="700" calcext:value-type="string">
            <text:p>700</text:p>
          </table:table-cell>
          <table:table-cell table:formula="of:=[.D618]*[.E618]" office:value-type="float" office:value="315000" calcext:value-type="float">
            <text:p>31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2,27)</text:p>
          </table:table-cell>
          <table:table-cell table:style-name="ce2" table:formula="of:=ORG.LIBREOFFICE.REGEX([.A619];&quot;\d{1,3},&quot;)" office:value-type="string" office:string-value="572," calcext:value-type="string">
            <text:p>572,</text:p>
          </table:table-cell>
          <table:table-cell table:formula="of:=ORG.LIBREOFFICE.REGEX([.A619];&quot;,\d{1,3}&quot;)" office:value-type="string" office:string-value=",27" calcext:value-type="string">
            <text:p>,27</text:p>
          </table:table-cell>
          <table:table-cell table:style-name="ce2" table:formula="of:=ORG.LIBREOFFICE.REGEX([.B619];&quot;\d{1,3}&quot;)" office:value-type="string" office:string-value="572" calcext:value-type="string">
            <text:p>572</text:p>
          </table:table-cell>
          <table:table-cell table:formula="of:=ORG.LIBREOFFICE.REGEX([.C619];&quot;\d{1,3}&quot;)" office:value-type="string" office:string-value="27" calcext:value-type="string">
            <text:p>27</text:p>
          </table:table-cell>
          <table:table-cell table:formula="of:=[.D619]*[.E619]" office:value-type="float" office:value="15444" calcext:value-type="float">
            <text:p>154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7,506)</text:p>
          </table:table-cell>
          <table:table-cell table:style-name="ce2" table:formula="of:=ORG.LIBREOFFICE.REGEX([.A620];&quot;\d{1,3},&quot;)" office:value-type="string" office:string-value="427," calcext:value-type="string">
            <text:p>427,</text:p>
          </table:table-cell>
          <table:table-cell table:formula="of:=ORG.LIBREOFFICE.REGEX([.A620];&quot;,\d{1,3}&quot;)" office:value-type="string" office:string-value=",506" calcext:value-type="string">
            <text:p>,506</text:p>
          </table:table-cell>
          <table:table-cell table:style-name="ce2" table:formula="of:=ORG.LIBREOFFICE.REGEX([.B620];&quot;\d{1,3}&quot;)" office:value-type="string" office:string-value="427" calcext:value-type="string">
            <text:p>427</text:p>
          </table:table-cell>
          <table:table-cell table:formula="of:=ORG.LIBREOFFICE.REGEX([.C620];&quot;\d{1,3}&quot;)" office:value-type="string" office:string-value="506" calcext:value-type="string">
            <text:p>506</text:p>
          </table:table-cell>
          <table:table-cell table:formula="of:=[.D620]*[.E620]" office:value-type="float" office:value="216062" calcext:value-type="float">
            <text:p>2160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0,224)</text:p>
          </table:table-cell>
          <table:table-cell table:style-name="ce2" table:formula="of:=ORG.LIBREOFFICE.REGEX([.A621];&quot;\d{1,3},&quot;)" office:value-type="string" office:string-value="670," calcext:value-type="string">
            <text:p>670,</text:p>
          </table:table-cell>
          <table:table-cell table:formula="of:=ORG.LIBREOFFICE.REGEX([.A621];&quot;,\d{1,3}&quot;)" office:value-type="string" office:string-value=",224" calcext:value-type="string">
            <text:p>,224</text:p>
          </table:table-cell>
          <table:table-cell table:style-name="ce2" table:formula="of:=ORG.LIBREOFFICE.REGEX([.B621];&quot;\d{1,3}&quot;)" office:value-type="string" office:string-value="670" calcext:value-type="string">
            <text:p>670</text:p>
          </table:table-cell>
          <table:table-cell table:formula="of:=ORG.LIBREOFFICE.REGEX([.C621];&quot;\d{1,3}&quot;)" office:value-type="string" office:string-value="224" calcext:value-type="string">
            <text:p>224</text:p>
          </table:table-cell>
          <table:table-cell table:formula="of:=[.D621]*[.E621]" office:value-type="float" office:value="150080" calcext:value-type="float">
            <text:p>150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5,471)</text:p>
          </table:table-cell>
          <table:table-cell table:style-name="ce2" table:formula="of:=ORG.LIBREOFFICE.REGEX([.A622];&quot;\d{1,3},&quot;)" office:value-type="string" office:string-value="265," calcext:value-type="string">
            <text:p>265,</text:p>
          </table:table-cell>
          <table:table-cell table:formula="of:=ORG.LIBREOFFICE.REGEX([.A622];&quot;,\d{1,3}&quot;)" office:value-type="string" office:string-value=",471" calcext:value-type="string">
            <text:p>,471</text:p>
          </table:table-cell>
          <table:table-cell table:style-name="ce2" table:formula="of:=ORG.LIBREOFFICE.REGEX([.B622];&quot;\d{1,3}&quot;)" office:value-type="string" office:string-value="265" calcext:value-type="string">
            <text:p>265</text:p>
          </table:table-cell>
          <table:table-cell table:formula="of:=ORG.LIBREOFFICE.REGEX([.C622];&quot;\d{1,3}&quot;)" office:value-type="string" office:string-value="471" calcext:value-type="string">
            <text:p>471</text:p>
          </table:table-cell>
          <table:table-cell table:formula="of:=[.D622]*[.E622]" office:value-type="float" office:value="124815" calcext:value-type="float">
            <text:p>1248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1,265)</text:p>
          </table:table-cell>
          <table:table-cell table:style-name="ce2" table:formula="of:=ORG.LIBREOFFICE.REGEX([.A623];&quot;\d{1,3},&quot;)" office:value-type="string" office:string-value="241," calcext:value-type="string">
            <text:p>241,</text:p>
          </table:table-cell>
          <table:table-cell table:formula="of:=ORG.LIBREOFFICE.REGEX([.A623];&quot;,\d{1,3}&quot;)" office:value-type="string" office:string-value=",265" calcext:value-type="string">
            <text:p>,265</text:p>
          </table:table-cell>
          <table:table-cell table:style-name="ce2" table:formula="of:=ORG.LIBREOFFICE.REGEX([.B623];&quot;\d{1,3}&quot;)" office:value-type="string" office:string-value="241" calcext:value-type="string">
            <text:p>241</text:p>
          </table:table-cell>
          <table:table-cell table:formula="of:=ORG.LIBREOFFICE.REGEX([.C623];&quot;\d{1,3}&quot;)" office:value-type="string" office:string-value="265" calcext:value-type="string">
            <text:p>265</text:p>
          </table:table-cell>
          <table:table-cell table:formula="of:=[.D623]*[.E623]" office:value-type="float" office:value="63865" calcext:value-type="float">
            <text:p>638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76,456)</text:p>
          </table:table-cell>
          <table:table-cell table:style-name="ce2" table:formula="of:=ORG.LIBREOFFICE.REGEX([.A624];&quot;\d{1,3},&quot;)" office:value-type="string" office:string-value="576," calcext:value-type="string">
            <text:p>576,</text:p>
          </table:table-cell>
          <table:table-cell table:formula="of:=ORG.LIBREOFFICE.REGEX([.A624];&quot;,\d{1,3}&quot;)" office:value-type="string" office:string-value=",456" calcext:value-type="string">
            <text:p>,456</text:p>
          </table:table-cell>
          <table:table-cell table:style-name="ce2" table:formula="of:=ORG.LIBREOFFICE.REGEX([.B624];&quot;\d{1,3}&quot;)" office:value-type="string" office:string-value="576" calcext:value-type="string">
            <text:p>576</text:p>
          </table:table-cell>
          <table:table-cell table:formula="of:=ORG.LIBREOFFICE.REGEX([.C624];&quot;\d{1,3}&quot;)" office:value-type="string" office:string-value="456" calcext:value-type="string">
            <text:p>456</text:p>
          </table:table-cell>
          <table:table-cell table:formula="of:=[.D624]*[.E624]" office:value-type="float" office:value="262656" calcext:value-type="float">
            <text:p>2626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70,731)</text:p>
          </table:table-cell>
          <table:table-cell table:style-name="ce2" table:formula="of:=ORG.LIBREOFFICE.REGEX([.A625];&quot;\d{1,3},&quot;)" office:value-type="string" office:string-value="670," calcext:value-type="string">
            <text:p>670,</text:p>
          </table:table-cell>
          <table:table-cell table:formula="of:=ORG.LIBREOFFICE.REGEX([.A625];&quot;,\d{1,3}&quot;)" office:value-type="string" office:string-value=",731" calcext:value-type="string">
            <text:p>,731</text:p>
          </table:table-cell>
          <table:table-cell table:style-name="ce2" table:formula="of:=ORG.LIBREOFFICE.REGEX([.B625];&quot;\d{1,3}&quot;)" office:value-type="string" office:string-value="670" calcext:value-type="string">
            <text:p>670</text:p>
          </table:table-cell>
          <table:table-cell table:formula="of:=ORG.LIBREOFFICE.REGEX([.C625];&quot;\d{1,3}&quot;)" office:value-type="string" office:string-value="731" calcext:value-type="string">
            <text:p>731</text:p>
          </table:table-cell>
          <table:table-cell table:formula="of:=[.D625]*[.E625]" office:value-type="float" office:value="489770" calcext:value-type="float">
            <text:p>4897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41,391)</text:p>
          </table:table-cell>
          <table:table-cell table:style-name="ce2" table:formula="of:=ORG.LIBREOFFICE.REGEX([.A626];&quot;\d{1,3},&quot;)" office:value-type="string" office:string-value="641," calcext:value-type="string">
            <text:p>641,</text:p>
          </table:table-cell>
          <table:table-cell table:formula="of:=ORG.LIBREOFFICE.REGEX([.A626];&quot;,\d{1,3}&quot;)" office:value-type="string" office:string-value=",391" calcext:value-type="string">
            <text:p>,391</text:p>
          </table:table-cell>
          <table:table-cell table:style-name="ce2" table:formula="of:=ORG.LIBREOFFICE.REGEX([.B626];&quot;\d{1,3}&quot;)" office:value-type="string" office:string-value="641" calcext:value-type="string">
            <text:p>641</text:p>
          </table:table-cell>
          <table:table-cell table:formula="of:=ORG.LIBREOFFICE.REGEX([.C626];&quot;\d{1,3}&quot;)" office:value-type="string" office:string-value="391" calcext:value-type="string">
            <text:p>391</text:p>
          </table:table-cell>
          <table:table-cell table:formula="of:=[.D626]*[.E626]" office:value-type="float" office:value="250631" calcext:value-type="float">
            <text:p>2506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36,498)</text:p>
          </table:table-cell>
          <table:table-cell table:style-name="ce2" table:formula="of:=ORG.LIBREOFFICE.REGEX([.A627];&quot;\d{1,3},&quot;)" office:value-type="string" office:string-value="736," calcext:value-type="string">
            <text:p>736,</text:p>
          </table:table-cell>
          <table:table-cell table:formula="of:=ORG.LIBREOFFICE.REGEX([.A627];&quot;,\d{1,3}&quot;)" office:value-type="string" office:string-value=",498" calcext:value-type="string">
            <text:p>,498</text:p>
          </table:table-cell>
          <table:table-cell table:style-name="ce2" table:formula="of:=ORG.LIBREOFFICE.REGEX([.B627];&quot;\d{1,3}&quot;)" office:value-type="string" office:string-value="736" calcext:value-type="string">
            <text:p>736</text:p>
          </table:table-cell>
          <table:table-cell table:formula="of:=ORG.LIBREOFFICE.REGEX([.C627];&quot;\d{1,3}&quot;)" office:value-type="string" office:string-value="498" calcext:value-type="string">
            <text:p>498</text:p>
          </table:table-cell>
          <table:table-cell table:formula="of:=[.D627]*[.E627]" office:value-type="float" office:value="366528" calcext:value-type="float">
            <text:p>3665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9,587)</text:p>
          </table:table-cell>
          <table:table-cell table:style-name="ce2" table:formula="of:=ORG.LIBREOFFICE.REGEX([.A628];&quot;\d{1,3},&quot;)" office:value-type="string" office:string-value="219," calcext:value-type="string">
            <text:p>219,</text:p>
          </table:table-cell>
          <table:table-cell table:formula="of:=ORG.LIBREOFFICE.REGEX([.A628];&quot;,\d{1,3}&quot;)" office:value-type="string" office:string-value=",587" calcext:value-type="string">
            <text:p>,587</text:p>
          </table:table-cell>
          <table:table-cell table:style-name="ce2" table:formula="of:=ORG.LIBREOFFICE.REGEX([.B628];&quot;\d{1,3}&quot;)" office:value-type="string" office:string-value="219" calcext:value-type="string">
            <text:p>219</text:p>
          </table:table-cell>
          <table:table-cell table:formula="of:=ORG.LIBREOFFICE.REGEX([.C628];&quot;\d{1,3}&quot;)" office:value-type="string" office:string-value="587" calcext:value-type="string">
            <text:p>587</text:p>
          </table:table-cell>
          <table:table-cell table:formula="of:=[.D628]*[.E628]" office:value-type="float" office:value="128553" calcext:value-type="float">
            <text:p>1285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81,478)</text:p>
          </table:table-cell>
          <table:table-cell table:style-name="ce2" table:formula="of:=ORG.LIBREOFFICE.REGEX([.A629];&quot;\d{1,3},&quot;)" office:value-type="string" office:string-value="581," calcext:value-type="string">
            <text:p>581,</text:p>
          </table:table-cell>
          <table:table-cell table:formula="of:=ORG.LIBREOFFICE.REGEX([.A629];&quot;,\d{1,3}&quot;)" office:value-type="string" office:string-value=",478" calcext:value-type="string">
            <text:p>,478</text:p>
          </table:table-cell>
          <table:table-cell table:style-name="ce2" table:formula="of:=ORG.LIBREOFFICE.REGEX([.B629];&quot;\d{1,3}&quot;)" office:value-type="string" office:string-value="581" calcext:value-type="string">
            <text:p>581</text:p>
          </table:table-cell>
          <table:table-cell table:formula="of:=ORG.LIBREOFFICE.REGEX([.C629];&quot;\d{1,3}&quot;)" office:value-type="string" office:string-value="478" calcext:value-type="string">
            <text:p>478</text:p>
          </table:table-cell>
          <table:table-cell table:formula="of:=[.D629]*[.E629]" office:value-type="float" office:value="277718" calcext:value-type="float">
            <text:p>2777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16,750)</text:p>
          </table:table-cell>
          <table:table-cell table:style-name="ce2" table:formula="of:=ORG.LIBREOFFICE.REGEX([.A630];&quot;\d{1,3},&quot;)" office:value-type="string" office:string-value="316," calcext:value-type="string">
            <text:p>316,</text:p>
          </table:table-cell>
          <table:table-cell table:formula="of:=ORG.LIBREOFFICE.REGEX([.A630];&quot;,\d{1,3}&quot;)" office:value-type="string" office:string-value=",750" calcext:value-type="string">
            <text:p>,750</text:p>
          </table:table-cell>
          <table:table-cell table:style-name="ce2" table:formula="of:=ORG.LIBREOFFICE.REGEX([.B630];&quot;\d{1,3}&quot;)" office:value-type="string" office:string-value="316" calcext:value-type="string">
            <text:p>316</text:p>
          </table:table-cell>
          <table:table-cell table:formula="of:=ORG.LIBREOFFICE.REGEX([.C630];&quot;\d{1,3}&quot;)" office:value-type="string" office:string-value="750" calcext:value-type="string">
            <text:p>750</text:p>
          </table:table-cell>
          <table:table-cell table:formula="of:=[.D630]*[.E630]" office:value-type="float" office:value="237000" calcext:value-type="float">
            <text:p>237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4,279)</text:p>
          </table:table-cell>
          <table:table-cell table:style-name="ce2" table:formula="of:=ORG.LIBREOFFICE.REGEX([.A631];&quot;\d{1,3},&quot;)" office:value-type="string" office:string-value="444," calcext:value-type="string">
            <text:p>444,</text:p>
          </table:table-cell>
          <table:table-cell table:formula="of:=ORG.LIBREOFFICE.REGEX([.A631];&quot;,\d{1,3}&quot;)" office:value-type="string" office:string-value=",279" calcext:value-type="string">
            <text:p>,279</text:p>
          </table:table-cell>
          <table:table-cell table:style-name="ce2" table:formula="of:=ORG.LIBREOFFICE.REGEX([.B631];&quot;\d{1,3}&quot;)" office:value-type="string" office:string-value="444" calcext:value-type="string">
            <text:p>444</text:p>
          </table:table-cell>
          <table:table-cell table:formula="of:=ORG.LIBREOFFICE.REGEX([.C631];&quot;\d{1,3}&quot;)" office:value-type="string" office:string-value="279" calcext:value-type="string">
            <text:p>279</text:p>
          </table:table-cell>
          <table:table-cell table:formula="of:=[.D631]*[.E631]" office:value-type="float" office:value="123876" calcext:value-type="float">
            <text:p>123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33,30)</text:p>
          </table:table-cell>
          <table:table-cell table:style-name="ce2" table:formula="of:=ORG.LIBREOFFICE.REGEX([.A632];&quot;\d{1,3},&quot;)" office:value-type="string" office:string-value="233," calcext:value-type="string">
            <text:p>233,</text:p>
          </table:table-cell>
          <table:table-cell table:formula="of:=ORG.LIBREOFFICE.REGEX([.A632];&quot;,\d{1,3}&quot;)" office:value-type="string" office:string-value=",30" calcext:value-type="string">
            <text:p>,30</text:p>
          </table:table-cell>
          <table:table-cell table:style-name="ce2" table:formula="of:=ORG.LIBREOFFICE.REGEX([.B632];&quot;\d{1,3}&quot;)" office:value-type="string" office:string-value="233" calcext:value-type="string">
            <text:p>233</text:p>
          </table:table-cell>
          <table:table-cell table:formula="of:=ORG.LIBREOFFICE.REGEX([.C632];&quot;\d{1,3}&quot;)" office:value-type="string" office:string-value="30" calcext:value-type="string">
            <text:p>30</text:p>
          </table:table-cell>
          <table:table-cell table:formula="of:=[.D632]*[.E632]" office:value-type="float" office:value="6990" calcext:value-type="float">
            <text:p>69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,452)</text:p>
          </table:table-cell>
          <table:table-cell table:style-name="ce2" table:formula="of:=ORG.LIBREOFFICE.REGEX([.A633];&quot;\d{1,3},&quot;)" office:value-type="string" office:string-value="24," calcext:value-type="string">
            <text:p>24,</text:p>
          </table:table-cell>
          <table:table-cell table:formula="of:=ORG.LIBREOFFICE.REGEX([.A633];&quot;,\d{1,3}&quot;)" office:value-type="string" office:string-value=",452" calcext:value-type="string">
            <text:p>,452</text:p>
          </table:table-cell>
          <table:table-cell table:style-name="ce2" table:formula="of:=ORG.LIBREOFFICE.REGEX([.B633];&quot;\d{1,3}&quot;)" office:value-type="string" office:string-value="24" calcext:value-type="string">
            <text:p>24</text:p>
          </table:table-cell>
          <table:table-cell table:formula="of:=ORG.LIBREOFFICE.REGEX([.C633];&quot;\d{1,3}&quot;)" office:value-type="string" office:string-value="452" calcext:value-type="string">
            <text:p>452</text:p>
          </table:table-cell>
          <table:table-cell table:formula="of:=[.D633]*[.E633]" office:value-type="float" office:value="10848" calcext:value-type="float">
            <text:p>108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37,620)</text:p>
          </table:table-cell>
          <table:table-cell table:style-name="ce2" table:formula="of:=ORG.LIBREOFFICE.REGEX([.A634];&quot;\d{1,3},&quot;)" office:value-type="string" office:string-value="337," calcext:value-type="string">
            <text:p>337,</text:p>
          </table:table-cell>
          <table:table-cell table:formula="of:=ORG.LIBREOFFICE.REGEX([.A634];&quot;,\d{1,3}&quot;)" office:value-type="string" office:string-value=",620" calcext:value-type="string">
            <text:p>,620</text:p>
          </table:table-cell>
          <table:table-cell table:style-name="ce2" table:formula="of:=ORG.LIBREOFFICE.REGEX([.B634];&quot;\d{1,3}&quot;)" office:value-type="string" office:string-value="337" calcext:value-type="string">
            <text:p>337</text:p>
          </table:table-cell>
          <table:table-cell table:formula="of:=ORG.LIBREOFFICE.REGEX([.C634];&quot;\d{1,3}&quot;)" office:value-type="string" office:string-value="620" calcext:value-type="string">
            <text:p>620</text:p>
          </table:table-cell>
          <table:table-cell table:formula="of:=[.D634]*[.E634]" office:value-type="float" office:value="208940" calcext:value-type="float">
            <text:p>2089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8,339)</text:p>
          </table:table-cell>
          <table:table-cell table:style-name="ce2" table:formula="of:=ORG.LIBREOFFICE.REGEX([.A635];&quot;\d{1,3},&quot;)" office:value-type="string" office:string-value="478," calcext:value-type="string">
            <text:p>478,</text:p>
          </table:table-cell>
          <table:table-cell table:formula="of:=ORG.LIBREOFFICE.REGEX([.A635];&quot;,\d{1,3}&quot;)" office:value-type="string" office:string-value=",339" calcext:value-type="string">
            <text:p>,339</text:p>
          </table:table-cell>
          <table:table-cell table:style-name="ce2" table:formula="of:=ORG.LIBREOFFICE.REGEX([.B635];&quot;\d{1,3}&quot;)" office:value-type="string" office:string-value="478" calcext:value-type="string">
            <text:p>478</text:p>
          </table:table-cell>
          <table:table-cell table:formula="of:=ORG.LIBREOFFICE.REGEX([.C635];&quot;\d{1,3}&quot;)" office:value-type="string" office:string-value="339" calcext:value-type="string">
            <text:p>339</text:p>
          </table:table-cell>
          <table:table-cell table:formula="of:=[.D635]*[.E635]" office:value-type="float" office:value="162042" calcext:value-type="float">
            <text:p>162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12,697)</text:p>
          </table:table-cell>
          <table:table-cell table:style-name="ce2" table:formula="of:=ORG.LIBREOFFICE.REGEX([.A636];&quot;\d{1,3},&quot;)" office:value-type="string" office:string-value="812," calcext:value-type="string">
            <text:p>812,</text:p>
          </table:table-cell>
          <table:table-cell table:formula="of:=ORG.LIBREOFFICE.REGEX([.A636];&quot;,\d{1,3}&quot;)" office:value-type="string" office:string-value=",697" calcext:value-type="string">
            <text:p>,697</text:p>
          </table:table-cell>
          <table:table-cell table:style-name="ce2" table:formula="of:=ORG.LIBREOFFICE.REGEX([.B636];&quot;\d{1,3}&quot;)" office:value-type="string" office:string-value="812" calcext:value-type="string">
            <text:p>812</text:p>
          </table:table-cell>
          <table:table-cell table:formula="of:=ORG.LIBREOFFICE.REGEX([.C636];&quot;\d{1,3}&quot;)" office:value-type="string" office:string-value="697" calcext:value-type="string">
            <text:p>697</text:p>
          </table:table-cell>
          <table:table-cell table:formula="of:=[.D636]*[.E636]" office:value-type="float" office:value="565964" calcext:value-type="float">
            <text:p>5659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52,371)</text:p>
          </table:table-cell>
          <table:table-cell table:style-name="ce2" table:formula="of:=ORG.LIBREOFFICE.REGEX([.A637];&quot;\d{1,3},&quot;)" office:value-type="string" office:string-value="652," calcext:value-type="string">
            <text:p>652,</text:p>
          </table:table-cell>
          <table:table-cell table:formula="of:=ORG.LIBREOFFICE.REGEX([.A637];&quot;,\d{1,3}&quot;)" office:value-type="string" office:string-value=",371" calcext:value-type="string">
            <text:p>,371</text:p>
          </table:table-cell>
          <table:table-cell table:style-name="ce2" table:formula="of:=ORG.LIBREOFFICE.REGEX([.B637];&quot;\d{1,3}&quot;)" office:value-type="string" office:string-value="652" calcext:value-type="string">
            <text:p>652</text:p>
          </table:table-cell>
          <table:table-cell table:formula="of:=ORG.LIBREOFFICE.REGEX([.C637];&quot;\d{1,3}&quot;)" office:value-type="string" office:string-value="371" calcext:value-type="string">
            <text:p>371</text:p>
          </table:table-cell>
          <table:table-cell table:formula="of:=[.D637]*[.E637]" office:value-type="float" office:value="241892" calcext:value-type="float">
            <text:p>2418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3,388)</text:p>
          </table:table-cell>
          <table:table-cell table:style-name="ce2" table:formula="of:=ORG.LIBREOFFICE.REGEX([.A638];&quot;\d{1,3},&quot;)" office:value-type="string" office:string-value="963," calcext:value-type="string">
            <text:p>963,</text:p>
          </table:table-cell>
          <table:table-cell table:formula="of:=ORG.LIBREOFFICE.REGEX([.A638];&quot;,\d{1,3}&quot;)" office:value-type="string" office:string-value=",388" calcext:value-type="string">
            <text:p>,388</text:p>
          </table:table-cell>
          <table:table-cell table:style-name="ce2" table:formula="of:=ORG.LIBREOFFICE.REGEX([.B638];&quot;\d{1,3}&quot;)" office:value-type="string" office:string-value="963" calcext:value-type="string">
            <text:p>963</text:p>
          </table:table-cell>
          <table:table-cell table:formula="of:=ORG.LIBREOFFICE.REGEX([.C638];&quot;\d{1,3}&quot;)" office:value-type="string" office:string-value="388" calcext:value-type="string">
            <text:p>388</text:p>
          </table:table-cell>
          <table:table-cell table:formula="of:=[.D638]*[.E638]" office:value-type="float" office:value="373644" calcext:value-type="float">
            <text:p>3736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8,170)</text:p>
          </table:table-cell>
          <table:table-cell table:style-name="ce2" table:formula="of:=ORG.LIBREOFFICE.REGEX([.A639];&quot;\d{1,3},&quot;)" office:value-type="string" office:string-value="268," calcext:value-type="string">
            <text:p>268,</text:p>
          </table:table-cell>
          <table:table-cell table:formula="of:=ORG.LIBREOFFICE.REGEX([.A639];&quot;,\d{1,3}&quot;)" office:value-type="string" office:string-value=",170" calcext:value-type="string">
            <text:p>,170</text:p>
          </table:table-cell>
          <table:table-cell table:style-name="ce2" table:formula="of:=ORG.LIBREOFFICE.REGEX([.B639];&quot;\d{1,3}&quot;)" office:value-type="string" office:string-value="268" calcext:value-type="string">
            <text:p>268</text:p>
          </table:table-cell>
          <table:table-cell table:formula="of:=ORG.LIBREOFFICE.REGEX([.C639];&quot;\d{1,3}&quot;)" office:value-type="string" office:string-value="170" calcext:value-type="string">
            <text:p>170</text:p>
          </table:table-cell>
          <table:table-cell table:formula="of:=[.D639]*[.E639]" office:value-type="float" office:value="45560" calcext:value-type="float">
            <text:p>455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92,33)</text:p>
          </table:table-cell>
          <table:table-cell table:style-name="ce2" table:formula="of:=ORG.LIBREOFFICE.REGEX([.A640];&quot;\d{1,3},&quot;)" office:value-type="string" office:string-value="192," calcext:value-type="string">
            <text:p>192,</text:p>
          </table:table-cell>
          <table:table-cell table:formula="of:=ORG.LIBREOFFICE.REGEX([.A640];&quot;,\d{1,3}&quot;)" office:value-type="string" office:string-value=",33" calcext:value-type="string">
            <text:p>,33</text:p>
          </table:table-cell>
          <table:table-cell table:style-name="ce2" table:formula="of:=ORG.LIBREOFFICE.REGEX([.B640];&quot;\d{1,3}&quot;)" office:value-type="string" office:string-value="192" calcext:value-type="string">
            <text:p>192</text:p>
          </table:table-cell>
          <table:table-cell table:formula="of:=ORG.LIBREOFFICE.REGEX([.C640];&quot;\d{1,3}&quot;)" office:value-type="string" office:string-value="33" calcext:value-type="string">
            <text:p>33</text:p>
          </table:table-cell>
          <table:table-cell table:formula="of:=[.D640]*[.E640]" office:value-type="float" office:value="6336" calcext:value-type="float">
            <text:p>63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97,317)</text:p>
          </table:table-cell>
          <table:table-cell table:style-name="ce2" table:formula="of:=ORG.LIBREOFFICE.REGEX([.A641];&quot;\d{1,3},&quot;)" office:value-type="string" office:string-value="497," calcext:value-type="string">
            <text:p>497,</text:p>
          </table:table-cell>
          <table:table-cell table:formula="of:=ORG.LIBREOFFICE.REGEX([.A641];&quot;,\d{1,3}&quot;)" office:value-type="string" office:string-value=",317" calcext:value-type="string">
            <text:p>,317</text:p>
          </table:table-cell>
          <table:table-cell table:style-name="ce2" table:formula="of:=ORG.LIBREOFFICE.REGEX([.B641];&quot;\d{1,3}&quot;)" office:value-type="string" office:string-value="497" calcext:value-type="string">
            <text:p>497</text:p>
          </table:table-cell>
          <table:table-cell table:formula="of:=ORG.LIBREOFFICE.REGEX([.C641];&quot;\d{1,3}&quot;)" office:value-type="string" office:string-value="317" calcext:value-type="string">
            <text:p>317</text:p>
          </table:table-cell>
          <table:table-cell table:formula="of:=[.D641]*[.E641]" office:value-type="float" office:value="157549" calcext:value-type="float">
            <text:p>1575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74,822)</text:p>
          </table:table-cell>
          <table:table-cell table:style-name="ce2" table:formula="of:=ORG.LIBREOFFICE.REGEX([.A642];&quot;\d{1,3},&quot;)" office:value-type="string" office:string-value="274," calcext:value-type="string">
            <text:p>274,</text:p>
          </table:table-cell>
          <table:table-cell table:formula="of:=ORG.LIBREOFFICE.REGEX([.A642];&quot;,\d{1,3}&quot;)" office:value-type="string" office:string-value=",822" calcext:value-type="string">
            <text:p>,822</text:p>
          </table:table-cell>
          <table:table-cell table:style-name="ce2" table:formula="of:=ORG.LIBREOFFICE.REGEX([.B642];&quot;\d{1,3}&quot;)" office:value-type="string" office:string-value="274" calcext:value-type="string">
            <text:p>274</text:p>
          </table:table-cell>
          <table:table-cell table:formula="of:=ORG.LIBREOFFICE.REGEX([.C642];&quot;\d{1,3}&quot;)" office:value-type="string" office:string-value="822" calcext:value-type="string">
            <text:p>822</text:p>
          </table:table-cell>
          <table:table-cell table:formula="of:=[.D642]*[.E642]" office:value-type="float" office:value="225228" calcext:value-type="float">
            <text:p>225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86,147)</text:p>
          </table:table-cell>
          <table:table-cell table:style-name="ce2" table:formula="of:=ORG.LIBREOFFICE.REGEX([.A643];&quot;\d{1,3},&quot;)" office:value-type="string" office:string-value="286," calcext:value-type="string">
            <text:p>286,</text:p>
          </table:table-cell>
          <table:table-cell table:formula="of:=ORG.LIBREOFFICE.REGEX([.A643];&quot;,\d{1,3}&quot;)" office:value-type="string" office:string-value=",147" calcext:value-type="string">
            <text:p>,147</text:p>
          </table:table-cell>
          <table:table-cell table:style-name="ce2" table:formula="of:=ORG.LIBREOFFICE.REGEX([.B643];&quot;\d{1,3}&quot;)" office:value-type="string" office:string-value="286" calcext:value-type="string">
            <text:p>286</text:p>
          </table:table-cell>
          <table:table-cell table:formula="of:=ORG.LIBREOFFICE.REGEX([.C643];&quot;\d{1,3}&quot;)" office:value-type="string" office:string-value="147" calcext:value-type="string">
            <text:p>147</text:p>
          </table:table-cell>
          <table:table-cell table:formula="of:=[.D643]*[.E643]" office:value-type="float" office:value="42042" calcext:value-type="float">
            <text:p>42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77,935)</text:p>
          </table:table-cell>
          <table:table-cell table:style-name="ce2" table:formula="of:=ORG.LIBREOFFICE.REGEX([.A644];&quot;\d{1,3},&quot;)" office:value-type="string" office:string-value="377," calcext:value-type="string">
            <text:p>377,</text:p>
          </table:table-cell>
          <table:table-cell table:formula="of:=ORG.LIBREOFFICE.REGEX([.A644];&quot;,\d{1,3}&quot;)" office:value-type="string" office:string-value=",935" calcext:value-type="string">
            <text:p>,935</text:p>
          </table:table-cell>
          <table:table-cell table:style-name="ce2" table:formula="of:=ORG.LIBREOFFICE.REGEX([.B644];&quot;\d{1,3}&quot;)" office:value-type="string" office:string-value="377" calcext:value-type="string">
            <text:p>377</text:p>
          </table:table-cell>
          <table:table-cell table:formula="of:=ORG.LIBREOFFICE.REGEX([.C644];&quot;\d{1,3}&quot;)" office:value-type="string" office:string-value="935" calcext:value-type="string">
            <text:p>935</text:p>
          </table:table-cell>
          <table:table-cell table:formula="of:=[.D644]*[.E644]" office:value-type="float" office:value="352495" calcext:value-type="float">
            <text:p>3524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6,807)</text:p>
          </table:table-cell>
          <table:table-cell table:style-name="ce2" table:formula="of:=ORG.LIBREOFFICE.REGEX([.A645];&quot;\d{1,3},&quot;)" office:value-type="string" office:string-value="696," calcext:value-type="string">
            <text:p>696,</text:p>
          </table:table-cell>
          <table:table-cell table:formula="of:=ORG.LIBREOFFICE.REGEX([.A645];&quot;,\d{1,3}&quot;)" office:value-type="string" office:string-value=",807" calcext:value-type="string">
            <text:p>,807</text:p>
          </table:table-cell>
          <table:table-cell table:style-name="ce2" table:formula="of:=ORG.LIBREOFFICE.REGEX([.B645];&quot;\d{1,3}&quot;)" office:value-type="string" office:string-value="696" calcext:value-type="string">
            <text:p>696</text:p>
          </table:table-cell>
          <table:table-cell table:formula="of:=ORG.LIBREOFFICE.REGEX([.C645];&quot;\d{1,3}&quot;)" office:value-type="string" office:string-value="807" calcext:value-type="string">
            <text:p>807</text:p>
          </table:table-cell>
          <table:table-cell table:formula="of:=[.D645]*[.E645]" office:value-type="float" office:value="561672" calcext:value-type="float">
            <text:p>5616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99,142)</text:p>
          </table:table-cell>
          <table:table-cell table:style-name="ce2" table:formula="of:=ORG.LIBREOFFICE.REGEX([.A646];&quot;\d{1,3},&quot;)" office:value-type="string" office:string-value="799," calcext:value-type="string">
            <text:p>799,</text:p>
          </table:table-cell>
          <table:table-cell table:formula="of:=ORG.LIBREOFFICE.REGEX([.A646];&quot;,\d{1,3}&quot;)" office:value-type="string" office:string-value=",142" calcext:value-type="string">
            <text:p>,142</text:p>
          </table:table-cell>
          <table:table-cell table:style-name="ce2" table:formula="of:=ORG.LIBREOFFICE.REGEX([.B646];&quot;\d{1,3}&quot;)" office:value-type="string" office:string-value="799" calcext:value-type="string">
            <text:p>799</text:p>
          </table:table-cell>
          <table:table-cell table:formula="of:=ORG.LIBREOFFICE.REGEX([.C646];&quot;\d{1,3}&quot;)" office:value-type="string" office:string-value="142" calcext:value-type="string">
            <text:p>142</text:p>
          </table:table-cell>
          <table:table-cell table:formula="of:=[.D646]*[.E646]" office:value-type="float" office:value="113458" calcext:value-type="float">
            <text:p>1134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16,986)</text:p>
          </table:table-cell>
          <table:table-cell table:style-name="ce2" table:formula="of:=ORG.LIBREOFFICE.REGEX([.A647];&quot;\d{1,3},&quot;)" office:value-type="string" office:string-value="616," calcext:value-type="string">
            <text:p>616,</text:p>
          </table:table-cell>
          <table:table-cell table:formula="of:=ORG.LIBREOFFICE.REGEX([.A647];&quot;,\d{1,3}&quot;)" office:value-type="string" office:string-value=",986" calcext:value-type="string">
            <text:p>,986</text:p>
          </table:table-cell>
          <table:table-cell table:style-name="ce2" table:formula="of:=ORG.LIBREOFFICE.REGEX([.B647];&quot;\d{1,3}&quot;)" office:value-type="string" office:string-value="616" calcext:value-type="string">
            <text:p>616</text:p>
          </table:table-cell>
          <table:table-cell table:formula="of:=ORG.LIBREOFFICE.REGEX([.C647];&quot;\d{1,3}&quot;)" office:value-type="string" office:string-value="986" calcext:value-type="string">
            <text:p>986</text:p>
          </table:table-cell>
          <table:table-cell table:formula="of:=[.D647]*[.E647]" office:value-type="float" office:value="607376" calcext:value-type="float">
            <text:p>6073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97,100)</text:p>
          </table:table-cell>
          <table:table-cell table:style-name="ce2" table:formula="of:=ORG.LIBREOFFICE.REGEX([.A648];&quot;\d{1,3},&quot;)" office:value-type="string" office:string-value="697," calcext:value-type="string">
            <text:p>697,</text:p>
          </table:table-cell>
          <table:table-cell table:formula="of:=ORG.LIBREOFFICE.REGEX([.A648];&quot;,\d{1,3}&quot;)" office:value-type="string" office:string-value=",100" calcext:value-type="string">
            <text:p>,100</text:p>
          </table:table-cell>
          <table:table-cell table:style-name="ce2" table:formula="of:=ORG.LIBREOFFICE.REGEX([.B648];&quot;\d{1,3}&quot;)" office:value-type="string" office:string-value="697" calcext:value-type="string">
            <text:p>697</text:p>
          </table:table-cell>
          <table:table-cell table:formula="of:=ORG.LIBREOFFICE.REGEX([.C648];&quot;\d{1,3}&quot;)" office:value-type="string" office:string-value="100" calcext:value-type="string">
            <text:p>100</text:p>
          </table:table-cell>
          <table:table-cell table:formula="of:=[.D648]*[.E648]" office:value-type="float" office:value="69700" calcext:value-type="float">
            <text:p>697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08,63)</text:p>
          </table:table-cell>
          <table:table-cell table:style-name="ce2" table:formula="of:=ORG.LIBREOFFICE.REGEX([.A649];&quot;\d{1,3},&quot;)" office:value-type="string" office:string-value="208," calcext:value-type="string">
            <text:p>208,</text:p>
          </table:table-cell>
          <table:table-cell table:formula="of:=ORG.LIBREOFFICE.REGEX([.A649];&quot;,\d{1,3}&quot;)" office:value-type="string" office:string-value=",63" calcext:value-type="string">
            <text:p>,63</text:p>
          </table:table-cell>
          <table:table-cell table:style-name="ce2" table:formula="of:=ORG.LIBREOFFICE.REGEX([.B649];&quot;\d{1,3}&quot;)" office:value-type="string" office:string-value="208" calcext:value-type="string">
            <text:p>208</text:p>
          </table:table-cell>
          <table:table-cell table:formula="of:=ORG.LIBREOFFICE.REGEX([.C649];&quot;\d{1,3}&quot;)" office:value-type="string" office:string-value="63" calcext:value-type="string">
            <text:p>63</text:p>
          </table:table-cell>
          <table:table-cell table:formula="of:=[.D649]*[.E649]" office:value-type="float" office:value="13104" calcext:value-type="float">
            <text:p>13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5,121)</text:p>
          </table:table-cell>
          <table:table-cell table:style-name="ce2" table:formula="of:=ORG.LIBREOFFICE.REGEX([.A650];&quot;\d{1,3},&quot;)" office:value-type="string" office:string-value="15," calcext:value-type="string">
            <text:p>15,</text:p>
          </table:table-cell>
          <table:table-cell table:formula="of:=ORG.LIBREOFFICE.REGEX([.A650];&quot;,\d{1,3}&quot;)" office:value-type="string" office:string-value=",121" calcext:value-type="string">
            <text:p>,121</text:p>
          </table:table-cell>
          <table:table-cell table:style-name="ce2" table:formula="of:=ORG.LIBREOFFICE.REGEX([.B650];&quot;\d{1,3}&quot;)" office:value-type="string" office:string-value="15" calcext:value-type="string">
            <text:p>15</text:p>
          </table:table-cell>
          <table:table-cell table:formula="of:=ORG.LIBREOFFICE.REGEX([.C650];&quot;\d{1,3}&quot;)" office:value-type="string" office:string-value="121" calcext:value-type="string">
            <text:p>121</text:p>
          </table:table-cell>
          <table:table-cell table:formula="of:=[.D650]*[.E650]" office:value-type="float" office:value="1815" calcext:value-type="float">
            <text:p>18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4,468)</text:p>
          </table:table-cell>
          <table:table-cell table:style-name="ce2" table:formula="of:=ORG.LIBREOFFICE.REGEX([.A651];&quot;\d{1,3},&quot;)" office:value-type="string" office:string-value="704," calcext:value-type="string">
            <text:p>704,</text:p>
          </table:table-cell>
          <table:table-cell table:formula="of:=ORG.LIBREOFFICE.REGEX([.A651];&quot;,\d{1,3}&quot;)" office:value-type="string" office:string-value=",468" calcext:value-type="string">
            <text:p>,468</text:p>
          </table:table-cell>
          <table:table-cell table:style-name="ce2" table:formula="of:=ORG.LIBREOFFICE.REGEX([.B651];&quot;\d{1,3}&quot;)" office:value-type="string" office:string-value="704" calcext:value-type="string">
            <text:p>704</text:p>
          </table:table-cell>
          <table:table-cell table:formula="of:=ORG.LIBREOFFICE.REGEX([.C651];&quot;\d{1,3}&quot;)" office:value-type="string" office:string-value="468" calcext:value-type="string">
            <text:p>468</text:p>
          </table:table-cell>
          <table:table-cell table:formula="of:=[.D651]*[.E651]" office:value-type="float" office:value="329472" calcext:value-type="float">
            <text:p>329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707,923)</text:p>
          </table:table-cell>
          <table:table-cell table:style-name="ce2" table:formula="of:=ORG.LIBREOFFICE.REGEX([.A652];&quot;\d{1,3},&quot;)" office:value-type="string" office:string-value="707," calcext:value-type="string">
            <text:p>707,</text:p>
          </table:table-cell>
          <table:table-cell table:formula="of:=ORG.LIBREOFFICE.REGEX([.A652];&quot;,\d{1,3}&quot;)" office:value-type="string" office:string-value=",923" calcext:value-type="string">
            <text:p>,923</text:p>
          </table:table-cell>
          <table:table-cell table:style-name="ce2" table:formula="of:=ORG.LIBREOFFICE.REGEX([.B652];&quot;\d{1,3}&quot;)" office:value-type="string" office:string-value="707" calcext:value-type="string">
            <text:p>707</text:p>
          </table:table-cell>
          <table:table-cell table:formula="of:=ORG.LIBREOFFICE.REGEX([.C652];&quot;\d{1,3}&quot;)" office:value-type="string" office:string-value="923" calcext:value-type="string">
            <text:p>923</text:p>
          </table:table-cell>
          <table:table-cell table:formula="of:=[.D652]*[.E652]" office:value-type="float" office:value="652561" calcext:value-type="float">
            <text:p>6525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53,50)</text:p>
          </table:table-cell>
          <table:table-cell table:style-name="ce2" table:formula="of:=ORG.LIBREOFFICE.REGEX([.A653];&quot;\d{1,3},&quot;)" office:value-type="string" office:string-value="253," calcext:value-type="string">
            <text:p>253,</text:p>
          </table:table-cell>
          <table:table-cell table:formula="of:=ORG.LIBREOFFICE.REGEX([.A653];&quot;,\d{1,3}&quot;)" office:value-type="string" office:string-value=",50" calcext:value-type="string">
            <text:p>,50</text:p>
          </table:table-cell>
          <table:table-cell table:style-name="ce2" table:formula="of:=ORG.LIBREOFFICE.REGEX([.B653];&quot;\d{1,3}&quot;)" office:value-type="string" office:string-value="253" calcext:value-type="string">
            <text:p>253</text:p>
          </table:table-cell>
          <table:table-cell table:formula="of:=ORG.LIBREOFFICE.REGEX([.C653];&quot;\d{1,3}&quot;)" office:value-type="string" office:string-value="50" calcext:value-type="string">
            <text:p>50</text:p>
          </table:table-cell>
          <table:table-cell table:formula="of:=[.D653]*[.E653]" office:value-type="float" office:value="12650" calcext:value-type="float">
            <text:p>12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73,468)</text:p>
          </table:table-cell>
          <table:table-cell table:style-name="ce2" table:formula="of:=ORG.LIBREOFFICE.REGEX([.A654];&quot;\d{1,3},&quot;)" office:value-type="string" office:string-value="473," calcext:value-type="string">
            <text:p>473,</text:p>
          </table:table-cell>
          <table:table-cell table:formula="of:=ORG.LIBREOFFICE.REGEX([.A654];&quot;,\d{1,3}&quot;)" office:value-type="string" office:string-value=",468" calcext:value-type="string">
            <text:p>,468</text:p>
          </table:table-cell>
          <table:table-cell table:style-name="ce2" table:formula="of:=ORG.LIBREOFFICE.REGEX([.B654];&quot;\d{1,3}&quot;)" office:value-type="string" office:string-value="473" calcext:value-type="string">
            <text:p>473</text:p>
          </table:table-cell>
          <table:table-cell table:formula="of:=ORG.LIBREOFFICE.REGEX([.C654];&quot;\d{1,3}&quot;)" office:value-type="string" office:string-value="468" calcext:value-type="string">
            <text:p>468</text:p>
          </table:table-cell>
          <table:table-cell table:formula="of:=[.D654]*[.E654]" office:value-type="float" office:value="221364" calcext:value-type="float">
            <text:p>2213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569,78)</text:p>
          </table:table-cell>
          <table:table-cell table:style-name="ce2" table:formula="of:=ORG.LIBREOFFICE.REGEX([.A655];&quot;\d{1,3},&quot;)" office:value-type="string" office:string-value="569," calcext:value-type="string">
            <text:p>569,</text:p>
          </table:table-cell>
          <table:table-cell table:formula="of:=ORG.LIBREOFFICE.REGEX([.A655];&quot;,\d{1,3}&quot;)" office:value-type="string" office:string-value=",78" calcext:value-type="string">
            <text:p>,78</text:p>
          </table:table-cell>
          <table:table-cell table:style-name="ce2" table:formula="of:=ORG.LIBREOFFICE.REGEX([.B655];&quot;\d{1,3}&quot;)" office:value-type="string" office:string-value="569" calcext:value-type="string">
            <text:p>569</text:p>
          </table:table-cell>
          <table:table-cell table:formula="of:=ORG.LIBREOFFICE.REGEX([.C655];&quot;\d{1,3}&quot;)" office:value-type="string" office:string-value="78" calcext:value-type="string">
            <text:p>78</text:p>
          </table:table-cell>
          <table:table-cell table:formula="of:=[.D655]*[.E655]" office:value-type="float" office:value="44382" calcext:value-type="float">
            <text:p>443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94,997)</text:p>
          </table:table-cell>
          <table:table-cell table:style-name="ce2" table:formula="of:=ORG.LIBREOFFICE.REGEX([.A656];&quot;\d{1,3},&quot;)" office:value-type="string" office:string-value="394," calcext:value-type="string">
            <text:p>394,</text:p>
          </table:table-cell>
          <table:table-cell table:formula="of:=ORG.LIBREOFFICE.REGEX([.A656];&quot;,\d{1,3}&quot;)" office:value-type="string" office:string-value=",997" calcext:value-type="string">
            <text:p>,997</text:p>
          </table:table-cell>
          <table:table-cell table:style-name="ce2" table:formula="of:=ORG.LIBREOFFICE.REGEX([.B656];&quot;\d{1,3}&quot;)" office:value-type="string" office:string-value="394" calcext:value-type="string">
            <text:p>394</text:p>
          </table:table-cell>
          <table:table-cell table:formula="of:=ORG.LIBREOFFICE.REGEX([.C656];&quot;\d{1,3}&quot;)" office:value-type="string" office:string-value="997" calcext:value-type="string">
            <text:p>997</text:p>
          </table:table-cell>
          <table:table-cell table:formula="of:=[.D656]*[.E656]" office:value-type="float" office:value="392818" calcext:value-type="float">
            <text:p>3928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184,736)</text:p>
          </table:table-cell>
          <table:table-cell table:style-name="ce2" table:formula="of:=ORG.LIBREOFFICE.REGEX([.A657];&quot;\d{1,3},&quot;)" office:value-type="string" office:string-value="184," calcext:value-type="string">
            <text:p>184,</text:p>
          </table:table-cell>
          <table:table-cell table:formula="of:=ORG.LIBREOFFICE.REGEX([.A657];&quot;,\d{1,3}&quot;)" office:value-type="string" office:string-value=",736" calcext:value-type="string">
            <text:p>,736</text:p>
          </table:table-cell>
          <table:table-cell table:style-name="ce2" table:formula="of:=ORG.LIBREOFFICE.REGEX([.B657];&quot;\d{1,3}&quot;)" office:value-type="string" office:string-value="184" calcext:value-type="string">
            <text:p>184</text:p>
          </table:table-cell>
          <table:table-cell table:formula="of:=ORG.LIBREOFFICE.REGEX([.C657];&quot;\d{1,3}&quot;)" office:value-type="string" office:string-value="736" calcext:value-type="string">
            <text:p>736</text:p>
          </table:table-cell>
          <table:table-cell table:formula="of:=[.D657]*[.E657]" office:value-type="float" office:value="135424" calcext:value-type="float">
            <text:p>135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27,383)</text:p>
          </table:table-cell>
          <table:table-cell table:style-name="ce2" table:formula="of:=ORG.LIBREOFFICE.REGEX([.A658];&quot;\d{1,3},&quot;)" office:value-type="string" office:string-value="827," calcext:value-type="string">
            <text:p>827,</text:p>
          </table:table-cell>
          <table:table-cell table:formula="of:=ORG.LIBREOFFICE.REGEX([.A658];&quot;,\d{1,3}&quot;)" office:value-type="string" office:string-value=",383" calcext:value-type="string">
            <text:p>,383</text:p>
          </table:table-cell>
          <table:table-cell table:style-name="ce2" table:formula="of:=ORG.LIBREOFFICE.REGEX([.B658];&quot;\d{1,3}&quot;)" office:value-type="string" office:string-value="827" calcext:value-type="string">
            <text:p>827</text:p>
          </table:table-cell>
          <table:table-cell table:formula="of:=ORG.LIBREOFFICE.REGEX([.C658];&quot;\d{1,3}&quot;)" office:value-type="string" office:string-value="383" calcext:value-type="string">
            <text:p>383</text:p>
          </table:table-cell>
          <table:table-cell table:formula="of:=[.D658]*[.E658]" office:value-type="float" office:value="316741" calcext:value-type="float">
            <text:p>3167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7,745)</text:p>
          </table:table-cell>
          <table:table-cell table:style-name="ce2" table:formula="of:=ORG.LIBREOFFICE.REGEX([.A659];&quot;\d{1,3},&quot;)" office:value-type="string" office:string-value="27," calcext:value-type="string">
            <text:p>27,</text:p>
          </table:table-cell>
          <table:table-cell table:formula="of:=ORG.LIBREOFFICE.REGEX([.A659];&quot;,\d{1,3}&quot;)" office:value-type="string" office:string-value=",745" calcext:value-type="string">
            <text:p>,745</text:p>
          </table:table-cell>
          <table:table-cell table:style-name="ce2" table:formula="of:=ORG.LIBREOFFICE.REGEX([.B659];&quot;\d{1,3}&quot;)" office:value-type="string" office:string-value="27" calcext:value-type="string">
            <text:p>27</text:p>
          </table:table-cell>
          <table:table-cell table:formula="of:=ORG.LIBREOFFICE.REGEX([.C659];&quot;\d{1,3}&quot;)" office:value-type="string" office:string-value="745" calcext:value-type="string">
            <text:p>745</text:p>
          </table:table-cell>
          <table:table-cell table:formula="of:=[.D659]*[.E659]" office:value-type="float" office:value="20115" calcext:value-type="float">
            <text:p>20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46,974)</text:p>
          </table:table-cell>
          <table:table-cell table:style-name="ce2" table:formula="of:=ORG.LIBREOFFICE.REGEX([.A660];&quot;\d{1,3},&quot;)" office:value-type="string" office:string-value="246," calcext:value-type="string">
            <text:p>246,</text:p>
          </table:table-cell>
          <table:table-cell table:formula="of:=ORG.LIBREOFFICE.REGEX([.A660];&quot;,\d{1,3}&quot;)" office:value-type="string" office:string-value=",974" calcext:value-type="string">
            <text:p>,974</text:p>
          </table:table-cell>
          <table:table-cell table:style-name="ce2" table:formula="of:=ORG.LIBREOFFICE.REGEX([.B660];&quot;\d{1,3}&quot;)" office:value-type="string" office:string-value="246" calcext:value-type="string">
            <text:p>246</text:p>
          </table:table-cell>
          <table:table-cell table:formula="of:=ORG.LIBREOFFICE.REGEX([.C660];&quot;\d{1,3}&quot;)" office:value-type="string" office:string-value="974" calcext:value-type="string">
            <text:p>974</text:p>
          </table:table-cell>
          <table:table-cell table:formula="of:=[.D660]*[.E660]" office:value-type="float" office:value="239604" calcext:value-type="float">
            <text:p>2396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11,698)</text:p>
          </table:table-cell>
          <table:table-cell table:style-name="ce2" table:formula="of:=ORG.LIBREOFFICE.REGEX([.A661];&quot;\d{1,3},&quot;)" office:value-type="string" office:string-value="211," calcext:value-type="string">
            <text:p>211,</text:p>
          </table:table-cell>
          <table:table-cell table:formula="of:=ORG.LIBREOFFICE.REGEX([.A661];&quot;,\d{1,3}&quot;)" office:value-type="string" office:string-value=",698" calcext:value-type="string">
            <text:p>,698</text:p>
          </table:table-cell>
          <table:table-cell table:style-name="ce2" table:formula="of:=ORG.LIBREOFFICE.REGEX([.B661];&quot;\d{1,3}&quot;)" office:value-type="string" office:string-value="211" calcext:value-type="string">
            <text:p>211</text:p>
          </table:table-cell>
          <table:table-cell table:formula="of:=ORG.LIBREOFFICE.REGEX([.C661];&quot;\d{1,3}&quot;)" office:value-type="string" office:string-value="698" calcext:value-type="string">
            <text:p>698</text:p>
          </table:table-cell>
          <table:table-cell table:formula="of:=[.D661]*[.E661]" office:value-type="float" office:value="147278" calcext:value-type="float">
            <text:p>1472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0,60)</text:p>
          </table:table-cell>
          <table:table-cell table:style-name="ce2" table:formula="of:=ORG.LIBREOFFICE.REGEX([.A662];&quot;\d{1,3},&quot;)" office:value-type="string" office:string-value="40," calcext:value-type="string">
            <text:p>40,</text:p>
          </table:table-cell>
          <table:table-cell table:formula="of:=ORG.LIBREOFFICE.REGEX([.A662];&quot;,\d{1,3}&quot;)" office:value-type="string" office:string-value=",60" calcext:value-type="string">
            <text:p>,60</text:p>
          </table:table-cell>
          <table:table-cell table:style-name="ce2" table:formula="of:=ORG.LIBREOFFICE.REGEX([.B662];&quot;\d{1,3}&quot;)" office:value-type="string" office:string-value="40" calcext:value-type="string">
            <text:p>40</text:p>
          </table:table-cell>
          <table:table-cell table:formula="of:=ORG.LIBREOFFICE.REGEX([.C662];&quot;\d{1,3}&quot;)" office:value-type="string" office:string-value="60" calcext:value-type="string">
            <text:p>60</text:p>
          </table:table-cell>
          <table:table-cell table:formula="of:=[.D662]*[.E662]" office:value-type="float" office:value="2400" calcext:value-type="float">
            <text:p>2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8,533)</text:p>
          </table:table-cell>
          <table:table-cell table:style-name="ce2" table:formula="of:=ORG.LIBREOFFICE.REGEX([.A663];&quot;\d{1,3},&quot;)" office:value-type="string" office:string-value="98," calcext:value-type="string">
            <text:p>98,</text:p>
          </table:table-cell>
          <table:table-cell table:formula="of:=ORG.LIBREOFFICE.REGEX([.A663];&quot;,\d{1,3}&quot;)" office:value-type="string" office:string-value=",533" calcext:value-type="string">
            <text:p>,533</text:p>
          </table:table-cell>
          <table:table-cell table:style-name="ce2" table:formula="of:=ORG.LIBREOFFICE.REGEX([.B663];&quot;\d{1,3}&quot;)" office:value-type="string" office:string-value="98" calcext:value-type="string">
            <text:p>98</text:p>
          </table:table-cell>
          <table:table-cell table:formula="of:=ORG.LIBREOFFICE.REGEX([.C663];&quot;\d{1,3}&quot;)" office:value-type="string" office:string-value="533" calcext:value-type="string">
            <text:p>533</text:p>
          </table:table-cell>
          <table:table-cell table:formula="of:=[.D663]*[.E663]" office:value-type="float" office:value="52234" calcext:value-type="float">
            <text:p>52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2,333)</text:p>
          </table:table-cell>
          <table:table-cell table:style-name="ce2" table:formula="of:=ORG.LIBREOFFICE.REGEX([.A664];&quot;\d{1,3},&quot;)" office:value-type="string" office:string-value="442," calcext:value-type="string">
            <text:p>442,</text:p>
          </table:table-cell>
          <table:table-cell table:formula="of:=ORG.LIBREOFFICE.REGEX([.A664];&quot;,\d{1,3}&quot;)" office:value-type="string" office:string-value=",333" calcext:value-type="string">
            <text:p>,333</text:p>
          </table:table-cell>
          <table:table-cell table:style-name="ce2" table:formula="of:=ORG.LIBREOFFICE.REGEX([.B664];&quot;\d{1,3}&quot;)" office:value-type="string" office:string-value="442" calcext:value-type="string">
            <text:p>442</text:p>
          </table:table-cell>
          <table:table-cell table:formula="of:=ORG.LIBREOFFICE.REGEX([.C664];&quot;\d{1,3}&quot;)" office:value-type="string" office:string-value="333" calcext:value-type="string">
            <text:p>333</text:p>
          </table:table-cell>
          <table:table-cell table:formula="of:=[.D664]*[.E664]" office:value-type="float" office:value="147186" calcext:value-type="float">
            <text:p>147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645,711)</text:p>
          </table:table-cell>
          <table:table-cell table:style-name="ce2" table:formula="of:=ORG.LIBREOFFICE.REGEX([.A665];&quot;\d{1,3},&quot;)" office:value-type="string" office:string-value="645," calcext:value-type="string">
            <text:p>645,</text:p>
          </table:table-cell>
          <table:table-cell table:formula="of:=ORG.LIBREOFFICE.REGEX([.A665];&quot;,\d{1,3}&quot;)" office:value-type="string" office:string-value=",711" calcext:value-type="string">
            <text:p>,711</text:p>
          </table:table-cell>
          <table:table-cell table:style-name="ce2" table:formula="of:=ORG.LIBREOFFICE.REGEX([.B665];&quot;\d{1,3}&quot;)" office:value-type="string" office:string-value="645" calcext:value-type="string">
            <text:p>645</text:p>
          </table:table-cell>
          <table:table-cell table:formula="of:=ORG.LIBREOFFICE.REGEX([.C665];&quot;\d{1,3}&quot;)" office:value-type="string" office:string-value="711" calcext:value-type="string">
            <text:p>711</text:p>
          </table:table-cell>
          <table:table-cell table:formula="of:=[.D665]*[.E665]" office:value-type="float" office:value="458595" calcext:value-type="float">
            <text:p>4585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67,790)</text:p>
          </table:table-cell>
          <table:table-cell table:style-name="ce2" table:formula="of:=ORG.LIBREOFFICE.REGEX([.A666];&quot;\d{1,3},&quot;)" office:value-type="string" office:string-value="267," calcext:value-type="string">
            <text:p>267,</text:p>
          </table:table-cell>
          <table:table-cell table:formula="of:=ORG.LIBREOFFICE.REGEX([.A666];&quot;,\d{1,3}&quot;)" office:value-type="string" office:string-value=",790" calcext:value-type="string">
            <text:p>,790</text:p>
          </table:table-cell>
          <table:table-cell table:style-name="ce2" table:formula="of:=ORG.LIBREOFFICE.REGEX([.B666];&quot;\d{1,3}&quot;)" office:value-type="string" office:string-value="267" calcext:value-type="string">
            <text:p>267</text:p>
          </table:table-cell>
          <table:table-cell table:formula="of:=ORG.LIBREOFFICE.REGEX([.C666];&quot;\d{1,3}&quot;)" office:value-type="string" office:string-value="790" calcext:value-type="string">
            <text:p>790</text:p>
          </table:table-cell>
          <table:table-cell table:formula="of:=[.D666]*[.E666]" office:value-type="float" office:value="210930" calcext:value-type="float">
            <text:p>2109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27,928)</text:p>
          </table:table-cell>
          <table:table-cell table:style-name="ce2" table:formula="of:=ORG.LIBREOFFICE.REGEX([.A667];&quot;\d{1,3},&quot;)" office:value-type="string" office:string-value="27," calcext:value-type="string">
            <text:p>27,</text:p>
          </table:table-cell>
          <table:table-cell table:formula="of:=ORG.LIBREOFFICE.REGEX([.A667];&quot;,\d{1,3}&quot;)" office:value-type="string" office:string-value=",928" calcext:value-type="string">
            <text:p>,928</text:p>
          </table:table-cell>
          <table:table-cell table:style-name="ce2" table:formula="of:=ORG.LIBREOFFICE.REGEX([.B667];&quot;\d{1,3}&quot;)" office:value-type="string" office:string-value="27" calcext:value-type="string">
            <text:p>27</text:p>
          </table:table-cell>
          <table:table-cell table:formula="of:=ORG.LIBREOFFICE.REGEX([.C667];&quot;\d{1,3}&quot;)" office:value-type="string" office:string-value="928" calcext:value-type="string">
            <text:p>928</text:p>
          </table:table-cell>
          <table:table-cell table:formula="of:=[.D667]*[.E667]" office:value-type="float" office:value="25056" calcext:value-type="float">
            <text:p>250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43,725)</text:p>
          </table:table-cell>
          <table:table-cell table:style-name="ce2" table:formula="of:=ORG.LIBREOFFICE.REGEX([.A668];&quot;\d{1,3},&quot;)" office:value-type="string" office:string-value="443," calcext:value-type="string">
            <text:p>443,</text:p>
          </table:table-cell>
          <table:table-cell table:formula="of:=ORG.LIBREOFFICE.REGEX([.A668];&quot;,\d{1,3}&quot;)" office:value-type="string" office:string-value=",725" calcext:value-type="string">
            <text:p>,725</text:p>
          </table:table-cell>
          <table:table-cell table:style-name="ce2" table:formula="of:=ORG.LIBREOFFICE.REGEX([.B668];&quot;\d{1,3}&quot;)" office:value-type="string" office:string-value="443" calcext:value-type="string">
            <text:p>443</text:p>
          </table:table-cell>
          <table:table-cell table:formula="of:=ORG.LIBREOFFICE.REGEX([.C668];&quot;\d{1,3}&quot;)" office:value-type="string" office:string-value="725" calcext:value-type="string">
            <text:p>725</text:p>
          </table:table-cell>
          <table:table-cell table:formula="of:=[.D668]*[.E668]" office:value-type="float" office:value="321175" calcext:value-type="float">
            <text:p>321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963,554)</text:p>
          </table:table-cell>
          <table:table-cell table:style-name="ce2" table:formula="of:=ORG.LIBREOFFICE.REGEX([.A669];&quot;\d{1,3},&quot;)" office:value-type="string" office:string-value="963," calcext:value-type="string">
            <text:p>963,</text:p>
          </table:table-cell>
          <table:table-cell table:formula="of:=ORG.LIBREOFFICE.REGEX([.A669];&quot;,\d{1,3}&quot;)" office:value-type="string" office:string-value=",554" calcext:value-type="string">
            <text:p>,554</text:p>
          </table:table-cell>
          <table:table-cell table:style-name="ce2" table:formula="of:=ORG.LIBREOFFICE.REGEX([.B669];&quot;\d{1,3}&quot;)" office:value-type="string" office:string-value="963" calcext:value-type="string">
            <text:p>963</text:p>
          </table:table-cell>
          <table:table-cell table:formula="of:=ORG.LIBREOFFICE.REGEX([.C669];&quot;\d{1,3}&quot;)" office:value-type="string" office:string-value="554" calcext:value-type="string">
            <text:p>554</text:p>
          </table:table-cell>
          <table:table-cell table:formula="of:=[.D669]*[.E669]" office:value-type="float" office:value="533502" calcext:value-type="float">
            <text:p>533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90,273)</text:p>
          </table:table-cell>
          <table:table-cell table:style-name="ce2" table:formula="of:=ORG.LIBREOFFICE.REGEX([.A670];&quot;\d{1,3},&quot;)" office:value-type="string" office:string-value="490," calcext:value-type="string">
            <text:p>490,</text:p>
          </table:table-cell>
          <table:table-cell table:formula="of:=ORG.LIBREOFFICE.REGEX([.A670];&quot;,\d{1,3}&quot;)" office:value-type="string" office:string-value=",273" calcext:value-type="string">
            <text:p>,273</text:p>
          </table:table-cell>
          <table:table-cell table:style-name="ce2" table:formula="of:=ORG.LIBREOFFICE.REGEX([.B670];&quot;\d{1,3}&quot;)" office:value-type="string" office:string-value="490" calcext:value-type="string">
            <text:p>490</text:p>
          </table:table-cell>
          <table:table-cell table:formula="of:=ORG.LIBREOFFICE.REGEX([.C670];&quot;\d{1,3}&quot;)" office:value-type="string" office:string-value="273" calcext:value-type="string">
            <text:p>273</text:p>
          </table:table-cell>
          <table:table-cell table:formula="of:=[.D670]*[.E670]" office:value-type="float" office:value="133770" calcext:value-type="float">
            <text:p>1337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309,347)</text:p>
          </table:table-cell>
          <table:table-cell table:style-name="ce2" table:formula="of:=ORG.LIBREOFFICE.REGEX([.A671];&quot;\d{1,3},&quot;)" office:value-type="string" office:string-value="309," calcext:value-type="string">
            <text:p>309,</text:p>
          </table:table-cell>
          <table:table-cell table:formula="of:=ORG.LIBREOFFICE.REGEX([.A671];&quot;,\d{1,3}&quot;)" office:value-type="string" office:string-value=",347" calcext:value-type="string">
            <text:p>,347</text:p>
          </table:table-cell>
          <table:table-cell table:style-name="ce2" table:formula="of:=ORG.LIBREOFFICE.REGEX([.B671];&quot;\d{1,3}&quot;)" office:value-type="string" office:string-value="309" calcext:value-type="string">
            <text:p>309</text:p>
          </table:table-cell>
          <table:table-cell table:formula="of:=ORG.LIBREOFFICE.REGEX([.C671];&quot;\d{1,3}&quot;)" office:value-type="string" office:string-value="347" calcext:value-type="string">
            <text:p>347</text:p>
          </table:table-cell>
          <table:table-cell table:formula="of:=[.D671]*[.E671]" office:value-type="float" office:value="107223" calcext:value-type="float">
            <text:p>107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830,444)</text:p>
          </table:table-cell>
          <table:table-cell table:style-name="ce2" table:formula="of:=ORG.LIBREOFFICE.REGEX([.A672];&quot;\d{1,3},&quot;)" office:value-type="string" office:string-value="830," calcext:value-type="string">
            <text:p>830,</text:p>
          </table:table-cell>
          <table:table-cell table:formula="of:=ORG.LIBREOFFICE.REGEX([.A672];&quot;,\d{1,3}&quot;)" office:value-type="string" office:string-value=",444" calcext:value-type="string">
            <text:p>,444</text:p>
          </table:table-cell>
          <table:table-cell table:style-name="ce2" table:formula="of:=ORG.LIBREOFFICE.REGEX([.B672];&quot;\d{1,3}&quot;)" office:value-type="string" office:string-value="830" calcext:value-type="string">
            <text:p>830</text:p>
          </table:table-cell>
          <table:table-cell table:formula="of:=ORG.LIBREOFFICE.REGEX([.C672];&quot;\d{1,3}&quot;)" office:value-type="string" office:string-value="444" calcext:value-type="string">
            <text:p>444</text:p>
          </table:table-cell>
          <table:table-cell table:formula="of:=[.D672]*[.E672]" office:value-type="float" office:value="368520" calcext:value-type="float">
            <text:p>368520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 table:number-rows-repeated="670">
          <table:table-cell table:number-columns-repeated="6"/>
          <table:table-cell table:style-name="ce2"/>
          <table:table-cell/>
          <table:table-cell table:style-name="ce2"/>
        </table:table-row>
        <table:table-row table:style-name="ro2">
          <table:table-cell table:number-columns-repeated="6"/>
          <table:table-cell table:style-name="ce2"/>
          <table:table-cell/>
          <table:table-cell table:style-name="ce2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2">
          <table:table-cell table:style-name="ce1" office:value-type="string" calcext:value-type="string" table:number-columns-spanned="13" table:number-rows-spanned="1">
            <text:p>need to „Cheat“ and presort with a oneline bash cat input3.txt | grep -Eo "mul\([0-9]{1,3},[0-9]{1,3}\)|don't\(\)|do\(\)" &gt;&gt; input3sort2.txt and add a „do()“ to the first line in my case</text:p>
          </table:table-cell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]=&quot;do()&quot;;TRUE();IF([.A2]=&quot;don't()&quot;;FALSE();IF([.B2]=1;TRUE();FALSE())))" office:value-type="boolean" office:boolean-value="true" calcext:value-type="boolean">
            <text:p>WAHR</text:p>
          </table:table-cell>
          <table:table-cell table:formula="of:=ORG.LIBREOFFICE.REGEX([.A2];&quot;\d{1,3},&quot;)" office:value-type="string" office:string-value="" calcext:value-type="error">
            <text:p>#N/A</text:p>
          </table:table-cell>
          <table:table-cell table:formula="of:=ORG.LIBREOFFICE.REGEX([.A2];&quot;,\d{1,3}&quot;)" office:value-type="string" office:string-value="" calcext:value-type="error">
            <text:p>#N/A</text:p>
          </table:table-cell>
          <table:table-cell table:formula="of:=ORG.LIBREOFFICE.REGEX([.C2];&quot;\d{1,3}&quot;)" office:value-type="string" office:string-value="" calcext:value-type="error">
            <text:p>#N/A</text:p>
          </table:table-cell>
          <table:table-cell table:formula="of:=ORG.LIBREOFFICE.REGEX([.D2];&quot;\d{1,3}&quot;)" office:value-type="string" office:string-value="" calcext:value-type="error">
            <text:p>#N/A</text:p>
          </table:table-cell>
          <table:table-cell table:formula="of:=IF(OR([.A2]=&quot;do()&quot;;[.A2]=&quot;don't()&quot;);&quot;0&quot;; [.B2]=1;[.E2]*[.F2])" office:value-type="string" office:string-value="" calcext:value-type="error">
            <text:p>Err:504</text:p>
          </table:table-cell>
          <table:table-cell table:formula="of:=IF(ISNUMBER([.G2]);[.G2];0)" office:value-type="float" office:value="0" calcext:value-type="float">
            <text:p>0</text:p>
          </table:table-cell>
          <table:table-cell table:style-name="ce4" table:formula="of:=SUM([.H2:.H754])" office:value-type="float" office:value="84893551" calcext:value-type="float">
            <text:p>84893551</text:p>
          </table:table-cell>
          <table:table-cell office:value-type="float" office:value="84893551" calcext:value-type="float">
            <text:p>84893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(420,173)</text:p>
          </table:table-cell>
          <table:table-cell table:formula="of:=IF([.A3]=&quot;do()&quot;;TRUE();IF([.A3]=&quot;don't()&quot;;FALSE();IF([.B2]=1;TRUE();FALSE())))" office:value-type="boolean" office:boolean-value="true" calcext:value-type="boolean">
            <text:p>WAHR</text:p>
          </table:table-cell>
          <table:table-cell table:formula="of:=ORG.LIBREOFFICE.REGEX([.A3];&quot;\d{1,3},&quot;)" office:value-type="string" office:string-value="420," calcext:value-type="string">
            <text:p>420,</text:p>
          </table:table-cell>
          <table:table-cell table:formula="of:=ORG.LIBREOFFICE.REGEX([.A3];&quot;,\d{1,3}&quot;)" office:value-type="string" office:string-value=",173" calcext:value-type="string">
            <text:p>,173</text:p>
          </table:table-cell>
          <table:table-cell table:formula="of:=ORG.LIBREOFFICE.REGEX([.C3];&quot;\d{1,3}&quot;)" office:value-type="string" office:string-value="420" calcext:value-type="string">
            <text:p>420</text:p>
          </table:table-cell>
          <table:table-cell table:formula="of:=ORG.LIBREOFFICE.REGEX([.D3];&quot;\d{1,3}&quot;)" office:value-type="string" office:string-value="173" calcext:value-type="string">
            <text:p>173</text:p>
          </table:table-cell>
          <table:table-cell table:formula="of:=IF([.B3]=1;[.E3]*[.F3])" office:value-type="float" office:value="72660" calcext:value-type="float">
            <text:p>72660</text:p>
          </table:table-cell>
          <table:table-cell table:formula="of:=IF(ISNUMBER([.G3]);[.G3];0)" office:value-type="float" office:value="72660" calcext:value-type="float">
            <text:p>726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8,672)</text:p>
          </table:table-cell>
          <table:table-cell table:formula="of:=IF([.A4]=&quot;do()&quot;;TRUE();IF([.A4]=&quot;don't()&quot;;FALSE();IF([.B3]=1;TRUE();FALSE())))" office:value-type="boolean" office:boolean-value="true" calcext:value-type="boolean">
            <text:p>WAHR</text:p>
          </table:table-cell>
          <table:table-cell table:formula="of:=ORG.LIBREOFFICE.REGEX([.A4];&quot;\d{1,3},&quot;)" office:value-type="string" office:string-value="448," calcext:value-type="string">
            <text:p>448,</text:p>
          </table:table-cell>
          <table:table-cell table:formula="of:=ORG.LIBREOFFICE.REGEX([.A4];&quot;,\d{1,3}&quot;)" office:value-type="string" office:string-value=",672" calcext:value-type="string">
            <text:p>,672</text:p>
          </table:table-cell>
          <table:table-cell table:formula="of:=ORG.LIBREOFFICE.REGEX([.C4];&quot;\d{1,3}&quot;)" office:value-type="string" office:string-value="448" calcext:value-type="string">
            <text:p>448</text:p>
          </table:table-cell>
          <table:table-cell table:formula="of:=ORG.LIBREOFFICE.REGEX([.D4];&quot;\d{1,3}&quot;)" office:value-type="string" office:string-value="672" calcext:value-type="string">
            <text:p>672</text:p>
          </table:table-cell>
          <table:table-cell table:formula="of:=IF([.B4]=1;[.E4]*[.F4])" office:value-type="float" office:value="301056" calcext:value-type="float">
            <text:p>301056</text:p>
          </table:table-cell>
          <table:table-cell table:formula="of:=IF(ISNUMBER([.G4]);[.G4];0)" office:value-type="float" office:value="301056" calcext:value-type="float">
            <text:p>3010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14,202)</text:p>
          </table:table-cell>
          <table:table-cell table:formula="of:=IF([.A5]=&quot;do()&quot;;TRUE();IF([.A5]=&quot;don't()&quot;;FALSE();IF([.B4]=1;TRUE();FALSE())))" office:value-type="boolean" office:boolean-value="true" calcext:value-type="boolean">
            <text:p>WAHR</text:p>
          </table:table-cell>
          <table:table-cell table:formula="of:=ORG.LIBREOFFICE.REGEX([.A5];&quot;\d{1,3},&quot;)" office:value-type="string" office:string-value="914," calcext:value-type="string">
            <text:p>914,</text:p>
          </table:table-cell>
          <table:table-cell table:formula="of:=ORG.LIBREOFFICE.REGEX([.A5];&quot;,\d{1,3}&quot;)" office:value-type="string" office:string-value=",202" calcext:value-type="string">
            <text:p>,202</text:p>
          </table:table-cell>
          <table:table-cell table:formula="of:=ORG.LIBREOFFICE.REGEX([.C5];&quot;\d{1,3}&quot;)" office:value-type="string" office:string-value="914" calcext:value-type="string">
            <text:p>914</text:p>
          </table:table-cell>
          <table:table-cell table:formula="of:=ORG.LIBREOFFICE.REGEX([.D5];&quot;\d{1,3}&quot;)" office:value-type="string" office:string-value="202" calcext:value-type="string">
            <text:p>202</text:p>
          </table:table-cell>
          <table:table-cell table:formula="of:=IF([.B5]=1;[.E5]*[.F5])" office:value-type="float" office:value="184628" calcext:value-type="float">
            <text:p>184628</text:p>
          </table:table-cell>
          <table:table-cell table:formula="of:=IF(ISNUMBER([.G5]);[.G5];0)" office:value-type="float" office:value="184628" calcext:value-type="float">
            <text:p>1846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8,792)</text:p>
          </table:table-cell>
          <table:table-cell table:formula="of:=IF([.A6]=&quot;do()&quot;;TRUE();IF([.A6]=&quot;don't()&quot;;FALSE();IF([.B5]=1;TRUE();FALSE())))" office:value-type="boolean" office:boolean-value="true" calcext:value-type="boolean">
            <text:p>WAHR</text:p>
          </table:table-cell>
          <table:table-cell table:formula="of:=ORG.LIBREOFFICE.REGEX([.A6];&quot;\d{1,3},&quot;)" office:value-type="string" office:string-value="748," calcext:value-type="string">
            <text:p>748,</text:p>
          </table:table-cell>
          <table:table-cell table:formula="of:=ORG.LIBREOFFICE.REGEX([.A6];&quot;,\d{1,3}&quot;)" office:value-type="string" office:string-value=",792" calcext:value-type="string">
            <text:p>,792</text:p>
          </table:table-cell>
          <table:table-cell table:formula="of:=ORG.LIBREOFFICE.REGEX([.C6];&quot;\d{1,3}&quot;)" office:value-type="string" office:string-value="748" calcext:value-type="string">
            <text:p>748</text:p>
          </table:table-cell>
          <table:table-cell table:formula="of:=ORG.LIBREOFFICE.REGEX([.D6];&quot;\d{1,3}&quot;)" office:value-type="string" office:string-value="792" calcext:value-type="string">
            <text:p>792</text:p>
          </table:table-cell>
          <table:table-cell table:formula="of:=IF([.B6]=1;[.E6]*[.F6])" office:value-type="float" office:value="592416" calcext:value-type="float">
            <text:p>592416</text:p>
          </table:table-cell>
          <table:table-cell table:formula="of:=IF(ISNUMBER([.G6]);[.G6];0)" office:value-type="float" office:value="592416" calcext:value-type="float">
            <text:p>5924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99,982)</text:p>
          </table:table-cell>
          <table:table-cell table:formula="of:=IF([.A7]=&quot;do()&quot;;TRUE();IF([.A7]=&quot;don't()&quot;;FALSE();IF([.B6]=1;TRUE();FALSE())))" office:value-type="boolean" office:boolean-value="true" calcext:value-type="boolean">
            <text:p>WAHR</text:p>
          </table:table-cell>
          <table:table-cell table:formula="of:=ORG.LIBREOFFICE.REGEX([.A7];&quot;\d{1,3},&quot;)" office:value-type="string" office:string-value="399," calcext:value-type="string">
            <text:p>399,</text:p>
          </table:table-cell>
          <table:table-cell table:formula="of:=ORG.LIBREOFFICE.REGEX([.A7];&quot;,\d{1,3}&quot;)" office:value-type="string" office:string-value=",982" calcext:value-type="string">
            <text:p>,982</text:p>
          </table:table-cell>
          <table:table-cell table:formula="of:=ORG.LIBREOFFICE.REGEX([.C7];&quot;\d{1,3}&quot;)" office:value-type="string" office:string-value="399" calcext:value-type="string">
            <text:p>399</text:p>
          </table:table-cell>
          <table:table-cell table:formula="of:=ORG.LIBREOFFICE.REGEX([.D7];&quot;\d{1,3}&quot;)" office:value-type="string" office:string-value="982" calcext:value-type="string">
            <text:p>982</text:p>
          </table:table-cell>
          <table:table-cell table:formula="of:=IF([.B7]=1;[.E7]*[.F7])" office:value-type="float" office:value="391818" calcext:value-type="float">
            <text:p>391818</text:p>
          </table:table-cell>
          <table:table-cell table:formula="of:=IF(ISNUMBER([.G7]);[.G7];0)" office:value-type="float" office:value="391818" calcext:value-type="float">
            <text:p>3918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7,549)</text:p>
          </table:table-cell>
          <table:table-cell table:formula="of:=IF([.A8]=&quot;do()&quot;;TRUE();IF([.A8]=&quot;don't()&quot;;FALSE();IF([.B7]=1;TRUE();FALSE())))" office:value-type="boolean" office:boolean-value="true" calcext:value-type="boolean">
            <text:p>WAHR</text:p>
          </table:table-cell>
          <table:table-cell table:formula="of:=ORG.LIBREOFFICE.REGEX([.A8];&quot;\d{1,3},&quot;)" office:value-type="string" office:string-value="347," calcext:value-type="string">
            <text:p>347,</text:p>
          </table:table-cell>
          <table:table-cell table:formula="of:=ORG.LIBREOFFICE.REGEX([.A8];&quot;,\d{1,3}&quot;)" office:value-type="string" office:string-value=",549" calcext:value-type="string">
            <text:p>,549</text:p>
          </table:table-cell>
          <table:table-cell table:formula="of:=ORG.LIBREOFFICE.REGEX([.C8];&quot;\d{1,3}&quot;)" office:value-type="string" office:string-value="347" calcext:value-type="string">
            <text:p>347</text:p>
          </table:table-cell>
          <table:table-cell table:formula="of:=ORG.LIBREOFFICE.REGEX([.D8];&quot;\d{1,3}&quot;)" office:value-type="string" office:string-value="549" calcext:value-type="string">
            <text:p>549</text:p>
          </table:table-cell>
          <table:table-cell table:formula="of:=IF([.B8]=1;[.E8]*[.F8])" office:value-type="float" office:value="190503" calcext:value-type="float">
            <text:p>190503</text:p>
          </table:table-cell>
          <table:table-cell table:formula="of:=IF(ISNUMBER([.G8]);[.G8];0)" office:value-type="float" office:value="190503" calcext:value-type="float">
            <text:p>1905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5,663)</text:p>
          </table:table-cell>
          <table:table-cell table:formula="of:=IF([.A9]=&quot;do()&quot;;TRUE();IF([.A9]=&quot;don't()&quot;;FALSE();IF([.B8]=1;TRUE();FALSE())))" office:value-type="boolean" office:boolean-value="true" calcext:value-type="boolean">
            <text:p>WAHR</text:p>
          </table:table-cell>
          <table:table-cell table:formula="of:=ORG.LIBREOFFICE.REGEX([.A9];&quot;\d{1,3},&quot;)" office:value-type="string" office:string-value="655," calcext:value-type="string">
            <text:p>655,</text:p>
          </table:table-cell>
          <table:table-cell table:formula="of:=ORG.LIBREOFFICE.REGEX([.A9];&quot;,\d{1,3}&quot;)" office:value-type="string" office:string-value=",663" calcext:value-type="string">
            <text:p>,663</text:p>
          </table:table-cell>
          <table:table-cell table:formula="of:=ORG.LIBREOFFICE.REGEX([.C9];&quot;\d{1,3}&quot;)" office:value-type="string" office:string-value="655" calcext:value-type="string">
            <text:p>655</text:p>
          </table:table-cell>
          <table:table-cell table:formula="of:=ORG.LIBREOFFICE.REGEX([.D9];&quot;\d{1,3}&quot;)" office:value-type="string" office:string-value="663" calcext:value-type="string">
            <text:p>663</text:p>
          </table:table-cell>
          <table:table-cell table:formula="of:=IF([.B9]=1;[.E9]*[.F9])" office:value-type="float" office:value="434265" calcext:value-type="float">
            <text:p>434265</text:p>
          </table:table-cell>
          <table:table-cell table:formula="of:=IF(ISNUMBER([.G9]);[.G9];0)" office:value-type="float" office:value="434265" calcext:value-type="float">
            <text:p>4342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5,284)</text:p>
          </table:table-cell>
          <table:table-cell table:formula="of:=IF([.A10]=&quot;do()&quot;;TRUE();IF([.A10]=&quot;don't()&quot;;FALSE();IF([.B9]=1;TRUE();FALSE())))" office:value-type="boolean" office:boolean-value="true" calcext:value-type="boolean">
            <text:p>WAHR</text:p>
          </table:table-cell>
          <table:table-cell table:formula="of:=ORG.LIBREOFFICE.REGEX([.A10];&quot;\d{1,3},&quot;)" office:value-type="string" office:string-value="535," calcext:value-type="string">
            <text:p>535,</text:p>
          </table:table-cell>
          <table:table-cell table:formula="of:=ORG.LIBREOFFICE.REGEX([.A10];&quot;,\d{1,3}&quot;)" office:value-type="string" office:string-value=",284" calcext:value-type="string">
            <text:p>,284</text:p>
          </table:table-cell>
          <table:table-cell table:formula="of:=ORG.LIBREOFFICE.REGEX([.C10];&quot;\d{1,3}&quot;)" office:value-type="string" office:string-value="535" calcext:value-type="string">
            <text:p>535</text:p>
          </table:table-cell>
          <table:table-cell table:formula="of:=ORG.LIBREOFFICE.REGEX([.D10];&quot;\d{1,3}&quot;)" office:value-type="string" office:string-value="284" calcext:value-type="string">
            <text:p>284</text:p>
          </table:table-cell>
          <table:table-cell table:formula="of:=IF([.B10]=1;[.E10]*[.F10])" office:value-type="float" office:value="151940" calcext:value-type="float">
            <text:p>151940</text:p>
          </table:table-cell>
          <table:table-cell table:formula="of:=IF(ISNUMBER([.G10]);[.G10];0)" office:value-type="float" office:value="151940" calcext:value-type="float">
            <text:p>1519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,513)</text:p>
          </table:table-cell>
          <table:table-cell table:formula="of:=IF([.A11]=&quot;do()&quot;;TRUE();IF([.A11]=&quot;don't()&quot;;FALSE();IF([.B10]=1;TRUE();FALSE())))" office:value-type="boolean" office:boolean-value="true" calcext:value-type="boolean">
            <text:p>WAHR</text:p>
          </table:table-cell>
          <table:table-cell table:formula="of:=ORG.LIBREOFFICE.REGEX([.A11];&quot;\d{1,3},&quot;)" office:value-type="string" office:string-value="2," calcext:value-type="string">
            <text:p>2,</text:p>
          </table:table-cell>
          <table:table-cell table:formula="of:=ORG.LIBREOFFICE.REGEX([.A11];&quot;,\d{1,3}&quot;)" office:value-type="string" office:string-value=",513" calcext:value-type="string">
            <text:p>,513</text:p>
          </table:table-cell>
          <table:table-cell table:formula="of:=ORG.LIBREOFFICE.REGEX([.C11];&quot;\d{1,3}&quot;)" office:value-type="string" office:string-value="2" calcext:value-type="string">
            <text:p>2</text:p>
          </table:table-cell>
          <table:table-cell table:formula="of:=ORG.LIBREOFFICE.REGEX([.D11];&quot;\d{1,3}&quot;)" office:value-type="string" office:string-value="513" calcext:value-type="string">
            <text:p>513</text:p>
          </table:table-cell>
          <table:table-cell table:formula="of:=IF([.B11]=1;[.E11]*[.F11])" office:value-type="float" office:value="1026" calcext:value-type="float">
            <text:p>1026</text:p>
          </table:table-cell>
          <table:table-cell table:formula="of:=IF(ISNUMBER([.G11]);[.G11];0)"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9,99)</text:p>
          </table:table-cell>
          <table:table-cell table:formula="of:=IF([.A12]=&quot;do()&quot;;TRUE();IF([.A12]=&quot;don't()&quot;;FALSE();IF([.B11]=1;TRUE();FALSE())))" office:value-type="boolean" office:boolean-value="true" calcext:value-type="boolean">
            <text:p>WAHR</text:p>
          </table:table-cell>
          <table:table-cell table:formula="of:=ORG.LIBREOFFICE.REGEX([.A12];&quot;\d{1,3},&quot;)" office:value-type="string" office:string-value="239," calcext:value-type="string">
            <text:p>239,</text:p>
          </table:table-cell>
          <table:table-cell table:formula="of:=ORG.LIBREOFFICE.REGEX([.A12];&quot;,\d{1,3}&quot;)" office:value-type="string" office:string-value=",99" calcext:value-type="string">
            <text:p>,99</text:p>
          </table:table-cell>
          <table:table-cell table:formula="of:=ORG.LIBREOFFICE.REGEX([.C12];&quot;\d{1,3}&quot;)" office:value-type="string" office:string-value="239" calcext:value-type="string">
            <text:p>239</text:p>
          </table:table-cell>
          <table:table-cell table:formula="of:=ORG.LIBREOFFICE.REGEX([.D12];&quot;\d{1,3}&quot;)" office:value-type="string" office:string-value="99" calcext:value-type="string">
            <text:p>99</text:p>
          </table:table-cell>
          <table:table-cell table:formula="of:=IF([.B12]=1;[.E12]*[.F12])" office:value-type="float" office:value="23661" calcext:value-type="float">
            <text:p>23661</text:p>
          </table:table-cell>
          <table:table-cell table:formula="of:=IF(ISNUMBER([.G12]);[.G12];0)" office:value-type="float" office:value="23661" calcext:value-type="float">
            <text:p>236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,988)</text:p>
          </table:table-cell>
          <table:table-cell table:formula="of:=IF([.A13]=&quot;do()&quot;;TRUE();IF([.A13]=&quot;don't()&quot;;FALSE();IF([.B12]=1;TRUE();FALSE())))" office:value-type="boolean" office:boolean-value="true" calcext:value-type="boolean">
            <text:p>WAHR</text:p>
          </table:table-cell>
          <table:table-cell table:formula="of:=ORG.LIBREOFFICE.REGEX([.A13];&quot;\d{1,3},&quot;)" office:value-type="string" office:string-value="2," calcext:value-type="string">
            <text:p>2,</text:p>
          </table:table-cell>
          <table:table-cell table:formula="of:=ORG.LIBREOFFICE.REGEX([.A13];&quot;,\d{1,3}&quot;)" office:value-type="string" office:string-value=",988" calcext:value-type="string">
            <text:p>,988</text:p>
          </table:table-cell>
          <table:table-cell table:formula="of:=ORG.LIBREOFFICE.REGEX([.C13];&quot;\d{1,3}&quot;)" office:value-type="string" office:string-value="2" calcext:value-type="string">
            <text:p>2</text:p>
          </table:table-cell>
          <table:table-cell table:formula="of:=ORG.LIBREOFFICE.REGEX([.D13];&quot;\d{1,3}&quot;)" office:value-type="string" office:string-value="988" calcext:value-type="string">
            <text:p>988</text:p>
          </table:table-cell>
          <table:table-cell table:formula="of:=IF([.B13]=1;[.E13]*[.F13])" office:value-type="float" office:value="1976" calcext:value-type="float">
            <text:p>1976</text:p>
          </table:table-cell>
          <table:table-cell table:formula="of:=IF(ISNUMBER([.G13]);[.G13];0)" office:value-type="float" office:value="1976" calcext:value-type="float">
            <text:p>19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1,404)</text:p>
          </table:table-cell>
          <table:table-cell table:formula="of:=IF([.A14]=&quot;do()&quot;;TRUE();IF([.A14]=&quot;don't()&quot;;FALSE();IF([.B13]=1;TRUE();FALSE())))" office:value-type="boolean" office:boolean-value="true" calcext:value-type="boolean">
            <text:p>WAHR</text:p>
          </table:table-cell>
          <table:table-cell table:formula="of:=ORG.LIBREOFFICE.REGEX([.A14];&quot;\d{1,3},&quot;)" office:value-type="string" office:string-value="971," calcext:value-type="string">
            <text:p>971,</text:p>
          </table:table-cell>
          <table:table-cell table:formula="of:=ORG.LIBREOFFICE.REGEX([.A14];&quot;,\d{1,3}&quot;)" office:value-type="string" office:string-value=",404" calcext:value-type="string">
            <text:p>,404</text:p>
          </table:table-cell>
          <table:table-cell table:formula="of:=ORG.LIBREOFFICE.REGEX([.C14];&quot;\d{1,3}&quot;)" office:value-type="string" office:string-value="971" calcext:value-type="string">
            <text:p>971</text:p>
          </table:table-cell>
          <table:table-cell table:formula="of:=ORG.LIBREOFFICE.REGEX([.D14];&quot;\d{1,3}&quot;)" office:value-type="string" office:string-value="404" calcext:value-type="string">
            <text:p>404</text:p>
          </table:table-cell>
          <table:table-cell table:formula="of:=IF([.B14]=1;[.E14]*[.F14])" office:value-type="float" office:value="392284" calcext:value-type="float">
            <text:p>392284</text:p>
          </table:table-cell>
          <table:table-cell table:formula="of:=IF(ISNUMBER([.G14]);[.G14];0)" office:value-type="float" office:value="392284" calcext:value-type="float">
            <text:p>3922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0,516)</text:p>
          </table:table-cell>
          <table:table-cell table:formula="of:=IF([.A15]=&quot;do()&quot;;TRUE();IF([.A15]=&quot;don't()&quot;;FALSE();IF([.B14]=1;TRUE();FALSE())))" office:value-type="boolean" office:boolean-value="true" calcext:value-type="boolean">
            <text:p>WAHR</text:p>
          </table:table-cell>
          <table:table-cell table:formula="of:=ORG.LIBREOFFICE.REGEX([.A15];&quot;\d{1,3},&quot;)" office:value-type="string" office:string-value="660," calcext:value-type="string">
            <text:p>660,</text:p>
          </table:table-cell>
          <table:table-cell table:formula="of:=ORG.LIBREOFFICE.REGEX([.A15];&quot;,\d{1,3}&quot;)" office:value-type="string" office:string-value=",516" calcext:value-type="string">
            <text:p>,516</text:p>
          </table:table-cell>
          <table:table-cell table:formula="of:=ORG.LIBREOFFICE.REGEX([.C15];&quot;\d{1,3}&quot;)" office:value-type="string" office:string-value="660" calcext:value-type="string">
            <text:p>660</text:p>
          </table:table-cell>
          <table:table-cell table:formula="of:=ORG.LIBREOFFICE.REGEX([.D15];&quot;\d{1,3}&quot;)" office:value-type="string" office:string-value="516" calcext:value-type="string">
            <text:p>516</text:p>
          </table:table-cell>
          <table:table-cell table:formula="of:=IF([.B15]=1;[.E15]*[.F15])" office:value-type="float" office:value="340560" calcext:value-type="float">
            <text:p>340560</text:p>
          </table:table-cell>
          <table:table-cell table:formula="of:=IF(ISNUMBER([.G15]);[.G15];0)" office:value-type="float" office:value="340560" calcext:value-type="float">
            <text:p>3405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2,994)</text:p>
          </table:table-cell>
          <table:table-cell table:formula="of:=IF([.A16]=&quot;do()&quot;;TRUE();IF([.A16]=&quot;don't()&quot;;FALSE();IF([.B15]=1;TRUE();FALSE())))" office:value-type="boolean" office:boolean-value="true" calcext:value-type="boolean">
            <text:p>WAHR</text:p>
          </table:table-cell>
          <table:table-cell table:formula="of:=ORG.LIBREOFFICE.REGEX([.A16];&quot;\d{1,3},&quot;)" office:value-type="string" office:string-value="612," calcext:value-type="string">
            <text:p>612,</text:p>
          </table:table-cell>
          <table:table-cell table:formula="of:=ORG.LIBREOFFICE.REGEX([.A16];&quot;,\d{1,3}&quot;)" office:value-type="string" office:string-value=",994" calcext:value-type="string">
            <text:p>,994</text:p>
          </table:table-cell>
          <table:table-cell table:formula="of:=ORG.LIBREOFFICE.REGEX([.C16];&quot;\d{1,3}&quot;)" office:value-type="string" office:string-value="612" calcext:value-type="string">
            <text:p>612</text:p>
          </table:table-cell>
          <table:table-cell table:formula="of:=ORG.LIBREOFFICE.REGEX([.D16];&quot;\d{1,3}&quot;)" office:value-type="string" office:string-value="994" calcext:value-type="string">
            <text:p>994</text:p>
          </table:table-cell>
          <table:table-cell table:formula="of:=IF([.B16]=1;[.E16]*[.F16])" office:value-type="float" office:value="608328" calcext:value-type="float">
            <text:p>608328</text:p>
          </table:table-cell>
          <table:table-cell table:formula="of:=IF(ISNUMBER([.G16]);[.G16];0)" office:value-type="float" office:value="608328" calcext:value-type="float">
            <text:p>6083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3,728)</text:p>
          </table:table-cell>
          <table:table-cell table:formula="of:=IF([.A17]=&quot;do()&quot;;TRUE();IF([.A17]=&quot;don't()&quot;;FALSE();IF([.B16]=1;TRUE();FALSE())))" office:value-type="boolean" office:boolean-value="true" calcext:value-type="boolean">
            <text:p>WAHR</text:p>
          </table:table-cell>
          <table:table-cell table:formula="of:=ORG.LIBREOFFICE.REGEX([.A17];&quot;\d{1,3},&quot;)" office:value-type="string" office:string-value="253," calcext:value-type="string">
            <text:p>253,</text:p>
          </table:table-cell>
          <table:table-cell table:formula="of:=ORG.LIBREOFFICE.REGEX([.A17];&quot;,\d{1,3}&quot;)" office:value-type="string" office:string-value=",728" calcext:value-type="string">
            <text:p>,728</text:p>
          </table:table-cell>
          <table:table-cell table:formula="of:=ORG.LIBREOFFICE.REGEX([.C17];&quot;\d{1,3}&quot;)" office:value-type="string" office:string-value="253" calcext:value-type="string">
            <text:p>253</text:p>
          </table:table-cell>
          <table:table-cell table:formula="of:=ORG.LIBREOFFICE.REGEX([.D17];&quot;\d{1,3}&quot;)" office:value-type="string" office:string-value="728" calcext:value-type="string">
            <text:p>728</text:p>
          </table:table-cell>
          <table:table-cell table:formula="of:=IF([.B17]=1;[.E17]*[.F17])" office:value-type="float" office:value="184184" calcext:value-type="float">
            <text:p>184184</text:p>
          </table:table-cell>
          <table:table-cell table:formula="of:=IF(ISNUMBER([.G17]);[.G17];0)" office:value-type="float" office:value="184184" calcext:value-type="float">
            <text:p>1841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08,621)</text:p>
          </table:table-cell>
          <table:table-cell table:formula="of:=IF([.A18]=&quot;do()&quot;;TRUE();IF([.A18]=&quot;don't()&quot;;FALSE();IF([.B17]=1;TRUE();FALSE())))" office:value-type="boolean" office:boolean-value="true" calcext:value-type="boolean">
            <text:p>WAHR</text:p>
          </table:table-cell>
          <table:table-cell table:formula="of:=ORG.LIBREOFFICE.REGEX([.A18];&quot;\d{1,3},&quot;)" office:value-type="string" office:string-value="208," calcext:value-type="string">
            <text:p>208,</text:p>
          </table:table-cell>
          <table:table-cell table:formula="of:=ORG.LIBREOFFICE.REGEX([.A18];&quot;,\d{1,3}&quot;)" office:value-type="string" office:string-value=",621" calcext:value-type="string">
            <text:p>,621</text:p>
          </table:table-cell>
          <table:table-cell table:formula="of:=ORG.LIBREOFFICE.REGEX([.C18];&quot;\d{1,3}&quot;)" office:value-type="string" office:string-value="208" calcext:value-type="string">
            <text:p>208</text:p>
          </table:table-cell>
          <table:table-cell table:formula="of:=ORG.LIBREOFFICE.REGEX([.D18];&quot;\d{1,3}&quot;)" office:value-type="string" office:string-value="621" calcext:value-type="string">
            <text:p>621</text:p>
          </table:table-cell>
          <table:table-cell table:formula="of:=IF([.B18]=1;[.E18]*[.F18])" office:value-type="float" office:value="129168" calcext:value-type="float">
            <text:p>129168</text:p>
          </table:table-cell>
          <table:table-cell table:formula="of:=IF(ISNUMBER([.G18]);[.G18];0)" office:value-type="float" office:value="129168" calcext:value-type="float">
            <text:p>1291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2,534)</text:p>
          </table:table-cell>
          <table:table-cell table:formula="of:=IF([.A19]=&quot;do()&quot;;TRUE();IF([.A19]=&quot;don't()&quot;;FALSE();IF([.B18]=1;TRUE();FALSE())))" office:value-type="boolean" office:boolean-value="true" calcext:value-type="boolean">
            <text:p>WAHR</text:p>
          </table:table-cell>
          <table:table-cell table:formula="of:=ORG.LIBREOFFICE.REGEX([.A19];&quot;\d{1,3},&quot;)" office:value-type="string" office:string-value="162," calcext:value-type="string">
            <text:p>162,</text:p>
          </table:table-cell>
          <table:table-cell table:formula="of:=ORG.LIBREOFFICE.REGEX([.A19];&quot;,\d{1,3}&quot;)" office:value-type="string" office:string-value=",534" calcext:value-type="string">
            <text:p>,534</text:p>
          </table:table-cell>
          <table:table-cell table:formula="of:=ORG.LIBREOFFICE.REGEX([.C19];&quot;\d{1,3}&quot;)" office:value-type="string" office:string-value="162" calcext:value-type="string">
            <text:p>162</text:p>
          </table:table-cell>
          <table:table-cell table:formula="of:=ORG.LIBREOFFICE.REGEX([.D19];&quot;\d{1,3}&quot;)" office:value-type="string" office:string-value="534" calcext:value-type="string">
            <text:p>534</text:p>
          </table:table-cell>
          <table:table-cell table:formula="of:=IF([.B19]=1;[.E19]*[.F19])" office:value-type="float" office:value="86508" calcext:value-type="float">
            <text:p>86508</text:p>
          </table:table-cell>
          <table:table-cell table:formula="of:=IF(ISNUMBER([.G19]);[.G19];0)" office:value-type="float" office:value="86508" calcext:value-type="float">
            <text:p>865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85,182)</text:p>
          </table:table-cell>
          <table:table-cell table:formula="of:=IF([.A20]=&quot;do()&quot;;TRUE();IF([.A20]=&quot;don't()&quot;;FALSE();IF([.B19]=1;TRUE();FALSE())))" office:value-type="boolean" office:boolean-value="true" calcext:value-type="boolean">
            <text:p>WAHR</text:p>
          </table:table-cell>
          <table:table-cell table:formula="of:=ORG.LIBREOFFICE.REGEX([.A20];&quot;\d{1,3},&quot;)" office:value-type="string" office:string-value="685," calcext:value-type="string">
            <text:p>685,</text:p>
          </table:table-cell>
          <table:table-cell table:formula="of:=ORG.LIBREOFFICE.REGEX([.A20];&quot;,\d{1,3}&quot;)" office:value-type="string" office:string-value=",182" calcext:value-type="string">
            <text:p>,182</text:p>
          </table:table-cell>
          <table:table-cell table:formula="of:=ORG.LIBREOFFICE.REGEX([.C20];&quot;\d{1,3}&quot;)" office:value-type="string" office:string-value="685" calcext:value-type="string">
            <text:p>685</text:p>
          </table:table-cell>
          <table:table-cell table:formula="of:=ORG.LIBREOFFICE.REGEX([.D20];&quot;\d{1,3}&quot;)" office:value-type="string" office:string-value="182" calcext:value-type="string">
            <text:p>182</text:p>
          </table:table-cell>
          <table:table-cell table:formula="of:=IF([.B20]=1;[.E20]*[.F20])" office:value-type="float" office:value="124670" calcext:value-type="float">
            <text:p>124670</text:p>
          </table:table-cell>
          <table:table-cell table:formula="of:=IF(ISNUMBER([.G20]);[.G20];0)" office:value-type="float" office:value="124670" calcext:value-type="float">
            <text:p>1246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6,549)</text:p>
          </table:table-cell>
          <table:table-cell table:formula="of:=IF([.A21]=&quot;do()&quot;;TRUE();IF([.A21]=&quot;don't()&quot;;FALSE();IF([.B20]=1;TRUE();FALSE())))" office:value-type="boolean" office:boolean-value="true" calcext:value-type="boolean">
            <text:p>WAHR</text:p>
          </table:table-cell>
          <table:table-cell table:formula="of:=ORG.LIBREOFFICE.REGEX([.A21];&quot;\d{1,3},&quot;)" office:value-type="string" office:string-value="146," calcext:value-type="string">
            <text:p>146,</text:p>
          </table:table-cell>
          <table:table-cell table:formula="of:=ORG.LIBREOFFICE.REGEX([.A21];&quot;,\d{1,3}&quot;)" office:value-type="string" office:string-value=",549" calcext:value-type="string">
            <text:p>,549</text:p>
          </table:table-cell>
          <table:table-cell table:formula="of:=ORG.LIBREOFFICE.REGEX([.C21];&quot;\d{1,3}&quot;)" office:value-type="string" office:string-value="146" calcext:value-type="string">
            <text:p>146</text:p>
          </table:table-cell>
          <table:table-cell table:formula="of:=ORG.LIBREOFFICE.REGEX([.D21];&quot;\d{1,3}&quot;)" office:value-type="string" office:string-value="549" calcext:value-type="string">
            <text:p>549</text:p>
          </table:table-cell>
          <table:table-cell table:formula="of:=IF([.B21]=1;[.E21]*[.F21])" office:value-type="float" office:value="80154" calcext:value-type="float">
            <text:p>80154</text:p>
          </table:table-cell>
          <table:table-cell table:formula="of:=IF(ISNUMBER([.G21]);[.G21];0)" office:value-type="float" office:value="80154" calcext:value-type="float">
            <text:p>801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9,511)</text:p>
          </table:table-cell>
          <table:table-cell table:formula="of:=IF([.A22]=&quot;do()&quot;;TRUE();IF([.A22]=&quot;don't()&quot;;FALSE();IF([.B21]=1;TRUE();FALSE())))" office:value-type="boolean" office:boolean-value="true" calcext:value-type="boolean">
            <text:p>WAHR</text:p>
          </table:table-cell>
          <table:table-cell table:formula="of:=ORG.LIBREOFFICE.REGEX([.A22];&quot;\d{1,3},&quot;)" office:value-type="string" office:string-value="659," calcext:value-type="string">
            <text:p>659,</text:p>
          </table:table-cell>
          <table:table-cell table:formula="of:=ORG.LIBREOFFICE.REGEX([.A22];&quot;,\d{1,3}&quot;)" office:value-type="string" office:string-value=",511" calcext:value-type="string">
            <text:p>,511</text:p>
          </table:table-cell>
          <table:table-cell table:formula="of:=ORG.LIBREOFFICE.REGEX([.C22];&quot;\d{1,3}&quot;)" office:value-type="string" office:string-value="659" calcext:value-type="string">
            <text:p>659</text:p>
          </table:table-cell>
          <table:table-cell table:formula="of:=ORG.LIBREOFFICE.REGEX([.D22];&quot;\d{1,3}&quot;)" office:value-type="string" office:string-value="511" calcext:value-type="string">
            <text:p>511</text:p>
          </table:table-cell>
          <table:table-cell table:formula="of:=IF([.B22]=1;[.E22]*[.F22])" office:value-type="float" office:value="336749" calcext:value-type="float">
            <text:p>336749</text:p>
          </table:table-cell>
          <table:table-cell table:formula="of:=IF(ISNUMBER([.G22]);[.G22];0)" office:value-type="float" office:value="336749" calcext:value-type="float">
            <text:p>3367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3,734)</text:p>
          </table:table-cell>
          <table:table-cell table:formula="of:=IF([.A23]=&quot;do()&quot;;TRUE();IF([.A23]=&quot;don't()&quot;;FALSE();IF([.B22]=1;TRUE();FALSE())))" office:value-type="boolean" office:boolean-value="true" calcext:value-type="boolean">
            <text:p>WAHR</text:p>
          </table:table-cell>
          <table:table-cell table:formula="of:=ORG.LIBREOFFICE.REGEX([.A23];&quot;\d{1,3},&quot;)" office:value-type="string" office:string-value="283," calcext:value-type="string">
            <text:p>283,</text:p>
          </table:table-cell>
          <table:table-cell table:formula="of:=ORG.LIBREOFFICE.REGEX([.A23];&quot;,\d{1,3}&quot;)" office:value-type="string" office:string-value=",734" calcext:value-type="string">
            <text:p>,734</text:p>
          </table:table-cell>
          <table:table-cell table:formula="of:=ORG.LIBREOFFICE.REGEX([.C23];&quot;\d{1,3}&quot;)" office:value-type="string" office:string-value="283" calcext:value-type="string">
            <text:p>283</text:p>
          </table:table-cell>
          <table:table-cell table:formula="of:=ORG.LIBREOFFICE.REGEX([.D23];&quot;\d{1,3}&quot;)" office:value-type="string" office:string-value="734" calcext:value-type="string">
            <text:p>734</text:p>
          </table:table-cell>
          <table:table-cell table:formula="of:=IF([.B23]=1;[.E23]*[.F23])" office:value-type="float" office:value="207722" calcext:value-type="float">
            <text:p>207722</text:p>
          </table:table-cell>
          <table:table-cell table:formula="of:=IF(ISNUMBER([.G23]);[.G23];0)" office:value-type="float" office:value="207722" calcext:value-type="float">
            <text:p>207722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24]=&quot;do()&quot;;TRUE();IF([.A24]=&quot;don't()&quot;;FALSE();IF([.B23]=1;TRUE();FALSE())))" office:value-type="boolean" office:boolean-value="false" calcext:value-type="boolean">
            <text:p>FALSCH</text:p>
          </table:table-cell>
          <table:table-cell table:formula="of:=ORG.LIBREOFFICE.REGEX([.A24];&quot;\d{1,3},&quot;)" office:value-type="string" office:string-value="" calcext:value-type="error">
            <text:p>#N/A</text:p>
          </table:table-cell>
          <table:table-cell table:formula="of:=ORG.LIBREOFFICE.REGEX([.A24];&quot;,\d{1,3}&quot;)" office:value-type="string" office:string-value="" calcext:value-type="error">
            <text:p>#N/A</text:p>
          </table:table-cell>
          <table:table-cell table:formula="of:=ORG.LIBREOFFICE.REGEX([.C24];&quot;\d{1,3}&quot;)" office:value-type="string" office:string-value="" calcext:value-type="error">
            <text:p>#N/A</text:p>
          </table:table-cell>
          <table:table-cell table:formula="of:=ORG.LIBREOFFICE.REGEX([.D24];&quot;\d{1,3}&quot;)" office:value-type="string" office:string-value="" calcext:value-type="error">
            <text:p>#N/A</text:p>
          </table:table-cell>
          <table:table-cell table:formula="of:=IF([.B24]=1;[.E24]*[.F24])" office:value-type="float" office:value="0" calcext:value-type="float">
            <text:p>0</text:p>
          </table:table-cell>
          <table:table-cell table:formula="of:=IF(ISNUMBER([.G24]);[.G24];0)" office:value-type="float" office:value="0" calcext:value-type="float">
            <text:p>0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mul(579,121)</text:p>
          </table:table-cell>
          <table:table-cell table:formula="of:=IF([.A25]=&quot;do()&quot;;TRUE();IF([.A25]=&quot;don't()&quot;;FALSE();IF([.B24]=1;TRUE();FALSE())))" office:value-type="boolean" office:boolean-value="false" calcext:value-type="boolean">
            <text:p>FALSCH</text:p>
          </table:table-cell>
          <table:table-cell table:formula="of:=ORG.LIBREOFFICE.REGEX([.A25];&quot;\d{1,3},&quot;)" office:value-type="string" office:string-value="579," calcext:value-type="string">
            <text:p>579,</text:p>
          </table:table-cell>
          <table:table-cell table:formula="of:=ORG.LIBREOFFICE.REGEX([.A25];&quot;,\d{1,3}&quot;)" office:value-type="string" office:string-value=",121" calcext:value-type="string">
            <text:p>,121</text:p>
          </table:table-cell>
          <table:table-cell table:formula="of:=ORG.LIBREOFFICE.REGEX([.C25];&quot;\d{1,3}&quot;)" office:value-type="string" office:string-value="579" calcext:value-type="string">
            <text:p>579</text:p>
          </table:table-cell>
          <table:table-cell table:formula="of:=ORG.LIBREOFFICE.REGEX([.D25];&quot;\d{1,3}&quot;)" office:value-type="string" office:string-value="121" calcext:value-type="string">
            <text:p>121</text:p>
          </table:table-cell>
          <table:table-cell table:formula="of:=IF([.B25]=1;[.E25]*[.F25])" office:value-type="float" office:value="0" calcext:value-type="float">
            <text:p>0</text:p>
          </table:table-cell>
          <table:table-cell table:formula="of:=IF(ISNUMBER([.G25]);[.G2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0,893)</text:p>
          </table:table-cell>
          <table:table-cell table:formula="of:=IF([.A26]=&quot;do()&quot;;TRUE();IF([.A26]=&quot;don't()&quot;;FALSE();IF([.B25]=1;TRUE();FALSE())))" office:value-type="boolean" office:boolean-value="false" calcext:value-type="boolean">
            <text:p>FALSCH</text:p>
          </table:table-cell>
          <table:table-cell table:formula="of:=ORG.LIBREOFFICE.REGEX([.A26];&quot;\d{1,3},&quot;)" office:value-type="string" office:string-value="790," calcext:value-type="string">
            <text:p>790,</text:p>
          </table:table-cell>
          <table:table-cell table:formula="of:=ORG.LIBREOFFICE.REGEX([.A26];&quot;,\d{1,3}&quot;)" office:value-type="string" office:string-value=",893" calcext:value-type="string">
            <text:p>,893</text:p>
          </table:table-cell>
          <table:table-cell table:formula="of:=ORG.LIBREOFFICE.REGEX([.C26];&quot;\d{1,3}&quot;)" office:value-type="string" office:string-value="790" calcext:value-type="string">
            <text:p>790</text:p>
          </table:table-cell>
          <table:table-cell table:formula="of:=ORG.LIBREOFFICE.REGEX([.D26];&quot;\d{1,3}&quot;)" office:value-type="string" office:string-value="893" calcext:value-type="string">
            <text:p>893</text:p>
          </table:table-cell>
          <table:table-cell table:formula="of:=IF([.B26]=1;[.E26]*[.F26])" office:value-type="float" office:value="0" calcext:value-type="float">
            <text:p>0</text:p>
          </table:table-cell>
          <table:table-cell table:formula="of:=IF(ISNUMBER([.G26]);[.G2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85,741)</text:p>
          </table:table-cell>
          <table:table-cell table:formula="of:=IF([.A27]=&quot;do()&quot;;TRUE();IF([.A27]=&quot;don't()&quot;;FALSE();IF([.B26]=1;TRUE();FALSE())))" office:value-type="boolean" office:boolean-value="false" calcext:value-type="boolean">
            <text:p>FALSCH</text:p>
          </table:table-cell>
          <table:table-cell table:formula="of:=ORG.LIBREOFFICE.REGEX([.A27];&quot;\d{1,3},&quot;)" office:value-type="string" office:string-value="985," calcext:value-type="string">
            <text:p>985,</text:p>
          </table:table-cell>
          <table:table-cell table:formula="of:=ORG.LIBREOFFICE.REGEX([.A27];&quot;,\d{1,3}&quot;)" office:value-type="string" office:string-value=",741" calcext:value-type="string">
            <text:p>,741</text:p>
          </table:table-cell>
          <table:table-cell table:formula="of:=ORG.LIBREOFFICE.REGEX([.C27];&quot;\d{1,3}&quot;)" office:value-type="string" office:string-value="985" calcext:value-type="string">
            <text:p>985</text:p>
          </table:table-cell>
          <table:table-cell table:formula="of:=ORG.LIBREOFFICE.REGEX([.D27];&quot;\d{1,3}&quot;)" office:value-type="string" office:string-value="741" calcext:value-type="string">
            <text:p>741</text:p>
          </table:table-cell>
          <table:table-cell table:formula="of:=IF([.B27]=1;[.E27]*[.F27])" office:value-type="float" office:value="0" calcext:value-type="float">
            <text:p>0</text:p>
          </table:table-cell>
          <table:table-cell table:formula="of:=IF(ISNUMBER([.G27]);[.G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8]=&quot;do()&quot;;TRUE();IF([.A28]=&quot;don't()&quot;;FALSE();IF([.B27]=1;TRUE();FALSE())))" office:value-type="boolean" office:boolean-value="true" calcext:value-type="boolean">
            <text:p>WAHR</text:p>
          </table:table-cell>
          <table:table-cell table:formula="of:=ORG.LIBREOFFICE.REGEX([.A28];&quot;\d{1,3},&quot;)" office:value-type="string" office:string-value="" calcext:value-type="error">
            <text:p>#N/A</text:p>
          </table:table-cell>
          <table:table-cell table:formula="of:=ORG.LIBREOFFICE.REGEX([.A28];&quot;,\d{1,3}&quot;)" office:value-type="string" office:string-value="" calcext:value-type="error">
            <text:p>#N/A</text:p>
          </table:table-cell>
          <table:table-cell table:formula="of:=ORG.LIBREOFFICE.REGEX([.C28];&quot;\d{1,3}&quot;)" office:value-type="string" office:string-value="" calcext:value-type="error">
            <text:p>#N/A</text:p>
          </table:table-cell>
          <table:table-cell table:formula="of:=ORG.LIBREOFFICE.REGEX([.D28];&quot;\d{1,3}&quot;)" office:value-type="string" office:string-value="" calcext:value-type="error">
            <text:p>#N/A</text:p>
          </table:table-cell>
          <table:table-cell table:formula="of:=IF([.B28]=1;[.E28]*[.F28])" office:value-type="string" office:string-value="" calcext:value-type="error">
            <text:p>#N/A</text:p>
          </table:table-cell>
          <table:table-cell table:formula="of:=IF(ISNUMBER([.G28]);[.G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1,154)</text:p>
          </table:table-cell>
          <table:table-cell table:formula="of:=IF([.A29]=&quot;do()&quot;;TRUE();IF([.A29]=&quot;don't()&quot;;FALSE();IF([.B28]=1;TRUE();FALSE())))" office:value-type="boolean" office:boolean-value="true" calcext:value-type="boolean">
            <text:p>WAHR</text:p>
          </table:table-cell>
          <table:table-cell table:formula="of:=ORG.LIBREOFFICE.REGEX([.A29];&quot;\d{1,3},&quot;)" office:value-type="string" office:string-value="961," calcext:value-type="string">
            <text:p>961,</text:p>
          </table:table-cell>
          <table:table-cell table:formula="of:=ORG.LIBREOFFICE.REGEX([.A29];&quot;,\d{1,3}&quot;)" office:value-type="string" office:string-value=",154" calcext:value-type="string">
            <text:p>,154</text:p>
          </table:table-cell>
          <table:table-cell table:formula="of:=ORG.LIBREOFFICE.REGEX([.C29];&quot;\d{1,3}&quot;)" office:value-type="string" office:string-value="961" calcext:value-type="string">
            <text:p>961</text:p>
          </table:table-cell>
          <table:table-cell table:formula="of:=ORG.LIBREOFFICE.REGEX([.D29];&quot;\d{1,3}&quot;)" office:value-type="string" office:string-value="154" calcext:value-type="string">
            <text:p>154</text:p>
          </table:table-cell>
          <table:table-cell table:formula="of:=IF([.B29]=1;[.E29]*[.F29])" office:value-type="float" office:value="147994" calcext:value-type="float">
            <text:p>147994</text:p>
          </table:table-cell>
          <table:table-cell table:formula="of:=IF(ISNUMBER([.G29]);[.G29];0)" office:value-type="float" office:value="147994" calcext:value-type="float">
            <text:p>147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40,357)</text:p>
          </table:table-cell>
          <table:table-cell table:formula="of:=IF([.A30]=&quot;do()&quot;;TRUE();IF([.A30]=&quot;don't()&quot;;FALSE();IF([.B29]=1;TRUE();FALSE())))" office:value-type="boolean" office:boolean-value="true" calcext:value-type="boolean">
            <text:p>WAHR</text:p>
          </table:table-cell>
          <table:table-cell table:formula="of:=ORG.LIBREOFFICE.REGEX([.A30];&quot;\d{1,3},&quot;)" office:value-type="string" office:string-value="840," calcext:value-type="string">
            <text:p>840,</text:p>
          </table:table-cell>
          <table:table-cell table:formula="of:=ORG.LIBREOFFICE.REGEX([.A30];&quot;,\d{1,3}&quot;)" office:value-type="string" office:string-value=",357" calcext:value-type="string">
            <text:p>,357</text:p>
          </table:table-cell>
          <table:table-cell table:formula="of:=ORG.LIBREOFFICE.REGEX([.C30];&quot;\d{1,3}&quot;)" office:value-type="string" office:string-value="840" calcext:value-type="string">
            <text:p>840</text:p>
          </table:table-cell>
          <table:table-cell table:formula="of:=ORG.LIBREOFFICE.REGEX([.D30];&quot;\d{1,3}&quot;)" office:value-type="string" office:string-value="357" calcext:value-type="string">
            <text:p>357</text:p>
          </table:table-cell>
          <table:table-cell table:formula="of:=IF([.B30]=1;[.E30]*[.F30])" office:value-type="float" office:value="299880" calcext:value-type="float">
            <text:p>299880</text:p>
          </table:table-cell>
          <table:table-cell table:formula="of:=IF(ISNUMBER([.G30]);[.G30];0)" office:value-type="float" office:value="299880" calcext:value-type="float">
            <text:p>2998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,948)</text:p>
          </table:table-cell>
          <table:table-cell table:formula="of:=IF([.A31]=&quot;do()&quot;;TRUE();IF([.A31]=&quot;don't()&quot;;FALSE();IF([.B30]=1;TRUE();FALSE())))" office:value-type="boolean" office:boolean-value="true" calcext:value-type="boolean">
            <text:p>WAHR</text:p>
          </table:table-cell>
          <table:table-cell table:formula="of:=ORG.LIBREOFFICE.REGEX([.A31];&quot;\d{1,3},&quot;)" office:value-type="string" office:string-value="47," calcext:value-type="string">
            <text:p>47,</text:p>
          </table:table-cell>
          <table:table-cell table:formula="of:=ORG.LIBREOFFICE.REGEX([.A31];&quot;,\d{1,3}&quot;)" office:value-type="string" office:string-value=",948" calcext:value-type="string">
            <text:p>,948</text:p>
          </table:table-cell>
          <table:table-cell table:formula="of:=ORG.LIBREOFFICE.REGEX([.C31];&quot;\d{1,3}&quot;)" office:value-type="string" office:string-value="47" calcext:value-type="string">
            <text:p>47</text:p>
          </table:table-cell>
          <table:table-cell table:formula="of:=ORG.LIBREOFFICE.REGEX([.D31];&quot;\d{1,3}&quot;)" office:value-type="string" office:string-value="948" calcext:value-type="string">
            <text:p>948</text:p>
          </table:table-cell>
          <table:table-cell table:formula="of:=IF([.B31]=1;[.E31]*[.F31])" office:value-type="float" office:value="44556" calcext:value-type="float">
            <text:p>44556</text:p>
          </table:table-cell>
          <table:table-cell table:formula="of:=IF(ISNUMBER([.G31]);[.G31];0)" office:value-type="float" office:value="44556" calcext:value-type="float">
            <text:p>445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1,33)</text:p>
          </table:table-cell>
          <table:table-cell table:formula="of:=IF([.A32]=&quot;do()&quot;;TRUE();IF([.A32]=&quot;don't()&quot;;FALSE();IF([.B31]=1;TRUE();FALSE())))" office:value-type="boolean" office:boolean-value="true" calcext:value-type="boolean">
            <text:p>WAHR</text:p>
          </table:table-cell>
          <table:table-cell table:formula="of:=ORG.LIBREOFFICE.REGEX([.A32];&quot;\d{1,3},&quot;)" office:value-type="string" office:string-value="331," calcext:value-type="string">
            <text:p>331,</text:p>
          </table:table-cell>
          <table:table-cell table:formula="of:=ORG.LIBREOFFICE.REGEX([.A32];&quot;,\d{1,3}&quot;)" office:value-type="string" office:string-value=",33" calcext:value-type="string">
            <text:p>,33</text:p>
          </table:table-cell>
          <table:table-cell table:formula="of:=ORG.LIBREOFFICE.REGEX([.C32];&quot;\d{1,3}&quot;)" office:value-type="string" office:string-value="331" calcext:value-type="string">
            <text:p>331</text:p>
          </table:table-cell>
          <table:table-cell table:formula="of:=ORG.LIBREOFFICE.REGEX([.D32];&quot;\d{1,3}&quot;)" office:value-type="string" office:string-value="33" calcext:value-type="string">
            <text:p>33</text:p>
          </table:table-cell>
          <table:table-cell table:formula="of:=IF([.B32]=1;[.E32]*[.F32])" office:value-type="float" office:value="10923" calcext:value-type="float">
            <text:p>10923</text:p>
          </table:table-cell>
          <table:table-cell table:formula="of:=IF(ISNUMBER([.G32]);[.G32];0)" office:value-type="float" office:value="10923" calcext:value-type="float">
            <text:p>109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83,456)</text:p>
          </table:table-cell>
          <table:table-cell table:formula="of:=IF([.A33]=&quot;do()&quot;;TRUE();IF([.A33]=&quot;don't()&quot;;FALSE();IF([.B32]=1;TRUE();FALSE())))" office:value-type="boolean" office:boolean-value="true" calcext:value-type="boolean">
            <text:p>WAHR</text:p>
          </table:table-cell>
          <table:table-cell table:formula="of:=ORG.LIBREOFFICE.REGEX([.A33];&quot;\d{1,3},&quot;)" office:value-type="string" office:string-value="983," calcext:value-type="string">
            <text:p>983,</text:p>
          </table:table-cell>
          <table:table-cell table:formula="of:=ORG.LIBREOFFICE.REGEX([.A33];&quot;,\d{1,3}&quot;)" office:value-type="string" office:string-value=",456" calcext:value-type="string">
            <text:p>,456</text:p>
          </table:table-cell>
          <table:table-cell table:formula="of:=ORG.LIBREOFFICE.REGEX([.C33];&quot;\d{1,3}&quot;)" office:value-type="string" office:string-value="983" calcext:value-type="string">
            <text:p>983</text:p>
          </table:table-cell>
          <table:table-cell table:formula="of:=ORG.LIBREOFFICE.REGEX([.D33];&quot;\d{1,3}&quot;)" office:value-type="string" office:string-value="456" calcext:value-type="string">
            <text:p>456</text:p>
          </table:table-cell>
          <table:table-cell table:formula="of:=IF([.B33]=1;[.E33]*[.F33])" office:value-type="float" office:value="448248" calcext:value-type="float">
            <text:p>448248</text:p>
          </table:table-cell>
          <table:table-cell table:formula="of:=IF(ISNUMBER([.G33]);[.G33];0)" office:value-type="float" office:value="448248" calcext:value-type="float">
            <text:p>4482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0,500)</text:p>
          </table:table-cell>
          <table:table-cell table:formula="of:=IF([.A34]=&quot;do()&quot;;TRUE();IF([.A34]=&quot;don't()&quot;;FALSE();IF([.B33]=1;TRUE();FALSE())))" office:value-type="boolean" office:boolean-value="true" calcext:value-type="boolean">
            <text:p>WAHR</text:p>
          </table:table-cell>
          <table:table-cell table:formula="of:=ORG.LIBREOFFICE.REGEX([.A34];&quot;\d{1,3},&quot;)" office:value-type="string" office:string-value="660," calcext:value-type="string">
            <text:p>660,</text:p>
          </table:table-cell>
          <table:table-cell table:formula="of:=ORG.LIBREOFFICE.REGEX([.A34];&quot;,\d{1,3}&quot;)" office:value-type="string" office:string-value=",500" calcext:value-type="string">
            <text:p>,500</text:p>
          </table:table-cell>
          <table:table-cell table:formula="of:=ORG.LIBREOFFICE.REGEX([.C34];&quot;\d{1,3}&quot;)" office:value-type="string" office:string-value="660" calcext:value-type="string">
            <text:p>660</text:p>
          </table:table-cell>
          <table:table-cell table:formula="of:=ORG.LIBREOFFICE.REGEX([.D34];&quot;\d{1,3}&quot;)" office:value-type="string" office:string-value="500" calcext:value-type="string">
            <text:p>500</text:p>
          </table:table-cell>
          <table:table-cell table:formula="of:=IF([.B34]=1;[.E34]*[.F34])" office:value-type="float" office:value="330000" calcext:value-type="float">
            <text:p>330000</text:p>
          </table:table-cell>
          <table:table-cell table:formula="of:=IF(ISNUMBER([.G34]);[.G34];0)" office:value-type="float" office:value="330000" calcext:value-type="float">
            <text:p>33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14,834)</text:p>
          </table:table-cell>
          <table:table-cell table:formula="of:=IF([.A35]=&quot;do()&quot;;TRUE();IF([.A35]=&quot;don't()&quot;;FALSE();IF([.B34]=1;TRUE();FALSE())))" office:value-type="boolean" office:boolean-value="true" calcext:value-type="boolean">
            <text:p>WAHR</text:p>
          </table:table-cell>
          <table:table-cell table:formula="of:=ORG.LIBREOFFICE.REGEX([.A35];&quot;\d{1,3},&quot;)" office:value-type="string" office:string-value="414," calcext:value-type="string">
            <text:p>414,</text:p>
          </table:table-cell>
          <table:table-cell table:formula="of:=ORG.LIBREOFFICE.REGEX([.A35];&quot;,\d{1,3}&quot;)" office:value-type="string" office:string-value=",834" calcext:value-type="string">
            <text:p>,834</text:p>
          </table:table-cell>
          <table:table-cell table:formula="of:=ORG.LIBREOFFICE.REGEX([.C35];&quot;\d{1,3}&quot;)" office:value-type="string" office:string-value="414" calcext:value-type="string">
            <text:p>414</text:p>
          </table:table-cell>
          <table:table-cell table:formula="of:=ORG.LIBREOFFICE.REGEX([.D35];&quot;\d{1,3}&quot;)" office:value-type="string" office:string-value="834" calcext:value-type="string">
            <text:p>834</text:p>
          </table:table-cell>
          <table:table-cell table:formula="of:=IF([.B35]=1;[.E35]*[.F35])" office:value-type="float" office:value="345276" calcext:value-type="float">
            <text:p>345276</text:p>
          </table:table-cell>
          <table:table-cell table:formula="of:=IF(ISNUMBER([.G35]);[.G35];0)" office:value-type="float" office:value="345276" calcext:value-type="float">
            <text:p>3452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1,732)</text:p>
          </table:table-cell>
          <table:table-cell table:formula="of:=IF([.A36]=&quot;do()&quot;;TRUE();IF([.A36]=&quot;don't()&quot;;FALSE();IF([.B35]=1;TRUE();FALSE())))" office:value-type="boolean" office:boolean-value="true" calcext:value-type="boolean">
            <text:p>WAHR</text:p>
          </table:table-cell>
          <table:table-cell table:formula="of:=ORG.LIBREOFFICE.REGEX([.A36];&quot;\d{1,3},&quot;)" office:value-type="string" office:string-value="961," calcext:value-type="string">
            <text:p>961,</text:p>
          </table:table-cell>
          <table:table-cell table:formula="of:=ORG.LIBREOFFICE.REGEX([.A36];&quot;,\d{1,3}&quot;)" office:value-type="string" office:string-value=",732" calcext:value-type="string">
            <text:p>,732</text:p>
          </table:table-cell>
          <table:table-cell table:formula="of:=ORG.LIBREOFFICE.REGEX([.C36];&quot;\d{1,3}&quot;)" office:value-type="string" office:string-value="961" calcext:value-type="string">
            <text:p>961</text:p>
          </table:table-cell>
          <table:table-cell table:formula="of:=ORG.LIBREOFFICE.REGEX([.D36];&quot;\d{1,3}&quot;)" office:value-type="string" office:string-value="732" calcext:value-type="string">
            <text:p>732</text:p>
          </table:table-cell>
          <table:table-cell table:formula="of:=IF([.B36]=1;[.E36]*[.F36])" office:value-type="float" office:value="703452" calcext:value-type="float">
            <text:p>703452</text:p>
          </table:table-cell>
          <table:table-cell table:formula="of:=IF(ISNUMBER([.G36]);[.G36];0)" office:value-type="float" office:value="703452" calcext:value-type="float">
            <text:p>703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69,618)</text:p>
          </table:table-cell>
          <table:table-cell table:formula="of:=IF([.A37]=&quot;do()&quot;;TRUE();IF([.A37]=&quot;don't()&quot;;FALSE();IF([.B36]=1;TRUE();FALSE())))" office:value-type="boolean" office:boolean-value="true" calcext:value-type="boolean">
            <text:p>WAHR</text:p>
          </table:table-cell>
          <table:table-cell table:formula="of:=ORG.LIBREOFFICE.REGEX([.A37];&quot;\d{1,3},&quot;)" office:value-type="string" office:string-value="869," calcext:value-type="string">
            <text:p>869,</text:p>
          </table:table-cell>
          <table:table-cell table:formula="of:=ORG.LIBREOFFICE.REGEX([.A37];&quot;,\d{1,3}&quot;)" office:value-type="string" office:string-value=",618" calcext:value-type="string">
            <text:p>,618</text:p>
          </table:table-cell>
          <table:table-cell table:formula="of:=ORG.LIBREOFFICE.REGEX([.C37];&quot;\d{1,3}&quot;)" office:value-type="string" office:string-value="869" calcext:value-type="string">
            <text:p>869</text:p>
          </table:table-cell>
          <table:table-cell table:formula="of:=ORG.LIBREOFFICE.REGEX([.D37];&quot;\d{1,3}&quot;)" office:value-type="string" office:string-value="618" calcext:value-type="string">
            <text:p>618</text:p>
          </table:table-cell>
          <table:table-cell table:formula="of:=IF([.B37]=1;[.E37]*[.F37])" office:value-type="float" office:value="537042" calcext:value-type="float">
            <text:p>537042</text:p>
          </table:table-cell>
          <table:table-cell table:formula="of:=IF(ISNUMBER([.G37]);[.G37];0)" office:value-type="float" office:value="537042" calcext:value-type="float">
            <text:p>5370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5,208)</text:p>
          </table:table-cell>
          <table:table-cell table:formula="of:=IF([.A38]=&quot;do()&quot;;TRUE();IF([.A38]=&quot;don't()&quot;;FALSE();IF([.B37]=1;TRUE();FALSE())))" office:value-type="boolean" office:boolean-value="true" calcext:value-type="boolean">
            <text:p>WAHR</text:p>
          </table:table-cell>
          <table:table-cell table:formula="of:=ORG.LIBREOFFICE.REGEX([.A38];&quot;\d{1,3},&quot;)" office:value-type="string" office:string-value="265," calcext:value-type="string">
            <text:p>265,</text:p>
          </table:table-cell>
          <table:table-cell table:formula="of:=ORG.LIBREOFFICE.REGEX([.A38];&quot;,\d{1,3}&quot;)" office:value-type="string" office:string-value=",208" calcext:value-type="string">
            <text:p>,208</text:p>
          </table:table-cell>
          <table:table-cell table:formula="of:=ORG.LIBREOFFICE.REGEX([.C38];&quot;\d{1,3}&quot;)" office:value-type="string" office:string-value="265" calcext:value-type="string">
            <text:p>265</text:p>
          </table:table-cell>
          <table:table-cell table:formula="of:=ORG.LIBREOFFICE.REGEX([.D38];&quot;\d{1,3}&quot;)" office:value-type="string" office:string-value="208" calcext:value-type="string">
            <text:p>208</text:p>
          </table:table-cell>
          <table:table-cell table:formula="of:=IF([.B38]=1;[.E38]*[.F38])" office:value-type="float" office:value="55120" calcext:value-type="float">
            <text:p>55120</text:p>
          </table:table-cell>
          <table:table-cell table:formula="of:=IF(ISNUMBER([.G38]);[.G38];0)" office:value-type="float" office:value="55120" calcext:value-type="float">
            <text:p>55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3,747)</text:p>
          </table:table-cell>
          <table:table-cell table:formula="of:=IF([.A39]=&quot;do()&quot;;TRUE();IF([.A39]=&quot;don't()&quot;;FALSE();IF([.B38]=1;TRUE();FALSE())))" office:value-type="boolean" office:boolean-value="true" calcext:value-type="boolean">
            <text:p>WAHR</text:p>
          </table:table-cell>
          <table:table-cell table:formula="of:=ORG.LIBREOFFICE.REGEX([.A39];&quot;\d{1,3},&quot;)" office:value-type="string" office:string-value="803," calcext:value-type="string">
            <text:p>803,</text:p>
          </table:table-cell>
          <table:table-cell table:formula="of:=ORG.LIBREOFFICE.REGEX([.A39];&quot;,\d{1,3}&quot;)" office:value-type="string" office:string-value=",747" calcext:value-type="string">
            <text:p>,747</text:p>
          </table:table-cell>
          <table:table-cell table:formula="of:=ORG.LIBREOFFICE.REGEX([.C39];&quot;\d{1,3}&quot;)" office:value-type="string" office:string-value="803" calcext:value-type="string">
            <text:p>803</text:p>
          </table:table-cell>
          <table:table-cell table:formula="of:=ORG.LIBREOFFICE.REGEX([.D39];&quot;\d{1,3}&quot;)" office:value-type="string" office:string-value="747" calcext:value-type="string">
            <text:p>747</text:p>
          </table:table-cell>
          <table:table-cell table:formula="of:=IF([.B39]=1;[.E39]*[.F39])" office:value-type="float" office:value="599841" calcext:value-type="float">
            <text:p>599841</text:p>
          </table:table-cell>
          <table:table-cell table:formula="of:=IF(ISNUMBER([.G39]);[.G39];0)" office:value-type="float" office:value="599841" calcext:value-type="float">
            <text:p>5998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90,565)</text:p>
          </table:table-cell>
          <table:table-cell table:formula="of:=IF([.A40]=&quot;do()&quot;;TRUE();IF([.A40]=&quot;don't()&quot;;FALSE();IF([.B39]=1;TRUE();FALSE())))" office:value-type="boolean" office:boolean-value="true" calcext:value-type="boolean">
            <text:p>WAHR</text:p>
          </table:table-cell>
          <table:table-cell table:formula="of:=ORG.LIBREOFFICE.REGEX([.A40];&quot;\d{1,3},&quot;)" office:value-type="string" office:string-value="490," calcext:value-type="string">
            <text:p>490,</text:p>
          </table:table-cell>
          <table:table-cell table:formula="of:=ORG.LIBREOFFICE.REGEX([.A40];&quot;,\d{1,3}&quot;)" office:value-type="string" office:string-value=",565" calcext:value-type="string">
            <text:p>,565</text:p>
          </table:table-cell>
          <table:table-cell table:formula="of:=ORG.LIBREOFFICE.REGEX([.C40];&quot;\d{1,3}&quot;)" office:value-type="string" office:string-value="490" calcext:value-type="string">
            <text:p>490</text:p>
          </table:table-cell>
          <table:table-cell table:formula="of:=ORG.LIBREOFFICE.REGEX([.D40];&quot;\d{1,3}&quot;)" office:value-type="string" office:string-value="565" calcext:value-type="string">
            <text:p>565</text:p>
          </table:table-cell>
          <table:table-cell table:formula="of:=IF([.B40]=1;[.E40]*[.F40])" office:value-type="float" office:value="276850" calcext:value-type="float">
            <text:p>276850</text:p>
          </table:table-cell>
          <table:table-cell table:formula="of:=IF(ISNUMBER([.G40]);[.G40];0)" office:value-type="float" office:value="276850" calcext:value-type="float">
            <text:p>276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8,882)</text:p>
          </table:table-cell>
          <table:table-cell table:formula="of:=IF([.A41]=&quot;do()&quot;;TRUE();IF([.A41]=&quot;don't()&quot;;FALSE();IF([.B40]=1;TRUE();FALSE())))" office:value-type="boolean" office:boolean-value="true" calcext:value-type="boolean">
            <text:p>WAHR</text:p>
          </table:table-cell>
          <table:table-cell table:formula="of:=ORG.LIBREOFFICE.REGEX([.A41];&quot;\d{1,3},&quot;)" office:value-type="string" office:string-value="238," calcext:value-type="string">
            <text:p>238,</text:p>
          </table:table-cell>
          <table:table-cell table:formula="of:=ORG.LIBREOFFICE.REGEX([.A41];&quot;,\d{1,3}&quot;)" office:value-type="string" office:string-value=",882" calcext:value-type="string">
            <text:p>,882</text:p>
          </table:table-cell>
          <table:table-cell table:formula="of:=ORG.LIBREOFFICE.REGEX([.C41];&quot;\d{1,3}&quot;)" office:value-type="string" office:string-value="238" calcext:value-type="string">
            <text:p>238</text:p>
          </table:table-cell>
          <table:table-cell table:formula="of:=ORG.LIBREOFFICE.REGEX([.D41];&quot;\d{1,3}&quot;)" office:value-type="string" office:string-value="882" calcext:value-type="string">
            <text:p>882</text:p>
          </table:table-cell>
          <table:table-cell table:formula="of:=IF([.B41]=1;[.E41]*[.F41])" office:value-type="float" office:value="209916" calcext:value-type="float">
            <text:p>209916</text:p>
          </table:table-cell>
          <table:table-cell table:formula="of:=IF(ISNUMBER([.G41]);[.G41];0)" office:value-type="float" office:value="209916" calcext:value-type="float">
            <text:p>2099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9,355)</text:p>
          </table:table-cell>
          <table:table-cell table:formula="of:=IF([.A42]=&quot;do()&quot;;TRUE();IF([.A42]=&quot;don't()&quot;;FALSE();IF([.B41]=1;TRUE();FALSE())))" office:value-type="boolean" office:boolean-value="true" calcext:value-type="boolean">
            <text:p>WAHR</text:p>
          </table:table-cell>
          <table:table-cell table:formula="of:=ORG.LIBREOFFICE.REGEX([.A42];&quot;\d{1,3},&quot;)" office:value-type="string" office:string-value="629," calcext:value-type="string">
            <text:p>629,</text:p>
          </table:table-cell>
          <table:table-cell table:formula="of:=ORG.LIBREOFFICE.REGEX([.A42];&quot;,\d{1,3}&quot;)" office:value-type="string" office:string-value=",355" calcext:value-type="string">
            <text:p>,355</text:p>
          </table:table-cell>
          <table:table-cell table:formula="of:=ORG.LIBREOFFICE.REGEX([.C42];&quot;\d{1,3}&quot;)" office:value-type="string" office:string-value="629" calcext:value-type="string">
            <text:p>629</text:p>
          </table:table-cell>
          <table:table-cell table:formula="of:=ORG.LIBREOFFICE.REGEX([.D42];&quot;\d{1,3}&quot;)" office:value-type="string" office:string-value="355" calcext:value-type="string">
            <text:p>355</text:p>
          </table:table-cell>
          <table:table-cell table:formula="of:=IF([.B42]=1;[.E42]*[.F42])" office:value-type="float" office:value="223295" calcext:value-type="float">
            <text:p>223295</text:p>
          </table:table-cell>
          <table:table-cell table:formula="of:=IF(ISNUMBER([.G42]);[.G42];0)" office:value-type="float" office:value="223295" calcext:value-type="float">
            <text:p>2232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1,172)</text:p>
          </table:table-cell>
          <table:table-cell table:formula="of:=IF([.A43]=&quot;do()&quot;;TRUE();IF([.A43]=&quot;don't()&quot;;FALSE();IF([.B42]=1;TRUE();FALSE())))" office:value-type="boolean" office:boolean-value="true" calcext:value-type="boolean">
            <text:p>WAHR</text:p>
          </table:table-cell>
          <table:table-cell table:formula="of:=ORG.LIBREOFFICE.REGEX([.A43];&quot;\d{1,3},&quot;)" office:value-type="string" office:string-value="441," calcext:value-type="string">
            <text:p>441,</text:p>
          </table:table-cell>
          <table:table-cell table:formula="of:=ORG.LIBREOFFICE.REGEX([.A43];&quot;,\d{1,3}&quot;)" office:value-type="string" office:string-value=",172" calcext:value-type="string">
            <text:p>,172</text:p>
          </table:table-cell>
          <table:table-cell table:formula="of:=ORG.LIBREOFFICE.REGEX([.C43];&quot;\d{1,3}&quot;)" office:value-type="string" office:string-value="441" calcext:value-type="string">
            <text:p>441</text:p>
          </table:table-cell>
          <table:table-cell table:formula="of:=ORG.LIBREOFFICE.REGEX([.D43];&quot;\d{1,3}&quot;)" office:value-type="string" office:string-value="172" calcext:value-type="string">
            <text:p>172</text:p>
          </table:table-cell>
          <table:table-cell table:formula="of:=IF([.B43]=1;[.E43]*[.F43])" office:value-type="float" office:value="75852" calcext:value-type="float">
            <text:p>75852</text:p>
          </table:table-cell>
          <table:table-cell table:formula="of:=IF(ISNUMBER([.G43]);[.G43];0)" office:value-type="float" office:value="75852" calcext:value-type="float">
            <text:p>758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8,85)</text:p>
          </table:table-cell>
          <table:table-cell table:formula="of:=IF([.A44]=&quot;do()&quot;;TRUE();IF([.A44]=&quot;don't()&quot;;FALSE();IF([.B43]=1;TRUE();FALSE())))" office:value-type="boolean" office:boolean-value="true" calcext:value-type="boolean">
            <text:p>WAHR</text:p>
          </table:table-cell>
          <table:table-cell table:formula="of:=ORG.LIBREOFFICE.REGEX([.A44];&quot;\d{1,3},&quot;)" office:value-type="string" office:string-value="628," calcext:value-type="string">
            <text:p>628,</text:p>
          </table:table-cell>
          <table:table-cell table:formula="of:=ORG.LIBREOFFICE.REGEX([.A44];&quot;,\d{1,3}&quot;)" office:value-type="string" office:string-value=",85" calcext:value-type="string">
            <text:p>,85</text:p>
          </table:table-cell>
          <table:table-cell table:formula="of:=ORG.LIBREOFFICE.REGEX([.C44];&quot;\d{1,3}&quot;)" office:value-type="string" office:string-value="628" calcext:value-type="string">
            <text:p>628</text:p>
          </table:table-cell>
          <table:table-cell table:formula="of:=ORG.LIBREOFFICE.REGEX([.D44];&quot;\d{1,3}&quot;)" office:value-type="string" office:string-value="85" calcext:value-type="string">
            <text:p>85</text:p>
          </table:table-cell>
          <table:table-cell table:formula="of:=IF([.B44]=1;[.E44]*[.F44])" office:value-type="float" office:value="53380" calcext:value-type="float">
            <text:p>53380</text:p>
          </table:table-cell>
          <table:table-cell table:formula="of:=IF(ISNUMBER([.G44]);[.G44];0)" office:value-type="float" office:value="53380" calcext:value-type="float">
            <text:p>533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9,935)</text:p>
          </table:table-cell>
          <table:table-cell table:formula="of:=IF([.A45]=&quot;do()&quot;;TRUE();IF([.A45]=&quot;don't()&quot;;FALSE();IF([.B44]=1;TRUE();FALSE())))" office:value-type="boolean" office:boolean-value="true" calcext:value-type="boolean">
            <text:p>WAHR</text:p>
          </table:table-cell>
          <table:table-cell table:formula="of:=ORG.LIBREOFFICE.REGEX([.A45];&quot;\d{1,3},&quot;)" office:value-type="string" office:string-value="509," calcext:value-type="string">
            <text:p>509,</text:p>
          </table:table-cell>
          <table:table-cell table:formula="of:=ORG.LIBREOFFICE.REGEX([.A45];&quot;,\d{1,3}&quot;)" office:value-type="string" office:string-value=",935" calcext:value-type="string">
            <text:p>,935</text:p>
          </table:table-cell>
          <table:table-cell table:formula="of:=ORG.LIBREOFFICE.REGEX([.C45];&quot;\d{1,3}&quot;)" office:value-type="string" office:string-value="509" calcext:value-type="string">
            <text:p>509</text:p>
          </table:table-cell>
          <table:table-cell table:formula="of:=ORG.LIBREOFFICE.REGEX([.D45];&quot;\d{1,3}&quot;)" office:value-type="string" office:string-value="935" calcext:value-type="string">
            <text:p>935</text:p>
          </table:table-cell>
          <table:table-cell table:formula="of:=IF([.B45]=1;[.E45]*[.F45])" office:value-type="float" office:value="475915" calcext:value-type="float">
            <text:p>475915</text:p>
          </table:table-cell>
          <table:table-cell table:formula="of:=IF(ISNUMBER([.G45]);[.G45];0)" office:value-type="float" office:value="475915" calcext:value-type="float">
            <text:p>4759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27,783)</text:p>
          </table:table-cell>
          <table:table-cell table:formula="of:=IF([.A46]=&quot;do()&quot;;TRUE();IF([.A46]=&quot;don't()&quot;;FALSE();IF([.B45]=1;TRUE();FALSE())))" office:value-type="boolean" office:boolean-value="true" calcext:value-type="boolean">
            <text:p>WAHR</text:p>
          </table:table-cell>
          <table:table-cell table:formula="of:=ORG.LIBREOFFICE.REGEX([.A46];&quot;\d{1,3},&quot;)" office:value-type="string" office:string-value="727," calcext:value-type="string">
            <text:p>727,</text:p>
          </table:table-cell>
          <table:table-cell table:formula="of:=ORG.LIBREOFFICE.REGEX([.A46];&quot;,\d{1,3}&quot;)" office:value-type="string" office:string-value=",783" calcext:value-type="string">
            <text:p>,783</text:p>
          </table:table-cell>
          <table:table-cell table:formula="of:=ORG.LIBREOFFICE.REGEX([.C46];&quot;\d{1,3}&quot;)" office:value-type="string" office:string-value="727" calcext:value-type="string">
            <text:p>727</text:p>
          </table:table-cell>
          <table:table-cell table:formula="of:=ORG.LIBREOFFICE.REGEX([.D46];&quot;\d{1,3}&quot;)" office:value-type="string" office:string-value="783" calcext:value-type="string">
            <text:p>783</text:p>
          </table:table-cell>
          <table:table-cell table:formula="of:=IF([.B46]=1;[.E46]*[.F46])" office:value-type="float" office:value="569241" calcext:value-type="float">
            <text:p>569241</text:p>
          </table:table-cell>
          <table:table-cell table:formula="of:=IF(ISNUMBER([.G46]);[.G46];0)" office:value-type="float" office:value="569241" calcext:value-type="float">
            <text:p>5692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,582)</text:p>
          </table:table-cell>
          <table:table-cell table:formula="of:=IF([.A47]=&quot;do()&quot;;TRUE();IF([.A47]=&quot;don't()&quot;;FALSE();IF([.B46]=1;TRUE();FALSE())))" office:value-type="boolean" office:boolean-value="true" calcext:value-type="boolean">
            <text:p>WAHR</text:p>
          </table:table-cell>
          <table:table-cell table:formula="of:=ORG.LIBREOFFICE.REGEX([.A47];&quot;\d{1,3},&quot;)" office:value-type="string" office:string-value="75," calcext:value-type="string">
            <text:p>75,</text:p>
          </table:table-cell>
          <table:table-cell table:formula="of:=ORG.LIBREOFFICE.REGEX([.A47];&quot;,\d{1,3}&quot;)" office:value-type="string" office:string-value=",582" calcext:value-type="string">
            <text:p>,582</text:p>
          </table:table-cell>
          <table:table-cell table:formula="of:=ORG.LIBREOFFICE.REGEX([.C47];&quot;\d{1,3}&quot;)" office:value-type="string" office:string-value="75" calcext:value-type="string">
            <text:p>75</text:p>
          </table:table-cell>
          <table:table-cell table:formula="of:=ORG.LIBREOFFICE.REGEX([.D47];&quot;\d{1,3}&quot;)" office:value-type="string" office:string-value="582" calcext:value-type="string">
            <text:p>582</text:p>
          </table:table-cell>
          <table:table-cell table:formula="of:=IF([.B47]=1;[.E47]*[.F47])" office:value-type="float" office:value="43650" calcext:value-type="float">
            <text:p>43650</text:p>
          </table:table-cell>
          <table:table-cell table:formula="of:=IF(ISNUMBER([.G47]);[.G47];0)" office:value-type="float" office:value="43650" calcext:value-type="float">
            <text:p>4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6,901)</text:p>
          </table:table-cell>
          <table:table-cell table:formula="of:=IF([.A48]=&quot;do()&quot;;TRUE();IF([.A48]=&quot;don't()&quot;;FALSE();IF([.B47]=1;TRUE();FALSE())))" office:value-type="boolean" office:boolean-value="true" calcext:value-type="boolean">
            <text:p>WAHR</text:p>
          </table:table-cell>
          <table:table-cell table:formula="of:=ORG.LIBREOFFICE.REGEX([.A48];&quot;\d{1,3},&quot;)" office:value-type="string" office:string-value="616," calcext:value-type="string">
            <text:p>616,</text:p>
          </table:table-cell>
          <table:table-cell table:formula="of:=ORG.LIBREOFFICE.REGEX([.A48];&quot;,\d{1,3}&quot;)" office:value-type="string" office:string-value=",901" calcext:value-type="string">
            <text:p>,901</text:p>
          </table:table-cell>
          <table:table-cell table:formula="of:=ORG.LIBREOFFICE.REGEX([.C48];&quot;\d{1,3}&quot;)" office:value-type="string" office:string-value="616" calcext:value-type="string">
            <text:p>616</text:p>
          </table:table-cell>
          <table:table-cell table:formula="of:=ORG.LIBREOFFICE.REGEX([.D48];&quot;\d{1,3}&quot;)" office:value-type="string" office:string-value="901" calcext:value-type="string">
            <text:p>901</text:p>
          </table:table-cell>
          <table:table-cell table:formula="of:=IF([.B48]=1;[.E48]*[.F48])" office:value-type="float" office:value="555016" calcext:value-type="float">
            <text:p>555016</text:p>
          </table:table-cell>
          <table:table-cell table:formula="of:=IF(ISNUMBER([.G48]);[.G48];0)" office:value-type="float" office:value="555016" calcext:value-type="float">
            <text:p>5550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8,812)</text:p>
          </table:table-cell>
          <table:table-cell table:formula="of:=IF([.A49]=&quot;do()&quot;;TRUE();IF([.A49]=&quot;don't()&quot;;FALSE();IF([.B48]=1;TRUE();FALSE())))" office:value-type="boolean" office:boolean-value="true" calcext:value-type="boolean">
            <text:p>WAHR</text:p>
          </table:table-cell>
          <table:table-cell table:formula="of:=ORG.LIBREOFFICE.REGEX([.A49];&quot;\d{1,3},&quot;)" office:value-type="string" office:string-value="568," calcext:value-type="string">
            <text:p>568,</text:p>
          </table:table-cell>
          <table:table-cell table:formula="of:=ORG.LIBREOFFICE.REGEX([.A49];&quot;,\d{1,3}&quot;)" office:value-type="string" office:string-value=",812" calcext:value-type="string">
            <text:p>,812</text:p>
          </table:table-cell>
          <table:table-cell table:formula="of:=ORG.LIBREOFFICE.REGEX([.C49];&quot;\d{1,3}&quot;)" office:value-type="string" office:string-value="568" calcext:value-type="string">
            <text:p>568</text:p>
          </table:table-cell>
          <table:table-cell table:formula="of:=ORG.LIBREOFFICE.REGEX([.D49];&quot;\d{1,3}&quot;)" office:value-type="string" office:string-value="812" calcext:value-type="string">
            <text:p>812</text:p>
          </table:table-cell>
          <table:table-cell table:formula="of:=IF([.B49]=1;[.E49]*[.F49])" office:value-type="float" office:value="461216" calcext:value-type="float">
            <text:p>461216</text:p>
          </table:table-cell>
          <table:table-cell table:formula="of:=IF(ISNUMBER([.G49]);[.G49];0)" office:value-type="float" office:value="461216" calcext:value-type="float">
            <text:p>461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3,395)</text:p>
          </table:table-cell>
          <table:table-cell table:formula="of:=IF([.A50]=&quot;do()&quot;;TRUE();IF([.A50]=&quot;don't()&quot;;FALSE();IF([.B49]=1;TRUE();FALSE())))" office:value-type="boolean" office:boolean-value="true" calcext:value-type="boolean">
            <text:p>WAHR</text:p>
          </table:table-cell>
          <table:table-cell table:formula="of:=ORG.LIBREOFFICE.REGEX([.A50];&quot;\d{1,3},&quot;)" office:value-type="string" office:string-value="833," calcext:value-type="string">
            <text:p>833,</text:p>
          </table:table-cell>
          <table:table-cell table:formula="of:=ORG.LIBREOFFICE.REGEX([.A50];&quot;,\d{1,3}&quot;)" office:value-type="string" office:string-value=",395" calcext:value-type="string">
            <text:p>,395</text:p>
          </table:table-cell>
          <table:table-cell table:formula="of:=ORG.LIBREOFFICE.REGEX([.C50];&quot;\d{1,3}&quot;)" office:value-type="string" office:string-value="833" calcext:value-type="string">
            <text:p>833</text:p>
          </table:table-cell>
          <table:table-cell table:formula="of:=ORG.LIBREOFFICE.REGEX([.D50];&quot;\d{1,3}&quot;)" office:value-type="string" office:string-value="395" calcext:value-type="string">
            <text:p>395</text:p>
          </table:table-cell>
          <table:table-cell table:formula="of:=IF([.B50]=1;[.E50]*[.F50])" office:value-type="float" office:value="329035" calcext:value-type="float">
            <text:p>329035</text:p>
          </table:table-cell>
          <table:table-cell table:formula="of:=IF(ISNUMBER([.G50]);[.G50];0)" office:value-type="float" office:value="329035" calcext:value-type="float">
            <text:p>3290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4,354)</text:p>
          </table:table-cell>
          <table:table-cell table:formula="of:=IF([.A51]=&quot;do()&quot;;TRUE();IF([.A51]=&quot;don't()&quot;;FALSE();IF([.B50]=1;TRUE();FALSE())))" office:value-type="boolean" office:boolean-value="true" calcext:value-type="boolean">
            <text:p>WAHR</text:p>
          </table:table-cell>
          <table:table-cell table:formula="of:=ORG.LIBREOFFICE.REGEX([.A51];&quot;\d{1,3},&quot;)" office:value-type="string" office:string-value="734," calcext:value-type="string">
            <text:p>734,</text:p>
          </table:table-cell>
          <table:table-cell table:formula="of:=ORG.LIBREOFFICE.REGEX([.A51];&quot;,\d{1,3}&quot;)" office:value-type="string" office:string-value=",354" calcext:value-type="string">
            <text:p>,354</text:p>
          </table:table-cell>
          <table:table-cell table:formula="of:=ORG.LIBREOFFICE.REGEX([.C51];&quot;\d{1,3}&quot;)" office:value-type="string" office:string-value="734" calcext:value-type="string">
            <text:p>734</text:p>
          </table:table-cell>
          <table:table-cell table:formula="of:=ORG.LIBREOFFICE.REGEX([.D51];&quot;\d{1,3}&quot;)" office:value-type="string" office:string-value="354" calcext:value-type="string">
            <text:p>354</text:p>
          </table:table-cell>
          <table:table-cell table:formula="of:=IF([.B51]=1;[.E51]*[.F51])" office:value-type="float" office:value="259836" calcext:value-type="float">
            <text:p>259836</text:p>
          </table:table-cell>
          <table:table-cell table:formula="of:=IF(ISNUMBER([.G51]);[.G51];0)" office:value-type="float" office:value="259836" calcext:value-type="float">
            <text:p>2598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4,367)</text:p>
          </table:table-cell>
          <table:table-cell table:formula="of:=IF([.A52]=&quot;do()&quot;;TRUE();IF([.A52]=&quot;don't()&quot;;FALSE();IF([.B51]=1;TRUE();FALSE())))" office:value-type="boolean" office:boolean-value="true" calcext:value-type="boolean">
            <text:p>WAHR</text:p>
          </table:table-cell>
          <table:table-cell table:formula="of:=ORG.LIBREOFFICE.REGEX([.A52];&quot;\d{1,3},&quot;)" office:value-type="string" office:string-value="344," calcext:value-type="string">
            <text:p>344,</text:p>
          </table:table-cell>
          <table:table-cell table:formula="of:=ORG.LIBREOFFICE.REGEX([.A52];&quot;,\d{1,3}&quot;)" office:value-type="string" office:string-value=",367" calcext:value-type="string">
            <text:p>,367</text:p>
          </table:table-cell>
          <table:table-cell table:formula="of:=ORG.LIBREOFFICE.REGEX([.C52];&quot;\d{1,3}&quot;)" office:value-type="string" office:string-value="344" calcext:value-type="string">
            <text:p>344</text:p>
          </table:table-cell>
          <table:table-cell table:formula="of:=ORG.LIBREOFFICE.REGEX([.D52];&quot;\d{1,3}&quot;)" office:value-type="string" office:string-value="367" calcext:value-type="string">
            <text:p>367</text:p>
          </table:table-cell>
          <table:table-cell table:formula="of:=IF([.B52]=1;[.E52]*[.F52])" office:value-type="float" office:value="126248" calcext:value-type="float">
            <text:p>126248</text:p>
          </table:table-cell>
          <table:table-cell table:formula="of:=IF(ISNUMBER([.G52]);[.G52];0)" office:value-type="float" office:value="126248" calcext:value-type="float">
            <text:p>1262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84,545)</text:p>
          </table:table-cell>
          <table:table-cell table:formula="of:=IF([.A53]=&quot;do()&quot;;TRUE();IF([.A53]=&quot;don't()&quot;;FALSE();IF([.B52]=1;TRUE();FALSE())))" office:value-type="boolean" office:boolean-value="true" calcext:value-type="boolean">
            <text:p>WAHR</text:p>
          </table:table-cell>
          <table:table-cell table:formula="of:=ORG.LIBREOFFICE.REGEX([.A53];&quot;\d{1,3},&quot;)" office:value-type="string" office:string-value="884," calcext:value-type="string">
            <text:p>884,</text:p>
          </table:table-cell>
          <table:table-cell table:formula="of:=ORG.LIBREOFFICE.REGEX([.A53];&quot;,\d{1,3}&quot;)" office:value-type="string" office:string-value=",545" calcext:value-type="string">
            <text:p>,545</text:p>
          </table:table-cell>
          <table:table-cell table:formula="of:=ORG.LIBREOFFICE.REGEX([.C53];&quot;\d{1,3}&quot;)" office:value-type="string" office:string-value="884" calcext:value-type="string">
            <text:p>884</text:p>
          </table:table-cell>
          <table:table-cell table:formula="of:=ORG.LIBREOFFICE.REGEX([.D53];&quot;\d{1,3}&quot;)" office:value-type="string" office:string-value="545" calcext:value-type="string">
            <text:p>545</text:p>
          </table:table-cell>
          <table:table-cell table:formula="of:=IF([.B53]=1;[.E53]*[.F53])" office:value-type="float" office:value="481780" calcext:value-type="float">
            <text:p>481780</text:p>
          </table:table-cell>
          <table:table-cell table:formula="of:=IF(ISNUMBER([.G53]);[.G53];0)" office:value-type="float" office:value="481780" calcext:value-type="float">
            <text:p>4817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81,829)</text:p>
          </table:table-cell>
          <table:table-cell table:formula="of:=IF([.A54]=&quot;do()&quot;;TRUE();IF([.A54]=&quot;don't()&quot;;FALSE();IF([.B53]=1;TRUE();FALSE())))" office:value-type="boolean" office:boolean-value="true" calcext:value-type="boolean">
            <text:p>WAHR</text:p>
          </table:table-cell>
          <table:table-cell table:formula="of:=ORG.LIBREOFFICE.REGEX([.A54];&quot;\d{1,3},&quot;)" office:value-type="string" office:string-value="981," calcext:value-type="string">
            <text:p>981,</text:p>
          </table:table-cell>
          <table:table-cell table:formula="of:=ORG.LIBREOFFICE.REGEX([.A54];&quot;,\d{1,3}&quot;)" office:value-type="string" office:string-value=",829" calcext:value-type="string">
            <text:p>,829</text:p>
          </table:table-cell>
          <table:table-cell table:formula="of:=ORG.LIBREOFFICE.REGEX([.C54];&quot;\d{1,3}&quot;)" office:value-type="string" office:string-value="981" calcext:value-type="string">
            <text:p>981</text:p>
          </table:table-cell>
          <table:table-cell table:formula="of:=ORG.LIBREOFFICE.REGEX([.D54];&quot;\d{1,3}&quot;)" office:value-type="string" office:string-value="829" calcext:value-type="string">
            <text:p>829</text:p>
          </table:table-cell>
          <table:table-cell table:formula="of:=IF([.B54]=1;[.E54]*[.F54])" office:value-type="float" office:value="813249" calcext:value-type="float">
            <text:p>813249</text:p>
          </table:table-cell>
          <table:table-cell table:formula="of:=IF(ISNUMBER([.G54]);[.G54];0)" office:value-type="float" office:value="813249" calcext:value-type="float">
            <text:p>8132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4,22)</text:p>
          </table:table-cell>
          <table:table-cell table:formula="of:=IF([.A55]=&quot;do()&quot;;TRUE();IF([.A55]=&quot;don't()&quot;;FALSE();IF([.B54]=1;TRUE();FALSE())))" office:value-type="boolean" office:boolean-value="true" calcext:value-type="boolean">
            <text:p>WAHR</text:p>
          </table:table-cell>
          <table:table-cell table:formula="of:=ORG.LIBREOFFICE.REGEX([.A55];&quot;\d{1,3},&quot;)" office:value-type="string" office:string-value="444," calcext:value-type="string">
            <text:p>444,</text:p>
          </table:table-cell>
          <table:table-cell table:formula="of:=ORG.LIBREOFFICE.REGEX([.A55];&quot;,\d{1,3}&quot;)" office:value-type="string" office:string-value=",22" calcext:value-type="string">
            <text:p>,22</text:p>
          </table:table-cell>
          <table:table-cell table:formula="of:=ORG.LIBREOFFICE.REGEX([.C55];&quot;\d{1,3}&quot;)" office:value-type="string" office:string-value="444" calcext:value-type="string">
            <text:p>444</text:p>
          </table:table-cell>
          <table:table-cell table:formula="of:=ORG.LIBREOFFICE.REGEX([.D55];&quot;\d{1,3}&quot;)" office:value-type="string" office:string-value="22" calcext:value-type="string">
            <text:p>22</text:p>
          </table:table-cell>
          <table:table-cell table:formula="of:=IF([.B55]=1;[.E55]*[.F55])" office:value-type="float" office:value="9768" calcext:value-type="float">
            <text:p>9768</text:p>
          </table:table-cell>
          <table:table-cell table:formula="of:=IF(ISNUMBER([.G55]);[.G55];0)" office:value-type="float" office:value="9768" calcext:value-type="float">
            <text:p>97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7,636)</text:p>
          </table:table-cell>
          <table:table-cell table:formula="of:=IF([.A56]=&quot;do()&quot;;TRUE();IF([.A56]=&quot;don't()&quot;;FALSE();IF([.B55]=1;TRUE();FALSE())))" office:value-type="boolean" office:boolean-value="true" calcext:value-type="boolean">
            <text:p>WAHR</text:p>
          </table:table-cell>
          <table:table-cell table:formula="of:=ORG.LIBREOFFICE.REGEX([.A56];&quot;\d{1,3},&quot;)" office:value-type="string" office:string-value="257," calcext:value-type="string">
            <text:p>257,</text:p>
          </table:table-cell>
          <table:table-cell table:formula="of:=ORG.LIBREOFFICE.REGEX([.A56];&quot;,\d{1,3}&quot;)" office:value-type="string" office:string-value=",636" calcext:value-type="string">
            <text:p>,636</text:p>
          </table:table-cell>
          <table:table-cell table:formula="of:=ORG.LIBREOFFICE.REGEX([.C56];&quot;\d{1,3}&quot;)" office:value-type="string" office:string-value="257" calcext:value-type="string">
            <text:p>257</text:p>
          </table:table-cell>
          <table:table-cell table:formula="of:=ORG.LIBREOFFICE.REGEX([.D56];&quot;\d{1,3}&quot;)" office:value-type="string" office:string-value="636" calcext:value-type="string">
            <text:p>636</text:p>
          </table:table-cell>
          <table:table-cell table:formula="of:=IF([.B56]=1;[.E56]*[.F56])" office:value-type="float" office:value="163452" calcext:value-type="float">
            <text:p>163452</text:p>
          </table:table-cell>
          <table:table-cell table:formula="of:=IF(ISNUMBER([.G56]);[.G56];0)" office:value-type="float" office:value="163452" calcext:value-type="float">
            <text:p>163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3,941)</text:p>
          </table:table-cell>
          <table:table-cell table:formula="of:=IF([.A57]=&quot;do()&quot;;TRUE();IF([.A57]=&quot;don't()&quot;;FALSE();IF([.B56]=1;TRUE();FALSE())))" office:value-type="boolean" office:boolean-value="true" calcext:value-type="boolean">
            <text:p>WAHR</text:p>
          </table:table-cell>
          <table:table-cell table:formula="of:=ORG.LIBREOFFICE.REGEX([.A57];&quot;\d{1,3},&quot;)" office:value-type="string" office:string-value="603," calcext:value-type="string">
            <text:p>603,</text:p>
          </table:table-cell>
          <table:table-cell table:formula="of:=ORG.LIBREOFFICE.REGEX([.A57];&quot;,\d{1,3}&quot;)" office:value-type="string" office:string-value=",941" calcext:value-type="string">
            <text:p>,941</text:p>
          </table:table-cell>
          <table:table-cell table:formula="of:=ORG.LIBREOFFICE.REGEX([.C57];&quot;\d{1,3}&quot;)" office:value-type="string" office:string-value="603" calcext:value-type="string">
            <text:p>603</text:p>
          </table:table-cell>
          <table:table-cell table:formula="of:=ORG.LIBREOFFICE.REGEX([.D57];&quot;\d{1,3}&quot;)" office:value-type="string" office:string-value="941" calcext:value-type="string">
            <text:p>941</text:p>
          </table:table-cell>
          <table:table-cell table:formula="of:=IF([.B57]=1;[.E57]*[.F57])" office:value-type="float" office:value="567423" calcext:value-type="float">
            <text:p>567423</text:p>
          </table:table-cell>
          <table:table-cell table:formula="of:=IF(ISNUMBER([.G57]);[.G57];0)" office:value-type="float" office:value="567423" calcext:value-type="float">
            <text:p>567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09,476)</text:p>
          </table:table-cell>
          <table:table-cell table:formula="of:=IF([.A58]=&quot;do()&quot;;TRUE();IF([.A58]=&quot;don't()&quot;;FALSE();IF([.B57]=1;TRUE();FALSE())))" office:value-type="boolean" office:boolean-value="true" calcext:value-type="boolean">
            <text:p>WAHR</text:p>
          </table:table-cell>
          <table:table-cell table:formula="of:=ORG.LIBREOFFICE.REGEX([.A58];&quot;\d{1,3},&quot;)" office:value-type="string" office:string-value="109," calcext:value-type="string">
            <text:p>109,</text:p>
          </table:table-cell>
          <table:table-cell table:formula="of:=ORG.LIBREOFFICE.REGEX([.A58];&quot;,\d{1,3}&quot;)" office:value-type="string" office:string-value=",476" calcext:value-type="string">
            <text:p>,476</text:p>
          </table:table-cell>
          <table:table-cell table:formula="of:=ORG.LIBREOFFICE.REGEX([.C58];&quot;\d{1,3}&quot;)" office:value-type="string" office:string-value="109" calcext:value-type="string">
            <text:p>109</text:p>
          </table:table-cell>
          <table:table-cell table:formula="of:=ORG.LIBREOFFICE.REGEX([.D58];&quot;\d{1,3}&quot;)" office:value-type="string" office:string-value="476" calcext:value-type="string">
            <text:p>476</text:p>
          </table:table-cell>
          <table:table-cell table:formula="of:=IF([.B58]=1;[.E58]*[.F58])" office:value-type="float" office:value="51884" calcext:value-type="float">
            <text:p>51884</text:p>
          </table:table-cell>
          <table:table-cell table:formula="of:=IF(ISNUMBER([.G58]);[.G58];0)" office:value-type="float" office:value="51884" calcext:value-type="float">
            <text:p>518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9,108)</text:p>
          </table:table-cell>
          <table:table-cell table:formula="of:=IF([.A59]=&quot;do()&quot;;TRUE();IF([.A59]=&quot;don't()&quot;;FALSE();IF([.B58]=1;TRUE();FALSE())))" office:value-type="boolean" office:boolean-value="true" calcext:value-type="boolean">
            <text:p>WAHR</text:p>
          </table:table-cell>
          <table:table-cell table:formula="of:=ORG.LIBREOFFICE.REGEX([.A59];&quot;\d{1,3},&quot;)" office:value-type="string" office:string-value="149," calcext:value-type="string">
            <text:p>149,</text:p>
          </table:table-cell>
          <table:table-cell table:formula="of:=ORG.LIBREOFFICE.REGEX([.A59];&quot;,\d{1,3}&quot;)" office:value-type="string" office:string-value=",108" calcext:value-type="string">
            <text:p>,108</text:p>
          </table:table-cell>
          <table:table-cell table:formula="of:=ORG.LIBREOFFICE.REGEX([.C59];&quot;\d{1,3}&quot;)" office:value-type="string" office:string-value="149" calcext:value-type="string">
            <text:p>149</text:p>
          </table:table-cell>
          <table:table-cell table:formula="of:=ORG.LIBREOFFICE.REGEX([.D59];&quot;\d{1,3}&quot;)" office:value-type="string" office:string-value="108" calcext:value-type="string">
            <text:p>108</text:p>
          </table:table-cell>
          <table:table-cell table:formula="of:=IF([.B59]=1;[.E59]*[.F59])" office:value-type="float" office:value="16092" calcext:value-type="float">
            <text:p>16092</text:p>
          </table:table-cell>
          <table:table-cell table:formula="of:=IF(ISNUMBER([.G59]);[.G59];0)" office:value-type="float" office:value="16092" calcext:value-type="float">
            <text:p>160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16,634)</text:p>
          </table:table-cell>
          <table:table-cell table:formula="of:=IF([.A60]=&quot;do()&quot;;TRUE();IF([.A60]=&quot;don't()&quot;;FALSE();IF([.B59]=1;TRUE();FALSE())))" office:value-type="boolean" office:boolean-value="true" calcext:value-type="boolean">
            <text:p>WAHR</text:p>
          </table:table-cell>
          <table:table-cell table:formula="of:=ORG.LIBREOFFICE.REGEX([.A60];&quot;\d{1,3},&quot;)" office:value-type="string" office:string-value="716," calcext:value-type="string">
            <text:p>716,</text:p>
          </table:table-cell>
          <table:table-cell table:formula="of:=ORG.LIBREOFFICE.REGEX([.A60];&quot;,\d{1,3}&quot;)" office:value-type="string" office:string-value=",634" calcext:value-type="string">
            <text:p>,634</text:p>
          </table:table-cell>
          <table:table-cell table:formula="of:=ORG.LIBREOFFICE.REGEX([.C60];&quot;\d{1,3}&quot;)" office:value-type="string" office:string-value="716" calcext:value-type="string">
            <text:p>716</text:p>
          </table:table-cell>
          <table:table-cell table:formula="of:=ORG.LIBREOFFICE.REGEX([.D60];&quot;\d{1,3}&quot;)" office:value-type="string" office:string-value="634" calcext:value-type="string">
            <text:p>634</text:p>
          </table:table-cell>
          <table:table-cell table:formula="of:=IF([.B60]=1;[.E60]*[.F60])" office:value-type="float" office:value="453944" calcext:value-type="float">
            <text:p>453944</text:p>
          </table:table-cell>
          <table:table-cell table:formula="of:=IF(ISNUMBER([.G60]);[.G60];0)" office:value-type="float" office:value="453944" calcext:value-type="float">
            <text:p>4539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19,396)</text:p>
          </table:table-cell>
          <table:table-cell table:formula="of:=IF([.A61]=&quot;do()&quot;;TRUE();IF([.A61]=&quot;don't()&quot;;FALSE();IF([.B60]=1;TRUE();FALSE())))" office:value-type="boolean" office:boolean-value="true" calcext:value-type="boolean">
            <text:p>WAHR</text:p>
          </table:table-cell>
          <table:table-cell table:formula="of:=ORG.LIBREOFFICE.REGEX([.A61];&quot;\d{1,3},&quot;)" office:value-type="string" office:string-value="919," calcext:value-type="string">
            <text:p>919,</text:p>
          </table:table-cell>
          <table:table-cell table:formula="of:=ORG.LIBREOFFICE.REGEX([.A61];&quot;,\d{1,3}&quot;)" office:value-type="string" office:string-value=",396" calcext:value-type="string">
            <text:p>,396</text:p>
          </table:table-cell>
          <table:table-cell table:formula="of:=ORG.LIBREOFFICE.REGEX([.C61];&quot;\d{1,3}&quot;)" office:value-type="string" office:string-value="919" calcext:value-type="string">
            <text:p>919</text:p>
          </table:table-cell>
          <table:table-cell table:formula="of:=ORG.LIBREOFFICE.REGEX([.D61];&quot;\d{1,3}&quot;)" office:value-type="string" office:string-value="396" calcext:value-type="string">
            <text:p>396</text:p>
          </table:table-cell>
          <table:table-cell table:formula="of:=IF([.B61]=1;[.E61]*[.F61])" office:value-type="float" office:value="363924" calcext:value-type="float">
            <text:p>363924</text:p>
          </table:table-cell>
          <table:table-cell table:formula="of:=IF(ISNUMBER([.G61]);[.G61];0)" office:value-type="float" office:value="363924" calcext:value-type="float">
            <text:p>3639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49,950)</text:p>
          </table:table-cell>
          <table:table-cell table:formula="of:=IF([.A62]=&quot;do()&quot;;TRUE();IF([.A62]=&quot;don't()&quot;;FALSE();IF([.B61]=1;TRUE();FALSE())))" office:value-type="boolean" office:boolean-value="true" calcext:value-type="boolean">
            <text:p>WAHR</text:p>
          </table:table-cell>
          <table:table-cell table:formula="of:=ORG.LIBREOFFICE.REGEX([.A62];&quot;\d{1,3},&quot;)" office:value-type="string" office:string-value="949," calcext:value-type="string">
            <text:p>949,</text:p>
          </table:table-cell>
          <table:table-cell table:formula="of:=ORG.LIBREOFFICE.REGEX([.A62];&quot;,\d{1,3}&quot;)" office:value-type="string" office:string-value=",950" calcext:value-type="string">
            <text:p>,950</text:p>
          </table:table-cell>
          <table:table-cell table:formula="of:=ORG.LIBREOFFICE.REGEX([.C62];&quot;\d{1,3}&quot;)" office:value-type="string" office:string-value="949" calcext:value-type="string">
            <text:p>949</text:p>
          </table:table-cell>
          <table:table-cell table:formula="of:=ORG.LIBREOFFICE.REGEX([.D62];&quot;\d{1,3}&quot;)" office:value-type="string" office:string-value="950" calcext:value-type="string">
            <text:p>950</text:p>
          </table:table-cell>
          <table:table-cell table:formula="of:=IF([.B62]=1;[.E62]*[.F62])" office:value-type="float" office:value="901550" calcext:value-type="float">
            <text:p>901550</text:p>
          </table:table-cell>
          <table:table-cell table:formula="of:=IF(ISNUMBER([.G62]);[.G62];0)" office:value-type="float" office:value="901550" calcext:value-type="float">
            <text:p>9015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49,808)</text:p>
          </table:table-cell>
          <table:table-cell table:formula="of:=IF([.A63]=&quot;do()&quot;;TRUE();IF([.A63]=&quot;don't()&quot;;FALSE();IF([.B62]=1;TRUE();FALSE())))" office:value-type="boolean" office:boolean-value="true" calcext:value-type="boolean">
            <text:p>WAHR</text:p>
          </table:table-cell>
          <table:table-cell table:formula="of:=ORG.LIBREOFFICE.REGEX([.A63];&quot;\d{1,3},&quot;)" office:value-type="string" office:string-value="949," calcext:value-type="string">
            <text:p>949,</text:p>
          </table:table-cell>
          <table:table-cell table:formula="of:=ORG.LIBREOFFICE.REGEX([.A63];&quot;,\d{1,3}&quot;)" office:value-type="string" office:string-value=",808" calcext:value-type="string">
            <text:p>,808</text:p>
          </table:table-cell>
          <table:table-cell table:formula="of:=ORG.LIBREOFFICE.REGEX([.C63];&quot;\d{1,3}&quot;)" office:value-type="string" office:string-value="949" calcext:value-type="string">
            <text:p>949</text:p>
          </table:table-cell>
          <table:table-cell table:formula="of:=ORG.LIBREOFFICE.REGEX([.D63];&quot;\d{1,3}&quot;)" office:value-type="string" office:string-value="808" calcext:value-type="string">
            <text:p>808</text:p>
          </table:table-cell>
          <table:table-cell table:formula="of:=IF([.B63]=1;[.E63]*[.F63])" office:value-type="float" office:value="766792" calcext:value-type="float">
            <text:p>766792</text:p>
          </table:table-cell>
          <table:table-cell table:formula="of:=IF(ISNUMBER([.G63]);[.G63];0)" office:value-type="float" office:value="766792" calcext:value-type="float">
            <text:p>7667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8,162)</text:p>
          </table:table-cell>
          <table:table-cell table:formula="of:=IF([.A64]=&quot;do()&quot;;TRUE();IF([.A64]=&quot;don't()&quot;;FALSE();IF([.B63]=1;TRUE();FALSE())))" office:value-type="boolean" office:boolean-value="true" calcext:value-type="boolean">
            <text:p>WAHR</text:p>
          </table:table-cell>
          <table:table-cell table:formula="of:=ORG.LIBREOFFICE.REGEX([.A64];&quot;\d{1,3},&quot;)" office:value-type="string" office:string-value="678," calcext:value-type="string">
            <text:p>678,</text:p>
          </table:table-cell>
          <table:table-cell table:formula="of:=ORG.LIBREOFFICE.REGEX([.A64];&quot;,\d{1,3}&quot;)" office:value-type="string" office:string-value=",162" calcext:value-type="string">
            <text:p>,162</text:p>
          </table:table-cell>
          <table:table-cell table:formula="of:=ORG.LIBREOFFICE.REGEX([.C64];&quot;\d{1,3}&quot;)" office:value-type="string" office:string-value="678" calcext:value-type="string">
            <text:p>678</text:p>
          </table:table-cell>
          <table:table-cell table:formula="of:=ORG.LIBREOFFICE.REGEX([.D64];&quot;\d{1,3}&quot;)" office:value-type="string" office:string-value="162" calcext:value-type="string">
            <text:p>162</text:p>
          </table:table-cell>
          <table:table-cell table:formula="of:=IF([.B64]=1;[.E64]*[.F64])" office:value-type="float" office:value="109836" calcext:value-type="float">
            <text:p>109836</text:p>
          </table:table-cell>
          <table:table-cell table:formula="of:=IF(ISNUMBER([.G64]);[.G64];0)" office:value-type="float" office:value="109836" calcext:value-type="float">
            <text:p>1098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62,475)</text:p>
          </table:table-cell>
          <table:table-cell table:formula="of:=IF([.A65]=&quot;do()&quot;;TRUE();IF([.A65]=&quot;don't()&quot;;FALSE();IF([.B64]=1;TRUE();FALSE())))" office:value-type="boolean" office:boolean-value="true" calcext:value-type="boolean">
            <text:p>WAHR</text:p>
          </table:table-cell>
          <table:table-cell table:formula="of:=ORG.LIBREOFFICE.REGEX([.A65];&quot;\d{1,3},&quot;)" office:value-type="string" office:string-value="862," calcext:value-type="string">
            <text:p>862,</text:p>
          </table:table-cell>
          <table:table-cell table:formula="of:=ORG.LIBREOFFICE.REGEX([.A65];&quot;,\d{1,3}&quot;)" office:value-type="string" office:string-value=",475" calcext:value-type="string">
            <text:p>,475</text:p>
          </table:table-cell>
          <table:table-cell table:formula="of:=ORG.LIBREOFFICE.REGEX([.C65];&quot;\d{1,3}&quot;)" office:value-type="string" office:string-value="862" calcext:value-type="string">
            <text:p>862</text:p>
          </table:table-cell>
          <table:table-cell table:formula="of:=ORG.LIBREOFFICE.REGEX([.D65];&quot;\d{1,3}&quot;)" office:value-type="string" office:string-value="475" calcext:value-type="string">
            <text:p>475</text:p>
          </table:table-cell>
          <table:table-cell table:formula="of:=IF([.B65]=1;[.E65]*[.F65])" office:value-type="float" office:value="409450" calcext:value-type="float">
            <text:p>409450</text:p>
          </table:table-cell>
          <table:table-cell table:formula="of:=IF(ISNUMBER([.G65]);[.G65];0)" office:value-type="float" office:value="409450" calcext:value-type="float">
            <text:p>4094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0,321)</text:p>
          </table:table-cell>
          <table:table-cell table:formula="of:=IF([.A66]=&quot;do()&quot;;TRUE();IF([.A66]=&quot;don't()&quot;;FALSE();IF([.B65]=1;TRUE();FALSE())))" office:value-type="boolean" office:boolean-value="true" calcext:value-type="boolean">
            <text:p>WAHR</text:p>
          </table:table-cell>
          <table:table-cell table:formula="of:=ORG.LIBREOFFICE.REGEX([.A66];&quot;\d{1,3},&quot;)" office:value-type="string" office:string-value="750," calcext:value-type="string">
            <text:p>750,</text:p>
          </table:table-cell>
          <table:table-cell table:formula="of:=ORG.LIBREOFFICE.REGEX([.A66];&quot;,\d{1,3}&quot;)" office:value-type="string" office:string-value=",321" calcext:value-type="string">
            <text:p>,321</text:p>
          </table:table-cell>
          <table:table-cell table:formula="of:=ORG.LIBREOFFICE.REGEX([.C66];&quot;\d{1,3}&quot;)" office:value-type="string" office:string-value="750" calcext:value-type="string">
            <text:p>750</text:p>
          </table:table-cell>
          <table:table-cell table:formula="of:=ORG.LIBREOFFICE.REGEX([.D66];&quot;\d{1,3}&quot;)" office:value-type="string" office:string-value="321" calcext:value-type="string">
            <text:p>321</text:p>
          </table:table-cell>
          <table:table-cell table:formula="of:=IF([.B66]=1;[.E66]*[.F66])" office:value-type="float" office:value="240750" calcext:value-type="float">
            <text:p>240750</text:p>
          </table:table-cell>
          <table:table-cell table:formula="of:=IF(ISNUMBER([.G66]);[.G66];0)" office:value-type="float" office:value="240750" calcext:value-type="float">
            <text:p>240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53,52)</text:p>
          </table:table-cell>
          <table:table-cell table:formula="of:=IF([.A67]=&quot;do()&quot;;TRUE();IF([.A67]=&quot;don't()&quot;;FALSE();IF([.B66]=1;TRUE();FALSE())))" office:value-type="boolean" office:boolean-value="true" calcext:value-type="boolean">
            <text:p>WAHR</text:p>
          </table:table-cell>
          <table:table-cell table:formula="of:=ORG.LIBREOFFICE.REGEX([.A67];&quot;\d{1,3},&quot;)" office:value-type="string" office:string-value="953," calcext:value-type="string">
            <text:p>953,</text:p>
          </table:table-cell>
          <table:table-cell table:formula="of:=ORG.LIBREOFFICE.REGEX([.A67];&quot;,\d{1,3}&quot;)" office:value-type="string" office:string-value=",52" calcext:value-type="string">
            <text:p>,52</text:p>
          </table:table-cell>
          <table:table-cell table:formula="of:=ORG.LIBREOFFICE.REGEX([.C67];&quot;\d{1,3}&quot;)" office:value-type="string" office:string-value="953" calcext:value-type="string">
            <text:p>953</text:p>
          </table:table-cell>
          <table:table-cell table:formula="of:=ORG.LIBREOFFICE.REGEX([.D67];&quot;\d{1,3}&quot;)" office:value-type="string" office:string-value="52" calcext:value-type="string">
            <text:p>52</text:p>
          </table:table-cell>
          <table:table-cell table:formula="of:=IF([.B67]=1;[.E67]*[.F67])" office:value-type="float" office:value="49556" calcext:value-type="float">
            <text:p>49556</text:p>
          </table:table-cell>
          <table:table-cell table:formula="of:=IF(ISNUMBER([.G67]);[.G67];0)" office:value-type="float" office:value="49556" calcext:value-type="float">
            <text:p>495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8,319)</text:p>
          </table:table-cell>
          <table:table-cell table:formula="of:=IF([.A68]=&quot;do()&quot;;TRUE();IF([.A68]=&quot;don't()&quot;;FALSE();IF([.B67]=1;TRUE();FALSE())))" office:value-type="boolean" office:boolean-value="true" calcext:value-type="boolean">
            <text:p>WAHR</text:p>
          </table:table-cell>
          <table:table-cell table:formula="of:=ORG.LIBREOFFICE.REGEX([.A68];&quot;\d{1,3},&quot;)" office:value-type="string" office:string-value="408," calcext:value-type="string">
            <text:p>408,</text:p>
          </table:table-cell>
          <table:table-cell table:formula="of:=ORG.LIBREOFFICE.REGEX([.A68];&quot;,\d{1,3}&quot;)" office:value-type="string" office:string-value=",319" calcext:value-type="string">
            <text:p>,319</text:p>
          </table:table-cell>
          <table:table-cell table:formula="of:=ORG.LIBREOFFICE.REGEX([.C68];&quot;\d{1,3}&quot;)" office:value-type="string" office:string-value="408" calcext:value-type="string">
            <text:p>408</text:p>
          </table:table-cell>
          <table:table-cell table:formula="of:=ORG.LIBREOFFICE.REGEX([.D68];&quot;\d{1,3}&quot;)" office:value-type="string" office:string-value="319" calcext:value-type="string">
            <text:p>319</text:p>
          </table:table-cell>
          <table:table-cell table:formula="of:=IF([.B68]=1;[.E68]*[.F68])" office:value-type="float" office:value="130152" calcext:value-type="float">
            <text:p>130152</text:p>
          </table:table-cell>
          <table:table-cell table:formula="of:=IF(ISNUMBER([.G68]);[.G68];0)" office:value-type="float" office:value="130152" calcext:value-type="float">
            <text:p>1301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8,330)</text:p>
          </table:table-cell>
          <table:table-cell table:formula="of:=IF([.A69]=&quot;do()&quot;;TRUE();IF([.A69]=&quot;don't()&quot;;FALSE();IF([.B68]=1;TRUE();FALSE())))" office:value-type="boolean" office:boolean-value="true" calcext:value-type="boolean">
            <text:p>WAHR</text:p>
          </table:table-cell>
          <table:table-cell table:formula="of:=ORG.LIBREOFFICE.REGEX([.A69];&quot;\d{1,3},&quot;)" office:value-type="string" office:string-value="308," calcext:value-type="string">
            <text:p>308,</text:p>
          </table:table-cell>
          <table:table-cell table:formula="of:=ORG.LIBREOFFICE.REGEX([.A69];&quot;,\d{1,3}&quot;)" office:value-type="string" office:string-value=",330" calcext:value-type="string">
            <text:p>,330</text:p>
          </table:table-cell>
          <table:table-cell table:formula="of:=ORG.LIBREOFFICE.REGEX([.C69];&quot;\d{1,3}&quot;)" office:value-type="string" office:string-value="308" calcext:value-type="string">
            <text:p>308</text:p>
          </table:table-cell>
          <table:table-cell table:formula="of:=ORG.LIBREOFFICE.REGEX([.D69];&quot;\d{1,3}&quot;)" office:value-type="string" office:string-value="330" calcext:value-type="string">
            <text:p>330</text:p>
          </table:table-cell>
          <table:table-cell table:formula="of:=IF([.B69]=1;[.E69]*[.F69])" office:value-type="float" office:value="101640" calcext:value-type="float">
            <text:p>101640</text:p>
          </table:table-cell>
          <table:table-cell table:formula="of:=IF(ISNUMBER([.G69]);[.G69];0)" office:value-type="float" office:value="101640" calcext:value-type="float">
            <text:p>1016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70]=&quot;do()&quot;;TRUE();IF([.A70]=&quot;don't()&quot;;FALSE();IF([.B69]=1;TRUE();FALSE())))" office:value-type="boolean" office:boolean-value="true" calcext:value-type="boolean">
            <text:p>WAHR</text:p>
          </table:table-cell>
          <table:table-cell table:formula="of:=ORG.LIBREOFFICE.REGEX([.A70];&quot;\d{1,3},&quot;)" office:value-type="string" office:string-value="" calcext:value-type="error">
            <text:p>#N/A</text:p>
          </table:table-cell>
          <table:table-cell table:formula="of:=ORG.LIBREOFFICE.REGEX([.A70];&quot;,\d{1,3}&quot;)" office:value-type="string" office:string-value="" calcext:value-type="error">
            <text:p>#N/A</text:p>
          </table:table-cell>
          <table:table-cell table:formula="of:=ORG.LIBREOFFICE.REGEX([.C70];&quot;\d{1,3}&quot;)" office:value-type="string" office:string-value="" calcext:value-type="error">
            <text:p>#N/A</text:p>
          </table:table-cell>
          <table:table-cell table:formula="of:=ORG.LIBREOFFICE.REGEX([.D70];&quot;\d{1,3}&quot;)" office:value-type="string" office:string-value="" calcext:value-type="error">
            <text:p>#N/A</text:p>
          </table:table-cell>
          <table:table-cell table:formula="of:=IF([.B70]=1;[.E70]*[.F70])" office:value-type="string" office:string-value="" calcext:value-type="error">
            <text:p>#N/A</text:p>
          </table:table-cell>
          <table:table-cell table:formula="of:=IF(ISNUMBER([.G70]);[.G7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7,743)</text:p>
          </table:table-cell>
          <table:table-cell table:formula="of:=IF([.A71]=&quot;do()&quot;;TRUE();IF([.A71]=&quot;don't()&quot;;FALSE();IF([.B70]=1;TRUE();FALSE())))" office:value-type="boolean" office:boolean-value="true" calcext:value-type="boolean">
            <text:p>WAHR</text:p>
          </table:table-cell>
          <table:table-cell table:formula="of:=ORG.LIBREOFFICE.REGEX([.A71];&quot;\d{1,3},&quot;)" office:value-type="string" office:string-value="607," calcext:value-type="string">
            <text:p>607,</text:p>
          </table:table-cell>
          <table:table-cell table:formula="of:=ORG.LIBREOFFICE.REGEX([.A71];&quot;,\d{1,3}&quot;)" office:value-type="string" office:string-value=",743" calcext:value-type="string">
            <text:p>,743</text:p>
          </table:table-cell>
          <table:table-cell table:formula="of:=ORG.LIBREOFFICE.REGEX([.C71];&quot;\d{1,3}&quot;)" office:value-type="string" office:string-value="607" calcext:value-type="string">
            <text:p>607</text:p>
          </table:table-cell>
          <table:table-cell table:formula="of:=ORG.LIBREOFFICE.REGEX([.D71];&quot;\d{1,3}&quot;)" office:value-type="string" office:string-value="743" calcext:value-type="string">
            <text:p>743</text:p>
          </table:table-cell>
          <table:table-cell table:formula="of:=IF([.B71]=1;[.E71]*[.F71])" office:value-type="float" office:value="451001" calcext:value-type="float">
            <text:p>451001</text:p>
          </table:table-cell>
          <table:table-cell table:formula="of:=IF(ISNUMBER([.G71]);[.G71];0)" office:value-type="float" office:value="451001" calcext:value-type="float">
            <text:p>451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7,198)</text:p>
          </table:table-cell>
          <table:table-cell table:formula="of:=IF([.A72]=&quot;do()&quot;;TRUE();IF([.A72]=&quot;don't()&quot;;FALSE();IF([.B71]=1;TRUE();FALSE())))" office:value-type="boolean" office:boolean-value="true" calcext:value-type="boolean">
            <text:p>WAHR</text:p>
          </table:table-cell>
          <table:table-cell table:formula="of:=ORG.LIBREOFFICE.REGEX([.A72];&quot;\d{1,3},&quot;)" office:value-type="string" office:string-value="737," calcext:value-type="string">
            <text:p>737,</text:p>
          </table:table-cell>
          <table:table-cell table:formula="of:=ORG.LIBREOFFICE.REGEX([.A72];&quot;,\d{1,3}&quot;)" office:value-type="string" office:string-value=",198" calcext:value-type="string">
            <text:p>,198</text:p>
          </table:table-cell>
          <table:table-cell table:formula="of:=ORG.LIBREOFFICE.REGEX([.C72];&quot;\d{1,3}&quot;)" office:value-type="string" office:string-value="737" calcext:value-type="string">
            <text:p>737</text:p>
          </table:table-cell>
          <table:table-cell table:formula="of:=ORG.LIBREOFFICE.REGEX([.D72];&quot;\d{1,3}&quot;)" office:value-type="string" office:string-value="198" calcext:value-type="string">
            <text:p>198</text:p>
          </table:table-cell>
          <table:table-cell table:formula="of:=IF([.B72]=1;[.E72]*[.F72])" office:value-type="float" office:value="145926" calcext:value-type="float">
            <text:p>145926</text:p>
          </table:table-cell>
          <table:table-cell table:formula="of:=IF(ISNUMBER([.G72]);[.G72];0)" office:value-type="float" office:value="145926" calcext:value-type="float">
            <text:p>1459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9,606)</text:p>
          </table:table-cell>
          <table:table-cell table:formula="of:=IF([.A73]=&quot;do()&quot;;TRUE();IF([.A73]=&quot;don't()&quot;;FALSE();IF([.B72]=1;TRUE();FALSE())))" office:value-type="boolean" office:boolean-value="true" calcext:value-type="boolean">
            <text:p>WAHR</text:p>
          </table:table-cell>
          <table:table-cell table:formula="of:=ORG.LIBREOFFICE.REGEX([.A73];&quot;\d{1,3},&quot;)" office:value-type="string" office:string-value="979," calcext:value-type="string">
            <text:p>979,</text:p>
          </table:table-cell>
          <table:table-cell table:formula="of:=ORG.LIBREOFFICE.REGEX([.A73];&quot;,\d{1,3}&quot;)" office:value-type="string" office:string-value=",606" calcext:value-type="string">
            <text:p>,606</text:p>
          </table:table-cell>
          <table:table-cell table:formula="of:=ORG.LIBREOFFICE.REGEX([.C73];&quot;\d{1,3}&quot;)" office:value-type="string" office:string-value="979" calcext:value-type="string">
            <text:p>979</text:p>
          </table:table-cell>
          <table:table-cell table:formula="of:=ORG.LIBREOFFICE.REGEX([.D73];&quot;\d{1,3}&quot;)" office:value-type="string" office:string-value="606" calcext:value-type="string">
            <text:p>606</text:p>
          </table:table-cell>
          <table:table-cell table:formula="of:=IF([.B73]=1;[.E73]*[.F73])" office:value-type="float" office:value="593274" calcext:value-type="float">
            <text:p>593274</text:p>
          </table:table-cell>
          <table:table-cell table:formula="of:=IF(ISNUMBER([.G73]);[.G73];0)" office:value-type="float" office:value="593274" calcext:value-type="float">
            <text:p>5932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3,381)</text:p>
          </table:table-cell>
          <table:table-cell table:formula="of:=IF([.A74]=&quot;do()&quot;;TRUE();IF([.A74]=&quot;don't()&quot;;FALSE();IF([.B73]=1;TRUE();FALSE())))" office:value-type="boolean" office:boolean-value="true" calcext:value-type="boolean">
            <text:p>WAHR</text:p>
          </table:table-cell>
          <table:table-cell table:formula="of:=ORG.LIBREOFFICE.REGEX([.A74];&quot;\d{1,3},&quot;)" office:value-type="string" office:string-value="223," calcext:value-type="string">
            <text:p>223,</text:p>
          </table:table-cell>
          <table:table-cell table:formula="of:=ORG.LIBREOFFICE.REGEX([.A74];&quot;,\d{1,3}&quot;)" office:value-type="string" office:string-value=",381" calcext:value-type="string">
            <text:p>,381</text:p>
          </table:table-cell>
          <table:table-cell table:formula="of:=ORG.LIBREOFFICE.REGEX([.C74];&quot;\d{1,3}&quot;)" office:value-type="string" office:string-value="223" calcext:value-type="string">
            <text:p>223</text:p>
          </table:table-cell>
          <table:table-cell table:formula="of:=ORG.LIBREOFFICE.REGEX([.D74];&quot;\d{1,3}&quot;)" office:value-type="string" office:string-value="381" calcext:value-type="string">
            <text:p>381</text:p>
          </table:table-cell>
          <table:table-cell table:formula="of:=IF([.B74]=1;[.E74]*[.F74])" office:value-type="float" office:value="84963" calcext:value-type="float">
            <text:p>84963</text:p>
          </table:table-cell>
          <table:table-cell table:formula="of:=IF(ISNUMBER([.G74]);[.G74];0)" office:value-type="float" office:value="84963" calcext:value-type="float">
            <text:p>849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5,817)</text:p>
          </table:table-cell>
          <table:table-cell table:formula="of:=IF([.A75]=&quot;do()&quot;;TRUE();IF([.A75]=&quot;don't()&quot;;FALSE();IF([.B74]=1;TRUE();FALSE())))" office:value-type="boolean" office:boolean-value="true" calcext:value-type="boolean">
            <text:p>WAHR</text:p>
          </table:table-cell>
          <table:table-cell table:formula="of:=ORG.LIBREOFFICE.REGEX([.A75];&quot;\d{1,3},&quot;)" office:value-type="string" office:string-value="875," calcext:value-type="string">
            <text:p>875,</text:p>
          </table:table-cell>
          <table:table-cell table:formula="of:=ORG.LIBREOFFICE.REGEX([.A75];&quot;,\d{1,3}&quot;)" office:value-type="string" office:string-value=",817" calcext:value-type="string">
            <text:p>,817</text:p>
          </table:table-cell>
          <table:table-cell table:formula="of:=ORG.LIBREOFFICE.REGEX([.C75];&quot;\d{1,3}&quot;)" office:value-type="string" office:string-value="875" calcext:value-type="string">
            <text:p>875</text:p>
          </table:table-cell>
          <table:table-cell table:formula="of:=ORG.LIBREOFFICE.REGEX([.D75];&quot;\d{1,3}&quot;)" office:value-type="string" office:string-value="817" calcext:value-type="string">
            <text:p>817</text:p>
          </table:table-cell>
          <table:table-cell table:formula="of:=IF([.B75]=1;[.E75]*[.F75])" office:value-type="float" office:value="714875" calcext:value-type="float">
            <text:p>714875</text:p>
          </table:table-cell>
          <table:table-cell table:formula="of:=IF(ISNUMBER([.G75]);[.G75];0)" office:value-type="float" office:value="714875" calcext:value-type="float">
            <text:p>7148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9,646)</text:p>
          </table:table-cell>
          <table:table-cell table:formula="of:=IF([.A76]=&quot;do()&quot;;TRUE();IF([.A76]=&quot;don't()&quot;;FALSE();IF([.B75]=1;TRUE();FALSE())))" office:value-type="boolean" office:boolean-value="true" calcext:value-type="boolean">
            <text:p>WAHR</text:p>
          </table:table-cell>
          <table:table-cell table:formula="of:=ORG.LIBREOFFICE.REGEX([.A76];&quot;\d{1,3},&quot;)" office:value-type="string" office:string-value="799," calcext:value-type="string">
            <text:p>799,</text:p>
          </table:table-cell>
          <table:table-cell table:formula="of:=ORG.LIBREOFFICE.REGEX([.A76];&quot;,\d{1,3}&quot;)" office:value-type="string" office:string-value=",646" calcext:value-type="string">
            <text:p>,646</text:p>
          </table:table-cell>
          <table:table-cell table:formula="of:=ORG.LIBREOFFICE.REGEX([.C76];&quot;\d{1,3}&quot;)" office:value-type="string" office:string-value="799" calcext:value-type="string">
            <text:p>799</text:p>
          </table:table-cell>
          <table:table-cell table:formula="of:=ORG.LIBREOFFICE.REGEX([.D76];&quot;\d{1,3}&quot;)" office:value-type="string" office:string-value="646" calcext:value-type="string">
            <text:p>646</text:p>
          </table:table-cell>
          <table:table-cell table:formula="of:=IF([.B76]=1;[.E76]*[.F76])" office:value-type="float" office:value="516154" calcext:value-type="float">
            <text:p>516154</text:p>
          </table:table-cell>
          <table:table-cell table:formula="of:=IF(ISNUMBER([.G76]);[.G76];0)" office:value-type="float" office:value="516154" calcext:value-type="float">
            <text:p>5161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2,552)</text:p>
          </table:table-cell>
          <table:table-cell table:formula="of:=IF([.A77]=&quot;do()&quot;;TRUE();IF([.A77]=&quot;don't()&quot;;FALSE();IF([.B76]=1;TRUE();FALSE())))" office:value-type="boolean" office:boolean-value="true" calcext:value-type="boolean">
            <text:p>WAHR</text:p>
          </table:table-cell>
          <table:table-cell table:formula="of:=ORG.LIBREOFFICE.REGEX([.A77];&quot;\d{1,3},&quot;)" office:value-type="string" office:string-value="162," calcext:value-type="string">
            <text:p>162,</text:p>
          </table:table-cell>
          <table:table-cell table:formula="of:=ORG.LIBREOFFICE.REGEX([.A77];&quot;,\d{1,3}&quot;)" office:value-type="string" office:string-value=",552" calcext:value-type="string">
            <text:p>,552</text:p>
          </table:table-cell>
          <table:table-cell table:formula="of:=ORG.LIBREOFFICE.REGEX([.C77];&quot;\d{1,3}&quot;)" office:value-type="string" office:string-value="162" calcext:value-type="string">
            <text:p>162</text:p>
          </table:table-cell>
          <table:table-cell table:formula="of:=ORG.LIBREOFFICE.REGEX([.D77];&quot;\d{1,3}&quot;)" office:value-type="string" office:string-value="552" calcext:value-type="string">
            <text:p>552</text:p>
          </table:table-cell>
          <table:table-cell table:formula="of:=IF([.B77]=1;[.E77]*[.F77])" office:value-type="float" office:value="89424" calcext:value-type="float">
            <text:p>89424</text:p>
          </table:table-cell>
          <table:table-cell table:formula="of:=IF(ISNUMBER([.G77]);[.G77];0)" office:value-type="float" office:value="89424" calcext:value-type="float">
            <text:p>894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3,192)</text:p>
          </table:table-cell>
          <table:table-cell table:formula="of:=IF([.A78]=&quot;do()&quot;;TRUE();IF([.A78]=&quot;don't()&quot;;FALSE();IF([.B77]=1;TRUE();FALSE())))" office:value-type="boolean" office:boolean-value="true" calcext:value-type="boolean">
            <text:p>WAHR</text:p>
          </table:table-cell>
          <table:table-cell table:formula="of:=ORG.LIBREOFFICE.REGEX([.A78];&quot;\d{1,3},&quot;)" office:value-type="string" office:string-value="623," calcext:value-type="string">
            <text:p>623,</text:p>
          </table:table-cell>
          <table:table-cell table:formula="of:=ORG.LIBREOFFICE.REGEX([.A78];&quot;,\d{1,3}&quot;)" office:value-type="string" office:string-value=",192" calcext:value-type="string">
            <text:p>,192</text:p>
          </table:table-cell>
          <table:table-cell table:formula="of:=ORG.LIBREOFFICE.REGEX([.C78];&quot;\d{1,3}&quot;)" office:value-type="string" office:string-value="623" calcext:value-type="string">
            <text:p>623</text:p>
          </table:table-cell>
          <table:table-cell table:formula="of:=ORG.LIBREOFFICE.REGEX([.D78];&quot;\d{1,3}&quot;)" office:value-type="string" office:string-value="192" calcext:value-type="string">
            <text:p>192</text:p>
          </table:table-cell>
          <table:table-cell table:formula="of:=IF([.B78]=1;[.E78]*[.F78])" office:value-type="float" office:value="119616" calcext:value-type="float">
            <text:p>119616</text:p>
          </table:table-cell>
          <table:table-cell table:formula="of:=IF(ISNUMBER([.G78]);[.G78];0)" office:value-type="float" office:value="119616" calcext:value-type="float">
            <text:p>1196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79]=&quot;do()&quot;;TRUE();IF([.A79]=&quot;don't()&quot;;FALSE();IF([.B78]=1;TRUE();FALSE())))" office:value-type="boolean" office:boolean-value="false" calcext:value-type="boolean">
            <text:p>FALSCH</text:p>
          </table:table-cell>
          <table:table-cell table:formula="of:=ORG.LIBREOFFICE.REGEX([.A79];&quot;\d{1,3},&quot;)" office:value-type="string" office:string-value="" calcext:value-type="error">
            <text:p>#N/A</text:p>
          </table:table-cell>
          <table:table-cell table:formula="of:=ORG.LIBREOFFICE.REGEX([.A79];&quot;,\d{1,3}&quot;)" office:value-type="string" office:string-value="" calcext:value-type="error">
            <text:p>#N/A</text:p>
          </table:table-cell>
          <table:table-cell table:formula="of:=ORG.LIBREOFFICE.REGEX([.C79];&quot;\d{1,3}&quot;)" office:value-type="string" office:string-value="" calcext:value-type="error">
            <text:p>#N/A</text:p>
          </table:table-cell>
          <table:table-cell table:formula="of:=ORG.LIBREOFFICE.REGEX([.D79];&quot;\d{1,3}&quot;)" office:value-type="string" office:string-value="" calcext:value-type="error">
            <text:p>#N/A</text:p>
          </table:table-cell>
          <table:table-cell table:formula="of:=IF([.B79]=1;[.E79]*[.F79])" office:value-type="float" office:value="0" calcext:value-type="float">
            <text:p>0</text:p>
          </table:table-cell>
          <table:table-cell table:formula="of:=IF(ISNUMBER([.G79]);[.G7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53,100)</text:p>
          </table:table-cell>
          <table:table-cell table:formula="of:=IF([.A80]=&quot;do()&quot;;TRUE();IF([.A80]=&quot;don't()&quot;;FALSE();IF([.B79]=1;TRUE();FALSE())))" office:value-type="boolean" office:boolean-value="false" calcext:value-type="boolean">
            <text:p>FALSCH</text:p>
          </table:table-cell>
          <table:table-cell table:formula="of:=ORG.LIBREOFFICE.REGEX([.A80];&quot;\d{1,3},&quot;)" office:value-type="string" office:string-value="853," calcext:value-type="string">
            <text:p>853,</text:p>
          </table:table-cell>
          <table:table-cell table:formula="of:=ORG.LIBREOFFICE.REGEX([.A80];&quot;,\d{1,3}&quot;)" office:value-type="string" office:string-value=",100" calcext:value-type="string">
            <text:p>,100</text:p>
          </table:table-cell>
          <table:table-cell table:formula="of:=ORG.LIBREOFFICE.REGEX([.C80];&quot;\d{1,3}&quot;)" office:value-type="string" office:string-value="853" calcext:value-type="string">
            <text:p>853</text:p>
          </table:table-cell>
          <table:table-cell table:formula="of:=ORG.LIBREOFFICE.REGEX([.D80];&quot;\d{1,3}&quot;)" office:value-type="string" office:string-value="100" calcext:value-type="string">
            <text:p>100</text:p>
          </table:table-cell>
          <table:table-cell table:formula="of:=IF([.B80]=1;[.E80]*[.F80])" office:value-type="float" office:value="0" calcext:value-type="float">
            <text:p>0</text:p>
          </table:table-cell>
          <table:table-cell table:formula="of:=IF(ISNUMBER([.G80]);[.G8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1,746)</text:p>
          </table:table-cell>
          <table:table-cell table:formula="of:=IF([.A81]=&quot;do()&quot;;TRUE();IF([.A81]=&quot;don't()&quot;;FALSE();IF([.B80]=1;TRUE();FALSE())))" office:value-type="boolean" office:boolean-value="false" calcext:value-type="boolean">
            <text:p>FALSCH</text:p>
          </table:table-cell>
          <table:table-cell table:formula="of:=ORG.LIBREOFFICE.REGEX([.A81];&quot;\d{1,3},&quot;)" office:value-type="string" office:string-value="501," calcext:value-type="string">
            <text:p>501,</text:p>
          </table:table-cell>
          <table:table-cell table:formula="of:=ORG.LIBREOFFICE.REGEX([.A81];&quot;,\d{1,3}&quot;)" office:value-type="string" office:string-value=",746" calcext:value-type="string">
            <text:p>,746</text:p>
          </table:table-cell>
          <table:table-cell table:formula="of:=ORG.LIBREOFFICE.REGEX([.C81];&quot;\d{1,3}&quot;)" office:value-type="string" office:string-value="501" calcext:value-type="string">
            <text:p>501</text:p>
          </table:table-cell>
          <table:table-cell table:formula="of:=ORG.LIBREOFFICE.REGEX([.D81];&quot;\d{1,3}&quot;)" office:value-type="string" office:string-value="746" calcext:value-type="string">
            <text:p>746</text:p>
          </table:table-cell>
          <table:table-cell table:formula="of:=IF([.B81]=1;[.E81]*[.F81])" office:value-type="float" office:value="0" calcext:value-type="float">
            <text:p>0</text:p>
          </table:table-cell>
          <table:table-cell table:formula="of:=IF(ISNUMBER([.G81]);[.G8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9,24)</text:p>
          </table:table-cell>
          <table:table-cell table:formula="of:=IF([.A82]=&quot;do()&quot;;TRUE();IF([.A82]=&quot;don't()&quot;;FALSE();IF([.B81]=1;TRUE();FALSE())))" office:value-type="boolean" office:boolean-value="false" calcext:value-type="boolean">
            <text:p>FALSCH</text:p>
          </table:table-cell>
          <table:table-cell table:formula="of:=ORG.LIBREOFFICE.REGEX([.A82];&quot;\d{1,3},&quot;)" office:value-type="string" office:string-value="599," calcext:value-type="string">
            <text:p>599,</text:p>
          </table:table-cell>
          <table:table-cell table:formula="of:=ORG.LIBREOFFICE.REGEX([.A82];&quot;,\d{1,3}&quot;)" office:value-type="string" office:string-value=",24" calcext:value-type="string">
            <text:p>,24</text:p>
          </table:table-cell>
          <table:table-cell table:formula="of:=ORG.LIBREOFFICE.REGEX([.C82];&quot;\d{1,3}&quot;)" office:value-type="string" office:string-value="599" calcext:value-type="string">
            <text:p>599</text:p>
          </table:table-cell>
          <table:table-cell table:formula="of:=ORG.LIBREOFFICE.REGEX([.D82];&quot;\d{1,3}&quot;)" office:value-type="string" office:string-value="24" calcext:value-type="string">
            <text:p>24</text:p>
          </table:table-cell>
          <table:table-cell table:formula="of:=IF([.B82]=1;[.E82]*[.F82])" office:value-type="float" office:value="0" calcext:value-type="float">
            <text:p>0</text:p>
          </table:table-cell>
          <table:table-cell table:formula="of:=IF(ISNUMBER([.G82]);[.G8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1,255)</text:p>
          </table:table-cell>
          <table:table-cell table:formula="of:=IF([.A83]=&quot;do()&quot;;TRUE();IF([.A83]=&quot;don't()&quot;;FALSE();IF([.B82]=1;TRUE();FALSE())))" office:value-type="boolean" office:boolean-value="false" calcext:value-type="boolean">
            <text:p>FALSCH</text:p>
          </table:table-cell>
          <table:table-cell table:formula="of:=ORG.LIBREOFFICE.REGEX([.A83];&quot;\d{1,3},&quot;)" office:value-type="string" office:string-value="141," calcext:value-type="string">
            <text:p>141,</text:p>
          </table:table-cell>
          <table:table-cell table:formula="of:=ORG.LIBREOFFICE.REGEX([.A83];&quot;,\d{1,3}&quot;)" office:value-type="string" office:string-value=",255" calcext:value-type="string">
            <text:p>,255</text:p>
          </table:table-cell>
          <table:table-cell table:formula="of:=ORG.LIBREOFFICE.REGEX([.C83];&quot;\d{1,3}&quot;)" office:value-type="string" office:string-value="141" calcext:value-type="string">
            <text:p>141</text:p>
          </table:table-cell>
          <table:table-cell table:formula="of:=ORG.LIBREOFFICE.REGEX([.D83];&quot;\d{1,3}&quot;)" office:value-type="string" office:string-value="255" calcext:value-type="string">
            <text:p>255</text:p>
          </table:table-cell>
          <table:table-cell table:formula="of:=IF([.B83]=1;[.E83]*[.F83])" office:value-type="float" office:value="0" calcext:value-type="float">
            <text:p>0</text:p>
          </table:table-cell>
          <table:table-cell table:formula="of:=IF(ISNUMBER([.G83]);[.G8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22,727)</text:p>
          </table:table-cell>
          <table:table-cell table:formula="of:=IF([.A84]=&quot;do()&quot;;TRUE();IF([.A84]=&quot;don't()&quot;;FALSE();IF([.B83]=1;TRUE();FALSE())))" office:value-type="boolean" office:boolean-value="false" calcext:value-type="boolean">
            <text:p>FALSCH</text:p>
          </table:table-cell>
          <table:table-cell table:formula="of:=ORG.LIBREOFFICE.REGEX([.A84];&quot;\d{1,3},&quot;)" office:value-type="string" office:string-value="922," calcext:value-type="string">
            <text:p>922,</text:p>
          </table:table-cell>
          <table:table-cell table:formula="of:=ORG.LIBREOFFICE.REGEX([.A84];&quot;,\d{1,3}&quot;)" office:value-type="string" office:string-value=",727" calcext:value-type="string">
            <text:p>,727</text:p>
          </table:table-cell>
          <table:table-cell table:formula="of:=ORG.LIBREOFFICE.REGEX([.C84];&quot;\d{1,3}&quot;)" office:value-type="string" office:string-value="922" calcext:value-type="string">
            <text:p>922</text:p>
          </table:table-cell>
          <table:table-cell table:formula="of:=ORG.LIBREOFFICE.REGEX([.D84];&quot;\d{1,3}&quot;)" office:value-type="string" office:string-value="727" calcext:value-type="string">
            <text:p>727</text:p>
          </table:table-cell>
          <table:table-cell table:formula="of:=IF([.B84]=1;[.E84]*[.F84])" office:value-type="float" office:value="0" calcext:value-type="float">
            <text:p>0</text:p>
          </table:table-cell>
          <table:table-cell table:formula="of:=IF(ISNUMBER([.G84]);[.G8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44,731)</text:p>
          </table:table-cell>
          <table:table-cell table:formula="of:=IF([.A85]=&quot;do()&quot;;TRUE();IF([.A85]=&quot;don't()&quot;;FALSE();IF([.B84]=1;TRUE();FALSE())))" office:value-type="boolean" office:boolean-value="false" calcext:value-type="boolean">
            <text:p>FALSCH</text:p>
          </table:table-cell>
          <table:table-cell table:formula="of:=ORG.LIBREOFFICE.REGEX([.A85];&quot;\d{1,3},&quot;)" office:value-type="string" office:string-value="544," calcext:value-type="string">
            <text:p>544,</text:p>
          </table:table-cell>
          <table:table-cell table:formula="of:=ORG.LIBREOFFICE.REGEX([.A85];&quot;,\d{1,3}&quot;)" office:value-type="string" office:string-value=",731" calcext:value-type="string">
            <text:p>,731</text:p>
          </table:table-cell>
          <table:table-cell table:formula="of:=ORG.LIBREOFFICE.REGEX([.C85];&quot;\d{1,3}&quot;)" office:value-type="string" office:string-value="544" calcext:value-type="string">
            <text:p>544</text:p>
          </table:table-cell>
          <table:table-cell table:formula="of:=ORG.LIBREOFFICE.REGEX([.D85];&quot;\d{1,3}&quot;)" office:value-type="string" office:string-value="731" calcext:value-type="string">
            <text:p>731</text:p>
          </table:table-cell>
          <table:table-cell table:formula="of:=IF([.B85]=1;[.E85]*[.F85])" office:value-type="float" office:value="0" calcext:value-type="float">
            <text:p>0</text:p>
          </table:table-cell>
          <table:table-cell table:formula="of:=IF(ISNUMBER([.G85]);[.G8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9,809)</text:p>
          </table:table-cell>
          <table:table-cell table:formula="of:=IF([.A86]=&quot;do()&quot;;TRUE();IF([.A86]=&quot;don't()&quot;;FALSE();IF([.B85]=1;TRUE();FALSE())))" office:value-type="boolean" office:boolean-value="false" calcext:value-type="boolean">
            <text:p>FALSCH</text:p>
          </table:table-cell>
          <table:table-cell table:formula="of:=ORG.LIBREOFFICE.REGEX([.A86];&quot;\d{1,3},&quot;)" office:value-type="string" office:string-value="609," calcext:value-type="string">
            <text:p>609,</text:p>
          </table:table-cell>
          <table:table-cell table:formula="of:=ORG.LIBREOFFICE.REGEX([.A86];&quot;,\d{1,3}&quot;)" office:value-type="string" office:string-value=",809" calcext:value-type="string">
            <text:p>,809</text:p>
          </table:table-cell>
          <table:table-cell table:formula="of:=ORG.LIBREOFFICE.REGEX([.C86];&quot;\d{1,3}&quot;)" office:value-type="string" office:string-value="609" calcext:value-type="string">
            <text:p>609</text:p>
          </table:table-cell>
          <table:table-cell table:formula="of:=ORG.LIBREOFFICE.REGEX([.D86];&quot;\d{1,3}&quot;)" office:value-type="string" office:string-value="809" calcext:value-type="string">
            <text:p>809</text:p>
          </table:table-cell>
          <table:table-cell table:formula="of:=IF([.B86]=1;[.E86]*[.F86])" office:value-type="float" office:value="0" calcext:value-type="float">
            <text:p>0</text:p>
          </table:table-cell>
          <table:table-cell table:formula="of:=IF(ISNUMBER([.G86]);[.G8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98,52)</text:p>
          </table:table-cell>
          <table:table-cell table:formula="of:=IF([.A87]=&quot;do()&quot;;TRUE();IF([.A87]=&quot;don't()&quot;;FALSE();IF([.B86]=1;TRUE();FALSE())))" office:value-type="boolean" office:boolean-value="false" calcext:value-type="boolean">
            <text:p>FALSCH</text:p>
          </table:table-cell>
          <table:table-cell table:formula="of:=ORG.LIBREOFFICE.REGEX([.A87];&quot;\d{1,3},&quot;)" office:value-type="string" office:string-value="498," calcext:value-type="string">
            <text:p>498,</text:p>
          </table:table-cell>
          <table:table-cell table:formula="of:=ORG.LIBREOFFICE.REGEX([.A87];&quot;,\d{1,3}&quot;)" office:value-type="string" office:string-value=",52" calcext:value-type="string">
            <text:p>,52</text:p>
          </table:table-cell>
          <table:table-cell table:formula="of:=ORG.LIBREOFFICE.REGEX([.C87];&quot;\d{1,3}&quot;)" office:value-type="string" office:string-value="498" calcext:value-type="string">
            <text:p>498</text:p>
          </table:table-cell>
          <table:table-cell table:formula="of:=ORG.LIBREOFFICE.REGEX([.D87];&quot;\d{1,3}&quot;)" office:value-type="string" office:string-value="52" calcext:value-type="string">
            <text:p>52</text:p>
          </table:table-cell>
          <table:table-cell table:formula="of:=IF([.B87]=1;[.E87]*[.F87])" office:value-type="float" office:value="0" calcext:value-type="float">
            <text:p>0</text:p>
          </table:table-cell>
          <table:table-cell table:formula="of:=IF(ISNUMBER([.G87]);[.G8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,285)</text:p>
          </table:table-cell>
          <table:table-cell table:formula="of:=IF([.A88]=&quot;do()&quot;;TRUE();IF([.A88]=&quot;don't()&quot;;FALSE();IF([.B87]=1;TRUE();FALSE())))" office:value-type="boolean" office:boolean-value="false" calcext:value-type="boolean">
            <text:p>FALSCH</text:p>
          </table:table-cell>
          <table:table-cell table:formula="of:=ORG.LIBREOFFICE.REGEX([.A88];&quot;\d{1,3},&quot;)" office:value-type="string" office:string-value="60," calcext:value-type="string">
            <text:p>60,</text:p>
          </table:table-cell>
          <table:table-cell table:formula="of:=ORG.LIBREOFFICE.REGEX([.A88];&quot;,\d{1,3}&quot;)" office:value-type="string" office:string-value=",285" calcext:value-type="string">
            <text:p>,285</text:p>
          </table:table-cell>
          <table:table-cell table:formula="of:=ORG.LIBREOFFICE.REGEX([.C88];&quot;\d{1,3}&quot;)" office:value-type="string" office:string-value="60" calcext:value-type="string">
            <text:p>60</text:p>
          </table:table-cell>
          <table:table-cell table:formula="of:=ORG.LIBREOFFICE.REGEX([.D88];&quot;\d{1,3}&quot;)" office:value-type="string" office:string-value="285" calcext:value-type="string">
            <text:p>285</text:p>
          </table:table-cell>
          <table:table-cell table:formula="of:=IF([.B88]=1;[.E88]*[.F88])" office:value-type="float" office:value="0" calcext:value-type="float">
            <text:p>0</text:p>
          </table:table-cell>
          <table:table-cell table:formula="of:=IF(ISNUMBER([.G88]);[.G8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89]=&quot;do()&quot;;TRUE();IF([.A89]=&quot;don't()&quot;;FALSE();IF([.B88]=1;TRUE();FALSE())))" office:value-type="boolean" office:boolean-value="true" calcext:value-type="boolean">
            <text:p>WAHR</text:p>
          </table:table-cell>
          <table:table-cell table:formula="of:=ORG.LIBREOFFICE.REGEX([.A89];&quot;\d{1,3},&quot;)" office:value-type="string" office:string-value="" calcext:value-type="error">
            <text:p>#N/A</text:p>
          </table:table-cell>
          <table:table-cell table:formula="of:=ORG.LIBREOFFICE.REGEX([.A89];&quot;,\d{1,3}&quot;)" office:value-type="string" office:string-value="" calcext:value-type="error">
            <text:p>#N/A</text:p>
          </table:table-cell>
          <table:table-cell table:formula="of:=ORG.LIBREOFFICE.REGEX([.C89];&quot;\d{1,3}&quot;)" office:value-type="string" office:string-value="" calcext:value-type="error">
            <text:p>#N/A</text:p>
          </table:table-cell>
          <table:table-cell table:formula="of:=ORG.LIBREOFFICE.REGEX([.D89];&quot;\d{1,3}&quot;)" office:value-type="string" office:string-value="" calcext:value-type="error">
            <text:p>#N/A</text:p>
          </table:table-cell>
          <table:table-cell table:formula="of:=IF([.B89]=1;[.E89]*[.F89])" office:value-type="string" office:string-value="" calcext:value-type="error">
            <text:p>#N/A</text:p>
          </table:table-cell>
          <table:table-cell table:formula="of:=IF(ISNUMBER([.G89]);[.G8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94,43)</text:p>
          </table:table-cell>
          <table:table-cell table:formula="of:=IF([.A90]=&quot;do()&quot;;TRUE();IF([.A90]=&quot;don't()&quot;;FALSE();IF([.B89]=1;TRUE();FALSE())))" office:value-type="boolean" office:boolean-value="true" calcext:value-type="boolean">
            <text:p>WAHR</text:p>
          </table:table-cell>
          <table:table-cell table:formula="of:=ORG.LIBREOFFICE.REGEX([.A90];&quot;\d{1,3},&quot;)" office:value-type="string" office:string-value="894," calcext:value-type="string">
            <text:p>894,</text:p>
          </table:table-cell>
          <table:table-cell table:formula="of:=ORG.LIBREOFFICE.REGEX([.A90];&quot;,\d{1,3}&quot;)" office:value-type="string" office:string-value=",43" calcext:value-type="string">
            <text:p>,43</text:p>
          </table:table-cell>
          <table:table-cell table:formula="of:=ORG.LIBREOFFICE.REGEX([.C90];&quot;\d{1,3}&quot;)" office:value-type="string" office:string-value="894" calcext:value-type="string">
            <text:p>894</text:p>
          </table:table-cell>
          <table:table-cell table:formula="of:=ORG.LIBREOFFICE.REGEX([.D90];&quot;\d{1,3}&quot;)" office:value-type="string" office:string-value="43" calcext:value-type="string">
            <text:p>43</text:p>
          </table:table-cell>
          <table:table-cell table:formula="of:=IF([.B90]=1;[.E90]*[.F90])" office:value-type="float" office:value="38442" calcext:value-type="float">
            <text:p>38442</text:p>
          </table:table-cell>
          <table:table-cell table:formula="of:=IF(ISNUMBER([.G90]);[.G90];0)" office:value-type="float" office:value="38442" calcext:value-type="float">
            <text:p>384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1,263)</text:p>
          </table:table-cell>
          <table:table-cell table:formula="of:=IF([.A91]=&quot;do()&quot;;TRUE();IF([.A91]=&quot;don't()&quot;;FALSE();IF([.B90]=1;TRUE();FALSE())))" office:value-type="boolean" office:boolean-value="true" calcext:value-type="boolean">
            <text:p>WAHR</text:p>
          </table:table-cell>
          <table:table-cell table:formula="of:=ORG.LIBREOFFICE.REGEX([.A91];&quot;\d{1,3},&quot;)" office:value-type="string" office:string-value="731," calcext:value-type="string">
            <text:p>731,</text:p>
          </table:table-cell>
          <table:table-cell table:formula="of:=ORG.LIBREOFFICE.REGEX([.A91];&quot;,\d{1,3}&quot;)" office:value-type="string" office:string-value=",263" calcext:value-type="string">
            <text:p>,263</text:p>
          </table:table-cell>
          <table:table-cell table:formula="of:=ORG.LIBREOFFICE.REGEX([.C91];&quot;\d{1,3}&quot;)" office:value-type="string" office:string-value="731" calcext:value-type="string">
            <text:p>731</text:p>
          </table:table-cell>
          <table:table-cell table:formula="of:=ORG.LIBREOFFICE.REGEX([.D91];&quot;\d{1,3}&quot;)" office:value-type="string" office:string-value="263" calcext:value-type="string">
            <text:p>263</text:p>
          </table:table-cell>
          <table:table-cell table:formula="of:=IF([.B91]=1;[.E91]*[.F91])" office:value-type="float" office:value="192253" calcext:value-type="float">
            <text:p>192253</text:p>
          </table:table-cell>
          <table:table-cell table:formula="of:=IF(ISNUMBER([.G91]);[.G91];0)" office:value-type="float" office:value="192253" calcext:value-type="float">
            <text:p>192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16,369)</text:p>
          </table:table-cell>
          <table:table-cell table:formula="of:=IF([.A92]=&quot;do()&quot;;TRUE();IF([.A92]=&quot;don't()&quot;;FALSE();IF([.B91]=1;TRUE();FALSE())))" office:value-type="boolean" office:boolean-value="true" calcext:value-type="boolean">
            <text:p>WAHR</text:p>
          </table:table-cell>
          <table:table-cell table:formula="of:=ORG.LIBREOFFICE.REGEX([.A92];&quot;\d{1,3},&quot;)" office:value-type="string" office:string-value="516," calcext:value-type="string">
            <text:p>516,</text:p>
          </table:table-cell>
          <table:table-cell table:formula="of:=ORG.LIBREOFFICE.REGEX([.A92];&quot;,\d{1,3}&quot;)" office:value-type="string" office:string-value=",369" calcext:value-type="string">
            <text:p>,369</text:p>
          </table:table-cell>
          <table:table-cell table:formula="of:=ORG.LIBREOFFICE.REGEX([.C92];&quot;\d{1,3}&quot;)" office:value-type="string" office:string-value="516" calcext:value-type="string">
            <text:p>516</text:p>
          </table:table-cell>
          <table:table-cell table:formula="of:=ORG.LIBREOFFICE.REGEX([.D92];&quot;\d{1,3}&quot;)" office:value-type="string" office:string-value="369" calcext:value-type="string">
            <text:p>369</text:p>
          </table:table-cell>
          <table:table-cell table:formula="of:=IF([.B92]=1;[.E92]*[.F92])" office:value-type="float" office:value="190404" calcext:value-type="float">
            <text:p>190404</text:p>
          </table:table-cell>
          <table:table-cell table:formula="of:=IF(ISNUMBER([.G92]);[.G92];0)" office:value-type="float" office:value="190404" calcext:value-type="float">
            <text:p>1904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93]=&quot;do()&quot;;TRUE();IF([.A93]=&quot;don't()&quot;;FALSE();IF([.B92]=1;TRUE();FALSE())))" office:value-type="boolean" office:boolean-value="true" calcext:value-type="boolean">
            <text:p>WAHR</text:p>
          </table:table-cell>
          <table:table-cell table:formula="of:=ORG.LIBREOFFICE.REGEX([.A93];&quot;\d{1,3},&quot;)" office:value-type="string" office:string-value="" calcext:value-type="error">
            <text:p>#N/A</text:p>
          </table:table-cell>
          <table:table-cell table:formula="of:=ORG.LIBREOFFICE.REGEX([.A93];&quot;,\d{1,3}&quot;)" office:value-type="string" office:string-value="" calcext:value-type="error">
            <text:p>#N/A</text:p>
          </table:table-cell>
          <table:table-cell table:formula="of:=ORG.LIBREOFFICE.REGEX([.C93];&quot;\d{1,3}&quot;)" office:value-type="string" office:string-value="" calcext:value-type="error">
            <text:p>#N/A</text:p>
          </table:table-cell>
          <table:table-cell table:formula="of:=ORG.LIBREOFFICE.REGEX([.D93];&quot;\d{1,3}&quot;)" office:value-type="string" office:string-value="" calcext:value-type="error">
            <text:p>#N/A</text:p>
          </table:table-cell>
          <table:table-cell table:formula="of:=IF([.B93]=1;[.E93]*[.F93])" office:value-type="string" office:string-value="" calcext:value-type="error">
            <text:p>#N/A</text:p>
          </table:table-cell>
          <table:table-cell table:formula="of:=IF(ISNUMBER([.G93]);[.G9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5,571)</text:p>
          </table:table-cell>
          <table:table-cell table:formula="of:=IF([.A94]=&quot;do()&quot;;TRUE();IF([.A94]=&quot;don't()&quot;;FALSE();IF([.B93]=1;TRUE();FALSE())))" office:value-type="boolean" office:boolean-value="true" calcext:value-type="boolean">
            <text:p>WAHR</text:p>
          </table:table-cell>
          <table:table-cell table:formula="of:=ORG.LIBREOFFICE.REGEX([.A94];&quot;\d{1,3},&quot;)" office:value-type="string" office:string-value="655," calcext:value-type="string">
            <text:p>655,</text:p>
          </table:table-cell>
          <table:table-cell table:formula="of:=ORG.LIBREOFFICE.REGEX([.A94];&quot;,\d{1,3}&quot;)" office:value-type="string" office:string-value=",571" calcext:value-type="string">
            <text:p>,571</text:p>
          </table:table-cell>
          <table:table-cell table:formula="of:=ORG.LIBREOFFICE.REGEX([.C94];&quot;\d{1,3}&quot;)" office:value-type="string" office:string-value="655" calcext:value-type="string">
            <text:p>655</text:p>
          </table:table-cell>
          <table:table-cell table:formula="of:=ORG.LIBREOFFICE.REGEX([.D94];&quot;\d{1,3}&quot;)" office:value-type="string" office:string-value="571" calcext:value-type="string">
            <text:p>571</text:p>
          </table:table-cell>
          <table:table-cell table:formula="of:=IF([.B94]=1;[.E94]*[.F94])" office:value-type="float" office:value="374005" calcext:value-type="float">
            <text:p>374005</text:p>
          </table:table-cell>
          <table:table-cell table:formula="of:=IF(ISNUMBER([.G94]);[.G94];0)" office:value-type="float" office:value="374005" calcext:value-type="float">
            <text:p>3740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2,59)</text:p>
          </table:table-cell>
          <table:table-cell table:formula="of:=IF([.A95]=&quot;do()&quot;;TRUE();IF([.A95]=&quot;don't()&quot;;FALSE();IF([.B94]=1;TRUE();FALSE())))" office:value-type="boolean" office:boolean-value="true" calcext:value-type="boolean">
            <text:p>WAHR</text:p>
          </table:table-cell>
          <table:table-cell table:formula="of:=ORG.LIBREOFFICE.REGEX([.A95];&quot;\d{1,3},&quot;)" office:value-type="string" office:string-value="192," calcext:value-type="string">
            <text:p>192,</text:p>
          </table:table-cell>
          <table:table-cell table:formula="of:=ORG.LIBREOFFICE.REGEX([.A95];&quot;,\d{1,3}&quot;)" office:value-type="string" office:string-value=",59" calcext:value-type="string">
            <text:p>,59</text:p>
          </table:table-cell>
          <table:table-cell table:formula="of:=ORG.LIBREOFFICE.REGEX([.C95];&quot;\d{1,3}&quot;)" office:value-type="string" office:string-value="192" calcext:value-type="string">
            <text:p>192</text:p>
          </table:table-cell>
          <table:table-cell table:formula="of:=ORG.LIBREOFFICE.REGEX([.D95];&quot;\d{1,3}&quot;)" office:value-type="string" office:string-value="59" calcext:value-type="string">
            <text:p>59</text:p>
          </table:table-cell>
          <table:table-cell table:formula="of:=IF([.B95]=1;[.E95]*[.F95])" office:value-type="float" office:value="11328" calcext:value-type="float">
            <text:p>11328</text:p>
          </table:table-cell>
          <table:table-cell table:formula="of:=IF(ISNUMBER([.G95]);[.G95];0)" office:value-type="float" office:value="11328" calcext:value-type="float">
            <text:p>113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3,68)</text:p>
          </table:table-cell>
          <table:table-cell table:formula="of:=IF([.A96]=&quot;do()&quot;;TRUE();IF([.A96]=&quot;don't()&quot;;FALSE();IF([.B95]=1;TRUE();FALSE())))" office:value-type="boolean" office:boolean-value="true" calcext:value-type="boolean">
            <text:p>WAHR</text:p>
          </table:table-cell>
          <table:table-cell table:formula="of:=ORG.LIBREOFFICE.REGEX([.A96];&quot;\d{1,3},&quot;)" office:value-type="string" office:string-value="453," calcext:value-type="string">
            <text:p>453,</text:p>
          </table:table-cell>
          <table:table-cell table:formula="of:=ORG.LIBREOFFICE.REGEX([.A96];&quot;,\d{1,3}&quot;)" office:value-type="string" office:string-value=",68" calcext:value-type="string">
            <text:p>,68</text:p>
          </table:table-cell>
          <table:table-cell table:formula="of:=ORG.LIBREOFFICE.REGEX([.C96];&quot;\d{1,3}&quot;)" office:value-type="string" office:string-value="453" calcext:value-type="string">
            <text:p>453</text:p>
          </table:table-cell>
          <table:table-cell table:formula="of:=ORG.LIBREOFFICE.REGEX([.D96];&quot;\d{1,3}&quot;)" office:value-type="string" office:string-value="68" calcext:value-type="string">
            <text:p>68</text:p>
          </table:table-cell>
          <table:table-cell table:formula="of:=IF([.B96]=1;[.E96]*[.F96])" office:value-type="float" office:value="30804" calcext:value-type="float">
            <text:p>30804</text:p>
          </table:table-cell>
          <table:table-cell table:formula="of:=IF(ISNUMBER([.G96]);[.G96];0)" office:value-type="float" office:value="30804" calcext:value-type="float">
            <text:p>308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1,2)</text:p>
          </table:table-cell>
          <table:table-cell table:formula="of:=IF([.A97]=&quot;do()&quot;;TRUE();IF([.A97]=&quot;don't()&quot;;FALSE();IF([.B96]=1;TRUE();FALSE())))" office:value-type="boolean" office:boolean-value="true" calcext:value-type="boolean">
            <text:p>WAHR</text:p>
          </table:table-cell>
          <table:table-cell table:formula="of:=ORG.LIBREOFFICE.REGEX([.A97];&quot;\d{1,3},&quot;)" office:value-type="string" office:string-value="281," calcext:value-type="string">
            <text:p>281,</text:p>
          </table:table-cell>
          <table:table-cell table:formula="of:=ORG.LIBREOFFICE.REGEX([.A97];&quot;,\d{1,3}&quot;)" office:value-type="string" office:string-value=",2" calcext:value-type="string">
            <text:p>,2</text:p>
          </table:table-cell>
          <table:table-cell table:formula="of:=ORG.LIBREOFFICE.REGEX([.C97];&quot;\d{1,3}&quot;)" office:value-type="string" office:string-value="281" calcext:value-type="string">
            <text:p>281</text:p>
          </table:table-cell>
          <table:table-cell table:formula="of:=ORG.LIBREOFFICE.REGEX([.D97];&quot;\d{1,3}&quot;)" office:value-type="string" office:string-value="2" calcext:value-type="string">
            <text:p>2</text:p>
          </table:table-cell>
          <table:table-cell table:formula="of:=IF([.B97]=1;[.E97]*[.F97])" office:value-type="float" office:value="562" calcext:value-type="float">
            <text:p>562</text:p>
          </table:table-cell>
          <table:table-cell table:formula="of:=IF(ISNUMBER([.G97]);[.G97];0)"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3,635)</text:p>
          </table:table-cell>
          <table:table-cell table:formula="of:=IF([.A98]=&quot;do()&quot;;TRUE();IF([.A98]=&quot;don't()&quot;;FALSE();IF([.B97]=1;TRUE();FALSE())))" office:value-type="boolean" office:boolean-value="true" calcext:value-type="boolean">
            <text:p>WAHR</text:p>
          </table:table-cell>
          <table:table-cell table:formula="of:=ORG.LIBREOFFICE.REGEX([.A98];&quot;\d{1,3},&quot;)" office:value-type="string" office:string-value="823," calcext:value-type="string">
            <text:p>823,</text:p>
          </table:table-cell>
          <table:table-cell table:formula="of:=ORG.LIBREOFFICE.REGEX([.A98];&quot;,\d{1,3}&quot;)" office:value-type="string" office:string-value=",635" calcext:value-type="string">
            <text:p>,635</text:p>
          </table:table-cell>
          <table:table-cell table:formula="of:=ORG.LIBREOFFICE.REGEX([.C98];&quot;\d{1,3}&quot;)" office:value-type="string" office:string-value="823" calcext:value-type="string">
            <text:p>823</text:p>
          </table:table-cell>
          <table:table-cell table:formula="of:=ORG.LIBREOFFICE.REGEX([.D98];&quot;\d{1,3}&quot;)" office:value-type="string" office:string-value="635" calcext:value-type="string">
            <text:p>635</text:p>
          </table:table-cell>
          <table:table-cell table:formula="of:=IF([.B98]=1;[.E98]*[.F98])" office:value-type="float" office:value="522605" calcext:value-type="float">
            <text:p>522605</text:p>
          </table:table-cell>
          <table:table-cell table:formula="of:=IF(ISNUMBER([.G98]);[.G98];0)" office:value-type="float" office:value="522605" calcext:value-type="float">
            <text:p>5226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0,562)</text:p>
          </table:table-cell>
          <table:table-cell table:formula="of:=IF([.A99]=&quot;do()&quot;;TRUE();IF([.A99]=&quot;don't()&quot;;FALSE();IF([.B98]=1;TRUE();FALSE())))" office:value-type="boolean" office:boolean-value="true" calcext:value-type="boolean">
            <text:p>WAHR</text:p>
          </table:table-cell>
          <table:table-cell table:formula="of:=ORG.LIBREOFFICE.REGEX([.A99];&quot;\d{1,3},&quot;)" office:value-type="string" office:string-value="660," calcext:value-type="string">
            <text:p>660,</text:p>
          </table:table-cell>
          <table:table-cell table:formula="of:=ORG.LIBREOFFICE.REGEX([.A99];&quot;,\d{1,3}&quot;)" office:value-type="string" office:string-value=",562" calcext:value-type="string">
            <text:p>,562</text:p>
          </table:table-cell>
          <table:table-cell table:formula="of:=ORG.LIBREOFFICE.REGEX([.C99];&quot;\d{1,3}&quot;)" office:value-type="string" office:string-value="660" calcext:value-type="string">
            <text:p>660</text:p>
          </table:table-cell>
          <table:table-cell table:formula="of:=ORG.LIBREOFFICE.REGEX([.D99];&quot;\d{1,3}&quot;)" office:value-type="string" office:string-value="562" calcext:value-type="string">
            <text:p>562</text:p>
          </table:table-cell>
          <table:table-cell table:formula="of:=IF([.B99]=1;[.E99]*[.F99])" office:value-type="float" office:value="370920" calcext:value-type="float">
            <text:p>370920</text:p>
          </table:table-cell>
          <table:table-cell table:formula="of:=IF(ISNUMBER([.G99]);[.G99];0)" office:value-type="float" office:value="370920" calcext:value-type="float">
            <text:p>3709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37,42)</text:p>
          </table:table-cell>
          <table:table-cell table:formula="of:=IF([.A100]=&quot;do()&quot;;TRUE();IF([.A100]=&quot;don't()&quot;;FALSE();IF([.B99]=1;TRUE();FALSE())))" office:value-type="boolean" office:boolean-value="true" calcext:value-type="boolean">
            <text:p>WAHR</text:p>
          </table:table-cell>
          <table:table-cell table:formula="of:=ORG.LIBREOFFICE.REGEX([.A100];&quot;\d{1,3},&quot;)" office:value-type="string" office:string-value="437," calcext:value-type="string">
            <text:p>437,</text:p>
          </table:table-cell>
          <table:table-cell table:formula="of:=ORG.LIBREOFFICE.REGEX([.A100];&quot;,\d{1,3}&quot;)" office:value-type="string" office:string-value=",42" calcext:value-type="string">
            <text:p>,42</text:p>
          </table:table-cell>
          <table:table-cell table:formula="of:=ORG.LIBREOFFICE.REGEX([.C100];&quot;\d{1,3}&quot;)" office:value-type="string" office:string-value="437" calcext:value-type="string">
            <text:p>437</text:p>
          </table:table-cell>
          <table:table-cell table:formula="of:=ORG.LIBREOFFICE.REGEX([.D100];&quot;\d{1,3}&quot;)" office:value-type="string" office:string-value="42" calcext:value-type="string">
            <text:p>42</text:p>
          </table:table-cell>
          <table:table-cell table:formula="of:=IF([.B100]=1;[.E100]*[.F100])" office:value-type="float" office:value="18354" calcext:value-type="float">
            <text:p>18354</text:p>
          </table:table-cell>
          <table:table-cell table:formula="of:=IF(ISNUMBER([.G100]);[.G100];0)" office:value-type="float" office:value="18354" calcext:value-type="float">
            <text:p>183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0,3)</text:p>
          </table:table-cell>
          <table:table-cell table:formula="of:=IF([.A101]=&quot;do()&quot;;TRUE();IF([.A101]=&quot;don't()&quot;;FALSE();IF([.B100]=1;TRUE();FALSE())))" office:value-type="boolean" office:boolean-value="true" calcext:value-type="boolean">
            <text:p>WAHR</text:p>
          </table:table-cell>
          <table:table-cell table:formula="of:=ORG.LIBREOFFICE.REGEX([.A101];&quot;\d{1,3},&quot;)" office:value-type="string" office:string-value="590," calcext:value-type="string">
            <text:p>590,</text:p>
          </table:table-cell>
          <table:table-cell table:formula="of:=ORG.LIBREOFFICE.REGEX([.A101];&quot;,\d{1,3}&quot;)" office:value-type="string" office:string-value=",3" calcext:value-type="string">
            <text:p>,3</text:p>
          </table:table-cell>
          <table:table-cell table:formula="of:=ORG.LIBREOFFICE.REGEX([.C101];&quot;\d{1,3}&quot;)" office:value-type="string" office:string-value="590" calcext:value-type="string">
            <text:p>590</text:p>
          </table:table-cell>
          <table:table-cell table:formula="of:=ORG.LIBREOFFICE.REGEX([.D101];&quot;\d{1,3}&quot;)" office:value-type="string" office:string-value="3" calcext:value-type="string">
            <text:p>3</text:p>
          </table:table-cell>
          <table:table-cell table:formula="of:=IF([.B101]=1;[.E101]*[.F101])" office:value-type="float" office:value="1770" calcext:value-type="float">
            <text:p>1770</text:p>
          </table:table-cell>
          <table:table-cell table:formula="of:=IF(ISNUMBER([.G101]);[.G101];0)" office:value-type="float" office:value="1770" calcext:value-type="float">
            <text:p>17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8,918)</text:p>
          </table:table-cell>
          <table:table-cell table:formula="of:=IF([.A102]=&quot;do()&quot;;TRUE();IF([.A102]=&quot;don't()&quot;;FALSE();IF([.B101]=1;TRUE();FALSE())))" office:value-type="boolean" office:boolean-value="true" calcext:value-type="boolean">
            <text:p>WAHR</text:p>
          </table:table-cell>
          <table:table-cell table:formula="of:=ORG.LIBREOFFICE.REGEX([.A102];&quot;\d{1,3},&quot;)" office:value-type="string" office:string-value="428," calcext:value-type="string">
            <text:p>428,</text:p>
          </table:table-cell>
          <table:table-cell table:formula="of:=ORG.LIBREOFFICE.REGEX([.A102];&quot;,\d{1,3}&quot;)" office:value-type="string" office:string-value=",918" calcext:value-type="string">
            <text:p>,918</text:p>
          </table:table-cell>
          <table:table-cell table:formula="of:=ORG.LIBREOFFICE.REGEX([.C102];&quot;\d{1,3}&quot;)" office:value-type="string" office:string-value="428" calcext:value-type="string">
            <text:p>428</text:p>
          </table:table-cell>
          <table:table-cell table:formula="of:=ORG.LIBREOFFICE.REGEX([.D102];&quot;\d{1,3}&quot;)" office:value-type="string" office:string-value="918" calcext:value-type="string">
            <text:p>918</text:p>
          </table:table-cell>
          <table:table-cell table:formula="of:=IF([.B102]=1;[.E102]*[.F102])" office:value-type="float" office:value="392904" calcext:value-type="float">
            <text:p>392904</text:p>
          </table:table-cell>
          <table:table-cell table:formula="of:=IF(ISNUMBER([.G102]);[.G102];0)" office:value-type="float" office:value="392904" calcext:value-type="float">
            <text:p>3929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6,567)</text:p>
          </table:table-cell>
          <table:table-cell table:formula="of:=IF([.A103]=&quot;do()&quot;;TRUE();IF([.A103]=&quot;don't()&quot;;FALSE();IF([.B102]=1;TRUE();FALSE())))" office:value-type="boolean" office:boolean-value="true" calcext:value-type="boolean">
            <text:p>WAHR</text:p>
          </table:table-cell>
          <table:table-cell table:formula="of:=ORG.LIBREOFFICE.REGEX([.A103];&quot;\d{1,3},&quot;)" office:value-type="string" office:string-value="786," calcext:value-type="string">
            <text:p>786,</text:p>
          </table:table-cell>
          <table:table-cell table:formula="of:=ORG.LIBREOFFICE.REGEX([.A103];&quot;,\d{1,3}&quot;)" office:value-type="string" office:string-value=",567" calcext:value-type="string">
            <text:p>,567</text:p>
          </table:table-cell>
          <table:table-cell table:formula="of:=ORG.LIBREOFFICE.REGEX([.C103];&quot;\d{1,3}&quot;)" office:value-type="string" office:string-value="786" calcext:value-type="string">
            <text:p>786</text:p>
          </table:table-cell>
          <table:table-cell table:formula="of:=ORG.LIBREOFFICE.REGEX([.D103];&quot;\d{1,3}&quot;)" office:value-type="string" office:string-value="567" calcext:value-type="string">
            <text:p>567</text:p>
          </table:table-cell>
          <table:table-cell table:formula="of:=IF([.B103]=1;[.E103]*[.F103])" office:value-type="float" office:value="445662" calcext:value-type="float">
            <text:p>445662</text:p>
          </table:table-cell>
          <table:table-cell table:formula="of:=IF(ISNUMBER([.G103]);[.G103];0)" office:value-type="float" office:value="445662" calcext:value-type="float">
            <text:p>445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7,375)</text:p>
          </table:table-cell>
          <table:table-cell table:formula="of:=IF([.A104]=&quot;do()&quot;;TRUE();IF([.A104]=&quot;don't()&quot;;FALSE();IF([.B103]=1;TRUE();FALSE())))" office:value-type="boolean" office:boolean-value="true" calcext:value-type="boolean">
            <text:p>WAHR</text:p>
          </table:table-cell>
          <table:table-cell table:formula="of:=ORG.LIBREOFFICE.REGEX([.A104];&quot;\d{1,3},&quot;)" office:value-type="string" office:string-value="367," calcext:value-type="string">
            <text:p>367,</text:p>
          </table:table-cell>
          <table:table-cell table:formula="of:=ORG.LIBREOFFICE.REGEX([.A104];&quot;,\d{1,3}&quot;)" office:value-type="string" office:string-value=",375" calcext:value-type="string">
            <text:p>,375</text:p>
          </table:table-cell>
          <table:table-cell table:formula="of:=ORG.LIBREOFFICE.REGEX([.C104];&quot;\d{1,3}&quot;)" office:value-type="string" office:string-value="367" calcext:value-type="string">
            <text:p>367</text:p>
          </table:table-cell>
          <table:table-cell table:formula="of:=ORG.LIBREOFFICE.REGEX([.D104];&quot;\d{1,3}&quot;)" office:value-type="string" office:string-value="375" calcext:value-type="string">
            <text:p>375</text:p>
          </table:table-cell>
          <table:table-cell table:formula="of:=IF([.B104]=1;[.E104]*[.F104])" office:value-type="float" office:value="137625" calcext:value-type="float">
            <text:p>137625</text:p>
          </table:table-cell>
          <table:table-cell table:formula="of:=IF(ISNUMBER([.G104]);[.G104];0)" office:value-type="float" office:value="137625" calcext:value-type="float">
            <text:p>1376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5,204)</text:p>
          </table:table-cell>
          <table:table-cell table:formula="of:=IF([.A105]=&quot;do()&quot;;TRUE();IF([.A105]=&quot;don't()&quot;;FALSE();IF([.B104]=1;TRUE();FALSE())))" office:value-type="boolean" office:boolean-value="true" calcext:value-type="boolean">
            <text:p>WAHR</text:p>
          </table:table-cell>
          <table:table-cell table:formula="of:=ORG.LIBREOFFICE.REGEX([.A105];&quot;\d{1,3},&quot;)" office:value-type="string" office:string-value="455," calcext:value-type="string">
            <text:p>455,</text:p>
          </table:table-cell>
          <table:table-cell table:formula="of:=ORG.LIBREOFFICE.REGEX([.A105];&quot;,\d{1,3}&quot;)" office:value-type="string" office:string-value=",204" calcext:value-type="string">
            <text:p>,204</text:p>
          </table:table-cell>
          <table:table-cell table:formula="of:=ORG.LIBREOFFICE.REGEX([.C105];&quot;\d{1,3}&quot;)" office:value-type="string" office:string-value="455" calcext:value-type="string">
            <text:p>455</text:p>
          </table:table-cell>
          <table:table-cell table:formula="of:=ORG.LIBREOFFICE.REGEX([.D105];&quot;\d{1,3}&quot;)" office:value-type="string" office:string-value="204" calcext:value-type="string">
            <text:p>204</text:p>
          </table:table-cell>
          <table:table-cell table:formula="of:=IF([.B105]=1;[.E105]*[.F105])" office:value-type="float" office:value="92820" calcext:value-type="float">
            <text:p>92820</text:p>
          </table:table-cell>
          <table:table-cell table:formula="of:=IF(ISNUMBER([.G105]);[.G105];0)" office:value-type="float" office:value="92820" calcext:value-type="float">
            <text:p>928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9,196)</text:p>
          </table:table-cell>
          <table:table-cell table:formula="of:=IF([.A106]=&quot;do()&quot;;TRUE();IF([.A106]=&quot;don't()&quot;;FALSE();IF([.B105]=1;TRUE();FALSE())))" office:value-type="boolean" office:boolean-value="true" calcext:value-type="boolean">
            <text:p>WAHR</text:p>
          </table:table-cell>
          <table:table-cell table:formula="of:=ORG.LIBREOFFICE.REGEX([.A106];&quot;\d{1,3},&quot;)" office:value-type="string" office:string-value="819," calcext:value-type="string">
            <text:p>819,</text:p>
          </table:table-cell>
          <table:table-cell table:formula="of:=ORG.LIBREOFFICE.REGEX([.A106];&quot;,\d{1,3}&quot;)" office:value-type="string" office:string-value=",196" calcext:value-type="string">
            <text:p>,196</text:p>
          </table:table-cell>
          <table:table-cell table:formula="of:=ORG.LIBREOFFICE.REGEX([.C106];&quot;\d{1,3}&quot;)" office:value-type="string" office:string-value="819" calcext:value-type="string">
            <text:p>819</text:p>
          </table:table-cell>
          <table:table-cell table:formula="of:=ORG.LIBREOFFICE.REGEX([.D106];&quot;\d{1,3}&quot;)" office:value-type="string" office:string-value="196" calcext:value-type="string">
            <text:p>196</text:p>
          </table:table-cell>
          <table:table-cell table:formula="of:=IF([.B106]=1;[.E106]*[.F106])" office:value-type="float" office:value="160524" calcext:value-type="float">
            <text:p>160524</text:p>
          </table:table-cell>
          <table:table-cell table:formula="of:=IF(ISNUMBER([.G106]);[.G106];0)" office:value-type="float" office:value="160524" calcext:value-type="float">
            <text:p>1605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5,973)</text:p>
          </table:table-cell>
          <table:table-cell table:formula="of:=IF([.A107]=&quot;do()&quot;;TRUE();IF([.A107]=&quot;don't()&quot;;FALSE();IF([.B106]=1;TRUE();FALSE())))" office:value-type="boolean" office:boolean-value="true" calcext:value-type="boolean">
            <text:p>WAHR</text:p>
          </table:table-cell>
          <table:table-cell table:formula="of:=ORG.LIBREOFFICE.REGEX([.A107];&quot;\d{1,3},&quot;)" office:value-type="string" office:string-value="605," calcext:value-type="string">
            <text:p>605,</text:p>
          </table:table-cell>
          <table:table-cell table:formula="of:=ORG.LIBREOFFICE.REGEX([.A107];&quot;,\d{1,3}&quot;)" office:value-type="string" office:string-value=",973" calcext:value-type="string">
            <text:p>,973</text:p>
          </table:table-cell>
          <table:table-cell table:formula="of:=ORG.LIBREOFFICE.REGEX([.C107];&quot;\d{1,3}&quot;)" office:value-type="string" office:string-value="605" calcext:value-type="string">
            <text:p>605</text:p>
          </table:table-cell>
          <table:table-cell table:formula="of:=ORG.LIBREOFFICE.REGEX([.D107];&quot;\d{1,3}&quot;)" office:value-type="string" office:string-value="973" calcext:value-type="string">
            <text:p>973</text:p>
          </table:table-cell>
          <table:table-cell table:formula="of:=IF([.B107]=1;[.E107]*[.F107])" office:value-type="float" office:value="588665" calcext:value-type="float">
            <text:p>588665</text:p>
          </table:table-cell>
          <table:table-cell table:formula="of:=IF(ISNUMBER([.G107]);[.G107];0)" office:value-type="float" office:value="588665" calcext:value-type="float">
            <text:p>588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7,87)</text:p>
          </table:table-cell>
          <table:table-cell table:formula="of:=IF([.A108]=&quot;do()&quot;;TRUE();IF([.A108]=&quot;don't()&quot;;FALSE();IF([.B107]=1;TRUE();FALSE())))" office:value-type="boolean" office:boolean-value="true" calcext:value-type="boolean">
            <text:p>WAHR</text:p>
          </table:table-cell>
          <table:table-cell table:formula="of:=ORG.LIBREOFFICE.REGEX([.A108];&quot;\d{1,3},&quot;)" office:value-type="string" office:string-value="227," calcext:value-type="string">
            <text:p>227,</text:p>
          </table:table-cell>
          <table:table-cell table:formula="of:=ORG.LIBREOFFICE.REGEX([.A108];&quot;,\d{1,3}&quot;)" office:value-type="string" office:string-value=",87" calcext:value-type="string">
            <text:p>,87</text:p>
          </table:table-cell>
          <table:table-cell table:formula="of:=ORG.LIBREOFFICE.REGEX([.C108];&quot;\d{1,3}&quot;)" office:value-type="string" office:string-value="227" calcext:value-type="string">
            <text:p>227</text:p>
          </table:table-cell>
          <table:table-cell table:formula="of:=ORG.LIBREOFFICE.REGEX([.D108];&quot;\d{1,3}&quot;)" office:value-type="string" office:string-value="87" calcext:value-type="string">
            <text:p>87</text:p>
          </table:table-cell>
          <table:table-cell table:formula="of:=IF([.B108]=1;[.E108]*[.F108])" office:value-type="float" office:value="19749" calcext:value-type="float">
            <text:p>19749</text:p>
          </table:table-cell>
          <table:table-cell table:formula="of:=IF(ISNUMBER([.G108]);[.G108];0)" office:value-type="float" office:value="19749" calcext:value-type="float">
            <text:p>197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62,536)</text:p>
          </table:table-cell>
          <table:table-cell table:formula="of:=IF([.A109]=&quot;do()&quot;;TRUE();IF([.A109]=&quot;don't()&quot;;FALSE();IF([.B108]=1;TRUE();FALSE())))" office:value-type="boolean" office:boolean-value="true" calcext:value-type="boolean">
            <text:p>WAHR</text:p>
          </table:table-cell>
          <table:table-cell table:formula="of:=ORG.LIBREOFFICE.REGEX([.A109];&quot;\d{1,3},&quot;)" office:value-type="string" office:string-value="762," calcext:value-type="string">
            <text:p>762,</text:p>
          </table:table-cell>
          <table:table-cell table:formula="of:=ORG.LIBREOFFICE.REGEX([.A109];&quot;,\d{1,3}&quot;)" office:value-type="string" office:string-value=",536" calcext:value-type="string">
            <text:p>,536</text:p>
          </table:table-cell>
          <table:table-cell table:formula="of:=ORG.LIBREOFFICE.REGEX([.C109];&quot;\d{1,3}&quot;)" office:value-type="string" office:string-value="762" calcext:value-type="string">
            <text:p>762</text:p>
          </table:table-cell>
          <table:table-cell table:formula="of:=ORG.LIBREOFFICE.REGEX([.D109];&quot;\d{1,3}&quot;)" office:value-type="string" office:string-value="536" calcext:value-type="string">
            <text:p>536</text:p>
          </table:table-cell>
          <table:table-cell table:formula="of:=IF([.B109]=1;[.E109]*[.F109])" office:value-type="float" office:value="408432" calcext:value-type="float">
            <text:p>408432</text:p>
          </table:table-cell>
          <table:table-cell table:formula="of:=IF(ISNUMBER([.G109]);[.G109];0)" office:value-type="float" office:value="408432" calcext:value-type="float">
            <text:p>4084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2,199)</text:p>
          </table:table-cell>
          <table:table-cell table:formula="of:=IF([.A110]=&quot;do()&quot;;TRUE();IF([.A110]=&quot;don't()&quot;;FALSE();IF([.B109]=1;TRUE();FALSE())))" office:value-type="boolean" office:boolean-value="true" calcext:value-type="boolean">
            <text:p>WAHR</text:p>
          </table:table-cell>
          <table:table-cell table:formula="of:=ORG.LIBREOFFICE.REGEX([.A110];&quot;\d{1,3},&quot;)" office:value-type="string" office:string-value="212," calcext:value-type="string">
            <text:p>212,</text:p>
          </table:table-cell>
          <table:table-cell table:formula="of:=ORG.LIBREOFFICE.REGEX([.A110];&quot;,\d{1,3}&quot;)" office:value-type="string" office:string-value=",199" calcext:value-type="string">
            <text:p>,199</text:p>
          </table:table-cell>
          <table:table-cell table:formula="of:=ORG.LIBREOFFICE.REGEX([.C110];&quot;\d{1,3}&quot;)" office:value-type="string" office:string-value="212" calcext:value-type="string">
            <text:p>212</text:p>
          </table:table-cell>
          <table:table-cell table:formula="of:=ORG.LIBREOFFICE.REGEX([.D110];&quot;\d{1,3}&quot;)" office:value-type="string" office:string-value="199" calcext:value-type="string">
            <text:p>199</text:p>
          </table:table-cell>
          <table:table-cell table:formula="of:=IF([.B110]=1;[.E110]*[.F110])" office:value-type="float" office:value="42188" calcext:value-type="float">
            <text:p>42188</text:p>
          </table:table-cell>
          <table:table-cell table:formula="of:=IF(ISNUMBER([.G110]);[.G110];0)" office:value-type="float" office:value="42188" calcext:value-type="float">
            <text:p>421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4,611)</text:p>
          </table:table-cell>
          <table:table-cell table:formula="of:=IF([.A111]=&quot;do()&quot;;TRUE();IF([.A111]=&quot;don't()&quot;;FALSE();IF([.B110]=1;TRUE();FALSE())))" office:value-type="boolean" office:boolean-value="true" calcext:value-type="boolean">
            <text:p>WAHR</text:p>
          </table:table-cell>
          <table:table-cell table:formula="of:=ORG.LIBREOFFICE.REGEX([.A111];&quot;\d{1,3},&quot;)" office:value-type="string" office:string-value="794," calcext:value-type="string">
            <text:p>794,</text:p>
          </table:table-cell>
          <table:table-cell table:formula="of:=ORG.LIBREOFFICE.REGEX([.A111];&quot;,\d{1,3}&quot;)" office:value-type="string" office:string-value=",611" calcext:value-type="string">
            <text:p>,611</text:p>
          </table:table-cell>
          <table:table-cell table:formula="of:=ORG.LIBREOFFICE.REGEX([.C111];&quot;\d{1,3}&quot;)" office:value-type="string" office:string-value="794" calcext:value-type="string">
            <text:p>794</text:p>
          </table:table-cell>
          <table:table-cell table:formula="of:=ORG.LIBREOFFICE.REGEX([.D111];&quot;\d{1,3}&quot;)" office:value-type="string" office:string-value="611" calcext:value-type="string">
            <text:p>611</text:p>
          </table:table-cell>
          <table:table-cell table:formula="of:=IF([.B111]=1;[.E111]*[.F111])" office:value-type="float" office:value="485134" calcext:value-type="float">
            <text:p>485134</text:p>
          </table:table-cell>
          <table:table-cell table:formula="of:=IF(ISNUMBER([.G111]);[.G111];0)" office:value-type="float" office:value="485134" calcext:value-type="float">
            <text:p>4851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4,833)</text:p>
          </table:table-cell>
          <table:table-cell table:formula="of:=IF([.A112]=&quot;do()&quot;;TRUE();IF([.A112]=&quot;don't()&quot;;FALSE();IF([.B111]=1;TRUE();FALSE())))" office:value-type="boolean" office:boolean-value="true" calcext:value-type="boolean">
            <text:p>WAHR</text:p>
          </table:table-cell>
          <table:table-cell table:formula="of:=ORG.LIBREOFFICE.REGEX([.A112];&quot;\d{1,3},&quot;)" office:value-type="string" office:string-value="484," calcext:value-type="string">
            <text:p>484,</text:p>
          </table:table-cell>
          <table:table-cell table:formula="of:=ORG.LIBREOFFICE.REGEX([.A112];&quot;,\d{1,3}&quot;)" office:value-type="string" office:string-value=",833" calcext:value-type="string">
            <text:p>,833</text:p>
          </table:table-cell>
          <table:table-cell table:formula="of:=ORG.LIBREOFFICE.REGEX([.C112];&quot;\d{1,3}&quot;)" office:value-type="string" office:string-value="484" calcext:value-type="string">
            <text:p>484</text:p>
          </table:table-cell>
          <table:table-cell table:formula="of:=ORG.LIBREOFFICE.REGEX([.D112];&quot;\d{1,3}&quot;)" office:value-type="string" office:string-value="833" calcext:value-type="string">
            <text:p>833</text:p>
          </table:table-cell>
          <table:table-cell table:formula="of:=IF([.B112]=1;[.E112]*[.F112])" office:value-type="float" office:value="403172" calcext:value-type="float">
            <text:p>403172</text:p>
          </table:table-cell>
          <table:table-cell table:formula="of:=IF(ISNUMBER([.G112]);[.G112];0)" office:value-type="float" office:value="403172" calcext:value-type="float">
            <text:p>4031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7,152)</text:p>
          </table:table-cell>
          <table:table-cell table:formula="of:=IF([.A113]=&quot;do()&quot;;TRUE();IF([.A113]=&quot;don't()&quot;;FALSE();IF([.B112]=1;TRUE();FALSE())))" office:value-type="boolean" office:boolean-value="true" calcext:value-type="boolean">
            <text:p>WAHR</text:p>
          </table:table-cell>
          <table:table-cell table:formula="of:=ORG.LIBREOFFICE.REGEX([.A113];&quot;\d{1,3},&quot;)" office:value-type="string" office:string-value="877," calcext:value-type="string">
            <text:p>877,</text:p>
          </table:table-cell>
          <table:table-cell table:formula="of:=ORG.LIBREOFFICE.REGEX([.A113];&quot;,\d{1,3}&quot;)" office:value-type="string" office:string-value=",152" calcext:value-type="string">
            <text:p>,152</text:p>
          </table:table-cell>
          <table:table-cell table:formula="of:=ORG.LIBREOFFICE.REGEX([.C113];&quot;\d{1,3}&quot;)" office:value-type="string" office:string-value="877" calcext:value-type="string">
            <text:p>877</text:p>
          </table:table-cell>
          <table:table-cell table:formula="of:=ORG.LIBREOFFICE.REGEX([.D113];&quot;\d{1,3}&quot;)" office:value-type="string" office:string-value="152" calcext:value-type="string">
            <text:p>152</text:p>
          </table:table-cell>
          <table:table-cell table:formula="of:=IF([.B113]=1;[.E113]*[.F113])" office:value-type="float" office:value="133304" calcext:value-type="float">
            <text:p>133304</text:p>
          </table:table-cell>
          <table:table-cell table:formula="of:=IF(ISNUMBER([.G113]);[.G113];0)" office:value-type="float" office:value="133304" calcext:value-type="float">
            <text:p>1333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8,379)</text:p>
          </table:table-cell>
          <table:table-cell table:formula="of:=IF([.A114]=&quot;do()&quot;;TRUE();IF([.A114]=&quot;don't()&quot;;FALSE();IF([.B113]=1;TRUE();FALSE())))" office:value-type="boolean" office:boolean-value="true" calcext:value-type="boolean">
            <text:p>WAHR</text:p>
          </table:table-cell>
          <table:table-cell table:formula="of:=ORG.LIBREOFFICE.REGEX([.A114];&quot;\d{1,3},&quot;)" office:value-type="string" office:string-value="408," calcext:value-type="string">
            <text:p>408,</text:p>
          </table:table-cell>
          <table:table-cell table:formula="of:=ORG.LIBREOFFICE.REGEX([.A114];&quot;,\d{1,3}&quot;)" office:value-type="string" office:string-value=",379" calcext:value-type="string">
            <text:p>,379</text:p>
          </table:table-cell>
          <table:table-cell table:formula="of:=ORG.LIBREOFFICE.REGEX([.C114];&quot;\d{1,3}&quot;)" office:value-type="string" office:string-value="408" calcext:value-type="string">
            <text:p>408</text:p>
          </table:table-cell>
          <table:table-cell table:formula="of:=ORG.LIBREOFFICE.REGEX([.D114];&quot;\d{1,3}&quot;)" office:value-type="string" office:string-value="379" calcext:value-type="string">
            <text:p>379</text:p>
          </table:table-cell>
          <table:table-cell table:formula="of:=IF([.B114]=1;[.E114]*[.F114])" office:value-type="float" office:value="154632" calcext:value-type="float">
            <text:p>154632</text:p>
          </table:table-cell>
          <table:table-cell table:formula="of:=IF(ISNUMBER([.G114]);[.G114];0)" office:value-type="float" office:value="154632" calcext:value-type="float">
            <text:p>1546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1,259)</text:p>
          </table:table-cell>
          <table:table-cell table:formula="of:=IF([.A115]=&quot;do()&quot;;TRUE();IF([.A115]=&quot;don't()&quot;;FALSE();IF([.B114]=1;TRUE();FALSE())))" office:value-type="boolean" office:boolean-value="true" calcext:value-type="boolean">
            <text:p>WAHR</text:p>
          </table:table-cell>
          <table:table-cell table:formula="of:=ORG.LIBREOFFICE.REGEX([.A115];&quot;\d{1,3},&quot;)" office:value-type="string" office:string-value="731," calcext:value-type="string">
            <text:p>731,</text:p>
          </table:table-cell>
          <table:table-cell table:formula="of:=ORG.LIBREOFFICE.REGEX([.A115];&quot;,\d{1,3}&quot;)" office:value-type="string" office:string-value=",259" calcext:value-type="string">
            <text:p>,259</text:p>
          </table:table-cell>
          <table:table-cell table:formula="of:=ORG.LIBREOFFICE.REGEX([.C115];&quot;\d{1,3}&quot;)" office:value-type="string" office:string-value="731" calcext:value-type="string">
            <text:p>731</text:p>
          </table:table-cell>
          <table:table-cell table:formula="of:=ORG.LIBREOFFICE.REGEX([.D115];&quot;\d{1,3}&quot;)" office:value-type="string" office:string-value="259" calcext:value-type="string">
            <text:p>259</text:p>
          </table:table-cell>
          <table:table-cell table:formula="of:=IF([.B115]=1;[.E115]*[.F115])" office:value-type="float" office:value="189329" calcext:value-type="float">
            <text:p>189329</text:p>
          </table:table-cell>
          <table:table-cell table:formula="of:=IF(ISNUMBER([.G115]);[.G115];0)" office:value-type="float" office:value="189329" calcext:value-type="float">
            <text:p>1893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6,943)</text:p>
          </table:table-cell>
          <table:table-cell table:formula="of:=IF([.A116]=&quot;do()&quot;;TRUE();IF([.A116]=&quot;don't()&quot;;FALSE();IF([.B115]=1;TRUE();FALSE())))" office:value-type="boolean" office:boolean-value="true" calcext:value-type="boolean">
            <text:p>WAHR</text:p>
          </table:table-cell>
          <table:table-cell table:formula="of:=ORG.LIBREOFFICE.REGEX([.A116];&quot;\d{1,3},&quot;)" office:value-type="string" office:string-value="246," calcext:value-type="string">
            <text:p>246,</text:p>
          </table:table-cell>
          <table:table-cell table:formula="of:=ORG.LIBREOFFICE.REGEX([.A116];&quot;,\d{1,3}&quot;)" office:value-type="string" office:string-value=",943" calcext:value-type="string">
            <text:p>,943</text:p>
          </table:table-cell>
          <table:table-cell table:formula="of:=ORG.LIBREOFFICE.REGEX([.C116];&quot;\d{1,3}&quot;)" office:value-type="string" office:string-value="246" calcext:value-type="string">
            <text:p>246</text:p>
          </table:table-cell>
          <table:table-cell table:formula="of:=ORG.LIBREOFFICE.REGEX([.D116];&quot;\d{1,3}&quot;)" office:value-type="string" office:string-value="943" calcext:value-type="string">
            <text:p>943</text:p>
          </table:table-cell>
          <table:table-cell table:formula="of:=IF([.B116]=1;[.E116]*[.F116])" office:value-type="float" office:value="231978" calcext:value-type="float">
            <text:p>231978</text:p>
          </table:table-cell>
          <table:table-cell table:formula="of:=IF(ISNUMBER([.G116]);[.G116];0)" office:value-type="float" office:value="231978" calcext:value-type="float">
            <text:p>2319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117]=&quot;do()&quot;;TRUE();IF([.A117]=&quot;don't()&quot;;FALSE();IF([.B116]=1;TRUE();FALSE())))" office:value-type="boolean" office:boolean-value="false" calcext:value-type="boolean">
            <text:p>FALSCH</text:p>
          </table:table-cell>
          <table:table-cell table:formula="of:=ORG.LIBREOFFICE.REGEX([.A117];&quot;\d{1,3},&quot;)" office:value-type="string" office:string-value="" calcext:value-type="error">
            <text:p>#N/A</text:p>
          </table:table-cell>
          <table:table-cell table:formula="of:=ORG.LIBREOFFICE.REGEX([.A117];&quot;,\d{1,3}&quot;)" office:value-type="string" office:string-value="" calcext:value-type="error">
            <text:p>#N/A</text:p>
          </table:table-cell>
          <table:table-cell table:formula="of:=ORG.LIBREOFFICE.REGEX([.C117];&quot;\d{1,3}&quot;)" office:value-type="string" office:string-value="" calcext:value-type="error">
            <text:p>#N/A</text:p>
          </table:table-cell>
          <table:table-cell table:formula="of:=ORG.LIBREOFFICE.REGEX([.D117];&quot;\d{1,3}&quot;)" office:value-type="string" office:string-value="" calcext:value-type="error">
            <text:p>#N/A</text:p>
          </table:table-cell>
          <table:table-cell table:formula="of:=IF([.B117]=1;[.E117]*[.F117])" office:value-type="float" office:value="0" calcext:value-type="float">
            <text:p>0</text:p>
          </table:table-cell>
          <table:table-cell table:formula="of:=IF(ISNUMBER([.G117]);[.G11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3,111)</text:p>
          </table:table-cell>
          <table:table-cell table:formula="of:=IF([.A118]=&quot;do()&quot;;TRUE();IF([.A118]=&quot;don't()&quot;;FALSE();IF([.B117]=1;TRUE();FALSE())))" office:value-type="boolean" office:boolean-value="false" calcext:value-type="boolean">
            <text:p>FALSCH</text:p>
          </table:table-cell>
          <table:table-cell table:formula="of:=ORG.LIBREOFFICE.REGEX([.A118];&quot;\d{1,3},&quot;)" office:value-type="string" office:string-value="703," calcext:value-type="string">
            <text:p>703,</text:p>
          </table:table-cell>
          <table:table-cell table:formula="of:=ORG.LIBREOFFICE.REGEX([.A118];&quot;,\d{1,3}&quot;)" office:value-type="string" office:string-value=",111" calcext:value-type="string">
            <text:p>,111</text:p>
          </table:table-cell>
          <table:table-cell table:formula="of:=ORG.LIBREOFFICE.REGEX([.C118];&quot;\d{1,3}&quot;)" office:value-type="string" office:string-value="703" calcext:value-type="string">
            <text:p>703</text:p>
          </table:table-cell>
          <table:table-cell table:formula="of:=ORG.LIBREOFFICE.REGEX([.D118];&quot;\d{1,3}&quot;)" office:value-type="string" office:string-value="111" calcext:value-type="string">
            <text:p>111</text:p>
          </table:table-cell>
          <table:table-cell table:formula="of:=IF([.B118]=1;[.E118]*[.F118])" office:value-type="float" office:value="0" calcext:value-type="float">
            <text:p>0</text:p>
          </table:table-cell>
          <table:table-cell table:formula="of:=IF(ISNUMBER([.G118]);[.G11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119]=&quot;do()&quot;;TRUE();IF([.A119]=&quot;don't()&quot;;FALSE();IF([.B118]=1;TRUE();FALSE())))" office:value-type="boolean" office:boolean-value="true" calcext:value-type="boolean">
            <text:p>WAHR</text:p>
          </table:table-cell>
          <table:table-cell table:formula="of:=ORG.LIBREOFFICE.REGEX([.A119];&quot;\d{1,3},&quot;)" office:value-type="string" office:string-value="" calcext:value-type="error">
            <text:p>#N/A</text:p>
          </table:table-cell>
          <table:table-cell table:formula="of:=ORG.LIBREOFFICE.REGEX([.A119];&quot;,\d{1,3}&quot;)" office:value-type="string" office:string-value="" calcext:value-type="error">
            <text:p>#N/A</text:p>
          </table:table-cell>
          <table:table-cell table:formula="of:=ORG.LIBREOFFICE.REGEX([.C119];&quot;\d{1,3}&quot;)" office:value-type="string" office:string-value="" calcext:value-type="error">
            <text:p>#N/A</text:p>
          </table:table-cell>
          <table:table-cell table:formula="of:=ORG.LIBREOFFICE.REGEX([.D119];&quot;\d{1,3}&quot;)" office:value-type="string" office:string-value="" calcext:value-type="error">
            <text:p>#N/A</text:p>
          </table:table-cell>
          <table:table-cell table:formula="of:=IF([.B119]=1;[.E119]*[.F119])" office:value-type="string" office:string-value="" calcext:value-type="error">
            <text:p>#N/A</text:p>
          </table:table-cell>
          <table:table-cell table:formula="of:=IF(ISNUMBER([.G119]);[.G11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,220)</text:p>
          </table:table-cell>
          <table:table-cell table:formula="of:=IF([.A120]=&quot;do()&quot;;TRUE();IF([.A120]=&quot;don't()&quot;;FALSE();IF([.B119]=1;TRUE();FALSE())))" office:value-type="boolean" office:boolean-value="true" calcext:value-type="boolean">
            <text:p>WAHR</text:p>
          </table:table-cell>
          <table:table-cell table:formula="of:=ORG.LIBREOFFICE.REGEX([.A120];&quot;\d{1,3},&quot;)" office:value-type="string" office:string-value="57," calcext:value-type="string">
            <text:p>57,</text:p>
          </table:table-cell>
          <table:table-cell table:formula="of:=ORG.LIBREOFFICE.REGEX([.A120];&quot;,\d{1,3}&quot;)" office:value-type="string" office:string-value=",220" calcext:value-type="string">
            <text:p>,220</text:p>
          </table:table-cell>
          <table:table-cell table:formula="of:=ORG.LIBREOFFICE.REGEX([.C120];&quot;\d{1,3}&quot;)" office:value-type="string" office:string-value="57" calcext:value-type="string">
            <text:p>57</text:p>
          </table:table-cell>
          <table:table-cell table:formula="of:=ORG.LIBREOFFICE.REGEX([.D120];&quot;\d{1,3}&quot;)" office:value-type="string" office:string-value="220" calcext:value-type="string">
            <text:p>220</text:p>
          </table:table-cell>
          <table:table-cell table:formula="of:=IF([.B120]=1;[.E120]*[.F120])" office:value-type="float" office:value="12540" calcext:value-type="float">
            <text:p>12540</text:p>
          </table:table-cell>
          <table:table-cell table:formula="of:=IF(ISNUMBER([.G120]);[.G120];0)" office:value-type="float" office:value="12540" calcext:value-type="float">
            <text:p>125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9,247)</text:p>
          </table:table-cell>
          <table:table-cell table:formula="of:=IF([.A121]=&quot;do()&quot;;TRUE();IF([.A121]=&quot;don't()&quot;;FALSE();IF([.B120]=1;TRUE();FALSE())))" office:value-type="boolean" office:boolean-value="true" calcext:value-type="boolean">
            <text:p>WAHR</text:p>
          </table:table-cell>
          <table:table-cell table:formula="of:=ORG.LIBREOFFICE.REGEX([.A121];&quot;\d{1,3},&quot;)" office:value-type="string" office:string-value="199," calcext:value-type="string">
            <text:p>199,</text:p>
          </table:table-cell>
          <table:table-cell table:formula="of:=ORG.LIBREOFFICE.REGEX([.A121];&quot;,\d{1,3}&quot;)" office:value-type="string" office:string-value=",247" calcext:value-type="string">
            <text:p>,247</text:p>
          </table:table-cell>
          <table:table-cell table:formula="of:=ORG.LIBREOFFICE.REGEX([.C121];&quot;\d{1,3}&quot;)" office:value-type="string" office:string-value="199" calcext:value-type="string">
            <text:p>199</text:p>
          </table:table-cell>
          <table:table-cell table:formula="of:=ORG.LIBREOFFICE.REGEX([.D121];&quot;\d{1,3}&quot;)" office:value-type="string" office:string-value="247" calcext:value-type="string">
            <text:p>247</text:p>
          </table:table-cell>
          <table:table-cell table:formula="of:=IF([.B121]=1;[.E121]*[.F121])" office:value-type="float" office:value="49153" calcext:value-type="float">
            <text:p>49153</text:p>
          </table:table-cell>
          <table:table-cell table:formula="of:=IF(ISNUMBER([.G121]);[.G121];0)" office:value-type="float" office:value="49153" calcext:value-type="float">
            <text:p>491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68,629)</text:p>
          </table:table-cell>
          <table:table-cell table:formula="of:=IF([.A122]=&quot;do()&quot;;TRUE();IF([.A122]=&quot;don't()&quot;;FALSE();IF([.B121]=1;TRUE();FALSE())))" office:value-type="boolean" office:boolean-value="true" calcext:value-type="boolean">
            <text:p>WAHR</text:p>
          </table:table-cell>
          <table:table-cell table:formula="of:=ORG.LIBREOFFICE.REGEX([.A122];&quot;\d{1,3},&quot;)" office:value-type="string" office:string-value="768," calcext:value-type="string">
            <text:p>768,</text:p>
          </table:table-cell>
          <table:table-cell table:formula="of:=ORG.LIBREOFFICE.REGEX([.A122];&quot;,\d{1,3}&quot;)" office:value-type="string" office:string-value=",629" calcext:value-type="string">
            <text:p>,629</text:p>
          </table:table-cell>
          <table:table-cell table:formula="of:=ORG.LIBREOFFICE.REGEX([.C122];&quot;\d{1,3}&quot;)" office:value-type="string" office:string-value="768" calcext:value-type="string">
            <text:p>768</text:p>
          </table:table-cell>
          <table:table-cell table:formula="of:=ORG.LIBREOFFICE.REGEX([.D122];&quot;\d{1,3}&quot;)" office:value-type="string" office:string-value="629" calcext:value-type="string">
            <text:p>629</text:p>
          </table:table-cell>
          <table:table-cell table:formula="of:=IF([.B122]=1;[.E122]*[.F122])" office:value-type="float" office:value="483072" calcext:value-type="float">
            <text:p>483072</text:p>
          </table:table-cell>
          <table:table-cell table:formula="of:=IF(ISNUMBER([.G122]);[.G122];0)" office:value-type="float" office:value="483072" calcext:value-type="float">
            <text:p>4830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67,986)</text:p>
          </table:table-cell>
          <table:table-cell table:formula="of:=IF([.A123]=&quot;do()&quot;;TRUE();IF([.A123]=&quot;don't()&quot;;FALSE();IF([.B122]=1;TRUE();FALSE())))" office:value-type="boolean" office:boolean-value="true" calcext:value-type="boolean">
            <text:p>WAHR</text:p>
          </table:table-cell>
          <table:table-cell table:formula="of:=ORG.LIBREOFFICE.REGEX([.A123];&quot;\d{1,3},&quot;)" office:value-type="string" office:string-value="867," calcext:value-type="string">
            <text:p>867,</text:p>
          </table:table-cell>
          <table:table-cell table:formula="of:=ORG.LIBREOFFICE.REGEX([.A123];&quot;,\d{1,3}&quot;)" office:value-type="string" office:string-value=",986" calcext:value-type="string">
            <text:p>,986</text:p>
          </table:table-cell>
          <table:table-cell table:formula="of:=ORG.LIBREOFFICE.REGEX([.C123];&quot;\d{1,3}&quot;)" office:value-type="string" office:string-value="867" calcext:value-type="string">
            <text:p>867</text:p>
          </table:table-cell>
          <table:table-cell table:formula="of:=ORG.LIBREOFFICE.REGEX([.D123];&quot;\d{1,3}&quot;)" office:value-type="string" office:string-value="986" calcext:value-type="string">
            <text:p>986</text:p>
          </table:table-cell>
          <table:table-cell table:formula="of:=IF([.B123]=1;[.E123]*[.F123])" office:value-type="float" office:value="854862" calcext:value-type="float">
            <text:p>854862</text:p>
          </table:table-cell>
          <table:table-cell table:formula="of:=IF(ISNUMBER([.G123]);[.G123];0)" office:value-type="float" office:value="854862" calcext:value-type="float">
            <text:p>8548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09,468)</text:p>
          </table:table-cell>
          <table:table-cell table:formula="of:=IF([.A124]=&quot;do()&quot;;TRUE();IF([.A124]=&quot;don't()&quot;;FALSE();IF([.B123]=1;TRUE();FALSE())))" office:value-type="boolean" office:boolean-value="true" calcext:value-type="boolean">
            <text:p>WAHR</text:p>
          </table:table-cell>
          <table:table-cell table:formula="of:=ORG.LIBREOFFICE.REGEX([.A124];&quot;\d{1,3},&quot;)" office:value-type="string" office:string-value="909," calcext:value-type="string">
            <text:p>909,</text:p>
          </table:table-cell>
          <table:table-cell table:formula="of:=ORG.LIBREOFFICE.REGEX([.A124];&quot;,\d{1,3}&quot;)" office:value-type="string" office:string-value=",468" calcext:value-type="string">
            <text:p>,468</text:p>
          </table:table-cell>
          <table:table-cell table:formula="of:=ORG.LIBREOFFICE.REGEX([.C124];&quot;\d{1,3}&quot;)" office:value-type="string" office:string-value="909" calcext:value-type="string">
            <text:p>909</text:p>
          </table:table-cell>
          <table:table-cell table:formula="of:=ORG.LIBREOFFICE.REGEX([.D124];&quot;\d{1,3}&quot;)" office:value-type="string" office:string-value="468" calcext:value-type="string">
            <text:p>468</text:p>
          </table:table-cell>
          <table:table-cell table:formula="of:=IF([.B124]=1;[.E124]*[.F124])" office:value-type="float" office:value="425412" calcext:value-type="float">
            <text:p>425412</text:p>
          </table:table-cell>
          <table:table-cell table:formula="of:=IF(ISNUMBER([.G124]);[.G124];0)" office:value-type="float" office:value="425412" calcext:value-type="float">
            <text:p>4254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125]=&quot;do()&quot;;TRUE();IF([.A125]=&quot;don't()&quot;;FALSE();IF([.B124]=1;TRUE();FALSE())))" office:value-type="boolean" office:boolean-value="false" calcext:value-type="boolean">
            <text:p>FALSCH</text:p>
          </table:table-cell>
          <table:table-cell table:formula="of:=ORG.LIBREOFFICE.REGEX([.A125];&quot;\d{1,3},&quot;)" office:value-type="string" office:string-value="" calcext:value-type="error">
            <text:p>#N/A</text:p>
          </table:table-cell>
          <table:table-cell table:formula="of:=ORG.LIBREOFFICE.REGEX([.A125];&quot;,\d{1,3}&quot;)" office:value-type="string" office:string-value="" calcext:value-type="error">
            <text:p>#N/A</text:p>
          </table:table-cell>
          <table:table-cell table:formula="of:=ORG.LIBREOFFICE.REGEX([.C125];&quot;\d{1,3}&quot;)" office:value-type="string" office:string-value="" calcext:value-type="error">
            <text:p>#N/A</text:p>
          </table:table-cell>
          <table:table-cell table:formula="of:=ORG.LIBREOFFICE.REGEX([.D125];&quot;\d{1,3}&quot;)" office:value-type="string" office:string-value="" calcext:value-type="error">
            <text:p>#N/A</text:p>
          </table:table-cell>
          <table:table-cell table:formula="of:=IF([.B125]=1;[.E125]*[.F125])" office:value-type="float" office:value="0" calcext:value-type="float">
            <text:p>0</text:p>
          </table:table-cell>
          <table:table-cell table:formula="of:=IF(ISNUMBER([.G125]);[.G12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,677)</text:p>
          </table:table-cell>
          <table:table-cell table:formula="of:=IF([.A126]=&quot;do()&quot;;TRUE();IF([.A126]=&quot;don't()&quot;;FALSE();IF([.B125]=1;TRUE();FALSE())))" office:value-type="boolean" office:boolean-value="false" calcext:value-type="boolean">
            <text:p>FALSCH</text:p>
          </table:table-cell>
          <table:table-cell table:formula="of:=ORG.LIBREOFFICE.REGEX([.A126];&quot;\d{1,3},&quot;)" office:value-type="string" office:string-value="96," calcext:value-type="string">
            <text:p>96,</text:p>
          </table:table-cell>
          <table:table-cell table:formula="of:=ORG.LIBREOFFICE.REGEX([.A126];&quot;,\d{1,3}&quot;)" office:value-type="string" office:string-value=",677" calcext:value-type="string">
            <text:p>,677</text:p>
          </table:table-cell>
          <table:table-cell table:formula="of:=ORG.LIBREOFFICE.REGEX([.C126];&quot;\d{1,3}&quot;)" office:value-type="string" office:string-value="96" calcext:value-type="string">
            <text:p>96</text:p>
          </table:table-cell>
          <table:table-cell table:formula="of:=ORG.LIBREOFFICE.REGEX([.D126];&quot;\d{1,3}&quot;)" office:value-type="string" office:string-value="677" calcext:value-type="string">
            <text:p>677</text:p>
          </table:table-cell>
          <table:table-cell table:formula="of:=IF([.B126]=1;[.E126]*[.F126])" office:value-type="float" office:value="0" calcext:value-type="float">
            <text:p>0</text:p>
          </table:table-cell>
          <table:table-cell table:formula="of:=IF(ISNUMBER([.G126]);[.G12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6,612)</text:p>
          </table:table-cell>
          <table:table-cell table:formula="of:=IF([.A127]=&quot;do()&quot;;TRUE();IF([.A127]=&quot;don't()&quot;;FALSE();IF([.B126]=1;TRUE();FALSE())))" office:value-type="boolean" office:boolean-value="false" calcext:value-type="boolean">
            <text:p>FALSCH</text:p>
          </table:table-cell>
          <table:table-cell table:formula="of:=ORG.LIBREOFFICE.REGEX([.A127];&quot;\d{1,3},&quot;)" office:value-type="string" office:string-value="806," calcext:value-type="string">
            <text:p>806,</text:p>
          </table:table-cell>
          <table:table-cell table:formula="of:=ORG.LIBREOFFICE.REGEX([.A127];&quot;,\d{1,3}&quot;)" office:value-type="string" office:string-value=",612" calcext:value-type="string">
            <text:p>,612</text:p>
          </table:table-cell>
          <table:table-cell table:formula="of:=ORG.LIBREOFFICE.REGEX([.C127];&quot;\d{1,3}&quot;)" office:value-type="string" office:string-value="806" calcext:value-type="string">
            <text:p>806</text:p>
          </table:table-cell>
          <table:table-cell table:formula="of:=ORG.LIBREOFFICE.REGEX([.D127];&quot;\d{1,3}&quot;)" office:value-type="string" office:string-value="612" calcext:value-type="string">
            <text:p>612</text:p>
          </table:table-cell>
          <table:table-cell table:formula="of:=IF([.B127]=1;[.E127]*[.F127])" office:value-type="float" office:value="0" calcext:value-type="float">
            <text:p>0</text:p>
          </table:table-cell>
          <table:table-cell table:formula="of:=IF(ISNUMBER([.G127]);[.G1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91,724)</text:p>
          </table:table-cell>
          <table:table-cell table:formula="of:=IF([.A128]=&quot;do()&quot;;TRUE();IF([.A128]=&quot;don't()&quot;;FALSE();IF([.B127]=1;TRUE();FALSE())))" office:value-type="boolean" office:boolean-value="false" calcext:value-type="boolean">
            <text:p>FALSCH</text:p>
          </table:table-cell>
          <table:table-cell table:formula="of:=ORG.LIBREOFFICE.REGEX([.A128];&quot;\d{1,3},&quot;)" office:value-type="string" office:string-value="491," calcext:value-type="string">
            <text:p>491,</text:p>
          </table:table-cell>
          <table:table-cell table:formula="of:=ORG.LIBREOFFICE.REGEX([.A128];&quot;,\d{1,3}&quot;)" office:value-type="string" office:string-value=",724" calcext:value-type="string">
            <text:p>,724</text:p>
          </table:table-cell>
          <table:table-cell table:formula="of:=ORG.LIBREOFFICE.REGEX([.C128];&quot;\d{1,3}&quot;)" office:value-type="string" office:string-value="491" calcext:value-type="string">
            <text:p>491</text:p>
          </table:table-cell>
          <table:table-cell table:formula="of:=ORG.LIBREOFFICE.REGEX([.D128];&quot;\d{1,3}&quot;)" office:value-type="string" office:string-value="724" calcext:value-type="string">
            <text:p>724</text:p>
          </table:table-cell>
          <table:table-cell table:formula="of:=IF([.B128]=1;[.E128]*[.F128])" office:value-type="float" office:value="0" calcext:value-type="float">
            <text:p>0</text:p>
          </table:table-cell>
          <table:table-cell table:formula="of:=IF(ISNUMBER([.G128]);[.G1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,119)</text:p>
          </table:table-cell>
          <table:table-cell table:formula="of:=IF([.A129]=&quot;do()&quot;;TRUE();IF([.A129]=&quot;don't()&quot;;FALSE();IF([.B128]=1;TRUE();FALSE())))" office:value-type="boolean" office:boolean-value="false" calcext:value-type="boolean">
            <text:p>FALSCH</text:p>
          </table:table-cell>
          <table:table-cell table:formula="of:=ORG.LIBREOFFICE.REGEX([.A129];&quot;\d{1,3},&quot;)" office:value-type="string" office:string-value="47," calcext:value-type="string">
            <text:p>47,</text:p>
          </table:table-cell>
          <table:table-cell table:formula="of:=ORG.LIBREOFFICE.REGEX([.A129];&quot;,\d{1,3}&quot;)" office:value-type="string" office:string-value=",119" calcext:value-type="string">
            <text:p>,119</text:p>
          </table:table-cell>
          <table:table-cell table:formula="of:=ORG.LIBREOFFICE.REGEX([.C129];&quot;\d{1,3}&quot;)" office:value-type="string" office:string-value="47" calcext:value-type="string">
            <text:p>47</text:p>
          </table:table-cell>
          <table:table-cell table:formula="of:=ORG.LIBREOFFICE.REGEX([.D129];&quot;\d{1,3}&quot;)" office:value-type="string" office:string-value="119" calcext:value-type="string">
            <text:p>119</text:p>
          </table:table-cell>
          <table:table-cell table:formula="of:=IF([.B129]=1;[.E129]*[.F129])" office:value-type="float" office:value="0" calcext:value-type="float">
            <text:p>0</text:p>
          </table:table-cell>
          <table:table-cell table:formula="of:=IF(ISNUMBER([.G129]);[.G12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26,381)</text:p>
          </table:table-cell>
          <table:table-cell table:formula="of:=IF([.A130]=&quot;do()&quot;;TRUE();IF([.A130]=&quot;don't()&quot;;FALSE();IF([.B129]=1;TRUE();FALSE())))" office:value-type="boolean" office:boolean-value="false" calcext:value-type="boolean">
            <text:p>FALSCH</text:p>
          </table:table-cell>
          <table:table-cell table:formula="of:=ORG.LIBREOFFICE.REGEX([.A130];&quot;\d{1,3},&quot;)" office:value-type="string" office:string-value="526," calcext:value-type="string">
            <text:p>526,</text:p>
          </table:table-cell>
          <table:table-cell table:formula="of:=ORG.LIBREOFFICE.REGEX([.A130];&quot;,\d{1,3}&quot;)" office:value-type="string" office:string-value=",381" calcext:value-type="string">
            <text:p>,381</text:p>
          </table:table-cell>
          <table:table-cell table:formula="of:=ORG.LIBREOFFICE.REGEX([.C130];&quot;\d{1,3}&quot;)" office:value-type="string" office:string-value="526" calcext:value-type="string">
            <text:p>526</text:p>
          </table:table-cell>
          <table:table-cell table:formula="of:=ORG.LIBREOFFICE.REGEX([.D130];&quot;\d{1,3}&quot;)" office:value-type="string" office:string-value="381" calcext:value-type="string">
            <text:p>381</text:p>
          </table:table-cell>
          <table:table-cell table:formula="of:=IF([.B130]=1;[.E130]*[.F130])" office:value-type="float" office:value="0" calcext:value-type="float">
            <text:p>0</text:p>
          </table:table-cell>
          <table:table-cell table:formula="of:=IF(ISNUMBER([.G130]);[.G13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,969)</text:p>
          </table:table-cell>
          <table:table-cell table:formula="of:=IF([.A131]=&quot;do()&quot;;TRUE();IF([.A131]=&quot;don't()&quot;;FALSE();IF([.B130]=1;TRUE();FALSE())))" office:value-type="boolean" office:boolean-value="false" calcext:value-type="boolean">
            <text:p>FALSCH</text:p>
          </table:table-cell>
          <table:table-cell table:formula="of:=ORG.LIBREOFFICE.REGEX([.A131];&quot;\d{1,3},&quot;)" office:value-type="string" office:string-value="24," calcext:value-type="string">
            <text:p>24,</text:p>
          </table:table-cell>
          <table:table-cell table:formula="of:=ORG.LIBREOFFICE.REGEX([.A131];&quot;,\d{1,3}&quot;)" office:value-type="string" office:string-value=",969" calcext:value-type="string">
            <text:p>,969</text:p>
          </table:table-cell>
          <table:table-cell table:formula="of:=ORG.LIBREOFFICE.REGEX([.C131];&quot;\d{1,3}&quot;)" office:value-type="string" office:string-value="24" calcext:value-type="string">
            <text:p>24</text:p>
          </table:table-cell>
          <table:table-cell table:formula="of:=ORG.LIBREOFFICE.REGEX([.D131];&quot;\d{1,3}&quot;)" office:value-type="string" office:string-value="969" calcext:value-type="string">
            <text:p>969</text:p>
          </table:table-cell>
          <table:table-cell table:formula="of:=IF([.B131]=1;[.E131]*[.F131])" office:value-type="float" office:value="0" calcext:value-type="float">
            <text:p>0</text:p>
          </table:table-cell>
          <table:table-cell table:formula="of:=IF(ISNUMBER([.G131]);[.G13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9,60)</text:p>
          </table:table-cell>
          <table:table-cell table:formula="of:=IF([.A132]=&quot;do()&quot;;TRUE();IF([.A132]=&quot;don't()&quot;;FALSE();IF([.B131]=1;TRUE();FALSE())))" office:value-type="boolean" office:boolean-value="false" calcext:value-type="boolean">
            <text:p>FALSCH</text:p>
          </table:table-cell>
          <table:table-cell table:formula="of:=ORG.LIBREOFFICE.REGEX([.A132];&quot;\d{1,3},&quot;)" office:value-type="string" office:string-value="189," calcext:value-type="string">
            <text:p>189,</text:p>
          </table:table-cell>
          <table:table-cell table:formula="of:=ORG.LIBREOFFICE.REGEX([.A132];&quot;,\d{1,3}&quot;)" office:value-type="string" office:string-value=",60" calcext:value-type="string">
            <text:p>,60</text:p>
          </table:table-cell>
          <table:table-cell table:formula="of:=ORG.LIBREOFFICE.REGEX([.C132];&quot;\d{1,3}&quot;)" office:value-type="string" office:string-value="189" calcext:value-type="string">
            <text:p>189</text:p>
          </table:table-cell>
          <table:table-cell table:formula="of:=ORG.LIBREOFFICE.REGEX([.D132];&quot;\d{1,3}&quot;)" office:value-type="string" office:string-value="60" calcext:value-type="string">
            <text:p>60</text:p>
          </table:table-cell>
          <table:table-cell table:formula="of:=IF([.B132]=1;[.E132]*[.F132])" office:value-type="float" office:value="0" calcext:value-type="float">
            <text:p>0</text:p>
          </table:table-cell>
          <table:table-cell table:formula="of:=IF(ISNUMBER([.G132]);[.G13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75,572)</text:p>
          </table:table-cell>
          <table:table-cell table:formula="of:=IF([.A133]=&quot;do()&quot;;TRUE();IF([.A133]=&quot;don't()&quot;;FALSE();IF([.B132]=1;TRUE();FALSE())))" office:value-type="boolean" office:boolean-value="false" calcext:value-type="boolean">
            <text:p>FALSCH</text:p>
          </table:table-cell>
          <table:table-cell table:formula="of:=ORG.LIBREOFFICE.REGEX([.A133];&quot;\d{1,3},&quot;)" office:value-type="string" office:string-value="175," calcext:value-type="string">
            <text:p>175,</text:p>
          </table:table-cell>
          <table:table-cell table:formula="of:=ORG.LIBREOFFICE.REGEX([.A133];&quot;,\d{1,3}&quot;)" office:value-type="string" office:string-value=",572" calcext:value-type="string">
            <text:p>,572</text:p>
          </table:table-cell>
          <table:table-cell table:formula="of:=ORG.LIBREOFFICE.REGEX([.C133];&quot;\d{1,3}&quot;)" office:value-type="string" office:string-value="175" calcext:value-type="string">
            <text:p>175</text:p>
          </table:table-cell>
          <table:table-cell table:formula="of:=ORG.LIBREOFFICE.REGEX([.D133];&quot;\d{1,3}&quot;)" office:value-type="string" office:string-value="572" calcext:value-type="string">
            <text:p>572</text:p>
          </table:table-cell>
          <table:table-cell table:formula="of:=IF([.B133]=1;[.E133]*[.F133])" office:value-type="float" office:value="0" calcext:value-type="float">
            <text:p>0</text:p>
          </table:table-cell>
          <table:table-cell table:formula="of:=IF(ISNUMBER([.G133]);[.G13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3,825)</text:p>
          </table:table-cell>
          <table:table-cell table:formula="of:=IF([.A134]=&quot;do()&quot;;TRUE();IF([.A134]=&quot;don't()&quot;;FALSE();IF([.B133]=1;TRUE();FALSE())))" office:value-type="boolean" office:boolean-value="false" calcext:value-type="boolean">
            <text:p>FALSCH</text:p>
          </table:table-cell>
          <table:table-cell table:formula="of:=ORG.LIBREOFFICE.REGEX([.A134];&quot;\d{1,3},&quot;)" office:value-type="string" office:string-value="993," calcext:value-type="string">
            <text:p>993,</text:p>
          </table:table-cell>
          <table:table-cell table:formula="of:=ORG.LIBREOFFICE.REGEX([.A134];&quot;,\d{1,3}&quot;)" office:value-type="string" office:string-value=",825" calcext:value-type="string">
            <text:p>,825</text:p>
          </table:table-cell>
          <table:table-cell table:formula="of:=ORG.LIBREOFFICE.REGEX([.C134];&quot;\d{1,3}&quot;)" office:value-type="string" office:string-value="993" calcext:value-type="string">
            <text:p>993</text:p>
          </table:table-cell>
          <table:table-cell table:formula="of:=ORG.LIBREOFFICE.REGEX([.D134];&quot;\d{1,3}&quot;)" office:value-type="string" office:string-value="825" calcext:value-type="string">
            <text:p>825</text:p>
          </table:table-cell>
          <table:table-cell table:formula="of:=IF([.B134]=1;[.E134]*[.F134])" office:value-type="float" office:value="0" calcext:value-type="float">
            <text:p>0</text:p>
          </table:table-cell>
          <table:table-cell table:formula="of:=IF(ISNUMBER([.G134]);[.G13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,355)</text:p>
          </table:table-cell>
          <table:table-cell table:formula="of:=IF([.A135]=&quot;do()&quot;;TRUE();IF([.A135]=&quot;don't()&quot;;FALSE();IF([.B134]=1;TRUE();FALSE())))" office:value-type="boolean" office:boolean-value="false" calcext:value-type="boolean">
            <text:p>FALSCH</text:p>
          </table:table-cell>
          <table:table-cell table:formula="of:=ORG.LIBREOFFICE.REGEX([.A135];&quot;\d{1,3},&quot;)" office:value-type="string" office:string-value="67," calcext:value-type="string">
            <text:p>67,</text:p>
          </table:table-cell>
          <table:table-cell table:formula="of:=ORG.LIBREOFFICE.REGEX([.A135];&quot;,\d{1,3}&quot;)" office:value-type="string" office:string-value=",355" calcext:value-type="string">
            <text:p>,355</text:p>
          </table:table-cell>
          <table:table-cell table:formula="of:=ORG.LIBREOFFICE.REGEX([.C135];&quot;\d{1,3}&quot;)" office:value-type="string" office:string-value="67" calcext:value-type="string">
            <text:p>67</text:p>
          </table:table-cell>
          <table:table-cell table:formula="of:=ORG.LIBREOFFICE.REGEX([.D135];&quot;\d{1,3}&quot;)" office:value-type="string" office:string-value="355" calcext:value-type="string">
            <text:p>355</text:p>
          </table:table-cell>
          <table:table-cell table:formula="of:=IF([.B135]=1;[.E135]*[.F135])" office:value-type="float" office:value="0" calcext:value-type="float">
            <text:p>0</text:p>
          </table:table-cell>
          <table:table-cell table:formula="of:=IF(ISNUMBER([.G135]);[.G13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8,139)</text:p>
          </table:table-cell>
          <table:table-cell table:formula="of:=IF([.A136]=&quot;do()&quot;;TRUE();IF([.A136]=&quot;don't()&quot;;FALSE();IF([.B135]=1;TRUE();FALSE())))" office:value-type="boolean" office:boolean-value="false" calcext:value-type="boolean">
            <text:p>FALSCH</text:p>
          </table:table-cell>
          <table:table-cell table:formula="of:=ORG.LIBREOFFICE.REGEX([.A136];&quot;\d{1,3},&quot;)" office:value-type="string" office:string-value="808," calcext:value-type="string">
            <text:p>808,</text:p>
          </table:table-cell>
          <table:table-cell table:formula="of:=ORG.LIBREOFFICE.REGEX([.A136];&quot;,\d{1,3}&quot;)" office:value-type="string" office:string-value=",139" calcext:value-type="string">
            <text:p>,139</text:p>
          </table:table-cell>
          <table:table-cell table:formula="of:=ORG.LIBREOFFICE.REGEX([.C136];&quot;\d{1,3}&quot;)" office:value-type="string" office:string-value="808" calcext:value-type="string">
            <text:p>808</text:p>
          </table:table-cell>
          <table:table-cell table:formula="of:=ORG.LIBREOFFICE.REGEX([.D136];&quot;\d{1,3}&quot;)" office:value-type="string" office:string-value="139" calcext:value-type="string">
            <text:p>139</text:p>
          </table:table-cell>
          <table:table-cell table:formula="of:=IF([.B136]=1;[.E136]*[.F136])" office:value-type="float" office:value="0" calcext:value-type="float">
            <text:p>0</text:p>
          </table:table-cell>
          <table:table-cell table:formula="of:=IF(ISNUMBER([.G136]);[.G13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4,197)</text:p>
          </table:table-cell>
          <table:table-cell table:formula="of:=IF([.A137]=&quot;do()&quot;;TRUE();IF([.A137]=&quot;don't()&quot;;FALSE();IF([.B136]=1;TRUE();FALSE())))" office:value-type="boolean" office:boolean-value="false" calcext:value-type="boolean">
            <text:p>FALSCH</text:p>
          </table:table-cell>
          <table:table-cell table:formula="of:=ORG.LIBREOFFICE.REGEX([.A137];&quot;\d{1,3},&quot;)" office:value-type="string" office:string-value="454," calcext:value-type="string">
            <text:p>454,</text:p>
          </table:table-cell>
          <table:table-cell table:formula="of:=ORG.LIBREOFFICE.REGEX([.A137];&quot;,\d{1,3}&quot;)" office:value-type="string" office:string-value=",197" calcext:value-type="string">
            <text:p>,197</text:p>
          </table:table-cell>
          <table:table-cell table:formula="of:=ORG.LIBREOFFICE.REGEX([.C137];&quot;\d{1,3}&quot;)" office:value-type="string" office:string-value="454" calcext:value-type="string">
            <text:p>454</text:p>
          </table:table-cell>
          <table:table-cell table:formula="of:=ORG.LIBREOFFICE.REGEX([.D137];&quot;\d{1,3}&quot;)" office:value-type="string" office:string-value="197" calcext:value-type="string">
            <text:p>197</text:p>
          </table:table-cell>
          <table:table-cell table:formula="of:=IF([.B137]=1;[.E137]*[.F137])" office:value-type="float" office:value="0" calcext:value-type="float">
            <text:p>0</text:p>
          </table:table-cell>
          <table:table-cell table:formula="of:=IF(ISNUMBER([.G137]);[.G13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54,101)</text:p>
          </table:table-cell>
          <table:table-cell table:formula="of:=IF([.A138]=&quot;do()&quot;;TRUE();IF([.A138]=&quot;don't()&quot;;FALSE();IF([.B137]=1;TRUE();FALSE())))" office:value-type="boolean" office:boolean-value="false" calcext:value-type="boolean">
            <text:p>FALSCH</text:p>
          </table:table-cell>
          <table:table-cell table:formula="of:=ORG.LIBREOFFICE.REGEX([.A138];&quot;\d{1,3},&quot;)" office:value-type="string" office:string-value="854," calcext:value-type="string">
            <text:p>854,</text:p>
          </table:table-cell>
          <table:table-cell table:formula="of:=ORG.LIBREOFFICE.REGEX([.A138];&quot;,\d{1,3}&quot;)" office:value-type="string" office:string-value=",101" calcext:value-type="string">
            <text:p>,101</text:p>
          </table:table-cell>
          <table:table-cell table:formula="of:=ORG.LIBREOFFICE.REGEX([.C138];&quot;\d{1,3}&quot;)" office:value-type="string" office:string-value="854" calcext:value-type="string">
            <text:p>854</text:p>
          </table:table-cell>
          <table:table-cell table:formula="of:=ORG.LIBREOFFICE.REGEX([.D138];&quot;\d{1,3}&quot;)" office:value-type="string" office:string-value="101" calcext:value-type="string">
            <text:p>101</text:p>
          </table:table-cell>
          <table:table-cell table:formula="of:=IF([.B138]=1;[.E138]*[.F138])" office:value-type="float" office:value="0" calcext:value-type="float">
            <text:p>0</text:p>
          </table:table-cell>
          <table:table-cell table:formula="of:=IF(ISNUMBER([.G138]);[.G13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139]=&quot;do()&quot;;TRUE();IF([.A139]=&quot;don't()&quot;;FALSE();IF([.B138]=1;TRUE();FALSE())))" office:value-type="boolean" office:boolean-value="false" calcext:value-type="boolean">
            <text:p>FALSCH</text:p>
          </table:table-cell>
          <table:table-cell table:formula="of:=ORG.LIBREOFFICE.REGEX([.A139];&quot;\d{1,3},&quot;)" office:value-type="string" office:string-value="" calcext:value-type="error">
            <text:p>#N/A</text:p>
          </table:table-cell>
          <table:table-cell table:formula="of:=ORG.LIBREOFFICE.REGEX([.A139];&quot;,\d{1,3}&quot;)" office:value-type="string" office:string-value="" calcext:value-type="error">
            <text:p>#N/A</text:p>
          </table:table-cell>
          <table:table-cell table:formula="of:=ORG.LIBREOFFICE.REGEX([.C139];&quot;\d{1,3}&quot;)" office:value-type="string" office:string-value="" calcext:value-type="error">
            <text:p>#N/A</text:p>
          </table:table-cell>
          <table:table-cell table:formula="of:=ORG.LIBREOFFICE.REGEX([.D139];&quot;\d{1,3}&quot;)" office:value-type="string" office:string-value="" calcext:value-type="error">
            <text:p>#N/A</text:p>
          </table:table-cell>
          <table:table-cell table:formula="of:=IF([.B139]=1;[.E139]*[.F139])" office:value-type="float" office:value="0" calcext:value-type="float">
            <text:p>0</text:p>
          </table:table-cell>
          <table:table-cell table:formula="of:=IF(ISNUMBER([.G139]);[.G13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,672)</text:p>
          </table:table-cell>
          <table:table-cell table:formula="of:=IF([.A140]=&quot;do()&quot;;TRUE();IF([.A140]=&quot;don't()&quot;;FALSE();IF([.B139]=1;TRUE();FALSE())))" office:value-type="boolean" office:boolean-value="false" calcext:value-type="boolean">
            <text:p>FALSCH</text:p>
          </table:table-cell>
          <table:table-cell table:formula="of:=ORG.LIBREOFFICE.REGEX([.A140];&quot;\d{1,3},&quot;)" office:value-type="string" office:string-value="79," calcext:value-type="string">
            <text:p>79,</text:p>
          </table:table-cell>
          <table:table-cell table:formula="of:=ORG.LIBREOFFICE.REGEX([.A140];&quot;,\d{1,3}&quot;)" office:value-type="string" office:string-value=",672" calcext:value-type="string">
            <text:p>,672</text:p>
          </table:table-cell>
          <table:table-cell table:formula="of:=ORG.LIBREOFFICE.REGEX([.C140];&quot;\d{1,3}&quot;)" office:value-type="string" office:string-value="79" calcext:value-type="string">
            <text:p>79</text:p>
          </table:table-cell>
          <table:table-cell table:formula="of:=ORG.LIBREOFFICE.REGEX([.D140];&quot;\d{1,3}&quot;)" office:value-type="string" office:string-value="672" calcext:value-type="string">
            <text:p>672</text:p>
          </table:table-cell>
          <table:table-cell table:formula="of:=IF([.B140]=1;[.E140]*[.F140])" office:value-type="float" office:value="0" calcext:value-type="float">
            <text:p>0</text:p>
          </table:table-cell>
          <table:table-cell table:formula="of:=IF(ISNUMBER([.G140]);[.G14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8,857)</text:p>
          </table:table-cell>
          <table:table-cell table:formula="of:=IF([.A141]=&quot;do()&quot;;TRUE();IF([.A141]=&quot;don't()&quot;;FALSE();IF([.B140]=1;TRUE();FALSE())))" office:value-type="boolean" office:boolean-value="false" calcext:value-type="boolean">
            <text:p>FALSCH</text:p>
          </table:table-cell>
          <table:table-cell table:formula="of:=ORG.LIBREOFFICE.REGEX([.A141];&quot;\d{1,3},&quot;)" office:value-type="string" office:string-value="248," calcext:value-type="string">
            <text:p>248,</text:p>
          </table:table-cell>
          <table:table-cell table:formula="of:=ORG.LIBREOFFICE.REGEX([.A141];&quot;,\d{1,3}&quot;)" office:value-type="string" office:string-value=",857" calcext:value-type="string">
            <text:p>,857</text:p>
          </table:table-cell>
          <table:table-cell table:formula="of:=ORG.LIBREOFFICE.REGEX([.C141];&quot;\d{1,3}&quot;)" office:value-type="string" office:string-value="248" calcext:value-type="string">
            <text:p>248</text:p>
          </table:table-cell>
          <table:table-cell table:formula="of:=ORG.LIBREOFFICE.REGEX([.D141];&quot;\d{1,3}&quot;)" office:value-type="string" office:string-value="857" calcext:value-type="string">
            <text:p>857</text:p>
          </table:table-cell>
          <table:table-cell table:formula="of:=IF([.B141]=1;[.E141]*[.F141])" office:value-type="float" office:value="0" calcext:value-type="float">
            <text:p>0</text:p>
          </table:table-cell>
          <table:table-cell table:formula="of:=IF(ISNUMBER([.G141]);[.G14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81,761)</text:p>
          </table:table-cell>
          <table:table-cell table:formula="of:=IF([.A142]=&quot;do()&quot;;TRUE();IF([.A142]=&quot;don't()&quot;;FALSE();IF([.B141]=1;TRUE();FALSE())))" office:value-type="boolean" office:boolean-value="false" calcext:value-type="boolean">
            <text:p>FALSCH</text:p>
          </table:table-cell>
          <table:table-cell table:formula="of:=ORG.LIBREOFFICE.REGEX([.A142];&quot;\d{1,3},&quot;)" office:value-type="string" office:string-value="881," calcext:value-type="string">
            <text:p>881,</text:p>
          </table:table-cell>
          <table:table-cell table:formula="of:=ORG.LIBREOFFICE.REGEX([.A142];&quot;,\d{1,3}&quot;)" office:value-type="string" office:string-value=",761" calcext:value-type="string">
            <text:p>,761</text:p>
          </table:table-cell>
          <table:table-cell table:formula="of:=ORG.LIBREOFFICE.REGEX([.C142];&quot;\d{1,3}&quot;)" office:value-type="string" office:string-value="881" calcext:value-type="string">
            <text:p>881</text:p>
          </table:table-cell>
          <table:table-cell table:formula="of:=ORG.LIBREOFFICE.REGEX([.D142];&quot;\d{1,3}&quot;)" office:value-type="string" office:string-value="761" calcext:value-type="string">
            <text:p>761</text:p>
          </table:table-cell>
          <table:table-cell table:formula="of:=IF([.B142]=1;[.E142]*[.F142])" office:value-type="float" office:value="0" calcext:value-type="float">
            <text:p>0</text:p>
          </table:table-cell>
          <table:table-cell table:formula="of:=IF(ISNUMBER([.G142]);[.G14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2,759)</text:p>
          </table:table-cell>
          <table:table-cell table:formula="of:=IF([.A143]=&quot;do()&quot;;TRUE();IF([.A143]=&quot;don't()&quot;;FALSE();IF([.B142]=1;TRUE();FALSE())))" office:value-type="boolean" office:boolean-value="false" calcext:value-type="boolean">
            <text:p>FALSCH</text:p>
          </table:table-cell>
          <table:table-cell table:formula="of:=ORG.LIBREOFFICE.REGEX([.A143];&quot;\d{1,3},&quot;)" office:value-type="string" office:string-value="812," calcext:value-type="string">
            <text:p>812,</text:p>
          </table:table-cell>
          <table:table-cell table:formula="of:=ORG.LIBREOFFICE.REGEX([.A143];&quot;,\d{1,3}&quot;)" office:value-type="string" office:string-value=",759" calcext:value-type="string">
            <text:p>,759</text:p>
          </table:table-cell>
          <table:table-cell table:formula="of:=ORG.LIBREOFFICE.REGEX([.C143];&quot;\d{1,3}&quot;)" office:value-type="string" office:string-value="812" calcext:value-type="string">
            <text:p>812</text:p>
          </table:table-cell>
          <table:table-cell table:formula="of:=ORG.LIBREOFFICE.REGEX([.D143];&quot;\d{1,3}&quot;)" office:value-type="string" office:string-value="759" calcext:value-type="string">
            <text:p>759</text:p>
          </table:table-cell>
          <table:table-cell table:formula="of:=IF([.B143]=1;[.E143]*[.F143])" office:value-type="float" office:value="0" calcext:value-type="float">
            <text:p>0</text:p>
          </table:table-cell>
          <table:table-cell table:formula="of:=IF(ISNUMBER([.G143]);[.G14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3,256)</text:p>
          </table:table-cell>
          <table:table-cell table:formula="of:=IF([.A144]=&quot;do()&quot;;TRUE();IF([.A144]=&quot;don't()&quot;;FALSE();IF([.B143]=1;TRUE();FALSE())))" office:value-type="boolean" office:boolean-value="false" calcext:value-type="boolean">
            <text:p>FALSCH</text:p>
          </table:table-cell>
          <table:table-cell table:formula="of:=ORG.LIBREOFFICE.REGEX([.A144];&quot;\d{1,3},&quot;)" office:value-type="string" office:string-value="993," calcext:value-type="string">
            <text:p>993,</text:p>
          </table:table-cell>
          <table:table-cell table:formula="of:=ORG.LIBREOFFICE.REGEX([.A144];&quot;,\d{1,3}&quot;)" office:value-type="string" office:string-value=",256" calcext:value-type="string">
            <text:p>,256</text:p>
          </table:table-cell>
          <table:table-cell table:formula="of:=ORG.LIBREOFFICE.REGEX([.C144];&quot;\d{1,3}&quot;)" office:value-type="string" office:string-value="993" calcext:value-type="string">
            <text:p>993</text:p>
          </table:table-cell>
          <table:table-cell table:formula="of:=ORG.LIBREOFFICE.REGEX([.D144];&quot;\d{1,3}&quot;)" office:value-type="string" office:string-value="256" calcext:value-type="string">
            <text:p>256</text:p>
          </table:table-cell>
          <table:table-cell table:formula="of:=IF([.B144]=1;[.E144]*[.F144])" office:value-type="float" office:value="0" calcext:value-type="float">
            <text:p>0</text:p>
          </table:table-cell>
          <table:table-cell table:formula="of:=IF(ISNUMBER([.G144]);[.G14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7,605)</text:p>
          </table:table-cell>
          <table:table-cell table:formula="of:=IF([.A145]=&quot;do()&quot;;TRUE();IF([.A145]=&quot;don't()&quot;;FALSE();IF([.B144]=1;TRUE();FALSE())))" office:value-type="boolean" office:boolean-value="false" calcext:value-type="boolean">
            <text:p>FALSCH</text:p>
          </table:table-cell>
          <table:table-cell table:formula="of:=ORG.LIBREOFFICE.REGEX([.A145];&quot;\d{1,3},&quot;)" office:value-type="string" office:string-value="627," calcext:value-type="string">
            <text:p>627,</text:p>
          </table:table-cell>
          <table:table-cell table:formula="of:=ORG.LIBREOFFICE.REGEX([.A145];&quot;,\d{1,3}&quot;)" office:value-type="string" office:string-value=",605" calcext:value-type="string">
            <text:p>,605</text:p>
          </table:table-cell>
          <table:table-cell table:formula="of:=ORG.LIBREOFFICE.REGEX([.C145];&quot;\d{1,3}&quot;)" office:value-type="string" office:string-value="627" calcext:value-type="string">
            <text:p>627</text:p>
          </table:table-cell>
          <table:table-cell table:formula="of:=ORG.LIBREOFFICE.REGEX([.D145];&quot;\d{1,3}&quot;)" office:value-type="string" office:string-value="605" calcext:value-type="string">
            <text:p>605</text:p>
          </table:table-cell>
          <table:table-cell table:formula="of:=IF([.B145]=1;[.E145]*[.F145])" office:value-type="float" office:value="0" calcext:value-type="float">
            <text:p>0</text:p>
          </table:table-cell>
          <table:table-cell table:formula="of:=IF(ISNUMBER([.G145]);[.G14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0,864)</text:p>
          </table:table-cell>
          <table:table-cell table:formula="of:=IF([.A146]=&quot;do()&quot;;TRUE();IF([.A146]=&quot;don't()&quot;;FALSE();IF([.B145]=1;TRUE();FALSE())))" office:value-type="boolean" office:boolean-value="false" calcext:value-type="boolean">
            <text:p>FALSCH</text:p>
          </table:table-cell>
          <table:table-cell table:formula="of:=ORG.LIBREOFFICE.REGEX([.A146];&quot;\d{1,3},&quot;)" office:value-type="string" office:string-value="990," calcext:value-type="string">
            <text:p>990,</text:p>
          </table:table-cell>
          <table:table-cell table:formula="of:=ORG.LIBREOFFICE.REGEX([.A146];&quot;,\d{1,3}&quot;)" office:value-type="string" office:string-value=",864" calcext:value-type="string">
            <text:p>,864</text:p>
          </table:table-cell>
          <table:table-cell table:formula="of:=ORG.LIBREOFFICE.REGEX([.C146];&quot;\d{1,3}&quot;)" office:value-type="string" office:string-value="990" calcext:value-type="string">
            <text:p>990</text:p>
          </table:table-cell>
          <table:table-cell table:formula="of:=ORG.LIBREOFFICE.REGEX([.D146];&quot;\d{1,3}&quot;)" office:value-type="string" office:string-value="864" calcext:value-type="string">
            <text:p>864</text:p>
          </table:table-cell>
          <table:table-cell table:formula="of:=IF([.B146]=1;[.E146]*[.F146])" office:value-type="float" office:value="0" calcext:value-type="float">
            <text:p>0</text:p>
          </table:table-cell>
          <table:table-cell table:formula="of:=IF(ISNUMBER([.G146]);[.G14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7,400)</text:p>
          </table:table-cell>
          <table:table-cell table:formula="of:=IF([.A147]=&quot;do()&quot;;TRUE();IF([.A147]=&quot;don't()&quot;;FALSE();IF([.B146]=1;TRUE();FALSE())))" office:value-type="boolean" office:boolean-value="false" calcext:value-type="boolean">
            <text:p>FALSCH</text:p>
          </table:table-cell>
          <table:table-cell table:formula="of:=ORG.LIBREOFFICE.REGEX([.A147];&quot;\d{1,3},&quot;)" office:value-type="string" office:string-value="537," calcext:value-type="string">
            <text:p>537,</text:p>
          </table:table-cell>
          <table:table-cell table:formula="of:=ORG.LIBREOFFICE.REGEX([.A147];&quot;,\d{1,3}&quot;)" office:value-type="string" office:string-value=",400" calcext:value-type="string">
            <text:p>,400</text:p>
          </table:table-cell>
          <table:table-cell table:formula="of:=ORG.LIBREOFFICE.REGEX([.C147];&quot;\d{1,3}&quot;)" office:value-type="string" office:string-value="537" calcext:value-type="string">
            <text:p>537</text:p>
          </table:table-cell>
          <table:table-cell table:formula="of:=ORG.LIBREOFFICE.REGEX([.D147];&quot;\d{1,3}&quot;)" office:value-type="string" office:string-value="400" calcext:value-type="string">
            <text:p>400</text:p>
          </table:table-cell>
          <table:table-cell table:formula="of:=IF([.B147]=1;[.E147]*[.F147])" office:value-type="float" office:value="0" calcext:value-type="float">
            <text:p>0</text:p>
          </table:table-cell>
          <table:table-cell table:formula="of:=IF(ISNUMBER([.G147]);[.G14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6,184)</text:p>
          </table:table-cell>
          <table:table-cell table:formula="of:=IF([.A148]=&quot;do()&quot;;TRUE();IF([.A148]=&quot;don't()&quot;;FALSE();IF([.B147]=1;TRUE();FALSE())))" office:value-type="boolean" office:boolean-value="false" calcext:value-type="boolean">
            <text:p>FALSCH</text:p>
          </table:table-cell>
          <table:table-cell table:formula="of:=ORG.LIBREOFFICE.REGEX([.A148];&quot;\d{1,3},&quot;)" office:value-type="string" office:string-value="146," calcext:value-type="string">
            <text:p>146,</text:p>
          </table:table-cell>
          <table:table-cell table:formula="of:=ORG.LIBREOFFICE.REGEX([.A148];&quot;,\d{1,3}&quot;)" office:value-type="string" office:string-value=",184" calcext:value-type="string">
            <text:p>,184</text:p>
          </table:table-cell>
          <table:table-cell table:formula="of:=ORG.LIBREOFFICE.REGEX([.C148];&quot;\d{1,3}&quot;)" office:value-type="string" office:string-value="146" calcext:value-type="string">
            <text:p>146</text:p>
          </table:table-cell>
          <table:table-cell table:formula="of:=ORG.LIBREOFFICE.REGEX([.D148];&quot;\d{1,3}&quot;)" office:value-type="string" office:string-value="184" calcext:value-type="string">
            <text:p>184</text:p>
          </table:table-cell>
          <table:table-cell table:formula="of:=IF([.B148]=1;[.E148]*[.F148])" office:value-type="float" office:value="0" calcext:value-type="float">
            <text:p>0</text:p>
          </table:table-cell>
          <table:table-cell table:formula="of:=IF(ISNUMBER([.G148]);[.G14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16,486)</text:p>
          </table:table-cell>
          <table:table-cell table:formula="of:=IF([.A149]=&quot;do()&quot;;TRUE();IF([.A149]=&quot;don't()&quot;;FALSE();IF([.B148]=1;TRUE();FALSE())))" office:value-type="boolean" office:boolean-value="false" calcext:value-type="boolean">
            <text:p>FALSCH</text:p>
          </table:table-cell>
          <table:table-cell table:formula="of:=ORG.LIBREOFFICE.REGEX([.A149];&quot;\d{1,3},&quot;)" office:value-type="string" office:string-value="716," calcext:value-type="string">
            <text:p>716,</text:p>
          </table:table-cell>
          <table:table-cell table:formula="of:=ORG.LIBREOFFICE.REGEX([.A149];&quot;,\d{1,3}&quot;)" office:value-type="string" office:string-value=",486" calcext:value-type="string">
            <text:p>,486</text:p>
          </table:table-cell>
          <table:table-cell table:formula="of:=ORG.LIBREOFFICE.REGEX([.C149];&quot;\d{1,3}&quot;)" office:value-type="string" office:string-value="716" calcext:value-type="string">
            <text:p>716</text:p>
          </table:table-cell>
          <table:table-cell table:formula="of:=ORG.LIBREOFFICE.REGEX([.D149];&quot;\d{1,3}&quot;)" office:value-type="string" office:string-value="486" calcext:value-type="string">
            <text:p>486</text:p>
          </table:table-cell>
          <table:table-cell table:formula="of:=IF([.B149]=1;[.E149]*[.F149])" office:value-type="float" office:value="0" calcext:value-type="float">
            <text:p>0</text:p>
          </table:table-cell>
          <table:table-cell table:formula="of:=IF(ISNUMBER([.G149]);[.G14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,180)</text:p>
          </table:table-cell>
          <table:table-cell table:formula="of:=IF([.A150]=&quot;do()&quot;;TRUE();IF([.A150]=&quot;don't()&quot;;FALSE();IF([.B149]=1;TRUE();FALSE())))" office:value-type="boolean" office:boolean-value="false" calcext:value-type="boolean">
            <text:p>FALSCH</text:p>
          </table:table-cell>
          <table:table-cell table:formula="of:=ORG.LIBREOFFICE.REGEX([.A150];&quot;\d{1,3},&quot;)" office:value-type="string" office:string-value="42," calcext:value-type="string">
            <text:p>42,</text:p>
          </table:table-cell>
          <table:table-cell table:formula="of:=ORG.LIBREOFFICE.REGEX([.A150];&quot;,\d{1,3}&quot;)" office:value-type="string" office:string-value=",180" calcext:value-type="string">
            <text:p>,180</text:p>
          </table:table-cell>
          <table:table-cell table:formula="of:=ORG.LIBREOFFICE.REGEX([.C150];&quot;\d{1,3}&quot;)" office:value-type="string" office:string-value="42" calcext:value-type="string">
            <text:p>42</text:p>
          </table:table-cell>
          <table:table-cell table:formula="of:=ORG.LIBREOFFICE.REGEX([.D150];&quot;\d{1,3}&quot;)" office:value-type="string" office:string-value="180" calcext:value-type="string">
            <text:p>180</text:p>
          </table:table-cell>
          <table:table-cell table:formula="of:=IF([.B150]=1;[.E150]*[.F150])" office:value-type="float" office:value="0" calcext:value-type="float">
            <text:p>0</text:p>
          </table:table-cell>
          <table:table-cell table:formula="of:=IF(ISNUMBER([.G150]);[.G15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1,512)</text:p>
          </table:table-cell>
          <table:table-cell table:formula="of:=IF([.A151]=&quot;do()&quot;;TRUE();IF([.A151]=&quot;don't()&quot;;FALSE();IF([.B150]=1;TRUE();FALSE())))" office:value-type="boolean" office:boolean-value="false" calcext:value-type="boolean">
            <text:p>FALSCH</text:p>
          </table:table-cell>
          <table:table-cell table:formula="of:=ORG.LIBREOFFICE.REGEX([.A151];&quot;\d{1,3},&quot;)" office:value-type="string" office:string-value="611," calcext:value-type="string">
            <text:p>611,</text:p>
          </table:table-cell>
          <table:table-cell table:formula="of:=ORG.LIBREOFFICE.REGEX([.A151];&quot;,\d{1,3}&quot;)" office:value-type="string" office:string-value=",512" calcext:value-type="string">
            <text:p>,512</text:p>
          </table:table-cell>
          <table:table-cell table:formula="of:=ORG.LIBREOFFICE.REGEX([.C151];&quot;\d{1,3}&quot;)" office:value-type="string" office:string-value="611" calcext:value-type="string">
            <text:p>611</text:p>
          </table:table-cell>
          <table:table-cell table:formula="of:=ORG.LIBREOFFICE.REGEX([.D151];&quot;\d{1,3}&quot;)" office:value-type="string" office:string-value="512" calcext:value-type="string">
            <text:p>512</text:p>
          </table:table-cell>
          <table:table-cell table:formula="of:=IF([.B151]=1;[.E151]*[.F151])" office:value-type="float" office:value="0" calcext:value-type="float">
            <text:p>0</text:p>
          </table:table-cell>
          <table:table-cell table:formula="of:=IF(ISNUMBER([.G151]);[.G15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3,432)</text:p>
          </table:table-cell>
          <table:table-cell table:formula="of:=IF([.A152]=&quot;do()&quot;;TRUE();IF([.A152]=&quot;don't()&quot;;FALSE();IF([.B151]=1;TRUE();FALSE())))" office:value-type="boolean" office:boolean-value="false" calcext:value-type="boolean">
            <text:p>FALSCH</text:p>
          </table:table-cell>
          <table:table-cell table:formula="of:=ORG.LIBREOFFICE.REGEX([.A152];&quot;\d{1,3},&quot;)" office:value-type="string" office:string-value="423," calcext:value-type="string">
            <text:p>423,</text:p>
          </table:table-cell>
          <table:table-cell table:formula="of:=ORG.LIBREOFFICE.REGEX([.A152];&quot;,\d{1,3}&quot;)" office:value-type="string" office:string-value=",432" calcext:value-type="string">
            <text:p>,432</text:p>
          </table:table-cell>
          <table:table-cell table:formula="of:=ORG.LIBREOFFICE.REGEX([.C152];&quot;\d{1,3}&quot;)" office:value-type="string" office:string-value="423" calcext:value-type="string">
            <text:p>423</text:p>
          </table:table-cell>
          <table:table-cell table:formula="of:=ORG.LIBREOFFICE.REGEX([.D152];&quot;\d{1,3}&quot;)" office:value-type="string" office:string-value="432" calcext:value-type="string">
            <text:p>432</text:p>
          </table:table-cell>
          <table:table-cell table:formula="of:=IF([.B152]=1;[.E152]*[.F152])" office:value-type="float" office:value="0" calcext:value-type="float">
            <text:p>0</text:p>
          </table:table-cell>
          <table:table-cell table:formula="of:=IF(ISNUMBER([.G152]);[.G15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6,409)</text:p>
          </table:table-cell>
          <table:table-cell table:formula="of:=IF([.A153]=&quot;do()&quot;;TRUE();IF([.A153]=&quot;don't()&quot;;FALSE();IF([.B152]=1;TRUE();FALSE())))" office:value-type="boolean" office:boolean-value="false" calcext:value-type="boolean">
            <text:p>FALSCH</text:p>
          </table:table-cell>
          <table:table-cell table:formula="of:=ORG.LIBREOFFICE.REGEX([.A153];&quot;\d{1,3},&quot;)" office:value-type="string" office:string-value="976," calcext:value-type="string">
            <text:p>976,</text:p>
          </table:table-cell>
          <table:table-cell table:formula="of:=ORG.LIBREOFFICE.REGEX([.A153];&quot;,\d{1,3}&quot;)" office:value-type="string" office:string-value=",409" calcext:value-type="string">
            <text:p>,409</text:p>
          </table:table-cell>
          <table:table-cell table:formula="of:=ORG.LIBREOFFICE.REGEX([.C153];&quot;\d{1,3}&quot;)" office:value-type="string" office:string-value="976" calcext:value-type="string">
            <text:p>976</text:p>
          </table:table-cell>
          <table:table-cell table:formula="of:=ORG.LIBREOFFICE.REGEX([.D153];&quot;\d{1,3}&quot;)" office:value-type="string" office:string-value="409" calcext:value-type="string">
            <text:p>409</text:p>
          </table:table-cell>
          <table:table-cell table:formula="of:=IF([.B153]=1;[.E153]*[.F153])" office:value-type="float" office:value="0" calcext:value-type="float">
            <text:p>0</text:p>
          </table:table-cell>
          <table:table-cell table:formula="of:=IF(ISNUMBER([.G153]);[.G15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,854)</text:p>
          </table:table-cell>
          <table:table-cell table:formula="of:=IF([.A154]=&quot;do()&quot;;TRUE();IF([.A154]=&quot;don't()&quot;;FALSE();IF([.B153]=1;TRUE();FALSE())))" office:value-type="boolean" office:boolean-value="false" calcext:value-type="boolean">
            <text:p>FALSCH</text:p>
          </table:table-cell>
          <table:table-cell table:formula="of:=ORG.LIBREOFFICE.REGEX([.A154];&quot;\d{1,3},&quot;)" office:value-type="string" office:string-value="50," calcext:value-type="string">
            <text:p>50,</text:p>
          </table:table-cell>
          <table:table-cell table:formula="of:=ORG.LIBREOFFICE.REGEX([.A154];&quot;,\d{1,3}&quot;)" office:value-type="string" office:string-value=",854" calcext:value-type="string">
            <text:p>,854</text:p>
          </table:table-cell>
          <table:table-cell table:formula="of:=ORG.LIBREOFFICE.REGEX([.C154];&quot;\d{1,3}&quot;)" office:value-type="string" office:string-value="50" calcext:value-type="string">
            <text:p>50</text:p>
          </table:table-cell>
          <table:table-cell table:formula="of:=ORG.LIBREOFFICE.REGEX([.D154];&quot;\d{1,3}&quot;)" office:value-type="string" office:string-value="854" calcext:value-type="string">
            <text:p>854</text:p>
          </table:table-cell>
          <table:table-cell table:formula="of:=IF([.B154]=1;[.E154]*[.F154])" office:value-type="float" office:value="0" calcext:value-type="float">
            <text:p>0</text:p>
          </table:table-cell>
          <table:table-cell table:formula="of:=IF(ISNUMBER([.G154]);[.G15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,58)</text:p>
          </table:table-cell>
          <table:table-cell table:formula="of:=IF([.A155]=&quot;do()&quot;;TRUE();IF([.A155]=&quot;don't()&quot;;FALSE();IF([.B154]=1;TRUE();FALSE())))" office:value-type="boolean" office:boolean-value="false" calcext:value-type="boolean">
            <text:p>FALSCH</text:p>
          </table:table-cell>
          <table:table-cell table:formula="of:=ORG.LIBREOFFICE.REGEX([.A155];&quot;\d{1,3},&quot;)" office:value-type="string" office:string-value="42," calcext:value-type="string">
            <text:p>42,</text:p>
          </table:table-cell>
          <table:table-cell table:formula="of:=ORG.LIBREOFFICE.REGEX([.A155];&quot;,\d{1,3}&quot;)" office:value-type="string" office:string-value=",58" calcext:value-type="string">
            <text:p>,58</text:p>
          </table:table-cell>
          <table:table-cell table:formula="of:=ORG.LIBREOFFICE.REGEX([.C155];&quot;\d{1,3}&quot;)" office:value-type="string" office:string-value="42" calcext:value-type="string">
            <text:p>42</text:p>
          </table:table-cell>
          <table:table-cell table:formula="of:=ORG.LIBREOFFICE.REGEX([.D155];&quot;\d{1,3}&quot;)" office:value-type="string" office:string-value="58" calcext:value-type="string">
            <text:p>58</text:p>
          </table:table-cell>
          <table:table-cell table:formula="of:=IF([.B155]=1;[.E155]*[.F155])" office:value-type="float" office:value="0" calcext:value-type="float">
            <text:p>0</text:p>
          </table:table-cell>
          <table:table-cell table:formula="of:=IF(ISNUMBER([.G155]);[.G15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6,406)</text:p>
          </table:table-cell>
          <table:table-cell table:formula="of:=IF([.A156]=&quot;do()&quot;;TRUE();IF([.A156]=&quot;don't()&quot;;FALSE();IF([.B155]=1;TRUE();FALSE())))" office:value-type="boolean" office:boolean-value="false" calcext:value-type="boolean">
            <text:p>FALSCH</text:p>
          </table:table-cell>
          <table:table-cell table:formula="of:=ORG.LIBREOFFICE.REGEX([.A156];&quot;\d{1,3},&quot;)" office:value-type="string" office:string-value="326," calcext:value-type="string">
            <text:p>326,</text:p>
          </table:table-cell>
          <table:table-cell table:formula="of:=ORG.LIBREOFFICE.REGEX([.A156];&quot;,\d{1,3}&quot;)" office:value-type="string" office:string-value=",406" calcext:value-type="string">
            <text:p>,406</text:p>
          </table:table-cell>
          <table:table-cell table:formula="of:=ORG.LIBREOFFICE.REGEX([.C156];&quot;\d{1,3}&quot;)" office:value-type="string" office:string-value="326" calcext:value-type="string">
            <text:p>326</text:p>
          </table:table-cell>
          <table:table-cell table:formula="of:=ORG.LIBREOFFICE.REGEX([.D156];&quot;\d{1,3}&quot;)" office:value-type="string" office:string-value="406" calcext:value-type="string">
            <text:p>406</text:p>
          </table:table-cell>
          <table:table-cell table:formula="of:=IF([.B156]=1;[.E156]*[.F156])" office:value-type="float" office:value="0" calcext:value-type="float">
            <text:p>0</text:p>
          </table:table-cell>
          <table:table-cell table:formula="of:=IF(ISNUMBER([.G156]);[.G15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,647)</text:p>
          </table:table-cell>
          <table:table-cell table:formula="of:=IF([.A157]=&quot;do()&quot;;TRUE();IF([.A157]=&quot;don't()&quot;;FALSE();IF([.B156]=1;TRUE();FALSE())))" office:value-type="boolean" office:boolean-value="false" calcext:value-type="boolean">
            <text:p>FALSCH</text:p>
          </table:table-cell>
          <table:table-cell table:formula="of:=ORG.LIBREOFFICE.REGEX([.A157];&quot;\d{1,3},&quot;)" office:value-type="string" office:string-value="3," calcext:value-type="string">
            <text:p>3,</text:p>
          </table:table-cell>
          <table:table-cell table:formula="of:=ORG.LIBREOFFICE.REGEX([.A157];&quot;,\d{1,3}&quot;)" office:value-type="string" office:string-value=",647" calcext:value-type="string">
            <text:p>,647</text:p>
          </table:table-cell>
          <table:table-cell table:formula="of:=ORG.LIBREOFFICE.REGEX([.C157];&quot;\d{1,3}&quot;)" office:value-type="string" office:string-value="3" calcext:value-type="string">
            <text:p>3</text:p>
          </table:table-cell>
          <table:table-cell table:formula="of:=ORG.LIBREOFFICE.REGEX([.D157];&quot;\d{1,3}&quot;)" office:value-type="string" office:string-value="647" calcext:value-type="string">
            <text:p>647</text:p>
          </table:table-cell>
          <table:table-cell table:formula="of:=IF([.B157]=1;[.E157]*[.F157])" office:value-type="float" office:value="0" calcext:value-type="float">
            <text:p>0</text:p>
          </table:table-cell>
          <table:table-cell table:formula="of:=IF(ISNUMBER([.G157]);[.G15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6,495)</text:p>
          </table:table-cell>
          <table:table-cell table:formula="of:=IF([.A158]=&quot;do()&quot;;TRUE();IF([.A158]=&quot;don't()&quot;;FALSE();IF([.B157]=1;TRUE();FALSE())))" office:value-type="boolean" office:boolean-value="false" calcext:value-type="boolean">
            <text:p>FALSCH</text:p>
          </table:table-cell>
          <table:table-cell table:formula="of:=ORG.LIBREOFFICE.REGEX([.A158];&quot;\d{1,3},&quot;)" office:value-type="string" office:string-value="966," calcext:value-type="string">
            <text:p>966,</text:p>
          </table:table-cell>
          <table:table-cell table:formula="of:=ORG.LIBREOFFICE.REGEX([.A158];&quot;,\d{1,3}&quot;)" office:value-type="string" office:string-value=",495" calcext:value-type="string">
            <text:p>,495</text:p>
          </table:table-cell>
          <table:table-cell table:formula="of:=ORG.LIBREOFFICE.REGEX([.C158];&quot;\d{1,3}&quot;)" office:value-type="string" office:string-value="966" calcext:value-type="string">
            <text:p>966</text:p>
          </table:table-cell>
          <table:table-cell table:formula="of:=ORG.LIBREOFFICE.REGEX([.D158];&quot;\d{1,3}&quot;)" office:value-type="string" office:string-value="495" calcext:value-type="string">
            <text:p>495</text:p>
          </table:table-cell>
          <table:table-cell table:formula="of:=IF([.B158]=1;[.E158]*[.F158])" office:value-type="float" office:value="0" calcext:value-type="float">
            <text:p>0</text:p>
          </table:table-cell>
          <table:table-cell table:formula="of:=IF(ISNUMBER([.G158]);[.G15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4,653)</text:p>
          </table:table-cell>
          <table:table-cell table:formula="of:=IF([.A159]=&quot;do()&quot;;TRUE();IF([.A159]=&quot;don't()&quot;;FALSE();IF([.B158]=1;TRUE();FALSE())))" office:value-type="boolean" office:boolean-value="false" calcext:value-type="boolean">
            <text:p>FALSCH</text:p>
          </table:table-cell>
          <table:table-cell table:formula="of:=ORG.LIBREOFFICE.REGEX([.A159];&quot;\d{1,3},&quot;)" office:value-type="string" office:string-value="324," calcext:value-type="string">
            <text:p>324,</text:p>
          </table:table-cell>
          <table:table-cell table:formula="of:=ORG.LIBREOFFICE.REGEX([.A159];&quot;,\d{1,3}&quot;)" office:value-type="string" office:string-value=",653" calcext:value-type="string">
            <text:p>,653</text:p>
          </table:table-cell>
          <table:table-cell table:formula="of:=ORG.LIBREOFFICE.REGEX([.C159];&quot;\d{1,3}&quot;)" office:value-type="string" office:string-value="324" calcext:value-type="string">
            <text:p>324</text:p>
          </table:table-cell>
          <table:table-cell table:formula="of:=ORG.LIBREOFFICE.REGEX([.D159];&quot;\d{1,3}&quot;)" office:value-type="string" office:string-value="653" calcext:value-type="string">
            <text:p>653</text:p>
          </table:table-cell>
          <table:table-cell table:formula="of:=IF([.B159]=1;[.E159]*[.F159])" office:value-type="float" office:value="0" calcext:value-type="float">
            <text:p>0</text:p>
          </table:table-cell>
          <table:table-cell table:formula="of:=IF(ISNUMBER([.G159]);[.G15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,577)</text:p>
          </table:table-cell>
          <table:table-cell table:formula="of:=IF([.A160]=&quot;do()&quot;;TRUE();IF([.A160]=&quot;don't()&quot;;FALSE();IF([.B159]=1;TRUE();FALSE())))" office:value-type="boolean" office:boolean-value="false" calcext:value-type="boolean">
            <text:p>FALSCH</text:p>
          </table:table-cell>
          <table:table-cell table:formula="of:=ORG.LIBREOFFICE.REGEX([.A160];&quot;\d{1,3},&quot;)" office:value-type="string" office:string-value="47," calcext:value-type="string">
            <text:p>47,</text:p>
          </table:table-cell>
          <table:table-cell table:formula="of:=ORG.LIBREOFFICE.REGEX([.A160];&quot;,\d{1,3}&quot;)" office:value-type="string" office:string-value=",577" calcext:value-type="string">
            <text:p>,577</text:p>
          </table:table-cell>
          <table:table-cell table:formula="of:=ORG.LIBREOFFICE.REGEX([.C160];&quot;\d{1,3}&quot;)" office:value-type="string" office:string-value="47" calcext:value-type="string">
            <text:p>47</text:p>
          </table:table-cell>
          <table:table-cell table:formula="of:=ORG.LIBREOFFICE.REGEX([.D160];&quot;\d{1,3}&quot;)" office:value-type="string" office:string-value="577" calcext:value-type="string">
            <text:p>577</text:p>
          </table:table-cell>
          <table:table-cell table:formula="of:=IF([.B160]=1;[.E160]*[.F160])" office:value-type="float" office:value="0" calcext:value-type="float">
            <text:p>0</text:p>
          </table:table-cell>
          <table:table-cell table:formula="of:=IF(ISNUMBER([.G160]);[.G16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4,392)</text:p>
          </table:table-cell>
          <table:table-cell table:formula="of:=IF([.A161]=&quot;do()&quot;;TRUE();IF([.A161]=&quot;don't()&quot;;FALSE();IF([.B160]=1;TRUE();FALSE())))" office:value-type="boolean" office:boolean-value="false" calcext:value-type="boolean">
            <text:p>FALSCH</text:p>
          </table:table-cell>
          <table:table-cell table:formula="of:=ORG.LIBREOFFICE.REGEX([.A161];&quot;\d{1,3},&quot;)" office:value-type="string" office:string-value="144," calcext:value-type="string">
            <text:p>144,</text:p>
          </table:table-cell>
          <table:table-cell table:formula="of:=ORG.LIBREOFFICE.REGEX([.A161];&quot;,\d{1,3}&quot;)" office:value-type="string" office:string-value=",392" calcext:value-type="string">
            <text:p>,392</text:p>
          </table:table-cell>
          <table:table-cell table:formula="of:=ORG.LIBREOFFICE.REGEX([.C161];&quot;\d{1,3}&quot;)" office:value-type="string" office:string-value="144" calcext:value-type="string">
            <text:p>144</text:p>
          </table:table-cell>
          <table:table-cell table:formula="of:=ORG.LIBREOFFICE.REGEX([.D161];&quot;\d{1,3}&quot;)" office:value-type="string" office:string-value="392" calcext:value-type="string">
            <text:p>392</text:p>
          </table:table-cell>
          <table:table-cell table:formula="of:=IF([.B161]=1;[.E161]*[.F161])" office:value-type="float" office:value="0" calcext:value-type="float">
            <text:p>0</text:p>
          </table:table-cell>
          <table:table-cell table:formula="of:=IF(ISNUMBER([.G161]);[.G16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5,506)</text:p>
          </table:table-cell>
          <table:table-cell table:formula="of:=IF([.A162]=&quot;do()&quot;;TRUE();IF([.A162]=&quot;don't()&quot;;FALSE();IF([.B161]=1;TRUE();FALSE())))" office:value-type="boolean" office:boolean-value="false" calcext:value-type="boolean">
            <text:p>FALSCH</text:p>
          </table:table-cell>
          <table:table-cell table:formula="of:=ORG.LIBREOFFICE.REGEX([.A162];&quot;\d{1,3},&quot;)" office:value-type="string" office:string-value="135," calcext:value-type="string">
            <text:p>135,</text:p>
          </table:table-cell>
          <table:table-cell table:formula="of:=ORG.LIBREOFFICE.REGEX([.A162];&quot;,\d{1,3}&quot;)" office:value-type="string" office:string-value=",506" calcext:value-type="string">
            <text:p>,506</text:p>
          </table:table-cell>
          <table:table-cell table:formula="of:=ORG.LIBREOFFICE.REGEX([.C162];&quot;\d{1,3}&quot;)" office:value-type="string" office:string-value="135" calcext:value-type="string">
            <text:p>135</text:p>
          </table:table-cell>
          <table:table-cell table:formula="of:=ORG.LIBREOFFICE.REGEX([.D162];&quot;\d{1,3}&quot;)" office:value-type="string" office:string-value="506" calcext:value-type="string">
            <text:p>506</text:p>
          </table:table-cell>
          <table:table-cell table:formula="of:=IF([.B162]=1;[.E162]*[.F162])" office:value-type="float" office:value="0" calcext:value-type="float">
            <text:p>0</text:p>
          </table:table-cell>
          <table:table-cell table:formula="of:=IF(ISNUMBER([.G162]);[.G16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163]=&quot;do()&quot;;TRUE();IF([.A163]=&quot;don't()&quot;;FALSE();IF([.B162]=1;TRUE();FALSE())))" office:value-type="boolean" office:boolean-value="false" calcext:value-type="boolean">
            <text:p>FALSCH</text:p>
          </table:table-cell>
          <table:table-cell table:formula="of:=ORG.LIBREOFFICE.REGEX([.A163];&quot;\d{1,3},&quot;)" office:value-type="string" office:string-value="" calcext:value-type="error">
            <text:p>#N/A</text:p>
          </table:table-cell>
          <table:table-cell table:formula="of:=ORG.LIBREOFFICE.REGEX([.A163];&quot;,\d{1,3}&quot;)" office:value-type="string" office:string-value="" calcext:value-type="error">
            <text:p>#N/A</text:p>
          </table:table-cell>
          <table:table-cell table:formula="of:=ORG.LIBREOFFICE.REGEX([.C163];&quot;\d{1,3}&quot;)" office:value-type="string" office:string-value="" calcext:value-type="error">
            <text:p>#N/A</text:p>
          </table:table-cell>
          <table:table-cell table:formula="of:=ORG.LIBREOFFICE.REGEX([.D163];&quot;\d{1,3}&quot;)" office:value-type="string" office:string-value="" calcext:value-type="error">
            <text:p>#N/A</text:p>
          </table:table-cell>
          <table:table-cell table:formula="of:=IF([.B163]=1;[.E163]*[.F163])" office:value-type="float" office:value="0" calcext:value-type="float">
            <text:p>0</text:p>
          </table:table-cell>
          <table:table-cell table:formula="of:=IF(ISNUMBER([.G163]);[.G16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9,314)</text:p>
          </table:table-cell>
          <table:table-cell table:formula="of:=IF([.A164]=&quot;do()&quot;;TRUE();IF([.A164]=&quot;don't()&quot;;FALSE();IF([.B163]=1;TRUE();FALSE())))" office:value-type="boolean" office:boolean-value="false" calcext:value-type="boolean">
            <text:p>FALSCH</text:p>
          </table:table-cell>
          <table:table-cell table:formula="of:=ORG.LIBREOFFICE.REGEX([.A164];&quot;\d{1,3},&quot;)" office:value-type="string" office:string-value="609," calcext:value-type="string">
            <text:p>609,</text:p>
          </table:table-cell>
          <table:table-cell table:formula="of:=ORG.LIBREOFFICE.REGEX([.A164];&quot;,\d{1,3}&quot;)" office:value-type="string" office:string-value=",314" calcext:value-type="string">
            <text:p>,314</text:p>
          </table:table-cell>
          <table:table-cell table:formula="of:=ORG.LIBREOFFICE.REGEX([.C164];&quot;\d{1,3}&quot;)" office:value-type="string" office:string-value="609" calcext:value-type="string">
            <text:p>609</text:p>
          </table:table-cell>
          <table:table-cell table:formula="of:=ORG.LIBREOFFICE.REGEX([.D164];&quot;\d{1,3}&quot;)" office:value-type="string" office:string-value="314" calcext:value-type="string">
            <text:p>314</text:p>
          </table:table-cell>
          <table:table-cell table:formula="of:=IF([.B164]=1;[.E164]*[.F164])" office:value-type="float" office:value="0" calcext:value-type="float">
            <text:p>0</text:p>
          </table:table-cell>
          <table:table-cell table:formula="of:=IF(ISNUMBER([.G164]);[.G16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20,925)</text:p>
          </table:table-cell>
          <table:table-cell table:formula="of:=IF([.A165]=&quot;do()&quot;;TRUE();IF([.A165]=&quot;don't()&quot;;FALSE();IF([.B164]=1;TRUE();FALSE())))" office:value-type="boolean" office:boolean-value="false" calcext:value-type="boolean">
            <text:p>FALSCH</text:p>
          </table:table-cell>
          <table:table-cell table:formula="of:=ORG.LIBREOFFICE.REGEX([.A165];&quot;\d{1,3},&quot;)" office:value-type="string" office:string-value="120," calcext:value-type="string">
            <text:p>120,</text:p>
          </table:table-cell>
          <table:table-cell table:formula="of:=ORG.LIBREOFFICE.REGEX([.A165];&quot;,\d{1,3}&quot;)" office:value-type="string" office:string-value=",925" calcext:value-type="string">
            <text:p>,925</text:p>
          </table:table-cell>
          <table:table-cell table:formula="of:=ORG.LIBREOFFICE.REGEX([.C165];&quot;\d{1,3}&quot;)" office:value-type="string" office:string-value="120" calcext:value-type="string">
            <text:p>120</text:p>
          </table:table-cell>
          <table:table-cell table:formula="of:=ORG.LIBREOFFICE.REGEX([.D165];&quot;\d{1,3}&quot;)" office:value-type="string" office:string-value="925" calcext:value-type="string">
            <text:p>925</text:p>
          </table:table-cell>
          <table:table-cell table:formula="of:=IF([.B165]=1;[.E165]*[.F165])" office:value-type="float" office:value="0" calcext:value-type="float">
            <text:p>0</text:p>
          </table:table-cell>
          <table:table-cell table:formula="of:=IF(ISNUMBER([.G165]);[.G16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65,209)</text:p>
          </table:table-cell>
          <table:table-cell table:formula="of:=IF([.A166]=&quot;do()&quot;;TRUE();IF([.A166]=&quot;don't()&quot;;FALSE();IF([.B165]=1;TRUE();FALSE())))" office:value-type="boolean" office:boolean-value="false" calcext:value-type="boolean">
            <text:p>FALSCH</text:p>
          </table:table-cell>
          <table:table-cell table:formula="of:=ORG.LIBREOFFICE.REGEX([.A166];&quot;\d{1,3},&quot;)" office:value-type="string" office:string-value="765," calcext:value-type="string">
            <text:p>765,</text:p>
          </table:table-cell>
          <table:table-cell table:formula="of:=ORG.LIBREOFFICE.REGEX([.A166];&quot;,\d{1,3}&quot;)" office:value-type="string" office:string-value=",209" calcext:value-type="string">
            <text:p>,209</text:p>
          </table:table-cell>
          <table:table-cell table:formula="of:=ORG.LIBREOFFICE.REGEX([.C166];&quot;\d{1,3}&quot;)" office:value-type="string" office:string-value="765" calcext:value-type="string">
            <text:p>765</text:p>
          </table:table-cell>
          <table:table-cell table:formula="of:=ORG.LIBREOFFICE.REGEX([.D166];&quot;\d{1,3}&quot;)" office:value-type="string" office:string-value="209" calcext:value-type="string">
            <text:p>209</text:p>
          </table:table-cell>
          <table:table-cell table:formula="of:=IF([.B166]=1;[.E166]*[.F166])" office:value-type="float" office:value="0" calcext:value-type="float">
            <text:p>0</text:p>
          </table:table-cell>
          <table:table-cell table:formula="of:=IF(ISNUMBER([.G166]);[.G16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6,556)</text:p>
          </table:table-cell>
          <table:table-cell table:formula="of:=IF([.A167]=&quot;do()&quot;;TRUE();IF([.A167]=&quot;don't()&quot;;FALSE();IF([.B166]=1;TRUE();FALSE())))" office:value-type="boolean" office:boolean-value="false" calcext:value-type="boolean">
            <text:p>FALSCH</text:p>
          </table:table-cell>
          <table:table-cell table:formula="of:=ORG.LIBREOFFICE.REGEX([.A167];&quot;\d{1,3},&quot;)" office:value-type="string" office:string-value="166," calcext:value-type="string">
            <text:p>166,</text:p>
          </table:table-cell>
          <table:table-cell table:formula="of:=ORG.LIBREOFFICE.REGEX([.A167];&quot;,\d{1,3}&quot;)" office:value-type="string" office:string-value=",556" calcext:value-type="string">
            <text:p>,556</text:p>
          </table:table-cell>
          <table:table-cell table:formula="of:=ORG.LIBREOFFICE.REGEX([.C167];&quot;\d{1,3}&quot;)" office:value-type="string" office:string-value="166" calcext:value-type="string">
            <text:p>166</text:p>
          </table:table-cell>
          <table:table-cell table:formula="of:=ORG.LIBREOFFICE.REGEX([.D167];&quot;\d{1,3}&quot;)" office:value-type="string" office:string-value="556" calcext:value-type="string">
            <text:p>556</text:p>
          </table:table-cell>
          <table:table-cell table:formula="of:=IF([.B167]=1;[.E167]*[.F167])" office:value-type="float" office:value="0" calcext:value-type="float">
            <text:p>0</text:p>
          </table:table-cell>
          <table:table-cell table:formula="of:=IF(ISNUMBER([.G167]);[.G16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0,823)</text:p>
          </table:table-cell>
          <table:table-cell table:formula="of:=IF([.A168]=&quot;do()&quot;;TRUE();IF([.A168]=&quot;don't()&quot;;FALSE();IF([.B167]=1;TRUE();FALSE())))" office:value-type="boolean" office:boolean-value="false" calcext:value-type="boolean">
            <text:p>FALSCH</text:p>
          </table:table-cell>
          <table:table-cell table:formula="of:=ORG.LIBREOFFICE.REGEX([.A168];&quot;\d{1,3},&quot;)" office:value-type="string" office:string-value="820," calcext:value-type="string">
            <text:p>820,</text:p>
          </table:table-cell>
          <table:table-cell table:formula="of:=ORG.LIBREOFFICE.REGEX([.A168];&quot;,\d{1,3}&quot;)" office:value-type="string" office:string-value=",823" calcext:value-type="string">
            <text:p>,823</text:p>
          </table:table-cell>
          <table:table-cell table:formula="of:=ORG.LIBREOFFICE.REGEX([.C168];&quot;\d{1,3}&quot;)" office:value-type="string" office:string-value="820" calcext:value-type="string">
            <text:p>820</text:p>
          </table:table-cell>
          <table:table-cell table:formula="of:=ORG.LIBREOFFICE.REGEX([.D168];&quot;\d{1,3}&quot;)" office:value-type="string" office:string-value="823" calcext:value-type="string">
            <text:p>823</text:p>
          </table:table-cell>
          <table:table-cell table:formula="of:=IF([.B168]=1;[.E168]*[.F168])" office:value-type="float" office:value="0" calcext:value-type="float">
            <text:p>0</text:p>
          </table:table-cell>
          <table:table-cell table:formula="of:=IF(ISNUMBER([.G168]);[.G16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1,341)</text:p>
          </table:table-cell>
          <table:table-cell table:formula="of:=IF([.A169]=&quot;do()&quot;;TRUE();IF([.A169]=&quot;don't()&quot;;FALSE();IF([.B168]=1;TRUE();FALSE())))" office:value-type="boolean" office:boolean-value="false" calcext:value-type="boolean">
            <text:p>FALSCH</text:p>
          </table:table-cell>
          <table:table-cell table:formula="of:=ORG.LIBREOFFICE.REGEX([.A169];&quot;\d{1,3},&quot;)" office:value-type="string" office:string-value="41," calcext:value-type="string">
            <text:p>41,</text:p>
          </table:table-cell>
          <table:table-cell table:formula="of:=ORG.LIBREOFFICE.REGEX([.A169];&quot;,\d{1,3}&quot;)" office:value-type="string" office:string-value=",341" calcext:value-type="string">
            <text:p>,341</text:p>
          </table:table-cell>
          <table:table-cell table:formula="of:=ORG.LIBREOFFICE.REGEX([.C169];&quot;\d{1,3}&quot;)" office:value-type="string" office:string-value="41" calcext:value-type="string">
            <text:p>41</text:p>
          </table:table-cell>
          <table:table-cell table:formula="of:=ORG.LIBREOFFICE.REGEX([.D169];&quot;\d{1,3}&quot;)" office:value-type="string" office:string-value="341" calcext:value-type="string">
            <text:p>341</text:p>
          </table:table-cell>
          <table:table-cell table:formula="of:=IF([.B169]=1;[.E169]*[.F169])" office:value-type="float" office:value="0" calcext:value-type="float">
            <text:p>0</text:p>
          </table:table-cell>
          <table:table-cell table:formula="of:=IF(ISNUMBER([.G169]);[.G16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0,552)</text:p>
          </table:table-cell>
          <table:table-cell table:formula="of:=IF([.A170]=&quot;do()&quot;;TRUE();IF([.A170]=&quot;don't()&quot;;FALSE();IF([.B169]=1;TRUE();FALSE())))" office:value-type="boolean" office:boolean-value="false" calcext:value-type="boolean">
            <text:p>FALSCH</text:p>
          </table:table-cell>
          <table:table-cell table:formula="of:=ORG.LIBREOFFICE.REGEX([.A170];&quot;\d{1,3},&quot;)" office:value-type="string" office:string-value="960," calcext:value-type="string">
            <text:p>960,</text:p>
          </table:table-cell>
          <table:table-cell table:formula="of:=ORG.LIBREOFFICE.REGEX([.A170];&quot;,\d{1,3}&quot;)" office:value-type="string" office:string-value=",552" calcext:value-type="string">
            <text:p>,552</text:p>
          </table:table-cell>
          <table:table-cell table:formula="of:=ORG.LIBREOFFICE.REGEX([.C170];&quot;\d{1,3}&quot;)" office:value-type="string" office:string-value="960" calcext:value-type="string">
            <text:p>960</text:p>
          </table:table-cell>
          <table:table-cell table:formula="of:=ORG.LIBREOFFICE.REGEX([.D170];&quot;\d{1,3}&quot;)" office:value-type="string" office:string-value="552" calcext:value-type="string">
            <text:p>552</text:p>
          </table:table-cell>
          <table:table-cell table:formula="of:=IF([.B170]=1;[.E170]*[.F170])" office:value-type="float" office:value="0" calcext:value-type="float">
            <text:p>0</text:p>
          </table:table-cell>
          <table:table-cell table:formula="of:=IF(ISNUMBER([.G170]);[.G17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171]=&quot;do()&quot;;TRUE();IF([.A171]=&quot;don't()&quot;;FALSE();IF([.B170]=1;TRUE();FALSE())))" office:value-type="boolean" office:boolean-value="true" calcext:value-type="boolean">
            <text:p>WAHR</text:p>
          </table:table-cell>
          <table:table-cell table:formula="of:=ORG.LIBREOFFICE.REGEX([.A171];&quot;\d{1,3},&quot;)" office:value-type="string" office:string-value="" calcext:value-type="error">
            <text:p>#N/A</text:p>
          </table:table-cell>
          <table:table-cell table:formula="of:=ORG.LIBREOFFICE.REGEX([.A171];&quot;,\d{1,3}&quot;)" office:value-type="string" office:string-value="" calcext:value-type="error">
            <text:p>#N/A</text:p>
          </table:table-cell>
          <table:table-cell table:formula="of:=ORG.LIBREOFFICE.REGEX([.C171];&quot;\d{1,3}&quot;)" office:value-type="string" office:string-value="" calcext:value-type="error">
            <text:p>#N/A</text:p>
          </table:table-cell>
          <table:table-cell table:formula="of:=ORG.LIBREOFFICE.REGEX([.D171];&quot;\d{1,3}&quot;)" office:value-type="string" office:string-value="" calcext:value-type="error">
            <text:p>#N/A</text:p>
          </table:table-cell>
          <table:table-cell table:formula="of:=IF([.B171]=1;[.E171]*[.F171])" office:value-type="string" office:string-value="" calcext:value-type="error">
            <text:p>#N/A</text:p>
          </table:table-cell>
          <table:table-cell table:formula="of:=IF(ISNUMBER([.G171]);[.G17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81,244)</text:p>
          </table:table-cell>
          <table:table-cell table:formula="of:=IF([.A172]=&quot;do()&quot;;TRUE();IF([.A172]=&quot;don't()&quot;;FALSE();IF([.B171]=1;TRUE();FALSE())))" office:value-type="boolean" office:boolean-value="true" calcext:value-type="boolean">
            <text:p>WAHR</text:p>
          </table:table-cell>
          <table:table-cell table:formula="of:=ORG.LIBREOFFICE.REGEX([.A172];&quot;\d{1,3},&quot;)" office:value-type="string" office:string-value="381," calcext:value-type="string">
            <text:p>381,</text:p>
          </table:table-cell>
          <table:table-cell table:formula="of:=ORG.LIBREOFFICE.REGEX([.A172];&quot;,\d{1,3}&quot;)" office:value-type="string" office:string-value=",244" calcext:value-type="string">
            <text:p>,244</text:p>
          </table:table-cell>
          <table:table-cell table:formula="of:=ORG.LIBREOFFICE.REGEX([.C172];&quot;\d{1,3}&quot;)" office:value-type="string" office:string-value="381" calcext:value-type="string">
            <text:p>381</text:p>
          </table:table-cell>
          <table:table-cell table:formula="of:=ORG.LIBREOFFICE.REGEX([.D172];&quot;\d{1,3}&quot;)" office:value-type="string" office:string-value="244" calcext:value-type="string">
            <text:p>244</text:p>
          </table:table-cell>
          <table:table-cell table:formula="of:=IF([.B172]=1;[.E172]*[.F172])" office:value-type="float" office:value="92964" calcext:value-type="float">
            <text:p>92964</text:p>
          </table:table-cell>
          <table:table-cell table:formula="of:=IF(ISNUMBER([.G172]);[.G172];0)" office:value-type="float" office:value="92964" calcext:value-type="float">
            <text:p>929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7,560)</text:p>
          </table:table-cell>
          <table:table-cell table:formula="of:=IF([.A173]=&quot;do()&quot;;TRUE();IF([.A173]=&quot;don't()&quot;;FALSE();IF([.B172]=1;TRUE();FALSE())))" office:value-type="boolean" office:boolean-value="true" calcext:value-type="boolean">
            <text:p>WAHR</text:p>
          </table:table-cell>
          <table:table-cell table:formula="of:=ORG.LIBREOFFICE.REGEX([.A173];&quot;\d{1,3},&quot;)" office:value-type="string" office:string-value="287," calcext:value-type="string">
            <text:p>287,</text:p>
          </table:table-cell>
          <table:table-cell table:formula="of:=ORG.LIBREOFFICE.REGEX([.A173];&quot;,\d{1,3}&quot;)" office:value-type="string" office:string-value=",560" calcext:value-type="string">
            <text:p>,560</text:p>
          </table:table-cell>
          <table:table-cell table:formula="of:=ORG.LIBREOFFICE.REGEX([.C173];&quot;\d{1,3}&quot;)" office:value-type="string" office:string-value="287" calcext:value-type="string">
            <text:p>287</text:p>
          </table:table-cell>
          <table:table-cell table:formula="of:=ORG.LIBREOFFICE.REGEX([.D173];&quot;\d{1,3}&quot;)" office:value-type="string" office:string-value="560" calcext:value-type="string">
            <text:p>560</text:p>
          </table:table-cell>
          <table:table-cell table:formula="of:=IF([.B173]=1;[.E173]*[.F173])" office:value-type="float" office:value="160720" calcext:value-type="float">
            <text:p>160720</text:p>
          </table:table-cell>
          <table:table-cell table:formula="of:=IF(ISNUMBER([.G173]);[.G173];0)" office:value-type="float" office:value="160720" calcext:value-type="float">
            <text:p>1607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54,480)</text:p>
          </table:table-cell>
          <table:table-cell table:formula="of:=IF([.A174]=&quot;do()&quot;;TRUE();IF([.A174]=&quot;don't()&quot;;FALSE();IF([.B173]=1;TRUE();FALSE())))" office:value-type="boolean" office:boolean-value="true" calcext:value-type="boolean">
            <text:p>WAHR</text:p>
          </table:table-cell>
          <table:table-cell table:formula="of:=ORG.LIBREOFFICE.REGEX([.A174];&quot;\d{1,3},&quot;)" office:value-type="string" office:string-value="954," calcext:value-type="string">
            <text:p>954,</text:p>
          </table:table-cell>
          <table:table-cell table:formula="of:=ORG.LIBREOFFICE.REGEX([.A174];&quot;,\d{1,3}&quot;)" office:value-type="string" office:string-value=",480" calcext:value-type="string">
            <text:p>,480</text:p>
          </table:table-cell>
          <table:table-cell table:formula="of:=ORG.LIBREOFFICE.REGEX([.C174];&quot;\d{1,3}&quot;)" office:value-type="string" office:string-value="954" calcext:value-type="string">
            <text:p>954</text:p>
          </table:table-cell>
          <table:table-cell table:formula="of:=ORG.LIBREOFFICE.REGEX([.D174];&quot;\d{1,3}&quot;)" office:value-type="string" office:string-value="480" calcext:value-type="string">
            <text:p>480</text:p>
          </table:table-cell>
          <table:table-cell table:formula="of:=IF([.B174]=1;[.E174]*[.F174])" office:value-type="float" office:value="457920" calcext:value-type="float">
            <text:p>457920</text:p>
          </table:table-cell>
          <table:table-cell table:formula="of:=IF(ISNUMBER([.G174]);[.G174];0)" office:value-type="float" office:value="457920" calcext:value-type="float">
            <text:p>4579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14,431)</text:p>
          </table:table-cell>
          <table:table-cell table:formula="of:=IF([.A175]=&quot;do()&quot;;TRUE();IF([.A175]=&quot;don't()&quot;;FALSE();IF([.B174]=1;TRUE();FALSE())))" office:value-type="boolean" office:boolean-value="true" calcext:value-type="boolean">
            <text:p>WAHR</text:p>
          </table:table-cell>
          <table:table-cell table:formula="of:=ORG.LIBREOFFICE.REGEX([.A175];&quot;\d{1,3},&quot;)" office:value-type="string" office:string-value="914," calcext:value-type="string">
            <text:p>914,</text:p>
          </table:table-cell>
          <table:table-cell table:formula="of:=ORG.LIBREOFFICE.REGEX([.A175];&quot;,\d{1,3}&quot;)" office:value-type="string" office:string-value=",431" calcext:value-type="string">
            <text:p>,431</text:p>
          </table:table-cell>
          <table:table-cell table:formula="of:=ORG.LIBREOFFICE.REGEX([.C175];&quot;\d{1,3}&quot;)" office:value-type="string" office:string-value="914" calcext:value-type="string">
            <text:p>914</text:p>
          </table:table-cell>
          <table:table-cell table:formula="of:=ORG.LIBREOFFICE.REGEX([.D175];&quot;\d{1,3}&quot;)" office:value-type="string" office:string-value="431" calcext:value-type="string">
            <text:p>431</text:p>
          </table:table-cell>
          <table:table-cell table:formula="of:=IF([.B175]=1;[.E175]*[.F175])" office:value-type="float" office:value="393934" calcext:value-type="float">
            <text:p>393934</text:p>
          </table:table-cell>
          <table:table-cell table:formula="of:=IF(ISNUMBER([.G175]);[.G175];0)" office:value-type="float" office:value="393934" calcext:value-type="float">
            <text:p>3939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6,399)</text:p>
          </table:table-cell>
          <table:table-cell table:formula="of:=IF([.A176]=&quot;do()&quot;;TRUE();IF([.A176]=&quot;don't()&quot;;FALSE();IF([.B175]=1;TRUE();FALSE())))" office:value-type="boolean" office:boolean-value="true" calcext:value-type="boolean">
            <text:p>WAHR</text:p>
          </table:table-cell>
          <table:table-cell table:formula="of:=ORG.LIBREOFFICE.REGEX([.A176];&quot;\d{1,3},&quot;)" office:value-type="string" office:string-value="586," calcext:value-type="string">
            <text:p>586,</text:p>
          </table:table-cell>
          <table:table-cell table:formula="of:=ORG.LIBREOFFICE.REGEX([.A176];&quot;,\d{1,3}&quot;)" office:value-type="string" office:string-value=",399" calcext:value-type="string">
            <text:p>,399</text:p>
          </table:table-cell>
          <table:table-cell table:formula="of:=ORG.LIBREOFFICE.REGEX([.C176];&quot;\d{1,3}&quot;)" office:value-type="string" office:string-value="586" calcext:value-type="string">
            <text:p>586</text:p>
          </table:table-cell>
          <table:table-cell table:formula="of:=ORG.LIBREOFFICE.REGEX([.D176];&quot;\d{1,3}&quot;)" office:value-type="string" office:string-value="399" calcext:value-type="string">
            <text:p>399</text:p>
          </table:table-cell>
          <table:table-cell table:formula="of:=IF([.B176]=1;[.E176]*[.F176])" office:value-type="float" office:value="233814" calcext:value-type="float">
            <text:p>233814</text:p>
          </table:table-cell>
          <table:table-cell table:formula="of:=IF(ISNUMBER([.G176]);[.G176];0)" office:value-type="float" office:value="233814" calcext:value-type="float">
            <text:p>233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2,73)</text:p>
          </table:table-cell>
          <table:table-cell table:formula="of:=IF([.A177]=&quot;do()&quot;;TRUE();IF([.A177]=&quot;don't()&quot;;FALSE();IF([.B176]=1;TRUE();FALSE())))" office:value-type="boolean" office:boolean-value="true" calcext:value-type="boolean">
            <text:p>WAHR</text:p>
          </table:table-cell>
          <table:table-cell table:formula="of:=ORG.LIBREOFFICE.REGEX([.A177];&quot;\d{1,3},&quot;)" office:value-type="string" office:string-value="802," calcext:value-type="string">
            <text:p>802,</text:p>
          </table:table-cell>
          <table:table-cell table:formula="of:=ORG.LIBREOFFICE.REGEX([.A177];&quot;,\d{1,3}&quot;)" office:value-type="string" office:string-value=",73" calcext:value-type="string">
            <text:p>,73</text:p>
          </table:table-cell>
          <table:table-cell table:formula="of:=ORG.LIBREOFFICE.REGEX([.C177];&quot;\d{1,3}&quot;)" office:value-type="string" office:string-value="802" calcext:value-type="string">
            <text:p>802</text:p>
          </table:table-cell>
          <table:table-cell table:formula="of:=ORG.LIBREOFFICE.REGEX([.D177];&quot;\d{1,3}&quot;)" office:value-type="string" office:string-value="73" calcext:value-type="string">
            <text:p>73</text:p>
          </table:table-cell>
          <table:table-cell table:formula="of:=IF([.B177]=1;[.E177]*[.F177])" office:value-type="float" office:value="58546" calcext:value-type="float">
            <text:p>58546</text:p>
          </table:table-cell>
          <table:table-cell table:formula="of:=IF(ISNUMBER([.G177]);[.G177];0)" office:value-type="float" office:value="58546" calcext:value-type="float">
            <text:p>585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,93)</text:p>
          </table:table-cell>
          <table:table-cell table:formula="of:=IF([.A178]=&quot;do()&quot;;TRUE();IF([.A178]=&quot;don't()&quot;;FALSE();IF([.B177]=1;TRUE();FALSE())))" office:value-type="boolean" office:boolean-value="true" calcext:value-type="boolean">
            <text:p>WAHR</text:p>
          </table:table-cell>
          <table:table-cell table:formula="of:=ORG.LIBREOFFICE.REGEX([.A178];&quot;\d{1,3},&quot;)" office:value-type="string" office:string-value="14," calcext:value-type="string">
            <text:p>14,</text:p>
          </table:table-cell>
          <table:table-cell table:formula="of:=ORG.LIBREOFFICE.REGEX([.A178];&quot;,\d{1,3}&quot;)" office:value-type="string" office:string-value=",93" calcext:value-type="string">
            <text:p>,93</text:p>
          </table:table-cell>
          <table:table-cell table:formula="of:=ORG.LIBREOFFICE.REGEX([.C178];&quot;\d{1,3}&quot;)" office:value-type="string" office:string-value="14" calcext:value-type="string">
            <text:p>14</text:p>
          </table:table-cell>
          <table:table-cell table:formula="of:=ORG.LIBREOFFICE.REGEX([.D178];&quot;\d{1,3}&quot;)" office:value-type="string" office:string-value="93" calcext:value-type="string">
            <text:p>93</text:p>
          </table:table-cell>
          <table:table-cell table:formula="of:=IF([.B178]=1;[.E178]*[.F178])" office:value-type="float" office:value="1302" calcext:value-type="float">
            <text:p>1302</text:p>
          </table:table-cell>
          <table:table-cell table:formula="of:=IF(ISNUMBER([.G178]);[.G178];0)" office:value-type="float" office:value="1302" calcext:value-type="float">
            <text:p>13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9,2)</text:p>
          </table:table-cell>
          <table:table-cell table:formula="of:=IF([.A179]=&quot;do()&quot;;TRUE();IF([.A179]=&quot;don't()&quot;;FALSE();IF([.B178]=1;TRUE();FALSE())))" office:value-type="boolean" office:boolean-value="true" calcext:value-type="boolean">
            <text:p>WAHR</text:p>
          </table:table-cell>
          <table:table-cell table:formula="of:=ORG.LIBREOFFICE.REGEX([.A179];&quot;\d{1,3},&quot;)" office:value-type="string" office:string-value="569," calcext:value-type="string">
            <text:p>569,</text:p>
          </table:table-cell>
          <table:table-cell table:formula="of:=ORG.LIBREOFFICE.REGEX([.A179];&quot;,\d{1,3}&quot;)" office:value-type="string" office:string-value=",2" calcext:value-type="string">
            <text:p>,2</text:p>
          </table:table-cell>
          <table:table-cell table:formula="of:=ORG.LIBREOFFICE.REGEX([.C179];&quot;\d{1,3}&quot;)" office:value-type="string" office:string-value="569" calcext:value-type="string">
            <text:p>569</text:p>
          </table:table-cell>
          <table:table-cell table:formula="of:=ORG.LIBREOFFICE.REGEX([.D179];&quot;\d{1,3}&quot;)" office:value-type="string" office:string-value="2" calcext:value-type="string">
            <text:p>2</text:p>
          </table:table-cell>
          <table:table-cell table:formula="of:=IF([.B179]=1;[.E179]*[.F179])" office:value-type="float" office:value="1138" calcext:value-type="float">
            <text:p>1138</text:p>
          </table:table-cell>
          <table:table-cell table:formula="of:=IF(ISNUMBER([.G179]);[.G179];0)" office:value-type="float" office:value="1138" calcext:value-type="float">
            <text:p>11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3,2)</text:p>
          </table:table-cell>
          <table:table-cell table:formula="of:=IF([.A180]=&quot;do()&quot;;TRUE();IF([.A180]=&quot;don't()&quot;;FALSE();IF([.B179]=1;TRUE();FALSE())))" office:value-type="boolean" office:boolean-value="true" calcext:value-type="boolean">
            <text:p>WAHR</text:p>
          </table:table-cell>
          <table:table-cell table:formula="of:=ORG.LIBREOFFICE.REGEX([.A180];&quot;\d{1,3},&quot;)" office:value-type="string" office:string-value="793," calcext:value-type="string">
            <text:p>793,</text:p>
          </table:table-cell>
          <table:table-cell table:formula="of:=ORG.LIBREOFFICE.REGEX([.A180];&quot;,\d{1,3}&quot;)" office:value-type="string" office:string-value=",2" calcext:value-type="string">
            <text:p>,2</text:p>
          </table:table-cell>
          <table:table-cell table:formula="of:=ORG.LIBREOFFICE.REGEX([.C180];&quot;\d{1,3}&quot;)" office:value-type="string" office:string-value="793" calcext:value-type="string">
            <text:p>793</text:p>
          </table:table-cell>
          <table:table-cell table:formula="of:=ORG.LIBREOFFICE.REGEX([.D180];&quot;\d{1,3}&quot;)" office:value-type="string" office:string-value="2" calcext:value-type="string">
            <text:p>2</text:p>
          </table:table-cell>
          <table:table-cell table:formula="of:=IF([.B180]=1;[.E180]*[.F180])" office:value-type="float" office:value="1586" calcext:value-type="float">
            <text:p>1586</text:p>
          </table:table-cell>
          <table:table-cell table:formula="of:=IF(ISNUMBER([.G180]);[.G180];0)" office:value-type="float" office:value="1586" calcext:value-type="float">
            <text:p>15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1,988)</text:p>
          </table:table-cell>
          <table:table-cell table:formula="of:=IF([.A181]=&quot;do()&quot;;TRUE();IF([.A181]=&quot;don't()&quot;;FALSE();IF([.B180]=1;TRUE();FALSE())))" office:value-type="boolean" office:boolean-value="true" calcext:value-type="boolean">
            <text:p>WAHR</text:p>
          </table:table-cell>
          <table:table-cell table:formula="of:=ORG.LIBREOFFICE.REGEX([.A181];&quot;\d{1,3},&quot;)" office:value-type="string" office:string-value="301," calcext:value-type="string">
            <text:p>301,</text:p>
          </table:table-cell>
          <table:table-cell table:formula="of:=ORG.LIBREOFFICE.REGEX([.A181];&quot;,\d{1,3}&quot;)" office:value-type="string" office:string-value=",988" calcext:value-type="string">
            <text:p>,988</text:p>
          </table:table-cell>
          <table:table-cell table:formula="of:=ORG.LIBREOFFICE.REGEX([.C181];&quot;\d{1,3}&quot;)" office:value-type="string" office:string-value="301" calcext:value-type="string">
            <text:p>301</text:p>
          </table:table-cell>
          <table:table-cell table:formula="of:=ORG.LIBREOFFICE.REGEX([.D181];&quot;\d{1,3}&quot;)" office:value-type="string" office:string-value="988" calcext:value-type="string">
            <text:p>988</text:p>
          </table:table-cell>
          <table:table-cell table:formula="of:=IF([.B181]=1;[.E181]*[.F181])" office:value-type="float" office:value="297388" calcext:value-type="float">
            <text:p>297388</text:p>
          </table:table-cell>
          <table:table-cell table:formula="of:=IF(ISNUMBER([.G181]);[.G181];0)" office:value-type="float" office:value="297388" calcext:value-type="float">
            <text:p>2973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2,16)</text:p>
          </table:table-cell>
          <table:table-cell table:formula="of:=IF([.A182]=&quot;do()&quot;;TRUE();IF([.A182]=&quot;don't()&quot;;FALSE();IF([.B181]=1;TRUE();FALSE())))" office:value-type="boolean" office:boolean-value="true" calcext:value-type="boolean">
            <text:p>WAHR</text:p>
          </table:table-cell>
          <table:table-cell table:formula="of:=ORG.LIBREOFFICE.REGEX([.A182];&quot;\d{1,3},&quot;)" office:value-type="string" office:string-value="732," calcext:value-type="string">
            <text:p>732,</text:p>
          </table:table-cell>
          <table:table-cell table:formula="of:=ORG.LIBREOFFICE.REGEX([.A182];&quot;,\d{1,3}&quot;)" office:value-type="string" office:string-value=",16" calcext:value-type="string">
            <text:p>,16</text:p>
          </table:table-cell>
          <table:table-cell table:formula="of:=ORG.LIBREOFFICE.REGEX([.C182];&quot;\d{1,3}&quot;)" office:value-type="string" office:string-value="732" calcext:value-type="string">
            <text:p>732</text:p>
          </table:table-cell>
          <table:table-cell table:formula="of:=ORG.LIBREOFFICE.REGEX([.D182];&quot;\d{1,3}&quot;)" office:value-type="string" office:string-value="16" calcext:value-type="string">
            <text:p>16</text:p>
          </table:table-cell>
          <table:table-cell table:formula="of:=IF([.B182]=1;[.E182]*[.F182])" office:value-type="float" office:value="11712" calcext:value-type="float">
            <text:p>11712</text:p>
          </table:table-cell>
          <table:table-cell table:formula="of:=IF(ISNUMBER([.G182]);[.G182];0)" office:value-type="float" office:value="11712" calcext:value-type="float">
            <text:p>117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3,997)</text:p>
          </table:table-cell>
          <table:table-cell table:formula="of:=IF([.A183]=&quot;do()&quot;;TRUE();IF([.A183]=&quot;don't()&quot;;FALSE();IF([.B182]=1;TRUE();FALSE())))" office:value-type="boolean" office:boolean-value="true" calcext:value-type="boolean">
            <text:p>WAHR</text:p>
          </table:table-cell>
          <table:table-cell table:formula="of:=ORG.LIBREOFFICE.REGEX([.A183];&quot;\d{1,3},&quot;)" office:value-type="string" office:string-value="573," calcext:value-type="string">
            <text:p>573,</text:p>
          </table:table-cell>
          <table:table-cell table:formula="of:=ORG.LIBREOFFICE.REGEX([.A183];&quot;,\d{1,3}&quot;)" office:value-type="string" office:string-value=",997" calcext:value-type="string">
            <text:p>,997</text:p>
          </table:table-cell>
          <table:table-cell table:formula="of:=ORG.LIBREOFFICE.REGEX([.C183];&quot;\d{1,3}&quot;)" office:value-type="string" office:string-value="573" calcext:value-type="string">
            <text:p>573</text:p>
          </table:table-cell>
          <table:table-cell table:formula="of:=ORG.LIBREOFFICE.REGEX([.D183];&quot;\d{1,3}&quot;)" office:value-type="string" office:string-value="997" calcext:value-type="string">
            <text:p>997</text:p>
          </table:table-cell>
          <table:table-cell table:formula="of:=IF([.B183]=1;[.E183]*[.F183])" office:value-type="float" office:value="571281" calcext:value-type="float">
            <text:p>571281</text:p>
          </table:table-cell>
          <table:table-cell table:formula="of:=IF(ISNUMBER([.G183]);[.G183];0)" office:value-type="float" office:value="571281" calcext:value-type="float">
            <text:p>5712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7,194)</text:p>
          </table:table-cell>
          <table:table-cell table:formula="of:=IF([.A184]=&quot;do()&quot;;TRUE();IF([.A184]=&quot;don't()&quot;;FALSE();IF([.B183]=1;TRUE();FALSE())))" office:value-type="boolean" office:boolean-value="true" calcext:value-type="boolean">
            <text:p>WAHR</text:p>
          </table:table-cell>
          <table:table-cell table:formula="of:=ORG.LIBREOFFICE.REGEX([.A184];&quot;\d{1,3},&quot;)" office:value-type="string" office:string-value="477," calcext:value-type="string">
            <text:p>477,</text:p>
          </table:table-cell>
          <table:table-cell table:formula="of:=ORG.LIBREOFFICE.REGEX([.A184];&quot;,\d{1,3}&quot;)" office:value-type="string" office:string-value=",194" calcext:value-type="string">
            <text:p>,194</text:p>
          </table:table-cell>
          <table:table-cell table:formula="of:=ORG.LIBREOFFICE.REGEX([.C184];&quot;\d{1,3}&quot;)" office:value-type="string" office:string-value="477" calcext:value-type="string">
            <text:p>477</text:p>
          </table:table-cell>
          <table:table-cell table:formula="of:=ORG.LIBREOFFICE.REGEX([.D184];&quot;\d{1,3}&quot;)" office:value-type="string" office:string-value="194" calcext:value-type="string">
            <text:p>194</text:p>
          </table:table-cell>
          <table:table-cell table:formula="of:=IF([.B184]=1;[.E184]*[.F184])" office:value-type="float" office:value="92538" calcext:value-type="float">
            <text:p>92538</text:p>
          </table:table-cell>
          <table:table-cell table:formula="of:=IF(ISNUMBER([.G184]);[.G184];0)" office:value-type="float" office:value="92538" calcext:value-type="float">
            <text:p>925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0,519)</text:p>
          </table:table-cell>
          <table:table-cell table:formula="of:=IF([.A185]=&quot;do()&quot;;TRUE();IF([.A185]=&quot;don't()&quot;;FALSE();IF([.B184]=1;TRUE();FALSE())))" office:value-type="boolean" office:boolean-value="true" calcext:value-type="boolean">
            <text:p>WAHR</text:p>
          </table:table-cell>
          <table:table-cell table:formula="of:=ORG.LIBREOFFICE.REGEX([.A185];&quot;\d{1,3},&quot;)" office:value-type="string" office:string-value="180," calcext:value-type="string">
            <text:p>180,</text:p>
          </table:table-cell>
          <table:table-cell table:formula="of:=ORG.LIBREOFFICE.REGEX([.A185];&quot;,\d{1,3}&quot;)" office:value-type="string" office:string-value=",519" calcext:value-type="string">
            <text:p>,519</text:p>
          </table:table-cell>
          <table:table-cell table:formula="of:=ORG.LIBREOFFICE.REGEX([.C185];&quot;\d{1,3}&quot;)" office:value-type="string" office:string-value="180" calcext:value-type="string">
            <text:p>180</text:p>
          </table:table-cell>
          <table:table-cell table:formula="of:=ORG.LIBREOFFICE.REGEX([.D185];&quot;\d{1,3}&quot;)" office:value-type="string" office:string-value="519" calcext:value-type="string">
            <text:p>519</text:p>
          </table:table-cell>
          <table:table-cell table:formula="of:=IF([.B185]=1;[.E185]*[.F185])" office:value-type="float" office:value="93420" calcext:value-type="float">
            <text:p>93420</text:p>
          </table:table-cell>
          <table:table-cell table:formula="of:=IF(ISNUMBER([.G185]);[.G185];0)" office:value-type="float" office:value="93420" calcext:value-type="float">
            <text:p>934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76,169)</text:p>
          </table:table-cell>
          <table:table-cell table:formula="of:=IF([.A186]=&quot;do()&quot;;TRUE();IF([.A186]=&quot;don't()&quot;;FALSE();IF([.B185]=1;TRUE();FALSE())))" office:value-type="boolean" office:boolean-value="true" calcext:value-type="boolean">
            <text:p>WAHR</text:p>
          </table:table-cell>
          <table:table-cell table:formula="of:=ORG.LIBREOFFICE.REGEX([.A186];&quot;\d{1,3},&quot;)" office:value-type="string" office:string-value="176," calcext:value-type="string">
            <text:p>176,</text:p>
          </table:table-cell>
          <table:table-cell table:formula="of:=ORG.LIBREOFFICE.REGEX([.A186];&quot;,\d{1,3}&quot;)" office:value-type="string" office:string-value=",169" calcext:value-type="string">
            <text:p>,169</text:p>
          </table:table-cell>
          <table:table-cell table:formula="of:=ORG.LIBREOFFICE.REGEX([.C186];&quot;\d{1,3}&quot;)" office:value-type="string" office:string-value="176" calcext:value-type="string">
            <text:p>176</text:p>
          </table:table-cell>
          <table:table-cell table:formula="of:=ORG.LIBREOFFICE.REGEX([.D186];&quot;\d{1,3}&quot;)" office:value-type="string" office:string-value="169" calcext:value-type="string">
            <text:p>169</text:p>
          </table:table-cell>
          <table:table-cell table:formula="of:=IF([.B186]=1;[.E186]*[.F186])" office:value-type="float" office:value="29744" calcext:value-type="float">
            <text:p>29744</text:p>
          </table:table-cell>
          <table:table-cell table:formula="of:=IF(ISNUMBER([.G186]);[.G186];0)" office:value-type="float" office:value="29744" calcext:value-type="float">
            <text:p>297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0,661)</text:p>
          </table:table-cell>
          <table:table-cell table:formula="of:=IF([.A187]=&quot;do()&quot;;TRUE();IF([.A187]=&quot;don't()&quot;;FALSE();IF([.B186]=1;TRUE();FALSE())))" office:value-type="boolean" office:boolean-value="true" calcext:value-type="boolean">
            <text:p>WAHR</text:p>
          </table:table-cell>
          <table:table-cell table:formula="of:=ORG.LIBREOFFICE.REGEX([.A187];&quot;\d{1,3},&quot;)" office:value-type="string" office:string-value="830," calcext:value-type="string">
            <text:p>830,</text:p>
          </table:table-cell>
          <table:table-cell table:formula="of:=ORG.LIBREOFFICE.REGEX([.A187];&quot;,\d{1,3}&quot;)" office:value-type="string" office:string-value=",661" calcext:value-type="string">
            <text:p>,661</text:p>
          </table:table-cell>
          <table:table-cell table:formula="of:=ORG.LIBREOFFICE.REGEX([.C187];&quot;\d{1,3}&quot;)" office:value-type="string" office:string-value="830" calcext:value-type="string">
            <text:p>830</text:p>
          </table:table-cell>
          <table:table-cell table:formula="of:=ORG.LIBREOFFICE.REGEX([.D187];&quot;\d{1,3}&quot;)" office:value-type="string" office:string-value="661" calcext:value-type="string">
            <text:p>661</text:p>
          </table:table-cell>
          <table:table-cell table:formula="of:=IF([.B187]=1;[.E187]*[.F187])" office:value-type="float" office:value="548630" calcext:value-type="float">
            <text:p>548630</text:p>
          </table:table-cell>
          <table:table-cell table:formula="of:=IF(ISNUMBER([.G187]);[.G187];0)" office:value-type="float" office:value="548630" calcext:value-type="float">
            <text:p>5486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66,467)</text:p>
          </table:table-cell>
          <table:table-cell table:formula="of:=IF([.A188]=&quot;do()&quot;;TRUE();IF([.A188]=&quot;don't()&quot;;FALSE();IF([.B187]=1;TRUE();FALSE())))" office:value-type="boolean" office:boolean-value="true" calcext:value-type="boolean">
            <text:p>WAHR</text:p>
          </table:table-cell>
          <table:table-cell table:formula="of:=ORG.LIBREOFFICE.REGEX([.A188];&quot;\d{1,3},&quot;)" office:value-type="string" office:string-value="466," calcext:value-type="string">
            <text:p>466,</text:p>
          </table:table-cell>
          <table:table-cell table:formula="of:=ORG.LIBREOFFICE.REGEX([.A188];&quot;,\d{1,3}&quot;)" office:value-type="string" office:string-value=",467" calcext:value-type="string">
            <text:p>,467</text:p>
          </table:table-cell>
          <table:table-cell table:formula="of:=ORG.LIBREOFFICE.REGEX([.C188];&quot;\d{1,3}&quot;)" office:value-type="string" office:string-value="466" calcext:value-type="string">
            <text:p>466</text:p>
          </table:table-cell>
          <table:table-cell table:formula="of:=ORG.LIBREOFFICE.REGEX([.D188];&quot;\d{1,3}&quot;)" office:value-type="string" office:string-value="467" calcext:value-type="string">
            <text:p>467</text:p>
          </table:table-cell>
          <table:table-cell table:formula="of:=IF([.B188]=1;[.E188]*[.F188])" office:value-type="float" office:value="217622" calcext:value-type="float">
            <text:p>217622</text:p>
          </table:table-cell>
          <table:table-cell table:formula="of:=IF(ISNUMBER([.G188]);[.G188];0)" office:value-type="float" office:value="217622" calcext:value-type="float">
            <text:p>2176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189]=&quot;do()&quot;;TRUE();IF([.A189]=&quot;don't()&quot;;FALSE();IF([.B188]=1;TRUE();FALSE())))" office:value-type="boolean" office:boolean-value="true" calcext:value-type="boolean">
            <text:p>WAHR</text:p>
          </table:table-cell>
          <table:table-cell table:formula="of:=ORG.LIBREOFFICE.REGEX([.A189];&quot;\d{1,3},&quot;)" office:value-type="string" office:string-value="" calcext:value-type="error">
            <text:p>#N/A</text:p>
          </table:table-cell>
          <table:table-cell table:formula="of:=ORG.LIBREOFFICE.REGEX([.A189];&quot;,\d{1,3}&quot;)" office:value-type="string" office:string-value="" calcext:value-type="error">
            <text:p>#N/A</text:p>
          </table:table-cell>
          <table:table-cell table:formula="of:=ORG.LIBREOFFICE.REGEX([.C189];&quot;\d{1,3}&quot;)" office:value-type="string" office:string-value="" calcext:value-type="error">
            <text:p>#N/A</text:p>
          </table:table-cell>
          <table:table-cell table:formula="of:=ORG.LIBREOFFICE.REGEX([.D189];&quot;\d{1,3}&quot;)" office:value-type="string" office:string-value="" calcext:value-type="error">
            <text:p>#N/A</text:p>
          </table:table-cell>
          <table:table-cell table:formula="of:=IF([.B189]=1;[.E189]*[.F189])" office:value-type="string" office:string-value="" calcext:value-type="error">
            <text:p>#N/A</text:p>
          </table:table-cell>
          <table:table-cell table:formula="of:=IF(ISNUMBER([.G189]);[.G18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5,237)</text:p>
          </table:table-cell>
          <table:table-cell table:formula="of:=IF([.A190]=&quot;do()&quot;;TRUE();IF([.A190]=&quot;don't()&quot;;FALSE();IF([.B189]=1;TRUE();FALSE())))" office:value-type="boolean" office:boolean-value="true" calcext:value-type="boolean">
            <text:p>WAHR</text:p>
          </table:table-cell>
          <table:table-cell table:formula="of:=ORG.LIBREOFFICE.REGEX([.A190];&quot;\d{1,3},&quot;)" office:value-type="string" office:string-value="145," calcext:value-type="string">
            <text:p>145,</text:p>
          </table:table-cell>
          <table:table-cell table:formula="of:=ORG.LIBREOFFICE.REGEX([.A190];&quot;,\d{1,3}&quot;)" office:value-type="string" office:string-value=",237" calcext:value-type="string">
            <text:p>,237</text:p>
          </table:table-cell>
          <table:table-cell table:formula="of:=ORG.LIBREOFFICE.REGEX([.C190];&quot;\d{1,3}&quot;)" office:value-type="string" office:string-value="145" calcext:value-type="string">
            <text:p>145</text:p>
          </table:table-cell>
          <table:table-cell table:formula="of:=ORG.LIBREOFFICE.REGEX([.D190];&quot;\d{1,3}&quot;)" office:value-type="string" office:string-value="237" calcext:value-type="string">
            <text:p>237</text:p>
          </table:table-cell>
          <table:table-cell table:formula="of:=IF([.B190]=1;[.E190]*[.F190])" office:value-type="float" office:value="34365" calcext:value-type="float">
            <text:p>34365</text:p>
          </table:table-cell>
          <table:table-cell table:formula="of:=IF(ISNUMBER([.G190]);[.G190];0)" office:value-type="float" office:value="34365" calcext:value-type="float">
            <text:p>343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9,942)</text:p>
          </table:table-cell>
          <table:table-cell table:formula="of:=IF([.A191]=&quot;do()&quot;;TRUE();IF([.A191]=&quot;don't()&quot;;FALSE();IF([.B190]=1;TRUE();FALSE())))" office:value-type="boolean" office:boolean-value="true" calcext:value-type="boolean">
            <text:p>WAHR</text:p>
          </table:table-cell>
          <table:table-cell table:formula="of:=ORG.LIBREOFFICE.REGEX([.A191];&quot;\d{1,3},&quot;)" office:value-type="string" office:string-value="369," calcext:value-type="string">
            <text:p>369,</text:p>
          </table:table-cell>
          <table:table-cell table:formula="of:=ORG.LIBREOFFICE.REGEX([.A191];&quot;,\d{1,3}&quot;)" office:value-type="string" office:string-value=",942" calcext:value-type="string">
            <text:p>,942</text:p>
          </table:table-cell>
          <table:table-cell table:formula="of:=ORG.LIBREOFFICE.REGEX([.C191];&quot;\d{1,3}&quot;)" office:value-type="string" office:string-value="369" calcext:value-type="string">
            <text:p>369</text:p>
          </table:table-cell>
          <table:table-cell table:formula="of:=ORG.LIBREOFFICE.REGEX([.D191];&quot;\d{1,3}&quot;)" office:value-type="string" office:string-value="942" calcext:value-type="string">
            <text:p>942</text:p>
          </table:table-cell>
          <table:table-cell table:formula="of:=IF([.B191]=1;[.E191]*[.F191])" office:value-type="float" office:value="347598" calcext:value-type="float">
            <text:p>347598</text:p>
          </table:table-cell>
          <table:table-cell table:formula="of:=IF(ISNUMBER([.G191]);[.G191];0)" office:value-type="float" office:value="347598" calcext:value-type="float">
            <text:p>3475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192]=&quot;do()&quot;;TRUE();IF([.A192]=&quot;don't()&quot;;FALSE();IF([.B191]=1;TRUE();FALSE())))" office:value-type="boolean" office:boolean-value="true" calcext:value-type="boolean">
            <text:p>WAHR</text:p>
          </table:table-cell>
          <table:table-cell table:formula="of:=ORG.LIBREOFFICE.REGEX([.A192];&quot;\d{1,3},&quot;)" office:value-type="string" office:string-value="" calcext:value-type="error">
            <text:p>#N/A</text:p>
          </table:table-cell>
          <table:table-cell table:formula="of:=ORG.LIBREOFFICE.REGEX([.A192];&quot;,\d{1,3}&quot;)" office:value-type="string" office:string-value="" calcext:value-type="error">
            <text:p>#N/A</text:p>
          </table:table-cell>
          <table:table-cell table:formula="of:=ORG.LIBREOFFICE.REGEX([.C192];&quot;\d{1,3}&quot;)" office:value-type="string" office:string-value="" calcext:value-type="error">
            <text:p>#N/A</text:p>
          </table:table-cell>
          <table:table-cell table:formula="of:=ORG.LIBREOFFICE.REGEX([.D192];&quot;\d{1,3}&quot;)" office:value-type="string" office:string-value="" calcext:value-type="error">
            <text:p>#N/A</text:p>
          </table:table-cell>
          <table:table-cell table:formula="of:=IF([.B192]=1;[.E192]*[.F192])" office:value-type="string" office:string-value="" calcext:value-type="error">
            <text:p>#N/A</text:p>
          </table:table-cell>
          <table:table-cell table:formula="of:=IF(ISNUMBER([.G192]);[.G19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6,605)</text:p>
          </table:table-cell>
          <table:table-cell table:formula="of:=IF([.A193]=&quot;do()&quot;;TRUE();IF([.A193]=&quot;don't()&quot;;FALSE();IF([.B192]=1;TRUE();FALSE())))" office:value-type="boolean" office:boolean-value="true" calcext:value-type="boolean">
            <text:p>WAHR</text:p>
          </table:table-cell>
          <table:table-cell table:formula="of:=ORG.LIBREOFFICE.REGEX([.A193];&quot;\d{1,3},&quot;)" office:value-type="string" office:string-value="326," calcext:value-type="string">
            <text:p>326,</text:p>
          </table:table-cell>
          <table:table-cell table:formula="of:=ORG.LIBREOFFICE.REGEX([.A193];&quot;,\d{1,3}&quot;)" office:value-type="string" office:string-value=",605" calcext:value-type="string">
            <text:p>,605</text:p>
          </table:table-cell>
          <table:table-cell table:formula="of:=ORG.LIBREOFFICE.REGEX([.C193];&quot;\d{1,3}&quot;)" office:value-type="string" office:string-value="326" calcext:value-type="string">
            <text:p>326</text:p>
          </table:table-cell>
          <table:table-cell table:formula="of:=ORG.LIBREOFFICE.REGEX([.D193];&quot;\d{1,3}&quot;)" office:value-type="string" office:string-value="605" calcext:value-type="string">
            <text:p>605</text:p>
          </table:table-cell>
          <table:table-cell table:formula="of:=IF([.B193]=1;[.E193]*[.F193])" office:value-type="float" office:value="197230" calcext:value-type="float">
            <text:p>197230</text:p>
          </table:table-cell>
          <table:table-cell table:formula="of:=IF(ISNUMBER([.G193]);[.G193];0)" office:value-type="float" office:value="197230" calcext:value-type="float">
            <text:p>1972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52,42)</text:p>
          </table:table-cell>
          <table:table-cell table:formula="of:=IF([.A194]=&quot;do()&quot;;TRUE();IF([.A194]=&quot;don't()&quot;;FALSE();IF([.B193]=1;TRUE();FALSE())))" office:value-type="boolean" office:boolean-value="true" calcext:value-type="boolean">
            <text:p>WAHR</text:p>
          </table:table-cell>
          <table:table-cell table:formula="of:=ORG.LIBREOFFICE.REGEX([.A194];&quot;\d{1,3},&quot;)" office:value-type="string" office:string-value="852," calcext:value-type="string">
            <text:p>852,</text:p>
          </table:table-cell>
          <table:table-cell table:formula="of:=ORG.LIBREOFFICE.REGEX([.A194];&quot;,\d{1,3}&quot;)" office:value-type="string" office:string-value=",42" calcext:value-type="string">
            <text:p>,42</text:p>
          </table:table-cell>
          <table:table-cell table:formula="of:=ORG.LIBREOFFICE.REGEX([.C194];&quot;\d{1,3}&quot;)" office:value-type="string" office:string-value="852" calcext:value-type="string">
            <text:p>852</text:p>
          </table:table-cell>
          <table:table-cell table:formula="of:=ORG.LIBREOFFICE.REGEX([.D194];&quot;\d{1,3}&quot;)" office:value-type="string" office:string-value="42" calcext:value-type="string">
            <text:p>42</text:p>
          </table:table-cell>
          <table:table-cell table:formula="of:=IF([.B194]=1;[.E194]*[.F194])" office:value-type="float" office:value="35784" calcext:value-type="float">
            <text:p>35784</text:p>
          </table:table-cell>
          <table:table-cell table:formula="of:=IF(ISNUMBER([.G194]);[.G194];0)" office:value-type="float" office:value="35784" calcext:value-type="float">
            <text:p>357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2,636)</text:p>
          </table:table-cell>
          <table:table-cell table:formula="of:=IF([.A195]=&quot;do()&quot;;TRUE();IF([.A195]=&quot;don't()&quot;;FALSE();IF([.B194]=1;TRUE();FALSE())))" office:value-type="boolean" office:boolean-value="true" calcext:value-type="boolean">
            <text:p>WAHR</text:p>
          </table:table-cell>
          <table:table-cell table:formula="of:=ORG.LIBREOFFICE.REGEX([.A195];&quot;\d{1,3},&quot;)" office:value-type="string" office:string-value="12," calcext:value-type="string">
            <text:p>12,</text:p>
          </table:table-cell>
          <table:table-cell table:formula="of:=ORG.LIBREOFFICE.REGEX([.A195];&quot;,\d{1,3}&quot;)" office:value-type="string" office:string-value=",636" calcext:value-type="string">
            <text:p>,636</text:p>
          </table:table-cell>
          <table:table-cell table:formula="of:=ORG.LIBREOFFICE.REGEX([.C195];&quot;\d{1,3}&quot;)" office:value-type="string" office:string-value="12" calcext:value-type="string">
            <text:p>12</text:p>
          </table:table-cell>
          <table:table-cell table:formula="of:=ORG.LIBREOFFICE.REGEX([.D195];&quot;\d{1,3}&quot;)" office:value-type="string" office:string-value="636" calcext:value-type="string">
            <text:p>636</text:p>
          </table:table-cell>
          <table:table-cell table:formula="of:=IF([.B195]=1;[.E195]*[.F195])" office:value-type="float" office:value="7632" calcext:value-type="float">
            <text:p>7632</text:p>
          </table:table-cell>
          <table:table-cell table:formula="of:=IF(ISNUMBER([.G195]);[.G195];0)" office:value-type="float" office:value="7632" calcext:value-type="float">
            <text:p>76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1,890)</text:p>
          </table:table-cell>
          <table:table-cell table:formula="of:=IF([.A196]=&quot;do()&quot;;TRUE();IF([.A196]=&quot;don't()&quot;;FALSE();IF([.B195]=1;TRUE();FALSE())))" office:value-type="boolean" office:boolean-value="true" calcext:value-type="boolean">
            <text:p>WAHR</text:p>
          </table:table-cell>
          <table:table-cell table:formula="of:=ORG.LIBREOFFICE.REGEX([.A196];&quot;\d{1,3},&quot;)" office:value-type="string" office:string-value="991," calcext:value-type="string">
            <text:p>991,</text:p>
          </table:table-cell>
          <table:table-cell table:formula="of:=ORG.LIBREOFFICE.REGEX([.A196];&quot;,\d{1,3}&quot;)" office:value-type="string" office:string-value=",890" calcext:value-type="string">
            <text:p>,890</text:p>
          </table:table-cell>
          <table:table-cell table:formula="of:=ORG.LIBREOFFICE.REGEX([.C196];&quot;\d{1,3}&quot;)" office:value-type="string" office:string-value="991" calcext:value-type="string">
            <text:p>991</text:p>
          </table:table-cell>
          <table:table-cell table:formula="of:=ORG.LIBREOFFICE.REGEX([.D196];&quot;\d{1,3}&quot;)" office:value-type="string" office:string-value="890" calcext:value-type="string">
            <text:p>890</text:p>
          </table:table-cell>
          <table:table-cell table:formula="of:=IF([.B196]=1;[.E196]*[.F196])" office:value-type="float" office:value="881990" calcext:value-type="float">
            <text:p>881990</text:p>
          </table:table-cell>
          <table:table-cell table:formula="of:=IF(ISNUMBER([.G196]);[.G196];0)" office:value-type="float" office:value="881990" calcext:value-type="float">
            <text:p>8819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197]=&quot;do()&quot;;TRUE();IF([.A197]=&quot;don't()&quot;;FALSE();IF([.B196]=1;TRUE();FALSE())))" office:value-type="boolean" office:boolean-value="true" calcext:value-type="boolean">
            <text:p>WAHR</text:p>
          </table:table-cell>
          <table:table-cell table:formula="of:=ORG.LIBREOFFICE.REGEX([.A197];&quot;\d{1,3},&quot;)" office:value-type="string" office:string-value="" calcext:value-type="error">
            <text:p>#N/A</text:p>
          </table:table-cell>
          <table:table-cell table:formula="of:=ORG.LIBREOFFICE.REGEX([.A197];&quot;,\d{1,3}&quot;)" office:value-type="string" office:string-value="" calcext:value-type="error">
            <text:p>#N/A</text:p>
          </table:table-cell>
          <table:table-cell table:formula="of:=ORG.LIBREOFFICE.REGEX([.C197];&quot;\d{1,3}&quot;)" office:value-type="string" office:string-value="" calcext:value-type="error">
            <text:p>#N/A</text:p>
          </table:table-cell>
          <table:table-cell table:formula="of:=ORG.LIBREOFFICE.REGEX([.D197];&quot;\d{1,3}&quot;)" office:value-type="string" office:string-value="" calcext:value-type="error">
            <text:p>#N/A</text:p>
          </table:table-cell>
          <table:table-cell table:formula="of:=IF([.B197]=1;[.E197]*[.F197])" office:value-type="string" office:string-value="" calcext:value-type="error">
            <text:p>#N/A</text:p>
          </table:table-cell>
          <table:table-cell table:formula="of:=IF(ISNUMBER([.G197]);[.G19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3,368)</text:p>
          </table:table-cell>
          <table:table-cell table:formula="of:=IF([.A198]=&quot;do()&quot;;TRUE();IF([.A198]=&quot;don't()&quot;;FALSE();IF([.B197]=1;TRUE();FALSE())))" office:value-type="boolean" office:boolean-value="true" calcext:value-type="boolean">
            <text:p>WAHR</text:p>
          </table:table-cell>
          <table:table-cell table:formula="of:=ORG.LIBREOFFICE.REGEX([.A198];&quot;\d{1,3},&quot;)" office:value-type="string" office:string-value="283," calcext:value-type="string">
            <text:p>283,</text:p>
          </table:table-cell>
          <table:table-cell table:formula="of:=ORG.LIBREOFFICE.REGEX([.A198];&quot;,\d{1,3}&quot;)" office:value-type="string" office:string-value=",368" calcext:value-type="string">
            <text:p>,368</text:p>
          </table:table-cell>
          <table:table-cell table:formula="of:=ORG.LIBREOFFICE.REGEX([.C198];&quot;\d{1,3}&quot;)" office:value-type="string" office:string-value="283" calcext:value-type="string">
            <text:p>283</text:p>
          </table:table-cell>
          <table:table-cell table:formula="of:=ORG.LIBREOFFICE.REGEX([.D198];&quot;\d{1,3}&quot;)" office:value-type="string" office:string-value="368" calcext:value-type="string">
            <text:p>368</text:p>
          </table:table-cell>
          <table:table-cell table:formula="of:=IF([.B198]=1;[.E198]*[.F198])" office:value-type="float" office:value="104144" calcext:value-type="float">
            <text:p>104144</text:p>
          </table:table-cell>
          <table:table-cell table:formula="of:=IF(ISNUMBER([.G198]);[.G198];0)" office:value-type="float" office:value="104144" calcext:value-type="float">
            <text:p>104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199]=&quot;do()&quot;;TRUE();IF([.A199]=&quot;don't()&quot;;FALSE();IF([.B198]=1;TRUE();FALSE())))" office:value-type="boolean" office:boolean-value="true" calcext:value-type="boolean">
            <text:p>WAHR</text:p>
          </table:table-cell>
          <table:table-cell table:formula="of:=ORG.LIBREOFFICE.REGEX([.A199];&quot;\d{1,3},&quot;)" office:value-type="string" office:string-value="" calcext:value-type="error">
            <text:p>#N/A</text:p>
          </table:table-cell>
          <table:table-cell table:formula="of:=ORG.LIBREOFFICE.REGEX([.A199];&quot;,\d{1,3}&quot;)" office:value-type="string" office:string-value="" calcext:value-type="error">
            <text:p>#N/A</text:p>
          </table:table-cell>
          <table:table-cell table:formula="of:=ORG.LIBREOFFICE.REGEX([.C199];&quot;\d{1,3}&quot;)" office:value-type="string" office:string-value="" calcext:value-type="error">
            <text:p>#N/A</text:p>
          </table:table-cell>
          <table:table-cell table:formula="of:=ORG.LIBREOFFICE.REGEX([.D199];&quot;\d{1,3}&quot;)" office:value-type="string" office:string-value="" calcext:value-type="error">
            <text:p>#N/A</text:p>
          </table:table-cell>
          <table:table-cell table:formula="of:=IF([.B199]=1;[.E199]*[.F199])" office:value-type="string" office:string-value="" calcext:value-type="error">
            <text:p>#N/A</text:p>
          </table:table-cell>
          <table:table-cell table:formula="of:=IF(ISNUMBER([.G199]);[.G19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2,409)</text:p>
          </table:table-cell>
          <table:table-cell table:formula="of:=IF([.A200]=&quot;do()&quot;;TRUE();IF([.A200]=&quot;don't()&quot;;FALSE();IF([.B199]=1;TRUE();FALSE())))" office:value-type="boolean" office:boolean-value="true" calcext:value-type="boolean">
            <text:p>WAHR</text:p>
          </table:table-cell>
          <table:table-cell table:formula="of:=ORG.LIBREOFFICE.REGEX([.A200];&quot;\d{1,3},&quot;)" office:value-type="string" office:string-value="972," calcext:value-type="string">
            <text:p>972,</text:p>
          </table:table-cell>
          <table:table-cell table:formula="of:=ORG.LIBREOFFICE.REGEX([.A200];&quot;,\d{1,3}&quot;)" office:value-type="string" office:string-value=",409" calcext:value-type="string">
            <text:p>,409</text:p>
          </table:table-cell>
          <table:table-cell table:formula="of:=ORG.LIBREOFFICE.REGEX([.C200];&quot;\d{1,3}&quot;)" office:value-type="string" office:string-value="972" calcext:value-type="string">
            <text:p>972</text:p>
          </table:table-cell>
          <table:table-cell table:formula="of:=ORG.LIBREOFFICE.REGEX([.D200];&quot;\d{1,3}&quot;)" office:value-type="string" office:string-value="409" calcext:value-type="string">
            <text:p>409</text:p>
          </table:table-cell>
          <table:table-cell table:formula="of:=IF([.B200]=1;[.E200]*[.F200])" office:value-type="float" office:value="397548" calcext:value-type="float">
            <text:p>397548</text:p>
          </table:table-cell>
          <table:table-cell table:formula="of:=IF(ISNUMBER([.G200]);[.G200];0)" office:value-type="float" office:value="397548" calcext:value-type="float">
            <text:p>3975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3,972)</text:p>
          </table:table-cell>
          <table:table-cell table:formula="of:=IF([.A201]=&quot;do()&quot;;TRUE();IF([.A201]=&quot;don't()&quot;;FALSE();IF([.B200]=1;TRUE();FALSE())))" office:value-type="boolean" office:boolean-value="true" calcext:value-type="boolean">
            <text:p>WAHR</text:p>
          </table:table-cell>
          <table:table-cell table:formula="of:=ORG.LIBREOFFICE.REGEX([.A201];&quot;\d{1,3},&quot;)" office:value-type="string" office:string-value="813," calcext:value-type="string">
            <text:p>813,</text:p>
          </table:table-cell>
          <table:table-cell table:formula="of:=ORG.LIBREOFFICE.REGEX([.A201];&quot;,\d{1,3}&quot;)" office:value-type="string" office:string-value=",972" calcext:value-type="string">
            <text:p>,972</text:p>
          </table:table-cell>
          <table:table-cell table:formula="of:=ORG.LIBREOFFICE.REGEX([.C201];&quot;\d{1,3}&quot;)" office:value-type="string" office:string-value="813" calcext:value-type="string">
            <text:p>813</text:p>
          </table:table-cell>
          <table:table-cell table:formula="of:=ORG.LIBREOFFICE.REGEX([.D201];&quot;\d{1,3}&quot;)" office:value-type="string" office:string-value="972" calcext:value-type="string">
            <text:p>972</text:p>
          </table:table-cell>
          <table:table-cell table:formula="of:=IF([.B201]=1;[.E201]*[.F201])" office:value-type="float" office:value="790236" calcext:value-type="float">
            <text:p>790236</text:p>
          </table:table-cell>
          <table:table-cell table:formula="of:=IF(ISNUMBER([.G201]);[.G201];0)" office:value-type="float" office:value="790236" calcext:value-type="float">
            <text:p>7902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1,905)</text:p>
          </table:table-cell>
          <table:table-cell table:formula="of:=IF([.A202]=&quot;do()&quot;;TRUE();IF([.A202]=&quot;don't()&quot;;FALSE();IF([.B201]=1;TRUE();FALSE())))" office:value-type="boolean" office:boolean-value="true" calcext:value-type="boolean">
            <text:p>WAHR</text:p>
          </table:table-cell>
          <table:table-cell table:formula="of:=ORG.LIBREOFFICE.REGEX([.A202];&quot;\d{1,3},&quot;)" office:value-type="string" office:string-value="471," calcext:value-type="string">
            <text:p>471,</text:p>
          </table:table-cell>
          <table:table-cell table:formula="of:=ORG.LIBREOFFICE.REGEX([.A202];&quot;,\d{1,3}&quot;)" office:value-type="string" office:string-value=",905" calcext:value-type="string">
            <text:p>,905</text:p>
          </table:table-cell>
          <table:table-cell table:formula="of:=ORG.LIBREOFFICE.REGEX([.C202];&quot;\d{1,3}&quot;)" office:value-type="string" office:string-value="471" calcext:value-type="string">
            <text:p>471</text:p>
          </table:table-cell>
          <table:table-cell table:formula="of:=ORG.LIBREOFFICE.REGEX([.D202];&quot;\d{1,3}&quot;)" office:value-type="string" office:string-value="905" calcext:value-type="string">
            <text:p>905</text:p>
          </table:table-cell>
          <table:table-cell table:formula="of:=IF([.B202]=1;[.E202]*[.F202])" office:value-type="float" office:value="426255" calcext:value-type="float">
            <text:p>426255</text:p>
          </table:table-cell>
          <table:table-cell table:formula="of:=IF(ISNUMBER([.G202]);[.G202];0)" office:value-type="float" office:value="426255" calcext:value-type="float">
            <text:p>4262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0,8)</text:p>
          </table:table-cell>
          <table:table-cell table:formula="of:=IF([.A203]=&quot;do()&quot;;TRUE();IF([.A203]=&quot;don't()&quot;;FALSE();IF([.B202]=1;TRUE();FALSE())))" office:value-type="boolean" office:boolean-value="true" calcext:value-type="boolean">
            <text:p>WAHR</text:p>
          </table:table-cell>
          <table:table-cell table:formula="of:=ORG.LIBREOFFICE.REGEX([.A203];&quot;\d{1,3},&quot;)" office:value-type="string" office:string-value="190," calcext:value-type="string">
            <text:p>190,</text:p>
          </table:table-cell>
          <table:table-cell table:formula="of:=ORG.LIBREOFFICE.REGEX([.A203];&quot;,\d{1,3}&quot;)" office:value-type="string" office:string-value=",8" calcext:value-type="string">
            <text:p>,8</text:p>
          </table:table-cell>
          <table:table-cell table:formula="of:=ORG.LIBREOFFICE.REGEX([.C203];&quot;\d{1,3}&quot;)" office:value-type="string" office:string-value="190" calcext:value-type="string">
            <text:p>190</text:p>
          </table:table-cell>
          <table:table-cell table:formula="of:=ORG.LIBREOFFICE.REGEX([.D203];&quot;\d{1,3}&quot;)" office:value-type="string" office:string-value="8" calcext:value-type="string">
            <text:p>8</text:p>
          </table:table-cell>
          <table:table-cell table:formula="of:=IF([.B203]=1;[.E203]*[.F203])" office:value-type="float" office:value="1520" calcext:value-type="float">
            <text:p>1520</text:p>
          </table:table-cell>
          <table:table-cell table:formula="of:=IF(ISNUMBER([.G203]);[.G203];0)" office:value-type="float" office:value="1520" calcext:value-type="float">
            <text:p>15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4,501)</text:p>
          </table:table-cell>
          <table:table-cell table:formula="of:=IF([.A204]=&quot;do()&quot;;TRUE();IF([.A204]=&quot;don't()&quot;;FALSE();IF([.B203]=1;TRUE();FALSE())))" office:value-type="boolean" office:boolean-value="true" calcext:value-type="boolean">
            <text:p>WAHR</text:p>
          </table:table-cell>
          <table:table-cell table:formula="of:=ORG.LIBREOFFICE.REGEX([.A204];&quot;\d{1,3},&quot;)" office:value-type="string" office:string-value="734," calcext:value-type="string">
            <text:p>734,</text:p>
          </table:table-cell>
          <table:table-cell table:formula="of:=ORG.LIBREOFFICE.REGEX([.A204];&quot;,\d{1,3}&quot;)" office:value-type="string" office:string-value=",501" calcext:value-type="string">
            <text:p>,501</text:p>
          </table:table-cell>
          <table:table-cell table:formula="of:=ORG.LIBREOFFICE.REGEX([.C204];&quot;\d{1,3}&quot;)" office:value-type="string" office:string-value="734" calcext:value-type="string">
            <text:p>734</text:p>
          </table:table-cell>
          <table:table-cell table:formula="of:=ORG.LIBREOFFICE.REGEX([.D204];&quot;\d{1,3}&quot;)" office:value-type="string" office:string-value="501" calcext:value-type="string">
            <text:p>501</text:p>
          </table:table-cell>
          <table:table-cell table:formula="of:=IF([.B204]=1;[.E204]*[.F204])" office:value-type="float" office:value="367734" calcext:value-type="float">
            <text:p>367734</text:p>
          </table:table-cell>
          <table:table-cell table:formula="of:=IF(ISNUMBER([.G204]);[.G204];0)" office:value-type="float" office:value="367734" calcext:value-type="float">
            <text:p>3677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3,838)</text:p>
          </table:table-cell>
          <table:table-cell table:formula="of:=IF([.A205]=&quot;do()&quot;;TRUE();IF([.A205]=&quot;don't()&quot;;FALSE();IF([.B204]=1;TRUE();FALSE())))" office:value-type="boolean" office:boolean-value="true" calcext:value-type="boolean">
            <text:p>WAHR</text:p>
          </table:table-cell>
          <table:table-cell table:formula="of:=ORG.LIBREOFFICE.REGEX([.A205];&quot;\d{1,3},&quot;)" office:value-type="string" office:string-value="533," calcext:value-type="string">
            <text:p>533,</text:p>
          </table:table-cell>
          <table:table-cell table:formula="of:=ORG.LIBREOFFICE.REGEX([.A205];&quot;,\d{1,3}&quot;)" office:value-type="string" office:string-value=",838" calcext:value-type="string">
            <text:p>,838</text:p>
          </table:table-cell>
          <table:table-cell table:formula="of:=ORG.LIBREOFFICE.REGEX([.C205];&quot;\d{1,3}&quot;)" office:value-type="string" office:string-value="533" calcext:value-type="string">
            <text:p>533</text:p>
          </table:table-cell>
          <table:table-cell table:formula="of:=ORG.LIBREOFFICE.REGEX([.D205];&quot;\d{1,3}&quot;)" office:value-type="string" office:string-value="838" calcext:value-type="string">
            <text:p>838</text:p>
          </table:table-cell>
          <table:table-cell table:formula="of:=IF([.B205]=1;[.E205]*[.F205])" office:value-type="float" office:value="446654" calcext:value-type="float">
            <text:p>446654</text:p>
          </table:table-cell>
          <table:table-cell table:formula="of:=IF(ISNUMBER([.G205]);[.G205];0)" office:value-type="float" office:value="446654" calcext:value-type="float">
            <text:p>4466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73,528)</text:p>
          </table:table-cell>
          <table:table-cell table:formula="of:=IF([.A206]=&quot;do()&quot;;TRUE();IF([.A206]=&quot;don't()&quot;;FALSE();IF([.B205]=1;TRUE();FALSE())))" office:value-type="boolean" office:boolean-value="true" calcext:value-type="boolean">
            <text:p>WAHR</text:p>
          </table:table-cell>
          <table:table-cell table:formula="of:=ORG.LIBREOFFICE.REGEX([.A206];&quot;\d{1,3},&quot;)" office:value-type="string" office:string-value="373," calcext:value-type="string">
            <text:p>373,</text:p>
          </table:table-cell>
          <table:table-cell table:formula="of:=ORG.LIBREOFFICE.REGEX([.A206];&quot;,\d{1,3}&quot;)" office:value-type="string" office:string-value=",528" calcext:value-type="string">
            <text:p>,528</text:p>
          </table:table-cell>
          <table:table-cell table:formula="of:=ORG.LIBREOFFICE.REGEX([.C206];&quot;\d{1,3}&quot;)" office:value-type="string" office:string-value="373" calcext:value-type="string">
            <text:p>373</text:p>
          </table:table-cell>
          <table:table-cell table:formula="of:=ORG.LIBREOFFICE.REGEX([.D206];&quot;\d{1,3}&quot;)" office:value-type="string" office:string-value="528" calcext:value-type="string">
            <text:p>528</text:p>
          </table:table-cell>
          <table:table-cell table:formula="of:=IF([.B206]=1;[.E206]*[.F206])" office:value-type="float" office:value="196944" calcext:value-type="float">
            <text:p>196944</text:p>
          </table:table-cell>
          <table:table-cell table:formula="of:=IF(ISNUMBER([.G206]);[.G206];0)" office:value-type="float" office:value="196944" calcext:value-type="float">
            <text:p>1969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1,404)</text:p>
          </table:table-cell>
          <table:table-cell table:formula="of:=IF([.A207]=&quot;do()&quot;;TRUE();IF([.A207]=&quot;don't()&quot;;FALSE();IF([.B206]=1;TRUE();FALSE())))" office:value-type="boolean" office:boolean-value="true" calcext:value-type="boolean">
            <text:p>WAHR</text:p>
          </table:table-cell>
          <table:table-cell table:formula="of:=ORG.LIBREOFFICE.REGEX([.A207];&quot;\d{1,3},&quot;)" office:value-type="string" office:string-value="691," calcext:value-type="string">
            <text:p>691,</text:p>
          </table:table-cell>
          <table:table-cell table:formula="of:=ORG.LIBREOFFICE.REGEX([.A207];&quot;,\d{1,3}&quot;)" office:value-type="string" office:string-value=",404" calcext:value-type="string">
            <text:p>,404</text:p>
          </table:table-cell>
          <table:table-cell table:formula="of:=ORG.LIBREOFFICE.REGEX([.C207];&quot;\d{1,3}&quot;)" office:value-type="string" office:string-value="691" calcext:value-type="string">
            <text:p>691</text:p>
          </table:table-cell>
          <table:table-cell table:formula="of:=ORG.LIBREOFFICE.REGEX([.D207];&quot;\d{1,3}&quot;)" office:value-type="string" office:string-value="404" calcext:value-type="string">
            <text:p>404</text:p>
          </table:table-cell>
          <table:table-cell table:formula="of:=IF([.B207]=1;[.E207]*[.F207])" office:value-type="float" office:value="279164" calcext:value-type="float">
            <text:p>279164</text:p>
          </table:table-cell>
          <table:table-cell table:formula="of:=IF(ISNUMBER([.G207]);[.G207];0)" office:value-type="float" office:value="279164" calcext:value-type="float">
            <text:p>2791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85,376)</text:p>
          </table:table-cell>
          <table:table-cell table:formula="of:=IF([.A208]=&quot;do()&quot;;TRUE();IF([.A208]=&quot;don't()&quot;;FALSE();IF([.B207]=1;TRUE();FALSE())))" office:value-type="boolean" office:boolean-value="true" calcext:value-type="boolean">
            <text:p>WAHR</text:p>
          </table:table-cell>
          <table:table-cell table:formula="of:=ORG.LIBREOFFICE.REGEX([.A208];&quot;\d{1,3},&quot;)" office:value-type="string" office:string-value="885," calcext:value-type="string">
            <text:p>885,</text:p>
          </table:table-cell>
          <table:table-cell table:formula="of:=ORG.LIBREOFFICE.REGEX([.A208];&quot;,\d{1,3}&quot;)" office:value-type="string" office:string-value=",376" calcext:value-type="string">
            <text:p>,376</text:p>
          </table:table-cell>
          <table:table-cell table:formula="of:=ORG.LIBREOFFICE.REGEX([.C208];&quot;\d{1,3}&quot;)" office:value-type="string" office:string-value="885" calcext:value-type="string">
            <text:p>885</text:p>
          </table:table-cell>
          <table:table-cell table:formula="of:=ORG.LIBREOFFICE.REGEX([.D208];&quot;\d{1,3}&quot;)" office:value-type="string" office:string-value="376" calcext:value-type="string">
            <text:p>376</text:p>
          </table:table-cell>
          <table:table-cell table:formula="of:=IF([.B208]=1;[.E208]*[.F208])" office:value-type="float" office:value="332760" calcext:value-type="float">
            <text:p>332760</text:p>
          </table:table-cell>
          <table:table-cell table:formula="of:=IF(ISNUMBER([.G208]);[.G208];0)" office:value-type="float" office:value="332760" calcext:value-type="float">
            <text:p>3327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39,454)</text:p>
          </table:table-cell>
          <table:table-cell table:formula="of:=IF([.A209]=&quot;do()&quot;;TRUE();IF([.A209]=&quot;don't()&quot;;FALSE();IF([.B208]=1;TRUE();FALSE())))" office:value-type="boolean" office:boolean-value="true" calcext:value-type="boolean">
            <text:p>WAHR</text:p>
          </table:table-cell>
          <table:table-cell table:formula="of:=ORG.LIBREOFFICE.REGEX([.A209];&quot;\d{1,3},&quot;)" office:value-type="string" office:string-value="439," calcext:value-type="string">
            <text:p>439,</text:p>
          </table:table-cell>
          <table:table-cell table:formula="of:=ORG.LIBREOFFICE.REGEX([.A209];&quot;,\d{1,3}&quot;)" office:value-type="string" office:string-value=",454" calcext:value-type="string">
            <text:p>,454</text:p>
          </table:table-cell>
          <table:table-cell table:formula="of:=ORG.LIBREOFFICE.REGEX([.C209];&quot;\d{1,3}&quot;)" office:value-type="string" office:string-value="439" calcext:value-type="string">
            <text:p>439</text:p>
          </table:table-cell>
          <table:table-cell table:formula="of:=ORG.LIBREOFFICE.REGEX([.D209];&quot;\d{1,3}&quot;)" office:value-type="string" office:string-value="454" calcext:value-type="string">
            <text:p>454</text:p>
          </table:table-cell>
          <table:table-cell table:formula="of:=IF([.B209]=1;[.E209]*[.F209])" office:value-type="float" office:value="199306" calcext:value-type="float">
            <text:p>199306</text:p>
          </table:table-cell>
          <table:table-cell table:formula="of:=IF(ISNUMBER([.G209]);[.G209];0)" office:value-type="float" office:value="199306" calcext:value-type="float">
            <text:p>1993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3,477)</text:p>
          </table:table-cell>
          <table:table-cell table:formula="of:=IF([.A210]=&quot;do()&quot;;TRUE();IF([.A210]=&quot;don't()&quot;;FALSE();IF([.B209]=1;TRUE();FALSE())))" office:value-type="boolean" office:boolean-value="true" calcext:value-type="boolean">
            <text:p>WAHR</text:p>
          </table:table-cell>
          <table:table-cell table:formula="of:=ORG.LIBREOFFICE.REGEX([.A210];&quot;\d{1,3},&quot;)" office:value-type="string" office:string-value="743," calcext:value-type="string">
            <text:p>743,</text:p>
          </table:table-cell>
          <table:table-cell table:formula="of:=ORG.LIBREOFFICE.REGEX([.A210];&quot;,\d{1,3}&quot;)" office:value-type="string" office:string-value=",477" calcext:value-type="string">
            <text:p>,477</text:p>
          </table:table-cell>
          <table:table-cell table:formula="of:=ORG.LIBREOFFICE.REGEX([.C210];&quot;\d{1,3}&quot;)" office:value-type="string" office:string-value="743" calcext:value-type="string">
            <text:p>743</text:p>
          </table:table-cell>
          <table:table-cell table:formula="of:=ORG.LIBREOFFICE.REGEX([.D210];&quot;\d{1,3}&quot;)" office:value-type="string" office:string-value="477" calcext:value-type="string">
            <text:p>477</text:p>
          </table:table-cell>
          <table:table-cell table:formula="of:=IF([.B210]=1;[.E210]*[.F210])" office:value-type="float" office:value="354411" calcext:value-type="float">
            <text:p>354411</text:p>
          </table:table-cell>
          <table:table-cell table:formula="of:=IF(ISNUMBER([.G210]);[.G210];0)" office:value-type="float" office:value="354411" calcext:value-type="float">
            <text:p>3544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6,298)</text:p>
          </table:table-cell>
          <table:table-cell table:formula="of:=IF([.A211]=&quot;do()&quot;;TRUE();IF([.A211]=&quot;don't()&quot;;FALSE();IF([.B210]=1;TRUE();FALSE())))" office:value-type="boolean" office:boolean-value="true" calcext:value-type="boolean">
            <text:p>WAHR</text:p>
          </table:table-cell>
          <table:table-cell table:formula="of:=ORG.LIBREOFFICE.REGEX([.A211];&quot;\d{1,3},&quot;)" office:value-type="string" office:string-value="606," calcext:value-type="string">
            <text:p>606,</text:p>
          </table:table-cell>
          <table:table-cell table:formula="of:=ORG.LIBREOFFICE.REGEX([.A211];&quot;,\d{1,3}&quot;)" office:value-type="string" office:string-value=",298" calcext:value-type="string">
            <text:p>,298</text:p>
          </table:table-cell>
          <table:table-cell table:formula="of:=ORG.LIBREOFFICE.REGEX([.C211];&quot;\d{1,3}&quot;)" office:value-type="string" office:string-value="606" calcext:value-type="string">
            <text:p>606</text:p>
          </table:table-cell>
          <table:table-cell table:formula="of:=ORG.LIBREOFFICE.REGEX([.D211];&quot;\d{1,3}&quot;)" office:value-type="string" office:string-value="298" calcext:value-type="string">
            <text:p>298</text:p>
          </table:table-cell>
          <table:table-cell table:formula="of:=IF([.B211]=1;[.E211]*[.F211])" office:value-type="float" office:value="180588" calcext:value-type="float">
            <text:p>180588</text:p>
          </table:table-cell>
          <table:table-cell table:formula="of:=IF(ISNUMBER([.G211]);[.G211];0)" office:value-type="float" office:value="180588" calcext:value-type="float">
            <text:p>1805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6,944)</text:p>
          </table:table-cell>
          <table:table-cell table:formula="of:=IF([.A212]=&quot;do()&quot;;TRUE();IF([.A212]=&quot;don't()&quot;;FALSE();IF([.B211]=1;TRUE();FALSE())))" office:value-type="boolean" office:boolean-value="true" calcext:value-type="boolean">
            <text:p>WAHR</text:p>
          </table:table-cell>
          <table:table-cell table:formula="of:=ORG.LIBREOFFICE.REGEX([.A212];&quot;\d{1,3},&quot;)" office:value-type="string" office:string-value="306," calcext:value-type="string">
            <text:p>306,</text:p>
          </table:table-cell>
          <table:table-cell table:formula="of:=ORG.LIBREOFFICE.REGEX([.A212];&quot;,\d{1,3}&quot;)" office:value-type="string" office:string-value=",944" calcext:value-type="string">
            <text:p>,944</text:p>
          </table:table-cell>
          <table:table-cell table:formula="of:=ORG.LIBREOFFICE.REGEX([.C212];&quot;\d{1,3}&quot;)" office:value-type="string" office:string-value="306" calcext:value-type="string">
            <text:p>306</text:p>
          </table:table-cell>
          <table:table-cell table:formula="of:=ORG.LIBREOFFICE.REGEX([.D212];&quot;\d{1,3}&quot;)" office:value-type="string" office:string-value="944" calcext:value-type="string">
            <text:p>944</text:p>
          </table:table-cell>
          <table:table-cell table:formula="of:=IF([.B212]=1;[.E212]*[.F212])" office:value-type="float" office:value="288864" calcext:value-type="float">
            <text:p>288864</text:p>
          </table:table-cell>
          <table:table-cell table:formula="of:=IF(ISNUMBER([.G212]);[.G212];0)" office:value-type="float" office:value="288864" calcext:value-type="float">
            <text:p>2888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4,922)</text:p>
          </table:table-cell>
          <table:table-cell table:formula="of:=IF([.A213]=&quot;do()&quot;;TRUE();IF([.A213]=&quot;don't()&quot;;FALSE();IF([.B212]=1;TRUE();FALSE())))" office:value-type="boolean" office:boolean-value="true" calcext:value-type="boolean">
            <text:p>WAHR</text:p>
          </table:table-cell>
          <table:table-cell table:formula="of:=ORG.LIBREOFFICE.REGEX([.A213];&quot;\d{1,3},&quot;)" office:value-type="string" office:string-value="294," calcext:value-type="string">
            <text:p>294,</text:p>
          </table:table-cell>
          <table:table-cell table:formula="of:=ORG.LIBREOFFICE.REGEX([.A213];&quot;,\d{1,3}&quot;)" office:value-type="string" office:string-value=",922" calcext:value-type="string">
            <text:p>,922</text:p>
          </table:table-cell>
          <table:table-cell table:formula="of:=ORG.LIBREOFFICE.REGEX([.C213];&quot;\d{1,3}&quot;)" office:value-type="string" office:string-value="294" calcext:value-type="string">
            <text:p>294</text:p>
          </table:table-cell>
          <table:table-cell table:formula="of:=ORG.LIBREOFFICE.REGEX([.D213];&quot;\d{1,3}&quot;)" office:value-type="string" office:string-value="922" calcext:value-type="string">
            <text:p>922</text:p>
          </table:table-cell>
          <table:table-cell table:formula="of:=IF([.B213]=1;[.E213]*[.F213])" office:value-type="float" office:value="271068" calcext:value-type="float">
            <text:p>271068</text:p>
          </table:table-cell>
          <table:table-cell table:formula="of:=IF(ISNUMBER([.G213]);[.G213];0)" office:value-type="float" office:value="271068" calcext:value-type="float">
            <text:p>2710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214]=&quot;do()&quot;;TRUE();IF([.A214]=&quot;don't()&quot;;FALSE();IF([.B213]=1;TRUE();FALSE())))" office:value-type="boolean" office:boolean-value="false" calcext:value-type="boolean">
            <text:p>FALSCH</text:p>
          </table:table-cell>
          <table:table-cell table:formula="of:=ORG.LIBREOFFICE.REGEX([.A214];&quot;\d{1,3},&quot;)" office:value-type="string" office:string-value="" calcext:value-type="error">
            <text:p>#N/A</text:p>
          </table:table-cell>
          <table:table-cell table:formula="of:=ORG.LIBREOFFICE.REGEX([.A214];&quot;,\d{1,3}&quot;)" office:value-type="string" office:string-value="" calcext:value-type="error">
            <text:p>#N/A</text:p>
          </table:table-cell>
          <table:table-cell table:formula="of:=ORG.LIBREOFFICE.REGEX([.C214];&quot;\d{1,3}&quot;)" office:value-type="string" office:string-value="" calcext:value-type="error">
            <text:p>#N/A</text:p>
          </table:table-cell>
          <table:table-cell table:formula="of:=ORG.LIBREOFFICE.REGEX([.D214];&quot;\d{1,3}&quot;)" office:value-type="string" office:string-value="" calcext:value-type="error">
            <text:p>#N/A</text:p>
          </table:table-cell>
          <table:table-cell table:formula="of:=IF([.B214]=1;[.E214]*[.F214])" office:value-type="float" office:value="0" calcext:value-type="float">
            <text:p>0</text:p>
          </table:table-cell>
          <table:table-cell table:formula="of:=IF(ISNUMBER([.G214]);[.G21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4,911)</text:p>
          </table:table-cell>
          <table:table-cell table:formula="of:=IF([.A215]=&quot;do()&quot;;TRUE();IF([.A215]=&quot;don't()&quot;;FALSE();IF([.B214]=1;TRUE();FALSE())))" office:value-type="boolean" office:boolean-value="false" calcext:value-type="boolean">
            <text:p>FALSCH</text:p>
          </table:table-cell>
          <table:table-cell table:formula="of:=ORG.LIBREOFFICE.REGEX([.A215];&quot;\d{1,3},&quot;)" office:value-type="string" office:string-value="564," calcext:value-type="string">
            <text:p>564,</text:p>
          </table:table-cell>
          <table:table-cell table:formula="of:=ORG.LIBREOFFICE.REGEX([.A215];&quot;,\d{1,3}&quot;)" office:value-type="string" office:string-value=",911" calcext:value-type="string">
            <text:p>,911</text:p>
          </table:table-cell>
          <table:table-cell table:formula="of:=ORG.LIBREOFFICE.REGEX([.C215];&quot;\d{1,3}&quot;)" office:value-type="string" office:string-value="564" calcext:value-type="string">
            <text:p>564</text:p>
          </table:table-cell>
          <table:table-cell table:formula="of:=ORG.LIBREOFFICE.REGEX([.D215];&quot;\d{1,3}&quot;)" office:value-type="string" office:string-value="911" calcext:value-type="string">
            <text:p>911</text:p>
          </table:table-cell>
          <table:table-cell table:formula="of:=IF([.B215]=1;[.E215]*[.F215])" office:value-type="float" office:value="0" calcext:value-type="float">
            <text:p>0</text:p>
          </table:table-cell>
          <table:table-cell table:formula="of:=IF(ISNUMBER([.G215]);[.G21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,783)</text:p>
          </table:table-cell>
          <table:table-cell table:formula="of:=IF([.A216]=&quot;do()&quot;;TRUE();IF([.A216]=&quot;don't()&quot;;FALSE();IF([.B215]=1;TRUE();FALSE())))" office:value-type="boolean" office:boolean-value="false" calcext:value-type="boolean">
            <text:p>FALSCH</text:p>
          </table:table-cell>
          <table:table-cell table:formula="of:=ORG.LIBREOFFICE.REGEX([.A216];&quot;\d{1,3},&quot;)" office:value-type="string" office:string-value="53," calcext:value-type="string">
            <text:p>53,</text:p>
          </table:table-cell>
          <table:table-cell table:formula="of:=ORG.LIBREOFFICE.REGEX([.A216];&quot;,\d{1,3}&quot;)" office:value-type="string" office:string-value=",783" calcext:value-type="string">
            <text:p>,783</text:p>
          </table:table-cell>
          <table:table-cell table:formula="of:=ORG.LIBREOFFICE.REGEX([.C216];&quot;\d{1,3}&quot;)" office:value-type="string" office:string-value="53" calcext:value-type="string">
            <text:p>53</text:p>
          </table:table-cell>
          <table:table-cell table:formula="of:=ORG.LIBREOFFICE.REGEX([.D216];&quot;\d{1,3}&quot;)" office:value-type="string" office:string-value="783" calcext:value-type="string">
            <text:p>783</text:p>
          </table:table-cell>
          <table:table-cell table:formula="of:=IF([.B216]=1;[.E216]*[.F216])" office:value-type="float" office:value="0" calcext:value-type="float">
            <text:p>0</text:p>
          </table:table-cell>
          <table:table-cell table:formula="of:=IF(ISNUMBER([.G216]);[.G21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46,866)</text:p>
          </table:table-cell>
          <table:table-cell table:formula="of:=IF([.A217]=&quot;do()&quot;;TRUE();IF([.A217]=&quot;don't()&quot;;FALSE();IF([.B216]=1;TRUE();FALSE())))" office:value-type="boolean" office:boolean-value="false" calcext:value-type="boolean">
            <text:p>FALSCH</text:p>
          </table:table-cell>
          <table:table-cell table:formula="of:=ORG.LIBREOFFICE.REGEX([.A217];&quot;\d{1,3},&quot;)" office:value-type="string" office:string-value="646," calcext:value-type="string">
            <text:p>646,</text:p>
          </table:table-cell>
          <table:table-cell table:formula="of:=ORG.LIBREOFFICE.REGEX([.A217];&quot;,\d{1,3}&quot;)" office:value-type="string" office:string-value=",866" calcext:value-type="string">
            <text:p>,866</text:p>
          </table:table-cell>
          <table:table-cell table:formula="of:=ORG.LIBREOFFICE.REGEX([.C217];&quot;\d{1,3}&quot;)" office:value-type="string" office:string-value="646" calcext:value-type="string">
            <text:p>646</text:p>
          </table:table-cell>
          <table:table-cell table:formula="of:=ORG.LIBREOFFICE.REGEX([.D217];&quot;\d{1,3}&quot;)" office:value-type="string" office:string-value="866" calcext:value-type="string">
            <text:p>866</text:p>
          </table:table-cell>
          <table:table-cell table:formula="of:=IF([.B217]=1;[.E217]*[.F217])" office:value-type="float" office:value="0" calcext:value-type="float">
            <text:p>0</text:p>
          </table:table-cell>
          <table:table-cell table:formula="of:=IF(ISNUMBER([.G217]);[.G21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7,165)</text:p>
          </table:table-cell>
          <table:table-cell table:formula="of:=IF([.A218]=&quot;do()&quot;;TRUE();IF([.A218]=&quot;don't()&quot;;FALSE();IF([.B217]=1;TRUE();FALSE())))" office:value-type="boolean" office:boolean-value="false" calcext:value-type="boolean">
            <text:p>FALSCH</text:p>
          </table:table-cell>
          <table:table-cell table:formula="of:=ORG.LIBREOFFICE.REGEX([.A218];&quot;\d{1,3},&quot;)" office:value-type="string" office:string-value="737," calcext:value-type="string">
            <text:p>737,</text:p>
          </table:table-cell>
          <table:table-cell table:formula="of:=ORG.LIBREOFFICE.REGEX([.A218];&quot;,\d{1,3}&quot;)" office:value-type="string" office:string-value=",165" calcext:value-type="string">
            <text:p>,165</text:p>
          </table:table-cell>
          <table:table-cell table:formula="of:=ORG.LIBREOFFICE.REGEX([.C218];&quot;\d{1,3}&quot;)" office:value-type="string" office:string-value="737" calcext:value-type="string">
            <text:p>737</text:p>
          </table:table-cell>
          <table:table-cell table:formula="of:=ORG.LIBREOFFICE.REGEX([.D218];&quot;\d{1,3}&quot;)" office:value-type="string" office:string-value="165" calcext:value-type="string">
            <text:p>165</text:p>
          </table:table-cell>
          <table:table-cell table:formula="of:=IF([.B218]=1;[.E218]*[.F218])" office:value-type="float" office:value="0" calcext:value-type="float">
            <text:p>0</text:p>
          </table:table-cell>
          <table:table-cell table:formula="of:=IF(ISNUMBER([.G218]);[.G21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69,809)</text:p>
          </table:table-cell>
          <table:table-cell table:formula="of:=IF([.A219]=&quot;do()&quot;;TRUE();IF([.A219]=&quot;don't()&quot;;FALSE();IF([.B218]=1;TRUE();FALSE())))" office:value-type="boolean" office:boolean-value="false" calcext:value-type="boolean">
            <text:p>FALSCH</text:p>
          </table:table-cell>
          <table:table-cell table:formula="of:=ORG.LIBREOFFICE.REGEX([.A219];&quot;\d{1,3},&quot;)" office:value-type="string" office:string-value="869," calcext:value-type="string">
            <text:p>869,</text:p>
          </table:table-cell>
          <table:table-cell table:formula="of:=ORG.LIBREOFFICE.REGEX([.A219];&quot;,\d{1,3}&quot;)" office:value-type="string" office:string-value=",809" calcext:value-type="string">
            <text:p>,809</text:p>
          </table:table-cell>
          <table:table-cell table:formula="of:=ORG.LIBREOFFICE.REGEX([.C219];&quot;\d{1,3}&quot;)" office:value-type="string" office:string-value="869" calcext:value-type="string">
            <text:p>869</text:p>
          </table:table-cell>
          <table:table-cell table:formula="of:=ORG.LIBREOFFICE.REGEX([.D219];&quot;\d{1,3}&quot;)" office:value-type="string" office:string-value="809" calcext:value-type="string">
            <text:p>809</text:p>
          </table:table-cell>
          <table:table-cell table:formula="of:=IF([.B219]=1;[.E219]*[.F219])" office:value-type="float" office:value="0" calcext:value-type="float">
            <text:p>0</text:p>
          </table:table-cell>
          <table:table-cell table:formula="of:=IF(ISNUMBER([.G219]);[.G21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07,700)</text:p>
          </table:table-cell>
          <table:table-cell table:formula="of:=IF([.A220]=&quot;do()&quot;;TRUE();IF([.A220]=&quot;don't()&quot;;FALSE();IF([.B219]=1;TRUE();FALSE())))" office:value-type="boolean" office:boolean-value="false" calcext:value-type="boolean">
            <text:p>FALSCH</text:p>
          </table:table-cell>
          <table:table-cell table:formula="of:=ORG.LIBREOFFICE.REGEX([.A220];&quot;\d{1,3},&quot;)" office:value-type="string" office:string-value="207," calcext:value-type="string">
            <text:p>207,</text:p>
          </table:table-cell>
          <table:table-cell table:formula="of:=ORG.LIBREOFFICE.REGEX([.A220];&quot;,\d{1,3}&quot;)" office:value-type="string" office:string-value=",700" calcext:value-type="string">
            <text:p>,700</text:p>
          </table:table-cell>
          <table:table-cell table:formula="of:=ORG.LIBREOFFICE.REGEX([.C220];&quot;\d{1,3}&quot;)" office:value-type="string" office:string-value="207" calcext:value-type="string">
            <text:p>207</text:p>
          </table:table-cell>
          <table:table-cell table:formula="of:=ORG.LIBREOFFICE.REGEX([.D220];&quot;\d{1,3}&quot;)" office:value-type="string" office:string-value="700" calcext:value-type="string">
            <text:p>700</text:p>
          </table:table-cell>
          <table:table-cell table:formula="of:=IF([.B220]=1;[.E220]*[.F220])" office:value-type="float" office:value="0" calcext:value-type="float">
            <text:p>0</text:p>
          </table:table-cell>
          <table:table-cell table:formula="of:=IF(ISNUMBER([.G220]);[.G2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73,864)</text:p>
          </table:table-cell>
          <table:table-cell table:formula="of:=IF([.A221]=&quot;do()&quot;;TRUE();IF([.A221]=&quot;don't()&quot;;FALSE();IF([.B220]=1;TRUE();FALSE())))" office:value-type="boolean" office:boolean-value="false" calcext:value-type="boolean">
            <text:p>FALSCH</text:p>
          </table:table-cell>
          <table:table-cell table:formula="of:=ORG.LIBREOFFICE.REGEX([.A221];&quot;\d{1,3},&quot;)" office:value-type="string" office:string-value="773," calcext:value-type="string">
            <text:p>773,</text:p>
          </table:table-cell>
          <table:table-cell table:formula="of:=ORG.LIBREOFFICE.REGEX([.A221];&quot;,\d{1,3}&quot;)" office:value-type="string" office:string-value=",864" calcext:value-type="string">
            <text:p>,864</text:p>
          </table:table-cell>
          <table:table-cell table:formula="of:=ORG.LIBREOFFICE.REGEX([.C221];&quot;\d{1,3}&quot;)" office:value-type="string" office:string-value="773" calcext:value-type="string">
            <text:p>773</text:p>
          </table:table-cell>
          <table:table-cell table:formula="of:=ORG.LIBREOFFICE.REGEX([.D221];&quot;\d{1,3}&quot;)" office:value-type="string" office:string-value="864" calcext:value-type="string">
            <text:p>864</text:p>
          </table:table-cell>
          <table:table-cell table:formula="of:=IF([.B221]=1;[.E221]*[.F221])" office:value-type="float" office:value="0" calcext:value-type="float">
            <text:p>0</text:p>
          </table:table-cell>
          <table:table-cell table:formula="of:=IF(ISNUMBER([.G221]);[.G22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0,655)</text:p>
          </table:table-cell>
          <table:table-cell table:formula="of:=IF([.A222]=&quot;do()&quot;;TRUE();IF([.A222]=&quot;don't()&quot;;FALSE();IF([.B221]=1;TRUE();FALSE())))" office:value-type="boolean" office:boolean-value="false" calcext:value-type="boolean">
            <text:p>FALSCH</text:p>
          </table:table-cell>
          <table:table-cell table:formula="of:=ORG.LIBREOFFICE.REGEX([.A222];&quot;\d{1,3},&quot;)" office:value-type="string" office:string-value="320," calcext:value-type="string">
            <text:p>320,</text:p>
          </table:table-cell>
          <table:table-cell table:formula="of:=ORG.LIBREOFFICE.REGEX([.A222];&quot;,\d{1,3}&quot;)" office:value-type="string" office:string-value=",655" calcext:value-type="string">
            <text:p>,655</text:p>
          </table:table-cell>
          <table:table-cell table:formula="of:=ORG.LIBREOFFICE.REGEX([.C222];&quot;\d{1,3}&quot;)" office:value-type="string" office:string-value="320" calcext:value-type="string">
            <text:p>320</text:p>
          </table:table-cell>
          <table:table-cell table:formula="of:=ORG.LIBREOFFICE.REGEX([.D222];&quot;\d{1,3}&quot;)" office:value-type="string" office:string-value="655" calcext:value-type="string">
            <text:p>655</text:p>
          </table:table-cell>
          <table:table-cell table:formula="of:=IF([.B222]=1;[.E222]*[.F222])" office:value-type="float" office:value="0" calcext:value-type="float">
            <text:p>0</text:p>
          </table:table-cell>
          <table:table-cell table:formula="of:=IF(ISNUMBER([.G222]);[.G22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1,141)</text:p>
          </table:table-cell>
          <table:table-cell table:formula="of:=IF([.A223]=&quot;do()&quot;;TRUE();IF([.A223]=&quot;don't()&quot;;FALSE();IF([.B222]=1;TRUE();FALSE())))" office:value-type="boolean" office:boolean-value="false" calcext:value-type="boolean">
            <text:p>FALSCH</text:p>
          </table:table-cell>
          <table:table-cell table:formula="of:=ORG.LIBREOFFICE.REGEX([.A223];&quot;\d{1,3},&quot;)" office:value-type="string" office:string-value="131," calcext:value-type="string">
            <text:p>131,</text:p>
          </table:table-cell>
          <table:table-cell table:formula="of:=ORG.LIBREOFFICE.REGEX([.A223];&quot;,\d{1,3}&quot;)" office:value-type="string" office:string-value=",141" calcext:value-type="string">
            <text:p>,141</text:p>
          </table:table-cell>
          <table:table-cell table:formula="of:=ORG.LIBREOFFICE.REGEX([.C223];&quot;\d{1,3}&quot;)" office:value-type="string" office:string-value="131" calcext:value-type="string">
            <text:p>131</text:p>
          </table:table-cell>
          <table:table-cell table:formula="of:=ORG.LIBREOFFICE.REGEX([.D223];&quot;\d{1,3}&quot;)" office:value-type="string" office:string-value="141" calcext:value-type="string">
            <text:p>141</text:p>
          </table:table-cell>
          <table:table-cell table:formula="of:=IF([.B223]=1;[.E223]*[.F223])" office:value-type="float" office:value="0" calcext:value-type="float">
            <text:p>0</text:p>
          </table:table-cell>
          <table:table-cell table:formula="of:=IF(ISNUMBER([.G223]);[.G22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34,514)</text:p>
          </table:table-cell>
          <table:table-cell table:formula="of:=IF([.A224]=&quot;do()&quot;;TRUE();IF([.A224]=&quot;don't()&quot;;FALSE();IF([.B223]=1;TRUE();FALSE())))" office:value-type="boolean" office:boolean-value="false" calcext:value-type="boolean">
            <text:p>FALSCH</text:p>
          </table:table-cell>
          <table:table-cell table:formula="of:=ORG.LIBREOFFICE.REGEX([.A224];&quot;\d{1,3},&quot;)" office:value-type="string" office:string-value="634," calcext:value-type="string">
            <text:p>634,</text:p>
          </table:table-cell>
          <table:table-cell table:formula="of:=ORG.LIBREOFFICE.REGEX([.A224];&quot;,\d{1,3}&quot;)" office:value-type="string" office:string-value=",514" calcext:value-type="string">
            <text:p>,514</text:p>
          </table:table-cell>
          <table:table-cell table:formula="of:=ORG.LIBREOFFICE.REGEX([.C224];&quot;\d{1,3}&quot;)" office:value-type="string" office:string-value="634" calcext:value-type="string">
            <text:p>634</text:p>
          </table:table-cell>
          <table:table-cell table:formula="of:=ORG.LIBREOFFICE.REGEX([.D224];&quot;\d{1,3}&quot;)" office:value-type="string" office:string-value="514" calcext:value-type="string">
            <text:p>514</text:p>
          </table:table-cell>
          <table:table-cell table:formula="of:=IF([.B224]=1;[.E224]*[.F224])" office:value-type="float" office:value="0" calcext:value-type="float">
            <text:p>0</text:p>
          </table:table-cell>
          <table:table-cell table:formula="of:=IF(ISNUMBER([.G224]);[.G22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3,605)</text:p>
          </table:table-cell>
          <table:table-cell table:formula="of:=IF([.A225]=&quot;do()&quot;;TRUE();IF([.A225]=&quot;don't()&quot;;FALSE();IF([.B224]=1;TRUE();FALSE())))" office:value-type="boolean" office:boolean-value="false" calcext:value-type="boolean">
            <text:p>FALSCH</text:p>
          </table:table-cell>
          <table:table-cell table:formula="of:=ORG.LIBREOFFICE.REGEX([.A225];&quot;\d{1,3},&quot;)" office:value-type="string" office:string-value="483," calcext:value-type="string">
            <text:p>483,</text:p>
          </table:table-cell>
          <table:table-cell table:formula="of:=ORG.LIBREOFFICE.REGEX([.A225];&quot;,\d{1,3}&quot;)" office:value-type="string" office:string-value=",605" calcext:value-type="string">
            <text:p>,605</text:p>
          </table:table-cell>
          <table:table-cell table:formula="of:=ORG.LIBREOFFICE.REGEX([.C225];&quot;\d{1,3}&quot;)" office:value-type="string" office:string-value="483" calcext:value-type="string">
            <text:p>483</text:p>
          </table:table-cell>
          <table:table-cell table:formula="of:=ORG.LIBREOFFICE.REGEX([.D225];&quot;\d{1,3}&quot;)" office:value-type="string" office:string-value="605" calcext:value-type="string">
            <text:p>605</text:p>
          </table:table-cell>
          <table:table-cell table:formula="of:=IF([.B225]=1;[.E225]*[.F225])" office:value-type="float" office:value="0" calcext:value-type="float">
            <text:p>0</text:p>
          </table:table-cell>
          <table:table-cell table:formula="of:=IF(ISNUMBER([.G225]);[.G22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34,936)</text:p>
          </table:table-cell>
          <table:table-cell table:formula="of:=IF([.A226]=&quot;do()&quot;;TRUE();IF([.A226]=&quot;don't()&quot;;FALSE();IF([.B225]=1;TRUE();FALSE())))" office:value-type="boolean" office:boolean-value="false" calcext:value-type="boolean">
            <text:p>FALSCH</text:p>
          </table:table-cell>
          <table:table-cell table:formula="of:=ORG.LIBREOFFICE.REGEX([.A226];&quot;\d{1,3},&quot;)" office:value-type="string" office:string-value="934," calcext:value-type="string">
            <text:p>934,</text:p>
          </table:table-cell>
          <table:table-cell table:formula="of:=ORG.LIBREOFFICE.REGEX([.A226];&quot;,\d{1,3}&quot;)" office:value-type="string" office:string-value=",936" calcext:value-type="string">
            <text:p>,936</text:p>
          </table:table-cell>
          <table:table-cell table:formula="of:=ORG.LIBREOFFICE.REGEX([.C226];&quot;\d{1,3}&quot;)" office:value-type="string" office:string-value="934" calcext:value-type="string">
            <text:p>934</text:p>
          </table:table-cell>
          <table:table-cell table:formula="of:=ORG.LIBREOFFICE.REGEX([.D226];&quot;\d{1,3}&quot;)" office:value-type="string" office:string-value="936" calcext:value-type="string">
            <text:p>936</text:p>
          </table:table-cell>
          <table:table-cell table:formula="of:=IF([.B226]=1;[.E226]*[.F226])" office:value-type="float" office:value="0" calcext:value-type="float">
            <text:p>0</text:p>
          </table:table-cell>
          <table:table-cell table:formula="of:=IF(ISNUMBER([.G226]);[.G22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0,239)</text:p>
          </table:table-cell>
          <table:table-cell table:formula="of:=IF([.A227]=&quot;do()&quot;;TRUE();IF([.A227]=&quot;don't()&quot;;FALSE();IF([.B226]=1;TRUE();FALSE())))" office:value-type="boolean" office:boolean-value="false" calcext:value-type="boolean">
            <text:p>FALSCH</text:p>
          </table:table-cell>
          <table:table-cell table:formula="of:=ORG.LIBREOFFICE.REGEX([.A227];&quot;\d{1,3},&quot;)" office:value-type="string" office:string-value="360," calcext:value-type="string">
            <text:p>360,</text:p>
          </table:table-cell>
          <table:table-cell table:formula="of:=ORG.LIBREOFFICE.REGEX([.A227];&quot;,\d{1,3}&quot;)" office:value-type="string" office:string-value=",239" calcext:value-type="string">
            <text:p>,239</text:p>
          </table:table-cell>
          <table:table-cell table:formula="of:=ORG.LIBREOFFICE.REGEX([.C227];&quot;\d{1,3}&quot;)" office:value-type="string" office:string-value="360" calcext:value-type="string">
            <text:p>360</text:p>
          </table:table-cell>
          <table:table-cell table:formula="of:=ORG.LIBREOFFICE.REGEX([.D227];&quot;\d{1,3}&quot;)" office:value-type="string" office:string-value="239" calcext:value-type="string">
            <text:p>239</text:p>
          </table:table-cell>
          <table:table-cell table:formula="of:=IF([.B227]=1;[.E227]*[.F227])" office:value-type="float" office:value="0" calcext:value-type="float">
            <text:p>0</text:p>
          </table:table-cell>
          <table:table-cell table:formula="of:=IF(ISNUMBER([.G227]);[.G2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3,299)</text:p>
          </table:table-cell>
          <table:table-cell table:formula="of:=IF([.A228]=&quot;do()&quot;;TRUE();IF([.A228]=&quot;don't()&quot;;FALSE();IF([.B227]=1;TRUE();FALSE())))" office:value-type="boolean" office:boolean-value="false" calcext:value-type="boolean">
            <text:p>FALSCH</text:p>
          </table:table-cell>
          <table:table-cell table:formula="of:=ORG.LIBREOFFICE.REGEX([.A228];&quot;\d{1,3},&quot;)" office:value-type="string" office:string-value="213," calcext:value-type="string">
            <text:p>213,</text:p>
          </table:table-cell>
          <table:table-cell table:formula="of:=ORG.LIBREOFFICE.REGEX([.A228];&quot;,\d{1,3}&quot;)" office:value-type="string" office:string-value=",299" calcext:value-type="string">
            <text:p>,299</text:p>
          </table:table-cell>
          <table:table-cell table:formula="of:=ORG.LIBREOFFICE.REGEX([.C228];&quot;\d{1,3}&quot;)" office:value-type="string" office:string-value="213" calcext:value-type="string">
            <text:p>213</text:p>
          </table:table-cell>
          <table:table-cell table:formula="of:=ORG.LIBREOFFICE.REGEX([.D228];&quot;\d{1,3}&quot;)" office:value-type="string" office:string-value="299" calcext:value-type="string">
            <text:p>299</text:p>
          </table:table-cell>
          <table:table-cell table:formula="of:=IF([.B228]=1;[.E228]*[.F228])" office:value-type="float" office:value="0" calcext:value-type="float">
            <text:p>0</text:p>
          </table:table-cell>
          <table:table-cell table:formula="of:=IF(ISNUMBER([.G228]);[.G2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6,151)</text:p>
          </table:table-cell>
          <table:table-cell table:formula="of:=IF([.A229]=&quot;do()&quot;;TRUE();IF([.A229]=&quot;don't()&quot;;FALSE();IF([.B228]=1;TRUE();FALSE())))" office:value-type="boolean" office:boolean-value="false" calcext:value-type="boolean">
            <text:p>FALSCH</text:p>
          </table:table-cell>
          <table:table-cell table:formula="of:=ORG.LIBREOFFICE.REGEX([.A229];&quot;\d{1,3},&quot;)" office:value-type="string" office:string-value="116," calcext:value-type="string">
            <text:p>116,</text:p>
          </table:table-cell>
          <table:table-cell table:formula="of:=ORG.LIBREOFFICE.REGEX([.A229];&quot;,\d{1,3}&quot;)" office:value-type="string" office:string-value=",151" calcext:value-type="string">
            <text:p>,151</text:p>
          </table:table-cell>
          <table:table-cell table:formula="of:=ORG.LIBREOFFICE.REGEX([.C229];&quot;\d{1,3}&quot;)" office:value-type="string" office:string-value="116" calcext:value-type="string">
            <text:p>116</text:p>
          </table:table-cell>
          <table:table-cell table:formula="of:=ORG.LIBREOFFICE.REGEX([.D229];&quot;\d{1,3}&quot;)" office:value-type="string" office:string-value="151" calcext:value-type="string">
            <text:p>151</text:p>
          </table:table-cell>
          <table:table-cell table:formula="of:=IF([.B229]=1;[.E229]*[.F229])" office:value-type="float" office:value="0" calcext:value-type="float">
            <text:p>0</text:p>
          </table:table-cell>
          <table:table-cell table:formula="of:=IF(ISNUMBER([.G229]);[.G22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5,523)</text:p>
          </table:table-cell>
          <table:table-cell table:formula="of:=IF([.A230]=&quot;do()&quot;;TRUE();IF([.A230]=&quot;don't()&quot;;FALSE();IF([.B229]=1;TRUE();FALSE())))" office:value-type="boolean" office:boolean-value="false" calcext:value-type="boolean">
            <text:p>FALSCH</text:p>
          </table:table-cell>
          <table:table-cell table:formula="of:=ORG.LIBREOFFICE.REGEX([.A230];&quot;\d{1,3},&quot;)" office:value-type="string" office:string-value="605," calcext:value-type="string">
            <text:p>605,</text:p>
          </table:table-cell>
          <table:table-cell table:formula="of:=ORG.LIBREOFFICE.REGEX([.A230];&quot;,\d{1,3}&quot;)" office:value-type="string" office:string-value=",523" calcext:value-type="string">
            <text:p>,523</text:p>
          </table:table-cell>
          <table:table-cell table:formula="of:=ORG.LIBREOFFICE.REGEX([.C230];&quot;\d{1,3}&quot;)" office:value-type="string" office:string-value="605" calcext:value-type="string">
            <text:p>605</text:p>
          </table:table-cell>
          <table:table-cell table:formula="of:=ORG.LIBREOFFICE.REGEX([.D230];&quot;\d{1,3}&quot;)" office:value-type="string" office:string-value="523" calcext:value-type="string">
            <text:p>523</text:p>
          </table:table-cell>
          <table:table-cell table:formula="of:=IF([.B230]=1;[.E230]*[.F230])" office:value-type="float" office:value="0" calcext:value-type="float">
            <text:p>0</text:p>
          </table:table-cell>
          <table:table-cell table:formula="of:=IF(ISNUMBER([.G230]);[.G23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3,247)</text:p>
          </table:table-cell>
          <table:table-cell table:formula="of:=IF([.A231]=&quot;do()&quot;;TRUE();IF([.A231]=&quot;don't()&quot;;FALSE();IF([.B230]=1;TRUE();FALSE())))" office:value-type="boolean" office:boolean-value="false" calcext:value-type="boolean">
            <text:p>FALSCH</text:p>
          </table:table-cell>
          <table:table-cell table:formula="of:=ORG.LIBREOFFICE.REGEX([.A231];&quot;\d{1,3},&quot;)" office:value-type="string" office:string-value="593," calcext:value-type="string">
            <text:p>593,</text:p>
          </table:table-cell>
          <table:table-cell table:formula="of:=ORG.LIBREOFFICE.REGEX([.A231];&quot;,\d{1,3}&quot;)" office:value-type="string" office:string-value=",247" calcext:value-type="string">
            <text:p>,247</text:p>
          </table:table-cell>
          <table:table-cell table:formula="of:=ORG.LIBREOFFICE.REGEX([.C231];&quot;\d{1,3}&quot;)" office:value-type="string" office:string-value="593" calcext:value-type="string">
            <text:p>593</text:p>
          </table:table-cell>
          <table:table-cell table:formula="of:=ORG.LIBREOFFICE.REGEX([.D231];&quot;\d{1,3}&quot;)" office:value-type="string" office:string-value="247" calcext:value-type="string">
            <text:p>247</text:p>
          </table:table-cell>
          <table:table-cell table:formula="of:=IF([.B231]=1;[.E231]*[.F231])" office:value-type="float" office:value="0" calcext:value-type="float">
            <text:p>0</text:p>
          </table:table-cell>
          <table:table-cell table:formula="of:=IF(ISNUMBER([.G231]);[.G23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9,779)</text:p>
          </table:table-cell>
          <table:table-cell table:formula="of:=IF([.A232]=&quot;do()&quot;;TRUE();IF([.A232]=&quot;don't()&quot;;FALSE();IF([.B231]=1;TRUE();FALSE())))" office:value-type="boolean" office:boolean-value="false" calcext:value-type="boolean">
            <text:p>FALSCH</text:p>
          </table:table-cell>
          <table:table-cell table:formula="of:=ORG.LIBREOFFICE.REGEX([.A232];&quot;\d{1,3},&quot;)" office:value-type="string" office:string-value="449," calcext:value-type="string">
            <text:p>449,</text:p>
          </table:table-cell>
          <table:table-cell table:formula="of:=ORG.LIBREOFFICE.REGEX([.A232];&quot;,\d{1,3}&quot;)" office:value-type="string" office:string-value=",779" calcext:value-type="string">
            <text:p>,779</text:p>
          </table:table-cell>
          <table:table-cell table:formula="of:=ORG.LIBREOFFICE.REGEX([.C232];&quot;\d{1,3}&quot;)" office:value-type="string" office:string-value="449" calcext:value-type="string">
            <text:p>449</text:p>
          </table:table-cell>
          <table:table-cell table:formula="of:=ORG.LIBREOFFICE.REGEX([.D232];&quot;\d{1,3}&quot;)" office:value-type="string" office:string-value="779" calcext:value-type="string">
            <text:p>779</text:p>
          </table:table-cell>
          <table:table-cell table:formula="of:=IF([.B232]=1;[.E232]*[.F232])" office:value-type="float" office:value="0" calcext:value-type="float">
            <text:p>0</text:p>
          </table:table-cell>
          <table:table-cell table:formula="of:=IF(ISNUMBER([.G232]);[.G23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56,857)</text:p>
          </table:table-cell>
          <table:table-cell table:formula="of:=IF([.A233]=&quot;do()&quot;;TRUE();IF([.A233]=&quot;don't()&quot;;FALSE();IF([.B232]=1;TRUE();FALSE())))" office:value-type="boolean" office:boolean-value="false" calcext:value-type="boolean">
            <text:p>FALSCH</text:p>
          </table:table-cell>
          <table:table-cell table:formula="of:=ORG.LIBREOFFICE.REGEX([.A233];&quot;\d{1,3},&quot;)" office:value-type="string" office:string-value="956," calcext:value-type="string">
            <text:p>956,</text:p>
          </table:table-cell>
          <table:table-cell table:formula="of:=ORG.LIBREOFFICE.REGEX([.A233];&quot;,\d{1,3}&quot;)" office:value-type="string" office:string-value=",857" calcext:value-type="string">
            <text:p>,857</text:p>
          </table:table-cell>
          <table:table-cell table:formula="of:=ORG.LIBREOFFICE.REGEX([.C233];&quot;\d{1,3}&quot;)" office:value-type="string" office:string-value="956" calcext:value-type="string">
            <text:p>956</text:p>
          </table:table-cell>
          <table:table-cell table:formula="of:=ORG.LIBREOFFICE.REGEX([.D233];&quot;\d{1,3}&quot;)" office:value-type="string" office:string-value="857" calcext:value-type="string">
            <text:p>857</text:p>
          </table:table-cell>
          <table:table-cell table:formula="of:=IF([.B233]=1;[.E233]*[.F233])" office:value-type="float" office:value="0" calcext:value-type="float">
            <text:p>0</text:p>
          </table:table-cell>
          <table:table-cell table:formula="of:=IF(ISNUMBER([.G233]);[.G23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34]=&quot;do()&quot;;TRUE();IF([.A234]=&quot;don't()&quot;;FALSE();IF([.B233]=1;TRUE();FALSE())))" office:value-type="boolean" office:boolean-value="true" calcext:value-type="boolean">
            <text:p>WAHR</text:p>
          </table:table-cell>
          <table:table-cell table:formula="of:=ORG.LIBREOFFICE.REGEX([.A234];&quot;\d{1,3},&quot;)" office:value-type="string" office:string-value="" calcext:value-type="error">
            <text:p>#N/A</text:p>
          </table:table-cell>
          <table:table-cell table:formula="of:=ORG.LIBREOFFICE.REGEX([.A234];&quot;,\d{1,3}&quot;)" office:value-type="string" office:string-value="" calcext:value-type="error">
            <text:p>#N/A</text:p>
          </table:table-cell>
          <table:table-cell table:formula="of:=ORG.LIBREOFFICE.REGEX([.C234];&quot;\d{1,3}&quot;)" office:value-type="string" office:string-value="" calcext:value-type="error">
            <text:p>#N/A</text:p>
          </table:table-cell>
          <table:table-cell table:formula="of:=ORG.LIBREOFFICE.REGEX([.D234];&quot;\d{1,3}&quot;)" office:value-type="string" office:string-value="" calcext:value-type="error">
            <text:p>#N/A</text:p>
          </table:table-cell>
          <table:table-cell table:formula="of:=IF([.B234]=1;[.E234]*[.F234])" office:value-type="string" office:string-value="" calcext:value-type="error">
            <text:p>#N/A</text:p>
          </table:table-cell>
          <table:table-cell table:formula="of:=IF(ISNUMBER([.G234]);[.G23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6,140)</text:p>
          </table:table-cell>
          <table:table-cell table:formula="of:=IF([.A235]=&quot;do()&quot;;TRUE();IF([.A235]=&quot;don't()&quot;;FALSE();IF([.B234]=1;TRUE();FALSE())))" office:value-type="boolean" office:boolean-value="true" calcext:value-type="boolean">
            <text:p>WAHR</text:p>
          </table:table-cell>
          <table:table-cell table:formula="of:=ORG.LIBREOFFICE.REGEX([.A235];&quot;\d{1,3},&quot;)" office:value-type="string" office:string-value="826," calcext:value-type="string">
            <text:p>826,</text:p>
          </table:table-cell>
          <table:table-cell table:formula="of:=ORG.LIBREOFFICE.REGEX([.A235];&quot;,\d{1,3}&quot;)" office:value-type="string" office:string-value=",140" calcext:value-type="string">
            <text:p>,140</text:p>
          </table:table-cell>
          <table:table-cell table:formula="of:=ORG.LIBREOFFICE.REGEX([.C235];&quot;\d{1,3}&quot;)" office:value-type="string" office:string-value="826" calcext:value-type="string">
            <text:p>826</text:p>
          </table:table-cell>
          <table:table-cell table:formula="of:=ORG.LIBREOFFICE.REGEX([.D235];&quot;\d{1,3}&quot;)" office:value-type="string" office:string-value="140" calcext:value-type="string">
            <text:p>140</text:p>
          </table:table-cell>
          <table:table-cell table:formula="of:=IF([.B235]=1;[.E235]*[.F235])" office:value-type="float" office:value="115640" calcext:value-type="float">
            <text:p>115640</text:p>
          </table:table-cell>
          <table:table-cell table:formula="of:=IF(ISNUMBER([.G235]);[.G235];0)" office:value-type="float" office:value="115640" calcext:value-type="float">
            <text:p>1156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4,267)</text:p>
          </table:table-cell>
          <table:table-cell table:formula="of:=IF([.A236]=&quot;do()&quot;;TRUE();IF([.A236]=&quot;don't()&quot;;FALSE();IF([.B235]=1;TRUE();FALSE())))" office:value-type="boolean" office:boolean-value="true" calcext:value-type="boolean">
            <text:p>WAHR</text:p>
          </table:table-cell>
          <table:table-cell table:formula="of:=ORG.LIBREOFFICE.REGEX([.A236];&quot;\d{1,3},&quot;)" office:value-type="string" office:string-value="224," calcext:value-type="string">
            <text:p>224,</text:p>
          </table:table-cell>
          <table:table-cell table:formula="of:=ORG.LIBREOFFICE.REGEX([.A236];&quot;,\d{1,3}&quot;)" office:value-type="string" office:string-value=",267" calcext:value-type="string">
            <text:p>,267</text:p>
          </table:table-cell>
          <table:table-cell table:formula="of:=ORG.LIBREOFFICE.REGEX([.C236];&quot;\d{1,3}&quot;)" office:value-type="string" office:string-value="224" calcext:value-type="string">
            <text:p>224</text:p>
          </table:table-cell>
          <table:table-cell table:formula="of:=ORG.LIBREOFFICE.REGEX([.D236];&quot;\d{1,3}&quot;)" office:value-type="string" office:string-value="267" calcext:value-type="string">
            <text:p>267</text:p>
          </table:table-cell>
          <table:table-cell table:formula="of:=IF([.B236]=1;[.E236]*[.F236])" office:value-type="float" office:value="59808" calcext:value-type="float">
            <text:p>59808</text:p>
          </table:table-cell>
          <table:table-cell table:formula="of:=IF(ISNUMBER([.G236]);[.G236];0)" office:value-type="float" office:value="59808" calcext:value-type="float">
            <text:p>598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9,774)</text:p>
          </table:table-cell>
          <table:table-cell table:formula="of:=IF([.A237]=&quot;do()&quot;;TRUE();IF([.A237]=&quot;don't()&quot;;FALSE();IF([.B236]=1;TRUE();FALSE())))" office:value-type="boolean" office:boolean-value="true" calcext:value-type="boolean">
            <text:p>WAHR</text:p>
          </table:table-cell>
          <table:table-cell table:formula="of:=ORG.LIBREOFFICE.REGEX([.A237];&quot;\d{1,3},&quot;)" office:value-type="string" office:string-value="789," calcext:value-type="string">
            <text:p>789,</text:p>
          </table:table-cell>
          <table:table-cell table:formula="of:=ORG.LIBREOFFICE.REGEX([.A237];&quot;,\d{1,3}&quot;)" office:value-type="string" office:string-value=",774" calcext:value-type="string">
            <text:p>,774</text:p>
          </table:table-cell>
          <table:table-cell table:formula="of:=ORG.LIBREOFFICE.REGEX([.C237];&quot;\d{1,3}&quot;)" office:value-type="string" office:string-value="789" calcext:value-type="string">
            <text:p>789</text:p>
          </table:table-cell>
          <table:table-cell table:formula="of:=ORG.LIBREOFFICE.REGEX([.D237];&quot;\d{1,3}&quot;)" office:value-type="string" office:string-value="774" calcext:value-type="string">
            <text:p>774</text:p>
          </table:table-cell>
          <table:table-cell table:formula="of:=IF([.B237]=1;[.E237]*[.F237])" office:value-type="float" office:value="610686" calcext:value-type="float">
            <text:p>610686</text:p>
          </table:table-cell>
          <table:table-cell table:formula="of:=IF(ISNUMBER([.G237]);[.G237];0)" office:value-type="float" office:value="610686" calcext:value-type="float">
            <text:p>6106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3,401)</text:p>
          </table:table-cell>
          <table:table-cell table:formula="of:=IF([.A238]=&quot;do()&quot;;TRUE();IF([.A238]=&quot;don't()&quot;;FALSE();IF([.B237]=1;TRUE();FALSE())))" office:value-type="boolean" office:boolean-value="true" calcext:value-type="boolean">
            <text:p>WAHR</text:p>
          </table:table-cell>
          <table:table-cell table:formula="of:=ORG.LIBREOFFICE.REGEX([.A238];&quot;\d{1,3},&quot;)" office:value-type="string" office:string-value="443," calcext:value-type="string">
            <text:p>443,</text:p>
          </table:table-cell>
          <table:table-cell table:formula="of:=ORG.LIBREOFFICE.REGEX([.A238];&quot;,\d{1,3}&quot;)" office:value-type="string" office:string-value=",401" calcext:value-type="string">
            <text:p>,401</text:p>
          </table:table-cell>
          <table:table-cell table:formula="of:=ORG.LIBREOFFICE.REGEX([.C238];&quot;\d{1,3}&quot;)" office:value-type="string" office:string-value="443" calcext:value-type="string">
            <text:p>443</text:p>
          </table:table-cell>
          <table:table-cell table:formula="of:=ORG.LIBREOFFICE.REGEX([.D238];&quot;\d{1,3}&quot;)" office:value-type="string" office:string-value="401" calcext:value-type="string">
            <text:p>401</text:p>
          </table:table-cell>
          <table:table-cell table:formula="of:=IF([.B238]=1;[.E238]*[.F238])" office:value-type="float" office:value="177643" calcext:value-type="float">
            <text:p>177643</text:p>
          </table:table-cell>
          <table:table-cell table:formula="of:=IF(ISNUMBER([.G238]);[.G238];0)" office:value-type="float" office:value="177643" calcext:value-type="float">
            <text:p>1776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3,217)</text:p>
          </table:table-cell>
          <table:table-cell table:formula="of:=IF([.A239]=&quot;do()&quot;;TRUE();IF([.A239]=&quot;don't()&quot;;FALSE();IF([.B238]=1;TRUE();FALSE())))" office:value-type="boolean" office:boolean-value="true" calcext:value-type="boolean">
            <text:p>WAHR</text:p>
          </table:table-cell>
          <table:table-cell table:formula="of:=ORG.LIBREOFFICE.REGEX([.A239];&quot;\d{1,3},&quot;)" office:value-type="string" office:string-value="823," calcext:value-type="string">
            <text:p>823,</text:p>
          </table:table-cell>
          <table:table-cell table:formula="of:=ORG.LIBREOFFICE.REGEX([.A239];&quot;,\d{1,3}&quot;)" office:value-type="string" office:string-value=",217" calcext:value-type="string">
            <text:p>,217</text:p>
          </table:table-cell>
          <table:table-cell table:formula="of:=ORG.LIBREOFFICE.REGEX([.C239];&quot;\d{1,3}&quot;)" office:value-type="string" office:string-value="823" calcext:value-type="string">
            <text:p>823</text:p>
          </table:table-cell>
          <table:table-cell table:formula="of:=ORG.LIBREOFFICE.REGEX([.D239];&quot;\d{1,3}&quot;)" office:value-type="string" office:string-value="217" calcext:value-type="string">
            <text:p>217</text:p>
          </table:table-cell>
          <table:table-cell table:formula="of:=IF([.B239]=1;[.E239]*[.F239])" office:value-type="float" office:value="178591" calcext:value-type="float">
            <text:p>178591</text:p>
          </table:table-cell>
          <table:table-cell table:formula="of:=IF(ISNUMBER([.G239]);[.G239];0)" office:value-type="float" office:value="178591" calcext:value-type="float">
            <text:p>1785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4,561)</text:p>
          </table:table-cell>
          <table:table-cell table:formula="of:=IF([.A240]=&quot;do()&quot;;TRUE();IF([.A240]=&quot;don't()&quot;;FALSE();IF([.B239]=1;TRUE();FALSE())))" office:value-type="boolean" office:boolean-value="true" calcext:value-type="boolean">
            <text:p>WAHR</text:p>
          </table:table-cell>
          <table:table-cell table:formula="of:=ORG.LIBREOFFICE.REGEX([.A240];&quot;\d{1,3},&quot;)" office:value-type="string" office:string-value="264," calcext:value-type="string">
            <text:p>264,</text:p>
          </table:table-cell>
          <table:table-cell table:formula="of:=ORG.LIBREOFFICE.REGEX([.A240];&quot;,\d{1,3}&quot;)" office:value-type="string" office:string-value=",561" calcext:value-type="string">
            <text:p>,561</text:p>
          </table:table-cell>
          <table:table-cell table:formula="of:=ORG.LIBREOFFICE.REGEX([.C240];&quot;\d{1,3}&quot;)" office:value-type="string" office:string-value="264" calcext:value-type="string">
            <text:p>264</text:p>
          </table:table-cell>
          <table:table-cell table:formula="of:=ORG.LIBREOFFICE.REGEX([.D240];&quot;\d{1,3}&quot;)" office:value-type="string" office:string-value="561" calcext:value-type="string">
            <text:p>561</text:p>
          </table:table-cell>
          <table:table-cell table:formula="of:=IF([.B240]=1;[.E240]*[.F240])" office:value-type="float" office:value="148104" calcext:value-type="float">
            <text:p>148104</text:p>
          </table:table-cell>
          <table:table-cell table:formula="of:=IF(ISNUMBER([.G240]);[.G240];0)" office:value-type="float" office:value="148104" calcext:value-type="float">
            <text:p>148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1,672)</text:p>
          </table:table-cell>
          <table:table-cell table:formula="of:=IF([.A241]=&quot;do()&quot;;TRUE();IF([.A241]=&quot;don't()&quot;;FALSE();IF([.B240]=1;TRUE();FALSE())))" office:value-type="boolean" office:boolean-value="true" calcext:value-type="boolean">
            <text:p>WAHR</text:p>
          </table:table-cell>
          <table:table-cell table:formula="of:=ORG.LIBREOFFICE.REGEX([.A241];&quot;\d{1,3},&quot;)" office:value-type="string" office:string-value="361," calcext:value-type="string">
            <text:p>361,</text:p>
          </table:table-cell>
          <table:table-cell table:formula="of:=ORG.LIBREOFFICE.REGEX([.A241];&quot;,\d{1,3}&quot;)" office:value-type="string" office:string-value=",672" calcext:value-type="string">
            <text:p>,672</text:p>
          </table:table-cell>
          <table:table-cell table:formula="of:=ORG.LIBREOFFICE.REGEX([.C241];&quot;\d{1,3}&quot;)" office:value-type="string" office:string-value="361" calcext:value-type="string">
            <text:p>361</text:p>
          </table:table-cell>
          <table:table-cell table:formula="of:=ORG.LIBREOFFICE.REGEX([.D241];&quot;\d{1,3}&quot;)" office:value-type="string" office:string-value="672" calcext:value-type="string">
            <text:p>672</text:p>
          </table:table-cell>
          <table:table-cell table:formula="of:=IF([.B241]=1;[.E241]*[.F241])" office:value-type="float" office:value="242592" calcext:value-type="float">
            <text:p>242592</text:p>
          </table:table-cell>
          <table:table-cell table:formula="of:=IF(ISNUMBER([.G241]);[.G241];0)" office:value-type="float" office:value="242592" calcext:value-type="float">
            <text:p>2425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2,102)</text:p>
          </table:table-cell>
          <table:table-cell table:formula="of:=IF([.A242]=&quot;do()&quot;;TRUE();IF([.A242]=&quot;don't()&quot;;FALSE();IF([.B241]=1;TRUE();FALSE())))" office:value-type="boolean" office:boolean-value="true" calcext:value-type="boolean">
            <text:p>WAHR</text:p>
          </table:table-cell>
          <table:table-cell table:formula="of:=ORG.LIBREOFFICE.REGEX([.A242];&quot;\d{1,3},&quot;)" office:value-type="string" office:string-value="242," calcext:value-type="string">
            <text:p>242,</text:p>
          </table:table-cell>
          <table:table-cell table:formula="of:=ORG.LIBREOFFICE.REGEX([.A242];&quot;,\d{1,3}&quot;)" office:value-type="string" office:string-value=",102" calcext:value-type="string">
            <text:p>,102</text:p>
          </table:table-cell>
          <table:table-cell table:formula="of:=ORG.LIBREOFFICE.REGEX([.C242];&quot;\d{1,3}&quot;)" office:value-type="string" office:string-value="242" calcext:value-type="string">
            <text:p>242</text:p>
          </table:table-cell>
          <table:table-cell table:formula="of:=ORG.LIBREOFFICE.REGEX([.D242];&quot;\d{1,3}&quot;)" office:value-type="string" office:string-value="102" calcext:value-type="string">
            <text:p>102</text:p>
          </table:table-cell>
          <table:table-cell table:formula="of:=IF([.B242]=1;[.E242]*[.F242])" office:value-type="float" office:value="24684" calcext:value-type="float">
            <text:p>24684</text:p>
          </table:table-cell>
          <table:table-cell table:formula="of:=IF(ISNUMBER([.G242]);[.G242];0)" office:value-type="float" office:value="24684" calcext:value-type="float">
            <text:p>246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1,459)</text:p>
          </table:table-cell>
          <table:table-cell table:formula="of:=IF([.A243]=&quot;do()&quot;;TRUE();IF([.A243]=&quot;don't()&quot;;FALSE();IF([.B242]=1;TRUE();FALSE())))" office:value-type="boolean" office:boolean-value="true" calcext:value-type="boolean">
            <text:p>WAHR</text:p>
          </table:table-cell>
          <table:table-cell table:formula="of:=ORG.LIBREOFFICE.REGEX([.A243];&quot;\d{1,3},&quot;)" office:value-type="string" office:string-value="621," calcext:value-type="string">
            <text:p>621,</text:p>
          </table:table-cell>
          <table:table-cell table:formula="of:=ORG.LIBREOFFICE.REGEX([.A243];&quot;,\d{1,3}&quot;)" office:value-type="string" office:string-value=",459" calcext:value-type="string">
            <text:p>,459</text:p>
          </table:table-cell>
          <table:table-cell table:formula="of:=ORG.LIBREOFFICE.REGEX([.C243];&quot;\d{1,3}&quot;)" office:value-type="string" office:string-value="621" calcext:value-type="string">
            <text:p>621</text:p>
          </table:table-cell>
          <table:table-cell table:formula="of:=ORG.LIBREOFFICE.REGEX([.D243];&quot;\d{1,3}&quot;)" office:value-type="string" office:string-value="459" calcext:value-type="string">
            <text:p>459</text:p>
          </table:table-cell>
          <table:table-cell table:formula="of:=IF([.B243]=1;[.E243]*[.F243])" office:value-type="float" office:value="285039" calcext:value-type="float">
            <text:p>285039</text:p>
          </table:table-cell>
          <table:table-cell table:formula="of:=IF(ISNUMBER([.G243]);[.G243];0)" office:value-type="float" office:value="285039" calcext:value-type="float">
            <text:p>2850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82,598)</text:p>
          </table:table-cell>
          <table:table-cell table:formula="of:=IF([.A244]=&quot;do()&quot;;TRUE();IF([.A244]=&quot;don't()&quot;;FALSE();IF([.B243]=1;TRUE();FALSE())))" office:value-type="boolean" office:boolean-value="true" calcext:value-type="boolean">
            <text:p>WAHR</text:p>
          </table:table-cell>
          <table:table-cell table:formula="of:=ORG.LIBREOFFICE.REGEX([.A244];&quot;\d{1,3},&quot;)" office:value-type="string" office:string-value="882," calcext:value-type="string">
            <text:p>882,</text:p>
          </table:table-cell>
          <table:table-cell table:formula="of:=ORG.LIBREOFFICE.REGEX([.A244];&quot;,\d{1,3}&quot;)" office:value-type="string" office:string-value=",598" calcext:value-type="string">
            <text:p>,598</text:p>
          </table:table-cell>
          <table:table-cell table:formula="of:=ORG.LIBREOFFICE.REGEX([.C244];&quot;\d{1,3}&quot;)" office:value-type="string" office:string-value="882" calcext:value-type="string">
            <text:p>882</text:p>
          </table:table-cell>
          <table:table-cell table:formula="of:=ORG.LIBREOFFICE.REGEX([.D244];&quot;\d{1,3}&quot;)" office:value-type="string" office:string-value="598" calcext:value-type="string">
            <text:p>598</text:p>
          </table:table-cell>
          <table:table-cell table:formula="of:=IF([.B244]=1;[.E244]*[.F244])" office:value-type="float" office:value="527436" calcext:value-type="float">
            <text:p>527436</text:p>
          </table:table-cell>
          <table:table-cell table:formula="of:=IF(ISNUMBER([.G244]);[.G244];0)" office:value-type="float" office:value="527436" calcext:value-type="float">
            <text:p>5274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45]=&quot;do()&quot;;TRUE();IF([.A245]=&quot;don't()&quot;;FALSE();IF([.B244]=1;TRUE();FALSE())))" office:value-type="boolean" office:boolean-value="true" calcext:value-type="boolean">
            <text:p>WAHR</text:p>
          </table:table-cell>
          <table:table-cell table:formula="of:=ORG.LIBREOFFICE.REGEX([.A245];&quot;\d{1,3},&quot;)" office:value-type="string" office:string-value="" calcext:value-type="error">
            <text:p>#N/A</text:p>
          </table:table-cell>
          <table:table-cell table:formula="of:=ORG.LIBREOFFICE.REGEX([.A245];&quot;,\d{1,3}&quot;)" office:value-type="string" office:string-value="" calcext:value-type="error">
            <text:p>#N/A</text:p>
          </table:table-cell>
          <table:table-cell table:formula="of:=ORG.LIBREOFFICE.REGEX([.C245];&quot;\d{1,3}&quot;)" office:value-type="string" office:string-value="" calcext:value-type="error">
            <text:p>#N/A</text:p>
          </table:table-cell>
          <table:table-cell table:formula="of:=ORG.LIBREOFFICE.REGEX([.D245];&quot;\d{1,3}&quot;)" office:value-type="string" office:string-value="" calcext:value-type="error">
            <text:p>#N/A</text:p>
          </table:table-cell>
          <table:table-cell table:formula="of:=IF([.B245]=1;[.E245]*[.F245])" office:value-type="string" office:string-value="" calcext:value-type="error">
            <text:p>#N/A</text:p>
          </table:table-cell>
          <table:table-cell table:formula="of:=IF(ISNUMBER([.G245]);[.G24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9,108)</text:p>
          </table:table-cell>
          <table:table-cell table:formula="of:=IF([.A246]=&quot;do()&quot;;TRUE();IF([.A246]=&quot;don't()&quot;;FALSE();IF([.B245]=1;TRUE();FALSE())))" office:value-type="boolean" office:boolean-value="true" calcext:value-type="boolean">
            <text:p>WAHR</text:p>
          </table:table-cell>
          <table:table-cell table:formula="of:=ORG.LIBREOFFICE.REGEX([.A246];&quot;\d{1,3},&quot;)" office:value-type="string" office:string-value="229," calcext:value-type="string">
            <text:p>229,</text:p>
          </table:table-cell>
          <table:table-cell table:formula="of:=ORG.LIBREOFFICE.REGEX([.A246];&quot;,\d{1,3}&quot;)" office:value-type="string" office:string-value=",108" calcext:value-type="string">
            <text:p>,108</text:p>
          </table:table-cell>
          <table:table-cell table:formula="of:=ORG.LIBREOFFICE.REGEX([.C246];&quot;\d{1,3}&quot;)" office:value-type="string" office:string-value="229" calcext:value-type="string">
            <text:p>229</text:p>
          </table:table-cell>
          <table:table-cell table:formula="of:=ORG.LIBREOFFICE.REGEX([.D246];&quot;\d{1,3}&quot;)" office:value-type="string" office:string-value="108" calcext:value-type="string">
            <text:p>108</text:p>
          </table:table-cell>
          <table:table-cell table:formula="of:=IF([.B246]=1;[.E246]*[.F246])" office:value-type="float" office:value="24732" calcext:value-type="float">
            <text:p>24732</text:p>
          </table:table-cell>
          <table:table-cell table:formula="of:=IF(ISNUMBER([.G246]);[.G246];0)" office:value-type="float" office:value="24732" calcext:value-type="float">
            <text:p>247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247]=&quot;do()&quot;;TRUE();IF([.A247]=&quot;don't()&quot;;FALSE();IF([.B246]=1;TRUE();FALSE())))" office:value-type="boolean" office:boolean-value="false" calcext:value-type="boolean">
            <text:p>FALSCH</text:p>
          </table:table-cell>
          <table:table-cell table:formula="of:=ORG.LIBREOFFICE.REGEX([.A247];&quot;\d{1,3},&quot;)" office:value-type="string" office:string-value="" calcext:value-type="error">
            <text:p>#N/A</text:p>
          </table:table-cell>
          <table:table-cell table:formula="of:=ORG.LIBREOFFICE.REGEX([.A247];&quot;,\d{1,3}&quot;)" office:value-type="string" office:string-value="" calcext:value-type="error">
            <text:p>#N/A</text:p>
          </table:table-cell>
          <table:table-cell table:formula="of:=ORG.LIBREOFFICE.REGEX([.C247];&quot;\d{1,3}&quot;)" office:value-type="string" office:string-value="" calcext:value-type="error">
            <text:p>#N/A</text:p>
          </table:table-cell>
          <table:table-cell table:formula="of:=ORG.LIBREOFFICE.REGEX([.D247];&quot;\d{1,3}&quot;)" office:value-type="string" office:string-value="" calcext:value-type="error">
            <text:p>#N/A</text:p>
          </table:table-cell>
          <table:table-cell table:formula="of:=IF([.B247]=1;[.E247]*[.F247])" office:value-type="float" office:value="0" calcext:value-type="float">
            <text:p>0</text:p>
          </table:table-cell>
          <table:table-cell table:formula="of:=IF(ISNUMBER([.G247]);[.G24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7,35)</text:p>
          </table:table-cell>
          <table:table-cell table:formula="of:=IF([.A248]=&quot;do()&quot;;TRUE();IF([.A248]=&quot;don't()&quot;;FALSE();IF([.B247]=1;TRUE();FALSE())))" office:value-type="boolean" office:boolean-value="false" calcext:value-type="boolean">
            <text:p>FALSCH</text:p>
          </table:table-cell>
          <table:table-cell table:formula="of:=ORG.LIBREOFFICE.REGEX([.A248];&quot;\d{1,3},&quot;)" office:value-type="string" office:string-value="597," calcext:value-type="string">
            <text:p>597,</text:p>
          </table:table-cell>
          <table:table-cell table:formula="of:=ORG.LIBREOFFICE.REGEX([.A248];&quot;,\d{1,3}&quot;)" office:value-type="string" office:string-value=",35" calcext:value-type="string">
            <text:p>,35</text:p>
          </table:table-cell>
          <table:table-cell table:formula="of:=ORG.LIBREOFFICE.REGEX([.C248];&quot;\d{1,3}&quot;)" office:value-type="string" office:string-value="597" calcext:value-type="string">
            <text:p>597</text:p>
          </table:table-cell>
          <table:table-cell table:formula="of:=ORG.LIBREOFFICE.REGEX([.D248];&quot;\d{1,3}&quot;)" office:value-type="string" office:string-value="35" calcext:value-type="string">
            <text:p>35</text:p>
          </table:table-cell>
          <table:table-cell table:formula="of:=IF([.B248]=1;[.E248]*[.F248])" office:value-type="float" office:value="0" calcext:value-type="float">
            <text:p>0</text:p>
          </table:table-cell>
          <table:table-cell table:formula="of:=IF(ISNUMBER([.G248]);[.G24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3,106)</text:p>
          </table:table-cell>
          <table:table-cell table:formula="of:=IF([.A249]=&quot;do()&quot;;TRUE();IF([.A249]=&quot;don't()&quot;;FALSE();IF([.B248]=1;TRUE();FALSE())))" office:value-type="boolean" office:boolean-value="false" calcext:value-type="boolean">
            <text:p>FALSCH</text:p>
          </table:table-cell>
          <table:table-cell table:formula="of:=ORG.LIBREOFFICE.REGEX([.A249];&quot;\d{1,3},&quot;)" office:value-type="string" office:string-value="573," calcext:value-type="string">
            <text:p>573,</text:p>
          </table:table-cell>
          <table:table-cell table:formula="of:=ORG.LIBREOFFICE.REGEX([.A249];&quot;,\d{1,3}&quot;)" office:value-type="string" office:string-value=",106" calcext:value-type="string">
            <text:p>,106</text:p>
          </table:table-cell>
          <table:table-cell table:formula="of:=ORG.LIBREOFFICE.REGEX([.C249];&quot;\d{1,3}&quot;)" office:value-type="string" office:string-value="573" calcext:value-type="string">
            <text:p>573</text:p>
          </table:table-cell>
          <table:table-cell table:formula="of:=ORG.LIBREOFFICE.REGEX([.D249];&quot;\d{1,3}&quot;)" office:value-type="string" office:string-value="106" calcext:value-type="string">
            <text:p>106</text:p>
          </table:table-cell>
          <table:table-cell table:formula="of:=IF([.B249]=1;[.E249]*[.F249])" office:value-type="float" office:value="0" calcext:value-type="float">
            <text:p>0</text:p>
          </table:table-cell>
          <table:table-cell table:formula="of:=IF(ISNUMBER([.G249]);[.G24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50]=&quot;do()&quot;;TRUE();IF([.A250]=&quot;don't()&quot;;FALSE();IF([.B249]=1;TRUE();FALSE())))" office:value-type="boolean" office:boolean-value="true" calcext:value-type="boolean">
            <text:p>WAHR</text:p>
          </table:table-cell>
          <table:table-cell table:formula="of:=ORG.LIBREOFFICE.REGEX([.A250];&quot;\d{1,3},&quot;)" office:value-type="string" office:string-value="" calcext:value-type="error">
            <text:p>#N/A</text:p>
          </table:table-cell>
          <table:table-cell table:formula="of:=ORG.LIBREOFFICE.REGEX([.A250];&quot;,\d{1,3}&quot;)" office:value-type="string" office:string-value="" calcext:value-type="error">
            <text:p>#N/A</text:p>
          </table:table-cell>
          <table:table-cell table:formula="of:=ORG.LIBREOFFICE.REGEX([.C250];&quot;\d{1,3}&quot;)" office:value-type="string" office:string-value="" calcext:value-type="error">
            <text:p>#N/A</text:p>
          </table:table-cell>
          <table:table-cell table:formula="of:=ORG.LIBREOFFICE.REGEX([.D250];&quot;\d{1,3}&quot;)" office:value-type="string" office:string-value="" calcext:value-type="error">
            <text:p>#N/A</text:p>
          </table:table-cell>
          <table:table-cell table:formula="of:=IF([.B250]=1;[.E250]*[.F250])" office:value-type="string" office:string-value="" calcext:value-type="error">
            <text:p>#N/A</text:p>
          </table:table-cell>
          <table:table-cell table:formula="of:=IF(ISNUMBER([.G250]);[.G25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74,846)</text:p>
          </table:table-cell>
          <table:table-cell table:formula="of:=IF([.A251]=&quot;do()&quot;;TRUE();IF([.A251]=&quot;don't()&quot;;FALSE();IF([.B250]=1;TRUE();FALSE())))" office:value-type="boolean" office:boolean-value="true" calcext:value-type="boolean">
            <text:p>WAHR</text:p>
          </table:table-cell>
          <table:table-cell table:formula="of:=ORG.LIBREOFFICE.REGEX([.A251];&quot;\d{1,3},&quot;)" office:value-type="string" office:string-value="374," calcext:value-type="string">
            <text:p>374,</text:p>
          </table:table-cell>
          <table:table-cell table:formula="of:=ORG.LIBREOFFICE.REGEX([.A251];&quot;,\d{1,3}&quot;)" office:value-type="string" office:string-value=",846" calcext:value-type="string">
            <text:p>,846</text:p>
          </table:table-cell>
          <table:table-cell table:formula="of:=ORG.LIBREOFFICE.REGEX([.C251];&quot;\d{1,3}&quot;)" office:value-type="string" office:string-value="374" calcext:value-type="string">
            <text:p>374</text:p>
          </table:table-cell>
          <table:table-cell table:formula="of:=ORG.LIBREOFFICE.REGEX([.D251];&quot;\d{1,3}&quot;)" office:value-type="string" office:string-value="846" calcext:value-type="string">
            <text:p>846</text:p>
          </table:table-cell>
          <table:table-cell table:formula="of:=IF([.B251]=1;[.E251]*[.F251])" office:value-type="float" office:value="316404" calcext:value-type="float">
            <text:p>316404</text:p>
          </table:table-cell>
          <table:table-cell table:formula="of:=IF(ISNUMBER([.G251]);[.G251];0)" office:value-type="float" office:value="316404" calcext:value-type="float">
            <text:p>3164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1,307)</text:p>
          </table:table-cell>
          <table:table-cell table:formula="of:=IF([.A252]=&quot;do()&quot;;TRUE();IF([.A252]=&quot;don't()&quot;;FALSE();IF([.B251]=1;TRUE();FALSE())))" office:value-type="boolean" office:boolean-value="true" calcext:value-type="boolean">
            <text:p>WAHR</text:p>
          </table:table-cell>
          <table:table-cell table:formula="of:=ORG.LIBREOFFICE.REGEX([.A252];&quot;\d{1,3},&quot;)" office:value-type="string" office:string-value="191," calcext:value-type="string">
            <text:p>191,</text:p>
          </table:table-cell>
          <table:table-cell table:formula="of:=ORG.LIBREOFFICE.REGEX([.A252];&quot;,\d{1,3}&quot;)" office:value-type="string" office:string-value=",307" calcext:value-type="string">
            <text:p>,307</text:p>
          </table:table-cell>
          <table:table-cell table:formula="of:=ORG.LIBREOFFICE.REGEX([.C252];&quot;\d{1,3}&quot;)" office:value-type="string" office:string-value="191" calcext:value-type="string">
            <text:p>191</text:p>
          </table:table-cell>
          <table:table-cell table:formula="of:=ORG.LIBREOFFICE.REGEX([.D252];&quot;\d{1,3}&quot;)" office:value-type="string" office:string-value="307" calcext:value-type="string">
            <text:p>307</text:p>
          </table:table-cell>
          <table:table-cell table:formula="of:=IF([.B252]=1;[.E252]*[.F252])" office:value-type="float" office:value="58637" calcext:value-type="float">
            <text:p>58637</text:p>
          </table:table-cell>
          <table:table-cell table:formula="of:=IF(ISNUMBER([.G252]);[.G252];0)" office:value-type="float" office:value="58637" calcext:value-type="float">
            <text:p>586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72,182)</text:p>
          </table:table-cell>
          <table:table-cell table:formula="of:=IF([.A253]=&quot;do()&quot;;TRUE();IF([.A253]=&quot;don't()&quot;;FALSE();IF([.B252]=1;TRUE();FALSE())))" office:value-type="boolean" office:boolean-value="true" calcext:value-type="boolean">
            <text:p>WAHR</text:p>
          </table:table-cell>
          <table:table-cell table:formula="of:=ORG.LIBREOFFICE.REGEX([.A253];&quot;\d{1,3},&quot;)" office:value-type="string" office:string-value="372," calcext:value-type="string">
            <text:p>372,</text:p>
          </table:table-cell>
          <table:table-cell table:formula="of:=ORG.LIBREOFFICE.REGEX([.A253];&quot;,\d{1,3}&quot;)" office:value-type="string" office:string-value=",182" calcext:value-type="string">
            <text:p>,182</text:p>
          </table:table-cell>
          <table:table-cell table:formula="of:=ORG.LIBREOFFICE.REGEX([.C253];&quot;\d{1,3}&quot;)" office:value-type="string" office:string-value="372" calcext:value-type="string">
            <text:p>372</text:p>
          </table:table-cell>
          <table:table-cell table:formula="of:=ORG.LIBREOFFICE.REGEX([.D253];&quot;\d{1,3}&quot;)" office:value-type="string" office:string-value="182" calcext:value-type="string">
            <text:p>182</text:p>
          </table:table-cell>
          <table:table-cell table:formula="of:=IF([.B253]=1;[.E253]*[.F253])" office:value-type="float" office:value="67704" calcext:value-type="float">
            <text:p>67704</text:p>
          </table:table-cell>
          <table:table-cell table:formula="of:=IF(ISNUMBER([.G253]);[.G253];0)" office:value-type="float" office:value="67704" calcext:value-type="float">
            <text:p>677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54]=&quot;do()&quot;;TRUE();IF([.A254]=&quot;don't()&quot;;FALSE();IF([.B253]=1;TRUE();FALSE())))" office:value-type="boolean" office:boolean-value="true" calcext:value-type="boolean">
            <text:p>WAHR</text:p>
          </table:table-cell>
          <table:table-cell table:formula="of:=ORG.LIBREOFFICE.REGEX([.A254];&quot;\d{1,3},&quot;)" office:value-type="string" office:string-value="" calcext:value-type="error">
            <text:p>#N/A</text:p>
          </table:table-cell>
          <table:table-cell table:formula="of:=ORG.LIBREOFFICE.REGEX([.A254];&quot;,\d{1,3}&quot;)" office:value-type="string" office:string-value="" calcext:value-type="error">
            <text:p>#N/A</text:p>
          </table:table-cell>
          <table:table-cell table:formula="of:=ORG.LIBREOFFICE.REGEX([.C254];&quot;\d{1,3}&quot;)" office:value-type="string" office:string-value="" calcext:value-type="error">
            <text:p>#N/A</text:p>
          </table:table-cell>
          <table:table-cell table:formula="of:=ORG.LIBREOFFICE.REGEX([.D254];&quot;\d{1,3}&quot;)" office:value-type="string" office:string-value="" calcext:value-type="error">
            <text:p>#N/A</text:p>
          </table:table-cell>
          <table:table-cell table:formula="of:=IF([.B254]=1;[.E254]*[.F254])" office:value-type="string" office:string-value="" calcext:value-type="error">
            <text:p>#N/A</text:p>
          </table:table-cell>
          <table:table-cell table:formula="of:=IF(ISNUMBER([.G254]);[.G25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3,448)</text:p>
          </table:table-cell>
          <table:table-cell table:formula="of:=IF([.A255]=&quot;do()&quot;;TRUE();IF([.A255]=&quot;don't()&quot;;FALSE();IF([.B254]=1;TRUE();FALSE())))" office:value-type="boolean" office:boolean-value="true" calcext:value-type="boolean">
            <text:p>WAHR</text:p>
          </table:table-cell>
          <table:table-cell table:formula="of:=ORG.LIBREOFFICE.REGEX([.A255];&quot;\d{1,3},&quot;)" office:value-type="string" office:string-value="113," calcext:value-type="string">
            <text:p>113,</text:p>
          </table:table-cell>
          <table:table-cell table:formula="of:=ORG.LIBREOFFICE.REGEX([.A255];&quot;,\d{1,3}&quot;)" office:value-type="string" office:string-value=",448" calcext:value-type="string">
            <text:p>,448</text:p>
          </table:table-cell>
          <table:table-cell table:formula="of:=ORG.LIBREOFFICE.REGEX([.C255];&quot;\d{1,3}&quot;)" office:value-type="string" office:string-value="113" calcext:value-type="string">
            <text:p>113</text:p>
          </table:table-cell>
          <table:table-cell table:formula="of:=ORG.LIBREOFFICE.REGEX([.D255];&quot;\d{1,3}&quot;)" office:value-type="string" office:string-value="448" calcext:value-type="string">
            <text:p>448</text:p>
          </table:table-cell>
          <table:table-cell table:formula="of:=IF([.B255]=1;[.E255]*[.F255])" office:value-type="float" office:value="50624" calcext:value-type="float">
            <text:p>50624</text:p>
          </table:table-cell>
          <table:table-cell table:formula="of:=IF(ISNUMBER([.G255]);[.G255];0)" office:value-type="float" office:value="50624" calcext:value-type="float">
            <text:p>506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50,888)</text:p>
          </table:table-cell>
          <table:table-cell table:formula="of:=IF([.A256]=&quot;do()&quot;;TRUE();IF([.A256]=&quot;don't()&quot;;FALSE();IF([.B255]=1;TRUE();FALSE())))" office:value-type="boolean" office:boolean-value="true" calcext:value-type="boolean">
            <text:p>WAHR</text:p>
          </table:table-cell>
          <table:table-cell table:formula="of:=ORG.LIBREOFFICE.REGEX([.A256];&quot;\d{1,3},&quot;)" office:value-type="string" office:string-value="850," calcext:value-type="string">
            <text:p>850,</text:p>
          </table:table-cell>
          <table:table-cell table:formula="of:=ORG.LIBREOFFICE.REGEX([.A256];&quot;,\d{1,3}&quot;)" office:value-type="string" office:string-value=",888" calcext:value-type="string">
            <text:p>,888</text:p>
          </table:table-cell>
          <table:table-cell table:formula="of:=ORG.LIBREOFFICE.REGEX([.C256];&quot;\d{1,3}&quot;)" office:value-type="string" office:string-value="850" calcext:value-type="string">
            <text:p>850</text:p>
          </table:table-cell>
          <table:table-cell table:formula="of:=ORG.LIBREOFFICE.REGEX([.D256];&quot;\d{1,3}&quot;)" office:value-type="string" office:string-value="888" calcext:value-type="string">
            <text:p>888</text:p>
          </table:table-cell>
          <table:table-cell table:formula="of:=IF([.B256]=1;[.E256]*[.F256])" office:value-type="float" office:value="754800" calcext:value-type="float">
            <text:p>754800</text:p>
          </table:table-cell>
          <table:table-cell table:formula="of:=IF(ISNUMBER([.G256]);[.G256];0)" office:value-type="float" office:value="754800" calcext:value-type="float">
            <text:p>75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57]=&quot;do()&quot;;TRUE();IF([.A257]=&quot;don't()&quot;;FALSE();IF([.B256]=1;TRUE();FALSE())))" office:value-type="boolean" office:boolean-value="true" calcext:value-type="boolean">
            <text:p>WAHR</text:p>
          </table:table-cell>
          <table:table-cell table:formula="of:=ORG.LIBREOFFICE.REGEX([.A257];&quot;\d{1,3},&quot;)" office:value-type="string" office:string-value="" calcext:value-type="error">
            <text:p>#N/A</text:p>
          </table:table-cell>
          <table:table-cell table:formula="of:=ORG.LIBREOFFICE.REGEX([.A257];&quot;,\d{1,3}&quot;)" office:value-type="string" office:string-value="" calcext:value-type="error">
            <text:p>#N/A</text:p>
          </table:table-cell>
          <table:table-cell table:formula="of:=ORG.LIBREOFFICE.REGEX([.C257];&quot;\d{1,3}&quot;)" office:value-type="string" office:string-value="" calcext:value-type="error">
            <text:p>#N/A</text:p>
          </table:table-cell>
          <table:table-cell table:formula="of:=ORG.LIBREOFFICE.REGEX([.D257];&quot;\d{1,3}&quot;)" office:value-type="string" office:string-value="" calcext:value-type="error">
            <text:p>#N/A</text:p>
          </table:table-cell>
          <table:table-cell table:formula="of:=IF([.B257]=1;[.E257]*[.F257])" office:value-type="string" office:string-value="" calcext:value-type="error">
            <text:p>#N/A</text:p>
          </table:table-cell>
          <table:table-cell table:formula="of:=IF(ISNUMBER([.G257]);[.G25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8,594)</text:p>
          </table:table-cell>
          <table:table-cell table:formula="of:=IF([.A258]=&quot;do()&quot;;TRUE();IF([.A258]=&quot;don't()&quot;;FALSE();IF([.B257]=1;TRUE();FALSE())))" office:value-type="boolean" office:boolean-value="true" calcext:value-type="boolean">
            <text:p>WAHR</text:p>
          </table:table-cell>
          <table:table-cell table:formula="of:=ORG.LIBREOFFICE.REGEX([.A258];&quot;\d{1,3},&quot;)" office:value-type="string" office:string-value="798," calcext:value-type="string">
            <text:p>798,</text:p>
          </table:table-cell>
          <table:table-cell table:formula="of:=ORG.LIBREOFFICE.REGEX([.A258];&quot;,\d{1,3}&quot;)" office:value-type="string" office:string-value=",594" calcext:value-type="string">
            <text:p>,594</text:p>
          </table:table-cell>
          <table:table-cell table:formula="of:=ORG.LIBREOFFICE.REGEX([.C258];&quot;\d{1,3}&quot;)" office:value-type="string" office:string-value="798" calcext:value-type="string">
            <text:p>798</text:p>
          </table:table-cell>
          <table:table-cell table:formula="of:=ORG.LIBREOFFICE.REGEX([.D258];&quot;\d{1,3}&quot;)" office:value-type="string" office:string-value="594" calcext:value-type="string">
            <text:p>594</text:p>
          </table:table-cell>
          <table:table-cell table:formula="of:=IF([.B258]=1;[.E258]*[.F258])" office:value-type="float" office:value="474012" calcext:value-type="float">
            <text:p>474012</text:p>
          </table:table-cell>
          <table:table-cell table:formula="of:=IF(ISNUMBER([.G258]);[.G258];0)" office:value-type="float" office:value="474012" calcext:value-type="float">
            <text:p>4740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4,684)</text:p>
          </table:table-cell>
          <table:table-cell table:formula="of:=IF([.A259]=&quot;do()&quot;;TRUE();IF([.A259]=&quot;don't()&quot;;FALSE();IF([.B258]=1;TRUE();FALSE())))" office:value-type="boolean" office:boolean-value="true" calcext:value-type="boolean">
            <text:p>WAHR</text:p>
          </table:table-cell>
          <table:table-cell table:formula="of:=ORG.LIBREOFFICE.REGEX([.A259];&quot;\d{1,3},&quot;)" office:value-type="string" office:string-value="704," calcext:value-type="string">
            <text:p>704,</text:p>
          </table:table-cell>
          <table:table-cell table:formula="of:=ORG.LIBREOFFICE.REGEX([.A259];&quot;,\d{1,3}&quot;)" office:value-type="string" office:string-value=",684" calcext:value-type="string">
            <text:p>,684</text:p>
          </table:table-cell>
          <table:table-cell table:formula="of:=ORG.LIBREOFFICE.REGEX([.C259];&quot;\d{1,3}&quot;)" office:value-type="string" office:string-value="704" calcext:value-type="string">
            <text:p>704</text:p>
          </table:table-cell>
          <table:table-cell table:formula="of:=ORG.LIBREOFFICE.REGEX([.D259];&quot;\d{1,3}&quot;)" office:value-type="string" office:string-value="684" calcext:value-type="string">
            <text:p>684</text:p>
          </table:table-cell>
          <table:table-cell table:formula="of:=IF([.B259]=1;[.E259]*[.F259])" office:value-type="float" office:value="481536" calcext:value-type="float">
            <text:p>481536</text:p>
          </table:table-cell>
          <table:table-cell table:formula="of:=IF(ISNUMBER([.G259]);[.G259];0)" office:value-type="float" office:value="481536" calcext:value-type="float">
            <text:p>4815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260]=&quot;do()&quot;;TRUE();IF([.A260]=&quot;don't()&quot;;FALSE();IF([.B259]=1;TRUE();FALSE())))" office:value-type="boolean" office:boolean-value="false" calcext:value-type="boolean">
            <text:p>FALSCH</text:p>
          </table:table-cell>
          <table:table-cell table:formula="of:=ORG.LIBREOFFICE.REGEX([.A260];&quot;\d{1,3},&quot;)" office:value-type="string" office:string-value="" calcext:value-type="error">
            <text:p>#N/A</text:p>
          </table:table-cell>
          <table:table-cell table:formula="of:=ORG.LIBREOFFICE.REGEX([.A260];&quot;,\d{1,3}&quot;)" office:value-type="string" office:string-value="" calcext:value-type="error">
            <text:p>#N/A</text:p>
          </table:table-cell>
          <table:table-cell table:formula="of:=ORG.LIBREOFFICE.REGEX([.C260];&quot;\d{1,3}&quot;)" office:value-type="string" office:string-value="" calcext:value-type="error">
            <text:p>#N/A</text:p>
          </table:table-cell>
          <table:table-cell table:formula="of:=ORG.LIBREOFFICE.REGEX([.D260];&quot;\d{1,3}&quot;)" office:value-type="string" office:string-value="" calcext:value-type="error">
            <text:p>#N/A</text:p>
          </table:table-cell>
          <table:table-cell table:formula="of:=IF([.B260]=1;[.E260]*[.F260])" office:value-type="float" office:value="0" calcext:value-type="float">
            <text:p>0</text:p>
          </table:table-cell>
          <table:table-cell table:formula="of:=IF(ISNUMBER([.G260]);[.G26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8,178)</text:p>
          </table:table-cell>
          <table:table-cell table:formula="of:=IF([.A261]=&quot;do()&quot;;TRUE();IF([.A261]=&quot;don't()&quot;;FALSE();IF([.B260]=1;TRUE();FALSE())))" office:value-type="boolean" office:boolean-value="false" calcext:value-type="boolean">
            <text:p>FALSCH</text:p>
          </table:table-cell>
          <table:table-cell table:formula="of:=ORG.LIBREOFFICE.REGEX([.A261];&quot;\d{1,3},&quot;)" office:value-type="string" office:string-value="408," calcext:value-type="string">
            <text:p>408,</text:p>
          </table:table-cell>
          <table:table-cell table:formula="of:=ORG.LIBREOFFICE.REGEX([.A261];&quot;,\d{1,3}&quot;)" office:value-type="string" office:string-value=",178" calcext:value-type="string">
            <text:p>,178</text:p>
          </table:table-cell>
          <table:table-cell table:formula="of:=ORG.LIBREOFFICE.REGEX([.C261];&quot;\d{1,3}&quot;)" office:value-type="string" office:string-value="408" calcext:value-type="string">
            <text:p>408</text:p>
          </table:table-cell>
          <table:table-cell table:formula="of:=ORG.LIBREOFFICE.REGEX([.D261];&quot;\d{1,3}&quot;)" office:value-type="string" office:string-value="178" calcext:value-type="string">
            <text:p>178</text:p>
          </table:table-cell>
          <table:table-cell table:formula="of:=IF([.B261]=1;[.E261]*[.F261])" office:value-type="float" office:value="0" calcext:value-type="float">
            <text:p>0</text:p>
          </table:table-cell>
          <table:table-cell table:formula="of:=IF(ISNUMBER([.G261]);[.G26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2,313)</text:p>
          </table:table-cell>
          <table:table-cell table:formula="of:=IF([.A262]=&quot;do()&quot;;TRUE();IF([.A262]=&quot;don't()&quot;;FALSE();IF([.B261]=1;TRUE();FALSE())))" office:value-type="boolean" office:boolean-value="false" calcext:value-type="boolean">
            <text:p>FALSCH</text:p>
          </table:table-cell>
          <table:table-cell table:formula="of:=ORG.LIBREOFFICE.REGEX([.A262];&quot;\d{1,3},&quot;)" office:value-type="string" office:string-value="572," calcext:value-type="string">
            <text:p>572,</text:p>
          </table:table-cell>
          <table:table-cell table:formula="of:=ORG.LIBREOFFICE.REGEX([.A262];&quot;,\d{1,3}&quot;)" office:value-type="string" office:string-value=",313" calcext:value-type="string">
            <text:p>,313</text:p>
          </table:table-cell>
          <table:table-cell table:formula="of:=ORG.LIBREOFFICE.REGEX([.C262];&quot;\d{1,3}&quot;)" office:value-type="string" office:string-value="572" calcext:value-type="string">
            <text:p>572</text:p>
          </table:table-cell>
          <table:table-cell table:formula="of:=ORG.LIBREOFFICE.REGEX([.D262];&quot;\d{1,3}&quot;)" office:value-type="string" office:string-value="313" calcext:value-type="string">
            <text:p>313</text:p>
          </table:table-cell>
          <table:table-cell table:formula="of:=IF([.B262]=1;[.E262]*[.F262])" office:value-type="float" office:value="0" calcext:value-type="float">
            <text:p>0</text:p>
          </table:table-cell>
          <table:table-cell table:formula="of:=IF(ISNUMBER([.G262]);[.G26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0,367)</text:p>
          </table:table-cell>
          <table:table-cell table:formula="of:=IF([.A263]=&quot;do()&quot;;TRUE();IF([.A263]=&quot;don't()&quot;;FALSE();IF([.B262]=1;TRUE();FALSE())))" office:value-type="boolean" office:boolean-value="false" calcext:value-type="boolean">
            <text:p>FALSCH</text:p>
          </table:table-cell>
          <table:table-cell table:formula="of:=ORG.LIBREOFFICE.REGEX([.A263];&quot;\d{1,3},&quot;)" office:value-type="string" office:string-value="400," calcext:value-type="string">
            <text:p>400,</text:p>
          </table:table-cell>
          <table:table-cell table:formula="of:=ORG.LIBREOFFICE.REGEX([.A263];&quot;,\d{1,3}&quot;)" office:value-type="string" office:string-value=",367" calcext:value-type="string">
            <text:p>,367</text:p>
          </table:table-cell>
          <table:table-cell table:formula="of:=ORG.LIBREOFFICE.REGEX([.C263];&quot;\d{1,3}&quot;)" office:value-type="string" office:string-value="400" calcext:value-type="string">
            <text:p>400</text:p>
          </table:table-cell>
          <table:table-cell table:formula="of:=ORG.LIBREOFFICE.REGEX([.D263];&quot;\d{1,3}&quot;)" office:value-type="string" office:string-value="367" calcext:value-type="string">
            <text:p>367</text:p>
          </table:table-cell>
          <table:table-cell table:formula="of:=IF([.B263]=1;[.E263]*[.F263])" office:value-type="float" office:value="0" calcext:value-type="float">
            <text:p>0</text:p>
          </table:table-cell>
          <table:table-cell table:formula="of:=IF(ISNUMBER([.G263]);[.G26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99,406)</text:p>
          </table:table-cell>
          <table:table-cell table:formula="of:=IF([.A264]=&quot;do()&quot;;TRUE();IF([.A264]=&quot;don't()&quot;;FALSE();IF([.B263]=1;TRUE();FALSE())))" office:value-type="boolean" office:boolean-value="false" calcext:value-type="boolean">
            <text:p>FALSCH</text:p>
          </table:table-cell>
          <table:table-cell table:formula="of:=ORG.LIBREOFFICE.REGEX([.A264];&quot;\d{1,3},&quot;)" office:value-type="string" office:string-value="399," calcext:value-type="string">
            <text:p>399,</text:p>
          </table:table-cell>
          <table:table-cell table:formula="of:=ORG.LIBREOFFICE.REGEX([.A264];&quot;,\d{1,3}&quot;)" office:value-type="string" office:string-value=",406" calcext:value-type="string">
            <text:p>,406</text:p>
          </table:table-cell>
          <table:table-cell table:formula="of:=ORG.LIBREOFFICE.REGEX([.C264];&quot;\d{1,3}&quot;)" office:value-type="string" office:string-value="399" calcext:value-type="string">
            <text:p>399</text:p>
          </table:table-cell>
          <table:table-cell table:formula="of:=ORG.LIBREOFFICE.REGEX([.D264];&quot;\d{1,3}&quot;)" office:value-type="string" office:string-value="406" calcext:value-type="string">
            <text:p>406</text:p>
          </table:table-cell>
          <table:table-cell table:formula="of:=IF([.B264]=1;[.E264]*[.F264])" office:value-type="float" office:value="0" calcext:value-type="float">
            <text:p>0</text:p>
          </table:table-cell>
          <table:table-cell table:formula="of:=IF(ISNUMBER([.G264]);[.G26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0,700)</text:p>
          </table:table-cell>
          <table:table-cell table:formula="of:=IF([.A265]=&quot;do()&quot;;TRUE();IF([.A265]=&quot;don't()&quot;;FALSE();IF([.B264]=1;TRUE();FALSE())))" office:value-type="boolean" office:boolean-value="false" calcext:value-type="boolean">
            <text:p>FALSCH</text:p>
          </table:table-cell>
          <table:table-cell table:formula="of:=ORG.LIBREOFFICE.REGEX([.A265];&quot;\d{1,3},&quot;)" office:value-type="string" office:string-value="990," calcext:value-type="string">
            <text:p>990,</text:p>
          </table:table-cell>
          <table:table-cell table:formula="of:=ORG.LIBREOFFICE.REGEX([.A265];&quot;,\d{1,3}&quot;)" office:value-type="string" office:string-value=",700" calcext:value-type="string">
            <text:p>,700</text:p>
          </table:table-cell>
          <table:table-cell table:formula="of:=ORG.LIBREOFFICE.REGEX([.C265];&quot;\d{1,3}&quot;)" office:value-type="string" office:string-value="990" calcext:value-type="string">
            <text:p>990</text:p>
          </table:table-cell>
          <table:table-cell table:formula="of:=ORG.LIBREOFFICE.REGEX([.D265];&quot;\d{1,3}&quot;)" office:value-type="string" office:string-value="700" calcext:value-type="string">
            <text:p>700</text:p>
          </table:table-cell>
          <table:table-cell table:formula="of:=IF([.B265]=1;[.E265]*[.F265])" office:value-type="float" office:value="0" calcext:value-type="float">
            <text:p>0</text:p>
          </table:table-cell>
          <table:table-cell table:formula="of:=IF(ISNUMBER([.G265]);[.G26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2,80)</text:p>
          </table:table-cell>
          <table:table-cell table:formula="of:=IF([.A266]=&quot;do()&quot;;TRUE();IF([.A266]=&quot;don't()&quot;;FALSE();IF([.B265]=1;TRUE();FALSE())))" office:value-type="boolean" office:boolean-value="false" calcext:value-type="boolean">
            <text:p>FALSCH</text:p>
          </table:table-cell>
          <table:table-cell table:formula="of:=ORG.LIBREOFFICE.REGEX([.A266];&quot;\d{1,3},&quot;)" office:value-type="string" office:string-value="822," calcext:value-type="string">
            <text:p>822,</text:p>
          </table:table-cell>
          <table:table-cell table:formula="of:=ORG.LIBREOFFICE.REGEX([.A266];&quot;,\d{1,3}&quot;)" office:value-type="string" office:string-value=",80" calcext:value-type="string">
            <text:p>,80</text:p>
          </table:table-cell>
          <table:table-cell table:formula="of:=ORG.LIBREOFFICE.REGEX([.C266];&quot;\d{1,3}&quot;)" office:value-type="string" office:string-value="822" calcext:value-type="string">
            <text:p>822</text:p>
          </table:table-cell>
          <table:table-cell table:formula="of:=ORG.LIBREOFFICE.REGEX([.D266];&quot;\d{1,3}&quot;)" office:value-type="string" office:string-value="80" calcext:value-type="string">
            <text:p>80</text:p>
          </table:table-cell>
          <table:table-cell table:formula="of:=IF([.B266]=1;[.E266]*[.F266])" office:value-type="float" office:value="0" calcext:value-type="float">
            <text:p>0</text:p>
          </table:table-cell>
          <table:table-cell table:formula="of:=IF(ISNUMBER([.G266]);[.G26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3,211)</text:p>
          </table:table-cell>
          <table:table-cell table:formula="of:=IF([.A267]=&quot;do()&quot;;TRUE();IF([.A267]=&quot;don't()&quot;;FALSE();IF([.B266]=1;TRUE();FALSE())))" office:value-type="boolean" office:boolean-value="false" calcext:value-type="boolean">
            <text:p>FALSCH</text:p>
          </table:table-cell>
          <table:table-cell table:formula="of:=ORG.LIBREOFFICE.REGEX([.A267];&quot;\d{1,3},&quot;)" office:value-type="string" office:string-value="803," calcext:value-type="string">
            <text:p>803,</text:p>
          </table:table-cell>
          <table:table-cell table:formula="of:=ORG.LIBREOFFICE.REGEX([.A267];&quot;,\d{1,3}&quot;)" office:value-type="string" office:string-value=",211" calcext:value-type="string">
            <text:p>,211</text:p>
          </table:table-cell>
          <table:table-cell table:formula="of:=ORG.LIBREOFFICE.REGEX([.C267];&quot;\d{1,3}&quot;)" office:value-type="string" office:string-value="803" calcext:value-type="string">
            <text:p>803</text:p>
          </table:table-cell>
          <table:table-cell table:formula="of:=ORG.LIBREOFFICE.REGEX([.D267];&quot;\d{1,3}&quot;)" office:value-type="string" office:string-value="211" calcext:value-type="string">
            <text:p>211</text:p>
          </table:table-cell>
          <table:table-cell table:formula="of:=IF([.B267]=1;[.E267]*[.F267])" office:value-type="float" office:value="0" calcext:value-type="float">
            <text:p>0</text:p>
          </table:table-cell>
          <table:table-cell table:formula="of:=IF(ISNUMBER([.G267]);[.G26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4,212)</text:p>
          </table:table-cell>
          <table:table-cell table:formula="of:=IF([.A268]=&quot;do()&quot;;TRUE();IF([.A268]=&quot;don't()&quot;;FALSE();IF([.B267]=1;TRUE();FALSE())))" office:value-type="boolean" office:boolean-value="false" calcext:value-type="boolean">
            <text:p>FALSCH</text:p>
          </table:table-cell>
          <table:table-cell table:formula="of:=ORG.LIBREOFFICE.REGEX([.A268];&quot;\d{1,3},&quot;)" office:value-type="string" office:string-value="614," calcext:value-type="string">
            <text:p>614,</text:p>
          </table:table-cell>
          <table:table-cell table:formula="of:=ORG.LIBREOFFICE.REGEX([.A268];&quot;,\d{1,3}&quot;)" office:value-type="string" office:string-value=",212" calcext:value-type="string">
            <text:p>,212</text:p>
          </table:table-cell>
          <table:table-cell table:formula="of:=ORG.LIBREOFFICE.REGEX([.C268];&quot;\d{1,3}&quot;)" office:value-type="string" office:string-value="614" calcext:value-type="string">
            <text:p>614</text:p>
          </table:table-cell>
          <table:table-cell table:formula="of:=ORG.LIBREOFFICE.REGEX([.D268];&quot;\d{1,3}&quot;)" office:value-type="string" office:string-value="212" calcext:value-type="string">
            <text:p>212</text:p>
          </table:table-cell>
          <table:table-cell table:formula="of:=IF([.B268]=1;[.E268]*[.F268])" office:value-type="float" office:value="0" calcext:value-type="float">
            <text:p>0</text:p>
          </table:table-cell>
          <table:table-cell table:formula="of:=IF(ISNUMBER([.G268]);[.G26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9,702)</text:p>
          </table:table-cell>
          <table:table-cell table:formula="of:=IF([.A269]=&quot;do()&quot;;TRUE();IF([.A269]=&quot;don't()&quot;;FALSE();IF([.B268]=1;TRUE();FALSE())))" office:value-type="boolean" office:boolean-value="false" calcext:value-type="boolean">
            <text:p>FALSCH</text:p>
          </table:table-cell>
          <table:table-cell table:formula="of:=ORG.LIBREOFFICE.REGEX([.A269];&quot;\d{1,3},&quot;)" office:value-type="string" office:string-value="969," calcext:value-type="string">
            <text:p>969,</text:p>
          </table:table-cell>
          <table:table-cell table:formula="of:=ORG.LIBREOFFICE.REGEX([.A269];&quot;,\d{1,3}&quot;)" office:value-type="string" office:string-value=",702" calcext:value-type="string">
            <text:p>,702</text:p>
          </table:table-cell>
          <table:table-cell table:formula="of:=ORG.LIBREOFFICE.REGEX([.C269];&quot;\d{1,3}&quot;)" office:value-type="string" office:string-value="969" calcext:value-type="string">
            <text:p>969</text:p>
          </table:table-cell>
          <table:table-cell table:formula="of:=ORG.LIBREOFFICE.REGEX([.D269];&quot;\d{1,3}&quot;)" office:value-type="string" office:string-value="702" calcext:value-type="string">
            <text:p>702</text:p>
          </table:table-cell>
          <table:table-cell table:formula="of:=IF([.B269]=1;[.E269]*[.F269])" office:value-type="float" office:value="0" calcext:value-type="float">
            <text:p>0</text:p>
          </table:table-cell>
          <table:table-cell table:formula="of:=IF(ISNUMBER([.G269]);[.G26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16,424)</text:p>
          </table:table-cell>
          <table:table-cell table:formula="of:=IF([.A270]=&quot;do()&quot;;TRUE();IF([.A270]=&quot;don't()&quot;;FALSE();IF([.B269]=1;TRUE();FALSE())))" office:value-type="boolean" office:boolean-value="false" calcext:value-type="boolean">
            <text:p>FALSCH</text:p>
          </table:table-cell>
          <table:table-cell table:formula="of:=ORG.LIBREOFFICE.REGEX([.A270];&quot;\d{1,3},&quot;)" office:value-type="string" office:string-value="916," calcext:value-type="string">
            <text:p>916,</text:p>
          </table:table-cell>
          <table:table-cell table:formula="of:=ORG.LIBREOFFICE.REGEX([.A270];&quot;,\d{1,3}&quot;)" office:value-type="string" office:string-value=",424" calcext:value-type="string">
            <text:p>,424</text:p>
          </table:table-cell>
          <table:table-cell table:formula="of:=ORG.LIBREOFFICE.REGEX([.C270];&quot;\d{1,3}&quot;)" office:value-type="string" office:string-value="916" calcext:value-type="string">
            <text:p>916</text:p>
          </table:table-cell>
          <table:table-cell table:formula="of:=ORG.LIBREOFFICE.REGEX([.D270];&quot;\d{1,3}&quot;)" office:value-type="string" office:string-value="424" calcext:value-type="string">
            <text:p>424</text:p>
          </table:table-cell>
          <table:table-cell table:formula="of:=IF([.B270]=1;[.E270]*[.F270])" office:value-type="float" office:value="0" calcext:value-type="float">
            <text:p>0</text:p>
          </table:table-cell>
          <table:table-cell table:formula="of:=IF(ISNUMBER([.G270]);[.G27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9,685)</text:p>
          </table:table-cell>
          <table:table-cell table:formula="of:=IF([.A271]=&quot;do()&quot;;TRUE();IF([.A271]=&quot;don't()&quot;;FALSE();IF([.B270]=1;TRUE();FALSE())))" office:value-type="boolean" office:boolean-value="false" calcext:value-type="boolean">
            <text:p>FALSCH</text:p>
          </table:table-cell>
          <table:table-cell table:formula="of:=ORG.LIBREOFFICE.REGEX([.A271];&quot;\d{1,3},&quot;)" office:value-type="string" office:string-value="119," calcext:value-type="string">
            <text:p>119,</text:p>
          </table:table-cell>
          <table:table-cell table:formula="of:=ORG.LIBREOFFICE.REGEX([.A271];&quot;,\d{1,3}&quot;)" office:value-type="string" office:string-value=",685" calcext:value-type="string">
            <text:p>,685</text:p>
          </table:table-cell>
          <table:table-cell table:formula="of:=ORG.LIBREOFFICE.REGEX([.C271];&quot;\d{1,3}&quot;)" office:value-type="string" office:string-value="119" calcext:value-type="string">
            <text:p>119</text:p>
          </table:table-cell>
          <table:table-cell table:formula="of:=ORG.LIBREOFFICE.REGEX([.D271];&quot;\d{1,3}&quot;)" office:value-type="string" office:string-value="685" calcext:value-type="string">
            <text:p>685</text:p>
          </table:table-cell>
          <table:table-cell table:formula="of:=IF([.B271]=1;[.E271]*[.F271])" office:value-type="float" office:value="0" calcext:value-type="float">
            <text:p>0</text:p>
          </table:table-cell>
          <table:table-cell table:formula="of:=IF(ISNUMBER([.G271]);[.G27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89,37)</text:p>
          </table:table-cell>
          <table:table-cell table:formula="of:=IF([.A272]=&quot;do()&quot;;TRUE();IF([.A272]=&quot;don't()&quot;;FALSE();IF([.B271]=1;TRUE();FALSE())))" office:value-type="boolean" office:boolean-value="false" calcext:value-type="boolean">
            <text:p>FALSCH</text:p>
          </table:table-cell>
          <table:table-cell table:formula="of:=ORG.LIBREOFFICE.REGEX([.A272];&quot;\d{1,3},&quot;)" office:value-type="string" office:string-value="889," calcext:value-type="string">
            <text:p>889,</text:p>
          </table:table-cell>
          <table:table-cell table:formula="of:=ORG.LIBREOFFICE.REGEX([.A272];&quot;,\d{1,3}&quot;)" office:value-type="string" office:string-value=",37" calcext:value-type="string">
            <text:p>,37</text:p>
          </table:table-cell>
          <table:table-cell table:formula="of:=ORG.LIBREOFFICE.REGEX([.C272];&quot;\d{1,3}&quot;)" office:value-type="string" office:string-value="889" calcext:value-type="string">
            <text:p>889</text:p>
          </table:table-cell>
          <table:table-cell table:formula="of:=ORG.LIBREOFFICE.REGEX([.D272];&quot;\d{1,3}&quot;)" office:value-type="string" office:string-value="37" calcext:value-type="string">
            <text:p>37</text:p>
          </table:table-cell>
          <table:table-cell table:formula="of:=IF([.B272]=1;[.E272]*[.F272])" office:value-type="float" office:value="0" calcext:value-type="float">
            <text:p>0</text:p>
          </table:table-cell>
          <table:table-cell table:formula="of:=IF(ISNUMBER([.G272]);[.G27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8,492)</text:p>
          </table:table-cell>
          <table:table-cell table:formula="of:=IF([.A273]=&quot;do()&quot;;TRUE();IF([.A273]=&quot;don't()&quot;;FALSE();IF([.B272]=1;TRUE();FALSE())))" office:value-type="boolean" office:boolean-value="false" calcext:value-type="boolean">
            <text:p>FALSCH</text:p>
          </table:table-cell>
          <table:table-cell table:formula="of:=ORG.LIBREOFFICE.REGEX([.A273];&quot;\d{1,3},&quot;)" office:value-type="string" office:string-value="608," calcext:value-type="string">
            <text:p>608,</text:p>
          </table:table-cell>
          <table:table-cell table:formula="of:=ORG.LIBREOFFICE.REGEX([.A273];&quot;,\d{1,3}&quot;)" office:value-type="string" office:string-value=",492" calcext:value-type="string">
            <text:p>,492</text:p>
          </table:table-cell>
          <table:table-cell table:formula="of:=ORG.LIBREOFFICE.REGEX([.C273];&quot;\d{1,3}&quot;)" office:value-type="string" office:string-value="608" calcext:value-type="string">
            <text:p>608</text:p>
          </table:table-cell>
          <table:table-cell table:formula="of:=ORG.LIBREOFFICE.REGEX([.D273];&quot;\d{1,3}&quot;)" office:value-type="string" office:string-value="492" calcext:value-type="string">
            <text:p>492</text:p>
          </table:table-cell>
          <table:table-cell table:formula="of:=IF([.B273]=1;[.E273]*[.F273])" office:value-type="float" office:value="0" calcext:value-type="float">
            <text:p>0</text:p>
          </table:table-cell>
          <table:table-cell table:formula="of:=IF(ISNUMBER([.G273]);[.G27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9,469)</text:p>
          </table:table-cell>
          <table:table-cell table:formula="of:=IF([.A274]=&quot;do()&quot;;TRUE();IF([.A274]=&quot;don't()&quot;;FALSE();IF([.B273]=1;TRUE();FALSE())))" office:value-type="boolean" office:boolean-value="false" calcext:value-type="boolean">
            <text:p>FALSCH</text:p>
          </table:table-cell>
          <table:table-cell table:formula="of:=ORG.LIBREOFFICE.REGEX([.A274];&quot;\d{1,3},&quot;)" office:value-type="string" office:string-value="189," calcext:value-type="string">
            <text:p>189,</text:p>
          </table:table-cell>
          <table:table-cell table:formula="of:=ORG.LIBREOFFICE.REGEX([.A274];&quot;,\d{1,3}&quot;)" office:value-type="string" office:string-value=",469" calcext:value-type="string">
            <text:p>,469</text:p>
          </table:table-cell>
          <table:table-cell table:formula="of:=ORG.LIBREOFFICE.REGEX([.C274];&quot;\d{1,3}&quot;)" office:value-type="string" office:string-value="189" calcext:value-type="string">
            <text:p>189</text:p>
          </table:table-cell>
          <table:table-cell table:formula="of:=ORG.LIBREOFFICE.REGEX([.D274];&quot;\d{1,3}&quot;)" office:value-type="string" office:string-value="469" calcext:value-type="string">
            <text:p>469</text:p>
          </table:table-cell>
          <table:table-cell table:formula="of:=IF([.B274]=1;[.E274]*[.F274])" office:value-type="float" office:value="0" calcext:value-type="float">
            <text:p>0</text:p>
          </table:table-cell>
          <table:table-cell table:formula="of:=IF(ISNUMBER([.G274]);[.G27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2,632)</text:p>
          </table:table-cell>
          <table:table-cell table:formula="of:=IF([.A275]=&quot;do()&quot;;TRUE();IF([.A275]=&quot;don't()&quot;;FALSE();IF([.B274]=1;TRUE();FALSE())))" office:value-type="boolean" office:boolean-value="false" calcext:value-type="boolean">
            <text:p>FALSCH</text:p>
          </table:table-cell>
          <table:table-cell table:formula="of:=ORG.LIBREOFFICE.REGEX([.A275];&quot;\d{1,3},&quot;)" office:value-type="string" office:string-value="242," calcext:value-type="string">
            <text:p>242,</text:p>
          </table:table-cell>
          <table:table-cell table:formula="of:=ORG.LIBREOFFICE.REGEX([.A275];&quot;,\d{1,3}&quot;)" office:value-type="string" office:string-value=",632" calcext:value-type="string">
            <text:p>,632</text:p>
          </table:table-cell>
          <table:table-cell table:formula="of:=ORG.LIBREOFFICE.REGEX([.C275];&quot;\d{1,3}&quot;)" office:value-type="string" office:string-value="242" calcext:value-type="string">
            <text:p>242</text:p>
          </table:table-cell>
          <table:table-cell table:formula="of:=ORG.LIBREOFFICE.REGEX([.D275];&quot;\d{1,3}&quot;)" office:value-type="string" office:string-value="632" calcext:value-type="string">
            <text:p>632</text:p>
          </table:table-cell>
          <table:table-cell table:formula="of:=IF([.B275]=1;[.E275]*[.F275])" office:value-type="float" office:value="0" calcext:value-type="float">
            <text:p>0</text:p>
          </table:table-cell>
          <table:table-cell table:formula="of:=IF(ISNUMBER([.G275]);[.G27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6,192)</text:p>
          </table:table-cell>
          <table:table-cell table:formula="of:=IF([.A276]=&quot;do()&quot;;TRUE();IF([.A276]=&quot;don't()&quot;;FALSE();IF([.B275]=1;TRUE();FALSE())))" office:value-type="boolean" office:boolean-value="false" calcext:value-type="boolean">
            <text:p>FALSCH</text:p>
          </table:table-cell>
          <table:table-cell table:formula="of:=ORG.LIBREOFFICE.REGEX([.A276];&quot;\d{1,3},&quot;)" office:value-type="string" office:string-value="236," calcext:value-type="string">
            <text:p>236,</text:p>
          </table:table-cell>
          <table:table-cell table:formula="of:=ORG.LIBREOFFICE.REGEX([.A276];&quot;,\d{1,3}&quot;)" office:value-type="string" office:string-value=",192" calcext:value-type="string">
            <text:p>,192</text:p>
          </table:table-cell>
          <table:table-cell table:formula="of:=ORG.LIBREOFFICE.REGEX([.C276];&quot;\d{1,3}&quot;)" office:value-type="string" office:string-value="236" calcext:value-type="string">
            <text:p>236</text:p>
          </table:table-cell>
          <table:table-cell table:formula="of:=ORG.LIBREOFFICE.REGEX([.D276];&quot;\d{1,3}&quot;)" office:value-type="string" office:string-value="192" calcext:value-type="string">
            <text:p>192</text:p>
          </table:table-cell>
          <table:table-cell table:formula="of:=IF([.B276]=1;[.E276]*[.F276])" office:value-type="float" office:value="0" calcext:value-type="float">
            <text:p>0</text:p>
          </table:table-cell>
          <table:table-cell table:formula="of:=IF(ISNUMBER([.G276]);[.G27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9,803)</text:p>
          </table:table-cell>
          <table:table-cell table:formula="of:=IF([.A277]=&quot;do()&quot;;TRUE();IF([.A277]=&quot;don't()&quot;;FALSE();IF([.B276]=1;TRUE();FALSE())))" office:value-type="boolean" office:boolean-value="false" calcext:value-type="boolean">
            <text:p>FALSCH</text:p>
          </table:table-cell>
          <table:table-cell table:formula="of:=ORG.LIBREOFFICE.REGEX([.A277];&quot;\d{1,3},&quot;)" office:value-type="string" office:string-value="409," calcext:value-type="string">
            <text:p>409,</text:p>
          </table:table-cell>
          <table:table-cell table:formula="of:=ORG.LIBREOFFICE.REGEX([.A277];&quot;,\d{1,3}&quot;)" office:value-type="string" office:string-value=",803" calcext:value-type="string">
            <text:p>,803</text:p>
          </table:table-cell>
          <table:table-cell table:formula="of:=ORG.LIBREOFFICE.REGEX([.C277];&quot;\d{1,3}&quot;)" office:value-type="string" office:string-value="409" calcext:value-type="string">
            <text:p>409</text:p>
          </table:table-cell>
          <table:table-cell table:formula="of:=ORG.LIBREOFFICE.REGEX([.D277];&quot;\d{1,3}&quot;)" office:value-type="string" office:string-value="803" calcext:value-type="string">
            <text:p>803</text:p>
          </table:table-cell>
          <table:table-cell table:formula="of:=IF([.B277]=1;[.E277]*[.F277])" office:value-type="float" office:value="0" calcext:value-type="float">
            <text:p>0</text:p>
          </table:table-cell>
          <table:table-cell table:formula="of:=IF(ISNUMBER([.G277]);[.G27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,832)</text:p>
          </table:table-cell>
          <table:table-cell table:formula="of:=IF([.A278]=&quot;do()&quot;;TRUE();IF([.A278]=&quot;don't()&quot;;FALSE();IF([.B277]=1;TRUE();FALSE())))" office:value-type="boolean" office:boolean-value="false" calcext:value-type="boolean">
            <text:p>FALSCH</text:p>
          </table:table-cell>
          <table:table-cell table:formula="of:=ORG.LIBREOFFICE.REGEX([.A278];&quot;\d{1,3},&quot;)" office:value-type="string" office:string-value="26," calcext:value-type="string">
            <text:p>26,</text:p>
          </table:table-cell>
          <table:table-cell table:formula="of:=ORG.LIBREOFFICE.REGEX([.A278];&quot;,\d{1,3}&quot;)" office:value-type="string" office:string-value=",832" calcext:value-type="string">
            <text:p>,832</text:p>
          </table:table-cell>
          <table:table-cell table:formula="of:=ORG.LIBREOFFICE.REGEX([.C278];&quot;\d{1,3}&quot;)" office:value-type="string" office:string-value="26" calcext:value-type="string">
            <text:p>26</text:p>
          </table:table-cell>
          <table:table-cell table:formula="of:=ORG.LIBREOFFICE.REGEX([.D278];&quot;\d{1,3}&quot;)" office:value-type="string" office:string-value="832" calcext:value-type="string">
            <text:p>832</text:p>
          </table:table-cell>
          <table:table-cell table:formula="of:=IF([.B278]=1;[.E278]*[.F278])" office:value-type="float" office:value="0" calcext:value-type="float">
            <text:p>0</text:p>
          </table:table-cell>
          <table:table-cell table:formula="of:=IF(ISNUMBER([.G278]);[.G27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79,583)</text:p>
          </table:table-cell>
          <table:table-cell table:formula="of:=IF([.A279]=&quot;do()&quot;;TRUE();IF([.A279]=&quot;don't()&quot;;FALSE();IF([.B278]=1;TRUE();FALSE())))" office:value-type="boolean" office:boolean-value="false" calcext:value-type="boolean">
            <text:p>FALSCH</text:p>
          </table:table-cell>
          <table:table-cell table:formula="of:=ORG.LIBREOFFICE.REGEX([.A279];&quot;\d{1,3},&quot;)" office:value-type="string" office:string-value="179," calcext:value-type="string">
            <text:p>179,</text:p>
          </table:table-cell>
          <table:table-cell table:formula="of:=ORG.LIBREOFFICE.REGEX([.A279];&quot;,\d{1,3}&quot;)" office:value-type="string" office:string-value=",583" calcext:value-type="string">
            <text:p>,583</text:p>
          </table:table-cell>
          <table:table-cell table:formula="of:=ORG.LIBREOFFICE.REGEX([.C279];&quot;\d{1,3}&quot;)" office:value-type="string" office:string-value="179" calcext:value-type="string">
            <text:p>179</text:p>
          </table:table-cell>
          <table:table-cell table:formula="of:=ORG.LIBREOFFICE.REGEX([.D279];&quot;\d{1,3}&quot;)" office:value-type="string" office:string-value="583" calcext:value-type="string">
            <text:p>583</text:p>
          </table:table-cell>
          <table:table-cell table:formula="of:=IF([.B279]=1;[.E279]*[.F279])" office:value-type="float" office:value="0" calcext:value-type="float">
            <text:p>0</text:p>
          </table:table-cell>
          <table:table-cell table:formula="of:=IF(ISNUMBER([.G279]);[.G27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1,141)</text:p>
          </table:table-cell>
          <table:table-cell table:formula="of:=IF([.A280]=&quot;do()&quot;;TRUE();IF([.A280]=&quot;don't()&quot;;FALSE();IF([.B279]=1;TRUE();FALSE())))" office:value-type="boolean" office:boolean-value="false" calcext:value-type="boolean">
            <text:p>FALSCH</text:p>
          </table:table-cell>
          <table:table-cell table:formula="of:=ORG.LIBREOFFICE.REGEX([.A280];&quot;\d{1,3},&quot;)" office:value-type="string" office:string-value="331," calcext:value-type="string">
            <text:p>331,</text:p>
          </table:table-cell>
          <table:table-cell table:formula="of:=ORG.LIBREOFFICE.REGEX([.A280];&quot;,\d{1,3}&quot;)" office:value-type="string" office:string-value=",141" calcext:value-type="string">
            <text:p>,141</text:p>
          </table:table-cell>
          <table:table-cell table:formula="of:=ORG.LIBREOFFICE.REGEX([.C280];&quot;\d{1,3}&quot;)" office:value-type="string" office:string-value="331" calcext:value-type="string">
            <text:p>331</text:p>
          </table:table-cell>
          <table:table-cell table:formula="of:=ORG.LIBREOFFICE.REGEX([.D280];&quot;\d{1,3}&quot;)" office:value-type="string" office:string-value="141" calcext:value-type="string">
            <text:p>141</text:p>
          </table:table-cell>
          <table:table-cell table:formula="of:=IF([.B280]=1;[.E280]*[.F280])" office:value-type="float" office:value="0" calcext:value-type="float">
            <text:p>0</text:p>
          </table:table-cell>
          <table:table-cell table:formula="of:=IF(ISNUMBER([.G280]);[.G28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01,618)</text:p>
          </table:table-cell>
          <table:table-cell table:formula="of:=IF([.A281]=&quot;do()&quot;;TRUE();IF([.A281]=&quot;don't()&quot;;FALSE();IF([.B280]=1;TRUE();FALSE())))" office:value-type="boolean" office:boolean-value="false" calcext:value-type="boolean">
            <text:p>FALSCH</text:p>
          </table:table-cell>
          <table:table-cell table:formula="of:=ORG.LIBREOFFICE.REGEX([.A281];&quot;\d{1,3},&quot;)" office:value-type="string" office:string-value="201," calcext:value-type="string">
            <text:p>201,</text:p>
          </table:table-cell>
          <table:table-cell table:formula="of:=ORG.LIBREOFFICE.REGEX([.A281];&quot;,\d{1,3}&quot;)" office:value-type="string" office:string-value=",618" calcext:value-type="string">
            <text:p>,618</text:p>
          </table:table-cell>
          <table:table-cell table:formula="of:=ORG.LIBREOFFICE.REGEX([.C281];&quot;\d{1,3}&quot;)" office:value-type="string" office:string-value="201" calcext:value-type="string">
            <text:p>201</text:p>
          </table:table-cell>
          <table:table-cell table:formula="of:=ORG.LIBREOFFICE.REGEX([.D281];&quot;\d{1,3}&quot;)" office:value-type="string" office:string-value="618" calcext:value-type="string">
            <text:p>618</text:p>
          </table:table-cell>
          <table:table-cell table:formula="of:=IF([.B281]=1;[.E281]*[.F281])" office:value-type="float" office:value="0" calcext:value-type="float">
            <text:p>0</text:p>
          </table:table-cell>
          <table:table-cell table:formula="of:=IF(ISNUMBER([.G281]);[.G28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6,455)</text:p>
          </table:table-cell>
          <table:table-cell table:formula="of:=IF([.A282]=&quot;do()&quot;;TRUE();IF([.A282]=&quot;don't()&quot;;FALSE();IF([.B281]=1;TRUE();FALSE())))" office:value-type="boolean" office:boolean-value="false" calcext:value-type="boolean">
            <text:p>FALSCH</text:p>
          </table:table-cell>
          <table:table-cell table:formula="of:=ORG.LIBREOFFICE.REGEX([.A282];&quot;\d{1,3},&quot;)" office:value-type="string" office:string-value="346," calcext:value-type="string">
            <text:p>346,</text:p>
          </table:table-cell>
          <table:table-cell table:formula="of:=ORG.LIBREOFFICE.REGEX([.A282];&quot;,\d{1,3}&quot;)" office:value-type="string" office:string-value=",455" calcext:value-type="string">
            <text:p>,455</text:p>
          </table:table-cell>
          <table:table-cell table:formula="of:=ORG.LIBREOFFICE.REGEX([.C282];&quot;\d{1,3}&quot;)" office:value-type="string" office:string-value="346" calcext:value-type="string">
            <text:p>346</text:p>
          </table:table-cell>
          <table:table-cell table:formula="of:=ORG.LIBREOFFICE.REGEX([.D282];&quot;\d{1,3}&quot;)" office:value-type="string" office:string-value="455" calcext:value-type="string">
            <text:p>455</text:p>
          </table:table-cell>
          <table:table-cell table:formula="of:=IF([.B282]=1;[.E282]*[.F282])" office:value-type="float" office:value="0" calcext:value-type="float">
            <text:p>0</text:p>
          </table:table-cell>
          <table:table-cell table:formula="of:=IF(ISNUMBER([.G282]);[.G28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6,191)</text:p>
          </table:table-cell>
          <table:table-cell table:formula="of:=IF([.A283]=&quot;do()&quot;;TRUE();IF([.A283]=&quot;don't()&quot;;FALSE();IF([.B282]=1;TRUE();FALSE())))" office:value-type="boolean" office:boolean-value="false" calcext:value-type="boolean">
            <text:p>FALSCH</text:p>
          </table:table-cell>
          <table:table-cell table:formula="of:=ORG.LIBREOFFICE.REGEX([.A283];&quot;\d{1,3},&quot;)" office:value-type="string" office:string-value="186," calcext:value-type="string">
            <text:p>186,</text:p>
          </table:table-cell>
          <table:table-cell table:formula="of:=ORG.LIBREOFFICE.REGEX([.A283];&quot;,\d{1,3}&quot;)" office:value-type="string" office:string-value=",191" calcext:value-type="string">
            <text:p>,191</text:p>
          </table:table-cell>
          <table:table-cell table:formula="of:=ORG.LIBREOFFICE.REGEX([.C283];&quot;\d{1,3}&quot;)" office:value-type="string" office:string-value="186" calcext:value-type="string">
            <text:p>186</text:p>
          </table:table-cell>
          <table:table-cell table:formula="of:=ORG.LIBREOFFICE.REGEX([.D283];&quot;\d{1,3}&quot;)" office:value-type="string" office:string-value="191" calcext:value-type="string">
            <text:p>191</text:p>
          </table:table-cell>
          <table:table-cell table:formula="of:=IF([.B283]=1;[.E283]*[.F283])" office:value-type="float" office:value="0" calcext:value-type="float">
            <text:p>0</text:p>
          </table:table-cell>
          <table:table-cell table:formula="of:=IF(ISNUMBER([.G283]);[.G28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7,155)</text:p>
          </table:table-cell>
          <table:table-cell table:formula="of:=IF([.A284]=&quot;do()&quot;;TRUE();IF([.A284]=&quot;don't()&quot;;FALSE();IF([.B283]=1;TRUE();FALSE())))" office:value-type="boolean" office:boolean-value="false" calcext:value-type="boolean">
            <text:p>FALSCH</text:p>
          </table:table-cell>
          <table:table-cell table:formula="of:=ORG.LIBREOFFICE.REGEX([.A284];&quot;\d{1,3},&quot;)" office:value-type="string" office:string-value="227," calcext:value-type="string">
            <text:p>227,</text:p>
          </table:table-cell>
          <table:table-cell table:formula="of:=ORG.LIBREOFFICE.REGEX([.A284];&quot;,\d{1,3}&quot;)" office:value-type="string" office:string-value=",155" calcext:value-type="string">
            <text:p>,155</text:p>
          </table:table-cell>
          <table:table-cell table:formula="of:=ORG.LIBREOFFICE.REGEX([.C284];&quot;\d{1,3}&quot;)" office:value-type="string" office:string-value="227" calcext:value-type="string">
            <text:p>227</text:p>
          </table:table-cell>
          <table:table-cell table:formula="of:=ORG.LIBREOFFICE.REGEX([.D284];&quot;\d{1,3}&quot;)" office:value-type="string" office:string-value="155" calcext:value-type="string">
            <text:p>155</text:p>
          </table:table-cell>
          <table:table-cell table:formula="of:=IF([.B284]=1;[.E284]*[.F284])" office:value-type="float" office:value="0" calcext:value-type="float">
            <text:p>0</text:p>
          </table:table-cell>
          <table:table-cell table:formula="of:=IF(ISNUMBER([.G284]);[.G28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2,168)</text:p>
          </table:table-cell>
          <table:table-cell table:formula="of:=IF([.A285]=&quot;do()&quot;;TRUE();IF([.A285]=&quot;don't()&quot;;FALSE();IF([.B284]=1;TRUE();FALSE())))" office:value-type="boolean" office:boolean-value="false" calcext:value-type="boolean">
            <text:p>FALSCH</text:p>
          </table:table-cell>
          <table:table-cell table:formula="of:=ORG.LIBREOFFICE.REGEX([.A285];&quot;\d{1,3},&quot;)" office:value-type="string" office:string-value="572," calcext:value-type="string">
            <text:p>572,</text:p>
          </table:table-cell>
          <table:table-cell table:formula="of:=ORG.LIBREOFFICE.REGEX([.A285];&quot;,\d{1,3}&quot;)" office:value-type="string" office:string-value=",168" calcext:value-type="string">
            <text:p>,168</text:p>
          </table:table-cell>
          <table:table-cell table:formula="of:=ORG.LIBREOFFICE.REGEX([.C285];&quot;\d{1,3}&quot;)" office:value-type="string" office:string-value="572" calcext:value-type="string">
            <text:p>572</text:p>
          </table:table-cell>
          <table:table-cell table:formula="of:=ORG.LIBREOFFICE.REGEX([.D285];&quot;\d{1,3}&quot;)" office:value-type="string" office:string-value="168" calcext:value-type="string">
            <text:p>168</text:p>
          </table:table-cell>
          <table:table-cell table:formula="of:=IF([.B285]=1;[.E285]*[.F285])" office:value-type="float" office:value="0" calcext:value-type="float">
            <text:p>0</text:p>
          </table:table-cell>
          <table:table-cell table:formula="of:=IF(ISNUMBER([.G285]);[.G28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2,271)</text:p>
          </table:table-cell>
          <table:table-cell table:formula="of:=IF([.A286]=&quot;do()&quot;;TRUE();IF([.A286]=&quot;don't()&quot;;FALSE();IF([.B285]=1;TRUE();FALSE())))" office:value-type="boolean" office:boolean-value="false" calcext:value-type="boolean">
            <text:p>FALSCH</text:p>
          </table:table-cell>
          <table:table-cell table:formula="of:=ORG.LIBREOFFICE.REGEX([.A286];&quot;\d{1,3},&quot;)" office:value-type="string" office:string-value="532," calcext:value-type="string">
            <text:p>532,</text:p>
          </table:table-cell>
          <table:table-cell table:formula="of:=ORG.LIBREOFFICE.REGEX([.A286];&quot;,\d{1,3}&quot;)" office:value-type="string" office:string-value=",271" calcext:value-type="string">
            <text:p>,271</text:p>
          </table:table-cell>
          <table:table-cell table:formula="of:=ORG.LIBREOFFICE.REGEX([.C286];&quot;\d{1,3}&quot;)" office:value-type="string" office:string-value="532" calcext:value-type="string">
            <text:p>532</text:p>
          </table:table-cell>
          <table:table-cell table:formula="of:=ORG.LIBREOFFICE.REGEX([.D286];&quot;\d{1,3}&quot;)" office:value-type="string" office:string-value="271" calcext:value-type="string">
            <text:p>271</text:p>
          </table:table-cell>
          <table:table-cell table:formula="of:=IF([.B286]=1;[.E286]*[.F286])" office:value-type="float" office:value="0" calcext:value-type="float">
            <text:p>0</text:p>
          </table:table-cell>
          <table:table-cell table:formula="of:=IF(ISNUMBER([.G286]);[.G28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2,565)</text:p>
          </table:table-cell>
          <table:table-cell table:formula="of:=IF([.A287]=&quot;do()&quot;;TRUE();IF([.A287]=&quot;don't()&quot;;FALSE();IF([.B286]=1;TRUE();FALSE())))" office:value-type="boolean" office:boolean-value="false" calcext:value-type="boolean">
            <text:p>FALSCH</text:p>
          </table:table-cell>
          <table:table-cell table:formula="of:=ORG.LIBREOFFICE.REGEX([.A287];&quot;\d{1,3},&quot;)" office:value-type="string" office:string-value="482," calcext:value-type="string">
            <text:p>482,</text:p>
          </table:table-cell>
          <table:table-cell table:formula="of:=ORG.LIBREOFFICE.REGEX([.A287];&quot;,\d{1,3}&quot;)" office:value-type="string" office:string-value=",565" calcext:value-type="string">
            <text:p>,565</text:p>
          </table:table-cell>
          <table:table-cell table:formula="of:=ORG.LIBREOFFICE.REGEX([.C287];&quot;\d{1,3}&quot;)" office:value-type="string" office:string-value="482" calcext:value-type="string">
            <text:p>482</text:p>
          </table:table-cell>
          <table:table-cell table:formula="of:=ORG.LIBREOFFICE.REGEX([.D287];&quot;\d{1,3}&quot;)" office:value-type="string" office:string-value="565" calcext:value-type="string">
            <text:p>565</text:p>
          </table:table-cell>
          <table:table-cell table:formula="of:=IF([.B287]=1;[.E287]*[.F287])" office:value-type="float" office:value="0" calcext:value-type="float">
            <text:p>0</text:p>
          </table:table-cell>
          <table:table-cell table:formula="of:=IF(ISNUMBER([.G287]);[.G28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49,201)</text:p>
          </table:table-cell>
          <table:table-cell table:formula="of:=IF([.A288]=&quot;do()&quot;;TRUE();IF([.A288]=&quot;don't()&quot;;FALSE();IF([.B287]=1;TRUE();FALSE())))" office:value-type="boolean" office:boolean-value="false" calcext:value-type="boolean">
            <text:p>FALSCH</text:p>
          </table:table-cell>
          <table:table-cell table:formula="of:=ORG.LIBREOFFICE.REGEX([.A288];&quot;\d{1,3},&quot;)" office:value-type="string" office:string-value="849," calcext:value-type="string">
            <text:p>849,</text:p>
          </table:table-cell>
          <table:table-cell table:formula="of:=ORG.LIBREOFFICE.REGEX([.A288];&quot;,\d{1,3}&quot;)" office:value-type="string" office:string-value=",201" calcext:value-type="string">
            <text:p>,201</text:p>
          </table:table-cell>
          <table:table-cell table:formula="of:=ORG.LIBREOFFICE.REGEX([.C288];&quot;\d{1,3}&quot;)" office:value-type="string" office:string-value="849" calcext:value-type="string">
            <text:p>849</text:p>
          </table:table-cell>
          <table:table-cell table:formula="of:=ORG.LIBREOFFICE.REGEX([.D288];&quot;\d{1,3}&quot;)" office:value-type="string" office:string-value="201" calcext:value-type="string">
            <text:p>201</text:p>
          </table:table-cell>
          <table:table-cell table:formula="of:=IF([.B288]=1;[.E288]*[.F288])" office:value-type="float" office:value="0" calcext:value-type="float">
            <text:p>0</text:p>
          </table:table-cell>
          <table:table-cell table:formula="of:=IF(ISNUMBER([.G288]);[.G28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7,900)</text:p>
          </table:table-cell>
          <table:table-cell table:formula="of:=IF([.A289]=&quot;do()&quot;;TRUE();IF([.A289]=&quot;don't()&quot;;FALSE();IF([.B288]=1;TRUE();FALSE())))" office:value-type="boolean" office:boolean-value="false" calcext:value-type="boolean">
            <text:p>FALSCH</text:p>
          </table:table-cell>
          <table:table-cell table:formula="of:=ORG.LIBREOFFICE.REGEX([.A289];&quot;\d{1,3},&quot;)" office:value-type="string" office:string-value="537," calcext:value-type="string">
            <text:p>537,</text:p>
          </table:table-cell>
          <table:table-cell table:formula="of:=ORG.LIBREOFFICE.REGEX([.A289];&quot;,\d{1,3}&quot;)" office:value-type="string" office:string-value=",900" calcext:value-type="string">
            <text:p>,900</text:p>
          </table:table-cell>
          <table:table-cell table:formula="of:=ORG.LIBREOFFICE.REGEX([.C289];&quot;\d{1,3}&quot;)" office:value-type="string" office:string-value="537" calcext:value-type="string">
            <text:p>537</text:p>
          </table:table-cell>
          <table:table-cell table:formula="of:=ORG.LIBREOFFICE.REGEX([.D289];&quot;\d{1,3}&quot;)" office:value-type="string" office:string-value="900" calcext:value-type="string">
            <text:p>900</text:p>
          </table:table-cell>
          <table:table-cell table:formula="of:=IF([.B289]=1;[.E289]*[.F289])" office:value-type="float" office:value="0" calcext:value-type="float">
            <text:p>0</text:p>
          </table:table-cell>
          <table:table-cell table:formula="of:=IF(ISNUMBER([.G289]);[.G28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2,60)</text:p>
          </table:table-cell>
          <table:table-cell table:formula="of:=IF([.A290]=&quot;do()&quot;;TRUE();IF([.A290]=&quot;don't()&quot;;FALSE();IF([.B289]=1;TRUE();FALSE())))" office:value-type="boolean" office:boolean-value="false" calcext:value-type="boolean">
            <text:p>FALSCH</text:p>
          </table:table-cell>
          <table:table-cell table:formula="of:=ORG.LIBREOFFICE.REGEX([.A290];&quot;\d{1,3},&quot;)" office:value-type="string" office:string-value="562," calcext:value-type="string">
            <text:p>562,</text:p>
          </table:table-cell>
          <table:table-cell table:formula="of:=ORG.LIBREOFFICE.REGEX([.A290];&quot;,\d{1,3}&quot;)" office:value-type="string" office:string-value=",60" calcext:value-type="string">
            <text:p>,60</text:p>
          </table:table-cell>
          <table:table-cell table:formula="of:=ORG.LIBREOFFICE.REGEX([.C290];&quot;\d{1,3}&quot;)" office:value-type="string" office:string-value="562" calcext:value-type="string">
            <text:p>562</text:p>
          </table:table-cell>
          <table:table-cell table:formula="of:=ORG.LIBREOFFICE.REGEX([.D290];&quot;\d{1,3}&quot;)" office:value-type="string" office:string-value="60" calcext:value-type="string">
            <text:p>60</text:p>
          </table:table-cell>
          <table:table-cell table:formula="of:=IF([.B290]=1;[.E290]*[.F290])" office:value-type="float" office:value="0" calcext:value-type="float">
            <text:p>0</text:p>
          </table:table-cell>
          <table:table-cell table:formula="of:=IF(ISNUMBER([.G290]);[.G29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,960)</text:p>
          </table:table-cell>
          <table:table-cell table:formula="of:=IF([.A291]=&quot;do()&quot;;TRUE();IF([.A291]=&quot;don't()&quot;;FALSE();IF([.B290]=1;TRUE();FALSE())))" office:value-type="boolean" office:boolean-value="false" calcext:value-type="boolean">
            <text:p>FALSCH</text:p>
          </table:table-cell>
          <table:table-cell table:formula="of:=ORG.LIBREOFFICE.REGEX([.A291];&quot;\d{1,3},&quot;)" office:value-type="string" office:string-value="80," calcext:value-type="string">
            <text:p>80,</text:p>
          </table:table-cell>
          <table:table-cell table:formula="of:=ORG.LIBREOFFICE.REGEX([.A291];&quot;,\d{1,3}&quot;)" office:value-type="string" office:string-value=",960" calcext:value-type="string">
            <text:p>,960</text:p>
          </table:table-cell>
          <table:table-cell table:formula="of:=ORG.LIBREOFFICE.REGEX([.C291];&quot;\d{1,3}&quot;)" office:value-type="string" office:string-value="80" calcext:value-type="string">
            <text:p>80</text:p>
          </table:table-cell>
          <table:table-cell table:formula="of:=ORG.LIBREOFFICE.REGEX([.D291];&quot;\d{1,3}&quot;)" office:value-type="string" office:string-value="960" calcext:value-type="string">
            <text:p>960</text:p>
          </table:table-cell>
          <table:table-cell table:formula="of:=IF([.B291]=1;[.E291]*[.F291])" office:value-type="float" office:value="0" calcext:value-type="float">
            <text:p>0</text:p>
          </table:table-cell>
          <table:table-cell table:formula="of:=IF(ISNUMBER([.G291]);[.G29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1,753)</text:p>
          </table:table-cell>
          <table:table-cell table:formula="of:=IF([.A292]=&quot;do()&quot;;TRUE();IF([.A292]=&quot;don't()&quot;;FALSE();IF([.B291]=1;TRUE();FALSE())))" office:value-type="boolean" office:boolean-value="false" calcext:value-type="boolean">
            <text:p>FALSCH</text:p>
          </table:table-cell>
          <table:table-cell table:formula="of:=ORG.LIBREOFFICE.REGEX([.A292];&quot;\d{1,3},&quot;)" office:value-type="string" office:string-value="741," calcext:value-type="string">
            <text:p>741,</text:p>
          </table:table-cell>
          <table:table-cell table:formula="of:=ORG.LIBREOFFICE.REGEX([.A292];&quot;,\d{1,3}&quot;)" office:value-type="string" office:string-value=",753" calcext:value-type="string">
            <text:p>,753</text:p>
          </table:table-cell>
          <table:table-cell table:formula="of:=ORG.LIBREOFFICE.REGEX([.C292];&quot;\d{1,3}&quot;)" office:value-type="string" office:string-value="741" calcext:value-type="string">
            <text:p>741</text:p>
          </table:table-cell>
          <table:table-cell table:formula="of:=ORG.LIBREOFFICE.REGEX([.D292];&quot;\d{1,3}&quot;)" office:value-type="string" office:string-value="753" calcext:value-type="string">
            <text:p>753</text:p>
          </table:table-cell>
          <table:table-cell table:formula="of:=IF([.B292]=1;[.E292]*[.F292])" office:value-type="float" office:value="0" calcext:value-type="float">
            <text:p>0</text:p>
          </table:table-cell>
          <table:table-cell table:formula="of:=IF(ISNUMBER([.G292]);[.G29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293]=&quot;do()&quot;;TRUE();IF([.A293]=&quot;don't()&quot;;FALSE();IF([.B292]=1;TRUE();FALSE())))" office:value-type="boolean" office:boolean-value="true" calcext:value-type="boolean">
            <text:p>WAHR</text:p>
          </table:table-cell>
          <table:table-cell table:formula="of:=ORG.LIBREOFFICE.REGEX([.A293];&quot;\d{1,3},&quot;)" office:value-type="string" office:string-value="" calcext:value-type="error">
            <text:p>#N/A</text:p>
          </table:table-cell>
          <table:table-cell table:formula="of:=ORG.LIBREOFFICE.REGEX([.A293];&quot;,\d{1,3}&quot;)" office:value-type="string" office:string-value="" calcext:value-type="error">
            <text:p>#N/A</text:p>
          </table:table-cell>
          <table:table-cell table:formula="of:=ORG.LIBREOFFICE.REGEX([.C293];&quot;\d{1,3}&quot;)" office:value-type="string" office:string-value="" calcext:value-type="error">
            <text:p>#N/A</text:p>
          </table:table-cell>
          <table:table-cell table:formula="of:=ORG.LIBREOFFICE.REGEX([.D293];&quot;\d{1,3}&quot;)" office:value-type="string" office:string-value="" calcext:value-type="error">
            <text:p>#N/A</text:p>
          </table:table-cell>
          <table:table-cell table:formula="of:=IF([.B293]=1;[.E293]*[.F293])" office:value-type="string" office:string-value="" calcext:value-type="error">
            <text:p>#N/A</text:p>
          </table:table-cell>
          <table:table-cell table:formula="of:=IF(ISNUMBER([.G293]);[.G29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34,18)</text:p>
          </table:table-cell>
          <table:table-cell table:formula="of:=IF([.A294]=&quot;do()&quot;;TRUE();IF([.A294]=&quot;don't()&quot;;FALSE();IF([.B293]=1;TRUE();FALSE())))" office:value-type="boolean" office:boolean-value="true" calcext:value-type="boolean">
            <text:p>WAHR</text:p>
          </table:table-cell>
          <table:table-cell table:formula="of:=ORG.LIBREOFFICE.REGEX([.A294];&quot;\d{1,3},&quot;)" office:value-type="string" office:string-value="434," calcext:value-type="string">
            <text:p>434,</text:p>
          </table:table-cell>
          <table:table-cell table:formula="of:=ORG.LIBREOFFICE.REGEX([.A294];&quot;,\d{1,3}&quot;)" office:value-type="string" office:string-value=",18" calcext:value-type="string">
            <text:p>,18</text:p>
          </table:table-cell>
          <table:table-cell table:formula="of:=ORG.LIBREOFFICE.REGEX([.C294];&quot;\d{1,3}&quot;)" office:value-type="string" office:string-value="434" calcext:value-type="string">
            <text:p>434</text:p>
          </table:table-cell>
          <table:table-cell table:formula="of:=ORG.LIBREOFFICE.REGEX([.D294];&quot;\d{1,3}&quot;)" office:value-type="string" office:string-value="18" calcext:value-type="string">
            <text:p>18</text:p>
          </table:table-cell>
          <table:table-cell table:formula="of:=IF([.B294]=1;[.E294]*[.F294])" office:value-type="float" office:value="7812" calcext:value-type="float">
            <text:p>7812</text:p>
          </table:table-cell>
          <table:table-cell table:formula="of:=IF(ISNUMBER([.G294]);[.G294];0)" office:value-type="float" office:value="7812" calcext:value-type="float">
            <text:p>78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2,562)</text:p>
          </table:table-cell>
          <table:table-cell table:formula="of:=IF([.A295]=&quot;do()&quot;;TRUE();IF([.A295]=&quot;don't()&quot;;FALSE();IF([.B294]=1;TRUE();FALSE())))" office:value-type="boolean" office:boolean-value="true" calcext:value-type="boolean">
            <text:p>WAHR</text:p>
          </table:table-cell>
          <table:table-cell table:formula="of:=ORG.LIBREOFFICE.REGEX([.A295];&quot;\d{1,3},&quot;)" office:value-type="string" office:string-value="662," calcext:value-type="string">
            <text:p>662,</text:p>
          </table:table-cell>
          <table:table-cell table:formula="of:=ORG.LIBREOFFICE.REGEX([.A295];&quot;,\d{1,3}&quot;)" office:value-type="string" office:string-value=",562" calcext:value-type="string">
            <text:p>,562</text:p>
          </table:table-cell>
          <table:table-cell table:formula="of:=ORG.LIBREOFFICE.REGEX([.C295];&quot;\d{1,3}&quot;)" office:value-type="string" office:string-value="662" calcext:value-type="string">
            <text:p>662</text:p>
          </table:table-cell>
          <table:table-cell table:formula="of:=ORG.LIBREOFFICE.REGEX([.D295];&quot;\d{1,3}&quot;)" office:value-type="string" office:string-value="562" calcext:value-type="string">
            <text:p>562</text:p>
          </table:table-cell>
          <table:table-cell table:formula="of:=IF([.B295]=1;[.E295]*[.F295])" office:value-type="float" office:value="372044" calcext:value-type="float">
            <text:p>372044</text:p>
          </table:table-cell>
          <table:table-cell table:formula="of:=IF(ISNUMBER([.G295]);[.G295];0)" office:value-type="float" office:value="372044" calcext:value-type="float">
            <text:p>3720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05,696)</text:p>
          </table:table-cell>
          <table:table-cell table:formula="of:=IF([.A296]=&quot;do()&quot;;TRUE();IF([.A296]=&quot;don't()&quot;;FALSE();IF([.B295]=1;TRUE();FALSE())))" office:value-type="boolean" office:boolean-value="true" calcext:value-type="boolean">
            <text:p>WAHR</text:p>
          </table:table-cell>
          <table:table-cell table:formula="of:=ORG.LIBREOFFICE.REGEX([.A296];&quot;\d{1,3},&quot;)" office:value-type="string" office:string-value="205," calcext:value-type="string">
            <text:p>205,</text:p>
          </table:table-cell>
          <table:table-cell table:formula="of:=ORG.LIBREOFFICE.REGEX([.A296];&quot;,\d{1,3}&quot;)" office:value-type="string" office:string-value=",696" calcext:value-type="string">
            <text:p>,696</text:p>
          </table:table-cell>
          <table:table-cell table:formula="of:=ORG.LIBREOFFICE.REGEX([.C296];&quot;\d{1,3}&quot;)" office:value-type="string" office:string-value="205" calcext:value-type="string">
            <text:p>205</text:p>
          </table:table-cell>
          <table:table-cell table:formula="of:=ORG.LIBREOFFICE.REGEX([.D296];&quot;\d{1,3}&quot;)" office:value-type="string" office:string-value="696" calcext:value-type="string">
            <text:p>696</text:p>
          </table:table-cell>
          <table:table-cell table:formula="of:=IF([.B296]=1;[.E296]*[.F296])" office:value-type="float" office:value="142680" calcext:value-type="float">
            <text:p>142680</text:p>
          </table:table-cell>
          <table:table-cell table:formula="of:=IF(ISNUMBER([.G296]);[.G296];0)" office:value-type="float" office:value="142680" calcext:value-type="float">
            <text:p>1426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6,755)</text:p>
          </table:table-cell>
          <table:table-cell table:formula="of:=IF([.A297]=&quot;do()&quot;;TRUE();IF([.A297]=&quot;don't()&quot;;FALSE();IF([.B296]=1;TRUE();FALSE())))" office:value-type="boolean" office:boolean-value="true" calcext:value-type="boolean">
            <text:p>WAHR</text:p>
          </table:table-cell>
          <table:table-cell table:formula="of:=ORG.LIBREOFFICE.REGEX([.A297];&quot;\d{1,3},&quot;)" office:value-type="string" office:string-value="656," calcext:value-type="string">
            <text:p>656,</text:p>
          </table:table-cell>
          <table:table-cell table:formula="of:=ORG.LIBREOFFICE.REGEX([.A297];&quot;,\d{1,3}&quot;)" office:value-type="string" office:string-value=",755" calcext:value-type="string">
            <text:p>,755</text:p>
          </table:table-cell>
          <table:table-cell table:formula="of:=ORG.LIBREOFFICE.REGEX([.C297];&quot;\d{1,3}&quot;)" office:value-type="string" office:string-value="656" calcext:value-type="string">
            <text:p>656</text:p>
          </table:table-cell>
          <table:table-cell table:formula="of:=ORG.LIBREOFFICE.REGEX([.D297];&quot;\d{1,3}&quot;)" office:value-type="string" office:string-value="755" calcext:value-type="string">
            <text:p>755</text:p>
          </table:table-cell>
          <table:table-cell table:formula="of:=IF([.B297]=1;[.E297]*[.F297])" office:value-type="float" office:value="495280" calcext:value-type="float">
            <text:p>495280</text:p>
          </table:table-cell>
          <table:table-cell table:formula="of:=IF(ISNUMBER([.G297]);[.G297];0)" office:value-type="float" office:value="495280" calcext:value-type="float">
            <text:p>4952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7,722)</text:p>
          </table:table-cell>
          <table:table-cell table:formula="of:=IF([.A298]=&quot;do()&quot;;TRUE();IF([.A298]=&quot;don't()&quot;;FALSE();IF([.B297]=1;TRUE();FALSE())))" office:value-type="boolean" office:boolean-value="true" calcext:value-type="boolean">
            <text:p>WAHR</text:p>
          </table:table-cell>
          <table:table-cell table:formula="of:=ORG.LIBREOFFICE.REGEX([.A298];&quot;\d{1,3},&quot;)" office:value-type="string" office:string-value="197," calcext:value-type="string">
            <text:p>197,</text:p>
          </table:table-cell>
          <table:table-cell table:formula="of:=ORG.LIBREOFFICE.REGEX([.A298];&quot;,\d{1,3}&quot;)" office:value-type="string" office:string-value=",722" calcext:value-type="string">
            <text:p>,722</text:p>
          </table:table-cell>
          <table:table-cell table:formula="of:=ORG.LIBREOFFICE.REGEX([.C298];&quot;\d{1,3}&quot;)" office:value-type="string" office:string-value="197" calcext:value-type="string">
            <text:p>197</text:p>
          </table:table-cell>
          <table:table-cell table:formula="of:=ORG.LIBREOFFICE.REGEX([.D298];&quot;\d{1,3}&quot;)" office:value-type="string" office:string-value="722" calcext:value-type="string">
            <text:p>722</text:p>
          </table:table-cell>
          <table:table-cell table:formula="of:=IF([.B298]=1;[.E298]*[.F298])" office:value-type="float" office:value="142234" calcext:value-type="float">
            <text:p>142234</text:p>
          </table:table-cell>
          <table:table-cell table:formula="of:=IF(ISNUMBER([.G298]);[.G298];0)" office:value-type="float" office:value="142234" calcext:value-type="float">
            <text:p>1422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35,826)</text:p>
          </table:table-cell>
          <table:table-cell table:formula="of:=IF([.A299]=&quot;do()&quot;;TRUE();IF([.A299]=&quot;don't()&quot;;FALSE();IF([.B298]=1;TRUE();FALSE())))" office:value-type="boolean" office:boolean-value="true" calcext:value-type="boolean">
            <text:p>WAHR</text:p>
          </table:table-cell>
          <table:table-cell table:formula="of:=ORG.LIBREOFFICE.REGEX([.A299];&quot;\d{1,3},&quot;)" office:value-type="string" office:string-value="935," calcext:value-type="string">
            <text:p>935,</text:p>
          </table:table-cell>
          <table:table-cell table:formula="of:=ORG.LIBREOFFICE.REGEX([.A299];&quot;,\d{1,3}&quot;)" office:value-type="string" office:string-value=",826" calcext:value-type="string">
            <text:p>,826</text:p>
          </table:table-cell>
          <table:table-cell table:formula="of:=ORG.LIBREOFFICE.REGEX([.C299];&quot;\d{1,3}&quot;)" office:value-type="string" office:string-value="935" calcext:value-type="string">
            <text:p>935</text:p>
          </table:table-cell>
          <table:table-cell table:formula="of:=ORG.LIBREOFFICE.REGEX([.D299];&quot;\d{1,3}&quot;)" office:value-type="string" office:string-value="826" calcext:value-type="string">
            <text:p>826</text:p>
          </table:table-cell>
          <table:table-cell table:formula="of:=IF([.B299]=1;[.E299]*[.F299])" office:value-type="float" office:value="772310" calcext:value-type="float">
            <text:p>772310</text:p>
          </table:table-cell>
          <table:table-cell table:formula="of:=IF(ISNUMBER([.G299]);[.G299];0)" office:value-type="float" office:value="772310" calcext:value-type="float">
            <text:p>7723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5,242)</text:p>
          </table:table-cell>
          <table:table-cell table:formula="of:=IF([.A300]=&quot;do()&quot;;TRUE();IF([.A300]=&quot;don't()&quot;;FALSE();IF([.B299]=1;TRUE();FALSE())))" office:value-type="boolean" office:boolean-value="true" calcext:value-type="boolean">
            <text:p>WAHR</text:p>
          </table:table-cell>
          <table:table-cell table:formula="of:=ORG.LIBREOFFICE.REGEX([.A300];&quot;\d{1,3},&quot;)" office:value-type="string" office:string-value="675," calcext:value-type="string">
            <text:p>675,</text:p>
          </table:table-cell>
          <table:table-cell table:formula="of:=ORG.LIBREOFFICE.REGEX([.A300];&quot;,\d{1,3}&quot;)" office:value-type="string" office:string-value=",242" calcext:value-type="string">
            <text:p>,242</text:p>
          </table:table-cell>
          <table:table-cell table:formula="of:=ORG.LIBREOFFICE.REGEX([.C300];&quot;\d{1,3}&quot;)" office:value-type="string" office:string-value="675" calcext:value-type="string">
            <text:p>675</text:p>
          </table:table-cell>
          <table:table-cell table:formula="of:=ORG.LIBREOFFICE.REGEX([.D300];&quot;\d{1,3}&quot;)" office:value-type="string" office:string-value="242" calcext:value-type="string">
            <text:p>242</text:p>
          </table:table-cell>
          <table:table-cell table:formula="of:=IF([.B300]=1;[.E300]*[.F300])" office:value-type="float" office:value="163350" calcext:value-type="float">
            <text:p>163350</text:p>
          </table:table-cell>
          <table:table-cell table:formula="of:=IF(ISNUMBER([.G300]);[.G300];0)" office:value-type="float" office:value="163350" calcext:value-type="float">
            <text:p>1633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9,521)</text:p>
          </table:table-cell>
          <table:table-cell table:formula="of:=IF([.A301]=&quot;do()&quot;;TRUE();IF([.A301]=&quot;don't()&quot;;FALSE();IF([.B300]=1;TRUE();FALSE())))" office:value-type="boolean" office:boolean-value="true" calcext:value-type="boolean">
            <text:p>WAHR</text:p>
          </table:table-cell>
          <table:table-cell table:formula="of:=ORG.LIBREOFFICE.REGEX([.A301];&quot;\d{1,3},&quot;)" office:value-type="string" office:string-value="119," calcext:value-type="string">
            <text:p>119,</text:p>
          </table:table-cell>
          <table:table-cell table:formula="of:=ORG.LIBREOFFICE.REGEX([.A301];&quot;,\d{1,3}&quot;)" office:value-type="string" office:string-value=",521" calcext:value-type="string">
            <text:p>,521</text:p>
          </table:table-cell>
          <table:table-cell table:formula="of:=ORG.LIBREOFFICE.REGEX([.C301];&quot;\d{1,3}&quot;)" office:value-type="string" office:string-value="119" calcext:value-type="string">
            <text:p>119</text:p>
          </table:table-cell>
          <table:table-cell table:formula="of:=ORG.LIBREOFFICE.REGEX([.D301];&quot;\d{1,3}&quot;)" office:value-type="string" office:string-value="521" calcext:value-type="string">
            <text:p>521</text:p>
          </table:table-cell>
          <table:table-cell table:formula="of:=IF([.B301]=1;[.E301]*[.F301])" office:value-type="float" office:value="61999" calcext:value-type="float">
            <text:p>61999</text:p>
          </table:table-cell>
          <table:table-cell table:formula="of:=IF(ISNUMBER([.G301]);[.G301];0)" office:value-type="float" office:value="61999" calcext:value-type="float">
            <text:p>619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44,874)</text:p>
          </table:table-cell>
          <table:table-cell table:formula="of:=IF([.A302]=&quot;do()&quot;;TRUE();IF([.A302]=&quot;don't()&quot;;FALSE();IF([.B301]=1;TRUE();FALSE())))" office:value-type="boolean" office:boolean-value="true" calcext:value-type="boolean">
            <text:p>WAHR</text:p>
          </table:table-cell>
          <table:table-cell table:formula="of:=ORG.LIBREOFFICE.REGEX([.A302];&quot;\d{1,3},&quot;)" office:value-type="string" office:string-value="644," calcext:value-type="string">
            <text:p>644,</text:p>
          </table:table-cell>
          <table:table-cell table:formula="of:=ORG.LIBREOFFICE.REGEX([.A302];&quot;,\d{1,3}&quot;)" office:value-type="string" office:string-value=",874" calcext:value-type="string">
            <text:p>,874</text:p>
          </table:table-cell>
          <table:table-cell table:formula="of:=ORG.LIBREOFFICE.REGEX([.C302];&quot;\d{1,3}&quot;)" office:value-type="string" office:string-value="644" calcext:value-type="string">
            <text:p>644</text:p>
          </table:table-cell>
          <table:table-cell table:formula="of:=ORG.LIBREOFFICE.REGEX([.D302];&quot;\d{1,3}&quot;)" office:value-type="string" office:string-value="874" calcext:value-type="string">
            <text:p>874</text:p>
          </table:table-cell>
          <table:table-cell table:formula="of:=IF([.B302]=1;[.E302]*[.F302])" office:value-type="float" office:value="562856" calcext:value-type="float">
            <text:p>562856</text:p>
          </table:table-cell>
          <table:table-cell table:formula="of:=IF(ISNUMBER([.G302]);[.G302];0)" office:value-type="float" office:value="562856" calcext:value-type="float">
            <text:p>5628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8,772)</text:p>
          </table:table-cell>
          <table:table-cell table:formula="of:=IF([.A303]=&quot;do()&quot;;TRUE();IF([.A303]=&quot;don't()&quot;;FALSE();IF([.B302]=1;TRUE();FALSE())))" office:value-type="boolean" office:boolean-value="true" calcext:value-type="boolean">
            <text:p>WAHR</text:p>
          </table:table-cell>
          <table:table-cell table:formula="of:=ORG.LIBREOFFICE.REGEX([.A303];&quot;\d{1,3},&quot;)" office:value-type="string" office:string-value="538," calcext:value-type="string">
            <text:p>538,</text:p>
          </table:table-cell>
          <table:table-cell table:formula="of:=ORG.LIBREOFFICE.REGEX([.A303];&quot;,\d{1,3}&quot;)" office:value-type="string" office:string-value=",772" calcext:value-type="string">
            <text:p>,772</text:p>
          </table:table-cell>
          <table:table-cell table:formula="of:=ORG.LIBREOFFICE.REGEX([.C303];&quot;\d{1,3}&quot;)" office:value-type="string" office:string-value="538" calcext:value-type="string">
            <text:p>538</text:p>
          </table:table-cell>
          <table:table-cell table:formula="of:=ORG.LIBREOFFICE.REGEX([.D303];&quot;\d{1,3}&quot;)" office:value-type="string" office:string-value="772" calcext:value-type="string">
            <text:p>772</text:p>
          </table:table-cell>
          <table:table-cell table:formula="of:=IF([.B303]=1;[.E303]*[.F303])" office:value-type="float" office:value="415336" calcext:value-type="float">
            <text:p>415336</text:p>
          </table:table-cell>
          <table:table-cell table:formula="of:=IF(ISNUMBER([.G303]);[.G303];0)" office:value-type="float" office:value="415336" calcext:value-type="float">
            <text:p>4153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11,456)</text:p>
          </table:table-cell>
          <table:table-cell table:formula="of:=IF([.A304]=&quot;do()&quot;;TRUE();IF([.A304]=&quot;don't()&quot;;FALSE();IF([.B303]=1;TRUE();FALSE())))" office:value-type="boolean" office:boolean-value="true" calcext:value-type="boolean">
            <text:p>WAHR</text:p>
          </table:table-cell>
          <table:table-cell table:formula="of:=ORG.LIBREOFFICE.REGEX([.A304];&quot;\d{1,3},&quot;)" office:value-type="string" office:string-value="911," calcext:value-type="string">
            <text:p>911,</text:p>
          </table:table-cell>
          <table:table-cell table:formula="of:=ORG.LIBREOFFICE.REGEX([.A304];&quot;,\d{1,3}&quot;)" office:value-type="string" office:string-value=",456" calcext:value-type="string">
            <text:p>,456</text:p>
          </table:table-cell>
          <table:table-cell table:formula="of:=ORG.LIBREOFFICE.REGEX([.C304];&quot;\d{1,3}&quot;)" office:value-type="string" office:string-value="911" calcext:value-type="string">
            <text:p>911</text:p>
          </table:table-cell>
          <table:table-cell table:formula="of:=ORG.LIBREOFFICE.REGEX([.D304];&quot;\d{1,3}&quot;)" office:value-type="string" office:string-value="456" calcext:value-type="string">
            <text:p>456</text:p>
          </table:table-cell>
          <table:table-cell table:formula="of:=IF([.B304]=1;[.E304]*[.F304])" office:value-type="float" office:value="415416" calcext:value-type="float">
            <text:p>415416</text:p>
          </table:table-cell>
          <table:table-cell table:formula="of:=IF(ISNUMBER([.G304]);[.G304];0)" office:value-type="float" office:value="415416" calcext:value-type="float">
            <text:p>4154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2,424)</text:p>
          </table:table-cell>
          <table:table-cell table:formula="of:=IF([.A305]=&quot;do()&quot;;TRUE();IF([.A305]=&quot;don't()&quot;;FALSE();IF([.B304]=1;TRUE();FALSE())))" office:value-type="boolean" office:boolean-value="true" calcext:value-type="boolean">
            <text:p>WAHR</text:p>
          </table:table-cell>
          <table:table-cell table:formula="of:=ORG.LIBREOFFICE.REGEX([.A305];&quot;\d{1,3},&quot;)" office:value-type="string" office:string-value="422," calcext:value-type="string">
            <text:p>422,</text:p>
          </table:table-cell>
          <table:table-cell table:formula="of:=ORG.LIBREOFFICE.REGEX([.A305];&quot;,\d{1,3}&quot;)" office:value-type="string" office:string-value=",424" calcext:value-type="string">
            <text:p>,424</text:p>
          </table:table-cell>
          <table:table-cell table:formula="of:=ORG.LIBREOFFICE.REGEX([.C305];&quot;\d{1,3}&quot;)" office:value-type="string" office:string-value="422" calcext:value-type="string">
            <text:p>422</text:p>
          </table:table-cell>
          <table:table-cell table:formula="of:=ORG.LIBREOFFICE.REGEX([.D305];&quot;\d{1,3}&quot;)" office:value-type="string" office:string-value="424" calcext:value-type="string">
            <text:p>424</text:p>
          </table:table-cell>
          <table:table-cell table:formula="of:=IF([.B305]=1;[.E305]*[.F305])" office:value-type="float" office:value="178928" calcext:value-type="float">
            <text:p>178928</text:p>
          </table:table-cell>
          <table:table-cell table:formula="of:=IF(ISNUMBER([.G305]);[.G305];0)" office:value-type="float" office:value="178928" calcext:value-type="float">
            <text:p>1789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,464)</text:p>
          </table:table-cell>
          <table:table-cell table:formula="of:=IF([.A306]=&quot;do()&quot;;TRUE();IF([.A306]=&quot;don't()&quot;;FALSE();IF([.B305]=1;TRUE();FALSE())))" office:value-type="boolean" office:boolean-value="true" calcext:value-type="boolean">
            <text:p>WAHR</text:p>
          </table:table-cell>
          <table:table-cell table:formula="of:=ORG.LIBREOFFICE.REGEX([.A306];&quot;\d{1,3},&quot;)" office:value-type="string" office:string-value="3," calcext:value-type="string">
            <text:p>3,</text:p>
          </table:table-cell>
          <table:table-cell table:formula="of:=ORG.LIBREOFFICE.REGEX([.A306];&quot;,\d{1,3}&quot;)" office:value-type="string" office:string-value=",464" calcext:value-type="string">
            <text:p>,464</text:p>
          </table:table-cell>
          <table:table-cell table:formula="of:=ORG.LIBREOFFICE.REGEX([.C306];&quot;\d{1,3}&quot;)" office:value-type="string" office:string-value="3" calcext:value-type="string">
            <text:p>3</text:p>
          </table:table-cell>
          <table:table-cell table:formula="of:=ORG.LIBREOFFICE.REGEX([.D306];&quot;\d{1,3}&quot;)" office:value-type="string" office:string-value="464" calcext:value-type="string">
            <text:p>464</text:p>
          </table:table-cell>
          <table:table-cell table:formula="of:=IF([.B306]=1;[.E306]*[.F306])" office:value-type="float" office:value="1392" calcext:value-type="float">
            <text:p>1392</text:p>
          </table:table-cell>
          <table:table-cell table:formula="of:=IF(ISNUMBER([.G306]);[.G306];0)" office:value-type="float" office:value="1392" calcext:value-type="float">
            <text:p>1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8,975)</text:p>
          </table:table-cell>
          <table:table-cell table:formula="of:=IF([.A307]=&quot;do()&quot;;TRUE();IF([.A307]=&quot;don't()&quot;;FALSE();IF([.B306]=1;TRUE();FALSE())))" office:value-type="boolean" office:boolean-value="true" calcext:value-type="boolean">
            <text:p>WAHR</text:p>
          </table:table-cell>
          <table:table-cell table:formula="of:=ORG.LIBREOFFICE.REGEX([.A307];&quot;\d{1,3},&quot;)" office:value-type="string" office:string-value="618," calcext:value-type="string">
            <text:p>618,</text:p>
          </table:table-cell>
          <table:table-cell table:formula="of:=ORG.LIBREOFFICE.REGEX([.A307];&quot;,\d{1,3}&quot;)" office:value-type="string" office:string-value=",975" calcext:value-type="string">
            <text:p>,975</text:p>
          </table:table-cell>
          <table:table-cell table:formula="of:=ORG.LIBREOFFICE.REGEX([.C307];&quot;\d{1,3}&quot;)" office:value-type="string" office:string-value="618" calcext:value-type="string">
            <text:p>618</text:p>
          </table:table-cell>
          <table:table-cell table:formula="of:=ORG.LIBREOFFICE.REGEX([.D307];&quot;\d{1,3}&quot;)" office:value-type="string" office:string-value="975" calcext:value-type="string">
            <text:p>975</text:p>
          </table:table-cell>
          <table:table-cell table:formula="of:=IF([.B307]=1;[.E307]*[.F307])" office:value-type="float" office:value="602550" calcext:value-type="float">
            <text:p>602550</text:p>
          </table:table-cell>
          <table:table-cell table:formula="of:=IF(ISNUMBER([.G307]);[.G307];0)" office:value-type="float" office:value="602550" calcext:value-type="float">
            <text:p>6025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3,826)</text:p>
          </table:table-cell>
          <table:table-cell table:formula="of:=IF([.A308]=&quot;do()&quot;;TRUE();IF([.A308]=&quot;don't()&quot;;FALSE();IF([.B307]=1;TRUE();FALSE())))" office:value-type="boolean" office:boolean-value="true" calcext:value-type="boolean">
            <text:p>WAHR</text:p>
          </table:table-cell>
          <table:table-cell table:formula="of:=ORG.LIBREOFFICE.REGEX([.A308];&quot;\d{1,3},&quot;)" office:value-type="string" office:string-value="303," calcext:value-type="string">
            <text:p>303,</text:p>
          </table:table-cell>
          <table:table-cell table:formula="of:=ORG.LIBREOFFICE.REGEX([.A308];&quot;,\d{1,3}&quot;)" office:value-type="string" office:string-value=",826" calcext:value-type="string">
            <text:p>,826</text:p>
          </table:table-cell>
          <table:table-cell table:formula="of:=ORG.LIBREOFFICE.REGEX([.C308];&quot;\d{1,3}&quot;)" office:value-type="string" office:string-value="303" calcext:value-type="string">
            <text:p>303</text:p>
          </table:table-cell>
          <table:table-cell table:formula="of:=ORG.LIBREOFFICE.REGEX([.D308];&quot;\d{1,3}&quot;)" office:value-type="string" office:string-value="826" calcext:value-type="string">
            <text:p>826</text:p>
          </table:table-cell>
          <table:table-cell table:formula="of:=IF([.B308]=1;[.E308]*[.F308])" office:value-type="float" office:value="250278" calcext:value-type="float">
            <text:p>250278</text:p>
          </table:table-cell>
          <table:table-cell table:formula="of:=IF(ISNUMBER([.G308]);[.G308];0)" office:value-type="float" office:value="250278" calcext:value-type="float">
            <text:p>2502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0,12)</text:p>
          </table:table-cell>
          <table:table-cell table:formula="of:=IF([.A309]=&quot;do()&quot;;TRUE();IF([.A309]=&quot;don't()&quot;;FALSE();IF([.B308]=1;TRUE();FALSE())))" office:value-type="boolean" office:boolean-value="true" calcext:value-type="boolean">
            <text:p>WAHR</text:p>
          </table:table-cell>
          <table:table-cell table:formula="of:=ORG.LIBREOFFICE.REGEX([.A309];&quot;\d{1,3},&quot;)" office:value-type="string" office:string-value="400," calcext:value-type="string">
            <text:p>400,</text:p>
          </table:table-cell>
          <table:table-cell table:formula="of:=ORG.LIBREOFFICE.REGEX([.A309];&quot;,\d{1,3}&quot;)" office:value-type="string" office:string-value=",12" calcext:value-type="string">
            <text:p>,12</text:p>
          </table:table-cell>
          <table:table-cell table:formula="of:=ORG.LIBREOFFICE.REGEX([.C309];&quot;\d{1,3}&quot;)" office:value-type="string" office:string-value="400" calcext:value-type="string">
            <text:p>400</text:p>
          </table:table-cell>
          <table:table-cell table:formula="of:=ORG.LIBREOFFICE.REGEX([.D309];&quot;\d{1,3}&quot;)" office:value-type="string" office:string-value="12" calcext:value-type="string">
            <text:p>12</text:p>
          </table:table-cell>
          <table:table-cell table:formula="of:=IF([.B309]=1;[.E309]*[.F309])" office:value-type="float" office:value="4800" calcext:value-type="float">
            <text:p>4800</text:p>
          </table:table-cell>
          <table:table-cell table:formula="of:=IF(ISNUMBER([.G309]);[.G309];0)"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,564)</text:p>
          </table:table-cell>
          <table:table-cell table:formula="of:=IF([.A310]=&quot;do()&quot;;TRUE();IF([.A310]=&quot;don't()&quot;;FALSE();IF([.B309]=1;TRUE();FALSE())))" office:value-type="boolean" office:boolean-value="true" calcext:value-type="boolean">
            <text:p>WAHR</text:p>
          </table:table-cell>
          <table:table-cell table:formula="of:=ORG.LIBREOFFICE.REGEX([.A310];&quot;\d{1,3},&quot;)" office:value-type="string" office:string-value="81," calcext:value-type="string">
            <text:p>81,</text:p>
          </table:table-cell>
          <table:table-cell table:formula="of:=ORG.LIBREOFFICE.REGEX([.A310];&quot;,\d{1,3}&quot;)" office:value-type="string" office:string-value=",564" calcext:value-type="string">
            <text:p>,564</text:p>
          </table:table-cell>
          <table:table-cell table:formula="of:=ORG.LIBREOFFICE.REGEX([.C310];&quot;\d{1,3}&quot;)" office:value-type="string" office:string-value="81" calcext:value-type="string">
            <text:p>81</text:p>
          </table:table-cell>
          <table:table-cell table:formula="of:=ORG.LIBREOFFICE.REGEX([.D310];&quot;\d{1,3}&quot;)" office:value-type="string" office:string-value="564" calcext:value-type="string">
            <text:p>564</text:p>
          </table:table-cell>
          <table:table-cell table:formula="of:=IF([.B310]=1;[.E310]*[.F310])" office:value-type="float" office:value="45684" calcext:value-type="float">
            <text:p>45684</text:p>
          </table:table-cell>
          <table:table-cell table:formula="of:=IF(ISNUMBER([.G310]);[.G310];0)" office:value-type="float" office:value="45684" calcext:value-type="float">
            <text:p>456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1,726)</text:p>
          </table:table-cell>
          <table:table-cell table:formula="of:=IF([.A311]=&quot;do()&quot;;TRUE();IF([.A311]=&quot;don't()&quot;;FALSE();IF([.B310]=1;TRUE();FALSE())))" office:value-type="boolean" office:boolean-value="true" calcext:value-type="boolean">
            <text:p>WAHR</text:p>
          </table:table-cell>
          <table:table-cell table:formula="of:=ORG.LIBREOFFICE.REGEX([.A311];&quot;\d{1,3},&quot;)" office:value-type="string" office:string-value="871," calcext:value-type="string">
            <text:p>871,</text:p>
          </table:table-cell>
          <table:table-cell table:formula="of:=ORG.LIBREOFFICE.REGEX([.A311];&quot;,\d{1,3}&quot;)" office:value-type="string" office:string-value=",726" calcext:value-type="string">
            <text:p>,726</text:p>
          </table:table-cell>
          <table:table-cell table:formula="of:=ORG.LIBREOFFICE.REGEX([.C311];&quot;\d{1,3}&quot;)" office:value-type="string" office:string-value="871" calcext:value-type="string">
            <text:p>871</text:p>
          </table:table-cell>
          <table:table-cell table:formula="of:=ORG.LIBREOFFICE.REGEX([.D311];&quot;\d{1,3}&quot;)" office:value-type="string" office:string-value="726" calcext:value-type="string">
            <text:p>726</text:p>
          </table:table-cell>
          <table:table-cell table:formula="of:=IF([.B311]=1;[.E311]*[.F311])" office:value-type="float" office:value="632346" calcext:value-type="float">
            <text:p>632346</text:p>
          </table:table-cell>
          <table:table-cell table:formula="of:=IF(ISNUMBER([.G311]);[.G311];0)" office:value-type="float" office:value="632346" calcext:value-type="float">
            <text:p>6323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4,277)</text:p>
          </table:table-cell>
          <table:table-cell table:formula="of:=IF([.A312]=&quot;do()&quot;;TRUE();IF([.A312]=&quot;don't()&quot;;FALSE();IF([.B311]=1;TRUE();FALSE())))" office:value-type="boolean" office:boolean-value="true" calcext:value-type="boolean">
            <text:p>WAHR</text:p>
          </table:table-cell>
          <table:table-cell table:formula="of:=ORG.LIBREOFFICE.REGEX([.A312];&quot;\d{1,3},&quot;)" office:value-type="string" office:string-value="694," calcext:value-type="string">
            <text:p>694,</text:p>
          </table:table-cell>
          <table:table-cell table:formula="of:=ORG.LIBREOFFICE.REGEX([.A312];&quot;,\d{1,3}&quot;)" office:value-type="string" office:string-value=",277" calcext:value-type="string">
            <text:p>,277</text:p>
          </table:table-cell>
          <table:table-cell table:formula="of:=ORG.LIBREOFFICE.REGEX([.C312];&quot;\d{1,3}&quot;)" office:value-type="string" office:string-value="694" calcext:value-type="string">
            <text:p>694</text:p>
          </table:table-cell>
          <table:table-cell table:formula="of:=ORG.LIBREOFFICE.REGEX([.D312];&quot;\d{1,3}&quot;)" office:value-type="string" office:string-value="277" calcext:value-type="string">
            <text:p>277</text:p>
          </table:table-cell>
          <table:table-cell table:formula="of:=IF([.B312]=1;[.E312]*[.F312])" office:value-type="float" office:value="192238" calcext:value-type="float">
            <text:p>192238</text:p>
          </table:table-cell>
          <table:table-cell table:formula="of:=IF(ISNUMBER([.G312]);[.G312];0)" office:value-type="float" office:value="192238" calcext:value-type="float">
            <text:p>1922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95,609)</text:p>
          </table:table-cell>
          <table:table-cell table:formula="of:=IF([.A313]=&quot;do()&quot;;TRUE();IF([.A313]=&quot;don't()&quot;;FALSE();IF([.B312]=1;TRUE();FALSE())))" office:value-type="boolean" office:boolean-value="true" calcext:value-type="boolean">
            <text:p>WAHR</text:p>
          </table:table-cell>
          <table:table-cell table:formula="of:=ORG.LIBREOFFICE.REGEX([.A313];&quot;\d{1,3},&quot;)" office:value-type="string" office:string-value="395," calcext:value-type="string">
            <text:p>395,</text:p>
          </table:table-cell>
          <table:table-cell table:formula="of:=ORG.LIBREOFFICE.REGEX([.A313];&quot;,\d{1,3}&quot;)" office:value-type="string" office:string-value=",609" calcext:value-type="string">
            <text:p>,609</text:p>
          </table:table-cell>
          <table:table-cell table:formula="of:=ORG.LIBREOFFICE.REGEX([.C313];&quot;\d{1,3}&quot;)" office:value-type="string" office:string-value="395" calcext:value-type="string">
            <text:p>395</text:p>
          </table:table-cell>
          <table:table-cell table:formula="of:=ORG.LIBREOFFICE.REGEX([.D313];&quot;\d{1,3}&quot;)" office:value-type="string" office:string-value="609" calcext:value-type="string">
            <text:p>609</text:p>
          </table:table-cell>
          <table:table-cell table:formula="of:=IF([.B313]=1;[.E313]*[.F313])" office:value-type="float" office:value="240555" calcext:value-type="float">
            <text:p>240555</text:p>
          </table:table-cell>
          <table:table-cell table:formula="of:=IF(ISNUMBER([.G313]);[.G313];0)" office:value-type="float" office:value="240555" calcext:value-type="float">
            <text:p>2405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5,463)</text:p>
          </table:table-cell>
          <table:table-cell table:formula="of:=IF([.A314]=&quot;do()&quot;;TRUE();IF([.A314]=&quot;don't()&quot;;FALSE();IF([.B313]=1;TRUE();FALSE())))" office:value-type="boolean" office:boolean-value="true" calcext:value-type="boolean">
            <text:p>WAHR</text:p>
          </table:table-cell>
          <table:table-cell table:formula="of:=ORG.LIBREOFFICE.REGEX([.A314];&quot;\d{1,3},&quot;)" office:value-type="string" office:string-value="615," calcext:value-type="string">
            <text:p>615,</text:p>
          </table:table-cell>
          <table:table-cell table:formula="of:=ORG.LIBREOFFICE.REGEX([.A314];&quot;,\d{1,3}&quot;)" office:value-type="string" office:string-value=",463" calcext:value-type="string">
            <text:p>,463</text:p>
          </table:table-cell>
          <table:table-cell table:formula="of:=ORG.LIBREOFFICE.REGEX([.C314];&quot;\d{1,3}&quot;)" office:value-type="string" office:string-value="615" calcext:value-type="string">
            <text:p>615</text:p>
          </table:table-cell>
          <table:table-cell table:formula="of:=ORG.LIBREOFFICE.REGEX([.D314];&quot;\d{1,3}&quot;)" office:value-type="string" office:string-value="463" calcext:value-type="string">
            <text:p>463</text:p>
          </table:table-cell>
          <table:table-cell table:formula="of:=IF([.B314]=1;[.E314]*[.F314])" office:value-type="float" office:value="284745" calcext:value-type="float">
            <text:p>284745</text:p>
          </table:table-cell>
          <table:table-cell table:formula="of:=IF(ISNUMBER([.G314]);[.G314];0)" office:value-type="float" office:value="284745" calcext:value-type="float">
            <text:p>2847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3,846)</text:p>
          </table:table-cell>
          <table:table-cell table:formula="of:=IF([.A315]=&quot;do()&quot;;TRUE();IF([.A315]=&quot;don't()&quot;;FALSE();IF([.B314]=1;TRUE();FALSE())))" office:value-type="boolean" office:boolean-value="true" calcext:value-type="boolean">
            <text:p>WAHR</text:p>
          </table:table-cell>
          <table:table-cell table:formula="of:=ORG.LIBREOFFICE.REGEX([.A315];&quot;\d{1,3},&quot;)" office:value-type="string" office:string-value="363," calcext:value-type="string">
            <text:p>363,</text:p>
          </table:table-cell>
          <table:table-cell table:formula="of:=ORG.LIBREOFFICE.REGEX([.A315];&quot;,\d{1,3}&quot;)" office:value-type="string" office:string-value=",846" calcext:value-type="string">
            <text:p>,846</text:p>
          </table:table-cell>
          <table:table-cell table:formula="of:=ORG.LIBREOFFICE.REGEX([.C315];&quot;\d{1,3}&quot;)" office:value-type="string" office:string-value="363" calcext:value-type="string">
            <text:p>363</text:p>
          </table:table-cell>
          <table:table-cell table:formula="of:=ORG.LIBREOFFICE.REGEX([.D315];&quot;\d{1,3}&quot;)" office:value-type="string" office:string-value="846" calcext:value-type="string">
            <text:p>846</text:p>
          </table:table-cell>
          <table:table-cell table:formula="of:=IF([.B315]=1;[.E315]*[.F315])" office:value-type="float" office:value="307098" calcext:value-type="float">
            <text:p>307098</text:p>
          </table:table-cell>
          <table:table-cell table:formula="of:=IF(ISNUMBER([.G315]);[.G315];0)" office:value-type="float" office:value="307098" calcext:value-type="float">
            <text:p>3070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55,458)</text:p>
          </table:table-cell>
          <table:table-cell table:formula="of:=IF([.A316]=&quot;do()&quot;;TRUE();IF([.A316]=&quot;don't()&quot;;FALSE();IF([.B315]=1;TRUE();FALSE())))" office:value-type="boolean" office:boolean-value="true" calcext:value-type="boolean">
            <text:p>WAHR</text:p>
          </table:table-cell>
          <table:table-cell table:formula="of:=ORG.LIBREOFFICE.REGEX([.A316];&quot;\d{1,3},&quot;)" office:value-type="string" office:string-value="355," calcext:value-type="string">
            <text:p>355,</text:p>
          </table:table-cell>
          <table:table-cell table:formula="of:=ORG.LIBREOFFICE.REGEX([.A316];&quot;,\d{1,3}&quot;)" office:value-type="string" office:string-value=",458" calcext:value-type="string">
            <text:p>,458</text:p>
          </table:table-cell>
          <table:table-cell table:formula="of:=ORG.LIBREOFFICE.REGEX([.C316];&quot;\d{1,3}&quot;)" office:value-type="string" office:string-value="355" calcext:value-type="string">
            <text:p>355</text:p>
          </table:table-cell>
          <table:table-cell table:formula="of:=ORG.LIBREOFFICE.REGEX([.D316];&quot;\d{1,3}&quot;)" office:value-type="string" office:string-value="458" calcext:value-type="string">
            <text:p>458</text:p>
          </table:table-cell>
          <table:table-cell table:formula="of:=IF([.B316]=1;[.E316]*[.F316])" office:value-type="float" office:value="162590" calcext:value-type="float">
            <text:p>162590</text:p>
          </table:table-cell>
          <table:table-cell table:formula="of:=IF(ISNUMBER([.G316]);[.G316];0)" office:value-type="float" office:value="162590" calcext:value-type="float">
            <text:p>1625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17]=&quot;do()&quot;;TRUE();IF([.A317]=&quot;don't()&quot;;FALSE();IF([.B316]=1;TRUE();FALSE())))" office:value-type="boolean" office:boolean-value="false" calcext:value-type="boolean">
            <text:p>FALSCH</text:p>
          </table:table-cell>
          <table:table-cell table:formula="of:=ORG.LIBREOFFICE.REGEX([.A317];&quot;\d{1,3},&quot;)" office:value-type="string" office:string-value="" calcext:value-type="error">
            <text:p>#N/A</text:p>
          </table:table-cell>
          <table:table-cell table:formula="of:=ORG.LIBREOFFICE.REGEX([.A317];&quot;,\d{1,3}&quot;)" office:value-type="string" office:string-value="" calcext:value-type="error">
            <text:p>#N/A</text:p>
          </table:table-cell>
          <table:table-cell table:formula="of:=ORG.LIBREOFFICE.REGEX([.C317];&quot;\d{1,3}&quot;)" office:value-type="string" office:string-value="" calcext:value-type="error">
            <text:p>#N/A</text:p>
          </table:table-cell>
          <table:table-cell table:formula="of:=ORG.LIBREOFFICE.REGEX([.D317];&quot;\d{1,3}&quot;)" office:value-type="string" office:string-value="" calcext:value-type="error">
            <text:p>#N/A</text:p>
          </table:table-cell>
          <table:table-cell table:formula="of:=IF([.B317]=1;[.E317]*[.F317])" office:value-type="float" office:value="0" calcext:value-type="float">
            <text:p>0</text:p>
          </table:table-cell>
          <table:table-cell table:formula="of:=IF(ISNUMBER([.G317]);[.G31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31,476)</text:p>
          </table:table-cell>
          <table:table-cell table:formula="of:=IF([.A318]=&quot;do()&quot;;TRUE();IF([.A318]=&quot;don't()&quot;;FALSE();IF([.B317]=1;TRUE();FALSE())))" office:value-type="boolean" office:boolean-value="false" calcext:value-type="boolean">
            <text:p>FALSCH</text:p>
          </table:table-cell>
          <table:table-cell table:formula="of:=ORG.LIBREOFFICE.REGEX([.A318];&quot;\d{1,3},&quot;)" office:value-type="string" office:string-value="631," calcext:value-type="string">
            <text:p>631,</text:p>
          </table:table-cell>
          <table:table-cell table:formula="of:=ORG.LIBREOFFICE.REGEX([.A318];&quot;,\d{1,3}&quot;)" office:value-type="string" office:string-value=",476" calcext:value-type="string">
            <text:p>,476</text:p>
          </table:table-cell>
          <table:table-cell table:formula="of:=ORG.LIBREOFFICE.REGEX([.C318];&quot;\d{1,3}&quot;)" office:value-type="string" office:string-value="631" calcext:value-type="string">
            <text:p>631</text:p>
          </table:table-cell>
          <table:table-cell table:formula="of:=ORG.LIBREOFFICE.REGEX([.D318];&quot;\d{1,3}&quot;)" office:value-type="string" office:string-value="476" calcext:value-type="string">
            <text:p>476</text:p>
          </table:table-cell>
          <table:table-cell table:formula="of:=IF([.B318]=1;[.E318]*[.F318])" office:value-type="float" office:value="0" calcext:value-type="float">
            <text:p>0</text:p>
          </table:table-cell>
          <table:table-cell table:formula="of:=IF(ISNUMBER([.G318]);[.G31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9,941)</text:p>
          </table:table-cell>
          <table:table-cell table:formula="of:=IF([.A319]=&quot;do()&quot;;TRUE();IF([.A319]=&quot;don't()&quot;;FALSE();IF([.B318]=1;TRUE();FALSE())))" office:value-type="boolean" office:boolean-value="false" calcext:value-type="boolean">
            <text:p>FALSCH</text:p>
          </table:table-cell>
          <table:table-cell table:formula="of:=ORG.LIBREOFFICE.REGEX([.A319];&quot;\d{1,3},&quot;)" office:value-type="string" office:string-value="89," calcext:value-type="string">
            <text:p>89,</text:p>
          </table:table-cell>
          <table:table-cell table:formula="of:=ORG.LIBREOFFICE.REGEX([.A319];&quot;,\d{1,3}&quot;)" office:value-type="string" office:string-value=",941" calcext:value-type="string">
            <text:p>,941</text:p>
          </table:table-cell>
          <table:table-cell table:formula="of:=ORG.LIBREOFFICE.REGEX([.C319];&quot;\d{1,3}&quot;)" office:value-type="string" office:string-value="89" calcext:value-type="string">
            <text:p>89</text:p>
          </table:table-cell>
          <table:table-cell table:formula="of:=ORG.LIBREOFFICE.REGEX([.D319];&quot;\d{1,3}&quot;)" office:value-type="string" office:string-value="941" calcext:value-type="string">
            <text:p>941</text:p>
          </table:table-cell>
          <table:table-cell table:formula="of:=IF([.B319]=1;[.E319]*[.F319])" office:value-type="float" office:value="0" calcext:value-type="float">
            <text:p>0</text:p>
          </table:table-cell>
          <table:table-cell table:formula="of:=IF(ISNUMBER([.G319]);[.G31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320]=&quot;do()&quot;;TRUE();IF([.A320]=&quot;don't()&quot;;FALSE();IF([.B319]=1;TRUE();FALSE())))" office:value-type="boolean" office:boolean-value="true" calcext:value-type="boolean">
            <text:p>WAHR</text:p>
          </table:table-cell>
          <table:table-cell table:formula="of:=ORG.LIBREOFFICE.REGEX([.A320];&quot;\d{1,3},&quot;)" office:value-type="string" office:string-value="" calcext:value-type="error">
            <text:p>#N/A</text:p>
          </table:table-cell>
          <table:table-cell table:formula="of:=ORG.LIBREOFFICE.REGEX([.A320];&quot;,\d{1,3}&quot;)" office:value-type="string" office:string-value="" calcext:value-type="error">
            <text:p>#N/A</text:p>
          </table:table-cell>
          <table:table-cell table:formula="of:=ORG.LIBREOFFICE.REGEX([.C320];&quot;\d{1,3}&quot;)" office:value-type="string" office:string-value="" calcext:value-type="error">
            <text:p>#N/A</text:p>
          </table:table-cell>
          <table:table-cell table:formula="of:=ORG.LIBREOFFICE.REGEX([.D320];&quot;\d{1,3}&quot;)" office:value-type="string" office:string-value="" calcext:value-type="error">
            <text:p>#N/A</text:p>
          </table:table-cell>
          <table:table-cell table:formula="of:=IF([.B320]=1;[.E320]*[.F320])" office:value-type="string" office:string-value="" calcext:value-type="error">
            <text:p>#N/A</text:p>
          </table:table-cell>
          <table:table-cell table:formula="of:=IF(ISNUMBER([.G320]);[.G3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34,156)</text:p>
          </table:table-cell>
          <table:table-cell table:formula="of:=IF([.A321]=&quot;do()&quot;;TRUE();IF([.A321]=&quot;don't()&quot;;FALSE();IF([.B320]=1;TRUE();FALSE())))" office:value-type="boolean" office:boolean-value="true" calcext:value-type="boolean">
            <text:p>WAHR</text:p>
          </table:table-cell>
          <table:table-cell table:formula="of:=ORG.LIBREOFFICE.REGEX([.A321];&quot;\d{1,3},&quot;)" office:value-type="string" office:string-value="434," calcext:value-type="string">
            <text:p>434,</text:p>
          </table:table-cell>
          <table:table-cell table:formula="of:=ORG.LIBREOFFICE.REGEX([.A321];&quot;,\d{1,3}&quot;)" office:value-type="string" office:string-value=",156" calcext:value-type="string">
            <text:p>,156</text:p>
          </table:table-cell>
          <table:table-cell table:formula="of:=ORG.LIBREOFFICE.REGEX([.C321];&quot;\d{1,3}&quot;)" office:value-type="string" office:string-value="434" calcext:value-type="string">
            <text:p>434</text:p>
          </table:table-cell>
          <table:table-cell table:formula="of:=ORG.LIBREOFFICE.REGEX([.D321];&quot;\d{1,3}&quot;)" office:value-type="string" office:string-value="156" calcext:value-type="string">
            <text:p>156</text:p>
          </table:table-cell>
          <table:table-cell table:formula="of:=IF([.B321]=1;[.E321]*[.F321])" office:value-type="float" office:value="67704" calcext:value-type="float">
            <text:p>67704</text:p>
          </table:table-cell>
          <table:table-cell table:formula="of:=IF(ISNUMBER([.G321]);[.G321];0)" office:value-type="float" office:value="67704" calcext:value-type="float">
            <text:p>677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8,595)</text:p>
          </table:table-cell>
          <table:table-cell table:formula="of:=IF([.A322]=&quot;do()&quot;;TRUE();IF([.A322]=&quot;don't()&quot;;FALSE();IF([.B321]=1;TRUE();FALSE())))" office:value-type="boolean" office:boolean-value="true" calcext:value-type="boolean">
            <text:p>WAHR</text:p>
          </table:table-cell>
          <table:table-cell table:formula="of:=ORG.LIBREOFFICE.REGEX([.A322];&quot;\d{1,3},&quot;)" office:value-type="string" office:string-value="508," calcext:value-type="string">
            <text:p>508,</text:p>
          </table:table-cell>
          <table:table-cell table:formula="of:=ORG.LIBREOFFICE.REGEX([.A322];&quot;,\d{1,3}&quot;)" office:value-type="string" office:string-value=",595" calcext:value-type="string">
            <text:p>,595</text:p>
          </table:table-cell>
          <table:table-cell table:formula="of:=ORG.LIBREOFFICE.REGEX([.C322];&quot;\d{1,3}&quot;)" office:value-type="string" office:string-value="508" calcext:value-type="string">
            <text:p>508</text:p>
          </table:table-cell>
          <table:table-cell table:formula="of:=ORG.LIBREOFFICE.REGEX([.D322];&quot;\d{1,3}&quot;)" office:value-type="string" office:string-value="595" calcext:value-type="string">
            <text:p>595</text:p>
          </table:table-cell>
          <table:table-cell table:formula="of:=IF([.B322]=1;[.E322]*[.F322])" office:value-type="float" office:value="302260" calcext:value-type="float">
            <text:p>302260</text:p>
          </table:table-cell>
          <table:table-cell table:formula="of:=IF(ISNUMBER([.G322]);[.G322];0)" office:value-type="float" office:value="302260" calcext:value-type="float">
            <text:p>3022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3,481)</text:p>
          </table:table-cell>
          <table:table-cell table:formula="of:=IF([.A323]=&quot;do()&quot;;TRUE();IF([.A323]=&quot;don't()&quot;;FALSE();IF([.B322]=1;TRUE();FALSE())))" office:value-type="boolean" office:boolean-value="true" calcext:value-type="boolean">
            <text:p>WAHR</text:p>
          </table:table-cell>
          <table:table-cell table:formula="of:=ORG.LIBREOFFICE.REGEX([.A323];&quot;\d{1,3},&quot;)" office:value-type="string" office:string-value="583," calcext:value-type="string">
            <text:p>583,</text:p>
          </table:table-cell>
          <table:table-cell table:formula="of:=ORG.LIBREOFFICE.REGEX([.A323];&quot;,\d{1,3}&quot;)" office:value-type="string" office:string-value=",481" calcext:value-type="string">
            <text:p>,481</text:p>
          </table:table-cell>
          <table:table-cell table:formula="of:=ORG.LIBREOFFICE.REGEX([.C323];&quot;\d{1,3}&quot;)" office:value-type="string" office:string-value="583" calcext:value-type="string">
            <text:p>583</text:p>
          </table:table-cell>
          <table:table-cell table:formula="of:=ORG.LIBREOFFICE.REGEX([.D323];&quot;\d{1,3}&quot;)" office:value-type="string" office:string-value="481" calcext:value-type="string">
            <text:p>481</text:p>
          </table:table-cell>
          <table:table-cell table:formula="of:=IF([.B323]=1;[.E323]*[.F323])" office:value-type="float" office:value="280423" calcext:value-type="float">
            <text:p>280423</text:p>
          </table:table-cell>
          <table:table-cell table:formula="of:=IF(ISNUMBER([.G323]);[.G323];0)" office:value-type="float" office:value="280423" calcext:value-type="float">
            <text:p>280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4,130)</text:p>
          </table:table-cell>
          <table:table-cell table:formula="of:=IF([.A324]=&quot;do()&quot;;TRUE();IF([.A324]=&quot;don't()&quot;;FALSE();IF([.B323]=1;TRUE();FALSE())))" office:value-type="boolean" office:boolean-value="true" calcext:value-type="boolean">
            <text:p>WAHR</text:p>
          </table:table-cell>
          <table:table-cell table:formula="of:=ORG.LIBREOFFICE.REGEX([.A324];&quot;\d{1,3},&quot;)" office:value-type="string" office:string-value="624," calcext:value-type="string">
            <text:p>624,</text:p>
          </table:table-cell>
          <table:table-cell table:formula="of:=ORG.LIBREOFFICE.REGEX([.A324];&quot;,\d{1,3}&quot;)" office:value-type="string" office:string-value=",130" calcext:value-type="string">
            <text:p>,130</text:p>
          </table:table-cell>
          <table:table-cell table:formula="of:=ORG.LIBREOFFICE.REGEX([.C324];&quot;\d{1,3}&quot;)" office:value-type="string" office:string-value="624" calcext:value-type="string">
            <text:p>624</text:p>
          </table:table-cell>
          <table:table-cell table:formula="of:=ORG.LIBREOFFICE.REGEX([.D324];&quot;\d{1,3}&quot;)" office:value-type="string" office:string-value="130" calcext:value-type="string">
            <text:p>130</text:p>
          </table:table-cell>
          <table:table-cell table:formula="of:=IF([.B324]=1;[.E324]*[.F324])" office:value-type="float" office:value="81120" calcext:value-type="float">
            <text:p>81120</text:p>
          </table:table-cell>
          <table:table-cell table:formula="of:=IF(ISNUMBER([.G324]);[.G324];0)" office:value-type="float" office:value="81120" calcext:value-type="float">
            <text:p>81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,470)</text:p>
          </table:table-cell>
          <table:table-cell table:formula="of:=IF([.A325]=&quot;do()&quot;;TRUE();IF([.A325]=&quot;don't()&quot;;FALSE();IF([.B324]=1;TRUE();FALSE())))" office:value-type="boolean" office:boolean-value="true" calcext:value-type="boolean">
            <text:p>WAHR</text:p>
          </table:table-cell>
          <table:table-cell table:formula="of:=ORG.LIBREOFFICE.REGEX([.A325];&quot;\d{1,3},&quot;)" office:value-type="string" office:string-value="66," calcext:value-type="string">
            <text:p>66,</text:p>
          </table:table-cell>
          <table:table-cell table:formula="of:=ORG.LIBREOFFICE.REGEX([.A325];&quot;,\d{1,3}&quot;)" office:value-type="string" office:string-value=",470" calcext:value-type="string">
            <text:p>,470</text:p>
          </table:table-cell>
          <table:table-cell table:formula="of:=ORG.LIBREOFFICE.REGEX([.C325];&quot;\d{1,3}&quot;)" office:value-type="string" office:string-value="66" calcext:value-type="string">
            <text:p>66</text:p>
          </table:table-cell>
          <table:table-cell table:formula="of:=ORG.LIBREOFFICE.REGEX([.D325];&quot;\d{1,3}&quot;)" office:value-type="string" office:string-value="470" calcext:value-type="string">
            <text:p>470</text:p>
          </table:table-cell>
          <table:table-cell table:formula="of:=IF([.B325]=1;[.E325]*[.F325])" office:value-type="float" office:value="31020" calcext:value-type="float">
            <text:p>31020</text:p>
          </table:table-cell>
          <table:table-cell table:formula="of:=IF(ISNUMBER([.G325]);[.G325];0)" office:value-type="float" office:value="31020" calcext:value-type="float">
            <text:p>310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9,109)</text:p>
          </table:table-cell>
          <table:table-cell table:formula="of:=IF([.A326]=&quot;do()&quot;;TRUE();IF([.A326]=&quot;don't()&quot;;FALSE();IF([.B325]=1;TRUE();FALSE())))" office:value-type="boolean" office:boolean-value="true" calcext:value-type="boolean">
            <text:p>WAHR</text:p>
          </table:table-cell>
          <table:table-cell table:formula="of:=ORG.LIBREOFFICE.REGEX([.A326];&quot;\d{1,3},&quot;)" office:value-type="string" office:string-value="169," calcext:value-type="string">
            <text:p>169,</text:p>
          </table:table-cell>
          <table:table-cell table:formula="of:=ORG.LIBREOFFICE.REGEX([.A326];&quot;,\d{1,3}&quot;)" office:value-type="string" office:string-value=",109" calcext:value-type="string">
            <text:p>,109</text:p>
          </table:table-cell>
          <table:table-cell table:formula="of:=ORG.LIBREOFFICE.REGEX([.C326];&quot;\d{1,3}&quot;)" office:value-type="string" office:string-value="169" calcext:value-type="string">
            <text:p>169</text:p>
          </table:table-cell>
          <table:table-cell table:formula="of:=ORG.LIBREOFFICE.REGEX([.D326];&quot;\d{1,3}&quot;)" office:value-type="string" office:string-value="109" calcext:value-type="string">
            <text:p>109</text:p>
          </table:table-cell>
          <table:table-cell table:formula="of:=IF([.B326]=1;[.E326]*[.F326])" office:value-type="float" office:value="18421" calcext:value-type="float">
            <text:p>18421</text:p>
          </table:table-cell>
          <table:table-cell table:formula="of:=IF(ISNUMBER([.G326]);[.G326];0)" office:value-type="float" office:value="18421" calcext:value-type="float">
            <text:p>184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27]=&quot;do()&quot;;TRUE();IF([.A327]=&quot;don't()&quot;;FALSE();IF([.B326]=1;TRUE();FALSE())))" office:value-type="boolean" office:boolean-value="false" calcext:value-type="boolean">
            <text:p>FALSCH</text:p>
          </table:table-cell>
          <table:table-cell table:formula="of:=ORG.LIBREOFFICE.REGEX([.A327];&quot;\d{1,3},&quot;)" office:value-type="string" office:string-value="" calcext:value-type="error">
            <text:p>#N/A</text:p>
          </table:table-cell>
          <table:table-cell table:formula="of:=ORG.LIBREOFFICE.REGEX([.A327];&quot;,\d{1,3}&quot;)" office:value-type="string" office:string-value="" calcext:value-type="error">
            <text:p>#N/A</text:p>
          </table:table-cell>
          <table:table-cell table:formula="of:=ORG.LIBREOFFICE.REGEX([.C327];&quot;\d{1,3}&quot;)" office:value-type="string" office:string-value="" calcext:value-type="error">
            <text:p>#N/A</text:p>
          </table:table-cell>
          <table:table-cell table:formula="of:=ORG.LIBREOFFICE.REGEX([.D327];&quot;\d{1,3}&quot;)" office:value-type="string" office:string-value="" calcext:value-type="error">
            <text:p>#N/A</text:p>
          </table:table-cell>
          <table:table-cell table:formula="of:=IF([.B327]=1;[.E327]*[.F327])" office:value-type="float" office:value="0" calcext:value-type="float">
            <text:p>0</text:p>
          </table:table-cell>
          <table:table-cell table:formula="of:=IF(ISNUMBER([.G327]);[.G3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1,527)</text:p>
          </table:table-cell>
          <table:table-cell table:formula="of:=IF([.A328]=&quot;do()&quot;;TRUE();IF([.A328]=&quot;don't()&quot;;FALSE();IF([.B327]=1;TRUE();FALSE())))" office:value-type="boolean" office:boolean-value="false" calcext:value-type="boolean">
            <text:p>FALSCH</text:p>
          </table:table-cell>
          <table:table-cell table:formula="of:=ORG.LIBREOFFICE.REGEX([.A328];&quot;\d{1,3},&quot;)" office:value-type="string" office:string-value="251," calcext:value-type="string">
            <text:p>251,</text:p>
          </table:table-cell>
          <table:table-cell table:formula="of:=ORG.LIBREOFFICE.REGEX([.A328];&quot;,\d{1,3}&quot;)" office:value-type="string" office:string-value=",527" calcext:value-type="string">
            <text:p>,527</text:p>
          </table:table-cell>
          <table:table-cell table:formula="of:=ORG.LIBREOFFICE.REGEX([.C328];&quot;\d{1,3}&quot;)" office:value-type="string" office:string-value="251" calcext:value-type="string">
            <text:p>251</text:p>
          </table:table-cell>
          <table:table-cell table:formula="of:=ORG.LIBREOFFICE.REGEX([.D328];&quot;\d{1,3}&quot;)" office:value-type="string" office:string-value="527" calcext:value-type="string">
            <text:p>527</text:p>
          </table:table-cell>
          <table:table-cell table:formula="of:=IF([.B328]=1;[.E328]*[.F328])" office:value-type="float" office:value="0" calcext:value-type="float">
            <text:p>0</text:p>
          </table:table-cell>
          <table:table-cell table:formula="of:=IF(ISNUMBER([.G328]);[.G3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3,941)</text:p>
          </table:table-cell>
          <table:table-cell table:formula="of:=IF([.A329]=&quot;do()&quot;;TRUE();IF([.A329]=&quot;don't()&quot;;FALSE();IF([.B328]=1;TRUE();FALSE())))" office:value-type="boolean" office:boolean-value="false" calcext:value-type="boolean">
            <text:p>FALSCH</text:p>
          </table:table-cell>
          <table:table-cell table:formula="of:=ORG.LIBREOFFICE.REGEX([.A329];&quot;\d{1,3},&quot;)" office:value-type="string" office:string-value="213," calcext:value-type="string">
            <text:p>213,</text:p>
          </table:table-cell>
          <table:table-cell table:formula="of:=ORG.LIBREOFFICE.REGEX([.A329];&quot;,\d{1,3}&quot;)" office:value-type="string" office:string-value=",941" calcext:value-type="string">
            <text:p>,941</text:p>
          </table:table-cell>
          <table:table-cell table:formula="of:=ORG.LIBREOFFICE.REGEX([.C329];&quot;\d{1,3}&quot;)" office:value-type="string" office:string-value="213" calcext:value-type="string">
            <text:p>213</text:p>
          </table:table-cell>
          <table:table-cell table:formula="of:=ORG.LIBREOFFICE.REGEX([.D329];&quot;\d{1,3}&quot;)" office:value-type="string" office:string-value="941" calcext:value-type="string">
            <text:p>941</text:p>
          </table:table-cell>
          <table:table-cell table:formula="of:=IF([.B329]=1;[.E329]*[.F329])" office:value-type="float" office:value="0" calcext:value-type="float">
            <text:p>0</text:p>
          </table:table-cell>
          <table:table-cell table:formula="of:=IF(ISNUMBER([.G329]);[.G32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80,847)</text:p>
          </table:table-cell>
          <table:table-cell table:formula="of:=IF([.A330]=&quot;do()&quot;;TRUE();IF([.A330]=&quot;don't()&quot;;FALSE();IF([.B329]=1;TRUE();FALSE())))" office:value-type="boolean" office:boolean-value="false" calcext:value-type="boolean">
            <text:p>FALSCH</text:p>
          </table:table-cell>
          <table:table-cell table:formula="of:=ORG.LIBREOFFICE.REGEX([.A330];&quot;\d{1,3},&quot;)" office:value-type="string" office:string-value="680," calcext:value-type="string">
            <text:p>680,</text:p>
          </table:table-cell>
          <table:table-cell table:formula="of:=ORG.LIBREOFFICE.REGEX([.A330];&quot;,\d{1,3}&quot;)" office:value-type="string" office:string-value=",847" calcext:value-type="string">
            <text:p>,847</text:p>
          </table:table-cell>
          <table:table-cell table:formula="of:=ORG.LIBREOFFICE.REGEX([.C330];&quot;\d{1,3}&quot;)" office:value-type="string" office:string-value="680" calcext:value-type="string">
            <text:p>680</text:p>
          </table:table-cell>
          <table:table-cell table:formula="of:=ORG.LIBREOFFICE.REGEX([.D330];&quot;\d{1,3}&quot;)" office:value-type="string" office:string-value="847" calcext:value-type="string">
            <text:p>847</text:p>
          </table:table-cell>
          <table:table-cell table:formula="of:=IF([.B330]=1;[.E330]*[.F330])" office:value-type="float" office:value="0" calcext:value-type="float">
            <text:p>0</text:p>
          </table:table-cell>
          <table:table-cell table:formula="of:=IF(ISNUMBER([.G330]);[.G33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31]=&quot;do()&quot;;TRUE();IF([.A331]=&quot;don't()&quot;;FALSE();IF([.B330]=1;TRUE();FALSE())))" office:value-type="boolean" office:boolean-value="false" calcext:value-type="boolean">
            <text:p>FALSCH</text:p>
          </table:table-cell>
          <table:table-cell table:formula="of:=ORG.LIBREOFFICE.REGEX([.A331];&quot;\d{1,3},&quot;)" office:value-type="string" office:string-value="" calcext:value-type="error">
            <text:p>#N/A</text:p>
          </table:table-cell>
          <table:table-cell table:formula="of:=ORG.LIBREOFFICE.REGEX([.A331];&quot;,\d{1,3}&quot;)" office:value-type="string" office:string-value="" calcext:value-type="error">
            <text:p>#N/A</text:p>
          </table:table-cell>
          <table:table-cell table:formula="of:=ORG.LIBREOFFICE.REGEX([.C331];&quot;\d{1,3}&quot;)" office:value-type="string" office:string-value="" calcext:value-type="error">
            <text:p>#N/A</text:p>
          </table:table-cell>
          <table:table-cell table:formula="of:=ORG.LIBREOFFICE.REGEX([.D331];&quot;\d{1,3}&quot;)" office:value-type="string" office:string-value="" calcext:value-type="error">
            <text:p>#N/A</text:p>
          </table:table-cell>
          <table:table-cell table:formula="of:=IF([.B331]=1;[.E331]*[.F331])" office:value-type="float" office:value="0" calcext:value-type="float">
            <text:p>0</text:p>
          </table:table-cell>
          <table:table-cell table:formula="of:=IF(ISNUMBER([.G331]);[.G33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6,208)</text:p>
          </table:table-cell>
          <table:table-cell table:formula="of:=IF([.A332]=&quot;do()&quot;;TRUE();IF([.A332]=&quot;don't()&quot;;FALSE();IF([.B331]=1;TRUE();FALSE())))" office:value-type="boolean" office:boolean-value="false" calcext:value-type="boolean">
            <text:p>FALSCH</text:p>
          </table:table-cell>
          <table:table-cell table:formula="of:=ORG.LIBREOFFICE.REGEX([.A332];&quot;\d{1,3},&quot;)" office:value-type="string" office:string-value="226," calcext:value-type="string">
            <text:p>226,</text:p>
          </table:table-cell>
          <table:table-cell table:formula="of:=ORG.LIBREOFFICE.REGEX([.A332];&quot;,\d{1,3}&quot;)" office:value-type="string" office:string-value=",208" calcext:value-type="string">
            <text:p>,208</text:p>
          </table:table-cell>
          <table:table-cell table:formula="of:=ORG.LIBREOFFICE.REGEX([.C332];&quot;\d{1,3}&quot;)" office:value-type="string" office:string-value="226" calcext:value-type="string">
            <text:p>226</text:p>
          </table:table-cell>
          <table:table-cell table:formula="of:=ORG.LIBREOFFICE.REGEX([.D332];&quot;\d{1,3}&quot;)" office:value-type="string" office:string-value="208" calcext:value-type="string">
            <text:p>208</text:p>
          </table:table-cell>
          <table:table-cell table:formula="of:=IF([.B332]=1;[.E332]*[.F332])" office:value-type="float" office:value="0" calcext:value-type="float">
            <text:p>0</text:p>
          </table:table-cell>
          <table:table-cell table:formula="of:=IF(ISNUMBER([.G332]);[.G33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33]=&quot;do()&quot;;TRUE();IF([.A333]=&quot;don't()&quot;;FALSE();IF([.B332]=1;TRUE();FALSE())))" office:value-type="boolean" office:boolean-value="false" calcext:value-type="boolean">
            <text:p>FALSCH</text:p>
          </table:table-cell>
          <table:table-cell table:formula="of:=ORG.LIBREOFFICE.REGEX([.A333];&quot;\d{1,3},&quot;)" office:value-type="string" office:string-value="" calcext:value-type="error">
            <text:p>#N/A</text:p>
          </table:table-cell>
          <table:table-cell table:formula="of:=ORG.LIBREOFFICE.REGEX([.A333];&quot;,\d{1,3}&quot;)" office:value-type="string" office:string-value="" calcext:value-type="error">
            <text:p>#N/A</text:p>
          </table:table-cell>
          <table:table-cell table:formula="of:=ORG.LIBREOFFICE.REGEX([.C333];&quot;\d{1,3}&quot;)" office:value-type="string" office:string-value="" calcext:value-type="error">
            <text:p>#N/A</text:p>
          </table:table-cell>
          <table:table-cell table:formula="of:=ORG.LIBREOFFICE.REGEX([.D333];&quot;\d{1,3}&quot;)" office:value-type="string" office:string-value="" calcext:value-type="error">
            <text:p>#N/A</text:p>
          </table:table-cell>
          <table:table-cell table:formula="of:=IF([.B333]=1;[.E333]*[.F333])" office:value-type="float" office:value="0" calcext:value-type="float">
            <text:p>0</text:p>
          </table:table-cell>
          <table:table-cell table:formula="of:=IF(ISNUMBER([.G333]);[.G33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15,140)</text:p>
          </table:table-cell>
          <table:table-cell table:formula="of:=IF([.A334]=&quot;do()&quot;;TRUE();IF([.A334]=&quot;don't()&quot;;FALSE();IF([.B333]=1;TRUE();FALSE())))" office:value-type="boolean" office:boolean-value="false" calcext:value-type="boolean">
            <text:p>FALSCH</text:p>
          </table:table-cell>
          <table:table-cell table:formula="of:=ORG.LIBREOFFICE.REGEX([.A334];&quot;\d{1,3},&quot;)" office:value-type="string" office:string-value="715," calcext:value-type="string">
            <text:p>715,</text:p>
          </table:table-cell>
          <table:table-cell table:formula="of:=ORG.LIBREOFFICE.REGEX([.A334];&quot;,\d{1,3}&quot;)" office:value-type="string" office:string-value=",140" calcext:value-type="string">
            <text:p>,140</text:p>
          </table:table-cell>
          <table:table-cell table:formula="of:=ORG.LIBREOFFICE.REGEX([.C334];&quot;\d{1,3}&quot;)" office:value-type="string" office:string-value="715" calcext:value-type="string">
            <text:p>715</text:p>
          </table:table-cell>
          <table:table-cell table:formula="of:=ORG.LIBREOFFICE.REGEX([.D334];&quot;\d{1,3}&quot;)" office:value-type="string" office:string-value="140" calcext:value-type="string">
            <text:p>140</text:p>
          </table:table-cell>
          <table:table-cell table:formula="of:=IF([.B334]=1;[.E334]*[.F334])" office:value-type="float" office:value="0" calcext:value-type="float">
            <text:p>0</text:p>
          </table:table-cell>
          <table:table-cell table:formula="of:=IF(ISNUMBER([.G334]);[.G33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0,628)</text:p>
          </table:table-cell>
          <table:table-cell table:formula="of:=IF([.A335]=&quot;do()&quot;;TRUE();IF([.A335]=&quot;don't()&quot;;FALSE();IF([.B334]=1;TRUE();FALSE())))" office:value-type="boolean" office:boolean-value="false" calcext:value-type="boolean">
            <text:p>FALSCH</text:p>
          </table:table-cell>
          <table:table-cell table:formula="of:=ORG.LIBREOFFICE.REGEX([.A335];&quot;\d{1,3},&quot;)" office:value-type="string" office:string-value="300," calcext:value-type="string">
            <text:p>300,</text:p>
          </table:table-cell>
          <table:table-cell table:formula="of:=ORG.LIBREOFFICE.REGEX([.A335];&quot;,\d{1,3}&quot;)" office:value-type="string" office:string-value=",628" calcext:value-type="string">
            <text:p>,628</text:p>
          </table:table-cell>
          <table:table-cell table:formula="of:=ORG.LIBREOFFICE.REGEX([.C335];&quot;\d{1,3}&quot;)" office:value-type="string" office:string-value="300" calcext:value-type="string">
            <text:p>300</text:p>
          </table:table-cell>
          <table:table-cell table:formula="of:=ORG.LIBREOFFICE.REGEX([.D335];&quot;\d{1,3}&quot;)" office:value-type="string" office:string-value="628" calcext:value-type="string">
            <text:p>628</text:p>
          </table:table-cell>
          <table:table-cell table:formula="of:=IF([.B335]=1;[.E335]*[.F335])" office:value-type="float" office:value="0" calcext:value-type="float">
            <text:p>0</text:p>
          </table:table-cell>
          <table:table-cell table:formula="of:=IF(ISNUMBER([.G335]);[.G33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2,519)</text:p>
          </table:table-cell>
          <table:table-cell table:formula="of:=IF([.A336]=&quot;do()&quot;;TRUE();IF([.A336]=&quot;don't()&quot;;FALSE();IF([.B335]=1;TRUE();FALSE())))" office:value-type="boolean" office:boolean-value="false" calcext:value-type="boolean">
            <text:p>FALSCH</text:p>
          </table:table-cell>
          <table:table-cell table:formula="of:=ORG.LIBREOFFICE.REGEX([.A336];&quot;\d{1,3},&quot;)" office:value-type="string" office:string-value="112," calcext:value-type="string">
            <text:p>112,</text:p>
          </table:table-cell>
          <table:table-cell table:formula="of:=ORG.LIBREOFFICE.REGEX([.A336];&quot;,\d{1,3}&quot;)" office:value-type="string" office:string-value=",519" calcext:value-type="string">
            <text:p>,519</text:p>
          </table:table-cell>
          <table:table-cell table:formula="of:=ORG.LIBREOFFICE.REGEX([.C336];&quot;\d{1,3}&quot;)" office:value-type="string" office:string-value="112" calcext:value-type="string">
            <text:p>112</text:p>
          </table:table-cell>
          <table:table-cell table:formula="of:=ORG.LIBREOFFICE.REGEX([.D336];&quot;\d{1,3}&quot;)" office:value-type="string" office:string-value="519" calcext:value-type="string">
            <text:p>519</text:p>
          </table:table-cell>
          <table:table-cell table:formula="of:=IF([.B336]=1;[.E336]*[.F336])" office:value-type="float" office:value="0" calcext:value-type="float">
            <text:p>0</text:p>
          </table:table-cell>
          <table:table-cell table:formula="of:=IF(ISNUMBER([.G336]);[.G33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5,792)</text:p>
          </table:table-cell>
          <table:table-cell table:formula="of:=IF([.A337]=&quot;do()&quot;;TRUE();IF([.A337]=&quot;don't()&quot;;FALSE();IF([.B336]=1;TRUE();FALSE())))" office:value-type="boolean" office:boolean-value="false" calcext:value-type="boolean">
            <text:p>FALSCH</text:p>
          </table:table-cell>
          <table:table-cell table:formula="of:=ORG.LIBREOFFICE.REGEX([.A337];&quot;\d{1,3},&quot;)" office:value-type="string" office:string-value="995," calcext:value-type="string">
            <text:p>995,</text:p>
          </table:table-cell>
          <table:table-cell table:formula="of:=ORG.LIBREOFFICE.REGEX([.A337];&quot;,\d{1,3}&quot;)" office:value-type="string" office:string-value=",792" calcext:value-type="string">
            <text:p>,792</text:p>
          </table:table-cell>
          <table:table-cell table:formula="of:=ORG.LIBREOFFICE.REGEX([.C337];&quot;\d{1,3}&quot;)" office:value-type="string" office:string-value="995" calcext:value-type="string">
            <text:p>995</text:p>
          </table:table-cell>
          <table:table-cell table:formula="of:=ORG.LIBREOFFICE.REGEX([.D337];&quot;\d{1,3}&quot;)" office:value-type="string" office:string-value="792" calcext:value-type="string">
            <text:p>792</text:p>
          </table:table-cell>
          <table:table-cell table:formula="of:=IF([.B337]=1;[.E337]*[.F337])" office:value-type="float" office:value="0" calcext:value-type="float">
            <text:p>0</text:p>
          </table:table-cell>
          <table:table-cell table:formula="of:=IF(ISNUMBER([.G337]);[.G33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0,240)</text:p>
          </table:table-cell>
          <table:table-cell table:formula="of:=IF([.A338]=&quot;do()&quot;;TRUE();IF([.A338]=&quot;don't()&quot;;FALSE();IF([.B337]=1;TRUE();FALSE())))" office:value-type="boolean" office:boolean-value="false" calcext:value-type="boolean">
            <text:p>FALSCH</text:p>
          </table:table-cell>
          <table:table-cell table:formula="of:=ORG.LIBREOFFICE.REGEX([.A338];&quot;\d{1,3},&quot;)" office:value-type="string" office:string-value="10," calcext:value-type="string">
            <text:p>10,</text:p>
          </table:table-cell>
          <table:table-cell table:formula="of:=ORG.LIBREOFFICE.REGEX([.A338];&quot;,\d{1,3}&quot;)" office:value-type="string" office:string-value=",240" calcext:value-type="string">
            <text:p>,240</text:p>
          </table:table-cell>
          <table:table-cell table:formula="of:=ORG.LIBREOFFICE.REGEX([.C338];&quot;\d{1,3}&quot;)" office:value-type="string" office:string-value="10" calcext:value-type="string">
            <text:p>10</text:p>
          </table:table-cell>
          <table:table-cell table:formula="of:=ORG.LIBREOFFICE.REGEX([.D338];&quot;\d{1,3}&quot;)" office:value-type="string" office:string-value="240" calcext:value-type="string">
            <text:p>240</text:p>
          </table:table-cell>
          <table:table-cell table:formula="of:=IF([.B338]=1;[.E338]*[.F338])" office:value-type="float" office:value="0" calcext:value-type="float">
            <text:p>0</text:p>
          </table:table-cell>
          <table:table-cell table:formula="of:=IF(ISNUMBER([.G338]);[.G33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339]=&quot;do()&quot;;TRUE();IF([.A339]=&quot;don't()&quot;;FALSE();IF([.B338]=1;TRUE();FALSE())))" office:value-type="boolean" office:boolean-value="true" calcext:value-type="boolean">
            <text:p>WAHR</text:p>
          </table:table-cell>
          <table:table-cell table:formula="of:=ORG.LIBREOFFICE.REGEX([.A339];&quot;\d{1,3},&quot;)" office:value-type="string" office:string-value="" calcext:value-type="error">
            <text:p>#N/A</text:p>
          </table:table-cell>
          <table:table-cell table:formula="of:=ORG.LIBREOFFICE.REGEX([.A339];&quot;,\d{1,3}&quot;)" office:value-type="string" office:string-value="" calcext:value-type="error">
            <text:p>#N/A</text:p>
          </table:table-cell>
          <table:table-cell table:formula="of:=ORG.LIBREOFFICE.REGEX([.C339];&quot;\d{1,3}&quot;)" office:value-type="string" office:string-value="" calcext:value-type="error">
            <text:p>#N/A</text:p>
          </table:table-cell>
          <table:table-cell table:formula="of:=ORG.LIBREOFFICE.REGEX([.D339];&quot;\d{1,3}&quot;)" office:value-type="string" office:string-value="" calcext:value-type="error">
            <text:p>#N/A</text:p>
          </table:table-cell>
          <table:table-cell table:formula="of:=IF([.B339]=1;[.E339]*[.F339])" office:value-type="string" office:string-value="" calcext:value-type="error">
            <text:p>#N/A</text:p>
          </table:table-cell>
          <table:table-cell table:formula="of:=IF(ISNUMBER([.G339]);[.G33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5,298)</text:p>
          </table:table-cell>
          <table:table-cell table:formula="of:=IF([.A340]=&quot;do()&quot;;TRUE();IF([.A340]=&quot;don't()&quot;;FALSE();IF([.B339]=1;TRUE();FALSE())))" office:value-type="boolean" office:boolean-value="true" calcext:value-type="boolean">
            <text:p>WAHR</text:p>
          </table:table-cell>
          <table:table-cell table:formula="of:=ORG.LIBREOFFICE.REGEX([.A340];&quot;\d{1,3},&quot;)" office:value-type="string" office:string-value="785," calcext:value-type="string">
            <text:p>785,</text:p>
          </table:table-cell>
          <table:table-cell table:formula="of:=ORG.LIBREOFFICE.REGEX([.A340];&quot;,\d{1,3}&quot;)" office:value-type="string" office:string-value=",298" calcext:value-type="string">
            <text:p>,298</text:p>
          </table:table-cell>
          <table:table-cell table:formula="of:=ORG.LIBREOFFICE.REGEX([.C340];&quot;\d{1,3}&quot;)" office:value-type="string" office:string-value="785" calcext:value-type="string">
            <text:p>785</text:p>
          </table:table-cell>
          <table:table-cell table:formula="of:=ORG.LIBREOFFICE.REGEX([.D340];&quot;\d{1,3}&quot;)" office:value-type="string" office:string-value="298" calcext:value-type="string">
            <text:p>298</text:p>
          </table:table-cell>
          <table:table-cell table:formula="of:=IF([.B340]=1;[.E340]*[.F340])" office:value-type="float" office:value="233930" calcext:value-type="float">
            <text:p>233930</text:p>
          </table:table-cell>
          <table:table-cell table:formula="of:=IF(ISNUMBER([.G340]);[.G340];0)" office:value-type="float" office:value="233930" calcext:value-type="float">
            <text:p>2339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,783)</text:p>
          </table:table-cell>
          <table:table-cell table:formula="of:=IF([.A341]=&quot;do()&quot;;TRUE();IF([.A341]=&quot;don't()&quot;;FALSE();IF([.B340]=1;TRUE();FALSE())))" office:value-type="boolean" office:boolean-value="true" calcext:value-type="boolean">
            <text:p>WAHR</text:p>
          </table:table-cell>
          <table:table-cell table:formula="of:=ORG.LIBREOFFICE.REGEX([.A341];&quot;\d{1,3},&quot;)" office:value-type="string" office:string-value="34," calcext:value-type="string">
            <text:p>34,</text:p>
          </table:table-cell>
          <table:table-cell table:formula="of:=ORG.LIBREOFFICE.REGEX([.A341];&quot;,\d{1,3}&quot;)" office:value-type="string" office:string-value=",783" calcext:value-type="string">
            <text:p>,783</text:p>
          </table:table-cell>
          <table:table-cell table:formula="of:=ORG.LIBREOFFICE.REGEX([.C341];&quot;\d{1,3}&quot;)" office:value-type="string" office:string-value="34" calcext:value-type="string">
            <text:p>34</text:p>
          </table:table-cell>
          <table:table-cell table:formula="of:=ORG.LIBREOFFICE.REGEX([.D341];&quot;\d{1,3}&quot;)" office:value-type="string" office:string-value="783" calcext:value-type="string">
            <text:p>783</text:p>
          </table:table-cell>
          <table:table-cell table:formula="of:=IF([.B341]=1;[.E341]*[.F341])" office:value-type="float" office:value="26622" calcext:value-type="float">
            <text:p>26622</text:p>
          </table:table-cell>
          <table:table-cell table:formula="of:=IF(ISNUMBER([.G341]);[.G341];0)" office:value-type="float" office:value="26622" calcext:value-type="float">
            <text:p>266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1,685)</text:p>
          </table:table-cell>
          <table:table-cell table:formula="of:=IF([.A342]=&quot;do()&quot;;TRUE();IF([.A342]=&quot;don't()&quot;;FALSE();IF([.B341]=1;TRUE();FALSE())))" office:value-type="boolean" office:boolean-value="true" calcext:value-type="boolean">
            <text:p>WAHR</text:p>
          </table:table-cell>
          <table:table-cell table:formula="of:=ORG.LIBREOFFICE.REGEX([.A342];&quot;\d{1,3},&quot;)" office:value-type="string" office:string-value="421," calcext:value-type="string">
            <text:p>421,</text:p>
          </table:table-cell>
          <table:table-cell table:formula="of:=ORG.LIBREOFFICE.REGEX([.A342];&quot;,\d{1,3}&quot;)" office:value-type="string" office:string-value=",685" calcext:value-type="string">
            <text:p>,685</text:p>
          </table:table-cell>
          <table:table-cell table:formula="of:=ORG.LIBREOFFICE.REGEX([.C342];&quot;\d{1,3}&quot;)" office:value-type="string" office:string-value="421" calcext:value-type="string">
            <text:p>421</text:p>
          </table:table-cell>
          <table:table-cell table:formula="of:=ORG.LIBREOFFICE.REGEX([.D342];&quot;\d{1,3}&quot;)" office:value-type="string" office:string-value="685" calcext:value-type="string">
            <text:p>685</text:p>
          </table:table-cell>
          <table:table-cell table:formula="of:=IF([.B342]=1;[.E342]*[.F342])" office:value-type="float" office:value="288385" calcext:value-type="float">
            <text:p>288385</text:p>
          </table:table-cell>
          <table:table-cell table:formula="of:=IF(ISNUMBER([.G342]);[.G342];0)" office:value-type="float" office:value="288385" calcext:value-type="float">
            <text:p>288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5,857)</text:p>
          </table:table-cell>
          <table:table-cell table:formula="of:=IF([.A343]=&quot;do()&quot;;TRUE();IF([.A343]=&quot;don't()&quot;;FALSE();IF([.B342]=1;TRUE();FALSE())))" office:value-type="boolean" office:boolean-value="true" calcext:value-type="boolean">
            <text:p>WAHR</text:p>
          </table:table-cell>
          <table:table-cell table:formula="of:=ORG.LIBREOFFICE.REGEX([.A343];&quot;\d{1,3},&quot;)" office:value-type="string" office:string-value="55," calcext:value-type="string">
            <text:p>55,</text:p>
          </table:table-cell>
          <table:table-cell table:formula="of:=ORG.LIBREOFFICE.REGEX([.A343];&quot;,\d{1,3}&quot;)" office:value-type="string" office:string-value=",857" calcext:value-type="string">
            <text:p>,857</text:p>
          </table:table-cell>
          <table:table-cell table:formula="of:=ORG.LIBREOFFICE.REGEX([.C343];&quot;\d{1,3}&quot;)" office:value-type="string" office:string-value="55" calcext:value-type="string">
            <text:p>55</text:p>
          </table:table-cell>
          <table:table-cell table:formula="of:=ORG.LIBREOFFICE.REGEX([.D343];&quot;\d{1,3}&quot;)" office:value-type="string" office:string-value="857" calcext:value-type="string">
            <text:p>857</text:p>
          </table:table-cell>
          <table:table-cell table:formula="of:=IF([.B343]=1;[.E343]*[.F343])" office:value-type="float" office:value="47135" calcext:value-type="float">
            <text:p>47135</text:p>
          </table:table-cell>
          <table:table-cell table:formula="of:=IF(ISNUMBER([.G343]);[.G343];0)" office:value-type="float" office:value="47135" calcext:value-type="float">
            <text:p>47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344]=&quot;do()&quot;;TRUE();IF([.A344]=&quot;don't()&quot;;FALSE();IF([.B343]=1;TRUE();FALSE())))" office:value-type="boolean" office:boolean-value="true" calcext:value-type="boolean">
            <text:p>WAHR</text:p>
          </table:table-cell>
          <table:table-cell table:formula="of:=ORG.LIBREOFFICE.REGEX([.A344];&quot;\d{1,3},&quot;)" office:value-type="string" office:string-value="" calcext:value-type="error">
            <text:p>#N/A</text:p>
          </table:table-cell>
          <table:table-cell table:formula="of:=ORG.LIBREOFFICE.REGEX([.A344];&quot;,\d{1,3}&quot;)" office:value-type="string" office:string-value="" calcext:value-type="error">
            <text:p>#N/A</text:p>
          </table:table-cell>
          <table:table-cell table:formula="of:=ORG.LIBREOFFICE.REGEX([.C344];&quot;\d{1,3}&quot;)" office:value-type="string" office:string-value="" calcext:value-type="error">
            <text:p>#N/A</text:p>
          </table:table-cell>
          <table:table-cell table:formula="of:=ORG.LIBREOFFICE.REGEX([.D344];&quot;\d{1,3}&quot;)" office:value-type="string" office:string-value="" calcext:value-type="error">
            <text:p>#N/A</text:p>
          </table:table-cell>
          <table:table-cell table:formula="of:=IF([.B344]=1;[.E344]*[.F344])" office:value-type="string" office:string-value="" calcext:value-type="error">
            <text:p>#N/A</text:p>
          </table:table-cell>
          <table:table-cell table:formula="of:=IF(ISNUMBER([.G344]);[.G34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5,33)</text:p>
          </table:table-cell>
          <table:table-cell table:formula="of:=IF([.A345]=&quot;do()&quot;;TRUE();IF([.A345]=&quot;don't()&quot;;FALSE();IF([.B344]=1;TRUE();FALSE())))" office:value-type="boolean" office:boolean-value="true" calcext:value-type="boolean">
            <text:p>WAHR</text:p>
          </table:table-cell>
          <table:table-cell table:formula="of:=ORG.LIBREOFFICE.REGEX([.A345];&quot;\d{1,3},&quot;)" office:value-type="string" office:string-value="295," calcext:value-type="string">
            <text:p>295,</text:p>
          </table:table-cell>
          <table:table-cell table:formula="of:=ORG.LIBREOFFICE.REGEX([.A345];&quot;,\d{1,3}&quot;)" office:value-type="string" office:string-value=",33" calcext:value-type="string">
            <text:p>,33</text:p>
          </table:table-cell>
          <table:table-cell table:formula="of:=ORG.LIBREOFFICE.REGEX([.C345];&quot;\d{1,3}&quot;)" office:value-type="string" office:string-value="295" calcext:value-type="string">
            <text:p>295</text:p>
          </table:table-cell>
          <table:table-cell table:formula="of:=ORG.LIBREOFFICE.REGEX([.D345];&quot;\d{1,3}&quot;)" office:value-type="string" office:string-value="33" calcext:value-type="string">
            <text:p>33</text:p>
          </table:table-cell>
          <table:table-cell table:formula="of:=IF([.B345]=1;[.E345]*[.F345])" office:value-type="float" office:value="9735" calcext:value-type="float">
            <text:p>9735</text:p>
          </table:table-cell>
          <table:table-cell table:formula="of:=IF(ISNUMBER([.G345]);[.G345];0)" office:value-type="float" office:value="9735" calcext:value-type="float">
            <text:p>97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1,988)</text:p>
          </table:table-cell>
          <table:table-cell table:formula="of:=IF([.A346]=&quot;do()&quot;;TRUE();IF([.A346]=&quot;don't()&quot;;FALSE();IF([.B345]=1;TRUE();FALSE())))" office:value-type="boolean" office:boolean-value="true" calcext:value-type="boolean">
            <text:p>WAHR</text:p>
          </table:table-cell>
          <table:table-cell table:formula="of:=ORG.LIBREOFFICE.REGEX([.A346];&quot;\d{1,3},&quot;)" office:value-type="string" office:string-value="211," calcext:value-type="string">
            <text:p>211,</text:p>
          </table:table-cell>
          <table:table-cell table:formula="of:=ORG.LIBREOFFICE.REGEX([.A346];&quot;,\d{1,3}&quot;)" office:value-type="string" office:string-value=",988" calcext:value-type="string">
            <text:p>,988</text:p>
          </table:table-cell>
          <table:table-cell table:formula="of:=ORG.LIBREOFFICE.REGEX([.C346];&quot;\d{1,3}&quot;)" office:value-type="string" office:string-value="211" calcext:value-type="string">
            <text:p>211</text:p>
          </table:table-cell>
          <table:table-cell table:formula="of:=ORG.LIBREOFFICE.REGEX([.D346];&quot;\d{1,3}&quot;)" office:value-type="string" office:string-value="988" calcext:value-type="string">
            <text:p>988</text:p>
          </table:table-cell>
          <table:table-cell table:formula="of:=IF([.B346]=1;[.E346]*[.F346])" office:value-type="float" office:value="208468" calcext:value-type="float">
            <text:p>208468</text:p>
          </table:table-cell>
          <table:table-cell table:formula="of:=IF(ISNUMBER([.G346]);[.G346];0)" office:value-type="float" office:value="208468" calcext:value-type="float">
            <text:p>2084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92,249)</text:p>
          </table:table-cell>
          <table:table-cell table:formula="of:=IF([.A347]=&quot;do()&quot;;TRUE();IF([.A347]=&quot;don't()&quot;;FALSE();IF([.B346]=1;TRUE();FALSE())))" office:value-type="boolean" office:boolean-value="true" calcext:value-type="boolean">
            <text:p>WAHR</text:p>
          </table:table-cell>
          <table:table-cell table:formula="of:=ORG.LIBREOFFICE.REGEX([.A347];&quot;\d{1,3},&quot;)" office:value-type="string" office:string-value="492," calcext:value-type="string">
            <text:p>492,</text:p>
          </table:table-cell>
          <table:table-cell table:formula="of:=ORG.LIBREOFFICE.REGEX([.A347];&quot;,\d{1,3}&quot;)" office:value-type="string" office:string-value=",249" calcext:value-type="string">
            <text:p>,249</text:p>
          </table:table-cell>
          <table:table-cell table:formula="of:=ORG.LIBREOFFICE.REGEX([.C347];&quot;\d{1,3}&quot;)" office:value-type="string" office:string-value="492" calcext:value-type="string">
            <text:p>492</text:p>
          </table:table-cell>
          <table:table-cell table:formula="of:=ORG.LIBREOFFICE.REGEX([.D347];&quot;\d{1,3}&quot;)" office:value-type="string" office:string-value="249" calcext:value-type="string">
            <text:p>249</text:p>
          </table:table-cell>
          <table:table-cell table:formula="of:=IF([.B347]=1;[.E347]*[.F347])" office:value-type="float" office:value="122508" calcext:value-type="float">
            <text:p>122508</text:p>
          </table:table-cell>
          <table:table-cell table:formula="of:=IF(ISNUMBER([.G347]);[.G347];0)" office:value-type="float" office:value="122508" calcext:value-type="float">
            <text:p>1225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8,139)</text:p>
          </table:table-cell>
          <table:table-cell table:formula="of:=IF([.A348]=&quot;do()&quot;;TRUE();IF([.A348]=&quot;don't()&quot;;FALSE();IF([.B347]=1;TRUE();FALSE())))" office:value-type="boolean" office:boolean-value="true" calcext:value-type="boolean">
            <text:p>WAHR</text:p>
          </table:table-cell>
          <table:table-cell table:formula="of:=ORG.LIBREOFFICE.REGEX([.A348];&quot;\d{1,3},&quot;)" office:value-type="string" office:string-value="678," calcext:value-type="string">
            <text:p>678,</text:p>
          </table:table-cell>
          <table:table-cell table:formula="of:=ORG.LIBREOFFICE.REGEX([.A348];&quot;,\d{1,3}&quot;)" office:value-type="string" office:string-value=",139" calcext:value-type="string">
            <text:p>,139</text:p>
          </table:table-cell>
          <table:table-cell table:formula="of:=ORG.LIBREOFFICE.REGEX([.C348];&quot;\d{1,3}&quot;)" office:value-type="string" office:string-value="678" calcext:value-type="string">
            <text:p>678</text:p>
          </table:table-cell>
          <table:table-cell table:formula="of:=ORG.LIBREOFFICE.REGEX([.D348];&quot;\d{1,3}&quot;)" office:value-type="string" office:string-value="139" calcext:value-type="string">
            <text:p>139</text:p>
          </table:table-cell>
          <table:table-cell table:formula="of:=IF([.B348]=1;[.E348]*[.F348])" office:value-type="float" office:value="94242" calcext:value-type="float">
            <text:p>94242</text:p>
          </table:table-cell>
          <table:table-cell table:formula="of:=IF(ISNUMBER([.G348]);[.G348];0)" office:value-type="float" office:value="94242" calcext:value-type="float">
            <text:p>942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,558)</text:p>
          </table:table-cell>
          <table:table-cell table:formula="of:=IF([.A349]=&quot;do()&quot;;TRUE();IF([.A349]=&quot;don't()&quot;;FALSE();IF([.B348]=1;TRUE();FALSE())))" office:value-type="boolean" office:boolean-value="true" calcext:value-type="boolean">
            <text:p>WAHR</text:p>
          </table:table-cell>
          <table:table-cell table:formula="of:=ORG.LIBREOFFICE.REGEX([.A349];&quot;\d{1,3},&quot;)" office:value-type="string" office:string-value="62," calcext:value-type="string">
            <text:p>62,</text:p>
          </table:table-cell>
          <table:table-cell table:formula="of:=ORG.LIBREOFFICE.REGEX([.A349];&quot;,\d{1,3}&quot;)" office:value-type="string" office:string-value=",558" calcext:value-type="string">
            <text:p>,558</text:p>
          </table:table-cell>
          <table:table-cell table:formula="of:=ORG.LIBREOFFICE.REGEX([.C349];&quot;\d{1,3}&quot;)" office:value-type="string" office:string-value="62" calcext:value-type="string">
            <text:p>62</text:p>
          </table:table-cell>
          <table:table-cell table:formula="of:=ORG.LIBREOFFICE.REGEX([.D349];&quot;\d{1,3}&quot;)" office:value-type="string" office:string-value="558" calcext:value-type="string">
            <text:p>558</text:p>
          </table:table-cell>
          <table:table-cell table:formula="of:=IF([.B349]=1;[.E349]*[.F349])" office:value-type="float" office:value="34596" calcext:value-type="float">
            <text:p>34596</text:p>
          </table:table-cell>
          <table:table-cell table:formula="of:=IF(ISNUMBER([.G349]);[.G349];0)" office:value-type="float" office:value="34596" calcext:value-type="float">
            <text:p>345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50]=&quot;do()&quot;;TRUE();IF([.A350]=&quot;don't()&quot;;FALSE();IF([.B349]=1;TRUE();FALSE())))" office:value-type="boolean" office:boolean-value="false" calcext:value-type="boolean">
            <text:p>FALSCH</text:p>
          </table:table-cell>
          <table:table-cell table:formula="of:=ORG.LIBREOFFICE.REGEX([.A350];&quot;\d{1,3},&quot;)" office:value-type="string" office:string-value="" calcext:value-type="error">
            <text:p>#N/A</text:p>
          </table:table-cell>
          <table:table-cell table:formula="of:=ORG.LIBREOFFICE.REGEX([.A350];&quot;,\d{1,3}&quot;)" office:value-type="string" office:string-value="" calcext:value-type="error">
            <text:p>#N/A</text:p>
          </table:table-cell>
          <table:table-cell table:formula="of:=ORG.LIBREOFFICE.REGEX([.C350];&quot;\d{1,3}&quot;)" office:value-type="string" office:string-value="" calcext:value-type="error">
            <text:p>#N/A</text:p>
          </table:table-cell>
          <table:table-cell table:formula="of:=ORG.LIBREOFFICE.REGEX([.D350];&quot;\d{1,3}&quot;)" office:value-type="string" office:string-value="" calcext:value-type="error">
            <text:p>#N/A</text:p>
          </table:table-cell>
          <table:table-cell table:formula="of:=IF([.B350]=1;[.E350]*[.F350])" office:value-type="float" office:value="0" calcext:value-type="float">
            <text:p>0</text:p>
          </table:table-cell>
          <table:table-cell table:formula="of:=IF(ISNUMBER([.G350]);[.G35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6,220)</text:p>
          </table:table-cell>
          <table:table-cell table:formula="of:=IF([.A351]=&quot;do()&quot;;TRUE();IF([.A351]=&quot;don't()&quot;;FALSE();IF([.B350]=1;TRUE();FALSE())))" office:value-type="boolean" office:boolean-value="false" calcext:value-type="boolean">
            <text:p>FALSCH</text:p>
          </table:table-cell>
          <table:table-cell table:formula="of:=ORG.LIBREOFFICE.REGEX([.A351];&quot;\d{1,3},&quot;)" office:value-type="string" office:string-value="46," calcext:value-type="string">
            <text:p>46,</text:p>
          </table:table-cell>
          <table:table-cell table:formula="of:=ORG.LIBREOFFICE.REGEX([.A351];&quot;,\d{1,3}&quot;)" office:value-type="string" office:string-value=",220" calcext:value-type="string">
            <text:p>,220</text:p>
          </table:table-cell>
          <table:table-cell table:formula="of:=ORG.LIBREOFFICE.REGEX([.C351];&quot;\d{1,3}&quot;)" office:value-type="string" office:string-value="46" calcext:value-type="string">
            <text:p>46</text:p>
          </table:table-cell>
          <table:table-cell table:formula="of:=ORG.LIBREOFFICE.REGEX([.D351];&quot;\d{1,3}&quot;)" office:value-type="string" office:string-value="220" calcext:value-type="string">
            <text:p>220</text:p>
          </table:table-cell>
          <table:table-cell table:formula="of:=IF([.B351]=1;[.E351]*[.F351])" office:value-type="float" office:value="0" calcext:value-type="float">
            <text:p>0</text:p>
          </table:table-cell>
          <table:table-cell table:formula="of:=IF(ISNUMBER([.G351]);[.G35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,499)</text:p>
          </table:table-cell>
          <table:table-cell table:formula="of:=IF([.A352]=&quot;do()&quot;;TRUE();IF([.A352]=&quot;don't()&quot;;FALSE();IF([.B351]=1;TRUE();FALSE())))" office:value-type="boolean" office:boolean-value="false" calcext:value-type="boolean">
            <text:p>FALSCH</text:p>
          </table:table-cell>
          <table:table-cell table:formula="of:=ORG.LIBREOFFICE.REGEX([.A352];&quot;\d{1,3},&quot;)" office:value-type="string" office:string-value="78," calcext:value-type="string">
            <text:p>78,</text:p>
          </table:table-cell>
          <table:table-cell table:formula="of:=ORG.LIBREOFFICE.REGEX([.A352];&quot;,\d{1,3}&quot;)" office:value-type="string" office:string-value=",499" calcext:value-type="string">
            <text:p>,499</text:p>
          </table:table-cell>
          <table:table-cell table:formula="of:=ORG.LIBREOFFICE.REGEX([.C352];&quot;\d{1,3}&quot;)" office:value-type="string" office:string-value="78" calcext:value-type="string">
            <text:p>78</text:p>
          </table:table-cell>
          <table:table-cell table:formula="of:=ORG.LIBREOFFICE.REGEX([.D352];&quot;\d{1,3}&quot;)" office:value-type="string" office:string-value="499" calcext:value-type="string">
            <text:p>499</text:p>
          </table:table-cell>
          <table:table-cell table:formula="of:=IF([.B352]=1;[.E352]*[.F352])" office:value-type="float" office:value="0" calcext:value-type="float">
            <text:p>0</text:p>
          </table:table-cell>
          <table:table-cell table:formula="of:=IF(ISNUMBER([.G352]);[.G35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353]=&quot;do()&quot;;TRUE();IF([.A353]=&quot;don't()&quot;;FALSE();IF([.B352]=1;TRUE();FALSE())))" office:value-type="boolean" office:boolean-value="true" calcext:value-type="boolean">
            <text:p>WAHR</text:p>
          </table:table-cell>
          <table:table-cell table:formula="of:=ORG.LIBREOFFICE.REGEX([.A353];&quot;\d{1,3},&quot;)" office:value-type="string" office:string-value="" calcext:value-type="error">
            <text:p>#N/A</text:p>
          </table:table-cell>
          <table:table-cell table:formula="of:=ORG.LIBREOFFICE.REGEX([.A353];&quot;,\d{1,3}&quot;)" office:value-type="string" office:string-value="" calcext:value-type="error">
            <text:p>#N/A</text:p>
          </table:table-cell>
          <table:table-cell table:formula="of:=ORG.LIBREOFFICE.REGEX([.C353];&quot;\d{1,3}&quot;)" office:value-type="string" office:string-value="" calcext:value-type="error">
            <text:p>#N/A</text:p>
          </table:table-cell>
          <table:table-cell table:formula="of:=ORG.LIBREOFFICE.REGEX([.D353];&quot;\d{1,3}&quot;)" office:value-type="string" office:string-value="" calcext:value-type="error">
            <text:p>#N/A</text:p>
          </table:table-cell>
          <table:table-cell table:formula="of:=IF([.B353]=1;[.E353]*[.F353])" office:value-type="string" office:string-value="" calcext:value-type="error">
            <text:p>#N/A</text:p>
          </table:table-cell>
          <table:table-cell table:formula="of:=IF(ISNUMBER([.G353]);[.G35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,660)</text:p>
          </table:table-cell>
          <table:table-cell table:formula="of:=IF([.A354]=&quot;do()&quot;;TRUE();IF([.A354]=&quot;don't()&quot;;FALSE();IF([.B353]=1;TRUE();FALSE())))" office:value-type="boolean" office:boolean-value="true" calcext:value-type="boolean">
            <text:p>WAHR</text:p>
          </table:table-cell>
          <table:table-cell table:formula="of:=ORG.LIBREOFFICE.REGEX([.A354];&quot;\d{1,3},&quot;)" office:value-type="string" office:string-value="56," calcext:value-type="string">
            <text:p>56,</text:p>
          </table:table-cell>
          <table:table-cell table:formula="of:=ORG.LIBREOFFICE.REGEX([.A354];&quot;,\d{1,3}&quot;)" office:value-type="string" office:string-value=",660" calcext:value-type="string">
            <text:p>,660</text:p>
          </table:table-cell>
          <table:table-cell table:formula="of:=ORG.LIBREOFFICE.REGEX([.C354];&quot;\d{1,3}&quot;)" office:value-type="string" office:string-value="56" calcext:value-type="string">
            <text:p>56</text:p>
          </table:table-cell>
          <table:table-cell table:formula="of:=ORG.LIBREOFFICE.REGEX([.D354];&quot;\d{1,3}&quot;)" office:value-type="string" office:string-value="660" calcext:value-type="string">
            <text:p>660</text:p>
          </table:table-cell>
          <table:table-cell table:formula="of:=IF([.B354]=1;[.E354]*[.F354])" office:value-type="float" office:value="36960" calcext:value-type="float">
            <text:p>36960</text:p>
          </table:table-cell>
          <table:table-cell table:formula="of:=IF(ISNUMBER([.G354]);[.G354];0)" office:value-type="float" office:value="36960" calcext:value-type="float">
            <text:p>369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55,777)</text:p>
          </table:table-cell>
          <table:table-cell table:formula="of:=IF([.A355]=&quot;do()&quot;;TRUE();IF([.A355]=&quot;don't()&quot;;FALSE();IF([.B354]=1;TRUE();FALSE())))" office:value-type="boolean" office:boolean-value="true" calcext:value-type="boolean">
            <text:p>WAHR</text:p>
          </table:table-cell>
          <table:table-cell table:formula="of:=ORG.LIBREOFFICE.REGEX([.A355];&quot;\d{1,3},&quot;)" office:value-type="string" office:string-value="555," calcext:value-type="string">
            <text:p>555,</text:p>
          </table:table-cell>
          <table:table-cell table:formula="of:=ORG.LIBREOFFICE.REGEX([.A355];&quot;,\d{1,3}&quot;)" office:value-type="string" office:string-value=",777" calcext:value-type="string">
            <text:p>,777</text:p>
          </table:table-cell>
          <table:table-cell table:formula="of:=ORG.LIBREOFFICE.REGEX([.C355];&quot;\d{1,3}&quot;)" office:value-type="string" office:string-value="555" calcext:value-type="string">
            <text:p>555</text:p>
          </table:table-cell>
          <table:table-cell table:formula="of:=ORG.LIBREOFFICE.REGEX([.D355];&quot;\d{1,3}&quot;)" office:value-type="string" office:string-value="777" calcext:value-type="string">
            <text:p>777</text:p>
          </table:table-cell>
          <table:table-cell table:formula="of:=IF([.B355]=1;[.E355]*[.F355])" office:value-type="float" office:value="431235" calcext:value-type="float">
            <text:p>431235</text:p>
          </table:table-cell>
          <table:table-cell table:formula="of:=IF(ISNUMBER([.G355]);[.G355];0)" office:value-type="float" office:value="431235" calcext:value-type="float">
            <text:p>4312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0,540)</text:p>
          </table:table-cell>
          <table:table-cell table:formula="of:=IF([.A356]=&quot;do()&quot;;TRUE();IF([.A356]=&quot;don't()&quot;;FALSE();IF([.B355]=1;TRUE();FALSE())))" office:value-type="boolean" office:boolean-value="true" calcext:value-type="boolean">
            <text:p>WAHR</text:p>
          </table:table-cell>
          <table:table-cell table:formula="of:=ORG.LIBREOFFICE.REGEX([.A356];&quot;\d{1,3},&quot;)" office:value-type="string" office:string-value="660," calcext:value-type="string">
            <text:p>660,</text:p>
          </table:table-cell>
          <table:table-cell table:formula="of:=ORG.LIBREOFFICE.REGEX([.A356];&quot;,\d{1,3}&quot;)" office:value-type="string" office:string-value=",540" calcext:value-type="string">
            <text:p>,540</text:p>
          </table:table-cell>
          <table:table-cell table:formula="of:=ORG.LIBREOFFICE.REGEX([.C356];&quot;\d{1,3}&quot;)" office:value-type="string" office:string-value="660" calcext:value-type="string">
            <text:p>660</text:p>
          </table:table-cell>
          <table:table-cell table:formula="of:=ORG.LIBREOFFICE.REGEX([.D356];&quot;\d{1,3}&quot;)" office:value-type="string" office:string-value="540" calcext:value-type="string">
            <text:p>540</text:p>
          </table:table-cell>
          <table:table-cell table:formula="of:=IF([.B356]=1;[.E356]*[.F356])" office:value-type="float" office:value="356400" calcext:value-type="float">
            <text:p>356400</text:p>
          </table:table-cell>
          <table:table-cell table:formula="of:=IF(ISNUMBER([.G356]);[.G356];0)" office:value-type="float" office:value="356400" calcext:value-type="float">
            <text:p>3564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7,310)</text:p>
          </table:table-cell>
          <table:table-cell table:formula="of:=IF([.A357]=&quot;do()&quot;;TRUE();IF([.A357]=&quot;don't()&quot;;FALSE();IF([.B356]=1;TRUE();FALSE())))" office:value-type="boolean" office:boolean-value="true" calcext:value-type="boolean">
            <text:p>WAHR</text:p>
          </table:table-cell>
          <table:table-cell table:formula="of:=ORG.LIBREOFFICE.REGEX([.A357];&quot;\d{1,3},&quot;)" office:value-type="string" office:string-value="317," calcext:value-type="string">
            <text:p>317,</text:p>
          </table:table-cell>
          <table:table-cell table:formula="of:=ORG.LIBREOFFICE.REGEX([.A357];&quot;,\d{1,3}&quot;)" office:value-type="string" office:string-value=",310" calcext:value-type="string">
            <text:p>,310</text:p>
          </table:table-cell>
          <table:table-cell table:formula="of:=ORG.LIBREOFFICE.REGEX([.C357];&quot;\d{1,3}&quot;)" office:value-type="string" office:string-value="317" calcext:value-type="string">
            <text:p>317</text:p>
          </table:table-cell>
          <table:table-cell table:formula="of:=ORG.LIBREOFFICE.REGEX([.D357];&quot;\d{1,3}&quot;)" office:value-type="string" office:string-value="310" calcext:value-type="string">
            <text:p>310</text:p>
          </table:table-cell>
          <table:table-cell table:formula="of:=IF([.B357]=1;[.E357]*[.F357])" office:value-type="float" office:value="98270" calcext:value-type="float">
            <text:p>98270</text:p>
          </table:table-cell>
          <table:table-cell table:formula="of:=IF(ISNUMBER([.G357]);[.G357];0)" office:value-type="float" office:value="98270" calcext:value-type="float">
            <text:p>982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3,392)</text:p>
          </table:table-cell>
          <table:table-cell table:formula="of:=IF([.A358]=&quot;do()&quot;;TRUE();IF([.A358]=&quot;don't()&quot;;FALSE();IF([.B357]=1;TRUE();FALSE())))" office:value-type="boolean" office:boolean-value="true" calcext:value-type="boolean">
            <text:p>WAHR</text:p>
          </table:table-cell>
          <table:table-cell table:formula="of:=ORG.LIBREOFFICE.REGEX([.A358];&quot;\d{1,3},&quot;)" office:value-type="string" office:string-value="163," calcext:value-type="string">
            <text:p>163,</text:p>
          </table:table-cell>
          <table:table-cell table:formula="of:=ORG.LIBREOFFICE.REGEX([.A358];&quot;,\d{1,3}&quot;)" office:value-type="string" office:string-value=",392" calcext:value-type="string">
            <text:p>,392</text:p>
          </table:table-cell>
          <table:table-cell table:formula="of:=ORG.LIBREOFFICE.REGEX([.C358];&quot;\d{1,3}&quot;)" office:value-type="string" office:string-value="163" calcext:value-type="string">
            <text:p>163</text:p>
          </table:table-cell>
          <table:table-cell table:formula="of:=ORG.LIBREOFFICE.REGEX([.D358];&quot;\d{1,3}&quot;)" office:value-type="string" office:string-value="392" calcext:value-type="string">
            <text:p>392</text:p>
          </table:table-cell>
          <table:table-cell table:formula="of:=IF([.B358]=1;[.E358]*[.F358])" office:value-type="float" office:value="63896" calcext:value-type="float">
            <text:p>63896</text:p>
          </table:table-cell>
          <table:table-cell table:formula="of:=IF(ISNUMBER([.G358]);[.G358];0)" office:value-type="float" office:value="63896" calcext:value-type="float">
            <text:p>638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59]=&quot;do()&quot;;TRUE();IF([.A359]=&quot;don't()&quot;;FALSE();IF([.B358]=1;TRUE();FALSE())))" office:value-type="boolean" office:boolean-value="false" calcext:value-type="boolean">
            <text:p>FALSCH</text:p>
          </table:table-cell>
          <table:table-cell table:formula="of:=ORG.LIBREOFFICE.REGEX([.A359];&quot;\d{1,3},&quot;)" office:value-type="string" office:string-value="" calcext:value-type="error">
            <text:p>#N/A</text:p>
          </table:table-cell>
          <table:table-cell table:formula="of:=ORG.LIBREOFFICE.REGEX([.A359];&quot;,\d{1,3}&quot;)" office:value-type="string" office:string-value="" calcext:value-type="error">
            <text:p>#N/A</text:p>
          </table:table-cell>
          <table:table-cell table:formula="of:=ORG.LIBREOFFICE.REGEX([.C359];&quot;\d{1,3}&quot;)" office:value-type="string" office:string-value="" calcext:value-type="error">
            <text:p>#N/A</text:p>
          </table:table-cell>
          <table:table-cell table:formula="of:=ORG.LIBREOFFICE.REGEX([.D359];&quot;\d{1,3}&quot;)" office:value-type="string" office:string-value="" calcext:value-type="error">
            <text:p>#N/A</text:p>
          </table:table-cell>
          <table:table-cell table:formula="of:=IF([.B359]=1;[.E359]*[.F359])" office:value-type="float" office:value="0" calcext:value-type="float">
            <text:p>0</text:p>
          </table:table-cell>
          <table:table-cell table:formula="of:=IF(ISNUMBER([.G359]);[.G35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3,212)</text:p>
          </table:table-cell>
          <table:table-cell table:formula="of:=IF([.A360]=&quot;do()&quot;;TRUE();IF([.A360]=&quot;don't()&quot;;FALSE();IF([.B359]=1;TRUE();FALSE())))" office:value-type="boolean" office:boolean-value="false" calcext:value-type="boolean">
            <text:p>FALSCH</text:p>
          </table:table-cell>
          <table:table-cell table:formula="of:=ORG.LIBREOFFICE.REGEX([.A360];&quot;\d{1,3},&quot;)" office:value-type="string" office:string-value="593," calcext:value-type="string">
            <text:p>593,</text:p>
          </table:table-cell>
          <table:table-cell table:formula="of:=ORG.LIBREOFFICE.REGEX([.A360];&quot;,\d{1,3}&quot;)" office:value-type="string" office:string-value=",212" calcext:value-type="string">
            <text:p>,212</text:p>
          </table:table-cell>
          <table:table-cell table:formula="of:=ORG.LIBREOFFICE.REGEX([.C360];&quot;\d{1,3}&quot;)" office:value-type="string" office:string-value="593" calcext:value-type="string">
            <text:p>593</text:p>
          </table:table-cell>
          <table:table-cell table:formula="of:=ORG.LIBREOFFICE.REGEX([.D360];&quot;\d{1,3}&quot;)" office:value-type="string" office:string-value="212" calcext:value-type="string">
            <text:p>212</text:p>
          </table:table-cell>
          <table:table-cell table:formula="of:=IF([.B360]=1;[.E360]*[.F360])" office:value-type="float" office:value="0" calcext:value-type="float">
            <text:p>0</text:p>
          </table:table-cell>
          <table:table-cell table:formula="of:=IF(ISNUMBER([.G360]);[.G36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5,578)</text:p>
          </table:table-cell>
          <table:table-cell table:formula="of:=IF([.A361]=&quot;do()&quot;;TRUE();IF([.A361]=&quot;don't()&quot;;FALSE();IF([.B360]=1;TRUE();FALSE())))" office:value-type="boolean" office:boolean-value="false" calcext:value-type="boolean">
            <text:p>FALSCH</text:p>
          </table:table-cell>
          <table:table-cell table:formula="of:=ORG.LIBREOFFICE.REGEX([.A361];&quot;\d{1,3},&quot;)" office:value-type="string" office:string-value="235," calcext:value-type="string">
            <text:p>235,</text:p>
          </table:table-cell>
          <table:table-cell table:formula="of:=ORG.LIBREOFFICE.REGEX([.A361];&quot;,\d{1,3}&quot;)" office:value-type="string" office:string-value=",578" calcext:value-type="string">
            <text:p>,578</text:p>
          </table:table-cell>
          <table:table-cell table:formula="of:=ORG.LIBREOFFICE.REGEX([.C361];&quot;\d{1,3}&quot;)" office:value-type="string" office:string-value="235" calcext:value-type="string">
            <text:p>235</text:p>
          </table:table-cell>
          <table:table-cell table:formula="of:=ORG.LIBREOFFICE.REGEX([.D361];&quot;\d{1,3}&quot;)" office:value-type="string" office:string-value="578" calcext:value-type="string">
            <text:p>578</text:p>
          </table:table-cell>
          <table:table-cell table:formula="of:=IF([.B361]=1;[.E361]*[.F361])" office:value-type="float" office:value="0" calcext:value-type="float">
            <text:p>0</text:p>
          </table:table-cell>
          <table:table-cell table:formula="of:=IF(ISNUMBER([.G361]);[.G36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62]=&quot;do()&quot;;TRUE();IF([.A362]=&quot;don't()&quot;;FALSE();IF([.B361]=1;TRUE();FALSE())))" office:value-type="boolean" office:boolean-value="false" calcext:value-type="boolean">
            <text:p>FALSCH</text:p>
          </table:table-cell>
          <table:table-cell table:formula="of:=ORG.LIBREOFFICE.REGEX([.A362];&quot;\d{1,3},&quot;)" office:value-type="string" office:string-value="" calcext:value-type="error">
            <text:p>#N/A</text:p>
          </table:table-cell>
          <table:table-cell table:formula="of:=ORG.LIBREOFFICE.REGEX([.A362];&quot;,\d{1,3}&quot;)" office:value-type="string" office:string-value="" calcext:value-type="error">
            <text:p>#N/A</text:p>
          </table:table-cell>
          <table:table-cell table:formula="of:=ORG.LIBREOFFICE.REGEX([.C362];&quot;\d{1,3}&quot;)" office:value-type="string" office:string-value="" calcext:value-type="error">
            <text:p>#N/A</text:p>
          </table:table-cell>
          <table:table-cell table:formula="of:=ORG.LIBREOFFICE.REGEX([.D362];&quot;\d{1,3}&quot;)" office:value-type="string" office:string-value="" calcext:value-type="error">
            <text:p>#N/A</text:p>
          </table:table-cell>
          <table:table-cell table:formula="of:=IF([.B362]=1;[.E362]*[.F362])" office:value-type="float" office:value="0" calcext:value-type="float">
            <text:p>0</text:p>
          </table:table-cell>
          <table:table-cell table:formula="of:=IF(ISNUMBER([.G362]);[.G36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40,363)</text:p>
          </table:table-cell>
          <table:table-cell table:formula="of:=IF([.A363]=&quot;do()&quot;;TRUE();IF([.A363]=&quot;don't()&quot;;FALSE();IF([.B362]=1;TRUE();FALSE())))" office:value-type="boolean" office:boolean-value="false" calcext:value-type="boolean">
            <text:p>FALSCH</text:p>
          </table:table-cell>
          <table:table-cell table:formula="of:=ORG.LIBREOFFICE.REGEX([.A363];&quot;\d{1,3},&quot;)" office:value-type="string" office:string-value="540," calcext:value-type="string">
            <text:p>540,</text:p>
          </table:table-cell>
          <table:table-cell table:formula="of:=ORG.LIBREOFFICE.REGEX([.A363];&quot;,\d{1,3}&quot;)" office:value-type="string" office:string-value=",363" calcext:value-type="string">
            <text:p>,363</text:p>
          </table:table-cell>
          <table:table-cell table:formula="of:=ORG.LIBREOFFICE.REGEX([.C363];&quot;\d{1,3}&quot;)" office:value-type="string" office:string-value="540" calcext:value-type="string">
            <text:p>540</text:p>
          </table:table-cell>
          <table:table-cell table:formula="of:=ORG.LIBREOFFICE.REGEX([.D363];&quot;\d{1,3}&quot;)" office:value-type="string" office:string-value="363" calcext:value-type="string">
            <text:p>363</text:p>
          </table:table-cell>
          <table:table-cell table:formula="of:=IF([.B363]=1;[.E363]*[.F363])" office:value-type="float" office:value="0" calcext:value-type="float">
            <text:p>0</text:p>
          </table:table-cell>
          <table:table-cell table:formula="of:=IF(ISNUMBER([.G363]);[.G36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60,343)</text:p>
          </table:table-cell>
          <table:table-cell table:formula="of:=IF([.A364]=&quot;do()&quot;;TRUE();IF([.A364]=&quot;don't()&quot;;FALSE();IF([.B363]=1;TRUE();FALSE())))" office:value-type="boolean" office:boolean-value="false" calcext:value-type="boolean">
            <text:p>FALSCH</text:p>
          </table:table-cell>
          <table:table-cell table:formula="of:=ORG.LIBREOFFICE.REGEX([.A364];&quot;\d{1,3},&quot;)" office:value-type="string" office:string-value="460," calcext:value-type="string">
            <text:p>460,</text:p>
          </table:table-cell>
          <table:table-cell table:formula="of:=ORG.LIBREOFFICE.REGEX([.A364];&quot;,\d{1,3}&quot;)" office:value-type="string" office:string-value=",343" calcext:value-type="string">
            <text:p>,343</text:p>
          </table:table-cell>
          <table:table-cell table:formula="of:=ORG.LIBREOFFICE.REGEX([.C364];&quot;\d{1,3}&quot;)" office:value-type="string" office:string-value="460" calcext:value-type="string">
            <text:p>460</text:p>
          </table:table-cell>
          <table:table-cell table:formula="of:=ORG.LIBREOFFICE.REGEX([.D364];&quot;\d{1,3}&quot;)" office:value-type="string" office:string-value="343" calcext:value-type="string">
            <text:p>343</text:p>
          </table:table-cell>
          <table:table-cell table:formula="of:=IF([.B364]=1;[.E364]*[.F364])" office:value-type="float" office:value="0" calcext:value-type="float">
            <text:p>0</text:p>
          </table:table-cell>
          <table:table-cell table:formula="of:=IF(ISNUMBER([.G364]);[.G36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53,169)</text:p>
          </table:table-cell>
          <table:table-cell table:formula="of:=IF([.A365]=&quot;do()&quot;;TRUE();IF([.A365]=&quot;don't()&quot;;FALSE();IF([.B364]=1;TRUE();FALSE())))" office:value-type="boolean" office:boolean-value="false" calcext:value-type="boolean">
            <text:p>FALSCH</text:p>
          </table:table-cell>
          <table:table-cell table:formula="of:=ORG.LIBREOFFICE.REGEX([.A365];&quot;\d{1,3},&quot;)" office:value-type="string" office:string-value="553," calcext:value-type="string">
            <text:p>553,</text:p>
          </table:table-cell>
          <table:table-cell table:formula="of:=ORG.LIBREOFFICE.REGEX([.A365];&quot;,\d{1,3}&quot;)" office:value-type="string" office:string-value=",169" calcext:value-type="string">
            <text:p>,169</text:p>
          </table:table-cell>
          <table:table-cell table:formula="of:=ORG.LIBREOFFICE.REGEX([.C365];&quot;\d{1,3}&quot;)" office:value-type="string" office:string-value="553" calcext:value-type="string">
            <text:p>553</text:p>
          </table:table-cell>
          <table:table-cell table:formula="of:=ORG.LIBREOFFICE.REGEX([.D365];&quot;\d{1,3}&quot;)" office:value-type="string" office:string-value="169" calcext:value-type="string">
            <text:p>169</text:p>
          </table:table-cell>
          <table:table-cell table:formula="of:=IF([.B365]=1;[.E365]*[.F365])" office:value-type="float" office:value="0" calcext:value-type="float">
            <text:p>0</text:p>
          </table:table-cell>
          <table:table-cell table:formula="of:=IF(ISNUMBER([.G365]);[.G36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,209)</text:p>
          </table:table-cell>
          <table:table-cell table:formula="of:=IF([.A366]=&quot;do()&quot;;TRUE();IF([.A366]=&quot;don't()&quot;;FALSE();IF([.B365]=1;TRUE();FALSE())))" office:value-type="boolean" office:boolean-value="false" calcext:value-type="boolean">
            <text:p>FALSCH</text:p>
          </table:table-cell>
          <table:table-cell table:formula="of:=ORG.LIBREOFFICE.REGEX([.A366];&quot;\d{1,3},&quot;)" office:value-type="string" office:string-value="22," calcext:value-type="string">
            <text:p>22,</text:p>
          </table:table-cell>
          <table:table-cell table:formula="of:=ORG.LIBREOFFICE.REGEX([.A366];&quot;,\d{1,3}&quot;)" office:value-type="string" office:string-value=",209" calcext:value-type="string">
            <text:p>,209</text:p>
          </table:table-cell>
          <table:table-cell table:formula="of:=ORG.LIBREOFFICE.REGEX([.C366];&quot;\d{1,3}&quot;)" office:value-type="string" office:string-value="22" calcext:value-type="string">
            <text:p>22</text:p>
          </table:table-cell>
          <table:table-cell table:formula="of:=ORG.LIBREOFFICE.REGEX([.D366];&quot;\d{1,3}&quot;)" office:value-type="string" office:string-value="209" calcext:value-type="string">
            <text:p>209</text:p>
          </table:table-cell>
          <table:table-cell table:formula="of:=IF([.B366]=1;[.E366]*[.F366])" office:value-type="float" office:value="0" calcext:value-type="float">
            <text:p>0</text:p>
          </table:table-cell>
          <table:table-cell table:formula="of:=IF(ISNUMBER([.G366]);[.G36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29,490)</text:p>
          </table:table-cell>
          <table:table-cell table:formula="of:=IF([.A367]=&quot;do()&quot;;TRUE();IF([.A367]=&quot;don't()&quot;;FALSE();IF([.B366]=1;TRUE();FALSE())))" office:value-type="boolean" office:boolean-value="false" calcext:value-type="boolean">
            <text:p>FALSCH</text:p>
          </table:table-cell>
          <table:table-cell table:formula="of:=ORG.LIBREOFFICE.REGEX([.A367];&quot;\d{1,3},&quot;)" office:value-type="string" office:string-value="129," calcext:value-type="string">
            <text:p>129,</text:p>
          </table:table-cell>
          <table:table-cell table:formula="of:=ORG.LIBREOFFICE.REGEX([.A367];&quot;,\d{1,3}&quot;)" office:value-type="string" office:string-value=",490" calcext:value-type="string">
            <text:p>,490</text:p>
          </table:table-cell>
          <table:table-cell table:formula="of:=ORG.LIBREOFFICE.REGEX([.C367];&quot;\d{1,3}&quot;)" office:value-type="string" office:string-value="129" calcext:value-type="string">
            <text:p>129</text:p>
          </table:table-cell>
          <table:table-cell table:formula="of:=ORG.LIBREOFFICE.REGEX([.D367];&quot;\d{1,3}&quot;)" office:value-type="string" office:string-value="490" calcext:value-type="string">
            <text:p>490</text:p>
          </table:table-cell>
          <table:table-cell table:formula="of:=IF([.B367]=1;[.E367]*[.F367])" office:value-type="float" office:value="0" calcext:value-type="float">
            <text:p>0</text:p>
          </table:table-cell>
          <table:table-cell table:formula="of:=IF(ISNUMBER([.G367]);[.G36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4,295)</text:p>
          </table:table-cell>
          <table:table-cell table:formula="of:=IF([.A368]=&quot;do()&quot;;TRUE();IF([.A368]=&quot;don't()&quot;;FALSE();IF([.B367]=1;TRUE();FALSE())))" office:value-type="boolean" office:boolean-value="false" calcext:value-type="boolean">
            <text:p>FALSCH</text:p>
          </table:table-cell>
          <table:table-cell table:formula="of:=ORG.LIBREOFFICE.REGEX([.A368];&quot;\d{1,3},&quot;)" office:value-type="string" office:string-value="824," calcext:value-type="string">
            <text:p>824,</text:p>
          </table:table-cell>
          <table:table-cell table:formula="of:=ORG.LIBREOFFICE.REGEX([.A368];&quot;,\d{1,3}&quot;)" office:value-type="string" office:string-value=",295" calcext:value-type="string">
            <text:p>,295</text:p>
          </table:table-cell>
          <table:table-cell table:formula="of:=ORG.LIBREOFFICE.REGEX([.C368];&quot;\d{1,3}&quot;)" office:value-type="string" office:string-value="824" calcext:value-type="string">
            <text:p>824</text:p>
          </table:table-cell>
          <table:table-cell table:formula="of:=ORG.LIBREOFFICE.REGEX([.D368];&quot;\d{1,3}&quot;)" office:value-type="string" office:string-value="295" calcext:value-type="string">
            <text:p>295</text:p>
          </table:table-cell>
          <table:table-cell table:formula="of:=IF([.B368]=1;[.E368]*[.F368])" office:value-type="float" office:value="0" calcext:value-type="float">
            <text:p>0</text:p>
          </table:table-cell>
          <table:table-cell table:formula="of:=IF(ISNUMBER([.G368]);[.G36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8,169)</text:p>
          </table:table-cell>
          <table:table-cell table:formula="of:=IF([.A369]=&quot;do()&quot;;TRUE();IF([.A369]=&quot;don't()&quot;;FALSE();IF([.B368]=1;TRUE();FALSE())))" office:value-type="boolean" office:boolean-value="false" calcext:value-type="boolean">
            <text:p>FALSCH</text:p>
          </table:table-cell>
          <table:table-cell table:formula="of:=ORG.LIBREOFFICE.REGEX([.A369];&quot;\d{1,3},&quot;)" office:value-type="string" office:string-value="878," calcext:value-type="string">
            <text:p>878,</text:p>
          </table:table-cell>
          <table:table-cell table:formula="of:=ORG.LIBREOFFICE.REGEX([.A369];&quot;,\d{1,3}&quot;)" office:value-type="string" office:string-value=",169" calcext:value-type="string">
            <text:p>,169</text:p>
          </table:table-cell>
          <table:table-cell table:formula="of:=ORG.LIBREOFFICE.REGEX([.C369];&quot;\d{1,3}&quot;)" office:value-type="string" office:string-value="878" calcext:value-type="string">
            <text:p>878</text:p>
          </table:table-cell>
          <table:table-cell table:formula="of:=ORG.LIBREOFFICE.REGEX([.D369];&quot;\d{1,3}&quot;)" office:value-type="string" office:string-value="169" calcext:value-type="string">
            <text:p>169</text:p>
          </table:table-cell>
          <table:table-cell table:formula="of:=IF([.B369]=1;[.E369]*[.F369])" office:value-type="float" office:value="0" calcext:value-type="float">
            <text:p>0</text:p>
          </table:table-cell>
          <table:table-cell table:formula="of:=IF(ISNUMBER([.G369]);[.G36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21,969)</text:p>
          </table:table-cell>
          <table:table-cell table:formula="of:=IF([.A370]=&quot;do()&quot;;TRUE();IF([.A370]=&quot;don't()&quot;;FALSE();IF([.B369]=1;TRUE();FALSE())))" office:value-type="boolean" office:boolean-value="false" calcext:value-type="boolean">
            <text:p>FALSCH</text:p>
          </table:table-cell>
          <table:table-cell table:formula="of:=ORG.LIBREOFFICE.REGEX([.A370];&quot;\d{1,3},&quot;)" office:value-type="string" office:string-value="521," calcext:value-type="string">
            <text:p>521,</text:p>
          </table:table-cell>
          <table:table-cell table:formula="of:=ORG.LIBREOFFICE.REGEX([.A370];&quot;,\d{1,3}&quot;)" office:value-type="string" office:string-value=",969" calcext:value-type="string">
            <text:p>,969</text:p>
          </table:table-cell>
          <table:table-cell table:formula="of:=ORG.LIBREOFFICE.REGEX([.C370];&quot;\d{1,3}&quot;)" office:value-type="string" office:string-value="521" calcext:value-type="string">
            <text:p>521</text:p>
          </table:table-cell>
          <table:table-cell table:formula="of:=ORG.LIBREOFFICE.REGEX([.D370];&quot;\d{1,3}&quot;)" office:value-type="string" office:string-value="969" calcext:value-type="string">
            <text:p>969</text:p>
          </table:table-cell>
          <table:table-cell table:formula="of:=IF([.B370]=1;[.E370]*[.F370])" office:value-type="float" office:value="0" calcext:value-type="float">
            <text:p>0</text:p>
          </table:table-cell>
          <table:table-cell table:formula="of:=IF(ISNUMBER([.G370]);[.G37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71]=&quot;do()&quot;;TRUE();IF([.A371]=&quot;don't()&quot;;FALSE();IF([.B370]=1;TRUE();FALSE())))" office:value-type="boolean" office:boolean-value="false" calcext:value-type="boolean">
            <text:p>FALSCH</text:p>
          </table:table-cell>
          <table:table-cell table:formula="of:=ORG.LIBREOFFICE.REGEX([.A371];&quot;\d{1,3},&quot;)" office:value-type="string" office:string-value="" calcext:value-type="error">
            <text:p>#N/A</text:p>
          </table:table-cell>
          <table:table-cell table:formula="of:=ORG.LIBREOFFICE.REGEX([.A371];&quot;,\d{1,3}&quot;)" office:value-type="string" office:string-value="" calcext:value-type="error">
            <text:p>#N/A</text:p>
          </table:table-cell>
          <table:table-cell table:formula="of:=ORG.LIBREOFFICE.REGEX([.C371];&quot;\d{1,3}&quot;)" office:value-type="string" office:string-value="" calcext:value-type="error">
            <text:p>#N/A</text:p>
          </table:table-cell>
          <table:table-cell table:formula="of:=ORG.LIBREOFFICE.REGEX([.D371];&quot;\d{1,3}&quot;)" office:value-type="string" office:string-value="" calcext:value-type="error">
            <text:p>#N/A</text:p>
          </table:table-cell>
          <table:table-cell table:formula="of:=IF([.B371]=1;[.E371]*[.F371])" office:value-type="float" office:value="0" calcext:value-type="float">
            <text:p>0</text:p>
          </table:table-cell>
          <table:table-cell table:formula="of:=IF(ISNUMBER([.G371]);[.G37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53,399)</text:p>
          </table:table-cell>
          <table:table-cell table:formula="of:=IF([.A372]=&quot;do()&quot;;TRUE();IF([.A372]=&quot;don't()&quot;;FALSE();IF([.B371]=1;TRUE();FALSE())))" office:value-type="boolean" office:boolean-value="false" calcext:value-type="boolean">
            <text:p>FALSCH</text:p>
          </table:table-cell>
          <table:table-cell table:formula="of:=ORG.LIBREOFFICE.REGEX([.A372];&quot;\d{1,3},&quot;)" office:value-type="string" office:string-value="853," calcext:value-type="string">
            <text:p>853,</text:p>
          </table:table-cell>
          <table:table-cell table:formula="of:=ORG.LIBREOFFICE.REGEX([.A372];&quot;,\d{1,3}&quot;)" office:value-type="string" office:string-value=",399" calcext:value-type="string">
            <text:p>,399</text:p>
          </table:table-cell>
          <table:table-cell table:formula="of:=ORG.LIBREOFFICE.REGEX([.C372];&quot;\d{1,3}&quot;)" office:value-type="string" office:string-value="853" calcext:value-type="string">
            <text:p>853</text:p>
          </table:table-cell>
          <table:table-cell table:formula="of:=ORG.LIBREOFFICE.REGEX([.D372];&quot;\d{1,3}&quot;)" office:value-type="string" office:string-value="399" calcext:value-type="string">
            <text:p>399</text:p>
          </table:table-cell>
          <table:table-cell table:formula="of:=IF([.B372]=1;[.E372]*[.F372])" office:value-type="float" office:value="0" calcext:value-type="float">
            <text:p>0</text:p>
          </table:table-cell>
          <table:table-cell table:formula="of:=IF(ISNUMBER([.G372]);[.G37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8,9)</text:p>
          </table:table-cell>
          <table:table-cell table:formula="of:=IF([.A373]=&quot;do()&quot;;TRUE();IF([.A373]=&quot;don't()&quot;;FALSE();IF([.B372]=1;TRUE();FALSE())))" office:value-type="boolean" office:boolean-value="false" calcext:value-type="boolean">
            <text:p>FALSCH</text:p>
          </table:table-cell>
          <table:table-cell table:formula="of:=ORG.LIBREOFFICE.REGEX([.A373];&quot;\d{1,3},&quot;)" office:value-type="string" office:string-value="808," calcext:value-type="string">
            <text:p>808,</text:p>
          </table:table-cell>
          <table:table-cell table:formula="of:=ORG.LIBREOFFICE.REGEX([.A373];&quot;,\d{1,3}&quot;)" office:value-type="string" office:string-value=",9" calcext:value-type="string">
            <text:p>,9</text:p>
          </table:table-cell>
          <table:table-cell table:formula="of:=ORG.LIBREOFFICE.REGEX([.C373];&quot;\d{1,3}&quot;)" office:value-type="string" office:string-value="808" calcext:value-type="string">
            <text:p>808</text:p>
          </table:table-cell>
          <table:table-cell table:formula="of:=ORG.LIBREOFFICE.REGEX([.D373];&quot;\d{1,3}&quot;)" office:value-type="string" office:string-value="9" calcext:value-type="string">
            <text:p>9</text:p>
          </table:table-cell>
          <table:table-cell table:formula="of:=IF([.B373]=1;[.E373]*[.F373])" office:value-type="float" office:value="0" calcext:value-type="float">
            <text:p>0</text:p>
          </table:table-cell>
          <table:table-cell table:formula="of:=IF(ISNUMBER([.G373]);[.G37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374]=&quot;do()&quot;;TRUE();IF([.A374]=&quot;don't()&quot;;FALSE();IF([.B373]=1;TRUE();FALSE())))" office:value-type="boolean" office:boolean-value="false" calcext:value-type="boolean">
            <text:p>FALSCH</text:p>
          </table:table-cell>
          <table:table-cell table:formula="of:=ORG.LIBREOFFICE.REGEX([.A374];&quot;\d{1,3},&quot;)" office:value-type="string" office:string-value="" calcext:value-type="error">
            <text:p>#N/A</text:p>
          </table:table-cell>
          <table:table-cell table:formula="of:=ORG.LIBREOFFICE.REGEX([.A374];&quot;,\d{1,3}&quot;)" office:value-type="string" office:string-value="" calcext:value-type="error">
            <text:p>#N/A</text:p>
          </table:table-cell>
          <table:table-cell table:formula="of:=ORG.LIBREOFFICE.REGEX([.C374];&quot;\d{1,3}&quot;)" office:value-type="string" office:string-value="" calcext:value-type="error">
            <text:p>#N/A</text:p>
          </table:table-cell>
          <table:table-cell table:formula="of:=ORG.LIBREOFFICE.REGEX([.D374];&quot;\d{1,3}&quot;)" office:value-type="string" office:string-value="" calcext:value-type="error">
            <text:p>#N/A</text:p>
          </table:table-cell>
          <table:table-cell table:formula="of:=IF([.B374]=1;[.E374]*[.F374])" office:value-type="float" office:value="0" calcext:value-type="float">
            <text:p>0</text:p>
          </table:table-cell>
          <table:table-cell table:formula="of:=IF(ISNUMBER([.G374]);[.G37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38,463)</text:p>
          </table:table-cell>
          <table:table-cell table:formula="of:=IF([.A375]=&quot;do()&quot;;TRUE();IF([.A375]=&quot;don't()&quot;;FALSE();IF([.B374]=1;TRUE();FALSE())))" office:value-type="boolean" office:boolean-value="false" calcext:value-type="boolean">
            <text:p>FALSCH</text:p>
          </table:table-cell>
          <table:table-cell table:formula="of:=ORG.LIBREOFFICE.REGEX([.A375];&quot;\d{1,3},&quot;)" office:value-type="string" office:string-value="938," calcext:value-type="string">
            <text:p>938,</text:p>
          </table:table-cell>
          <table:table-cell table:formula="of:=ORG.LIBREOFFICE.REGEX([.A375];&quot;,\d{1,3}&quot;)" office:value-type="string" office:string-value=",463" calcext:value-type="string">
            <text:p>,463</text:p>
          </table:table-cell>
          <table:table-cell table:formula="of:=ORG.LIBREOFFICE.REGEX([.C375];&quot;\d{1,3}&quot;)" office:value-type="string" office:string-value="938" calcext:value-type="string">
            <text:p>938</text:p>
          </table:table-cell>
          <table:table-cell table:formula="of:=ORG.LIBREOFFICE.REGEX([.D375];&quot;\d{1,3}&quot;)" office:value-type="string" office:string-value="463" calcext:value-type="string">
            <text:p>463</text:p>
          </table:table-cell>
          <table:table-cell table:formula="of:=IF([.B375]=1;[.E375]*[.F375])" office:value-type="float" office:value="0" calcext:value-type="float">
            <text:p>0</text:p>
          </table:table-cell>
          <table:table-cell table:formula="of:=IF(ISNUMBER([.G375]);[.G37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1,26)</text:p>
          </table:table-cell>
          <table:table-cell table:formula="of:=IF([.A376]=&quot;do()&quot;;TRUE();IF([.A376]=&quot;don't()&quot;;FALSE();IF([.B375]=1;TRUE();FALSE())))" office:value-type="boolean" office:boolean-value="false" calcext:value-type="boolean">
            <text:p>FALSCH</text:p>
          </table:table-cell>
          <table:table-cell table:formula="of:=ORG.LIBREOFFICE.REGEX([.A376];&quot;\d{1,3},&quot;)" office:value-type="string" office:string-value="751," calcext:value-type="string">
            <text:p>751,</text:p>
          </table:table-cell>
          <table:table-cell table:formula="of:=ORG.LIBREOFFICE.REGEX([.A376];&quot;,\d{1,3}&quot;)" office:value-type="string" office:string-value=",26" calcext:value-type="string">
            <text:p>,26</text:p>
          </table:table-cell>
          <table:table-cell table:formula="of:=ORG.LIBREOFFICE.REGEX([.C376];&quot;\d{1,3}&quot;)" office:value-type="string" office:string-value="751" calcext:value-type="string">
            <text:p>751</text:p>
          </table:table-cell>
          <table:table-cell table:formula="of:=ORG.LIBREOFFICE.REGEX([.D376];&quot;\d{1,3}&quot;)" office:value-type="string" office:string-value="26" calcext:value-type="string">
            <text:p>26</text:p>
          </table:table-cell>
          <table:table-cell table:formula="of:=IF([.B376]=1;[.E376]*[.F376])" office:value-type="float" office:value="0" calcext:value-type="float">
            <text:p>0</text:p>
          </table:table-cell>
          <table:table-cell table:formula="of:=IF(ISNUMBER([.G376]);[.G37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42,820)</text:p>
          </table:table-cell>
          <table:table-cell table:formula="of:=IF([.A377]=&quot;do()&quot;;TRUE();IF([.A377]=&quot;don't()&quot;;FALSE();IF([.B376]=1;TRUE();FALSE())))" office:value-type="boolean" office:boolean-value="false" calcext:value-type="boolean">
            <text:p>FALSCH</text:p>
          </table:table-cell>
          <table:table-cell table:formula="of:=ORG.LIBREOFFICE.REGEX([.A377];&quot;\d{1,3},&quot;)" office:value-type="string" office:string-value="542," calcext:value-type="string">
            <text:p>542,</text:p>
          </table:table-cell>
          <table:table-cell table:formula="of:=ORG.LIBREOFFICE.REGEX([.A377];&quot;,\d{1,3}&quot;)" office:value-type="string" office:string-value=",820" calcext:value-type="string">
            <text:p>,820</text:p>
          </table:table-cell>
          <table:table-cell table:formula="of:=ORG.LIBREOFFICE.REGEX([.C377];&quot;\d{1,3}&quot;)" office:value-type="string" office:string-value="542" calcext:value-type="string">
            <text:p>542</text:p>
          </table:table-cell>
          <table:table-cell table:formula="of:=ORG.LIBREOFFICE.REGEX([.D377];&quot;\d{1,3}&quot;)" office:value-type="string" office:string-value="820" calcext:value-type="string">
            <text:p>820</text:p>
          </table:table-cell>
          <table:table-cell table:formula="of:=IF([.B377]=1;[.E377]*[.F377])" office:value-type="float" office:value="0" calcext:value-type="float">
            <text:p>0</text:p>
          </table:table-cell>
          <table:table-cell table:formula="of:=IF(ISNUMBER([.G377]);[.G37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03,40)</text:p>
          </table:table-cell>
          <table:table-cell table:formula="of:=IF([.A378]=&quot;do()&quot;;TRUE();IF([.A378]=&quot;don't()&quot;;FALSE();IF([.B377]=1;TRUE();FALSE())))" office:value-type="boolean" office:boolean-value="false" calcext:value-type="boolean">
            <text:p>FALSCH</text:p>
          </table:table-cell>
          <table:table-cell table:formula="of:=ORG.LIBREOFFICE.REGEX([.A378];&quot;\d{1,3},&quot;)" office:value-type="string" office:string-value="103," calcext:value-type="string">
            <text:p>103,</text:p>
          </table:table-cell>
          <table:table-cell table:formula="of:=ORG.LIBREOFFICE.REGEX([.A378];&quot;,\d{1,3}&quot;)" office:value-type="string" office:string-value=",40" calcext:value-type="string">
            <text:p>,40</text:p>
          </table:table-cell>
          <table:table-cell table:formula="of:=ORG.LIBREOFFICE.REGEX([.C378];&quot;\d{1,3}&quot;)" office:value-type="string" office:string-value="103" calcext:value-type="string">
            <text:p>103</text:p>
          </table:table-cell>
          <table:table-cell table:formula="of:=ORG.LIBREOFFICE.REGEX([.D378];&quot;\d{1,3}&quot;)" office:value-type="string" office:string-value="40" calcext:value-type="string">
            <text:p>40</text:p>
          </table:table-cell>
          <table:table-cell table:formula="of:=IF([.B378]=1;[.E378]*[.F378])" office:value-type="float" office:value="0" calcext:value-type="float">
            <text:p>0</text:p>
          </table:table-cell>
          <table:table-cell table:formula="of:=IF(ISNUMBER([.G378]);[.G37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82,891)</text:p>
          </table:table-cell>
          <table:table-cell table:formula="of:=IF([.A379]=&quot;do()&quot;;TRUE();IF([.A379]=&quot;don't()&quot;;FALSE();IF([.B378]=1;TRUE();FALSE())))" office:value-type="boolean" office:boolean-value="false" calcext:value-type="boolean">
            <text:p>FALSCH</text:p>
          </table:table-cell>
          <table:table-cell table:formula="of:=ORG.LIBREOFFICE.REGEX([.A379];&quot;\d{1,3},&quot;)" office:value-type="string" office:string-value="682," calcext:value-type="string">
            <text:p>682,</text:p>
          </table:table-cell>
          <table:table-cell table:formula="of:=ORG.LIBREOFFICE.REGEX([.A379];&quot;,\d{1,3}&quot;)" office:value-type="string" office:string-value=",891" calcext:value-type="string">
            <text:p>,891</text:p>
          </table:table-cell>
          <table:table-cell table:formula="of:=ORG.LIBREOFFICE.REGEX([.C379];&quot;\d{1,3}&quot;)" office:value-type="string" office:string-value="682" calcext:value-type="string">
            <text:p>682</text:p>
          </table:table-cell>
          <table:table-cell table:formula="of:=ORG.LIBREOFFICE.REGEX([.D379];&quot;\d{1,3}&quot;)" office:value-type="string" office:string-value="891" calcext:value-type="string">
            <text:p>891</text:p>
          </table:table-cell>
          <table:table-cell table:formula="of:=IF([.B379]=1;[.E379]*[.F379])" office:value-type="float" office:value="0" calcext:value-type="float">
            <text:p>0</text:p>
          </table:table-cell>
          <table:table-cell table:formula="of:=IF(ISNUMBER([.G379]);[.G37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7,527)</text:p>
          </table:table-cell>
          <table:table-cell table:formula="of:=IF([.A380]=&quot;do()&quot;;TRUE();IF([.A380]=&quot;don't()&quot;;FALSE();IF([.B379]=1;TRUE();FALSE())))" office:value-type="boolean" office:boolean-value="false" calcext:value-type="boolean">
            <text:p>FALSCH</text:p>
          </table:table-cell>
          <table:table-cell table:formula="of:=ORG.LIBREOFFICE.REGEX([.A380];&quot;\d{1,3},&quot;)" office:value-type="string" office:string-value="837," calcext:value-type="string">
            <text:p>837,</text:p>
          </table:table-cell>
          <table:table-cell table:formula="of:=ORG.LIBREOFFICE.REGEX([.A380];&quot;,\d{1,3}&quot;)" office:value-type="string" office:string-value=",527" calcext:value-type="string">
            <text:p>,527</text:p>
          </table:table-cell>
          <table:table-cell table:formula="of:=ORG.LIBREOFFICE.REGEX([.C380];&quot;\d{1,3}&quot;)" office:value-type="string" office:string-value="837" calcext:value-type="string">
            <text:p>837</text:p>
          </table:table-cell>
          <table:table-cell table:formula="of:=ORG.LIBREOFFICE.REGEX([.D380];&quot;\d{1,3}&quot;)" office:value-type="string" office:string-value="527" calcext:value-type="string">
            <text:p>527</text:p>
          </table:table-cell>
          <table:table-cell table:formula="of:=IF([.B380]=1;[.E380]*[.F380])" office:value-type="float" office:value="0" calcext:value-type="float">
            <text:p>0</text:p>
          </table:table-cell>
          <table:table-cell table:formula="of:=IF(ISNUMBER([.G380]);[.G38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1,283)</text:p>
          </table:table-cell>
          <table:table-cell table:formula="of:=IF([.A381]=&quot;do()&quot;;TRUE();IF([.A381]=&quot;don't()&quot;;FALSE();IF([.B380]=1;TRUE();FALSE())))" office:value-type="boolean" office:boolean-value="false" calcext:value-type="boolean">
            <text:p>FALSCH</text:p>
          </table:table-cell>
          <table:table-cell table:formula="of:=ORG.LIBREOFFICE.REGEX([.A381];&quot;\d{1,3},&quot;)" office:value-type="string" office:string-value="441," calcext:value-type="string">
            <text:p>441,</text:p>
          </table:table-cell>
          <table:table-cell table:formula="of:=ORG.LIBREOFFICE.REGEX([.A381];&quot;,\d{1,3}&quot;)" office:value-type="string" office:string-value=",283" calcext:value-type="string">
            <text:p>,283</text:p>
          </table:table-cell>
          <table:table-cell table:formula="of:=ORG.LIBREOFFICE.REGEX([.C381];&quot;\d{1,3}&quot;)" office:value-type="string" office:string-value="441" calcext:value-type="string">
            <text:p>441</text:p>
          </table:table-cell>
          <table:table-cell table:formula="of:=ORG.LIBREOFFICE.REGEX([.D381];&quot;\d{1,3}&quot;)" office:value-type="string" office:string-value="283" calcext:value-type="string">
            <text:p>283</text:p>
          </table:table-cell>
          <table:table-cell table:formula="of:=IF([.B381]=1;[.E381]*[.F381])" office:value-type="float" office:value="0" calcext:value-type="float">
            <text:p>0</text:p>
          </table:table-cell>
          <table:table-cell table:formula="of:=IF(ISNUMBER([.G381]);[.G38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3,169)</text:p>
          </table:table-cell>
          <table:table-cell table:formula="of:=IF([.A382]=&quot;do()&quot;;TRUE();IF([.A382]=&quot;don't()&quot;;FALSE();IF([.B381]=1;TRUE();FALSE())))" office:value-type="boolean" office:boolean-value="false" calcext:value-type="boolean">
            <text:p>FALSCH</text:p>
          </table:table-cell>
          <table:table-cell table:formula="of:=ORG.LIBREOFFICE.REGEX([.A382];&quot;\d{1,3},&quot;)" office:value-type="string" office:string-value="603," calcext:value-type="string">
            <text:p>603,</text:p>
          </table:table-cell>
          <table:table-cell table:formula="of:=ORG.LIBREOFFICE.REGEX([.A382];&quot;,\d{1,3}&quot;)" office:value-type="string" office:string-value=",169" calcext:value-type="string">
            <text:p>,169</text:p>
          </table:table-cell>
          <table:table-cell table:formula="of:=ORG.LIBREOFFICE.REGEX([.C382];&quot;\d{1,3}&quot;)" office:value-type="string" office:string-value="603" calcext:value-type="string">
            <text:p>603</text:p>
          </table:table-cell>
          <table:table-cell table:formula="of:=ORG.LIBREOFFICE.REGEX([.D382];&quot;\d{1,3}&quot;)" office:value-type="string" office:string-value="169" calcext:value-type="string">
            <text:p>169</text:p>
          </table:table-cell>
          <table:table-cell table:formula="of:=IF([.B382]=1;[.E382]*[.F382])" office:value-type="float" office:value="0" calcext:value-type="float">
            <text:p>0</text:p>
          </table:table-cell>
          <table:table-cell table:formula="of:=IF(ISNUMBER([.G382]);[.G38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72,674)</text:p>
          </table:table-cell>
          <table:table-cell table:formula="of:=IF([.A383]=&quot;do()&quot;;TRUE();IF([.A383]=&quot;don't()&quot;;FALSE();IF([.B382]=1;TRUE();FALSE())))" office:value-type="boolean" office:boolean-value="false" calcext:value-type="boolean">
            <text:p>FALSCH</text:p>
          </table:table-cell>
          <table:table-cell table:formula="of:=ORG.LIBREOFFICE.REGEX([.A383];&quot;\d{1,3},&quot;)" office:value-type="string" office:string-value="772," calcext:value-type="string">
            <text:p>772,</text:p>
          </table:table-cell>
          <table:table-cell table:formula="of:=ORG.LIBREOFFICE.REGEX([.A383];&quot;,\d{1,3}&quot;)" office:value-type="string" office:string-value=",674" calcext:value-type="string">
            <text:p>,674</text:p>
          </table:table-cell>
          <table:table-cell table:formula="of:=ORG.LIBREOFFICE.REGEX([.C383];&quot;\d{1,3}&quot;)" office:value-type="string" office:string-value="772" calcext:value-type="string">
            <text:p>772</text:p>
          </table:table-cell>
          <table:table-cell table:formula="of:=ORG.LIBREOFFICE.REGEX([.D383];&quot;\d{1,3}&quot;)" office:value-type="string" office:string-value="674" calcext:value-type="string">
            <text:p>674</text:p>
          </table:table-cell>
          <table:table-cell table:formula="of:=IF([.B383]=1;[.E383]*[.F383])" office:value-type="float" office:value="0" calcext:value-type="float">
            <text:p>0</text:p>
          </table:table-cell>
          <table:table-cell table:formula="of:=IF(ISNUMBER([.G383]);[.G38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2,674)</text:p>
          </table:table-cell>
          <table:table-cell table:formula="of:=IF([.A384]=&quot;do()&quot;;TRUE();IF([.A384]=&quot;don't()&quot;;FALSE();IF([.B383]=1;TRUE();FALSE())))" office:value-type="boolean" office:boolean-value="false" calcext:value-type="boolean">
            <text:p>FALSCH</text:p>
          </table:table-cell>
          <table:table-cell table:formula="of:=ORG.LIBREOFFICE.REGEX([.A384];&quot;\d{1,3},&quot;)" office:value-type="string" office:string-value="222," calcext:value-type="string">
            <text:p>222,</text:p>
          </table:table-cell>
          <table:table-cell table:formula="of:=ORG.LIBREOFFICE.REGEX([.A384];&quot;,\d{1,3}&quot;)" office:value-type="string" office:string-value=",674" calcext:value-type="string">
            <text:p>,674</text:p>
          </table:table-cell>
          <table:table-cell table:formula="of:=ORG.LIBREOFFICE.REGEX([.C384];&quot;\d{1,3}&quot;)" office:value-type="string" office:string-value="222" calcext:value-type="string">
            <text:p>222</text:p>
          </table:table-cell>
          <table:table-cell table:formula="of:=ORG.LIBREOFFICE.REGEX([.D384];&quot;\d{1,3}&quot;)" office:value-type="string" office:string-value="674" calcext:value-type="string">
            <text:p>674</text:p>
          </table:table-cell>
          <table:table-cell table:formula="of:=IF([.B384]=1;[.E384]*[.F384])" office:value-type="float" office:value="0" calcext:value-type="float">
            <text:p>0</text:p>
          </table:table-cell>
          <table:table-cell table:formula="of:=IF(ISNUMBER([.G384]);[.G38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7,571)</text:p>
          </table:table-cell>
          <table:table-cell table:formula="of:=IF([.A385]=&quot;do()&quot;;TRUE();IF([.A385]=&quot;don't()&quot;;FALSE();IF([.B384]=1;TRUE();FALSE())))" office:value-type="boolean" office:boolean-value="false" calcext:value-type="boolean">
            <text:p>FALSCH</text:p>
          </table:table-cell>
          <table:table-cell table:formula="of:=ORG.LIBREOFFICE.REGEX([.A385];&quot;\d{1,3},&quot;)" office:value-type="string" office:string-value="697," calcext:value-type="string">
            <text:p>697,</text:p>
          </table:table-cell>
          <table:table-cell table:formula="of:=ORG.LIBREOFFICE.REGEX([.A385];&quot;,\d{1,3}&quot;)" office:value-type="string" office:string-value=",571" calcext:value-type="string">
            <text:p>,571</text:p>
          </table:table-cell>
          <table:table-cell table:formula="of:=ORG.LIBREOFFICE.REGEX([.C385];&quot;\d{1,3}&quot;)" office:value-type="string" office:string-value="697" calcext:value-type="string">
            <text:p>697</text:p>
          </table:table-cell>
          <table:table-cell table:formula="of:=ORG.LIBREOFFICE.REGEX([.D385];&quot;\d{1,3}&quot;)" office:value-type="string" office:string-value="571" calcext:value-type="string">
            <text:p>571</text:p>
          </table:table-cell>
          <table:table-cell table:formula="of:=IF([.B385]=1;[.E385]*[.F385])" office:value-type="float" office:value="0" calcext:value-type="float">
            <text:p>0</text:p>
          </table:table-cell>
          <table:table-cell table:formula="of:=IF(ISNUMBER([.G385]);[.G38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63,249)</text:p>
          </table:table-cell>
          <table:table-cell table:formula="of:=IF([.A386]=&quot;do()&quot;;TRUE();IF([.A386]=&quot;don't()&quot;;FALSE();IF([.B385]=1;TRUE();FALSE())))" office:value-type="boolean" office:boolean-value="false" calcext:value-type="boolean">
            <text:p>FALSCH</text:p>
          </table:table-cell>
          <table:table-cell table:formula="of:=ORG.LIBREOFFICE.REGEX([.A386];&quot;\d{1,3},&quot;)" office:value-type="string" office:string-value="763," calcext:value-type="string">
            <text:p>763,</text:p>
          </table:table-cell>
          <table:table-cell table:formula="of:=ORG.LIBREOFFICE.REGEX([.A386];&quot;,\d{1,3}&quot;)" office:value-type="string" office:string-value=",249" calcext:value-type="string">
            <text:p>,249</text:p>
          </table:table-cell>
          <table:table-cell table:formula="of:=ORG.LIBREOFFICE.REGEX([.C386];&quot;\d{1,3}&quot;)" office:value-type="string" office:string-value="763" calcext:value-type="string">
            <text:p>763</text:p>
          </table:table-cell>
          <table:table-cell table:formula="of:=ORG.LIBREOFFICE.REGEX([.D386];&quot;\d{1,3}&quot;)" office:value-type="string" office:string-value="249" calcext:value-type="string">
            <text:p>249</text:p>
          </table:table-cell>
          <table:table-cell table:formula="of:=IF([.B386]=1;[.E386]*[.F386])" office:value-type="float" office:value="0" calcext:value-type="float">
            <text:p>0</text:p>
          </table:table-cell>
          <table:table-cell table:formula="of:=IF(ISNUMBER([.G386]);[.G38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387]=&quot;do()&quot;;TRUE();IF([.A387]=&quot;don't()&quot;;FALSE();IF([.B386]=1;TRUE();FALSE())))" office:value-type="boolean" office:boolean-value="true" calcext:value-type="boolean">
            <text:p>WAHR</text:p>
          </table:table-cell>
          <table:table-cell table:formula="of:=ORG.LIBREOFFICE.REGEX([.A387];&quot;\d{1,3},&quot;)" office:value-type="string" office:string-value="" calcext:value-type="error">
            <text:p>#N/A</text:p>
          </table:table-cell>
          <table:table-cell table:formula="of:=ORG.LIBREOFFICE.REGEX([.A387];&quot;,\d{1,3}&quot;)" office:value-type="string" office:string-value="" calcext:value-type="error">
            <text:p>#N/A</text:p>
          </table:table-cell>
          <table:table-cell table:formula="of:=ORG.LIBREOFFICE.REGEX([.C387];&quot;\d{1,3}&quot;)" office:value-type="string" office:string-value="" calcext:value-type="error">
            <text:p>#N/A</text:p>
          </table:table-cell>
          <table:table-cell table:formula="of:=ORG.LIBREOFFICE.REGEX([.D387];&quot;\d{1,3}&quot;)" office:value-type="string" office:string-value="" calcext:value-type="error">
            <text:p>#N/A</text:p>
          </table:table-cell>
          <table:table-cell table:formula="of:=IF([.B387]=1;[.E387]*[.F387])" office:value-type="string" office:string-value="" calcext:value-type="error">
            <text:p>#N/A</text:p>
          </table:table-cell>
          <table:table-cell table:formula="of:=IF(ISNUMBER([.G387]);[.G38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8,614)</text:p>
          </table:table-cell>
          <table:table-cell table:formula="of:=IF([.A388]=&quot;do()&quot;;TRUE();IF([.A388]=&quot;don't()&quot;;FALSE();IF([.B387]=1;TRUE();FALSE())))" office:value-type="boolean" office:boolean-value="true" calcext:value-type="boolean">
            <text:p>WAHR</text:p>
          </table:table-cell>
          <table:table-cell table:formula="of:=ORG.LIBREOFFICE.REGEX([.A388];&quot;\d{1,3},&quot;)" office:value-type="string" office:string-value="258," calcext:value-type="string">
            <text:p>258,</text:p>
          </table:table-cell>
          <table:table-cell table:formula="of:=ORG.LIBREOFFICE.REGEX([.A388];&quot;,\d{1,3}&quot;)" office:value-type="string" office:string-value=",614" calcext:value-type="string">
            <text:p>,614</text:p>
          </table:table-cell>
          <table:table-cell table:formula="of:=ORG.LIBREOFFICE.REGEX([.C388];&quot;\d{1,3}&quot;)" office:value-type="string" office:string-value="258" calcext:value-type="string">
            <text:p>258</text:p>
          </table:table-cell>
          <table:table-cell table:formula="of:=ORG.LIBREOFFICE.REGEX([.D388];&quot;\d{1,3}&quot;)" office:value-type="string" office:string-value="614" calcext:value-type="string">
            <text:p>614</text:p>
          </table:table-cell>
          <table:table-cell table:formula="of:=IF([.B388]=1;[.E388]*[.F388])" office:value-type="float" office:value="158412" calcext:value-type="float">
            <text:p>158412</text:p>
          </table:table-cell>
          <table:table-cell table:formula="of:=IF(ISNUMBER([.G388]);[.G388];0)" office:value-type="float" office:value="158412" calcext:value-type="float">
            <text:p>1584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0,257)</text:p>
          </table:table-cell>
          <table:table-cell table:formula="of:=IF([.A389]=&quot;do()&quot;;TRUE();IF([.A389]=&quot;don't()&quot;;FALSE();IF([.B388]=1;TRUE();FALSE())))" office:value-type="boolean" office:boolean-value="true" calcext:value-type="boolean">
            <text:p>WAHR</text:p>
          </table:table-cell>
          <table:table-cell table:formula="of:=ORG.LIBREOFFICE.REGEX([.A389];&quot;\d{1,3},&quot;)" office:value-type="string" office:string-value="210," calcext:value-type="string">
            <text:p>210,</text:p>
          </table:table-cell>
          <table:table-cell table:formula="of:=ORG.LIBREOFFICE.REGEX([.A389];&quot;,\d{1,3}&quot;)" office:value-type="string" office:string-value=",257" calcext:value-type="string">
            <text:p>,257</text:p>
          </table:table-cell>
          <table:table-cell table:formula="of:=ORG.LIBREOFFICE.REGEX([.C389];&quot;\d{1,3}&quot;)" office:value-type="string" office:string-value="210" calcext:value-type="string">
            <text:p>210</text:p>
          </table:table-cell>
          <table:table-cell table:formula="of:=ORG.LIBREOFFICE.REGEX([.D389];&quot;\d{1,3}&quot;)" office:value-type="string" office:string-value="257" calcext:value-type="string">
            <text:p>257</text:p>
          </table:table-cell>
          <table:table-cell table:formula="of:=IF([.B389]=1;[.E389]*[.F389])" office:value-type="float" office:value="53970" calcext:value-type="float">
            <text:p>53970</text:p>
          </table:table-cell>
          <table:table-cell table:formula="of:=IF(ISNUMBER([.G389]);[.G389];0)" office:value-type="float" office:value="53970" calcext:value-type="float">
            <text:p>539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98,947)</text:p>
          </table:table-cell>
          <table:table-cell table:formula="of:=IF([.A390]=&quot;do()&quot;;TRUE();IF([.A390]=&quot;don't()&quot;;FALSE();IF([.B389]=1;TRUE();FALSE())))" office:value-type="boolean" office:boolean-value="true" calcext:value-type="boolean">
            <text:p>WAHR</text:p>
          </table:table-cell>
          <table:table-cell table:formula="of:=ORG.LIBREOFFICE.REGEX([.A390];&quot;\d{1,3},&quot;)" office:value-type="string" office:string-value="898," calcext:value-type="string">
            <text:p>898,</text:p>
          </table:table-cell>
          <table:table-cell table:formula="of:=ORG.LIBREOFFICE.REGEX([.A390];&quot;,\d{1,3}&quot;)" office:value-type="string" office:string-value=",947" calcext:value-type="string">
            <text:p>,947</text:p>
          </table:table-cell>
          <table:table-cell table:formula="of:=ORG.LIBREOFFICE.REGEX([.C390];&quot;\d{1,3}&quot;)" office:value-type="string" office:string-value="898" calcext:value-type="string">
            <text:p>898</text:p>
          </table:table-cell>
          <table:table-cell table:formula="of:=ORG.LIBREOFFICE.REGEX([.D390];&quot;\d{1,3}&quot;)" office:value-type="string" office:string-value="947" calcext:value-type="string">
            <text:p>947</text:p>
          </table:table-cell>
          <table:table-cell table:formula="of:=IF([.B390]=1;[.E390]*[.F390])" office:value-type="float" office:value="850406" calcext:value-type="float">
            <text:p>850406</text:p>
          </table:table-cell>
          <table:table-cell table:formula="of:=IF(ISNUMBER([.G390]);[.G390];0)" office:value-type="float" office:value="850406" calcext:value-type="float">
            <text:p>8504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4,666)</text:p>
          </table:table-cell>
          <table:table-cell table:formula="of:=IF([.A391]=&quot;do()&quot;;TRUE();IF([.A391]=&quot;don't()&quot;;FALSE();IF([.B390]=1;TRUE();FALSE())))" office:value-type="boolean" office:boolean-value="true" calcext:value-type="boolean">
            <text:p>WAHR</text:p>
          </table:table-cell>
          <table:table-cell table:formula="of:=ORG.LIBREOFFICE.REGEX([.A391];&quot;\d{1,3},&quot;)" office:value-type="string" office:string-value="134," calcext:value-type="string">
            <text:p>134,</text:p>
          </table:table-cell>
          <table:table-cell table:formula="of:=ORG.LIBREOFFICE.REGEX([.A391];&quot;,\d{1,3}&quot;)" office:value-type="string" office:string-value=",666" calcext:value-type="string">
            <text:p>,666</text:p>
          </table:table-cell>
          <table:table-cell table:formula="of:=ORG.LIBREOFFICE.REGEX([.C391];&quot;\d{1,3}&quot;)" office:value-type="string" office:string-value="134" calcext:value-type="string">
            <text:p>134</text:p>
          </table:table-cell>
          <table:table-cell table:formula="of:=ORG.LIBREOFFICE.REGEX([.D391];&quot;\d{1,3}&quot;)" office:value-type="string" office:string-value="666" calcext:value-type="string">
            <text:p>666</text:p>
          </table:table-cell>
          <table:table-cell table:formula="of:=IF([.B391]=1;[.E391]*[.F391])" office:value-type="float" office:value="89244" calcext:value-type="float">
            <text:p>89244</text:p>
          </table:table-cell>
          <table:table-cell table:formula="of:=IF(ISNUMBER([.G391]);[.G391];0)" office:value-type="float" office:value="89244" calcext:value-type="float">
            <text:p>892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7,293)</text:p>
          </table:table-cell>
          <table:table-cell table:formula="of:=IF([.A392]=&quot;do()&quot;;TRUE();IF([.A392]=&quot;don't()&quot;;FALSE();IF([.B391]=1;TRUE();FALSE())))" office:value-type="boolean" office:boolean-value="true" calcext:value-type="boolean">
            <text:p>WAHR</text:p>
          </table:table-cell>
          <table:table-cell table:formula="of:=ORG.LIBREOFFICE.REGEX([.A392];&quot;\d{1,3},&quot;)" office:value-type="string" office:string-value="757," calcext:value-type="string">
            <text:p>757,</text:p>
          </table:table-cell>
          <table:table-cell table:formula="of:=ORG.LIBREOFFICE.REGEX([.A392];&quot;,\d{1,3}&quot;)" office:value-type="string" office:string-value=",293" calcext:value-type="string">
            <text:p>,293</text:p>
          </table:table-cell>
          <table:table-cell table:formula="of:=ORG.LIBREOFFICE.REGEX([.C392];&quot;\d{1,3}&quot;)" office:value-type="string" office:string-value="757" calcext:value-type="string">
            <text:p>757</text:p>
          </table:table-cell>
          <table:table-cell table:formula="of:=ORG.LIBREOFFICE.REGEX([.D392];&quot;\d{1,3}&quot;)" office:value-type="string" office:string-value="293" calcext:value-type="string">
            <text:p>293</text:p>
          </table:table-cell>
          <table:table-cell table:formula="of:=IF([.B392]=1;[.E392]*[.F392])" office:value-type="float" office:value="221801" calcext:value-type="float">
            <text:p>221801</text:p>
          </table:table-cell>
          <table:table-cell table:formula="of:=IF(ISNUMBER([.G392]);[.G392];0)" office:value-type="float" office:value="221801" calcext:value-type="float">
            <text:p>2218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7,413)</text:p>
          </table:table-cell>
          <table:table-cell table:formula="of:=IF([.A393]=&quot;do()&quot;;TRUE();IF([.A393]=&quot;don't()&quot;;FALSE();IF([.B392]=1;TRUE();FALSE())))" office:value-type="boolean" office:boolean-value="true" calcext:value-type="boolean">
            <text:p>WAHR</text:p>
          </table:table-cell>
          <table:table-cell table:formula="of:=ORG.LIBREOFFICE.REGEX([.A393];&quot;\d{1,3},&quot;)" office:value-type="string" office:string-value="977," calcext:value-type="string">
            <text:p>977,</text:p>
          </table:table-cell>
          <table:table-cell table:formula="of:=ORG.LIBREOFFICE.REGEX([.A393];&quot;,\d{1,3}&quot;)" office:value-type="string" office:string-value=",413" calcext:value-type="string">
            <text:p>,413</text:p>
          </table:table-cell>
          <table:table-cell table:formula="of:=ORG.LIBREOFFICE.REGEX([.C393];&quot;\d{1,3}&quot;)" office:value-type="string" office:string-value="977" calcext:value-type="string">
            <text:p>977</text:p>
          </table:table-cell>
          <table:table-cell table:formula="of:=ORG.LIBREOFFICE.REGEX([.D393];&quot;\d{1,3}&quot;)" office:value-type="string" office:string-value="413" calcext:value-type="string">
            <text:p>413</text:p>
          </table:table-cell>
          <table:table-cell table:formula="of:=IF([.B393]=1;[.E393]*[.F393])" office:value-type="float" office:value="403501" calcext:value-type="float">
            <text:p>403501</text:p>
          </table:table-cell>
          <table:table-cell table:formula="of:=IF(ISNUMBER([.G393]);[.G393];0)" office:value-type="float" office:value="403501" calcext:value-type="float">
            <text:p>4035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6,330)</text:p>
          </table:table-cell>
          <table:table-cell table:formula="of:=IF([.A394]=&quot;do()&quot;;TRUE();IF([.A394]=&quot;don't()&quot;;FALSE();IF([.B393]=1;TRUE();FALSE())))" office:value-type="boolean" office:boolean-value="true" calcext:value-type="boolean">
            <text:p>WAHR</text:p>
          </table:table-cell>
          <table:table-cell table:formula="of:=ORG.LIBREOFFICE.REGEX([.A394];&quot;\d{1,3},&quot;)" office:value-type="string" office:string-value="706," calcext:value-type="string">
            <text:p>706,</text:p>
          </table:table-cell>
          <table:table-cell table:formula="of:=ORG.LIBREOFFICE.REGEX([.A394];&quot;,\d{1,3}&quot;)" office:value-type="string" office:string-value=",330" calcext:value-type="string">
            <text:p>,330</text:p>
          </table:table-cell>
          <table:table-cell table:formula="of:=ORG.LIBREOFFICE.REGEX([.C394];&quot;\d{1,3}&quot;)" office:value-type="string" office:string-value="706" calcext:value-type="string">
            <text:p>706</text:p>
          </table:table-cell>
          <table:table-cell table:formula="of:=ORG.LIBREOFFICE.REGEX([.D394];&quot;\d{1,3}&quot;)" office:value-type="string" office:string-value="330" calcext:value-type="string">
            <text:p>330</text:p>
          </table:table-cell>
          <table:table-cell table:formula="of:=IF([.B394]=1;[.E394]*[.F394])" office:value-type="float" office:value="232980" calcext:value-type="float">
            <text:p>232980</text:p>
          </table:table-cell>
          <table:table-cell table:formula="of:=IF(ISNUMBER([.G394]);[.G394];0)" office:value-type="float" office:value="232980" calcext:value-type="float">
            <text:p>2329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6,97)</text:p>
          </table:table-cell>
          <table:table-cell table:formula="of:=IF([.A395]=&quot;do()&quot;;TRUE();IF([.A395]=&quot;don't()&quot;;FALSE();IF([.B394]=1;TRUE();FALSE())))" office:value-type="boolean" office:boolean-value="true" calcext:value-type="boolean">
            <text:p>WAHR</text:p>
          </table:table-cell>
          <table:table-cell table:formula="of:=ORG.LIBREOFFICE.REGEX([.A395];&quot;\d{1,3},&quot;)" office:value-type="string" office:string-value="286," calcext:value-type="string">
            <text:p>286,</text:p>
          </table:table-cell>
          <table:table-cell table:formula="of:=ORG.LIBREOFFICE.REGEX([.A395];&quot;,\d{1,3}&quot;)" office:value-type="string" office:string-value=",97" calcext:value-type="string">
            <text:p>,97</text:p>
          </table:table-cell>
          <table:table-cell table:formula="of:=ORG.LIBREOFFICE.REGEX([.C395];&quot;\d{1,3}&quot;)" office:value-type="string" office:string-value="286" calcext:value-type="string">
            <text:p>286</text:p>
          </table:table-cell>
          <table:table-cell table:formula="of:=ORG.LIBREOFFICE.REGEX([.D395];&quot;\d{1,3}&quot;)" office:value-type="string" office:string-value="97" calcext:value-type="string">
            <text:p>97</text:p>
          </table:table-cell>
          <table:table-cell table:formula="of:=IF([.B395]=1;[.E395]*[.F395])" office:value-type="float" office:value="27742" calcext:value-type="float">
            <text:p>27742</text:p>
          </table:table-cell>
          <table:table-cell table:formula="of:=IF(ISNUMBER([.G395]);[.G395];0)" office:value-type="float" office:value="27742" calcext:value-type="float">
            <text:p>277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6,454)</text:p>
          </table:table-cell>
          <table:table-cell table:formula="of:=IF([.A396]=&quot;do()&quot;;TRUE();IF([.A396]=&quot;don't()&quot;;FALSE();IF([.B395]=1;TRUE();FALSE())))" office:value-type="boolean" office:boolean-value="true" calcext:value-type="boolean">
            <text:p>WAHR</text:p>
          </table:table-cell>
          <table:table-cell table:formula="of:=ORG.LIBREOFFICE.REGEX([.A396];&quot;\d{1,3},&quot;)" office:value-type="string" office:string-value="876," calcext:value-type="string">
            <text:p>876,</text:p>
          </table:table-cell>
          <table:table-cell table:formula="of:=ORG.LIBREOFFICE.REGEX([.A396];&quot;,\d{1,3}&quot;)" office:value-type="string" office:string-value=",454" calcext:value-type="string">
            <text:p>,454</text:p>
          </table:table-cell>
          <table:table-cell table:formula="of:=ORG.LIBREOFFICE.REGEX([.C396];&quot;\d{1,3}&quot;)" office:value-type="string" office:string-value="876" calcext:value-type="string">
            <text:p>876</text:p>
          </table:table-cell>
          <table:table-cell table:formula="of:=ORG.LIBREOFFICE.REGEX([.D396];&quot;\d{1,3}&quot;)" office:value-type="string" office:string-value="454" calcext:value-type="string">
            <text:p>454</text:p>
          </table:table-cell>
          <table:table-cell table:formula="of:=IF([.B396]=1;[.E396]*[.F396])" office:value-type="float" office:value="397704" calcext:value-type="float">
            <text:p>397704</text:p>
          </table:table-cell>
          <table:table-cell table:formula="of:=IF(ISNUMBER([.G396]);[.G396];0)" office:value-type="float" office:value="397704" calcext:value-type="float">
            <text:p>3977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2,110)</text:p>
          </table:table-cell>
          <table:table-cell table:formula="of:=IF([.A397]=&quot;do()&quot;;TRUE();IF([.A397]=&quot;don't()&quot;;FALSE();IF([.B396]=1;TRUE();FALSE())))" office:value-type="boolean" office:boolean-value="true" calcext:value-type="boolean">
            <text:p>WAHR</text:p>
          </table:table-cell>
          <table:table-cell table:formula="of:=ORG.LIBREOFFICE.REGEX([.A397];&quot;\d{1,3},&quot;)" office:value-type="string" office:string-value="402," calcext:value-type="string">
            <text:p>402,</text:p>
          </table:table-cell>
          <table:table-cell table:formula="of:=ORG.LIBREOFFICE.REGEX([.A397];&quot;,\d{1,3}&quot;)" office:value-type="string" office:string-value=",110" calcext:value-type="string">
            <text:p>,110</text:p>
          </table:table-cell>
          <table:table-cell table:formula="of:=ORG.LIBREOFFICE.REGEX([.C397];&quot;\d{1,3}&quot;)" office:value-type="string" office:string-value="402" calcext:value-type="string">
            <text:p>402</text:p>
          </table:table-cell>
          <table:table-cell table:formula="of:=ORG.LIBREOFFICE.REGEX([.D397];&quot;\d{1,3}&quot;)" office:value-type="string" office:string-value="110" calcext:value-type="string">
            <text:p>110</text:p>
          </table:table-cell>
          <table:table-cell table:formula="of:=IF([.B397]=1;[.E397]*[.F397])" office:value-type="float" office:value="44220" calcext:value-type="float">
            <text:p>44220</text:p>
          </table:table-cell>
          <table:table-cell table:formula="of:=IF(ISNUMBER([.G397]);[.G397];0)" office:value-type="float" office:value="44220" calcext:value-type="float">
            <text:p>442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398]=&quot;do()&quot;;TRUE();IF([.A398]=&quot;don't()&quot;;FALSE();IF([.B397]=1;TRUE();FALSE())))" office:value-type="boolean" office:boolean-value="true" calcext:value-type="boolean">
            <text:p>WAHR</text:p>
          </table:table-cell>
          <table:table-cell table:formula="of:=ORG.LIBREOFFICE.REGEX([.A398];&quot;\d{1,3},&quot;)" office:value-type="string" office:string-value="" calcext:value-type="error">
            <text:p>#N/A</text:p>
          </table:table-cell>
          <table:table-cell table:formula="of:=ORG.LIBREOFFICE.REGEX([.A398];&quot;,\d{1,3}&quot;)" office:value-type="string" office:string-value="" calcext:value-type="error">
            <text:p>#N/A</text:p>
          </table:table-cell>
          <table:table-cell table:formula="of:=ORG.LIBREOFFICE.REGEX([.C398];&quot;\d{1,3}&quot;)" office:value-type="string" office:string-value="" calcext:value-type="error">
            <text:p>#N/A</text:p>
          </table:table-cell>
          <table:table-cell table:formula="of:=ORG.LIBREOFFICE.REGEX([.D398];&quot;\d{1,3}&quot;)" office:value-type="string" office:string-value="" calcext:value-type="error">
            <text:p>#N/A</text:p>
          </table:table-cell>
          <table:table-cell table:formula="of:=IF([.B398]=1;[.E398]*[.F398])" office:value-type="string" office:string-value="" calcext:value-type="error">
            <text:p>#N/A</text:p>
          </table:table-cell>
          <table:table-cell table:formula="of:=IF(ISNUMBER([.G398]);[.G39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7,787)</text:p>
          </table:table-cell>
          <table:table-cell table:formula="of:=IF([.A399]=&quot;do()&quot;;TRUE();IF([.A399]=&quot;don't()&quot;;FALSE();IF([.B398]=1;TRUE();FALSE())))" office:value-type="boolean" office:boolean-value="true" calcext:value-type="boolean">
            <text:p>WAHR</text:p>
          </table:table-cell>
          <table:table-cell table:formula="of:=ORG.LIBREOFFICE.REGEX([.A399];&quot;\d{1,3},&quot;)" office:value-type="string" office:string-value="257," calcext:value-type="string">
            <text:p>257,</text:p>
          </table:table-cell>
          <table:table-cell table:formula="of:=ORG.LIBREOFFICE.REGEX([.A399];&quot;,\d{1,3}&quot;)" office:value-type="string" office:string-value=",787" calcext:value-type="string">
            <text:p>,787</text:p>
          </table:table-cell>
          <table:table-cell table:formula="of:=ORG.LIBREOFFICE.REGEX([.C399];&quot;\d{1,3}&quot;)" office:value-type="string" office:string-value="257" calcext:value-type="string">
            <text:p>257</text:p>
          </table:table-cell>
          <table:table-cell table:formula="of:=ORG.LIBREOFFICE.REGEX([.D399];&quot;\d{1,3}&quot;)" office:value-type="string" office:string-value="787" calcext:value-type="string">
            <text:p>787</text:p>
          </table:table-cell>
          <table:table-cell table:formula="of:=IF([.B399]=1;[.E399]*[.F399])" office:value-type="float" office:value="202259" calcext:value-type="float">
            <text:p>202259</text:p>
          </table:table-cell>
          <table:table-cell table:formula="of:=IF(ISNUMBER([.G399]);[.G399];0)" office:value-type="float" office:value="202259" calcext:value-type="float">
            <text:p>2022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0,775)</text:p>
          </table:table-cell>
          <table:table-cell table:formula="of:=IF([.A400]=&quot;do()&quot;;TRUE();IF([.A400]=&quot;don't()&quot;;FALSE();IF([.B399]=1;TRUE();FALSE())))" office:value-type="boolean" office:boolean-value="true" calcext:value-type="boolean">
            <text:p>WAHR</text:p>
          </table:table-cell>
          <table:table-cell table:formula="of:=ORG.LIBREOFFICE.REGEX([.A400];&quot;\d{1,3},&quot;)" office:value-type="string" office:string-value="250," calcext:value-type="string">
            <text:p>250,</text:p>
          </table:table-cell>
          <table:table-cell table:formula="of:=ORG.LIBREOFFICE.REGEX([.A400];&quot;,\d{1,3}&quot;)" office:value-type="string" office:string-value=",775" calcext:value-type="string">
            <text:p>,775</text:p>
          </table:table-cell>
          <table:table-cell table:formula="of:=ORG.LIBREOFFICE.REGEX([.C400];&quot;\d{1,3}&quot;)" office:value-type="string" office:string-value="250" calcext:value-type="string">
            <text:p>250</text:p>
          </table:table-cell>
          <table:table-cell table:formula="of:=ORG.LIBREOFFICE.REGEX([.D400];&quot;\d{1,3}&quot;)" office:value-type="string" office:string-value="775" calcext:value-type="string">
            <text:p>775</text:p>
          </table:table-cell>
          <table:table-cell table:formula="of:=IF([.B400]=1;[.E400]*[.F400])" office:value-type="float" office:value="193750" calcext:value-type="float">
            <text:p>193750</text:p>
          </table:table-cell>
          <table:table-cell table:formula="of:=IF(ISNUMBER([.G400]);[.G400];0)" office:value-type="float" office:value="193750" calcext:value-type="float">
            <text:p>193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6,349)</text:p>
          </table:table-cell>
          <table:table-cell table:formula="of:=IF([.A401]=&quot;do()&quot;;TRUE();IF([.A401]=&quot;don't()&quot;;FALSE();IF([.B400]=1;TRUE();FALSE())))" office:value-type="boolean" office:boolean-value="true" calcext:value-type="boolean">
            <text:p>WAHR</text:p>
          </table:table-cell>
          <table:table-cell table:formula="of:=ORG.LIBREOFFICE.REGEX([.A401];&quot;\d{1,3},&quot;)" office:value-type="string" office:string-value="826," calcext:value-type="string">
            <text:p>826,</text:p>
          </table:table-cell>
          <table:table-cell table:formula="of:=ORG.LIBREOFFICE.REGEX([.A401];&quot;,\d{1,3}&quot;)" office:value-type="string" office:string-value=",349" calcext:value-type="string">
            <text:p>,349</text:p>
          </table:table-cell>
          <table:table-cell table:formula="of:=ORG.LIBREOFFICE.REGEX([.C401];&quot;\d{1,3}&quot;)" office:value-type="string" office:string-value="826" calcext:value-type="string">
            <text:p>826</text:p>
          </table:table-cell>
          <table:table-cell table:formula="of:=ORG.LIBREOFFICE.REGEX([.D401];&quot;\d{1,3}&quot;)" office:value-type="string" office:string-value="349" calcext:value-type="string">
            <text:p>349</text:p>
          </table:table-cell>
          <table:table-cell table:formula="of:=IF([.B401]=1;[.E401]*[.F401])" office:value-type="float" office:value="288274" calcext:value-type="float">
            <text:p>288274</text:p>
          </table:table-cell>
          <table:table-cell table:formula="of:=IF(ISNUMBER([.G401]);[.G401];0)" office:value-type="float" office:value="288274" calcext:value-type="float">
            <text:p>2882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8,426)</text:p>
          </table:table-cell>
          <table:table-cell table:formula="of:=IF([.A402]=&quot;do()&quot;;TRUE();IF([.A402]=&quot;don't()&quot;;FALSE();IF([.B401]=1;TRUE();FALSE())))" office:value-type="boolean" office:boolean-value="true" calcext:value-type="boolean">
            <text:p>WAHR</text:p>
          </table:table-cell>
          <table:table-cell table:formula="of:=ORG.LIBREOFFICE.REGEX([.A402];&quot;\d{1,3},&quot;)" office:value-type="string" office:string-value="668," calcext:value-type="string">
            <text:p>668,</text:p>
          </table:table-cell>
          <table:table-cell table:formula="of:=ORG.LIBREOFFICE.REGEX([.A402];&quot;,\d{1,3}&quot;)" office:value-type="string" office:string-value=",426" calcext:value-type="string">
            <text:p>,426</text:p>
          </table:table-cell>
          <table:table-cell table:formula="of:=ORG.LIBREOFFICE.REGEX([.C402];&quot;\d{1,3}&quot;)" office:value-type="string" office:string-value="668" calcext:value-type="string">
            <text:p>668</text:p>
          </table:table-cell>
          <table:table-cell table:formula="of:=ORG.LIBREOFFICE.REGEX([.D402];&quot;\d{1,3}&quot;)" office:value-type="string" office:string-value="426" calcext:value-type="string">
            <text:p>426</text:p>
          </table:table-cell>
          <table:table-cell table:formula="of:=IF([.B402]=1;[.E402]*[.F402])" office:value-type="float" office:value="284568" calcext:value-type="float">
            <text:p>284568</text:p>
          </table:table-cell>
          <table:table-cell table:formula="of:=IF(ISNUMBER([.G402]);[.G402];0)" office:value-type="float" office:value="284568" calcext:value-type="float">
            <text:p>2845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52,132)</text:p>
          </table:table-cell>
          <table:table-cell table:formula="of:=IF([.A403]=&quot;do()&quot;;TRUE();IF([.A403]=&quot;don't()&quot;;FALSE();IF([.B402]=1;TRUE();FALSE())))" office:value-type="boolean" office:boolean-value="true" calcext:value-type="boolean">
            <text:p>WAHR</text:p>
          </table:table-cell>
          <table:table-cell table:formula="of:=ORG.LIBREOFFICE.REGEX([.A403];&quot;\d{1,3},&quot;)" office:value-type="string" office:string-value="552," calcext:value-type="string">
            <text:p>552,</text:p>
          </table:table-cell>
          <table:table-cell table:formula="of:=ORG.LIBREOFFICE.REGEX([.A403];&quot;,\d{1,3}&quot;)" office:value-type="string" office:string-value=",132" calcext:value-type="string">
            <text:p>,132</text:p>
          </table:table-cell>
          <table:table-cell table:formula="of:=ORG.LIBREOFFICE.REGEX([.C403];&quot;\d{1,3}&quot;)" office:value-type="string" office:string-value="552" calcext:value-type="string">
            <text:p>552</text:p>
          </table:table-cell>
          <table:table-cell table:formula="of:=ORG.LIBREOFFICE.REGEX([.D403];&quot;\d{1,3}&quot;)" office:value-type="string" office:string-value="132" calcext:value-type="string">
            <text:p>132</text:p>
          </table:table-cell>
          <table:table-cell table:formula="of:=IF([.B403]=1;[.E403]*[.F403])" office:value-type="float" office:value="72864" calcext:value-type="float">
            <text:p>72864</text:p>
          </table:table-cell>
          <table:table-cell table:formula="of:=IF(ISNUMBER([.G403]);[.G403];0)" office:value-type="float" office:value="72864" calcext:value-type="float">
            <text:p>728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9,363)</text:p>
          </table:table-cell>
          <table:table-cell table:formula="of:=IF([.A404]=&quot;do()&quot;;TRUE();IF([.A404]=&quot;don't()&quot;;FALSE();IF([.B403]=1;TRUE();FALSE())))" office:value-type="boolean" office:boolean-value="true" calcext:value-type="boolean">
            <text:p>WAHR</text:p>
          </table:table-cell>
          <table:table-cell table:formula="of:=ORG.LIBREOFFICE.REGEX([.A404];&quot;\d{1,3},&quot;)" office:value-type="string" office:string-value="289," calcext:value-type="string">
            <text:p>289,</text:p>
          </table:table-cell>
          <table:table-cell table:formula="of:=ORG.LIBREOFFICE.REGEX([.A404];&quot;,\d{1,3}&quot;)" office:value-type="string" office:string-value=",363" calcext:value-type="string">
            <text:p>,363</text:p>
          </table:table-cell>
          <table:table-cell table:formula="of:=ORG.LIBREOFFICE.REGEX([.C404];&quot;\d{1,3}&quot;)" office:value-type="string" office:string-value="289" calcext:value-type="string">
            <text:p>289</text:p>
          </table:table-cell>
          <table:table-cell table:formula="of:=ORG.LIBREOFFICE.REGEX([.D404];&quot;\d{1,3}&quot;)" office:value-type="string" office:string-value="363" calcext:value-type="string">
            <text:p>363</text:p>
          </table:table-cell>
          <table:table-cell table:formula="of:=IF([.B404]=1;[.E404]*[.F404])" office:value-type="float" office:value="104907" calcext:value-type="float">
            <text:p>104907</text:p>
          </table:table-cell>
          <table:table-cell table:formula="of:=IF(ISNUMBER([.G404]);[.G404];0)" office:value-type="float" office:value="104907" calcext:value-type="float">
            <text:p>104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405]=&quot;do()&quot;;TRUE();IF([.A405]=&quot;don't()&quot;;FALSE();IF([.B404]=1;TRUE();FALSE())))" office:value-type="boolean" office:boolean-value="false" calcext:value-type="boolean">
            <text:p>FALSCH</text:p>
          </table:table-cell>
          <table:table-cell table:formula="of:=ORG.LIBREOFFICE.REGEX([.A405];&quot;\d{1,3},&quot;)" office:value-type="string" office:string-value="" calcext:value-type="error">
            <text:p>#N/A</text:p>
          </table:table-cell>
          <table:table-cell table:formula="of:=ORG.LIBREOFFICE.REGEX([.A405];&quot;,\d{1,3}&quot;)" office:value-type="string" office:string-value="" calcext:value-type="error">
            <text:p>#N/A</text:p>
          </table:table-cell>
          <table:table-cell table:formula="of:=ORG.LIBREOFFICE.REGEX([.C405];&quot;\d{1,3}&quot;)" office:value-type="string" office:string-value="" calcext:value-type="error">
            <text:p>#N/A</text:p>
          </table:table-cell>
          <table:table-cell table:formula="of:=ORG.LIBREOFFICE.REGEX([.D405];&quot;\d{1,3}&quot;)" office:value-type="string" office:string-value="" calcext:value-type="error">
            <text:p>#N/A</text:p>
          </table:table-cell>
          <table:table-cell table:formula="of:=IF([.B405]=1;[.E405]*[.F405])" office:value-type="float" office:value="0" calcext:value-type="float">
            <text:p>0</text:p>
          </table:table-cell>
          <table:table-cell table:formula="of:=IF(ISNUMBER([.G405]);[.G40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5,869)</text:p>
          </table:table-cell>
          <table:table-cell table:formula="of:=IF([.A406]=&quot;do()&quot;;TRUE();IF([.A406]=&quot;don't()&quot;;FALSE();IF([.B405]=1;TRUE();FALSE())))" office:value-type="boolean" office:boolean-value="false" calcext:value-type="boolean">
            <text:p>FALSCH</text:p>
          </table:table-cell>
          <table:table-cell table:formula="of:=ORG.LIBREOFFICE.REGEX([.A406];&quot;\d{1,3},&quot;)" office:value-type="string" office:string-value="815," calcext:value-type="string">
            <text:p>815,</text:p>
          </table:table-cell>
          <table:table-cell table:formula="of:=ORG.LIBREOFFICE.REGEX([.A406];&quot;,\d{1,3}&quot;)" office:value-type="string" office:string-value=",869" calcext:value-type="string">
            <text:p>,869</text:p>
          </table:table-cell>
          <table:table-cell table:formula="of:=ORG.LIBREOFFICE.REGEX([.C406];&quot;\d{1,3}&quot;)" office:value-type="string" office:string-value="815" calcext:value-type="string">
            <text:p>815</text:p>
          </table:table-cell>
          <table:table-cell table:formula="of:=ORG.LIBREOFFICE.REGEX([.D406];&quot;\d{1,3}&quot;)" office:value-type="string" office:string-value="869" calcext:value-type="string">
            <text:p>869</text:p>
          </table:table-cell>
          <table:table-cell table:formula="of:=IF([.B406]=1;[.E406]*[.F406])" office:value-type="float" office:value="0" calcext:value-type="float">
            <text:p>0</text:p>
          </table:table-cell>
          <table:table-cell table:formula="of:=IF(ISNUMBER([.G406]);[.G40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1,620)</text:p>
          </table:table-cell>
          <table:table-cell table:formula="of:=IF([.A407]=&quot;do()&quot;;TRUE();IF([.A407]=&quot;don't()&quot;;FALSE();IF([.B406]=1;TRUE();FALSE())))" office:value-type="boolean" office:boolean-value="false" calcext:value-type="boolean">
            <text:p>FALSCH</text:p>
          </table:table-cell>
          <table:table-cell table:formula="of:=ORG.LIBREOFFICE.REGEX([.A407];&quot;\d{1,3},&quot;)" office:value-type="string" office:string-value="401," calcext:value-type="string">
            <text:p>401,</text:p>
          </table:table-cell>
          <table:table-cell table:formula="of:=ORG.LIBREOFFICE.REGEX([.A407];&quot;,\d{1,3}&quot;)" office:value-type="string" office:string-value=",620" calcext:value-type="string">
            <text:p>,620</text:p>
          </table:table-cell>
          <table:table-cell table:formula="of:=ORG.LIBREOFFICE.REGEX([.C407];&quot;\d{1,3}&quot;)" office:value-type="string" office:string-value="401" calcext:value-type="string">
            <text:p>401</text:p>
          </table:table-cell>
          <table:table-cell table:formula="of:=ORG.LIBREOFFICE.REGEX([.D407];&quot;\d{1,3}&quot;)" office:value-type="string" office:string-value="620" calcext:value-type="string">
            <text:p>620</text:p>
          </table:table-cell>
          <table:table-cell table:formula="of:=IF([.B407]=1;[.E407]*[.F407])" office:value-type="float" office:value="0" calcext:value-type="float">
            <text:p>0</text:p>
          </table:table-cell>
          <table:table-cell table:formula="of:=IF(ISNUMBER([.G407]);[.G40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7,918)</text:p>
          </table:table-cell>
          <table:table-cell table:formula="of:=IF([.A408]=&quot;do()&quot;;TRUE();IF([.A408]=&quot;don't()&quot;;FALSE();IF([.B407]=1;TRUE();FALSE())))" office:value-type="boolean" office:boolean-value="false" calcext:value-type="boolean">
            <text:p>FALSCH</text:p>
          </table:table-cell>
          <table:table-cell table:formula="of:=ORG.LIBREOFFICE.REGEX([.A408];&quot;\d{1,3},&quot;)" office:value-type="string" office:string-value="787," calcext:value-type="string">
            <text:p>787,</text:p>
          </table:table-cell>
          <table:table-cell table:formula="of:=ORG.LIBREOFFICE.REGEX([.A408];&quot;,\d{1,3}&quot;)" office:value-type="string" office:string-value=",918" calcext:value-type="string">
            <text:p>,918</text:p>
          </table:table-cell>
          <table:table-cell table:formula="of:=ORG.LIBREOFFICE.REGEX([.C408];&quot;\d{1,3}&quot;)" office:value-type="string" office:string-value="787" calcext:value-type="string">
            <text:p>787</text:p>
          </table:table-cell>
          <table:table-cell table:formula="of:=ORG.LIBREOFFICE.REGEX([.D408];&quot;\d{1,3}&quot;)" office:value-type="string" office:string-value="918" calcext:value-type="string">
            <text:p>918</text:p>
          </table:table-cell>
          <table:table-cell table:formula="of:=IF([.B408]=1;[.E408]*[.F408])" office:value-type="float" office:value="0" calcext:value-type="float">
            <text:p>0</text:p>
          </table:table-cell>
          <table:table-cell table:formula="of:=IF(ISNUMBER([.G408]);[.G40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8,659)</text:p>
          </table:table-cell>
          <table:table-cell table:formula="of:=IF([.A409]=&quot;do()&quot;;TRUE();IF([.A409]=&quot;don't()&quot;;FALSE();IF([.B408]=1;TRUE();FALSE())))" office:value-type="boolean" office:boolean-value="false" calcext:value-type="boolean">
            <text:p>FALSCH</text:p>
          </table:table-cell>
          <table:table-cell table:formula="of:=ORG.LIBREOFFICE.REGEX([.A409];&quot;\d{1,3},&quot;)" office:value-type="string" office:string-value="488," calcext:value-type="string">
            <text:p>488,</text:p>
          </table:table-cell>
          <table:table-cell table:formula="of:=ORG.LIBREOFFICE.REGEX([.A409];&quot;,\d{1,3}&quot;)" office:value-type="string" office:string-value=",659" calcext:value-type="string">
            <text:p>,659</text:p>
          </table:table-cell>
          <table:table-cell table:formula="of:=ORG.LIBREOFFICE.REGEX([.C409];&quot;\d{1,3}&quot;)" office:value-type="string" office:string-value="488" calcext:value-type="string">
            <text:p>488</text:p>
          </table:table-cell>
          <table:table-cell table:formula="of:=ORG.LIBREOFFICE.REGEX([.D409];&quot;\d{1,3}&quot;)" office:value-type="string" office:string-value="659" calcext:value-type="string">
            <text:p>659</text:p>
          </table:table-cell>
          <table:table-cell table:formula="of:=IF([.B409]=1;[.E409]*[.F409])" office:value-type="float" office:value="0" calcext:value-type="float">
            <text:p>0</text:p>
          </table:table-cell>
          <table:table-cell table:formula="of:=IF(ISNUMBER([.G409]);[.G40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94,288)</text:p>
          </table:table-cell>
          <table:table-cell table:formula="of:=IF([.A410]=&quot;do()&quot;;TRUE();IF([.A410]=&quot;don't()&quot;;FALSE();IF([.B409]=1;TRUE();FALSE())))" office:value-type="boolean" office:boolean-value="false" calcext:value-type="boolean">
            <text:p>FALSCH</text:p>
          </table:table-cell>
          <table:table-cell table:formula="of:=ORG.LIBREOFFICE.REGEX([.A410];&quot;\d{1,3},&quot;)" office:value-type="string" office:string-value="894," calcext:value-type="string">
            <text:p>894,</text:p>
          </table:table-cell>
          <table:table-cell table:formula="of:=ORG.LIBREOFFICE.REGEX([.A410];&quot;,\d{1,3}&quot;)" office:value-type="string" office:string-value=",288" calcext:value-type="string">
            <text:p>,288</text:p>
          </table:table-cell>
          <table:table-cell table:formula="of:=ORG.LIBREOFFICE.REGEX([.C410];&quot;\d{1,3}&quot;)" office:value-type="string" office:string-value="894" calcext:value-type="string">
            <text:p>894</text:p>
          </table:table-cell>
          <table:table-cell table:formula="of:=ORG.LIBREOFFICE.REGEX([.D410];&quot;\d{1,3}&quot;)" office:value-type="string" office:string-value="288" calcext:value-type="string">
            <text:p>288</text:p>
          </table:table-cell>
          <table:table-cell table:formula="of:=IF([.B410]=1;[.E410]*[.F410])" office:value-type="float" office:value="0" calcext:value-type="float">
            <text:p>0</text:p>
          </table:table-cell>
          <table:table-cell table:formula="of:=IF(ISNUMBER([.G410]);[.G41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33,28)</text:p>
          </table:table-cell>
          <table:table-cell table:formula="of:=IF([.A411]=&quot;do()&quot;;TRUE();IF([.A411]=&quot;don't()&quot;;FALSE();IF([.B410]=1;TRUE();FALSE())))" office:value-type="boolean" office:boolean-value="false" calcext:value-type="boolean">
            <text:p>FALSCH</text:p>
          </table:table-cell>
          <table:table-cell table:formula="of:=ORG.LIBREOFFICE.REGEX([.A411];&quot;\d{1,3},&quot;)" office:value-type="string" office:string-value="633," calcext:value-type="string">
            <text:p>633,</text:p>
          </table:table-cell>
          <table:table-cell table:formula="of:=ORG.LIBREOFFICE.REGEX([.A411];&quot;,\d{1,3}&quot;)" office:value-type="string" office:string-value=",28" calcext:value-type="string">
            <text:p>,28</text:p>
          </table:table-cell>
          <table:table-cell table:formula="of:=ORG.LIBREOFFICE.REGEX([.C411];&quot;\d{1,3}&quot;)" office:value-type="string" office:string-value="633" calcext:value-type="string">
            <text:p>633</text:p>
          </table:table-cell>
          <table:table-cell table:formula="of:=ORG.LIBREOFFICE.REGEX([.D411];&quot;\d{1,3}&quot;)" office:value-type="string" office:string-value="28" calcext:value-type="string">
            <text:p>28</text:p>
          </table:table-cell>
          <table:table-cell table:formula="of:=IF([.B411]=1;[.E411]*[.F411])" office:value-type="float" office:value="0" calcext:value-type="float">
            <text:p>0</text:p>
          </table:table-cell>
          <table:table-cell table:formula="of:=IF(ISNUMBER([.G411]);[.G41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5,462)</text:p>
          </table:table-cell>
          <table:table-cell table:formula="of:=IF([.A412]=&quot;do()&quot;;TRUE();IF([.A412]=&quot;don't()&quot;;FALSE();IF([.B411]=1;TRUE();FALSE())))" office:value-type="boolean" office:boolean-value="false" calcext:value-type="boolean">
            <text:p>FALSCH</text:p>
          </table:table-cell>
          <table:table-cell table:formula="of:=ORG.LIBREOFFICE.REGEX([.A412];&quot;\d{1,3},&quot;)" office:value-type="string" office:string-value="235," calcext:value-type="string">
            <text:p>235,</text:p>
          </table:table-cell>
          <table:table-cell table:formula="of:=ORG.LIBREOFFICE.REGEX([.A412];&quot;,\d{1,3}&quot;)" office:value-type="string" office:string-value=",462" calcext:value-type="string">
            <text:p>,462</text:p>
          </table:table-cell>
          <table:table-cell table:formula="of:=ORG.LIBREOFFICE.REGEX([.C412];&quot;\d{1,3}&quot;)" office:value-type="string" office:string-value="235" calcext:value-type="string">
            <text:p>235</text:p>
          </table:table-cell>
          <table:table-cell table:formula="of:=ORG.LIBREOFFICE.REGEX([.D412];&quot;\d{1,3}&quot;)" office:value-type="string" office:string-value="462" calcext:value-type="string">
            <text:p>462</text:p>
          </table:table-cell>
          <table:table-cell table:formula="of:=IF([.B412]=1;[.E412]*[.F412])" office:value-type="float" office:value="0" calcext:value-type="float">
            <text:p>0</text:p>
          </table:table-cell>
          <table:table-cell table:formula="of:=IF(ISNUMBER([.G412]);[.G41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,249)</text:p>
          </table:table-cell>
          <table:table-cell table:formula="of:=IF([.A413]=&quot;do()&quot;;TRUE();IF([.A413]=&quot;don't()&quot;;FALSE();IF([.B412]=1;TRUE();FALSE())))" office:value-type="boolean" office:boolean-value="false" calcext:value-type="boolean">
            <text:p>FALSCH</text:p>
          </table:table-cell>
          <table:table-cell table:formula="of:=ORG.LIBREOFFICE.REGEX([.A413];&quot;\d{1,3},&quot;)" office:value-type="string" office:string-value="6," calcext:value-type="string">
            <text:p>6,</text:p>
          </table:table-cell>
          <table:table-cell table:formula="of:=ORG.LIBREOFFICE.REGEX([.A413];&quot;,\d{1,3}&quot;)" office:value-type="string" office:string-value=",249" calcext:value-type="string">
            <text:p>,249</text:p>
          </table:table-cell>
          <table:table-cell table:formula="of:=ORG.LIBREOFFICE.REGEX([.C413];&quot;\d{1,3}&quot;)" office:value-type="string" office:string-value="6" calcext:value-type="string">
            <text:p>6</text:p>
          </table:table-cell>
          <table:table-cell table:formula="of:=ORG.LIBREOFFICE.REGEX([.D413];&quot;\d{1,3}&quot;)" office:value-type="string" office:string-value="249" calcext:value-type="string">
            <text:p>249</text:p>
          </table:table-cell>
          <table:table-cell table:formula="of:=IF([.B413]=1;[.E413]*[.F413])" office:value-type="float" office:value="0" calcext:value-type="float">
            <text:p>0</text:p>
          </table:table-cell>
          <table:table-cell table:formula="of:=IF(ISNUMBER([.G413]);[.G41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414]=&quot;do()&quot;;TRUE();IF([.A414]=&quot;don't()&quot;;FALSE();IF([.B413]=1;TRUE();FALSE())))" office:value-type="boolean" office:boolean-value="false" calcext:value-type="boolean">
            <text:p>FALSCH</text:p>
          </table:table-cell>
          <table:table-cell table:formula="of:=ORG.LIBREOFFICE.REGEX([.A414];&quot;\d{1,3},&quot;)" office:value-type="string" office:string-value="" calcext:value-type="error">
            <text:p>#N/A</text:p>
          </table:table-cell>
          <table:table-cell table:formula="of:=ORG.LIBREOFFICE.REGEX([.A414];&quot;,\d{1,3}&quot;)" office:value-type="string" office:string-value="" calcext:value-type="error">
            <text:p>#N/A</text:p>
          </table:table-cell>
          <table:table-cell table:formula="of:=ORG.LIBREOFFICE.REGEX([.C414];&quot;\d{1,3}&quot;)" office:value-type="string" office:string-value="" calcext:value-type="error">
            <text:p>#N/A</text:p>
          </table:table-cell>
          <table:table-cell table:formula="of:=ORG.LIBREOFFICE.REGEX([.D414];&quot;\d{1,3}&quot;)" office:value-type="string" office:string-value="" calcext:value-type="error">
            <text:p>#N/A</text:p>
          </table:table-cell>
          <table:table-cell table:formula="of:=IF([.B414]=1;[.E414]*[.F414])" office:value-type="float" office:value="0" calcext:value-type="float">
            <text:p>0</text:p>
          </table:table-cell>
          <table:table-cell table:formula="of:=IF(ISNUMBER([.G414]);[.G41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1,493)</text:p>
          </table:table-cell>
          <table:table-cell table:formula="of:=IF([.A415]=&quot;do()&quot;;TRUE();IF([.A415]=&quot;don't()&quot;;FALSE();IF([.B414]=1;TRUE();FALSE())))" office:value-type="boolean" office:boolean-value="false" calcext:value-type="boolean">
            <text:p>FALSCH</text:p>
          </table:table-cell>
          <table:table-cell table:formula="of:=ORG.LIBREOFFICE.REGEX([.A415];&quot;\d{1,3},&quot;)" office:value-type="string" office:string-value="291," calcext:value-type="string">
            <text:p>291,</text:p>
          </table:table-cell>
          <table:table-cell table:formula="of:=ORG.LIBREOFFICE.REGEX([.A415];&quot;,\d{1,3}&quot;)" office:value-type="string" office:string-value=",493" calcext:value-type="string">
            <text:p>,493</text:p>
          </table:table-cell>
          <table:table-cell table:formula="of:=ORG.LIBREOFFICE.REGEX([.C415];&quot;\d{1,3}&quot;)" office:value-type="string" office:string-value="291" calcext:value-type="string">
            <text:p>291</text:p>
          </table:table-cell>
          <table:table-cell table:formula="of:=ORG.LIBREOFFICE.REGEX([.D415];&quot;\d{1,3}&quot;)" office:value-type="string" office:string-value="493" calcext:value-type="string">
            <text:p>493</text:p>
          </table:table-cell>
          <table:table-cell table:formula="of:=IF([.B415]=1;[.E415]*[.F415])" office:value-type="float" office:value="0" calcext:value-type="float">
            <text:p>0</text:p>
          </table:table-cell>
          <table:table-cell table:formula="of:=IF(ISNUMBER([.G415]);[.G41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1,513)</text:p>
          </table:table-cell>
          <table:table-cell table:formula="of:=IF([.A416]=&quot;do()&quot;;TRUE();IF([.A416]=&quot;don't()&quot;;FALSE();IF([.B415]=1;TRUE();FALSE())))" office:value-type="boolean" office:boolean-value="false" calcext:value-type="boolean">
            <text:p>FALSCH</text:p>
          </table:table-cell>
          <table:table-cell table:formula="of:=ORG.LIBREOFFICE.REGEX([.A416];&quot;\d{1,3},&quot;)" office:value-type="string" office:string-value="731," calcext:value-type="string">
            <text:p>731,</text:p>
          </table:table-cell>
          <table:table-cell table:formula="of:=ORG.LIBREOFFICE.REGEX([.A416];&quot;,\d{1,3}&quot;)" office:value-type="string" office:string-value=",513" calcext:value-type="string">
            <text:p>,513</text:p>
          </table:table-cell>
          <table:table-cell table:formula="of:=ORG.LIBREOFFICE.REGEX([.C416];&quot;\d{1,3}&quot;)" office:value-type="string" office:string-value="731" calcext:value-type="string">
            <text:p>731</text:p>
          </table:table-cell>
          <table:table-cell table:formula="of:=ORG.LIBREOFFICE.REGEX([.D416];&quot;\d{1,3}&quot;)" office:value-type="string" office:string-value="513" calcext:value-type="string">
            <text:p>513</text:p>
          </table:table-cell>
          <table:table-cell table:formula="of:=IF([.B416]=1;[.E416]*[.F416])" office:value-type="float" office:value="0" calcext:value-type="float">
            <text:p>0</text:p>
          </table:table-cell>
          <table:table-cell table:formula="of:=IF(ISNUMBER([.G416]);[.G41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0,232)</text:p>
          </table:table-cell>
          <table:table-cell table:formula="of:=IF([.A417]=&quot;do()&quot;;TRUE();IF([.A417]=&quot;don't()&quot;;FALSE();IF([.B416]=1;TRUE();FALSE())))" office:value-type="boolean" office:boolean-value="false" calcext:value-type="boolean">
            <text:p>FALSCH</text:p>
          </table:table-cell>
          <table:table-cell table:formula="of:=ORG.LIBREOFFICE.REGEX([.A417];&quot;\d{1,3},&quot;)" office:value-type="string" office:string-value="650," calcext:value-type="string">
            <text:p>650,</text:p>
          </table:table-cell>
          <table:table-cell table:formula="of:=ORG.LIBREOFFICE.REGEX([.A417];&quot;,\d{1,3}&quot;)" office:value-type="string" office:string-value=",232" calcext:value-type="string">
            <text:p>,232</text:p>
          </table:table-cell>
          <table:table-cell table:formula="of:=ORG.LIBREOFFICE.REGEX([.C417];&quot;\d{1,3}&quot;)" office:value-type="string" office:string-value="650" calcext:value-type="string">
            <text:p>650</text:p>
          </table:table-cell>
          <table:table-cell table:formula="of:=ORG.LIBREOFFICE.REGEX([.D417];&quot;\d{1,3}&quot;)" office:value-type="string" office:string-value="232" calcext:value-type="string">
            <text:p>232</text:p>
          </table:table-cell>
          <table:table-cell table:formula="of:=IF([.B417]=1;[.E417]*[.F417])" office:value-type="float" office:value="0" calcext:value-type="float">
            <text:p>0</text:p>
          </table:table-cell>
          <table:table-cell table:formula="of:=IF(ISNUMBER([.G417]);[.G41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4,943)</text:p>
          </table:table-cell>
          <table:table-cell table:formula="of:=IF([.A418]=&quot;do()&quot;;TRUE();IF([.A418]=&quot;don't()&quot;;FALSE();IF([.B417]=1;TRUE();FALSE())))" office:value-type="boolean" office:boolean-value="false" calcext:value-type="boolean">
            <text:p>FALSCH</text:p>
          </table:table-cell>
          <table:table-cell table:formula="of:=ORG.LIBREOFFICE.REGEX([.A418];&quot;\d{1,3},&quot;)" office:value-type="string" office:string-value="244," calcext:value-type="string">
            <text:p>244,</text:p>
          </table:table-cell>
          <table:table-cell table:formula="of:=ORG.LIBREOFFICE.REGEX([.A418];&quot;,\d{1,3}&quot;)" office:value-type="string" office:string-value=",943" calcext:value-type="string">
            <text:p>,943</text:p>
          </table:table-cell>
          <table:table-cell table:formula="of:=ORG.LIBREOFFICE.REGEX([.C418];&quot;\d{1,3}&quot;)" office:value-type="string" office:string-value="244" calcext:value-type="string">
            <text:p>244</text:p>
          </table:table-cell>
          <table:table-cell table:formula="of:=ORG.LIBREOFFICE.REGEX([.D418];&quot;\d{1,3}&quot;)" office:value-type="string" office:string-value="943" calcext:value-type="string">
            <text:p>943</text:p>
          </table:table-cell>
          <table:table-cell table:formula="of:=IF([.B418]=1;[.E418]*[.F418])" office:value-type="float" office:value="0" calcext:value-type="float">
            <text:p>0</text:p>
          </table:table-cell>
          <table:table-cell table:formula="of:=IF(ISNUMBER([.G418]);[.G41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3,729)</text:p>
          </table:table-cell>
          <table:table-cell table:formula="of:=IF([.A419]=&quot;do()&quot;;TRUE();IF([.A419]=&quot;don't()&quot;;FALSE();IF([.B418]=1;TRUE();FALSE())))" office:value-type="boolean" office:boolean-value="false" calcext:value-type="boolean">
            <text:p>FALSCH</text:p>
          </table:table-cell>
          <table:table-cell table:formula="of:=ORG.LIBREOFFICE.REGEX([.A419];&quot;\d{1,3},&quot;)" office:value-type="string" office:string-value="133," calcext:value-type="string">
            <text:p>133,</text:p>
          </table:table-cell>
          <table:table-cell table:formula="of:=ORG.LIBREOFFICE.REGEX([.A419];&quot;,\d{1,3}&quot;)" office:value-type="string" office:string-value=",729" calcext:value-type="string">
            <text:p>,729</text:p>
          </table:table-cell>
          <table:table-cell table:formula="of:=ORG.LIBREOFFICE.REGEX([.C419];&quot;\d{1,3}&quot;)" office:value-type="string" office:string-value="133" calcext:value-type="string">
            <text:p>133</text:p>
          </table:table-cell>
          <table:table-cell table:formula="of:=ORG.LIBREOFFICE.REGEX([.D419];&quot;\d{1,3}&quot;)" office:value-type="string" office:string-value="729" calcext:value-type="string">
            <text:p>729</text:p>
          </table:table-cell>
          <table:table-cell table:formula="of:=IF([.B419]=1;[.E419]*[.F419])" office:value-type="float" office:value="0" calcext:value-type="float">
            <text:p>0</text:p>
          </table:table-cell>
          <table:table-cell table:formula="of:=IF(ISNUMBER([.G419]);[.G41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420]=&quot;do()&quot;;TRUE();IF([.A420]=&quot;don't()&quot;;FALSE();IF([.B419]=1;TRUE();FALSE())))" office:value-type="boolean" office:boolean-value="false" calcext:value-type="boolean">
            <text:p>FALSCH</text:p>
          </table:table-cell>
          <table:table-cell table:formula="of:=ORG.LIBREOFFICE.REGEX([.A420];&quot;\d{1,3},&quot;)" office:value-type="string" office:string-value="" calcext:value-type="error">
            <text:p>#N/A</text:p>
          </table:table-cell>
          <table:table-cell table:formula="of:=ORG.LIBREOFFICE.REGEX([.A420];&quot;,\d{1,3}&quot;)" office:value-type="string" office:string-value="" calcext:value-type="error">
            <text:p>#N/A</text:p>
          </table:table-cell>
          <table:table-cell table:formula="of:=ORG.LIBREOFFICE.REGEX([.C420];&quot;\d{1,3}&quot;)" office:value-type="string" office:string-value="" calcext:value-type="error">
            <text:p>#N/A</text:p>
          </table:table-cell>
          <table:table-cell table:formula="of:=ORG.LIBREOFFICE.REGEX([.D420];&quot;\d{1,3}&quot;)" office:value-type="string" office:string-value="" calcext:value-type="error">
            <text:p>#N/A</text:p>
          </table:table-cell>
          <table:table-cell table:formula="of:=IF([.B420]=1;[.E420]*[.F420])" office:value-type="float" office:value="0" calcext:value-type="float">
            <text:p>0</text:p>
          </table:table-cell>
          <table:table-cell table:formula="of:=IF(ISNUMBER([.G420]);[.G4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1,172)</text:p>
          </table:table-cell>
          <table:table-cell table:formula="of:=IF([.A421]=&quot;do()&quot;;TRUE();IF([.A421]=&quot;don't()&quot;;FALSE();IF([.B420]=1;TRUE();FALSE())))" office:value-type="boolean" office:boolean-value="false" calcext:value-type="boolean">
            <text:p>FALSCH</text:p>
          </table:table-cell>
          <table:table-cell table:formula="of:=ORG.LIBREOFFICE.REGEX([.A421];&quot;\d{1,3},&quot;)" office:value-type="string" office:string-value="91," calcext:value-type="string">
            <text:p>91,</text:p>
          </table:table-cell>
          <table:table-cell table:formula="of:=ORG.LIBREOFFICE.REGEX([.A421];&quot;,\d{1,3}&quot;)" office:value-type="string" office:string-value=",172" calcext:value-type="string">
            <text:p>,172</text:p>
          </table:table-cell>
          <table:table-cell table:formula="of:=ORG.LIBREOFFICE.REGEX([.C421];&quot;\d{1,3}&quot;)" office:value-type="string" office:string-value="91" calcext:value-type="string">
            <text:p>91</text:p>
          </table:table-cell>
          <table:table-cell table:formula="of:=ORG.LIBREOFFICE.REGEX([.D421];&quot;\d{1,3}&quot;)" office:value-type="string" office:string-value="172" calcext:value-type="string">
            <text:p>172</text:p>
          </table:table-cell>
          <table:table-cell table:formula="of:=IF([.B421]=1;[.E421]*[.F421])" office:value-type="float" office:value="0" calcext:value-type="float">
            <text:p>0</text:p>
          </table:table-cell>
          <table:table-cell table:formula="of:=IF(ISNUMBER([.G421]);[.G42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3,294)</text:p>
          </table:table-cell>
          <table:table-cell table:formula="of:=IF([.A422]=&quot;do()&quot;;TRUE();IF([.A422]=&quot;don't()&quot;;FALSE();IF([.B421]=1;TRUE();FALSE())))" office:value-type="boolean" office:boolean-value="false" calcext:value-type="boolean">
            <text:p>FALSCH</text:p>
          </table:table-cell>
          <table:table-cell table:formula="of:=ORG.LIBREOFFICE.REGEX([.A422];&quot;\d{1,3},&quot;)" office:value-type="string" office:string-value="403," calcext:value-type="string">
            <text:p>403,</text:p>
          </table:table-cell>
          <table:table-cell table:formula="of:=ORG.LIBREOFFICE.REGEX([.A422];&quot;,\d{1,3}&quot;)" office:value-type="string" office:string-value=",294" calcext:value-type="string">
            <text:p>,294</text:p>
          </table:table-cell>
          <table:table-cell table:formula="of:=ORG.LIBREOFFICE.REGEX([.C422];&quot;\d{1,3}&quot;)" office:value-type="string" office:string-value="403" calcext:value-type="string">
            <text:p>403</text:p>
          </table:table-cell>
          <table:table-cell table:formula="of:=ORG.LIBREOFFICE.REGEX([.D422];&quot;\d{1,3}&quot;)" office:value-type="string" office:string-value="294" calcext:value-type="string">
            <text:p>294</text:p>
          </table:table-cell>
          <table:table-cell table:formula="of:=IF([.B422]=1;[.E422]*[.F422])" office:value-type="float" office:value="0" calcext:value-type="float">
            <text:p>0</text:p>
          </table:table-cell>
          <table:table-cell table:formula="of:=IF(ISNUMBER([.G422]);[.G42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4,258)</text:p>
          </table:table-cell>
          <table:table-cell table:formula="of:=IF([.A423]=&quot;do()&quot;;TRUE();IF([.A423]=&quot;don't()&quot;;FALSE();IF([.B422]=1;TRUE();FALSE())))" office:value-type="boolean" office:boolean-value="false" calcext:value-type="boolean">
            <text:p>FALSCH</text:p>
          </table:table-cell>
          <table:table-cell table:formula="of:=ORG.LIBREOFFICE.REGEX([.A423];&quot;\d{1,3},&quot;)" office:value-type="string" office:string-value="224," calcext:value-type="string">
            <text:p>224,</text:p>
          </table:table-cell>
          <table:table-cell table:formula="of:=ORG.LIBREOFFICE.REGEX([.A423];&quot;,\d{1,3}&quot;)" office:value-type="string" office:string-value=",258" calcext:value-type="string">
            <text:p>,258</text:p>
          </table:table-cell>
          <table:table-cell table:formula="of:=ORG.LIBREOFFICE.REGEX([.C423];&quot;\d{1,3}&quot;)" office:value-type="string" office:string-value="224" calcext:value-type="string">
            <text:p>224</text:p>
          </table:table-cell>
          <table:table-cell table:formula="of:=ORG.LIBREOFFICE.REGEX([.D423];&quot;\d{1,3}&quot;)" office:value-type="string" office:string-value="258" calcext:value-type="string">
            <text:p>258</text:p>
          </table:table-cell>
          <table:table-cell table:formula="of:=IF([.B423]=1;[.E423]*[.F423])" office:value-type="float" office:value="0" calcext:value-type="float">
            <text:p>0</text:p>
          </table:table-cell>
          <table:table-cell table:formula="of:=IF(ISNUMBER([.G423]);[.G42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,251)</text:p>
          </table:table-cell>
          <table:table-cell table:formula="of:=IF([.A424]=&quot;do()&quot;;TRUE();IF([.A424]=&quot;don't()&quot;;FALSE();IF([.B423]=1;TRUE();FALSE())))" office:value-type="boolean" office:boolean-value="false" calcext:value-type="boolean">
            <text:p>FALSCH</text:p>
          </table:table-cell>
          <table:table-cell table:formula="of:=ORG.LIBREOFFICE.REGEX([.A424];&quot;\d{1,3},&quot;)" office:value-type="string" office:string-value="83," calcext:value-type="string">
            <text:p>83,</text:p>
          </table:table-cell>
          <table:table-cell table:formula="of:=ORG.LIBREOFFICE.REGEX([.A424];&quot;,\d{1,3}&quot;)" office:value-type="string" office:string-value=",251" calcext:value-type="string">
            <text:p>,251</text:p>
          </table:table-cell>
          <table:table-cell table:formula="of:=ORG.LIBREOFFICE.REGEX([.C424];&quot;\d{1,3}&quot;)" office:value-type="string" office:string-value="83" calcext:value-type="string">
            <text:p>83</text:p>
          </table:table-cell>
          <table:table-cell table:formula="of:=ORG.LIBREOFFICE.REGEX([.D424];&quot;\d{1,3}&quot;)" office:value-type="string" office:string-value="251" calcext:value-type="string">
            <text:p>251</text:p>
          </table:table-cell>
          <table:table-cell table:formula="of:=IF([.B424]=1;[.E424]*[.F424])" office:value-type="float" office:value="0" calcext:value-type="float">
            <text:p>0</text:p>
          </table:table-cell>
          <table:table-cell table:formula="of:=IF(ISNUMBER([.G424]);[.G42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0,58)</text:p>
          </table:table-cell>
          <table:table-cell table:formula="of:=IF([.A425]=&quot;do()&quot;;TRUE();IF([.A425]=&quot;don't()&quot;;FALSE();IF([.B424]=1;TRUE();FALSE())))" office:value-type="boolean" office:boolean-value="false" calcext:value-type="boolean">
            <text:p>FALSCH</text:p>
          </table:table-cell>
          <table:table-cell table:formula="of:=ORG.LIBREOFFICE.REGEX([.A425];&quot;\d{1,3},&quot;)" office:value-type="string" office:string-value="570," calcext:value-type="string">
            <text:p>570,</text:p>
          </table:table-cell>
          <table:table-cell table:formula="of:=ORG.LIBREOFFICE.REGEX([.A425];&quot;,\d{1,3}&quot;)" office:value-type="string" office:string-value=",58" calcext:value-type="string">
            <text:p>,58</text:p>
          </table:table-cell>
          <table:table-cell table:formula="of:=ORG.LIBREOFFICE.REGEX([.C425];&quot;\d{1,3}&quot;)" office:value-type="string" office:string-value="570" calcext:value-type="string">
            <text:p>570</text:p>
          </table:table-cell>
          <table:table-cell table:formula="of:=ORG.LIBREOFFICE.REGEX([.D425];&quot;\d{1,3}&quot;)" office:value-type="string" office:string-value="58" calcext:value-type="string">
            <text:p>58</text:p>
          </table:table-cell>
          <table:table-cell table:formula="of:=IF([.B425]=1;[.E425]*[.F425])" office:value-type="float" office:value="0" calcext:value-type="float">
            <text:p>0</text:p>
          </table:table-cell>
          <table:table-cell table:formula="of:=IF(ISNUMBER([.G425]);[.G42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0,998)</text:p>
          </table:table-cell>
          <table:table-cell table:formula="of:=IF([.A426]=&quot;do()&quot;;TRUE();IF([.A426]=&quot;don't()&quot;;FALSE();IF([.B425]=1;TRUE();FALSE())))" office:value-type="boolean" office:boolean-value="false" calcext:value-type="boolean">
            <text:p>FALSCH</text:p>
          </table:table-cell>
          <table:table-cell table:formula="of:=ORG.LIBREOFFICE.REGEX([.A426];&quot;\d{1,3},&quot;)" office:value-type="string" office:string-value="130," calcext:value-type="string">
            <text:p>130,</text:p>
          </table:table-cell>
          <table:table-cell table:formula="of:=ORG.LIBREOFFICE.REGEX([.A426];&quot;,\d{1,3}&quot;)" office:value-type="string" office:string-value=",998" calcext:value-type="string">
            <text:p>,998</text:p>
          </table:table-cell>
          <table:table-cell table:formula="of:=ORG.LIBREOFFICE.REGEX([.C426];&quot;\d{1,3}&quot;)" office:value-type="string" office:string-value="130" calcext:value-type="string">
            <text:p>130</text:p>
          </table:table-cell>
          <table:table-cell table:formula="of:=ORG.LIBREOFFICE.REGEX([.D426];&quot;\d{1,3}&quot;)" office:value-type="string" office:string-value="998" calcext:value-type="string">
            <text:p>998</text:p>
          </table:table-cell>
          <table:table-cell table:formula="of:=IF([.B426]=1;[.E426]*[.F426])" office:value-type="float" office:value="0" calcext:value-type="float">
            <text:p>0</text:p>
          </table:table-cell>
          <table:table-cell table:formula="of:=IF(ISNUMBER([.G426]);[.G42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1,150)</text:p>
          </table:table-cell>
          <table:table-cell table:formula="of:=IF([.A427]=&quot;do()&quot;;TRUE();IF([.A427]=&quot;don't()&quot;;FALSE();IF([.B426]=1;TRUE();FALSE())))" office:value-type="boolean" office:boolean-value="false" calcext:value-type="boolean">
            <text:p>FALSCH</text:p>
          </table:table-cell>
          <table:table-cell table:formula="of:=ORG.LIBREOFFICE.REGEX([.A427];&quot;\d{1,3},&quot;)" office:value-type="string" office:string-value="221," calcext:value-type="string">
            <text:p>221,</text:p>
          </table:table-cell>
          <table:table-cell table:formula="of:=ORG.LIBREOFFICE.REGEX([.A427];&quot;,\d{1,3}&quot;)" office:value-type="string" office:string-value=",150" calcext:value-type="string">
            <text:p>,150</text:p>
          </table:table-cell>
          <table:table-cell table:formula="of:=ORG.LIBREOFFICE.REGEX([.C427];&quot;\d{1,3}&quot;)" office:value-type="string" office:string-value="221" calcext:value-type="string">
            <text:p>221</text:p>
          </table:table-cell>
          <table:table-cell table:formula="of:=ORG.LIBREOFFICE.REGEX([.D427];&quot;\d{1,3}&quot;)" office:value-type="string" office:string-value="150" calcext:value-type="string">
            <text:p>150</text:p>
          </table:table-cell>
          <table:table-cell table:formula="of:=IF([.B427]=1;[.E427]*[.F427])" office:value-type="float" office:value="0" calcext:value-type="float">
            <text:p>0</text:p>
          </table:table-cell>
          <table:table-cell table:formula="of:=IF(ISNUMBER([.G427]);[.G4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428]=&quot;do()&quot;;TRUE();IF([.A428]=&quot;don't()&quot;;FALSE();IF([.B427]=1;TRUE();FALSE())))" office:value-type="boolean" office:boolean-value="true" calcext:value-type="boolean">
            <text:p>WAHR</text:p>
          </table:table-cell>
          <table:table-cell table:formula="of:=ORG.LIBREOFFICE.REGEX([.A428];&quot;\d{1,3},&quot;)" office:value-type="string" office:string-value="" calcext:value-type="error">
            <text:p>#N/A</text:p>
          </table:table-cell>
          <table:table-cell table:formula="of:=ORG.LIBREOFFICE.REGEX([.A428];&quot;,\d{1,3}&quot;)" office:value-type="string" office:string-value="" calcext:value-type="error">
            <text:p>#N/A</text:p>
          </table:table-cell>
          <table:table-cell table:formula="of:=ORG.LIBREOFFICE.REGEX([.C428];&quot;\d{1,3}&quot;)" office:value-type="string" office:string-value="" calcext:value-type="error">
            <text:p>#N/A</text:p>
          </table:table-cell>
          <table:table-cell table:formula="of:=ORG.LIBREOFFICE.REGEX([.D428];&quot;\d{1,3}&quot;)" office:value-type="string" office:string-value="" calcext:value-type="error">
            <text:p>#N/A</text:p>
          </table:table-cell>
          <table:table-cell table:formula="of:=IF([.B428]=1;[.E428]*[.F428])" office:value-type="string" office:string-value="" calcext:value-type="error">
            <text:p>#N/A</text:p>
          </table:table-cell>
          <table:table-cell table:formula="of:=IF(ISNUMBER([.G428]);[.G4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20,992)</text:p>
          </table:table-cell>
          <table:table-cell table:formula="of:=IF([.A429]=&quot;do()&quot;;TRUE();IF([.A429]=&quot;don't()&quot;;FALSE();IF([.B428]=1;TRUE();FALSE())))" office:value-type="boolean" office:boolean-value="true" calcext:value-type="boolean">
            <text:p>WAHR</text:p>
          </table:table-cell>
          <table:table-cell table:formula="of:=ORG.LIBREOFFICE.REGEX([.A429];&quot;\d{1,3},&quot;)" office:value-type="string" office:string-value="920," calcext:value-type="string">
            <text:p>920,</text:p>
          </table:table-cell>
          <table:table-cell table:formula="of:=ORG.LIBREOFFICE.REGEX([.A429];&quot;,\d{1,3}&quot;)" office:value-type="string" office:string-value=",992" calcext:value-type="string">
            <text:p>,992</text:p>
          </table:table-cell>
          <table:table-cell table:formula="of:=ORG.LIBREOFFICE.REGEX([.C429];&quot;\d{1,3}&quot;)" office:value-type="string" office:string-value="920" calcext:value-type="string">
            <text:p>920</text:p>
          </table:table-cell>
          <table:table-cell table:formula="of:=ORG.LIBREOFFICE.REGEX([.D429];&quot;\d{1,3}&quot;)" office:value-type="string" office:string-value="992" calcext:value-type="string">
            <text:p>992</text:p>
          </table:table-cell>
          <table:table-cell table:formula="of:=IF([.B429]=1;[.E429]*[.F429])" office:value-type="float" office:value="912640" calcext:value-type="float">
            <text:p>912640</text:p>
          </table:table-cell>
          <table:table-cell table:formula="of:=IF(ISNUMBER([.G429]);[.G429];0)" office:value-type="float" office:value="912640" calcext:value-type="float">
            <text:p>9126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4,990)</text:p>
          </table:table-cell>
          <table:table-cell table:formula="of:=IF([.A430]=&quot;do()&quot;;TRUE();IF([.A430]=&quot;don't()&quot;;FALSE();IF([.B429]=1;TRUE();FALSE())))" office:value-type="boolean" office:boolean-value="true" calcext:value-type="boolean">
            <text:p>WAHR</text:p>
          </table:table-cell>
          <table:table-cell table:formula="of:=ORG.LIBREOFFICE.REGEX([.A430];&quot;\d{1,3},&quot;)" office:value-type="string" office:string-value="314," calcext:value-type="string">
            <text:p>314,</text:p>
          </table:table-cell>
          <table:table-cell table:formula="of:=ORG.LIBREOFFICE.REGEX([.A430];&quot;,\d{1,3}&quot;)" office:value-type="string" office:string-value=",990" calcext:value-type="string">
            <text:p>,990</text:p>
          </table:table-cell>
          <table:table-cell table:formula="of:=ORG.LIBREOFFICE.REGEX([.C430];&quot;\d{1,3}&quot;)" office:value-type="string" office:string-value="314" calcext:value-type="string">
            <text:p>314</text:p>
          </table:table-cell>
          <table:table-cell table:formula="of:=ORG.LIBREOFFICE.REGEX([.D430];&quot;\d{1,3}&quot;)" office:value-type="string" office:string-value="990" calcext:value-type="string">
            <text:p>990</text:p>
          </table:table-cell>
          <table:table-cell table:formula="of:=IF([.B430]=1;[.E430]*[.F430])" office:value-type="float" office:value="310860" calcext:value-type="float">
            <text:p>310860</text:p>
          </table:table-cell>
          <table:table-cell table:formula="of:=IF(ISNUMBER([.G430]);[.G430];0)" office:value-type="float" office:value="310860" calcext:value-type="float">
            <text:p>3108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5,592)</text:p>
          </table:table-cell>
          <table:table-cell table:formula="of:=IF([.A431]=&quot;do()&quot;;TRUE();IF([.A431]=&quot;don't()&quot;;FALSE();IF([.B430]=1;TRUE();FALSE())))" office:value-type="boolean" office:boolean-value="true" calcext:value-type="boolean">
            <text:p>WAHR</text:p>
          </table:table-cell>
          <table:table-cell table:formula="of:=ORG.LIBREOFFICE.REGEX([.A431];&quot;\d{1,3},&quot;)" office:value-type="string" office:string-value="265," calcext:value-type="string">
            <text:p>265,</text:p>
          </table:table-cell>
          <table:table-cell table:formula="of:=ORG.LIBREOFFICE.REGEX([.A431];&quot;,\d{1,3}&quot;)" office:value-type="string" office:string-value=",592" calcext:value-type="string">
            <text:p>,592</text:p>
          </table:table-cell>
          <table:table-cell table:formula="of:=ORG.LIBREOFFICE.REGEX([.C431];&quot;\d{1,3}&quot;)" office:value-type="string" office:string-value="265" calcext:value-type="string">
            <text:p>265</text:p>
          </table:table-cell>
          <table:table-cell table:formula="of:=ORG.LIBREOFFICE.REGEX([.D431];&quot;\d{1,3}&quot;)" office:value-type="string" office:string-value="592" calcext:value-type="string">
            <text:p>592</text:p>
          </table:table-cell>
          <table:table-cell table:formula="of:=IF([.B431]=1;[.E431]*[.F431])" office:value-type="float" office:value="156880" calcext:value-type="float">
            <text:p>156880</text:p>
          </table:table-cell>
          <table:table-cell table:formula="of:=IF(ISNUMBER([.G431]);[.G431];0)" office:value-type="float" office:value="156880" calcext:value-type="float">
            <text:p>1568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7,785)</text:p>
          </table:table-cell>
          <table:table-cell table:formula="of:=IF([.A432]=&quot;do()&quot;;TRUE();IF([.A432]=&quot;don't()&quot;;FALSE();IF([.B431]=1;TRUE();FALSE())))" office:value-type="boolean" office:boolean-value="true" calcext:value-type="boolean">
            <text:p>WAHR</text:p>
          </table:table-cell>
          <table:table-cell table:formula="of:=ORG.LIBREOFFICE.REGEX([.A432];&quot;\d{1,3},&quot;)" office:value-type="string" office:string-value="197," calcext:value-type="string">
            <text:p>197,</text:p>
          </table:table-cell>
          <table:table-cell table:formula="of:=ORG.LIBREOFFICE.REGEX([.A432];&quot;,\d{1,3}&quot;)" office:value-type="string" office:string-value=",785" calcext:value-type="string">
            <text:p>,785</text:p>
          </table:table-cell>
          <table:table-cell table:formula="of:=ORG.LIBREOFFICE.REGEX([.C432];&quot;\d{1,3}&quot;)" office:value-type="string" office:string-value="197" calcext:value-type="string">
            <text:p>197</text:p>
          </table:table-cell>
          <table:table-cell table:formula="of:=ORG.LIBREOFFICE.REGEX([.D432];&quot;\d{1,3}&quot;)" office:value-type="string" office:string-value="785" calcext:value-type="string">
            <text:p>785</text:p>
          </table:table-cell>
          <table:table-cell table:formula="of:=IF([.B432]=1;[.E432]*[.F432])" office:value-type="float" office:value="154645" calcext:value-type="float">
            <text:p>154645</text:p>
          </table:table-cell>
          <table:table-cell table:formula="of:=IF(ISNUMBER([.G432]);[.G432];0)" office:value-type="float" office:value="154645" calcext:value-type="float">
            <text:p>1546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7,184)</text:p>
          </table:table-cell>
          <table:table-cell table:formula="of:=IF([.A433]=&quot;do()&quot;;TRUE();IF([.A433]=&quot;don't()&quot;;FALSE();IF([.B432]=1;TRUE();FALSE())))" office:value-type="boolean" office:boolean-value="true" calcext:value-type="boolean">
            <text:p>WAHR</text:p>
          </table:table-cell>
          <table:table-cell table:formula="of:=ORG.LIBREOFFICE.REGEX([.A433];&quot;\d{1,3},&quot;)" office:value-type="string" office:string-value="227," calcext:value-type="string">
            <text:p>227,</text:p>
          </table:table-cell>
          <table:table-cell table:formula="of:=ORG.LIBREOFFICE.REGEX([.A433];&quot;,\d{1,3}&quot;)" office:value-type="string" office:string-value=",184" calcext:value-type="string">
            <text:p>,184</text:p>
          </table:table-cell>
          <table:table-cell table:formula="of:=ORG.LIBREOFFICE.REGEX([.C433];&quot;\d{1,3}&quot;)" office:value-type="string" office:string-value="227" calcext:value-type="string">
            <text:p>227</text:p>
          </table:table-cell>
          <table:table-cell table:formula="of:=ORG.LIBREOFFICE.REGEX([.D433];&quot;\d{1,3}&quot;)" office:value-type="string" office:string-value="184" calcext:value-type="string">
            <text:p>184</text:p>
          </table:table-cell>
          <table:table-cell table:formula="of:=IF([.B433]=1;[.E433]*[.F433])" office:value-type="float" office:value="41768" calcext:value-type="float">
            <text:p>41768</text:p>
          </table:table-cell>
          <table:table-cell table:formula="of:=IF(ISNUMBER([.G433]);[.G433];0)" office:value-type="float" office:value="41768" calcext:value-type="float">
            <text:p>417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6,268)</text:p>
          </table:table-cell>
          <table:table-cell table:formula="of:=IF([.A434]=&quot;do()&quot;;TRUE();IF([.A434]=&quot;don't()&quot;;FALSE();IF([.B433]=1;TRUE();FALSE())))" office:value-type="boolean" office:boolean-value="true" calcext:value-type="boolean">
            <text:p>WAHR</text:p>
          </table:table-cell>
          <table:table-cell table:formula="of:=ORG.LIBREOFFICE.REGEX([.A434];&quot;\d{1,3},&quot;)" office:value-type="string" office:string-value="576," calcext:value-type="string">
            <text:p>576,</text:p>
          </table:table-cell>
          <table:table-cell table:formula="of:=ORG.LIBREOFFICE.REGEX([.A434];&quot;,\d{1,3}&quot;)" office:value-type="string" office:string-value=",268" calcext:value-type="string">
            <text:p>,268</text:p>
          </table:table-cell>
          <table:table-cell table:formula="of:=ORG.LIBREOFFICE.REGEX([.C434];&quot;\d{1,3}&quot;)" office:value-type="string" office:string-value="576" calcext:value-type="string">
            <text:p>576</text:p>
          </table:table-cell>
          <table:table-cell table:formula="of:=ORG.LIBREOFFICE.REGEX([.D434];&quot;\d{1,3}&quot;)" office:value-type="string" office:string-value="268" calcext:value-type="string">
            <text:p>268</text:p>
          </table:table-cell>
          <table:table-cell table:formula="of:=IF([.B434]=1;[.E434]*[.F434])" office:value-type="float" office:value="154368" calcext:value-type="float">
            <text:p>154368</text:p>
          </table:table-cell>
          <table:table-cell table:formula="of:=IF(ISNUMBER([.G434]);[.G434];0)" office:value-type="float" office:value="154368" calcext:value-type="float">
            <text:p>1543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5,684)</text:p>
          </table:table-cell>
          <table:table-cell table:formula="of:=IF([.A435]=&quot;do()&quot;;TRUE();IF([.A435]=&quot;don't()&quot;;FALSE();IF([.B434]=1;TRUE();FALSE())))" office:value-type="boolean" office:boolean-value="true" calcext:value-type="boolean">
            <text:p>WAHR</text:p>
          </table:table-cell>
          <table:table-cell table:formula="of:=ORG.LIBREOFFICE.REGEX([.A435];&quot;\d{1,3},&quot;)" office:value-type="string" office:string-value="735," calcext:value-type="string">
            <text:p>735,</text:p>
          </table:table-cell>
          <table:table-cell table:formula="of:=ORG.LIBREOFFICE.REGEX([.A435];&quot;,\d{1,3}&quot;)" office:value-type="string" office:string-value=",684" calcext:value-type="string">
            <text:p>,684</text:p>
          </table:table-cell>
          <table:table-cell table:formula="of:=ORG.LIBREOFFICE.REGEX([.C435];&quot;\d{1,3}&quot;)" office:value-type="string" office:string-value="735" calcext:value-type="string">
            <text:p>735</text:p>
          </table:table-cell>
          <table:table-cell table:formula="of:=ORG.LIBREOFFICE.REGEX([.D435];&quot;\d{1,3}&quot;)" office:value-type="string" office:string-value="684" calcext:value-type="string">
            <text:p>684</text:p>
          </table:table-cell>
          <table:table-cell table:formula="of:=IF([.B435]=1;[.E435]*[.F435])" office:value-type="float" office:value="502740" calcext:value-type="float">
            <text:p>502740</text:p>
          </table:table-cell>
          <table:table-cell table:formula="of:=IF(ISNUMBER([.G435]);[.G435];0)" office:value-type="float" office:value="502740" calcext:value-type="float">
            <text:p>5027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9,268)</text:p>
          </table:table-cell>
          <table:table-cell table:formula="of:=IF([.A436]=&quot;do()&quot;;TRUE();IF([.A436]=&quot;don't()&quot;;FALSE();IF([.B435]=1;TRUE();FALSE())))" office:value-type="boolean" office:boolean-value="true" calcext:value-type="boolean">
            <text:p>WAHR</text:p>
          </table:table-cell>
          <table:table-cell table:formula="of:=ORG.LIBREOFFICE.REGEX([.A436];&quot;\d{1,3},&quot;)" office:value-type="string" office:string-value="749," calcext:value-type="string">
            <text:p>749,</text:p>
          </table:table-cell>
          <table:table-cell table:formula="of:=ORG.LIBREOFFICE.REGEX([.A436];&quot;,\d{1,3}&quot;)" office:value-type="string" office:string-value=",268" calcext:value-type="string">
            <text:p>,268</text:p>
          </table:table-cell>
          <table:table-cell table:formula="of:=ORG.LIBREOFFICE.REGEX([.C436];&quot;\d{1,3}&quot;)" office:value-type="string" office:string-value="749" calcext:value-type="string">
            <text:p>749</text:p>
          </table:table-cell>
          <table:table-cell table:formula="of:=ORG.LIBREOFFICE.REGEX([.D436];&quot;\d{1,3}&quot;)" office:value-type="string" office:string-value="268" calcext:value-type="string">
            <text:p>268</text:p>
          </table:table-cell>
          <table:table-cell table:formula="of:=IF([.B436]=1;[.E436]*[.F436])" office:value-type="float" office:value="200732" calcext:value-type="float">
            <text:p>200732</text:p>
          </table:table-cell>
          <table:table-cell table:formula="of:=IF(ISNUMBER([.G436]);[.G436];0)" office:value-type="float" office:value="200732" calcext:value-type="float">
            <text:p>2007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3,859)</text:p>
          </table:table-cell>
          <table:table-cell table:formula="of:=IF([.A437]=&quot;do()&quot;;TRUE();IF([.A437]=&quot;don't()&quot;;FALSE();IF([.B436]=1;TRUE();FALSE())))" office:value-type="boolean" office:boolean-value="true" calcext:value-type="boolean">
            <text:p>WAHR</text:p>
          </table:table-cell>
          <table:table-cell table:formula="of:=ORG.LIBREOFFICE.REGEX([.A437];&quot;\d{1,3},&quot;)" office:value-type="string" office:string-value="613," calcext:value-type="string">
            <text:p>613,</text:p>
          </table:table-cell>
          <table:table-cell table:formula="of:=ORG.LIBREOFFICE.REGEX([.A437];&quot;,\d{1,3}&quot;)" office:value-type="string" office:string-value=",859" calcext:value-type="string">
            <text:p>,859</text:p>
          </table:table-cell>
          <table:table-cell table:formula="of:=ORG.LIBREOFFICE.REGEX([.C437];&quot;\d{1,3}&quot;)" office:value-type="string" office:string-value="613" calcext:value-type="string">
            <text:p>613</text:p>
          </table:table-cell>
          <table:table-cell table:formula="of:=ORG.LIBREOFFICE.REGEX([.D437];&quot;\d{1,3}&quot;)" office:value-type="string" office:string-value="859" calcext:value-type="string">
            <text:p>859</text:p>
          </table:table-cell>
          <table:table-cell table:formula="of:=IF([.B437]=1;[.E437]*[.F437])" office:value-type="float" office:value="526567" calcext:value-type="float">
            <text:p>526567</text:p>
          </table:table-cell>
          <table:table-cell table:formula="of:=IF(ISNUMBER([.G437]);[.G437];0)" office:value-type="float" office:value="526567" calcext:value-type="float">
            <text:p>5265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0,275)</text:p>
          </table:table-cell>
          <table:table-cell table:formula="of:=IF([.A438]=&quot;do()&quot;;TRUE();IF([.A438]=&quot;don't()&quot;;FALSE();IF([.B437]=1;TRUE();FALSE())))" office:value-type="boolean" office:boolean-value="true" calcext:value-type="boolean">
            <text:p>WAHR</text:p>
          </table:table-cell>
          <table:table-cell table:formula="of:=ORG.LIBREOFFICE.REGEX([.A438];&quot;\d{1,3},&quot;)" office:value-type="string" office:string-value="450," calcext:value-type="string">
            <text:p>450,</text:p>
          </table:table-cell>
          <table:table-cell table:formula="of:=ORG.LIBREOFFICE.REGEX([.A438];&quot;,\d{1,3}&quot;)" office:value-type="string" office:string-value=",275" calcext:value-type="string">
            <text:p>,275</text:p>
          </table:table-cell>
          <table:table-cell table:formula="of:=ORG.LIBREOFFICE.REGEX([.C438];&quot;\d{1,3}&quot;)" office:value-type="string" office:string-value="450" calcext:value-type="string">
            <text:p>450</text:p>
          </table:table-cell>
          <table:table-cell table:formula="of:=ORG.LIBREOFFICE.REGEX([.D438];&quot;\d{1,3}&quot;)" office:value-type="string" office:string-value="275" calcext:value-type="string">
            <text:p>275</text:p>
          </table:table-cell>
          <table:table-cell table:formula="of:=IF([.B438]=1;[.E438]*[.F438])" office:value-type="float" office:value="123750" calcext:value-type="float">
            <text:p>123750</text:p>
          </table:table-cell>
          <table:table-cell table:formula="of:=IF(ISNUMBER([.G438]);[.G438];0)" office:value-type="float" office:value="123750" calcext:value-type="float">
            <text:p>123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1,682)</text:p>
          </table:table-cell>
          <table:table-cell table:formula="of:=IF([.A439]=&quot;do()&quot;;TRUE();IF([.A439]=&quot;don't()&quot;;FALSE();IF([.B438]=1;TRUE();FALSE())))" office:value-type="boolean" office:boolean-value="true" calcext:value-type="boolean">
            <text:p>WAHR</text:p>
          </table:table-cell>
          <table:table-cell table:formula="of:=ORG.LIBREOFFICE.REGEX([.A439];&quot;\d{1,3},&quot;)" office:value-type="string" office:string-value="41," calcext:value-type="string">
            <text:p>41,</text:p>
          </table:table-cell>
          <table:table-cell table:formula="of:=ORG.LIBREOFFICE.REGEX([.A439];&quot;,\d{1,3}&quot;)" office:value-type="string" office:string-value=",682" calcext:value-type="string">
            <text:p>,682</text:p>
          </table:table-cell>
          <table:table-cell table:formula="of:=ORG.LIBREOFFICE.REGEX([.C439];&quot;\d{1,3}&quot;)" office:value-type="string" office:string-value="41" calcext:value-type="string">
            <text:p>41</text:p>
          </table:table-cell>
          <table:table-cell table:formula="of:=ORG.LIBREOFFICE.REGEX([.D439];&quot;\d{1,3}&quot;)" office:value-type="string" office:string-value="682" calcext:value-type="string">
            <text:p>682</text:p>
          </table:table-cell>
          <table:table-cell table:formula="of:=IF([.B439]=1;[.E439]*[.F439])" office:value-type="float" office:value="27962" calcext:value-type="float">
            <text:p>27962</text:p>
          </table:table-cell>
          <table:table-cell table:formula="of:=IF(ISNUMBER([.G439]);[.G439];0)" office:value-type="float" office:value="27962" calcext:value-type="float">
            <text:p>279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440]=&quot;do()&quot;;TRUE();IF([.A440]=&quot;don't()&quot;;FALSE();IF([.B439]=1;TRUE();FALSE())))" office:value-type="boolean" office:boolean-value="true" calcext:value-type="boolean">
            <text:p>WAHR</text:p>
          </table:table-cell>
          <table:table-cell table:formula="of:=ORG.LIBREOFFICE.REGEX([.A440];&quot;\d{1,3},&quot;)" office:value-type="string" office:string-value="" calcext:value-type="error">
            <text:p>#N/A</text:p>
          </table:table-cell>
          <table:table-cell table:formula="of:=ORG.LIBREOFFICE.REGEX([.A440];&quot;,\d{1,3}&quot;)" office:value-type="string" office:string-value="" calcext:value-type="error">
            <text:p>#N/A</text:p>
          </table:table-cell>
          <table:table-cell table:formula="of:=ORG.LIBREOFFICE.REGEX([.C440];&quot;\d{1,3}&quot;)" office:value-type="string" office:string-value="" calcext:value-type="error">
            <text:p>#N/A</text:p>
          </table:table-cell>
          <table:table-cell table:formula="of:=ORG.LIBREOFFICE.REGEX([.D440];&quot;\d{1,3}&quot;)" office:value-type="string" office:string-value="" calcext:value-type="error">
            <text:p>#N/A</text:p>
          </table:table-cell>
          <table:table-cell table:formula="of:=IF([.B440]=1;[.E440]*[.F440])" office:value-type="string" office:string-value="" calcext:value-type="error">
            <text:p>#N/A</text:p>
          </table:table-cell>
          <table:table-cell table:formula="of:=IF(ISNUMBER([.G440]);[.G44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5,186)</text:p>
          </table:table-cell>
          <table:table-cell table:formula="of:=IF([.A441]=&quot;do()&quot;;TRUE();IF([.A441]=&quot;don't()&quot;;FALSE();IF([.B440]=1;TRUE();FALSE())))" office:value-type="boolean" office:boolean-value="true" calcext:value-type="boolean">
            <text:p>WAHR</text:p>
          </table:table-cell>
          <table:table-cell table:formula="of:=ORG.LIBREOFFICE.REGEX([.A441];&quot;\d{1,3},&quot;)" office:value-type="string" office:string-value="745," calcext:value-type="string">
            <text:p>745,</text:p>
          </table:table-cell>
          <table:table-cell table:formula="of:=ORG.LIBREOFFICE.REGEX([.A441];&quot;,\d{1,3}&quot;)" office:value-type="string" office:string-value=",186" calcext:value-type="string">
            <text:p>,186</text:p>
          </table:table-cell>
          <table:table-cell table:formula="of:=ORG.LIBREOFFICE.REGEX([.C441];&quot;\d{1,3}&quot;)" office:value-type="string" office:string-value="745" calcext:value-type="string">
            <text:p>745</text:p>
          </table:table-cell>
          <table:table-cell table:formula="of:=ORG.LIBREOFFICE.REGEX([.D441];&quot;\d{1,3}&quot;)" office:value-type="string" office:string-value="186" calcext:value-type="string">
            <text:p>186</text:p>
          </table:table-cell>
          <table:table-cell table:formula="of:=IF([.B441]=1;[.E441]*[.F441])" office:value-type="float" office:value="138570" calcext:value-type="float">
            <text:p>138570</text:p>
          </table:table-cell>
          <table:table-cell table:formula="of:=IF(ISNUMBER([.G441]);[.G441];0)" office:value-type="float" office:value="138570" calcext:value-type="float">
            <text:p>1385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5,614)</text:p>
          </table:table-cell>
          <table:table-cell table:formula="of:=IF([.A442]=&quot;do()&quot;;TRUE();IF([.A442]=&quot;don't()&quot;;FALSE();IF([.B441]=1;TRUE();FALSE())))" office:value-type="boolean" office:boolean-value="true" calcext:value-type="boolean">
            <text:p>WAHR</text:p>
          </table:table-cell>
          <table:table-cell table:formula="of:=ORG.LIBREOFFICE.REGEX([.A442];&quot;\d{1,3},&quot;)" office:value-type="string" office:string-value="585," calcext:value-type="string">
            <text:p>585,</text:p>
          </table:table-cell>
          <table:table-cell table:formula="of:=ORG.LIBREOFFICE.REGEX([.A442];&quot;,\d{1,3}&quot;)" office:value-type="string" office:string-value=",614" calcext:value-type="string">
            <text:p>,614</text:p>
          </table:table-cell>
          <table:table-cell table:formula="of:=ORG.LIBREOFFICE.REGEX([.C442];&quot;\d{1,3}&quot;)" office:value-type="string" office:string-value="585" calcext:value-type="string">
            <text:p>585</text:p>
          </table:table-cell>
          <table:table-cell table:formula="of:=ORG.LIBREOFFICE.REGEX([.D442];&quot;\d{1,3}&quot;)" office:value-type="string" office:string-value="614" calcext:value-type="string">
            <text:p>614</text:p>
          </table:table-cell>
          <table:table-cell table:formula="of:=IF([.B442]=1;[.E442]*[.F442])" office:value-type="float" office:value="359190" calcext:value-type="float">
            <text:p>359190</text:p>
          </table:table-cell>
          <table:table-cell table:formula="of:=IF(ISNUMBER([.G442]);[.G442];0)" office:value-type="float" office:value="359190" calcext:value-type="float">
            <text:p>359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74,69)</text:p>
          </table:table-cell>
          <table:table-cell table:formula="of:=IF([.A443]=&quot;do()&quot;;TRUE();IF([.A443]=&quot;don't()&quot;;FALSE();IF([.B442]=1;TRUE();FALSE())))" office:value-type="boolean" office:boolean-value="true" calcext:value-type="boolean">
            <text:p>WAHR</text:p>
          </table:table-cell>
          <table:table-cell table:formula="of:=ORG.LIBREOFFICE.REGEX([.A443];&quot;\d{1,3},&quot;)" office:value-type="string" office:string-value="374," calcext:value-type="string">
            <text:p>374,</text:p>
          </table:table-cell>
          <table:table-cell table:formula="of:=ORG.LIBREOFFICE.REGEX([.A443];&quot;,\d{1,3}&quot;)" office:value-type="string" office:string-value=",69" calcext:value-type="string">
            <text:p>,69</text:p>
          </table:table-cell>
          <table:table-cell table:formula="of:=ORG.LIBREOFFICE.REGEX([.C443];&quot;\d{1,3}&quot;)" office:value-type="string" office:string-value="374" calcext:value-type="string">
            <text:p>374</text:p>
          </table:table-cell>
          <table:table-cell table:formula="of:=ORG.LIBREOFFICE.REGEX([.D443];&quot;\d{1,3}&quot;)" office:value-type="string" office:string-value="69" calcext:value-type="string">
            <text:p>69</text:p>
          </table:table-cell>
          <table:table-cell table:formula="of:=IF([.B443]=1;[.E443]*[.F443])" office:value-type="float" office:value="25806" calcext:value-type="float">
            <text:p>25806</text:p>
          </table:table-cell>
          <table:table-cell table:formula="of:=IF(ISNUMBER([.G443]);[.G443];0)" office:value-type="float" office:value="25806" calcext:value-type="float">
            <text:p>258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,174)</text:p>
          </table:table-cell>
          <table:table-cell table:formula="of:=IF([.A444]=&quot;do()&quot;;TRUE();IF([.A444]=&quot;don't()&quot;;FALSE();IF([.B443]=1;TRUE();FALSE())))" office:value-type="boolean" office:boolean-value="true" calcext:value-type="boolean">
            <text:p>WAHR</text:p>
          </table:table-cell>
          <table:table-cell table:formula="of:=ORG.LIBREOFFICE.REGEX([.A444];&quot;\d{1,3},&quot;)" office:value-type="string" office:string-value="30," calcext:value-type="string">
            <text:p>30,</text:p>
          </table:table-cell>
          <table:table-cell table:formula="of:=ORG.LIBREOFFICE.REGEX([.A444];&quot;,\d{1,3}&quot;)" office:value-type="string" office:string-value=",174" calcext:value-type="string">
            <text:p>,174</text:p>
          </table:table-cell>
          <table:table-cell table:formula="of:=ORG.LIBREOFFICE.REGEX([.C444];&quot;\d{1,3}&quot;)" office:value-type="string" office:string-value="30" calcext:value-type="string">
            <text:p>30</text:p>
          </table:table-cell>
          <table:table-cell table:formula="of:=ORG.LIBREOFFICE.REGEX([.D444];&quot;\d{1,3}&quot;)" office:value-type="string" office:string-value="174" calcext:value-type="string">
            <text:p>174</text:p>
          </table:table-cell>
          <table:table-cell table:formula="of:=IF([.B444]=1;[.E444]*[.F444])" office:value-type="float" office:value="5220" calcext:value-type="float">
            <text:p>5220</text:p>
          </table:table-cell>
          <table:table-cell table:formula="of:=IF(ISNUMBER([.G444]);[.G444];0)" office:value-type="float" office:value="5220" calcext:value-type="float">
            <text:p>52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0,444)</text:p>
          </table:table-cell>
          <table:table-cell table:formula="of:=IF([.A445]=&quot;do()&quot;;TRUE();IF([.A445]=&quot;don't()&quot;;FALSE();IF([.B444]=1;TRUE();FALSE())))" office:value-type="boolean" office:boolean-value="true" calcext:value-type="boolean">
            <text:p>WAHR</text:p>
          </table:table-cell>
          <table:table-cell table:formula="of:=ORG.LIBREOFFICE.REGEX([.A445];&quot;\d{1,3},&quot;)" office:value-type="string" office:string-value="10," calcext:value-type="string">
            <text:p>10,</text:p>
          </table:table-cell>
          <table:table-cell table:formula="of:=ORG.LIBREOFFICE.REGEX([.A445];&quot;,\d{1,3}&quot;)" office:value-type="string" office:string-value=",444" calcext:value-type="string">
            <text:p>,444</text:p>
          </table:table-cell>
          <table:table-cell table:formula="of:=ORG.LIBREOFFICE.REGEX([.C445];&quot;\d{1,3}&quot;)" office:value-type="string" office:string-value="10" calcext:value-type="string">
            <text:p>10</text:p>
          </table:table-cell>
          <table:table-cell table:formula="of:=ORG.LIBREOFFICE.REGEX([.D445];&quot;\d{1,3}&quot;)" office:value-type="string" office:string-value="444" calcext:value-type="string">
            <text:p>444</text:p>
          </table:table-cell>
          <table:table-cell table:formula="of:=IF([.B445]=1;[.E445]*[.F445])" office:value-type="float" office:value="4440" calcext:value-type="float">
            <text:p>4440</text:p>
          </table:table-cell>
          <table:table-cell table:formula="of:=IF(ISNUMBER([.G445]);[.G445];0)" office:value-type="float" office:value="4440" calcext:value-type="float">
            <text:p>44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9,809)</text:p>
          </table:table-cell>
          <table:table-cell table:formula="of:=IF([.A446]=&quot;do()&quot;;TRUE();IF([.A446]=&quot;don't()&quot;;FALSE();IF([.B445]=1;TRUE();FALSE())))" office:value-type="boolean" office:boolean-value="true" calcext:value-type="boolean">
            <text:p>WAHR</text:p>
          </table:table-cell>
          <table:table-cell table:formula="of:=ORG.LIBREOFFICE.REGEX([.A446];&quot;\d{1,3},&quot;)" office:value-type="string" office:string-value="809," calcext:value-type="string">
            <text:p>809,</text:p>
          </table:table-cell>
          <table:table-cell table:formula="of:=ORG.LIBREOFFICE.REGEX([.A446];&quot;,\d{1,3}&quot;)" office:value-type="string" office:string-value=",809" calcext:value-type="string">
            <text:p>,809</text:p>
          </table:table-cell>
          <table:table-cell table:formula="of:=ORG.LIBREOFFICE.REGEX([.C446];&quot;\d{1,3}&quot;)" office:value-type="string" office:string-value="809" calcext:value-type="string">
            <text:p>809</text:p>
          </table:table-cell>
          <table:table-cell table:formula="of:=ORG.LIBREOFFICE.REGEX([.D446];&quot;\d{1,3}&quot;)" office:value-type="string" office:string-value="809" calcext:value-type="string">
            <text:p>809</text:p>
          </table:table-cell>
          <table:table-cell table:formula="of:=IF([.B446]=1;[.E446]*[.F446])" office:value-type="float" office:value="654481" calcext:value-type="float">
            <text:p>654481</text:p>
          </table:table-cell>
          <table:table-cell table:formula="of:=IF(ISNUMBER([.G446]);[.G446];0)" office:value-type="float" office:value="654481" calcext:value-type="float">
            <text:p>6544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1,509)</text:p>
          </table:table-cell>
          <table:table-cell table:formula="of:=IF([.A447]=&quot;do()&quot;;TRUE();IF([.A447]=&quot;don't()&quot;;FALSE();IF([.B446]=1;TRUE();FALSE())))" office:value-type="boolean" office:boolean-value="true" calcext:value-type="boolean">
            <text:p>WAHR</text:p>
          </table:table-cell>
          <table:table-cell table:formula="of:=ORG.LIBREOFFICE.REGEX([.A447];&quot;\d{1,3},&quot;)" office:value-type="string" office:string-value="531," calcext:value-type="string">
            <text:p>531,</text:p>
          </table:table-cell>
          <table:table-cell table:formula="of:=ORG.LIBREOFFICE.REGEX([.A447];&quot;,\d{1,3}&quot;)" office:value-type="string" office:string-value=",509" calcext:value-type="string">
            <text:p>,509</text:p>
          </table:table-cell>
          <table:table-cell table:formula="of:=ORG.LIBREOFFICE.REGEX([.C447];&quot;\d{1,3}&quot;)" office:value-type="string" office:string-value="531" calcext:value-type="string">
            <text:p>531</text:p>
          </table:table-cell>
          <table:table-cell table:formula="of:=ORG.LIBREOFFICE.REGEX([.D447];&quot;\d{1,3}&quot;)" office:value-type="string" office:string-value="509" calcext:value-type="string">
            <text:p>509</text:p>
          </table:table-cell>
          <table:table-cell table:formula="of:=IF([.B447]=1;[.E447]*[.F447])" office:value-type="float" office:value="270279" calcext:value-type="float">
            <text:p>270279</text:p>
          </table:table-cell>
          <table:table-cell table:formula="of:=IF(ISNUMBER([.G447]);[.G447];0)" office:value-type="float" office:value="270279" calcext:value-type="float">
            <text:p>2702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9,968)</text:p>
          </table:table-cell>
          <table:table-cell table:formula="of:=IF([.A448]=&quot;do()&quot;;TRUE();IF([.A448]=&quot;don't()&quot;;FALSE();IF([.B447]=1;TRUE();FALSE())))" office:value-type="boolean" office:boolean-value="true" calcext:value-type="boolean">
            <text:p>WAHR</text:p>
          </table:table-cell>
          <table:table-cell table:formula="of:=ORG.LIBREOFFICE.REGEX([.A448];&quot;\d{1,3},&quot;)" office:value-type="string" office:string-value="119," calcext:value-type="string">
            <text:p>119,</text:p>
          </table:table-cell>
          <table:table-cell table:formula="of:=ORG.LIBREOFFICE.REGEX([.A448];&quot;,\d{1,3}&quot;)" office:value-type="string" office:string-value=",968" calcext:value-type="string">
            <text:p>,968</text:p>
          </table:table-cell>
          <table:table-cell table:formula="of:=ORG.LIBREOFFICE.REGEX([.C448];&quot;\d{1,3}&quot;)" office:value-type="string" office:string-value="119" calcext:value-type="string">
            <text:p>119</text:p>
          </table:table-cell>
          <table:table-cell table:formula="of:=ORG.LIBREOFFICE.REGEX([.D448];&quot;\d{1,3}&quot;)" office:value-type="string" office:string-value="968" calcext:value-type="string">
            <text:p>968</text:p>
          </table:table-cell>
          <table:table-cell table:formula="of:=IF([.B448]=1;[.E448]*[.F448])" office:value-type="float" office:value="115192" calcext:value-type="float">
            <text:p>115192</text:p>
          </table:table-cell>
          <table:table-cell table:formula="of:=IF(ISNUMBER([.G448]);[.G448];0)" office:value-type="float" office:value="115192" calcext:value-type="float">
            <text:p>1151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1,854)</text:p>
          </table:table-cell>
          <table:table-cell table:formula="of:=IF([.A449]=&quot;do()&quot;;TRUE();IF([.A449]=&quot;don't()&quot;;FALSE();IF([.B448]=1;TRUE();FALSE())))" office:value-type="boolean" office:boolean-value="true" calcext:value-type="boolean">
            <text:p>WAHR</text:p>
          </table:table-cell>
          <table:table-cell table:formula="of:=ORG.LIBREOFFICE.REGEX([.A449];&quot;\d{1,3},&quot;)" office:value-type="string" office:string-value="161," calcext:value-type="string">
            <text:p>161,</text:p>
          </table:table-cell>
          <table:table-cell table:formula="of:=ORG.LIBREOFFICE.REGEX([.A449];&quot;,\d{1,3}&quot;)" office:value-type="string" office:string-value=",854" calcext:value-type="string">
            <text:p>,854</text:p>
          </table:table-cell>
          <table:table-cell table:formula="of:=ORG.LIBREOFFICE.REGEX([.C449];&quot;\d{1,3}&quot;)" office:value-type="string" office:string-value="161" calcext:value-type="string">
            <text:p>161</text:p>
          </table:table-cell>
          <table:table-cell table:formula="of:=ORG.LIBREOFFICE.REGEX([.D449];&quot;\d{1,3}&quot;)" office:value-type="string" office:string-value="854" calcext:value-type="string">
            <text:p>854</text:p>
          </table:table-cell>
          <table:table-cell table:formula="of:=IF([.B449]=1;[.E449]*[.F449])" office:value-type="float" office:value="137494" calcext:value-type="float">
            <text:p>137494</text:p>
          </table:table-cell>
          <table:table-cell table:formula="of:=IF(ISNUMBER([.G449]);[.G449];0)" office:value-type="float" office:value="137494" calcext:value-type="float">
            <text:p>1374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1,323)</text:p>
          </table:table-cell>
          <table:table-cell table:formula="of:=IF([.A450]=&quot;do()&quot;;TRUE();IF([.A450]=&quot;don't()&quot;;FALSE();IF([.B449]=1;TRUE();FALSE())))" office:value-type="boolean" office:boolean-value="true" calcext:value-type="boolean">
            <text:p>WAHR</text:p>
          </table:table-cell>
          <table:table-cell table:formula="of:=ORG.LIBREOFFICE.REGEX([.A450];&quot;\d{1,3},&quot;)" office:value-type="string" office:string-value="481," calcext:value-type="string">
            <text:p>481,</text:p>
          </table:table-cell>
          <table:table-cell table:formula="of:=ORG.LIBREOFFICE.REGEX([.A450];&quot;,\d{1,3}&quot;)" office:value-type="string" office:string-value=",323" calcext:value-type="string">
            <text:p>,323</text:p>
          </table:table-cell>
          <table:table-cell table:formula="of:=ORG.LIBREOFFICE.REGEX([.C450];&quot;\d{1,3}&quot;)" office:value-type="string" office:string-value="481" calcext:value-type="string">
            <text:p>481</text:p>
          </table:table-cell>
          <table:table-cell table:formula="of:=ORG.LIBREOFFICE.REGEX([.D450];&quot;\d{1,3}&quot;)" office:value-type="string" office:string-value="323" calcext:value-type="string">
            <text:p>323</text:p>
          </table:table-cell>
          <table:table-cell table:formula="of:=IF([.B450]=1;[.E450]*[.F450])" office:value-type="float" office:value="155363" calcext:value-type="float">
            <text:p>155363</text:p>
          </table:table-cell>
          <table:table-cell table:formula="of:=IF(ISNUMBER([.G450]);[.G450];0)" office:value-type="float" office:value="155363" calcext:value-type="float">
            <text:p>1553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8,699)</text:p>
          </table:table-cell>
          <table:table-cell table:formula="of:=IF([.A451]=&quot;do()&quot;;TRUE();IF([.A451]=&quot;don't()&quot;;FALSE();IF([.B450]=1;TRUE();FALSE())))" office:value-type="boolean" office:boolean-value="true" calcext:value-type="boolean">
            <text:p>WAHR</text:p>
          </table:table-cell>
          <table:table-cell table:formula="of:=ORG.LIBREOFFICE.REGEX([.A451];&quot;\d{1,3},&quot;)" office:value-type="string" office:string-value="878," calcext:value-type="string">
            <text:p>878,</text:p>
          </table:table-cell>
          <table:table-cell table:formula="of:=ORG.LIBREOFFICE.REGEX([.A451];&quot;,\d{1,3}&quot;)" office:value-type="string" office:string-value=",699" calcext:value-type="string">
            <text:p>,699</text:p>
          </table:table-cell>
          <table:table-cell table:formula="of:=ORG.LIBREOFFICE.REGEX([.C451];&quot;\d{1,3}&quot;)" office:value-type="string" office:string-value="878" calcext:value-type="string">
            <text:p>878</text:p>
          </table:table-cell>
          <table:table-cell table:formula="of:=ORG.LIBREOFFICE.REGEX([.D451];&quot;\d{1,3}&quot;)" office:value-type="string" office:string-value="699" calcext:value-type="string">
            <text:p>699</text:p>
          </table:table-cell>
          <table:table-cell table:formula="of:=IF([.B451]=1;[.E451]*[.F451])" office:value-type="float" office:value="613722" calcext:value-type="float">
            <text:p>613722</text:p>
          </table:table-cell>
          <table:table-cell table:formula="of:=IF(ISNUMBER([.G451]);[.G451];0)" office:value-type="float" office:value="613722" calcext:value-type="float">
            <text:p>6137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8,842)</text:p>
          </table:table-cell>
          <table:table-cell table:formula="of:=IF([.A452]=&quot;do()&quot;;TRUE();IF([.A452]=&quot;don't()&quot;;FALSE();IF([.B451]=1;TRUE();FALSE())))" office:value-type="boolean" office:boolean-value="true" calcext:value-type="boolean">
            <text:p>WAHR</text:p>
          </table:table-cell>
          <table:table-cell table:formula="of:=ORG.LIBREOFFICE.REGEX([.A452];&quot;\d{1,3},&quot;)" office:value-type="string" office:string-value="658," calcext:value-type="string">
            <text:p>658,</text:p>
          </table:table-cell>
          <table:table-cell table:formula="of:=ORG.LIBREOFFICE.REGEX([.A452];&quot;,\d{1,3}&quot;)" office:value-type="string" office:string-value=",842" calcext:value-type="string">
            <text:p>,842</text:p>
          </table:table-cell>
          <table:table-cell table:formula="of:=ORG.LIBREOFFICE.REGEX([.C452];&quot;\d{1,3}&quot;)" office:value-type="string" office:string-value="658" calcext:value-type="string">
            <text:p>658</text:p>
          </table:table-cell>
          <table:table-cell table:formula="of:=ORG.LIBREOFFICE.REGEX([.D452];&quot;\d{1,3}&quot;)" office:value-type="string" office:string-value="842" calcext:value-type="string">
            <text:p>842</text:p>
          </table:table-cell>
          <table:table-cell table:formula="of:=IF([.B452]=1;[.E452]*[.F452])" office:value-type="float" office:value="554036" calcext:value-type="float">
            <text:p>554036</text:p>
          </table:table-cell>
          <table:table-cell table:formula="of:=IF(ISNUMBER([.G452]);[.G452];0)" office:value-type="float" office:value="554036" calcext:value-type="float">
            <text:p>5540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3,125)</text:p>
          </table:table-cell>
          <table:table-cell table:formula="of:=IF([.A453]=&quot;do()&quot;;TRUE();IF([.A453]=&quot;don't()&quot;;FALSE();IF([.B452]=1;TRUE();FALSE())))" office:value-type="boolean" office:boolean-value="true" calcext:value-type="boolean">
            <text:p>WAHR</text:p>
          </table:table-cell>
          <table:table-cell table:formula="of:=ORG.LIBREOFFICE.REGEX([.A453];&quot;\d{1,3},&quot;)" office:value-type="string" office:string-value="593," calcext:value-type="string">
            <text:p>593,</text:p>
          </table:table-cell>
          <table:table-cell table:formula="of:=ORG.LIBREOFFICE.REGEX([.A453];&quot;,\d{1,3}&quot;)" office:value-type="string" office:string-value=",125" calcext:value-type="string">
            <text:p>,125</text:p>
          </table:table-cell>
          <table:table-cell table:formula="of:=ORG.LIBREOFFICE.REGEX([.C453];&quot;\d{1,3}&quot;)" office:value-type="string" office:string-value="593" calcext:value-type="string">
            <text:p>593</text:p>
          </table:table-cell>
          <table:table-cell table:formula="of:=ORG.LIBREOFFICE.REGEX([.D453];&quot;\d{1,3}&quot;)" office:value-type="string" office:string-value="125" calcext:value-type="string">
            <text:p>125</text:p>
          </table:table-cell>
          <table:table-cell table:formula="of:=IF([.B453]=1;[.E453]*[.F453])" office:value-type="float" office:value="74125" calcext:value-type="float">
            <text:p>74125</text:p>
          </table:table-cell>
          <table:table-cell table:formula="of:=IF(ISNUMBER([.G453]);[.G453];0)" office:value-type="float" office:value="74125" calcext:value-type="float">
            <text:p>741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6,116)</text:p>
          </table:table-cell>
          <table:table-cell table:formula="of:=IF([.A454]=&quot;do()&quot;;TRUE();IF([.A454]=&quot;don't()&quot;;FALSE();IF([.B453]=1;TRUE();FALSE())))" office:value-type="boolean" office:boolean-value="true" calcext:value-type="boolean">
            <text:p>WAHR</text:p>
          </table:table-cell>
          <table:table-cell table:formula="of:=ORG.LIBREOFFICE.REGEX([.A454];&quot;\d{1,3},&quot;)" office:value-type="string" office:string-value="486," calcext:value-type="string">
            <text:p>486,</text:p>
          </table:table-cell>
          <table:table-cell table:formula="of:=ORG.LIBREOFFICE.REGEX([.A454];&quot;,\d{1,3}&quot;)" office:value-type="string" office:string-value=",116" calcext:value-type="string">
            <text:p>,116</text:p>
          </table:table-cell>
          <table:table-cell table:formula="of:=ORG.LIBREOFFICE.REGEX([.C454];&quot;\d{1,3}&quot;)" office:value-type="string" office:string-value="486" calcext:value-type="string">
            <text:p>486</text:p>
          </table:table-cell>
          <table:table-cell table:formula="of:=ORG.LIBREOFFICE.REGEX([.D454];&quot;\d{1,3}&quot;)" office:value-type="string" office:string-value="116" calcext:value-type="string">
            <text:p>116</text:p>
          </table:table-cell>
          <table:table-cell table:formula="of:=IF([.B454]=1;[.E454]*[.F454])" office:value-type="float" office:value="56376" calcext:value-type="float">
            <text:p>56376</text:p>
          </table:table-cell>
          <table:table-cell table:formula="of:=IF(ISNUMBER([.G454]);[.G454];0)" office:value-type="float" office:value="56376" calcext:value-type="float">
            <text:p>563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22,260)</text:p>
          </table:table-cell>
          <table:table-cell table:formula="of:=IF([.A455]=&quot;do()&quot;;TRUE();IF([.A455]=&quot;don't()&quot;;FALSE();IF([.B454]=1;TRUE();FALSE())))" office:value-type="boolean" office:boolean-value="true" calcext:value-type="boolean">
            <text:p>WAHR</text:p>
          </table:table-cell>
          <table:table-cell table:formula="of:=ORG.LIBREOFFICE.REGEX([.A455];&quot;\d{1,3},&quot;)" office:value-type="string" office:string-value="922," calcext:value-type="string">
            <text:p>922,</text:p>
          </table:table-cell>
          <table:table-cell table:formula="of:=ORG.LIBREOFFICE.REGEX([.A455];&quot;,\d{1,3}&quot;)" office:value-type="string" office:string-value=",260" calcext:value-type="string">
            <text:p>,260</text:p>
          </table:table-cell>
          <table:table-cell table:formula="of:=ORG.LIBREOFFICE.REGEX([.C455];&quot;\d{1,3}&quot;)" office:value-type="string" office:string-value="922" calcext:value-type="string">
            <text:p>922</text:p>
          </table:table-cell>
          <table:table-cell table:formula="of:=ORG.LIBREOFFICE.REGEX([.D455];&quot;\d{1,3}&quot;)" office:value-type="string" office:string-value="260" calcext:value-type="string">
            <text:p>260</text:p>
          </table:table-cell>
          <table:table-cell table:formula="of:=IF([.B455]=1;[.E455]*[.F455])" office:value-type="float" office:value="239720" calcext:value-type="float">
            <text:p>239720</text:p>
          </table:table-cell>
          <table:table-cell table:formula="of:=IF(ISNUMBER([.G455]);[.G455];0)" office:value-type="float" office:value="239720" calcext:value-type="float">
            <text:p>2397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3,921)</text:p>
          </table:table-cell>
          <table:table-cell table:formula="of:=IF([.A456]=&quot;do()&quot;;TRUE();IF([.A456]=&quot;don't()&quot;;FALSE();IF([.B455]=1;TRUE();FALSE())))" office:value-type="boolean" office:boolean-value="true" calcext:value-type="boolean">
            <text:p>WAHR</text:p>
          </table:table-cell>
          <table:table-cell table:formula="of:=ORG.LIBREOFFICE.REGEX([.A456];&quot;\d{1,3},&quot;)" office:value-type="string" office:string-value="163," calcext:value-type="string">
            <text:p>163,</text:p>
          </table:table-cell>
          <table:table-cell table:formula="of:=ORG.LIBREOFFICE.REGEX([.A456];&quot;,\d{1,3}&quot;)" office:value-type="string" office:string-value=",921" calcext:value-type="string">
            <text:p>,921</text:p>
          </table:table-cell>
          <table:table-cell table:formula="of:=ORG.LIBREOFFICE.REGEX([.C456];&quot;\d{1,3}&quot;)" office:value-type="string" office:string-value="163" calcext:value-type="string">
            <text:p>163</text:p>
          </table:table-cell>
          <table:table-cell table:formula="of:=ORG.LIBREOFFICE.REGEX([.D456];&quot;\d{1,3}&quot;)" office:value-type="string" office:string-value="921" calcext:value-type="string">
            <text:p>921</text:p>
          </table:table-cell>
          <table:table-cell table:formula="of:=IF([.B456]=1;[.E456]*[.F456])" office:value-type="float" office:value="150123" calcext:value-type="float">
            <text:p>150123</text:p>
          </table:table-cell>
          <table:table-cell table:formula="of:=IF(ISNUMBER([.G456]);[.G456];0)" office:value-type="float" office:value="150123" calcext:value-type="float">
            <text:p>150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457]=&quot;do()&quot;;TRUE();IF([.A457]=&quot;don't()&quot;;FALSE();IF([.B456]=1;TRUE();FALSE())))" office:value-type="boolean" office:boolean-value="false" calcext:value-type="boolean">
            <text:p>FALSCH</text:p>
          </table:table-cell>
          <table:table-cell table:formula="of:=ORG.LIBREOFFICE.REGEX([.A457];&quot;\d{1,3},&quot;)" office:value-type="string" office:string-value="" calcext:value-type="error">
            <text:p>#N/A</text:p>
          </table:table-cell>
          <table:table-cell table:formula="of:=ORG.LIBREOFFICE.REGEX([.A457];&quot;,\d{1,3}&quot;)" office:value-type="string" office:string-value="" calcext:value-type="error">
            <text:p>#N/A</text:p>
          </table:table-cell>
          <table:table-cell table:formula="of:=ORG.LIBREOFFICE.REGEX([.C457];&quot;\d{1,3}&quot;)" office:value-type="string" office:string-value="" calcext:value-type="error">
            <text:p>#N/A</text:p>
          </table:table-cell>
          <table:table-cell table:formula="of:=ORG.LIBREOFFICE.REGEX([.D457];&quot;\d{1,3}&quot;)" office:value-type="string" office:string-value="" calcext:value-type="error">
            <text:p>#N/A</text:p>
          </table:table-cell>
          <table:table-cell table:formula="of:=IF([.B457]=1;[.E457]*[.F457])" office:value-type="float" office:value="0" calcext:value-type="float">
            <text:p>0</text:p>
          </table:table-cell>
          <table:table-cell table:formula="of:=IF(ISNUMBER([.G457]);[.G45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1,494)</text:p>
          </table:table-cell>
          <table:table-cell table:formula="of:=IF([.A458]=&quot;do()&quot;;TRUE();IF([.A458]=&quot;don't()&quot;;FALSE();IF([.B457]=1;TRUE();FALSE())))" office:value-type="boolean" office:boolean-value="false" calcext:value-type="boolean">
            <text:p>FALSCH</text:p>
          </table:table-cell>
          <table:table-cell table:formula="of:=ORG.LIBREOFFICE.REGEX([.A458];&quot;\d{1,3},&quot;)" office:value-type="string" office:string-value="601," calcext:value-type="string">
            <text:p>601,</text:p>
          </table:table-cell>
          <table:table-cell table:formula="of:=ORG.LIBREOFFICE.REGEX([.A458];&quot;,\d{1,3}&quot;)" office:value-type="string" office:string-value=",494" calcext:value-type="string">
            <text:p>,494</text:p>
          </table:table-cell>
          <table:table-cell table:formula="of:=ORG.LIBREOFFICE.REGEX([.C458];&quot;\d{1,3}&quot;)" office:value-type="string" office:string-value="601" calcext:value-type="string">
            <text:p>601</text:p>
          </table:table-cell>
          <table:table-cell table:formula="of:=ORG.LIBREOFFICE.REGEX([.D458];&quot;\d{1,3}&quot;)" office:value-type="string" office:string-value="494" calcext:value-type="string">
            <text:p>494</text:p>
          </table:table-cell>
          <table:table-cell table:formula="of:=IF([.B458]=1;[.E458]*[.F458])" office:value-type="float" office:value="0" calcext:value-type="float">
            <text:p>0</text:p>
          </table:table-cell>
          <table:table-cell table:formula="of:=IF(ISNUMBER([.G458]);[.G45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4,68)</text:p>
          </table:table-cell>
          <table:table-cell table:formula="of:=IF([.A459]=&quot;do()&quot;;TRUE();IF([.A459]=&quot;don't()&quot;;FALSE();IF([.B458]=1;TRUE();FALSE())))" office:value-type="boolean" office:boolean-value="false" calcext:value-type="boolean">
            <text:p>FALSCH</text:p>
          </table:table-cell>
          <table:table-cell table:formula="of:=ORG.LIBREOFFICE.REGEX([.A459];&quot;\d{1,3},&quot;)" office:value-type="string" office:string-value="184," calcext:value-type="string">
            <text:p>184,</text:p>
          </table:table-cell>
          <table:table-cell table:formula="of:=ORG.LIBREOFFICE.REGEX([.A459];&quot;,\d{1,3}&quot;)" office:value-type="string" office:string-value=",68" calcext:value-type="string">
            <text:p>,68</text:p>
          </table:table-cell>
          <table:table-cell table:formula="of:=ORG.LIBREOFFICE.REGEX([.C459];&quot;\d{1,3}&quot;)" office:value-type="string" office:string-value="184" calcext:value-type="string">
            <text:p>184</text:p>
          </table:table-cell>
          <table:table-cell table:formula="of:=ORG.LIBREOFFICE.REGEX([.D459];&quot;\d{1,3}&quot;)" office:value-type="string" office:string-value="68" calcext:value-type="string">
            <text:p>68</text:p>
          </table:table-cell>
          <table:table-cell table:formula="of:=IF([.B459]=1;[.E459]*[.F459])" office:value-type="float" office:value="0" calcext:value-type="float">
            <text:p>0</text:p>
          </table:table-cell>
          <table:table-cell table:formula="of:=IF(ISNUMBER([.G459]);[.G45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3,694)</text:p>
          </table:table-cell>
          <table:table-cell table:formula="of:=IF([.A460]=&quot;do()&quot;;TRUE();IF([.A460]=&quot;don't()&quot;;FALSE();IF([.B459]=1;TRUE();FALSE())))" office:value-type="boolean" office:boolean-value="false" calcext:value-type="boolean">
            <text:p>FALSCH</text:p>
          </table:table-cell>
          <table:table-cell table:formula="of:=ORG.LIBREOFFICE.REGEX([.A460];&quot;\d{1,3},&quot;)" office:value-type="string" office:string-value="703," calcext:value-type="string">
            <text:p>703,</text:p>
          </table:table-cell>
          <table:table-cell table:formula="of:=ORG.LIBREOFFICE.REGEX([.A460];&quot;,\d{1,3}&quot;)" office:value-type="string" office:string-value=",694" calcext:value-type="string">
            <text:p>,694</text:p>
          </table:table-cell>
          <table:table-cell table:formula="of:=ORG.LIBREOFFICE.REGEX([.C460];&quot;\d{1,3}&quot;)" office:value-type="string" office:string-value="703" calcext:value-type="string">
            <text:p>703</text:p>
          </table:table-cell>
          <table:table-cell table:formula="of:=ORG.LIBREOFFICE.REGEX([.D460];&quot;\d{1,3}&quot;)" office:value-type="string" office:string-value="694" calcext:value-type="string">
            <text:p>694</text:p>
          </table:table-cell>
          <table:table-cell table:formula="of:=IF([.B460]=1;[.E460]*[.F460])" office:value-type="float" office:value="0" calcext:value-type="float">
            <text:p>0</text:p>
          </table:table-cell>
          <table:table-cell table:formula="of:=IF(ISNUMBER([.G460]);[.G46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5,743)</text:p>
          </table:table-cell>
          <table:table-cell table:formula="of:=IF([.A461]=&quot;do()&quot;;TRUE();IF([.A461]=&quot;don't()&quot;;FALSE();IF([.B460]=1;TRUE();FALSE())))" office:value-type="boolean" office:boolean-value="false" calcext:value-type="boolean">
            <text:p>FALSCH</text:p>
          </table:table-cell>
          <table:table-cell table:formula="of:=ORG.LIBREOFFICE.REGEX([.A461];&quot;\d{1,3},&quot;)" office:value-type="string" office:string-value="255," calcext:value-type="string">
            <text:p>255,</text:p>
          </table:table-cell>
          <table:table-cell table:formula="of:=ORG.LIBREOFFICE.REGEX([.A461];&quot;,\d{1,3}&quot;)" office:value-type="string" office:string-value=",743" calcext:value-type="string">
            <text:p>,743</text:p>
          </table:table-cell>
          <table:table-cell table:formula="of:=ORG.LIBREOFFICE.REGEX([.C461];&quot;\d{1,3}&quot;)" office:value-type="string" office:string-value="255" calcext:value-type="string">
            <text:p>255</text:p>
          </table:table-cell>
          <table:table-cell table:formula="of:=ORG.LIBREOFFICE.REGEX([.D461];&quot;\d{1,3}&quot;)" office:value-type="string" office:string-value="743" calcext:value-type="string">
            <text:p>743</text:p>
          </table:table-cell>
          <table:table-cell table:formula="of:=IF([.B461]=1;[.E461]*[.F461])" office:value-type="float" office:value="0" calcext:value-type="float">
            <text:p>0</text:p>
          </table:table-cell>
          <table:table-cell table:formula="of:=IF(ISNUMBER([.G461]);[.G46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72,315)</text:p>
          </table:table-cell>
          <table:table-cell table:formula="of:=IF([.A462]=&quot;do()&quot;;TRUE();IF([.A462]=&quot;don't()&quot;;FALSE();IF([.B461]=1;TRUE();FALSE())))" office:value-type="boolean" office:boolean-value="false" calcext:value-type="boolean">
            <text:p>FALSCH</text:p>
          </table:table-cell>
          <table:table-cell table:formula="of:=ORG.LIBREOFFICE.REGEX([.A462];&quot;\d{1,3},&quot;)" office:value-type="string" office:string-value="772," calcext:value-type="string">
            <text:p>772,</text:p>
          </table:table-cell>
          <table:table-cell table:formula="of:=ORG.LIBREOFFICE.REGEX([.A462];&quot;,\d{1,3}&quot;)" office:value-type="string" office:string-value=",315" calcext:value-type="string">
            <text:p>,315</text:p>
          </table:table-cell>
          <table:table-cell table:formula="of:=ORG.LIBREOFFICE.REGEX([.C462];&quot;\d{1,3}&quot;)" office:value-type="string" office:string-value="772" calcext:value-type="string">
            <text:p>772</text:p>
          </table:table-cell>
          <table:table-cell table:formula="of:=ORG.LIBREOFFICE.REGEX([.D462];&quot;\d{1,3}&quot;)" office:value-type="string" office:string-value="315" calcext:value-type="string">
            <text:p>315</text:p>
          </table:table-cell>
          <table:table-cell table:formula="of:=IF([.B462]=1;[.E462]*[.F462])" office:value-type="float" office:value="0" calcext:value-type="float">
            <text:p>0</text:p>
          </table:table-cell>
          <table:table-cell table:formula="of:=IF(ISNUMBER([.G462]);[.G46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9,280)</text:p>
          </table:table-cell>
          <table:table-cell table:formula="of:=IF([.A463]=&quot;do()&quot;;TRUE();IF([.A463]=&quot;don't()&quot;;FALSE();IF([.B462]=1;TRUE();FALSE())))" office:value-type="boolean" office:boolean-value="false" calcext:value-type="boolean">
            <text:p>FALSCH</text:p>
          </table:table-cell>
          <table:table-cell table:formula="of:=ORG.LIBREOFFICE.REGEX([.A463];&quot;\d{1,3},&quot;)" office:value-type="string" office:string-value="799," calcext:value-type="string">
            <text:p>799,</text:p>
          </table:table-cell>
          <table:table-cell table:formula="of:=ORG.LIBREOFFICE.REGEX([.A463];&quot;,\d{1,3}&quot;)" office:value-type="string" office:string-value=",280" calcext:value-type="string">
            <text:p>,280</text:p>
          </table:table-cell>
          <table:table-cell table:formula="of:=ORG.LIBREOFFICE.REGEX([.C463];&quot;\d{1,3}&quot;)" office:value-type="string" office:string-value="799" calcext:value-type="string">
            <text:p>799</text:p>
          </table:table-cell>
          <table:table-cell table:formula="of:=ORG.LIBREOFFICE.REGEX([.D463];&quot;\d{1,3}&quot;)" office:value-type="string" office:string-value="280" calcext:value-type="string">
            <text:p>280</text:p>
          </table:table-cell>
          <table:table-cell table:formula="of:=IF([.B463]=1;[.E463]*[.F463])" office:value-type="float" office:value="0" calcext:value-type="float">
            <text:p>0</text:p>
          </table:table-cell>
          <table:table-cell table:formula="of:=IF(ISNUMBER([.G463]);[.G46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76,198)</text:p>
          </table:table-cell>
          <table:table-cell table:formula="of:=IF([.A464]=&quot;do()&quot;;TRUE();IF([.A464]=&quot;don't()&quot;;FALSE();IF([.B463]=1;TRUE();FALSE())))" office:value-type="boolean" office:boolean-value="false" calcext:value-type="boolean">
            <text:p>FALSCH</text:p>
          </table:table-cell>
          <table:table-cell table:formula="of:=ORG.LIBREOFFICE.REGEX([.A464];&quot;\d{1,3},&quot;)" office:value-type="string" office:string-value="276," calcext:value-type="string">
            <text:p>276,</text:p>
          </table:table-cell>
          <table:table-cell table:formula="of:=ORG.LIBREOFFICE.REGEX([.A464];&quot;,\d{1,3}&quot;)" office:value-type="string" office:string-value=",198" calcext:value-type="string">
            <text:p>,198</text:p>
          </table:table-cell>
          <table:table-cell table:formula="of:=ORG.LIBREOFFICE.REGEX([.C464];&quot;\d{1,3}&quot;)" office:value-type="string" office:string-value="276" calcext:value-type="string">
            <text:p>276</text:p>
          </table:table-cell>
          <table:table-cell table:formula="of:=ORG.LIBREOFFICE.REGEX([.D464];&quot;\d{1,3}&quot;)" office:value-type="string" office:string-value="198" calcext:value-type="string">
            <text:p>198</text:p>
          </table:table-cell>
          <table:table-cell table:formula="of:=IF([.B464]=1;[.E464]*[.F464])" office:value-type="float" office:value="0" calcext:value-type="float">
            <text:p>0</text:p>
          </table:table-cell>
          <table:table-cell table:formula="of:=IF(ISNUMBER([.G464]);[.G46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3,345)</text:p>
          </table:table-cell>
          <table:table-cell table:formula="of:=IF([.A465]=&quot;do()&quot;;TRUE();IF([.A465]=&quot;don't()&quot;;FALSE();IF([.B464]=1;TRUE();FALSE())))" office:value-type="boolean" office:boolean-value="false" calcext:value-type="boolean">
            <text:p>FALSCH</text:p>
          </table:table-cell>
          <table:table-cell table:formula="of:=ORG.LIBREOFFICE.REGEX([.A465];&quot;\d{1,3},&quot;)" office:value-type="string" office:string-value="293," calcext:value-type="string">
            <text:p>293,</text:p>
          </table:table-cell>
          <table:table-cell table:formula="of:=ORG.LIBREOFFICE.REGEX([.A465];&quot;,\d{1,3}&quot;)" office:value-type="string" office:string-value=",345" calcext:value-type="string">
            <text:p>,345</text:p>
          </table:table-cell>
          <table:table-cell table:formula="of:=ORG.LIBREOFFICE.REGEX([.C465];&quot;\d{1,3}&quot;)" office:value-type="string" office:string-value="293" calcext:value-type="string">
            <text:p>293</text:p>
          </table:table-cell>
          <table:table-cell table:formula="of:=ORG.LIBREOFFICE.REGEX([.D465];&quot;\d{1,3}&quot;)" office:value-type="string" office:string-value="345" calcext:value-type="string">
            <text:p>345</text:p>
          </table:table-cell>
          <table:table-cell table:formula="of:=IF([.B465]=1;[.E465]*[.F465])" office:value-type="float" office:value="0" calcext:value-type="float">
            <text:p>0</text:p>
          </table:table-cell>
          <table:table-cell table:formula="of:=IF(ISNUMBER([.G465]);[.G46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59,852)</text:p>
          </table:table-cell>
          <table:table-cell table:formula="of:=IF([.A466]=&quot;do()&quot;;TRUE();IF([.A466]=&quot;don't()&quot;;FALSE();IF([.B465]=1;TRUE();FALSE())))" office:value-type="boolean" office:boolean-value="false" calcext:value-type="boolean">
            <text:p>FALSCH</text:p>
          </table:table-cell>
          <table:table-cell table:formula="of:=ORG.LIBREOFFICE.REGEX([.A466];&quot;\d{1,3},&quot;)" office:value-type="string" office:string-value="959," calcext:value-type="string">
            <text:p>959,</text:p>
          </table:table-cell>
          <table:table-cell table:formula="of:=ORG.LIBREOFFICE.REGEX([.A466];&quot;,\d{1,3}&quot;)" office:value-type="string" office:string-value=",852" calcext:value-type="string">
            <text:p>,852</text:p>
          </table:table-cell>
          <table:table-cell table:formula="of:=ORG.LIBREOFFICE.REGEX([.C466];&quot;\d{1,3}&quot;)" office:value-type="string" office:string-value="959" calcext:value-type="string">
            <text:p>959</text:p>
          </table:table-cell>
          <table:table-cell table:formula="of:=ORG.LIBREOFFICE.REGEX([.D466];&quot;\d{1,3}&quot;)" office:value-type="string" office:string-value="852" calcext:value-type="string">
            <text:p>852</text:p>
          </table:table-cell>
          <table:table-cell table:formula="of:=IF([.B466]=1;[.E466]*[.F466])" office:value-type="float" office:value="0" calcext:value-type="float">
            <text:p>0</text:p>
          </table:table-cell>
          <table:table-cell table:formula="of:=IF(ISNUMBER([.G466]);[.G46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6,324)</text:p>
          </table:table-cell>
          <table:table-cell table:formula="of:=IF([.A467]=&quot;do()&quot;;TRUE();IF([.A467]=&quot;don't()&quot;;FALSE();IF([.B466]=1;TRUE();FALSE())))" office:value-type="boolean" office:boolean-value="false" calcext:value-type="boolean">
            <text:p>FALSCH</text:p>
          </table:table-cell>
          <table:table-cell table:formula="of:=ORG.LIBREOFFICE.REGEX([.A467];&quot;\d{1,3},&quot;)" office:value-type="string" office:string-value="756," calcext:value-type="string">
            <text:p>756,</text:p>
          </table:table-cell>
          <table:table-cell table:formula="of:=ORG.LIBREOFFICE.REGEX([.A467];&quot;,\d{1,3}&quot;)" office:value-type="string" office:string-value=",324" calcext:value-type="string">
            <text:p>,324</text:p>
          </table:table-cell>
          <table:table-cell table:formula="of:=ORG.LIBREOFFICE.REGEX([.C467];&quot;\d{1,3}&quot;)" office:value-type="string" office:string-value="756" calcext:value-type="string">
            <text:p>756</text:p>
          </table:table-cell>
          <table:table-cell table:formula="of:=ORG.LIBREOFFICE.REGEX([.D467];&quot;\d{1,3}&quot;)" office:value-type="string" office:string-value="324" calcext:value-type="string">
            <text:p>324</text:p>
          </table:table-cell>
          <table:table-cell table:formula="of:=IF([.B467]=1;[.E467]*[.F467])" office:value-type="float" office:value="0" calcext:value-type="float">
            <text:p>0</text:p>
          </table:table-cell>
          <table:table-cell table:formula="of:=IF(ISNUMBER([.G467]);[.G46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1,314)</text:p>
          </table:table-cell>
          <table:table-cell table:formula="of:=IF([.A468]=&quot;do()&quot;;TRUE();IF([.A468]=&quot;don't()&quot;;FALSE();IF([.B467]=1;TRUE();FALSE())))" office:value-type="boolean" office:boolean-value="false" calcext:value-type="boolean">
            <text:p>FALSCH</text:p>
          </table:table-cell>
          <table:table-cell table:formula="of:=ORG.LIBREOFFICE.REGEX([.A468];&quot;\d{1,3},&quot;)" office:value-type="string" office:string-value="281," calcext:value-type="string">
            <text:p>281,</text:p>
          </table:table-cell>
          <table:table-cell table:formula="of:=ORG.LIBREOFFICE.REGEX([.A468];&quot;,\d{1,3}&quot;)" office:value-type="string" office:string-value=",314" calcext:value-type="string">
            <text:p>,314</text:p>
          </table:table-cell>
          <table:table-cell table:formula="of:=ORG.LIBREOFFICE.REGEX([.C468];&quot;\d{1,3}&quot;)" office:value-type="string" office:string-value="281" calcext:value-type="string">
            <text:p>281</text:p>
          </table:table-cell>
          <table:table-cell table:formula="of:=ORG.LIBREOFFICE.REGEX([.D468];&quot;\d{1,3}&quot;)" office:value-type="string" office:string-value="314" calcext:value-type="string">
            <text:p>314</text:p>
          </table:table-cell>
          <table:table-cell table:formula="of:=IF([.B468]=1;[.E468]*[.F468])" office:value-type="float" office:value="0" calcext:value-type="float">
            <text:p>0</text:p>
          </table:table-cell>
          <table:table-cell table:formula="of:=IF(ISNUMBER([.G468]);[.G46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0,106)</text:p>
          </table:table-cell>
          <table:table-cell table:formula="of:=IF([.A469]=&quot;do()&quot;;TRUE();IF([.A469]=&quot;don't()&quot;;FALSE();IF([.B468]=1;TRUE();FALSE())))" office:value-type="boolean" office:boolean-value="false" calcext:value-type="boolean">
            <text:p>FALSCH</text:p>
          </table:table-cell>
          <table:table-cell table:formula="of:=ORG.LIBREOFFICE.REGEX([.A469];&quot;\d{1,3},&quot;)" office:value-type="string" office:string-value="10," calcext:value-type="string">
            <text:p>10,</text:p>
          </table:table-cell>
          <table:table-cell table:formula="of:=ORG.LIBREOFFICE.REGEX([.A469];&quot;,\d{1,3}&quot;)" office:value-type="string" office:string-value=",106" calcext:value-type="string">
            <text:p>,106</text:p>
          </table:table-cell>
          <table:table-cell table:formula="of:=ORG.LIBREOFFICE.REGEX([.C469];&quot;\d{1,3}&quot;)" office:value-type="string" office:string-value="10" calcext:value-type="string">
            <text:p>10</text:p>
          </table:table-cell>
          <table:table-cell table:formula="of:=ORG.LIBREOFFICE.REGEX([.D469];&quot;\d{1,3}&quot;)" office:value-type="string" office:string-value="106" calcext:value-type="string">
            <text:p>106</text:p>
          </table:table-cell>
          <table:table-cell table:formula="of:=IF([.B469]=1;[.E469]*[.F469])" office:value-type="float" office:value="0" calcext:value-type="float">
            <text:p>0</text:p>
          </table:table-cell>
          <table:table-cell table:formula="of:=IF(ISNUMBER([.G469]);[.G46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41,657)</text:p>
          </table:table-cell>
          <table:table-cell table:formula="of:=IF([.A470]=&quot;do()&quot;;TRUE();IF([.A470]=&quot;don't()&quot;;FALSE();IF([.B469]=1;TRUE();FALSE())))" office:value-type="boolean" office:boolean-value="false" calcext:value-type="boolean">
            <text:p>FALSCH</text:p>
          </table:table-cell>
          <table:table-cell table:formula="of:=ORG.LIBREOFFICE.REGEX([.A470];&quot;\d{1,3},&quot;)" office:value-type="string" office:string-value="941," calcext:value-type="string">
            <text:p>941,</text:p>
          </table:table-cell>
          <table:table-cell table:formula="of:=ORG.LIBREOFFICE.REGEX([.A470];&quot;,\d{1,3}&quot;)" office:value-type="string" office:string-value=",657" calcext:value-type="string">
            <text:p>,657</text:p>
          </table:table-cell>
          <table:table-cell table:formula="of:=ORG.LIBREOFFICE.REGEX([.C470];&quot;\d{1,3}&quot;)" office:value-type="string" office:string-value="941" calcext:value-type="string">
            <text:p>941</text:p>
          </table:table-cell>
          <table:table-cell table:formula="of:=ORG.LIBREOFFICE.REGEX([.D470];&quot;\d{1,3}&quot;)" office:value-type="string" office:string-value="657" calcext:value-type="string">
            <text:p>657</text:p>
          </table:table-cell>
          <table:table-cell table:formula="of:=IF([.B470]=1;[.E470]*[.F470])" office:value-type="float" office:value="0" calcext:value-type="float">
            <text:p>0</text:p>
          </table:table-cell>
          <table:table-cell table:formula="of:=IF(ISNUMBER([.G470]);[.G47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0,253)</text:p>
          </table:table-cell>
          <table:table-cell table:formula="of:=IF([.A471]=&quot;do()&quot;;TRUE();IF([.A471]=&quot;don't()&quot;;FALSE();IF([.B470]=1;TRUE();FALSE())))" office:value-type="boolean" office:boolean-value="false" calcext:value-type="boolean">
            <text:p>FALSCH</text:p>
          </table:table-cell>
          <table:table-cell table:formula="of:=ORG.LIBREOFFICE.REGEX([.A471];&quot;\d{1,3},&quot;)" office:value-type="string" office:string-value="250," calcext:value-type="string">
            <text:p>250,</text:p>
          </table:table-cell>
          <table:table-cell table:formula="of:=ORG.LIBREOFFICE.REGEX([.A471];&quot;,\d{1,3}&quot;)" office:value-type="string" office:string-value=",253" calcext:value-type="string">
            <text:p>,253</text:p>
          </table:table-cell>
          <table:table-cell table:formula="of:=ORG.LIBREOFFICE.REGEX([.C471];&quot;\d{1,3}&quot;)" office:value-type="string" office:string-value="250" calcext:value-type="string">
            <text:p>250</text:p>
          </table:table-cell>
          <table:table-cell table:formula="of:=ORG.LIBREOFFICE.REGEX([.D471];&quot;\d{1,3}&quot;)" office:value-type="string" office:string-value="253" calcext:value-type="string">
            <text:p>253</text:p>
          </table:table-cell>
          <table:table-cell table:formula="of:=IF([.B471]=1;[.E471]*[.F471])" office:value-type="float" office:value="0" calcext:value-type="float">
            <text:p>0</text:p>
          </table:table-cell>
          <table:table-cell table:formula="of:=IF(ISNUMBER([.G471]);[.G47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9,823)</text:p>
          </table:table-cell>
          <table:table-cell table:formula="of:=IF([.A472]=&quot;do()&quot;;TRUE();IF([.A472]=&quot;don't()&quot;;FALSE();IF([.B471]=1;TRUE();FALSE())))" office:value-type="boolean" office:boolean-value="false" calcext:value-type="boolean">
            <text:p>FALSCH</text:p>
          </table:table-cell>
          <table:table-cell table:formula="of:=ORG.LIBREOFFICE.REGEX([.A472];&quot;\d{1,3},&quot;)" office:value-type="string" office:string-value="539," calcext:value-type="string">
            <text:p>539,</text:p>
          </table:table-cell>
          <table:table-cell table:formula="of:=ORG.LIBREOFFICE.REGEX([.A472];&quot;,\d{1,3}&quot;)" office:value-type="string" office:string-value=",823" calcext:value-type="string">
            <text:p>,823</text:p>
          </table:table-cell>
          <table:table-cell table:formula="of:=ORG.LIBREOFFICE.REGEX([.C472];&quot;\d{1,3}&quot;)" office:value-type="string" office:string-value="539" calcext:value-type="string">
            <text:p>539</text:p>
          </table:table-cell>
          <table:table-cell table:formula="of:=ORG.LIBREOFFICE.REGEX([.D472];&quot;\d{1,3}&quot;)" office:value-type="string" office:string-value="823" calcext:value-type="string">
            <text:p>823</text:p>
          </table:table-cell>
          <table:table-cell table:formula="of:=IF([.B472]=1;[.E472]*[.F472])" office:value-type="float" office:value="0" calcext:value-type="float">
            <text:p>0</text:p>
          </table:table-cell>
          <table:table-cell table:formula="of:=IF(ISNUMBER([.G472]);[.G47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2,155)</text:p>
          </table:table-cell>
          <table:table-cell table:formula="of:=IF([.A473]=&quot;do()&quot;;TRUE();IF([.A473]=&quot;don't()&quot;;FALSE();IF([.B472]=1;TRUE();FALSE())))" office:value-type="boolean" office:boolean-value="false" calcext:value-type="boolean">
            <text:p>FALSCH</text:p>
          </table:table-cell>
          <table:table-cell table:formula="of:=ORG.LIBREOFFICE.REGEX([.A473];&quot;\d{1,3},&quot;)" office:value-type="string" office:string-value="422," calcext:value-type="string">
            <text:p>422,</text:p>
          </table:table-cell>
          <table:table-cell table:formula="of:=ORG.LIBREOFFICE.REGEX([.A473];&quot;,\d{1,3}&quot;)" office:value-type="string" office:string-value=",155" calcext:value-type="string">
            <text:p>,155</text:p>
          </table:table-cell>
          <table:table-cell table:formula="of:=ORG.LIBREOFFICE.REGEX([.C473];&quot;\d{1,3}&quot;)" office:value-type="string" office:string-value="422" calcext:value-type="string">
            <text:p>422</text:p>
          </table:table-cell>
          <table:table-cell table:formula="of:=ORG.LIBREOFFICE.REGEX([.D473];&quot;\d{1,3}&quot;)" office:value-type="string" office:string-value="155" calcext:value-type="string">
            <text:p>155</text:p>
          </table:table-cell>
          <table:table-cell table:formula="of:=IF([.B473]=1;[.E473]*[.F473])" office:value-type="float" office:value="0" calcext:value-type="float">
            <text:p>0</text:p>
          </table:table-cell>
          <table:table-cell table:formula="of:=IF(ISNUMBER([.G473]);[.G47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,174)</text:p>
          </table:table-cell>
          <table:table-cell table:formula="of:=IF([.A474]=&quot;do()&quot;;TRUE();IF([.A474]=&quot;don't()&quot;;FALSE();IF([.B473]=1;TRUE();FALSE())))" office:value-type="boolean" office:boolean-value="false" calcext:value-type="boolean">
            <text:p>FALSCH</text:p>
          </table:table-cell>
          <table:table-cell table:formula="of:=ORG.LIBREOFFICE.REGEX([.A474];&quot;\d{1,3},&quot;)" office:value-type="string" office:string-value="61," calcext:value-type="string">
            <text:p>61,</text:p>
          </table:table-cell>
          <table:table-cell table:formula="of:=ORG.LIBREOFFICE.REGEX([.A474];&quot;,\d{1,3}&quot;)" office:value-type="string" office:string-value=",174" calcext:value-type="string">
            <text:p>,174</text:p>
          </table:table-cell>
          <table:table-cell table:formula="of:=ORG.LIBREOFFICE.REGEX([.C474];&quot;\d{1,3}&quot;)" office:value-type="string" office:string-value="61" calcext:value-type="string">
            <text:p>61</text:p>
          </table:table-cell>
          <table:table-cell table:formula="of:=ORG.LIBREOFFICE.REGEX([.D474];&quot;\d{1,3}&quot;)" office:value-type="string" office:string-value="174" calcext:value-type="string">
            <text:p>174</text:p>
          </table:table-cell>
          <table:table-cell table:formula="of:=IF([.B474]=1;[.E474]*[.F474])" office:value-type="float" office:value="0" calcext:value-type="float">
            <text:p>0</text:p>
          </table:table-cell>
          <table:table-cell table:formula="of:=IF(ISNUMBER([.G474]);[.G47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475]=&quot;do()&quot;;TRUE();IF([.A475]=&quot;don't()&quot;;FALSE();IF([.B474]=1;TRUE();FALSE())))" office:value-type="boolean" office:boolean-value="false" calcext:value-type="boolean">
            <text:p>FALSCH</text:p>
          </table:table-cell>
          <table:table-cell table:formula="of:=ORG.LIBREOFFICE.REGEX([.A475];&quot;\d{1,3},&quot;)" office:value-type="string" office:string-value="" calcext:value-type="error">
            <text:p>#N/A</text:p>
          </table:table-cell>
          <table:table-cell table:formula="of:=ORG.LIBREOFFICE.REGEX([.A475];&quot;,\d{1,3}&quot;)" office:value-type="string" office:string-value="" calcext:value-type="error">
            <text:p>#N/A</text:p>
          </table:table-cell>
          <table:table-cell table:formula="of:=ORG.LIBREOFFICE.REGEX([.C475];&quot;\d{1,3}&quot;)" office:value-type="string" office:string-value="" calcext:value-type="error">
            <text:p>#N/A</text:p>
          </table:table-cell>
          <table:table-cell table:formula="of:=ORG.LIBREOFFICE.REGEX([.D475];&quot;\d{1,3}&quot;)" office:value-type="string" office:string-value="" calcext:value-type="error">
            <text:p>#N/A</text:p>
          </table:table-cell>
          <table:table-cell table:formula="of:=IF([.B475]=1;[.E475]*[.F475])" office:value-type="float" office:value="0" calcext:value-type="float">
            <text:p>0</text:p>
          </table:table-cell>
          <table:table-cell table:formula="of:=IF(ISNUMBER([.G475]);[.G47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6,236)</text:p>
          </table:table-cell>
          <table:table-cell table:formula="of:=IF([.A476]=&quot;do()&quot;;TRUE();IF([.A476]=&quot;don't()&quot;;FALSE();IF([.B475]=1;TRUE();FALSE())))" office:value-type="boolean" office:boolean-value="false" calcext:value-type="boolean">
            <text:p>FALSCH</text:p>
          </table:table-cell>
          <table:table-cell table:formula="of:=ORG.LIBREOFFICE.REGEX([.A476];&quot;\d{1,3},&quot;)" office:value-type="string" office:string-value="596," calcext:value-type="string">
            <text:p>596,</text:p>
          </table:table-cell>
          <table:table-cell table:formula="of:=ORG.LIBREOFFICE.REGEX([.A476];&quot;,\d{1,3}&quot;)" office:value-type="string" office:string-value=",236" calcext:value-type="string">
            <text:p>,236</text:p>
          </table:table-cell>
          <table:table-cell table:formula="of:=ORG.LIBREOFFICE.REGEX([.C476];&quot;\d{1,3}&quot;)" office:value-type="string" office:string-value="596" calcext:value-type="string">
            <text:p>596</text:p>
          </table:table-cell>
          <table:table-cell table:formula="of:=ORG.LIBREOFFICE.REGEX([.D476];&quot;\d{1,3}&quot;)" office:value-type="string" office:string-value="236" calcext:value-type="string">
            <text:p>236</text:p>
          </table:table-cell>
          <table:table-cell table:formula="of:=IF([.B476]=1;[.E476]*[.F476])" office:value-type="float" office:value="0" calcext:value-type="float">
            <text:p>0</text:p>
          </table:table-cell>
          <table:table-cell table:formula="of:=IF(ISNUMBER([.G476]);[.G47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9,838)</text:p>
          </table:table-cell>
          <table:table-cell table:formula="of:=IF([.A477]=&quot;do()&quot;;TRUE();IF([.A477]=&quot;don't()&quot;;FALSE();IF([.B476]=1;TRUE();FALSE())))" office:value-type="boolean" office:boolean-value="false" calcext:value-type="boolean">
            <text:p>FALSCH</text:p>
          </table:table-cell>
          <table:table-cell table:formula="of:=ORG.LIBREOFFICE.REGEX([.A477];&quot;\d{1,3},&quot;)" office:value-type="string" office:string-value="339," calcext:value-type="string">
            <text:p>339,</text:p>
          </table:table-cell>
          <table:table-cell table:formula="of:=ORG.LIBREOFFICE.REGEX([.A477];&quot;,\d{1,3}&quot;)" office:value-type="string" office:string-value=",838" calcext:value-type="string">
            <text:p>,838</text:p>
          </table:table-cell>
          <table:table-cell table:formula="of:=ORG.LIBREOFFICE.REGEX([.C477];&quot;\d{1,3}&quot;)" office:value-type="string" office:string-value="339" calcext:value-type="string">
            <text:p>339</text:p>
          </table:table-cell>
          <table:table-cell table:formula="of:=ORG.LIBREOFFICE.REGEX([.D477];&quot;\d{1,3}&quot;)" office:value-type="string" office:string-value="838" calcext:value-type="string">
            <text:p>838</text:p>
          </table:table-cell>
          <table:table-cell table:formula="of:=IF([.B477]=1;[.E477]*[.F477])" office:value-type="float" office:value="0" calcext:value-type="float">
            <text:p>0</text:p>
          </table:table-cell>
          <table:table-cell table:formula="of:=IF(ISNUMBER([.G477]);[.G47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3,931)</text:p>
          </table:table-cell>
          <table:table-cell table:formula="of:=IF([.A478]=&quot;do()&quot;;TRUE();IF([.A478]=&quot;don't()&quot;;FALSE();IF([.B477]=1;TRUE();FALSE())))" office:value-type="boolean" office:boolean-value="false" calcext:value-type="boolean">
            <text:p>FALSCH</text:p>
          </table:table-cell>
          <table:table-cell table:formula="of:=ORG.LIBREOFFICE.REGEX([.A478];&quot;\d{1,3},&quot;)" office:value-type="string" office:string-value="263," calcext:value-type="string">
            <text:p>263,</text:p>
          </table:table-cell>
          <table:table-cell table:formula="of:=ORG.LIBREOFFICE.REGEX([.A478];&quot;,\d{1,3}&quot;)" office:value-type="string" office:string-value=",931" calcext:value-type="string">
            <text:p>,931</text:p>
          </table:table-cell>
          <table:table-cell table:formula="of:=ORG.LIBREOFFICE.REGEX([.C478];&quot;\d{1,3}&quot;)" office:value-type="string" office:string-value="263" calcext:value-type="string">
            <text:p>263</text:p>
          </table:table-cell>
          <table:table-cell table:formula="of:=ORG.LIBREOFFICE.REGEX([.D478];&quot;\d{1,3}&quot;)" office:value-type="string" office:string-value="931" calcext:value-type="string">
            <text:p>931</text:p>
          </table:table-cell>
          <table:table-cell table:formula="of:=IF([.B478]=1;[.E478]*[.F478])" office:value-type="float" office:value="0" calcext:value-type="float">
            <text:p>0</text:p>
          </table:table-cell>
          <table:table-cell table:formula="of:=IF(ISNUMBER([.G478]);[.G47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,701)</text:p>
          </table:table-cell>
          <table:table-cell table:formula="of:=IF([.A479]=&quot;do()&quot;;TRUE();IF([.A479]=&quot;don't()&quot;;FALSE();IF([.B478]=1;TRUE();FALSE())))" office:value-type="boolean" office:boolean-value="false" calcext:value-type="boolean">
            <text:p>FALSCH</text:p>
          </table:table-cell>
          <table:table-cell table:formula="of:=ORG.LIBREOFFICE.REGEX([.A479];&quot;\d{1,3},&quot;)" office:value-type="string" office:string-value="65," calcext:value-type="string">
            <text:p>65,</text:p>
          </table:table-cell>
          <table:table-cell table:formula="of:=ORG.LIBREOFFICE.REGEX([.A479];&quot;,\d{1,3}&quot;)" office:value-type="string" office:string-value=",701" calcext:value-type="string">
            <text:p>,701</text:p>
          </table:table-cell>
          <table:table-cell table:formula="of:=ORG.LIBREOFFICE.REGEX([.C479];&quot;\d{1,3}&quot;)" office:value-type="string" office:string-value="65" calcext:value-type="string">
            <text:p>65</text:p>
          </table:table-cell>
          <table:table-cell table:formula="of:=ORG.LIBREOFFICE.REGEX([.D479];&quot;\d{1,3}&quot;)" office:value-type="string" office:string-value="701" calcext:value-type="string">
            <text:p>701</text:p>
          </table:table-cell>
          <table:table-cell table:formula="of:=IF([.B479]=1;[.E479]*[.F479])" office:value-type="float" office:value="0" calcext:value-type="float">
            <text:p>0</text:p>
          </table:table-cell>
          <table:table-cell table:formula="of:=IF(ISNUMBER([.G479]);[.G47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9,804)</text:p>
          </table:table-cell>
          <table:table-cell table:formula="of:=IF([.A480]=&quot;do()&quot;;TRUE();IF([.A480]=&quot;don't()&quot;;FALSE();IF([.B479]=1;TRUE();FALSE())))" office:value-type="boolean" office:boolean-value="false" calcext:value-type="boolean">
            <text:p>FALSCH</text:p>
          </table:table-cell>
          <table:table-cell table:formula="of:=ORG.LIBREOFFICE.REGEX([.A480];&quot;\d{1,3},&quot;)" office:value-type="string" office:string-value="879," calcext:value-type="string">
            <text:p>879,</text:p>
          </table:table-cell>
          <table:table-cell table:formula="of:=ORG.LIBREOFFICE.REGEX([.A480];&quot;,\d{1,3}&quot;)" office:value-type="string" office:string-value=",804" calcext:value-type="string">
            <text:p>,804</text:p>
          </table:table-cell>
          <table:table-cell table:formula="of:=ORG.LIBREOFFICE.REGEX([.C480];&quot;\d{1,3}&quot;)" office:value-type="string" office:string-value="879" calcext:value-type="string">
            <text:p>879</text:p>
          </table:table-cell>
          <table:table-cell table:formula="of:=ORG.LIBREOFFICE.REGEX([.D480];&quot;\d{1,3}&quot;)" office:value-type="string" office:string-value="804" calcext:value-type="string">
            <text:p>804</text:p>
          </table:table-cell>
          <table:table-cell table:formula="of:=IF([.B480]=1;[.E480]*[.F480])" office:value-type="float" office:value="0" calcext:value-type="float">
            <text:p>0</text:p>
          </table:table-cell>
          <table:table-cell table:formula="of:=IF(ISNUMBER([.G480]);[.G48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3,689)</text:p>
          </table:table-cell>
          <table:table-cell table:formula="of:=IF([.A481]=&quot;do()&quot;;TRUE();IF([.A481]=&quot;don't()&quot;;FALSE();IF([.B480]=1;TRUE();FALSE())))" office:value-type="boolean" office:boolean-value="false" calcext:value-type="boolean">
            <text:p>FALSCH</text:p>
          </table:table-cell>
          <table:table-cell table:formula="of:=ORG.LIBREOFFICE.REGEX([.A481];&quot;\d{1,3},&quot;)" office:value-type="string" office:string-value="213," calcext:value-type="string">
            <text:p>213,</text:p>
          </table:table-cell>
          <table:table-cell table:formula="of:=ORG.LIBREOFFICE.REGEX([.A481];&quot;,\d{1,3}&quot;)" office:value-type="string" office:string-value=",689" calcext:value-type="string">
            <text:p>,689</text:p>
          </table:table-cell>
          <table:table-cell table:formula="of:=ORG.LIBREOFFICE.REGEX([.C481];&quot;\d{1,3}&quot;)" office:value-type="string" office:string-value="213" calcext:value-type="string">
            <text:p>213</text:p>
          </table:table-cell>
          <table:table-cell table:formula="of:=ORG.LIBREOFFICE.REGEX([.D481];&quot;\d{1,3}&quot;)" office:value-type="string" office:string-value="689" calcext:value-type="string">
            <text:p>689</text:p>
          </table:table-cell>
          <table:table-cell table:formula="of:=IF([.B481]=1;[.E481]*[.F481])" office:value-type="float" office:value="0" calcext:value-type="float">
            <text:p>0</text:p>
          </table:table-cell>
          <table:table-cell table:formula="of:=IF(ISNUMBER([.G481]);[.G48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27,958)</text:p>
          </table:table-cell>
          <table:table-cell table:formula="of:=IF([.A482]=&quot;do()&quot;;TRUE();IF([.A482]=&quot;don't()&quot;;FALSE();IF([.B481]=1;TRUE();FALSE())))" office:value-type="boolean" office:boolean-value="false" calcext:value-type="boolean">
            <text:p>FALSCH</text:p>
          </table:table-cell>
          <table:table-cell table:formula="of:=ORG.LIBREOFFICE.REGEX([.A482];&quot;\d{1,3},&quot;)" office:value-type="string" office:string-value="727," calcext:value-type="string">
            <text:p>727,</text:p>
          </table:table-cell>
          <table:table-cell table:formula="of:=ORG.LIBREOFFICE.REGEX([.A482];&quot;,\d{1,3}&quot;)" office:value-type="string" office:string-value=",958" calcext:value-type="string">
            <text:p>,958</text:p>
          </table:table-cell>
          <table:table-cell table:formula="of:=ORG.LIBREOFFICE.REGEX([.C482];&quot;\d{1,3}&quot;)" office:value-type="string" office:string-value="727" calcext:value-type="string">
            <text:p>727</text:p>
          </table:table-cell>
          <table:table-cell table:formula="of:=ORG.LIBREOFFICE.REGEX([.D482];&quot;\d{1,3}&quot;)" office:value-type="string" office:string-value="958" calcext:value-type="string">
            <text:p>958</text:p>
          </table:table-cell>
          <table:table-cell table:formula="of:=IF([.B482]=1;[.E482]*[.F482])" office:value-type="float" office:value="0" calcext:value-type="float">
            <text:p>0</text:p>
          </table:table-cell>
          <table:table-cell table:formula="of:=IF(ISNUMBER([.G482]);[.G48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6,840)</text:p>
          </table:table-cell>
          <table:table-cell table:formula="of:=IF([.A483]=&quot;do()&quot;;TRUE();IF([.A483]=&quot;don't()&quot;;FALSE();IF([.B482]=1;TRUE();FALSE())))" office:value-type="boolean" office:boolean-value="false" calcext:value-type="boolean">
            <text:p>FALSCH</text:p>
          </table:table-cell>
          <table:table-cell table:formula="of:=ORG.LIBREOFFICE.REGEX([.A483];&quot;\d{1,3},&quot;)" office:value-type="string" office:string-value="246," calcext:value-type="string">
            <text:p>246,</text:p>
          </table:table-cell>
          <table:table-cell table:formula="of:=ORG.LIBREOFFICE.REGEX([.A483];&quot;,\d{1,3}&quot;)" office:value-type="string" office:string-value=",840" calcext:value-type="string">
            <text:p>,840</text:p>
          </table:table-cell>
          <table:table-cell table:formula="of:=ORG.LIBREOFFICE.REGEX([.C483];&quot;\d{1,3}&quot;)" office:value-type="string" office:string-value="246" calcext:value-type="string">
            <text:p>246</text:p>
          </table:table-cell>
          <table:table-cell table:formula="of:=ORG.LIBREOFFICE.REGEX([.D483];&quot;\d{1,3}&quot;)" office:value-type="string" office:string-value="840" calcext:value-type="string">
            <text:p>840</text:p>
          </table:table-cell>
          <table:table-cell table:formula="of:=IF([.B483]=1;[.E483]*[.F483])" office:value-type="float" office:value="0" calcext:value-type="float">
            <text:p>0</text:p>
          </table:table-cell>
          <table:table-cell table:formula="of:=IF(ISNUMBER([.G483]);[.G48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50,479)</text:p>
          </table:table-cell>
          <table:table-cell table:formula="of:=IF([.A484]=&quot;do()&quot;;TRUE();IF([.A484]=&quot;don't()&quot;;FALSE();IF([.B483]=1;TRUE();FALSE())))" office:value-type="boolean" office:boolean-value="false" calcext:value-type="boolean">
            <text:p>FALSCH</text:p>
          </table:table-cell>
          <table:table-cell table:formula="of:=ORG.LIBREOFFICE.REGEX([.A484];&quot;\d{1,3},&quot;)" office:value-type="string" office:string-value="150," calcext:value-type="string">
            <text:p>150,</text:p>
          </table:table-cell>
          <table:table-cell table:formula="of:=ORG.LIBREOFFICE.REGEX([.A484];&quot;,\d{1,3}&quot;)" office:value-type="string" office:string-value=",479" calcext:value-type="string">
            <text:p>,479</text:p>
          </table:table-cell>
          <table:table-cell table:formula="of:=ORG.LIBREOFFICE.REGEX([.C484];&quot;\d{1,3}&quot;)" office:value-type="string" office:string-value="150" calcext:value-type="string">
            <text:p>150</text:p>
          </table:table-cell>
          <table:table-cell table:formula="of:=ORG.LIBREOFFICE.REGEX([.D484];&quot;\d{1,3}&quot;)" office:value-type="string" office:string-value="479" calcext:value-type="string">
            <text:p>479</text:p>
          </table:table-cell>
          <table:table-cell table:formula="of:=IF([.B484]=1;[.E484]*[.F484])" office:value-type="float" office:value="0" calcext:value-type="float">
            <text:p>0</text:p>
          </table:table-cell>
          <table:table-cell table:formula="of:=IF(ISNUMBER([.G484]);[.G48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52,678)</text:p>
          </table:table-cell>
          <table:table-cell table:formula="of:=IF([.A485]=&quot;do()&quot;;TRUE();IF([.A485]=&quot;don't()&quot;;FALSE();IF([.B484]=1;TRUE();FALSE())))" office:value-type="boolean" office:boolean-value="false" calcext:value-type="boolean">
            <text:p>FALSCH</text:p>
          </table:table-cell>
          <table:table-cell table:formula="of:=ORG.LIBREOFFICE.REGEX([.A485];&quot;\d{1,3},&quot;)" office:value-type="string" office:string-value="552," calcext:value-type="string">
            <text:p>552,</text:p>
          </table:table-cell>
          <table:table-cell table:formula="of:=ORG.LIBREOFFICE.REGEX([.A485];&quot;,\d{1,3}&quot;)" office:value-type="string" office:string-value=",678" calcext:value-type="string">
            <text:p>,678</text:p>
          </table:table-cell>
          <table:table-cell table:formula="of:=ORG.LIBREOFFICE.REGEX([.C485];&quot;\d{1,3}&quot;)" office:value-type="string" office:string-value="552" calcext:value-type="string">
            <text:p>552</text:p>
          </table:table-cell>
          <table:table-cell table:formula="of:=ORG.LIBREOFFICE.REGEX([.D485];&quot;\d{1,3}&quot;)" office:value-type="string" office:string-value="678" calcext:value-type="string">
            <text:p>678</text:p>
          </table:table-cell>
          <table:table-cell table:formula="of:=IF([.B485]=1;[.E485]*[.F485])" office:value-type="float" office:value="0" calcext:value-type="float">
            <text:p>0</text:p>
          </table:table-cell>
          <table:table-cell table:formula="of:=IF(ISNUMBER([.G485]);[.G48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486]=&quot;do()&quot;;TRUE();IF([.A486]=&quot;don't()&quot;;FALSE();IF([.B485]=1;TRUE();FALSE())))" office:value-type="boolean" office:boolean-value="false" calcext:value-type="boolean">
            <text:p>FALSCH</text:p>
          </table:table-cell>
          <table:table-cell table:formula="of:=ORG.LIBREOFFICE.REGEX([.A486];&quot;\d{1,3},&quot;)" office:value-type="string" office:string-value="" calcext:value-type="error">
            <text:p>#N/A</text:p>
          </table:table-cell>
          <table:table-cell table:formula="of:=ORG.LIBREOFFICE.REGEX([.A486];&quot;,\d{1,3}&quot;)" office:value-type="string" office:string-value="" calcext:value-type="error">
            <text:p>#N/A</text:p>
          </table:table-cell>
          <table:table-cell table:formula="of:=ORG.LIBREOFFICE.REGEX([.C486];&quot;\d{1,3}&quot;)" office:value-type="string" office:string-value="" calcext:value-type="error">
            <text:p>#N/A</text:p>
          </table:table-cell>
          <table:table-cell table:formula="of:=ORG.LIBREOFFICE.REGEX([.D486];&quot;\d{1,3}&quot;)" office:value-type="string" office:string-value="" calcext:value-type="error">
            <text:p>#N/A</text:p>
          </table:table-cell>
          <table:table-cell table:formula="of:=IF([.B486]=1;[.E486]*[.F486])" office:value-type="float" office:value="0" calcext:value-type="float">
            <text:p>0</text:p>
          </table:table-cell>
          <table:table-cell table:formula="of:=IF(ISNUMBER([.G486]);[.G48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,380)</text:p>
          </table:table-cell>
          <table:table-cell table:formula="of:=IF([.A487]=&quot;do()&quot;;TRUE();IF([.A487]=&quot;don't()&quot;;FALSE();IF([.B486]=1;TRUE();FALSE())))" office:value-type="boolean" office:boolean-value="false" calcext:value-type="boolean">
            <text:p>FALSCH</text:p>
          </table:table-cell>
          <table:table-cell table:formula="of:=ORG.LIBREOFFICE.REGEX([.A487];&quot;\d{1,3},&quot;)" office:value-type="string" office:string-value="97," calcext:value-type="string">
            <text:p>97,</text:p>
          </table:table-cell>
          <table:table-cell table:formula="of:=ORG.LIBREOFFICE.REGEX([.A487];&quot;,\d{1,3}&quot;)" office:value-type="string" office:string-value=",380" calcext:value-type="string">
            <text:p>,380</text:p>
          </table:table-cell>
          <table:table-cell table:formula="of:=ORG.LIBREOFFICE.REGEX([.C487];&quot;\d{1,3}&quot;)" office:value-type="string" office:string-value="97" calcext:value-type="string">
            <text:p>97</text:p>
          </table:table-cell>
          <table:table-cell table:formula="of:=ORG.LIBREOFFICE.REGEX([.D487];&quot;\d{1,3}&quot;)" office:value-type="string" office:string-value="380" calcext:value-type="string">
            <text:p>380</text:p>
          </table:table-cell>
          <table:table-cell table:formula="of:=IF([.B487]=1;[.E487]*[.F487])" office:value-type="float" office:value="0" calcext:value-type="float">
            <text:p>0</text:p>
          </table:table-cell>
          <table:table-cell table:formula="of:=IF(ISNUMBER([.G487]);[.G48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8,76)</text:p>
          </table:table-cell>
          <table:table-cell table:formula="of:=IF([.A488]=&quot;do()&quot;;TRUE();IF([.A488]=&quot;don't()&quot;;FALSE();IF([.B487]=1;TRUE();FALSE())))" office:value-type="boolean" office:boolean-value="false" calcext:value-type="boolean">
            <text:p>FALSCH</text:p>
          </table:table-cell>
          <table:table-cell table:formula="of:=ORG.LIBREOFFICE.REGEX([.A488];&quot;\d{1,3},&quot;)" office:value-type="string" office:string-value="968," calcext:value-type="string">
            <text:p>968,</text:p>
          </table:table-cell>
          <table:table-cell table:formula="of:=ORG.LIBREOFFICE.REGEX([.A488];&quot;,\d{1,3}&quot;)" office:value-type="string" office:string-value=",76" calcext:value-type="string">
            <text:p>,76</text:p>
          </table:table-cell>
          <table:table-cell table:formula="of:=ORG.LIBREOFFICE.REGEX([.C488];&quot;\d{1,3}&quot;)" office:value-type="string" office:string-value="968" calcext:value-type="string">
            <text:p>968</text:p>
          </table:table-cell>
          <table:table-cell table:formula="of:=ORG.LIBREOFFICE.REGEX([.D488];&quot;\d{1,3}&quot;)" office:value-type="string" office:string-value="76" calcext:value-type="string">
            <text:p>76</text:p>
          </table:table-cell>
          <table:table-cell table:formula="of:=IF([.B488]=1;[.E488]*[.F488])" office:value-type="float" office:value="0" calcext:value-type="float">
            <text:p>0</text:p>
          </table:table-cell>
          <table:table-cell table:formula="of:=IF(ISNUMBER([.G488]);[.G48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57,345)</text:p>
          </table:table-cell>
          <table:table-cell table:formula="of:=IF([.A489]=&quot;do()&quot;;TRUE();IF([.A489]=&quot;don't()&quot;;FALSE();IF([.B488]=1;TRUE();FALSE())))" office:value-type="boolean" office:boolean-value="false" calcext:value-type="boolean">
            <text:p>FALSCH</text:p>
          </table:table-cell>
          <table:table-cell table:formula="of:=ORG.LIBREOFFICE.REGEX([.A489];&quot;\d{1,3},&quot;)" office:value-type="string" office:string-value="357," calcext:value-type="string">
            <text:p>357,</text:p>
          </table:table-cell>
          <table:table-cell table:formula="of:=ORG.LIBREOFFICE.REGEX([.A489];&quot;,\d{1,3}&quot;)" office:value-type="string" office:string-value=",345" calcext:value-type="string">
            <text:p>,345</text:p>
          </table:table-cell>
          <table:table-cell table:formula="of:=ORG.LIBREOFFICE.REGEX([.C489];&quot;\d{1,3}&quot;)" office:value-type="string" office:string-value="357" calcext:value-type="string">
            <text:p>357</text:p>
          </table:table-cell>
          <table:table-cell table:formula="of:=ORG.LIBREOFFICE.REGEX([.D489];&quot;\d{1,3}&quot;)" office:value-type="string" office:string-value="345" calcext:value-type="string">
            <text:p>345</text:p>
          </table:table-cell>
          <table:table-cell table:formula="of:=IF([.B489]=1;[.E489]*[.F489])" office:value-type="float" office:value="0" calcext:value-type="float">
            <text:p>0</text:p>
          </table:table-cell>
          <table:table-cell table:formula="of:=IF(ISNUMBER([.G489]);[.G48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56,875)</text:p>
          </table:table-cell>
          <table:table-cell table:formula="of:=IF([.A490]=&quot;do()&quot;;TRUE();IF([.A490]=&quot;don't()&quot;;FALSE();IF([.B489]=1;TRUE();FALSE())))" office:value-type="boolean" office:boolean-value="false" calcext:value-type="boolean">
            <text:p>FALSCH</text:p>
          </table:table-cell>
          <table:table-cell table:formula="of:=ORG.LIBREOFFICE.REGEX([.A490];&quot;\d{1,3},&quot;)" office:value-type="string" office:string-value="356," calcext:value-type="string">
            <text:p>356,</text:p>
          </table:table-cell>
          <table:table-cell table:formula="of:=ORG.LIBREOFFICE.REGEX([.A490];&quot;,\d{1,3}&quot;)" office:value-type="string" office:string-value=",875" calcext:value-type="string">
            <text:p>,875</text:p>
          </table:table-cell>
          <table:table-cell table:formula="of:=ORG.LIBREOFFICE.REGEX([.C490];&quot;\d{1,3}&quot;)" office:value-type="string" office:string-value="356" calcext:value-type="string">
            <text:p>356</text:p>
          </table:table-cell>
          <table:table-cell table:formula="of:=ORG.LIBREOFFICE.REGEX([.D490];&quot;\d{1,3}&quot;)" office:value-type="string" office:string-value="875" calcext:value-type="string">
            <text:p>875</text:p>
          </table:table-cell>
          <table:table-cell table:formula="of:=IF([.B490]=1;[.E490]*[.F490])" office:value-type="float" office:value="0" calcext:value-type="float">
            <text:p>0</text:p>
          </table:table-cell>
          <table:table-cell table:formula="of:=IF(ISNUMBER([.G490]);[.G49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9,657)</text:p>
          </table:table-cell>
          <table:table-cell table:formula="of:=IF([.A491]=&quot;do()&quot;;TRUE();IF([.A491]=&quot;don't()&quot;;FALSE();IF([.B490]=1;TRUE();FALSE())))" office:value-type="boolean" office:boolean-value="false" calcext:value-type="boolean">
            <text:p>FALSCH</text:p>
          </table:table-cell>
          <table:table-cell table:formula="of:=ORG.LIBREOFFICE.REGEX([.A491];&quot;\d{1,3},&quot;)" office:value-type="string" office:string-value="289," calcext:value-type="string">
            <text:p>289,</text:p>
          </table:table-cell>
          <table:table-cell table:formula="of:=ORG.LIBREOFFICE.REGEX([.A491];&quot;,\d{1,3}&quot;)" office:value-type="string" office:string-value=",657" calcext:value-type="string">
            <text:p>,657</text:p>
          </table:table-cell>
          <table:table-cell table:formula="of:=ORG.LIBREOFFICE.REGEX([.C491];&quot;\d{1,3}&quot;)" office:value-type="string" office:string-value="289" calcext:value-type="string">
            <text:p>289</text:p>
          </table:table-cell>
          <table:table-cell table:formula="of:=ORG.LIBREOFFICE.REGEX([.D491];&quot;\d{1,3}&quot;)" office:value-type="string" office:string-value="657" calcext:value-type="string">
            <text:p>657</text:p>
          </table:table-cell>
          <table:table-cell table:formula="of:=IF([.B491]=1;[.E491]*[.F491])" office:value-type="float" office:value="0" calcext:value-type="float">
            <text:p>0</text:p>
          </table:table-cell>
          <table:table-cell table:formula="of:=IF(ISNUMBER([.G491]);[.G49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14,298)</text:p>
          </table:table-cell>
          <table:table-cell table:formula="of:=IF([.A492]=&quot;do()&quot;;TRUE();IF([.A492]=&quot;don't()&quot;;FALSE();IF([.B491]=1;TRUE();FALSE())))" office:value-type="boolean" office:boolean-value="false" calcext:value-type="boolean">
            <text:p>FALSCH</text:p>
          </table:table-cell>
          <table:table-cell table:formula="of:=ORG.LIBREOFFICE.REGEX([.A492];&quot;\d{1,3},&quot;)" office:value-type="string" office:string-value="514," calcext:value-type="string">
            <text:p>514,</text:p>
          </table:table-cell>
          <table:table-cell table:formula="of:=ORG.LIBREOFFICE.REGEX([.A492];&quot;,\d{1,3}&quot;)" office:value-type="string" office:string-value=",298" calcext:value-type="string">
            <text:p>,298</text:p>
          </table:table-cell>
          <table:table-cell table:formula="of:=ORG.LIBREOFFICE.REGEX([.C492];&quot;\d{1,3}&quot;)" office:value-type="string" office:string-value="514" calcext:value-type="string">
            <text:p>514</text:p>
          </table:table-cell>
          <table:table-cell table:formula="of:=ORG.LIBREOFFICE.REGEX([.D492];&quot;\d{1,3}&quot;)" office:value-type="string" office:string-value="298" calcext:value-type="string">
            <text:p>298</text:p>
          </table:table-cell>
          <table:table-cell table:formula="of:=IF([.B492]=1;[.E492]*[.F492])" office:value-type="float" office:value="0" calcext:value-type="float">
            <text:p>0</text:p>
          </table:table-cell>
          <table:table-cell table:formula="of:=IF(ISNUMBER([.G492]);[.G49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9,109)</text:p>
          </table:table-cell>
          <table:table-cell table:formula="of:=IF([.A493]=&quot;do()&quot;;TRUE();IF([.A493]=&quot;don't()&quot;;FALSE();IF([.B492]=1;TRUE();FALSE())))" office:value-type="boolean" office:boolean-value="false" calcext:value-type="boolean">
            <text:p>FALSCH</text:p>
          </table:table-cell>
          <table:table-cell table:formula="of:=ORG.LIBREOFFICE.REGEX([.A493];&quot;\d{1,3},&quot;)" office:value-type="string" office:string-value="789," calcext:value-type="string">
            <text:p>789,</text:p>
          </table:table-cell>
          <table:table-cell table:formula="of:=ORG.LIBREOFFICE.REGEX([.A493];&quot;,\d{1,3}&quot;)" office:value-type="string" office:string-value=",109" calcext:value-type="string">
            <text:p>,109</text:p>
          </table:table-cell>
          <table:table-cell table:formula="of:=ORG.LIBREOFFICE.REGEX([.C493];&quot;\d{1,3}&quot;)" office:value-type="string" office:string-value="789" calcext:value-type="string">
            <text:p>789</text:p>
          </table:table-cell>
          <table:table-cell table:formula="of:=ORG.LIBREOFFICE.REGEX([.D493];&quot;\d{1,3}&quot;)" office:value-type="string" office:string-value="109" calcext:value-type="string">
            <text:p>109</text:p>
          </table:table-cell>
          <table:table-cell table:formula="of:=IF([.B493]=1;[.E493]*[.F493])" office:value-type="float" office:value="0" calcext:value-type="float">
            <text:p>0</text:p>
          </table:table-cell>
          <table:table-cell table:formula="of:=IF(ISNUMBER([.G493]);[.G49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0,192)</text:p>
          </table:table-cell>
          <table:table-cell table:formula="of:=IF([.A494]=&quot;do()&quot;;TRUE();IF([.A494]=&quot;don't()&quot;;FALSE();IF([.B493]=1;TRUE();FALSE())))" office:value-type="boolean" office:boolean-value="false" calcext:value-type="boolean">
            <text:p>FALSCH</text:p>
          </table:table-cell>
          <table:table-cell table:formula="of:=ORG.LIBREOFFICE.REGEX([.A494];&quot;\d{1,3},&quot;)" office:value-type="string" office:string-value="330," calcext:value-type="string">
            <text:p>330,</text:p>
          </table:table-cell>
          <table:table-cell table:formula="of:=ORG.LIBREOFFICE.REGEX([.A494];&quot;,\d{1,3}&quot;)" office:value-type="string" office:string-value=",192" calcext:value-type="string">
            <text:p>,192</text:p>
          </table:table-cell>
          <table:table-cell table:formula="of:=ORG.LIBREOFFICE.REGEX([.C494];&quot;\d{1,3}&quot;)" office:value-type="string" office:string-value="330" calcext:value-type="string">
            <text:p>330</text:p>
          </table:table-cell>
          <table:table-cell table:formula="of:=ORG.LIBREOFFICE.REGEX([.D494];&quot;\d{1,3}&quot;)" office:value-type="string" office:string-value="192" calcext:value-type="string">
            <text:p>192</text:p>
          </table:table-cell>
          <table:table-cell table:formula="of:=IF([.B494]=1;[.E494]*[.F494])" office:value-type="float" office:value="0" calcext:value-type="float">
            <text:p>0</text:p>
          </table:table-cell>
          <table:table-cell table:formula="of:=IF(ISNUMBER([.G494]);[.G49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7,542)</text:p>
          </table:table-cell>
          <table:table-cell table:formula="of:=IF([.A495]=&quot;do()&quot;;TRUE();IF([.A495]=&quot;don't()&quot;;FALSE();IF([.B494]=1;TRUE();FALSE())))" office:value-type="boolean" office:boolean-value="false" calcext:value-type="boolean">
            <text:p>FALSCH</text:p>
          </table:table-cell>
          <table:table-cell table:formula="of:=ORG.LIBREOFFICE.REGEX([.A495];&quot;\d{1,3},&quot;)" office:value-type="string" office:string-value="617," calcext:value-type="string">
            <text:p>617,</text:p>
          </table:table-cell>
          <table:table-cell table:formula="of:=ORG.LIBREOFFICE.REGEX([.A495];&quot;,\d{1,3}&quot;)" office:value-type="string" office:string-value=",542" calcext:value-type="string">
            <text:p>,542</text:p>
          </table:table-cell>
          <table:table-cell table:formula="of:=ORG.LIBREOFFICE.REGEX([.C495];&quot;\d{1,3}&quot;)" office:value-type="string" office:string-value="617" calcext:value-type="string">
            <text:p>617</text:p>
          </table:table-cell>
          <table:table-cell table:formula="of:=ORG.LIBREOFFICE.REGEX([.D495];&quot;\d{1,3}&quot;)" office:value-type="string" office:string-value="542" calcext:value-type="string">
            <text:p>542</text:p>
          </table:table-cell>
          <table:table-cell table:formula="of:=IF([.B495]=1;[.E495]*[.F495])" office:value-type="float" office:value="0" calcext:value-type="float">
            <text:p>0</text:p>
          </table:table-cell>
          <table:table-cell table:formula="of:=IF(ISNUMBER([.G495]);[.G49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4,889)</text:p>
          </table:table-cell>
          <table:table-cell table:formula="of:=IF([.A496]=&quot;do()&quot;;TRUE();IF([.A496]=&quot;don't()&quot;;FALSE();IF([.B495]=1;TRUE();FALSE())))" office:value-type="boolean" office:boolean-value="false" calcext:value-type="boolean">
            <text:p>FALSCH</text:p>
          </table:table-cell>
          <table:table-cell table:formula="of:=ORG.LIBREOFFICE.REGEX([.A496];&quot;\d{1,3},&quot;)" office:value-type="string" office:string-value="244," calcext:value-type="string">
            <text:p>244,</text:p>
          </table:table-cell>
          <table:table-cell table:formula="of:=ORG.LIBREOFFICE.REGEX([.A496];&quot;,\d{1,3}&quot;)" office:value-type="string" office:string-value=",889" calcext:value-type="string">
            <text:p>,889</text:p>
          </table:table-cell>
          <table:table-cell table:formula="of:=ORG.LIBREOFFICE.REGEX([.C496];&quot;\d{1,3}&quot;)" office:value-type="string" office:string-value="244" calcext:value-type="string">
            <text:p>244</text:p>
          </table:table-cell>
          <table:table-cell table:formula="of:=ORG.LIBREOFFICE.REGEX([.D496];&quot;\d{1,3}&quot;)" office:value-type="string" office:string-value="889" calcext:value-type="string">
            <text:p>889</text:p>
          </table:table-cell>
          <table:table-cell table:formula="of:=IF([.B496]=1;[.E496]*[.F496])" office:value-type="float" office:value="0" calcext:value-type="float">
            <text:p>0</text:p>
          </table:table-cell>
          <table:table-cell table:formula="of:=IF(ISNUMBER([.G496]);[.G49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9,990)</text:p>
          </table:table-cell>
          <table:table-cell table:formula="of:=IF([.A497]=&quot;do()&quot;;TRUE();IF([.A497]=&quot;don't()&quot;;FALSE();IF([.B496]=1;TRUE();FALSE())))" office:value-type="boolean" office:boolean-value="false" calcext:value-type="boolean">
            <text:p>FALSCH</text:p>
          </table:table-cell>
          <table:table-cell table:formula="of:=ORG.LIBREOFFICE.REGEX([.A497];&quot;\d{1,3},&quot;)" office:value-type="string" office:string-value="799," calcext:value-type="string">
            <text:p>799,</text:p>
          </table:table-cell>
          <table:table-cell table:formula="of:=ORG.LIBREOFFICE.REGEX([.A497];&quot;,\d{1,3}&quot;)" office:value-type="string" office:string-value=",990" calcext:value-type="string">
            <text:p>,990</text:p>
          </table:table-cell>
          <table:table-cell table:formula="of:=ORG.LIBREOFFICE.REGEX([.C497];&quot;\d{1,3}&quot;)" office:value-type="string" office:string-value="799" calcext:value-type="string">
            <text:p>799</text:p>
          </table:table-cell>
          <table:table-cell table:formula="of:=ORG.LIBREOFFICE.REGEX([.D497];&quot;\d{1,3}&quot;)" office:value-type="string" office:string-value="990" calcext:value-type="string">
            <text:p>990</text:p>
          </table:table-cell>
          <table:table-cell table:formula="of:=IF([.B497]=1;[.E497]*[.F497])" office:value-type="float" office:value="0" calcext:value-type="float">
            <text:p>0</text:p>
          </table:table-cell>
          <table:table-cell table:formula="of:=IF(ISNUMBER([.G497]);[.G49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4,708)</text:p>
          </table:table-cell>
          <table:table-cell table:formula="of:=IF([.A498]=&quot;do()&quot;;TRUE();IF([.A498]=&quot;don't()&quot;;FALSE();IF([.B497]=1;TRUE();FALSE())))" office:value-type="boolean" office:boolean-value="false" calcext:value-type="boolean">
            <text:p>FALSCH</text:p>
          </table:table-cell>
          <table:table-cell table:formula="of:=ORG.LIBREOFFICE.REGEX([.A498];&quot;\d{1,3},&quot;)" office:value-type="string" office:string-value="234," calcext:value-type="string">
            <text:p>234,</text:p>
          </table:table-cell>
          <table:table-cell table:formula="of:=ORG.LIBREOFFICE.REGEX([.A498];&quot;,\d{1,3}&quot;)" office:value-type="string" office:string-value=",708" calcext:value-type="string">
            <text:p>,708</text:p>
          </table:table-cell>
          <table:table-cell table:formula="of:=ORG.LIBREOFFICE.REGEX([.C498];&quot;\d{1,3}&quot;)" office:value-type="string" office:string-value="234" calcext:value-type="string">
            <text:p>234</text:p>
          </table:table-cell>
          <table:table-cell table:formula="of:=ORG.LIBREOFFICE.REGEX([.D498];&quot;\d{1,3}&quot;)" office:value-type="string" office:string-value="708" calcext:value-type="string">
            <text:p>708</text:p>
          </table:table-cell>
          <table:table-cell table:formula="of:=IF([.B498]=1;[.E498]*[.F498])" office:value-type="float" office:value="0" calcext:value-type="float">
            <text:p>0</text:p>
          </table:table-cell>
          <table:table-cell table:formula="of:=IF(ISNUMBER([.G498]);[.G49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7,752)</text:p>
          </table:table-cell>
          <table:table-cell table:formula="of:=IF([.A499]=&quot;do()&quot;;TRUE();IF([.A499]=&quot;don't()&quot;;FALSE();IF([.B498]=1;TRUE();FALSE())))" office:value-type="boolean" office:boolean-value="false" calcext:value-type="boolean">
            <text:p>FALSCH</text:p>
          </table:table-cell>
          <table:table-cell table:formula="of:=ORG.LIBREOFFICE.REGEX([.A499];&quot;\d{1,3},&quot;)" office:value-type="string" office:string-value="577," calcext:value-type="string">
            <text:p>577,</text:p>
          </table:table-cell>
          <table:table-cell table:formula="of:=ORG.LIBREOFFICE.REGEX([.A499];&quot;,\d{1,3}&quot;)" office:value-type="string" office:string-value=",752" calcext:value-type="string">
            <text:p>,752</text:p>
          </table:table-cell>
          <table:table-cell table:formula="of:=ORG.LIBREOFFICE.REGEX([.C499];&quot;\d{1,3}&quot;)" office:value-type="string" office:string-value="577" calcext:value-type="string">
            <text:p>577</text:p>
          </table:table-cell>
          <table:table-cell table:formula="of:=ORG.LIBREOFFICE.REGEX([.D499];&quot;\d{1,3}&quot;)" office:value-type="string" office:string-value="752" calcext:value-type="string">
            <text:p>752</text:p>
          </table:table-cell>
          <table:table-cell table:formula="of:=IF([.B499]=1;[.E499]*[.F499])" office:value-type="float" office:value="0" calcext:value-type="float">
            <text:p>0</text:p>
          </table:table-cell>
          <table:table-cell table:formula="of:=IF(ISNUMBER([.G499]);[.G49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,487)</text:p>
          </table:table-cell>
          <table:table-cell table:formula="of:=IF([.A500]=&quot;do()&quot;;TRUE();IF([.A500]=&quot;don't()&quot;;FALSE();IF([.B499]=1;TRUE();FALSE())))" office:value-type="boolean" office:boolean-value="false" calcext:value-type="boolean">
            <text:p>FALSCH</text:p>
          </table:table-cell>
          <table:table-cell table:formula="of:=ORG.LIBREOFFICE.REGEX([.A500];&quot;\d{1,3},&quot;)" office:value-type="string" office:string-value="7," calcext:value-type="string">
            <text:p>7,</text:p>
          </table:table-cell>
          <table:table-cell table:formula="of:=ORG.LIBREOFFICE.REGEX([.A500];&quot;,\d{1,3}&quot;)" office:value-type="string" office:string-value=",487" calcext:value-type="string">
            <text:p>,487</text:p>
          </table:table-cell>
          <table:table-cell table:formula="of:=ORG.LIBREOFFICE.REGEX([.C500];&quot;\d{1,3}&quot;)" office:value-type="string" office:string-value="7" calcext:value-type="string">
            <text:p>7</text:p>
          </table:table-cell>
          <table:table-cell table:formula="of:=ORG.LIBREOFFICE.REGEX([.D500];&quot;\d{1,3}&quot;)" office:value-type="string" office:string-value="487" calcext:value-type="string">
            <text:p>487</text:p>
          </table:table-cell>
          <table:table-cell table:formula="of:=IF([.B500]=1;[.E500]*[.F500])" office:value-type="float" office:value="0" calcext:value-type="float">
            <text:p>0</text:p>
          </table:table-cell>
          <table:table-cell table:formula="of:=IF(ISNUMBER([.G500]);[.G50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2,810)</text:p>
          </table:table-cell>
          <table:table-cell table:formula="of:=IF([.A501]=&quot;do()&quot;;TRUE();IF([.A501]=&quot;don't()&quot;;FALSE();IF([.B500]=1;TRUE();FALSE())))" office:value-type="boolean" office:boolean-value="false" calcext:value-type="boolean">
            <text:p>FALSCH</text:p>
          </table:table-cell>
          <table:table-cell table:formula="of:=ORG.LIBREOFFICE.REGEX([.A501];&quot;\d{1,3},&quot;)" office:value-type="string" office:string-value="252," calcext:value-type="string">
            <text:p>252,</text:p>
          </table:table-cell>
          <table:table-cell table:formula="of:=ORG.LIBREOFFICE.REGEX([.A501];&quot;,\d{1,3}&quot;)" office:value-type="string" office:string-value=",810" calcext:value-type="string">
            <text:p>,810</text:p>
          </table:table-cell>
          <table:table-cell table:formula="of:=ORG.LIBREOFFICE.REGEX([.C501];&quot;\d{1,3}&quot;)" office:value-type="string" office:string-value="252" calcext:value-type="string">
            <text:p>252</text:p>
          </table:table-cell>
          <table:table-cell table:formula="of:=ORG.LIBREOFFICE.REGEX([.D501];&quot;\d{1,3}&quot;)" office:value-type="string" office:string-value="810" calcext:value-type="string">
            <text:p>810</text:p>
          </table:table-cell>
          <table:table-cell table:formula="of:=IF([.B501]=1;[.E501]*[.F501])" office:value-type="float" office:value="0" calcext:value-type="float">
            <text:p>0</text:p>
          </table:table-cell>
          <table:table-cell table:formula="of:=IF(ISNUMBER([.G501]);[.G50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,63)</text:p>
          </table:table-cell>
          <table:table-cell table:formula="of:=IF([.A502]=&quot;do()&quot;;TRUE();IF([.A502]=&quot;don't()&quot;;FALSE();IF([.B501]=1;TRUE();FALSE())))" office:value-type="boolean" office:boolean-value="false" calcext:value-type="boolean">
            <text:p>FALSCH</text:p>
          </table:table-cell>
          <table:table-cell table:formula="of:=ORG.LIBREOFFICE.REGEX([.A502];&quot;\d{1,3},&quot;)" office:value-type="string" office:string-value="30," calcext:value-type="string">
            <text:p>30,</text:p>
          </table:table-cell>
          <table:table-cell table:formula="of:=ORG.LIBREOFFICE.REGEX([.A502];&quot;,\d{1,3}&quot;)" office:value-type="string" office:string-value=",63" calcext:value-type="string">
            <text:p>,63</text:p>
          </table:table-cell>
          <table:table-cell table:formula="of:=ORG.LIBREOFFICE.REGEX([.C502];&quot;\d{1,3}&quot;)" office:value-type="string" office:string-value="30" calcext:value-type="string">
            <text:p>30</text:p>
          </table:table-cell>
          <table:table-cell table:formula="of:=ORG.LIBREOFFICE.REGEX([.D502];&quot;\d{1,3}&quot;)" office:value-type="string" office:string-value="63" calcext:value-type="string">
            <text:p>63</text:p>
          </table:table-cell>
          <table:table-cell table:formula="of:=IF([.B502]=1;[.E502]*[.F502])" office:value-type="float" office:value="0" calcext:value-type="float">
            <text:p>0</text:p>
          </table:table-cell>
          <table:table-cell table:formula="of:=IF(ISNUMBER([.G502]);[.G50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8,964)</text:p>
          </table:table-cell>
          <table:table-cell table:formula="of:=IF([.A503]=&quot;do()&quot;;TRUE();IF([.A503]=&quot;don't()&quot;;FALSE();IF([.B502]=1;TRUE();FALSE())))" office:value-type="boolean" office:boolean-value="false" calcext:value-type="boolean">
            <text:p>FALSCH</text:p>
          </table:table-cell>
          <table:table-cell table:formula="of:=ORG.LIBREOFFICE.REGEX([.A503];&quot;\d{1,3},&quot;)" office:value-type="string" office:string-value="808," calcext:value-type="string">
            <text:p>808,</text:p>
          </table:table-cell>
          <table:table-cell table:formula="of:=ORG.LIBREOFFICE.REGEX([.A503];&quot;,\d{1,3}&quot;)" office:value-type="string" office:string-value=",964" calcext:value-type="string">
            <text:p>,964</text:p>
          </table:table-cell>
          <table:table-cell table:formula="of:=ORG.LIBREOFFICE.REGEX([.C503];&quot;\d{1,3}&quot;)" office:value-type="string" office:string-value="808" calcext:value-type="string">
            <text:p>808</text:p>
          </table:table-cell>
          <table:table-cell table:formula="of:=ORG.LIBREOFFICE.REGEX([.D503];&quot;\d{1,3}&quot;)" office:value-type="string" office:string-value="964" calcext:value-type="string">
            <text:p>964</text:p>
          </table:table-cell>
          <table:table-cell table:formula="of:=IF([.B503]=1;[.E503]*[.F503])" office:value-type="float" office:value="0" calcext:value-type="float">
            <text:p>0</text:p>
          </table:table-cell>
          <table:table-cell table:formula="of:=IF(ISNUMBER([.G503]);[.G50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9,384)</text:p>
          </table:table-cell>
          <table:table-cell table:formula="of:=IF([.A504]=&quot;do()&quot;;TRUE();IF([.A504]=&quot;don't()&quot;;FALSE();IF([.B503]=1;TRUE();FALSE())))" office:value-type="boolean" office:boolean-value="false" calcext:value-type="boolean">
            <text:p>FALSCH</text:p>
          </table:table-cell>
          <table:table-cell table:formula="of:=ORG.LIBREOFFICE.REGEX([.A504];&quot;\d{1,3},&quot;)" office:value-type="string" office:string-value="459," calcext:value-type="string">
            <text:p>459,</text:p>
          </table:table-cell>
          <table:table-cell table:formula="of:=ORG.LIBREOFFICE.REGEX([.A504];&quot;,\d{1,3}&quot;)" office:value-type="string" office:string-value=",384" calcext:value-type="string">
            <text:p>,384</text:p>
          </table:table-cell>
          <table:table-cell table:formula="of:=ORG.LIBREOFFICE.REGEX([.C504];&quot;\d{1,3}&quot;)" office:value-type="string" office:string-value="459" calcext:value-type="string">
            <text:p>459</text:p>
          </table:table-cell>
          <table:table-cell table:formula="of:=ORG.LIBREOFFICE.REGEX([.D504];&quot;\d{1,3}&quot;)" office:value-type="string" office:string-value="384" calcext:value-type="string">
            <text:p>384</text:p>
          </table:table-cell>
          <table:table-cell table:formula="of:=IF([.B504]=1;[.E504]*[.F504])" office:value-type="float" office:value="0" calcext:value-type="float">
            <text:p>0</text:p>
          </table:table-cell>
          <table:table-cell table:formula="of:=IF(ISNUMBER([.G504]);[.G50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6,357)</text:p>
          </table:table-cell>
          <table:table-cell table:formula="of:=IF([.A505]=&quot;do()&quot;;TRUE();IF([.A505]=&quot;don't()&quot;;FALSE();IF([.B504]=1;TRUE();FALSE())))" office:value-type="boolean" office:boolean-value="false" calcext:value-type="boolean">
            <text:p>FALSCH</text:p>
          </table:table-cell>
          <table:table-cell table:formula="of:=ORG.LIBREOFFICE.REGEX([.A505];&quot;\d{1,3},&quot;)" office:value-type="string" office:string-value="976," calcext:value-type="string">
            <text:p>976,</text:p>
          </table:table-cell>
          <table:table-cell table:formula="of:=ORG.LIBREOFFICE.REGEX([.A505];&quot;,\d{1,3}&quot;)" office:value-type="string" office:string-value=",357" calcext:value-type="string">
            <text:p>,357</text:p>
          </table:table-cell>
          <table:table-cell table:formula="of:=ORG.LIBREOFFICE.REGEX([.C505];&quot;\d{1,3}&quot;)" office:value-type="string" office:string-value="976" calcext:value-type="string">
            <text:p>976</text:p>
          </table:table-cell>
          <table:table-cell table:formula="of:=ORG.LIBREOFFICE.REGEX([.D505];&quot;\d{1,3}&quot;)" office:value-type="string" office:string-value="357" calcext:value-type="string">
            <text:p>357</text:p>
          </table:table-cell>
          <table:table-cell table:formula="of:=IF([.B505]=1;[.E505]*[.F505])" office:value-type="float" office:value="0" calcext:value-type="float">
            <text:p>0</text:p>
          </table:table-cell>
          <table:table-cell table:formula="of:=IF(ISNUMBER([.G505]);[.G50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1,264)</text:p>
          </table:table-cell>
          <table:table-cell table:formula="of:=IF([.A506]=&quot;do()&quot;;TRUE();IF([.A506]=&quot;don't()&quot;;FALSE();IF([.B505]=1;TRUE();FALSE())))" office:value-type="boolean" office:boolean-value="false" calcext:value-type="boolean">
            <text:p>FALSCH</text:p>
          </table:table-cell>
          <table:table-cell table:formula="of:=ORG.LIBREOFFICE.REGEX([.A506];&quot;\d{1,3},&quot;)" office:value-type="string" office:string-value="341," calcext:value-type="string">
            <text:p>341,</text:p>
          </table:table-cell>
          <table:table-cell table:formula="of:=ORG.LIBREOFFICE.REGEX([.A506];&quot;,\d{1,3}&quot;)" office:value-type="string" office:string-value=",264" calcext:value-type="string">
            <text:p>,264</text:p>
          </table:table-cell>
          <table:table-cell table:formula="of:=ORG.LIBREOFFICE.REGEX([.C506];&quot;\d{1,3}&quot;)" office:value-type="string" office:string-value="341" calcext:value-type="string">
            <text:p>341</text:p>
          </table:table-cell>
          <table:table-cell table:formula="of:=ORG.LIBREOFFICE.REGEX([.D506];&quot;\d{1,3}&quot;)" office:value-type="string" office:string-value="264" calcext:value-type="string">
            <text:p>264</text:p>
          </table:table-cell>
          <table:table-cell table:formula="of:=IF([.B506]=1;[.E506]*[.F506])" office:value-type="float" office:value="0" calcext:value-type="float">
            <text:p>0</text:p>
          </table:table-cell>
          <table:table-cell table:formula="of:=IF(ISNUMBER([.G506]);[.G50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47,552)</text:p>
          </table:table-cell>
          <table:table-cell table:formula="of:=IF([.A507]=&quot;do()&quot;;TRUE();IF([.A507]=&quot;don't()&quot;;FALSE();IF([.B506]=1;TRUE();FALSE())))" office:value-type="boolean" office:boolean-value="false" calcext:value-type="boolean">
            <text:p>FALSCH</text:p>
          </table:table-cell>
          <table:table-cell table:formula="of:=ORG.LIBREOFFICE.REGEX([.A507];&quot;\d{1,3},&quot;)" office:value-type="string" office:string-value="547," calcext:value-type="string">
            <text:p>547,</text:p>
          </table:table-cell>
          <table:table-cell table:formula="of:=ORG.LIBREOFFICE.REGEX([.A507];&quot;,\d{1,3}&quot;)" office:value-type="string" office:string-value=",552" calcext:value-type="string">
            <text:p>,552</text:p>
          </table:table-cell>
          <table:table-cell table:formula="of:=ORG.LIBREOFFICE.REGEX([.C507];&quot;\d{1,3}&quot;)" office:value-type="string" office:string-value="547" calcext:value-type="string">
            <text:p>547</text:p>
          </table:table-cell>
          <table:table-cell table:formula="of:=ORG.LIBREOFFICE.REGEX([.D507];&quot;\d{1,3}&quot;)" office:value-type="string" office:string-value="552" calcext:value-type="string">
            <text:p>552</text:p>
          </table:table-cell>
          <table:table-cell table:formula="of:=IF([.B507]=1;[.E507]*[.F507])" office:value-type="float" office:value="0" calcext:value-type="float">
            <text:p>0</text:p>
          </table:table-cell>
          <table:table-cell table:formula="of:=IF(ISNUMBER([.G507]);[.G50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92,61)</text:p>
          </table:table-cell>
          <table:table-cell table:formula="of:=IF([.A508]=&quot;do()&quot;;TRUE();IF([.A508]=&quot;don't()&quot;;FALSE();IF([.B507]=1;TRUE();FALSE())))" office:value-type="boolean" office:boolean-value="false" calcext:value-type="boolean">
            <text:p>FALSCH</text:p>
          </table:table-cell>
          <table:table-cell table:formula="of:=ORG.LIBREOFFICE.REGEX([.A508];&quot;\d{1,3},&quot;)" office:value-type="string" office:string-value="592," calcext:value-type="string">
            <text:p>592,</text:p>
          </table:table-cell>
          <table:table-cell table:formula="of:=ORG.LIBREOFFICE.REGEX([.A508];&quot;,\d{1,3}&quot;)" office:value-type="string" office:string-value=",61" calcext:value-type="string">
            <text:p>,61</text:p>
          </table:table-cell>
          <table:table-cell table:formula="of:=ORG.LIBREOFFICE.REGEX([.C508];&quot;\d{1,3}&quot;)" office:value-type="string" office:string-value="592" calcext:value-type="string">
            <text:p>592</text:p>
          </table:table-cell>
          <table:table-cell table:formula="of:=ORG.LIBREOFFICE.REGEX([.D508];&quot;\d{1,3}&quot;)" office:value-type="string" office:string-value="61" calcext:value-type="string">
            <text:p>61</text:p>
          </table:table-cell>
          <table:table-cell table:formula="of:=IF([.B508]=1;[.E508]*[.F508])" office:value-type="float" office:value="0" calcext:value-type="float">
            <text:p>0</text:p>
          </table:table-cell>
          <table:table-cell table:formula="of:=IF(ISNUMBER([.G508]);[.G50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73,4)</text:p>
          </table:table-cell>
          <table:table-cell table:formula="of:=IF([.A509]=&quot;do()&quot;;TRUE();IF([.A509]=&quot;don't()&quot;;FALSE();IF([.B508]=1;TRUE();FALSE())))" office:value-type="boolean" office:boolean-value="false" calcext:value-type="boolean">
            <text:p>FALSCH</text:p>
          </table:table-cell>
          <table:table-cell table:formula="of:=ORG.LIBREOFFICE.REGEX([.A509];&quot;\d{1,3},&quot;)" office:value-type="string" office:string-value="273," calcext:value-type="string">
            <text:p>273,</text:p>
          </table:table-cell>
          <table:table-cell table:formula="of:=ORG.LIBREOFFICE.REGEX([.A509];&quot;,\d{1,3}&quot;)" office:value-type="string" office:string-value=",4" calcext:value-type="string">
            <text:p>,4</text:p>
          </table:table-cell>
          <table:table-cell table:formula="of:=ORG.LIBREOFFICE.REGEX([.C509];&quot;\d{1,3}&quot;)" office:value-type="string" office:string-value="273" calcext:value-type="string">
            <text:p>273</text:p>
          </table:table-cell>
          <table:table-cell table:formula="of:=ORG.LIBREOFFICE.REGEX([.D509];&quot;\d{1,3}&quot;)" office:value-type="string" office:string-value="4" calcext:value-type="string">
            <text:p>4</text:p>
          </table:table-cell>
          <table:table-cell table:formula="of:=IF([.B509]=1;[.E509]*[.F509])" office:value-type="float" office:value="0" calcext:value-type="float">
            <text:p>0</text:p>
          </table:table-cell>
          <table:table-cell table:formula="of:=IF(ISNUMBER([.G509]);[.G50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6,170)</text:p>
          </table:table-cell>
          <table:table-cell table:formula="of:=IF([.A510]=&quot;do()&quot;;TRUE();IF([.A510]=&quot;don't()&quot;;FALSE();IF([.B509]=1;TRUE();FALSE())))" office:value-type="boolean" office:boolean-value="false" calcext:value-type="boolean">
            <text:p>FALSCH</text:p>
          </table:table-cell>
          <table:table-cell table:formula="of:=ORG.LIBREOFFICE.REGEX([.A510];&quot;\d{1,3},&quot;)" office:value-type="string" office:string-value="446," calcext:value-type="string">
            <text:p>446,</text:p>
          </table:table-cell>
          <table:table-cell table:formula="of:=ORG.LIBREOFFICE.REGEX([.A510];&quot;,\d{1,3}&quot;)" office:value-type="string" office:string-value=",170" calcext:value-type="string">
            <text:p>,170</text:p>
          </table:table-cell>
          <table:table-cell table:formula="of:=ORG.LIBREOFFICE.REGEX([.C510];&quot;\d{1,3}&quot;)" office:value-type="string" office:string-value="446" calcext:value-type="string">
            <text:p>446</text:p>
          </table:table-cell>
          <table:table-cell table:formula="of:=ORG.LIBREOFFICE.REGEX([.D510];&quot;\d{1,3}&quot;)" office:value-type="string" office:string-value="170" calcext:value-type="string">
            <text:p>170</text:p>
          </table:table-cell>
          <table:table-cell table:formula="of:=IF([.B510]=1;[.E510]*[.F510])" office:value-type="float" office:value="0" calcext:value-type="float">
            <text:p>0</text:p>
          </table:table-cell>
          <table:table-cell table:formula="of:=IF(ISNUMBER([.G510]);[.G51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8,454)</text:p>
          </table:table-cell>
          <table:table-cell table:formula="of:=IF([.A511]=&quot;do()&quot;;TRUE();IF([.A511]=&quot;don't()&quot;;FALSE();IF([.B510]=1;TRUE();FALSE())))" office:value-type="boolean" office:boolean-value="false" calcext:value-type="boolean">
            <text:p>FALSCH</text:p>
          </table:table-cell>
          <table:table-cell table:formula="of:=ORG.LIBREOFFICE.REGEX([.A511];&quot;\d{1,3},&quot;)" office:value-type="string" office:string-value="678," calcext:value-type="string">
            <text:p>678,</text:p>
          </table:table-cell>
          <table:table-cell table:formula="of:=ORG.LIBREOFFICE.REGEX([.A511];&quot;,\d{1,3}&quot;)" office:value-type="string" office:string-value=",454" calcext:value-type="string">
            <text:p>,454</text:p>
          </table:table-cell>
          <table:table-cell table:formula="of:=ORG.LIBREOFFICE.REGEX([.C511];&quot;\d{1,3}&quot;)" office:value-type="string" office:string-value="678" calcext:value-type="string">
            <text:p>678</text:p>
          </table:table-cell>
          <table:table-cell table:formula="of:=ORG.LIBREOFFICE.REGEX([.D511];&quot;\d{1,3}&quot;)" office:value-type="string" office:string-value="454" calcext:value-type="string">
            <text:p>454</text:p>
          </table:table-cell>
          <table:table-cell table:formula="of:=IF([.B511]=1;[.E511]*[.F511])" office:value-type="float" office:value="0" calcext:value-type="float">
            <text:p>0</text:p>
          </table:table-cell>
          <table:table-cell table:formula="of:=IF(ISNUMBER([.G511]);[.G51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0,876)</text:p>
          </table:table-cell>
          <table:table-cell table:formula="of:=IF([.A512]=&quot;do()&quot;;TRUE();IF([.A512]=&quot;don't()&quot;;FALSE();IF([.B511]=1;TRUE();FALSE())))" office:value-type="boolean" office:boolean-value="false" calcext:value-type="boolean">
            <text:p>FALSCH</text:p>
          </table:table-cell>
          <table:table-cell table:formula="of:=ORG.LIBREOFFICE.REGEX([.A512];&quot;\d{1,3},&quot;)" office:value-type="string" office:string-value="180," calcext:value-type="string">
            <text:p>180,</text:p>
          </table:table-cell>
          <table:table-cell table:formula="of:=ORG.LIBREOFFICE.REGEX([.A512];&quot;,\d{1,3}&quot;)" office:value-type="string" office:string-value=",876" calcext:value-type="string">
            <text:p>,876</text:p>
          </table:table-cell>
          <table:table-cell table:formula="of:=ORG.LIBREOFFICE.REGEX([.C512];&quot;\d{1,3}&quot;)" office:value-type="string" office:string-value="180" calcext:value-type="string">
            <text:p>180</text:p>
          </table:table-cell>
          <table:table-cell table:formula="of:=ORG.LIBREOFFICE.REGEX([.D512];&quot;\d{1,3}&quot;)" office:value-type="string" office:string-value="876" calcext:value-type="string">
            <text:p>876</text:p>
          </table:table-cell>
          <table:table-cell table:formula="of:=IF([.B512]=1;[.E512]*[.F512])" office:value-type="float" office:value="0" calcext:value-type="float">
            <text:p>0</text:p>
          </table:table-cell>
          <table:table-cell table:formula="of:=IF(ISNUMBER([.G512]);[.G51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5,652)</text:p>
          </table:table-cell>
          <table:table-cell table:formula="of:=IF([.A513]=&quot;do()&quot;;TRUE();IF([.A513]=&quot;don't()&quot;;FALSE();IF([.B512]=1;TRUE();FALSE())))" office:value-type="boolean" office:boolean-value="false" calcext:value-type="boolean">
            <text:p>FALSCH</text:p>
          </table:table-cell>
          <table:table-cell table:formula="of:=ORG.LIBREOFFICE.REGEX([.A513];&quot;\d{1,3},&quot;)" office:value-type="string" office:string-value="255," calcext:value-type="string">
            <text:p>255,</text:p>
          </table:table-cell>
          <table:table-cell table:formula="of:=ORG.LIBREOFFICE.REGEX([.A513];&quot;,\d{1,3}&quot;)" office:value-type="string" office:string-value=",652" calcext:value-type="string">
            <text:p>,652</text:p>
          </table:table-cell>
          <table:table-cell table:formula="of:=ORG.LIBREOFFICE.REGEX([.C513];&quot;\d{1,3}&quot;)" office:value-type="string" office:string-value="255" calcext:value-type="string">
            <text:p>255</text:p>
          </table:table-cell>
          <table:table-cell table:formula="of:=ORG.LIBREOFFICE.REGEX([.D513];&quot;\d{1,3}&quot;)" office:value-type="string" office:string-value="652" calcext:value-type="string">
            <text:p>652</text:p>
          </table:table-cell>
          <table:table-cell table:formula="of:=IF([.B513]=1;[.E513]*[.F513])" office:value-type="float" office:value="0" calcext:value-type="float">
            <text:p>0</text:p>
          </table:table-cell>
          <table:table-cell table:formula="of:=IF(ISNUMBER([.G513]);[.G51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4,812)</text:p>
          </table:table-cell>
          <table:table-cell table:formula="of:=IF([.A514]=&quot;do()&quot;;TRUE();IF([.A514]=&quot;don't()&quot;;FALSE();IF([.B513]=1;TRUE();FALSE())))" office:value-type="boolean" office:boolean-value="false" calcext:value-type="boolean">
            <text:p>FALSCH</text:p>
          </table:table-cell>
          <table:table-cell table:formula="of:=ORG.LIBREOFFICE.REGEX([.A514];&quot;\d{1,3},&quot;)" office:value-type="string" office:string-value="114," calcext:value-type="string">
            <text:p>114,</text:p>
          </table:table-cell>
          <table:table-cell table:formula="of:=ORG.LIBREOFFICE.REGEX([.A514];&quot;,\d{1,3}&quot;)" office:value-type="string" office:string-value=",812" calcext:value-type="string">
            <text:p>,812</text:p>
          </table:table-cell>
          <table:table-cell table:formula="of:=ORG.LIBREOFFICE.REGEX([.C514];&quot;\d{1,3}&quot;)" office:value-type="string" office:string-value="114" calcext:value-type="string">
            <text:p>114</text:p>
          </table:table-cell>
          <table:table-cell table:formula="of:=ORG.LIBREOFFICE.REGEX([.D514];&quot;\d{1,3}&quot;)" office:value-type="string" office:string-value="812" calcext:value-type="string">
            <text:p>812</text:p>
          </table:table-cell>
          <table:table-cell table:formula="of:=IF([.B514]=1;[.E514]*[.F514])" office:value-type="float" office:value="0" calcext:value-type="float">
            <text:p>0</text:p>
          </table:table-cell>
          <table:table-cell table:formula="of:=IF(ISNUMBER([.G514]);[.G51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07,511)</text:p>
          </table:table-cell>
          <table:table-cell table:formula="of:=IF([.A515]=&quot;do()&quot;;TRUE();IF([.A515]=&quot;don't()&quot;;FALSE();IF([.B514]=1;TRUE();FALSE())))" office:value-type="boolean" office:boolean-value="false" calcext:value-type="boolean">
            <text:p>FALSCH</text:p>
          </table:table-cell>
          <table:table-cell table:formula="of:=ORG.LIBREOFFICE.REGEX([.A515];&quot;\d{1,3},&quot;)" office:value-type="string" office:string-value="207," calcext:value-type="string">
            <text:p>207,</text:p>
          </table:table-cell>
          <table:table-cell table:formula="of:=ORG.LIBREOFFICE.REGEX([.A515];&quot;,\d{1,3}&quot;)" office:value-type="string" office:string-value=",511" calcext:value-type="string">
            <text:p>,511</text:p>
          </table:table-cell>
          <table:table-cell table:formula="of:=ORG.LIBREOFFICE.REGEX([.C515];&quot;\d{1,3}&quot;)" office:value-type="string" office:string-value="207" calcext:value-type="string">
            <text:p>207</text:p>
          </table:table-cell>
          <table:table-cell table:formula="of:=ORG.LIBREOFFICE.REGEX([.D515];&quot;\d{1,3}&quot;)" office:value-type="string" office:string-value="511" calcext:value-type="string">
            <text:p>511</text:p>
          </table:table-cell>
          <table:table-cell table:formula="of:=IF([.B515]=1;[.E515]*[.F515])" office:value-type="float" office:value="0" calcext:value-type="float">
            <text:p>0</text:p>
          </table:table-cell>
          <table:table-cell table:formula="of:=IF(ISNUMBER([.G515]);[.G51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0,315)</text:p>
          </table:table-cell>
          <table:table-cell table:formula="of:=IF([.A516]=&quot;do()&quot;;TRUE();IF([.A516]=&quot;don't()&quot;;FALSE();IF([.B515]=1;TRUE();FALSE())))" office:value-type="boolean" office:boolean-value="false" calcext:value-type="boolean">
            <text:p>FALSCH</text:p>
          </table:table-cell>
          <table:table-cell table:formula="of:=ORG.LIBREOFFICE.REGEX([.A516];&quot;\d{1,3},&quot;)" office:value-type="string" office:string-value="790," calcext:value-type="string">
            <text:p>790,</text:p>
          </table:table-cell>
          <table:table-cell table:formula="of:=ORG.LIBREOFFICE.REGEX([.A516];&quot;,\d{1,3}&quot;)" office:value-type="string" office:string-value=",315" calcext:value-type="string">
            <text:p>,315</text:p>
          </table:table-cell>
          <table:table-cell table:formula="of:=ORG.LIBREOFFICE.REGEX([.C516];&quot;\d{1,3}&quot;)" office:value-type="string" office:string-value="790" calcext:value-type="string">
            <text:p>790</text:p>
          </table:table-cell>
          <table:table-cell table:formula="of:=ORG.LIBREOFFICE.REGEX([.D516];&quot;\d{1,3}&quot;)" office:value-type="string" office:string-value="315" calcext:value-type="string">
            <text:p>315</text:p>
          </table:table-cell>
          <table:table-cell table:formula="of:=IF([.B516]=1;[.E516]*[.F516])" office:value-type="float" office:value="0" calcext:value-type="float">
            <text:p>0</text:p>
          </table:table-cell>
          <table:table-cell table:formula="of:=IF(ISNUMBER([.G516]);[.G51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31,708)</text:p>
          </table:table-cell>
          <table:table-cell table:formula="of:=IF([.A517]=&quot;do()&quot;;TRUE();IF([.A517]=&quot;don't()&quot;;FALSE();IF([.B516]=1;TRUE();FALSE())))" office:value-type="boolean" office:boolean-value="false" calcext:value-type="boolean">
            <text:p>FALSCH</text:p>
          </table:table-cell>
          <table:table-cell table:formula="of:=ORG.LIBREOFFICE.REGEX([.A517];&quot;\d{1,3},&quot;)" office:value-type="string" office:string-value="631," calcext:value-type="string">
            <text:p>631,</text:p>
          </table:table-cell>
          <table:table-cell table:formula="of:=ORG.LIBREOFFICE.REGEX([.A517];&quot;,\d{1,3}&quot;)" office:value-type="string" office:string-value=",708" calcext:value-type="string">
            <text:p>,708</text:p>
          </table:table-cell>
          <table:table-cell table:formula="of:=ORG.LIBREOFFICE.REGEX([.C517];&quot;\d{1,3}&quot;)" office:value-type="string" office:string-value="631" calcext:value-type="string">
            <text:p>631</text:p>
          </table:table-cell>
          <table:table-cell table:formula="of:=ORG.LIBREOFFICE.REGEX([.D517];&quot;\d{1,3}&quot;)" office:value-type="string" office:string-value="708" calcext:value-type="string">
            <text:p>708</text:p>
          </table:table-cell>
          <table:table-cell table:formula="of:=IF([.B517]=1;[.E517]*[.F517])" office:value-type="float" office:value="0" calcext:value-type="float">
            <text:p>0</text:p>
          </table:table-cell>
          <table:table-cell table:formula="of:=IF(ISNUMBER([.G517]);[.G51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4,272)</text:p>
          </table:table-cell>
          <table:table-cell table:formula="of:=IF([.A518]=&quot;do()&quot;;TRUE();IF([.A518]=&quot;don't()&quot;;FALSE();IF([.B517]=1;TRUE();FALSE())))" office:value-type="boolean" office:boolean-value="false" calcext:value-type="boolean">
            <text:p>FALSCH</text:p>
          </table:table-cell>
          <table:table-cell table:formula="of:=ORG.LIBREOFFICE.REGEX([.A518];&quot;\d{1,3},&quot;)" office:value-type="string" office:string-value="674," calcext:value-type="string">
            <text:p>674,</text:p>
          </table:table-cell>
          <table:table-cell table:formula="of:=ORG.LIBREOFFICE.REGEX([.A518];&quot;,\d{1,3}&quot;)" office:value-type="string" office:string-value=",272" calcext:value-type="string">
            <text:p>,272</text:p>
          </table:table-cell>
          <table:table-cell table:formula="of:=ORG.LIBREOFFICE.REGEX([.C518];&quot;\d{1,3}&quot;)" office:value-type="string" office:string-value="674" calcext:value-type="string">
            <text:p>674</text:p>
          </table:table-cell>
          <table:table-cell table:formula="of:=ORG.LIBREOFFICE.REGEX([.D518];&quot;\d{1,3}&quot;)" office:value-type="string" office:string-value="272" calcext:value-type="string">
            <text:p>272</text:p>
          </table:table-cell>
          <table:table-cell table:formula="of:=IF([.B518]=1;[.E518]*[.F518])" office:value-type="float" office:value="0" calcext:value-type="float">
            <text:p>0</text:p>
          </table:table-cell>
          <table:table-cell table:formula="of:=IF(ISNUMBER([.G518]);[.G51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48,950)</text:p>
          </table:table-cell>
          <table:table-cell table:formula="of:=IF([.A519]=&quot;do()&quot;;TRUE();IF([.A519]=&quot;don't()&quot;;FALSE();IF([.B518]=1;TRUE();FALSE())))" office:value-type="boolean" office:boolean-value="false" calcext:value-type="boolean">
            <text:p>FALSCH</text:p>
          </table:table-cell>
          <table:table-cell table:formula="of:=ORG.LIBREOFFICE.REGEX([.A519];&quot;\d{1,3},&quot;)" office:value-type="string" office:string-value="848," calcext:value-type="string">
            <text:p>848,</text:p>
          </table:table-cell>
          <table:table-cell table:formula="of:=ORG.LIBREOFFICE.REGEX([.A519];&quot;,\d{1,3}&quot;)" office:value-type="string" office:string-value=",950" calcext:value-type="string">
            <text:p>,950</text:p>
          </table:table-cell>
          <table:table-cell table:formula="of:=ORG.LIBREOFFICE.REGEX([.C519];&quot;\d{1,3}&quot;)" office:value-type="string" office:string-value="848" calcext:value-type="string">
            <text:p>848</text:p>
          </table:table-cell>
          <table:table-cell table:formula="of:=ORG.LIBREOFFICE.REGEX([.D519];&quot;\d{1,3}&quot;)" office:value-type="string" office:string-value="950" calcext:value-type="string">
            <text:p>950</text:p>
          </table:table-cell>
          <table:table-cell table:formula="of:=IF([.B519]=1;[.E519]*[.F519])" office:value-type="float" office:value="0" calcext:value-type="float">
            <text:p>0</text:p>
          </table:table-cell>
          <table:table-cell table:formula="of:=IF(ISNUMBER([.G519]);[.G51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20]=&quot;do()&quot;;TRUE();IF([.A520]=&quot;don't()&quot;;FALSE();IF([.B519]=1;TRUE();FALSE())))" office:value-type="boolean" office:boolean-value="true" calcext:value-type="boolean">
            <text:p>WAHR</text:p>
          </table:table-cell>
          <table:table-cell table:formula="of:=ORG.LIBREOFFICE.REGEX([.A520];&quot;\d{1,3},&quot;)" office:value-type="string" office:string-value="" calcext:value-type="error">
            <text:p>#N/A</text:p>
          </table:table-cell>
          <table:table-cell table:formula="of:=ORG.LIBREOFFICE.REGEX([.A520];&quot;,\d{1,3}&quot;)" office:value-type="string" office:string-value="" calcext:value-type="error">
            <text:p>#N/A</text:p>
          </table:table-cell>
          <table:table-cell table:formula="of:=ORG.LIBREOFFICE.REGEX([.C520];&quot;\d{1,3}&quot;)" office:value-type="string" office:string-value="" calcext:value-type="error">
            <text:p>#N/A</text:p>
          </table:table-cell>
          <table:table-cell table:formula="of:=ORG.LIBREOFFICE.REGEX([.D520];&quot;\d{1,3}&quot;)" office:value-type="string" office:string-value="" calcext:value-type="error">
            <text:p>#N/A</text:p>
          </table:table-cell>
          <table:table-cell table:formula="of:=IF([.B520]=1;[.E520]*[.F520])" office:value-type="string" office:string-value="" calcext:value-type="error">
            <text:p>#N/A</text:p>
          </table:table-cell>
          <table:table-cell table:formula="of:=IF(ISNUMBER([.G520]);[.G5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3,708)</text:p>
          </table:table-cell>
          <table:table-cell table:formula="of:=IF([.A521]=&quot;do()&quot;;TRUE();IF([.A521]=&quot;don't()&quot;;FALSE();IF([.B520]=1;TRUE();FALSE())))" office:value-type="boolean" office:boolean-value="true" calcext:value-type="boolean">
            <text:p>WAHR</text:p>
          </table:table-cell>
          <table:table-cell table:formula="of:=ORG.LIBREOFFICE.REGEX([.A521];&quot;\d{1,3},&quot;)" office:value-type="string" office:string-value="743," calcext:value-type="string">
            <text:p>743,</text:p>
          </table:table-cell>
          <table:table-cell table:formula="of:=ORG.LIBREOFFICE.REGEX([.A521];&quot;,\d{1,3}&quot;)" office:value-type="string" office:string-value=",708" calcext:value-type="string">
            <text:p>,708</text:p>
          </table:table-cell>
          <table:table-cell table:formula="of:=ORG.LIBREOFFICE.REGEX([.C521];&quot;\d{1,3}&quot;)" office:value-type="string" office:string-value="743" calcext:value-type="string">
            <text:p>743</text:p>
          </table:table-cell>
          <table:table-cell table:formula="of:=ORG.LIBREOFFICE.REGEX([.D521];&quot;\d{1,3}&quot;)" office:value-type="string" office:string-value="708" calcext:value-type="string">
            <text:p>708</text:p>
          </table:table-cell>
          <table:table-cell table:formula="of:=IF([.B521]=1;[.E521]*[.F521])" office:value-type="float" office:value="526044" calcext:value-type="float">
            <text:p>526044</text:p>
          </table:table-cell>
          <table:table-cell table:formula="of:=IF(ISNUMBER([.G521]);[.G521];0)" office:value-type="float" office:value="526044" calcext:value-type="float">
            <text:p>5260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30,155)</text:p>
          </table:table-cell>
          <table:table-cell table:formula="of:=IF([.A522]=&quot;do()&quot;;TRUE();IF([.A522]=&quot;don't()&quot;;FALSE();IF([.B521]=1;TRUE();FALSE())))" office:value-type="boolean" office:boolean-value="true" calcext:value-type="boolean">
            <text:p>WAHR</text:p>
          </table:table-cell>
          <table:table-cell table:formula="of:=ORG.LIBREOFFICE.REGEX([.A522];&quot;\d{1,3},&quot;)" office:value-type="string" office:string-value="430," calcext:value-type="string">
            <text:p>430,</text:p>
          </table:table-cell>
          <table:table-cell table:formula="of:=ORG.LIBREOFFICE.REGEX([.A522];&quot;,\d{1,3}&quot;)" office:value-type="string" office:string-value=",155" calcext:value-type="string">
            <text:p>,155</text:p>
          </table:table-cell>
          <table:table-cell table:formula="of:=ORG.LIBREOFFICE.REGEX([.C522];&quot;\d{1,3}&quot;)" office:value-type="string" office:string-value="430" calcext:value-type="string">
            <text:p>430</text:p>
          </table:table-cell>
          <table:table-cell table:formula="of:=ORG.LIBREOFFICE.REGEX([.D522];&quot;\d{1,3}&quot;)" office:value-type="string" office:string-value="155" calcext:value-type="string">
            <text:p>155</text:p>
          </table:table-cell>
          <table:table-cell table:formula="of:=IF([.B522]=1;[.E522]*[.F522])" office:value-type="float" office:value="66650" calcext:value-type="float">
            <text:p>66650</text:p>
          </table:table-cell>
          <table:table-cell table:formula="of:=IF(ISNUMBER([.G522]);[.G522];0)" office:value-type="float" office:value="66650" calcext:value-type="float">
            <text:p>66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0,543)</text:p>
          </table:table-cell>
          <table:table-cell table:formula="of:=IF([.A523]=&quot;do()&quot;;TRUE();IF([.A523]=&quot;don't()&quot;;FALSE();IF([.B522]=1;TRUE();FALSE())))" office:value-type="boolean" office:boolean-value="true" calcext:value-type="boolean">
            <text:p>WAHR</text:p>
          </table:table-cell>
          <table:table-cell table:formula="of:=ORG.LIBREOFFICE.REGEX([.A523];&quot;\d{1,3},&quot;)" office:value-type="string" office:string-value="700," calcext:value-type="string">
            <text:p>700,</text:p>
          </table:table-cell>
          <table:table-cell table:formula="of:=ORG.LIBREOFFICE.REGEX([.A523];&quot;,\d{1,3}&quot;)" office:value-type="string" office:string-value=",543" calcext:value-type="string">
            <text:p>,543</text:p>
          </table:table-cell>
          <table:table-cell table:formula="of:=ORG.LIBREOFFICE.REGEX([.C523];&quot;\d{1,3}&quot;)" office:value-type="string" office:string-value="700" calcext:value-type="string">
            <text:p>700</text:p>
          </table:table-cell>
          <table:table-cell table:formula="of:=ORG.LIBREOFFICE.REGEX([.D523];&quot;\d{1,3}&quot;)" office:value-type="string" office:string-value="543" calcext:value-type="string">
            <text:p>543</text:p>
          </table:table-cell>
          <table:table-cell table:formula="of:=IF([.B523]=1;[.E523]*[.F523])" office:value-type="float" office:value="380100" calcext:value-type="float">
            <text:p>380100</text:p>
          </table:table-cell>
          <table:table-cell table:formula="of:=IF(ISNUMBER([.G523]);[.G523];0)" office:value-type="float" office:value="380100" calcext:value-type="float">
            <text:p>380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4,126)</text:p>
          </table:table-cell>
          <table:table-cell table:formula="of:=IF([.A524]=&quot;do()&quot;;TRUE();IF([.A524]=&quot;don't()&quot;;FALSE();IF([.B523]=1;TRUE();FALSE())))" office:value-type="boolean" office:boolean-value="true" calcext:value-type="boolean">
            <text:p>WAHR</text:p>
          </table:table-cell>
          <table:table-cell table:formula="of:=ORG.LIBREOFFICE.REGEX([.A524];&quot;\d{1,3},&quot;)" office:value-type="string" office:string-value="574," calcext:value-type="string">
            <text:p>574,</text:p>
          </table:table-cell>
          <table:table-cell table:formula="of:=ORG.LIBREOFFICE.REGEX([.A524];&quot;,\d{1,3}&quot;)" office:value-type="string" office:string-value=",126" calcext:value-type="string">
            <text:p>,126</text:p>
          </table:table-cell>
          <table:table-cell table:formula="of:=ORG.LIBREOFFICE.REGEX([.C524];&quot;\d{1,3}&quot;)" office:value-type="string" office:string-value="574" calcext:value-type="string">
            <text:p>574</text:p>
          </table:table-cell>
          <table:table-cell table:formula="of:=ORG.LIBREOFFICE.REGEX([.D524];&quot;\d{1,3}&quot;)" office:value-type="string" office:string-value="126" calcext:value-type="string">
            <text:p>126</text:p>
          </table:table-cell>
          <table:table-cell table:formula="of:=IF([.B524]=1;[.E524]*[.F524])" office:value-type="float" office:value="72324" calcext:value-type="float">
            <text:p>72324</text:p>
          </table:table-cell>
          <table:table-cell table:formula="of:=IF(ISNUMBER([.G524]);[.G524];0)" office:value-type="float" office:value="72324" calcext:value-type="float">
            <text:p>723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9,29)</text:p>
          </table:table-cell>
          <table:table-cell table:formula="of:=IF([.A525]=&quot;do()&quot;;TRUE();IF([.A525]=&quot;don't()&quot;;FALSE();IF([.B524]=1;TRUE();FALSE())))" office:value-type="boolean" office:boolean-value="true" calcext:value-type="boolean">
            <text:p>WAHR</text:p>
          </table:table-cell>
          <table:table-cell table:formula="of:=ORG.LIBREOFFICE.REGEX([.A525];&quot;\d{1,3},&quot;)" office:value-type="string" office:string-value="139," calcext:value-type="string">
            <text:p>139,</text:p>
          </table:table-cell>
          <table:table-cell table:formula="of:=ORG.LIBREOFFICE.REGEX([.A525];&quot;,\d{1,3}&quot;)" office:value-type="string" office:string-value=",29" calcext:value-type="string">
            <text:p>,29</text:p>
          </table:table-cell>
          <table:table-cell table:formula="of:=ORG.LIBREOFFICE.REGEX([.C525];&quot;\d{1,3}&quot;)" office:value-type="string" office:string-value="139" calcext:value-type="string">
            <text:p>139</text:p>
          </table:table-cell>
          <table:table-cell table:formula="of:=ORG.LIBREOFFICE.REGEX([.D525];&quot;\d{1,3}&quot;)" office:value-type="string" office:string-value="29" calcext:value-type="string">
            <text:p>29</text:p>
          </table:table-cell>
          <table:table-cell table:formula="of:=IF([.B525]=1;[.E525]*[.F525])" office:value-type="float" office:value="4031" calcext:value-type="float">
            <text:p>4031</text:p>
          </table:table-cell>
          <table:table-cell table:formula="of:=IF(ISNUMBER([.G525]);[.G525];0)" office:value-type="float" office:value="4031" calcext:value-type="float">
            <text:p>40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,32)</text:p>
          </table:table-cell>
          <table:table-cell table:formula="of:=IF([.A526]=&quot;do()&quot;;TRUE();IF([.A526]=&quot;don't()&quot;;FALSE();IF([.B525]=1;TRUE();FALSE())))" office:value-type="boolean" office:boolean-value="true" calcext:value-type="boolean">
            <text:p>WAHR</text:p>
          </table:table-cell>
          <table:table-cell table:formula="of:=ORG.LIBREOFFICE.REGEX([.A526];&quot;\d{1,3},&quot;)" office:value-type="string" office:string-value="47," calcext:value-type="string">
            <text:p>47,</text:p>
          </table:table-cell>
          <table:table-cell table:formula="of:=ORG.LIBREOFFICE.REGEX([.A526];&quot;,\d{1,3}&quot;)" office:value-type="string" office:string-value=",32" calcext:value-type="string">
            <text:p>,32</text:p>
          </table:table-cell>
          <table:table-cell table:formula="of:=ORG.LIBREOFFICE.REGEX([.C526];&quot;\d{1,3}&quot;)" office:value-type="string" office:string-value="47" calcext:value-type="string">
            <text:p>47</text:p>
          </table:table-cell>
          <table:table-cell table:formula="of:=ORG.LIBREOFFICE.REGEX([.D526];&quot;\d{1,3}&quot;)" office:value-type="string" office:string-value="32" calcext:value-type="string">
            <text:p>32</text:p>
          </table:table-cell>
          <table:table-cell table:formula="of:=IF([.B526]=1;[.E526]*[.F526])" office:value-type="float" office:value="1504" calcext:value-type="float">
            <text:p>1504</text:p>
          </table:table-cell>
          <table:table-cell table:formula="of:=IF(ISNUMBER([.G526]);[.G526];0)" office:value-type="float" office:value="1504" calcext:value-type="float">
            <text:p>15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527]=&quot;do()&quot;;TRUE();IF([.A527]=&quot;don't()&quot;;FALSE();IF([.B526]=1;TRUE();FALSE())))" office:value-type="boolean" office:boolean-value="false" calcext:value-type="boolean">
            <text:p>FALSCH</text:p>
          </table:table-cell>
          <table:table-cell table:formula="of:=ORG.LIBREOFFICE.REGEX([.A527];&quot;\d{1,3},&quot;)" office:value-type="string" office:string-value="" calcext:value-type="error">
            <text:p>#N/A</text:p>
          </table:table-cell>
          <table:table-cell table:formula="of:=ORG.LIBREOFFICE.REGEX([.A527];&quot;,\d{1,3}&quot;)" office:value-type="string" office:string-value="" calcext:value-type="error">
            <text:p>#N/A</text:p>
          </table:table-cell>
          <table:table-cell table:formula="of:=ORG.LIBREOFFICE.REGEX([.C527];&quot;\d{1,3}&quot;)" office:value-type="string" office:string-value="" calcext:value-type="error">
            <text:p>#N/A</text:p>
          </table:table-cell>
          <table:table-cell table:formula="of:=ORG.LIBREOFFICE.REGEX([.D527];&quot;\d{1,3}&quot;)" office:value-type="string" office:string-value="" calcext:value-type="error">
            <text:p>#N/A</text:p>
          </table:table-cell>
          <table:table-cell table:formula="of:=IF([.B527]=1;[.E527]*[.F527])" office:value-type="float" office:value="0" calcext:value-type="float">
            <text:p>0</text:p>
          </table:table-cell>
          <table:table-cell table:formula="of:=IF(ISNUMBER([.G527]);[.G5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76,682)</text:p>
          </table:table-cell>
          <table:table-cell table:formula="of:=IF([.A528]=&quot;do()&quot;;TRUE();IF([.A528]=&quot;don't()&quot;;FALSE();IF([.B527]=1;TRUE();FALSE())))" office:value-type="boolean" office:boolean-value="false" calcext:value-type="boolean">
            <text:p>FALSCH</text:p>
          </table:table-cell>
          <table:table-cell table:formula="of:=ORG.LIBREOFFICE.REGEX([.A528];&quot;\d{1,3},&quot;)" office:value-type="string" office:string-value="176," calcext:value-type="string">
            <text:p>176,</text:p>
          </table:table-cell>
          <table:table-cell table:formula="of:=ORG.LIBREOFFICE.REGEX([.A528];&quot;,\d{1,3}&quot;)" office:value-type="string" office:string-value=",682" calcext:value-type="string">
            <text:p>,682</text:p>
          </table:table-cell>
          <table:table-cell table:formula="of:=ORG.LIBREOFFICE.REGEX([.C528];&quot;\d{1,3}&quot;)" office:value-type="string" office:string-value="176" calcext:value-type="string">
            <text:p>176</text:p>
          </table:table-cell>
          <table:table-cell table:formula="of:=ORG.LIBREOFFICE.REGEX([.D528];&quot;\d{1,3}&quot;)" office:value-type="string" office:string-value="682" calcext:value-type="string">
            <text:p>682</text:p>
          </table:table-cell>
          <table:table-cell table:formula="of:=IF([.B528]=1;[.E528]*[.F528])" office:value-type="float" office:value="0" calcext:value-type="float">
            <text:p>0</text:p>
          </table:table-cell>
          <table:table-cell table:formula="of:=IF(ISNUMBER([.G528]);[.G5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08,816)</text:p>
          </table:table-cell>
          <table:table-cell table:formula="of:=IF([.A529]=&quot;do()&quot;;TRUE();IF([.A529]=&quot;don't()&quot;;FALSE();IF([.B528]=1;TRUE();FALSE())))" office:value-type="boolean" office:boolean-value="false" calcext:value-type="boolean">
            <text:p>FALSCH</text:p>
          </table:table-cell>
          <table:table-cell table:formula="of:=ORG.LIBREOFFICE.REGEX([.A529];&quot;\d{1,3},&quot;)" office:value-type="string" office:string-value="808," calcext:value-type="string">
            <text:p>808,</text:p>
          </table:table-cell>
          <table:table-cell table:formula="of:=ORG.LIBREOFFICE.REGEX([.A529];&quot;,\d{1,3}&quot;)" office:value-type="string" office:string-value=",816" calcext:value-type="string">
            <text:p>,816</text:p>
          </table:table-cell>
          <table:table-cell table:formula="of:=ORG.LIBREOFFICE.REGEX([.C529];&quot;\d{1,3}&quot;)" office:value-type="string" office:string-value="808" calcext:value-type="string">
            <text:p>808</text:p>
          </table:table-cell>
          <table:table-cell table:formula="of:=ORG.LIBREOFFICE.REGEX([.D529];&quot;\d{1,3}&quot;)" office:value-type="string" office:string-value="816" calcext:value-type="string">
            <text:p>816</text:p>
          </table:table-cell>
          <table:table-cell table:formula="of:=IF([.B529]=1;[.E529]*[.F529])" office:value-type="float" office:value="0" calcext:value-type="float">
            <text:p>0</text:p>
          </table:table-cell>
          <table:table-cell table:formula="of:=IF(ISNUMBER([.G529]);[.G52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77,383)</text:p>
          </table:table-cell>
          <table:table-cell table:formula="of:=IF([.A530]=&quot;do()&quot;;TRUE();IF([.A530]=&quot;don't()&quot;;FALSE();IF([.B529]=1;TRUE();FALSE())))" office:value-type="boolean" office:boolean-value="false" calcext:value-type="boolean">
            <text:p>FALSCH</text:p>
          </table:table-cell>
          <table:table-cell table:formula="of:=ORG.LIBREOFFICE.REGEX([.A530];&quot;\d{1,3},&quot;)" office:value-type="string" office:string-value="177," calcext:value-type="string">
            <text:p>177,</text:p>
          </table:table-cell>
          <table:table-cell table:formula="of:=ORG.LIBREOFFICE.REGEX([.A530];&quot;,\d{1,3}&quot;)" office:value-type="string" office:string-value=",383" calcext:value-type="string">
            <text:p>,383</text:p>
          </table:table-cell>
          <table:table-cell table:formula="of:=ORG.LIBREOFFICE.REGEX([.C530];&quot;\d{1,3}&quot;)" office:value-type="string" office:string-value="177" calcext:value-type="string">
            <text:p>177</text:p>
          </table:table-cell>
          <table:table-cell table:formula="of:=ORG.LIBREOFFICE.REGEX([.D530];&quot;\d{1,3}&quot;)" office:value-type="string" office:string-value="383" calcext:value-type="string">
            <text:p>383</text:p>
          </table:table-cell>
          <table:table-cell table:formula="of:=IF([.B530]=1;[.E530]*[.F530])" office:value-type="float" office:value="0" calcext:value-type="float">
            <text:p>0</text:p>
          </table:table-cell>
          <table:table-cell table:formula="of:=IF(ISNUMBER([.G530]);[.G53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4,53)</text:p>
          </table:table-cell>
          <table:table-cell table:formula="of:=IF([.A531]=&quot;do()&quot;;TRUE();IF([.A531]=&quot;don't()&quot;;FALSE();IF([.B530]=1;TRUE();FALSE())))" office:value-type="boolean" office:boolean-value="false" calcext:value-type="boolean">
            <text:p>FALSCH</text:p>
          </table:table-cell>
          <table:table-cell table:formula="of:=ORG.LIBREOFFICE.REGEX([.A531];&quot;\d{1,3},&quot;)" office:value-type="string" office:string-value="324," calcext:value-type="string">
            <text:p>324,</text:p>
          </table:table-cell>
          <table:table-cell table:formula="of:=ORG.LIBREOFFICE.REGEX([.A531];&quot;,\d{1,3}&quot;)" office:value-type="string" office:string-value=",53" calcext:value-type="string">
            <text:p>,53</text:p>
          </table:table-cell>
          <table:table-cell table:formula="of:=ORG.LIBREOFFICE.REGEX([.C531];&quot;\d{1,3}&quot;)" office:value-type="string" office:string-value="324" calcext:value-type="string">
            <text:p>324</text:p>
          </table:table-cell>
          <table:table-cell table:formula="of:=ORG.LIBREOFFICE.REGEX([.D531];&quot;\d{1,3}&quot;)" office:value-type="string" office:string-value="53" calcext:value-type="string">
            <text:p>53</text:p>
          </table:table-cell>
          <table:table-cell table:formula="of:=IF([.B531]=1;[.E531]*[.F531])" office:value-type="float" office:value="0" calcext:value-type="float">
            <text:p>0</text:p>
          </table:table-cell>
          <table:table-cell table:formula="of:=IF(ISNUMBER([.G531]);[.G53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9,507)</text:p>
          </table:table-cell>
          <table:table-cell table:formula="of:=IF([.A532]=&quot;do()&quot;;TRUE();IF([.A532]=&quot;don't()&quot;;FALSE();IF([.B531]=1;TRUE();FALSE())))" office:value-type="boolean" office:boolean-value="false" calcext:value-type="boolean">
            <text:p>FALSCH</text:p>
          </table:table-cell>
          <table:table-cell table:formula="of:=ORG.LIBREOFFICE.REGEX([.A532];&quot;\d{1,3},&quot;)" office:value-type="string" office:string-value="509," calcext:value-type="string">
            <text:p>509,</text:p>
          </table:table-cell>
          <table:table-cell table:formula="of:=ORG.LIBREOFFICE.REGEX([.A532];&quot;,\d{1,3}&quot;)" office:value-type="string" office:string-value=",507" calcext:value-type="string">
            <text:p>,507</text:p>
          </table:table-cell>
          <table:table-cell table:formula="of:=ORG.LIBREOFFICE.REGEX([.C532];&quot;\d{1,3}&quot;)" office:value-type="string" office:string-value="509" calcext:value-type="string">
            <text:p>509</text:p>
          </table:table-cell>
          <table:table-cell table:formula="of:=ORG.LIBREOFFICE.REGEX([.D532];&quot;\d{1,3}&quot;)" office:value-type="string" office:string-value="507" calcext:value-type="string">
            <text:p>507</text:p>
          </table:table-cell>
          <table:table-cell table:formula="of:=IF([.B532]=1;[.E532]*[.F532])" office:value-type="float" office:value="0" calcext:value-type="float">
            <text:p>0</text:p>
          </table:table-cell>
          <table:table-cell table:formula="of:=IF(ISNUMBER([.G532]);[.G53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5,403)</text:p>
          </table:table-cell>
          <table:table-cell table:formula="of:=IF([.A533]=&quot;do()&quot;;TRUE();IF([.A533]=&quot;don't()&quot;;FALSE();IF([.B532]=1;TRUE();FALSE())))" office:value-type="boolean" office:boolean-value="false" calcext:value-type="boolean">
            <text:p>FALSCH</text:p>
          </table:table-cell>
          <table:table-cell table:formula="of:=ORG.LIBREOFFICE.REGEX([.A533];&quot;\d{1,3},&quot;)" office:value-type="string" office:string-value="325," calcext:value-type="string">
            <text:p>325,</text:p>
          </table:table-cell>
          <table:table-cell table:formula="of:=ORG.LIBREOFFICE.REGEX([.A533];&quot;,\d{1,3}&quot;)" office:value-type="string" office:string-value=",403" calcext:value-type="string">
            <text:p>,403</text:p>
          </table:table-cell>
          <table:table-cell table:formula="of:=ORG.LIBREOFFICE.REGEX([.C533];&quot;\d{1,3}&quot;)" office:value-type="string" office:string-value="325" calcext:value-type="string">
            <text:p>325</text:p>
          </table:table-cell>
          <table:table-cell table:formula="of:=ORG.LIBREOFFICE.REGEX([.D533];&quot;\d{1,3}&quot;)" office:value-type="string" office:string-value="403" calcext:value-type="string">
            <text:p>403</text:p>
          </table:table-cell>
          <table:table-cell table:formula="of:=IF([.B533]=1;[.E533]*[.F533])" office:value-type="float" office:value="0" calcext:value-type="float">
            <text:p>0</text:p>
          </table:table-cell>
          <table:table-cell table:formula="of:=IF(ISNUMBER([.G533]);[.G53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5,703)</text:p>
          </table:table-cell>
          <table:table-cell table:formula="of:=IF([.A534]=&quot;do()&quot;;TRUE();IF([.A534]=&quot;don't()&quot;;FALSE();IF([.B533]=1;TRUE();FALSE())))" office:value-type="boolean" office:boolean-value="false" calcext:value-type="boolean">
            <text:p>FALSCH</text:p>
          </table:table-cell>
          <table:table-cell table:formula="of:=ORG.LIBREOFFICE.REGEX([.A534];&quot;\d{1,3},&quot;)" office:value-type="string" office:string-value="505," calcext:value-type="string">
            <text:p>505,</text:p>
          </table:table-cell>
          <table:table-cell table:formula="of:=ORG.LIBREOFFICE.REGEX([.A534];&quot;,\d{1,3}&quot;)" office:value-type="string" office:string-value=",703" calcext:value-type="string">
            <text:p>,703</text:p>
          </table:table-cell>
          <table:table-cell table:formula="of:=ORG.LIBREOFFICE.REGEX([.C534];&quot;\d{1,3}&quot;)" office:value-type="string" office:string-value="505" calcext:value-type="string">
            <text:p>505</text:p>
          </table:table-cell>
          <table:table-cell table:formula="of:=ORG.LIBREOFFICE.REGEX([.D534];&quot;\d{1,3}&quot;)" office:value-type="string" office:string-value="703" calcext:value-type="string">
            <text:p>703</text:p>
          </table:table-cell>
          <table:table-cell table:formula="of:=IF([.B534]=1;[.E534]*[.F534])" office:value-type="float" office:value="0" calcext:value-type="float">
            <text:p>0</text:p>
          </table:table-cell>
          <table:table-cell table:formula="of:=IF(ISNUMBER([.G534]);[.G53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2,930)</text:p>
          </table:table-cell>
          <table:table-cell table:formula="of:=IF([.A535]=&quot;do()&quot;;TRUE();IF([.A535]=&quot;don't()&quot;;FALSE();IF([.B534]=1;TRUE();FALSE())))" office:value-type="boolean" office:boolean-value="false" calcext:value-type="boolean">
            <text:p>FALSCH</text:p>
          </table:table-cell>
          <table:table-cell table:formula="of:=ORG.LIBREOFFICE.REGEX([.A535];&quot;\d{1,3},&quot;)" office:value-type="string" office:string-value="252," calcext:value-type="string">
            <text:p>252,</text:p>
          </table:table-cell>
          <table:table-cell table:formula="of:=ORG.LIBREOFFICE.REGEX([.A535];&quot;,\d{1,3}&quot;)" office:value-type="string" office:string-value=",930" calcext:value-type="string">
            <text:p>,930</text:p>
          </table:table-cell>
          <table:table-cell table:formula="of:=ORG.LIBREOFFICE.REGEX([.C535];&quot;\d{1,3}&quot;)" office:value-type="string" office:string-value="252" calcext:value-type="string">
            <text:p>252</text:p>
          </table:table-cell>
          <table:table-cell table:formula="of:=ORG.LIBREOFFICE.REGEX([.D535];&quot;\d{1,3}&quot;)" office:value-type="string" office:string-value="930" calcext:value-type="string">
            <text:p>930</text:p>
          </table:table-cell>
          <table:table-cell table:formula="of:=IF([.B535]=1;[.E535]*[.F535])" office:value-type="float" office:value="0" calcext:value-type="float">
            <text:p>0</text:p>
          </table:table-cell>
          <table:table-cell table:formula="of:=IF(ISNUMBER([.G535]);[.G53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3,564)</text:p>
          </table:table-cell>
          <table:table-cell table:formula="of:=IF([.A536]=&quot;do()&quot;;TRUE();IF([.A536]=&quot;don't()&quot;;FALSE();IF([.B535]=1;TRUE();FALSE())))" office:value-type="boolean" office:boolean-value="false" calcext:value-type="boolean">
            <text:p>FALSCH</text:p>
          </table:table-cell>
          <table:table-cell table:formula="of:=ORG.LIBREOFFICE.REGEX([.A536];&quot;\d{1,3},&quot;)" office:value-type="string" office:string-value="143," calcext:value-type="string">
            <text:p>143,</text:p>
          </table:table-cell>
          <table:table-cell table:formula="of:=ORG.LIBREOFFICE.REGEX([.A536];&quot;,\d{1,3}&quot;)" office:value-type="string" office:string-value=",564" calcext:value-type="string">
            <text:p>,564</text:p>
          </table:table-cell>
          <table:table-cell table:formula="of:=ORG.LIBREOFFICE.REGEX([.C536];&quot;\d{1,3}&quot;)" office:value-type="string" office:string-value="143" calcext:value-type="string">
            <text:p>143</text:p>
          </table:table-cell>
          <table:table-cell table:formula="of:=ORG.LIBREOFFICE.REGEX([.D536];&quot;\d{1,3}&quot;)" office:value-type="string" office:string-value="564" calcext:value-type="string">
            <text:p>564</text:p>
          </table:table-cell>
          <table:table-cell table:formula="of:=IF([.B536]=1;[.E536]*[.F536])" office:value-type="float" office:value="0" calcext:value-type="float">
            <text:p>0</text:p>
          </table:table-cell>
          <table:table-cell table:formula="of:=IF(ISNUMBER([.G536]);[.G53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37]=&quot;do()&quot;;TRUE();IF([.A537]=&quot;don't()&quot;;FALSE();IF([.B536]=1;TRUE();FALSE())))" office:value-type="boolean" office:boolean-value="true" calcext:value-type="boolean">
            <text:p>WAHR</text:p>
          </table:table-cell>
          <table:table-cell table:formula="of:=ORG.LIBREOFFICE.REGEX([.A537];&quot;\d{1,3},&quot;)" office:value-type="string" office:string-value="" calcext:value-type="error">
            <text:p>#N/A</text:p>
          </table:table-cell>
          <table:table-cell table:formula="of:=ORG.LIBREOFFICE.REGEX([.A537];&quot;,\d{1,3}&quot;)" office:value-type="string" office:string-value="" calcext:value-type="error">
            <text:p>#N/A</text:p>
          </table:table-cell>
          <table:table-cell table:formula="of:=ORG.LIBREOFFICE.REGEX([.C537];&quot;\d{1,3}&quot;)" office:value-type="string" office:string-value="" calcext:value-type="error">
            <text:p>#N/A</text:p>
          </table:table-cell>
          <table:table-cell table:formula="of:=ORG.LIBREOFFICE.REGEX([.D537];&quot;\d{1,3}&quot;)" office:value-type="string" office:string-value="" calcext:value-type="error">
            <text:p>#N/A</text:p>
          </table:table-cell>
          <table:table-cell table:formula="of:=IF([.B537]=1;[.E537]*[.F537])" office:value-type="string" office:string-value="" calcext:value-type="error">
            <text:p>#N/A</text:p>
          </table:table-cell>
          <table:table-cell table:formula="of:=IF(ISNUMBER([.G537]);[.G53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0,866)</text:p>
          </table:table-cell>
          <table:table-cell table:formula="of:=IF([.A538]=&quot;do()&quot;;TRUE();IF([.A538]=&quot;don't()&quot;;FALSE();IF([.B537]=1;TRUE();FALSE())))" office:value-type="boolean" office:boolean-value="true" calcext:value-type="boolean">
            <text:p>WAHR</text:p>
          </table:table-cell>
          <table:table-cell table:formula="of:=ORG.LIBREOFFICE.REGEX([.A538];&quot;\d{1,3},&quot;)" office:value-type="string" office:string-value="130," calcext:value-type="string">
            <text:p>130,</text:p>
          </table:table-cell>
          <table:table-cell table:formula="of:=ORG.LIBREOFFICE.REGEX([.A538];&quot;,\d{1,3}&quot;)" office:value-type="string" office:string-value=",866" calcext:value-type="string">
            <text:p>,866</text:p>
          </table:table-cell>
          <table:table-cell table:formula="of:=ORG.LIBREOFFICE.REGEX([.C538];&quot;\d{1,3}&quot;)" office:value-type="string" office:string-value="130" calcext:value-type="string">
            <text:p>130</text:p>
          </table:table-cell>
          <table:table-cell table:formula="of:=ORG.LIBREOFFICE.REGEX([.D538];&quot;\d{1,3}&quot;)" office:value-type="string" office:string-value="866" calcext:value-type="string">
            <text:p>866</text:p>
          </table:table-cell>
          <table:table-cell table:formula="of:=IF([.B538]=1;[.E538]*[.F538])" office:value-type="float" office:value="112580" calcext:value-type="float">
            <text:p>112580</text:p>
          </table:table-cell>
          <table:table-cell table:formula="of:=IF(ISNUMBER([.G538]);[.G538];0)" office:value-type="float" office:value="112580" calcext:value-type="float">
            <text:p>1125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8,893)</text:p>
          </table:table-cell>
          <table:table-cell table:formula="of:=IF([.A539]=&quot;do()&quot;;TRUE();IF([.A539]=&quot;don't()&quot;;FALSE();IF([.B538]=1;TRUE();FALSE())))" office:value-type="boolean" office:boolean-value="true" calcext:value-type="boolean">
            <text:p>WAHR</text:p>
          </table:table-cell>
          <table:table-cell table:formula="of:=ORG.LIBREOFFICE.REGEX([.A539];&quot;\d{1,3},&quot;)" office:value-type="string" office:string-value="818," calcext:value-type="string">
            <text:p>818,</text:p>
          </table:table-cell>
          <table:table-cell table:formula="of:=ORG.LIBREOFFICE.REGEX([.A539];&quot;,\d{1,3}&quot;)" office:value-type="string" office:string-value=",893" calcext:value-type="string">
            <text:p>,893</text:p>
          </table:table-cell>
          <table:table-cell table:formula="of:=ORG.LIBREOFFICE.REGEX([.C539];&quot;\d{1,3}&quot;)" office:value-type="string" office:string-value="818" calcext:value-type="string">
            <text:p>818</text:p>
          </table:table-cell>
          <table:table-cell table:formula="of:=ORG.LIBREOFFICE.REGEX([.D539];&quot;\d{1,3}&quot;)" office:value-type="string" office:string-value="893" calcext:value-type="string">
            <text:p>893</text:p>
          </table:table-cell>
          <table:table-cell table:formula="of:=IF([.B539]=1;[.E539]*[.F539])" office:value-type="float" office:value="730474" calcext:value-type="float">
            <text:p>730474</text:p>
          </table:table-cell>
          <table:table-cell table:formula="of:=IF(ISNUMBER([.G539]);[.G539];0)" office:value-type="float" office:value="730474" calcext:value-type="float">
            <text:p>7304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4,383)</text:p>
          </table:table-cell>
          <table:table-cell table:formula="of:=IF([.A540]=&quot;do()&quot;;TRUE();IF([.A540]=&quot;don't()&quot;;FALSE();IF([.B539]=1;TRUE();FALSE())))" office:value-type="boolean" office:boolean-value="true" calcext:value-type="boolean">
            <text:p>WAHR</text:p>
          </table:table-cell>
          <table:table-cell table:formula="of:=ORG.LIBREOFFICE.REGEX([.A540];&quot;\d{1,3},&quot;)" office:value-type="string" office:string-value="654," calcext:value-type="string">
            <text:p>654,</text:p>
          </table:table-cell>
          <table:table-cell table:formula="of:=ORG.LIBREOFFICE.REGEX([.A540];&quot;,\d{1,3}&quot;)" office:value-type="string" office:string-value=",383" calcext:value-type="string">
            <text:p>,383</text:p>
          </table:table-cell>
          <table:table-cell table:formula="of:=ORG.LIBREOFFICE.REGEX([.C540];&quot;\d{1,3}&quot;)" office:value-type="string" office:string-value="654" calcext:value-type="string">
            <text:p>654</text:p>
          </table:table-cell>
          <table:table-cell table:formula="of:=ORG.LIBREOFFICE.REGEX([.D540];&quot;\d{1,3}&quot;)" office:value-type="string" office:string-value="383" calcext:value-type="string">
            <text:p>383</text:p>
          </table:table-cell>
          <table:table-cell table:formula="of:=IF([.B540]=1;[.E540]*[.F540])" office:value-type="float" office:value="250482" calcext:value-type="float">
            <text:p>250482</text:p>
          </table:table-cell>
          <table:table-cell table:formula="of:=IF(ISNUMBER([.G540]);[.G540];0)" office:value-type="float" office:value="250482" calcext:value-type="float">
            <text:p>2504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541]=&quot;do()&quot;;TRUE();IF([.A541]=&quot;don't()&quot;;FALSE();IF([.B540]=1;TRUE();FALSE())))" office:value-type="boolean" office:boolean-value="false" calcext:value-type="boolean">
            <text:p>FALSCH</text:p>
          </table:table-cell>
          <table:table-cell table:formula="of:=ORG.LIBREOFFICE.REGEX([.A541];&quot;\d{1,3},&quot;)" office:value-type="string" office:string-value="" calcext:value-type="error">
            <text:p>#N/A</text:p>
          </table:table-cell>
          <table:table-cell table:formula="of:=ORG.LIBREOFFICE.REGEX([.A541];&quot;,\d{1,3}&quot;)" office:value-type="string" office:string-value="" calcext:value-type="error">
            <text:p>#N/A</text:p>
          </table:table-cell>
          <table:table-cell table:formula="of:=ORG.LIBREOFFICE.REGEX([.C541];&quot;\d{1,3}&quot;)" office:value-type="string" office:string-value="" calcext:value-type="error">
            <text:p>#N/A</text:p>
          </table:table-cell>
          <table:table-cell table:formula="of:=ORG.LIBREOFFICE.REGEX([.D541];&quot;\d{1,3}&quot;)" office:value-type="string" office:string-value="" calcext:value-type="error">
            <text:p>#N/A</text:p>
          </table:table-cell>
          <table:table-cell table:formula="of:=IF([.B541]=1;[.E541]*[.F541])" office:value-type="float" office:value="0" calcext:value-type="float">
            <text:p>0</text:p>
          </table:table-cell>
          <table:table-cell table:formula="of:=IF(ISNUMBER([.G541]);[.G54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00,560)</text:p>
          </table:table-cell>
          <table:table-cell table:formula="of:=IF([.A542]=&quot;do()&quot;;TRUE();IF([.A542]=&quot;don't()&quot;;FALSE();IF([.B541]=1;TRUE();FALSE())))" office:value-type="boolean" office:boolean-value="false" calcext:value-type="boolean">
            <text:p>FALSCH</text:p>
          </table:table-cell>
          <table:table-cell table:formula="of:=ORG.LIBREOFFICE.REGEX([.A542];&quot;\d{1,3},&quot;)" office:value-type="string" office:string-value="900," calcext:value-type="string">
            <text:p>900,</text:p>
          </table:table-cell>
          <table:table-cell table:formula="of:=ORG.LIBREOFFICE.REGEX([.A542];&quot;,\d{1,3}&quot;)" office:value-type="string" office:string-value=",560" calcext:value-type="string">
            <text:p>,560</text:p>
          </table:table-cell>
          <table:table-cell table:formula="of:=ORG.LIBREOFFICE.REGEX([.C542];&quot;\d{1,3}&quot;)" office:value-type="string" office:string-value="900" calcext:value-type="string">
            <text:p>900</text:p>
          </table:table-cell>
          <table:table-cell table:formula="of:=ORG.LIBREOFFICE.REGEX([.D542];&quot;\d{1,3}&quot;)" office:value-type="string" office:string-value="560" calcext:value-type="string">
            <text:p>560</text:p>
          </table:table-cell>
          <table:table-cell table:formula="of:=IF([.B542]=1;[.E542]*[.F542])" office:value-type="float" office:value="0" calcext:value-type="float">
            <text:p>0</text:p>
          </table:table-cell>
          <table:table-cell table:formula="of:=IF(ISNUMBER([.G542]);[.G54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99,730)</text:p>
          </table:table-cell>
          <table:table-cell table:formula="of:=IF([.A543]=&quot;do()&quot;;TRUE();IF([.A543]=&quot;don't()&quot;;FALSE();IF([.B542]=1;TRUE();FALSE())))" office:value-type="boolean" office:boolean-value="false" calcext:value-type="boolean">
            <text:p>FALSCH</text:p>
          </table:table-cell>
          <table:table-cell table:formula="of:=ORG.LIBREOFFICE.REGEX([.A543];&quot;\d{1,3},&quot;)" office:value-type="string" office:string-value="899," calcext:value-type="string">
            <text:p>899,</text:p>
          </table:table-cell>
          <table:table-cell table:formula="of:=ORG.LIBREOFFICE.REGEX([.A543];&quot;,\d{1,3}&quot;)" office:value-type="string" office:string-value=",730" calcext:value-type="string">
            <text:p>,730</text:p>
          </table:table-cell>
          <table:table-cell table:formula="of:=ORG.LIBREOFFICE.REGEX([.C543];&quot;\d{1,3}&quot;)" office:value-type="string" office:string-value="899" calcext:value-type="string">
            <text:p>899</text:p>
          </table:table-cell>
          <table:table-cell table:formula="of:=ORG.LIBREOFFICE.REGEX([.D543];&quot;\d{1,3}&quot;)" office:value-type="string" office:string-value="730" calcext:value-type="string">
            <text:p>730</text:p>
          </table:table-cell>
          <table:table-cell table:formula="of:=IF([.B543]=1;[.E543]*[.F543])" office:value-type="float" office:value="0" calcext:value-type="float">
            <text:p>0</text:p>
          </table:table-cell>
          <table:table-cell table:formula="of:=IF(ISNUMBER([.G543]);[.G54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9,888)</text:p>
          </table:table-cell>
          <table:table-cell table:formula="of:=IF([.A544]=&quot;do()&quot;;TRUE();IF([.A544]=&quot;don't()&quot;;FALSE();IF([.B543]=1;TRUE();FALSE())))" office:value-type="boolean" office:boolean-value="false" calcext:value-type="boolean">
            <text:p>FALSCH</text:p>
          </table:table-cell>
          <table:table-cell table:formula="of:=ORG.LIBREOFFICE.REGEX([.A544];&quot;\d{1,3},&quot;)" office:value-type="string" office:string-value="269," calcext:value-type="string">
            <text:p>269,</text:p>
          </table:table-cell>
          <table:table-cell table:formula="of:=ORG.LIBREOFFICE.REGEX([.A544];&quot;,\d{1,3}&quot;)" office:value-type="string" office:string-value=",888" calcext:value-type="string">
            <text:p>,888</text:p>
          </table:table-cell>
          <table:table-cell table:formula="of:=ORG.LIBREOFFICE.REGEX([.C544];&quot;\d{1,3}&quot;)" office:value-type="string" office:string-value="269" calcext:value-type="string">
            <text:p>269</text:p>
          </table:table-cell>
          <table:table-cell table:formula="of:=ORG.LIBREOFFICE.REGEX([.D544];&quot;\d{1,3}&quot;)" office:value-type="string" office:string-value="888" calcext:value-type="string">
            <text:p>888</text:p>
          </table:table-cell>
          <table:table-cell table:formula="of:=IF([.B544]=1;[.E544]*[.F544])" office:value-type="float" office:value="0" calcext:value-type="float">
            <text:p>0</text:p>
          </table:table-cell>
          <table:table-cell table:formula="of:=IF(ISNUMBER([.G544]);[.G54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88,635)</text:p>
          </table:table-cell>
          <table:table-cell table:formula="of:=IF([.A545]=&quot;do()&quot;;TRUE();IF([.A545]=&quot;don't()&quot;;FALSE();IF([.B544]=1;TRUE();FALSE())))" office:value-type="boolean" office:boolean-value="false" calcext:value-type="boolean">
            <text:p>FALSCH</text:p>
          </table:table-cell>
          <table:table-cell table:formula="of:=ORG.LIBREOFFICE.REGEX([.A545];&quot;\d{1,3},&quot;)" office:value-type="string" office:string-value="688," calcext:value-type="string">
            <text:p>688,</text:p>
          </table:table-cell>
          <table:table-cell table:formula="of:=ORG.LIBREOFFICE.REGEX([.A545];&quot;,\d{1,3}&quot;)" office:value-type="string" office:string-value=",635" calcext:value-type="string">
            <text:p>,635</text:p>
          </table:table-cell>
          <table:table-cell table:formula="of:=ORG.LIBREOFFICE.REGEX([.C545];&quot;\d{1,3}&quot;)" office:value-type="string" office:string-value="688" calcext:value-type="string">
            <text:p>688</text:p>
          </table:table-cell>
          <table:table-cell table:formula="of:=ORG.LIBREOFFICE.REGEX([.D545];&quot;\d{1,3}&quot;)" office:value-type="string" office:string-value="635" calcext:value-type="string">
            <text:p>635</text:p>
          </table:table-cell>
          <table:table-cell table:formula="of:=IF([.B545]=1;[.E545]*[.F545])" office:value-type="float" office:value="0" calcext:value-type="float">
            <text:p>0</text:p>
          </table:table-cell>
          <table:table-cell table:formula="of:=IF(ISNUMBER([.G545]);[.G54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2,201)</text:p>
          </table:table-cell>
          <table:table-cell table:formula="of:=IF([.A546]=&quot;do()&quot;;TRUE();IF([.A546]=&quot;don't()&quot;;FALSE();IF([.B545]=1;TRUE();FALSE())))" office:value-type="boolean" office:boolean-value="false" calcext:value-type="boolean">
            <text:p>FALSCH</text:p>
          </table:table-cell>
          <table:table-cell table:formula="of:=ORG.LIBREOFFICE.REGEX([.A546];&quot;\d{1,3},&quot;)" office:value-type="string" office:string-value="62," calcext:value-type="string">
            <text:p>62,</text:p>
          </table:table-cell>
          <table:table-cell table:formula="of:=ORG.LIBREOFFICE.REGEX([.A546];&quot;,\d{1,3}&quot;)" office:value-type="string" office:string-value=",201" calcext:value-type="string">
            <text:p>,201</text:p>
          </table:table-cell>
          <table:table-cell table:formula="of:=ORG.LIBREOFFICE.REGEX([.C546];&quot;\d{1,3}&quot;)" office:value-type="string" office:string-value="62" calcext:value-type="string">
            <text:p>62</text:p>
          </table:table-cell>
          <table:table-cell table:formula="of:=ORG.LIBREOFFICE.REGEX([.D546];&quot;\d{1,3}&quot;)" office:value-type="string" office:string-value="201" calcext:value-type="string">
            <text:p>201</text:p>
          </table:table-cell>
          <table:table-cell table:formula="of:=IF([.B546]=1;[.E546]*[.F546])" office:value-type="float" office:value="0" calcext:value-type="float">
            <text:p>0</text:p>
          </table:table-cell>
          <table:table-cell table:formula="of:=IF(ISNUMBER([.G546]);[.G54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19,116)</text:p>
          </table:table-cell>
          <table:table-cell table:formula="of:=IF([.A547]=&quot;do()&quot;;TRUE();IF([.A547]=&quot;don't()&quot;;FALSE();IF([.B546]=1;TRUE();FALSE())))" office:value-type="boolean" office:boolean-value="false" calcext:value-type="boolean">
            <text:p>FALSCH</text:p>
          </table:table-cell>
          <table:table-cell table:formula="of:=ORG.LIBREOFFICE.REGEX([.A547];&quot;\d{1,3},&quot;)" office:value-type="string" office:string-value="719," calcext:value-type="string">
            <text:p>719,</text:p>
          </table:table-cell>
          <table:table-cell table:formula="of:=ORG.LIBREOFFICE.REGEX([.A547];&quot;,\d{1,3}&quot;)" office:value-type="string" office:string-value=",116" calcext:value-type="string">
            <text:p>,116</text:p>
          </table:table-cell>
          <table:table-cell table:formula="of:=ORG.LIBREOFFICE.REGEX([.C547];&quot;\d{1,3}&quot;)" office:value-type="string" office:string-value="719" calcext:value-type="string">
            <text:p>719</text:p>
          </table:table-cell>
          <table:table-cell table:formula="of:=ORG.LIBREOFFICE.REGEX([.D547];&quot;\d{1,3}&quot;)" office:value-type="string" office:string-value="116" calcext:value-type="string">
            <text:p>116</text:p>
          </table:table-cell>
          <table:table-cell table:formula="of:=IF([.B547]=1;[.E547]*[.F547])" office:value-type="float" office:value="0" calcext:value-type="float">
            <text:p>0</text:p>
          </table:table-cell>
          <table:table-cell table:formula="of:=IF(ISNUMBER([.G547]);[.G54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548]=&quot;do()&quot;;TRUE();IF([.A548]=&quot;don't()&quot;;FALSE();IF([.B547]=1;TRUE();FALSE())))" office:value-type="boolean" office:boolean-value="false" calcext:value-type="boolean">
            <text:p>FALSCH</text:p>
          </table:table-cell>
          <table:table-cell table:formula="of:=ORG.LIBREOFFICE.REGEX([.A548];&quot;\d{1,3},&quot;)" office:value-type="string" office:string-value="" calcext:value-type="error">
            <text:p>#N/A</text:p>
          </table:table-cell>
          <table:table-cell table:formula="of:=ORG.LIBREOFFICE.REGEX([.A548];&quot;,\d{1,3}&quot;)" office:value-type="string" office:string-value="" calcext:value-type="error">
            <text:p>#N/A</text:p>
          </table:table-cell>
          <table:table-cell table:formula="of:=ORG.LIBREOFFICE.REGEX([.C548];&quot;\d{1,3}&quot;)" office:value-type="string" office:string-value="" calcext:value-type="error">
            <text:p>#N/A</text:p>
          </table:table-cell>
          <table:table-cell table:formula="of:=ORG.LIBREOFFICE.REGEX([.D548];&quot;\d{1,3}&quot;)" office:value-type="string" office:string-value="" calcext:value-type="error">
            <text:p>#N/A</text:p>
          </table:table-cell>
          <table:table-cell table:formula="of:=IF([.B548]=1;[.E548]*[.F548])" office:value-type="float" office:value="0" calcext:value-type="float">
            <text:p>0</text:p>
          </table:table-cell>
          <table:table-cell table:formula="of:=IF(ISNUMBER([.G548]);[.G54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9,220)</text:p>
          </table:table-cell>
          <table:table-cell table:formula="of:=IF([.A549]=&quot;do()&quot;;TRUE();IF([.A549]=&quot;don't()&quot;;FALSE();IF([.B548]=1;TRUE();FALSE())))" office:value-type="boolean" office:boolean-value="false" calcext:value-type="boolean">
            <text:p>FALSCH</text:p>
          </table:table-cell>
          <table:table-cell table:formula="of:=ORG.LIBREOFFICE.REGEX([.A549];&quot;\d{1,3},&quot;)" office:value-type="string" office:string-value="139," calcext:value-type="string">
            <text:p>139,</text:p>
          </table:table-cell>
          <table:table-cell table:formula="of:=ORG.LIBREOFFICE.REGEX([.A549];&quot;,\d{1,3}&quot;)" office:value-type="string" office:string-value=",220" calcext:value-type="string">
            <text:p>,220</text:p>
          </table:table-cell>
          <table:table-cell table:formula="of:=ORG.LIBREOFFICE.REGEX([.C549];&quot;\d{1,3}&quot;)" office:value-type="string" office:string-value="139" calcext:value-type="string">
            <text:p>139</text:p>
          </table:table-cell>
          <table:table-cell table:formula="of:=ORG.LIBREOFFICE.REGEX([.D549];&quot;\d{1,3}&quot;)" office:value-type="string" office:string-value="220" calcext:value-type="string">
            <text:p>220</text:p>
          </table:table-cell>
          <table:table-cell table:formula="of:=IF([.B549]=1;[.E549]*[.F549])" office:value-type="float" office:value="0" calcext:value-type="float">
            <text:p>0</text:p>
          </table:table-cell>
          <table:table-cell table:formula="of:=IF(ISNUMBER([.G549]);[.G54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62,455)</text:p>
          </table:table-cell>
          <table:table-cell table:formula="of:=IF([.A550]=&quot;do()&quot;;TRUE();IF([.A550]=&quot;don't()&quot;;FALSE();IF([.B549]=1;TRUE();FALSE())))" office:value-type="boolean" office:boolean-value="false" calcext:value-type="boolean">
            <text:p>FALSCH</text:p>
          </table:table-cell>
          <table:table-cell table:formula="of:=ORG.LIBREOFFICE.REGEX([.A550];&quot;\d{1,3},&quot;)" office:value-type="string" office:string-value="162," calcext:value-type="string">
            <text:p>162,</text:p>
          </table:table-cell>
          <table:table-cell table:formula="of:=ORG.LIBREOFFICE.REGEX([.A550];&quot;,\d{1,3}&quot;)" office:value-type="string" office:string-value=",455" calcext:value-type="string">
            <text:p>,455</text:p>
          </table:table-cell>
          <table:table-cell table:formula="of:=ORG.LIBREOFFICE.REGEX([.C550];&quot;\d{1,3}&quot;)" office:value-type="string" office:string-value="162" calcext:value-type="string">
            <text:p>162</text:p>
          </table:table-cell>
          <table:table-cell table:formula="of:=ORG.LIBREOFFICE.REGEX([.D550];&quot;\d{1,3}&quot;)" office:value-type="string" office:string-value="455" calcext:value-type="string">
            <text:p>455</text:p>
          </table:table-cell>
          <table:table-cell table:formula="of:=IF([.B550]=1;[.E550]*[.F550])" office:value-type="float" office:value="0" calcext:value-type="float">
            <text:p>0</text:p>
          </table:table-cell>
          <table:table-cell table:formula="of:=IF(ISNUMBER([.G550]);[.G55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60,418)</text:p>
          </table:table-cell>
          <table:table-cell table:formula="of:=IF([.A551]=&quot;do()&quot;;TRUE();IF([.A551]=&quot;don't()&quot;;FALSE();IF([.B550]=1;TRUE();FALSE())))" office:value-type="boolean" office:boolean-value="false" calcext:value-type="boolean">
            <text:p>FALSCH</text:p>
          </table:table-cell>
          <table:table-cell table:formula="of:=ORG.LIBREOFFICE.REGEX([.A551];&quot;\d{1,3},&quot;)" office:value-type="string" office:string-value="460," calcext:value-type="string">
            <text:p>460,</text:p>
          </table:table-cell>
          <table:table-cell table:formula="of:=ORG.LIBREOFFICE.REGEX([.A551];&quot;,\d{1,3}&quot;)" office:value-type="string" office:string-value=",418" calcext:value-type="string">
            <text:p>,418</text:p>
          </table:table-cell>
          <table:table-cell table:formula="of:=ORG.LIBREOFFICE.REGEX([.C551];&quot;\d{1,3}&quot;)" office:value-type="string" office:string-value="460" calcext:value-type="string">
            <text:p>460</text:p>
          </table:table-cell>
          <table:table-cell table:formula="of:=ORG.LIBREOFFICE.REGEX([.D551];&quot;\d{1,3}&quot;)" office:value-type="string" office:string-value="418" calcext:value-type="string">
            <text:p>418</text:p>
          </table:table-cell>
          <table:table-cell table:formula="of:=IF([.B551]=1;[.E551]*[.F551])" office:value-type="float" office:value="0" calcext:value-type="float">
            <text:p>0</text:p>
          </table:table-cell>
          <table:table-cell table:formula="of:=IF(ISNUMBER([.G551]);[.G55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8,979)</text:p>
          </table:table-cell>
          <table:table-cell table:formula="of:=IF([.A552]=&quot;do()&quot;;TRUE();IF([.A552]=&quot;don't()&quot;;FALSE();IF([.B551]=1;TRUE();FALSE())))" office:value-type="boolean" office:boolean-value="false" calcext:value-type="boolean">
            <text:p>FALSCH</text:p>
          </table:table-cell>
          <table:table-cell table:formula="of:=ORG.LIBREOFFICE.REGEX([.A552];&quot;\d{1,3},&quot;)" office:value-type="string" office:string-value="238," calcext:value-type="string">
            <text:p>238,</text:p>
          </table:table-cell>
          <table:table-cell table:formula="of:=ORG.LIBREOFFICE.REGEX([.A552];&quot;,\d{1,3}&quot;)" office:value-type="string" office:string-value=",979" calcext:value-type="string">
            <text:p>,979</text:p>
          </table:table-cell>
          <table:table-cell table:formula="of:=ORG.LIBREOFFICE.REGEX([.C552];&quot;\d{1,3}&quot;)" office:value-type="string" office:string-value="238" calcext:value-type="string">
            <text:p>238</text:p>
          </table:table-cell>
          <table:table-cell table:formula="of:=ORG.LIBREOFFICE.REGEX([.D552];&quot;\d{1,3}&quot;)" office:value-type="string" office:string-value="979" calcext:value-type="string">
            <text:p>979</text:p>
          </table:table-cell>
          <table:table-cell table:formula="of:=IF([.B552]=1;[.E552]*[.F552])" office:value-type="float" office:value="0" calcext:value-type="float">
            <text:p>0</text:p>
          </table:table-cell>
          <table:table-cell table:formula="of:=IF(ISNUMBER([.G552]);[.G55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63,124)</text:p>
          </table:table-cell>
          <table:table-cell table:formula="of:=IF([.A553]=&quot;do()&quot;;TRUE();IF([.A553]=&quot;don't()&quot;;FALSE();IF([.B552]=1;TRUE();FALSE())))" office:value-type="boolean" office:boolean-value="false" calcext:value-type="boolean">
            <text:p>FALSCH</text:p>
          </table:table-cell>
          <table:table-cell table:formula="of:=ORG.LIBREOFFICE.REGEX([.A553];&quot;\d{1,3},&quot;)" office:value-type="string" office:string-value="863," calcext:value-type="string">
            <text:p>863,</text:p>
          </table:table-cell>
          <table:table-cell table:formula="of:=ORG.LIBREOFFICE.REGEX([.A553];&quot;,\d{1,3}&quot;)" office:value-type="string" office:string-value=",124" calcext:value-type="string">
            <text:p>,124</text:p>
          </table:table-cell>
          <table:table-cell table:formula="of:=ORG.LIBREOFFICE.REGEX([.C553];&quot;\d{1,3}&quot;)" office:value-type="string" office:string-value="863" calcext:value-type="string">
            <text:p>863</text:p>
          </table:table-cell>
          <table:table-cell table:formula="of:=ORG.LIBREOFFICE.REGEX([.D553];&quot;\d{1,3}&quot;)" office:value-type="string" office:string-value="124" calcext:value-type="string">
            <text:p>124</text:p>
          </table:table-cell>
          <table:table-cell table:formula="of:=IF([.B553]=1;[.E553]*[.F553])" office:value-type="float" office:value="0" calcext:value-type="float">
            <text:p>0</text:p>
          </table:table-cell>
          <table:table-cell table:formula="of:=IF(ISNUMBER([.G553]);[.G55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54]=&quot;do()&quot;;TRUE();IF([.A554]=&quot;don't()&quot;;FALSE();IF([.B553]=1;TRUE();FALSE())))" office:value-type="boolean" office:boolean-value="true" calcext:value-type="boolean">
            <text:p>WAHR</text:p>
          </table:table-cell>
          <table:table-cell table:formula="of:=ORG.LIBREOFFICE.REGEX([.A554];&quot;\d{1,3},&quot;)" office:value-type="string" office:string-value="" calcext:value-type="error">
            <text:p>#N/A</text:p>
          </table:table-cell>
          <table:table-cell table:formula="of:=ORG.LIBREOFFICE.REGEX([.A554];&quot;,\d{1,3}&quot;)" office:value-type="string" office:string-value="" calcext:value-type="error">
            <text:p>#N/A</text:p>
          </table:table-cell>
          <table:table-cell table:formula="of:=ORG.LIBREOFFICE.REGEX([.C554];&quot;\d{1,3}&quot;)" office:value-type="string" office:string-value="" calcext:value-type="error">
            <text:p>#N/A</text:p>
          </table:table-cell>
          <table:table-cell table:formula="of:=ORG.LIBREOFFICE.REGEX([.D554];&quot;\d{1,3}&quot;)" office:value-type="string" office:string-value="" calcext:value-type="error">
            <text:p>#N/A</text:p>
          </table:table-cell>
          <table:table-cell table:formula="of:=IF([.B554]=1;[.E554]*[.F554])" office:value-type="string" office:string-value="" calcext:value-type="error">
            <text:p>#N/A</text:p>
          </table:table-cell>
          <table:table-cell table:formula="of:=IF(ISNUMBER([.G554]);[.G55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8,201)</text:p>
          </table:table-cell>
          <table:table-cell table:formula="of:=IF([.A555]=&quot;do()&quot;;TRUE();IF([.A555]=&quot;don't()&quot;;FALSE();IF([.B554]=1;TRUE();FALSE())))" office:value-type="boolean" office:boolean-value="true" calcext:value-type="boolean">
            <text:p>WAHR</text:p>
          </table:table-cell>
          <table:table-cell table:formula="of:=ORG.LIBREOFFICE.REGEX([.A555];&quot;\d{1,3},&quot;)" office:value-type="string" office:string-value="38," calcext:value-type="string">
            <text:p>38,</text:p>
          </table:table-cell>
          <table:table-cell table:formula="of:=ORG.LIBREOFFICE.REGEX([.A555];&quot;,\d{1,3}&quot;)" office:value-type="string" office:string-value=",201" calcext:value-type="string">
            <text:p>,201</text:p>
          </table:table-cell>
          <table:table-cell table:formula="of:=ORG.LIBREOFFICE.REGEX([.C555];&quot;\d{1,3}&quot;)" office:value-type="string" office:string-value="38" calcext:value-type="string">
            <text:p>38</text:p>
          </table:table-cell>
          <table:table-cell table:formula="of:=ORG.LIBREOFFICE.REGEX([.D555];&quot;\d{1,3}&quot;)" office:value-type="string" office:string-value="201" calcext:value-type="string">
            <text:p>201</text:p>
          </table:table-cell>
          <table:table-cell table:formula="of:=IF([.B555]=1;[.E555]*[.F555])" office:value-type="float" office:value="7638" calcext:value-type="float">
            <text:p>7638</text:p>
          </table:table-cell>
          <table:table-cell table:formula="of:=IF(ISNUMBER([.G555]);[.G555];0)" office:value-type="float" office:value="7638" calcext:value-type="float">
            <text:p>76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8,638)</text:p>
          </table:table-cell>
          <table:table-cell table:formula="of:=IF([.A556]=&quot;do()&quot;;TRUE();IF([.A556]=&quot;don't()&quot;;FALSE();IF([.B555]=1;TRUE();FALSE())))" office:value-type="boolean" office:boolean-value="true" calcext:value-type="boolean">
            <text:p>WAHR</text:p>
          </table:table-cell>
          <table:table-cell table:formula="of:=ORG.LIBREOFFICE.REGEX([.A556];&quot;\d{1,3},&quot;)" office:value-type="string" office:string-value="678," calcext:value-type="string">
            <text:p>678,</text:p>
          </table:table-cell>
          <table:table-cell table:formula="of:=ORG.LIBREOFFICE.REGEX([.A556];&quot;,\d{1,3}&quot;)" office:value-type="string" office:string-value=",638" calcext:value-type="string">
            <text:p>,638</text:p>
          </table:table-cell>
          <table:table-cell table:formula="of:=ORG.LIBREOFFICE.REGEX([.C556];&quot;\d{1,3}&quot;)" office:value-type="string" office:string-value="678" calcext:value-type="string">
            <text:p>678</text:p>
          </table:table-cell>
          <table:table-cell table:formula="of:=ORG.LIBREOFFICE.REGEX([.D556];&quot;\d{1,3}&quot;)" office:value-type="string" office:string-value="638" calcext:value-type="string">
            <text:p>638</text:p>
          </table:table-cell>
          <table:table-cell table:formula="of:=IF([.B556]=1;[.E556]*[.F556])" office:value-type="float" office:value="432564" calcext:value-type="float">
            <text:p>432564</text:p>
          </table:table-cell>
          <table:table-cell table:formula="of:=IF(ISNUMBER([.G556]);[.G556];0)" office:value-type="float" office:value="432564" calcext:value-type="float">
            <text:p>4325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7,239)</text:p>
          </table:table-cell>
          <table:table-cell table:formula="of:=IF([.A557]=&quot;do()&quot;;TRUE();IF([.A557]=&quot;don't()&quot;;FALSE();IF([.B556]=1;TRUE();FALSE())))" office:value-type="boolean" office:boolean-value="true" calcext:value-type="boolean">
            <text:p>WAHR</text:p>
          </table:table-cell>
          <table:table-cell table:formula="of:=ORG.LIBREOFFICE.REGEX([.A557];&quot;\d{1,3},&quot;)" office:value-type="string" office:string-value="367," calcext:value-type="string">
            <text:p>367,</text:p>
          </table:table-cell>
          <table:table-cell table:formula="of:=ORG.LIBREOFFICE.REGEX([.A557];&quot;,\d{1,3}&quot;)" office:value-type="string" office:string-value=",239" calcext:value-type="string">
            <text:p>,239</text:p>
          </table:table-cell>
          <table:table-cell table:formula="of:=ORG.LIBREOFFICE.REGEX([.C557];&quot;\d{1,3}&quot;)" office:value-type="string" office:string-value="367" calcext:value-type="string">
            <text:p>367</text:p>
          </table:table-cell>
          <table:table-cell table:formula="of:=ORG.LIBREOFFICE.REGEX([.D557];&quot;\d{1,3}&quot;)" office:value-type="string" office:string-value="239" calcext:value-type="string">
            <text:p>239</text:p>
          </table:table-cell>
          <table:table-cell table:formula="of:=IF([.B557]=1;[.E557]*[.F557])" office:value-type="float" office:value="87713" calcext:value-type="float">
            <text:p>87713</text:p>
          </table:table-cell>
          <table:table-cell table:formula="of:=IF(ISNUMBER([.G557]);[.G557];0)" office:value-type="float" office:value="87713" calcext:value-type="float">
            <text:p>877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58]=&quot;do()&quot;;TRUE();IF([.A558]=&quot;don't()&quot;;FALSE();IF([.B557]=1;TRUE();FALSE())))" office:value-type="boolean" office:boolean-value="true" calcext:value-type="boolean">
            <text:p>WAHR</text:p>
          </table:table-cell>
          <table:table-cell table:formula="of:=ORG.LIBREOFFICE.REGEX([.A558];&quot;\d{1,3},&quot;)" office:value-type="string" office:string-value="" calcext:value-type="error">
            <text:p>#N/A</text:p>
          </table:table-cell>
          <table:table-cell table:formula="of:=ORG.LIBREOFFICE.REGEX([.A558];&quot;,\d{1,3}&quot;)" office:value-type="string" office:string-value="" calcext:value-type="error">
            <text:p>#N/A</text:p>
          </table:table-cell>
          <table:table-cell table:formula="of:=ORG.LIBREOFFICE.REGEX([.C558];&quot;\d{1,3}&quot;)" office:value-type="string" office:string-value="" calcext:value-type="error">
            <text:p>#N/A</text:p>
          </table:table-cell>
          <table:table-cell table:formula="of:=ORG.LIBREOFFICE.REGEX([.D558];&quot;\d{1,3}&quot;)" office:value-type="string" office:string-value="" calcext:value-type="error">
            <text:p>#N/A</text:p>
          </table:table-cell>
          <table:table-cell table:formula="of:=IF([.B558]=1;[.E558]*[.F558])" office:value-type="string" office:string-value="" calcext:value-type="error">
            <text:p>#N/A</text:p>
          </table:table-cell>
          <table:table-cell table:formula="of:=IF(ISNUMBER([.G558]);[.G55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9,285)</text:p>
          </table:table-cell>
          <table:table-cell table:formula="of:=IF([.A559]=&quot;do()&quot;;TRUE();IF([.A559]=&quot;don't()&quot;;FALSE();IF([.B558]=1;TRUE();FALSE())))" office:value-type="boolean" office:boolean-value="true" calcext:value-type="boolean">
            <text:p>WAHR</text:p>
          </table:table-cell>
          <table:table-cell table:formula="of:=ORG.LIBREOFFICE.REGEX([.A559];&quot;\d{1,3},&quot;)" office:value-type="string" office:string-value="39," calcext:value-type="string">
            <text:p>39,</text:p>
          </table:table-cell>
          <table:table-cell table:formula="of:=ORG.LIBREOFFICE.REGEX([.A559];&quot;,\d{1,3}&quot;)" office:value-type="string" office:string-value=",285" calcext:value-type="string">
            <text:p>,285</text:p>
          </table:table-cell>
          <table:table-cell table:formula="of:=ORG.LIBREOFFICE.REGEX([.C559];&quot;\d{1,3}&quot;)" office:value-type="string" office:string-value="39" calcext:value-type="string">
            <text:p>39</text:p>
          </table:table-cell>
          <table:table-cell table:formula="of:=ORG.LIBREOFFICE.REGEX([.D559];&quot;\d{1,3}&quot;)" office:value-type="string" office:string-value="285" calcext:value-type="string">
            <text:p>285</text:p>
          </table:table-cell>
          <table:table-cell table:formula="of:=IF([.B559]=1;[.E559]*[.F559])" office:value-type="float" office:value="11115" calcext:value-type="float">
            <text:p>11115</text:p>
          </table:table-cell>
          <table:table-cell table:formula="of:=IF(ISNUMBER([.G559]);[.G559];0)" office:value-type="float" office:value="11115" calcext:value-type="float">
            <text:p>111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7,17)</text:p>
          </table:table-cell>
          <table:table-cell table:formula="of:=IF([.A560]=&quot;do()&quot;;TRUE();IF([.A560]=&quot;don't()&quot;;FALSE();IF([.B559]=1;TRUE();FALSE())))" office:value-type="boolean" office:boolean-value="true" calcext:value-type="boolean">
            <text:p>WAHR</text:p>
          </table:table-cell>
          <table:table-cell table:formula="of:=ORG.LIBREOFFICE.REGEX([.A560];&quot;\d{1,3},&quot;)" office:value-type="string" office:string-value="97," calcext:value-type="string">
            <text:p>97,</text:p>
          </table:table-cell>
          <table:table-cell table:formula="of:=ORG.LIBREOFFICE.REGEX([.A560];&quot;,\d{1,3}&quot;)" office:value-type="string" office:string-value=",17" calcext:value-type="string">
            <text:p>,17</text:p>
          </table:table-cell>
          <table:table-cell table:formula="of:=ORG.LIBREOFFICE.REGEX([.C560];&quot;\d{1,3}&quot;)" office:value-type="string" office:string-value="97" calcext:value-type="string">
            <text:p>97</text:p>
          </table:table-cell>
          <table:table-cell table:formula="of:=ORG.LIBREOFFICE.REGEX([.D560];&quot;\d{1,3}&quot;)" office:value-type="string" office:string-value="17" calcext:value-type="string">
            <text:p>17</text:p>
          </table:table-cell>
          <table:table-cell table:formula="of:=IF([.B560]=1;[.E560]*[.F560])" office:value-type="float" office:value="1649" calcext:value-type="float">
            <text:p>1649</text:p>
          </table:table-cell>
          <table:table-cell table:formula="of:=IF(ISNUMBER([.G560]);[.G560];0)" office:value-type="float" office:value="1649" calcext:value-type="float">
            <text:p>16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61]=&quot;do()&quot;;TRUE();IF([.A561]=&quot;don't()&quot;;FALSE();IF([.B560]=1;TRUE();FALSE())))" office:value-type="boolean" office:boolean-value="true" calcext:value-type="boolean">
            <text:p>WAHR</text:p>
          </table:table-cell>
          <table:table-cell table:formula="of:=ORG.LIBREOFFICE.REGEX([.A561];&quot;\d{1,3},&quot;)" office:value-type="string" office:string-value="" calcext:value-type="error">
            <text:p>#N/A</text:p>
          </table:table-cell>
          <table:table-cell table:formula="of:=ORG.LIBREOFFICE.REGEX([.A561];&quot;,\d{1,3}&quot;)" office:value-type="string" office:string-value="" calcext:value-type="error">
            <text:p>#N/A</text:p>
          </table:table-cell>
          <table:table-cell table:formula="of:=ORG.LIBREOFFICE.REGEX([.C561];&quot;\d{1,3}&quot;)" office:value-type="string" office:string-value="" calcext:value-type="error">
            <text:p>#N/A</text:p>
          </table:table-cell>
          <table:table-cell table:formula="of:=ORG.LIBREOFFICE.REGEX([.D561];&quot;\d{1,3}&quot;)" office:value-type="string" office:string-value="" calcext:value-type="error">
            <text:p>#N/A</text:p>
          </table:table-cell>
          <table:table-cell table:formula="of:=IF([.B561]=1;[.E561]*[.F561])" office:value-type="string" office:string-value="" calcext:value-type="error">
            <text:p>#N/A</text:p>
          </table:table-cell>
          <table:table-cell table:formula="of:=IF(ISNUMBER([.G561]);[.G56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6,561)</text:p>
          </table:table-cell>
          <table:table-cell table:formula="of:=IF([.A562]=&quot;do()&quot;;TRUE();IF([.A562]=&quot;don't()&quot;;FALSE();IF([.B561]=1;TRUE();FALSE())))" office:value-type="boolean" office:boolean-value="true" calcext:value-type="boolean">
            <text:p>WAHR</text:p>
          </table:table-cell>
          <table:table-cell table:formula="of:=ORG.LIBREOFFICE.REGEX([.A562];&quot;\d{1,3},&quot;)" office:value-type="string" office:string-value="316," calcext:value-type="string">
            <text:p>316,</text:p>
          </table:table-cell>
          <table:table-cell table:formula="of:=ORG.LIBREOFFICE.REGEX([.A562];&quot;,\d{1,3}&quot;)" office:value-type="string" office:string-value=",561" calcext:value-type="string">
            <text:p>,561</text:p>
          </table:table-cell>
          <table:table-cell table:formula="of:=ORG.LIBREOFFICE.REGEX([.C562];&quot;\d{1,3}&quot;)" office:value-type="string" office:string-value="316" calcext:value-type="string">
            <text:p>316</text:p>
          </table:table-cell>
          <table:table-cell table:formula="of:=ORG.LIBREOFFICE.REGEX([.D562];&quot;\d{1,3}&quot;)" office:value-type="string" office:string-value="561" calcext:value-type="string">
            <text:p>561</text:p>
          </table:table-cell>
          <table:table-cell table:formula="of:=IF([.B562]=1;[.E562]*[.F562])" office:value-type="float" office:value="177276" calcext:value-type="float">
            <text:p>177276</text:p>
          </table:table-cell>
          <table:table-cell table:formula="of:=IF(ISNUMBER([.G562]);[.G562];0)" office:value-type="float" office:value="177276" calcext:value-type="float">
            <text:p>1772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7,106)</text:p>
          </table:table-cell>
          <table:table-cell table:formula="of:=IF([.A563]=&quot;do()&quot;;TRUE();IF([.A563]=&quot;don't()&quot;;FALSE();IF([.B562]=1;TRUE();FALSE())))" office:value-type="boolean" office:boolean-value="true" calcext:value-type="boolean">
            <text:p>WAHR</text:p>
          </table:table-cell>
          <table:table-cell table:formula="of:=ORG.LIBREOFFICE.REGEX([.A563];&quot;\d{1,3},&quot;)" office:value-type="string" office:string-value="537," calcext:value-type="string">
            <text:p>537,</text:p>
          </table:table-cell>
          <table:table-cell table:formula="of:=ORG.LIBREOFFICE.REGEX([.A563];&quot;,\d{1,3}&quot;)" office:value-type="string" office:string-value=",106" calcext:value-type="string">
            <text:p>,106</text:p>
          </table:table-cell>
          <table:table-cell table:formula="of:=ORG.LIBREOFFICE.REGEX([.C563];&quot;\d{1,3}&quot;)" office:value-type="string" office:string-value="537" calcext:value-type="string">
            <text:p>537</text:p>
          </table:table-cell>
          <table:table-cell table:formula="of:=ORG.LIBREOFFICE.REGEX([.D563];&quot;\d{1,3}&quot;)" office:value-type="string" office:string-value="106" calcext:value-type="string">
            <text:p>106</text:p>
          </table:table-cell>
          <table:table-cell table:formula="of:=IF([.B563]=1;[.E563]*[.F563])" office:value-type="float" office:value="56922" calcext:value-type="float">
            <text:p>56922</text:p>
          </table:table-cell>
          <table:table-cell table:formula="of:=IF(ISNUMBER([.G563]);[.G563];0)" office:value-type="float" office:value="56922" calcext:value-type="float">
            <text:p>569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5,385)</text:p>
          </table:table-cell>
          <table:table-cell table:formula="of:=IF([.A564]=&quot;do()&quot;;TRUE();IF([.A564]=&quot;don't()&quot;;FALSE();IF([.B563]=1;TRUE();FALSE())))" office:value-type="boolean" office:boolean-value="true" calcext:value-type="boolean">
            <text:p>WAHR</text:p>
          </table:table-cell>
          <table:table-cell table:formula="of:=ORG.LIBREOFFICE.REGEX([.A564];&quot;\d{1,3},&quot;)" office:value-type="string" office:string-value="785," calcext:value-type="string">
            <text:p>785,</text:p>
          </table:table-cell>
          <table:table-cell table:formula="of:=ORG.LIBREOFFICE.REGEX([.A564];&quot;,\d{1,3}&quot;)" office:value-type="string" office:string-value=",385" calcext:value-type="string">
            <text:p>,385</text:p>
          </table:table-cell>
          <table:table-cell table:formula="of:=ORG.LIBREOFFICE.REGEX([.C564];&quot;\d{1,3}&quot;)" office:value-type="string" office:string-value="785" calcext:value-type="string">
            <text:p>785</text:p>
          </table:table-cell>
          <table:table-cell table:formula="of:=ORG.LIBREOFFICE.REGEX([.D564];&quot;\d{1,3}&quot;)" office:value-type="string" office:string-value="385" calcext:value-type="string">
            <text:p>385</text:p>
          </table:table-cell>
          <table:table-cell table:formula="of:=IF([.B564]=1;[.E564]*[.F564])" office:value-type="float" office:value="302225" calcext:value-type="float">
            <text:p>302225</text:p>
          </table:table-cell>
          <table:table-cell table:formula="of:=IF(ISNUMBER([.G564]);[.G564];0)" office:value-type="float" office:value="302225" calcext:value-type="float">
            <text:p>3022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,891)</text:p>
          </table:table-cell>
          <table:table-cell table:formula="of:=IF([.A565]=&quot;do()&quot;;TRUE();IF([.A565]=&quot;don't()&quot;;FALSE();IF([.B564]=1;TRUE();FALSE())))" office:value-type="boolean" office:boolean-value="true" calcext:value-type="boolean">
            <text:p>WAHR</text:p>
          </table:table-cell>
          <table:table-cell table:formula="of:=ORG.LIBREOFFICE.REGEX([.A565];&quot;\d{1,3},&quot;)" office:value-type="string" office:string-value="13," calcext:value-type="string">
            <text:p>13,</text:p>
          </table:table-cell>
          <table:table-cell table:formula="of:=ORG.LIBREOFFICE.REGEX([.A565];&quot;,\d{1,3}&quot;)" office:value-type="string" office:string-value=",891" calcext:value-type="string">
            <text:p>,891</text:p>
          </table:table-cell>
          <table:table-cell table:formula="of:=ORG.LIBREOFFICE.REGEX([.C565];&quot;\d{1,3}&quot;)" office:value-type="string" office:string-value="13" calcext:value-type="string">
            <text:p>13</text:p>
          </table:table-cell>
          <table:table-cell table:formula="of:=ORG.LIBREOFFICE.REGEX([.D565];&quot;\d{1,3}&quot;)" office:value-type="string" office:string-value="891" calcext:value-type="string">
            <text:p>891</text:p>
          </table:table-cell>
          <table:table-cell table:formula="of:=IF([.B565]=1;[.E565]*[.F565])" office:value-type="float" office:value="11583" calcext:value-type="float">
            <text:p>11583</text:p>
          </table:table-cell>
          <table:table-cell table:formula="of:=IF(ISNUMBER([.G565]);[.G565];0)" office:value-type="float" office:value="11583" calcext:value-type="float">
            <text:p>115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66]=&quot;do()&quot;;TRUE();IF([.A566]=&quot;don't()&quot;;FALSE();IF([.B565]=1;TRUE();FALSE())))" office:value-type="boolean" office:boolean-value="true" calcext:value-type="boolean">
            <text:p>WAHR</text:p>
          </table:table-cell>
          <table:table-cell table:formula="of:=ORG.LIBREOFFICE.REGEX([.A566];&quot;\d{1,3},&quot;)" office:value-type="string" office:string-value="" calcext:value-type="error">
            <text:p>#N/A</text:p>
          </table:table-cell>
          <table:table-cell table:formula="of:=ORG.LIBREOFFICE.REGEX([.A566];&quot;,\d{1,3}&quot;)" office:value-type="string" office:string-value="" calcext:value-type="error">
            <text:p>#N/A</text:p>
          </table:table-cell>
          <table:table-cell table:formula="of:=ORG.LIBREOFFICE.REGEX([.C566];&quot;\d{1,3}&quot;)" office:value-type="string" office:string-value="" calcext:value-type="error">
            <text:p>#N/A</text:p>
          </table:table-cell>
          <table:table-cell table:formula="of:=ORG.LIBREOFFICE.REGEX([.D566];&quot;\d{1,3}&quot;)" office:value-type="string" office:string-value="" calcext:value-type="error">
            <text:p>#N/A</text:p>
          </table:table-cell>
          <table:table-cell table:formula="of:=IF([.B566]=1;[.E566]*[.F566])" office:value-type="string" office:string-value="" calcext:value-type="error">
            <text:p>#N/A</text:p>
          </table:table-cell>
          <table:table-cell table:formula="of:=IF(ISNUMBER([.G566]);[.G56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5,693)</text:p>
          </table:table-cell>
          <table:table-cell table:formula="of:=IF([.A567]=&quot;do()&quot;;TRUE();IF([.A567]=&quot;don't()&quot;;FALSE();IF([.B566]=1;TRUE();FALSE())))" office:value-type="boolean" office:boolean-value="true" calcext:value-type="boolean">
            <text:p>WAHR</text:p>
          </table:table-cell>
          <table:table-cell table:formula="of:=ORG.LIBREOFFICE.REGEX([.A567];&quot;\d{1,3},&quot;)" office:value-type="string" office:string-value="295," calcext:value-type="string">
            <text:p>295,</text:p>
          </table:table-cell>
          <table:table-cell table:formula="of:=ORG.LIBREOFFICE.REGEX([.A567];&quot;,\d{1,3}&quot;)" office:value-type="string" office:string-value=",693" calcext:value-type="string">
            <text:p>,693</text:p>
          </table:table-cell>
          <table:table-cell table:formula="of:=ORG.LIBREOFFICE.REGEX([.C567];&quot;\d{1,3}&quot;)" office:value-type="string" office:string-value="295" calcext:value-type="string">
            <text:p>295</text:p>
          </table:table-cell>
          <table:table-cell table:formula="of:=ORG.LIBREOFFICE.REGEX([.D567];&quot;\d{1,3}&quot;)" office:value-type="string" office:string-value="693" calcext:value-type="string">
            <text:p>693</text:p>
          </table:table-cell>
          <table:table-cell table:formula="of:=IF([.B567]=1;[.E567]*[.F567])" office:value-type="float" office:value="204435" calcext:value-type="float">
            <text:p>204435</text:p>
          </table:table-cell>
          <table:table-cell table:formula="of:=IF(ISNUMBER([.G567]);[.G567];0)" office:value-type="float" office:value="204435" calcext:value-type="float">
            <text:p>2044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47,320)</text:p>
          </table:table-cell>
          <table:table-cell table:formula="of:=IF([.A568]=&quot;do()&quot;;TRUE();IF([.A568]=&quot;don't()&quot;;FALSE();IF([.B567]=1;TRUE();FALSE())))" office:value-type="boolean" office:boolean-value="true" calcext:value-type="boolean">
            <text:p>WAHR</text:p>
          </table:table-cell>
          <table:table-cell table:formula="of:=ORG.LIBREOFFICE.REGEX([.A568];&quot;\d{1,3},&quot;)" office:value-type="string" office:string-value="547," calcext:value-type="string">
            <text:p>547,</text:p>
          </table:table-cell>
          <table:table-cell table:formula="of:=ORG.LIBREOFFICE.REGEX([.A568];&quot;,\d{1,3}&quot;)" office:value-type="string" office:string-value=",320" calcext:value-type="string">
            <text:p>,320</text:p>
          </table:table-cell>
          <table:table-cell table:formula="of:=ORG.LIBREOFFICE.REGEX([.C568];&quot;\d{1,3}&quot;)" office:value-type="string" office:string-value="547" calcext:value-type="string">
            <text:p>547</text:p>
          </table:table-cell>
          <table:table-cell table:formula="of:=ORG.LIBREOFFICE.REGEX([.D568];&quot;\d{1,3}&quot;)" office:value-type="string" office:string-value="320" calcext:value-type="string">
            <text:p>320</text:p>
          </table:table-cell>
          <table:table-cell table:formula="of:=IF([.B568]=1;[.E568]*[.F568])" office:value-type="float" office:value="175040" calcext:value-type="float">
            <text:p>175040</text:p>
          </table:table-cell>
          <table:table-cell table:formula="of:=IF(ISNUMBER([.G568]);[.G568];0)" office:value-type="float" office:value="175040" calcext:value-type="float">
            <text:p>1750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3,288)</text:p>
          </table:table-cell>
          <table:table-cell table:formula="of:=IF([.A569]=&quot;do()&quot;;TRUE();IF([.A569]=&quot;don't()&quot;;FALSE();IF([.B568]=1;TRUE();FALSE())))" office:value-type="boolean" office:boolean-value="true" calcext:value-type="boolean">
            <text:p>WAHR</text:p>
          </table:table-cell>
          <table:table-cell table:formula="of:=ORG.LIBREOFFICE.REGEX([.A569];&quot;\d{1,3},&quot;)" office:value-type="string" office:string-value="293," calcext:value-type="string">
            <text:p>293,</text:p>
          </table:table-cell>
          <table:table-cell table:formula="of:=ORG.LIBREOFFICE.REGEX([.A569];&quot;,\d{1,3}&quot;)" office:value-type="string" office:string-value=",288" calcext:value-type="string">
            <text:p>,288</text:p>
          </table:table-cell>
          <table:table-cell table:formula="of:=ORG.LIBREOFFICE.REGEX([.C569];&quot;\d{1,3}&quot;)" office:value-type="string" office:string-value="293" calcext:value-type="string">
            <text:p>293</text:p>
          </table:table-cell>
          <table:table-cell table:formula="of:=ORG.LIBREOFFICE.REGEX([.D569];&quot;\d{1,3}&quot;)" office:value-type="string" office:string-value="288" calcext:value-type="string">
            <text:p>288</text:p>
          </table:table-cell>
          <table:table-cell table:formula="of:=IF([.B569]=1;[.E569]*[.F569])" office:value-type="float" office:value="84384" calcext:value-type="float">
            <text:p>84384</text:p>
          </table:table-cell>
          <table:table-cell table:formula="of:=IF(ISNUMBER([.G569]);[.G569];0)" office:value-type="float" office:value="84384" calcext:value-type="float">
            <text:p>84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40,998)</text:p>
          </table:table-cell>
          <table:table-cell table:formula="of:=IF([.A570]=&quot;do()&quot;;TRUE();IF([.A570]=&quot;don't()&quot;;FALSE();IF([.B569]=1;TRUE();FALSE())))" office:value-type="boolean" office:boolean-value="true" calcext:value-type="boolean">
            <text:p>WAHR</text:p>
          </table:table-cell>
          <table:table-cell table:formula="of:=ORG.LIBREOFFICE.REGEX([.A570];&quot;\d{1,3},&quot;)" office:value-type="string" office:string-value="640," calcext:value-type="string">
            <text:p>640,</text:p>
          </table:table-cell>
          <table:table-cell table:formula="of:=ORG.LIBREOFFICE.REGEX([.A570];&quot;,\d{1,3}&quot;)" office:value-type="string" office:string-value=",998" calcext:value-type="string">
            <text:p>,998</text:p>
          </table:table-cell>
          <table:table-cell table:formula="of:=ORG.LIBREOFFICE.REGEX([.C570];&quot;\d{1,3}&quot;)" office:value-type="string" office:string-value="640" calcext:value-type="string">
            <text:p>640</text:p>
          </table:table-cell>
          <table:table-cell table:formula="of:=ORG.LIBREOFFICE.REGEX([.D570];&quot;\d{1,3}&quot;)" office:value-type="string" office:string-value="998" calcext:value-type="string">
            <text:p>998</text:p>
          </table:table-cell>
          <table:table-cell table:formula="of:=IF([.B570]=1;[.E570]*[.F570])" office:value-type="float" office:value="638720" calcext:value-type="float">
            <text:p>638720</text:p>
          </table:table-cell>
          <table:table-cell table:formula="of:=IF(ISNUMBER([.G570]);[.G570];0)" office:value-type="float" office:value="638720" calcext:value-type="float">
            <text:p>6387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0,293)</text:p>
          </table:table-cell>
          <table:table-cell table:formula="of:=IF([.A571]=&quot;do()&quot;;TRUE();IF([.A571]=&quot;don't()&quot;;FALSE();IF([.B570]=1;TRUE();FALSE())))" office:value-type="boolean" office:boolean-value="true" calcext:value-type="boolean">
            <text:p>WAHR</text:p>
          </table:table-cell>
          <table:table-cell table:formula="of:=ORG.LIBREOFFICE.REGEX([.A571];&quot;\d{1,3},&quot;)" office:value-type="string" office:string-value="340," calcext:value-type="string">
            <text:p>340,</text:p>
          </table:table-cell>
          <table:table-cell table:formula="of:=ORG.LIBREOFFICE.REGEX([.A571];&quot;,\d{1,3}&quot;)" office:value-type="string" office:string-value=",293" calcext:value-type="string">
            <text:p>,293</text:p>
          </table:table-cell>
          <table:table-cell table:formula="of:=ORG.LIBREOFFICE.REGEX([.C571];&quot;\d{1,3}&quot;)" office:value-type="string" office:string-value="340" calcext:value-type="string">
            <text:p>340</text:p>
          </table:table-cell>
          <table:table-cell table:formula="of:=ORG.LIBREOFFICE.REGEX([.D571];&quot;\d{1,3}&quot;)" office:value-type="string" office:string-value="293" calcext:value-type="string">
            <text:p>293</text:p>
          </table:table-cell>
          <table:table-cell table:formula="of:=IF([.B571]=1;[.E571]*[.F571])" office:value-type="float" office:value="99620" calcext:value-type="float">
            <text:p>99620</text:p>
          </table:table-cell>
          <table:table-cell table:formula="of:=IF(ISNUMBER([.G571]);[.G571];0)" office:value-type="float" office:value="99620" calcext:value-type="float">
            <text:p>996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9,91)</text:p>
          </table:table-cell>
          <table:table-cell table:formula="of:=IF([.A572]=&quot;do()&quot;;TRUE();IF([.A572]=&quot;don't()&quot;;FALSE();IF([.B571]=1;TRUE();FALSE())))" office:value-type="boolean" office:boolean-value="true" calcext:value-type="boolean">
            <text:p>WAHR</text:p>
          </table:table-cell>
          <table:table-cell table:formula="of:=ORG.LIBREOFFICE.REGEX([.A572];&quot;\d{1,3},&quot;)" office:value-type="string" office:string-value="759," calcext:value-type="string">
            <text:p>759,</text:p>
          </table:table-cell>
          <table:table-cell table:formula="of:=ORG.LIBREOFFICE.REGEX([.A572];&quot;,\d{1,3}&quot;)" office:value-type="string" office:string-value=",91" calcext:value-type="string">
            <text:p>,91</text:p>
          </table:table-cell>
          <table:table-cell table:formula="of:=ORG.LIBREOFFICE.REGEX([.C572];&quot;\d{1,3}&quot;)" office:value-type="string" office:string-value="759" calcext:value-type="string">
            <text:p>759</text:p>
          </table:table-cell>
          <table:table-cell table:formula="of:=ORG.LIBREOFFICE.REGEX([.D572];&quot;\d{1,3}&quot;)" office:value-type="string" office:string-value="91" calcext:value-type="string">
            <text:p>91</text:p>
          </table:table-cell>
          <table:table-cell table:formula="of:=IF([.B572]=1;[.E572]*[.F572])" office:value-type="float" office:value="69069" calcext:value-type="float">
            <text:p>69069</text:p>
          </table:table-cell>
          <table:table-cell table:formula="of:=IF(ISNUMBER([.G572]);[.G572];0)" office:value-type="float" office:value="69069" calcext:value-type="float">
            <text:p>69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1,471)</text:p>
          </table:table-cell>
          <table:table-cell table:formula="of:=IF([.A573]=&quot;do()&quot;;TRUE();IF([.A573]=&quot;don't()&quot;;FALSE();IF([.B572]=1;TRUE();FALSE())))" office:value-type="boolean" office:boolean-value="true" calcext:value-type="boolean">
            <text:p>WAHR</text:p>
          </table:table-cell>
          <table:table-cell table:formula="of:=ORG.LIBREOFFICE.REGEX([.A573];&quot;\d{1,3},&quot;)" office:value-type="string" office:string-value="831," calcext:value-type="string">
            <text:p>831,</text:p>
          </table:table-cell>
          <table:table-cell table:formula="of:=ORG.LIBREOFFICE.REGEX([.A573];&quot;,\d{1,3}&quot;)" office:value-type="string" office:string-value=",471" calcext:value-type="string">
            <text:p>,471</text:p>
          </table:table-cell>
          <table:table-cell table:formula="of:=ORG.LIBREOFFICE.REGEX([.C573];&quot;\d{1,3}&quot;)" office:value-type="string" office:string-value="831" calcext:value-type="string">
            <text:p>831</text:p>
          </table:table-cell>
          <table:table-cell table:formula="of:=ORG.LIBREOFFICE.REGEX([.D573];&quot;\d{1,3}&quot;)" office:value-type="string" office:string-value="471" calcext:value-type="string">
            <text:p>471</text:p>
          </table:table-cell>
          <table:table-cell table:formula="of:=IF([.B573]=1;[.E573]*[.F573])" office:value-type="float" office:value="391401" calcext:value-type="float">
            <text:p>391401</text:p>
          </table:table-cell>
          <table:table-cell table:formula="of:=IF(ISNUMBER([.G573]);[.G573];0)" office:value-type="float" office:value="391401" calcext:value-type="float">
            <text:p>3914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3,622)</text:p>
          </table:table-cell>
          <table:table-cell table:formula="of:=IF([.A574]=&quot;do()&quot;;TRUE();IF([.A574]=&quot;don't()&quot;;FALSE();IF([.B573]=1;TRUE();FALSE())))" office:value-type="boolean" office:boolean-value="true" calcext:value-type="boolean">
            <text:p>WAHR</text:p>
          </table:table-cell>
          <table:table-cell table:formula="of:=ORG.LIBREOFFICE.REGEX([.A574];&quot;\d{1,3},&quot;)" office:value-type="string" office:string-value="703," calcext:value-type="string">
            <text:p>703,</text:p>
          </table:table-cell>
          <table:table-cell table:formula="of:=ORG.LIBREOFFICE.REGEX([.A574];&quot;,\d{1,3}&quot;)" office:value-type="string" office:string-value=",622" calcext:value-type="string">
            <text:p>,622</text:p>
          </table:table-cell>
          <table:table-cell table:formula="of:=ORG.LIBREOFFICE.REGEX([.C574];&quot;\d{1,3}&quot;)" office:value-type="string" office:string-value="703" calcext:value-type="string">
            <text:p>703</text:p>
          </table:table-cell>
          <table:table-cell table:formula="of:=ORG.LIBREOFFICE.REGEX([.D574];&quot;\d{1,3}&quot;)" office:value-type="string" office:string-value="622" calcext:value-type="string">
            <text:p>622</text:p>
          </table:table-cell>
          <table:table-cell table:formula="of:=IF([.B574]=1;[.E574]*[.F574])" office:value-type="float" office:value="437266" calcext:value-type="float">
            <text:p>437266</text:p>
          </table:table-cell>
          <table:table-cell table:formula="of:=IF(ISNUMBER([.G574]);[.G574];0)" office:value-type="float" office:value="437266" calcext:value-type="float">
            <text:p>4372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36,215)</text:p>
          </table:table-cell>
          <table:table-cell table:formula="of:=IF([.A575]=&quot;do()&quot;;TRUE();IF([.A575]=&quot;don't()&quot;;FALSE();IF([.B574]=1;TRUE();FALSE())))" office:value-type="boolean" office:boolean-value="true" calcext:value-type="boolean">
            <text:p>WAHR</text:p>
          </table:table-cell>
          <table:table-cell table:formula="of:=ORG.LIBREOFFICE.REGEX([.A575];&quot;\d{1,3},&quot;)" office:value-type="string" office:string-value="936," calcext:value-type="string">
            <text:p>936,</text:p>
          </table:table-cell>
          <table:table-cell table:formula="of:=ORG.LIBREOFFICE.REGEX([.A575];&quot;,\d{1,3}&quot;)" office:value-type="string" office:string-value=",215" calcext:value-type="string">
            <text:p>,215</text:p>
          </table:table-cell>
          <table:table-cell table:formula="of:=ORG.LIBREOFFICE.REGEX([.C575];&quot;\d{1,3}&quot;)" office:value-type="string" office:string-value="936" calcext:value-type="string">
            <text:p>936</text:p>
          </table:table-cell>
          <table:table-cell table:formula="of:=ORG.LIBREOFFICE.REGEX([.D575];&quot;\d{1,3}&quot;)" office:value-type="string" office:string-value="215" calcext:value-type="string">
            <text:p>215</text:p>
          </table:table-cell>
          <table:table-cell table:formula="of:=IF([.B575]=1;[.E575]*[.F575])" office:value-type="float" office:value="201240" calcext:value-type="float">
            <text:p>201240</text:p>
          </table:table-cell>
          <table:table-cell table:formula="of:=IF(ISNUMBER([.G575]);[.G575];0)" office:value-type="float" office:value="201240" calcext:value-type="float">
            <text:p>2012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5,207)</text:p>
          </table:table-cell>
          <table:table-cell table:formula="of:=IF([.A576]=&quot;do()&quot;;TRUE();IF([.A576]=&quot;don't()&quot;;FALSE();IF([.B575]=1;TRUE();FALSE())))" office:value-type="boolean" office:boolean-value="true" calcext:value-type="boolean">
            <text:p>WAHR</text:p>
          </table:table-cell>
          <table:table-cell table:formula="of:=ORG.LIBREOFFICE.REGEX([.A576];&quot;\d{1,3},&quot;)" office:value-type="string" office:string-value="615," calcext:value-type="string">
            <text:p>615,</text:p>
          </table:table-cell>
          <table:table-cell table:formula="of:=ORG.LIBREOFFICE.REGEX([.A576];&quot;,\d{1,3}&quot;)" office:value-type="string" office:string-value=",207" calcext:value-type="string">
            <text:p>,207</text:p>
          </table:table-cell>
          <table:table-cell table:formula="of:=ORG.LIBREOFFICE.REGEX([.C576];&quot;\d{1,3}&quot;)" office:value-type="string" office:string-value="615" calcext:value-type="string">
            <text:p>615</text:p>
          </table:table-cell>
          <table:table-cell table:formula="of:=ORG.LIBREOFFICE.REGEX([.D576];&quot;\d{1,3}&quot;)" office:value-type="string" office:string-value="207" calcext:value-type="string">
            <text:p>207</text:p>
          </table:table-cell>
          <table:table-cell table:formula="of:=IF([.B576]=1;[.E576]*[.F576])" office:value-type="float" office:value="127305" calcext:value-type="float">
            <text:p>127305</text:p>
          </table:table-cell>
          <table:table-cell table:formula="of:=IF(ISNUMBER([.G576]);[.G576];0)" office:value-type="float" office:value="127305" calcext:value-type="float">
            <text:p>1273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2,445)</text:p>
          </table:table-cell>
          <table:table-cell table:formula="of:=IF([.A577]=&quot;do()&quot;;TRUE();IF([.A577]=&quot;don't()&quot;;FALSE();IF([.B576]=1;TRUE();FALSE())))" office:value-type="boolean" office:boolean-value="true" calcext:value-type="boolean">
            <text:p>WAHR</text:p>
          </table:table-cell>
          <table:table-cell table:formula="of:=ORG.LIBREOFFICE.REGEX([.A577];&quot;\d{1,3},&quot;)" office:value-type="string" office:string-value="662," calcext:value-type="string">
            <text:p>662,</text:p>
          </table:table-cell>
          <table:table-cell table:formula="of:=ORG.LIBREOFFICE.REGEX([.A577];&quot;,\d{1,3}&quot;)" office:value-type="string" office:string-value=",445" calcext:value-type="string">
            <text:p>,445</text:p>
          </table:table-cell>
          <table:table-cell table:formula="of:=ORG.LIBREOFFICE.REGEX([.C577];&quot;\d{1,3}&quot;)" office:value-type="string" office:string-value="662" calcext:value-type="string">
            <text:p>662</text:p>
          </table:table-cell>
          <table:table-cell table:formula="of:=ORG.LIBREOFFICE.REGEX([.D577];&quot;\d{1,3}&quot;)" office:value-type="string" office:string-value="445" calcext:value-type="string">
            <text:p>445</text:p>
          </table:table-cell>
          <table:table-cell table:formula="of:=IF([.B577]=1;[.E577]*[.F577])" office:value-type="float" office:value="294590" calcext:value-type="float">
            <text:p>294590</text:p>
          </table:table-cell>
          <table:table-cell table:formula="of:=IF(ISNUMBER([.G577]);[.G577];0)" office:value-type="float" office:value="294590" calcext:value-type="float">
            <text:p>2945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,612)</text:p>
          </table:table-cell>
          <table:table-cell table:formula="of:=IF([.A578]=&quot;do()&quot;;TRUE();IF([.A578]=&quot;don't()&quot;;FALSE();IF([.B577]=1;TRUE();FALSE())))" office:value-type="boolean" office:boolean-value="true" calcext:value-type="boolean">
            <text:p>WAHR</text:p>
          </table:table-cell>
          <table:table-cell table:formula="of:=ORG.LIBREOFFICE.REGEX([.A578];&quot;\d{1,3},&quot;)" office:value-type="string" office:string-value="21," calcext:value-type="string">
            <text:p>21,</text:p>
          </table:table-cell>
          <table:table-cell table:formula="of:=ORG.LIBREOFFICE.REGEX([.A578];&quot;,\d{1,3}&quot;)" office:value-type="string" office:string-value=",612" calcext:value-type="string">
            <text:p>,612</text:p>
          </table:table-cell>
          <table:table-cell table:formula="of:=ORG.LIBREOFFICE.REGEX([.C578];&quot;\d{1,3}&quot;)" office:value-type="string" office:string-value="21" calcext:value-type="string">
            <text:p>21</text:p>
          </table:table-cell>
          <table:table-cell table:formula="of:=ORG.LIBREOFFICE.REGEX([.D578];&quot;\d{1,3}&quot;)" office:value-type="string" office:string-value="612" calcext:value-type="string">
            <text:p>612</text:p>
          </table:table-cell>
          <table:table-cell table:formula="of:=IF([.B578]=1;[.E578]*[.F578])" office:value-type="float" office:value="12852" calcext:value-type="float">
            <text:p>12852</text:p>
          </table:table-cell>
          <table:table-cell table:formula="of:=IF(ISNUMBER([.G578]);[.G578];0)" office:value-type="float" office:value="12852" calcext:value-type="float">
            <text:p>128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44,583)</text:p>
          </table:table-cell>
          <table:table-cell table:formula="of:=IF([.A579]=&quot;do()&quot;;TRUE();IF([.A579]=&quot;don't()&quot;;FALSE();IF([.B578]=1;TRUE();FALSE())))" office:value-type="boolean" office:boolean-value="true" calcext:value-type="boolean">
            <text:p>WAHR</text:p>
          </table:table-cell>
          <table:table-cell table:formula="of:=ORG.LIBREOFFICE.REGEX([.A579];&quot;\d{1,3},&quot;)" office:value-type="string" office:string-value="144," calcext:value-type="string">
            <text:p>144,</text:p>
          </table:table-cell>
          <table:table-cell table:formula="of:=ORG.LIBREOFFICE.REGEX([.A579];&quot;,\d{1,3}&quot;)" office:value-type="string" office:string-value=",583" calcext:value-type="string">
            <text:p>,583</text:p>
          </table:table-cell>
          <table:table-cell table:formula="of:=ORG.LIBREOFFICE.REGEX([.C579];&quot;\d{1,3}&quot;)" office:value-type="string" office:string-value="144" calcext:value-type="string">
            <text:p>144</text:p>
          </table:table-cell>
          <table:table-cell table:formula="of:=ORG.LIBREOFFICE.REGEX([.D579];&quot;\d{1,3}&quot;)" office:value-type="string" office:string-value="583" calcext:value-type="string">
            <text:p>583</text:p>
          </table:table-cell>
          <table:table-cell table:formula="of:=IF([.B579]=1;[.E579]*[.F579])" office:value-type="float" office:value="83952" calcext:value-type="float">
            <text:p>83952</text:p>
          </table:table-cell>
          <table:table-cell table:formula="of:=IF(ISNUMBER([.G579]);[.G579];0)" office:value-type="float" office:value="83952" calcext:value-type="float">
            <text:p>839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0,542)</text:p>
          </table:table-cell>
          <table:table-cell table:formula="of:=IF([.A580]=&quot;do()&quot;;TRUE();IF([.A580]=&quot;don't()&quot;;FALSE();IF([.B579]=1;TRUE();FALSE())))" office:value-type="boolean" office:boolean-value="true" calcext:value-type="boolean">
            <text:p>WAHR</text:p>
          </table:table-cell>
          <table:table-cell table:formula="of:=ORG.LIBREOFFICE.REGEX([.A580];&quot;\d{1,3},&quot;)" office:value-type="string" office:string-value="210," calcext:value-type="string">
            <text:p>210,</text:p>
          </table:table-cell>
          <table:table-cell table:formula="of:=ORG.LIBREOFFICE.REGEX([.A580];&quot;,\d{1,3}&quot;)" office:value-type="string" office:string-value=",542" calcext:value-type="string">
            <text:p>,542</text:p>
          </table:table-cell>
          <table:table-cell table:formula="of:=ORG.LIBREOFFICE.REGEX([.C580];&quot;\d{1,3}&quot;)" office:value-type="string" office:string-value="210" calcext:value-type="string">
            <text:p>210</text:p>
          </table:table-cell>
          <table:table-cell table:formula="of:=ORG.LIBREOFFICE.REGEX([.D580];&quot;\d{1,3}&quot;)" office:value-type="string" office:string-value="542" calcext:value-type="string">
            <text:p>542</text:p>
          </table:table-cell>
          <table:table-cell table:formula="of:=IF([.B580]=1;[.E580]*[.F580])" office:value-type="float" office:value="113820" calcext:value-type="float">
            <text:p>113820</text:p>
          </table:table-cell>
          <table:table-cell table:formula="of:=IF(ISNUMBER([.G580]);[.G580];0)" office:value-type="float" office:value="113820" calcext:value-type="float">
            <text:p>1138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581]=&quot;do()&quot;;TRUE();IF([.A581]=&quot;don't()&quot;;FALSE();IF([.B580]=1;TRUE();FALSE())))" office:value-type="boolean" office:boolean-value="false" calcext:value-type="boolean">
            <text:p>FALSCH</text:p>
          </table:table-cell>
          <table:table-cell table:formula="of:=ORG.LIBREOFFICE.REGEX([.A581];&quot;\d{1,3},&quot;)" office:value-type="string" office:string-value="" calcext:value-type="error">
            <text:p>#N/A</text:p>
          </table:table-cell>
          <table:table-cell table:formula="of:=ORG.LIBREOFFICE.REGEX([.A581];&quot;,\d{1,3}&quot;)" office:value-type="string" office:string-value="" calcext:value-type="error">
            <text:p>#N/A</text:p>
          </table:table-cell>
          <table:table-cell table:formula="of:=ORG.LIBREOFFICE.REGEX([.C581];&quot;\d{1,3}&quot;)" office:value-type="string" office:string-value="" calcext:value-type="error">
            <text:p>#N/A</text:p>
          </table:table-cell>
          <table:table-cell table:formula="of:=ORG.LIBREOFFICE.REGEX([.D581];&quot;\d{1,3}&quot;)" office:value-type="string" office:string-value="" calcext:value-type="error">
            <text:p>#N/A</text:p>
          </table:table-cell>
          <table:table-cell table:formula="of:=IF([.B581]=1;[.E581]*[.F581])" office:value-type="float" office:value="0" calcext:value-type="float">
            <text:p>0</text:p>
          </table:table-cell>
          <table:table-cell table:formula="of:=IF(ISNUMBER([.G581]);[.G58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5,106)</text:p>
          </table:table-cell>
          <table:table-cell table:formula="of:=IF([.A582]=&quot;do()&quot;;TRUE();IF([.A582]=&quot;don't()&quot;;FALSE();IF([.B581]=1;TRUE();FALSE())))" office:value-type="boolean" office:boolean-value="false" calcext:value-type="boolean">
            <text:p>FALSCH</text:p>
          </table:table-cell>
          <table:table-cell table:formula="of:=ORG.LIBREOFFICE.REGEX([.A582];&quot;\d{1,3},&quot;)" office:value-type="string" office:string-value="305," calcext:value-type="string">
            <text:p>305,</text:p>
          </table:table-cell>
          <table:table-cell table:formula="of:=ORG.LIBREOFFICE.REGEX([.A582];&quot;,\d{1,3}&quot;)" office:value-type="string" office:string-value=",106" calcext:value-type="string">
            <text:p>,106</text:p>
          </table:table-cell>
          <table:table-cell table:formula="of:=ORG.LIBREOFFICE.REGEX([.C582];&quot;\d{1,3}&quot;)" office:value-type="string" office:string-value="305" calcext:value-type="string">
            <text:p>305</text:p>
          </table:table-cell>
          <table:table-cell table:formula="of:=ORG.LIBREOFFICE.REGEX([.D582];&quot;\d{1,3}&quot;)" office:value-type="string" office:string-value="106" calcext:value-type="string">
            <text:p>106</text:p>
          </table:table-cell>
          <table:table-cell table:formula="of:=IF([.B582]=1;[.E582]*[.F582])" office:value-type="float" office:value="0" calcext:value-type="float">
            <text:p>0</text:p>
          </table:table-cell>
          <table:table-cell table:formula="of:=IF(ISNUMBER([.G582]);[.G58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83]=&quot;do()&quot;;TRUE();IF([.A583]=&quot;don't()&quot;;FALSE();IF([.B582]=1;TRUE();FALSE())))" office:value-type="boolean" office:boolean-value="true" calcext:value-type="boolean">
            <text:p>WAHR</text:p>
          </table:table-cell>
          <table:table-cell table:formula="of:=ORG.LIBREOFFICE.REGEX([.A583];&quot;\d{1,3},&quot;)" office:value-type="string" office:string-value="" calcext:value-type="error">
            <text:p>#N/A</text:p>
          </table:table-cell>
          <table:table-cell table:formula="of:=ORG.LIBREOFFICE.REGEX([.A583];&quot;,\d{1,3}&quot;)" office:value-type="string" office:string-value="" calcext:value-type="error">
            <text:p>#N/A</text:p>
          </table:table-cell>
          <table:table-cell table:formula="of:=ORG.LIBREOFFICE.REGEX([.C583];&quot;\d{1,3}&quot;)" office:value-type="string" office:string-value="" calcext:value-type="error">
            <text:p>#N/A</text:p>
          </table:table-cell>
          <table:table-cell table:formula="of:=ORG.LIBREOFFICE.REGEX([.D583];&quot;\d{1,3}&quot;)" office:value-type="string" office:string-value="" calcext:value-type="error">
            <text:p>#N/A</text:p>
          </table:table-cell>
          <table:table-cell table:formula="of:=IF([.B583]=1;[.E583]*[.F583])" office:value-type="string" office:string-value="" calcext:value-type="error">
            <text:p>#N/A</text:p>
          </table:table-cell>
          <table:table-cell table:formula="of:=IF(ISNUMBER([.G583]);[.G58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8,660)</text:p>
          </table:table-cell>
          <table:table-cell table:formula="of:=IF([.A584]=&quot;do()&quot;;TRUE();IF([.A584]=&quot;don't()&quot;;FALSE();IF([.B583]=1;TRUE();FALSE())))" office:value-type="boolean" office:boolean-value="true" calcext:value-type="boolean">
            <text:p>WAHR</text:p>
          </table:table-cell>
          <table:table-cell table:formula="of:=ORG.LIBREOFFICE.REGEX([.A584];&quot;\d{1,3},&quot;)" office:value-type="string" office:string-value="318," calcext:value-type="string">
            <text:p>318,</text:p>
          </table:table-cell>
          <table:table-cell table:formula="of:=ORG.LIBREOFFICE.REGEX([.A584];&quot;,\d{1,3}&quot;)" office:value-type="string" office:string-value=",660" calcext:value-type="string">
            <text:p>,660</text:p>
          </table:table-cell>
          <table:table-cell table:formula="of:=ORG.LIBREOFFICE.REGEX([.C584];&quot;\d{1,3}&quot;)" office:value-type="string" office:string-value="318" calcext:value-type="string">
            <text:p>318</text:p>
          </table:table-cell>
          <table:table-cell table:formula="of:=ORG.LIBREOFFICE.REGEX([.D584];&quot;\d{1,3}&quot;)" office:value-type="string" office:string-value="660" calcext:value-type="string">
            <text:p>660</text:p>
          </table:table-cell>
          <table:table-cell table:formula="of:=IF([.B584]=1;[.E584]*[.F584])" office:value-type="float" office:value="209880" calcext:value-type="float">
            <text:p>209880</text:p>
          </table:table-cell>
          <table:table-cell table:formula="of:=IF(ISNUMBER([.G584]);[.G584];0)" office:value-type="float" office:value="209880" calcext:value-type="float">
            <text:p>2098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9,949)</text:p>
          </table:table-cell>
          <table:table-cell table:formula="of:=IF([.A585]=&quot;do()&quot;;TRUE();IF([.A585]=&quot;don't()&quot;;FALSE();IF([.B584]=1;TRUE();FALSE())))" office:value-type="boolean" office:boolean-value="true" calcext:value-type="boolean">
            <text:p>WAHR</text:p>
          </table:table-cell>
          <table:table-cell table:formula="of:=ORG.LIBREOFFICE.REGEX([.A585];&quot;\d{1,3},&quot;)" office:value-type="string" office:string-value="589," calcext:value-type="string">
            <text:p>589,</text:p>
          </table:table-cell>
          <table:table-cell table:formula="of:=ORG.LIBREOFFICE.REGEX([.A585];&quot;,\d{1,3}&quot;)" office:value-type="string" office:string-value=",949" calcext:value-type="string">
            <text:p>,949</text:p>
          </table:table-cell>
          <table:table-cell table:formula="of:=ORG.LIBREOFFICE.REGEX([.C585];&quot;\d{1,3}&quot;)" office:value-type="string" office:string-value="589" calcext:value-type="string">
            <text:p>589</text:p>
          </table:table-cell>
          <table:table-cell table:formula="of:=ORG.LIBREOFFICE.REGEX([.D585];&quot;\d{1,3}&quot;)" office:value-type="string" office:string-value="949" calcext:value-type="string">
            <text:p>949</text:p>
          </table:table-cell>
          <table:table-cell table:formula="of:=IF([.B585]=1;[.E585]*[.F585])" office:value-type="float" office:value="558961" calcext:value-type="float">
            <text:p>558961</text:p>
          </table:table-cell>
          <table:table-cell table:formula="of:=IF(ISNUMBER([.G585]);[.G585];0)" office:value-type="float" office:value="558961" calcext:value-type="float">
            <text:p>5589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586]=&quot;do()&quot;;TRUE();IF([.A586]=&quot;don't()&quot;;FALSE();IF([.B585]=1;TRUE();FALSE())))" office:value-type="boolean" office:boolean-value="true" calcext:value-type="boolean">
            <text:p>WAHR</text:p>
          </table:table-cell>
          <table:table-cell table:formula="of:=ORG.LIBREOFFICE.REGEX([.A586];&quot;\d{1,3},&quot;)" office:value-type="string" office:string-value="" calcext:value-type="error">
            <text:p>#N/A</text:p>
          </table:table-cell>
          <table:table-cell table:formula="of:=ORG.LIBREOFFICE.REGEX([.A586];&quot;,\d{1,3}&quot;)" office:value-type="string" office:string-value="" calcext:value-type="error">
            <text:p>#N/A</text:p>
          </table:table-cell>
          <table:table-cell table:formula="of:=ORG.LIBREOFFICE.REGEX([.C586];&quot;\d{1,3}&quot;)" office:value-type="string" office:string-value="" calcext:value-type="error">
            <text:p>#N/A</text:p>
          </table:table-cell>
          <table:table-cell table:formula="of:=ORG.LIBREOFFICE.REGEX([.D586];&quot;\d{1,3}&quot;)" office:value-type="string" office:string-value="" calcext:value-type="error">
            <text:p>#N/A</text:p>
          </table:table-cell>
          <table:table-cell table:formula="of:=IF([.B586]=1;[.E586]*[.F586])" office:value-type="string" office:string-value="" calcext:value-type="error">
            <text:p>#N/A</text:p>
          </table:table-cell>
          <table:table-cell table:formula="of:=IF(ISNUMBER([.G586]);[.G58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5,593)</text:p>
          </table:table-cell>
          <table:table-cell table:formula="of:=IF([.A587]=&quot;do()&quot;;TRUE();IF([.A587]=&quot;don't()&quot;;FALSE();IF([.B586]=1;TRUE();FALSE())))" office:value-type="boolean" office:boolean-value="true" calcext:value-type="boolean">
            <text:p>WAHR</text:p>
          </table:table-cell>
          <table:table-cell table:formula="of:=ORG.LIBREOFFICE.REGEX([.A587];&quot;\d{1,3},&quot;)" office:value-type="string" office:string-value="455," calcext:value-type="string">
            <text:p>455,</text:p>
          </table:table-cell>
          <table:table-cell table:formula="of:=ORG.LIBREOFFICE.REGEX([.A587];&quot;,\d{1,3}&quot;)" office:value-type="string" office:string-value=",593" calcext:value-type="string">
            <text:p>,593</text:p>
          </table:table-cell>
          <table:table-cell table:formula="of:=ORG.LIBREOFFICE.REGEX([.C587];&quot;\d{1,3}&quot;)" office:value-type="string" office:string-value="455" calcext:value-type="string">
            <text:p>455</text:p>
          </table:table-cell>
          <table:table-cell table:formula="of:=ORG.LIBREOFFICE.REGEX([.D587];&quot;\d{1,3}&quot;)" office:value-type="string" office:string-value="593" calcext:value-type="string">
            <text:p>593</text:p>
          </table:table-cell>
          <table:table-cell table:formula="of:=IF([.B587]=1;[.E587]*[.F587])" office:value-type="float" office:value="269815" calcext:value-type="float">
            <text:p>269815</text:p>
          </table:table-cell>
          <table:table-cell table:formula="of:=IF(ISNUMBER([.G587]);[.G587];0)" office:value-type="float" office:value="269815" calcext:value-type="float">
            <text:p>2698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71,828)</text:p>
          </table:table-cell>
          <table:table-cell table:formula="of:=IF([.A588]=&quot;do()&quot;;TRUE();IF([.A588]=&quot;don't()&quot;;FALSE();IF([.B587]=1;TRUE();FALSE())))" office:value-type="boolean" office:boolean-value="true" calcext:value-type="boolean">
            <text:p>WAHR</text:p>
          </table:table-cell>
          <table:table-cell table:formula="of:=ORG.LIBREOFFICE.REGEX([.A588];&quot;\d{1,3},&quot;)" office:value-type="string" office:string-value="371," calcext:value-type="string">
            <text:p>371,</text:p>
          </table:table-cell>
          <table:table-cell table:formula="of:=ORG.LIBREOFFICE.REGEX([.A588];&quot;,\d{1,3}&quot;)" office:value-type="string" office:string-value=",828" calcext:value-type="string">
            <text:p>,828</text:p>
          </table:table-cell>
          <table:table-cell table:formula="of:=ORG.LIBREOFFICE.REGEX([.C588];&quot;\d{1,3}&quot;)" office:value-type="string" office:string-value="371" calcext:value-type="string">
            <text:p>371</text:p>
          </table:table-cell>
          <table:table-cell table:formula="of:=ORG.LIBREOFFICE.REGEX([.D588];&quot;\d{1,3}&quot;)" office:value-type="string" office:string-value="828" calcext:value-type="string">
            <text:p>828</text:p>
          </table:table-cell>
          <table:table-cell table:formula="of:=IF([.B588]=1;[.E588]*[.F588])" office:value-type="float" office:value="307188" calcext:value-type="float">
            <text:p>307188</text:p>
          </table:table-cell>
          <table:table-cell table:formula="of:=IF(ISNUMBER([.G588]);[.G588];0)" office:value-type="float" office:value="307188" calcext:value-type="float">
            <text:p>3071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8,225)</text:p>
          </table:table-cell>
          <table:table-cell table:formula="of:=IF([.A589]=&quot;do()&quot;;TRUE();IF([.A589]=&quot;don't()&quot;;FALSE();IF([.B588]=1;TRUE();FALSE())))" office:value-type="boolean" office:boolean-value="true" calcext:value-type="boolean">
            <text:p>WAHR</text:p>
          </table:table-cell>
          <table:table-cell table:formula="of:=ORG.LIBREOFFICE.REGEX([.A589];&quot;\d{1,3},&quot;)" office:value-type="string" office:string-value="318," calcext:value-type="string">
            <text:p>318,</text:p>
          </table:table-cell>
          <table:table-cell table:formula="of:=ORG.LIBREOFFICE.REGEX([.A589];&quot;,\d{1,3}&quot;)" office:value-type="string" office:string-value=",225" calcext:value-type="string">
            <text:p>,225</text:p>
          </table:table-cell>
          <table:table-cell table:formula="of:=ORG.LIBREOFFICE.REGEX([.C589];&quot;\d{1,3}&quot;)" office:value-type="string" office:string-value="318" calcext:value-type="string">
            <text:p>318</text:p>
          </table:table-cell>
          <table:table-cell table:formula="of:=ORG.LIBREOFFICE.REGEX([.D589];&quot;\d{1,3}&quot;)" office:value-type="string" office:string-value="225" calcext:value-type="string">
            <text:p>225</text:p>
          </table:table-cell>
          <table:table-cell table:formula="of:=IF([.B589]=1;[.E589]*[.F589])" office:value-type="float" office:value="71550" calcext:value-type="float">
            <text:p>71550</text:p>
          </table:table-cell>
          <table:table-cell table:formula="of:=IF(ISNUMBER([.G589]);[.G589];0)" office:value-type="float" office:value="71550" calcext:value-type="float">
            <text:p>715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6,5)</text:p>
          </table:table-cell>
          <table:table-cell table:formula="of:=IF([.A590]=&quot;do()&quot;;TRUE();IF([.A590]=&quot;don't()&quot;;FALSE();IF([.B589]=1;TRUE();FALSE())))" office:value-type="boolean" office:boolean-value="true" calcext:value-type="boolean">
            <text:p>WAHR</text:p>
          </table:table-cell>
          <table:table-cell table:formula="of:=ORG.LIBREOFFICE.REGEX([.A590];&quot;\d{1,3},&quot;)" office:value-type="string" office:string-value="816," calcext:value-type="string">
            <text:p>816,</text:p>
          </table:table-cell>
          <table:table-cell table:formula="of:=ORG.LIBREOFFICE.REGEX([.A590];&quot;,\d{1,3}&quot;)" office:value-type="string" office:string-value=",5" calcext:value-type="string">
            <text:p>,5</text:p>
          </table:table-cell>
          <table:table-cell table:formula="of:=ORG.LIBREOFFICE.REGEX([.C590];&quot;\d{1,3}&quot;)" office:value-type="string" office:string-value="816" calcext:value-type="string">
            <text:p>816</text:p>
          </table:table-cell>
          <table:table-cell table:formula="of:=ORG.LIBREOFFICE.REGEX([.D590];&quot;\d{1,3}&quot;)" office:value-type="string" office:string-value="5" calcext:value-type="string">
            <text:p>5</text:p>
          </table:table-cell>
          <table:table-cell table:formula="of:=IF([.B590]=1;[.E590]*[.F590])" office:value-type="float" office:value="4080" calcext:value-type="float">
            <text:p>4080</text:p>
          </table:table-cell>
          <table:table-cell table:formula="of:=IF(ISNUMBER([.G590]);[.G590];0)" office:value-type="float" office:value="4080" calcext:value-type="float">
            <text:p>40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63,524)</text:p>
          </table:table-cell>
          <table:table-cell table:formula="of:=IF([.A591]=&quot;do()&quot;;TRUE();IF([.A591]=&quot;don't()&quot;;FALSE();IF([.B590]=1;TRUE();FALSE())))" office:value-type="boolean" office:boolean-value="true" calcext:value-type="boolean">
            <text:p>WAHR</text:p>
          </table:table-cell>
          <table:table-cell table:formula="of:=ORG.LIBREOFFICE.REGEX([.A591];&quot;\d{1,3},&quot;)" office:value-type="string" office:string-value="363," calcext:value-type="string">
            <text:p>363,</text:p>
          </table:table-cell>
          <table:table-cell table:formula="of:=ORG.LIBREOFFICE.REGEX([.A591];&quot;,\d{1,3}&quot;)" office:value-type="string" office:string-value=",524" calcext:value-type="string">
            <text:p>,524</text:p>
          </table:table-cell>
          <table:table-cell table:formula="of:=ORG.LIBREOFFICE.REGEX([.C591];&quot;\d{1,3}&quot;)" office:value-type="string" office:string-value="363" calcext:value-type="string">
            <text:p>363</text:p>
          </table:table-cell>
          <table:table-cell table:formula="of:=ORG.LIBREOFFICE.REGEX([.D591];&quot;\d{1,3}&quot;)" office:value-type="string" office:string-value="524" calcext:value-type="string">
            <text:p>524</text:p>
          </table:table-cell>
          <table:table-cell table:formula="of:=IF([.B591]=1;[.E591]*[.F591])" office:value-type="float" office:value="190212" calcext:value-type="float">
            <text:p>190212</text:p>
          </table:table-cell>
          <table:table-cell table:formula="of:=IF(ISNUMBER([.G591]);[.G591];0)" office:value-type="float" office:value="190212" calcext:value-type="float">
            <text:p>1902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0,821)</text:p>
          </table:table-cell>
          <table:table-cell table:formula="of:=IF([.A592]=&quot;do()&quot;;TRUE();IF([.A592]=&quot;don't()&quot;;FALSE();IF([.B591]=1;TRUE();FALSE())))" office:value-type="boolean" office:boolean-value="true" calcext:value-type="boolean">
            <text:p>WAHR</text:p>
          </table:table-cell>
          <table:table-cell table:formula="of:=ORG.LIBREOFFICE.REGEX([.A592];&quot;\d{1,3},&quot;)" office:value-type="string" office:string-value="580," calcext:value-type="string">
            <text:p>580,</text:p>
          </table:table-cell>
          <table:table-cell table:formula="of:=ORG.LIBREOFFICE.REGEX([.A592];&quot;,\d{1,3}&quot;)" office:value-type="string" office:string-value=",821" calcext:value-type="string">
            <text:p>,821</text:p>
          </table:table-cell>
          <table:table-cell table:formula="of:=ORG.LIBREOFFICE.REGEX([.C592];&quot;\d{1,3}&quot;)" office:value-type="string" office:string-value="580" calcext:value-type="string">
            <text:p>580</text:p>
          </table:table-cell>
          <table:table-cell table:formula="of:=ORG.LIBREOFFICE.REGEX([.D592];&quot;\d{1,3}&quot;)" office:value-type="string" office:string-value="821" calcext:value-type="string">
            <text:p>821</text:p>
          </table:table-cell>
          <table:table-cell table:formula="of:=IF([.B592]=1;[.E592]*[.F592])" office:value-type="float" office:value="476180" calcext:value-type="float">
            <text:p>476180</text:p>
          </table:table-cell>
          <table:table-cell table:formula="of:=IF(ISNUMBER([.G592]);[.G592];0)" office:value-type="float" office:value="476180" calcext:value-type="float">
            <text:p>4761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0,758)</text:p>
          </table:table-cell>
          <table:table-cell table:formula="of:=IF([.A593]=&quot;do()&quot;;TRUE();IF([.A593]=&quot;don't()&quot;;FALSE();IF([.B592]=1;TRUE();FALSE())))" office:value-type="boolean" office:boolean-value="true" calcext:value-type="boolean">
            <text:p>WAHR</text:p>
          </table:table-cell>
          <table:table-cell table:formula="of:=ORG.LIBREOFFICE.REGEX([.A593];&quot;\d{1,3},&quot;)" office:value-type="string" office:string-value="830," calcext:value-type="string">
            <text:p>830,</text:p>
          </table:table-cell>
          <table:table-cell table:formula="of:=ORG.LIBREOFFICE.REGEX([.A593];&quot;,\d{1,3}&quot;)" office:value-type="string" office:string-value=",758" calcext:value-type="string">
            <text:p>,758</text:p>
          </table:table-cell>
          <table:table-cell table:formula="of:=ORG.LIBREOFFICE.REGEX([.C593];&quot;\d{1,3}&quot;)" office:value-type="string" office:string-value="830" calcext:value-type="string">
            <text:p>830</text:p>
          </table:table-cell>
          <table:table-cell table:formula="of:=ORG.LIBREOFFICE.REGEX([.D593];&quot;\d{1,3}&quot;)" office:value-type="string" office:string-value="758" calcext:value-type="string">
            <text:p>758</text:p>
          </table:table-cell>
          <table:table-cell table:formula="of:=IF([.B593]=1;[.E593]*[.F593])" office:value-type="float" office:value="629140" calcext:value-type="float">
            <text:p>629140</text:p>
          </table:table-cell>
          <table:table-cell table:formula="of:=IF(ISNUMBER([.G593]);[.G593];0)" office:value-type="float" office:value="629140" calcext:value-type="float">
            <text:p>6291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87,428)</text:p>
          </table:table-cell>
          <table:table-cell table:formula="of:=IF([.A594]=&quot;do()&quot;;TRUE();IF([.A594]=&quot;don't()&quot;;FALSE();IF([.B593]=1;TRUE();FALSE())))" office:value-type="boolean" office:boolean-value="true" calcext:value-type="boolean">
            <text:p>WAHR</text:p>
          </table:table-cell>
          <table:table-cell table:formula="of:=ORG.LIBREOFFICE.REGEX([.A594];&quot;\d{1,3},&quot;)" office:value-type="string" office:string-value="787," calcext:value-type="string">
            <text:p>787,</text:p>
          </table:table-cell>
          <table:table-cell table:formula="of:=ORG.LIBREOFFICE.REGEX([.A594];&quot;,\d{1,3}&quot;)" office:value-type="string" office:string-value=",428" calcext:value-type="string">
            <text:p>,428</text:p>
          </table:table-cell>
          <table:table-cell table:formula="of:=ORG.LIBREOFFICE.REGEX([.C594];&quot;\d{1,3}&quot;)" office:value-type="string" office:string-value="787" calcext:value-type="string">
            <text:p>787</text:p>
          </table:table-cell>
          <table:table-cell table:formula="of:=ORG.LIBREOFFICE.REGEX([.D594];&quot;\d{1,3}&quot;)" office:value-type="string" office:string-value="428" calcext:value-type="string">
            <text:p>428</text:p>
          </table:table-cell>
          <table:table-cell table:formula="of:=IF([.B594]=1;[.E594]*[.F594])" office:value-type="float" office:value="336836" calcext:value-type="float">
            <text:p>336836</text:p>
          </table:table-cell>
          <table:table-cell table:formula="of:=IF(ISNUMBER([.G594]);[.G594];0)" office:value-type="float" office:value="336836" calcext:value-type="float">
            <text:p>3368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4,163)</text:p>
          </table:table-cell>
          <table:table-cell table:formula="of:=IF([.A595]=&quot;do()&quot;;TRUE();IF([.A595]=&quot;don't()&quot;;FALSE();IF([.B594]=1;TRUE();FALSE())))" office:value-type="boolean" office:boolean-value="true" calcext:value-type="boolean">
            <text:p>WAHR</text:p>
          </table:table-cell>
          <table:table-cell table:formula="of:=ORG.LIBREOFFICE.REGEX([.A595];&quot;\d{1,3},&quot;)" office:value-type="string" office:string-value="314," calcext:value-type="string">
            <text:p>314,</text:p>
          </table:table-cell>
          <table:table-cell table:formula="of:=ORG.LIBREOFFICE.REGEX([.A595];&quot;,\d{1,3}&quot;)" office:value-type="string" office:string-value=",163" calcext:value-type="string">
            <text:p>,163</text:p>
          </table:table-cell>
          <table:table-cell table:formula="of:=ORG.LIBREOFFICE.REGEX([.C595];&quot;\d{1,3}&quot;)" office:value-type="string" office:string-value="314" calcext:value-type="string">
            <text:p>314</text:p>
          </table:table-cell>
          <table:table-cell table:formula="of:=ORG.LIBREOFFICE.REGEX([.D595];&quot;\d{1,3}&quot;)" office:value-type="string" office:string-value="163" calcext:value-type="string">
            <text:p>163</text:p>
          </table:table-cell>
          <table:table-cell table:formula="of:=IF([.B595]=1;[.E595]*[.F595])" office:value-type="float" office:value="51182" calcext:value-type="float">
            <text:p>51182</text:p>
          </table:table-cell>
          <table:table-cell table:formula="of:=IF(ISNUMBER([.G595]);[.G595];0)" office:value-type="float" office:value="51182" calcext:value-type="float">
            <text:p>511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02,163)</text:p>
          </table:table-cell>
          <table:table-cell table:formula="of:=IF([.A596]=&quot;do()&quot;;TRUE();IF([.A596]=&quot;don't()&quot;;FALSE();IF([.B595]=1;TRUE();FALSE())))" office:value-type="boolean" office:boolean-value="true" calcext:value-type="boolean">
            <text:p>WAHR</text:p>
          </table:table-cell>
          <table:table-cell table:formula="of:=ORG.LIBREOFFICE.REGEX([.A596];&quot;\d{1,3},&quot;)" office:value-type="string" office:string-value="602," calcext:value-type="string">
            <text:p>602,</text:p>
          </table:table-cell>
          <table:table-cell table:formula="of:=ORG.LIBREOFFICE.REGEX([.A596];&quot;,\d{1,3}&quot;)" office:value-type="string" office:string-value=",163" calcext:value-type="string">
            <text:p>,163</text:p>
          </table:table-cell>
          <table:table-cell table:formula="of:=ORG.LIBREOFFICE.REGEX([.C596];&quot;\d{1,3}&quot;)" office:value-type="string" office:string-value="602" calcext:value-type="string">
            <text:p>602</text:p>
          </table:table-cell>
          <table:table-cell table:formula="of:=ORG.LIBREOFFICE.REGEX([.D596];&quot;\d{1,3}&quot;)" office:value-type="string" office:string-value="163" calcext:value-type="string">
            <text:p>163</text:p>
          </table:table-cell>
          <table:table-cell table:formula="of:=IF([.B596]=1;[.E596]*[.F596])" office:value-type="float" office:value="98126" calcext:value-type="float">
            <text:p>98126</text:p>
          </table:table-cell>
          <table:table-cell table:formula="of:=IF(ISNUMBER([.G596]);[.G596];0)" office:value-type="float" office:value="98126" calcext:value-type="float">
            <text:p>981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97,438)</text:p>
          </table:table-cell>
          <table:table-cell table:formula="of:=IF([.A597]=&quot;do()&quot;;TRUE();IF([.A597]=&quot;don't()&quot;;FALSE();IF([.B596]=1;TRUE();FALSE())))" office:value-type="boolean" office:boolean-value="true" calcext:value-type="boolean">
            <text:p>WAHR</text:p>
          </table:table-cell>
          <table:table-cell table:formula="of:=ORG.LIBREOFFICE.REGEX([.A597];&quot;\d{1,3},&quot;)" office:value-type="string" office:string-value="997," calcext:value-type="string">
            <text:p>997,</text:p>
          </table:table-cell>
          <table:table-cell table:formula="of:=ORG.LIBREOFFICE.REGEX([.A597];&quot;,\d{1,3}&quot;)" office:value-type="string" office:string-value=",438" calcext:value-type="string">
            <text:p>,438</text:p>
          </table:table-cell>
          <table:table-cell table:formula="of:=ORG.LIBREOFFICE.REGEX([.C597];&quot;\d{1,3}&quot;)" office:value-type="string" office:string-value="997" calcext:value-type="string">
            <text:p>997</text:p>
          </table:table-cell>
          <table:table-cell table:formula="of:=ORG.LIBREOFFICE.REGEX([.D597];&quot;\d{1,3}&quot;)" office:value-type="string" office:string-value="438" calcext:value-type="string">
            <text:p>438</text:p>
          </table:table-cell>
          <table:table-cell table:formula="of:=IF([.B597]=1;[.E597]*[.F597])" office:value-type="float" office:value="436686" calcext:value-type="float">
            <text:p>436686</text:p>
          </table:table-cell>
          <table:table-cell table:formula="of:=IF(ISNUMBER([.G597]);[.G597];0)" office:value-type="float" office:value="436686" calcext:value-type="float">
            <text:p>4366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46,865)</text:p>
          </table:table-cell>
          <table:table-cell table:formula="of:=IF([.A598]=&quot;do()&quot;;TRUE();IF([.A598]=&quot;don't()&quot;;FALSE();IF([.B597]=1;TRUE();FALSE())))" office:value-type="boolean" office:boolean-value="true" calcext:value-type="boolean">
            <text:p>WAHR</text:p>
          </table:table-cell>
          <table:table-cell table:formula="of:=ORG.LIBREOFFICE.REGEX([.A598];&quot;\d{1,3},&quot;)" office:value-type="string" office:string-value="746," calcext:value-type="string">
            <text:p>746,</text:p>
          </table:table-cell>
          <table:table-cell table:formula="of:=ORG.LIBREOFFICE.REGEX([.A598];&quot;,\d{1,3}&quot;)" office:value-type="string" office:string-value=",865" calcext:value-type="string">
            <text:p>,865</text:p>
          </table:table-cell>
          <table:table-cell table:formula="of:=ORG.LIBREOFFICE.REGEX([.C598];&quot;\d{1,3}&quot;)" office:value-type="string" office:string-value="746" calcext:value-type="string">
            <text:p>746</text:p>
          </table:table-cell>
          <table:table-cell table:formula="of:=ORG.LIBREOFFICE.REGEX([.D598];&quot;\d{1,3}&quot;)" office:value-type="string" office:string-value="865" calcext:value-type="string">
            <text:p>865</text:p>
          </table:table-cell>
          <table:table-cell table:formula="of:=IF([.B598]=1;[.E598]*[.F598])" office:value-type="float" office:value="645290" calcext:value-type="float">
            <text:p>645290</text:p>
          </table:table-cell>
          <table:table-cell table:formula="of:=IF(ISNUMBER([.G598]);[.G598];0)" office:value-type="float" office:value="645290" calcext:value-type="float">
            <text:p>6452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01,592)</text:p>
          </table:table-cell>
          <table:table-cell table:formula="of:=IF([.A599]=&quot;do()&quot;;TRUE();IF([.A599]=&quot;don't()&quot;;FALSE();IF([.B598]=1;TRUE();FALSE())))" office:value-type="boolean" office:boolean-value="true" calcext:value-type="boolean">
            <text:p>WAHR</text:p>
          </table:table-cell>
          <table:table-cell table:formula="of:=ORG.LIBREOFFICE.REGEX([.A599];&quot;\d{1,3},&quot;)" office:value-type="string" office:string-value="101," calcext:value-type="string">
            <text:p>101,</text:p>
          </table:table-cell>
          <table:table-cell table:formula="of:=ORG.LIBREOFFICE.REGEX([.A599];&quot;,\d{1,3}&quot;)" office:value-type="string" office:string-value=",592" calcext:value-type="string">
            <text:p>,592</text:p>
          </table:table-cell>
          <table:table-cell table:formula="of:=ORG.LIBREOFFICE.REGEX([.C599];&quot;\d{1,3}&quot;)" office:value-type="string" office:string-value="101" calcext:value-type="string">
            <text:p>101</text:p>
          </table:table-cell>
          <table:table-cell table:formula="of:=ORG.LIBREOFFICE.REGEX([.D599];&quot;\d{1,3}&quot;)" office:value-type="string" office:string-value="592" calcext:value-type="string">
            <text:p>592</text:p>
          </table:table-cell>
          <table:table-cell table:formula="of:=IF([.B599]=1;[.E599]*[.F599])" office:value-type="float" office:value="59792" calcext:value-type="float">
            <text:p>59792</text:p>
          </table:table-cell>
          <table:table-cell table:formula="of:=IF(ISNUMBER([.G599]);[.G599];0)" office:value-type="float" office:value="59792" calcext:value-type="float">
            <text:p>597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3,751)</text:p>
          </table:table-cell>
          <table:table-cell table:formula="of:=IF([.A600]=&quot;do()&quot;;TRUE();IF([.A600]=&quot;don't()&quot;;FALSE();IF([.B599]=1;TRUE();FALSE())))" office:value-type="boolean" office:boolean-value="true" calcext:value-type="boolean">
            <text:p>WAHR</text:p>
          </table:table-cell>
          <table:table-cell table:formula="of:=ORG.LIBREOFFICE.REGEX([.A600];&quot;\d{1,3},&quot;)" office:value-type="string" office:string-value="133," calcext:value-type="string">
            <text:p>133,</text:p>
          </table:table-cell>
          <table:table-cell table:formula="of:=ORG.LIBREOFFICE.REGEX([.A600];&quot;,\d{1,3}&quot;)" office:value-type="string" office:string-value=",751" calcext:value-type="string">
            <text:p>,751</text:p>
          </table:table-cell>
          <table:table-cell table:formula="of:=ORG.LIBREOFFICE.REGEX([.C600];&quot;\d{1,3}&quot;)" office:value-type="string" office:string-value="133" calcext:value-type="string">
            <text:p>133</text:p>
          </table:table-cell>
          <table:table-cell table:formula="of:=ORG.LIBREOFFICE.REGEX([.D600];&quot;\d{1,3}&quot;)" office:value-type="string" office:string-value="751" calcext:value-type="string">
            <text:p>751</text:p>
          </table:table-cell>
          <table:table-cell table:formula="of:=IF([.B600]=1;[.E600]*[.F600])" office:value-type="float" office:value="99883" calcext:value-type="float">
            <text:p>99883</text:p>
          </table:table-cell>
          <table:table-cell table:formula="of:=IF(ISNUMBER([.G600]);[.G600];0)" office:value-type="float" office:value="99883" calcext:value-type="float">
            <text:p>998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601]=&quot;do()&quot;;TRUE();IF([.A601]=&quot;don't()&quot;;FALSE();IF([.B600]=1;TRUE();FALSE())))" office:value-type="boolean" office:boolean-value="true" calcext:value-type="boolean">
            <text:p>WAHR</text:p>
          </table:table-cell>
          <table:table-cell table:formula="of:=ORG.LIBREOFFICE.REGEX([.A601];&quot;\d{1,3},&quot;)" office:value-type="string" office:string-value="" calcext:value-type="error">
            <text:p>#N/A</text:p>
          </table:table-cell>
          <table:table-cell table:formula="of:=ORG.LIBREOFFICE.REGEX([.A601];&quot;,\d{1,3}&quot;)" office:value-type="string" office:string-value="" calcext:value-type="error">
            <text:p>#N/A</text:p>
          </table:table-cell>
          <table:table-cell table:formula="of:=ORG.LIBREOFFICE.REGEX([.C601];&quot;\d{1,3}&quot;)" office:value-type="string" office:string-value="" calcext:value-type="error">
            <text:p>#N/A</text:p>
          </table:table-cell>
          <table:table-cell table:formula="of:=ORG.LIBREOFFICE.REGEX([.D601];&quot;\d{1,3}&quot;)" office:value-type="string" office:string-value="" calcext:value-type="error">
            <text:p>#N/A</text:p>
          </table:table-cell>
          <table:table-cell table:formula="of:=IF([.B601]=1;[.E601]*[.F601])" office:value-type="string" office:string-value="" calcext:value-type="error">
            <text:p>#N/A</text:p>
          </table:table-cell>
          <table:table-cell table:formula="of:=IF(ISNUMBER([.G601]);[.G60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8,699)</text:p>
          </table:table-cell>
          <table:table-cell table:formula="of:=IF([.A602]=&quot;do()&quot;;TRUE();IF([.A602]=&quot;don't()&quot;;FALSE();IF([.B601]=1;TRUE();FALSE())))" office:value-type="boolean" office:boolean-value="true" calcext:value-type="boolean">
            <text:p>WAHR</text:p>
          </table:table-cell>
          <table:table-cell table:formula="of:=ORG.LIBREOFFICE.REGEX([.A602];&quot;\d{1,3},&quot;)" office:value-type="string" office:string-value="538," calcext:value-type="string">
            <text:p>538,</text:p>
          </table:table-cell>
          <table:table-cell table:formula="of:=ORG.LIBREOFFICE.REGEX([.A602];&quot;,\d{1,3}&quot;)" office:value-type="string" office:string-value=",699" calcext:value-type="string">
            <text:p>,699</text:p>
          </table:table-cell>
          <table:table-cell table:formula="of:=ORG.LIBREOFFICE.REGEX([.C602];&quot;\d{1,3}&quot;)" office:value-type="string" office:string-value="538" calcext:value-type="string">
            <text:p>538</text:p>
          </table:table-cell>
          <table:table-cell table:formula="of:=ORG.LIBREOFFICE.REGEX([.D602];&quot;\d{1,3}&quot;)" office:value-type="string" office:string-value="699" calcext:value-type="string">
            <text:p>699</text:p>
          </table:table-cell>
          <table:table-cell table:formula="of:=IF([.B602]=1;[.E602]*[.F602])" office:value-type="float" office:value="376062" calcext:value-type="float">
            <text:p>376062</text:p>
          </table:table-cell>
          <table:table-cell table:formula="of:=IF(ISNUMBER([.G602]);[.G602];0)" office:value-type="float" office:value="376062" calcext:value-type="float">
            <text:p>3760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5,507)</text:p>
          </table:table-cell>
          <table:table-cell table:formula="of:=IF([.A603]=&quot;do()&quot;;TRUE();IF([.A603]=&quot;don't()&quot;;FALSE();IF([.B602]=1;TRUE();FALSE())))" office:value-type="boolean" office:boolean-value="true" calcext:value-type="boolean">
            <text:p>WAHR</text:p>
          </table:table-cell>
          <table:table-cell table:formula="of:=ORG.LIBREOFFICE.REGEX([.A603];&quot;\d{1,3},&quot;)" office:value-type="string" office:string-value="755," calcext:value-type="string">
            <text:p>755,</text:p>
          </table:table-cell>
          <table:table-cell table:formula="of:=ORG.LIBREOFFICE.REGEX([.A603];&quot;,\d{1,3}&quot;)" office:value-type="string" office:string-value=",507" calcext:value-type="string">
            <text:p>,507</text:p>
          </table:table-cell>
          <table:table-cell table:formula="of:=ORG.LIBREOFFICE.REGEX([.C603];&quot;\d{1,3}&quot;)" office:value-type="string" office:string-value="755" calcext:value-type="string">
            <text:p>755</text:p>
          </table:table-cell>
          <table:table-cell table:formula="of:=ORG.LIBREOFFICE.REGEX([.D603];&quot;\d{1,3}&quot;)" office:value-type="string" office:string-value="507" calcext:value-type="string">
            <text:p>507</text:p>
          </table:table-cell>
          <table:table-cell table:formula="of:=IF([.B603]=1;[.E603]*[.F603])" office:value-type="float" office:value="382785" calcext:value-type="float">
            <text:p>382785</text:p>
          </table:table-cell>
          <table:table-cell table:formula="of:=IF(ISNUMBER([.G603]);[.G603];0)" office:value-type="float" office:value="382785" calcext:value-type="float">
            <text:p>3827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83,410)</text:p>
          </table:table-cell>
          <table:table-cell table:formula="of:=IF([.A604]=&quot;do()&quot;;TRUE();IF([.A604]=&quot;don't()&quot;;FALSE();IF([.B603]=1;TRUE();FALSE())))" office:value-type="boolean" office:boolean-value="true" calcext:value-type="boolean">
            <text:p>WAHR</text:p>
          </table:table-cell>
          <table:table-cell table:formula="of:=ORG.LIBREOFFICE.REGEX([.A604];&quot;\d{1,3},&quot;)" office:value-type="string" office:string-value="483," calcext:value-type="string">
            <text:p>483,</text:p>
          </table:table-cell>
          <table:table-cell table:formula="of:=ORG.LIBREOFFICE.REGEX([.A604];&quot;,\d{1,3}&quot;)" office:value-type="string" office:string-value=",410" calcext:value-type="string">
            <text:p>,410</text:p>
          </table:table-cell>
          <table:table-cell table:formula="of:=ORG.LIBREOFFICE.REGEX([.C604];&quot;\d{1,3}&quot;)" office:value-type="string" office:string-value="483" calcext:value-type="string">
            <text:p>483</text:p>
          </table:table-cell>
          <table:table-cell table:formula="of:=ORG.LIBREOFFICE.REGEX([.D604];&quot;\d{1,3}&quot;)" office:value-type="string" office:string-value="410" calcext:value-type="string">
            <text:p>410</text:p>
          </table:table-cell>
          <table:table-cell table:formula="of:=IF([.B604]=1;[.E604]*[.F604])" office:value-type="float" office:value="198030" calcext:value-type="float">
            <text:p>198030</text:p>
          </table:table-cell>
          <table:table-cell table:formula="of:=IF(ISNUMBER([.G604]);[.G604];0)" office:value-type="float" office:value="198030" calcext:value-type="float">
            <text:p>1980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605]=&quot;do()&quot;;TRUE();IF([.A605]=&quot;don't()&quot;;FALSE();IF([.B604]=1;TRUE();FALSE())))" office:value-type="boolean" office:boolean-value="true" calcext:value-type="boolean">
            <text:p>WAHR</text:p>
          </table:table-cell>
          <table:table-cell table:formula="of:=ORG.LIBREOFFICE.REGEX([.A605];&quot;\d{1,3},&quot;)" office:value-type="string" office:string-value="" calcext:value-type="error">
            <text:p>#N/A</text:p>
          </table:table-cell>
          <table:table-cell table:formula="of:=ORG.LIBREOFFICE.REGEX([.A605];&quot;,\d{1,3}&quot;)" office:value-type="string" office:string-value="" calcext:value-type="error">
            <text:p>#N/A</text:p>
          </table:table-cell>
          <table:table-cell table:formula="of:=ORG.LIBREOFFICE.REGEX([.C605];&quot;\d{1,3}&quot;)" office:value-type="string" office:string-value="" calcext:value-type="error">
            <text:p>#N/A</text:p>
          </table:table-cell>
          <table:table-cell table:formula="of:=ORG.LIBREOFFICE.REGEX([.D605];&quot;\d{1,3}&quot;)" office:value-type="string" office:string-value="" calcext:value-type="error">
            <text:p>#N/A</text:p>
          </table:table-cell>
          <table:table-cell table:formula="of:=IF([.B605]=1;[.E605]*[.F605])" office:value-type="string" office:string-value="" calcext:value-type="error">
            <text:p>#N/A</text:p>
          </table:table-cell>
          <table:table-cell table:formula="of:=IF(ISNUMBER([.G605]);[.G60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,473)</text:p>
          </table:table-cell>
          <table:table-cell table:formula="of:=IF([.A606]=&quot;do()&quot;;TRUE();IF([.A606]=&quot;don't()&quot;;FALSE();IF([.B605]=1;TRUE();FALSE())))" office:value-type="boolean" office:boolean-value="true" calcext:value-type="boolean">
            <text:p>WAHR</text:p>
          </table:table-cell>
          <table:table-cell table:formula="of:=ORG.LIBREOFFICE.REGEX([.A606];&quot;\d{1,3},&quot;)" office:value-type="string" office:string-value="33," calcext:value-type="string">
            <text:p>33,</text:p>
          </table:table-cell>
          <table:table-cell table:formula="of:=ORG.LIBREOFFICE.REGEX([.A606];&quot;,\d{1,3}&quot;)" office:value-type="string" office:string-value=",473" calcext:value-type="string">
            <text:p>,473</text:p>
          </table:table-cell>
          <table:table-cell table:formula="of:=ORG.LIBREOFFICE.REGEX([.C606];&quot;\d{1,3}&quot;)" office:value-type="string" office:string-value="33" calcext:value-type="string">
            <text:p>33</text:p>
          </table:table-cell>
          <table:table-cell table:formula="of:=ORG.LIBREOFFICE.REGEX([.D606];&quot;\d{1,3}&quot;)" office:value-type="string" office:string-value="473" calcext:value-type="string">
            <text:p>473</text:p>
          </table:table-cell>
          <table:table-cell table:formula="of:=IF([.B606]=1;[.E606]*[.F606])" office:value-type="float" office:value="15609" calcext:value-type="float">
            <text:p>15609</text:p>
          </table:table-cell>
          <table:table-cell table:formula="of:=IF(ISNUMBER([.G606]);[.G606];0)" office:value-type="float" office:value="15609" calcext:value-type="float">
            <text:p>156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5,106)</text:p>
          </table:table-cell>
          <table:table-cell table:formula="of:=IF([.A607]=&quot;do()&quot;;TRUE();IF([.A607]=&quot;don't()&quot;;FALSE();IF([.B606]=1;TRUE();FALSE())))" office:value-type="boolean" office:boolean-value="true" calcext:value-type="boolean">
            <text:p>WAHR</text:p>
          </table:table-cell>
          <table:table-cell table:formula="of:=ORG.LIBREOFFICE.REGEX([.A607];&quot;\d{1,3},&quot;)" office:value-type="string" office:string-value="835," calcext:value-type="string">
            <text:p>835,</text:p>
          </table:table-cell>
          <table:table-cell table:formula="of:=ORG.LIBREOFFICE.REGEX([.A607];&quot;,\d{1,3}&quot;)" office:value-type="string" office:string-value=",106" calcext:value-type="string">
            <text:p>,106</text:p>
          </table:table-cell>
          <table:table-cell table:formula="of:=ORG.LIBREOFFICE.REGEX([.C607];&quot;\d{1,3}&quot;)" office:value-type="string" office:string-value="835" calcext:value-type="string">
            <text:p>835</text:p>
          </table:table-cell>
          <table:table-cell table:formula="of:=ORG.LIBREOFFICE.REGEX([.D607];&quot;\d{1,3}&quot;)" office:value-type="string" office:string-value="106" calcext:value-type="string">
            <text:p>106</text:p>
          </table:table-cell>
          <table:table-cell table:formula="of:=IF([.B607]=1;[.E607]*[.F607])" office:value-type="float" office:value="88510" calcext:value-type="float">
            <text:p>88510</text:p>
          </table:table-cell>
          <table:table-cell table:formula="of:=IF(ISNUMBER([.G607]);[.G607];0)" office:value-type="float" office:value="88510" calcext:value-type="float">
            <text:p>885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0,297)</text:p>
          </table:table-cell>
          <table:table-cell table:formula="of:=IF([.A608]=&quot;do()&quot;;TRUE();IF([.A608]=&quot;don't()&quot;;FALSE();IF([.B607]=1;TRUE();FALSE())))" office:value-type="boolean" office:boolean-value="true" calcext:value-type="boolean">
            <text:p>WAHR</text:p>
          </table:table-cell>
          <table:table-cell table:formula="of:=ORG.LIBREOFFICE.REGEX([.A608];&quot;\d{1,3},&quot;)" office:value-type="string" office:string-value="790," calcext:value-type="string">
            <text:p>790,</text:p>
          </table:table-cell>
          <table:table-cell table:formula="of:=ORG.LIBREOFFICE.REGEX([.A608];&quot;,\d{1,3}&quot;)" office:value-type="string" office:string-value=",297" calcext:value-type="string">
            <text:p>,297</text:p>
          </table:table-cell>
          <table:table-cell table:formula="of:=ORG.LIBREOFFICE.REGEX([.C608];&quot;\d{1,3}&quot;)" office:value-type="string" office:string-value="790" calcext:value-type="string">
            <text:p>790</text:p>
          </table:table-cell>
          <table:table-cell table:formula="of:=ORG.LIBREOFFICE.REGEX([.D608];&quot;\d{1,3}&quot;)" office:value-type="string" office:string-value="297" calcext:value-type="string">
            <text:p>297</text:p>
          </table:table-cell>
          <table:table-cell table:formula="of:=IF([.B608]=1;[.E608]*[.F608])" office:value-type="float" office:value="234630" calcext:value-type="float">
            <text:p>234630</text:p>
          </table:table-cell>
          <table:table-cell table:formula="of:=IF(ISNUMBER([.G608]);[.G608];0)" office:value-type="float" office:value="234630" calcext:value-type="float">
            <text:p>2346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9,441)</text:p>
          </table:table-cell>
          <table:table-cell table:formula="of:=IF([.A609]=&quot;do()&quot;;TRUE();IF([.A609]=&quot;don't()&quot;;FALSE();IF([.B608]=1;TRUE();FALSE())))" office:value-type="boolean" office:boolean-value="true" calcext:value-type="boolean">
            <text:p>WAHR</text:p>
          </table:table-cell>
          <table:table-cell table:formula="of:=ORG.LIBREOFFICE.REGEX([.A609];&quot;\d{1,3},&quot;)" office:value-type="string" office:string-value="739," calcext:value-type="string">
            <text:p>739,</text:p>
          </table:table-cell>
          <table:table-cell table:formula="of:=ORG.LIBREOFFICE.REGEX([.A609];&quot;,\d{1,3}&quot;)" office:value-type="string" office:string-value=",441" calcext:value-type="string">
            <text:p>,441</text:p>
          </table:table-cell>
          <table:table-cell table:formula="of:=ORG.LIBREOFFICE.REGEX([.C609];&quot;\d{1,3}&quot;)" office:value-type="string" office:string-value="739" calcext:value-type="string">
            <text:p>739</text:p>
          </table:table-cell>
          <table:table-cell table:formula="of:=ORG.LIBREOFFICE.REGEX([.D609];&quot;\d{1,3}&quot;)" office:value-type="string" office:string-value="441" calcext:value-type="string">
            <text:p>441</text:p>
          </table:table-cell>
          <table:table-cell table:formula="of:=IF([.B609]=1;[.E609]*[.F609])" office:value-type="float" office:value="325899" calcext:value-type="float">
            <text:p>325899</text:p>
          </table:table-cell>
          <table:table-cell table:formula="of:=IF(ISNUMBER([.G609]);[.G609];0)" office:value-type="float" office:value="325899" calcext:value-type="float">
            <text:p>3258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1,91)</text:p>
          </table:table-cell>
          <table:table-cell table:formula="of:=IF([.A610]=&quot;do()&quot;;TRUE();IF([.A610]=&quot;don't()&quot;;FALSE();IF([.B609]=1;TRUE();FALSE())))" office:value-type="boolean" office:boolean-value="true" calcext:value-type="boolean">
            <text:p>WAHR</text:p>
          </table:table-cell>
          <table:table-cell table:formula="of:=ORG.LIBREOFFICE.REGEX([.A610];&quot;\d{1,3},&quot;)" office:value-type="string" office:string-value="561," calcext:value-type="string">
            <text:p>561,</text:p>
          </table:table-cell>
          <table:table-cell table:formula="of:=ORG.LIBREOFFICE.REGEX([.A610];&quot;,\d{1,3}&quot;)" office:value-type="string" office:string-value=",91" calcext:value-type="string">
            <text:p>,91</text:p>
          </table:table-cell>
          <table:table-cell table:formula="of:=ORG.LIBREOFFICE.REGEX([.C610];&quot;\d{1,3}&quot;)" office:value-type="string" office:string-value="561" calcext:value-type="string">
            <text:p>561</text:p>
          </table:table-cell>
          <table:table-cell table:formula="of:=ORG.LIBREOFFICE.REGEX([.D610];&quot;\d{1,3}&quot;)" office:value-type="string" office:string-value="91" calcext:value-type="string">
            <text:p>91</text:p>
          </table:table-cell>
          <table:table-cell table:formula="of:=IF([.B610]=1;[.E610]*[.F610])" office:value-type="float" office:value="51051" calcext:value-type="float">
            <text:p>51051</text:p>
          </table:table-cell>
          <table:table-cell table:formula="of:=IF(ISNUMBER([.G610]);[.G610];0)" office:value-type="float" office:value="51051" calcext:value-type="float">
            <text:p>510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56,550)</text:p>
          </table:table-cell>
          <table:table-cell table:formula="of:=IF([.A611]=&quot;do()&quot;;TRUE();IF([.A611]=&quot;don't()&quot;;FALSE();IF([.B610]=1;TRUE();FALSE())))" office:value-type="boolean" office:boolean-value="true" calcext:value-type="boolean">
            <text:p>WAHR</text:p>
          </table:table-cell>
          <table:table-cell table:formula="of:=ORG.LIBREOFFICE.REGEX([.A611];&quot;\d{1,3},&quot;)" office:value-type="string" office:string-value="956," calcext:value-type="string">
            <text:p>956,</text:p>
          </table:table-cell>
          <table:table-cell table:formula="of:=ORG.LIBREOFFICE.REGEX([.A611];&quot;,\d{1,3}&quot;)" office:value-type="string" office:string-value=",550" calcext:value-type="string">
            <text:p>,550</text:p>
          </table:table-cell>
          <table:table-cell table:formula="of:=ORG.LIBREOFFICE.REGEX([.C611];&quot;\d{1,3}&quot;)" office:value-type="string" office:string-value="956" calcext:value-type="string">
            <text:p>956</text:p>
          </table:table-cell>
          <table:table-cell table:formula="of:=ORG.LIBREOFFICE.REGEX([.D611];&quot;\d{1,3}&quot;)" office:value-type="string" office:string-value="550" calcext:value-type="string">
            <text:p>550</text:p>
          </table:table-cell>
          <table:table-cell table:formula="of:=IF([.B611]=1;[.E611]*[.F611])" office:value-type="float" office:value="525800" calcext:value-type="float">
            <text:p>525800</text:p>
          </table:table-cell>
          <table:table-cell table:formula="of:=IF(ISNUMBER([.G611]);[.G611];0)" office:value-type="float" office:value="525800" calcext:value-type="float">
            <text:p>525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6,936)</text:p>
          </table:table-cell>
          <table:table-cell table:formula="of:=IF([.A612]=&quot;do()&quot;;TRUE();IF([.A612]=&quot;don't()&quot;;FALSE();IF([.B611]=1;TRUE();FALSE())))" office:value-type="boolean" office:boolean-value="true" calcext:value-type="boolean">
            <text:p>WAHR</text:p>
          </table:table-cell>
          <table:table-cell table:formula="of:=ORG.LIBREOFFICE.REGEX([.A612];&quot;\d{1,3},&quot;)" office:value-type="string" office:string-value="326," calcext:value-type="string">
            <text:p>326,</text:p>
          </table:table-cell>
          <table:table-cell table:formula="of:=ORG.LIBREOFFICE.REGEX([.A612];&quot;,\d{1,3}&quot;)" office:value-type="string" office:string-value=",936" calcext:value-type="string">
            <text:p>,936</text:p>
          </table:table-cell>
          <table:table-cell table:formula="of:=ORG.LIBREOFFICE.REGEX([.C612];&quot;\d{1,3}&quot;)" office:value-type="string" office:string-value="326" calcext:value-type="string">
            <text:p>326</text:p>
          </table:table-cell>
          <table:table-cell table:formula="of:=ORG.LIBREOFFICE.REGEX([.D612];&quot;\d{1,3}&quot;)" office:value-type="string" office:string-value="936" calcext:value-type="string">
            <text:p>936</text:p>
          </table:table-cell>
          <table:table-cell table:formula="of:=IF([.B612]=1;[.E612]*[.F612])" office:value-type="float" office:value="305136" calcext:value-type="float">
            <text:p>305136</text:p>
          </table:table-cell>
          <table:table-cell table:formula="of:=IF(ISNUMBER([.G612]);[.G612];0)" office:value-type="float" office:value="305136" calcext:value-type="float">
            <text:p>3051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8,48)</text:p>
          </table:table-cell>
          <table:table-cell table:formula="of:=IF([.A613]=&quot;do()&quot;;TRUE();IF([.A613]=&quot;don't()&quot;;FALSE();IF([.B612]=1;TRUE();FALSE())))" office:value-type="boolean" office:boolean-value="true" calcext:value-type="boolean">
            <text:p>WAHR</text:p>
          </table:table-cell>
          <table:table-cell table:formula="of:=ORG.LIBREOFFICE.REGEX([.A613];&quot;\d{1,3},&quot;)" office:value-type="string" office:string-value="238," calcext:value-type="string">
            <text:p>238,</text:p>
          </table:table-cell>
          <table:table-cell table:formula="of:=ORG.LIBREOFFICE.REGEX([.A613];&quot;,\d{1,3}&quot;)" office:value-type="string" office:string-value=",48" calcext:value-type="string">
            <text:p>,48</text:p>
          </table:table-cell>
          <table:table-cell table:formula="of:=ORG.LIBREOFFICE.REGEX([.C613];&quot;\d{1,3}&quot;)" office:value-type="string" office:string-value="238" calcext:value-type="string">
            <text:p>238</text:p>
          </table:table-cell>
          <table:table-cell table:formula="of:=ORG.LIBREOFFICE.REGEX([.D613];&quot;\d{1,3}&quot;)" office:value-type="string" office:string-value="48" calcext:value-type="string">
            <text:p>48</text:p>
          </table:table-cell>
          <table:table-cell table:formula="of:=IF([.B613]=1;[.E613]*[.F613])" office:value-type="float" office:value="11424" calcext:value-type="float">
            <text:p>11424</text:p>
          </table:table-cell>
          <table:table-cell table:formula="of:=IF(ISNUMBER([.G613]);[.G613];0)" office:value-type="float" office:value="11424" calcext:value-type="float">
            <text:p>114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1,847)</text:p>
          </table:table-cell>
          <table:table-cell table:formula="of:=IF([.A614]=&quot;do()&quot;;TRUE();IF([.A614]=&quot;don't()&quot;;FALSE();IF([.B613]=1;TRUE();FALSE())))" office:value-type="boolean" office:boolean-value="true" calcext:value-type="boolean">
            <text:p>WAHR</text:p>
          </table:table-cell>
          <table:table-cell table:formula="of:=ORG.LIBREOFFICE.REGEX([.A614];&quot;\d{1,3},&quot;)" office:value-type="string" office:string-value="331," calcext:value-type="string">
            <text:p>331,</text:p>
          </table:table-cell>
          <table:table-cell table:formula="of:=ORG.LIBREOFFICE.REGEX([.A614];&quot;,\d{1,3}&quot;)" office:value-type="string" office:string-value=",847" calcext:value-type="string">
            <text:p>,847</text:p>
          </table:table-cell>
          <table:table-cell table:formula="of:=ORG.LIBREOFFICE.REGEX([.C614];&quot;\d{1,3}&quot;)" office:value-type="string" office:string-value="331" calcext:value-type="string">
            <text:p>331</text:p>
          </table:table-cell>
          <table:table-cell table:formula="of:=ORG.LIBREOFFICE.REGEX([.D614];&quot;\d{1,3}&quot;)" office:value-type="string" office:string-value="847" calcext:value-type="string">
            <text:p>847</text:p>
          </table:table-cell>
          <table:table-cell table:formula="of:=IF([.B614]=1;[.E614]*[.F614])" office:value-type="float" office:value="280357" calcext:value-type="float">
            <text:p>280357</text:p>
          </table:table-cell>
          <table:table-cell table:formula="of:=IF(ISNUMBER([.G614]);[.G614];0)" office:value-type="float" office:value="280357" calcext:value-type="float">
            <text:p>2803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15]=&quot;do()&quot;;TRUE();IF([.A615]=&quot;don't()&quot;;FALSE();IF([.B614]=1;TRUE();FALSE())))" office:value-type="boolean" office:boolean-value="false" calcext:value-type="boolean">
            <text:p>FALSCH</text:p>
          </table:table-cell>
          <table:table-cell table:formula="of:=ORG.LIBREOFFICE.REGEX([.A615];&quot;\d{1,3},&quot;)" office:value-type="string" office:string-value="" calcext:value-type="error">
            <text:p>#N/A</text:p>
          </table:table-cell>
          <table:table-cell table:formula="of:=ORG.LIBREOFFICE.REGEX([.A615];&quot;,\d{1,3}&quot;)" office:value-type="string" office:string-value="" calcext:value-type="error">
            <text:p>#N/A</text:p>
          </table:table-cell>
          <table:table-cell table:formula="of:=ORG.LIBREOFFICE.REGEX([.C615];&quot;\d{1,3}&quot;)" office:value-type="string" office:string-value="" calcext:value-type="error">
            <text:p>#N/A</text:p>
          </table:table-cell>
          <table:table-cell table:formula="of:=ORG.LIBREOFFICE.REGEX([.D615];&quot;\d{1,3}&quot;)" office:value-type="string" office:string-value="" calcext:value-type="error">
            <text:p>#N/A</text:p>
          </table:table-cell>
          <table:table-cell table:formula="of:=IF([.B615]=1;[.E615]*[.F615])" office:value-type="float" office:value="0" calcext:value-type="float">
            <text:p>0</text:p>
          </table:table-cell>
          <table:table-cell table:formula="of:=IF(ISNUMBER([.G615]);[.G61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33,674)</text:p>
          </table:table-cell>
          <table:table-cell table:formula="of:=IF([.A616]=&quot;do()&quot;;TRUE();IF([.A616]=&quot;don't()&quot;;FALSE();IF([.B615]=1;TRUE();FALSE())))" office:value-type="boolean" office:boolean-value="false" calcext:value-type="boolean">
            <text:p>FALSCH</text:p>
          </table:table-cell>
          <table:table-cell table:formula="of:=ORG.LIBREOFFICE.REGEX([.A616];&quot;\d{1,3},&quot;)" office:value-type="string" office:string-value="133," calcext:value-type="string">
            <text:p>133,</text:p>
          </table:table-cell>
          <table:table-cell table:formula="of:=ORG.LIBREOFFICE.REGEX([.A616];&quot;,\d{1,3}&quot;)" office:value-type="string" office:string-value=",674" calcext:value-type="string">
            <text:p>,674</text:p>
          </table:table-cell>
          <table:table-cell table:formula="of:=ORG.LIBREOFFICE.REGEX([.C616];&quot;\d{1,3}&quot;)" office:value-type="string" office:string-value="133" calcext:value-type="string">
            <text:p>133</text:p>
          </table:table-cell>
          <table:table-cell table:formula="of:=ORG.LIBREOFFICE.REGEX([.D616];&quot;\d{1,3}&quot;)" office:value-type="string" office:string-value="674" calcext:value-type="string">
            <text:p>674</text:p>
          </table:table-cell>
          <table:table-cell table:formula="of:=IF([.B616]=1;[.E616]*[.F616])" office:value-type="float" office:value="0" calcext:value-type="float">
            <text:p>0</text:p>
          </table:table-cell>
          <table:table-cell table:formula="of:=IF(ISNUMBER([.G616]);[.G61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9,598)</text:p>
          </table:table-cell>
          <table:table-cell table:formula="of:=IF([.A617]=&quot;do()&quot;;TRUE();IF([.A617]=&quot;don't()&quot;;FALSE();IF([.B616]=1;TRUE();FALSE())))" office:value-type="boolean" office:boolean-value="false" calcext:value-type="boolean">
            <text:p>FALSCH</text:p>
          </table:table-cell>
          <table:table-cell table:formula="of:=ORG.LIBREOFFICE.REGEX([.A617];&quot;\d{1,3},&quot;)" office:value-type="string" office:string-value="39," calcext:value-type="string">
            <text:p>39,</text:p>
          </table:table-cell>
          <table:table-cell table:formula="of:=ORG.LIBREOFFICE.REGEX([.A617];&quot;,\d{1,3}&quot;)" office:value-type="string" office:string-value=",598" calcext:value-type="string">
            <text:p>,598</text:p>
          </table:table-cell>
          <table:table-cell table:formula="of:=ORG.LIBREOFFICE.REGEX([.C617];&quot;\d{1,3}&quot;)" office:value-type="string" office:string-value="39" calcext:value-type="string">
            <text:p>39</text:p>
          </table:table-cell>
          <table:table-cell table:formula="of:=ORG.LIBREOFFICE.REGEX([.D617];&quot;\d{1,3}&quot;)" office:value-type="string" office:string-value="598" calcext:value-type="string">
            <text:p>598</text:p>
          </table:table-cell>
          <table:table-cell table:formula="of:=IF([.B617]=1;[.E617]*[.F617])" office:value-type="float" office:value="0" calcext:value-type="float">
            <text:p>0</text:p>
          </table:table-cell>
          <table:table-cell table:formula="of:=IF(ISNUMBER([.G617]);[.G61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19,823)</text:p>
          </table:table-cell>
          <table:table-cell table:formula="of:=IF([.A618]=&quot;do()&quot;;TRUE();IF([.A618]=&quot;don't()&quot;;FALSE();IF([.B617]=1;TRUE();FALSE())))" office:value-type="boolean" office:boolean-value="false" calcext:value-type="boolean">
            <text:p>FALSCH</text:p>
          </table:table-cell>
          <table:table-cell table:formula="of:=ORG.LIBREOFFICE.REGEX([.A618];&quot;\d{1,3},&quot;)" office:value-type="string" office:string-value="119," calcext:value-type="string">
            <text:p>119,</text:p>
          </table:table-cell>
          <table:table-cell table:formula="of:=ORG.LIBREOFFICE.REGEX([.A618];&quot;,\d{1,3}&quot;)" office:value-type="string" office:string-value=",823" calcext:value-type="string">
            <text:p>,823</text:p>
          </table:table-cell>
          <table:table-cell table:formula="of:=ORG.LIBREOFFICE.REGEX([.C618];&quot;\d{1,3}&quot;)" office:value-type="string" office:string-value="119" calcext:value-type="string">
            <text:p>119</text:p>
          </table:table-cell>
          <table:table-cell table:formula="of:=ORG.LIBREOFFICE.REGEX([.D618];&quot;\d{1,3}&quot;)" office:value-type="string" office:string-value="823" calcext:value-type="string">
            <text:p>823</text:p>
          </table:table-cell>
          <table:table-cell table:formula="of:=IF([.B618]=1;[.E618]*[.F618])" office:value-type="float" office:value="0" calcext:value-type="float">
            <text:p>0</text:p>
          </table:table-cell>
          <table:table-cell table:formula="of:=IF(ISNUMBER([.G618]);[.G61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24,9)</text:p>
          </table:table-cell>
          <table:table-cell table:formula="of:=IF([.A619]=&quot;do()&quot;;TRUE();IF([.A619]=&quot;don't()&quot;;FALSE();IF([.B618]=1;TRUE();FALSE())))" office:value-type="boolean" office:boolean-value="false" calcext:value-type="boolean">
            <text:p>FALSCH</text:p>
          </table:table-cell>
          <table:table-cell table:formula="of:=ORG.LIBREOFFICE.REGEX([.A619];&quot;\d{1,3},&quot;)" office:value-type="string" office:string-value="524," calcext:value-type="string">
            <text:p>524,</text:p>
          </table:table-cell>
          <table:table-cell table:formula="of:=ORG.LIBREOFFICE.REGEX([.A619];&quot;,\d{1,3}&quot;)" office:value-type="string" office:string-value=",9" calcext:value-type="string">
            <text:p>,9</text:p>
          </table:table-cell>
          <table:table-cell table:formula="of:=ORG.LIBREOFFICE.REGEX([.C619];&quot;\d{1,3}&quot;)" office:value-type="string" office:string-value="524" calcext:value-type="string">
            <text:p>524</text:p>
          </table:table-cell>
          <table:table-cell table:formula="of:=ORG.LIBREOFFICE.REGEX([.D619];&quot;\d{1,3}&quot;)" office:value-type="string" office:string-value="9" calcext:value-type="string">
            <text:p>9</text:p>
          </table:table-cell>
          <table:table-cell table:formula="of:=IF([.B619]=1;[.E619]*[.F619])" office:value-type="float" office:value="0" calcext:value-type="float">
            <text:p>0</text:p>
          </table:table-cell>
          <table:table-cell table:formula="of:=IF(ISNUMBER([.G619]);[.G61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3,929)</text:p>
          </table:table-cell>
          <table:table-cell table:formula="of:=IF([.A620]=&quot;do()&quot;;TRUE();IF([.A620]=&quot;don't()&quot;;FALSE();IF([.B619]=1;TRUE();FALSE())))" office:value-type="boolean" office:boolean-value="false" calcext:value-type="boolean">
            <text:p>FALSCH</text:p>
          </table:table-cell>
          <table:table-cell table:formula="of:=ORG.LIBREOFFICE.REGEX([.A620];&quot;\d{1,3},&quot;)" office:value-type="string" office:string-value="473," calcext:value-type="string">
            <text:p>473,</text:p>
          </table:table-cell>
          <table:table-cell table:formula="of:=ORG.LIBREOFFICE.REGEX([.A620];&quot;,\d{1,3}&quot;)" office:value-type="string" office:string-value=",929" calcext:value-type="string">
            <text:p>,929</text:p>
          </table:table-cell>
          <table:table-cell table:formula="of:=ORG.LIBREOFFICE.REGEX([.C620];&quot;\d{1,3}&quot;)" office:value-type="string" office:string-value="473" calcext:value-type="string">
            <text:p>473</text:p>
          </table:table-cell>
          <table:table-cell table:formula="of:=ORG.LIBREOFFICE.REGEX([.D620];&quot;\d{1,3}&quot;)" office:value-type="string" office:string-value="929" calcext:value-type="string">
            <text:p>929</text:p>
          </table:table-cell>
          <table:table-cell table:formula="of:=IF([.B620]=1;[.E620]*[.F620])" office:value-type="float" office:value="0" calcext:value-type="float">
            <text:p>0</text:p>
          </table:table-cell>
          <table:table-cell table:formula="of:=IF(ISNUMBER([.G620]);[.G6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1,168)</text:p>
          </table:table-cell>
          <table:table-cell table:formula="of:=IF([.A621]=&quot;do()&quot;;TRUE();IF([.A621]=&quot;don't()&quot;;FALSE();IF([.B620]=1;TRUE();FALSE())))" office:value-type="boolean" office:boolean-value="false" calcext:value-type="boolean">
            <text:p>FALSCH</text:p>
          </table:table-cell>
          <table:table-cell table:formula="of:=ORG.LIBREOFFICE.REGEX([.A621];&quot;\d{1,3},&quot;)" office:value-type="string" office:string-value="581," calcext:value-type="string">
            <text:p>581,</text:p>
          </table:table-cell>
          <table:table-cell table:formula="of:=ORG.LIBREOFFICE.REGEX([.A621];&quot;,\d{1,3}&quot;)" office:value-type="string" office:string-value=",168" calcext:value-type="string">
            <text:p>,168</text:p>
          </table:table-cell>
          <table:table-cell table:formula="of:=ORG.LIBREOFFICE.REGEX([.C621];&quot;\d{1,3}&quot;)" office:value-type="string" office:string-value="581" calcext:value-type="string">
            <text:p>581</text:p>
          </table:table-cell>
          <table:table-cell table:formula="of:=ORG.LIBREOFFICE.REGEX([.D621];&quot;\d{1,3}&quot;)" office:value-type="string" office:string-value="168" calcext:value-type="string">
            <text:p>168</text:p>
          </table:table-cell>
          <table:table-cell table:formula="of:=IF([.B621]=1;[.E621]*[.F621])" office:value-type="float" office:value="0" calcext:value-type="float">
            <text:p>0</text:p>
          </table:table-cell>
          <table:table-cell table:formula="of:=IF(ISNUMBER([.G621]);[.G62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7,47)</text:p>
          </table:table-cell>
          <table:table-cell table:formula="of:=IF([.A622]=&quot;do()&quot;;TRUE();IF([.A622]=&quot;don't()&quot;;FALSE();IF([.B621]=1;TRUE();FALSE())))" office:value-type="boolean" office:boolean-value="false" calcext:value-type="boolean">
            <text:p>FALSCH</text:p>
          </table:table-cell>
          <table:table-cell table:formula="of:=ORG.LIBREOFFICE.REGEX([.A622];&quot;\d{1,3},&quot;)" office:value-type="string" office:string-value="217," calcext:value-type="string">
            <text:p>217,</text:p>
          </table:table-cell>
          <table:table-cell table:formula="of:=ORG.LIBREOFFICE.REGEX([.A622];&quot;,\d{1,3}&quot;)" office:value-type="string" office:string-value=",47" calcext:value-type="string">
            <text:p>,47</text:p>
          </table:table-cell>
          <table:table-cell table:formula="of:=ORG.LIBREOFFICE.REGEX([.C622];&quot;\d{1,3}&quot;)" office:value-type="string" office:string-value="217" calcext:value-type="string">
            <text:p>217</text:p>
          </table:table-cell>
          <table:table-cell table:formula="of:=ORG.LIBREOFFICE.REGEX([.D622];&quot;\d{1,3}&quot;)" office:value-type="string" office:string-value="47" calcext:value-type="string">
            <text:p>47</text:p>
          </table:table-cell>
          <table:table-cell table:formula="of:=IF([.B622]=1;[.E622]*[.F622])" office:value-type="float" office:value="0" calcext:value-type="float">
            <text:p>0</text:p>
          </table:table-cell>
          <table:table-cell table:formula="of:=IF(ISNUMBER([.G622]);[.G62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23]=&quot;do()&quot;;TRUE();IF([.A623]=&quot;don't()&quot;;FALSE();IF([.B622]=1;TRUE();FALSE())))" office:value-type="boolean" office:boolean-value="false" calcext:value-type="boolean">
            <text:p>FALSCH</text:p>
          </table:table-cell>
          <table:table-cell table:formula="of:=ORG.LIBREOFFICE.REGEX([.A623];&quot;\d{1,3},&quot;)" office:value-type="string" office:string-value="" calcext:value-type="error">
            <text:p>#N/A</text:p>
          </table:table-cell>
          <table:table-cell table:formula="of:=ORG.LIBREOFFICE.REGEX([.A623];&quot;,\d{1,3}&quot;)" office:value-type="string" office:string-value="" calcext:value-type="error">
            <text:p>#N/A</text:p>
          </table:table-cell>
          <table:table-cell table:formula="of:=ORG.LIBREOFFICE.REGEX([.C623];&quot;\d{1,3}&quot;)" office:value-type="string" office:string-value="" calcext:value-type="error">
            <text:p>#N/A</text:p>
          </table:table-cell>
          <table:table-cell table:formula="of:=ORG.LIBREOFFICE.REGEX([.D623];&quot;\d{1,3}&quot;)" office:value-type="string" office:string-value="" calcext:value-type="error">
            <text:p>#N/A</text:p>
          </table:table-cell>
          <table:table-cell table:formula="of:=IF([.B623]=1;[.E623]*[.F623])" office:value-type="float" office:value="0" calcext:value-type="float">
            <text:p>0</text:p>
          </table:table-cell>
          <table:table-cell table:formula="of:=IF(ISNUMBER([.G623]);[.G62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40,326)</text:p>
          </table:table-cell>
          <table:table-cell table:formula="of:=IF([.A624]=&quot;do()&quot;;TRUE();IF([.A624]=&quot;don't()&quot;;FALSE();IF([.B623]=1;TRUE();FALSE())))" office:value-type="boolean" office:boolean-value="false" calcext:value-type="boolean">
            <text:p>FALSCH</text:p>
          </table:table-cell>
          <table:table-cell table:formula="of:=ORG.LIBREOFFICE.REGEX([.A624];&quot;\d{1,3},&quot;)" office:value-type="string" office:string-value="840," calcext:value-type="string">
            <text:p>840,</text:p>
          </table:table-cell>
          <table:table-cell table:formula="of:=ORG.LIBREOFFICE.REGEX([.A624];&quot;,\d{1,3}&quot;)" office:value-type="string" office:string-value=",326" calcext:value-type="string">
            <text:p>,326</text:p>
          </table:table-cell>
          <table:table-cell table:formula="of:=ORG.LIBREOFFICE.REGEX([.C624];&quot;\d{1,3}&quot;)" office:value-type="string" office:string-value="840" calcext:value-type="string">
            <text:p>840</text:p>
          </table:table-cell>
          <table:table-cell table:formula="of:=ORG.LIBREOFFICE.REGEX([.D624];&quot;\d{1,3}&quot;)" office:value-type="string" office:string-value="326" calcext:value-type="string">
            <text:p>326</text:p>
          </table:table-cell>
          <table:table-cell table:formula="of:=IF([.B624]=1;[.E624]*[.F624])" office:value-type="float" office:value="0" calcext:value-type="float">
            <text:p>0</text:p>
          </table:table-cell>
          <table:table-cell table:formula="of:=IF(ISNUMBER([.G624]);[.G62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8,587)</text:p>
          </table:table-cell>
          <table:table-cell table:formula="of:=IF([.A625]=&quot;do()&quot;;TRUE();IF([.A625]=&quot;don't()&quot;;FALSE();IF([.B624]=1;TRUE();FALSE())))" office:value-type="boolean" office:boolean-value="false" calcext:value-type="boolean">
            <text:p>FALSCH</text:p>
          </table:table-cell>
          <table:table-cell table:formula="of:=ORG.LIBREOFFICE.REGEX([.A625];&quot;\d{1,3},&quot;)" office:value-type="string" office:string-value="618," calcext:value-type="string">
            <text:p>618,</text:p>
          </table:table-cell>
          <table:table-cell table:formula="of:=ORG.LIBREOFFICE.REGEX([.A625];&quot;,\d{1,3}&quot;)" office:value-type="string" office:string-value=",587" calcext:value-type="string">
            <text:p>,587</text:p>
          </table:table-cell>
          <table:table-cell table:formula="of:=ORG.LIBREOFFICE.REGEX([.C625];&quot;\d{1,3}&quot;)" office:value-type="string" office:string-value="618" calcext:value-type="string">
            <text:p>618</text:p>
          </table:table-cell>
          <table:table-cell table:formula="of:=ORG.LIBREOFFICE.REGEX([.D625];&quot;\d{1,3}&quot;)" office:value-type="string" office:string-value="587" calcext:value-type="string">
            <text:p>587</text:p>
          </table:table-cell>
          <table:table-cell table:formula="of:=IF([.B625]=1;[.E625]*[.F625])" office:value-type="float" office:value="0" calcext:value-type="float">
            <text:p>0</text:p>
          </table:table-cell>
          <table:table-cell table:formula="of:=IF(ISNUMBER([.G625]);[.G62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4,775)</text:p>
          </table:table-cell>
          <table:table-cell table:formula="of:=IF([.A626]=&quot;do()&quot;;TRUE();IF([.A626]=&quot;don't()&quot;;FALSE();IF([.B625]=1;TRUE();FALSE())))" office:value-type="boolean" office:boolean-value="false" calcext:value-type="boolean">
            <text:p>FALSCH</text:p>
          </table:table-cell>
          <table:table-cell table:formula="of:=ORG.LIBREOFFICE.REGEX([.A626];&quot;\d{1,3},&quot;)" office:value-type="string" office:string-value="304," calcext:value-type="string">
            <text:p>304,</text:p>
          </table:table-cell>
          <table:table-cell table:formula="of:=ORG.LIBREOFFICE.REGEX([.A626];&quot;,\d{1,3}&quot;)" office:value-type="string" office:string-value=",775" calcext:value-type="string">
            <text:p>,775</text:p>
          </table:table-cell>
          <table:table-cell table:formula="of:=ORG.LIBREOFFICE.REGEX([.C626];&quot;\d{1,3}&quot;)" office:value-type="string" office:string-value="304" calcext:value-type="string">
            <text:p>304</text:p>
          </table:table-cell>
          <table:table-cell table:formula="of:=ORG.LIBREOFFICE.REGEX([.D626];&quot;\d{1,3}&quot;)" office:value-type="string" office:string-value="775" calcext:value-type="string">
            <text:p>775</text:p>
          </table:table-cell>
          <table:table-cell table:formula="of:=IF([.B626]=1;[.E626]*[.F626])" office:value-type="float" office:value="0" calcext:value-type="float">
            <text:p>0</text:p>
          </table:table-cell>
          <table:table-cell table:formula="of:=IF(ISNUMBER([.G626]);[.G62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29,706)</text:p>
          </table:table-cell>
          <table:table-cell table:formula="of:=IF([.A627]=&quot;do()&quot;;TRUE();IF([.A627]=&quot;don't()&quot;;FALSE();IF([.B626]=1;TRUE();FALSE())))" office:value-type="boolean" office:boolean-value="false" calcext:value-type="boolean">
            <text:p>FALSCH</text:p>
          </table:table-cell>
          <table:table-cell table:formula="of:=ORG.LIBREOFFICE.REGEX([.A627];&quot;\d{1,3},&quot;)" office:value-type="string" office:string-value="929," calcext:value-type="string">
            <text:p>929,</text:p>
          </table:table-cell>
          <table:table-cell table:formula="of:=ORG.LIBREOFFICE.REGEX([.A627];&quot;,\d{1,3}&quot;)" office:value-type="string" office:string-value=",706" calcext:value-type="string">
            <text:p>,706</text:p>
          </table:table-cell>
          <table:table-cell table:formula="of:=ORG.LIBREOFFICE.REGEX([.C627];&quot;\d{1,3}&quot;)" office:value-type="string" office:string-value="929" calcext:value-type="string">
            <text:p>929</text:p>
          </table:table-cell>
          <table:table-cell table:formula="of:=ORG.LIBREOFFICE.REGEX([.D627];&quot;\d{1,3}&quot;)" office:value-type="string" office:string-value="706" calcext:value-type="string">
            <text:p>706</text:p>
          </table:table-cell>
          <table:table-cell table:formula="of:=IF([.B627]=1;[.E627]*[.F627])" office:value-type="float" office:value="0" calcext:value-type="float">
            <text:p>0</text:p>
          </table:table-cell>
          <table:table-cell table:formula="of:=IF(ISNUMBER([.G627]);[.G6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18,107)</text:p>
          </table:table-cell>
          <table:table-cell table:formula="of:=IF([.A628]=&quot;do()&quot;;TRUE();IF([.A628]=&quot;don't()&quot;;FALSE();IF([.B627]=1;TRUE();FALSE())))" office:value-type="boolean" office:boolean-value="false" calcext:value-type="boolean">
            <text:p>FALSCH</text:p>
          </table:table-cell>
          <table:table-cell table:formula="of:=ORG.LIBREOFFICE.REGEX([.A628];&quot;\d{1,3},&quot;)" office:value-type="string" office:string-value="518," calcext:value-type="string">
            <text:p>518,</text:p>
          </table:table-cell>
          <table:table-cell table:formula="of:=ORG.LIBREOFFICE.REGEX([.A628];&quot;,\d{1,3}&quot;)" office:value-type="string" office:string-value=",107" calcext:value-type="string">
            <text:p>,107</text:p>
          </table:table-cell>
          <table:table-cell table:formula="of:=ORG.LIBREOFFICE.REGEX([.C628];&quot;\d{1,3}&quot;)" office:value-type="string" office:string-value="518" calcext:value-type="string">
            <text:p>518</text:p>
          </table:table-cell>
          <table:table-cell table:formula="of:=ORG.LIBREOFFICE.REGEX([.D628];&quot;\d{1,3}&quot;)" office:value-type="string" office:string-value="107" calcext:value-type="string">
            <text:p>107</text:p>
          </table:table-cell>
          <table:table-cell table:formula="of:=IF([.B628]=1;[.E628]*[.F628])" office:value-type="float" office:value="0" calcext:value-type="float">
            <text:p>0</text:p>
          </table:table-cell>
          <table:table-cell table:formula="of:=IF(ISNUMBER([.G628]);[.G6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53,511)</text:p>
          </table:table-cell>
          <table:table-cell table:formula="of:=IF([.A629]=&quot;do()&quot;;TRUE();IF([.A629]=&quot;don't()&quot;;FALSE();IF([.B628]=1;TRUE();FALSE())))" office:value-type="boolean" office:boolean-value="false" calcext:value-type="boolean">
            <text:p>FALSCH</text:p>
          </table:table-cell>
          <table:table-cell table:formula="of:=ORG.LIBREOFFICE.REGEX([.A629];&quot;\d{1,3},&quot;)" office:value-type="string" office:string-value="353," calcext:value-type="string">
            <text:p>353,</text:p>
          </table:table-cell>
          <table:table-cell table:formula="of:=ORG.LIBREOFFICE.REGEX([.A629];&quot;,\d{1,3}&quot;)" office:value-type="string" office:string-value=",511" calcext:value-type="string">
            <text:p>,511</text:p>
          </table:table-cell>
          <table:table-cell table:formula="of:=ORG.LIBREOFFICE.REGEX([.C629];&quot;\d{1,3}&quot;)" office:value-type="string" office:string-value="353" calcext:value-type="string">
            <text:p>353</text:p>
          </table:table-cell>
          <table:table-cell table:formula="of:=ORG.LIBREOFFICE.REGEX([.D629];&quot;\d{1,3}&quot;)" office:value-type="string" office:string-value="511" calcext:value-type="string">
            <text:p>511</text:p>
          </table:table-cell>
          <table:table-cell table:formula="of:=IF([.B629]=1;[.E629]*[.F629])" office:value-type="float" office:value="0" calcext:value-type="float">
            <text:p>0</text:p>
          </table:table-cell>
          <table:table-cell table:formula="of:=IF(ISNUMBER([.G629]);[.G62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30]=&quot;do()&quot;;TRUE();IF([.A630]=&quot;don't()&quot;;FALSE();IF([.B629]=1;TRUE();FALSE())))" office:value-type="boolean" office:boolean-value="false" calcext:value-type="boolean">
            <text:p>FALSCH</text:p>
          </table:table-cell>
          <table:table-cell table:formula="of:=ORG.LIBREOFFICE.REGEX([.A630];&quot;\d{1,3},&quot;)" office:value-type="string" office:string-value="" calcext:value-type="error">
            <text:p>#N/A</text:p>
          </table:table-cell>
          <table:table-cell table:formula="of:=ORG.LIBREOFFICE.REGEX([.A630];&quot;,\d{1,3}&quot;)" office:value-type="string" office:string-value="" calcext:value-type="error">
            <text:p>#N/A</text:p>
          </table:table-cell>
          <table:table-cell table:formula="of:=ORG.LIBREOFFICE.REGEX([.C630];&quot;\d{1,3}&quot;)" office:value-type="string" office:string-value="" calcext:value-type="error">
            <text:p>#N/A</text:p>
          </table:table-cell>
          <table:table-cell table:formula="of:=ORG.LIBREOFFICE.REGEX([.D630];&quot;\d{1,3}&quot;)" office:value-type="string" office:string-value="" calcext:value-type="error">
            <text:p>#N/A</text:p>
          </table:table-cell>
          <table:table-cell table:formula="of:=IF([.B630]=1;[.E630]*[.F630])" office:value-type="float" office:value="0" calcext:value-type="float">
            <text:p>0</text:p>
          </table:table-cell>
          <table:table-cell table:formula="of:=IF(ISNUMBER([.G630]);[.G63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9,200)</text:p>
          </table:table-cell>
          <table:table-cell table:formula="of:=IF([.A631]=&quot;do()&quot;;TRUE();IF([.A631]=&quot;don't()&quot;;FALSE();IF([.B630]=1;TRUE();FALSE())))" office:value-type="boolean" office:boolean-value="false" calcext:value-type="boolean">
            <text:p>FALSCH</text:p>
          </table:table-cell>
          <table:table-cell table:formula="of:=ORG.LIBREOFFICE.REGEX([.A631];&quot;\d{1,3},&quot;)" office:value-type="string" office:string-value="269," calcext:value-type="string">
            <text:p>269,</text:p>
          </table:table-cell>
          <table:table-cell table:formula="of:=ORG.LIBREOFFICE.REGEX([.A631];&quot;,\d{1,3}&quot;)" office:value-type="string" office:string-value=",200" calcext:value-type="string">
            <text:p>,200</text:p>
          </table:table-cell>
          <table:table-cell table:formula="of:=ORG.LIBREOFFICE.REGEX([.C631];&quot;\d{1,3}&quot;)" office:value-type="string" office:string-value="269" calcext:value-type="string">
            <text:p>269</text:p>
          </table:table-cell>
          <table:table-cell table:formula="of:=ORG.LIBREOFFICE.REGEX([.D631];&quot;\d{1,3}&quot;)" office:value-type="string" office:string-value="200" calcext:value-type="string">
            <text:p>200</text:p>
          </table:table-cell>
          <table:table-cell table:formula="of:=IF([.B631]=1;[.E631]*[.F631])" office:value-type="float" office:value="0" calcext:value-type="float">
            <text:p>0</text:p>
          </table:table-cell>
          <table:table-cell table:formula="of:=IF(ISNUMBER([.G631]);[.G63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1,529)</text:p>
          </table:table-cell>
          <table:table-cell table:formula="of:=IF([.A632]=&quot;do()&quot;;TRUE();IF([.A632]=&quot;don't()&quot;;FALSE();IF([.B631]=1;TRUE();FALSE())))" office:value-type="boolean" office:boolean-value="false" calcext:value-type="boolean">
            <text:p>FALSCH</text:p>
          </table:table-cell>
          <table:table-cell table:formula="of:=ORG.LIBREOFFICE.REGEX([.A632];&quot;\d{1,3},&quot;)" office:value-type="string" office:string-value="691," calcext:value-type="string">
            <text:p>691,</text:p>
          </table:table-cell>
          <table:table-cell table:formula="of:=ORG.LIBREOFFICE.REGEX([.A632];&quot;,\d{1,3}&quot;)" office:value-type="string" office:string-value=",529" calcext:value-type="string">
            <text:p>,529</text:p>
          </table:table-cell>
          <table:table-cell table:formula="of:=ORG.LIBREOFFICE.REGEX([.C632];&quot;\d{1,3}&quot;)" office:value-type="string" office:string-value="691" calcext:value-type="string">
            <text:p>691</text:p>
          </table:table-cell>
          <table:table-cell table:formula="of:=ORG.LIBREOFFICE.REGEX([.D632];&quot;\d{1,3}&quot;)" office:value-type="string" office:string-value="529" calcext:value-type="string">
            <text:p>529</text:p>
          </table:table-cell>
          <table:table-cell table:formula="of:=IF([.B632]=1;[.E632]*[.F632])" office:value-type="float" office:value="0" calcext:value-type="float">
            <text:p>0</text:p>
          </table:table-cell>
          <table:table-cell table:formula="of:=IF(ISNUMBER([.G632]);[.G63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5,863)</text:p>
          </table:table-cell>
          <table:table-cell table:formula="of:=IF([.A633]=&quot;do()&quot;;TRUE();IF([.A633]=&quot;don't()&quot;;FALSE();IF([.B632]=1;TRUE();FALSE())))" office:value-type="boolean" office:boolean-value="false" calcext:value-type="boolean">
            <text:p>FALSCH</text:p>
          </table:table-cell>
          <table:table-cell table:formula="of:=ORG.LIBREOFFICE.REGEX([.A633];&quot;\d{1,3},&quot;)" office:value-type="string" office:string-value="665," calcext:value-type="string">
            <text:p>665,</text:p>
          </table:table-cell>
          <table:table-cell table:formula="of:=ORG.LIBREOFFICE.REGEX([.A633];&quot;,\d{1,3}&quot;)" office:value-type="string" office:string-value=",863" calcext:value-type="string">
            <text:p>,863</text:p>
          </table:table-cell>
          <table:table-cell table:formula="of:=ORG.LIBREOFFICE.REGEX([.C633];&quot;\d{1,3}&quot;)" office:value-type="string" office:string-value="665" calcext:value-type="string">
            <text:p>665</text:p>
          </table:table-cell>
          <table:table-cell table:formula="of:=ORG.LIBREOFFICE.REGEX([.D633];&quot;\d{1,3}&quot;)" office:value-type="string" office:string-value="863" calcext:value-type="string">
            <text:p>863</text:p>
          </table:table-cell>
          <table:table-cell table:formula="of:=IF([.B633]=1;[.E633]*[.F633])" office:value-type="float" office:value="0" calcext:value-type="float">
            <text:p>0</text:p>
          </table:table-cell>
          <table:table-cell table:formula="of:=IF(ISNUMBER([.G633]);[.G63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1,747)</text:p>
          </table:table-cell>
          <table:table-cell table:formula="of:=IF([.A634]=&quot;do()&quot;;TRUE();IF([.A634]=&quot;don't()&quot;;FALSE();IF([.B633]=1;TRUE();FALSE())))" office:value-type="boolean" office:boolean-value="false" calcext:value-type="boolean">
            <text:p>FALSCH</text:p>
          </table:table-cell>
          <table:table-cell table:formula="of:=ORG.LIBREOFFICE.REGEX([.A634];&quot;\d{1,3},&quot;)" office:value-type="string" office:string-value="571," calcext:value-type="string">
            <text:p>571,</text:p>
          </table:table-cell>
          <table:table-cell table:formula="of:=ORG.LIBREOFFICE.REGEX([.A634];&quot;,\d{1,3}&quot;)" office:value-type="string" office:string-value=",747" calcext:value-type="string">
            <text:p>,747</text:p>
          </table:table-cell>
          <table:table-cell table:formula="of:=ORG.LIBREOFFICE.REGEX([.C634];&quot;\d{1,3}&quot;)" office:value-type="string" office:string-value="571" calcext:value-type="string">
            <text:p>571</text:p>
          </table:table-cell>
          <table:table-cell table:formula="of:=ORG.LIBREOFFICE.REGEX([.D634];&quot;\d{1,3}&quot;)" office:value-type="string" office:string-value="747" calcext:value-type="string">
            <text:p>747</text:p>
          </table:table-cell>
          <table:table-cell table:formula="of:=IF([.B634]=1;[.E634]*[.F634])" office:value-type="float" office:value="0" calcext:value-type="float">
            <text:p>0</text:p>
          </table:table-cell>
          <table:table-cell table:formula="of:=IF(ISNUMBER([.G634]);[.G63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41,438)</text:p>
          </table:table-cell>
          <table:table-cell table:formula="of:=IF([.A635]=&quot;do()&quot;;TRUE();IF([.A635]=&quot;don't()&quot;;FALSE();IF([.B634]=1;TRUE();FALSE())))" office:value-type="boolean" office:boolean-value="false" calcext:value-type="boolean">
            <text:p>FALSCH</text:p>
          </table:table-cell>
          <table:table-cell table:formula="of:=ORG.LIBREOFFICE.REGEX([.A635];&quot;\d{1,3},&quot;)" office:value-type="string" office:string-value="641," calcext:value-type="string">
            <text:p>641,</text:p>
          </table:table-cell>
          <table:table-cell table:formula="of:=ORG.LIBREOFFICE.REGEX([.A635];&quot;,\d{1,3}&quot;)" office:value-type="string" office:string-value=",438" calcext:value-type="string">
            <text:p>,438</text:p>
          </table:table-cell>
          <table:table-cell table:formula="of:=ORG.LIBREOFFICE.REGEX([.C635];&quot;\d{1,3}&quot;)" office:value-type="string" office:string-value="641" calcext:value-type="string">
            <text:p>641</text:p>
          </table:table-cell>
          <table:table-cell table:formula="of:=ORG.LIBREOFFICE.REGEX([.D635];&quot;\d{1,3}&quot;)" office:value-type="string" office:string-value="438" calcext:value-type="string">
            <text:p>438</text:p>
          </table:table-cell>
          <table:table-cell table:formula="of:=IF([.B635]=1;[.E635]*[.F635])" office:value-type="float" office:value="0" calcext:value-type="float">
            <text:p>0</text:p>
          </table:table-cell>
          <table:table-cell table:formula="of:=IF(ISNUMBER([.G635]);[.G63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636]=&quot;do()&quot;;TRUE();IF([.A636]=&quot;don't()&quot;;FALSE();IF([.B635]=1;TRUE();FALSE())))" office:value-type="boolean" office:boolean-value="true" calcext:value-type="boolean">
            <text:p>WAHR</text:p>
          </table:table-cell>
          <table:table-cell table:formula="of:=ORG.LIBREOFFICE.REGEX([.A636];&quot;\d{1,3},&quot;)" office:value-type="string" office:string-value="" calcext:value-type="error">
            <text:p>#N/A</text:p>
          </table:table-cell>
          <table:table-cell table:formula="of:=ORG.LIBREOFFICE.REGEX([.A636];&quot;,\d{1,3}&quot;)" office:value-type="string" office:string-value="" calcext:value-type="error">
            <text:p>#N/A</text:p>
          </table:table-cell>
          <table:table-cell table:formula="of:=ORG.LIBREOFFICE.REGEX([.C636];&quot;\d{1,3}&quot;)" office:value-type="string" office:string-value="" calcext:value-type="error">
            <text:p>#N/A</text:p>
          </table:table-cell>
          <table:table-cell table:formula="of:=ORG.LIBREOFFICE.REGEX([.D636];&quot;\d{1,3}&quot;)" office:value-type="string" office:string-value="" calcext:value-type="error">
            <text:p>#N/A</text:p>
          </table:table-cell>
          <table:table-cell table:formula="of:=IF([.B636]=1;[.E636]*[.F636])" office:value-type="string" office:string-value="" calcext:value-type="error">
            <text:p>#N/A</text:p>
          </table:table-cell>
          <table:table-cell table:formula="of:=IF(ISNUMBER([.G636]);[.G63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1,105)</text:p>
          </table:table-cell>
          <table:table-cell table:formula="of:=IF([.A637]=&quot;do()&quot;;TRUE();IF([.A637]=&quot;don't()&quot;;FALSE();IF([.B636]=1;TRUE();FALSE())))" office:value-type="boolean" office:boolean-value="true" calcext:value-type="boolean">
            <text:p>WAHR</text:p>
          </table:table-cell>
          <table:table-cell table:formula="of:=ORG.LIBREOFFICE.REGEX([.A637];&quot;\d{1,3},&quot;)" office:value-type="string" office:string-value="571," calcext:value-type="string">
            <text:p>571,</text:p>
          </table:table-cell>
          <table:table-cell table:formula="of:=ORG.LIBREOFFICE.REGEX([.A637];&quot;,\d{1,3}&quot;)" office:value-type="string" office:string-value=",105" calcext:value-type="string">
            <text:p>,105</text:p>
          </table:table-cell>
          <table:table-cell table:formula="of:=ORG.LIBREOFFICE.REGEX([.C637];&quot;\d{1,3}&quot;)" office:value-type="string" office:string-value="571" calcext:value-type="string">
            <text:p>571</text:p>
          </table:table-cell>
          <table:table-cell table:formula="of:=ORG.LIBREOFFICE.REGEX([.D637];&quot;\d{1,3}&quot;)" office:value-type="string" office:string-value="105" calcext:value-type="string">
            <text:p>105</text:p>
          </table:table-cell>
          <table:table-cell table:formula="of:=IF([.B637]=1;[.E637]*[.F637])" office:value-type="float" office:value="59955" calcext:value-type="float">
            <text:p>59955</text:p>
          </table:table-cell>
          <table:table-cell table:formula="of:=IF(ISNUMBER([.G637]);[.G637];0)" office:value-type="float" office:value="59955" calcext:value-type="float">
            <text:p>599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22,339)</text:p>
          </table:table-cell>
          <table:table-cell table:formula="of:=IF([.A638]=&quot;do()&quot;;TRUE();IF([.A638]=&quot;don't()&quot;;FALSE();IF([.B637]=1;TRUE();FALSE())))" office:value-type="boolean" office:boolean-value="true" calcext:value-type="boolean">
            <text:p>WAHR</text:p>
          </table:table-cell>
          <table:table-cell table:formula="of:=ORG.LIBREOFFICE.REGEX([.A638];&quot;\d{1,3},&quot;)" office:value-type="string" office:string-value="322," calcext:value-type="string">
            <text:p>322,</text:p>
          </table:table-cell>
          <table:table-cell table:formula="of:=ORG.LIBREOFFICE.REGEX([.A638];&quot;,\d{1,3}&quot;)" office:value-type="string" office:string-value=",339" calcext:value-type="string">
            <text:p>,339</text:p>
          </table:table-cell>
          <table:table-cell table:formula="of:=ORG.LIBREOFFICE.REGEX([.C638];&quot;\d{1,3}&quot;)" office:value-type="string" office:string-value="322" calcext:value-type="string">
            <text:p>322</text:p>
          </table:table-cell>
          <table:table-cell table:formula="of:=ORG.LIBREOFFICE.REGEX([.D638];&quot;\d{1,3}&quot;)" office:value-type="string" office:string-value="339" calcext:value-type="string">
            <text:p>339</text:p>
          </table:table-cell>
          <table:table-cell table:formula="of:=IF([.B638]=1;[.E638]*[.F638])" office:value-type="float" office:value="109158" calcext:value-type="float">
            <text:p>109158</text:p>
          </table:table-cell>
          <table:table-cell table:formula="of:=IF(ISNUMBER([.G638]);[.G638];0)" office:value-type="float" office:value="109158" calcext:value-type="float">
            <text:p>1091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67,821)</text:p>
          </table:table-cell>
          <table:table-cell table:formula="of:=IF([.A639]=&quot;do()&quot;;TRUE();IF([.A639]=&quot;don't()&quot;;FALSE();IF([.B638]=1;TRUE();FALSE())))" office:value-type="boolean" office:boolean-value="true" calcext:value-type="boolean">
            <text:p>WAHR</text:p>
          </table:table-cell>
          <table:table-cell table:formula="of:=ORG.LIBREOFFICE.REGEX([.A639];&quot;\d{1,3},&quot;)" office:value-type="string" office:string-value="667," calcext:value-type="string">
            <text:p>667,</text:p>
          </table:table-cell>
          <table:table-cell table:formula="of:=ORG.LIBREOFFICE.REGEX([.A639];&quot;,\d{1,3}&quot;)" office:value-type="string" office:string-value=",821" calcext:value-type="string">
            <text:p>,821</text:p>
          </table:table-cell>
          <table:table-cell table:formula="of:=ORG.LIBREOFFICE.REGEX([.C639];&quot;\d{1,3}&quot;)" office:value-type="string" office:string-value="667" calcext:value-type="string">
            <text:p>667</text:p>
          </table:table-cell>
          <table:table-cell table:formula="of:=ORG.LIBREOFFICE.REGEX([.D639];&quot;\d{1,3}&quot;)" office:value-type="string" office:string-value="821" calcext:value-type="string">
            <text:p>821</text:p>
          </table:table-cell>
          <table:table-cell table:formula="of:=IF([.B639]=1;[.E639]*[.F639])" office:value-type="float" office:value="547607" calcext:value-type="float">
            <text:p>547607</text:p>
          </table:table-cell>
          <table:table-cell table:formula="of:=IF(ISNUMBER([.G639]);[.G639];0)" office:value-type="float" office:value="547607" calcext:value-type="float">
            <text:p>5476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2,144)</text:p>
          </table:table-cell>
          <table:table-cell table:formula="of:=IF([.A640]=&quot;do()&quot;;TRUE();IF([.A640]=&quot;don't()&quot;;FALSE();IF([.B639]=1;TRUE();FALSE())))" office:value-type="boolean" office:boolean-value="true" calcext:value-type="boolean">
            <text:p>WAHR</text:p>
          </table:table-cell>
          <table:table-cell table:formula="of:=ORG.LIBREOFFICE.REGEX([.A640];&quot;\d{1,3},&quot;)" office:value-type="string" office:string-value="822," calcext:value-type="string">
            <text:p>822,</text:p>
          </table:table-cell>
          <table:table-cell table:formula="of:=ORG.LIBREOFFICE.REGEX([.A640];&quot;,\d{1,3}&quot;)" office:value-type="string" office:string-value=",144" calcext:value-type="string">
            <text:p>,144</text:p>
          </table:table-cell>
          <table:table-cell table:formula="of:=ORG.LIBREOFFICE.REGEX([.C640];&quot;\d{1,3}&quot;)" office:value-type="string" office:string-value="822" calcext:value-type="string">
            <text:p>822</text:p>
          </table:table-cell>
          <table:table-cell table:formula="of:=ORG.LIBREOFFICE.REGEX([.D640];&quot;\d{1,3}&quot;)" office:value-type="string" office:string-value="144" calcext:value-type="string">
            <text:p>144</text:p>
          </table:table-cell>
          <table:table-cell table:formula="of:=IF([.B640]=1;[.E640]*[.F640])" office:value-type="float" office:value="118368" calcext:value-type="float">
            <text:p>118368</text:p>
          </table:table-cell>
          <table:table-cell table:formula="of:=IF(ISNUMBER([.G640]);[.G640];0)" office:value-type="float" office:value="118368" calcext:value-type="float">
            <text:p>1183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6,806)</text:p>
          </table:table-cell>
          <table:table-cell table:formula="of:=IF([.A641]=&quot;do()&quot;;TRUE();IF([.A641]=&quot;don't()&quot;;FALSE();IF([.B640]=1;TRUE();FALSE())))" office:value-type="boolean" office:boolean-value="true" calcext:value-type="boolean">
            <text:p>WAHR</text:p>
          </table:table-cell>
          <table:table-cell table:formula="of:=ORG.LIBREOFFICE.REGEX([.A641];&quot;\d{1,3},&quot;)" office:value-type="string" office:string-value="696," calcext:value-type="string">
            <text:p>696,</text:p>
          </table:table-cell>
          <table:table-cell table:formula="of:=ORG.LIBREOFFICE.REGEX([.A641];&quot;,\d{1,3}&quot;)" office:value-type="string" office:string-value=",806" calcext:value-type="string">
            <text:p>,806</text:p>
          </table:table-cell>
          <table:table-cell table:formula="of:=ORG.LIBREOFFICE.REGEX([.C641];&quot;\d{1,3}&quot;)" office:value-type="string" office:string-value="696" calcext:value-type="string">
            <text:p>696</text:p>
          </table:table-cell>
          <table:table-cell table:formula="of:=ORG.LIBREOFFICE.REGEX([.D641];&quot;\d{1,3}&quot;)" office:value-type="string" office:string-value="806" calcext:value-type="string">
            <text:p>806</text:p>
          </table:table-cell>
          <table:table-cell table:formula="of:=IF([.B641]=1;[.E641]*[.F641])" office:value-type="float" office:value="560976" calcext:value-type="float">
            <text:p>560976</text:p>
          </table:table-cell>
          <table:table-cell table:formula="of:=IF(ISNUMBER([.G641]);[.G641];0)" office:value-type="float" office:value="560976" calcext:value-type="float">
            <text:p>5609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8,576)</text:p>
          </table:table-cell>
          <table:table-cell table:formula="of:=IF([.A642]=&quot;do()&quot;;TRUE();IF([.A642]=&quot;don't()&quot;;FALSE();IF([.B641]=1;TRUE();FALSE())))" office:value-type="boolean" office:boolean-value="true" calcext:value-type="boolean">
            <text:p>WAHR</text:p>
          </table:table-cell>
          <table:table-cell table:formula="of:=ORG.LIBREOFFICE.REGEX([.A642];&quot;\d{1,3},&quot;)" office:value-type="string" office:string-value="98," calcext:value-type="string">
            <text:p>98,</text:p>
          </table:table-cell>
          <table:table-cell table:formula="of:=ORG.LIBREOFFICE.REGEX([.A642];&quot;,\d{1,3}&quot;)" office:value-type="string" office:string-value=",576" calcext:value-type="string">
            <text:p>,576</text:p>
          </table:table-cell>
          <table:table-cell table:formula="of:=ORG.LIBREOFFICE.REGEX([.C642];&quot;\d{1,3}&quot;)" office:value-type="string" office:string-value="98" calcext:value-type="string">
            <text:p>98</text:p>
          </table:table-cell>
          <table:table-cell table:formula="of:=ORG.LIBREOFFICE.REGEX([.D642];&quot;\d{1,3}&quot;)" office:value-type="string" office:string-value="576" calcext:value-type="string">
            <text:p>576</text:p>
          </table:table-cell>
          <table:table-cell table:formula="of:=IF([.B642]=1;[.E642]*[.F642])" office:value-type="float" office:value="56448" calcext:value-type="float">
            <text:p>56448</text:p>
          </table:table-cell>
          <table:table-cell table:formula="of:=IF(ISNUMBER([.G642]);[.G642];0)" office:value-type="float" office:value="56448" calcext:value-type="float">
            <text:p>56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54,39)</text:p>
          </table:table-cell>
          <table:table-cell table:formula="of:=IF([.A643]=&quot;do()&quot;;TRUE();IF([.A643]=&quot;don't()&quot;;FALSE();IF([.B642]=1;TRUE();FALSE())))" office:value-type="boolean" office:boolean-value="true" calcext:value-type="boolean">
            <text:p>WAHR</text:p>
          </table:table-cell>
          <table:table-cell table:formula="of:=ORG.LIBREOFFICE.REGEX([.A643];&quot;\d{1,3},&quot;)" office:value-type="string" office:string-value="154," calcext:value-type="string">
            <text:p>154,</text:p>
          </table:table-cell>
          <table:table-cell table:formula="of:=ORG.LIBREOFFICE.REGEX([.A643];&quot;,\d{1,3}&quot;)" office:value-type="string" office:string-value=",39" calcext:value-type="string">
            <text:p>,39</text:p>
          </table:table-cell>
          <table:table-cell table:formula="of:=ORG.LIBREOFFICE.REGEX([.C643];&quot;\d{1,3}&quot;)" office:value-type="string" office:string-value="154" calcext:value-type="string">
            <text:p>154</text:p>
          </table:table-cell>
          <table:table-cell table:formula="of:=ORG.LIBREOFFICE.REGEX([.D643];&quot;\d{1,3}&quot;)" office:value-type="string" office:string-value="39" calcext:value-type="string">
            <text:p>39</text:p>
          </table:table-cell>
          <table:table-cell table:formula="of:=IF([.B643]=1;[.E643]*[.F643])" office:value-type="float" office:value="6006" calcext:value-type="float">
            <text:p>6006</text:p>
          </table:table-cell>
          <table:table-cell table:formula="of:=IF(ISNUMBER([.G643]);[.G643];0)" office:value-type="float" office:value="6006" calcext:value-type="float">
            <text:p>60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4,972)</text:p>
          </table:table-cell>
          <table:table-cell table:formula="of:=IF([.A644]=&quot;do()&quot;;TRUE();IF([.A644]=&quot;don't()&quot;;FALSE();IF([.B643]=1;TRUE();FALSE())))" office:value-type="boolean" office:boolean-value="true" calcext:value-type="boolean">
            <text:p>WAHR</text:p>
          </table:table-cell>
          <table:table-cell table:formula="of:=ORG.LIBREOFFICE.REGEX([.A644];&quot;\d{1,3},&quot;)" office:value-type="string" office:string-value="454," calcext:value-type="string">
            <text:p>454,</text:p>
          </table:table-cell>
          <table:table-cell table:formula="of:=ORG.LIBREOFFICE.REGEX([.A644];&quot;,\d{1,3}&quot;)" office:value-type="string" office:string-value=",972" calcext:value-type="string">
            <text:p>,972</text:p>
          </table:table-cell>
          <table:table-cell table:formula="of:=ORG.LIBREOFFICE.REGEX([.C644];&quot;\d{1,3}&quot;)" office:value-type="string" office:string-value="454" calcext:value-type="string">
            <text:p>454</text:p>
          </table:table-cell>
          <table:table-cell table:formula="of:=ORG.LIBREOFFICE.REGEX([.D644];&quot;\d{1,3}&quot;)" office:value-type="string" office:string-value="972" calcext:value-type="string">
            <text:p>972</text:p>
          </table:table-cell>
          <table:table-cell table:formula="of:=IF([.B644]=1;[.E644]*[.F644])" office:value-type="float" office:value="441288" calcext:value-type="float">
            <text:p>441288</text:p>
          </table:table-cell>
          <table:table-cell table:formula="of:=IF(ISNUMBER([.G644]);[.G644];0)" office:value-type="float" office:value="441288" calcext:value-type="float">
            <text:p>4412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9,718)</text:p>
          </table:table-cell>
          <table:table-cell table:formula="of:=IF([.A645]=&quot;do()&quot;;TRUE();IF([.A645]=&quot;don't()&quot;;FALSE();IF([.B644]=1;TRUE();FALSE())))" office:value-type="boolean" office:boolean-value="true" calcext:value-type="boolean">
            <text:p>WAHR</text:p>
          </table:table-cell>
          <table:table-cell table:formula="of:=ORG.LIBREOFFICE.REGEX([.A645];&quot;\d{1,3},&quot;)" office:value-type="string" office:string-value="819," calcext:value-type="string">
            <text:p>819,</text:p>
          </table:table-cell>
          <table:table-cell table:formula="of:=ORG.LIBREOFFICE.REGEX([.A645];&quot;,\d{1,3}&quot;)" office:value-type="string" office:string-value=",718" calcext:value-type="string">
            <text:p>,718</text:p>
          </table:table-cell>
          <table:table-cell table:formula="of:=ORG.LIBREOFFICE.REGEX([.C645];&quot;\d{1,3}&quot;)" office:value-type="string" office:string-value="819" calcext:value-type="string">
            <text:p>819</text:p>
          </table:table-cell>
          <table:table-cell table:formula="of:=ORG.LIBREOFFICE.REGEX([.D645];&quot;\d{1,3}&quot;)" office:value-type="string" office:string-value="718" calcext:value-type="string">
            <text:p>718</text:p>
          </table:table-cell>
          <table:table-cell table:formula="of:=IF([.B645]=1;[.E645]*[.F645])" office:value-type="float" office:value="588042" calcext:value-type="float">
            <text:p>588042</text:p>
          </table:table-cell>
          <table:table-cell table:formula="of:=IF(ISNUMBER([.G645]);[.G645];0)" office:value-type="float" office:value="588042" calcext:value-type="float">
            <text:p>5880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646]=&quot;do()&quot;;TRUE();IF([.A646]=&quot;don't()&quot;;FALSE();IF([.B645]=1;TRUE();FALSE())))" office:value-type="boolean" office:boolean-value="true" calcext:value-type="boolean">
            <text:p>WAHR</text:p>
          </table:table-cell>
          <table:table-cell table:formula="of:=ORG.LIBREOFFICE.REGEX([.A646];&quot;\d{1,3},&quot;)" office:value-type="string" office:string-value="" calcext:value-type="error">
            <text:p>#N/A</text:p>
          </table:table-cell>
          <table:table-cell table:formula="of:=ORG.LIBREOFFICE.REGEX([.A646];&quot;,\d{1,3}&quot;)" office:value-type="string" office:string-value="" calcext:value-type="error">
            <text:p>#N/A</text:p>
          </table:table-cell>
          <table:table-cell table:formula="of:=ORG.LIBREOFFICE.REGEX([.C646];&quot;\d{1,3}&quot;)" office:value-type="string" office:string-value="" calcext:value-type="error">
            <text:p>#N/A</text:p>
          </table:table-cell>
          <table:table-cell table:formula="of:=ORG.LIBREOFFICE.REGEX([.D646];&quot;\d{1,3}&quot;)" office:value-type="string" office:string-value="" calcext:value-type="error">
            <text:p>#N/A</text:p>
          </table:table-cell>
          <table:table-cell table:formula="of:=IF([.B646]=1;[.E646]*[.F646])" office:value-type="string" office:string-value="" calcext:value-type="error">
            <text:p>#N/A</text:p>
          </table:table-cell>
          <table:table-cell table:formula="of:=IF(ISNUMBER([.G646]);[.G64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22,418)</text:p>
          </table:table-cell>
          <table:table-cell table:formula="of:=IF([.A647]=&quot;do()&quot;;TRUE();IF([.A647]=&quot;don't()&quot;;FALSE();IF([.B646]=1;TRUE();FALSE())))" office:value-type="boolean" office:boolean-value="true" calcext:value-type="boolean">
            <text:p>WAHR</text:p>
          </table:table-cell>
          <table:table-cell table:formula="of:=ORG.LIBREOFFICE.REGEX([.A647];&quot;\d{1,3},&quot;)" office:value-type="string" office:string-value="222," calcext:value-type="string">
            <text:p>222,</text:p>
          </table:table-cell>
          <table:table-cell table:formula="of:=ORG.LIBREOFFICE.REGEX([.A647];&quot;,\d{1,3}&quot;)" office:value-type="string" office:string-value=",418" calcext:value-type="string">
            <text:p>,418</text:p>
          </table:table-cell>
          <table:table-cell table:formula="of:=ORG.LIBREOFFICE.REGEX([.C647];&quot;\d{1,3}&quot;)" office:value-type="string" office:string-value="222" calcext:value-type="string">
            <text:p>222</text:p>
          </table:table-cell>
          <table:table-cell table:formula="of:=ORG.LIBREOFFICE.REGEX([.D647];&quot;\d{1,3}&quot;)" office:value-type="string" office:string-value="418" calcext:value-type="string">
            <text:p>418</text:p>
          </table:table-cell>
          <table:table-cell table:formula="of:=IF([.B647]=1;[.E647]*[.F647])" office:value-type="float" office:value="92796" calcext:value-type="float">
            <text:p>92796</text:p>
          </table:table-cell>
          <table:table-cell table:formula="of:=IF(ISNUMBER([.G647]);[.G647];0)" office:value-type="float" office:value="92796" calcext:value-type="float">
            <text:p>927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3,240)</text:p>
          </table:table-cell>
          <table:table-cell table:formula="of:=IF([.A648]=&quot;do()&quot;;TRUE();IF([.A648]=&quot;don't()&quot;;FALSE();IF([.B647]=1;TRUE();FALSE())))" office:value-type="boolean" office:boolean-value="true" calcext:value-type="boolean">
            <text:p>WAHR</text:p>
          </table:table-cell>
          <table:table-cell table:formula="of:=ORG.LIBREOFFICE.REGEX([.A648];&quot;\d{1,3},&quot;)" office:value-type="string" office:string-value="53," calcext:value-type="string">
            <text:p>53,</text:p>
          </table:table-cell>
          <table:table-cell table:formula="of:=ORG.LIBREOFFICE.REGEX([.A648];&quot;,\d{1,3}&quot;)" office:value-type="string" office:string-value=",240" calcext:value-type="string">
            <text:p>,240</text:p>
          </table:table-cell>
          <table:table-cell table:formula="of:=ORG.LIBREOFFICE.REGEX([.C648];&quot;\d{1,3}&quot;)" office:value-type="string" office:string-value="53" calcext:value-type="string">
            <text:p>53</text:p>
          </table:table-cell>
          <table:table-cell table:formula="of:=ORG.LIBREOFFICE.REGEX([.D648];&quot;\d{1,3}&quot;)" office:value-type="string" office:string-value="240" calcext:value-type="string">
            <text:p>240</text:p>
          </table:table-cell>
          <table:table-cell table:formula="of:=IF([.B648]=1;[.E648]*[.F648])" office:value-type="float" office:value="12720" calcext:value-type="float">
            <text:p>12720</text:p>
          </table:table-cell>
          <table:table-cell table:formula="of:=IF(ISNUMBER([.G648]);[.G648];0)" office:value-type="float" office:value="12720" calcext:value-type="float">
            <text:p>127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1,784)</text:p>
          </table:table-cell>
          <table:table-cell table:formula="of:=IF([.A649]=&quot;do()&quot;;TRUE();IF([.A649]=&quot;don't()&quot;;FALSE();IF([.B648]=1;TRUE();FALSE())))" office:value-type="boolean" office:boolean-value="true" calcext:value-type="boolean">
            <text:p>WAHR</text:p>
          </table:table-cell>
          <table:table-cell table:formula="of:=ORG.LIBREOFFICE.REGEX([.A649];&quot;\d{1,3},&quot;)" office:value-type="string" office:string-value="561," calcext:value-type="string">
            <text:p>561,</text:p>
          </table:table-cell>
          <table:table-cell table:formula="of:=ORG.LIBREOFFICE.REGEX([.A649];&quot;,\d{1,3}&quot;)" office:value-type="string" office:string-value=",784" calcext:value-type="string">
            <text:p>,784</text:p>
          </table:table-cell>
          <table:table-cell table:formula="of:=ORG.LIBREOFFICE.REGEX([.C649];&quot;\d{1,3}&quot;)" office:value-type="string" office:string-value="561" calcext:value-type="string">
            <text:p>561</text:p>
          </table:table-cell>
          <table:table-cell table:formula="of:=ORG.LIBREOFFICE.REGEX([.D649];&quot;\d{1,3}&quot;)" office:value-type="string" office:string-value="784" calcext:value-type="string">
            <text:p>784</text:p>
          </table:table-cell>
          <table:table-cell table:formula="of:=IF([.B649]=1;[.E649]*[.F649])" office:value-type="float" office:value="439824" calcext:value-type="float">
            <text:p>439824</text:p>
          </table:table-cell>
          <table:table-cell table:formula="of:=IF(ISNUMBER([.G649]);[.G649];0)" office:value-type="float" office:value="439824" calcext:value-type="float">
            <text:p>4398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4,320)</text:p>
          </table:table-cell>
          <table:table-cell table:formula="of:=IF([.A650]=&quot;do()&quot;;TRUE();IF([.A650]=&quot;don't()&quot;;FALSE();IF([.B649]=1;TRUE();FALSE())))" office:value-type="boolean" office:boolean-value="true" calcext:value-type="boolean">
            <text:p>WAHR</text:p>
          </table:table-cell>
          <table:table-cell table:formula="of:=ORG.LIBREOFFICE.REGEX([.A650];&quot;\d{1,3},&quot;)" office:value-type="string" office:string-value="304," calcext:value-type="string">
            <text:p>304,</text:p>
          </table:table-cell>
          <table:table-cell table:formula="of:=ORG.LIBREOFFICE.REGEX([.A650];&quot;,\d{1,3}&quot;)" office:value-type="string" office:string-value=",320" calcext:value-type="string">
            <text:p>,320</text:p>
          </table:table-cell>
          <table:table-cell table:formula="of:=ORG.LIBREOFFICE.REGEX([.C650];&quot;\d{1,3}&quot;)" office:value-type="string" office:string-value="304" calcext:value-type="string">
            <text:p>304</text:p>
          </table:table-cell>
          <table:table-cell table:formula="of:=ORG.LIBREOFFICE.REGEX([.D650];&quot;\d{1,3}&quot;)" office:value-type="string" office:string-value="320" calcext:value-type="string">
            <text:p>320</text:p>
          </table:table-cell>
          <table:table-cell table:formula="of:=IF([.B650]=1;[.E650]*[.F650])" office:value-type="float" office:value="97280" calcext:value-type="float">
            <text:p>97280</text:p>
          </table:table-cell>
          <table:table-cell table:formula="of:=IF(ISNUMBER([.G650]);[.G650];0)" office:value-type="float" office:value="97280" calcext:value-type="float">
            <text:p>972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,387)</text:p>
          </table:table-cell>
          <table:table-cell table:formula="of:=IF([.A651]=&quot;do()&quot;;TRUE();IF([.A651]=&quot;don't()&quot;;FALSE();IF([.B650]=1;TRUE();FALSE())))" office:value-type="boolean" office:boolean-value="true" calcext:value-type="boolean">
            <text:p>WAHR</text:p>
          </table:table-cell>
          <table:table-cell table:formula="of:=ORG.LIBREOFFICE.REGEX([.A651];&quot;\d{1,3},&quot;)" office:value-type="string" office:string-value="50," calcext:value-type="string">
            <text:p>50,</text:p>
          </table:table-cell>
          <table:table-cell table:formula="of:=ORG.LIBREOFFICE.REGEX([.A651];&quot;,\d{1,3}&quot;)" office:value-type="string" office:string-value=",387" calcext:value-type="string">
            <text:p>,387</text:p>
          </table:table-cell>
          <table:table-cell table:formula="of:=ORG.LIBREOFFICE.REGEX([.C651];&quot;\d{1,3}&quot;)" office:value-type="string" office:string-value="50" calcext:value-type="string">
            <text:p>50</text:p>
          </table:table-cell>
          <table:table-cell table:formula="of:=ORG.LIBREOFFICE.REGEX([.D651];&quot;\d{1,3}&quot;)" office:value-type="string" office:string-value="387" calcext:value-type="string">
            <text:p>387</text:p>
          </table:table-cell>
          <table:table-cell table:formula="of:=IF([.B651]=1;[.E651]*[.F651])" office:value-type="float" office:value="19350" calcext:value-type="float">
            <text:p>19350</text:p>
          </table:table-cell>
          <table:table-cell table:formula="of:=IF(ISNUMBER([.G651]);[.G651];0)" office:value-type="float" office:value="19350" calcext:value-type="float">
            <text:p>193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5,493)</text:p>
          </table:table-cell>
          <table:table-cell table:formula="of:=IF([.A652]=&quot;do()&quot;;TRUE();IF([.A652]=&quot;don't()&quot;;FALSE();IF([.B651]=1;TRUE();FALSE())))" office:value-type="boolean" office:boolean-value="true" calcext:value-type="boolean">
            <text:p>WAHR</text:p>
          </table:table-cell>
          <table:table-cell table:formula="of:=ORG.LIBREOFFICE.REGEX([.A652];&quot;\d{1,3},&quot;)" office:value-type="string" office:string-value="185," calcext:value-type="string">
            <text:p>185,</text:p>
          </table:table-cell>
          <table:table-cell table:formula="of:=ORG.LIBREOFFICE.REGEX([.A652];&quot;,\d{1,3}&quot;)" office:value-type="string" office:string-value=",493" calcext:value-type="string">
            <text:p>,493</text:p>
          </table:table-cell>
          <table:table-cell table:formula="of:=ORG.LIBREOFFICE.REGEX([.C652];&quot;\d{1,3}&quot;)" office:value-type="string" office:string-value="185" calcext:value-type="string">
            <text:p>185</text:p>
          </table:table-cell>
          <table:table-cell table:formula="of:=ORG.LIBREOFFICE.REGEX([.D652];&quot;\d{1,3}&quot;)" office:value-type="string" office:string-value="493" calcext:value-type="string">
            <text:p>493</text:p>
          </table:table-cell>
          <table:table-cell table:formula="of:=IF([.B652]=1;[.E652]*[.F652])" office:value-type="float" office:value="91205" calcext:value-type="float">
            <text:p>91205</text:p>
          </table:table-cell>
          <table:table-cell table:formula="of:=IF(ISNUMBER([.G652]);[.G652];0)" office:value-type="float" office:value="91205" calcext:value-type="float">
            <text:p>91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3,24)</text:p>
          </table:table-cell>
          <table:table-cell table:formula="of:=IF([.A653]=&quot;do()&quot;;TRUE();IF([.A653]=&quot;don't()&quot;;FALSE();IF([.B652]=1;TRUE();FALSE())))" office:value-type="boolean" office:boolean-value="true" calcext:value-type="boolean">
            <text:p>WAHR</text:p>
          </table:table-cell>
          <table:table-cell table:formula="of:=ORG.LIBREOFFICE.REGEX([.A653];&quot;\d{1,3},&quot;)" office:value-type="string" office:string-value="423," calcext:value-type="string">
            <text:p>423,</text:p>
          </table:table-cell>
          <table:table-cell table:formula="of:=ORG.LIBREOFFICE.REGEX([.A653];&quot;,\d{1,3}&quot;)" office:value-type="string" office:string-value=",24" calcext:value-type="string">
            <text:p>,24</text:p>
          </table:table-cell>
          <table:table-cell table:formula="of:=ORG.LIBREOFFICE.REGEX([.C653];&quot;\d{1,3}&quot;)" office:value-type="string" office:string-value="423" calcext:value-type="string">
            <text:p>423</text:p>
          </table:table-cell>
          <table:table-cell table:formula="of:=ORG.LIBREOFFICE.REGEX([.D653];&quot;\d{1,3}&quot;)" office:value-type="string" office:string-value="24" calcext:value-type="string">
            <text:p>24</text:p>
          </table:table-cell>
          <table:table-cell table:formula="of:=IF([.B653]=1;[.E653]*[.F653])" office:value-type="float" office:value="10152" calcext:value-type="float">
            <text:p>10152</text:p>
          </table:table-cell>
          <table:table-cell table:formula="of:=IF(ISNUMBER([.G653]);[.G653];0)" office:value-type="float" office:value="10152" calcext:value-type="float">
            <text:p>101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8,778)</text:p>
          </table:table-cell>
          <table:table-cell table:formula="of:=IF([.A654]=&quot;do()&quot;;TRUE();IF([.A654]=&quot;don't()&quot;;FALSE();IF([.B653]=1;TRUE();FALSE())))" office:value-type="boolean" office:boolean-value="true" calcext:value-type="boolean">
            <text:p>WAHR</text:p>
          </table:table-cell>
          <table:table-cell table:formula="of:=ORG.LIBREOFFICE.REGEX([.A654];&quot;\d{1,3},&quot;)" office:value-type="string" office:string-value="968," calcext:value-type="string">
            <text:p>968,</text:p>
          </table:table-cell>
          <table:table-cell table:formula="of:=ORG.LIBREOFFICE.REGEX([.A654];&quot;,\d{1,3}&quot;)" office:value-type="string" office:string-value=",778" calcext:value-type="string">
            <text:p>,778</text:p>
          </table:table-cell>
          <table:table-cell table:formula="of:=ORG.LIBREOFFICE.REGEX([.C654];&quot;\d{1,3}&quot;)" office:value-type="string" office:string-value="968" calcext:value-type="string">
            <text:p>968</text:p>
          </table:table-cell>
          <table:table-cell table:formula="of:=ORG.LIBREOFFICE.REGEX([.D654];&quot;\d{1,3}&quot;)" office:value-type="string" office:string-value="778" calcext:value-type="string">
            <text:p>778</text:p>
          </table:table-cell>
          <table:table-cell table:formula="of:=IF([.B654]=1;[.E654]*[.F654])" office:value-type="float" office:value="753104" calcext:value-type="float">
            <text:p>753104</text:p>
          </table:table-cell>
          <table:table-cell table:formula="of:=IF(ISNUMBER([.G654]);[.G654];0)" office:value-type="float" office:value="753104" calcext:value-type="float">
            <text:p>753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4,257)</text:p>
          </table:table-cell>
          <table:table-cell table:formula="of:=IF([.A655]=&quot;do()&quot;;TRUE();IF([.A655]=&quot;don't()&quot;;FALSE();IF([.B654]=1;TRUE();FALSE())))" office:value-type="boolean" office:boolean-value="true" calcext:value-type="boolean">
            <text:p>WAHR</text:p>
          </table:table-cell>
          <table:table-cell table:formula="of:=ORG.LIBREOFFICE.REGEX([.A655];&quot;\d{1,3},&quot;)" office:value-type="string" office:string-value="694," calcext:value-type="string">
            <text:p>694,</text:p>
          </table:table-cell>
          <table:table-cell table:formula="of:=ORG.LIBREOFFICE.REGEX([.A655];&quot;,\d{1,3}&quot;)" office:value-type="string" office:string-value=",257" calcext:value-type="string">
            <text:p>,257</text:p>
          </table:table-cell>
          <table:table-cell table:formula="of:=ORG.LIBREOFFICE.REGEX([.C655];&quot;\d{1,3}&quot;)" office:value-type="string" office:string-value="694" calcext:value-type="string">
            <text:p>694</text:p>
          </table:table-cell>
          <table:table-cell table:formula="of:=ORG.LIBREOFFICE.REGEX([.D655];&quot;\d{1,3}&quot;)" office:value-type="string" office:string-value="257" calcext:value-type="string">
            <text:p>257</text:p>
          </table:table-cell>
          <table:table-cell table:formula="of:=IF([.B655]=1;[.E655]*[.F655])" office:value-type="float" office:value="178358" calcext:value-type="float">
            <text:p>178358</text:p>
          </table:table-cell>
          <table:table-cell table:formula="of:=IF(ISNUMBER([.G655]);[.G655];0)" office:value-type="float" office:value="178358" calcext:value-type="float">
            <text:p>1783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89,933)</text:p>
          </table:table-cell>
          <table:table-cell table:formula="of:=IF([.A656]=&quot;do()&quot;;TRUE();IF([.A656]=&quot;don't()&quot;;FALSE();IF([.B655]=1;TRUE();FALSE())))" office:value-type="boolean" office:boolean-value="true" calcext:value-type="boolean">
            <text:p>WAHR</text:p>
          </table:table-cell>
          <table:table-cell table:formula="of:=ORG.LIBREOFFICE.REGEX([.A656];&quot;\d{1,3},&quot;)" office:value-type="string" office:string-value="989," calcext:value-type="string">
            <text:p>989,</text:p>
          </table:table-cell>
          <table:table-cell table:formula="of:=ORG.LIBREOFFICE.REGEX([.A656];&quot;,\d{1,3}&quot;)" office:value-type="string" office:string-value=",933" calcext:value-type="string">
            <text:p>,933</text:p>
          </table:table-cell>
          <table:table-cell table:formula="of:=ORG.LIBREOFFICE.REGEX([.C656];&quot;\d{1,3}&quot;)" office:value-type="string" office:string-value="989" calcext:value-type="string">
            <text:p>989</text:p>
          </table:table-cell>
          <table:table-cell table:formula="of:=ORG.LIBREOFFICE.REGEX([.D656];&quot;\d{1,3}&quot;)" office:value-type="string" office:string-value="933" calcext:value-type="string">
            <text:p>933</text:p>
          </table:table-cell>
          <table:table-cell table:formula="of:=IF([.B656]=1;[.E656]*[.F656])" office:value-type="float" office:value="922737" calcext:value-type="float">
            <text:p>922737</text:p>
          </table:table-cell>
          <table:table-cell table:formula="of:=IF(ISNUMBER([.G656]);[.G656];0)" office:value-type="float" office:value="922737" calcext:value-type="float">
            <text:p>9227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53,654)</text:p>
          </table:table-cell>
          <table:table-cell table:formula="of:=IF([.A657]=&quot;do()&quot;;TRUE();IF([.A657]=&quot;don't()&quot;;FALSE();IF([.B656]=1;TRUE();FALSE())))" office:value-type="boolean" office:boolean-value="true" calcext:value-type="boolean">
            <text:p>WAHR</text:p>
          </table:table-cell>
          <table:table-cell table:formula="of:=ORG.LIBREOFFICE.REGEX([.A657];&quot;\d{1,3},&quot;)" office:value-type="string" office:string-value="553," calcext:value-type="string">
            <text:p>553,</text:p>
          </table:table-cell>
          <table:table-cell table:formula="of:=ORG.LIBREOFFICE.REGEX([.A657];&quot;,\d{1,3}&quot;)" office:value-type="string" office:string-value=",654" calcext:value-type="string">
            <text:p>,654</text:p>
          </table:table-cell>
          <table:table-cell table:formula="of:=ORG.LIBREOFFICE.REGEX([.C657];&quot;\d{1,3}&quot;)" office:value-type="string" office:string-value="553" calcext:value-type="string">
            <text:p>553</text:p>
          </table:table-cell>
          <table:table-cell table:formula="of:=ORG.LIBREOFFICE.REGEX([.D657];&quot;\d{1,3}&quot;)" office:value-type="string" office:string-value="654" calcext:value-type="string">
            <text:p>654</text:p>
          </table:table-cell>
          <table:table-cell table:formula="of:=IF([.B657]=1;[.E657]*[.F657])" office:value-type="float" office:value="361662" calcext:value-type="float">
            <text:p>361662</text:p>
          </table:table-cell>
          <table:table-cell table:formula="of:=IF(ISNUMBER([.G657]);[.G657];0)" office:value-type="float" office:value="361662" calcext:value-type="float">
            <text:p>36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93,835)</text:p>
          </table:table-cell>
          <table:table-cell table:formula="of:=IF([.A658]=&quot;do()&quot;;TRUE();IF([.A658]=&quot;don't()&quot;;FALSE();IF([.B657]=1;TRUE();FALSE())))" office:value-type="boolean" office:boolean-value="true" calcext:value-type="boolean">
            <text:p>WAHR</text:p>
          </table:table-cell>
          <table:table-cell table:formula="of:=ORG.LIBREOFFICE.REGEX([.A658];&quot;\d{1,3},&quot;)" office:value-type="string" office:string-value="293," calcext:value-type="string">
            <text:p>293,</text:p>
          </table:table-cell>
          <table:table-cell table:formula="of:=ORG.LIBREOFFICE.REGEX([.A658];&quot;,\d{1,3}&quot;)" office:value-type="string" office:string-value=",835" calcext:value-type="string">
            <text:p>,835</text:p>
          </table:table-cell>
          <table:table-cell table:formula="of:=ORG.LIBREOFFICE.REGEX([.C658];&quot;\d{1,3}&quot;)" office:value-type="string" office:string-value="293" calcext:value-type="string">
            <text:p>293</text:p>
          </table:table-cell>
          <table:table-cell table:formula="of:=ORG.LIBREOFFICE.REGEX([.D658];&quot;\d{1,3}&quot;)" office:value-type="string" office:string-value="835" calcext:value-type="string">
            <text:p>835</text:p>
          </table:table-cell>
          <table:table-cell table:formula="of:=IF([.B658]=1;[.E658]*[.F658])" office:value-type="float" office:value="244655" calcext:value-type="float">
            <text:p>244655</text:p>
          </table:table-cell>
          <table:table-cell table:formula="of:=IF(ISNUMBER([.G658]);[.G658];0)" office:value-type="float" office:value="244655" calcext:value-type="float">
            <text:p>244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48,948)</text:p>
          </table:table-cell>
          <table:table-cell table:formula="of:=IF([.A659]=&quot;do()&quot;;TRUE();IF([.A659]=&quot;don't()&quot;;FALSE();IF([.B658]=1;TRUE();FALSE())))" office:value-type="boolean" office:boolean-value="true" calcext:value-type="boolean">
            <text:p>WAHR</text:p>
          </table:table-cell>
          <table:table-cell table:formula="of:=ORG.LIBREOFFICE.REGEX([.A659];&quot;\d{1,3},&quot;)" office:value-type="string" office:string-value="548," calcext:value-type="string">
            <text:p>548,</text:p>
          </table:table-cell>
          <table:table-cell table:formula="of:=ORG.LIBREOFFICE.REGEX([.A659];&quot;,\d{1,3}&quot;)" office:value-type="string" office:string-value=",948" calcext:value-type="string">
            <text:p>,948</text:p>
          </table:table-cell>
          <table:table-cell table:formula="of:=ORG.LIBREOFFICE.REGEX([.C659];&quot;\d{1,3}&quot;)" office:value-type="string" office:string-value="548" calcext:value-type="string">
            <text:p>548</text:p>
          </table:table-cell>
          <table:table-cell table:formula="of:=ORG.LIBREOFFICE.REGEX([.D659];&quot;\d{1,3}&quot;)" office:value-type="string" office:string-value="948" calcext:value-type="string">
            <text:p>948</text:p>
          </table:table-cell>
          <table:table-cell table:formula="of:=IF([.B659]=1;[.E659]*[.F659])" office:value-type="float" office:value="519504" calcext:value-type="float">
            <text:p>519504</text:p>
          </table:table-cell>
          <table:table-cell table:formula="of:=IF(ISNUMBER([.G659]);[.G659];0)" office:value-type="float" office:value="519504" calcext:value-type="float">
            <text:p>5195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60]=&quot;do()&quot;;TRUE();IF([.A660]=&quot;don't()&quot;;FALSE();IF([.B659]=1;TRUE();FALSE())))" office:value-type="boolean" office:boolean-value="false" calcext:value-type="boolean">
            <text:p>FALSCH</text:p>
          </table:table-cell>
          <table:table-cell table:formula="of:=ORG.LIBREOFFICE.REGEX([.A660];&quot;\d{1,3},&quot;)" office:value-type="string" office:string-value="" calcext:value-type="error">
            <text:p>#N/A</text:p>
          </table:table-cell>
          <table:table-cell table:formula="of:=ORG.LIBREOFFICE.REGEX([.A660];&quot;,\d{1,3}&quot;)" office:value-type="string" office:string-value="" calcext:value-type="error">
            <text:p>#N/A</text:p>
          </table:table-cell>
          <table:table-cell table:formula="of:=ORG.LIBREOFFICE.REGEX([.C660];&quot;\d{1,3}&quot;)" office:value-type="string" office:string-value="" calcext:value-type="error">
            <text:p>#N/A</text:p>
          </table:table-cell>
          <table:table-cell table:formula="of:=ORG.LIBREOFFICE.REGEX([.D660];&quot;\d{1,3}&quot;)" office:value-type="string" office:string-value="" calcext:value-type="error">
            <text:p>#N/A</text:p>
          </table:table-cell>
          <table:table-cell table:formula="of:=IF([.B660]=1;[.E660]*[.F660])" office:value-type="float" office:value="0" calcext:value-type="float">
            <text:p>0</text:p>
          </table:table-cell>
          <table:table-cell table:formula="of:=IF(ISNUMBER([.G660]);[.G66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41,861)</text:p>
          </table:table-cell>
          <table:table-cell table:formula="of:=IF([.A661]=&quot;do()&quot;;TRUE();IF([.A661]=&quot;don't()&quot;;FALSE();IF([.B660]=1;TRUE();FALSE())))" office:value-type="boolean" office:boolean-value="false" calcext:value-type="boolean">
            <text:p>FALSCH</text:p>
          </table:table-cell>
          <table:table-cell table:formula="of:=ORG.LIBREOFFICE.REGEX([.A661];&quot;\d{1,3},&quot;)" office:value-type="string" office:string-value="941," calcext:value-type="string">
            <text:p>941,</text:p>
          </table:table-cell>
          <table:table-cell table:formula="of:=ORG.LIBREOFFICE.REGEX([.A661];&quot;,\d{1,3}&quot;)" office:value-type="string" office:string-value=",861" calcext:value-type="string">
            <text:p>,861</text:p>
          </table:table-cell>
          <table:table-cell table:formula="of:=ORG.LIBREOFFICE.REGEX([.C661];&quot;\d{1,3}&quot;)" office:value-type="string" office:string-value="941" calcext:value-type="string">
            <text:p>941</text:p>
          </table:table-cell>
          <table:table-cell table:formula="of:=ORG.LIBREOFFICE.REGEX([.D661];&quot;\d{1,3}&quot;)" office:value-type="string" office:string-value="861" calcext:value-type="string">
            <text:p>861</text:p>
          </table:table-cell>
          <table:table-cell table:formula="of:=IF([.B661]=1;[.E661]*[.F661])" office:value-type="float" office:value="0" calcext:value-type="float">
            <text:p>0</text:p>
          </table:table-cell>
          <table:table-cell table:formula="of:=IF(ISNUMBER([.G661]);[.G66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57,163)</text:p>
          </table:table-cell>
          <table:table-cell table:formula="of:=IF([.A662]=&quot;do()&quot;;TRUE();IF([.A662]=&quot;don't()&quot;;FALSE();IF([.B661]=1;TRUE();FALSE())))" office:value-type="boolean" office:boolean-value="false" calcext:value-type="boolean">
            <text:p>FALSCH</text:p>
          </table:table-cell>
          <table:table-cell table:formula="of:=ORG.LIBREOFFICE.REGEX([.A662];&quot;\d{1,3},&quot;)" office:value-type="string" office:string-value="757," calcext:value-type="string">
            <text:p>757,</text:p>
          </table:table-cell>
          <table:table-cell table:formula="of:=ORG.LIBREOFFICE.REGEX([.A662];&quot;,\d{1,3}&quot;)" office:value-type="string" office:string-value=",163" calcext:value-type="string">
            <text:p>,163</text:p>
          </table:table-cell>
          <table:table-cell table:formula="of:=ORG.LIBREOFFICE.REGEX([.C662];&quot;\d{1,3}&quot;)" office:value-type="string" office:string-value="757" calcext:value-type="string">
            <text:p>757</text:p>
          </table:table-cell>
          <table:table-cell table:formula="of:=ORG.LIBREOFFICE.REGEX([.D662];&quot;\d{1,3}&quot;)" office:value-type="string" office:string-value="163" calcext:value-type="string">
            <text:p>163</text:p>
          </table:table-cell>
          <table:table-cell table:formula="of:=IF([.B662]=1;[.E662]*[.F662])" office:value-type="float" office:value="0" calcext:value-type="float">
            <text:p>0</text:p>
          </table:table-cell>
          <table:table-cell table:formula="of:=IF(ISNUMBER([.G662]);[.G66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30,376)</text:p>
          </table:table-cell>
          <table:table-cell table:formula="of:=IF([.A663]=&quot;do()&quot;;TRUE();IF([.A663]=&quot;don't()&quot;;FALSE();IF([.B662]=1;TRUE();FALSE())))" office:value-type="boolean" office:boolean-value="false" calcext:value-type="boolean">
            <text:p>FALSCH</text:p>
          </table:table-cell>
          <table:table-cell table:formula="of:=ORG.LIBREOFFICE.REGEX([.A663];&quot;\d{1,3},&quot;)" office:value-type="string" office:string-value="430," calcext:value-type="string">
            <text:p>430,</text:p>
          </table:table-cell>
          <table:table-cell table:formula="of:=ORG.LIBREOFFICE.REGEX([.A663];&quot;,\d{1,3}&quot;)" office:value-type="string" office:string-value=",376" calcext:value-type="string">
            <text:p>,376</text:p>
          </table:table-cell>
          <table:table-cell table:formula="of:=ORG.LIBREOFFICE.REGEX([.C663];&quot;\d{1,3}&quot;)" office:value-type="string" office:string-value="430" calcext:value-type="string">
            <text:p>430</text:p>
          </table:table-cell>
          <table:table-cell table:formula="of:=ORG.LIBREOFFICE.REGEX([.D663];&quot;\d{1,3}&quot;)" office:value-type="string" office:string-value="376" calcext:value-type="string">
            <text:p>376</text:p>
          </table:table-cell>
          <table:table-cell table:formula="of:=IF([.B663]=1;[.E663]*[.F663])" office:value-type="float" office:value="0" calcext:value-type="float">
            <text:p>0</text:p>
          </table:table-cell>
          <table:table-cell table:formula="of:=IF(ISNUMBER([.G663]);[.G66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664]=&quot;do()&quot;;TRUE();IF([.A664]=&quot;don't()&quot;;FALSE();IF([.B663]=1;TRUE();FALSE())))" office:value-type="boolean" office:boolean-value="true" calcext:value-type="boolean">
            <text:p>WAHR</text:p>
          </table:table-cell>
          <table:table-cell table:formula="of:=ORG.LIBREOFFICE.REGEX([.A664];&quot;\d{1,3},&quot;)" office:value-type="string" office:string-value="" calcext:value-type="error">
            <text:p>#N/A</text:p>
          </table:table-cell>
          <table:table-cell table:formula="of:=ORG.LIBREOFFICE.REGEX([.A664];&quot;,\d{1,3}&quot;)" office:value-type="string" office:string-value="" calcext:value-type="error">
            <text:p>#N/A</text:p>
          </table:table-cell>
          <table:table-cell table:formula="of:=ORG.LIBREOFFICE.REGEX([.C664];&quot;\d{1,3}&quot;)" office:value-type="string" office:string-value="" calcext:value-type="error">
            <text:p>#N/A</text:p>
          </table:table-cell>
          <table:table-cell table:formula="of:=ORG.LIBREOFFICE.REGEX([.D664];&quot;\d{1,3}&quot;)" office:value-type="string" office:string-value="" calcext:value-type="error">
            <text:p>#N/A</text:p>
          </table:table-cell>
          <table:table-cell table:formula="of:=IF([.B664]=1;[.E664]*[.F664])" office:value-type="string" office:string-value="" calcext:value-type="error">
            <text:p>#N/A</text:p>
          </table:table-cell>
          <table:table-cell table:formula="of:=IF(ISNUMBER([.G664]);[.G66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41,10)</text:p>
          </table:table-cell>
          <table:table-cell table:formula="of:=IF([.A665]=&quot;do()&quot;;TRUE();IF([.A665]=&quot;don't()&quot;;FALSE();IF([.B664]=1;TRUE();FALSE())))" office:value-type="boolean" office:boolean-value="true" calcext:value-type="boolean">
            <text:p>WAHR</text:p>
          </table:table-cell>
          <table:table-cell table:formula="of:=ORG.LIBREOFFICE.REGEX([.A665];&quot;\d{1,3},&quot;)" office:value-type="string" office:string-value="941," calcext:value-type="string">
            <text:p>941,</text:p>
          </table:table-cell>
          <table:table-cell table:formula="of:=ORG.LIBREOFFICE.REGEX([.A665];&quot;,\d{1,3}&quot;)" office:value-type="string" office:string-value=",10" calcext:value-type="string">
            <text:p>,10</text:p>
          </table:table-cell>
          <table:table-cell table:formula="of:=ORG.LIBREOFFICE.REGEX([.C665];&quot;\d{1,3}&quot;)" office:value-type="string" office:string-value="941" calcext:value-type="string">
            <text:p>941</text:p>
          </table:table-cell>
          <table:table-cell table:formula="of:=ORG.LIBREOFFICE.REGEX([.D665];&quot;\d{1,3}&quot;)" office:value-type="string" office:string-value="10" calcext:value-type="string">
            <text:p>10</text:p>
          </table:table-cell>
          <table:table-cell table:formula="of:=IF([.B665]=1;[.E665]*[.F665])" office:value-type="float" office:value="9410" calcext:value-type="float">
            <text:p>9410</text:p>
          </table:table-cell>
          <table:table-cell table:formula="of:=IF(ISNUMBER([.G665]);[.G665];0)" office:value-type="float" office:value="9410" calcext:value-type="float">
            <text:p>94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6,585)</text:p>
          </table:table-cell>
          <table:table-cell table:formula="of:=IF([.A666]=&quot;do()&quot;;TRUE();IF([.A666]=&quot;don't()&quot;;FALSE();IF([.B665]=1;TRUE();FALSE())))" office:value-type="boolean" office:boolean-value="true" calcext:value-type="boolean">
            <text:p>WAHR</text:p>
          </table:table-cell>
          <table:table-cell table:formula="of:=ORG.LIBREOFFICE.REGEX([.A666];&quot;\d{1,3},&quot;)" office:value-type="string" office:string-value="216," calcext:value-type="string">
            <text:p>216,</text:p>
          </table:table-cell>
          <table:table-cell table:formula="of:=ORG.LIBREOFFICE.REGEX([.A666];&quot;,\d{1,3}&quot;)" office:value-type="string" office:string-value=",585" calcext:value-type="string">
            <text:p>,585</text:p>
          </table:table-cell>
          <table:table-cell table:formula="of:=ORG.LIBREOFFICE.REGEX([.C666];&quot;\d{1,3}&quot;)" office:value-type="string" office:string-value="216" calcext:value-type="string">
            <text:p>216</text:p>
          </table:table-cell>
          <table:table-cell table:formula="of:=ORG.LIBREOFFICE.REGEX([.D666];&quot;\d{1,3}&quot;)" office:value-type="string" office:string-value="585" calcext:value-type="string">
            <text:p>585</text:p>
          </table:table-cell>
          <table:table-cell table:formula="of:=IF([.B666]=1;[.E666]*[.F666])" office:value-type="float" office:value="126360" calcext:value-type="float">
            <text:p>126360</text:p>
          </table:table-cell>
          <table:table-cell table:formula="of:=IF(ISNUMBER([.G666]);[.G666];0)" office:value-type="float" office:value="126360" calcext:value-type="float">
            <text:p>1263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0,717)</text:p>
          </table:table-cell>
          <table:table-cell table:formula="of:=IF([.A667]=&quot;do()&quot;;TRUE();IF([.A667]=&quot;don't()&quot;;FALSE();IF([.B666]=1;TRUE();FALSE())))" office:value-type="boolean" office:boolean-value="true" calcext:value-type="boolean">
            <text:p>WAHR</text:p>
          </table:table-cell>
          <table:table-cell table:formula="of:=ORG.LIBREOFFICE.REGEX([.A667];&quot;\d{1,3},&quot;)" office:value-type="string" office:string-value="730," calcext:value-type="string">
            <text:p>730,</text:p>
          </table:table-cell>
          <table:table-cell table:formula="of:=ORG.LIBREOFFICE.REGEX([.A667];&quot;,\d{1,3}&quot;)" office:value-type="string" office:string-value=",717" calcext:value-type="string">
            <text:p>,717</text:p>
          </table:table-cell>
          <table:table-cell table:formula="of:=ORG.LIBREOFFICE.REGEX([.C667];&quot;\d{1,3}&quot;)" office:value-type="string" office:string-value="730" calcext:value-type="string">
            <text:p>730</text:p>
          </table:table-cell>
          <table:table-cell table:formula="of:=ORG.LIBREOFFICE.REGEX([.D667];&quot;\d{1,3}&quot;)" office:value-type="string" office:string-value="717" calcext:value-type="string">
            <text:p>717</text:p>
          </table:table-cell>
          <table:table-cell table:formula="of:=IF([.B667]=1;[.E667]*[.F667])" office:value-type="float" office:value="523410" calcext:value-type="float">
            <text:p>523410</text:p>
          </table:table-cell>
          <table:table-cell table:formula="of:=IF(ISNUMBER([.G667]);[.G667];0)" office:value-type="float" office:value="523410" calcext:value-type="float">
            <text:p>5234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68]=&quot;do()&quot;;TRUE();IF([.A668]=&quot;don't()&quot;;FALSE();IF([.B667]=1;TRUE();FALSE())))" office:value-type="boolean" office:boolean-value="false" calcext:value-type="boolean">
            <text:p>FALSCH</text:p>
          </table:table-cell>
          <table:table-cell table:formula="of:=ORG.LIBREOFFICE.REGEX([.A668];&quot;\d{1,3},&quot;)" office:value-type="string" office:string-value="" calcext:value-type="error">
            <text:p>#N/A</text:p>
          </table:table-cell>
          <table:table-cell table:formula="of:=ORG.LIBREOFFICE.REGEX([.A668];&quot;,\d{1,3}&quot;)" office:value-type="string" office:string-value="" calcext:value-type="error">
            <text:p>#N/A</text:p>
          </table:table-cell>
          <table:table-cell table:formula="of:=ORG.LIBREOFFICE.REGEX([.C668];&quot;\d{1,3}&quot;)" office:value-type="string" office:string-value="" calcext:value-type="error">
            <text:p>#N/A</text:p>
          </table:table-cell>
          <table:table-cell table:formula="of:=ORG.LIBREOFFICE.REGEX([.D668];&quot;\d{1,3}&quot;)" office:value-type="string" office:string-value="" calcext:value-type="error">
            <text:p>#N/A</text:p>
          </table:table-cell>
          <table:table-cell table:formula="of:=IF([.B668]=1;[.E668]*[.F668])" office:value-type="float" office:value="0" calcext:value-type="float">
            <text:p>0</text:p>
          </table:table-cell>
          <table:table-cell table:formula="of:=IF(ISNUMBER([.G668]);[.G66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85,354)</text:p>
          </table:table-cell>
          <table:table-cell table:formula="of:=IF([.A669]=&quot;do()&quot;;TRUE();IF([.A669]=&quot;don't()&quot;;FALSE();IF([.B668]=1;TRUE();FALSE())))" office:value-type="boolean" office:boolean-value="false" calcext:value-type="boolean">
            <text:p>FALSCH</text:p>
          </table:table-cell>
          <table:table-cell table:formula="of:=ORG.LIBREOFFICE.REGEX([.A669];&quot;\d{1,3},&quot;)" office:value-type="string" office:string-value="685," calcext:value-type="string">
            <text:p>685,</text:p>
          </table:table-cell>
          <table:table-cell table:formula="of:=ORG.LIBREOFFICE.REGEX([.A669];&quot;,\d{1,3}&quot;)" office:value-type="string" office:string-value=",354" calcext:value-type="string">
            <text:p>,354</text:p>
          </table:table-cell>
          <table:table-cell table:formula="of:=ORG.LIBREOFFICE.REGEX([.C669];&quot;\d{1,3}&quot;)" office:value-type="string" office:string-value="685" calcext:value-type="string">
            <text:p>685</text:p>
          </table:table-cell>
          <table:table-cell table:formula="of:=ORG.LIBREOFFICE.REGEX([.D669];&quot;\d{1,3}&quot;)" office:value-type="string" office:string-value="354" calcext:value-type="string">
            <text:p>354</text:p>
          </table:table-cell>
          <table:table-cell table:formula="of:=IF([.B669]=1;[.E669]*[.F669])" office:value-type="float" office:value="0" calcext:value-type="float">
            <text:p>0</text:p>
          </table:table-cell>
          <table:table-cell table:formula="of:=IF(ISNUMBER([.G669]);[.G66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1,11)</text:p>
          </table:table-cell>
          <table:table-cell table:formula="of:=IF([.A670]=&quot;do()&quot;;TRUE();IF([.A670]=&quot;don't()&quot;;FALSE();IF([.B669]=1;TRUE();FALSE())))" office:value-type="boolean" office:boolean-value="false" calcext:value-type="boolean">
            <text:p>FALSCH</text:p>
          </table:table-cell>
          <table:table-cell table:formula="of:=ORG.LIBREOFFICE.REGEX([.A670];&quot;\d{1,3},&quot;)" office:value-type="string" office:string-value="231," calcext:value-type="string">
            <text:p>231,</text:p>
          </table:table-cell>
          <table:table-cell table:formula="of:=ORG.LIBREOFFICE.REGEX([.A670];&quot;,\d{1,3}&quot;)" office:value-type="string" office:string-value=",11" calcext:value-type="string">
            <text:p>,11</text:p>
          </table:table-cell>
          <table:table-cell table:formula="of:=ORG.LIBREOFFICE.REGEX([.C670];&quot;\d{1,3}&quot;)" office:value-type="string" office:string-value="231" calcext:value-type="string">
            <text:p>231</text:p>
          </table:table-cell>
          <table:table-cell table:formula="of:=ORG.LIBREOFFICE.REGEX([.D670];&quot;\d{1,3}&quot;)" office:value-type="string" office:string-value="11" calcext:value-type="string">
            <text:p>11</text:p>
          </table:table-cell>
          <table:table-cell table:formula="of:=IF([.B670]=1;[.E670]*[.F670])" office:value-type="float" office:value="0" calcext:value-type="float">
            <text:p>0</text:p>
          </table:table-cell>
          <table:table-cell table:formula="of:=IF(ISNUMBER([.G670]);[.G67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,571)</text:p>
          </table:table-cell>
          <table:table-cell table:formula="of:=IF([.A671]=&quot;do()&quot;;TRUE();IF([.A671]=&quot;don't()&quot;;FALSE();IF([.B670]=1;TRUE();FALSE())))" office:value-type="boolean" office:boolean-value="false" calcext:value-type="boolean">
            <text:p>FALSCH</text:p>
          </table:table-cell>
          <table:table-cell table:formula="of:=ORG.LIBREOFFICE.REGEX([.A671];&quot;\d{1,3},&quot;)" office:value-type="string" office:string-value="9," calcext:value-type="string">
            <text:p>9,</text:p>
          </table:table-cell>
          <table:table-cell table:formula="of:=ORG.LIBREOFFICE.REGEX([.A671];&quot;,\d{1,3}&quot;)" office:value-type="string" office:string-value=",571" calcext:value-type="string">
            <text:p>,571</text:p>
          </table:table-cell>
          <table:table-cell table:formula="of:=ORG.LIBREOFFICE.REGEX([.C671];&quot;\d{1,3}&quot;)" office:value-type="string" office:string-value="9" calcext:value-type="string">
            <text:p>9</text:p>
          </table:table-cell>
          <table:table-cell table:formula="of:=ORG.LIBREOFFICE.REGEX([.D671];&quot;\d{1,3}&quot;)" office:value-type="string" office:string-value="571" calcext:value-type="string">
            <text:p>571</text:p>
          </table:table-cell>
          <table:table-cell table:formula="of:=IF([.B671]=1;[.E671]*[.F671])" office:value-type="float" office:value="0" calcext:value-type="float">
            <text:p>0</text:p>
          </table:table-cell>
          <table:table-cell table:formula="of:=IF(ISNUMBER([.G671]);[.G67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7,991)</text:p>
          </table:table-cell>
          <table:table-cell table:formula="of:=IF([.A672]=&quot;do()&quot;;TRUE();IF([.A672]=&quot;don't()&quot;;FALSE();IF([.B671]=1;TRUE();FALSE())))" office:value-type="boolean" office:boolean-value="false" calcext:value-type="boolean">
            <text:p>FALSCH</text:p>
          </table:table-cell>
          <table:table-cell table:formula="of:=ORG.LIBREOFFICE.REGEX([.A672];&quot;\d{1,3},&quot;)" office:value-type="string" office:string-value="507," calcext:value-type="string">
            <text:p>507,</text:p>
          </table:table-cell>
          <table:table-cell table:formula="of:=ORG.LIBREOFFICE.REGEX([.A672];&quot;,\d{1,3}&quot;)" office:value-type="string" office:string-value=",991" calcext:value-type="string">
            <text:p>,991</text:p>
          </table:table-cell>
          <table:table-cell table:formula="of:=ORG.LIBREOFFICE.REGEX([.C672];&quot;\d{1,3}&quot;)" office:value-type="string" office:string-value="507" calcext:value-type="string">
            <text:p>507</text:p>
          </table:table-cell>
          <table:table-cell table:formula="of:=ORG.LIBREOFFICE.REGEX([.D672];&quot;\d{1,3}&quot;)" office:value-type="string" office:string-value="991" calcext:value-type="string">
            <text:p>991</text:p>
          </table:table-cell>
          <table:table-cell table:formula="of:=IF([.B672]=1;[.E672]*[.F672])" office:value-type="float" office:value="0" calcext:value-type="float">
            <text:p>0</text:p>
          </table:table-cell>
          <table:table-cell table:formula="of:=IF(ISNUMBER([.G672]);[.G67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59,970)</text:p>
          </table:table-cell>
          <table:table-cell table:formula="of:=IF([.A673]=&quot;do()&quot;;TRUE();IF([.A673]=&quot;don't()&quot;;FALSE();IF([.B672]=1;TRUE();FALSE())))" office:value-type="boolean" office:boolean-value="false" calcext:value-type="boolean">
            <text:p>FALSCH</text:p>
          </table:table-cell>
          <table:table-cell table:formula="of:=ORG.LIBREOFFICE.REGEX([.A673];&quot;\d{1,3},&quot;)" office:value-type="string" office:string-value="959," calcext:value-type="string">
            <text:p>959,</text:p>
          </table:table-cell>
          <table:table-cell table:formula="of:=ORG.LIBREOFFICE.REGEX([.A673];&quot;,\d{1,3}&quot;)" office:value-type="string" office:string-value=",970" calcext:value-type="string">
            <text:p>,970</text:p>
          </table:table-cell>
          <table:table-cell table:formula="of:=ORG.LIBREOFFICE.REGEX([.C673];&quot;\d{1,3}&quot;)" office:value-type="string" office:string-value="959" calcext:value-type="string">
            <text:p>959</text:p>
          </table:table-cell>
          <table:table-cell table:formula="of:=ORG.LIBREOFFICE.REGEX([.D673];&quot;\d{1,3}&quot;)" office:value-type="string" office:string-value="970" calcext:value-type="string">
            <text:p>970</text:p>
          </table:table-cell>
          <table:table-cell table:formula="of:=IF([.B673]=1;[.E673]*[.F673])" office:value-type="float" office:value="0" calcext:value-type="float">
            <text:p>0</text:p>
          </table:table-cell>
          <table:table-cell table:formula="of:=IF(ISNUMBER([.G673]);[.G67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08,137)</text:p>
          </table:table-cell>
          <table:table-cell table:formula="of:=IF([.A674]=&quot;do()&quot;;TRUE();IF([.A674]=&quot;don't()&quot;;FALSE();IF([.B673]=1;TRUE();FALSE())))" office:value-type="boolean" office:boolean-value="false" calcext:value-type="boolean">
            <text:p>FALSCH</text:p>
          </table:table-cell>
          <table:table-cell table:formula="of:=ORG.LIBREOFFICE.REGEX([.A674];&quot;\d{1,3},&quot;)" office:value-type="string" office:string-value="508," calcext:value-type="string">
            <text:p>508,</text:p>
          </table:table-cell>
          <table:table-cell table:formula="of:=ORG.LIBREOFFICE.REGEX([.A674];&quot;,\d{1,3}&quot;)" office:value-type="string" office:string-value=",137" calcext:value-type="string">
            <text:p>,137</text:p>
          </table:table-cell>
          <table:table-cell table:formula="of:=ORG.LIBREOFFICE.REGEX([.C674];&quot;\d{1,3}&quot;)" office:value-type="string" office:string-value="508" calcext:value-type="string">
            <text:p>508</text:p>
          </table:table-cell>
          <table:table-cell table:formula="of:=ORG.LIBREOFFICE.REGEX([.D674];&quot;\d{1,3}&quot;)" office:value-type="string" office:string-value="137" calcext:value-type="string">
            <text:p>137</text:p>
          </table:table-cell>
          <table:table-cell table:formula="of:=IF([.B674]=1;[.E674]*[.F674])" office:value-type="float" office:value="0" calcext:value-type="float">
            <text:p>0</text:p>
          </table:table-cell>
          <table:table-cell table:formula="of:=IF(ISNUMBER([.G674]);[.G67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0,238)</text:p>
          </table:table-cell>
          <table:table-cell table:formula="of:=IF([.A675]=&quot;do()&quot;;TRUE();IF([.A675]=&quot;don't()&quot;;FALSE();IF([.B674]=1;TRUE();FALSE())))" office:value-type="boolean" office:boolean-value="false" calcext:value-type="boolean">
            <text:p>FALSCH</text:p>
          </table:table-cell>
          <table:table-cell table:formula="of:=ORG.LIBREOFFICE.REGEX([.A675];&quot;\d{1,3},&quot;)" office:value-type="string" office:string-value="230," calcext:value-type="string">
            <text:p>230,</text:p>
          </table:table-cell>
          <table:table-cell table:formula="of:=ORG.LIBREOFFICE.REGEX([.A675];&quot;,\d{1,3}&quot;)" office:value-type="string" office:string-value=",238" calcext:value-type="string">
            <text:p>,238</text:p>
          </table:table-cell>
          <table:table-cell table:formula="of:=ORG.LIBREOFFICE.REGEX([.C675];&quot;\d{1,3}&quot;)" office:value-type="string" office:string-value="230" calcext:value-type="string">
            <text:p>230</text:p>
          </table:table-cell>
          <table:table-cell table:formula="of:=ORG.LIBREOFFICE.REGEX([.D675];&quot;\d{1,3}&quot;)" office:value-type="string" office:string-value="238" calcext:value-type="string">
            <text:p>238</text:p>
          </table:table-cell>
          <table:table-cell table:formula="of:=IF([.B675]=1;[.E675]*[.F675])" office:value-type="float" office:value="0" calcext:value-type="float">
            <text:p>0</text:p>
          </table:table-cell>
          <table:table-cell table:formula="of:=IF(ISNUMBER([.G675]);[.G67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74,283)</text:p>
          </table:table-cell>
          <table:table-cell table:formula="of:=IF([.A676]=&quot;do()&quot;;TRUE();IF([.A676]=&quot;don't()&quot;;FALSE();IF([.B675]=1;TRUE();FALSE())))" office:value-type="boolean" office:boolean-value="false" calcext:value-type="boolean">
            <text:p>FALSCH</text:p>
          </table:table-cell>
          <table:table-cell table:formula="of:=ORG.LIBREOFFICE.REGEX([.A676];&quot;\d{1,3},&quot;)" office:value-type="string" office:string-value="874," calcext:value-type="string">
            <text:p>874,</text:p>
          </table:table-cell>
          <table:table-cell table:formula="of:=ORG.LIBREOFFICE.REGEX([.A676];&quot;,\d{1,3}&quot;)" office:value-type="string" office:string-value=",283" calcext:value-type="string">
            <text:p>,283</text:p>
          </table:table-cell>
          <table:table-cell table:formula="of:=ORG.LIBREOFFICE.REGEX([.C676];&quot;\d{1,3}&quot;)" office:value-type="string" office:string-value="874" calcext:value-type="string">
            <text:p>874</text:p>
          </table:table-cell>
          <table:table-cell table:formula="of:=ORG.LIBREOFFICE.REGEX([.D676];&quot;\d{1,3}&quot;)" office:value-type="string" office:string-value="283" calcext:value-type="string">
            <text:p>283</text:p>
          </table:table-cell>
          <table:table-cell table:formula="of:=IF([.B676]=1;[.E676]*[.F676])" office:value-type="float" office:value="0" calcext:value-type="float">
            <text:p>0</text:p>
          </table:table-cell>
          <table:table-cell table:formula="of:=IF(ISNUMBER([.G676]);[.G67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77]=&quot;do()&quot;;TRUE();IF([.A677]=&quot;don't()&quot;;FALSE();IF([.B676]=1;TRUE();FALSE())))" office:value-type="boolean" office:boolean-value="false" calcext:value-type="boolean">
            <text:p>FALSCH</text:p>
          </table:table-cell>
          <table:table-cell table:formula="of:=ORG.LIBREOFFICE.REGEX([.A677];&quot;\d{1,3},&quot;)" office:value-type="string" office:string-value="" calcext:value-type="error">
            <text:p>#N/A</text:p>
          </table:table-cell>
          <table:table-cell table:formula="of:=ORG.LIBREOFFICE.REGEX([.A677];&quot;,\d{1,3}&quot;)" office:value-type="string" office:string-value="" calcext:value-type="error">
            <text:p>#N/A</text:p>
          </table:table-cell>
          <table:table-cell table:formula="of:=ORG.LIBREOFFICE.REGEX([.C677];&quot;\d{1,3}&quot;)" office:value-type="string" office:string-value="" calcext:value-type="error">
            <text:p>#N/A</text:p>
          </table:table-cell>
          <table:table-cell table:formula="of:=ORG.LIBREOFFICE.REGEX([.D677];&quot;\d{1,3}&quot;)" office:value-type="string" office:string-value="" calcext:value-type="error">
            <text:p>#N/A</text:p>
          </table:table-cell>
          <table:table-cell table:formula="of:=IF([.B677]=1;[.E677]*[.F677])" office:value-type="float" office:value="0" calcext:value-type="float">
            <text:p>0</text:p>
          </table:table-cell>
          <table:table-cell table:formula="of:=IF(ISNUMBER([.G677]);[.G67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7,931)</text:p>
          </table:table-cell>
          <table:table-cell table:formula="of:=IF([.A678]=&quot;do()&quot;;TRUE();IF([.A678]=&quot;don't()&quot;;FALSE();IF([.B677]=1;TRUE();FALSE())))" office:value-type="boolean" office:boolean-value="false" calcext:value-type="boolean">
            <text:p>FALSCH</text:p>
          </table:table-cell>
          <table:table-cell table:formula="of:=ORG.LIBREOFFICE.REGEX([.A678];&quot;\d{1,3},&quot;)" office:value-type="string" office:string-value="837," calcext:value-type="string">
            <text:p>837,</text:p>
          </table:table-cell>
          <table:table-cell table:formula="of:=ORG.LIBREOFFICE.REGEX([.A678];&quot;,\d{1,3}&quot;)" office:value-type="string" office:string-value=",931" calcext:value-type="string">
            <text:p>,931</text:p>
          </table:table-cell>
          <table:table-cell table:formula="of:=ORG.LIBREOFFICE.REGEX([.C678];&quot;\d{1,3}&quot;)" office:value-type="string" office:string-value="837" calcext:value-type="string">
            <text:p>837</text:p>
          </table:table-cell>
          <table:table-cell table:formula="of:=ORG.LIBREOFFICE.REGEX([.D678];&quot;\d{1,3}&quot;)" office:value-type="string" office:string-value="931" calcext:value-type="string">
            <text:p>931</text:p>
          </table:table-cell>
          <table:table-cell table:formula="of:=IF([.B678]=1;[.E678]*[.F678])" office:value-type="float" office:value="0" calcext:value-type="float">
            <text:p>0</text:p>
          </table:table-cell>
          <table:table-cell table:formula="of:=IF(ISNUMBER([.G678]);[.G67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45,324)</text:p>
          </table:table-cell>
          <table:table-cell table:formula="of:=IF([.A679]=&quot;do()&quot;;TRUE();IF([.A679]=&quot;don't()&quot;;FALSE();IF([.B678]=1;TRUE();FALSE())))" office:value-type="boolean" office:boolean-value="false" calcext:value-type="boolean">
            <text:p>FALSCH</text:p>
          </table:table-cell>
          <table:table-cell table:formula="of:=ORG.LIBREOFFICE.REGEX([.A679];&quot;\d{1,3},&quot;)" office:value-type="string" office:string-value="345," calcext:value-type="string">
            <text:p>345,</text:p>
          </table:table-cell>
          <table:table-cell table:formula="of:=ORG.LIBREOFFICE.REGEX([.A679];&quot;,\d{1,3}&quot;)" office:value-type="string" office:string-value=",324" calcext:value-type="string">
            <text:p>,324</text:p>
          </table:table-cell>
          <table:table-cell table:formula="of:=ORG.LIBREOFFICE.REGEX([.C679];&quot;\d{1,3}&quot;)" office:value-type="string" office:string-value="345" calcext:value-type="string">
            <text:p>345</text:p>
          </table:table-cell>
          <table:table-cell table:formula="of:=ORG.LIBREOFFICE.REGEX([.D679];&quot;\d{1,3}&quot;)" office:value-type="string" office:string-value="324" calcext:value-type="string">
            <text:p>324</text:p>
          </table:table-cell>
          <table:table-cell table:formula="of:=IF([.B679]=1;[.E679]*[.F679])" office:value-type="float" office:value="0" calcext:value-type="float">
            <text:p>0</text:p>
          </table:table-cell>
          <table:table-cell table:formula="of:=IF(ISNUMBER([.G679]);[.G67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36,897)</text:p>
          </table:table-cell>
          <table:table-cell table:formula="of:=IF([.A680]=&quot;do()&quot;;TRUE();IF([.A680]=&quot;don't()&quot;;FALSE();IF([.B679]=1;TRUE();FALSE())))" office:value-type="boolean" office:boolean-value="false" calcext:value-type="boolean">
            <text:p>FALSCH</text:p>
          </table:table-cell>
          <table:table-cell table:formula="of:=ORG.LIBREOFFICE.REGEX([.A680];&quot;\d{1,3},&quot;)" office:value-type="string" office:string-value="636," calcext:value-type="string">
            <text:p>636,</text:p>
          </table:table-cell>
          <table:table-cell table:formula="of:=ORG.LIBREOFFICE.REGEX([.A680];&quot;,\d{1,3}&quot;)" office:value-type="string" office:string-value=",897" calcext:value-type="string">
            <text:p>,897</text:p>
          </table:table-cell>
          <table:table-cell table:formula="of:=ORG.LIBREOFFICE.REGEX([.C680];&quot;\d{1,3}&quot;)" office:value-type="string" office:string-value="636" calcext:value-type="string">
            <text:p>636</text:p>
          </table:table-cell>
          <table:table-cell table:formula="of:=ORG.LIBREOFFICE.REGEX([.D680];&quot;\d{1,3}&quot;)" office:value-type="string" office:string-value="897" calcext:value-type="string">
            <text:p>897</text:p>
          </table:table-cell>
          <table:table-cell table:formula="of:=IF([.B680]=1;[.E680]*[.F680])" office:value-type="float" office:value="0" calcext:value-type="float">
            <text:p>0</text:p>
          </table:table-cell>
          <table:table-cell table:formula="of:=IF(ISNUMBER([.G680]);[.G68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81]=&quot;do()&quot;;TRUE();IF([.A681]=&quot;don't()&quot;;FALSE();IF([.B680]=1;TRUE();FALSE())))" office:value-type="boolean" office:boolean-value="false" calcext:value-type="boolean">
            <text:p>FALSCH</text:p>
          </table:table-cell>
          <table:table-cell table:formula="of:=ORG.LIBREOFFICE.REGEX([.A681];&quot;\d{1,3},&quot;)" office:value-type="string" office:string-value="" calcext:value-type="error">
            <text:p>#N/A</text:p>
          </table:table-cell>
          <table:table-cell table:formula="of:=ORG.LIBREOFFICE.REGEX([.A681];&quot;,\d{1,3}&quot;)" office:value-type="string" office:string-value="" calcext:value-type="error">
            <text:p>#N/A</text:p>
          </table:table-cell>
          <table:table-cell table:formula="of:=ORG.LIBREOFFICE.REGEX([.C681];&quot;\d{1,3}&quot;)" office:value-type="string" office:string-value="" calcext:value-type="error">
            <text:p>#N/A</text:p>
          </table:table-cell>
          <table:table-cell table:formula="of:=ORG.LIBREOFFICE.REGEX([.D681];&quot;\d{1,3}&quot;)" office:value-type="string" office:string-value="" calcext:value-type="error">
            <text:p>#N/A</text:p>
          </table:table-cell>
          <table:table-cell table:formula="of:=IF([.B681]=1;[.E681]*[.F681])" office:value-type="float" office:value="0" calcext:value-type="float">
            <text:p>0</text:p>
          </table:table-cell>
          <table:table-cell table:formula="of:=IF(ISNUMBER([.G681]);[.G68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5,107)</text:p>
          </table:table-cell>
          <table:table-cell table:formula="of:=IF([.A682]=&quot;do()&quot;;TRUE();IF([.A682]=&quot;don't()&quot;;FALSE();IF([.B681]=1;TRUE();FALSE())))" office:value-type="boolean" office:boolean-value="false" calcext:value-type="boolean">
            <text:p>FALSCH</text:p>
          </table:table-cell>
          <table:table-cell table:formula="of:=ORG.LIBREOFFICE.REGEX([.A682];&quot;\d{1,3},&quot;)" office:value-type="string" office:string-value="215," calcext:value-type="string">
            <text:p>215,</text:p>
          </table:table-cell>
          <table:table-cell table:formula="of:=ORG.LIBREOFFICE.REGEX([.A682];&quot;,\d{1,3}&quot;)" office:value-type="string" office:string-value=",107" calcext:value-type="string">
            <text:p>,107</text:p>
          </table:table-cell>
          <table:table-cell table:formula="of:=ORG.LIBREOFFICE.REGEX([.C682];&quot;\d{1,3}&quot;)" office:value-type="string" office:string-value="215" calcext:value-type="string">
            <text:p>215</text:p>
          </table:table-cell>
          <table:table-cell table:formula="of:=ORG.LIBREOFFICE.REGEX([.D682];&quot;\d{1,3}&quot;)" office:value-type="string" office:string-value="107" calcext:value-type="string">
            <text:p>107</text:p>
          </table:table-cell>
          <table:table-cell table:formula="of:=IF([.B682]=1;[.E682]*[.F682])" office:value-type="float" office:value="0" calcext:value-type="float">
            <text:p>0</text:p>
          </table:table-cell>
          <table:table-cell table:formula="of:=IF(ISNUMBER([.G682]);[.G68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7,981)</text:p>
          </table:table-cell>
          <table:table-cell table:formula="of:=IF([.A683]=&quot;do()&quot;;TRUE();IF([.A683]=&quot;don't()&quot;;FALSE();IF([.B682]=1;TRUE();FALSE())))" office:value-type="boolean" office:boolean-value="false" calcext:value-type="boolean">
            <text:p>FALSCH</text:p>
          </table:table-cell>
          <table:table-cell table:formula="of:=ORG.LIBREOFFICE.REGEX([.A683];&quot;\d{1,3},&quot;)" office:value-type="string" office:string-value="237," calcext:value-type="string">
            <text:p>237,</text:p>
          </table:table-cell>
          <table:table-cell table:formula="of:=ORG.LIBREOFFICE.REGEX([.A683];&quot;,\d{1,3}&quot;)" office:value-type="string" office:string-value=",981" calcext:value-type="string">
            <text:p>,981</text:p>
          </table:table-cell>
          <table:table-cell table:formula="of:=ORG.LIBREOFFICE.REGEX([.C683];&quot;\d{1,3}&quot;)" office:value-type="string" office:string-value="237" calcext:value-type="string">
            <text:p>237</text:p>
          </table:table-cell>
          <table:table-cell table:formula="of:=ORG.LIBREOFFICE.REGEX([.D683];&quot;\d{1,3}&quot;)" office:value-type="string" office:string-value="981" calcext:value-type="string">
            <text:p>981</text:p>
          </table:table-cell>
          <table:table-cell table:formula="of:=IF([.B683]=1;[.E683]*[.F683])" office:value-type="float" office:value="0" calcext:value-type="float">
            <text:p>0</text:p>
          </table:table-cell>
          <table:table-cell table:formula="of:=IF(ISNUMBER([.G683]);[.G68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5,235)</text:p>
          </table:table-cell>
          <table:table-cell table:formula="of:=IF([.A684]=&quot;do()&quot;;TRUE();IF([.A684]=&quot;don't()&quot;;FALSE();IF([.B683]=1;TRUE();FALSE())))" office:value-type="boolean" office:boolean-value="false" calcext:value-type="boolean">
            <text:p>FALSCH</text:p>
          </table:table-cell>
          <table:table-cell table:formula="of:=ORG.LIBREOFFICE.REGEX([.A684];&quot;\d{1,3},&quot;)" office:value-type="string" office:string-value="85," calcext:value-type="string">
            <text:p>85,</text:p>
          </table:table-cell>
          <table:table-cell table:formula="of:=ORG.LIBREOFFICE.REGEX([.A684];&quot;,\d{1,3}&quot;)" office:value-type="string" office:string-value=",235" calcext:value-type="string">
            <text:p>,235</text:p>
          </table:table-cell>
          <table:table-cell table:formula="of:=ORG.LIBREOFFICE.REGEX([.C684];&quot;\d{1,3}&quot;)" office:value-type="string" office:string-value="85" calcext:value-type="string">
            <text:p>85</text:p>
          </table:table-cell>
          <table:table-cell table:formula="of:=ORG.LIBREOFFICE.REGEX([.D684];&quot;\d{1,3}&quot;)" office:value-type="string" office:string-value="235" calcext:value-type="string">
            <text:p>235</text:p>
          </table:table-cell>
          <table:table-cell table:formula="of:=IF([.B684]=1;[.E684]*[.F684])" office:value-type="float" office:value="0" calcext:value-type="float">
            <text:p>0</text:p>
          </table:table-cell>
          <table:table-cell table:formula="of:=IF(ISNUMBER([.G684]);[.G68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6,477)</text:p>
          </table:table-cell>
          <table:table-cell table:formula="of:=IF([.A685]=&quot;do()&quot;;TRUE();IF([.A685]=&quot;don't()&quot;;FALSE();IF([.B684]=1;TRUE();FALSE())))" office:value-type="boolean" office:boolean-value="false" calcext:value-type="boolean">
            <text:p>FALSCH</text:p>
          </table:table-cell>
          <table:table-cell table:formula="of:=ORG.LIBREOFFICE.REGEX([.A685];&quot;\d{1,3},&quot;)" office:value-type="string" office:string-value="696," calcext:value-type="string">
            <text:p>696,</text:p>
          </table:table-cell>
          <table:table-cell table:formula="of:=ORG.LIBREOFFICE.REGEX([.A685];&quot;,\d{1,3}&quot;)" office:value-type="string" office:string-value=",477" calcext:value-type="string">
            <text:p>,477</text:p>
          </table:table-cell>
          <table:table-cell table:formula="of:=ORG.LIBREOFFICE.REGEX([.C685];&quot;\d{1,3}&quot;)" office:value-type="string" office:string-value="696" calcext:value-type="string">
            <text:p>696</text:p>
          </table:table-cell>
          <table:table-cell table:formula="of:=ORG.LIBREOFFICE.REGEX([.D685];&quot;\d{1,3}&quot;)" office:value-type="string" office:string-value="477" calcext:value-type="string">
            <text:p>477</text:p>
          </table:table-cell>
          <table:table-cell table:formula="of:=IF([.B685]=1;[.E685]*[.F685])" office:value-type="float" office:value="0" calcext:value-type="float">
            <text:p>0</text:p>
          </table:table-cell>
          <table:table-cell table:formula="of:=IF(ISNUMBER([.G685]);[.G68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8,830)</text:p>
          </table:table-cell>
          <table:table-cell table:formula="of:=IF([.A686]=&quot;do()&quot;;TRUE();IF([.A686]=&quot;don't()&quot;;FALSE();IF([.B685]=1;TRUE();FALSE())))" office:value-type="boolean" office:boolean-value="false" calcext:value-type="boolean">
            <text:p>FALSCH</text:p>
          </table:table-cell>
          <table:table-cell table:formula="of:=ORG.LIBREOFFICE.REGEX([.A686];&quot;\d{1,3},&quot;)" office:value-type="string" office:string-value="838," calcext:value-type="string">
            <text:p>838,</text:p>
          </table:table-cell>
          <table:table-cell table:formula="of:=ORG.LIBREOFFICE.REGEX([.A686];&quot;,\d{1,3}&quot;)" office:value-type="string" office:string-value=",830" calcext:value-type="string">
            <text:p>,830</text:p>
          </table:table-cell>
          <table:table-cell table:formula="of:=ORG.LIBREOFFICE.REGEX([.C686];&quot;\d{1,3}&quot;)" office:value-type="string" office:string-value="838" calcext:value-type="string">
            <text:p>838</text:p>
          </table:table-cell>
          <table:table-cell table:formula="of:=ORG.LIBREOFFICE.REGEX([.D686];&quot;\d{1,3}&quot;)" office:value-type="string" office:string-value="830" calcext:value-type="string">
            <text:p>830</text:p>
          </table:table-cell>
          <table:table-cell table:formula="of:=IF([.B686]=1;[.E686]*[.F686])" office:value-type="float" office:value="0" calcext:value-type="float">
            <text:p>0</text:p>
          </table:table-cell>
          <table:table-cell table:formula="of:=IF(ISNUMBER([.G686]);[.G68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687]=&quot;do()&quot;;TRUE();IF([.A687]=&quot;don't()&quot;;FALSE();IF([.B686]=1;TRUE();FALSE())))" office:value-type="boolean" office:boolean-value="false" calcext:value-type="boolean">
            <text:p>FALSCH</text:p>
          </table:table-cell>
          <table:table-cell table:formula="of:=ORG.LIBREOFFICE.REGEX([.A687];&quot;\d{1,3},&quot;)" office:value-type="string" office:string-value="" calcext:value-type="error">
            <text:p>#N/A</text:p>
          </table:table-cell>
          <table:table-cell table:formula="of:=ORG.LIBREOFFICE.REGEX([.A687];&quot;,\d{1,3}&quot;)" office:value-type="string" office:string-value="" calcext:value-type="error">
            <text:p>#N/A</text:p>
          </table:table-cell>
          <table:table-cell table:formula="of:=ORG.LIBREOFFICE.REGEX([.C687];&quot;\d{1,3}&quot;)" office:value-type="string" office:string-value="" calcext:value-type="error">
            <text:p>#N/A</text:p>
          </table:table-cell>
          <table:table-cell table:formula="of:=ORG.LIBREOFFICE.REGEX([.D687];&quot;\d{1,3}&quot;)" office:value-type="string" office:string-value="" calcext:value-type="error">
            <text:p>#N/A</text:p>
          </table:table-cell>
          <table:table-cell table:formula="of:=IF([.B687]=1;[.E687]*[.F687])" office:value-type="float" office:value="0" calcext:value-type="float">
            <text:p>0</text:p>
          </table:table-cell>
          <table:table-cell table:formula="of:=IF(ISNUMBER([.G687]);[.G68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57,549)</text:p>
          </table:table-cell>
          <table:table-cell table:formula="of:=IF([.A688]=&quot;do()&quot;;TRUE();IF([.A688]=&quot;don't()&quot;;FALSE();IF([.B687]=1;TRUE();FALSE())))" office:value-type="boolean" office:boolean-value="false" calcext:value-type="boolean">
            <text:p>FALSCH</text:p>
          </table:table-cell>
          <table:table-cell table:formula="of:=ORG.LIBREOFFICE.REGEX([.A688];&quot;\d{1,3},&quot;)" office:value-type="string" office:string-value="357," calcext:value-type="string">
            <text:p>357,</text:p>
          </table:table-cell>
          <table:table-cell table:formula="of:=ORG.LIBREOFFICE.REGEX([.A688];&quot;,\d{1,3}&quot;)" office:value-type="string" office:string-value=",549" calcext:value-type="string">
            <text:p>,549</text:p>
          </table:table-cell>
          <table:table-cell table:formula="of:=ORG.LIBREOFFICE.REGEX([.C688];&quot;\d{1,3}&quot;)" office:value-type="string" office:string-value="357" calcext:value-type="string">
            <text:p>357</text:p>
          </table:table-cell>
          <table:table-cell table:formula="of:=ORG.LIBREOFFICE.REGEX([.D688];&quot;\d{1,3}&quot;)" office:value-type="string" office:string-value="549" calcext:value-type="string">
            <text:p>549</text:p>
          </table:table-cell>
          <table:table-cell table:formula="of:=IF([.B688]=1;[.E688]*[.F688])" office:value-type="float" office:value="0" calcext:value-type="float">
            <text:p>0</text:p>
          </table:table-cell>
          <table:table-cell table:formula="of:=IF(ISNUMBER([.G688]);[.G68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3,524)</text:p>
          </table:table-cell>
          <table:table-cell table:formula="of:=IF([.A689]=&quot;do()&quot;;TRUE();IF([.A689]=&quot;don't()&quot;;FALSE();IF([.B688]=1;TRUE();FALSE())))" office:value-type="boolean" office:boolean-value="false" calcext:value-type="boolean">
            <text:p>FALSCH</text:p>
          </table:table-cell>
          <table:table-cell table:formula="of:=ORG.LIBREOFFICE.REGEX([.A689];&quot;\d{1,3},&quot;)" office:value-type="string" office:string-value="313," calcext:value-type="string">
            <text:p>313,</text:p>
          </table:table-cell>
          <table:table-cell table:formula="of:=ORG.LIBREOFFICE.REGEX([.A689];&quot;,\d{1,3}&quot;)" office:value-type="string" office:string-value=",524" calcext:value-type="string">
            <text:p>,524</text:p>
          </table:table-cell>
          <table:table-cell table:formula="of:=ORG.LIBREOFFICE.REGEX([.C689];&quot;\d{1,3}&quot;)" office:value-type="string" office:string-value="313" calcext:value-type="string">
            <text:p>313</text:p>
          </table:table-cell>
          <table:table-cell table:formula="of:=ORG.LIBREOFFICE.REGEX([.D689];&quot;\d{1,3}&quot;)" office:value-type="string" office:string-value="524" calcext:value-type="string">
            <text:p>524</text:p>
          </table:table-cell>
          <table:table-cell table:formula="of:=IF([.B689]=1;[.E689]*[.F689])" office:value-type="float" office:value="0" calcext:value-type="float">
            <text:p>0</text:p>
          </table:table-cell>
          <table:table-cell table:formula="of:=IF(ISNUMBER([.G689]);[.G68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72,631)</text:p>
          </table:table-cell>
          <table:table-cell table:formula="of:=IF([.A690]=&quot;do()&quot;;TRUE();IF([.A690]=&quot;don't()&quot;;FALSE();IF([.B689]=1;TRUE();FALSE())))" office:value-type="boolean" office:boolean-value="false" calcext:value-type="boolean">
            <text:p>FALSCH</text:p>
          </table:table-cell>
          <table:table-cell table:formula="of:=ORG.LIBREOFFICE.REGEX([.A690];&quot;\d{1,3},&quot;)" office:value-type="string" office:string-value="172," calcext:value-type="string">
            <text:p>172,</text:p>
          </table:table-cell>
          <table:table-cell table:formula="of:=ORG.LIBREOFFICE.REGEX([.A690];&quot;,\d{1,3}&quot;)" office:value-type="string" office:string-value=",631" calcext:value-type="string">
            <text:p>,631</text:p>
          </table:table-cell>
          <table:table-cell table:formula="of:=ORG.LIBREOFFICE.REGEX([.C690];&quot;\d{1,3}&quot;)" office:value-type="string" office:string-value="172" calcext:value-type="string">
            <text:p>172</text:p>
          </table:table-cell>
          <table:table-cell table:formula="of:=ORG.LIBREOFFICE.REGEX([.D690];&quot;\d{1,3}&quot;)" office:value-type="string" office:string-value="631" calcext:value-type="string">
            <text:p>631</text:p>
          </table:table-cell>
          <table:table-cell table:formula="of:=IF([.B690]=1;[.E690]*[.F690])" office:value-type="float" office:value="0" calcext:value-type="float">
            <text:p>0</text:p>
          </table:table-cell>
          <table:table-cell table:formula="of:=IF(ISNUMBER([.G690]);[.G69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7,822)</text:p>
          </table:table-cell>
          <table:table-cell table:formula="of:=IF([.A691]=&quot;do()&quot;;TRUE();IF([.A691]=&quot;don't()&quot;;FALSE();IF([.B690]=1;TRUE();FALSE())))" office:value-type="boolean" office:boolean-value="false" calcext:value-type="boolean">
            <text:p>FALSCH</text:p>
          </table:table-cell>
          <table:table-cell table:formula="of:=ORG.LIBREOFFICE.REGEX([.A691];&quot;\d{1,3},&quot;)" office:value-type="string" office:string-value="197," calcext:value-type="string">
            <text:p>197,</text:p>
          </table:table-cell>
          <table:table-cell table:formula="of:=ORG.LIBREOFFICE.REGEX([.A691];&quot;,\d{1,3}&quot;)" office:value-type="string" office:string-value=",822" calcext:value-type="string">
            <text:p>,822</text:p>
          </table:table-cell>
          <table:table-cell table:formula="of:=ORG.LIBREOFFICE.REGEX([.C691];&quot;\d{1,3}&quot;)" office:value-type="string" office:string-value="197" calcext:value-type="string">
            <text:p>197</text:p>
          </table:table-cell>
          <table:table-cell table:formula="of:=ORG.LIBREOFFICE.REGEX([.D691];&quot;\d{1,3}&quot;)" office:value-type="string" office:string-value="822" calcext:value-type="string">
            <text:p>822</text:p>
          </table:table-cell>
          <table:table-cell table:formula="of:=IF([.B691]=1;[.E691]*[.F691])" office:value-type="float" office:value="0" calcext:value-type="float">
            <text:p>0</text:p>
          </table:table-cell>
          <table:table-cell table:formula="of:=IF(ISNUMBER([.G691]);[.G69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50,700)</text:p>
          </table:table-cell>
          <table:table-cell table:formula="of:=IF([.A692]=&quot;do()&quot;;TRUE();IF([.A692]=&quot;don't()&quot;;FALSE();IF([.B691]=1;TRUE();FALSE())))" office:value-type="boolean" office:boolean-value="false" calcext:value-type="boolean">
            <text:p>FALSCH</text:p>
          </table:table-cell>
          <table:table-cell table:formula="of:=ORG.LIBREOFFICE.REGEX([.A692];&quot;\d{1,3},&quot;)" office:value-type="string" office:string-value="450," calcext:value-type="string">
            <text:p>450,</text:p>
          </table:table-cell>
          <table:table-cell table:formula="of:=ORG.LIBREOFFICE.REGEX([.A692];&quot;,\d{1,3}&quot;)" office:value-type="string" office:string-value=",700" calcext:value-type="string">
            <text:p>,700</text:p>
          </table:table-cell>
          <table:table-cell table:formula="of:=ORG.LIBREOFFICE.REGEX([.C692];&quot;\d{1,3}&quot;)" office:value-type="string" office:string-value="450" calcext:value-type="string">
            <text:p>450</text:p>
          </table:table-cell>
          <table:table-cell table:formula="of:=ORG.LIBREOFFICE.REGEX([.D692];&quot;\d{1,3}&quot;)" office:value-type="string" office:string-value="700" calcext:value-type="string">
            <text:p>700</text:p>
          </table:table-cell>
          <table:table-cell table:formula="of:=IF([.B692]=1;[.E692]*[.F692])" office:value-type="float" office:value="0" calcext:value-type="float">
            <text:p>0</text:p>
          </table:table-cell>
          <table:table-cell table:formula="of:=IF(ISNUMBER([.G692]);[.G69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2,27)</text:p>
          </table:table-cell>
          <table:table-cell table:formula="of:=IF([.A693]=&quot;do()&quot;;TRUE();IF([.A693]=&quot;don't()&quot;;FALSE();IF([.B692]=1;TRUE();FALSE())))" office:value-type="boolean" office:boolean-value="false" calcext:value-type="boolean">
            <text:p>FALSCH</text:p>
          </table:table-cell>
          <table:table-cell table:formula="of:=ORG.LIBREOFFICE.REGEX([.A693];&quot;\d{1,3},&quot;)" office:value-type="string" office:string-value="572," calcext:value-type="string">
            <text:p>572,</text:p>
          </table:table-cell>
          <table:table-cell table:formula="of:=ORG.LIBREOFFICE.REGEX([.A693];&quot;,\d{1,3}&quot;)" office:value-type="string" office:string-value=",27" calcext:value-type="string">
            <text:p>,27</text:p>
          </table:table-cell>
          <table:table-cell table:formula="of:=ORG.LIBREOFFICE.REGEX([.C693];&quot;\d{1,3}&quot;)" office:value-type="string" office:string-value="572" calcext:value-type="string">
            <text:p>572</text:p>
          </table:table-cell>
          <table:table-cell table:formula="of:=ORG.LIBREOFFICE.REGEX([.D693];&quot;\d{1,3}&quot;)" office:value-type="string" office:string-value="27" calcext:value-type="string">
            <text:p>27</text:p>
          </table:table-cell>
          <table:table-cell table:formula="of:=IF([.B693]=1;[.E693]*[.F693])" office:value-type="float" office:value="0" calcext:value-type="float">
            <text:p>0</text:p>
          </table:table-cell>
          <table:table-cell table:formula="of:=IF(ISNUMBER([.G693]);[.G69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27,506)</text:p>
          </table:table-cell>
          <table:table-cell table:formula="of:=IF([.A694]=&quot;do()&quot;;TRUE();IF([.A694]=&quot;don't()&quot;;FALSE();IF([.B693]=1;TRUE();FALSE())))" office:value-type="boolean" office:boolean-value="false" calcext:value-type="boolean">
            <text:p>FALSCH</text:p>
          </table:table-cell>
          <table:table-cell table:formula="of:=ORG.LIBREOFFICE.REGEX([.A694];&quot;\d{1,3},&quot;)" office:value-type="string" office:string-value="427," calcext:value-type="string">
            <text:p>427,</text:p>
          </table:table-cell>
          <table:table-cell table:formula="of:=ORG.LIBREOFFICE.REGEX([.A694];&quot;,\d{1,3}&quot;)" office:value-type="string" office:string-value=",506" calcext:value-type="string">
            <text:p>,506</text:p>
          </table:table-cell>
          <table:table-cell table:formula="of:=ORG.LIBREOFFICE.REGEX([.C694];&quot;\d{1,3}&quot;)" office:value-type="string" office:string-value="427" calcext:value-type="string">
            <text:p>427</text:p>
          </table:table-cell>
          <table:table-cell table:formula="of:=ORG.LIBREOFFICE.REGEX([.D694];&quot;\d{1,3}&quot;)" office:value-type="string" office:string-value="506" calcext:value-type="string">
            <text:p>506</text:p>
          </table:table-cell>
          <table:table-cell table:formula="of:=IF([.B694]=1;[.E694]*[.F694])" office:value-type="float" office:value="0" calcext:value-type="float">
            <text:p>0</text:p>
          </table:table-cell>
          <table:table-cell table:formula="of:=IF(ISNUMBER([.G694]);[.G69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0,224)</text:p>
          </table:table-cell>
          <table:table-cell table:formula="of:=IF([.A695]=&quot;do()&quot;;TRUE();IF([.A695]=&quot;don't()&quot;;FALSE();IF([.B694]=1;TRUE();FALSE())))" office:value-type="boolean" office:boolean-value="false" calcext:value-type="boolean">
            <text:p>FALSCH</text:p>
          </table:table-cell>
          <table:table-cell table:formula="of:=ORG.LIBREOFFICE.REGEX([.A695];&quot;\d{1,3},&quot;)" office:value-type="string" office:string-value="670," calcext:value-type="string">
            <text:p>670,</text:p>
          </table:table-cell>
          <table:table-cell table:formula="of:=ORG.LIBREOFFICE.REGEX([.A695];&quot;,\d{1,3}&quot;)" office:value-type="string" office:string-value=",224" calcext:value-type="string">
            <text:p>,224</text:p>
          </table:table-cell>
          <table:table-cell table:formula="of:=ORG.LIBREOFFICE.REGEX([.C695];&quot;\d{1,3}&quot;)" office:value-type="string" office:string-value="670" calcext:value-type="string">
            <text:p>670</text:p>
          </table:table-cell>
          <table:table-cell table:formula="of:=ORG.LIBREOFFICE.REGEX([.D695];&quot;\d{1,3}&quot;)" office:value-type="string" office:string-value="224" calcext:value-type="string">
            <text:p>224</text:p>
          </table:table-cell>
          <table:table-cell table:formula="of:=IF([.B695]=1;[.E695]*[.F695])" office:value-type="float" office:value="0" calcext:value-type="float">
            <text:p>0</text:p>
          </table:table-cell>
          <table:table-cell table:formula="of:=IF(ISNUMBER([.G695]);[.G69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5,471)</text:p>
          </table:table-cell>
          <table:table-cell table:formula="of:=IF([.A696]=&quot;do()&quot;;TRUE();IF([.A696]=&quot;don't()&quot;;FALSE();IF([.B695]=1;TRUE();FALSE())))" office:value-type="boolean" office:boolean-value="false" calcext:value-type="boolean">
            <text:p>FALSCH</text:p>
          </table:table-cell>
          <table:table-cell table:formula="of:=ORG.LIBREOFFICE.REGEX([.A696];&quot;\d{1,3},&quot;)" office:value-type="string" office:string-value="265," calcext:value-type="string">
            <text:p>265,</text:p>
          </table:table-cell>
          <table:table-cell table:formula="of:=ORG.LIBREOFFICE.REGEX([.A696];&quot;,\d{1,3}&quot;)" office:value-type="string" office:string-value=",471" calcext:value-type="string">
            <text:p>,471</text:p>
          </table:table-cell>
          <table:table-cell table:formula="of:=ORG.LIBREOFFICE.REGEX([.C696];&quot;\d{1,3}&quot;)" office:value-type="string" office:string-value="265" calcext:value-type="string">
            <text:p>265</text:p>
          </table:table-cell>
          <table:table-cell table:formula="of:=ORG.LIBREOFFICE.REGEX([.D696];&quot;\d{1,3}&quot;)" office:value-type="string" office:string-value="471" calcext:value-type="string">
            <text:p>471</text:p>
          </table:table-cell>
          <table:table-cell table:formula="of:=IF([.B696]=1;[.E696]*[.F696])" office:value-type="float" office:value="0" calcext:value-type="float">
            <text:p>0</text:p>
          </table:table-cell>
          <table:table-cell table:formula="of:=IF(ISNUMBER([.G696]);[.G69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1,265)</text:p>
          </table:table-cell>
          <table:table-cell table:formula="of:=IF([.A697]=&quot;do()&quot;;TRUE();IF([.A697]=&quot;don't()&quot;;FALSE();IF([.B696]=1;TRUE();FALSE())))" office:value-type="boolean" office:boolean-value="false" calcext:value-type="boolean">
            <text:p>FALSCH</text:p>
          </table:table-cell>
          <table:table-cell table:formula="of:=ORG.LIBREOFFICE.REGEX([.A697];&quot;\d{1,3},&quot;)" office:value-type="string" office:string-value="241," calcext:value-type="string">
            <text:p>241,</text:p>
          </table:table-cell>
          <table:table-cell table:formula="of:=ORG.LIBREOFFICE.REGEX([.A697];&quot;,\d{1,3}&quot;)" office:value-type="string" office:string-value=",265" calcext:value-type="string">
            <text:p>,265</text:p>
          </table:table-cell>
          <table:table-cell table:formula="of:=ORG.LIBREOFFICE.REGEX([.C697];&quot;\d{1,3}&quot;)" office:value-type="string" office:string-value="241" calcext:value-type="string">
            <text:p>241</text:p>
          </table:table-cell>
          <table:table-cell table:formula="of:=ORG.LIBREOFFICE.REGEX([.D697];&quot;\d{1,3}&quot;)" office:value-type="string" office:string-value="265" calcext:value-type="string">
            <text:p>265</text:p>
          </table:table-cell>
          <table:table-cell table:formula="of:=IF([.B697]=1;[.E697]*[.F697])" office:value-type="float" office:value="0" calcext:value-type="float">
            <text:p>0</text:p>
          </table:table-cell>
          <table:table-cell table:formula="of:=IF(ISNUMBER([.G697]);[.G69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698]=&quot;do()&quot;;TRUE();IF([.A698]=&quot;don't()&quot;;FALSE();IF([.B697]=1;TRUE();FALSE())))" office:value-type="boolean" office:boolean-value="true" calcext:value-type="boolean">
            <text:p>WAHR</text:p>
          </table:table-cell>
          <table:table-cell table:formula="of:=ORG.LIBREOFFICE.REGEX([.A698];&quot;\d{1,3},&quot;)" office:value-type="string" office:string-value="" calcext:value-type="error">
            <text:p>#N/A</text:p>
          </table:table-cell>
          <table:table-cell table:formula="of:=ORG.LIBREOFFICE.REGEX([.A698];&quot;,\d{1,3}&quot;)" office:value-type="string" office:string-value="" calcext:value-type="error">
            <text:p>#N/A</text:p>
          </table:table-cell>
          <table:table-cell table:formula="of:=ORG.LIBREOFFICE.REGEX([.C698];&quot;\d{1,3}&quot;)" office:value-type="string" office:string-value="" calcext:value-type="error">
            <text:p>#N/A</text:p>
          </table:table-cell>
          <table:table-cell table:formula="of:=ORG.LIBREOFFICE.REGEX([.D698];&quot;\d{1,3}&quot;)" office:value-type="string" office:string-value="" calcext:value-type="error">
            <text:p>#N/A</text:p>
          </table:table-cell>
          <table:table-cell table:formula="of:=IF([.B698]=1;[.E698]*[.F698])" office:value-type="string" office:string-value="" calcext:value-type="error">
            <text:p>#N/A</text:p>
          </table:table-cell>
          <table:table-cell table:formula="of:=IF(ISNUMBER([.G698]);[.G69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76,456)</text:p>
          </table:table-cell>
          <table:table-cell table:formula="of:=IF([.A699]=&quot;do()&quot;;TRUE();IF([.A699]=&quot;don't()&quot;;FALSE();IF([.B698]=1;TRUE();FALSE())))" office:value-type="boolean" office:boolean-value="true" calcext:value-type="boolean">
            <text:p>WAHR</text:p>
          </table:table-cell>
          <table:table-cell table:formula="of:=ORG.LIBREOFFICE.REGEX([.A699];&quot;\d{1,3},&quot;)" office:value-type="string" office:string-value="576," calcext:value-type="string">
            <text:p>576,</text:p>
          </table:table-cell>
          <table:table-cell table:formula="of:=ORG.LIBREOFFICE.REGEX([.A699];&quot;,\d{1,3}&quot;)" office:value-type="string" office:string-value=",456" calcext:value-type="string">
            <text:p>,456</text:p>
          </table:table-cell>
          <table:table-cell table:formula="of:=ORG.LIBREOFFICE.REGEX([.C699];&quot;\d{1,3}&quot;)" office:value-type="string" office:string-value="576" calcext:value-type="string">
            <text:p>576</text:p>
          </table:table-cell>
          <table:table-cell table:formula="of:=ORG.LIBREOFFICE.REGEX([.D699];&quot;\d{1,3}&quot;)" office:value-type="string" office:string-value="456" calcext:value-type="string">
            <text:p>456</text:p>
          </table:table-cell>
          <table:table-cell table:formula="of:=IF([.B699]=1;[.E699]*[.F699])" office:value-type="float" office:value="262656" calcext:value-type="float">
            <text:p>262656</text:p>
          </table:table-cell>
          <table:table-cell table:formula="of:=IF(ISNUMBER([.G699]);[.G699];0)" office:value-type="float" office:value="262656" calcext:value-type="float">
            <text:p>2626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700]=&quot;do()&quot;;TRUE();IF([.A700]=&quot;don't()&quot;;FALSE();IF([.B699]=1;TRUE();FALSE())))" office:value-type="boolean" office:boolean-value="false" calcext:value-type="boolean">
            <text:p>FALSCH</text:p>
          </table:table-cell>
          <table:table-cell table:formula="of:=ORG.LIBREOFFICE.REGEX([.A700];&quot;\d{1,3},&quot;)" office:value-type="string" office:string-value="" calcext:value-type="error">
            <text:p>#N/A</text:p>
          </table:table-cell>
          <table:table-cell table:formula="of:=ORG.LIBREOFFICE.REGEX([.A700];&quot;,\d{1,3}&quot;)" office:value-type="string" office:string-value="" calcext:value-type="error">
            <text:p>#N/A</text:p>
          </table:table-cell>
          <table:table-cell table:formula="of:=ORG.LIBREOFFICE.REGEX([.C700];&quot;\d{1,3}&quot;)" office:value-type="string" office:string-value="" calcext:value-type="error">
            <text:p>#N/A</text:p>
          </table:table-cell>
          <table:table-cell table:formula="of:=ORG.LIBREOFFICE.REGEX([.D700];&quot;\d{1,3}&quot;)" office:value-type="string" office:string-value="" calcext:value-type="error">
            <text:p>#N/A</text:p>
          </table:table-cell>
          <table:table-cell table:formula="of:=IF([.B700]=1;[.E700]*[.F700])" office:value-type="float" office:value="0" calcext:value-type="float">
            <text:p>0</text:p>
          </table:table-cell>
          <table:table-cell table:formula="of:=IF(ISNUMBER([.G700]);[.G70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70,731)</text:p>
          </table:table-cell>
          <table:table-cell table:formula="of:=IF([.A701]=&quot;do()&quot;;TRUE();IF([.A701]=&quot;don't()&quot;;FALSE();IF([.B700]=1;TRUE();FALSE())))" office:value-type="boolean" office:boolean-value="false" calcext:value-type="boolean">
            <text:p>FALSCH</text:p>
          </table:table-cell>
          <table:table-cell table:formula="of:=ORG.LIBREOFFICE.REGEX([.A701];&quot;\d{1,3},&quot;)" office:value-type="string" office:string-value="670," calcext:value-type="string">
            <text:p>670,</text:p>
          </table:table-cell>
          <table:table-cell table:formula="of:=ORG.LIBREOFFICE.REGEX([.A701];&quot;,\d{1,3}&quot;)" office:value-type="string" office:string-value=",731" calcext:value-type="string">
            <text:p>,731</text:p>
          </table:table-cell>
          <table:table-cell table:formula="of:=ORG.LIBREOFFICE.REGEX([.C701];&quot;\d{1,3}&quot;)" office:value-type="string" office:string-value="670" calcext:value-type="string">
            <text:p>670</text:p>
          </table:table-cell>
          <table:table-cell table:formula="of:=ORG.LIBREOFFICE.REGEX([.D701];&quot;\d{1,3}&quot;)" office:value-type="string" office:string-value="731" calcext:value-type="string">
            <text:p>731</text:p>
          </table:table-cell>
          <table:table-cell table:formula="of:=IF([.B701]=1;[.E701]*[.F701])" office:value-type="float" office:value="0" calcext:value-type="float">
            <text:p>0</text:p>
          </table:table-cell>
          <table:table-cell table:formula="of:=IF(ISNUMBER([.G701]);[.G70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41,391)</text:p>
          </table:table-cell>
          <table:table-cell table:formula="of:=IF([.A702]=&quot;do()&quot;;TRUE();IF([.A702]=&quot;don't()&quot;;FALSE();IF([.B701]=1;TRUE();FALSE())))" office:value-type="boolean" office:boolean-value="false" calcext:value-type="boolean">
            <text:p>FALSCH</text:p>
          </table:table-cell>
          <table:table-cell table:formula="of:=ORG.LIBREOFFICE.REGEX([.A702];&quot;\d{1,3},&quot;)" office:value-type="string" office:string-value="641," calcext:value-type="string">
            <text:p>641,</text:p>
          </table:table-cell>
          <table:table-cell table:formula="of:=ORG.LIBREOFFICE.REGEX([.A702];&quot;,\d{1,3}&quot;)" office:value-type="string" office:string-value=",391" calcext:value-type="string">
            <text:p>,391</text:p>
          </table:table-cell>
          <table:table-cell table:formula="of:=ORG.LIBREOFFICE.REGEX([.C702];&quot;\d{1,3}&quot;)" office:value-type="string" office:string-value="641" calcext:value-type="string">
            <text:p>641</text:p>
          </table:table-cell>
          <table:table-cell table:formula="of:=ORG.LIBREOFFICE.REGEX([.D702];&quot;\d{1,3}&quot;)" office:value-type="string" office:string-value="391" calcext:value-type="string">
            <text:p>391</text:p>
          </table:table-cell>
          <table:table-cell table:formula="of:=IF([.B702]=1;[.E702]*[.F702])" office:value-type="float" office:value="0" calcext:value-type="float">
            <text:p>0</text:p>
          </table:table-cell>
          <table:table-cell table:formula="of:=IF(ISNUMBER([.G702]);[.G70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36,498)</text:p>
          </table:table-cell>
          <table:table-cell table:formula="of:=IF([.A703]=&quot;do()&quot;;TRUE();IF([.A703]=&quot;don't()&quot;;FALSE();IF([.B702]=1;TRUE();FALSE())))" office:value-type="boolean" office:boolean-value="false" calcext:value-type="boolean">
            <text:p>FALSCH</text:p>
          </table:table-cell>
          <table:table-cell table:formula="of:=ORG.LIBREOFFICE.REGEX([.A703];&quot;\d{1,3},&quot;)" office:value-type="string" office:string-value="736," calcext:value-type="string">
            <text:p>736,</text:p>
          </table:table-cell>
          <table:table-cell table:formula="of:=ORG.LIBREOFFICE.REGEX([.A703];&quot;,\d{1,3}&quot;)" office:value-type="string" office:string-value=",498" calcext:value-type="string">
            <text:p>,498</text:p>
          </table:table-cell>
          <table:table-cell table:formula="of:=ORG.LIBREOFFICE.REGEX([.C703];&quot;\d{1,3}&quot;)" office:value-type="string" office:string-value="736" calcext:value-type="string">
            <text:p>736</text:p>
          </table:table-cell>
          <table:table-cell table:formula="of:=ORG.LIBREOFFICE.REGEX([.D703];&quot;\d{1,3}&quot;)" office:value-type="string" office:string-value="498" calcext:value-type="string">
            <text:p>498</text:p>
          </table:table-cell>
          <table:table-cell table:formula="of:=IF([.B703]=1;[.E703]*[.F703])" office:value-type="float" office:value="0" calcext:value-type="float">
            <text:p>0</text:p>
          </table:table-cell>
          <table:table-cell table:formula="of:=IF(ISNUMBER([.G703]);[.G70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704]=&quot;do()&quot;;TRUE();IF([.A704]=&quot;don't()&quot;;FALSE();IF([.B703]=1;TRUE();FALSE())))" office:value-type="boolean" office:boolean-value="true" calcext:value-type="boolean">
            <text:p>WAHR</text:p>
          </table:table-cell>
          <table:table-cell table:formula="of:=ORG.LIBREOFFICE.REGEX([.A704];&quot;\d{1,3},&quot;)" office:value-type="string" office:string-value="" calcext:value-type="error">
            <text:p>#N/A</text:p>
          </table:table-cell>
          <table:table-cell table:formula="of:=ORG.LIBREOFFICE.REGEX([.A704];&quot;,\d{1,3}&quot;)" office:value-type="string" office:string-value="" calcext:value-type="error">
            <text:p>#N/A</text:p>
          </table:table-cell>
          <table:table-cell table:formula="of:=ORG.LIBREOFFICE.REGEX([.C704];&quot;\d{1,3}&quot;)" office:value-type="string" office:string-value="" calcext:value-type="error">
            <text:p>#N/A</text:p>
          </table:table-cell>
          <table:table-cell table:formula="of:=ORG.LIBREOFFICE.REGEX([.D704];&quot;\d{1,3}&quot;)" office:value-type="string" office:string-value="" calcext:value-type="error">
            <text:p>#N/A</text:p>
          </table:table-cell>
          <table:table-cell table:formula="of:=IF([.B704]=1;[.E704]*[.F704])" office:value-type="string" office:string-value="" calcext:value-type="error">
            <text:p>#N/A</text:p>
          </table:table-cell>
          <table:table-cell table:formula="of:=IF(ISNUMBER([.G704]);[.G70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9,587)</text:p>
          </table:table-cell>
          <table:table-cell table:formula="of:=IF([.A705]=&quot;do()&quot;;TRUE();IF([.A705]=&quot;don't()&quot;;FALSE();IF([.B704]=1;TRUE();FALSE())))" office:value-type="boolean" office:boolean-value="true" calcext:value-type="boolean">
            <text:p>WAHR</text:p>
          </table:table-cell>
          <table:table-cell table:formula="of:=ORG.LIBREOFFICE.REGEX([.A705];&quot;\d{1,3},&quot;)" office:value-type="string" office:string-value="219," calcext:value-type="string">
            <text:p>219,</text:p>
          </table:table-cell>
          <table:table-cell table:formula="of:=ORG.LIBREOFFICE.REGEX([.A705];&quot;,\d{1,3}&quot;)" office:value-type="string" office:string-value=",587" calcext:value-type="string">
            <text:p>,587</text:p>
          </table:table-cell>
          <table:table-cell table:formula="of:=ORG.LIBREOFFICE.REGEX([.C705];&quot;\d{1,3}&quot;)" office:value-type="string" office:string-value="219" calcext:value-type="string">
            <text:p>219</text:p>
          </table:table-cell>
          <table:table-cell table:formula="of:=ORG.LIBREOFFICE.REGEX([.D705];&quot;\d{1,3}&quot;)" office:value-type="string" office:string-value="587" calcext:value-type="string">
            <text:p>587</text:p>
          </table:table-cell>
          <table:table-cell table:formula="of:=IF([.B705]=1;[.E705]*[.F705])" office:value-type="float" office:value="128553" calcext:value-type="float">
            <text:p>128553</text:p>
          </table:table-cell>
          <table:table-cell table:formula="of:=IF(ISNUMBER([.G705]);[.G705];0)" office:value-type="float" office:value="128553" calcext:value-type="float">
            <text:p>128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81,478)</text:p>
          </table:table-cell>
          <table:table-cell table:formula="of:=IF([.A706]=&quot;do()&quot;;TRUE();IF([.A706]=&quot;don't()&quot;;FALSE();IF([.B705]=1;TRUE();FALSE())))" office:value-type="boolean" office:boolean-value="true" calcext:value-type="boolean">
            <text:p>WAHR</text:p>
          </table:table-cell>
          <table:table-cell table:formula="of:=ORG.LIBREOFFICE.REGEX([.A706];&quot;\d{1,3},&quot;)" office:value-type="string" office:string-value="581," calcext:value-type="string">
            <text:p>581,</text:p>
          </table:table-cell>
          <table:table-cell table:formula="of:=ORG.LIBREOFFICE.REGEX([.A706];&quot;,\d{1,3}&quot;)" office:value-type="string" office:string-value=",478" calcext:value-type="string">
            <text:p>,478</text:p>
          </table:table-cell>
          <table:table-cell table:formula="of:=ORG.LIBREOFFICE.REGEX([.C706];&quot;\d{1,3}&quot;)" office:value-type="string" office:string-value="581" calcext:value-type="string">
            <text:p>581</text:p>
          </table:table-cell>
          <table:table-cell table:formula="of:=ORG.LIBREOFFICE.REGEX([.D706];&quot;\d{1,3}&quot;)" office:value-type="string" office:string-value="478" calcext:value-type="string">
            <text:p>478</text:p>
          </table:table-cell>
          <table:table-cell table:formula="of:=IF([.B706]=1;[.E706]*[.F706])" office:value-type="float" office:value="277718" calcext:value-type="float">
            <text:p>277718</text:p>
          </table:table-cell>
          <table:table-cell table:formula="of:=IF(ISNUMBER([.G706]);[.G706];0)" office:value-type="float" office:value="277718" calcext:value-type="float">
            <text:p>2777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16,750)</text:p>
          </table:table-cell>
          <table:table-cell table:formula="of:=IF([.A707]=&quot;do()&quot;;TRUE();IF([.A707]=&quot;don't()&quot;;FALSE();IF([.B706]=1;TRUE();FALSE())))" office:value-type="boolean" office:boolean-value="true" calcext:value-type="boolean">
            <text:p>WAHR</text:p>
          </table:table-cell>
          <table:table-cell table:formula="of:=ORG.LIBREOFFICE.REGEX([.A707];&quot;\d{1,3},&quot;)" office:value-type="string" office:string-value="316," calcext:value-type="string">
            <text:p>316,</text:p>
          </table:table-cell>
          <table:table-cell table:formula="of:=ORG.LIBREOFFICE.REGEX([.A707];&quot;,\d{1,3}&quot;)" office:value-type="string" office:string-value=",750" calcext:value-type="string">
            <text:p>,750</text:p>
          </table:table-cell>
          <table:table-cell table:formula="of:=ORG.LIBREOFFICE.REGEX([.C707];&quot;\d{1,3}&quot;)" office:value-type="string" office:string-value="316" calcext:value-type="string">
            <text:p>316</text:p>
          </table:table-cell>
          <table:table-cell table:formula="of:=ORG.LIBREOFFICE.REGEX([.D707];&quot;\d{1,3}&quot;)" office:value-type="string" office:string-value="750" calcext:value-type="string">
            <text:p>750</text:p>
          </table:table-cell>
          <table:table-cell table:formula="of:=IF([.B707]=1;[.E707]*[.F707])" office:value-type="float" office:value="237000" calcext:value-type="float">
            <text:p>237000</text:p>
          </table:table-cell>
          <table:table-cell table:formula="of:=IF(ISNUMBER([.G707]);[.G707];0)" office:value-type="float" office:value="237000" calcext:value-type="float">
            <text:p>237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4,279)</text:p>
          </table:table-cell>
          <table:table-cell table:formula="of:=IF([.A708]=&quot;do()&quot;;TRUE();IF([.A708]=&quot;don't()&quot;;FALSE();IF([.B707]=1;TRUE();FALSE())))" office:value-type="boolean" office:boolean-value="true" calcext:value-type="boolean">
            <text:p>WAHR</text:p>
          </table:table-cell>
          <table:table-cell table:formula="of:=ORG.LIBREOFFICE.REGEX([.A708];&quot;\d{1,3},&quot;)" office:value-type="string" office:string-value="444," calcext:value-type="string">
            <text:p>444,</text:p>
          </table:table-cell>
          <table:table-cell table:formula="of:=ORG.LIBREOFFICE.REGEX([.A708];&quot;,\d{1,3}&quot;)" office:value-type="string" office:string-value=",279" calcext:value-type="string">
            <text:p>,279</text:p>
          </table:table-cell>
          <table:table-cell table:formula="of:=ORG.LIBREOFFICE.REGEX([.C708];&quot;\d{1,3}&quot;)" office:value-type="string" office:string-value="444" calcext:value-type="string">
            <text:p>444</text:p>
          </table:table-cell>
          <table:table-cell table:formula="of:=ORG.LIBREOFFICE.REGEX([.D708];&quot;\d{1,3}&quot;)" office:value-type="string" office:string-value="279" calcext:value-type="string">
            <text:p>279</text:p>
          </table:table-cell>
          <table:table-cell table:formula="of:=IF([.B708]=1;[.E708]*[.F708])" office:value-type="float" office:value="123876" calcext:value-type="float">
            <text:p>123876</text:p>
          </table:table-cell>
          <table:table-cell table:formula="of:=IF(ISNUMBER([.G708]);[.G708];0)" office:value-type="float" office:value="123876" calcext:value-type="float">
            <text:p>1238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33,30)</text:p>
          </table:table-cell>
          <table:table-cell table:formula="of:=IF([.A709]=&quot;do()&quot;;TRUE();IF([.A709]=&quot;don't()&quot;;FALSE();IF([.B708]=1;TRUE();FALSE())))" office:value-type="boolean" office:boolean-value="true" calcext:value-type="boolean">
            <text:p>WAHR</text:p>
          </table:table-cell>
          <table:table-cell table:formula="of:=ORG.LIBREOFFICE.REGEX([.A709];&quot;\d{1,3},&quot;)" office:value-type="string" office:string-value="233," calcext:value-type="string">
            <text:p>233,</text:p>
          </table:table-cell>
          <table:table-cell table:formula="of:=ORG.LIBREOFFICE.REGEX([.A709];&quot;,\d{1,3}&quot;)" office:value-type="string" office:string-value=",30" calcext:value-type="string">
            <text:p>,30</text:p>
          </table:table-cell>
          <table:table-cell table:formula="of:=ORG.LIBREOFFICE.REGEX([.C709];&quot;\d{1,3}&quot;)" office:value-type="string" office:string-value="233" calcext:value-type="string">
            <text:p>233</text:p>
          </table:table-cell>
          <table:table-cell table:formula="of:=ORG.LIBREOFFICE.REGEX([.D709];&quot;\d{1,3}&quot;)" office:value-type="string" office:string-value="30" calcext:value-type="string">
            <text:p>30</text:p>
          </table:table-cell>
          <table:table-cell table:formula="of:=IF([.B709]=1;[.E709]*[.F709])" office:value-type="float" office:value="6990" calcext:value-type="float">
            <text:p>6990</text:p>
          </table:table-cell>
          <table:table-cell table:formula="of:=IF(ISNUMBER([.G709]);[.G709];0)" office:value-type="float" office:value="6990" calcext:value-type="float">
            <text:p>69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,452)</text:p>
          </table:table-cell>
          <table:table-cell table:formula="of:=IF([.A710]=&quot;do()&quot;;TRUE();IF([.A710]=&quot;don't()&quot;;FALSE();IF([.B709]=1;TRUE();FALSE())))" office:value-type="boolean" office:boolean-value="true" calcext:value-type="boolean">
            <text:p>WAHR</text:p>
          </table:table-cell>
          <table:table-cell table:formula="of:=ORG.LIBREOFFICE.REGEX([.A710];&quot;\d{1,3},&quot;)" office:value-type="string" office:string-value="24," calcext:value-type="string">
            <text:p>24,</text:p>
          </table:table-cell>
          <table:table-cell table:formula="of:=ORG.LIBREOFFICE.REGEX([.A710];&quot;,\d{1,3}&quot;)" office:value-type="string" office:string-value=",452" calcext:value-type="string">
            <text:p>,452</text:p>
          </table:table-cell>
          <table:table-cell table:formula="of:=ORG.LIBREOFFICE.REGEX([.C710];&quot;\d{1,3}&quot;)" office:value-type="string" office:string-value="24" calcext:value-type="string">
            <text:p>24</text:p>
          </table:table-cell>
          <table:table-cell table:formula="of:=ORG.LIBREOFFICE.REGEX([.D710];&quot;\d{1,3}&quot;)" office:value-type="string" office:string-value="452" calcext:value-type="string">
            <text:p>452</text:p>
          </table:table-cell>
          <table:table-cell table:formula="of:=IF([.B710]=1;[.E710]*[.F710])" office:value-type="float" office:value="10848" calcext:value-type="float">
            <text:p>10848</text:p>
          </table:table-cell>
          <table:table-cell table:formula="of:=IF(ISNUMBER([.G710]);[.G710];0)" office:value-type="float" office:value="10848" calcext:value-type="float">
            <text:p>108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37,620)</text:p>
          </table:table-cell>
          <table:table-cell table:formula="of:=IF([.A711]=&quot;do()&quot;;TRUE();IF([.A711]=&quot;don't()&quot;;FALSE();IF([.B710]=1;TRUE();FALSE())))" office:value-type="boolean" office:boolean-value="true" calcext:value-type="boolean">
            <text:p>WAHR</text:p>
          </table:table-cell>
          <table:table-cell table:formula="of:=ORG.LIBREOFFICE.REGEX([.A711];&quot;\d{1,3},&quot;)" office:value-type="string" office:string-value="337," calcext:value-type="string">
            <text:p>337,</text:p>
          </table:table-cell>
          <table:table-cell table:formula="of:=ORG.LIBREOFFICE.REGEX([.A711];&quot;,\d{1,3}&quot;)" office:value-type="string" office:string-value=",620" calcext:value-type="string">
            <text:p>,620</text:p>
          </table:table-cell>
          <table:table-cell table:formula="of:=ORG.LIBREOFFICE.REGEX([.C711];&quot;\d{1,3}&quot;)" office:value-type="string" office:string-value="337" calcext:value-type="string">
            <text:p>337</text:p>
          </table:table-cell>
          <table:table-cell table:formula="of:=ORG.LIBREOFFICE.REGEX([.D711];&quot;\d{1,3}&quot;)" office:value-type="string" office:string-value="620" calcext:value-type="string">
            <text:p>620</text:p>
          </table:table-cell>
          <table:table-cell table:formula="of:=IF([.B711]=1;[.E711]*[.F711])" office:value-type="float" office:value="208940" calcext:value-type="float">
            <text:p>208940</text:p>
          </table:table-cell>
          <table:table-cell table:formula="of:=IF(ISNUMBER([.G711]);[.G711];0)" office:value-type="float" office:value="208940" calcext:value-type="float">
            <text:p>2089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8,339)</text:p>
          </table:table-cell>
          <table:table-cell table:formula="of:=IF([.A712]=&quot;do()&quot;;TRUE();IF([.A712]=&quot;don't()&quot;;FALSE();IF([.B711]=1;TRUE();FALSE())))" office:value-type="boolean" office:boolean-value="true" calcext:value-type="boolean">
            <text:p>WAHR</text:p>
          </table:table-cell>
          <table:table-cell table:formula="of:=ORG.LIBREOFFICE.REGEX([.A712];&quot;\d{1,3},&quot;)" office:value-type="string" office:string-value="478," calcext:value-type="string">
            <text:p>478,</text:p>
          </table:table-cell>
          <table:table-cell table:formula="of:=ORG.LIBREOFFICE.REGEX([.A712];&quot;,\d{1,3}&quot;)" office:value-type="string" office:string-value=",339" calcext:value-type="string">
            <text:p>,339</text:p>
          </table:table-cell>
          <table:table-cell table:formula="of:=ORG.LIBREOFFICE.REGEX([.C712];&quot;\d{1,3}&quot;)" office:value-type="string" office:string-value="478" calcext:value-type="string">
            <text:p>478</text:p>
          </table:table-cell>
          <table:table-cell table:formula="of:=ORG.LIBREOFFICE.REGEX([.D712];&quot;\d{1,3}&quot;)" office:value-type="string" office:string-value="339" calcext:value-type="string">
            <text:p>339</text:p>
          </table:table-cell>
          <table:table-cell table:formula="of:=IF([.B712]=1;[.E712]*[.F712])" office:value-type="float" office:value="162042" calcext:value-type="float">
            <text:p>162042</text:p>
          </table:table-cell>
          <table:table-cell table:formula="of:=IF(ISNUMBER([.G712]);[.G712];0)" office:value-type="float" office:value="162042" calcext:value-type="float">
            <text:p>1620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713]=&quot;do()&quot;;TRUE();IF([.A713]=&quot;don't()&quot;;FALSE();IF([.B712]=1;TRUE();FALSE())))" office:value-type="boolean" office:boolean-value="false" calcext:value-type="boolean">
            <text:p>FALSCH</text:p>
          </table:table-cell>
          <table:table-cell table:formula="of:=ORG.LIBREOFFICE.REGEX([.A713];&quot;\d{1,3},&quot;)" office:value-type="string" office:string-value="" calcext:value-type="error">
            <text:p>#N/A</text:p>
          </table:table-cell>
          <table:table-cell table:formula="of:=ORG.LIBREOFFICE.REGEX([.A713];&quot;,\d{1,3}&quot;)" office:value-type="string" office:string-value="" calcext:value-type="error">
            <text:p>#N/A</text:p>
          </table:table-cell>
          <table:table-cell table:formula="of:=ORG.LIBREOFFICE.REGEX([.C713];&quot;\d{1,3}&quot;)" office:value-type="string" office:string-value="" calcext:value-type="error">
            <text:p>#N/A</text:p>
          </table:table-cell>
          <table:table-cell table:formula="of:=ORG.LIBREOFFICE.REGEX([.D713];&quot;\d{1,3}&quot;)" office:value-type="string" office:string-value="" calcext:value-type="error">
            <text:p>#N/A</text:p>
          </table:table-cell>
          <table:table-cell table:formula="of:=IF([.B713]=1;[.E713]*[.F713])" office:value-type="float" office:value="0" calcext:value-type="float">
            <text:p>0</text:p>
          </table:table-cell>
          <table:table-cell table:formula="of:=IF(ISNUMBER([.G713]);[.G71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12,697)</text:p>
          </table:table-cell>
          <table:table-cell table:formula="of:=IF([.A714]=&quot;do()&quot;;TRUE();IF([.A714]=&quot;don't()&quot;;FALSE();IF([.B713]=1;TRUE();FALSE())))" office:value-type="boolean" office:boolean-value="false" calcext:value-type="boolean">
            <text:p>FALSCH</text:p>
          </table:table-cell>
          <table:table-cell table:formula="of:=ORG.LIBREOFFICE.REGEX([.A714];&quot;\d{1,3},&quot;)" office:value-type="string" office:string-value="812," calcext:value-type="string">
            <text:p>812,</text:p>
          </table:table-cell>
          <table:table-cell table:formula="of:=ORG.LIBREOFFICE.REGEX([.A714];&quot;,\d{1,3}&quot;)" office:value-type="string" office:string-value=",697" calcext:value-type="string">
            <text:p>,697</text:p>
          </table:table-cell>
          <table:table-cell table:formula="of:=ORG.LIBREOFFICE.REGEX([.C714];&quot;\d{1,3}&quot;)" office:value-type="string" office:string-value="812" calcext:value-type="string">
            <text:p>812</text:p>
          </table:table-cell>
          <table:table-cell table:formula="of:=ORG.LIBREOFFICE.REGEX([.D714];&quot;\d{1,3}&quot;)" office:value-type="string" office:string-value="697" calcext:value-type="string">
            <text:p>697</text:p>
          </table:table-cell>
          <table:table-cell table:formula="of:=IF([.B714]=1;[.E714]*[.F714])" office:value-type="float" office:value="0" calcext:value-type="float">
            <text:p>0</text:p>
          </table:table-cell>
          <table:table-cell table:formula="of:=IF(ISNUMBER([.G714]);[.G71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52,371)</text:p>
          </table:table-cell>
          <table:table-cell table:formula="of:=IF([.A715]=&quot;do()&quot;;TRUE();IF([.A715]=&quot;don't()&quot;;FALSE();IF([.B714]=1;TRUE();FALSE())))" office:value-type="boolean" office:boolean-value="false" calcext:value-type="boolean">
            <text:p>FALSCH</text:p>
          </table:table-cell>
          <table:table-cell table:formula="of:=ORG.LIBREOFFICE.REGEX([.A715];&quot;\d{1,3},&quot;)" office:value-type="string" office:string-value="652," calcext:value-type="string">
            <text:p>652,</text:p>
          </table:table-cell>
          <table:table-cell table:formula="of:=ORG.LIBREOFFICE.REGEX([.A715];&quot;,\d{1,3}&quot;)" office:value-type="string" office:string-value=",371" calcext:value-type="string">
            <text:p>,371</text:p>
          </table:table-cell>
          <table:table-cell table:formula="of:=ORG.LIBREOFFICE.REGEX([.C715];&quot;\d{1,3}&quot;)" office:value-type="string" office:string-value="652" calcext:value-type="string">
            <text:p>652</text:p>
          </table:table-cell>
          <table:table-cell table:formula="of:=ORG.LIBREOFFICE.REGEX([.D715];&quot;\d{1,3}&quot;)" office:value-type="string" office:string-value="371" calcext:value-type="string">
            <text:p>371</text:p>
          </table:table-cell>
          <table:table-cell table:formula="of:=IF([.B715]=1;[.E715]*[.F715])" office:value-type="float" office:value="0" calcext:value-type="float">
            <text:p>0</text:p>
          </table:table-cell>
          <table:table-cell table:formula="of:=IF(ISNUMBER([.G715]);[.G71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716]=&quot;do()&quot;;TRUE();IF([.A716]=&quot;don't()&quot;;FALSE();IF([.B715]=1;TRUE();FALSE())))" office:value-type="boolean" office:boolean-value="true" calcext:value-type="boolean">
            <text:p>WAHR</text:p>
          </table:table-cell>
          <table:table-cell table:formula="of:=ORG.LIBREOFFICE.REGEX([.A716];&quot;\d{1,3},&quot;)" office:value-type="string" office:string-value="" calcext:value-type="error">
            <text:p>#N/A</text:p>
          </table:table-cell>
          <table:table-cell table:formula="of:=ORG.LIBREOFFICE.REGEX([.A716];&quot;,\d{1,3}&quot;)" office:value-type="string" office:string-value="" calcext:value-type="error">
            <text:p>#N/A</text:p>
          </table:table-cell>
          <table:table-cell table:formula="of:=ORG.LIBREOFFICE.REGEX([.C716];&quot;\d{1,3}&quot;)" office:value-type="string" office:string-value="" calcext:value-type="error">
            <text:p>#N/A</text:p>
          </table:table-cell>
          <table:table-cell table:formula="of:=ORG.LIBREOFFICE.REGEX([.D716];&quot;\d{1,3}&quot;)" office:value-type="string" office:string-value="" calcext:value-type="error">
            <text:p>#N/A</text:p>
          </table:table-cell>
          <table:table-cell table:formula="of:=IF([.B716]=1;[.E716]*[.F716])" office:value-type="string" office:string-value="" calcext:value-type="error">
            <text:p>#N/A</text:p>
          </table:table-cell>
          <table:table-cell table:formula="of:=IF(ISNUMBER([.G716]);[.G71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3,388)</text:p>
          </table:table-cell>
          <table:table-cell table:formula="of:=IF([.A717]=&quot;do()&quot;;TRUE();IF([.A717]=&quot;don't()&quot;;FALSE();IF([.B716]=1;TRUE();FALSE())))" office:value-type="boolean" office:boolean-value="true" calcext:value-type="boolean">
            <text:p>WAHR</text:p>
          </table:table-cell>
          <table:table-cell table:formula="of:=ORG.LIBREOFFICE.REGEX([.A717];&quot;\d{1,3},&quot;)" office:value-type="string" office:string-value="963," calcext:value-type="string">
            <text:p>963,</text:p>
          </table:table-cell>
          <table:table-cell table:formula="of:=ORG.LIBREOFFICE.REGEX([.A717];&quot;,\d{1,3}&quot;)" office:value-type="string" office:string-value=",388" calcext:value-type="string">
            <text:p>,388</text:p>
          </table:table-cell>
          <table:table-cell table:formula="of:=ORG.LIBREOFFICE.REGEX([.C717];&quot;\d{1,3}&quot;)" office:value-type="string" office:string-value="963" calcext:value-type="string">
            <text:p>963</text:p>
          </table:table-cell>
          <table:table-cell table:formula="of:=ORG.LIBREOFFICE.REGEX([.D717];&quot;\d{1,3}&quot;)" office:value-type="string" office:string-value="388" calcext:value-type="string">
            <text:p>388</text:p>
          </table:table-cell>
          <table:table-cell table:formula="of:=IF([.B717]=1;[.E717]*[.F717])" office:value-type="float" office:value="373644" calcext:value-type="float">
            <text:p>373644</text:p>
          </table:table-cell>
          <table:table-cell table:formula="of:=IF(ISNUMBER([.G717]);[.G717];0)" office:value-type="float" office:value="373644" calcext:value-type="float">
            <text:p>3736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8,170)</text:p>
          </table:table-cell>
          <table:table-cell table:formula="of:=IF([.A718]=&quot;do()&quot;;TRUE();IF([.A718]=&quot;don't()&quot;;FALSE();IF([.B717]=1;TRUE();FALSE())))" office:value-type="boolean" office:boolean-value="true" calcext:value-type="boolean">
            <text:p>WAHR</text:p>
          </table:table-cell>
          <table:table-cell table:formula="of:=ORG.LIBREOFFICE.REGEX([.A718];&quot;\d{1,3},&quot;)" office:value-type="string" office:string-value="268," calcext:value-type="string">
            <text:p>268,</text:p>
          </table:table-cell>
          <table:table-cell table:formula="of:=ORG.LIBREOFFICE.REGEX([.A718];&quot;,\d{1,3}&quot;)" office:value-type="string" office:string-value=",170" calcext:value-type="string">
            <text:p>,170</text:p>
          </table:table-cell>
          <table:table-cell table:formula="of:=ORG.LIBREOFFICE.REGEX([.C718];&quot;\d{1,3}&quot;)" office:value-type="string" office:string-value="268" calcext:value-type="string">
            <text:p>268</text:p>
          </table:table-cell>
          <table:table-cell table:formula="of:=ORG.LIBREOFFICE.REGEX([.D718];&quot;\d{1,3}&quot;)" office:value-type="string" office:string-value="170" calcext:value-type="string">
            <text:p>170</text:p>
          </table:table-cell>
          <table:table-cell table:formula="of:=IF([.B718]=1;[.E718]*[.F718])" office:value-type="float" office:value="45560" calcext:value-type="float">
            <text:p>45560</text:p>
          </table:table-cell>
          <table:table-cell table:formula="of:=IF(ISNUMBER([.G718]);[.G718];0)" office:value-type="float" office:value="45560" calcext:value-type="float">
            <text:p>455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92,33)</text:p>
          </table:table-cell>
          <table:table-cell table:formula="of:=IF([.A719]=&quot;do()&quot;;TRUE();IF([.A719]=&quot;don't()&quot;;FALSE();IF([.B718]=1;TRUE();FALSE())))" office:value-type="boolean" office:boolean-value="true" calcext:value-type="boolean">
            <text:p>WAHR</text:p>
          </table:table-cell>
          <table:table-cell table:formula="of:=ORG.LIBREOFFICE.REGEX([.A719];&quot;\d{1,3},&quot;)" office:value-type="string" office:string-value="192," calcext:value-type="string">
            <text:p>192,</text:p>
          </table:table-cell>
          <table:table-cell table:formula="of:=ORG.LIBREOFFICE.REGEX([.A719];&quot;,\d{1,3}&quot;)" office:value-type="string" office:string-value=",33" calcext:value-type="string">
            <text:p>,33</text:p>
          </table:table-cell>
          <table:table-cell table:formula="of:=ORG.LIBREOFFICE.REGEX([.C719];&quot;\d{1,3}&quot;)" office:value-type="string" office:string-value="192" calcext:value-type="string">
            <text:p>192</text:p>
          </table:table-cell>
          <table:table-cell table:formula="of:=ORG.LIBREOFFICE.REGEX([.D719];&quot;\d{1,3}&quot;)" office:value-type="string" office:string-value="33" calcext:value-type="string">
            <text:p>33</text:p>
          </table:table-cell>
          <table:table-cell table:formula="of:=IF([.B719]=1;[.E719]*[.F719])" office:value-type="float" office:value="6336" calcext:value-type="float">
            <text:p>6336</text:p>
          </table:table-cell>
          <table:table-cell table:formula="of:=IF(ISNUMBER([.G719]);[.G719];0)" office:value-type="float" office:value="6336" calcext:value-type="float">
            <text:p>63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97,317)</text:p>
          </table:table-cell>
          <table:table-cell table:formula="of:=IF([.A720]=&quot;do()&quot;;TRUE();IF([.A720]=&quot;don't()&quot;;FALSE();IF([.B719]=1;TRUE();FALSE())))" office:value-type="boolean" office:boolean-value="true" calcext:value-type="boolean">
            <text:p>WAHR</text:p>
          </table:table-cell>
          <table:table-cell table:formula="of:=ORG.LIBREOFFICE.REGEX([.A720];&quot;\d{1,3},&quot;)" office:value-type="string" office:string-value="497," calcext:value-type="string">
            <text:p>497,</text:p>
          </table:table-cell>
          <table:table-cell table:formula="of:=ORG.LIBREOFFICE.REGEX([.A720];&quot;,\d{1,3}&quot;)" office:value-type="string" office:string-value=",317" calcext:value-type="string">
            <text:p>,317</text:p>
          </table:table-cell>
          <table:table-cell table:formula="of:=ORG.LIBREOFFICE.REGEX([.C720];&quot;\d{1,3}&quot;)" office:value-type="string" office:string-value="497" calcext:value-type="string">
            <text:p>497</text:p>
          </table:table-cell>
          <table:table-cell table:formula="of:=ORG.LIBREOFFICE.REGEX([.D720];&quot;\d{1,3}&quot;)" office:value-type="string" office:string-value="317" calcext:value-type="string">
            <text:p>317</text:p>
          </table:table-cell>
          <table:table-cell table:formula="of:=IF([.B720]=1;[.E720]*[.F720])" office:value-type="float" office:value="157549" calcext:value-type="float">
            <text:p>157549</text:p>
          </table:table-cell>
          <table:table-cell table:formula="of:=IF(ISNUMBER([.G720]);[.G720];0)" office:value-type="float" office:value="157549" calcext:value-type="float">
            <text:p>1575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()</text:p>
          </table:table-cell>
          <table:table-cell table:formula="of:=IF([.A721]=&quot;do()&quot;;TRUE();IF([.A721]=&quot;don't()&quot;;FALSE();IF([.B720]=1;TRUE();FALSE())))" office:value-type="boolean" office:boolean-value="true" calcext:value-type="boolean">
            <text:p>WAHR</text:p>
          </table:table-cell>
          <table:table-cell table:formula="of:=ORG.LIBREOFFICE.REGEX([.A721];&quot;\d{1,3},&quot;)" office:value-type="string" office:string-value="" calcext:value-type="error">
            <text:p>#N/A</text:p>
          </table:table-cell>
          <table:table-cell table:formula="of:=ORG.LIBREOFFICE.REGEX([.A721];&quot;,\d{1,3}&quot;)" office:value-type="string" office:string-value="" calcext:value-type="error">
            <text:p>#N/A</text:p>
          </table:table-cell>
          <table:table-cell table:formula="of:=ORG.LIBREOFFICE.REGEX([.C721];&quot;\d{1,3}&quot;)" office:value-type="string" office:string-value="" calcext:value-type="error">
            <text:p>#N/A</text:p>
          </table:table-cell>
          <table:table-cell table:formula="of:=ORG.LIBREOFFICE.REGEX([.D721];&quot;\d{1,3}&quot;)" office:value-type="string" office:string-value="" calcext:value-type="error">
            <text:p>#N/A</text:p>
          </table:table-cell>
          <table:table-cell table:formula="of:=IF([.B721]=1;[.E721]*[.F721])" office:value-type="string" office:string-value="" calcext:value-type="error">
            <text:p>#N/A</text:p>
          </table:table-cell>
          <table:table-cell table:formula="of:=IF(ISNUMBER([.G721]);[.G72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74,822)</text:p>
          </table:table-cell>
          <table:table-cell table:formula="of:=IF([.A722]=&quot;do()&quot;;TRUE();IF([.A722]=&quot;don't()&quot;;FALSE();IF([.B721]=1;TRUE();FALSE())))" office:value-type="boolean" office:boolean-value="true" calcext:value-type="boolean">
            <text:p>WAHR</text:p>
          </table:table-cell>
          <table:table-cell table:formula="of:=ORG.LIBREOFFICE.REGEX([.A722];&quot;\d{1,3},&quot;)" office:value-type="string" office:string-value="274," calcext:value-type="string">
            <text:p>274,</text:p>
          </table:table-cell>
          <table:table-cell table:formula="of:=ORG.LIBREOFFICE.REGEX([.A722];&quot;,\d{1,3}&quot;)" office:value-type="string" office:string-value=",822" calcext:value-type="string">
            <text:p>,822</text:p>
          </table:table-cell>
          <table:table-cell table:formula="of:=ORG.LIBREOFFICE.REGEX([.C722];&quot;\d{1,3}&quot;)" office:value-type="string" office:string-value="274" calcext:value-type="string">
            <text:p>274</text:p>
          </table:table-cell>
          <table:table-cell table:formula="of:=ORG.LIBREOFFICE.REGEX([.D722];&quot;\d{1,3}&quot;)" office:value-type="string" office:string-value="822" calcext:value-type="string">
            <text:p>822</text:p>
          </table:table-cell>
          <table:table-cell table:formula="of:=IF([.B722]=1;[.E722]*[.F722])" office:value-type="float" office:value="225228" calcext:value-type="float">
            <text:p>225228</text:p>
          </table:table-cell>
          <table:table-cell table:formula="of:=IF(ISNUMBER([.G722]);[.G722];0)" office:value-type="float" office:value="225228" calcext:value-type="float">
            <text:p>2252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86,147)</text:p>
          </table:table-cell>
          <table:table-cell table:formula="of:=IF([.A723]=&quot;do()&quot;;TRUE();IF([.A723]=&quot;don't()&quot;;FALSE();IF([.B722]=1;TRUE();FALSE())))" office:value-type="boolean" office:boolean-value="true" calcext:value-type="boolean">
            <text:p>WAHR</text:p>
          </table:table-cell>
          <table:table-cell table:formula="of:=ORG.LIBREOFFICE.REGEX([.A723];&quot;\d{1,3},&quot;)" office:value-type="string" office:string-value="286," calcext:value-type="string">
            <text:p>286,</text:p>
          </table:table-cell>
          <table:table-cell table:formula="of:=ORG.LIBREOFFICE.REGEX([.A723];&quot;,\d{1,3}&quot;)" office:value-type="string" office:string-value=",147" calcext:value-type="string">
            <text:p>,147</text:p>
          </table:table-cell>
          <table:table-cell table:formula="of:=ORG.LIBREOFFICE.REGEX([.C723];&quot;\d{1,3}&quot;)" office:value-type="string" office:string-value="286" calcext:value-type="string">
            <text:p>286</text:p>
          </table:table-cell>
          <table:table-cell table:formula="of:=ORG.LIBREOFFICE.REGEX([.D723];&quot;\d{1,3}&quot;)" office:value-type="string" office:string-value="147" calcext:value-type="string">
            <text:p>147</text:p>
          </table:table-cell>
          <table:table-cell table:formula="of:=IF([.B723]=1;[.E723]*[.F723])" office:value-type="float" office:value="42042" calcext:value-type="float">
            <text:p>42042</text:p>
          </table:table-cell>
          <table:table-cell table:formula="of:=IF(ISNUMBER([.G723]);[.G723];0)" office:value-type="float" office:value="42042" calcext:value-type="float">
            <text:p>420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77,935)</text:p>
          </table:table-cell>
          <table:table-cell table:formula="of:=IF([.A724]=&quot;do()&quot;;TRUE();IF([.A724]=&quot;don't()&quot;;FALSE();IF([.B723]=1;TRUE();FALSE())))" office:value-type="boolean" office:boolean-value="true" calcext:value-type="boolean">
            <text:p>WAHR</text:p>
          </table:table-cell>
          <table:table-cell table:formula="of:=ORG.LIBREOFFICE.REGEX([.A724];&quot;\d{1,3},&quot;)" office:value-type="string" office:string-value="377," calcext:value-type="string">
            <text:p>377,</text:p>
          </table:table-cell>
          <table:table-cell table:formula="of:=ORG.LIBREOFFICE.REGEX([.A724];&quot;,\d{1,3}&quot;)" office:value-type="string" office:string-value=",935" calcext:value-type="string">
            <text:p>,935</text:p>
          </table:table-cell>
          <table:table-cell table:formula="of:=ORG.LIBREOFFICE.REGEX([.C724];&quot;\d{1,3}&quot;)" office:value-type="string" office:string-value="377" calcext:value-type="string">
            <text:p>377</text:p>
          </table:table-cell>
          <table:table-cell table:formula="of:=ORG.LIBREOFFICE.REGEX([.D724];&quot;\d{1,3}&quot;)" office:value-type="string" office:string-value="935" calcext:value-type="string">
            <text:p>935</text:p>
          </table:table-cell>
          <table:table-cell table:formula="of:=IF([.B724]=1;[.E724]*[.F724])" office:value-type="float" office:value="352495" calcext:value-type="float">
            <text:p>352495</text:p>
          </table:table-cell>
          <table:table-cell table:formula="of:=IF(ISNUMBER([.G724]);[.G724];0)" office:value-type="float" office:value="352495" calcext:value-type="float">
            <text:p>3524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6,807)</text:p>
          </table:table-cell>
          <table:table-cell table:formula="of:=IF([.A725]=&quot;do()&quot;;TRUE();IF([.A725]=&quot;don't()&quot;;FALSE();IF([.B724]=1;TRUE();FALSE())))" office:value-type="boolean" office:boolean-value="true" calcext:value-type="boolean">
            <text:p>WAHR</text:p>
          </table:table-cell>
          <table:table-cell table:formula="of:=ORG.LIBREOFFICE.REGEX([.A725];&quot;\d{1,3},&quot;)" office:value-type="string" office:string-value="696," calcext:value-type="string">
            <text:p>696,</text:p>
          </table:table-cell>
          <table:table-cell table:formula="of:=ORG.LIBREOFFICE.REGEX([.A725];&quot;,\d{1,3}&quot;)" office:value-type="string" office:string-value=",807" calcext:value-type="string">
            <text:p>,807</text:p>
          </table:table-cell>
          <table:table-cell table:formula="of:=ORG.LIBREOFFICE.REGEX([.C725];&quot;\d{1,3}&quot;)" office:value-type="string" office:string-value="696" calcext:value-type="string">
            <text:p>696</text:p>
          </table:table-cell>
          <table:table-cell table:formula="of:=ORG.LIBREOFFICE.REGEX([.D725];&quot;\d{1,3}&quot;)" office:value-type="string" office:string-value="807" calcext:value-type="string">
            <text:p>807</text:p>
          </table:table-cell>
          <table:table-cell table:formula="of:=IF([.B725]=1;[.E725]*[.F725])" office:value-type="float" office:value="561672" calcext:value-type="float">
            <text:p>561672</text:p>
          </table:table-cell>
          <table:table-cell table:formula="of:=IF(ISNUMBER([.G725]);[.G725];0)" office:value-type="float" office:value="561672" calcext:value-type="float">
            <text:p>5616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726]=&quot;do()&quot;;TRUE();IF([.A726]=&quot;don't()&quot;;FALSE();IF([.B725]=1;TRUE();FALSE())))" office:value-type="boolean" office:boolean-value="false" calcext:value-type="boolean">
            <text:p>FALSCH</text:p>
          </table:table-cell>
          <table:table-cell table:formula="of:=ORG.LIBREOFFICE.REGEX([.A726];&quot;\d{1,3},&quot;)" office:value-type="string" office:string-value="" calcext:value-type="error">
            <text:p>#N/A</text:p>
          </table:table-cell>
          <table:table-cell table:formula="of:=ORG.LIBREOFFICE.REGEX([.A726];&quot;,\d{1,3}&quot;)" office:value-type="string" office:string-value="" calcext:value-type="error">
            <text:p>#N/A</text:p>
          </table:table-cell>
          <table:table-cell table:formula="of:=ORG.LIBREOFFICE.REGEX([.C726];&quot;\d{1,3}&quot;)" office:value-type="string" office:string-value="" calcext:value-type="error">
            <text:p>#N/A</text:p>
          </table:table-cell>
          <table:table-cell table:formula="of:=ORG.LIBREOFFICE.REGEX([.D726];&quot;\d{1,3}&quot;)" office:value-type="string" office:string-value="" calcext:value-type="error">
            <text:p>#N/A</text:p>
          </table:table-cell>
          <table:table-cell table:formula="of:=IF([.B726]=1;[.E726]*[.F726])" office:value-type="float" office:value="0" calcext:value-type="float">
            <text:p>0</text:p>
          </table:table-cell>
          <table:table-cell table:formula="of:=IF(ISNUMBER([.G726]);[.G72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99,142)</text:p>
          </table:table-cell>
          <table:table-cell table:formula="of:=IF([.A727]=&quot;do()&quot;;TRUE();IF([.A727]=&quot;don't()&quot;;FALSE();IF([.B726]=1;TRUE();FALSE())))" office:value-type="boolean" office:boolean-value="false" calcext:value-type="boolean">
            <text:p>FALSCH</text:p>
          </table:table-cell>
          <table:table-cell table:formula="of:=ORG.LIBREOFFICE.REGEX([.A727];&quot;\d{1,3},&quot;)" office:value-type="string" office:string-value="799," calcext:value-type="string">
            <text:p>799,</text:p>
          </table:table-cell>
          <table:table-cell table:formula="of:=ORG.LIBREOFFICE.REGEX([.A727];&quot;,\d{1,3}&quot;)" office:value-type="string" office:string-value=",142" calcext:value-type="string">
            <text:p>,142</text:p>
          </table:table-cell>
          <table:table-cell table:formula="of:=ORG.LIBREOFFICE.REGEX([.C727];&quot;\d{1,3}&quot;)" office:value-type="string" office:string-value="799" calcext:value-type="string">
            <text:p>799</text:p>
          </table:table-cell>
          <table:table-cell table:formula="of:=ORG.LIBREOFFICE.REGEX([.D727];&quot;\d{1,3}&quot;)" office:value-type="string" office:string-value="142" calcext:value-type="string">
            <text:p>142</text:p>
          </table:table-cell>
          <table:table-cell table:formula="of:=IF([.B727]=1;[.E727]*[.F727])" office:value-type="float" office:value="0" calcext:value-type="float">
            <text:p>0</text:p>
          </table:table-cell>
          <table:table-cell table:formula="of:=IF(ISNUMBER([.G727]);[.G72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16,986)</text:p>
          </table:table-cell>
          <table:table-cell table:formula="of:=IF([.A728]=&quot;do()&quot;;TRUE();IF([.A728]=&quot;don't()&quot;;FALSE();IF([.B727]=1;TRUE();FALSE())))" office:value-type="boolean" office:boolean-value="false" calcext:value-type="boolean">
            <text:p>FALSCH</text:p>
          </table:table-cell>
          <table:table-cell table:formula="of:=ORG.LIBREOFFICE.REGEX([.A728];&quot;\d{1,3},&quot;)" office:value-type="string" office:string-value="616," calcext:value-type="string">
            <text:p>616,</text:p>
          </table:table-cell>
          <table:table-cell table:formula="of:=ORG.LIBREOFFICE.REGEX([.A728];&quot;,\d{1,3}&quot;)" office:value-type="string" office:string-value=",986" calcext:value-type="string">
            <text:p>,986</text:p>
          </table:table-cell>
          <table:table-cell table:formula="of:=ORG.LIBREOFFICE.REGEX([.C728];&quot;\d{1,3}&quot;)" office:value-type="string" office:string-value="616" calcext:value-type="string">
            <text:p>616</text:p>
          </table:table-cell>
          <table:table-cell table:formula="of:=ORG.LIBREOFFICE.REGEX([.D728];&quot;\d{1,3}&quot;)" office:value-type="string" office:string-value="986" calcext:value-type="string">
            <text:p>986</text:p>
          </table:table-cell>
          <table:table-cell table:formula="of:=IF([.B728]=1;[.E728]*[.F728])" office:value-type="float" office:value="0" calcext:value-type="float">
            <text:p>0</text:p>
          </table:table-cell>
          <table:table-cell table:formula="of:=IF(ISNUMBER([.G728]);[.G72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97,100)</text:p>
          </table:table-cell>
          <table:table-cell table:formula="of:=IF([.A729]=&quot;do()&quot;;TRUE();IF([.A729]=&quot;don't()&quot;;FALSE();IF([.B728]=1;TRUE();FALSE())))" office:value-type="boolean" office:boolean-value="false" calcext:value-type="boolean">
            <text:p>FALSCH</text:p>
          </table:table-cell>
          <table:table-cell table:formula="of:=ORG.LIBREOFFICE.REGEX([.A729];&quot;\d{1,3},&quot;)" office:value-type="string" office:string-value="697," calcext:value-type="string">
            <text:p>697,</text:p>
          </table:table-cell>
          <table:table-cell table:formula="of:=ORG.LIBREOFFICE.REGEX([.A729];&quot;,\d{1,3}&quot;)" office:value-type="string" office:string-value=",100" calcext:value-type="string">
            <text:p>,100</text:p>
          </table:table-cell>
          <table:table-cell table:formula="of:=ORG.LIBREOFFICE.REGEX([.C729];&quot;\d{1,3}&quot;)" office:value-type="string" office:string-value="697" calcext:value-type="string">
            <text:p>697</text:p>
          </table:table-cell>
          <table:table-cell table:formula="of:=ORG.LIBREOFFICE.REGEX([.D729];&quot;\d{1,3}&quot;)" office:value-type="string" office:string-value="100" calcext:value-type="string">
            <text:p>100</text:p>
          </table:table-cell>
          <table:table-cell table:formula="of:=IF([.B729]=1;[.E729]*[.F729])" office:value-type="float" office:value="0" calcext:value-type="float">
            <text:p>0</text:p>
          </table:table-cell>
          <table:table-cell table:formula="of:=IF(ISNUMBER([.G729]);[.G72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't()</text:p>
          </table:table-cell>
          <table:table-cell table:formula="of:=IF([.A730]=&quot;do()&quot;;TRUE();IF([.A730]=&quot;don't()&quot;;FALSE();IF([.B729]=1;TRUE();FALSE())))" office:value-type="boolean" office:boolean-value="false" calcext:value-type="boolean">
            <text:p>FALSCH</text:p>
          </table:table-cell>
          <table:table-cell table:formula="of:=ORG.LIBREOFFICE.REGEX([.A730];&quot;\d{1,3},&quot;)" office:value-type="string" office:string-value="" calcext:value-type="error">
            <text:p>#N/A</text:p>
          </table:table-cell>
          <table:table-cell table:formula="of:=ORG.LIBREOFFICE.REGEX([.A730];&quot;,\d{1,3}&quot;)" office:value-type="string" office:string-value="" calcext:value-type="error">
            <text:p>#N/A</text:p>
          </table:table-cell>
          <table:table-cell table:formula="of:=ORG.LIBREOFFICE.REGEX([.C730];&quot;\d{1,3}&quot;)" office:value-type="string" office:string-value="" calcext:value-type="error">
            <text:p>#N/A</text:p>
          </table:table-cell>
          <table:table-cell table:formula="of:=ORG.LIBREOFFICE.REGEX([.D730];&quot;\d{1,3}&quot;)" office:value-type="string" office:string-value="" calcext:value-type="error">
            <text:p>#N/A</text:p>
          </table:table-cell>
          <table:table-cell table:formula="of:=IF([.B730]=1;[.E730]*[.F730])" office:value-type="float" office:value="0" calcext:value-type="float">
            <text:p>0</text:p>
          </table:table-cell>
          <table:table-cell table:formula="of:=IF(ISNUMBER([.G730]);[.G73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08,63)</text:p>
          </table:table-cell>
          <table:table-cell table:formula="of:=IF([.A731]=&quot;do()&quot;;TRUE();IF([.A731]=&quot;don't()&quot;;FALSE();IF([.B730]=1;TRUE();FALSE())))" office:value-type="boolean" office:boolean-value="false" calcext:value-type="boolean">
            <text:p>FALSCH</text:p>
          </table:table-cell>
          <table:table-cell table:formula="of:=ORG.LIBREOFFICE.REGEX([.A731];&quot;\d{1,3},&quot;)" office:value-type="string" office:string-value="208," calcext:value-type="string">
            <text:p>208,</text:p>
          </table:table-cell>
          <table:table-cell table:formula="of:=ORG.LIBREOFFICE.REGEX([.A731];&quot;,\d{1,3}&quot;)" office:value-type="string" office:string-value=",63" calcext:value-type="string">
            <text:p>,63</text:p>
          </table:table-cell>
          <table:table-cell table:formula="of:=ORG.LIBREOFFICE.REGEX([.C731];&quot;\d{1,3}&quot;)" office:value-type="string" office:string-value="208" calcext:value-type="string">
            <text:p>208</text:p>
          </table:table-cell>
          <table:table-cell table:formula="of:=ORG.LIBREOFFICE.REGEX([.D731];&quot;\d{1,3}&quot;)" office:value-type="string" office:string-value="63" calcext:value-type="string">
            <text:p>63</text:p>
          </table:table-cell>
          <table:table-cell table:formula="of:=IF([.B731]=1;[.E731]*[.F731])" office:value-type="float" office:value="0" calcext:value-type="float">
            <text:p>0</text:p>
          </table:table-cell>
          <table:table-cell table:formula="of:=IF(ISNUMBER([.G731]);[.G73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5,121)</text:p>
          </table:table-cell>
          <table:table-cell table:formula="of:=IF([.A732]=&quot;do()&quot;;TRUE();IF([.A732]=&quot;don't()&quot;;FALSE();IF([.B731]=1;TRUE();FALSE())))" office:value-type="boolean" office:boolean-value="false" calcext:value-type="boolean">
            <text:p>FALSCH</text:p>
          </table:table-cell>
          <table:table-cell table:formula="of:=ORG.LIBREOFFICE.REGEX([.A732];&quot;\d{1,3},&quot;)" office:value-type="string" office:string-value="15," calcext:value-type="string">
            <text:p>15,</text:p>
          </table:table-cell>
          <table:table-cell table:formula="of:=ORG.LIBREOFFICE.REGEX([.A732];&quot;,\d{1,3}&quot;)" office:value-type="string" office:string-value=",121" calcext:value-type="string">
            <text:p>,121</text:p>
          </table:table-cell>
          <table:table-cell table:formula="of:=ORG.LIBREOFFICE.REGEX([.C732];&quot;\d{1,3}&quot;)" office:value-type="string" office:string-value="15" calcext:value-type="string">
            <text:p>15</text:p>
          </table:table-cell>
          <table:table-cell table:formula="of:=ORG.LIBREOFFICE.REGEX([.D732];&quot;\d{1,3}&quot;)" office:value-type="string" office:string-value="121" calcext:value-type="string">
            <text:p>121</text:p>
          </table:table-cell>
          <table:table-cell table:formula="of:=IF([.B732]=1;[.E732]*[.F732])" office:value-type="float" office:value="0" calcext:value-type="float">
            <text:p>0</text:p>
          </table:table-cell>
          <table:table-cell table:formula="of:=IF(ISNUMBER([.G732]);[.G73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4,468)</text:p>
          </table:table-cell>
          <table:table-cell table:formula="of:=IF([.A733]=&quot;do()&quot;;TRUE();IF([.A733]=&quot;don't()&quot;;FALSE();IF([.B732]=1;TRUE();FALSE())))" office:value-type="boolean" office:boolean-value="false" calcext:value-type="boolean">
            <text:p>FALSCH</text:p>
          </table:table-cell>
          <table:table-cell table:formula="of:=ORG.LIBREOFFICE.REGEX([.A733];&quot;\d{1,3},&quot;)" office:value-type="string" office:string-value="704," calcext:value-type="string">
            <text:p>704,</text:p>
          </table:table-cell>
          <table:table-cell table:formula="of:=ORG.LIBREOFFICE.REGEX([.A733];&quot;,\d{1,3}&quot;)" office:value-type="string" office:string-value=",468" calcext:value-type="string">
            <text:p>,468</text:p>
          </table:table-cell>
          <table:table-cell table:formula="of:=ORG.LIBREOFFICE.REGEX([.C733];&quot;\d{1,3}&quot;)" office:value-type="string" office:string-value="704" calcext:value-type="string">
            <text:p>704</text:p>
          </table:table-cell>
          <table:table-cell table:formula="of:=ORG.LIBREOFFICE.REGEX([.D733];&quot;\d{1,3}&quot;)" office:value-type="string" office:string-value="468" calcext:value-type="string">
            <text:p>468</text:p>
          </table:table-cell>
          <table:table-cell table:formula="of:=IF([.B733]=1;[.E733]*[.F733])" office:value-type="float" office:value="0" calcext:value-type="float">
            <text:p>0</text:p>
          </table:table-cell>
          <table:table-cell table:formula="of:=IF(ISNUMBER([.G733]);[.G73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707,923)</text:p>
          </table:table-cell>
          <table:table-cell table:formula="of:=IF([.A734]=&quot;do()&quot;;TRUE();IF([.A734]=&quot;don't()&quot;;FALSE();IF([.B733]=1;TRUE();FALSE())))" office:value-type="boolean" office:boolean-value="false" calcext:value-type="boolean">
            <text:p>FALSCH</text:p>
          </table:table-cell>
          <table:table-cell table:formula="of:=ORG.LIBREOFFICE.REGEX([.A734];&quot;\d{1,3},&quot;)" office:value-type="string" office:string-value="707," calcext:value-type="string">
            <text:p>707,</text:p>
          </table:table-cell>
          <table:table-cell table:formula="of:=ORG.LIBREOFFICE.REGEX([.A734];&quot;,\d{1,3}&quot;)" office:value-type="string" office:string-value=",923" calcext:value-type="string">
            <text:p>,923</text:p>
          </table:table-cell>
          <table:table-cell table:formula="of:=ORG.LIBREOFFICE.REGEX([.C734];&quot;\d{1,3}&quot;)" office:value-type="string" office:string-value="707" calcext:value-type="string">
            <text:p>707</text:p>
          </table:table-cell>
          <table:table-cell table:formula="of:=ORG.LIBREOFFICE.REGEX([.D734];&quot;\d{1,3}&quot;)" office:value-type="string" office:string-value="923" calcext:value-type="string">
            <text:p>923</text:p>
          </table:table-cell>
          <table:table-cell table:formula="of:=IF([.B734]=1;[.E734]*[.F734])" office:value-type="float" office:value="0" calcext:value-type="float">
            <text:p>0</text:p>
          </table:table-cell>
          <table:table-cell table:formula="of:=IF(ISNUMBER([.G734]);[.G73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53,50)</text:p>
          </table:table-cell>
          <table:table-cell table:formula="of:=IF([.A735]=&quot;do()&quot;;TRUE();IF([.A735]=&quot;don't()&quot;;FALSE();IF([.B734]=1;TRUE();FALSE())))" office:value-type="boolean" office:boolean-value="false" calcext:value-type="boolean">
            <text:p>FALSCH</text:p>
          </table:table-cell>
          <table:table-cell table:formula="of:=ORG.LIBREOFFICE.REGEX([.A735];&quot;\d{1,3},&quot;)" office:value-type="string" office:string-value="253," calcext:value-type="string">
            <text:p>253,</text:p>
          </table:table-cell>
          <table:table-cell table:formula="of:=ORG.LIBREOFFICE.REGEX([.A735];&quot;,\d{1,3}&quot;)" office:value-type="string" office:string-value=",50" calcext:value-type="string">
            <text:p>,50</text:p>
          </table:table-cell>
          <table:table-cell table:formula="of:=ORG.LIBREOFFICE.REGEX([.C735];&quot;\d{1,3}&quot;)" office:value-type="string" office:string-value="253" calcext:value-type="string">
            <text:p>253</text:p>
          </table:table-cell>
          <table:table-cell table:formula="of:=ORG.LIBREOFFICE.REGEX([.D735];&quot;\d{1,3}&quot;)" office:value-type="string" office:string-value="50" calcext:value-type="string">
            <text:p>50</text:p>
          </table:table-cell>
          <table:table-cell table:formula="of:=IF([.B735]=1;[.E735]*[.F735])" office:value-type="float" office:value="0" calcext:value-type="float">
            <text:p>0</text:p>
          </table:table-cell>
          <table:table-cell table:formula="of:=IF(ISNUMBER([.G735]);[.G73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73,468)</text:p>
          </table:table-cell>
          <table:table-cell table:formula="of:=IF([.A736]=&quot;do()&quot;;TRUE();IF([.A736]=&quot;don't()&quot;;FALSE();IF([.B735]=1;TRUE();FALSE())))" office:value-type="boolean" office:boolean-value="false" calcext:value-type="boolean">
            <text:p>FALSCH</text:p>
          </table:table-cell>
          <table:table-cell table:formula="of:=ORG.LIBREOFFICE.REGEX([.A736];&quot;\d{1,3},&quot;)" office:value-type="string" office:string-value="473," calcext:value-type="string">
            <text:p>473,</text:p>
          </table:table-cell>
          <table:table-cell table:formula="of:=ORG.LIBREOFFICE.REGEX([.A736];&quot;,\d{1,3}&quot;)" office:value-type="string" office:string-value=",468" calcext:value-type="string">
            <text:p>,468</text:p>
          </table:table-cell>
          <table:table-cell table:formula="of:=ORG.LIBREOFFICE.REGEX([.C736];&quot;\d{1,3}&quot;)" office:value-type="string" office:string-value="473" calcext:value-type="string">
            <text:p>473</text:p>
          </table:table-cell>
          <table:table-cell table:formula="of:=ORG.LIBREOFFICE.REGEX([.D736];&quot;\d{1,3}&quot;)" office:value-type="string" office:string-value="468" calcext:value-type="string">
            <text:p>468</text:p>
          </table:table-cell>
          <table:table-cell table:formula="of:=IF([.B736]=1;[.E736]*[.F736])" office:value-type="float" office:value="0" calcext:value-type="float">
            <text:p>0</text:p>
          </table:table-cell>
          <table:table-cell table:formula="of:=IF(ISNUMBER([.G736]);[.G73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569,78)</text:p>
          </table:table-cell>
          <table:table-cell table:formula="of:=IF([.A737]=&quot;do()&quot;;TRUE();IF([.A737]=&quot;don't()&quot;;FALSE();IF([.B736]=1;TRUE();FALSE())))" office:value-type="boolean" office:boolean-value="false" calcext:value-type="boolean">
            <text:p>FALSCH</text:p>
          </table:table-cell>
          <table:table-cell table:formula="of:=ORG.LIBREOFFICE.REGEX([.A737];&quot;\d{1,3},&quot;)" office:value-type="string" office:string-value="569," calcext:value-type="string">
            <text:p>569,</text:p>
          </table:table-cell>
          <table:table-cell table:formula="of:=ORG.LIBREOFFICE.REGEX([.A737];&quot;,\d{1,3}&quot;)" office:value-type="string" office:string-value=",78" calcext:value-type="string">
            <text:p>,78</text:p>
          </table:table-cell>
          <table:table-cell table:formula="of:=ORG.LIBREOFFICE.REGEX([.C737];&quot;\d{1,3}&quot;)" office:value-type="string" office:string-value="569" calcext:value-type="string">
            <text:p>569</text:p>
          </table:table-cell>
          <table:table-cell table:formula="of:=ORG.LIBREOFFICE.REGEX([.D737];&quot;\d{1,3}&quot;)" office:value-type="string" office:string-value="78" calcext:value-type="string">
            <text:p>78</text:p>
          </table:table-cell>
          <table:table-cell table:formula="of:=IF([.B737]=1;[.E737]*[.F737])" office:value-type="float" office:value="0" calcext:value-type="float">
            <text:p>0</text:p>
          </table:table-cell>
          <table:table-cell table:formula="of:=IF(ISNUMBER([.G737]);[.G73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94,997)</text:p>
          </table:table-cell>
          <table:table-cell table:formula="of:=IF([.A738]=&quot;do()&quot;;TRUE();IF([.A738]=&quot;don't()&quot;;FALSE();IF([.B737]=1;TRUE();FALSE())))" office:value-type="boolean" office:boolean-value="false" calcext:value-type="boolean">
            <text:p>FALSCH</text:p>
          </table:table-cell>
          <table:table-cell table:formula="of:=ORG.LIBREOFFICE.REGEX([.A738];&quot;\d{1,3},&quot;)" office:value-type="string" office:string-value="394," calcext:value-type="string">
            <text:p>394,</text:p>
          </table:table-cell>
          <table:table-cell table:formula="of:=ORG.LIBREOFFICE.REGEX([.A738];&quot;,\d{1,3}&quot;)" office:value-type="string" office:string-value=",997" calcext:value-type="string">
            <text:p>,997</text:p>
          </table:table-cell>
          <table:table-cell table:formula="of:=ORG.LIBREOFFICE.REGEX([.C738];&quot;\d{1,3}&quot;)" office:value-type="string" office:string-value="394" calcext:value-type="string">
            <text:p>394</text:p>
          </table:table-cell>
          <table:table-cell table:formula="of:=ORG.LIBREOFFICE.REGEX([.D738];&quot;\d{1,3}&quot;)" office:value-type="string" office:string-value="997" calcext:value-type="string">
            <text:p>997</text:p>
          </table:table-cell>
          <table:table-cell table:formula="of:=IF([.B738]=1;[.E738]*[.F738])" office:value-type="float" office:value="0" calcext:value-type="float">
            <text:p>0</text:p>
          </table:table-cell>
          <table:table-cell table:formula="of:=IF(ISNUMBER([.G738]);[.G73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184,736)</text:p>
          </table:table-cell>
          <table:table-cell table:formula="of:=IF([.A739]=&quot;do()&quot;;TRUE();IF([.A739]=&quot;don't()&quot;;FALSE();IF([.B738]=1;TRUE();FALSE())))" office:value-type="boolean" office:boolean-value="false" calcext:value-type="boolean">
            <text:p>FALSCH</text:p>
          </table:table-cell>
          <table:table-cell table:formula="of:=ORG.LIBREOFFICE.REGEX([.A739];&quot;\d{1,3},&quot;)" office:value-type="string" office:string-value="184," calcext:value-type="string">
            <text:p>184,</text:p>
          </table:table-cell>
          <table:table-cell table:formula="of:=ORG.LIBREOFFICE.REGEX([.A739];&quot;,\d{1,3}&quot;)" office:value-type="string" office:string-value=",736" calcext:value-type="string">
            <text:p>,736</text:p>
          </table:table-cell>
          <table:table-cell table:formula="of:=ORG.LIBREOFFICE.REGEX([.C739];&quot;\d{1,3}&quot;)" office:value-type="string" office:string-value="184" calcext:value-type="string">
            <text:p>184</text:p>
          </table:table-cell>
          <table:table-cell table:formula="of:=ORG.LIBREOFFICE.REGEX([.D739];&quot;\d{1,3}&quot;)" office:value-type="string" office:string-value="736" calcext:value-type="string">
            <text:p>736</text:p>
          </table:table-cell>
          <table:table-cell table:formula="of:=IF([.B739]=1;[.E739]*[.F739])" office:value-type="float" office:value="0" calcext:value-type="float">
            <text:p>0</text:p>
          </table:table-cell>
          <table:table-cell table:formula="of:=IF(ISNUMBER([.G739]);[.G73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27,383)</text:p>
          </table:table-cell>
          <table:table-cell table:formula="of:=IF([.A740]=&quot;do()&quot;;TRUE();IF([.A740]=&quot;don't()&quot;;FALSE();IF([.B739]=1;TRUE();FALSE())))" office:value-type="boolean" office:boolean-value="false" calcext:value-type="boolean">
            <text:p>FALSCH</text:p>
          </table:table-cell>
          <table:table-cell table:formula="of:=ORG.LIBREOFFICE.REGEX([.A740];&quot;\d{1,3},&quot;)" office:value-type="string" office:string-value="827," calcext:value-type="string">
            <text:p>827,</text:p>
          </table:table-cell>
          <table:table-cell table:formula="of:=ORG.LIBREOFFICE.REGEX([.A740];&quot;,\d{1,3}&quot;)" office:value-type="string" office:string-value=",383" calcext:value-type="string">
            <text:p>,383</text:p>
          </table:table-cell>
          <table:table-cell table:formula="of:=ORG.LIBREOFFICE.REGEX([.C740];&quot;\d{1,3}&quot;)" office:value-type="string" office:string-value="827" calcext:value-type="string">
            <text:p>827</text:p>
          </table:table-cell>
          <table:table-cell table:formula="of:=ORG.LIBREOFFICE.REGEX([.D740];&quot;\d{1,3}&quot;)" office:value-type="string" office:string-value="383" calcext:value-type="string">
            <text:p>383</text:p>
          </table:table-cell>
          <table:table-cell table:formula="of:=IF([.B740]=1;[.E740]*[.F740])" office:value-type="float" office:value="0" calcext:value-type="float">
            <text:p>0</text:p>
          </table:table-cell>
          <table:table-cell table:formula="of:=IF(ISNUMBER([.G740]);[.G74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7,745)</text:p>
          </table:table-cell>
          <table:table-cell table:formula="of:=IF([.A741]=&quot;do()&quot;;TRUE();IF([.A741]=&quot;don't()&quot;;FALSE();IF([.B740]=1;TRUE();FALSE())))" office:value-type="boolean" office:boolean-value="false" calcext:value-type="boolean">
            <text:p>FALSCH</text:p>
          </table:table-cell>
          <table:table-cell table:formula="of:=ORG.LIBREOFFICE.REGEX([.A741];&quot;\d{1,3},&quot;)" office:value-type="string" office:string-value="27," calcext:value-type="string">
            <text:p>27,</text:p>
          </table:table-cell>
          <table:table-cell table:formula="of:=ORG.LIBREOFFICE.REGEX([.A741];&quot;,\d{1,3}&quot;)" office:value-type="string" office:string-value=",745" calcext:value-type="string">
            <text:p>,745</text:p>
          </table:table-cell>
          <table:table-cell table:formula="of:=ORG.LIBREOFFICE.REGEX([.C741];&quot;\d{1,3}&quot;)" office:value-type="string" office:string-value="27" calcext:value-type="string">
            <text:p>27</text:p>
          </table:table-cell>
          <table:table-cell table:formula="of:=ORG.LIBREOFFICE.REGEX([.D741];&quot;\d{1,3}&quot;)" office:value-type="string" office:string-value="745" calcext:value-type="string">
            <text:p>745</text:p>
          </table:table-cell>
          <table:table-cell table:formula="of:=IF([.B741]=1;[.E741]*[.F741])" office:value-type="float" office:value="0" calcext:value-type="float">
            <text:p>0</text:p>
          </table:table-cell>
          <table:table-cell table:formula="of:=IF(ISNUMBER([.G741]);[.G74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46,974)</text:p>
          </table:table-cell>
          <table:table-cell table:formula="of:=IF([.A742]=&quot;do()&quot;;TRUE();IF([.A742]=&quot;don't()&quot;;FALSE();IF([.B741]=1;TRUE();FALSE())))" office:value-type="boolean" office:boolean-value="false" calcext:value-type="boolean">
            <text:p>FALSCH</text:p>
          </table:table-cell>
          <table:table-cell table:formula="of:=ORG.LIBREOFFICE.REGEX([.A742];&quot;\d{1,3},&quot;)" office:value-type="string" office:string-value="246," calcext:value-type="string">
            <text:p>246,</text:p>
          </table:table-cell>
          <table:table-cell table:formula="of:=ORG.LIBREOFFICE.REGEX([.A742];&quot;,\d{1,3}&quot;)" office:value-type="string" office:string-value=",974" calcext:value-type="string">
            <text:p>,974</text:p>
          </table:table-cell>
          <table:table-cell table:formula="of:=ORG.LIBREOFFICE.REGEX([.C742];&quot;\d{1,3}&quot;)" office:value-type="string" office:string-value="246" calcext:value-type="string">
            <text:p>246</text:p>
          </table:table-cell>
          <table:table-cell table:formula="of:=ORG.LIBREOFFICE.REGEX([.D742];&quot;\d{1,3}&quot;)" office:value-type="string" office:string-value="974" calcext:value-type="string">
            <text:p>974</text:p>
          </table:table-cell>
          <table:table-cell table:formula="of:=IF([.B742]=1;[.E742]*[.F742])" office:value-type="float" office:value="0" calcext:value-type="float">
            <text:p>0</text:p>
          </table:table-cell>
          <table:table-cell table:formula="of:=IF(ISNUMBER([.G742]);[.G74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11,698)</text:p>
          </table:table-cell>
          <table:table-cell table:formula="of:=IF([.A743]=&quot;do()&quot;;TRUE();IF([.A743]=&quot;don't()&quot;;FALSE();IF([.B742]=1;TRUE();FALSE())))" office:value-type="boolean" office:boolean-value="false" calcext:value-type="boolean">
            <text:p>FALSCH</text:p>
          </table:table-cell>
          <table:table-cell table:formula="of:=ORG.LIBREOFFICE.REGEX([.A743];&quot;\d{1,3},&quot;)" office:value-type="string" office:string-value="211," calcext:value-type="string">
            <text:p>211,</text:p>
          </table:table-cell>
          <table:table-cell table:formula="of:=ORG.LIBREOFFICE.REGEX([.A743];&quot;,\d{1,3}&quot;)" office:value-type="string" office:string-value=",698" calcext:value-type="string">
            <text:p>,698</text:p>
          </table:table-cell>
          <table:table-cell table:formula="of:=ORG.LIBREOFFICE.REGEX([.C743];&quot;\d{1,3}&quot;)" office:value-type="string" office:string-value="211" calcext:value-type="string">
            <text:p>211</text:p>
          </table:table-cell>
          <table:table-cell table:formula="of:=ORG.LIBREOFFICE.REGEX([.D743];&quot;\d{1,3}&quot;)" office:value-type="string" office:string-value="698" calcext:value-type="string">
            <text:p>698</text:p>
          </table:table-cell>
          <table:table-cell table:formula="of:=IF([.B743]=1;[.E743]*[.F743])" office:value-type="float" office:value="0" calcext:value-type="float">
            <text:p>0</text:p>
          </table:table-cell>
          <table:table-cell table:formula="of:=IF(ISNUMBER([.G743]);[.G74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0,60)</text:p>
          </table:table-cell>
          <table:table-cell table:formula="of:=IF([.A744]=&quot;do()&quot;;TRUE();IF([.A744]=&quot;don't()&quot;;FALSE();IF([.B743]=1;TRUE();FALSE())))" office:value-type="boolean" office:boolean-value="false" calcext:value-type="boolean">
            <text:p>FALSCH</text:p>
          </table:table-cell>
          <table:table-cell table:formula="of:=ORG.LIBREOFFICE.REGEX([.A744];&quot;\d{1,3},&quot;)" office:value-type="string" office:string-value="40," calcext:value-type="string">
            <text:p>40,</text:p>
          </table:table-cell>
          <table:table-cell table:formula="of:=ORG.LIBREOFFICE.REGEX([.A744];&quot;,\d{1,3}&quot;)" office:value-type="string" office:string-value=",60" calcext:value-type="string">
            <text:p>,60</text:p>
          </table:table-cell>
          <table:table-cell table:formula="of:=ORG.LIBREOFFICE.REGEX([.C744];&quot;\d{1,3}&quot;)" office:value-type="string" office:string-value="40" calcext:value-type="string">
            <text:p>40</text:p>
          </table:table-cell>
          <table:table-cell table:formula="of:=ORG.LIBREOFFICE.REGEX([.D744];&quot;\d{1,3}&quot;)" office:value-type="string" office:string-value="60" calcext:value-type="string">
            <text:p>60</text:p>
          </table:table-cell>
          <table:table-cell table:formula="of:=IF([.B744]=1;[.E744]*[.F744])" office:value-type="float" office:value="0" calcext:value-type="float">
            <text:p>0</text:p>
          </table:table-cell>
          <table:table-cell table:formula="of:=IF(ISNUMBER([.G744]);[.G744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8,533)</text:p>
          </table:table-cell>
          <table:table-cell table:formula="of:=IF([.A745]=&quot;do()&quot;;TRUE();IF([.A745]=&quot;don't()&quot;;FALSE();IF([.B744]=1;TRUE();FALSE())))" office:value-type="boolean" office:boolean-value="false" calcext:value-type="boolean">
            <text:p>FALSCH</text:p>
          </table:table-cell>
          <table:table-cell table:formula="of:=ORG.LIBREOFFICE.REGEX([.A745];&quot;\d{1,3},&quot;)" office:value-type="string" office:string-value="98," calcext:value-type="string">
            <text:p>98,</text:p>
          </table:table-cell>
          <table:table-cell table:formula="of:=ORG.LIBREOFFICE.REGEX([.A745];&quot;,\d{1,3}&quot;)" office:value-type="string" office:string-value=",533" calcext:value-type="string">
            <text:p>,533</text:p>
          </table:table-cell>
          <table:table-cell table:formula="of:=ORG.LIBREOFFICE.REGEX([.C745];&quot;\d{1,3}&quot;)" office:value-type="string" office:string-value="98" calcext:value-type="string">
            <text:p>98</text:p>
          </table:table-cell>
          <table:table-cell table:formula="of:=ORG.LIBREOFFICE.REGEX([.D745];&quot;\d{1,3}&quot;)" office:value-type="string" office:string-value="533" calcext:value-type="string">
            <text:p>533</text:p>
          </table:table-cell>
          <table:table-cell table:formula="of:=IF([.B745]=1;[.E745]*[.F745])" office:value-type="float" office:value="0" calcext:value-type="float">
            <text:p>0</text:p>
          </table:table-cell>
          <table:table-cell table:formula="of:=IF(ISNUMBER([.G745]);[.G74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2,333)</text:p>
          </table:table-cell>
          <table:table-cell table:formula="of:=IF([.A746]=&quot;do()&quot;;TRUE();IF([.A746]=&quot;don't()&quot;;FALSE();IF([.B745]=1;TRUE();FALSE())))" office:value-type="boolean" office:boolean-value="false" calcext:value-type="boolean">
            <text:p>FALSCH</text:p>
          </table:table-cell>
          <table:table-cell table:formula="of:=ORG.LIBREOFFICE.REGEX([.A746];&quot;\d{1,3},&quot;)" office:value-type="string" office:string-value="442," calcext:value-type="string">
            <text:p>442,</text:p>
          </table:table-cell>
          <table:table-cell table:formula="of:=ORG.LIBREOFFICE.REGEX([.A746];&quot;,\d{1,3}&quot;)" office:value-type="string" office:string-value=",333" calcext:value-type="string">
            <text:p>,333</text:p>
          </table:table-cell>
          <table:table-cell table:formula="of:=ORG.LIBREOFFICE.REGEX([.C746];&quot;\d{1,3}&quot;)" office:value-type="string" office:string-value="442" calcext:value-type="string">
            <text:p>442</text:p>
          </table:table-cell>
          <table:table-cell table:formula="of:=ORG.LIBREOFFICE.REGEX([.D746];&quot;\d{1,3}&quot;)" office:value-type="string" office:string-value="333" calcext:value-type="string">
            <text:p>333</text:p>
          </table:table-cell>
          <table:table-cell table:formula="of:=IF([.B746]=1;[.E746]*[.F746])" office:value-type="float" office:value="0" calcext:value-type="float">
            <text:p>0</text:p>
          </table:table-cell>
          <table:table-cell table:formula="of:=IF(ISNUMBER([.G746]);[.G746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645,711)</text:p>
          </table:table-cell>
          <table:table-cell table:formula="of:=IF([.A747]=&quot;do()&quot;;TRUE();IF([.A747]=&quot;don't()&quot;;FALSE();IF([.B746]=1;TRUE();FALSE())))" office:value-type="boolean" office:boolean-value="false" calcext:value-type="boolean">
            <text:p>FALSCH</text:p>
          </table:table-cell>
          <table:table-cell table:formula="of:=ORG.LIBREOFFICE.REGEX([.A747];&quot;\d{1,3},&quot;)" office:value-type="string" office:string-value="645," calcext:value-type="string">
            <text:p>645,</text:p>
          </table:table-cell>
          <table:table-cell table:formula="of:=ORG.LIBREOFFICE.REGEX([.A747];&quot;,\d{1,3}&quot;)" office:value-type="string" office:string-value=",711" calcext:value-type="string">
            <text:p>,711</text:p>
          </table:table-cell>
          <table:table-cell table:formula="of:=ORG.LIBREOFFICE.REGEX([.C747];&quot;\d{1,3}&quot;)" office:value-type="string" office:string-value="645" calcext:value-type="string">
            <text:p>645</text:p>
          </table:table-cell>
          <table:table-cell table:formula="of:=ORG.LIBREOFFICE.REGEX([.D747];&quot;\d{1,3}&quot;)" office:value-type="string" office:string-value="711" calcext:value-type="string">
            <text:p>711</text:p>
          </table:table-cell>
          <table:table-cell table:formula="of:=IF([.B747]=1;[.E747]*[.F747])" office:value-type="float" office:value="0" calcext:value-type="float">
            <text:p>0</text:p>
          </table:table-cell>
          <table:table-cell table:formula="of:=IF(ISNUMBER([.G747]);[.G747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67,790)</text:p>
          </table:table-cell>
          <table:table-cell table:formula="of:=IF([.A748]=&quot;do()&quot;;TRUE();IF([.A748]=&quot;don't()&quot;;FALSE();IF([.B747]=1;TRUE();FALSE())))" office:value-type="boolean" office:boolean-value="false" calcext:value-type="boolean">
            <text:p>FALSCH</text:p>
          </table:table-cell>
          <table:table-cell table:formula="of:=ORG.LIBREOFFICE.REGEX([.A748];&quot;\d{1,3},&quot;)" office:value-type="string" office:string-value="267," calcext:value-type="string">
            <text:p>267,</text:p>
          </table:table-cell>
          <table:table-cell table:formula="of:=ORG.LIBREOFFICE.REGEX([.A748];&quot;,\d{1,3}&quot;)" office:value-type="string" office:string-value=",790" calcext:value-type="string">
            <text:p>,790</text:p>
          </table:table-cell>
          <table:table-cell table:formula="of:=ORG.LIBREOFFICE.REGEX([.C748];&quot;\d{1,3}&quot;)" office:value-type="string" office:string-value="267" calcext:value-type="string">
            <text:p>267</text:p>
          </table:table-cell>
          <table:table-cell table:formula="of:=ORG.LIBREOFFICE.REGEX([.D748];&quot;\d{1,3}&quot;)" office:value-type="string" office:string-value="790" calcext:value-type="string">
            <text:p>790</text:p>
          </table:table-cell>
          <table:table-cell table:formula="of:=IF([.B748]=1;[.E748]*[.F748])" office:value-type="float" office:value="0" calcext:value-type="float">
            <text:p>0</text:p>
          </table:table-cell>
          <table:table-cell table:formula="of:=IF(ISNUMBER([.G748]);[.G748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27,928)</text:p>
          </table:table-cell>
          <table:table-cell table:formula="of:=IF([.A749]=&quot;do()&quot;;TRUE();IF([.A749]=&quot;don't()&quot;;FALSE();IF([.B748]=1;TRUE();FALSE())))" office:value-type="boolean" office:boolean-value="false" calcext:value-type="boolean">
            <text:p>FALSCH</text:p>
          </table:table-cell>
          <table:table-cell table:formula="of:=ORG.LIBREOFFICE.REGEX([.A749];&quot;\d{1,3},&quot;)" office:value-type="string" office:string-value="27," calcext:value-type="string">
            <text:p>27,</text:p>
          </table:table-cell>
          <table:table-cell table:formula="of:=ORG.LIBREOFFICE.REGEX([.A749];&quot;,\d{1,3}&quot;)" office:value-type="string" office:string-value=",928" calcext:value-type="string">
            <text:p>,928</text:p>
          </table:table-cell>
          <table:table-cell table:formula="of:=ORG.LIBREOFFICE.REGEX([.C749];&quot;\d{1,3}&quot;)" office:value-type="string" office:string-value="27" calcext:value-type="string">
            <text:p>27</text:p>
          </table:table-cell>
          <table:table-cell table:formula="of:=ORG.LIBREOFFICE.REGEX([.D749];&quot;\d{1,3}&quot;)" office:value-type="string" office:string-value="928" calcext:value-type="string">
            <text:p>928</text:p>
          </table:table-cell>
          <table:table-cell table:formula="of:=IF([.B749]=1;[.E749]*[.F749])" office:value-type="float" office:value="0" calcext:value-type="float">
            <text:p>0</text:p>
          </table:table-cell>
          <table:table-cell table:formula="of:=IF(ISNUMBER([.G749]);[.G749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43,725)</text:p>
          </table:table-cell>
          <table:table-cell table:formula="of:=IF([.A750]=&quot;do()&quot;;TRUE();IF([.A750]=&quot;don't()&quot;;FALSE();IF([.B749]=1;TRUE();FALSE())))" office:value-type="boolean" office:boolean-value="false" calcext:value-type="boolean">
            <text:p>FALSCH</text:p>
          </table:table-cell>
          <table:table-cell table:formula="of:=ORG.LIBREOFFICE.REGEX([.A750];&quot;\d{1,3},&quot;)" office:value-type="string" office:string-value="443," calcext:value-type="string">
            <text:p>443,</text:p>
          </table:table-cell>
          <table:table-cell table:formula="of:=ORG.LIBREOFFICE.REGEX([.A750];&quot;,\d{1,3}&quot;)" office:value-type="string" office:string-value=",725" calcext:value-type="string">
            <text:p>,725</text:p>
          </table:table-cell>
          <table:table-cell table:formula="of:=ORG.LIBREOFFICE.REGEX([.C750];&quot;\d{1,3}&quot;)" office:value-type="string" office:string-value="443" calcext:value-type="string">
            <text:p>443</text:p>
          </table:table-cell>
          <table:table-cell table:formula="of:=ORG.LIBREOFFICE.REGEX([.D750];&quot;\d{1,3}&quot;)" office:value-type="string" office:string-value="725" calcext:value-type="string">
            <text:p>725</text:p>
          </table:table-cell>
          <table:table-cell table:formula="of:=IF([.B750]=1;[.E750]*[.F750])" office:value-type="float" office:value="0" calcext:value-type="float">
            <text:p>0</text:p>
          </table:table-cell>
          <table:table-cell table:formula="of:=IF(ISNUMBER([.G750]);[.G75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963,554)</text:p>
          </table:table-cell>
          <table:table-cell table:formula="of:=IF([.A751]=&quot;do()&quot;;TRUE();IF([.A751]=&quot;don't()&quot;;FALSE();IF([.B750]=1;TRUE();FALSE())))" office:value-type="boolean" office:boolean-value="false" calcext:value-type="boolean">
            <text:p>FALSCH</text:p>
          </table:table-cell>
          <table:table-cell table:formula="of:=ORG.LIBREOFFICE.REGEX([.A751];&quot;\d{1,3},&quot;)" office:value-type="string" office:string-value="963," calcext:value-type="string">
            <text:p>963,</text:p>
          </table:table-cell>
          <table:table-cell table:formula="of:=ORG.LIBREOFFICE.REGEX([.A751];&quot;,\d{1,3}&quot;)" office:value-type="string" office:string-value=",554" calcext:value-type="string">
            <text:p>,554</text:p>
          </table:table-cell>
          <table:table-cell table:formula="of:=ORG.LIBREOFFICE.REGEX([.C751];&quot;\d{1,3}&quot;)" office:value-type="string" office:string-value="963" calcext:value-type="string">
            <text:p>963</text:p>
          </table:table-cell>
          <table:table-cell table:formula="of:=ORG.LIBREOFFICE.REGEX([.D751];&quot;\d{1,3}&quot;)" office:value-type="string" office:string-value="554" calcext:value-type="string">
            <text:p>554</text:p>
          </table:table-cell>
          <table:table-cell table:formula="of:=IF([.B751]=1;[.E751]*[.F751])" office:value-type="float" office:value="0" calcext:value-type="float">
            <text:p>0</text:p>
          </table:table-cell>
          <table:table-cell table:formula="of:=IF(ISNUMBER([.G751]);[.G75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490,273)</text:p>
          </table:table-cell>
          <table:table-cell table:formula="of:=IF([.A752]=&quot;do()&quot;;TRUE();IF([.A752]=&quot;don't()&quot;;FALSE();IF([.B751]=1;TRUE();FALSE())))" office:value-type="boolean" office:boolean-value="false" calcext:value-type="boolean">
            <text:p>FALSCH</text:p>
          </table:table-cell>
          <table:table-cell table:formula="of:=ORG.LIBREOFFICE.REGEX([.A752];&quot;\d{1,3},&quot;)" office:value-type="string" office:string-value="490," calcext:value-type="string">
            <text:p>490,</text:p>
          </table:table-cell>
          <table:table-cell table:formula="of:=ORG.LIBREOFFICE.REGEX([.A752];&quot;,\d{1,3}&quot;)" office:value-type="string" office:string-value=",273" calcext:value-type="string">
            <text:p>,273</text:p>
          </table:table-cell>
          <table:table-cell table:formula="of:=ORG.LIBREOFFICE.REGEX([.C752];&quot;\d{1,3}&quot;)" office:value-type="string" office:string-value="490" calcext:value-type="string">
            <text:p>490</text:p>
          </table:table-cell>
          <table:table-cell table:formula="of:=ORG.LIBREOFFICE.REGEX([.D752];&quot;\d{1,3}&quot;)" office:value-type="string" office:string-value="273" calcext:value-type="string">
            <text:p>273</text:p>
          </table:table-cell>
          <table:table-cell table:formula="of:=IF([.B752]=1;[.E752]*[.F752])" office:value-type="float" office:value="0" calcext:value-type="float">
            <text:p>0</text:p>
          </table:table-cell>
          <table:table-cell table:formula="of:=IF(ISNUMBER([.G752]);[.G752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309,347)</text:p>
          </table:table-cell>
          <table:table-cell table:formula="of:=IF([.A753]=&quot;do()&quot;;TRUE();IF([.A753]=&quot;don't()&quot;;FALSE();IF([.B752]=1;TRUE();FALSE())))" office:value-type="boolean" office:boolean-value="false" calcext:value-type="boolean">
            <text:p>FALSCH</text:p>
          </table:table-cell>
          <table:table-cell table:formula="of:=ORG.LIBREOFFICE.REGEX([.A753];&quot;\d{1,3},&quot;)" office:value-type="string" office:string-value="309," calcext:value-type="string">
            <text:p>309,</text:p>
          </table:table-cell>
          <table:table-cell table:formula="of:=ORG.LIBREOFFICE.REGEX([.A753];&quot;,\d{1,3}&quot;)" office:value-type="string" office:string-value=",347" calcext:value-type="string">
            <text:p>,347</text:p>
          </table:table-cell>
          <table:table-cell table:formula="of:=ORG.LIBREOFFICE.REGEX([.C753];&quot;\d{1,3}&quot;)" office:value-type="string" office:string-value="309" calcext:value-type="string">
            <text:p>309</text:p>
          </table:table-cell>
          <table:table-cell table:formula="of:=ORG.LIBREOFFICE.REGEX([.D753];&quot;\d{1,3}&quot;)" office:value-type="string" office:string-value="347" calcext:value-type="string">
            <text:p>347</text:p>
          </table:table-cell>
          <table:table-cell table:formula="of:=IF([.B753]=1;[.E753]*[.F753])" office:value-type="float" office:value="0" calcext:value-type="float">
            <text:p>0</text:p>
          </table:table-cell>
          <table:table-cell table:formula="of:=IF(ISNUMBER([.G753]);[.G753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(830,444)</text:p>
          </table:table-cell>
          <table:table-cell table:formula="of:=IF([.A754]=&quot;do()&quot;;TRUE();IF([.A754]=&quot;don't()&quot;;FALSE();IF([.B753]=1;TRUE();FALSE())))" office:value-type="boolean" office:boolean-value="false" calcext:value-type="boolean">
            <text:p>FALSCH</text:p>
          </table:table-cell>
          <table:table-cell table:formula="of:=ORG.LIBREOFFICE.REGEX([.A754];&quot;\d{1,3},&quot;)" office:value-type="string" office:string-value="830," calcext:value-type="string">
            <text:p>830,</text:p>
          </table:table-cell>
          <table:table-cell table:formula="of:=ORG.LIBREOFFICE.REGEX([.A754];&quot;,\d{1,3}&quot;)" office:value-type="string" office:string-value=",444" calcext:value-type="string">
            <text:p>,444</text:p>
          </table:table-cell>
          <table:table-cell table:formula="of:=ORG.LIBREOFFICE.REGEX([.C754];&quot;\d{1,3}&quot;)" office:value-type="string" office:string-value="830" calcext:value-type="string">
            <text:p>830</text:p>
          </table:table-cell>
          <table:table-cell table:formula="of:=ORG.LIBREOFFICE.REGEX([.D754];&quot;\d{1,3}&quot;)" office:value-type="string" office:string-value="444" calcext:value-type="string">
            <text:p>444</text:p>
          </table:table-cell>
          <table:table-cell table:formula="of:=IF([.B754]=1;[.E754]*[.F754])" office:value-type="float" office:value="0" calcext:value-type="float">
            <text:p>0</text:p>
          </table:table-cell>
          <table:table-cell table:formula="of:=IF(ISNUMBER([.G754]);[.G754];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7:01:37.761214072</meta:creation-date>
    <dc:date>2024-12-03T08:07:23.007750112</dc:date>
    <meta:editing-duration>PT6M28S</meta:editing-duration>
    <meta:editing-cycles>2</meta:editing-cycles>
    <meta:generator>LibreOffice/24.8.3.2$Linux_X86_64 LibreOffice_project/480$Build-2</meta:generator>
    <meta:document-statistic meta:table-count="2" meta:cell-count="10056" meta:object-count="0"/>
  </office:meta>
</office:document-meta>
</file>